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table-row table:style-name="ro1">
          <table:table-cell table:style-name="ce1" office:value-type="string">
            <text:p>Tabela 1301 - Área e Densidade demográfica da unidade territorial</text:p>
          </table:table-cell>
        </table:table-row>
        <table:table-row table:style-name="ro1">
          <table:table-cell table:style-name="ce1" office:value-type="string">
            <text:p>Variável - Densidade demográfica da unidade territorial (Habitante por quilômetro quadrado)</text:p>
          </table:table-cell>
        </table:table-row>
        <table:table-row table:style-name="ro1">
          <table:table-cell table:style-name="ce1" office:value-type="string">
            <text:p>Cód.</text:p>
          </table:table-cell>
          <table:table-cell table:style-name="ce1" office:value-type="string">
            <text:p>Município</text:p>
          </table:table-cell>
          <table:table-cell table:style-name="ce1" office:value-type="string">
            <text:p>Ano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float" office:value="2010"/>
        </table:table-row>
        <table:table-row table:style-name="ro1">
          <table:table-cell table:style-name="ce1" office:value-type="float" office:value="1100015"/>
          <table:table-cell table:style-name="ce1" office:value-type="string">
            <text:p>Alta Floresta D'Oeste (RO)</text:p>
          </table:table-cell>
          <table:table-cell table:style-name="ce1" office:value-type="float" office:value="3.45"/>
        </table:table-row>
        <table:table-row table:style-name="ro1">
          <table:table-cell table:style-name="ce1" office:value-type="float" office:value="1100023"/>
          <table:table-cell table:style-name="ce1" office:value-type="string">
            <text:p>Ariquemes (RO)</text:p>
          </table:table-cell>
          <table:table-cell table:style-name="ce1" office:value-type="float" office:value="20.41"/>
        </table:table-row>
        <table:table-row table:style-name="ro1">
          <table:table-cell table:style-name="ce1" office:value-type="float" office:value="1100031"/>
          <table:table-cell table:style-name="ce1" office:value-type="string">
            <text:p>Cabixi (RO)</text:p>
          </table:table-cell>
          <table:table-cell table:style-name="ce1" office:value-type="float" office:value="4.80"/>
        </table:table-row>
        <table:table-row table:style-name="ro1">
          <table:table-cell table:style-name="ce1" office:value-type="float" office:value="1100049"/>
          <table:table-cell table:style-name="ce1" office:value-type="string">
            <text:p>Cacoal (RO)</text:p>
          </table:table-cell>
          <table:table-cell table:style-name="ce1" office:value-type="float" office:value="20.72"/>
        </table:table-row>
        <table:table-row table:style-name="ro1">
          <table:table-cell table:style-name="ce1" office:value-type="float" office:value="1100056"/>
          <table:table-cell table:style-name="ce1" office:value-type="string">
            <text:p>Cerejeiras (RO)</text:p>
          </table:table-cell>
          <table:table-cell table:style-name="ce1" office:value-type="float" office:value="6.12"/>
        </table:table-row>
        <table:table-row table:style-name="ro1">
          <table:table-cell table:style-name="ce1" office:value-type="float" office:value="1100064"/>
          <table:table-cell table:style-name="ce1" office:value-type="string">
            <text:p>Colorado do Oeste (RO)</text:p>
          </table:table-cell>
          <table:table-cell table:style-name="ce1" office:value-type="float" office:value="12.81"/>
        </table:table-row>
        <table:table-row table:style-name="ro1">
          <table:table-cell table:style-name="ce1" office:value-type="float" office:value="1100072"/>
          <table:table-cell table:style-name="ce1" office:value-type="string">
            <text:p>Corumbiara (RO)</text:p>
          </table:table-cell>
          <table:table-cell table:style-name="ce1" office:value-type="float" office:value="2.87"/>
        </table:table-row>
        <table:table-row table:style-name="ro1">
          <table:table-cell table:style-name="ce1" office:value-type="float" office:value="1100080"/>
          <table:table-cell table:style-name="ce1" office:value-type="string">
            <text:p>Costa Marques (RO)</text:p>
          </table:table-cell>
          <table:table-cell table:style-name="ce1" office:value-type="float" office:value="2.74"/>
        </table:table-row>
        <table:table-row table:style-name="ro1">
          <table:table-cell table:style-name="ce1" office:value-type="float" office:value="1100098"/>
          <table:table-cell table:style-name="ce1" office:value-type="string">
            <text:p>Espigão D'Oeste (RO)</text:p>
          </table:table-cell>
          <table:table-cell table:style-name="ce1" office:value-type="float" office:value="6.36"/>
        </table:table-row>
        <table:table-row table:style-name="ro1">
          <table:table-cell table:style-name="ce1" office:value-type="float" office:value="1100106"/>
          <table:table-cell table:style-name="ce1" office:value-type="string">
            <text:p>Guajará-Mirim (RO)</text:p>
          </table:table-cell>
          <table:table-cell table:style-name="ce1" office:value-type="float" office:value="1.68"/>
        </table:table-row>
        <table:table-row table:style-name="ro1">
          <table:table-cell table:style-name="ce1" office:value-type="float" office:value="1100114"/>
          <table:table-cell table:style-name="ce1" office:value-type="string">
            <text:p>Jaru (RO)</text:p>
          </table:table-cell>
          <table:table-cell table:style-name="ce1" office:value-type="float" office:value="17.66"/>
        </table:table-row>
        <table:table-row table:style-name="ro1">
          <table:table-cell table:style-name="ce1" office:value-type="float" office:value="1100122"/>
          <table:table-cell table:style-name="ce1" office:value-type="string">
            <text:p>Ji-Paraná (RO)</text:p>
          </table:table-cell>
          <table:table-cell table:style-name="ce1" office:value-type="float" office:value="16.91"/>
        </table:table-row>
        <table:table-row table:style-name="ro1">
          <table:table-cell table:style-name="ce1" office:value-type="float" office:value="1100130"/>
          <table:table-cell table:style-name="ce1" office:value-type="string">
            <text:p>Machadinho D'Oeste (RO)</text:p>
          </table:table-cell>
          <table:table-cell table:style-name="ce1" office:value-type="float" office:value="3.66"/>
        </table:table-row>
        <table:table-row table:style-name="ro1">
          <table:table-cell table:style-name="ce1" office:value-type="float" office:value="1100148"/>
          <table:table-cell table:style-name="ce1" office:value-type="string">
            <text:p>Nova Brasilândia D'Oeste (RO)</text:p>
          </table:table-cell>
          <table:table-cell table:style-name="ce1" office:value-type="float" office:value="17.20"/>
        </table:table-row>
        <table:table-row table:style-name="ro1">
          <table:table-cell table:style-name="ce1" office:value-type="float" office:value="1100155"/>
          <table:table-cell table:style-name="ce1" office:value-type="string">
            <text:p>Ouro Preto do Oeste (RO)</text:p>
          </table:table-cell>
          <table:table-cell table:style-name="ce1" office:value-type="float" office:value="19.25"/>
        </table:table-row>
        <table:table-row table:style-name="ro1">
          <table:table-cell table:style-name="ce1" office:value-type="float" office:value="1100189"/>
          <table:table-cell table:style-name="ce1" office:value-type="string">
            <text:p>Pimenta Bueno (RO)</text:p>
          </table:table-cell>
          <table:table-cell table:style-name="ce1" office:value-type="float" office:value="5.42"/>
        </table:table-row>
        <table:table-row table:style-name="ro1">
          <table:table-cell table:style-name="ce1" office:value-type="float" office:value="1100205"/>
          <table:table-cell table:style-name="ce1" office:value-type="string">
            <text:p>Porto Velho (RO)</text:p>
          </table:table-cell>
          <table:table-cell table:style-name="ce1" office:value-type="float" office:value="12.57"/>
        </table:table-row>
        <table:table-row table:style-name="ro1">
          <table:table-cell table:style-name="ce1" office:value-type="float" office:value="1100254"/>
          <table:table-cell table:style-name="ce1" office:value-type="string">
            <text:p>Presidente Médici (RO)</text:p>
          </table:table-cell>
          <table:table-cell table:style-name="ce1" office:value-type="float" office:value="12.69"/>
        </table:table-row>
        <table:table-row table:style-name="ro1">
          <table:table-cell table:style-name="ce1" office:value-type="float" office:value="1100262"/>
          <table:table-cell table:style-name="ce1" office:value-type="string">
            <text:p>Rio Crespo (RO)</text:p>
          </table:table-cell>
          <table:table-cell table:style-name="ce1" office:value-type="float" office:value="1.93"/>
        </table:table-row>
        <table:table-row table:style-name="ro1">
          <table:table-cell table:style-name="ce1" office:value-type="float" office:value="1100288"/>
          <table:table-cell table:style-name="ce1" office:value-type="string">
            <text:p>Rolim de Moura (RO)</text:p>
          </table:table-cell>
          <table:table-cell table:style-name="ce1" office:value-type="float" office:value="34.74"/>
        </table:table-row>
        <table:table-row table:style-name="ro1">
          <table:table-cell table:style-name="ce1" office:value-type="float" office:value="1100296"/>
          <table:table-cell table:style-name="ce1" office:value-type="string">
            <text:p>Santa Luzia D'Oeste (RO)</text:p>
          </table:table-cell>
          <table:table-cell table:style-name="ce1" office:value-type="float" office:value="7.42"/>
        </table:table-row>
        <table:table-row table:style-name="ro1">
          <table:table-cell table:style-name="ce1" office:value-type="float" office:value="1100304"/>
          <table:table-cell table:style-name="ce1" office:value-type="string">
            <text:p>Vilhena (RO)</text:p>
          </table:table-cell>
          <table:table-cell table:style-name="ce1" office:value-type="float" office:value="6.62"/>
        </table:table-row>
        <table:table-row table:style-name="ro1">
          <table:table-cell table:style-name="ce1" office:value-type="float" office:value="1100320"/>
          <table:table-cell table:style-name="ce1" office:value-type="string">
            <text:p>São Miguel do Guaporé (RO)</text:p>
          </table:table-cell>
          <table:table-cell table:style-name="ce1" office:value-type="float" office:value="2.73"/>
        </table:table-row>
        <table:table-row table:style-name="ro1">
          <table:table-cell table:style-name="ce1" office:value-type="float" office:value="1100338"/>
          <table:table-cell table:style-name="ce1" office:value-type="string">
            <text:p>Nova Mamoré (RO)</text:p>
          </table:table-cell>
          <table:table-cell table:style-name="ce1" office:value-type="float" office:value="2.24"/>
        </table:table-row>
        <table:table-row table:style-name="ro1">
          <table:table-cell table:style-name="ce1" office:value-type="float" office:value="1100346"/>
          <table:table-cell table:style-name="ce1" office:value-type="string">
            <text:p>Alvorada D'Oeste (RO)</text:p>
          </table:table-cell>
          <table:table-cell table:style-name="ce1" office:value-type="float" office:value="5.56"/>
        </table:table-row>
        <table:table-row table:style-name="ro1">
          <table:table-cell table:style-name="ce1" office:value-type="float" office:value="1100379"/>
          <table:table-cell table:style-name="ce1" office:value-type="string">
            <text:p>Alto Alegre dos Parecis (RO)</text:p>
          </table:table-cell>
          <table:table-cell table:style-name="ce1" office:value-type="float" office:value="3.24"/>
        </table:table-row>
        <table:table-row table:style-name="ro1">
          <table:table-cell table:style-name="ce1" office:value-type="float" office:value="1100403"/>
          <table:table-cell table:style-name="ce1" office:value-type="string">
            <text:p>Alto Paraíso (RO)</text:p>
          </table:table-cell>
          <table:table-cell table:style-name="ce1" office:value-type="float" office:value="6.46"/>
        </table:table-row>
        <table:table-row table:style-name="ro1">
          <table:table-cell table:style-name="ce1" office:value-type="float" office:value="1100452"/>
          <table:table-cell table:style-name="ce1" office:value-type="string">
            <text:p>Buritis (RO)</text:p>
          </table:table-cell>
          <table:table-cell table:style-name="ce1" office:value-type="float" office:value="9.92"/>
        </table:table-row>
        <table:table-row table:style-name="ro1">
          <table:table-cell table:style-name="ce1" office:value-type="float" office:value="1100502"/>
          <table:table-cell table:style-name="ce1" office:value-type="string">
            <text:p>Novo Horizonte do Oeste (RO)</text:p>
          </table:table-cell>
          <table:table-cell table:style-name="ce1" office:value-type="float" office:value="12.14"/>
        </table:table-row>
        <table:table-row table:style-name="ro1">
          <table:table-cell table:style-name="ce1" office:value-type="float" office:value="1100601"/>
          <table:table-cell table:style-name="ce1" office:value-type="string">
            <text:p>Cacaulândia (RO)</text:p>
          </table:table-cell>
          <table:table-cell table:style-name="ce1" office:value-type="float" office:value="2.92"/>
        </table:table-row>
        <table:table-row table:style-name="ro1">
          <table:table-cell table:style-name="ce1" office:value-type="float" office:value="1100700"/>
          <table:table-cell table:style-name="ce1" office:value-type="string">
            <text:p>Campo Novo de Rondônia (RO)</text:p>
          </table:table-cell>
          <table:table-cell table:style-name="ce1" office:value-type="float" office:value="3.68"/>
        </table:table-row>
        <table:table-row table:style-name="ro1">
          <table:table-cell table:style-name="ce1" office:value-type="float" office:value="1100809"/>
          <table:table-cell table:style-name="ce1" office:value-type="string">
            <text:p>Candeias do Jamari (RO)</text:p>
          </table:table-cell>
          <table:table-cell table:style-name="ce1" office:value-type="float" office:value="2.89"/>
        </table:table-row>
        <table:table-row table:style-name="ro1">
          <table:table-cell table:style-name="ce1" office:value-type="float" office:value="1100908"/>
          <table:table-cell table:style-name="ce1" office:value-type="string">
            <text:p>Castanheiras (RO)</text:p>
          </table:table-cell>
          <table:table-cell table:style-name="ce1" office:value-type="float" office:value="4.00"/>
        </table:table-row>
        <table:table-row table:style-name="ro1">
          <table:table-cell table:style-name="ce1" office:value-type="float" office:value="1100924"/>
          <table:table-cell table:style-name="ce1" office:value-type="string">
            <text:p>Chupinguaia (RO)</text:p>
          </table:table-cell>
          <table:table-cell table:style-name="ce1" office:value-type="float" office:value="1.62"/>
        </table:table-row>
        <table:table-row table:style-name="ro1">
          <table:table-cell table:style-name="ce1" office:value-type="float" office:value="1100940"/>
          <table:table-cell table:style-name="ce1" office:value-type="string">
            <text:p>Cujubim (RO)</text:p>
          </table:table-cell>
          <table:table-cell table:style-name="ce1" office:value-type="float" office:value="4.10"/>
        </table:table-row>
        <table:table-row table:style-name="ro1">
          <table:table-cell table:style-name="ce1" office:value-type="float" office:value="1101005"/>
          <table:table-cell table:style-name="ce1" office:value-type="string">
            <text:p>Governador Jorge Teixeira (RO)</text:p>
          </table:table-cell>
          <table:table-cell table:style-name="ce1" office:value-type="float" office:value="2.07"/>
        </table:table-row>
        <table:table-row table:style-name="ro1">
          <table:table-cell table:style-name="ce1" office:value-type="float" office:value="1101104"/>
          <table:table-cell table:style-name="ce1" office:value-type="string">
            <text:p>Itapuã do Oeste (RO)</text:p>
          </table:table-cell>
          <table:table-cell table:style-name="ce1" office:value-type="float" office:value="2.10"/>
        </table:table-row>
        <table:table-row table:style-name="ro1">
          <table:table-cell table:style-name="ce1" office:value-type="float" office:value="1101203"/>
          <table:table-cell table:style-name="ce1" office:value-type="string">
            <text:p>Ministro Andreazza (RO)</text:p>
          </table:table-cell>
          <table:table-cell table:style-name="ce1" office:value-type="float" office:value="12.97"/>
        </table:table-row>
        <table:table-row table:style-name="ro1">
          <table:table-cell table:style-name="ce1" office:value-type="float" office:value="1101302"/>
          <table:table-cell table:style-name="ce1" office:value-type="string">
            <text:p>Mirante da Serra (RO)</text:p>
          </table:table-cell>
          <table:table-cell table:style-name="ce1" office:value-type="float" office:value="9.97"/>
        </table:table-row>
        <table:table-row table:style-name="ro1">
          <table:table-cell table:style-name="ce1" office:value-type="float" office:value="1101401"/>
          <table:table-cell table:style-name="ce1" office:value-type="string">
            <text:p>Monte Negro (RO)</text:p>
          </table:table-cell>
          <table:table-cell table:style-name="ce1" office:value-type="float" office:value="7.30"/>
        </table:table-row>
        <table:table-row table:style-name="ro1">
          <table:table-cell table:style-name="ce1" office:value-type="float" office:value="1101435"/>
          <table:table-cell table:style-name="ce1" office:value-type="string">
            <text:p>Nova União (RO)</text:p>
          </table:table-cell>
          <table:table-cell table:style-name="ce1" office:value-type="float" office:value="9.28"/>
        </table:table-row>
        <table:table-row table:style-name="ro1">
          <table:table-cell table:style-name="ce1" office:value-type="float" office:value="1101450"/>
          <table:table-cell table:style-name="ce1" office:value-type="string">
            <text:p>Parecis (RO)</text:p>
          </table:table-cell>
          <table:table-cell table:style-name="ce1" office:value-type="float" office:value="1.89"/>
        </table:table-row>
        <table:table-row table:style-name="ro1">
          <table:table-cell table:style-name="ce1" office:value-type="float" office:value="1101468"/>
          <table:table-cell table:style-name="ce1" office:value-type="string">
            <text:p>Pimenteiras do Oeste (RO)</text:p>
          </table:table-cell>
          <table:table-cell table:style-name="ce1" office:value-type="float" office:value="0.38"/>
        </table:table-row>
        <table:table-row table:style-name="ro1">
          <table:table-cell table:style-name="ce1" office:value-type="float" office:value="1101476"/>
          <table:table-cell table:style-name="ce1" office:value-type="string">
            <text:p>Primavera de Rondônia (RO)</text:p>
          </table:table-cell>
          <table:table-cell table:style-name="ce1" office:value-type="float" office:value="5.82"/>
        </table:table-row>
        <table:table-row table:style-name="ro1">
          <table:table-cell table:style-name="ce1" office:value-type="float" office:value="1101484"/>
          <table:table-cell table:style-name="ce1" office:value-type="string">
            <text:p>São Felipe D'Oeste (RO)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float" office:value="1101492"/>
          <table:table-cell table:style-name="ce1" office:value-type="string">
            <text:p>São Francisco do Guaporé (RO)</text:p>
          </table:table-cell>
          <table:table-cell table:style-name="ce1" office:value-type="float" office:value="1.46"/>
        </table:table-row>
        <table:table-row table:style-name="ro1">
          <table:table-cell table:style-name="ce1" office:value-type="float" office:value="1101500"/>
          <table:table-cell table:style-name="ce1" office:value-type="string">
            <text:p>Seringueiras (RO)</text:p>
          </table:table-cell>
          <table:table-cell table:style-name="ce1" office:value-type="float" office:value="3.08"/>
        </table:table-row>
        <table:table-row table:style-name="ro1">
          <table:table-cell table:style-name="ce1" office:value-type="float" office:value="1101559"/>
          <table:table-cell table:style-name="ce1" office:value-type="string">
            <text:p>Teixeirópolis (RO)</text:p>
          </table:table-cell>
          <table:table-cell table:style-name="ce1" office:value-type="float" office:value="10.63"/>
        </table:table-row>
        <table:table-row table:style-name="ro1">
          <table:table-cell table:style-name="ce1" office:value-type="float" office:value="1101609"/>
          <table:table-cell table:style-name="ce1" office:value-type="string">
            <text:p>Theobroma (RO)</text:p>
          </table:table-cell>
          <table:table-cell table:style-name="ce1" office:value-type="float" office:value="4.85"/>
        </table:table-row>
        <table:table-row table:style-name="ro1">
          <table:table-cell table:style-name="ce1" office:value-type="float" office:value="1101708"/>
          <table:table-cell table:style-name="ce1" office:value-type="string">
            <text:p>Urupá (RO)</text:p>
          </table:table-cell>
          <table:table-cell table:style-name="ce1" office:value-type="float" office:value="15.60"/>
        </table:table-row>
        <table:table-row table:style-name="ro1">
          <table:table-cell table:style-name="ce1" office:value-type="float" office:value="1101757"/>
          <table:table-cell table:style-name="ce1" office:value-type="string">
            <text:p>Vale do Anari (RO)</text:p>
          </table:table-cell>
          <table:table-cell table:style-name="ce1" office:value-type="float" office:value="2.99"/>
        </table:table-row>
        <table:table-row table:style-name="ro1">
          <table:table-cell table:style-name="ce1" office:value-type="float" office:value="1101807"/>
          <table:table-cell table:style-name="ce1" office:value-type="string">
            <text:p>Vale do Paraíso (RO)</text:p>
          </table:table-cell>
          <table:table-cell table:style-name="ce1" office:value-type="float" office:value="8.50"/>
        </table:table-row>
        <table:table-row table:style-name="ro1">
          <table:table-cell table:style-name="ce1" office:value-type="float" office:value="1200013"/>
          <table:table-cell table:style-name="ce1" office:value-type="string">
            <text:p>Acrelândia (AC)</text:p>
          </table:table-cell>
          <table:table-cell table:style-name="ce1" office:value-type="float" office:value="6.94"/>
        </table:table-row>
        <table:table-row table:style-name="ro1">
          <table:table-cell table:style-name="ce1" office:value-type="float" office:value="1200054"/>
          <table:table-cell table:style-name="ce1" office:value-type="string">
            <text:p>Assis Brasil (AC)</text:p>
          </table:table-cell>
          <table:table-cell table:style-name="ce1" office:value-type="float" office:value="1.22"/>
        </table:table-row>
        <table:table-row table:style-name="ro1">
          <table:table-cell table:style-name="ce1" office:value-type="float" office:value="1200104"/>
          <table:table-cell table:style-name="ce1" office:value-type="string">
            <text:p>Brasiléia (AC)</text:p>
          </table:table-cell>
          <table:table-cell table:style-name="ce1" office:value-type="float" office:value="5.46"/>
        </table:table-row>
        <table:table-row table:style-name="ro1">
          <table:table-cell table:style-name="ce1" office:value-type="float" office:value="1200138"/>
          <table:table-cell table:style-name="ce1" office:value-type="string">
            <text:p>Bujari (AC)</text:p>
          </table:table-cell>
          <table:table-cell table:style-name="ce1" office:value-type="float" office:value="2.79"/>
        </table:table-row>
        <table:table-row table:style-name="ro1">
          <table:table-cell table:style-name="ce1" office:value-type="float" office:value="1200179"/>
          <table:table-cell table:style-name="ce1" office:value-type="string">
            <text:p>Capixaba (AC)</text:p>
          </table:table-cell>
          <table:table-cell table:style-name="ce1" office:value-type="float" office:value="5.17"/>
        </table:table-row>
        <table:table-row table:style-name="ro1">
          <table:table-cell table:style-name="ce1" office:value-type="float" office:value="1200203"/>
          <table:table-cell table:style-name="ce1" office:value-type="string">
            <text:p>Cruzeiro do Sul (AC)</text:p>
          </table:table-cell>
          <table:table-cell table:style-name="ce1" office:value-type="float" office:value="8.94"/>
        </table:table-row>
        <table:table-row table:style-name="ro1">
          <table:table-cell table:style-name="ce1" office:value-type="float" office:value="1200252"/>
          <table:table-cell table:style-name="ce1" office:value-type="string">
            <text:p>Epitaciolândia (AC)</text:p>
          </table:table-cell>
          <table:table-cell table:style-name="ce1" office:value-type="float" office:value="9.13"/>
        </table:table-row>
        <table:table-row table:style-name="ro1">
          <table:table-cell table:style-name="ce1" office:value-type="float" office:value="1200302"/>
          <table:table-cell table:style-name="ce1" office:value-type="string">
            <text:p>Feijó (AC)</text:p>
          </table:table-cell>
          <table:table-cell table:style-name="ce1" office:value-type="float" office:value="1.16"/>
        </table:table-row>
        <table:table-row table:style-name="ro1">
          <table:table-cell table:style-name="ce1" office:value-type="float" office:value="1200328"/>
          <table:table-cell table:style-name="ce1" office:value-type="string">
            <text:p>Jordão (AC)</text:p>
          </table:table-cell>
          <table:table-cell table:style-name="ce1" office:value-type="float" office:value="1.23"/>
        </table:table-row>
        <table:table-row table:style-name="ro1">
          <table:table-cell table:style-name="ce1" office:value-type="float" office:value="1200336"/>
          <table:table-cell table:style-name="ce1" office:value-type="string">
            <text:p>Mâncio Lima (AC)</text:p>
          </table:table-cell>
          <table:table-cell table:style-name="ce1" office:value-type="float" office:value="2.79"/>
        </table:table-row>
        <table:table-row table:style-name="ro1">
          <table:table-cell table:style-name="ce1" office:value-type="float" office:value="1200344"/>
          <table:table-cell table:style-name="ce1" office:value-type="string">
            <text:p>Manoel Urbano (AC)</text:p>
          </table:table-cell>
          <table:table-cell table:style-name="ce1" office:value-type="float" office:value="0.75"/>
        </table:table-row>
        <table:table-row table:style-name="ro1">
          <table:table-cell table:style-name="ce1" office:value-type="float" office:value="1200351"/>
          <table:table-cell table:style-name="ce1" office:value-type="string">
            <text:p>Marechal Thaumaturgo (AC)</text:p>
          </table:table-cell>
          <table:table-cell table:style-name="ce1" office:value-type="float" office:value="1.74"/>
        </table:table-row>
        <table:table-row table:style-name="ro1">
          <table:table-cell table:style-name="ce1" office:value-type="float" office:value="1200385"/>
          <table:table-cell table:style-name="ce1" office:value-type="string">
            <text:p>Plácido de Castro (AC)</text:p>
          </table:table-cell>
          <table:table-cell table:style-name="ce1" office:value-type="float" office:value="8.86"/>
        </table:table-row>
        <table:table-row table:style-name="ro1">
          <table:table-cell table:style-name="ce1" office:value-type="float" office:value="1200393"/>
          <table:table-cell table:style-name="ce1" office:value-type="string">
            <text:p>Porto Walter (AC)</text:p>
          </table:table-cell>
          <table:table-cell table:style-name="ce1" office:value-type="float" office:value="1.42"/>
        </table:table-row>
        <table:table-row table:style-name="ro1">
          <table:table-cell table:style-name="ce1" office:value-type="float" office:value="1200401"/>
          <table:table-cell table:style-name="ce1" office:value-type="string">
            <text:p>Rio Branco (AC)</text:p>
          </table:table-cell>
          <table:table-cell table:style-name="ce1" office:value-type="float" office:value="38.03"/>
        </table:table-row>
        <table:table-row table:style-name="ro1">
          <table:table-cell table:style-name="ce1" office:value-type="float" office:value="1200427"/>
          <table:table-cell table:style-name="ce1" office:value-type="string">
            <text:p>Rodrigues Alves (AC)</text:p>
          </table:table-cell>
          <table:table-cell table:style-name="ce1" office:value-type="float" office:value="4.68"/>
        </table:table-row>
        <table:table-row table:style-name="ro1">
          <table:table-cell table:style-name="ce1" office:value-type="float" office:value="1200435"/>
          <table:table-cell table:style-name="ce1" office:value-type="string">
            <text:p>Santa Rosa do Purus (AC)</text:p>
          </table:table-cell>
          <table:table-cell table:style-name="ce1" office:value-type="float" office:value="0.76"/>
        </table:table-row>
        <table:table-row table:style-name="ro1">
          <table:table-cell table:style-name="ce1" office:value-type="float" office:value="1200450"/>
          <table:table-cell table:style-name="ce1" office:value-type="string">
            <text:p>Senador Guiomard (AC)</text:p>
          </table:table-cell>
          <table:table-cell table:style-name="ce1" office:value-type="float" office:value="8.69"/>
        </table:table-row>
        <table:table-row table:style-name="ro1">
          <table:table-cell table:style-name="ce1" office:value-type="float" office:value="1200500"/>
          <table:table-cell table:style-name="ce1" office:value-type="string">
            <text:p>Sena Madureira (AC)</text:p>
          </table:table-cell>
          <table:table-cell table:style-name="ce1" office:value-type="float" office:value="1.60"/>
        </table:table-row>
        <table:table-row table:style-name="ro1">
          <table:table-cell table:style-name="ce1" office:value-type="float" office:value="1200609"/>
          <table:table-cell table:style-name="ce1" office:value-type="string">
            <text:p>Tarauacá (AC)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float" office:value="1200708"/>
          <table:table-cell table:style-name="ce1" office:value-type="string">
            <text:p>Xapuri (AC)</text:p>
          </table:table-cell>
          <table:table-cell table:style-name="ce1" office:value-type="float" office:value="3.01"/>
        </table:table-row>
        <table:table-row table:style-name="ro1">
          <table:table-cell table:style-name="ce1" office:value-type="float" office:value="1200807"/>
          <table:table-cell table:style-name="ce1" office:value-type="string">
            <text:p>Porto Acre (AC)</text:p>
          </table:table-cell>
          <table:table-cell table:style-name="ce1" office:value-type="float" office:value="5.71"/>
        </table:table-row>
        <table:table-row table:style-name="ro1">
          <table:table-cell table:style-name="ce1" office:value-type="float" office:value="1300029"/>
          <table:table-cell table:style-name="ce1" office:value-type="string">
            <text:p>Alvarães (AM)</text:p>
          </table:table-cell>
          <table:table-cell table:style-name="ce1" office:value-type="float" office:value="2.38"/>
        </table:table-row>
        <table:table-row table:style-name="ro1">
          <table:table-cell table:style-name="ce1" office:value-type="float" office:value="1300060"/>
          <table:table-cell table:style-name="ce1" office:value-type="string">
            <text:p>Amaturá (AM)</text:p>
          </table:table-cell>
          <table:table-cell table:style-name="ce1" office:value-type="float" office:value="1.99"/>
        </table:table-row>
        <table:table-row table:style-name="ro1">
          <table:table-cell table:style-name="ce1" office:value-type="float" office:value="1300086"/>
          <table:table-cell table:style-name="ce1" office:value-type="string">
            <text:p>Anamã (AM)</text:p>
          </table:table-cell>
          <table:table-cell table:style-name="ce1" office:value-type="float" office:value="4.16"/>
        </table:table-row>
        <table:table-row table:style-name="ro1">
          <table:table-cell table:style-name="ce1" office:value-type="float" office:value="1300102"/>
          <table:table-cell table:style-name="ce1" office:value-type="string">
            <text:p>Anori (AM)</text:p>
          </table:table-cell>
          <table:table-cell table:style-name="ce1" office:value-type="float" office:value="2.82"/>
        </table:table-row>
        <table:table-row table:style-name="ro1">
          <table:table-cell table:style-name="ce1" office:value-type="float" office:value="1300144"/>
          <table:table-cell table:style-name="ce1" office:value-type="string">
            <text:p>Apuí (AM)</text:p>
          </table:table-cell>
          <table:table-cell table:style-name="ce1" office:value-type="float" office:value="0.33"/>
        </table:table-row>
        <table:table-row table:style-name="ro1">
          <table:table-cell table:style-name="ce1" office:value-type="float" office:value="1300201"/>
          <table:table-cell table:style-name="ce1" office:value-type="string">
            <text:p>Atalaia do Norte (AM)</text:p>
          </table:table-cell>
          <table:table-cell table:style-name="ce1" office:value-type="float" office:value="0.20"/>
        </table:table-row>
        <table:table-row table:style-name="ro1">
          <table:table-cell table:style-name="ce1" office:value-type="float" office:value="1300300"/>
          <table:table-cell table:style-name="ce1" office:value-type="string">
            <text:p>Autazes (AM)</text:p>
          </table:table-cell>
          <table:table-cell table:style-name="ce1" office:value-type="float" office:value="4.23"/>
        </table:table-row>
        <table:table-row table:style-name="ro1">
          <table:table-cell table:style-name="ce1" office:value-type="float" office:value="1300409"/>
          <table:table-cell table:style-name="ce1" office:value-type="string">
            <text:p>Barcelos (AM)</text:p>
          </table:table-cell>
          <table:table-cell table:style-name="ce1" office:value-type="float" office:value="0.21"/>
        </table:table-row>
        <table:table-row table:style-name="ro1">
          <table:table-cell table:style-name="ce1" office:value-type="float" office:value="1300508"/>
          <table:table-cell table:style-name="ce1" office:value-type="string">
            <text:p>Barreirinha (AM)</text:p>
          </table:table-cell>
          <table:table-cell table:style-name="ce1" office:value-type="float" office:value="4.76"/>
        </table:table-row>
        <table:table-row table:style-name="ro1">
          <table:table-cell table:style-name="ce1" office:value-type="float" office:value="1300607"/>
          <table:table-cell table:style-name="ce1" office:value-type="string">
            <text:p>Benjamin Constant (AM)</text:p>
          </table:table-cell>
          <table:table-cell table:style-name="ce1" office:value-type="float" office:value="3.80"/>
        </table:table-row>
        <table:table-row table:style-name="ro1">
          <table:table-cell table:style-name="ce1" office:value-type="float" office:value="1300631"/>
          <table:table-cell table:style-name="ce1" office:value-type="string">
            <text:p>Beruri (AM)</text:p>
          </table:table-cell>
          <table:table-cell table:style-name="ce1" office:value-type="float" office:value="0.90"/>
        </table:table-row>
        <table:table-row table:style-name="ro1">
          <table:table-cell table:style-name="ce1" office:value-type="float" office:value="1300680"/>
          <table:table-cell table:style-name="ce1" office:value-type="string">
            <text:p>Boa Vista do Ramos (AM)</text:p>
          </table:table-cell>
          <table:table-cell table:style-name="ce1" office:value-type="float" office:value="5.79"/>
        </table:table-row>
        <table:table-row table:style-name="ro1">
          <table:table-cell table:style-name="ce1" office:value-type="float" office:value="1300706"/>
          <table:table-cell table:style-name="ce1" office:value-type="string">
            <text:p>Boca do Acre (AM)</text:p>
          </table:table-cell>
          <table:table-cell table:style-name="ce1" office:value-type="float" office:value="1.40"/>
        </table:table-row>
        <table:table-row table:style-name="ro1">
          <table:table-cell table:style-name="ce1" office:value-type="float" office:value="1300805"/>
          <table:table-cell table:style-name="ce1" office:value-type="string">
            <text:p>Borba (AM)</text:p>
          </table:table-cell>
          <table:table-cell table:style-name="ce1" office:value-type="float" office:value="0.79"/>
        </table:table-row>
        <table:table-row table:style-name="ro1">
          <table:table-cell table:style-name="ce1" office:value-type="float" office:value="1300839"/>
          <table:table-cell table:style-name="ce1" office:value-type="string">
            <text:p>Caapiranga (AM)</text:p>
          </table:table-cell>
          <table:table-cell table:style-name="ce1" office:value-type="float" office:value="1.16"/>
        </table:table-row>
        <table:table-row table:style-name="ro1">
          <table:table-cell table:style-name="ce1" office:value-type="float" office:value="1300904"/>
          <table:table-cell table:style-name="ce1" office:value-type="string">
            <text:p>Canutama (AM)</text:p>
          </table:table-cell>
          <table:table-cell table:style-name="ce1" office:value-type="float" office:value="0.43"/>
        </table:table-row>
        <table:table-row table:style-name="ro1">
          <table:table-cell table:style-name="ce1" office:value-type="float" office:value="1301001"/>
          <table:table-cell table:style-name="ce1" office:value-type="string">
            <text:p>Carauari (AM)</text:p>
          </table:table-cell>
          <table:table-cell table:style-name="ce1" office:value-type="float" office:value="1.00"/>
        </table:table-row>
        <table:table-row table:style-name="ro1">
          <table:table-cell table:style-name="ce1" office:value-type="float" office:value="1301100"/>
          <table:table-cell table:style-name="ce1" office:value-type="string">
            <text:p>Careiro (AM)</text:p>
          </table:table-cell>
          <table:table-cell table:style-name="ce1" office:value-type="float" office:value="5.37"/>
        </table:table-row>
        <table:table-row table:style-name="ro1">
          <table:table-cell table:style-name="ce1" office:value-type="float" office:value="1301159"/>
          <table:table-cell table:style-name="ce1" office:value-type="string">
            <text:p>Careiro da Várzea (AM)</text:p>
          </table:table-cell>
          <table:table-cell table:style-name="ce1" office:value-type="float" office:value="9.09"/>
        </table:table-row>
        <table:table-row table:style-name="ro1">
          <table:table-cell table:style-name="ce1" office:value-type="float" office:value="1301209"/>
          <table:table-cell table:style-name="ce1" office:value-type="string">
            <text:p>Coari (AM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1301308"/>
          <table:table-cell table:style-name="ce1" office:value-type="string">
            <text:p>Codajás (AM)</text:p>
          </table:table-cell>
          <table:table-cell table:style-name="ce1" office:value-type="float" office:value="1.24"/>
        </table:table-row>
        <table:table-row table:style-name="ro1">
          <table:table-cell table:style-name="ce1" office:value-type="float" office:value="1301407"/>
          <table:table-cell table:style-name="ce1" office:value-type="string">
            <text:p>Eirunepé (AM)</text:p>
          </table:table-cell>
          <table:table-cell table:style-name="ce1" office:value-type="float" office:value="2.04"/>
        </table:table-row>
        <table:table-row table:style-name="ro1">
          <table:table-cell table:style-name="ce1" office:value-type="float" office:value="1301506"/>
          <table:table-cell table:style-name="ce1" office:value-type="string">
            <text:p>Envira (AM)</text:p>
          </table:table-cell>
          <table:table-cell table:style-name="ce1" office:value-type="float" office:value="2.18"/>
        </table:table-row>
        <table:table-row table:style-name="ro1">
          <table:table-cell table:style-name="ce1" office:value-type="float" office:value="1301605"/>
          <table:table-cell table:style-name="ce1" office:value-type="string">
            <text:p>Fonte Boa (AM)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float" office:value="1301654"/>
          <table:table-cell table:style-name="ce1" office:value-type="string">
            <text:p>Guajará (AM)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float" office:value="1301704"/>
          <table:table-cell table:style-name="ce1" office:value-type="string">
            <text:p>Humaitá (AM)</text:p>
          </table:table-cell>
          <table:table-cell table:style-name="ce1" office:value-type="float" office:value="1.34"/>
        </table:table-row>
        <table:table-row table:style-name="ro1">
          <table:table-cell table:style-name="ce1" office:value-type="float" office:value="1301803"/>
          <table:table-cell table:style-name="ce1" office:value-type="string">
            <text:p>Ipixuna (AM)</text:p>
          </table:table-cell>
          <table:table-cell table:style-name="ce1" office:value-type="float" office:value="1.85"/>
        </table:table-row>
        <table:table-row table:style-name="ro1">
          <table:table-cell table:style-name="ce1" office:value-type="float" office:value="1301852"/>
          <table:table-cell table:style-name="ce1" office:value-type="string">
            <text:p>Iranduba (AM)</text:p>
          </table:table-cell>
          <table:table-cell table:style-name="ce1" office:value-type="float" office:value="18.42"/>
        </table:table-row>
        <table:table-row table:style-name="ro1">
          <table:table-cell table:style-name="ce1" office:value-type="float" office:value="1301902"/>
          <table:table-cell table:style-name="ce1" office:value-type="string">
            <text:p>Itacoatiara (AM)</text:p>
          </table:table-cell>
          <table:table-cell table:style-name="ce1" office:value-type="float" office:value="9.77"/>
        </table:table-row>
        <table:table-row table:style-name="ro1">
          <table:table-cell table:style-name="ce1" office:value-type="float" office:value="1301951"/>
          <table:table-cell table:style-name="ce1" office:value-type="string">
            <text:p>Itamarati (AM)</text:p>
          </table:table-cell>
          <table:table-cell table:style-name="ce1" office:value-type="float" office:value="0.32"/>
        </table:table-row>
        <table:table-row table:style-name="ro1">
          <table:table-cell table:style-name="ce1" office:value-type="float" office:value="1302009"/>
          <table:table-cell table:style-name="ce1" office:value-type="string">
            <text:p>Itapiranga (AM)</text:p>
          </table:table-cell>
          <table:table-cell table:style-name="ce1" office:value-type="float" office:value="1.94"/>
        </table:table-row>
        <table:table-row table:style-name="ro1">
          <table:table-cell table:style-name="ce1" office:value-type="float" office:value="1302108"/>
          <table:table-cell table:style-name="ce1" office:value-type="string">
            <text:p>Japurá (AM)</text:p>
          </table:table-cell>
          <table:table-cell table:style-name="ce1" office:value-type="float" office:value="0.13"/>
        </table:table-row>
        <table:table-row table:style-name="ro1">
          <table:table-cell table:style-name="ce1" office:value-type="float" office:value="1302207"/>
          <table:table-cell table:style-name="ce1" office:value-type="string">
            <text:p>Juruá (AM)</text:p>
          </table:table-cell>
          <table:table-cell table:style-name="ce1" office:value-type="float" office:value="0.56"/>
        </table:table-row>
        <table:table-row table:style-name="ro1">
          <table:table-cell table:style-name="ce1" office:value-type="float" office:value="1302306"/>
          <table:table-cell table:style-name="ce1" office:value-type="string">
            <text:p>Jutaí (AM)</text:p>
          </table:table-cell>
          <table:table-cell table:style-name="ce1" office:value-type="float" office:value="0.26"/>
        </table:table-row>
        <table:table-row table:style-name="ro1">
          <table:table-cell table:style-name="ce1" office:value-type="float" office:value="1302405"/>
          <table:table-cell table:style-name="ce1" office:value-type="string">
            <text:p>Lábrea (AM)</text:p>
          </table:table-cell>
          <table:table-cell table:style-name="ce1" office:value-type="float" office:value="0.55"/>
        </table:table-row>
        <table:table-row table:style-name="ro1">
          <table:table-cell table:style-name="ce1" office:value-type="float" office:value="1302504"/>
          <table:table-cell table:style-name="ce1" office:value-type="string">
            <text:p>Manacapuru (AM)</text:p>
          </table:table-cell>
          <table:table-cell table:style-name="ce1" office:value-type="float" office:value="11.62"/>
        </table:table-row>
        <table:table-row table:style-name="ro1">
          <table:table-cell table:style-name="ce1" office:value-type="float" office:value="1302553"/>
          <table:table-cell table:style-name="ce1" office:value-type="string">
            <text:p>Manaquiri (AM)</text:p>
          </table:table-cell>
          <table:table-cell table:style-name="ce1" office:value-type="float" office:value="5.73"/>
        </table:table-row>
        <table:table-row table:style-name="ro1">
          <table:table-cell table:style-name="ce1" office:value-type="float" office:value="1302603"/>
          <table:table-cell table:style-name="ce1" office:value-type="string">
            <text:p>Manaus (AM)</text:p>
          </table:table-cell>
          <table:table-cell table:style-name="ce1" office:value-type="float" office:value="158.06"/>
        </table:table-row>
        <table:table-row table:style-name="ro1">
          <table:table-cell table:style-name="ce1" office:value-type="float" office:value="1302702"/>
          <table:table-cell table:style-name="ce1" office:value-type="string">
            <text:p>Manicoré (AM)</text:p>
          </table:table-cell>
          <table:table-cell table:style-name="ce1" office:value-type="float" office:value="0.97"/>
        </table:table-row>
        <table:table-row table:style-name="ro1">
          <table:table-cell table:style-name="ce1" office:value-type="float" office:value="1302801"/>
          <table:table-cell table:style-name="ce1" office:value-type="string">
            <text:p>Maraã (AM)</text:p>
          </table:table-cell>
          <table:table-cell table:style-name="ce1" office:value-type="float" office:value="1.04"/>
        </table:table-row>
        <table:table-row table:style-name="ro1">
          <table:table-cell table:style-name="ce1" office:value-type="float" office:value="1302900"/>
          <table:table-cell table:style-name="ce1" office:value-type="string">
            <text:p>Maués (AM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1303007"/>
          <table:table-cell table:style-name="ce1" office:value-type="string">
            <text:p>Nhamundá (AM)</text:p>
          </table:table-cell>
          <table:table-cell table:style-name="ce1" office:value-type="float" office:value="1.30"/>
        </table:table-row>
        <table:table-row table:style-name="ro1">
          <table:table-cell table:style-name="ce1" office:value-type="float" office:value="1303106"/>
          <table:table-cell table:style-name="ce1" office:value-type="string">
            <text:p>Nova Olinda do Norte (AM)</text:p>
          </table:table-cell>
          <table:table-cell table:style-name="ce1" office:value-type="float" office:value="5.47"/>
        </table:table-row>
        <table:table-row table:style-name="ro1">
          <table:table-cell table:style-name="ce1" office:value-type="float" office:value="1303205"/>
          <table:table-cell table:style-name="ce1" office:value-type="string">
            <text:p>Novo Airão (AM)</text:p>
          </table:table-cell>
          <table:table-cell table:style-name="ce1" office:value-type="float" office:value="0.39"/>
        </table:table-row>
        <table:table-row table:style-name="ro1">
          <table:table-cell table:style-name="ce1" office:value-type="float" office:value="1303304"/>
          <table:table-cell table:style-name="ce1" office:value-type="string">
            <text:p>Novo Aripuanã (AM)</text:p>
          </table:table-cell>
          <table:table-cell table:style-name="ce1" office:value-type="float" office:value="0.52"/>
        </table:table-row>
        <table:table-row table:style-name="ro1">
          <table:table-cell table:style-name="ce1" office:value-type="float" office:value="1303403"/>
          <table:table-cell table:style-name="ce1" office:value-type="string">
            <text:p>Parintins (AM)</text:p>
          </table:table-cell>
          <table:table-cell table:style-name="ce1" office:value-type="float" office:value="17.14"/>
        </table:table-row>
        <table:table-row table:style-name="ro1">
          <table:table-cell table:style-name="ce1" office:value-type="float" office:value="1303502"/>
          <table:table-cell table:style-name="ce1" office:value-type="string">
            <text:p>Pauini (AM)</text:p>
          </table:table-cell>
          <table:table-cell table:style-name="ce1" office:value-type="float" office:value="0.44"/>
        </table:table-row>
        <table:table-row table:style-name="ro1">
          <table:table-cell table:style-name="ce1" office:value-type="float" office:value="1303536"/>
          <table:table-cell table:style-name="ce1" office:value-type="string">
            <text:p>Presidente Figueiredo (AM)</text:p>
          </table:table-cell>
          <table:table-cell table:style-name="ce1" office:value-type="float" office:value="1.07"/>
        </table:table-row>
        <table:table-row table:style-name="ro1">
          <table:table-cell table:style-name="ce1" office:value-type="float" office:value="1303569"/>
          <table:table-cell table:style-name="ce1" office:value-type="string">
            <text:p>Rio Preto da Eva (AM)</text:p>
          </table:table-cell>
          <table:table-cell table:style-name="ce1" office:value-type="float" office:value="4.42"/>
        </table:table-row>
        <table:table-row table:style-name="ro1">
          <table:table-cell table:style-name="ce1" office:value-type="float" office:value="1303601"/>
          <table:table-cell table:style-name="ce1" office:value-type="string">
            <text:p>Santa Isabel do Rio Negro (AM)</text:p>
          </table:table-cell>
          <table:table-cell table:style-name="ce1" office:value-type="float" office:value="0.29"/>
        </table:table-row>
        <table:table-row table:style-name="ro1">
          <table:table-cell table:style-name="ce1" office:value-type="float" office:value="1303700"/>
          <table:table-cell table:style-name="ce1" office:value-type="string">
            <text:p>Santo Antônio do Içá (AM)</text:p>
          </table:table-cell>
          <table:table-cell table:style-name="ce1" office:value-type="float" office:value="1.99"/>
        </table:table-row>
        <table:table-row table:style-name="ro1">
          <table:table-cell table:style-name="ce1" office:value-type="float" office:value="1303809"/>
          <table:table-cell table:style-name="ce1" office:value-type="string">
            <text:p>São Gabriel da Cachoeira (AM)</text:p>
          </table:table-cell>
          <table:table-cell table:style-name="ce1" office:value-type="float" office:value="0.35"/>
        </table:table-row>
        <table:table-row table:style-name="ro1">
          <table:table-cell table:style-name="ce1" office:value-type="float" office:value="1303908"/>
          <table:table-cell table:style-name="ce1" office:value-type="string">
            <text:p>São Paulo de Olivença (AM)</text:p>
          </table:table-cell>
          <table:table-cell table:style-name="ce1" office:value-type="float" office:value="1.59"/>
        </table:table-row>
        <table:table-row table:style-name="ro1">
          <table:table-cell table:style-name="ce1" office:value-type="float" office:value="1303957"/>
          <table:table-cell table:style-name="ce1" office:value-type="string">
            <text:p>São Sebastião do Uatumã (AM)</text:p>
          </table:table-cell>
          <table:table-cell table:style-name="ce1" office:value-type="float" office:value="1.00"/>
        </table:table-row>
        <table:table-row table:style-name="ro1">
          <table:table-cell table:style-name="ce1" office:value-type="float" office:value="1304005"/>
          <table:table-cell table:style-name="ce1" office:value-type="string">
            <text:p>Silves (AM)</text:p>
          </table:table-cell>
          <table:table-cell table:style-name="ce1" office:value-type="float" office:value="2.25"/>
        </table:table-row>
        <table:table-row table:style-name="ro1">
          <table:table-cell table:style-name="ce1" office:value-type="float" office:value="1304062"/>
          <table:table-cell table:style-name="ce1" office:value-type="string">
            <text:p>Tabatinga (AM)</text:p>
          </table:table-cell>
          <table:table-cell table:style-name="ce1" office:value-type="float" office:value="16.21"/>
        </table:table-row>
        <table:table-row table:style-name="ro1">
          <table:table-cell table:style-name="ce1" office:value-type="float" office:value="1304104"/>
          <table:table-cell table:style-name="ce1" office:value-type="string">
            <text:p>Tapauá (AM)</text:p>
          </table:table-cell>
          <table:table-cell table:style-name="ce1" office:value-type="float" office:value="0.21"/>
        </table:table-row>
        <table:table-row table:style-name="ro1">
          <table:table-cell table:style-name="ce1" office:value-type="float" office:value="1304203"/>
          <table:table-cell table:style-name="ce1" office:value-type="string">
            <text:p>Tefé (AM)</text:p>
          </table:table-cell>
          <table:table-cell table:style-name="ce1" office:value-type="float" office:value="2.59"/>
        </table:table-row>
        <table:table-row table:style-name="ro1">
          <table:table-cell table:style-name="ce1" office:value-type="float" office:value="1304237"/>
          <table:table-cell table:style-name="ce1" office:value-type="string">
            <text:p>Tonantins (AM)</text:p>
          </table:table-cell>
          <table:table-cell table:style-name="ce1" office:value-type="float" office:value="2.66"/>
        </table:table-row>
        <table:table-row table:style-name="ro1">
          <table:table-cell table:style-name="ce1" office:value-type="float" office:value="1304260"/>
          <table:table-cell table:style-name="ce1" office:value-type="string">
            <text:p>Uarini (AM)</text:p>
          </table:table-cell>
          <table:table-cell table:style-name="ce1" office:value-type="float" office:value="1.16"/>
        </table:table-row>
        <table:table-row table:style-name="ro1">
          <table:table-cell table:style-name="ce1" office:value-type="float" office:value="1304302"/>
          <table:table-cell table:style-name="ce1" office:value-type="string">
            <text:p>Urucará (AM)</text:p>
          </table:table-cell>
          <table:table-cell table:style-name="ce1" office:value-type="float" office:value="0.61"/>
        </table:table-row>
        <table:table-row table:style-name="ro1">
          <table:table-cell table:style-name="ce1" office:value-type="float" office:value="1304401"/>
          <table:table-cell table:style-name="ce1" office:value-type="string">
            <text:p>Urucurituba (AM)</text:p>
          </table:table-cell>
          <table:table-cell table:style-name="ce1" office:value-type="float" office:value="6.14"/>
        </table:table-row>
        <table:table-row table:style-name="ro1">
          <table:table-cell table:style-name="ce1" office:value-type="float" office:value="1400027"/>
          <table:table-cell table:style-name="ce1" office:value-type="string">
            <text:p>Amajari (RR)</text:p>
          </table:table-cell>
          <table:table-cell table:style-name="ce1" office:value-type="float" office:value="0.33"/>
        </table:table-row>
        <table:table-row table:style-name="ro1">
          <table:table-cell table:style-name="ce1" office:value-type="float" office:value="1400050"/>
          <table:table-cell table:style-name="ce1" office:value-type="string">
            <text:p>Alto Alegre (RR)</text:p>
          </table:table-cell>
          <table:table-cell table:style-name="ce1" office:value-type="float" office:value="0.64"/>
        </table:table-row>
        <table:table-row table:style-name="ro1">
          <table:table-cell table:style-name="ce1" office:value-type="float" office:value="1400100"/>
          <table:table-cell table:style-name="ce1" office:value-type="string">
            <text:p>Boa Vista (RR)</text:p>
          </table:table-cell>
          <table:table-cell table:style-name="ce1" office:value-type="float" office:value="49.99"/>
        </table:table-row>
        <table:table-row table:style-name="ro1">
          <table:table-cell table:style-name="ce1" office:value-type="float" office:value="1400159"/>
          <table:table-cell table:style-name="ce1" office:value-type="string">
            <text:p>Bonfim (RR)</text:p>
          </table:table-cell>
          <table:table-cell table:style-name="ce1" office:value-type="float" office:value="1.35"/>
        </table:table-row>
        <table:table-row table:style-name="ro1">
          <table:table-cell table:style-name="ce1" office:value-type="float" office:value="1400175"/>
          <table:table-cell table:style-name="ce1" office:value-type="string">
            <text:p>Cantá (RR)</text:p>
          </table:table-cell>
          <table:table-cell table:style-name="ce1" office:value-type="float" office:value="1.81"/>
        </table:table-row>
        <table:table-row table:style-name="ro1">
          <table:table-cell table:style-name="ce1" office:value-type="float" office:value="1400209"/>
          <table:table-cell table:style-name="ce1" office:value-type="string">
            <text:p>Caracaraí (RR)</text:p>
          </table:table-cell>
          <table:table-cell table:style-name="ce1" office:value-type="float" office:value="0.39"/>
        </table:table-row>
        <table:table-row table:style-name="ro1">
          <table:table-cell table:style-name="ce1" office:value-type="float" office:value="1400233"/>
          <table:table-cell table:style-name="ce1" office:value-type="string">
            <text:p>Caroebe (RR)</text:p>
          </table:table-cell>
          <table:table-cell table:style-name="ce1" office:value-type="float" office:value="0.67"/>
        </table:table-row>
        <table:table-row table:style-name="ro1">
          <table:table-cell table:style-name="ce1" office:value-type="float" office:value="1400282"/>
          <table:table-cell table:style-name="ce1" office:value-type="string">
            <text:p>Iracema (RR)</text:p>
          </table:table-cell>
          <table:table-cell table:style-name="ce1" office:value-type="float" office:value="0.60"/>
        </table:table-row>
        <table:table-row table:style-name="ro1">
          <table:table-cell table:style-name="ce1" office:value-type="float" office:value="1400308"/>
          <table:table-cell table:style-name="ce1" office:value-type="string">
            <text:p>Mucajaí (RR)</text:p>
          </table:table-cell>
          <table:table-cell table:style-name="ce1" office:value-type="float" office:value="1.19"/>
        </table:table-row>
        <table:table-row table:style-name="ro1">
          <table:table-cell table:style-name="ce1" office:value-type="float" office:value="1400407"/>
          <table:table-cell table:style-name="ce1" office:value-type="string">
            <text:p>Normandia (RR)</text:p>
          </table:table-cell>
          <table:table-cell table:style-name="ce1" office:value-type="float" office:value="1.28"/>
        </table:table-row>
        <table:table-row table:style-name="ro1">
          <table:table-cell table:style-name="ce1" office:value-type="float" office:value="1400456"/>
          <table:table-cell table:style-name="ce1" office:value-type="string">
            <text:p>Pacaraima (RR)</text:p>
          </table:table-cell>
          <table:table-cell table:style-name="ce1" office:value-type="float" office:value="1.30"/>
        </table:table-row>
        <table:table-row table:style-name="ro1">
          <table:table-cell table:style-name="ce1" office:value-type="float" office:value="1400472"/>
          <table:table-cell table:style-name="ce1" office:value-type="string">
            <text:p>Rorainópolis (RR)</text:p>
          </table:table-cell>
          <table:table-cell table:style-name="ce1" office:value-type="float" office:value="0.72"/>
        </table:table-row>
        <table:table-row table:style-name="ro1">
          <table:table-cell table:style-name="ce1" office:value-type="float" office:value="1400506"/>
          <table:table-cell table:style-name="ce1" office:value-type="string">
            <text:p>São João da Baliza (RR)</text:p>
          </table:table-cell>
          <table:table-cell table:style-name="ce1" office:value-type="float" office:value="1.58"/>
        </table:table-row>
        <table:table-row table:style-name="ro1">
          <table:table-cell table:style-name="ce1" office:value-type="float" office:value="1400605"/>
          <table:table-cell table:style-name="ce1" office:value-type="string">
            <text:p>São Luiz (RR)</text:p>
          </table:table-cell>
          <table:table-cell table:style-name="ce1" office:value-type="float" office:value="4.42"/>
        </table:table-row>
        <table:table-row table:style-name="ro1">
          <table:table-cell table:style-name="ce1" office:value-type="float" office:value="1400704"/>
          <table:table-cell table:style-name="ce1" office:value-type="string">
            <text:p>Uiramutã (RR)</text:p>
          </table:table-cell>
          <table:table-cell table:style-name="ce1" office:value-type="float" office:value="1.04"/>
        </table:table-row>
        <table:table-row table:style-name="ro1">
          <table:table-cell table:style-name="ce1" office:value-type="float" office:value="1500107"/>
          <table:table-cell table:style-name="ce1" office:value-type="string">
            <text:p>Abaetetuba (PA)</text:p>
          </table:table-cell>
          <table:table-cell table:style-name="ce1" office:value-type="float" office:value="87.61"/>
        </table:table-row>
        <table:table-row table:style-name="ro1">
          <table:table-cell table:style-name="ce1" office:value-type="float" office:value="1500131"/>
          <table:table-cell table:style-name="ce1" office:value-type="string">
            <text:p>Abel Figueiredo (PA)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float" office:value="1500206"/>
          <table:table-cell table:style-name="ce1" office:value-type="string">
            <text:p>Acará (PA)</text:p>
          </table:table-cell>
          <table:table-cell table:style-name="ce1" office:value-type="float" office:value="12.33"/>
        </table:table-row>
        <table:table-row table:style-name="ro1">
          <table:table-cell table:style-name="ce1" office:value-type="float" office:value="1500305"/>
          <table:table-cell table:style-name="ce1" office:value-type="string">
            <text:p>Afuá (PA)</text:p>
          </table:table-cell>
          <table:table-cell table:style-name="ce1" office:value-type="float" office:value="4.19"/>
        </table:table-row>
        <table:table-row table:style-name="ro1">
          <table:table-cell table:style-name="ce1" office:value-type="float" office:value="1500347"/>
          <table:table-cell table:style-name="ce1" office:value-type="string">
            <text:p>Água Azul do Norte (PA)</text:p>
          </table:table-cell>
          <table:table-cell table:style-name="ce1" office:value-type="float" office:value="3.52"/>
        </table:table-row>
        <table:table-row table:style-name="ro1">
          <table:table-cell table:style-name="ce1" office:value-type="float" office:value="1500404"/>
          <table:table-cell table:style-name="ce1" office:value-type="string">
            <text:p>Alenquer (PA)</text:p>
          </table:table-cell>
          <table:table-cell table:style-name="ce1" office:value-type="float" office:value="2.23"/>
        </table:table-row>
        <table:table-row table:style-name="ro1">
          <table:table-cell table:style-name="ce1" office:value-type="float" office:value="1500503"/>
          <table:table-cell table:style-name="ce1" office:value-type="string">
            <text:p>Almeirim (PA)</text:p>
          </table:table-cell>
          <table:table-cell table:style-name="ce1" office:value-type="float" office:value="0.46"/>
        </table:table-row>
        <table:table-row table:style-name="ro1">
          <table:table-cell table:style-name="ce1" office:value-type="float" office:value="1500602"/>
          <table:table-cell table:style-name="ce1" office:value-type="string">
            <text:p>Altamira (PA)</text:p>
          </table:table-cell>
          <table:table-cell table:style-name="ce1" office:value-type="float" office:value="0.62"/>
        </table:table-row>
        <table:table-row table:style-name="ro1">
          <table:table-cell table:style-name="ce1" office:value-type="float" office:value="1500701"/>
          <table:table-cell table:style-name="ce1" office:value-type="string">
            <text:p>Anajás (PA)</text:p>
          </table:table-cell>
          <table:table-cell table:style-name="ce1" office:value-type="float" office:value="3.58"/>
        </table:table-row>
        <table:table-row table:style-name="ro1">
          <table:table-cell table:style-name="ce1" office:value-type="float" office:value="1500800"/>
          <table:table-cell table:style-name="ce1" office:value-type="string">
            <text:p>Ananindeua (PA)</text:p>
          </table:table-cell>
          <table:table-cell table:style-name="ce1" office:value-type="float" office:value="2477.56"/>
        </table:table-row>
        <table:table-row table:style-name="ro1">
          <table:table-cell table:style-name="ce1" office:value-type="float" office:value="1500859"/>
          <table:table-cell table:style-name="ce1" office:value-type="string">
            <text:p>Anapu (PA)</text:p>
          </table:table-cell>
          <table:table-cell table:style-name="ce1" office:value-type="float" office:value="1.73"/>
        </table:table-row>
        <table:table-row table:style-name="ro1">
          <table:table-cell table:style-name="ce1" office:value-type="float" office:value="1500909"/>
          <table:table-cell table:style-name="ce1" office:value-type="string">
            <text:p>Augusto Corrêa (PA)</text:p>
          </table:table-cell>
          <table:table-cell table:style-name="ce1" office:value-type="float" office:value="37.10"/>
        </table:table-row>
        <table:table-row table:style-name="ro1">
          <table:table-cell table:style-name="ce1" office:value-type="float" office:value="1500958"/>
          <table:table-cell table:style-name="ce1" office:value-type="string">
            <text:p>Aurora do Pará (PA)</text:p>
          </table:table-cell>
          <table:table-cell table:style-name="ce1" office:value-type="float" office:value="14.65"/>
        </table:table-row>
        <table:table-row table:style-name="ro1">
          <table:table-cell table:style-name="ce1" office:value-type="float" office:value="1501006"/>
          <table:table-cell table:style-name="ce1" office:value-type="string">
            <text:p>Aveiro (PA)</text:p>
          </table:table-cell>
          <table:table-cell table:style-name="ce1" office:value-type="float" office:value="0.93"/>
        </table:table-row>
        <table:table-row table:style-name="ro1">
          <table:table-cell table:style-name="ce1" office:value-type="float" office:value="1501105"/>
          <table:table-cell table:style-name="ce1" office:value-type="string">
            <text:p>Bagre (PA)</text:p>
          </table:table-cell>
          <table:table-cell table:style-name="ce1" office:value-type="float" office:value="5.43"/>
        </table:table-row>
        <table:table-row table:style-name="ro1">
          <table:table-cell table:style-name="ce1" office:value-type="float" office:value="1501204"/>
          <table:table-cell table:style-name="ce1" office:value-type="string">
            <text:p>Baião (PA)</text:p>
          </table:table-cell>
          <table:table-cell table:style-name="ce1" office:value-type="float" office:value="9.81"/>
        </table:table-row>
        <table:table-row table:style-name="ro1">
          <table:table-cell table:style-name="ce1" office:value-type="float" office:value="1501253"/>
          <table:table-cell table:style-name="ce1" office:value-type="string">
            <text:p>Bannach (PA)</text:p>
          </table:table-cell>
          <table:table-cell table:style-name="ce1" office:value-type="float" office:value="1.16"/>
        </table:table-row>
        <table:table-row table:style-name="ro1">
          <table:table-cell table:style-name="ce1" office:value-type="float" office:value="1501303"/>
          <table:table-cell table:style-name="ce1" office:value-type="string">
            <text:p>Barcarena (PA)</text:p>
          </table:table-cell>
          <table:table-cell table:style-name="ce1" office:value-type="float" office:value="76.21"/>
        </table:table-row>
        <table:table-row table:style-name="ro1">
          <table:table-cell table:style-name="ce1" office:value-type="float" office:value="1501402"/>
          <table:table-cell table:style-name="ce1" office:value-type="string">
            <text:p>Belém (PA)</text:p>
          </table:table-cell>
          <table:table-cell table:style-name="ce1" office:value-type="float" office:value="1315.27"/>
        </table:table-row>
        <table:table-row table:style-name="ro1">
          <table:table-cell table:style-name="ce1" office:value-type="float" office:value="1501451"/>
          <table:table-cell table:style-name="ce1" office:value-type="string">
            <text:p>Belterra (PA)</text:p>
          </table:table-cell>
          <table:table-cell table:style-name="ce1" office:value-type="float" office:value="3.71"/>
        </table:table-row>
        <table:table-row table:style-name="ro1">
          <table:table-cell table:style-name="ce1" office:value-type="float" office:value="1501501"/>
          <table:table-cell table:style-name="ce1" office:value-type="string">
            <text:p>Benevides (PA)</text:p>
          </table:table-cell>
          <table:table-cell table:style-name="ce1" office:value-type="float" office:value="275.00"/>
        </table:table-row>
        <table:table-row table:style-name="ro1">
          <table:table-cell table:style-name="ce1" office:value-type="float" office:value="1501576"/>
          <table:table-cell table:style-name="ce1" office:value-type="string">
            <text:p>Bom Jesus do Tocantins (PA)</text:p>
          </table:table-cell>
          <table:table-cell table:style-name="ce1" office:value-type="float" office:value="5.43"/>
        </table:table-row>
        <table:table-row table:style-name="ro1">
          <table:table-cell table:style-name="ce1" office:value-type="float" office:value="1501600"/>
          <table:table-cell table:style-name="ce1" office:value-type="string">
            <text:p>Bonito (PA)</text:p>
          </table:table-cell>
          <table:table-cell table:style-name="ce1" office:value-type="float" office:value="23.23"/>
        </table:table-row>
        <table:table-row table:style-name="ro1">
          <table:table-cell table:style-name="ce1" office:value-type="float" office:value="1501709"/>
          <table:table-cell table:style-name="ce1" office:value-type="string">
            <text:p>Bragança (PA)</text:p>
          </table:table-cell>
          <table:table-cell table:style-name="ce1" office:value-type="float" office:value="54.13"/>
        </table:table-row>
        <table:table-row table:style-name="ro1">
          <table:table-cell table:style-name="ce1" office:value-type="float" office:value="1501725"/>
          <table:table-cell table:style-name="ce1" office:value-type="string">
            <text:p>Brasil Novo (PA)</text:p>
          </table:table-cell>
          <table:table-cell table:style-name="ce1" office:value-type="float" office:value="2.47"/>
        </table:table-row>
        <table:table-row table:style-name="ro1">
          <table:table-cell table:style-name="ce1" office:value-type="float" office:value="1501758"/>
          <table:table-cell table:style-name="ce1" office:value-type="string">
            <text:p>Brejo Grande do Araguaia (PA)</text:p>
          </table:table-cell>
          <table:table-cell table:style-name="ce1" office:value-type="float" office:value="5.68"/>
        </table:table-row>
        <table:table-row table:style-name="ro1">
          <table:table-cell table:style-name="ce1" office:value-type="float" office:value="1501782"/>
          <table:table-cell table:style-name="ce1" office:value-type="string">
            <text:p>Breu Branco (PA)</text:p>
          </table:table-cell>
          <table:table-cell table:style-name="ce1" office:value-type="float" office:value="13.32"/>
        </table:table-row>
        <table:table-row table:style-name="ro1">
          <table:table-cell table:style-name="ce1" office:value-type="float" office:value="1501808"/>
          <table:table-cell table:style-name="ce1" office:value-type="string">
            <text:p>Breves (PA)</text:p>
          </table:table-cell>
          <table:table-cell table:style-name="ce1" office:value-type="float" office:value="9.72"/>
        </table:table-row>
        <table:table-row table:style-name="ro1">
          <table:table-cell table:style-name="ce1" office:value-type="float" office:value="1501907"/>
          <table:table-cell table:style-name="ce1" office:value-type="string">
            <text:p>Bujaru (PA)</text:p>
          </table:table-cell>
          <table:table-cell table:style-name="ce1" office:value-type="float" office:value="25.56"/>
        </table:table-row>
        <table:table-row table:style-name="ro1">
          <table:table-cell table:style-name="ce1" office:value-type="float" office:value="1501956"/>
          <table:table-cell table:style-name="ce1" office:value-type="string">
            <text:p>Cachoeira do Piriá (PA)</text:p>
          </table:table-cell>
          <table:table-cell table:style-name="ce1" office:value-type="float" office:value="10.76"/>
        </table:table-row>
        <table:table-row table:style-name="ro1">
          <table:table-cell table:style-name="ce1" office:value-type="float" office:value="1502004"/>
          <table:table-cell table:style-name="ce1" office:value-type="string">
            <text:p>Cachoeira do Arari (PA)</text:p>
          </table:table-cell>
          <table:table-cell table:style-name="ce1" office:value-type="float" office:value="6.59"/>
        </table:table-row>
        <table:table-row table:style-name="ro1">
          <table:table-cell table:style-name="ce1" office:value-type="float" office:value="1502103"/>
          <table:table-cell table:style-name="ce1" office:value-type="string">
            <text:p>Cametá (PA)</text:p>
          </table:table-cell>
          <table:table-cell table:style-name="ce1" office:value-type="float" office:value="39.23"/>
        </table:table-row>
        <table:table-row table:style-name="ro1">
          <table:table-cell table:style-name="ce1" office:value-type="float" office:value="1502152"/>
          <table:table-cell table:style-name="ce1" office:value-type="string">
            <text:p>Canaã dos Carajás (PA)</text:p>
          </table:table-cell>
          <table:table-cell table:style-name="ce1" office:value-type="float" office:value="8.49"/>
        </table:table-row>
        <table:table-row table:style-name="ro1">
          <table:table-cell table:style-name="ce1" office:value-type="float" office:value="1502202"/>
          <table:table-cell table:style-name="ce1" office:value-type="string">
            <text:p>Capanema (PA)</text:p>
          </table:table-cell>
          <table:table-cell table:style-name="ce1" office:value-type="float" office:value="103.72"/>
        </table:table-row>
        <table:table-row table:style-name="ro1">
          <table:table-cell table:style-name="ce1" office:value-type="float" office:value="1502301"/>
          <table:table-cell table:style-name="ce1" office:value-type="string">
            <text:p>Capitão Poço (PA)</text:p>
          </table:table-cell>
          <table:table-cell table:style-name="ce1" office:value-type="float" office:value="17.90"/>
        </table:table-row>
        <table:table-row table:style-name="ro1">
          <table:table-cell table:style-name="ce1" office:value-type="float" office:value="1502400"/>
          <table:table-cell table:style-name="ce1" office:value-type="string">
            <text:p>Castanhal (PA)</text:p>
          </table:table-cell>
          <table:table-cell table:style-name="ce1" office:value-type="float" office:value="168.29"/>
        </table:table-row>
        <table:table-row table:style-name="ro1">
          <table:table-cell table:style-name="ce1" office:value-type="float" office:value="1502509"/>
          <table:table-cell table:style-name="ce1" office:value-type="string">
            <text:p>Chaves (PA)</text:p>
          </table:table-cell>
          <table:table-cell table:style-name="ce1" office:value-type="float" office:value="1.61"/>
        </table:table-row>
        <table:table-row table:style-name="ro1">
          <table:table-cell table:style-name="ce1" office:value-type="float" office:value="1502608"/>
          <table:table-cell table:style-name="ce1" office:value-type="string">
            <text:p>Colares (PA)</text:p>
          </table:table-cell>
          <table:table-cell table:style-name="ce1" office:value-type="float" office:value="18.66"/>
        </table:table-row>
        <table:table-row table:style-name="ro1">
          <table:table-cell table:style-name="ce1" office:value-type="float" office:value="1502707"/>
          <table:table-cell table:style-name="ce1" office:value-type="string">
            <text:p>Conceição do Araguaia (PA)</text:p>
          </table:table-cell>
          <table:table-cell table:style-name="ce1" office:value-type="float" office:value="7.81"/>
        </table:table-row>
        <table:table-row table:style-name="ro1">
          <table:table-cell table:style-name="ce1" office:value-type="float" office:value="1502756"/>
          <table:table-cell table:style-name="ce1" office:value-type="string">
            <text:p>Concórdia do Pará (PA)</text:p>
          </table:table-cell>
          <table:table-cell table:style-name="ce1" office:value-type="float" office:value="40.84"/>
        </table:table-row>
        <table:table-row table:style-name="ro1">
          <table:table-cell table:style-name="ce1" office:value-type="float" office:value="1502764"/>
          <table:table-cell table:style-name="ce1" office:value-type="string">
            <text:p>Cumaru do Norte (PA)</text:p>
          </table:table-cell>
          <table:table-cell table:style-name="ce1" office:value-type="float" office:value="0.61"/>
        </table:table-row>
        <table:table-row table:style-name="ro1">
          <table:table-cell table:style-name="ce1" office:value-type="float" office:value="1502772"/>
          <table:table-cell table:style-name="ce1" office:value-type="string">
            <text:p>Curionópolis (PA)</text:p>
          </table:table-cell>
          <table:table-cell table:style-name="ce1" office:value-type="float" office:value="7.72"/>
        </table:table-row>
        <table:table-row table:style-name="ro1">
          <table:table-cell table:style-name="ce1" office:value-type="float" office:value="1502806"/>
          <table:table-cell table:style-name="ce1" office:value-type="string">
            <text:p>Curralinho (PA)</text:p>
          </table:table-cell>
          <table:table-cell table:style-name="ce1" office:value-type="float" office:value="7.89"/>
        </table:table-row>
        <table:table-row table:style-name="ro1">
          <table:table-cell table:style-name="ce1" office:value-type="float" office:value="1502855"/>
          <table:table-cell table:style-name="ce1" office:value-type="string">
            <text:p>Curuá (PA)</text:p>
          </table:table-cell>
          <table:table-cell table:style-name="ce1" office:value-type="float" office:value="8.56"/>
        </table:table-row>
        <table:table-row table:style-name="ro1">
          <table:table-cell table:style-name="ce1" office:value-type="float" office:value="1502905"/>
          <table:table-cell table:style-name="ce1" office:value-type="string">
            <text:p>Curuçá (PA)</text:p>
          </table:table-cell>
          <table:table-cell table:style-name="ce1" office:value-type="float" office:value="50.98"/>
        </table:table-row>
        <table:table-row table:style-name="ro1">
          <table:table-cell table:style-name="ce1" office:value-type="float" office:value="1502939"/>
          <table:table-cell table:style-name="ce1" office:value-type="string">
            <text:p>Dom Eliseu (PA)</text:p>
          </table:table-cell>
          <table:table-cell table:style-name="ce1" office:value-type="float" office:value="9.74"/>
        </table:table-row>
        <table:table-row table:style-name="ro1">
          <table:table-cell table:style-name="ce1" office:value-type="float" office:value="1502954"/>
          <table:table-cell table:style-name="ce1" office:value-type="string">
            <text:p>Eldorado do Carajás (PA)</text:p>
          </table:table-cell>
          <table:table-cell table:style-name="ce1" office:value-type="float" office:value="10.75"/>
        </table:table-row>
        <table:table-row table:style-name="ro1">
          <table:table-cell table:style-name="ce1" office:value-type="float" office:value="1503002"/>
          <table:table-cell table:style-name="ce1" office:value-type="string">
            <text:p>Faro (PA)</text:p>
          </table:table-cell>
          <table:table-cell table:style-name="ce1" office:value-type="float" office:value="0.69"/>
        </table:table-row>
        <table:table-row table:style-name="ro1">
          <table:table-cell table:style-name="ce1" office:value-type="float" office:value="1503044"/>
          <table:table-cell table:style-name="ce1" office:value-type="string">
            <text:p>Floresta do Araguaia (PA)</text:p>
          </table:table-cell>
          <table:table-cell table:style-name="ce1" office:value-type="float" office:value="5.16"/>
        </table:table-row>
        <table:table-row table:style-name="ro1">
          <table:table-cell table:style-name="ce1" office:value-type="float" office:value="1503077"/>
          <table:table-cell table:style-name="ce1" office:value-type="string">
            <text:p>Garrafão do Norte (PA)</text:p>
          </table:table-cell>
          <table:table-cell table:style-name="ce1" office:value-type="float" office:value="15.66"/>
        </table:table-row>
        <table:table-row table:style-name="ro1">
          <table:table-cell table:style-name="ce1" office:value-type="float" office:value="1503093"/>
          <table:table-cell table:style-name="ce1" office:value-type="string">
            <text:p>Goianésia do Pará (PA)</text:p>
          </table:table-cell>
          <table:table-cell table:style-name="ce1" office:value-type="float" office:value="4.33"/>
        </table:table-row>
        <table:table-row table:style-name="ro1">
          <table:table-cell table:style-name="ce1" office:value-type="float" office:value="1503101"/>
          <table:table-cell table:style-name="ce1" office:value-type="string">
            <text:p>Gurupá (PA)</text:p>
          </table:table-cell>
          <table:table-cell table:style-name="ce1" office:value-type="float" office:value="3.40"/>
        </table:table-row>
        <table:table-row table:style-name="ro1">
          <table:table-cell table:style-name="ce1" office:value-type="float" office:value="1503200"/>
          <table:table-cell table:style-name="ce1" office:value-type="string">
            <text:p>Igarapé-Açu (PA)</text:p>
          </table:table-cell>
          <table:table-cell table:style-name="ce1" office:value-type="float" office:value="45.66"/>
        </table:table-row>
        <table:table-row table:style-name="ro1">
          <table:table-cell table:style-name="ce1" office:value-type="float" office:value="1503309"/>
          <table:table-cell table:style-name="ce1" office:value-type="string">
            <text:p>Igarapé-Miri (PA)</text:p>
          </table:table-cell>
          <table:table-cell table:style-name="ce1" office:value-type="float" office:value="29.08"/>
        </table:table-row>
        <table:table-row table:style-name="ro1">
          <table:table-cell table:style-name="ce1" office:value-type="float" office:value="1503408"/>
          <table:table-cell table:style-name="ce1" office:value-type="string">
            <text:p>Inhangapi (PA)</text:p>
          </table:table-cell>
          <table:table-cell table:style-name="ce1" office:value-type="float" office:value="21.29"/>
        </table:table-row>
        <table:table-row table:style-name="ro1">
          <table:table-cell table:style-name="ce1" office:value-type="float" office:value="1503457"/>
          <table:table-cell table:style-name="ce1" office:value-type="string">
            <text:p>Ipixuna do Pará (PA)</text:p>
          </table:table-cell>
          <table:table-cell table:style-name="ce1" office:value-type="float" office:value="9.84"/>
        </table:table-row>
        <table:table-row table:style-name="ro1">
          <table:table-cell table:style-name="ce1" office:value-type="float" office:value="1503507"/>
          <table:table-cell table:style-name="ce1" office:value-type="string">
            <text:p>Irituia (PA)</text:p>
          </table:table-cell>
          <table:table-cell table:style-name="ce1" office:value-type="float" office:value="22.74"/>
        </table:table-row>
        <table:table-row table:style-name="ro1">
          <table:table-cell table:style-name="ce1" office:value-type="float" office:value="1503606"/>
          <table:table-cell table:style-name="ce1" office:value-type="string">
            <text:p>Itaituba (PA)</text:p>
          </table:table-cell>
          <table:table-cell table:style-name="ce1" office:value-type="float" office:value="1.57"/>
        </table:table-row>
        <table:table-row table:style-name="ro1">
          <table:table-cell table:style-name="ce1" office:value-type="float" office:value="1503705"/>
          <table:table-cell table:style-name="ce1" office:value-type="string">
            <text:p>Itupiranga (PA)</text:p>
          </table:table-cell>
          <table:table-cell table:style-name="ce1" office:value-type="float" office:value="6.50"/>
        </table:table-row>
        <table:table-row table:style-name="ro1">
          <table:table-cell table:style-name="ce1" office:value-type="float" office:value="1503754"/>
          <table:table-cell table:style-name="ce1" office:value-type="string">
            <text:p>Jacareacanga (PA)</text:p>
          </table:table-cell>
          <table:table-cell table:style-name="ce1" office:value-type="float" office:value="0.26"/>
        </table:table-row>
        <table:table-row table:style-name="ro1">
          <table:table-cell table:style-name="ce1" office:value-type="float" office:value="1503804"/>
          <table:table-cell table:style-name="ce1" office:value-type="string">
            <text:p>Jacundá (PA)</text:p>
          </table:table-cell>
          <table:table-cell table:style-name="ce1" office:value-type="float" office:value="25.57"/>
        </table:table-row>
        <table:table-row table:style-name="ro1">
          <table:table-cell table:style-name="ce1" office:value-type="float" office:value="1503903"/>
          <table:table-cell table:style-name="ce1" office:value-type="string">
            <text:p>Juruti (PA)</text:p>
          </table:table-cell>
          <table:table-cell table:style-name="ce1" office:value-type="float" office:value="5.67"/>
        </table:table-row>
        <table:table-row table:style-name="ro1">
          <table:table-cell table:style-name="ce1" office:value-type="float" office:value="1504000"/>
          <table:table-cell table:style-name="ce1" office:value-type="string">
            <text:p>Limoeiro do Ajuru (PA)</text:p>
          </table:table-cell>
          <table:table-cell table:style-name="ce1" office:value-type="float" office:value="16.79"/>
        </table:table-row>
        <table:table-row table:style-name="ro1">
          <table:table-cell table:style-name="ce1" office:value-type="float" office:value="1504059"/>
          <table:table-cell table:style-name="ce1" office:value-type="string">
            <text:p>Mãe do Rio (PA)</text:p>
          </table:table-cell>
          <table:table-cell table:style-name="ce1" office:value-type="float" office:value="59.43"/>
        </table:table-row>
        <table:table-row table:style-name="ro1">
          <table:table-cell table:style-name="ce1" office:value-type="float" office:value="1504109"/>
          <table:table-cell table:style-name="ce1" office:value-type="string">
            <text:p>Magalhães Barata (PA)</text:p>
          </table:table-cell>
          <table:table-cell table:style-name="ce1" office:value-type="float" office:value="25.07"/>
        </table:table-row>
        <table:table-row table:style-name="ro1">
          <table:table-cell table:style-name="ce1" office:value-type="float" office:value="1504208"/>
          <table:table-cell table:style-name="ce1" office:value-type="string">
            <text:p>Marabá (PA)</text:p>
          </table:table-cell>
          <table:table-cell table:style-name="ce1" office:value-type="float" office:value="15.45"/>
        </table:table-row>
        <table:table-row table:style-name="ro1">
          <table:table-cell table:style-name="ce1" office:value-type="float" office:value="1504307"/>
          <table:table-cell table:style-name="ce1" office:value-type="string">
            <text:p>Maracanã (PA)</text:p>
          </table:table-cell>
          <table:table-cell table:style-name="ce1" office:value-type="float" office:value="33.10"/>
        </table:table-row>
        <table:table-row table:style-name="ro1">
          <table:table-cell table:style-name="ce1" office:value-type="float" office:value="1504406"/>
          <table:table-cell table:style-name="ce1" office:value-type="string">
            <text:p>Marapanim (PA)</text:p>
          </table:table-cell>
          <table:table-cell table:style-name="ce1" office:value-type="float" office:value="33.42"/>
        </table:table-row>
        <table:table-row table:style-name="ro1">
          <table:table-cell table:style-name="ce1" office:value-type="float" office:value="1504422"/>
          <table:table-cell table:style-name="ce1" office:value-type="string">
            <text:p>Marituba (PA)</text:p>
          </table:table-cell>
          <table:table-cell table:style-name="ce1" office:value-type="float" office:value="1047.44"/>
        </table:table-row>
        <table:table-row table:style-name="ro1">
          <table:table-cell table:style-name="ce1" office:value-type="float" office:value="1504455"/>
          <table:table-cell table:style-name="ce1" office:value-type="string">
            <text:p>Medicilândia (PA)</text:p>
          </table:table-cell>
          <table:table-cell table:style-name="ce1" office:value-type="float" office:value="3.30"/>
        </table:table-row>
        <table:table-row table:style-name="ro1">
          <table:table-cell table:style-name="ce1" office:value-type="float" office:value="1504505"/>
          <table:table-cell table:style-name="ce1" office:value-type="string">
            <text:p>Melgaço (PA)</text:p>
          </table:table-cell>
          <table:table-cell table:style-name="ce1" office:value-type="float" office:value="3.66"/>
        </table:table-row>
        <table:table-row table:style-name="ro1">
          <table:table-cell table:style-name="ce1" office:value-type="float" office:value="1504604"/>
          <table:table-cell table:style-name="ce1" office:value-type="string">
            <text:p>Mocajuba (PA)</text:p>
          </table:table-cell>
          <table:table-cell table:style-name="ce1" office:value-type="float" office:value="30.70"/>
        </table:table-row>
        <table:table-row table:style-name="ro1">
          <table:table-cell table:style-name="ce1" office:value-type="float" office:value="1504703"/>
          <table:table-cell table:style-name="ce1" office:value-type="string">
            <text:p>Moju (PA)</text:p>
          </table:table-cell>
          <table:table-cell table:style-name="ce1" office:value-type="float" office:value="7.70"/>
        </table:table-row>
        <table:table-row table:style-name="ro1">
          <table:table-cell table:style-name="ce1" office:value-type="float" office:value="1504802"/>
          <table:table-cell table:style-name="ce1" office:value-type="string">
            <text:p>Monte Alegre (PA)</text:p>
          </table:table-cell>
          <table:table-cell table:style-name="ce1" office:value-type="float" office:value="3.06"/>
        </table:table-row>
        <table:table-row table:style-name="ro1">
          <table:table-cell table:style-name="ce1" office:value-type="float" office:value="1504901"/>
          <table:table-cell table:style-name="ce1" office:value-type="string">
            <text:p>Muaná (PA)</text:p>
          </table:table-cell>
          <table:table-cell table:style-name="ce1" office:value-type="float" office:value="9.08"/>
        </table:table-row>
        <table:table-row table:style-name="ro1">
          <table:table-cell table:style-name="ce1" office:value-type="float" office:value="1504950"/>
          <table:table-cell table:style-name="ce1" office:value-type="string">
            <text:p>Nova Esperança do Piriá (PA)</text:p>
          </table:table-cell>
          <table:table-cell table:style-name="ce1" office:value-type="float" office:value="7.17"/>
        </table:table-row>
        <table:table-row table:style-name="ro1">
          <table:table-cell table:style-name="ce1" office:value-type="float" office:value="1504976"/>
          <table:table-cell table:style-name="ce1" office:value-type="string">
            <text:p>Nova Ipixuna (PA)</text:p>
          </table:table-cell>
          <table:table-cell table:style-name="ce1" office:value-type="float" office:value="9.36"/>
        </table:table-row>
        <table:table-row table:style-name="ro1">
          <table:table-cell table:style-name="ce1" office:value-type="float" office:value="1505007"/>
          <table:table-cell table:style-name="ce1" office:value-type="string">
            <text:p>Nova Timboteua (PA)</text:p>
          </table:table-cell>
          <table:table-cell table:style-name="ce1" office:value-type="float" office:value="27.91"/>
        </table:table-row>
        <table:table-row table:style-name="ro1">
          <table:table-cell table:style-name="ce1" office:value-type="float" office:value="1505031"/>
          <table:table-cell table:style-name="ce1" office:value-type="string">
            <text:p>Novo Progresso (PA)</text:p>
          </table:table-cell>
          <table:table-cell table:style-name="ce1" office:value-type="float" office:value="0.66"/>
        </table:table-row>
        <table:table-row table:style-name="ro1">
          <table:table-cell table:style-name="ce1" office:value-type="float" office:value="1505064"/>
          <table:table-cell table:style-name="ce1" office:value-type="string">
            <text:p>Novo Repartimento (PA)</text:p>
          </table:table-cell>
          <table:table-cell table:style-name="ce1" office:value-type="float" office:value="4.03"/>
        </table:table-row>
        <table:table-row table:style-name="ro1">
          <table:table-cell table:style-name="ce1" office:value-type="float" office:value="1505106"/>
          <table:table-cell table:style-name="ce1" office:value-type="string">
            <text:p>Óbidos (PA)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float" office:value="1505205"/>
          <table:table-cell table:style-name="ce1" office:value-type="string">
            <text:p>Oeiras do Pará (PA)</text:p>
          </table:table-cell>
          <table:table-cell table:style-name="ce1" office:value-type="float" office:value="7.42"/>
        </table:table-row>
        <table:table-row table:style-name="ro1">
          <table:table-cell table:style-name="ce1" office:value-type="float" office:value="1505304"/>
          <table:table-cell table:style-name="ce1" office:value-type="string">
            <text:p>Oriximiná (PA)</text:p>
          </table:table-cell>
          <table:table-cell table:style-name="ce1" office:value-type="float" office:value="0.58"/>
        </table:table-row>
        <table:table-row table:style-name="ro1">
          <table:table-cell table:style-name="ce1" office:value-type="float" office:value="1505403"/>
          <table:table-cell table:style-name="ce1" office:value-type="string">
            <text:p>Ourém (PA)</text:p>
          </table:table-cell>
          <table:table-cell table:style-name="ce1" office:value-type="float" office:value="29.00"/>
        </table:table-row>
        <table:table-row table:style-name="ro1">
          <table:table-cell table:style-name="ce1" office:value-type="float" office:value="1505437"/>
          <table:table-cell table:style-name="ce1" office:value-type="string">
            <text:p>Ourilândia do Norte (PA)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float" office:value="1505486"/>
          <table:table-cell table:style-name="ce1" office:value-type="string">
            <text:p>Pacajá (PA)</text:p>
          </table:table-cell>
          <table:table-cell table:style-name="ce1" office:value-type="float" office:value="3.38"/>
        </table:table-row>
        <table:table-row table:style-name="ro1">
          <table:table-cell table:style-name="ce1" office:value-type="float" office:value="1505494"/>
          <table:table-cell table:style-name="ce1" office:value-type="string">
            <text:p>Palestina do Pará (PA)</text:p>
          </table:table-cell>
          <table:table-cell table:style-name="ce1" office:value-type="float" office:value="7.59"/>
        </table:table-row>
        <table:table-row table:style-name="ro1">
          <table:table-cell table:style-name="ce1" office:value-type="float" office:value="1505502"/>
          <table:table-cell table:style-name="ce1" office:value-type="string">
            <text:p>Paragominas (PA)</text:p>
          </table:table-cell>
          <table:table-cell table:style-name="ce1" office:value-type="float" office:value="5.06"/>
        </table:table-row>
        <table:table-row table:style-name="ro1">
          <table:table-cell table:style-name="ce1" office:value-type="float" office:value="1505536"/>
          <table:table-cell table:style-name="ce1" office:value-type="string">
            <text:p>Parauapebas (PA)</text:p>
          </table:table-cell>
          <table:table-cell table:style-name="ce1" office:value-type="float" office:value="22.12"/>
        </table:table-row>
        <table:table-row table:style-name="ro1">
          <table:table-cell table:style-name="ce1" office:value-type="float" office:value="1505551"/>
          <table:table-cell table:style-name="ce1" office:value-type="string">
            <text:p>Pau D'Arco (PA)</text:p>
          </table:table-cell>
          <table:table-cell table:style-name="ce1" office:value-type="float" office:value="3.61"/>
        </table:table-row>
        <table:table-row table:style-name="ro1">
          <table:table-cell table:style-name="ce1" office:value-type="float" office:value="1505601"/>
          <table:table-cell table:style-name="ce1" office:value-type="string">
            <text:p>Peixe-Boi (PA)</text:p>
          </table:table-cell>
          <table:table-cell table:style-name="ce1" office:value-type="float" office:value="17.40"/>
        </table:table-row>
        <table:table-row table:style-name="ro1">
          <table:table-cell table:style-name="ce1" office:value-type="float" office:value="1505635"/>
          <table:table-cell table:style-name="ce1" office:value-type="string">
            <text:p>Piçarra (PA)</text:p>
          </table:table-cell>
          <table:table-cell table:style-name="ce1" office:value-type="float" office:value="3.83"/>
        </table:table-row>
        <table:table-row table:style-name="ro1">
          <table:table-cell table:style-name="ce1" office:value-type="float" office:value="1505650"/>
          <table:table-cell table:style-name="ce1" office:value-type="string">
            <text:p>Placas (PA)</text:p>
          </table:table-cell>
          <table:table-cell table:style-name="ce1" office:value-type="float" office:value="3.34"/>
        </table:table-row>
        <table:table-row table:style-name="ro1">
          <table:table-cell table:style-name="ce1" office:value-type="float" office:value="1505700"/>
          <table:table-cell table:style-name="ce1" office:value-type="string">
            <text:p>Ponta de Pedras (PA)</text:p>
          </table:table-cell>
          <table:table-cell table:style-name="ce1" office:value-type="float" office:value="7.73"/>
        </table:table-row>
        <table:table-row table:style-name="ro1">
          <table:table-cell table:style-name="ce1" office:value-type="float" office:value="1505809"/>
          <table:table-cell table:style-name="ce1" office:value-type="string">
            <text:p>Portel (PA)</text:p>
          </table:table-cell>
          <table:table-cell table:style-name="ce1" office:value-type="float" office:value="2.06"/>
        </table:table-row>
        <table:table-row table:style-name="ro1">
          <table:table-cell table:style-name="ce1" office:value-type="float" office:value="1505908"/>
          <table:table-cell table:style-name="ce1" office:value-type="string">
            <text:p>Porto de Moz (PA)</text:p>
          </table:table-cell>
          <table:table-cell table:style-name="ce1" office:value-type="float" office:value="1.95"/>
        </table:table-row>
        <table:table-row table:style-name="ro1">
          <table:table-cell table:style-name="ce1" office:value-type="float" office:value="1506005"/>
          <table:table-cell table:style-name="ce1" office:value-type="string">
            <text:p>Prainha (PA)</text:p>
          </table:table-cell>
          <table:table-cell table:style-name="ce1" office:value-type="float" office:value="1.98"/>
        </table:table-row>
        <table:table-row table:style-name="ro1">
          <table:table-cell table:style-name="ce1" office:value-type="float" office:value="1506104"/>
          <table:table-cell table:style-name="ce1" office:value-type="string">
            <text:p>Primavera (PA)</text:p>
          </table:table-cell>
          <table:table-cell table:style-name="ce1" office:value-type="float" office:value="39.71"/>
        </table:table-row>
        <table:table-row table:style-name="ro1">
          <table:table-cell table:style-name="ce1" office:value-type="float" office:value="1506112"/>
          <table:table-cell table:style-name="ce1" office:value-type="string">
            <text:p>Quatipuru (PA)</text:p>
          </table:table-cell>
          <table:table-cell table:style-name="ce1" office:value-type="float" office:value="38.28"/>
        </table:table-row>
        <table:table-row table:style-name="ro1">
          <table:table-cell table:style-name="ce1" office:value-type="float" office:value="1506138"/>
          <table:table-cell table:style-name="ce1" office:value-type="string">
            <text:p>Redenção (PA)</text:p>
          </table:table-cell>
          <table:table-cell table:style-name="ce1" office:value-type="float" office:value="19.76"/>
        </table:table-row>
        <table:table-row table:style-name="ro1">
          <table:table-cell table:style-name="ce1" office:value-type="float" office:value="1506161"/>
          <table:table-cell table:style-name="ce1" office:value-type="string">
            <text:p>Rio Maria (PA)</text:p>
          </table:table-cell>
          <table:table-cell table:style-name="ce1" office:value-type="float" office:value="4.30"/>
        </table:table-row>
        <table:table-row table:style-name="ro1">
          <table:table-cell table:style-name="ce1" office:value-type="float" office:value="1506187"/>
          <table:table-cell table:style-name="ce1" office:value-type="string">
            <text:p>Rondon do Pará (PA)</text:p>
          </table:table-cell>
          <table:table-cell table:style-name="ce1" office:value-type="float" office:value="5.70"/>
        </table:table-row>
        <table:table-row table:style-name="ro1">
          <table:table-cell table:style-name="ce1" office:value-type="float" office:value="1506195"/>
          <table:table-cell table:style-name="ce1" office:value-type="string">
            <text:p>Rurópolis (PA)</text:p>
          </table:table-cell>
          <table:table-cell table:style-name="ce1" office:value-type="float" office:value="5.71"/>
        </table:table-row>
        <table:table-row table:style-name="ro1">
          <table:table-cell table:style-name="ce1" office:value-type="float" office:value="1506203"/>
          <table:table-cell table:style-name="ce1" office:value-type="string">
            <text:p>Salinópolis (PA)</text:p>
          </table:table-cell>
          <table:table-cell table:style-name="ce1" office:value-type="float" office:value="157.57"/>
        </table:table-row>
        <table:table-row table:style-name="ro1">
          <table:table-cell table:style-name="ce1" office:value-type="float" office:value="1506302"/>
          <table:table-cell table:style-name="ce1" office:value-type="string">
            <text:p>Salvaterra (PA)</text:p>
          </table:table-cell>
          <table:table-cell table:style-name="ce1" office:value-type="float" office:value="19.42"/>
        </table:table-row>
        <table:table-row table:style-name="ro1">
          <table:table-cell table:style-name="ce1" office:value-type="float" office:value="1506351"/>
          <table:table-cell table:style-name="ce1" office:value-type="string">
            <text:p>Santa Bárbara do Pará (PA)</text:p>
          </table:table-cell>
          <table:table-cell table:style-name="ce1" office:value-type="float" office:value="61.62"/>
        </table:table-row>
        <table:table-row table:style-name="ro1">
          <table:table-cell table:style-name="ce1" office:value-type="float" office:value="1506401"/>
          <table:table-cell table:style-name="ce1" office:value-type="string">
            <text:p>Santa Cruz do Arari (PA)</text:p>
          </table:table-cell>
          <table:table-cell table:style-name="ce1" office:value-type="float" office:value="7.58"/>
        </table:table-row>
        <table:table-row table:style-name="ro1">
          <table:table-cell table:style-name="ce1" office:value-type="float" office:value="1506500"/>
          <table:table-cell table:style-name="ce1" office:value-type="string">
            <text:p>Santa Izabel do Pará (PA)</text:p>
          </table:table-cell>
          <table:table-cell table:style-name="ce1" office:value-type="float" office:value="82.86"/>
        </table:table-row>
        <table:table-row table:style-name="ro1">
          <table:table-cell table:style-name="ce1" office:value-type="float" office:value="1506559"/>
          <table:table-cell table:style-name="ce1" office:value-type="string">
            <text:p>Santa Luzia do Pará (PA)</text:p>
          </table:table-cell>
          <table:table-cell table:style-name="ce1" office:value-type="float" office:value="14.32"/>
        </table:table-row>
        <table:table-row table:style-name="ro1">
          <table:table-cell table:style-name="ce1" office:value-type="float" office:value="1506583"/>
          <table:table-cell table:style-name="ce1" office:value-type="string">
            <text:p>Santa Maria das Barreiras (PA)</text:p>
          </table:table-cell>
          <table:table-cell table:style-name="ce1" office:value-type="float" office:value="1.67"/>
        </table:table-row>
        <table:table-row table:style-name="ro1">
          <table:table-cell table:style-name="ce1" office:value-type="float" office:value="1506609"/>
          <table:table-cell table:style-name="ce1" office:value-type="string">
            <text:p>Santa Maria do Pará (PA)</text:p>
          </table:table-cell>
          <table:table-cell table:style-name="ce1" office:value-type="float" office:value="50.31"/>
        </table:table-row>
        <table:table-row table:style-name="ro1">
          <table:table-cell table:style-name="ce1" office:value-type="float" office:value="1506708"/>
          <table:table-cell table:style-name="ce1" office:value-type="string">
            <text:p>Santana do Araguaia (PA)</text:p>
          </table:table-cell>
          <table:table-cell table:style-name="ce1" office:value-type="float" office:value="4.84"/>
        </table:table-row>
        <table:table-row table:style-name="ro1">
          <table:table-cell table:style-name="ce1" office:value-type="float" office:value="1506807"/>
          <table:table-cell table:style-name="ce1" office:value-type="string">
            <text:p>Santarém (PA)</text:p>
          </table:table-cell>
          <table:table-cell table:style-name="ce1" office:value-type="float" office:value="12.87"/>
        </table:table-row>
        <table:table-row table:style-name="ro1">
          <table:table-cell table:style-name="ce1" office:value-type="float" office:value="1506906"/>
          <table:table-cell table:style-name="ce1" office:value-type="string">
            <text:p>Santarém Novo (PA)</text:p>
          </table:table-cell>
          <table:table-cell table:style-name="ce1" office:value-type="float" office:value="26.76"/>
        </table:table-row>
        <table:table-row table:style-name="ro1">
          <table:table-cell table:style-name="ce1" office:value-type="float" office:value="1507003"/>
          <table:table-cell table:style-name="ce1" office:value-type="string">
            <text:p>Santo Antônio do Tauá (PA)</text:p>
          </table:table-cell>
          <table:table-cell table:style-name="ce1" office:value-type="float" office:value="49.61"/>
        </table:table-row>
        <table:table-row table:style-name="ro1">
          <table:table-cell table:style-name="ce1" office:value-type="float" office:value="1507102"/>
          <table:table-cell table:style-name="ce1" office:value-type="string">
            <text:p>São Caetano de Odivelas (PA)</text:p>
          </table:table-cell>
          <table:table-cell table:style-name="ce1" office:value-type="float" office:value="22.72"/>
        </table:table-row>
        <table:table-row table:style-name="ro1">
          <table:table-cell table:style-name="ce1" office:value-type="float" office:value="1507151"/>
          <table:table-cell table:style-name="ce1" office:value-type="string">
            <text:p>São Domingos do Araguaia (PA)</text:p>
          </table:table-cell>
          <table:table-cell table:style-name="ce1" office:value-type="float" office:value="16.61"/>
        </table:table-row>
        <table:table-row table:style-name="ro1">
          <table:table-cell table:style-name="ce1" office:value-type="float" office:value="1507201"/>
          <table:table-cell table:style-name="ce1" office:value-type="string">
            <text:p>São Domingos do Capim (PA)</text:p>
          </table:table-cell>
          <table:table-cell table:style-name="ce1" office:value-type="float" office:value="17.79"/>
        </table:table-row>
        <table:table-row table:style-name="ro1">
          <table:table-cell table:style-name="ce1" office:value-type="float" office:value="1507300"/>
          <table:table-cell table:style-name="ce1" office:value-type="string">
            <text:p>São Félix do Xingu (PA)</text:p>
          </table:table-cell>
          <table:table-cell table:style-name="ce1" office:value-type="float" office:value="1.08"/>
        </table:table-row>
        <table:table-row table:style-name="ro1">
          <table:table-cell table:style-name="ce1" office:value-type="float" office:value="1507409"/>
          <table:table-cell table:style-name="ce1" office:value-type="string">
            <text:p>São Francisco do Pará (PA)</text:p>
          </table:table-cell>
          <table:table-cell table:style-name="ce1" office:value-type="float" office:value="31.40"/>
        </table:table-row>
        <table:table-row table:style-name="ro1">
          <table:table-cell table:style-name="ce1" office:value-type="float" office:value="1507458"/>
          <table:table-cell table:style-name="ce1" office:value-type="string">
            <text:p>São Geraldo do Araguaia (PA)</text:p>
          </table:table-cell>
          <table:table-cell table:style-name="ce1" office:value-type="float" office:value="8.08"/>
        </table:table-row>
        <table:table-row table:style-name="ro1">
          <table:table-cell table:style-name="ce1" office:value-type="float" office:value="1507466"/>
          <table:table-cell table:style-name="ce1" office:value-type="string">
            <text:p>São João da Ponta (PA)</text:p>
          </table:table-cell>
          <table:table-cell table:style-name="ce1" office:value-type="float" office:value="26.87"/>
        </table:table-row>
        <table:table-row table:style-name="ro1">
          <table:table-cell table:style-name="ce1" office:value-type="float" office:value="1507474"/>
          <table:table-cell table:style-name="ce1" office:value-type="string">
            <text:p>São João de Pirabas (PA)</text:p>
          </table:table-cell>
          <table:table-cell table:style-name="ce1" office:value-type="float" office:value="29.25"/>
        </table:table-row>
        <table:table-row table:style-name="ro1">
          <table:table-cell table:style-name="ce1" office:value-type="float" office:value="1507508"/>
          <table:table-cell table:style-name="ce1" office:value-type="string">
            <text:p>São João do Araguaia (PA)</text:p>
          </table:table-cell>
          <table:table-cell table:style-name="ce1" office:value-type="float" office:value="10.28"/>
        </table:table-row>
        <table:table-row table:style-name="ro1">
          <table:table-cell table:style-name="ce1" office:value-type="float" office:value="1507607"/>
          <table:table-cell table:style-name="ce1" office:value-type="string">
            <text:p>São Miguel do Guamá (PA)</text:p>
          </table:table-cell>
          <table:table-cell table:style-name="ce1" office:value-type="float" office:value="46.45"/>
        </table:table-row>
        <table:table-row table:style-name="ro1">
          <table:table-cell table:style-name="ce1" office:value-type="float" office:value="1507706"/>
          <table:table-cell table:style-name="ce1" office:value-type="string">
            <text:p>São Sebastião da Boa Vista (PA)</text:p>
          </table:table-cell>
          <table:table-cell table:style-name="ce1" office:value-type="float" office:value="14.03"/>
        </table:table-row>
        <table:table-row table:style-name="ro1">
          <table:table-cell table:style-name="ce1" office:value-type="float" office:value="1507755"/>
          <table:table-cell table:style-name="ce1" office:value-type="string">
            <text:p>Sapucaia (PA)</text:p>
          </table:table-cell>
          <table:table-cell table:style-name="ce1" office:value-type="float" office:value="3.89"/>
        </table:table-row>
        <table:table-row table:style-name="ro1">
          <table:table-cell table:style-name="ce1" office:value-type="float" office:value="1507805"/>
          <table:table-cell table:style-name="ce1" office:value-type="string">
            <text:p>Senador José Porfírio (PA)</text:p>
          </table:table-cell>
          <table:table-cell table:style-name="ce1" office:value-type="float" office:value="0.91"/>
        </table:table-row>
        <table:table-row table:style-name="ro1">
          <table:table-cell table:style-name="ce1" office:value-type="float" office:value="1507904"/>
          <table:table-cell table:style-name="ce1" office:value-type="string">
            <text:p>Soure (PA)</text:p>
          </table:table-cell>
          <table:table-cell table:style-name="ce1" office:value-type="float" office:value="6.54"/>
        </table:table-row>
        <table:table-row table:style-name="ro1">
          <table:table-cell table:style-name="ce1" office:value-type="float" office:value="1507953"/>
          <table:table-cell table:style-name="ce1" office:value-type="string">
            <text:p>Tailândia (PA)</text:p>
          </table:table-cell>
          <table:table-cell table:style-name="ce1" office:value-type="float" office:value="17.90"/>
        </table:table-row>
        <table:table-row table:style-name="ro1">
          <table:table-cell table:style-name="ce1" office:value-type="float" office:value="1507961"/>
          <table:table-cell table:style-name="ce1" office:value-type="string">
            <text:p>Terra Alta (PA)</text:p>
          </table:table-cell>
          <table:table-cell table:style-name="ce1" office:value-type="float" office:value="49.72"/>
        </table:table-row>
        <table:table-row table:style-name="ro1">
          <table:table-cell table:style-name="ce1" office:value-type="float" office:value="1507979"/>
          <table:table-cell table:style-name="ce1" office:value-type="string">
            <text:p>Terra Santa (PA)</text:p>
          </table:table-cell>
          <table:table-cell table:style-name="ce1" office:value-type="float" office:value="8.94"/>
        </table:table-row>
        <table:table-row table:style-name="ro1">
          <table:table-cell table:style-name="ce1" office:value-type="float" office:value="1508001"/>
          <table:table-cell table:style-name="ce1" office:value-type="string">
            <text:p>Tomé-Açu (PA)</text:p>
          </table:table-cell>
          <table:table-cell table:style-name="ce1" office:value-type="float" office:value="10.98"/>
        </table:table-row>
        <table:table-row table:style-name="ro1">
          <table:table-cell table:style-name="ce1" office:value-type="float" office:value="1508035"/>
          <table:table-cell table:style-name="ce1" office:value-type="string">
            <text:p>Tracuateua (PA)</text:p>
          </table:table-cell>
          <table:table-cell table:style-name="ce1" office:value-type="float" office:value="29.33"/>
        </table:table-row>
        <table:table-row table:style-name="ro1">
          <table:table-cell table:style-name="ce1" office:value-type="float" office:value="1508050"/>
          <table:table-cell table:style-name="ce1" office:value-type="string">
            <text:p>Trairão (PA)</text:p>
          </table:table-cell>
          <table:table-cell table:style-name="ce1" office:value-type="float" office:value="1.41"/>
        </table:table-row>
        <table:table-row table:style-name="ro1">
          <table:table-cell table:style-name="ce1" office:value-type="float" office:value="1508084"/>
          <table:table-cell table:style-name="ce1" office:value-type="string">
            <text:p>Tucumã (PA)</text:p>
          </table:table-cell>
          <table:table-cell table:style-name="ce1" office:value-type="float" office:value="13.41"/>
        </table:table-row>
        <table:table-row table:style-name="ro1">
          <table:table-cell table:style-name="ce1" office:value-type="float" office:value="1508100"/>
          <table:table-cell table:style-name="ce1" office:value-type="string">
            <text:p>Tucuruí (PA)</text:p>
          </table:table-cell>
          <table:table-cell table:style-name="ce1" office:value-type="float" office:value="46.56"/>
        </table:table-row>
        <table:table-row table:style-name="ro1">
          <table:table-cell table:style-name="ce1" office:value-type="float" office:value="1508126"/>
          <table:table-cell table:style-name="ce1" office:value-type="string">
            <text:p>Ulianópolis (PA)</text:p>
          </table:table-cell>
          <table:table-cell table:style-name="ce1" office:value-type="float" office:value="8.52"/>
        </table:table-row>
        <table:table-row table:style-name="ro1">
          <table:table-cell table:style-name="ce1" office:value-type="float" office:value="1508159"/>
          <table:table-cell table:style-name="ce1" office:value-type="string">
            <text:p>Uruará (PA)</text:p>
          </table:table-cell>
          <table:table-cell table:style-name="ce1" office:value-type="float" office:value="4.15"/>
        </table:table-row>
        <table:table-row table:style-name="ro1">
          <table:table-cell table:style-name="ce1" office:value-type="float" office:value="1508209"/>
          <table:table-cell table:style-name="ce1" office:value-type="string">
            <text:p>Vigia (PA)</text:p>
          </table:table-cell>
          <table:table-cell table:style-name="ce1" office:value-type="float" office:value="88.84"/>
        </table:table-row>
        <table:table-row table:style-name="ro1">
          <table:table-cell table:style-name="ce1" office:value-type="float" office:value="1508308"/>
          <table:table-cell table:style-name="ce1" office:value-type="string">
            <text:p>Viseu (PA)</text:p>
          </table:table-cell>
          <table:table-cell table:style-name="ce1" office:value-type="float" office:value="11.54"/>
        </table:table-row>
        <table:table-row table:style-name="ro1">
          <table:table-cell table:style-name="ce1" office:value-type="float" office:value="1508357"/>
          <table:table-cell table:style-name="ce1" office:value-type="string">
            <text:p>Vitória do Xingu (PA)</text:p>
          </table:table-cell>
          <table:table-cell table:style-name="ce1" office:value-type="float" office:value="4.28"/>
        </table:table-row>
        <table:table-row table:style-name="ro1">
          <table:table-cell table:style-name="ce1" office:value-type="float" office:value="1508407"/>
          <table:table-cell table:style-name="ce1" office:value-type="string">
            <text:p>Xinguara (PA)</text:p>
          </table:table-cell>
          <table:table-cell table:style-name="ce1" office:value-type="float" office:value="10.74"/>
        </table:table-row>
        <table:table-row table:style-name="ro1">
          <table:table-cell table:style-name="ce1" office:value-type="float" office:value="1600055"/>
          <table:table-cell table:style-name="ce1" office:value-type="string">
            <text:p>Serra do Navio (AP)</text:p>
          </table:table-cell>
          <table:table-cell table:style-name="ce1" office:value-type="float" office:value="0.56"/>
        </table:table-row>
        <table:table-row table:style-name="ro1">
          <table:table-cell table:style-name="ce1" office:value-type="float" office:value="1600105"/>
          <table:table-cell table:style-name="ce1" office:value-type="string">
            <text:p>Amapá (AP)</text:p>
          </table:table-cell>
          <table:table-cell table:style-name="ce1" office:value-type="float" office:value="0.88"/>
        </table:table-row>
        <table:table-row table:style-name="ro1">
          <table:table-cell table:style-name="ce1" office:value-type="float" office:value="1600154"/>
          <table:table-cell table:style-name="ce1" office:value-type="string">
            <text:p>Pedra Branca do Amapari (AP)</text:p>
          </table:table-cell>
          <table:table-cell table:style-name="ce1" office:value-type="float" office:value="1.13"/>
        </table:table-row>
        <table:table-row table:style-name="ro1">
          <table:table-cell table:style-name="ce1" office:value-type="float" office:value="1600204"/>
          <table:table-cell table:style-name="ce1" office:value-type="string">
            <text:p>Calçoene (AP)</text:p>
          </table:table-cell>
          <table:table-cell table:style-name="ce1" office:value-type="float" office:value="0.63"/>
        </table:table-row>
        <table:table-row table:style-name="ro1">
          <table:table-cell table:style-name="ce1" office:value-type="float" office:value="1600212"/>
          <table:table-cell table:style-name="ce1" office:value-type="string">
            <text:p>Cutias (AP)</text:p>
          </table:table-cell>
          <table:table-cell table:style-name="ce1" office:value-type="float" office:value="2.22"/>
        </table:table-row>
        <table:table-row table:style-name="ro1">
          <table:table-cell table:style-name="ce1" office:value-type="float" office:value="1600238"/>
          <table:table-cell table:style-name="ce1" office:value-type="string">
            <text:p>Ferreira Gomes (AP)</text:p>
          </table:table-cell>
          <table:table-cell table:style-name="ce1" office:value-type="float" office:value="1.15"/>
        </table:table-row>
        <table:table-row table:style-name="ro1">
          <table:table-cell table:style-name="ce1" office:value-type="float" office:value="1600253"/>
          <table:table-cell table:style-name="ce1" office:value-type="string">
            <text:p>Itaubal (AP)</text:p>
          </table:table-cell>
          <table:table-cell table:style-name="ce1" office:value-type="float" office:value="2.50"/>
        </table:table-row>
        <table:table-row table:style-name="ro1">
          <table:table-cell table:style-name="ce1" office:value-type="float" office:value="1600279"/>
          <table:table-cell table:style-name="ce1" office:value-type="string">
            <text:p>Laranjal do Jari (AP)</text:p>
          </table:table-cell>
          <table:table-cell table:style-name="ce1" office:value-type="float" office:value="1.29"/>
        </table:table-row>
        <table:table-row table:style-name="ro1">
          <table:table-cell table:style-name="ce1" office:value-type="float" office:value="1600303"/>
          <table:table-cell table:style-name="ce1" office:value-type="string">
            <text:p>Macapá (AP)</text:p>
          </table:table-cell>
          <table:table-cell table:style-name="ce1" office:value-type="float" office:value="62.14"/>
        </table:table-row>
        <table:table-row table:style-name="ro1">
          <table:table-cell table:style-name="ce1" office:value-type="float" office:value="1600402"/>
          <table:table-cell table:style-name="ce1" office:value-type="string">
            <text:p>Mazagão (AP)</text:p>
          </table:table-cell>
          <table:table-cell table:style-name="ce1" office:value-type="float" office:value="1.30"/>
        </table:table-row>
        <table:table-row table:style-name="ro1">
          <table:table-cell table:style-name="ce1" office:value-type="float" office:value="1600501"/>
          <table:table-cell table:style-name="ce1" office:value-type="string">
            <text:p>Oiapoque (AP)</text:p>
          </table:table-cell>
          <table:table-cell table:style-name="ce1" office:value-type="float" office:value="0.91"/>
        </table:table-row>
        <table:table-row table:style-name="ro1">
          <table:table-cell table:style-name="ce1" office:value-type="float" office:value="1600535"/>
          <table:table-cell table:style-name="ce1" office:value-type="string">
            <text:p>Porto Grande (AP)</text:p>
          </table:table-cell>
          <table:table-cell table:style-name="ce1" office:value-type="float" office:value="3.82"/>
        </table:table-row>
        <table:table-row table:style-name="ro1">
          <table:table-cell table:style-name="ce1" office:value-type="float" office:value="1600550"/>
          <table:table-cell table:style-name="ce1" office:value-type="string">
            <text:p>Pracuúba (AP)</text:p>
          </table:table-cell>
          <table:table-cell table:style-name="ce1" office:value-type="float" office:value="0.77"/>
        </table:table-row>
        <table:table-row table:style-name="ro1">
          <table:table-cell table:style-name="ce1" office:value-type="float" office:value="1600600"/>
          <table:table-cell table:style-name="ce1" office:value-type="string">
            <text:p>Santana (AP)</text:p>
          </table:table-cell>
          <table:table-cell table:style-name="ce1" office:value-type="float" office:value="64.11"/>
        </table:table-row>
        <table:table-row table:style-name="ro1">
          <table:table-cell table:style-name="ce1" office:value-type="float" office:value="1600709"/>
          <table:table-cell table:style-name="ce1" office:value-type="string">
            <text:p>Tartarugalzinho (AP)</text:p>
          </table:table-cell>
          <table:table-cell table:style-name="ce1" office:value-type="float" office:value="1.87"/>
        </table:table-row>
        <table:table-row table:style-name="ro1">
          <table:table-cell table:style-name="ce1" office:value-type="float" office:value="1600808"/>
          <table:table-cell table:style-name="ce1" office:value-type="string">
            <text:p>Vitória do Jari (AP)</text:p>
          </table:table-cell>
          <table:table-cell table:style-name="ce1" office:value-type="float" office:value="5.01"/>
        </table:table-row>
        <table:table-row table:style-name="ro1">
          <table:table-cell table:style-name="ce1" office:value-type="float" office:value="1700251"/>
          <table:table-cell table:style-name="ce1" office:value-type="string">
            <text:p>Abreulândia (TO)</text:p>
          </table:table-cell>
          <table:table-cell table:style-name="ce1" office:value-type="float" office:value="1.26"/>
        </table:table-row>
        <table:table-row table:style-name="ro1">
          <table:table-cell table:style-name="ce1" office:value-type="float" office:value="1700301"/>
          <table:table-cell table:style-name="ce1" office:value-type="string">
            <text:p>Aguiarnópolis (TO)</text:p>
          </table:table-cell>
          <table:table-cell table:style-name="ce1" office:value-type="float" office:value="21.93"/>
        </table:table-row>
        <table:table-row table:style-name="ro1">
          <table:table-cell table:style-name="ce1" office:value-type="float" office:value="1700350"/>
          <table:table-cell table:style-name="ce1" office:value-type="string">
            <text:p>Aliança do Tocantins (TO)</text:p>
          </table:table-cell>
          <table:table-cell table:style-name="ce1" office:value-type="float" office:value="3.59"/>
        </table:table-row>
        <table:table-row table:style-name="ro1">
          <table:table-cell table:style-name="ce1" office:value-type="float" office:value="1700400"/>
          <table:table-cell table:style-name="ce1" office:value-type="string">
            <text:p>Almas (TO)</text:p>
          </table:table-cell>
          <table:table-cell table:style-name="ce1" office:value-type="float" office:value="1.89"/>
        </table:table-row>
        <table:table-row table:style-name="ro1">
          <table:table-cell table:style-name="ce1" office:value-type="float" office:value="1700707"/>
          <table:table-cell table:style-name="ce1" office:value-type="string">
            <text:p>Alvorada (TO)</text:p>
          </table:table-cell>
          <table:table-cell table:style-name="ce1" office:value-type="float" office:value="6.91"/>
        </table:table-row>
        <table:table-row table:style-name="ro1">
          <table:table-cell table:style-name="ce1" office:value-type="float" office:value="1701002"/>
          <table:table-cell table:style-name="ce1" office:value-type="string">
            <text:p>Ananás (TO)</text:p>
          </table:table-cell>
          <table:table-cell table:style-name="ce1" office:value-type="float" office:value="6.26"/>
        </table:table-row>
        <table:table-row table:style-name="ro1">
          <table:table-cell table:style-name="ce1" office:value-type="float" office:value="1701051"/>
          <table:table-cell table:style-name="ce1" office:value-type="string">
            <text:p>Angico (TO)</text:p>
          </table:table-cell>
          <table:table-cell table:style-name="ce1" office:value-type="float" office:value="7.03"/>
        </table:table-row>
        <table:table-row table:style-name="ro1">
          <table:table-cell table:style-name="ce1" office:value-type="float" office:value="1701101"/>
          <table:table-cell table:style-name="ce1" office:value-type="string">
            <text:p>Aparecida do Rio Negro (TO)</text:p>
          </table:table-cell>
          <table:table-cell table:style-name="ce1" office:value-type="float" office:value="3.63"/>
        </table:table-row>
        <table:table-row table:style-name="ro1">
          <table:table-cell table:style-name="ce1" office:value-type="float" office:value="1701309"/>
          <table:table-cell table:style-name="ce1" office:value-type="string">
            <text:p>Aragominas (TO)</text:p>
          </table:table-cell>
          <table:table-cell table:style-name="ce1" office:value-type="float" office:value="5.01"/>
        </table:table-row>
        <table:table-row table:style-name="ro1">
          <table:table-cell table:style-name="ce1" office:value-type="float" office:value="1701903"/>
          <table:table-cell table:style-name="ce1" office:value-type="string">
            <text:p>Araguacema (TO)</text:p>
          </table:table-cell>
          <table:table-cell table:style-name="ce1" office:value-type="float" office:value="2.27"/>
        </table:table-row>
        <table:table-row table:style-name="ro1">
          <table:table-cell table:style-name="ce1" office:value-type="float" office:value="1702000"/>
          <table:table-cell table:style-name="ce1" office:value-type="string">
            <text:p>Araguaçu (TO)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float" office:value="1702109"/>
          <table:table-cell table:style-name="ce1" office:value-type="string">
            <text:p>Araguaína (TO)</text:p>
          </table:table-cell>
          <table:table-cell table:style-name="ce1" office:value-type="float" office:value="37.62"/>
        </table:table-row>
        <table:table-row table:style-name="ro1">
          <table:table-cell table:style-name="ce1" office:value-type="float" office:value="1702158"/>
          <table:table-cell table:style-name="ce1" office:value-type="string">
            <text:p>Araguanã (TO)</text:p>
          </table:table-cell>
          <table:table-cell table:style-name="ce1" office:value-type="float" office:value="6.02"/>
        </table:table-row>
        <table:table-row table:style-name="ro1">
          <table:table-cell table:style-name="ce1" office:value-type="float" office:value="1702208"/>
          <table:table-cell table:style-name="ce1" office:value-type="string">
            <text:p>Araguatins (TO)</text:p>
          </table:table-cell>
          <table:table-cell table:style-name="ce1" office:value-type="float" office:value="11.93"/>
        </table:table-row>
        <table:table-row table:style-name="ro1">
          <table:table-cell table:style-name="ce1" office:value-type="float" office:value="1702307"/>
          <table:table-cell table:style-name="ce1" office:value-type="string">
            <text:p>Arapoema (TO)</text:p>
          </table:table-cell>
          <table:table-cell table:style-name="ce1" office:value-type="float" office:value="4.34"/>
        </table:table-row>
        <table:table-row table:style-name="ro1">
          <table:table-cell table:style-name="ce1" office:value-type="float" office:value="1702406"/>
          <table:table-cell table:style-name="ce1" office:value-type="string">
            <text:p>Arraias (TO)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float" office:value="1702554"/>
          <table:table-cell table:style-name="ce1" office:value-type="string">
            <text:p>Augustinópolis (TO)</text:p>
          </table:table-cell>
          <table:table-cell table:style-name="ce1" office:value-type="float" office:value="40.38"/>
        </table:table-row>
        <table:table-row table:style-name="ro1">
          <table:table-cell table:style-name="ce1" office:value-type="float" office:value="1702703"/>
          <table:table-cell table:style-name="ce1" office:value-type="string">
            <text:p>Aurora do Tocantins (TO)</text:p>
          </table:table-cell>
          <table:table-cell table:style-name="ce1" office:value-type="float" office:value="4.58"/>
        </table:table-row>
        <table:table-row table:style-name="ro1">
          <table:table-cell table:style-name="ce1" office:value-type="float" office:value="1702901"/>
          <table:table-cell table:style-name="ce1" office:value-type="string">
            <text:p>Axixá do Tocantins (TO)</text:p>
          </table:table-cell>
          <table:table-cell table:style-name="ce1" office:value-type="float" office:value="61.75"/>
        </table:table-row>
        <table:table-row table:style-name="ro1">
          <table:table-cell table:style-name="ce1" office:value-type="float" office:value="1703008"/>
          <table:table-cell table:style-name="ce1" office:value-type="string">
            <text:p>Babaçulândia (TO)</text:p>
          </table:table-cell>
          <table:table-cell table:style-name="ce1" office:value-type="float" office:value="5.83"/>
        </table:table-row>
        <table:table-row table:style-name="ro1">
          <table:table-cell table:style-name="ce1" office:value-type="float" office:value="1703057"/>
          <table:table-cell table:style-name="ce1" office:value-type="string">
            <text:p>Bandeirantes do Tocantins (TO)</text:p>
          </table:table-cell>
          <table:table-cell table:style-name="ce1" office:value-type="float" office:value="2.02"/>
        </table:table-row>
        <table:table-row table:style-name="ro1">
          <table:table-cell table:style-name="ce1" office:value-type="float" office:value="1703073"/>
          <table:table-cell table:style-name="ce1" office:value-type="string">
            <text:p>Barra do Ouro (TO)</text:p>
          </table:table-cell>
          <table:table-cell table:style-name="ce1" office:value-type="float" office:value="3.73"/>
        </table:table-row>
        <table:table-row table:style-name="ro1">
          <table:table-cell table:style-name="ce1" office:value-type="float" office:value="1703107"/>
          <table:table-cell table:style-name="ce1" office:value-type="string">
            <text:p>Barrolândia (TO)</text:p>
          </table:table-cell>
          <table:table-cell table:style-name="ce1" office:value-type="float" office:value="7.50"/>
        </table:table-row>
        <table:table-row table:style-name="ro1">
          <table:table-cell table:style-name="ce1" office:value-type="float" office:value="1703206"/>
          <table:table-cell table:style-name="ce1" office:value-type="string">
            <text:p>Bernardo Sayão (TO)</text:p>
          </table:table-cell>
          <table:table-cell table:style-name="ce1" office:value-type="float" office:value="4.81"/>
        </table:table-row>
        <table:table-row table:style-name="ro1">
          <table:table-cell table:style-name="ce1" office:value-type="float" office:value="1703305"/>
          <table:table-cell table:style-name="ce1" office:value-type="string">
            <text:p>Bom Jesus do Tocantins (TO)</text:p>
          </table:table-cell>
          <table:table-cell table:style-name="ce1" office:value-type="float" office:value="2.83"/>
        </table:table-row>
        <table:table-row table:style-name="ro1">
          <table:table-cell table:style-name="ce1" office:value-type="float" office:value="1703602"/>
          <table:table-cell table:style-name="ce1" office:value-type="string">
            <text:p>Brasilândia do Tocantins (TO)</text:p>
          </table:table-cell>
          <table:table-cell table:style-name="ce1" office:value-type="float" office:value="3.22"/>
        </table:table-row>
        <table:table-row table:style-name="ro1">
          <table:table-cell table:style-name="ce1" office:value-type="float" office:value="1703701"/>
          <table:table-cell table:style-name="ce1" office:value-type="string">
            <text:p>Brejinho de Nazaré (TO)</text:p>
          </table:table-cell>
          <table:table-cell table:style-name="ce1" office:value-type="float" office:value="3.01"/>
        </table:table-row>
        <table:table-row table:style-name="ro1">
          <table:table-cell table:style-name="ce1" office:value-type="float" office:value="1703800"/>
          <table:table-cell table:style-name="ce1" office:value-type="string">
            <text:p>Buriti do Tocantins (TO)</text:p>
          </table:table-cell>
          <table:table-cell table:style-name="ce1" office:value-type="float" office:value="38.77"/>
        </table:table-row>
        <table:table-row table:style-name="ro1">
          <table:table-cell table:style-name="ce1" office:value-type="float" office:value="1703826"/>
          <table:table-cell table:style-name="ce1" office:value-type="string">
            <text:p>Cachoeirinha (TO)</text:p>
          </table:table-cell>
          <table:table-cell table:style-name="ce1" office:value-type="float" office:value="6.10"/>
        </table:table-row>
        <table:table-row table:style-name="ro1">
          <table:table-cell table:style-name="ce1" office:value-type="float" office:value="1703842"/>
          <table:table-cell table:style-name="ce1" office:value-type="string">
            <text:p>Campos Lindos (TO)</text:p>
          </table:table-cell>
          <table:table-cell table:style-name="ce1" office:value-type="float" office:value="2.51"/>
        </table:table-row>
        <table:table-row table:style-name="ro1">
          <table:table-cell table:style-name="ce1" office:value-type="float" office:value="1703867"/>
          <table:table-cell table:style-name="ce1" office:value-type="string">
            <text:p>Cariri do Tocantins (TO)</text:p>
          </table:table-cell>
          <table:table-cell table:style-name="ce1" office:value-type="float" office:value="3.33"/>
        </table:table-row>
        <table:table-row table:style-name="ro1">
          <table:table-cell table:style-name="ce1" office:value-type="float" office:value="1703883"/>
          <table:table-cell table:style-name="ce1" office:value-type="string">
            <text:p>Carmolândia (TO)</text:p>
          </table:table-cell>
          <table:table-cell table:style-name="ce1" office:value-type="float" office:value="6.82"/>
        </table:table-row>
        <table:table-row table:style-name="ro1">
          <table:table-cell table:style-name="ce1" office:value-type="float" office:value="1703891"/>
          <table:table-cell table:style-name="ce1" office:value-type="string">
            <text:p>Carrasco Bonito (TO)</text:p>
          </table:table-cell>
          <table:table-cell table:style-name="ce1" office:value-type="float" office:value="19.12"/>
        </table:table-row>
        <table:table-row table:style-name="ro1">
          <table:table-cell table:style-name="ce1" office:value-type="float" office:value="1703909"/>
          <table:table-cell table:style-name="ce1" office:value-type="string">
            <text:p>Caseara (TO)</text:p>
          </table:table-cell>
          <table:table-cell table:style-name="ce1" office:value-type="float" office:value="2.72"/>
        </table:table-row>
        <table:table-row table:style-name="ro1">
          <table:table-cell table:style-name="ce1" office:value-type="float" office:value="1704105"/>
          <table:table-cell table:style-name="ce1" office:value-type="string">
            <text:p>Centenário (TO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1704600"/>
          <table:table-cell table:style-name="ce1" office:value-type="string">
            <text:p>Chapada de Areia (TO)</text:p>
          </table:table-cell>
          <table:table-cell table:style-name="ce1" office:value-type="float" office:value="2.03"/>
        </table:table-row>
        <table:table-row table:style-name="ro1">
          <table:table-cell table:style-name="ce1" office:value-type="float" office:value="1705102"/>
          <table:table-cell table:style-name="ce1" office:value-type="string">
            <text:p>Chapada da Natividade (TO)</text:p>
          </table:table-cell>
          <table:table-cell table:style-name="ce1" office:value-type="float" office:value="1.99"/>
        </table:table-row>
        <table:table-row table:style-name="ro1">
          <table:table-cell table:style-name="ce1" office:value-type="float" office:value="1705508"/>
          <table:table-cell table:style-name="ce1" office:value-type="string">
            <text:p>Colinas do Tocantins (TO)</text:p>
          </table:table-cell>
          <table:table-cell table:style-name="ce1" office:value-type="float" office:value="36.54"/>
        </table:table-row>
        <table:table-row table:style-name="ro1">
          <table:table-cell table:style-name="ce1" office:value-type="float" office:value="1705557"/>
          <table:table-cell table:style-name="ce1" office:value-type="string">
            <text:p>Combinado (TO)</text:p>
          </table:table-cell>
          <table:table-cell table:style-name="ce1" office:value-type="float" office:value="22.27"/>
        </table:table-row>
        <table:table-row table:style-name="ro1">
          <table:table-cell table:style-name="ce1" office:value-type="float" office:value="1705607"/>
          <table:table-cell table:style-name="ce1" office:value-type="string">
            <text:p>Conceição do Tocantins (TO)</text:p>
          </table:table-cell>
          <table:table-cell table:style-name="ce1" office:value-type="float" office:value="1.67"/>
        </table:table-row>
        <table:table-row table:style-name="ro1">
          <table:table-cell table:style-name="ce1" office:value-type="float" office:value="1706001"/>
          <table:table-cell table:style-name="ce1" office:value-type="string">
            <text:p>Couto Magalhães (TO)</text:p>
          </table:table-cell>
          <table:table-cell table:style-name="ce1" office:value-type="float" office:value="3.16"/>
        </table:table-row>
        <table:table-row table:style-name="ro1">
          <table:table-cell table:style-name="ce1" office:value-type="float" office:value="1706100"/>
          <table:table-cell table:style-name="ce1" office:value-type="string">
            <text:p>Cristalândia (TO)</text:p>
          </table:table-cell>
          <table:table-cell table:style-name="ce1" office:value-type="float" office:value="3.91"/>
        </table:table-row>
        <table:table-row table:style-name="ro1">
          <table:table-cell table:style-name="ce1" office:value-type="float" office:value="1706258"/>
          <table:table-cell table:style-name="ce1" office:value-type="string">
            <text:p>Crixás do Tocantins (TO)</text:p>
          </table:table-cell>
          <table:table-cell table:style-name="ce1" office:value-type="float" office:value="1.59"/>
        </table:table-row>
        <table:table-row table:style-name="ro1">
          <table:table-cell table:style-name="ce1" office:value-type="float" office:value="1706506"/>
          <table:table-cell table:style-name="ce1" office:value-type="string">
            <text:p>Darcinópolis (TO)</text:p>
          </table:table-cell>
          <table:table-cell table:style-name="ce1" office:value-type="float" office:value="3.22"/>
        </table:table-row>
        <table:table-row table:style-name="ro1">
          <table:table-cell table:style-name="ce1" office:value-type="float" office:value="1707009"/>
          <table:table-cell table:style-name="ce1" office:value-type="string">
            <text:p>Dianópolis (TO)</text:p>
          </table:table-cell>
          <table:table-cell table:style-name="ce1" office:value-type="float" office:value="5.94"/>
        </table:table-row>
        <table:table-row table:style-name="ro1">
          <table:table-cell table:style-name="ce1" office:value-type="float" office:value="1707108"/>
          <table:table-cell table:style-name="ce1" office:value-type="string">
            <text:p>Divinópolis do Tocantins (TO)</text:p>
          </table:table-cell>
          <table:table-cell table:style-name="ce1" office:value-type="float" office:value="2.71"/>
        </table:table-row>
        <table:table-row table:style-name="ro1">
          <table:table-cell table:style-name="ce1" office:value-type="float" office:value="1707207"/>
          <table:table-cell table:style-name="ce1" office:value-type="string">
            <text:p>Dois Irmãos do Tocantins (TO)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float" office:value="1707306"/>
          <table:table-cell table:style-name="ce1" office:value-type="string">
            <text:p>Dueré (TO)</text:p>
          </table:table-cell>
          <table:table-cell table:style-name="ce1" office:value-type="float" office:value="1.34"/>
        </table:table-row>
        <table:table-row table:style-name="ro1">
          <table:table-cell table:style-name="ce1" office:value-type="float" office:value="1707405"/>
          <table:table-cell table:style-name="ce1" office:value-type="string">
            <text:p>Esperantina (TO)</text:p>
          </table:table-cell>
          <table:table-cell table:style-name="ce1" office:value-type="float" office:value="18.80"/>
        </table:table-row>
        <table:table-row table:style-name="ro1">
          <table:table-cell table:style-name="ce1" office:value-type="float" office:value="1707553"/>
          <table:table-cell table:style-name="ce1" office:value-type="string">
            <text:p>Fátima (TO)</text:p>
          </table:table-cell>
          <table:table-cell table:style-name="ce1" office:value-type="float" office:value="9.94"/>
        </table:table-row>
        <table:table-row table:style-name="ro1">
          <table:table-cell table:style-name="ce1" office:value-type="float" office:value="1707652"/>
          <table:table-cell table:style-name="ce1" office:value-type="string">
            <text:p>Figueirópolis (TO)</text:p>
          </table:table-cell>
          <table:table-cell table:style-name="ce1" office:value-type="float" office:value="2.77"/>
        </table:table-row>
        <table:table-row table:style-name="ro1">
          <table:table-cell table:style-name="ce1" office:value-type="float" office:value="1707702"/>
          <table:table-cell table:style-name="ce1" office:value-type="string">
            <text:p>Filadélfia (TO)</text:p>
          </table:table-cell>
          <table:table-cell table:style-name="ce1" office:value-type="float" office:value="4.28"/>
        </table:table-row>
        <table:table-row table:style-name="ro1">
          <table:table-cell table:style-name="ce1" office:value-type="float" office:value="1708205"/>
          <table:table-cell table:style-name="ce1" office:value-type="string">
            <text:p>Formoso do Araguaia (TO)</text:p>
          </table:table-cell>
          <table:table-cell table:style-name="ce1" office:value-type="float" office:value="1.37"/>
        </table:table-row>
        <table:table-row table:style-name="ro1">
          <table:table-cell table:style-name="ce1" office:value-type="float" office:value="1708254"/>
          <table:table-cell table:style-name="ce1" office:value-type="string">
            <text:p>Fortaleza do Tabocão (TO)</text:p>
          </table:table-cell>
          <table:table-cell table:style-name="ce1" office:value-type="float" office:value="3.89"/>
        </table:table-row>
        <table:table-row table:style-name="ro1">
          <table:table-cell table:style-name="ce1" office:value-type="float" office:value="1708304"/>
          <table:table-cell table:style-name="ce1" office:value-type="string">
            <text:p>Goianorte (TO)</text:p>
          </table:table-cell>
          <table:table-cell table:style-name="ce1" office:value-type="float" office:value="2.75"/>
        </table:table-row>
        <table:table-row table:style-name="ro1">
          <table:table-cell table:style-name="ce1" office:value-type="float" office:value="1709005"/>
          <table:table-cell table:style-name="ce1" office:value-type="string">
            <text:p>Goiatins (TO)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float" office:value="1709302"/>
          <table:table-cell table:style-name="ce1" office:value-type="string">
            <text:p>Guaraí (TO)</text:p>
          </table:table-cell>
          <table:table-cell table:style-name="ce1" office:value-type="float" office:value="10.23"/>
        </table:table-row>
        <table:table-row table:style-name="ro1">
          <table:table-cell table:style-name="ce1" office:value-type="float" office:value="1709500"/>
          <table:table-cell table:style-name="ce1" office:value-type="string">
            <text:p>Gurupi (TO)</text:p>
          </table:table-cell>
          <table:table-cell table:style-name="ce1" office:value-type="float" office:value="41.80"/>
        </table:table-row>
        <table:table-row table:style-name="ro1">
          <table:table-cell table:style-name="ce1" office:value-type="float" office:value="1709807"/>
          <table:table-cell table:style-name="ce1" office:value-type="string">
            <text:p>Ipueiras (TO)</text:p>
          </table:table-cell>
          <table:table-cell table:style-name="ce1" office:value-type="float" office:value="2.01"/>
        </table:table-row>
        <table:table-row table:style-name="ro1">
          <table:table-cell table:style-name="ce1" office:value-type="float" office:value="1710508"/>
          <table:table-cell table:style-name="ce1" office:value-type="string">
            <text:p>Itacajá (TO)</text:p>
          </table:table-cell>
          <table:table-cell table:style-name="ce1" office:value-type="float" office:value="2.33"/>
        </table:table-row>
        <table:table-row table:style-name="ro1">
          <table:table-cell table:style-name="ce1" office:value-type="float" office:value="1710706"/>
          <table:table-cell table:style-name="ce1" office:value-type="string">
            <text:p>Itaguatins (TO)</text:p>
          </table:table-cell>
          <table:table-cell table:style-name="ce1" office:value-type="float" office:value="8.15"/>
        </table:table-row>
        <table:table-row table:style-name="ro1">
          <table:table-cell table:style-name="ce1" office:value-type="float" office:value="1710904"/>
          <table:table-cell table:style-name="ce1" office:value-type="string">
            <text:p>Itapiratins (TO)</text:p>
          </table:table-cell>
          <table:table-cell table:style-name="ce1" office:value-type="float" office:value="2.84"/>
        </table:table-row>
        <table:table-row table:style-name="ro1">
          <table:table-cell table:style-name="ce1" office:value-type="float" office:value="1711100"/>
          <table:table-cell table:style-name="ce1" office:value-type="string">
            <text:p>Itaporã do Tocantins (TO)</text:p>
          </table:table-cell>
          <table:table-cell table:style-name="ce1" office:value-type="float" office:value="2.51"/>
        </table:table-row>
        <table:table-row table:style-name="ro1">
          <table:table-cell table:style-name="ce1" office:value-type="float" office:value="1711506"/>
          <table:table-cell table:style-name="ce1" office:value-type="string">
            <text:p>Jaú do Tocantins (TO)</text:p>
          </table:table-cell>
          <table:table-cell table:style-name="ce1" office:value-type="float" office:value="1.61"/>
        </table:table-row>
        <table:table-row table:style-name="ro1">
          <table:table-cell table:style-name="ce1" office:value-type="float" office:value="1711803"/>
          <table:table-cell table:style-name="ce1" office:value-type="string">
            <text:p>Juarina (TO)</text:p>
          </table:table-cell>
          <table:table-cell table:style-name="ce1" office:value-type="float" office:value="4.64"/>
        </table:table-row>
        <table:table-row table:style-name="ro1">
          <table:table-cell table:style-name="ce1" office:value-type="float" office:value="1711902"/>
          <table:table-cell table:style-name="ce1" office:value-type="string">
            <text:p>Lagoa da Confusão (TO)</text:p>
          </table:table-cell>
          <table:table-cell table:style-name="ce1" office:value-type="float" office:value="0.97"/>
        </table:table-row>
        <table:table-row table:style-name="ro1">
          <table:table-cell table:style-name="ce1" office:value-type="float" office:value="1711951"/>
          <table:table-cell table:style-name="ce1" office:value-type="string">
            <text:p>Lagoa do Tocantins (TO)</text:p>
          </table:table-cell>
          <table:table-cell table:style-name="ce1" office:value-type="float" office:value="3.87"/>
        </table:table-row>
        <table:table-row table:style-name="ro1">
          <table:table-cell table:style-name="ce1" office:value-type="float" office:value="1712009"/>
          <table:table-cell table:style-name="ce1" office:value-type="string">
            <text:p>Lajeado (TO)</text:p>
          </table:table-cell>
          <table:table-cell table:style-name="ce1" office:value-type="float" office:value="8.60"/>
        </table:table-row>
        <table:table-row table:style-name="ro1">
          <table:table-cell table:style-name="ce1" office:value-type="float" office:value="1712157"/>
          <table:table-cell table:style-name="ce1" office:value-type="string">
            <text:p>Lavandeira (TO)</text:p>
          </table:table-cell>
          <table:table-cell table:style-name="ce1" office:value-type="float" office:value="3.09"/>
        </table:table-row>
        <table:table-row table:style-name="ro1">
          <table:table-cell table:style-name="ce1" office:value-type="float" office:value="1712405"/>
          <table:table-cell table:style-name="ce1" office:value-type="string">
            <text:p>Lizarda (TO)</text:p>
          </table:table-cell>
          <table:table-cell table:style-name="ce1" office:value-type="float" office:value="0.65"/>
        </table:table-row>
        <table:table-row table:style-name="ro1">
          <table:table-cell table:style-name="ce1" office:value-type="float" office:value="1712454"/>
          <table:table-cell table:style-name="ce1" office:value-type="string">
            <text:p>Luzinópolis (TO)</text:p>
          </table:table-cell>
          <table:table-cell table:style-name="ce1" office:value-type="float" office:value="9.38"/>
        </table:table-row>
        <table:table-row table:style-name="ro1">
          <table:table-cell table:style-name="ce1" office:value-type="float" office:value="1712504"/>
          <table:table-cell table:style-name="ce1" office:value-type="string">
            <text:p>Marianópolis do Tocantins (TO)</text:p>
          </table:table-cell>
          <table:table-cell table:style-name="ce1" office:value-type="float" office:value="2.08"/>
        </table:table-row>
        <table:table-row table:style-name="ro1">
          <table:table-cell table:style-name="ce1" office:value-type="float" office:value="1712702"/>
          <table:table-cell table:style-name="ce1" office:value-type="string">
            <text:p>Mateiros (TO)</text:p>
          </table:table-cell>
          <table:table-cell table:style-name="ce1" office:value-type="float" office:value="0.23"/>
        </table:table-row>
        <table:table-row table:style-name="ro1">
          <table:table-cell table:style-name="ce1" office:value-type="float" office:value="1712801"/>
          <table:table-cell table:style-name="ce1" office:value-type="string">
            <text:p>Maurilândia do Tocantins (TO)</text:p>
          </table:table-cell>
          <table:table-cell table:style-name="ce1" office:value-type="float" office:value="4.27"/>
        </table:table-row>
        <table:table-row table:style-name="ro1">
          <table:table-cell table:style-name="ce1" office:value-type="float" office:value="1713205"/>
          <table:table-cell table:style-name="ce1" office:value-type="string">
            <text:p>Miracema do Tocantins (TO)</text:p>
          </table:table-cell>
          <table:table-cell table:style-name="ce1" office:value-type="float" office:value="7.79"/>
        </table:table-row>
        <table:table-row table:style-name="ro1">
          <table:table-cell table:style-name="ce1" office:value-type="float" office:value="1713304"/>
          <table:table-cell table:style-name="ce1" office:value-type="string">
            <text:p>Miranorte (TO)</text:p>
          </table:table-cell>
          <table:table-cell table:style-name="ce1" office:value-type="float" office:value="12.24"/>
        </table:table-row>
        <table:table-row table:style-name="ro1">
          <table:table-cell table:style-name="ce1" office:value-type="float" office:value="1713601"/>
          <table:table-cell table:style-name="ce1" office:value-type="string">
            <text:p>Monte do Carmo (TO)</text:p>
          </table:table-cell>
          <table:table-cell table:style-name="ce1" office:value-type="float" office:value="1.86"/>
        </table:table-row>
        <table:table-row table:style-name="ro1">
          <table:table-cell table:style-name="ce1" office:value-type="float" office:value="1713700"/>
          <table:table-cell table:style-name="ce1" office:value-type="string">
            <text:p>Monte Santo do Tocantins (TO)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float" office:value="1713809"/>
          <table:table-cell table:style-name="ce1" office:value-type="string">
            <text:p>Palmeiras do Tocantins (TO)</text:p>
          </table:table-cell>
          <table:table-cell table:style-name="ce1" office:value-type="float" office:value="7.67"/>
        </table:table-row>
        <table:table-row table:style-name="ro1">
          <table:table-cell table:style-name="ce1" office:value-type="float" office:value="1713957"/>
          <table:table-cell table:style-name="ce1" office:value-type="string">
            <text:p>Muricilândia (TO)</text:p>
          </table:table-cell>
          <table:table-cell table:style-name="ce1" office:value-type="float" office:value="2.66"/>
        </table:table-row>
        <table:table-row table:style-name="ro1">
          <table:table-cell table:style-name="ce1" office:value-type="float" office:value="1714203"/>
          <table:table-cell table:style-name="ce1" office:value-type="string">
            <text:p>Natividade (TO)</text:p>
          </table:table-cell>
          <table:table-cell table:style-name="ce1" office:value-type="float" office:value="2.78"/>
        </table:table-row>
        <table:table-row table:style-name="ro1">
          <table:table-cell table:style-name="ce1" office:value-type="float" office:value="1714302"/>
          <table:table-cell table:style-name="ce1" office:value-type="string">
            <text:p>Nazaré (TO)</text:p>
          </table:table-cell>
          <table:table-cell table:style-name="ce1" office:value-type="float" office:value="11.08"/>
        </table:table-row>
        <table:table-row table:style-name="ro1">
          <table:table-cell table:style-name="ce1" office:value-type="float" office:value="1714880"/>
          <table:table-cell table:style-name="ce1" office:value-type="string">
            <text:p>Nova Olinda (TO)</text:p>
          </table:table-cell>
          <table:table-cell table:style-name="ce1" office:value-type="float" office:value="6.82"/>
        </table:table-row>
        <table:table-row table:style-name="ro1">
          <table:table-cell table:style-name="ce1" office:value-type="float" office:value="1715002"/>
          <table:table-cell table:style-name="ce1" office:value-type="string">
            <text:p>Nova Rosalândia (TO)</text:p>
          </table:table-cell>
          <table:table-cell table:style-name="ce1" office:value-type="float" office:value="7.30"/>
        </table:table-row>
        <table:table-row table:style-name="ro1">
          <table:table-cell table:style-name="ce1" office:value-type="float" office:value="1715101"/>
          <table:table-cell table:style-name="ce1" office:value-type="string">
            <text:p>Novo Acordo (TO)</text:p>
          </table:table-cell>
          <table:table-cell table:style-name="ce1" office:value-type="float" office:value="1.41"/>
        </table:table-row>
        <table:table-row table:style-name="ro1">
          <table:table-cell table:style-name="ce1" office:value-type="float" office:value="1715150"/>
          <table:table-cell table:style-name="ce1" office:value-type="string">
            <text:p>Novo Alegre (TO)</text:p>
          </table:table-cell>
          <table:table-cell table:style-name="ce1" office:value-type="float" office:value="11.42"/>
        </table:table-row>
        <table:table-row table:style-name="ro1">
          <table:table-cell table:style-name="ce1" office:value-type="float" office:value="1715259"/>
          <table:table-cell table:style-name="ce1" office:value-type="string">
            <text:p>Novo Jardim (TO)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float" office:value="1715507"/>
          <table:table-cell table:style-name="ce1" office:value-type="string">
            <text:p>Oliveira de Fátima (TO)</text:p>
          </table:table-cell>
          <table:table-cell table:style-name="ce1" office:value-type="float" office:value="5.04"/>
        </table:table-row>
        <table:table-row table:style-name="ro1">
          <table:table-cell table:style-name="ce1" office:value-type="float" office:value="1715705"/>
          <table:table-cell table:style-name="ce1" office:value-type="string">
            <text:p>Palmeirante (TO)</text:p>
          </table:table-cell>
          <table:table-cell table:style-name="ce1" office:value-type="float" office:value="1.88"/>
        </table:table-row>
        <table:table-row table:style-name="ro1">
          <table:table-cell table:style-name="ce1" office:value-type="float" office:value="1715754"/>
          <table:table-cell table:style-name="ce1" office:value-type="string">
            <text:p>Palmeirópolis (TO)</text:p>
          </table:table-cell>
          <table:table-cell table:style-name="ce1" office:value-type="float" office:value="4.31"/>
        </table:table-row>
        <table:table-row table:style-name="ro1">
          <table:table-cell table:style-name="ce1" office:value-type="float" office:value="1716109"/>
          <table:table-cell table:style-name="ce1" office:value-type="string">
            <text:p>Paraíso do Tocantins (TO)</text:p>
          </table:table-cell>
          <table:table-cell table:style-name="ce1" office:value-type="float" office:value="35.03"/>
        </table:table-row>
        <table:table-row table:style-name="ro1">
          <table:table-cell table:style-name="ce1" office:value-type="float" office:value="1716208"/>
          <table:table-cell table:style-name="ce1" office:value-type="string">
            <text:p>Paranã (TO)</text:p>
          </table:table-cell>
          <table:table-cell table:style-name="ce1" office:value-type="float" office:value="0.92"/>
        </table:table-row>
        <table:table-row table:style-name="ro1">
          <table:table-cell table:style-name="ce1" office:value-type="float" office:value="1716307"/>
          <table:table-cell table:style-name="ce1" office:value-type="string">
            <text:p>Pau D'Arco (TO)</text:p>
          </table:table-cell>
          <table:table-cell table:style-name="ce1" office:value-type="float" office:value="3.33"/>
        </table:table-row>
        <table:table-row table:style-name="ro1">
          <table:table-cell table:style-name="ce1" office:value-type="float" office:value="1716505"/>
          <table:table-cell table:style-name="ce1" office:value-type="string">
            <text:p>Pedro Afonso (TO)</text:p>
          </table:table-cell>
          <table:table-cell table:style-name="ce1" office:value-type="float" office:value="5.74"/>
        </table:table-row>
        <table:table-row table:style-name="ro1">
          <table:table-cell table:style-name="ce1" office:value-type="float" office:value="1716604"/>
          <table:table-cell table:style-name="ce1" office:value-type="string">
            <text:p>Peixe (TO)</text:p>
          </table:table-cell>
          <table:table-cell table:style-name="ce1" office:value-type="float" office:value="1.96"/>
        </table:table-row>
        <table:table-row table:style-name="ro1">
          <table:table-cell table:style-name="ce1" office:value-type="float" office:value="1716653"/>
          <table:table-cell table:style-name="ce1" office:value-type="string">
            <text:p>Pequizeiro (TO)</text:p>
          </table:table-cell>
          <table:table-cell table:style-name="ce1" office:value-type="float" office:value="4.18"/>
        </table:table-row>
        <table:table-row table:style-name="ro1">
          <table:table-cell table:style-name="ce1" office:value-type="float" office:value="1716703"/>
          <table:table-cell table:style-name="ce1" office:value-type="string">
            <text:p>Colméia (TO)</text:p>
          </table:table-cell>
          <table:table-cell table:style-name="ce1" office:value-type="float" office:value="8.69"/>
        </table:table-row>
        <table:table-row table:style-name="ro1">
          <table:table-cell table:style-name="ce1" office:value-type="float" office:value="1717008"/>
          <table:table-cell table:style-name="ce1" office:value-type="string">
            <text:p>Pindorama do Tocantins (TO)</text:p>
          </table:table-cell>
          <table:table-cell table:style-name="ce1" office:value-type="float" office:value="2.89"/>
        </table:table-row>
        <table:table-row table:style-name="ro1">
          <table:table-cell table:style-name="ce1" office:value-type="float" office:value="1717206"/>
          <table:table-cell table:style-name="ce1" office:value-type="string">
            <text:p>Piraquê (TO)</text:p>
          </table:table-cell>
          <table:table-cell table:style-name="ce1" office:value-type="float" office:value="2.14"/>
        </table:table-row>
        <table:table-row table:style-name="ro1">
          <table:table-cell table:style-name="ce1" office:value-type="float" office:value="1717503"/>
          <table:table-cell table:style-name="ce1" office:value-type="string">
            <text:p>Pium (TO)</text:p>
          </table:table-cell>
          <table:table-cell table:style-name="ce1" office:value-type="float" office:value="0.67"/>
        </table:table-row>
        <table:table-row table:style-name="ro1">
          <table:table-cell table:style-name="ce1" office:value-type="float" office:value="1717800"/>
          <table:table-cell table:style-name="ce1" office:value-type="string">
            <text:p>Ponte Alta do Bom Jesus (TO)</text:p>
          </table:table-cell>
          <table:table-cell table:style-name="ce1" office:value-type="float" office:value="2.52"/>
        </table:table-row>
        <table:table-row table:style-name="ro1">
          <table:table-cell table:style-name="ce1" office:value-type="float" office:value="1717909"/>
          <table:table-cell table:style-name="ce1" office:value-type="string">
            <text:p>Ponte Alta do Tocantins (TO)</text:p>
          </table:table-cell>
          <table:table-cell table:style-name="ce1" office:value-type="float" office:value="1.11"/>
        </table:table-row>
        <table:table-row table:style-name="ro1">
          <table:table-cell table:style-name="ce1" office:value-type="float" office:value="1718006"/>
          <table:table-cell table:style-name="ce1" office:value-type="string">
            <text:p>Porto Alegre do Tocantins (TO)</text:p>
          </table:table-cell>
          <table:table-cell table:style-name="ce1" office:value-type="float" office:value="5.57"/>
        </table:table-row>
        <table:table-row table:style-name="ro1">
          <table:table-cell table:style-name="ce1" office:value-type="float" office:value="1718204"/>
          <table:table-cell table:style-name="ce1" office:value-type="string">
            <text:p>Porto Nacional (TO)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float" office:value="1718303"/>
          <table:table-cell table:style-name="ce1" office:value-type="string">
            <text:p>Praia Norte (TO)</text:p>
          </table:table-cell>
          <table:table-cell table:style-name="ce1" office:value-type="float" office:value="26.50"/>
        </table:table-row>
        <table:table-row table:style-name="ro1">
          <table:table-cell table:style-name="ce1" office:value-type="float" office:value="1718402"/>
          <table:table-cell table:style-name="ce1" office:value-type="string">
            <text:p>Presidente Kennedy (TO)</text:p>
          </table:table-cell>
          <table:table-cell table:style-name="ce1" office:value-type="float" office:value="4.78"/>
        </table:table-row>
        <table:table-row table:style-name="ro1">
          <table:table-cell table:style-name="ce1" office:value-type="float" office:value="1718451"/>
          <table:table-cell table:style-name="ce1" office:value-type="string">
            <text:p>Pugmil (TO)</text:p>
          </table:table-cell>
          <table:table-cell table:style-name="ce1" office:value-type="float" office:value="5.90"/>
        </table:table-row>
        <table:table-row table:style-name="ro1">
          <table:table-cell table:style-name="ce1" office:value-type="float" office:value="1718501"/>
          <table:table-cell table:style-name="ce1" office:value-type="string">
            <text:p>Recursolândia (TO)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float" office:value="1718550"/>
          <table:table-cell table:style-name="ce1" office:value-type="string">
            <text:p>Riachinho (TO)</text:p>
          </table:table-cell>
          <table:table-cell table:style-name="ce1" office:value-type="float" office:value="8.10"/>
        </table:table-row>
        <table:table-row table:style-name="ro1">
          <table:table-cell table:style-name="ce1" office:value-type="float" office:value="1718659"/>
          <table:table-cell table:style-name="ce1" office:value-type="string">
            <text:p>Rio da Conceição (TO)</text:p>
          </table:table-cell>
          <table:table-cell table:style-name="ce1" office:value-type="float" office:value="2.18"/>
        </table:table-row>
        <table:table-row table:style-name="ro1">
          <table:table-cell table:style-name="ce1" office:value-type="float" office:value="1718709"/>
          <table:table-cell table:style-name="ce1" office:value-type="string">
            <text:p>Rio dos Bois (TO)</text:p>
          </table:table-cell>
          <table:table-cell table:style-name="ce1" office:value-type="float" office:value="3.04"/>
        </table:table-row>
        <table:table-row table:style-name="ro1">
          <table:table-cell table:style-name="ce1" office:value-type="float" office:value="1718758"/>
          <table:table-cell table:style-name="ce1" office:value-type="string">
            <text:p>Rio Sono (TO)</text:p>
          </table:table-cell>
          <table:table-cell table:style-name="ce1" office:value-type="float" office:value="0.98"/>
        </table:table-row>
        <table:table-row table:style-name="ro1">
          <table:table-cell table:style-name="ce1" office:value-type="float" office:value="1718808"/>
          <table:table-cell table:style-name="ce1" office:value-type="string">
            <text:p>Sampaio (TO)</text:p>
          </table:table-cell>
          <table:table-cell table:style-name="ce1" office:value-type="float" office:value="17.38"/>
        </table:table-row>
        <table:table-row table:style-name="ro1">
          <table:table-cell table:style-name="ce1" office:value-type="float" office:value="1718840"/>
          <table:table-cell table:style-name="ce1" office:value-type="string">
            <text:p>Sandolândia (TO)</text:p>
          </table:table-cell>
          <table:table-cell table:style-name="ce1" office:value-type="float" office:value="0.94"/>
        </table:table-row>
        <table:table-row table:style-name="ro1">
          <table:table-cell table:style-name="ce1" office:value-type="float" office:value="1718865"/>
          <table:table-cell table:style-name="ce1" office:value-type="string">
            <text:p>Santa Fé do Araguaia (TO)</text:p>
          </table:table-cell>
          <table:table-cell table:style-name="ce1" office:value-type="float" office:value="3.93"/>
        </table:table-row>
        <table:table-row table:style-name="ro1">
          <table:table-cell table:style-name="ce1" office:value-type="float" office:value="1718881"/>
          <table:table-cell table:style-name="ce1" office:value-type="string">
            <text:p>Santa Maria do Tocantins (TO)</text:p>
          </table:table-cell>
          <table:table-cell table:style-name="ce1" office:value-type="float" office:value="2.05"/>
        </table:table-row>
        <table:table-row table:style-name="ro1">
          <table:table-cell table:style-name="ce1" office:value-type="float" office:value="1718899"/>
          <table:table-cell table:style-name="ce1" office:value-type="string">
            <text:p>Santa Rita do Tocantins (TO)</text:p>
          </table:table-cell>
          <table:table-cell table:style-name="ce1" office:value-type="float" office:value="0.65"/>
        </table:table-row>
        <table:table-row table:style-name="ro1">
          <table:table-cell table:style-name="ce1" office:value-type="float" office:value="1718907"/>
          <table:table-cell table:style-name="ce1" office:value-type="string">
            <text:p>Santa Rosa do Tocantins (TO)</text:p>
          </table:table-cell>
          <table:table-cell table:style-name="ce1" office:value-type="float" office:value="2.54"/>
        </table:table-row>
        <table:table-row table:style-name="ro1">
          <table:table-cell table:style-name="ce1" office:value-type="float" office:value="1719004"/>
          <table:table-cell table:style-name="ce1" office:value-type="string">
            <text:p>Santa Tereza do Tocantins (TO)</text:p>
          </table:table-cell>
          <table:table-cell table:style-name="ce1" office:value-type="float" office:value="4.67"/>
        </table:table-row>
        <table:table-row table:style-name="ro1">
          <table:table-cell table:style-name="ce1" office:value-type="float" office:value="1720002"/>
          <table:table-cell table:style-name="ce1" office:value-type="string">
            <text:p>Santa Terezinha do Tocantins (TO)</text:p>
          </table:table-cell>
          <table:table-cell table:style-name="ce1" office:value-type="float" office:value="9.17"/>
        </table:table-row>
        <table:table-row table:style-name="ro1">
          <table:table-cell table:style-name="ce1" office:value-type="float" office:value="1720101"/>
          <table:table-cell table:style-name="ce1" office:value-type="string">
            <text:p>São Bento do Tocantins (TO)</text:p>
          </table:table-cell>
          <table:table-cell table:style-name="ce1" office:value-type="float" office:value="4.17"/>
        </table:table-row>
        <table:table-row table:style-name="ro1">
          <table:table-cell table:style-name="ce1" office:value-type="float" office:value="1720150"/>
          <table:table-cell table:style-name="ce1" office:value-type="string">
            <text:p>São Félix do Tocantins (TO)</text:p>
          </table:table-cell>
          <table:table-cell table:style-name="ce1" office:value-type="float" office:value="0.75"/>
        </table:table-row>
        <table:table-row table:style-name="ro1">
          <table:table-cell table:style-name="ce1" office:value-type="float" office:value="1720200"/>
          <table:table-cell table:style-name="ce1" office:value-type="string">
            <text:p>São Miguel do Tocantins (TO)</text:p>
          </table:table-cell>
          <table:table-cell table:style-name="ce1" office:value-type="float" office:value="26.28"/>
        </table:table-row>
        <table:table-row table:style-name="ro1">
          <table:table-cell table:style-name="ce1" office:value-type="float" office:value="1720259"/>
          <table:table-cell table:style-name="ce1" office:value-type="string">
            <text:p>São Salvador do Tocantins (TO)</text:p>
          </table:table-cell>
          <table:table-cell table:style-name="ce1" office:value-type="float" office:value="2.05"/>
        </table:table-row>
        <table:table-row table:style-name="ro1">
          <table:table-cell table:style-name="ce1" office:value-type="float" office:value="1720309"/>
          <table:table-cell table:style-name="ce1" office:value-type="string">
            <text:p>São Sebastião do Tocantins (TO)</text:p>
          </table:table-cell>
          <table:table-cell table:style-name="ce1" office:value-type="float" office:value="14.91"/>
        </table:table-row>
        <table:table-row table:style-name="ro1">
          <table:table-cell table:style-name="ce1" office:value-type="float" office:value="1720499"/>
          <table:table-cell table:style-name="ce1" office:value-type="string">
            <text:p>São Valério (TO)</text:p>
          </table:table-cell>
          <table:table-cell table:style-name="ce1" office:value-type="float" office:value="1.74"/>
        </table:table-row>
        <table:table-row table:style-name="ro1">
          <table:table-cell table:style-name="ce1" office:value-type="float" office:value="1720655"/>
          <table:table-cell table:style-name="ce1" office:value-type="string">
            <text:p>Silvanópolis (TO)</text:p>
          </table:table-cell>
          <table:table-cell table:style-name="ce1" office:value-type="float" office:value="4.03"/>
        </table:table-row>
        <table:table-row table:style-name="ro1">
          <table:table-cell table:style-name="ce1" office:value-type="float" office:value="1720804"/>
          <table:table-cell table:style-name="ce1" office:value-type="string">
            <text:p>Sítio Novo do Tocantins (TO)</text:p>
          </table:table-cell>
          <table:table-cell table:style-name="ce1" office:value-type="float" office:value="28.23"/>
        </table:table-row>
        <table:table-row table:style-name="ro1">
          <table:table-cell table:style-name="ce1" office:value-type="float" office:value="1720853"/>
          <table:table-cell table:style-name="ce1" office:value-type="string">
            <text:p>Sucupira (TO)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float" office:value="1720903"/>
          <table:table-cell table:style-name="ce1" office:value-type="string">
            <text:p>Taguatinga (TO)</text:p>
          </table:table-cell>
          <table:table-cell table:style-name="ce1" office:value-type="float" office:value="6.18"/>
        </table:table-row>
        <table:table-row table:style-name="ro1">
          <table:table-cell table:style-name="ce1" office:value-type="float" office:value="1720937"/>
          <table:table-cell table:style-name="ce1" office:value-type="string">
            <text:p>Taipas do Tocantins (TO)</text:p>
          </table:table-cell>
          <table:table-cell table:style-name="ce1" office:value-type="float" office:value="1.74"/>
        </table:table-row>
        <table:table-row table:style-name="ro1">
          <table:table-cell table:style-name="ce1" office:value-type="float" office:value="1720978"/>
          <table:table-cell table:style-name="ce1" office:value-type="string">
            <text:p>Talismã (TO)</text:p>
          </table:table-cell>
          <table:table-cell table:style-name="ce1" office:value-type="float" office:value="1.19"/>
        </table:table-row>
        <table:table-row table:style-name="ro1">
          <table:table-cell table:style-name="ce1" office:value-type="float" office:value="1721000"/>
          <table:table-cell table:style-name="ce1" office:value-type="string">
            <text:p>Palmas (TO)</text:p>
          </table:table-cell>
          <table:table-cell table:style-name="ce1" office:value-type="float" office:value="102.90"/>
        </table:table-row>
        <table:table-row table:style-name="ro1">
          <table:table-cell table:style-name="ce1" office:value-type="float" office:value="1721109"/>
          <table:table-cell table:style-name="ce1" office:value-type="string">
            <text:p>Tocantínia (TO)</text:p>
          </table:table-cell>
          <table:table-cell table:style-name="ce1" office:value-type="float" office:value="2.59"/>
        </table:table-row>
        <table:table-row table:style-name="ro1">
          <table:table-cell table:style-name="ce1" office:value-type="float" office:value="1721208"/>
          <table:table-cell table:style-name="ce1" office:value-type="string">
            <text:p>Tocantinópolis (TO)</text:p>
          </table:table-cell>
          <table:table-cell table:style-name="ce1" office:value-type="float" office:value="21.00"/>
        </table:table-row>
        <table:table-row table:style-name="ro1">
          <table:table-cell table:style-name="ce1" office:value-type="float" office:value="1721257"/>
          <table:table-cell table:style-name="ce1" office:value-type="string">
            <text:p>Tupirama (TO)</text:p>
          </table:table-cell>
          <table:table-cell table:style-name="ce1" office:value-type="float" office:value="2.21"/>
        </table:table-row>
        <table:table-row table:style-name="ro1">
          <table:table-cell table:style-name="ce1" office:value-type="float" office:value="1721307"/>
          <table:table-cell table:style-name="ce1" office:value-type="string">
            <text:p>Tupiratins (TO)</text:p>
          </table:table-cell>
          <table:table-cell table:style-name="ce1" office:value-type="float" office:value="2.34"/>
        </table:table-row>
        <table:table-row table:style-name="ro1">
          <table:table-cell table:style-name="ce1" office:value-type="float" office:value="1722081"/>
          <table:table-cell table:style-name="ce1" office:value-type="string">
            <text:p>Wanderlândia (TO)</text:p>
          </table:table-cell>
          <table:table-cell table:style-name="ce1" office:value-type="float" office:value="8.00"/>
        </table:table-row>
        <table:table-row table:style-name="ro1">
          <table:table-cell table:style-name="ce1" office:value-type="float" office:value="1722107"/>
          <table:table-cell table:style-name="ce1" office:value-type="string">
            <text:p>Xambioá (TO)</text:p>
          </table:table-cell>
          <table:table-cell table:style-name="ce1" office:value-type="float" office:value="9.68"/>
        </table:table-row>
        <table:table-row table:style-name="ro1">
          <table:table-cell table:style-name="ce1" office:value-type="float" office:value="2100055"/>
          <table:table-cell table:style-name="ce1" office:value-type="string">
            <text:p>Açailândia (MA)</text:p>
          </table:table-cell>
          <table:table-cell table:style-name="ce1" office:value-type="float" office:value="17.92"/>
        </table:table-row>
        <table:table-row table:style-name="ro1">
          <table:table-cell table:style-name="ce1" office:value-type="float" office:value="2100105"/>
          <table:table-cell table:style-name="ce1" office:value-type="string">
            <text:p>Afonso Cunha (MA)</text:p>
          </table:table-cell>
          <table:table-cell table:style-name="ce1" office:value-type="float" office:value="15.90"/>
        </table:table-row>
        <table:table-row table:style-name="ro1">
          <table:table-cell table:style-name="ce1" office:value-type="float" office:value="2100154"/>
          <table:table-cell table:style-name="ce1" office:value-type="string">
            <text:p>Água Doce do Maranhão (MA)</text:p>
          </table:table-cell>
          <table:table-cell table:style-name="ce1" office:value-type="float" office:value="26.13"/>
        </table:table-row>
        <table:table-row table:style-name="ro1">
          <table:table-cell table:style-name="ce1" office:value-type="float" office:value="2100204"/>
          <table:table-cell table:style-name="ce1" office:value-type="string">
            <text:p>Alcântara (MA)</text:p>
          </table:table-cell>
          <table:table-cell table:style-name="ce1" office:value-type="float" office:value="14.70"/>
        </table:table-row>
        <table:table-row table:style-name="ro1">
          <table:table-cell table:style-name="ce1" office:value-type="float" office:value="2100303"/>
          <table:table-cell table:style-name="ce1" office:value-type="string">
            <text:p>Aldeias Altas (MA)</text:p>
          </table:table-cell>
          <table:table-cell table:style-name="ce1" office:value-type="float" office:value="12.33"/>
        </table:table-row>
        <table:table-row table:style-name="ro1">
          <table:table-cell table:style-name="ce1" office:value-type="float" office:value="2100402"/>
          <table:table-cell table:style-name="ce1" office:value-type="string">
            <text:p>Altamira do Maranhão (MA)</text:p>
          </table:table-cell>
          <table:table-cell table:style-name="ce1" office:value-type="float" office:value="15.33"/>
        </table:table-row>
        <table:table-row table:style-name="ro1">
          <table:table-cell table:style-name="ce1" office:value-type="float" office:value="2100436"/>
          <table:table-cell table:style-name="ce1" office:value-type="string">
            <text:p>Alto Alegre do Maranhão (MA)</text:p>
          </table:table-cell>
          <table:table-cell table:style-name="ce1" office:value-type="float" office:value="64.18"/>
        </table:table-row>
        <table:table-row table:style-name="ro1">
          <table:table-cell table:style-name="ce1" office:value-type="float" office:value="2100477"/>
          <table:table-cell table:style-name="ce1" office:value-type="string">
            <text:p>Alto Alegre do Pindaré (MA)</text:p>
          </table:table-cell>
          <table:table-cell table:style-name="ce1" office:value-type="float" office:value="16.07"/>
        </table:table-row>
        <table:table-row table:style-name="ro1">
          <table:table-cell table:style-name="ce1" office:value-type="float" office:value="2100501"/>
          <table:table-cell table:style-name="ce1" office:value-type="string">
            <text:p>Alto Parnaíba (MA)</text:p>
          </table:table-cell>
          <table:table-cell table:style-name="ce1" office:value-type="float" office:value="0.97"/>
        </table:table-row>
        <table:table-row table:style-name="ro1">
          <table:table-cell table:style-name="ce1" office:value-type="float" office:value="2100550"/>
          <table:table-cell table:style-name="ce1" office:value-type="string">
            <text:p>Amapá do Maranhão (MA)</text:p>
          </table:table-cell>
          <table:table-cell table:style-name="ce1" office:value-type="float" office:value="12.80"/>
        </table:table-row>
        <table:table-row table:style-name="ro1">
          <table:table-cell table:style-name="ce1" office:value-type="float" office:value="2100600"/>
          <table:table-cell table:style-name="ce1" office:value-type="string">
            <text:p>Amarante do Maranhão (MA)</text:p>
          </table:table-cell>
          <table:table-cell table:style-name="ce1" office:value-type="float" office:value="5.10"/>
        </table:table-row>
        <table:table-row table:style-name="ro1">
          <table:table-cell table:style-name="ce1" office:value-type="float" office:value="2100709"/>
          <table:table-cell table:style-name="ce1" office:value-type="string">
            <text:p>Anajatuba (MA)</text:p>
          </table:table-cell>
          <table:table-cell table:style-name="ce1" office:value-type="float" office:value="25.01"/>
        </table:table-row>
        <table:table-row table:style-name="ro1">
          <table:table-cell table:style-name="ce1" office:value-type="float" office:value="2100808"/>
          <table:table-cell table:style-name="ce1" office:value-type="string">
            <text:p>Anapurus (MA)</text:p>
          </table:table-cell>
          <table:table-cell table:style-name="ce1" office:value-type="float" office:value="22.91"/>
        </table:table-row>
        <table:table-row table:style-name="ro1">
          <table:table-cell table:style-name="ce1" office:value-type="float" office:value="2100832"/>
          <table:table-cell table:style-name="ce1" office:value-type="string">
            <text:p>Apicum-Açu (MA)</text:p>
          </table:table-cell>
          <table:table-cell table:style-name="ce1" office:value-type="float" office:value="42.36"/>
        </table:table-row>
        <table:table-row table:style-name="ro1">
          <table:table-cell table:style-name="ce1" office:value-type="float" office:value="2100873"/>
          <table:table-cell table:style-name="ce1" office:value-type="string">
            <text:p>Araguanã (MA)</text:p>
          </table:table-cell>
          <table:table-cell table:style-name="ce1" office:value-type="float" office:value="17.35"/>
        </table:table-row>
        <table:table-row table:style-name="ro1">
          <table:table-cell table:style-name="ce1" office:value-type="float" office:value="2100907"/>
          <table:table-cell table:style-name="ce1" office:value-type="string">
            <text:p>Araioses (MA)</text:p>
          </table:table-cell>
          <table:table-cell table:style-name="ce1" office:value-type="float" office:value="23.84"/>
        </table:table-row>
        <table:table-row table:style-name="ro1">
          <table:table-cell table:style-name="ce1" office:value-type="float" office:value="2100956"/>
          <table:table-cell table:style-name="ce1" office:value-type="string">
            <text:p>Arame (MA)</text:p>
          </table:table-cell>
          <table:table-cell table:style-name="ce1" office:value-type="float" office:value="10.54"/>
        </table:table-row>
        <table:table-row table:style-name="ro1">
          <table:table-cell table:style-name="ce1" office:value-type="float" office:value="2101004"/>
          <table:table-cell table:style-name="ce1" office:value-type="string">
            <text:p>Arari (MA)</text:p>
          </table:table-cell>
          <table:table-cell table:style-name="ce1" office:value-type="float" office:value="25.89"/>
        </table:table-row>
        <table:table-row table:style-name="ro1">
          <table:table-cell table:style-name="ce1" office:value-type="float" office:value="2101103"/>
          <table:table-cell table:style-name="ce1" office:value-type="string">
            <text:p>Axixá (MA)</text:p>
          </table:table-cell>
          <table:table-cell table:style-name="ce1" office:value-type="float" office:value="56.15"/>
        </table:table-row>
        <table:table-row table:style-name="ro1">
          <table:table-cell table:style-name="ce1" office:value-type="float" office:value="2101202"/>
          <table:table-cell table:style-name="ce1" office:value-type="string">
            <text:p>Bacabal (MA)</text:p>
          </table:table-cell>
          <table:table-cell table:style-name="ce1" office:value-type="float" office:value="59.42"/>
        </table:table-row>
        <table:table-row table:style-name="ro1">
          <table:table-cell table:style-name="ce1" office:value-type="float" office:value="2101251"/>
          <table:table-cell table:style-name="ce1" office:value-type="string">
            <text:p>Bacabeira (MA)</text:p>
          </table:table-cell>
          <table:table-cell table:style-name="ce1" office:value-type="float" office:value="24.25"/>
        </table:table-row>
        <table:table-row table:style-name="ro1">
          <table:table-cell table:style-name="ce1" office:value-type="float" office:value="2101301"/>
          <table:table-cell table:style-name="ce1" office:value-type="string">
            <text:p>Bacuri (MA)</text:p>
          </table:table-cell>
          <table:table-cell table:style-name="ce1" office:value-type="float" office:value="21.08"/>
        </table:table-row>
        <table:table-row table:style-name="ro1">
          <table:table-cell table:style-name="ce1" office:value-type="float" office:value="2101350"/>
          <table:table-cell table:style-name="ce1" office:value-type="string">
            <text:p>Bacurituba (MA)</text:p>
          </table:table-cell>
          <table:table-cell table:style-name="ce1" office:value-type="float" office:value="7.85"/>
        </table:table-row>
        <table:table-row table:style-name="ro1">
          <table:table-cell table:style-name="ce1" office:value-type="float" office:value="2101400"/>
          <table:table-cell table:style-name="ce1" office:value-type="string">
            <text:p>Balsas (MA)</text:p>
          </table:table-cell>
          <table:table-cell table:style-name="ce1" office:value-type="float" office:value="6.36"/>
        </table:table-row>
        <table:table-row table:style-name="ro1">
          <table:table-cell table:style-name="ce1" office:value-type="float" office:value="2101509"/>
          <table:table-cell table:style-name="ce1" office:value-type="string">
            <text:p>Barão de Grajaú (MA)</text:p>
          </table:table-cell>
          <table:table-cell table:style-name="ce1" office:value-type="float" office:value="7.94"/>
        </table:table-row>
        <table:table-row table:style-name="ro1">
          <table:table-cell table:style-name="ce1" office:value-type="float" office:value="2101608"/>
          <table:table-cell table:style-name="ce1" office:value-type="string">
            <text:p>Barra do Corda (MA)</text:p>
          </table:table-cell>
          <table:table-cell table:style-name="ce1" office:value-type="float" office:value="15.92"/>
        </table:table-row>
        <table:table-row table:style-name="ro1">
          <table:table-cell table:style-name="ce1" office:value-type="float" office:value="2101707"/>
          <table:table-cell table:style-name="ce1" office:value-type="string">
            <text:p>Barreirinhas (MA)</text:p>
          </table:table-cell>
          <table:table-cell table:style-name="ce1" office:value-type="float" office:value="17.65"/>
        </table:table-row>
        <table:table-row table:style-name="ro1">
          <table:table-cell table:style-name="ce1" office:value-type="float" office:value="2101731"/>
          <table:table-cell table:style-name="ce1" office:value-type="string">
            <text:p>Belágua (MA)</text:p>
          </table:table-cell>
          <table:table-cell table:style-name="ce1" office:value-type="float" office:value="13.06"/>
        </table:table-row>
        <table:table-row table:style-name="ro1">
          <table:table-cell table:style-name="ce1" office:value-type="float" office:value="2101772"/>
          <table:table-cell table:style-name="ce1" office:value-type="string">
            <text:p>Bela Vista do Maranhão (MA)</text:p>
          </table:table-cell>
          <table:table-cell table:style-name="ce1" office:value-type="float" office:value="47.17"/>
        </table:table-row>
        <table:table-row table:style-name="ro1">
          <table:table-cell table:style-name="ce1" office:value-type="float" office:value="2101806"/>
          <table:table-cell table:style-name="ce1" office:value-type="string">
            <text:p>Benedito Leite (MA)</text:p>
          </table:table-cell>
          <table:table-cell table:style-name="ce1" office:value-type="float" office:value="3.07"/>
        </table:table-row>
        <table:table-row table:style-name="ro1">
          <table:table-cell table:style-name="ce1" office:value-type="float" office:value="2101905"/>
          <table:table-cell table:style-name="ce1" office:value-type="string">
            <text:p>Bequimão (MA)</text:p>
          </table:table-cell>
          <table:table-cell table:style-name="ce1" office:value-type="float" office:value="26.46"/>
        </table:table-row>
        <table:table-row table:style-name="ro1">
          <table:table-cell table:style-name="ce1" office:value-type="float" office:value="2101939"/>
          <table:table-cell table:style-name="ce1" office:value-type="string">
            <text:p>Bernardo do Mearim (MA)</text:p>
          </table:table-cell>
          <table:table-cell table:style-name="ce1" office:value-type="float" office:value="22.93"/>
        </table:table-row>
        <table:table-row table:style-name="ro1">
          <table:table-cell table:style-name="ce1" office:value-type="float" office:value="2101970"/>
          <table:table-cell table:style-name="ce1" office:value-type="string">
            <text:p>Boa Vista do Gurupi (MA)</text:p>
          </table:table-cell>
          <table:table-cell table:style-name="ce1" office:value-type="float" office:value="19.70"/>
        </table:table-row>
        <table:table-row table:style-name="ro1">
          <table:table-cell table:style-name="ce1" office:value-type="float" office:value="2102002"/>
          <table:table-cell table:style-name="ce1" office:value-type="string">
            <text:p>Bom Jardim (MA)</text:p>
          </table:table-cell>
          <table:table-cell table:style-name="ce1" office:value-type="float" office:value="5.93"/>
        </table:table-row>
        <table:table-row table:style-name="ro1">
          <table:table-cell table:style-name="ce1" office:value-type="float" office:value="2102036"/>
          <table:table-cell table:style-name="ce1" office:value-type="string">
            <text:p>Bom Jesus das Selvas (MA)</text:p>
          </table:table-cell>
          <table:table-cell table:style-name="ce1" office:value-type="float" office:value="10.62"/>
        </table:table-row>
        <table:table-row table:style-name="ro1">
          <table:table-cell table:style-name="ce1" office:value-type="float" office:value="2102077"/>
          <table:table-cell table:style-name="ce1" office:value-type="string">
            <text:p>Bom Lugar (MA)</text:p>
          </table:table-cell>
          <table:table-cell table:style-name="ce1" office:value-type="float" office:value="33.23"/>
        </table:table-row>
        <table:table-row table:style-name="ro1">
          <table:table-cell table:style-name="ce1" office:value-type="float" office:value="2102101"/>
          <table:table-cell table:style-name="ce1" office:value-type="string">
            <text:p>Brejo (MA)</text:p>
          </table:table-cell>
          <table:table-cell table:style-name="ce1" office:value-type="float" office:value="31.04"/>
        </table:table-row>
        <table:table-row table:style-name="ro1">
          <table:table-cell table:style-name="ce1" office:value-type="float" office:value="2102150"/>
          <table:table-cell table:style-name="ce1" office:value-type="string">
            <text:p>Brejo de Areia (MA)</text:p>
          </table:table-cell>
          <table:table-cell table:style-name="ce1" office:value-type="float" office:value="5.26"/>
        </table:table-row>
        <table:table-row table:style-name="ro1">
          <table:table-cell table:style-name="ce1" office:value-type="float" office:value="2102200"/>
          <table:table-cell table:style-name="ce1" office:value-type="string">
            <text:p>Buriti (MA)</text:p>
          </table:table-cell>
          <table:table-cell table:style-name="ce1" office:value-type="float" office:value="18.33"/>
        </table:table-row>
        <table:table-row table:style-name="ro1">
          <table:table-cell table:style-name="ce1" office:value-type="float" office:value="2102309"/>
          <table:table-cell table:style-name="ce1" office:value-type="string">
            <text:p>Buriti Bravo (MA)</text:p>
          </table:table-cell>
          <table:table-cell table:style-name="ce1" office:value-type="float" office:value="14.47"/>
        </table:table-row>
        <table:table-row table:style-name="ro1">
          <table:table-cell table:style-name="ce1" office:value-type="float" office:value="2102325"/>
          <table:table-cell table:style-name="ce1" office:value-type="string">
            <text:p>Buriticupu (MA)</text:p>
          </table:table-cell>
          <table:table-cell table:style-name="ce1" office:value-type="float" office:value="25.63"/>
        </table:table-row>
        <table:table-row table:style-name="ro1">
          <table:table-cell table:style-name="ce1" office:value-type="float" office:value="2102358"/>
          <table:table-cell table:style-name="ce1" office:value-type="string">
            <text:p>Buritirana (MA)</text:p>
          </table:table-cell>
          <table:table-cell table:style-name="ce1" office:value-type="float" office:value="18.06"/>
        </table:table-row>
        <table:table-row table:style-name="ro1">
          <table:table-cell table:style-name="ce1" office:value-type="float" office:value="2102374"/>
          <table:table-cell table:style-name="ce1" office:value-type="string">
            <text:p>Cachoeira Grande (MA)</text:p>
          </table:table-cell>
          <table:table-cell table:style-name="ce1" office:value-type="float" office:value="11.97"/>
        </table:table-row>
        <table:table-row table:style-name="ro1">
          <table:table-cell table:style-name="ce1" office:value-type="float" office:value="2102408"/>
          <table:table-cell table:style-name="ce1" office:value-type="string">
            <text:p>Cajapió (MA)</text:p>
          </table:table-cell>
          <table:table-cell table:style-name="ce1" office:value-type="float" office:value="11.66"/>
        </table:table-row>
        <table:table-row table:style-name="ro1">
          <table:table-cell table:style-name="ce1" office:value-type="float" office:value="2102507"/>
          <table:table-cell table:style-name="ce1" office:value-type="string">
            <text:p>Cajari (MA)</text:p>
          </table:table-cell>
          <table:table-cell table:style-name="ce1" office:value-type="float" office:value="27.70"/>
        </table:table-row>
        <table:table-row table:style-name="ro1">
          <table:table-cell table:style-name="ce1" office:value-type="float" office:value="2102556"/>
          <table:table-cell table:style-name="ce1" office:value-type="string">
            <text:p>Campestre do Maranhão (MA)</text:p>
          </table:table-cell>
          <table:table-cell table:style-name="ce1" office:value-type="float" office:value="21.72"/>
        </table:table-row>
        <table:table-row table:style-name="ro1">
          <table:table-cell table:style-name="ce1" office:value-type="float" office:value="2102606"/>
          <table:table-cell table:style-name="ce1" office:value-type="string">
            <text:p>Cândido Mendes (MA)</text:p>
          </table:table-cell>
          <table:table-cell table:style-name="ce1" office:value-type="float" office:value="11.33"/>
        </table:table-row>
        <table:table-row table:style-name="ro1">
          <table:table-cell table:style-name="ce1" office:value-type="float" office:value="2102705"/>
          <table:table-cell table:style-name="ce1" office:value-type="string">
            <text:p>Cantanhede (MA)</text:p>
          </table:table-cell>
          <table:table-cell table:style-name="ce1" office:value-type="float" office:value="26.45"/>
        </table:table-row>
        <table:table-row table:style-name="ro1">
          <table:table-cell table:style-name="ce1" office:value-type="float" office:value="2102754"/>
          <table:table-cell table:style-name="ce1" office:value-type="string">
            <text:p>Capinzal do Norte (MA)</text:p>
          </table:table-cell>
          <table:table-cell table:style-name="ce1" office:value-type="float" office:value="18.12"/>
        </table:table-row>
        <table:table-row table:style-name="ro1">
          <table:table-cell table:style-name="ce1" office:value-type="float" office:value="2102804"/>
          <table:table-cell table:style-name="ce1" office:value-type="string">
            <text:p>Carolina (MA)</text:p>
          </table:table-cell>
          <table:table-cell table:style-name="ce1" office:value-type="float" office:value="3.72"/>
        </table:table-row>
        <table:table-row table:style-name="ro1">
          <table:table-cell table:style-name="ce1" office:value-type="float" office:value="2102903"/>
          <table:table-cell table:style-name="ce1" office:value-type="string">
            <text:p>Carutapera (MA)</text:p>
          </table:table-cell>
          <table:table-cell table:style-name="ce1" office:value-type="float" office:value="17.86"/>
        </table:table-row>
        <table:table-row table:style-name="ro1">
          <table:table-cell table:style-name="ce1" office:value-type="float" office:value="2103000"/>
          <table:table-cell table:style-name="ce1" office:value-type="string">
            <text:p>Caxias (MA)</text:p>
          </table:table-cell>
          <table:table-cell table:style-name="ce1" office:value-type="float" office:value="30.12"/>
        </table:table-row>
        <table:table-row table:style-name="ro1">
          <table:table-cell table:style-name="ce1" office:value-type="float" office:value="2103109"/>
          <table:table-cell table:style-name="ce1" office:value-type="string">
            <text:p>Cedral (MA)</text:p>
          </table:table-cell>
          <table:table-cell table:style-name="ce1" office:value-type="float" office:value="35.63"/>
        </table:table-row>
        <table:table-row table:style-name="ro1">
          <table:table-cell table:style-name="ce1" office:value-type="float" office:value="2103125"/>
          <table:table-cell table:style-name="ce1" office:value-type="string">
            <text:p>Central do Maranhão (MA)</text:p>
          </table:table-cell>
          <table:table-cell table:style-name="ce1" office:value-type="float" office:value="24.72"/>
        </table:table-row>
        <table:table-row table:style-name="ro1">
          <table:table-cell table:style-name="ce1" office:value-type="float" office:value="2103158"/>
          <table:table-cell table:style-name="ce1" office:value-type="string">
            <text:p>Centro do Guilherme (MA)</text:p>
          </table:table-cell>
          <table:table-cell table:style-name="ce1" office:value-type="float" office:value="11.70"/>
        </table:table-row>
        <table:table-row table:style-name="ro1">
          <table:table-cell table:style-name="ce1" office:value-type="float" office:value="2103174"/>
          <table:table-cell table:style-name="ce1" office:value-type="string">
            <text:p>Centro Novo do Maranhão (MA)</text:p>
          </table:table-cell>
          <table:table-cell table:style-name="ce1" office:value-type="float" office:value="2.13"/>
        </table:table-row>
        <table:table-row table:style-name="ro1">
          <table:table-cell table:style-name="ce1" office:value-type="float" office:value="2103208"/>
          <table:table-cell table:style-name="ce1" office:value-type="string">
            <text:p>Chapadinha (MA)</text:p>
          </table:table-cell>
          <table:table-cell table:style-name="ce1" office:value-type="float" office:value="22.59"/>
        </table:table-row>
        <table:table-row table:style-name="ro1">
          <table:table-cell table:style-name="ce1" office:value-type="float" office:value="2103257"/>
          <table:table-cell table:style-name="ce1" office:value-type="string">
            <text:p>Cidelândia (MA)</text:p>
          </table:table-cell>
          <table:table-cell table:style-name="ce1" office:value-type="float" office:value="9.34"/>
        </table:table-row>
        <table:table-row table:style-name="ro1">
          <table:table-cell table:style-name="ce1" office:value-type="float" office:value="2103307"/>
          <table:table-cell table:style-name="ce1" office:value-type="string">
            <text:p>Codó (MA)</text:p>
          </table:table-cell>
          <table:table-cell table:style-name="ce1" office:value-type="float" office:value="27.06"/>
        </table:table-row>
        <table:table-row table:style-name="ro1">
          <table:table-cell table:style-name="ce1" office:value-type="float" office:value="2103406"/>
          <table:table-cell table:style-name="ce1" office:value-type="string">
            <text:p>Coelho Neto (MA)</text:p>
          </table:table-cell>
          <table:table-cell table:style-name="ce1" office:value-type="float" office:value="47.92"/>
        </table:table-row>
        <table:table-row table:style-name="ro1">
          <table:table-cell table:style-name="ce1" office:value-type="float" office:value="2103505"/>
          <table:table-cell table:style-name="ce1" office:value-type="string">
            <text:p>Colinas (MA)</text:p>
          </table:table-cell>
          <table:table-cell table:style-name="ce1" office:value-type="float" office:value="19.76"/>
        </table:table-row>
        <table:table-row table:style-name="ro1">
          <table:table-cell table:style-name="ce1" office:value-type="float" office:value="2103554"/>
          <table:table-cell table:style-name="ce1" office:value-type="string">
            <text:p>Conceição do Lago-Açu (MA)</text:p>
          </table:table-cell>
          <table:table-cell table:style-name="ce1" office:value-type="float" office:value="19.69"/>
        </table:table-row>
        <table:table-row table:style-name="ro1">
          <table:table-cell table:style-name="ce1" office:value-type="float" office:value="2103604"/>
          <table:table-cell table:style-name="ce1" office:value-type="string">
            <text:p>Coroatá (MA)</text:p>
          </table:table-cell>
          <table:table-cell table:style-name="ce1" office:value-type="float" office:value="27.27"/>
        </table:table-row>
        <table:table-row table:style-name="ro1">
          <table:table-cell table:style-name="ce1" office:value-type="float" office:value="2103703"/>
          <table:table-cell table:style-name="ce1" office:value-type="string">
            <text:p>Cururupu (MA)</text:p>
          </table:table-cell>
          <table:table-cell table:style-name="ce1" office:value-type="float" office:value="26.69"/>
        </table:table-row>
        <table:table-row table:style-name="ro1">
          <table:table-cell table:style-name="ce1" office:value-type="float" office:value="2103752"/>
          <table:table-cell table:style-name="ce1" office:value-type="string">
            <text:p>Davinópolis (MA)</text:p>
          </table:table-cell>
          <table:table-cell table:style-name="ce1" office:value-type="float" office:value="37.44"/>
        </table:table-row>
        <table:table-row table:style-name="ro1">
          <table:table-cell table:style-name="ce1" office:value-type="float" office:value="2103802"/>
          <table:table-cell table:style-name="ce1" office:value-type="string">
            <text:p>Dom Pedro (MA)</text:p>
          </table:table-cell>
          <table:table-cell table:style-name="ce1" office:value-type="float" office:value="63.27"/>
        </table:table-row>
        <table:table-row table:style-name="ro1">
          <table:table-cell table:style-name="ce1" office:value-type="float" office:value="2103901"/>
          <table:table-cell table:style-name="ce1" office:value-type="string">
            <text:p>Duque Bacelar (MA)</text:p>
          </table:table-cell>
          <table:table-cell table:style-name="ce1" office:value-type="float" office:value="33.50"/>
        </table:table-row>
        <table:table-row table:style-name="ro1">
          <table:table-cell table:style-name="ce1" office:value-type="float" office:value="2104008"/>
          <table:table-cell table:style-name="ce1" office:value-type="string">
            <text:p>Esperantinópolis (MA)</text:p>
          </table:table-cell>
          <table:table-cell table:style-name="ce1" office:value-type="float" office:value="38.37"/>
        </table:table-row>
        <table:table-row table:style-name="ro1">
          <table:table-cell table:style-name="ce1" office:value-type="float" office:value="2104057"/>
          <table:table-cell table:style-name="ce1" office:value-type="string">
            <text:p>Estreito (MA)</text:p>
          </table:table-cell>
          <table:table-cell table:style-name="ce1" office:value-type="float" office:value="13.18"/>
        </table:table-row>
        <table:table-row table:style-name="ro1">
          <table:table-cell table:style-name="ce1" office:value-type="float" office:value="2104073"/>
          <table:table-cell table:style-name="ce1" office:value-type="string">
            <text:p>Feira Nova do Maranhão (MA)</text:p>
          </table:table-cell>
          <table:table-cell table:style-name="ce1" office:value-type="float" office:value="5.52"/>
        </table:table-row>
        <table:table-row table:style-name="ro1">
          <table:table-cell table:style-name="ce1" office:value-type="float" office:value="2104081"/>
          <table:table-cell table:style-name="ce1" office:value-type="string">
            <text:p>Fernando Falcão (MA)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float" office:value="2104099"/>
          <table:table-cell table:style-name="ce1" office:value-type="string">
            <text:p>Formosa da Serra Negra (MA)</text:p>
          </table:table-cell>
          <table:table-cell table:style-name="ce1" office:value-type="float" office:value="4.49"/>
        </table:table-row>
        <table:table-row table:style-name="ro1">
          <table:table-cell table:style-name="ce1" office:value-type="float" office:value="2104107"/>
          <table:table-cell table:style-name="ce1" office:value-type="string">
            <text:p>Fortaleza dos Nogueiras (MA)</text:p>
          </table:table-cell>
          <table:table-cell table:style-name="ce1" office:value-type="float" office:value="7.00"/>
        </table:table-row>
        <table:table-row table:style-name="ro1">
          <table:table-cell table:style-name="ce1" office:value-type="float" office:value="2104206"/>
          <table:table-cell table:style-name="ce1" office:value-type="string">
            <text:p>Fortuna (MA)</text:p>
          </table:table-cell>
          <table:table-cell table:style-name="ce1" office:value-type="float" office:value="21.72"/>
        </table:table-row>
        <table:table-row table:style-name="ro1">
          <table:table-cell table:style-name="ce1" office:value-type="float" office:value="2104305"/>
          <table:table-cell table:style-name="ce1" office:value-type="string">
            <text:p>Godofredo Viana (MA)</text:p>
          </table:table-cell>
          <table:table-cell table:style-name="ce1" office:value-type="float" office:value="15.77"/>
        </table:table-row>
        <table:table-row table:style-name="ro1">
          <table:table-cell table:style-name="ce1" office:value-type="float" office:value="2104404"/>
          <table:table-cell table:style-name="ce1" office:value-type="string">
            <text:p>Gonçalves Dias (MA)</text:p>
          </table:table-cell>
          <table:table-cell table:style-name="ce1" office:value-type="float" office:value="19.90"/>
        </table:table-row>
        <table:table-row table:style-name="ro1">
          <table:table-cell table:style-name="ce1" office:value-type="float" office:value="2104503"/>
          <table:table-cell table:style-name="ce1" office:value-type="string">
            <text:p>Governador Archer (MA)</text:p>
          </table:table-cell>
          <table:table-cell table:style-name="ce1" office:value-type="float" office:value="22.63"/>
        </table:table-row>
        <table:table-row table:style-name="ro1">
          <table:table-cell table:style-name="ce1" office:value-type="float" office:value="2104552"/>
          <table:table-cell table:style-name="ce1" office:value-type="string">
            <text:p>Governador Edison Lobão (MA)</text:p>
          </table:table-cell>
          <table:table-cell table:style-name="ce1" office:value-type="float" office:value="25.81"/>
        </table:table-row>
        <table:table-row table:style-name="ro1">
          <table:table-cell table:style-name="ce1" office:value-type="float" office:value="2104602"/>
          <table:table-cell table:style-name="ce1" office:value-type="string">
            <text:p>Governador Eugênio Barros (MA)</text:p>
          </table:table-cell>
          <table:table-cell table:style-name="ce1" office:value-type="float" office:value="19.57"/>
        </table:table-row>
        <table:table-row table:style-name="ro1">
          <table:table-cell table:style-name="ce1" office:value-type="float" office:value="2104628"/>
          <table:table-cell table:style-name="ce1" office:value-type="string">
            <text:p>Governador Luiz Rocha (MA)</text:p>
          </table:table-cell>
          <table:table-cell table:style-name="ce1" office:value-type="float" office:value="19.66"/>
        </table:table-row>
        <table:table-row table:style-name="ro1">
          <table:table-cell table:style-name="ce1" office:value-type="float" office:value="2104651"/>
          <table:table-cell table:style-name="ce1" office:value-type="string">
            <text:p>Governador Newton Bello (MA)</text:p>
          </table:table-cell>
          <table:table-cell table:style-name="ce1" office:value-type="float" office:value="10.27"/>
        </table:table-row>
        <table:table-row table:style-name="ro1">
          <table:table-cell table:style-name="ce1" office:value-type="float" office:value="2104677"/>
          <table:table-cell table:style-name="ce1" office:value-type="string">
            <text:p>Governador Nunes Freire (MA)</text:p>
          </table:table-cell>
          <table:table-cell table:style-name="ce1" office:value-type="float" office:value="24.49"/>
        </table:table-row>
        <table:table-row table:style-name="ro1">
          <table:table-cell table:style-name="ce1" office:value-type="float" office:value="2104701"/>
          <table:table-cell table:style-name="ce1" office:value-type="string">
            <text:p>Graça Aranha (MA)</text:p>
          </table:table-cell>
          <table:table-cell table:style-name="ce1" office:value-type="float" office:value="22.62"/>
        </table:table-row>
        <table:table-row table:style-name="ro1">
          <table:table-cell table:style-name="ce1" office:value-type="float" office:value="2104800"/>
          <table:table-cell table:style-name="ce1" office:value-type="string">
            <text:p>Grajaú (MA)</text:p>
          </table:table-cell>
          <table:table-cell table:style-name="ce1" office:value-type="float" office:value="7.03"/>
        </table:table-row>
        <table:table-row table:style-name="ro1">
          <table:table-cell table:style-name="ce1" office:value-type="float" office:value="2104909"/>
          <table:table-cell table:style-name="ce1" office:value-type="string">
            <text:p>Guimarães (MA)</text:p>
          </table:table-cell>
          <table:table-cell table:style-name="ce1" office:value-type="float" office:value="20.29"/>
        </table:table-row>
        <table:table-row table:style-name="ro1">
          <table:table-cell table:style-name="ce1" office:value-type="float" office:value="2105005"/>
          <table:table-cell table:style-name="ce1" office:value-type="string">
            <text:p>Humberto de Campos (MA)</text:p>
          </table:table-cell>
          <table:table-cell table:style-name="ce1" office:value-type="float" office:value="12.29"/>
        </table:table-row>
        <table:table-row table:style-name="ro1">
          <table:table-cell table:style-name="ce1" office:value-type="float" office:value="2105104"/>
          <table:table-cell table:style-name="ce1" office:value-type="string">
            <text:p>Icatu (MA)</text:p>
          </table:table-cell>
          <table:table-cell table:style-name="ce1" office:value-type="float" office:value="17.36"/>
        </table:table-row>
        <table:table-row table:style-name="ro1">
          <table:table-cell table:style-name="ce1" office:value-type="float" office:value="2105153"/>
          <table:table-cell table:style-name="ce1" office:value-type="string">
            <text:p>Igarapé do Meio (MA)</text:p>
          </table:table-cell>
          <table:table-cell table:style-name="ce1" office:value-type="float" office:value="34.04"/>
        </table:table-row>
        <table:table-row table:style-name="ro1">
          <table:table-cell table:style-name="ce1" office:value-type="float" office:value="2105203"/>
          <table:table-cell table:style-name="ce1" office:value-type="string">
            <text:p>Igarapé Grande (MA)</text:p>
          </table:table-cell>
          <table:table-cell table:style-name="ce1" office:value-type="float" office:value="29.50"/>
        </table:table-row>
        <table:table-row table:style-name="ro1">
          <table:table-cell table:style-name="ce1" office:value-type="float" office:value="2105302"/>
          <table:table-cell table:style-name="ce1" office:value-type="string">
            <text:p>Imperatriz (MA)</text:p>
          </table:table-cell>
          <table:table-cell table:style-name="ce1" office:value-type="float" office:value="180.79"/>
        </table:table-row>
        <table:table-row table:style-name="ro1">
          <table:table-cell table:style-name="ce1" office:value-type="float" office:value="2105351"/>
          <table:table-cell table:style-name="ce1" office:value-type="string">
            <text:p>Itaipava do Grajaú (MA)</text:p>
          </table:table-cell>
          <table:table-cell table:style-name="ce1" office:value-type="float" office:value="11.54"/>
        </table:table-row>
        <table:table-row table:style-name="ro1">
          <table:table-cell table:style-name="ce1" office:value-type="float" office:value="2105401"/>
          <table:table-cell table:style-name="ce1" office:value-type="string">
            <text:p>Itapecuru Mirim (MA)</text:p>
          </table:table-cell>
          <table:table-cell table:style-name="ce1" office:value-type="float" office:value="42.21"/>
        </table:table-row>
        <table:table-row table:style-name="ro1">
          <table:table-cell table:style-name="ce1" office:value-type="float" office:value="2105427"/>
          <table:table-cell table:style-name="ce1" office:value-type="string">
            <text:p>Itinga do Maranhão (MA)</text:p>
          </table:table-cell>
          <table:table-cell table:style-name="ce1" office:value-type="float" office:value="6.94"/>
        </table:table-row>
        <table:table-row table:style-name="ro1">
          <table:table-cell table:style-name="ce1" office:value-type="float" office:value="2105450"/>
          <table:table-cell table:style-name="ce1" office:value-type="string">
            <text:p>Jatobá (MA)</text:p>
          </table:table-cell>
          <table:table-cell table:style-name="ce1" office:value-type="float" office:value="14.42"/>
        </table:table-row>
        <table:table-row table:style-name="ro1">
          <table:table-cell table:style-name="ce1" office:value-type="float" office:value="2105476"/>
          <table:table-cell table:style-name="ce1" office:value-type="string">
            <text:p>Jenipapo dos Vieiras (MA)</text:p>
          </table:table-cell>
          <table:table-cell table:style-name="ce1" office:value-type="float" office:value="7.87"/>
        </table:table-row>
        <table:table-row table:style-name="ro1">
          <table:table-cell table:style-name="ce1" office:value-type="float" office:value="2105500"/>
          <table:table-cell table:style-name="ce1" office:value-type="string">
            <text:p>João Lisboa (MA)</text:p>
          </table:table-cell>
          <table:table-cell table:style-name="ce1" office:value-type="float" office:value="32.00"/>
        </table:table-row>
        <table:table-row table:style-name="ro1">
          <table:table-cell table:style-name="ce1" office:value-type="float" office:value="2105609"/>
          <table:table-cell table:style-name="ce1" office:value-type="string">
            <text:p>Joselândia (MA)</text:p>
          </table:table-cell>
          <table:table-cell table:style-name="ce1" office:value-type="float" office:value="22.64"/>
        </table:table-row>
        <table:table-row table:style-name="ro1">
          <table:table-cell table:style-name="ce1" office:value-type="float" office:value="2105658"/>
          <table:table-cell table:style-name="ce1" office:value-type="string">
            <text:p>Junco do Maranhão (MA)</text:p>
          </table:table-cell>
          <table:table-cell table:style-name="ce1" office:value-type="float" office:value="7.24"/>
        </table:table-row>
        <table:table-row table:style-name="ro1">
          <table:table-cell table:style-name="ce1" office:value-type="float" office:value="2105708"/>
          <table:table-cell table:style-name="ce1" office:value-type="string">
            <text:p>Lago da Pedra (MA)</text:p>
          </table:table-cell>
          <table:table-cell table:style-name="ce1" office:value-type="float" office:value="37.68"/>
        </table:table-row>
        <table:table-row table:style-name="ro1">
          <table:table-cell table:style-name="ce1" office:value-type="float" office:value="2105807"/>
          <table:table-cell table:style-name="ce1" office:value-type="string">
            <text:p>Lago do Junco (MA)</text:p>
          </table:table-cell>
          <table:table-cell table:style-name="ce1" office:value-type="float" office:value="34.72"/>
        </table:table-row>
        <table:table-row table:style-name="ro1">
          <table:table-cell table:style-name="ce1" office:value-type="float" office:value="2105906"/>
          <table:table-cell table:style-name="ce1" office:value-type="string">
            <text:p>Lago Verde (MA)</text:p>
          </table:table-cell>
          <table:table-cell table:style-name="ce1" office:value-type="float" office:value="24.73"/>
        </table:table-row>
        <table:table-row table:style-name="ro1">
          <table:table-cell table:style-name="ce1" office:value-type="float" office:value="2105922"/>
          <table:table-cell table:style-name="ce1" office:value-type="string">
            <text:p>Lagoa do Mato (MA)</text:p>
          </table:table-cell>
          <table:table-cell table:style-name="ce1" office:value-type="float" office:value="6.48"/>
        </table:table-row>
        <table:table-row table:style-name="ro1">
          <table:table-cell table:style-name="ce1" office:value-type="float" office:value="2105948"/>
          <table:table-cell table:style-name="ce1" office:value-type="string">
            <text:p>Lago dos Rodrigues (MA)</text:p>
          </table:table-cell>
          <table:table-cell table:style-name="ce1" office:value-type="float" office:value="43.21"/>
        </table:table-row>
        <table:table-row table:style-name="ro1">
          <table:table-cell table:style-name="ce1" office:value-type="float" office:value="2105963"/>
          <table:table-cell table:style-name="ce1" office:value-type="string">
            <text:p>Lagoa Grande do Maranhão (MA)</text:p>
          </table:table-cell>
          <table:table-cell table:style-name="ce1" office:value-type="float" office:value="14.13"/>
        </table:table-row>
        <table:table-row table:style-name="ro1">
          <table:table-cell table:style-name="ce1" office:value-type="float" office:value="2105989"/>
          <table:table-cell table:style-name="ce1" office:value-type="string">
            <text:p>Lajeado Novo (MA)</text:p>
          </table:table-cell>
          <table:table-cell table:style-name="ce1" office:value-type="float" office:value="6.61"/>
        </table:table-row>
        <table:table-row table:style-name="ro1">
          <table:table-cell table:style-name="ce1" office:value-type="float" office:value="2106003"/>
          <table:table-cell table:style-name="ce1" office:value-type="string">
            <text:p>Lima Campos (MA)</text:p>
          </table:table-cell>
          <table:table-cell table:style-name="ce1" office:value-type="float" office:value="35.48"/>
        </table:table-row>
        <table:table-row table:style-name="ro1">
          <table:table-cell table:style-name="ce1" office:value-type="float" office:value="2106102"/>
          <table:table-cell table:style-name="ce1" office:value-type="string">
            <text:p>Loreto (MA)</text:p>
          </table:table-cell>
          <table:table-cell table:style-name="ce1" office:value-type="float" office:value="3.17"/>
        </table:table-row>
        <table:table-row table:style-name="ro1">
          <table:table-cell table:style-name="ce1" office:value-type="float" office:value="2106201"/>
          <table:table-cell table:style-name="ce1" office:value-type="string">
            <text:p>Luís Domingues (MA)</text:p>
          </table:table-cell>
          <table:table-cell table:style-name="ce1" office:value-type="float" office:value="14.03"/>
        </table:table-row>
        <table:table-row table:style-name="ro1">
          <table:table-cell table:style-name="ce1" office:value-type="float" office:value="2106300"/>
          <table:table-cell table:style-name="ce1" office:value-type="string">
            <text:p>Magalhães de Almeida (MA)</text:p>
          </table:table-cell>
          <table:table-cell table:style-name="ce1" office:value-type="float" office:value="40.60"/>
        </table:table-row>
        <table:table-row table:style-name="ro1">
          <table:table-cell table:style-name="ce1" office:value-type="float" office:value="2106326"/>
          <table:table-cell table:style-name="ce1" office:value-type="string">
            <text:p>Maracaçumé (MA)</text:p>
          </table:table-cell>
          <table:table-cell table:style-name="ce1" office:value-type="float" office:value="30.44"/>
        </table:table-row>
        <table:table-row table:style-name="ro1">
          <table:table-cell table:style-name="ce1" office:value-type="float" office:value="2106359"/>
          <table:table-cell table:style-name="ce1" office:value-type="string">
            <text:p>Marajá do Sena (MA)</text:p>
          </table:table-cell>
          <table:table-cell table:style-name="ce1" office:value-type="float" office:value="5.56"/>
        </table:table-row>
        <table:table-row table:style-name="ro1">
          <table:table-cell table:style-name="ce1" office:value-type="float" office:value="2106375"/>
          <table:table-cell table:style-name="ce1" office:value-type="string">
            <text:p>Maranhãozinho (MA)</text:p>
          </table:table-cell>
          <table:table-cell table:style-name="ce1" office:value-type="float" office:value="14.46"/>
        </table:table-row>
        <table:table-row table:style-name="ro1">
          <table:table-cell table:style-name="ce1" office:value-type="float" office:value="2106409"/>
          <table:table-cell table:style-name="ce1" office:value-type="string">
            <text:p>Mata Roma (MA)</text:p>
          </table:table-cell>
          <table:table-cell table:style-name="ce1" office:value-type="float" office:value="27.63"/>
        </table:table-row>
        <table:table-row table:style-name="ro1">
          <table:table-cell table:style-name="ce1" office:value-type="float" office:value="2106508"/>
          <table:table-cell table:style-name="ce1" office:value-type="string">
            <text:p>Matinha (MA)</text:p>
          </table:table-cell>
          <table:table-cell table:style-name="ce1" office:value-type="float" office:value="53.54"/>
        </table:table-row>
        <table:table-row table:style-name="ro1">
          <table:table-cell table:style-name="ce1" office:value-type="float" office:value="2106607"/>
          <table:table-cell table:style-name="ce1" office:value-type="string">
            <text:p>Matões (MA)</text:p>
          </table:table-cell>
          <table:table-cell table:style-name="ce1" office:value-type="float" office:value="15.69"/>
        </table:table-row>
        <table:table-row table:style-name="ro1">
          <table:table-cell table:style-name="ce1" office:value-type="float" office:value="2106631"/>
          <table:table-cell table:style-name="ce1" office:value-type="string">
            <text:p>Matões do Norte (MA)</text:p>
          </table:table-cell>
          <table:table-cell table:style-name="ce1" office:value-type="float" office:value="17.36"/>
        </table:table-row>
        <table:table-row table:style-name="ro1">
          <table:table-cell table:style-name="ce1" office:value-type="float" office:value="2106672"/>
          <table:table-cell table:style-name="ce1" office:value-type="string">
            <text:p>Milagres do Maranhão (MA)</text:p>
          </table:table-cell>
          <table:table-cell table:style-name="ce1" office:value-type="float" office:value="12.79"/>
        </table:table-row>
        <table:table-row table:style-name="ro1">
          <table:table-cell table:style-name="ce1" office:value-type="float" office:value="2106706"/>
          <table:table-cell table:style-name="ce1" office:value-type="string">
            <text:p>Mirador (MA)</text:p>
          </table:table-cell>
          <table:table-cell table:style-name="ce1" office:value-type="float" office:value="2.42"/>
        </table:table-row>
        <table:table-row table:style-name="ro1">
          <table:table-cell table:style-name="ce1" office:value-type="float" office:value="2106755"/>
          <table:table-cell table:style-name="ce1" office:value-type="string">
            <text:p>Miranda do Norte (MA)</text:p>
          </table:table-cell>
          <table:table-cell table:style-name="ce1" office:value-type="float" office:value="71.61"/>
        </table:table-row>
        <table:table-row table:style-name="ro1">
          <table:table-cell table:style-name="ce1" office:value-type="float" office:value="2106805"/>
          <table:table-cell table:style-name="ce1" office:value-type="string">
            <text:p>Mirinzal (MA)</text:p>
          </table:table-cell>
          <table:table-cell table:style-name="ce1" office:value-type="float" office:value="20.67"/>
        </table:table-row>
        <table:table-row table:style-name="ro1">
          <table:table-cell table:style-name="ce1" office:value-type="float" office:value="2106904"/>
          <table:table-cell table:style-name="ce1" office:value-type="string">
            <text:p>Monção (MA)</text:p>
          </table:table-cell>
          <table:table-cell table:style-name="ce1" office:value-type="float" office:value="24.38"/>
        </table:table-row>
        <table:table-row table:style-name="ro1">
          <table:table-cell table:style-name="ce1" office:value-type="float" office:value="2107001"/>
          <table:table-cell table:style-name="ce1" office:value-type="string">
            <text:p>Montes Altos (MA)</text:p>
          </table:table-cell>
          <table:table-cell table:style-name="ce1" office:value-type="float" office:value="6.32"/>
        </table:table-row>
        <table:table-row table:style-name="ro1">
          <table:table-cell table:style-name="ce1" office:value-type="float" office:value="2107100"/>
          <table:table-cell table:style-name="ce1" office:value-type="string">
            <text:p>Morros (MA)</text:p>
          </table:table-cell>
          <table:table-cell table:style-name="ce1" office:value-type="float" office:value="10.37"/>
        </table:table-row>
        <table:table-row table:style-name="ro1">
          <table:table-cell table:style-name="ce1" office:value-type="float" office:value="2107209"/>
          <table:table-cell table:style-name="ce1" office:value-type="string">
            <text:p>Nina Rodrigues (MA)</text:p>
          </table:table-cell>
          <table:table-cell table:style-name="ce1" office:value-type="float" office:value="21.77"/>
        </table:table-row>
        <table:table-row table:style-name="ro1">
          <table:table-cell table:style-name="ce1" office:value-type="float" office:value="2107258"/>
          <table:table-cell table:style-name="ce1" office:value-type="string">
            <text:p>Nova Colinas (MA)</text:p>
          </table:table-cell>
          <table:table-cell table:style-name="ce1" office:value-type="float" office:value="6.57"/>
        </table:table-row>
        <table:table-row table:style-name="ro1">
          <table:table-cell table:style-name="ce1" office:value-type="float" office:value="2107308"/>
          <table:table-cell table:style-name="ce1" office:value-type="string">
            <text:p>Nova Iorque (MA)</text:p>
          </table:table-cell>
          <table:table-cell table:style-name="ce1" office:value-type="float" office:value="4.70"/>
        </table:table-row>
        <table:table-row table:style-name="ro1">
          <table:table-cell table:style-name="ce1" office:value-type="float" office:value="2107357"/>
          <table:table-cell table:style-name="ce1" office:value-type="string">
            <text:p>Nova Olinda do Maranhão (MA)</text:p>
          </table:table-cell>
          <table:table-cell table:style-name="ce1" office:value-type="float" office:value="7.80"/>
        </table:table-row>
        <table:table-row table:style-name="ro1">
          <table:table-cell table:style-name="ce1" office:value-type="float" office:value="2107407"/>
          <table:table-cell table:style-name="ce1" office:value-type="string">
            <text:p>Olho d'Água das Cunhãs (MA)</text:p>
          </table:table-cell>
          <table:table-cell table:style-name="ce1" office:value-type="float" office:value="26.75"/>
        </table:table-row>
        <table:table-row table:style-name="ro1">
          <table:table-cell table:style-name="ce1" office:value-type="float" office:value="2107456"/>
          <table:table-cell table:style-name="ce1" office:value-type="string">
            <text:p>Olinda Nova do Maranhão (MA)</text:p>
          </table:table-cell>
          <table:table-cell table:style-name="ce1" office:value-type="float" office:value="66.69"/>
        </table:table-row>
        <table:table-row table:style-name="ro1">
          <table:table-cell table:style-name="ce1" office:value-type="float" office:value="2107506"/>
          <table:table-cell table:style-name="ce1" office:value-type="string">
            <text:p>Paço do Lumiar (MA)</text:p>
          </table:table-cell>
          <table:table-cell table:style-name="ce1" office:value-type="float" office:value="842.63"/>
        </table:table-row>
        <table:table-row table:style-name="ro1">
          <table:table-cell table:style-name="ce1" office:value-type="float" office:value="2107605"/>
          <table:table-cell table:style-name="ce1" office:value-type="string">
            <text:p>Palmeirândia (MA)</text:p>
          </table:table-cell>
          <table:table-cell table:style-name="ce1" office:value-type="float" office:value="35.70"/>
        </table:table-row>
        <table:table-row table:style-name="ro1">
          <table:table-cell table:style-name="ce1" office:value-type="float" office:value="2107704"/>
          <table:table-cell table:style-name="ce1" office:value-type="string">
            <text:p>Paraibano (MA)</text:p>
          </table:table-cell>
          <table:table-cell table:style-name="ce1" office:value-type="float" office:value="37.89"/>
        </table:table-row>
        <table:table-row table:style-name="ro1">
          <table:table-cell table:style-name="ce1" office:value-type="float" office:value="2107803"/>
          <table:table-cell table:style-name="ce1" office:value-type="string">
            <text:p>Parnarama (MA)</text:p>
          </table:table-cell>
          <table:table-cell table:style-name="ce1" office:value-type="float" office:value="10.06"/>
        </table:table-row>
        <table:table-row table:style-name="ro1">
          <table:table-cell table:style-name="ce1" office:value-type="float" office:value="2107902"/>
          <table:table-cell table:style-name="ce1" office:value-type="string">
            <text:p>Passagem Franca (MA)</text:p>
          </table:table-cell>
          <table:table-cell table:style-name="ce1" office:value-type="float" office:value="12.93"/>
        </table:table-row>
        <table:table-row table:style-name="ro1">
          <table:table-cell table:style-name="ce1" office:value-type="float" office:value="2108009"/>
          <table:table-cell table:style-name="ce1" office:value-type="string">
            <text:p>Pastos Bons (MA)</text:p>
          </table:table-cell>
          <table:table-cell table:style-name="ce1" office:value-type="float" office:value="11.05"/>
        </table:table-row>
        <table:table-row table:style-name="ro1">
          <table:table-cell table:style-name="ce1" office:value-type="float" office:value="2108058"/>
          <table:table-cell table:style-name="ce1" office:value-type="string">
            <text:p>Paulino Neves (MA)</text:p>
          </table:table-cell>
          <table:table-cell table:style-name="ce1" office:value-type="float" office:value="14.83"/>
        </table:table-row>
        <table:table-row table:style-name="ro1">
          <table:table-cell table:style-name="ce1" office:value-type="float" office:value="2108108"/>
          <table:table-cell table:style-name="ce1" office:value-type="string">
            <text:p>Paulo Ramos (MA)</text:p>
          </table:table-cell>
          <table:table-cell table:style-name="ce1" office:value-type="float" office:value="19.06"/>
        </table:table-row>
        <table:table-row table:style-name="ro1">
          <table:table-cell table:style-name="ce1" office:value-type="float" office:value="2108207"/>
          <table:table-cell table:style-name="ce1" office:value-type="string">
            <text:p>Pedreiras (MA)</text:p>
          </table:table-cell>
          <table:table-cell table:style-name="ce1" office:value-type="float" office:value="136.77"/>
        </table:table-row>
        <table:table-row table:style-name="ro1">
          <table:table-cell table:style-name="ce1" office:value-type="float" office:value="2108256"/>
          <table:table-cell table:style-name="ce1" office:value-type="string">
            <text:p>Pedro do Rosário (MA)</text:p>
          </table:table-cell>
          <table:table-cell table:style-name="ce1" office:value-type="float" office:value="12.99"/>
        </table:table-row>
        <table:table-row table:style-name="ro1">
          <table:table-cell table:style-name="ce1" office:value-type="float" office:value="2108306"/>
          <table:table-cell table:style-name="ce1" office:value-type="string">
            <text:p>Penalva (MA)</text:p>
          </table:table-cell>
          <table:table-cell table:style-name="ce1" office:value-type="float" office:value="46.42"/>
        </table:table-row>
        <table:table-row table:style-name="ro1">
          <table:table-cell table:style-name="ce1" office:value-type="float" office:value="2108405"/>
          <table:table-cell table:style-name="ce1" office:value-type="string">
            <text:p>Peri Mirim (MA)</text:p>
          </table:table-cell>
          <table:table-cell table:style-name="ce1" office:value-type="float" office:value="34.06"/>
        </table:table-row>
        <table:table-row table:style-name="ro1">
          <table:table-cell table:style-name="ce1" office:value-type="float" office:value="2108454"/>
          <table:table-cell table:style-name="ce1" office:value-type="string">
            <text:p>Peritoró (MA)</text:p>
          </table:table-cell>
          <table:table-cell table:style-name="ce1" office:value-type="float" office:value="25.71"/>
        </table:table-row>
        <table:table-row table:style-name="ro1">
          <table:table-cell table:style-name="ce1" office:value-type="float" office:value="2108504"/>
          <table:table-cell table:style-name="ce1" office:value-type="string">
            <text:p>Pindaré-Mirim (MA)</text:p>
          </table:table-cell>
          <table:table-cell table:style-name="ce1" office:value-type="float" office:value="127.25"/>
        </table:table-row>
        <table:table-row table:style-name="ro1">
          <table:table-cell table:style-name="ce1" office:value-type="float" office:value="2108603"/>
          <table:table-cell table:style-name="ce1" office:value-type="string">
            <text:p>Pinheiro (MA)</text:p>
          </table:table-cell>
          <table:table-cell table:style-name="ce1" office:value-type="float" office:value="51.66"/>
        </table:table-row>
        <table:table-row table:style-name="ro1">
          <table:table-cell table:style-name="ce1" office:value-type="float" office:value="2108702"/>
          <table:table-cell table:style-name="ce1" office:value-type="string">
            <text:p>Pio XII (MA)</text:p>
          </table:table-cell>
          <table:table-cell table:style-name="ce1" office:value-type="float" office:value="40.39"/>
        </table:table-row>
        <table:table-row table:style-name="ro1">
          <table:table-cell table:style-name="ce1" office:value-type="float" office:value="2108801"/>
          <table:table-cell table:style-name="ce1" office:value-type="string">
            <text:p>Pirapemas (MA)</text:p>
          </table:table-cell>
          <table:table-cell table:style-name="ce1" office:value-type="float" office:value="25.24"/>
        </table:table-row>
        <table:table-row table:style-name="ro1">
          <table:table-cell table:style-name="ce1" office:value-type="float" office:value="2108900"/>
          <table:table-cell table:style-name="ce1" office:value-type="string">
            <text:p>Poção de Pedras (MA)</text:p>
          </table:table-cell>
          <table:table-cell table:style-name="ce1" office:value-type="float" office:value="20.13"/>
        </table:table-row>
        <table:table-row table:style-name="ro1">
          <table:table-cell table:style-name="ce1" office:value-type="float" office:value="2109007"/>
          <table:table-cell table:style-name="ce1" office:value-type="string">
            <text:p>Porto Franco (MA)</text:p>
          </table:table-cell>
          <table:table-cell table:style-name="ce1" office:value-type="float" office:value="15.19"/>
        </table:table-row>
        <table:table-row table:style-name="ro1">
          <table:table-cell table:style-name="ce1" office:value-type="float" office:value="2109056"/>
          <table:table-cell table:style-name="ce1" office:value-type="string">
            <text:p>Porto Rico do Maranhão (MA)</text:p>
          </table:table-cell>
          <table:table-cell table:style-name="ce1" office:value-type="float" office:value="28.31"/>
        </table:table-row>
        <table:table-row table:style-name="ro1">
          <table:table-cell table:style-name="ce1" office:value-type="float" office:value="2109106"/>
          <table:table-cell table:style-name="ce1" office:value-type="string">
            <text:p>Presidente Dutra (MA)</text:p>
          </table:table-cell>
          <table:table-cell table:style-name="ce1" office:value-type="float" office:value="57.97"/>
        </table:table-row>
        <table:table-row table:style-name="ro1">
          <table:table-cell table:style-name="ce1" office:value-type="float" office:value="2109205"/>
          <table:table-cell table:style-name="ce1" office:value-type="string">
            <text:p>Presidente Juscelino (MA)</text:p>
          </table:table-cell>
          <table:table-cell table:style-name="ce1" office:value-type="float" office:value="32.54"/>
        </table:table-row>
        <table:table-row table:style-name="ro1">
          <table:table-cell table:style-name="ce1" office:value-type="float" office:value="2109239"/>
          <table:table-cell table:style-name="ce1" office:value-type="string">
            <text:p>Presidente Médici (MA)</text:p>
          </table:table-cell>
          <table:table-cell table:style-name="ce1" office:value-type="float" office:value="14.56"/>
        </table:table-row>
        <table:table-row table:style-name="ro1">
          <table:table-cell table:style-name="ce1" office:value-type="float" office:value="2109270"/>
          <table:table-cell table:style-name="ce1" office:value-type="string">
            <text:p>Presidente Sarney (MA)</text:p>
          </table:table-cell>
          <table:table-cell table:style-name="ce1" office:value-type="float" office:value="23.70"/>
        </table:table-row>
        <table:table-row table:style-name="ro1">
          <table:table-cell table:style-name="ce1" office:value-type="float" office:value="2109304"/>
          <table:table-cell table:style-name="ce1" office:value-type="string">
            <text:p>Presidente Vargas (MA)</text:p>
          </table:table-cell>
          <table:table-cell table:style-name="ce1" office:value-type="float" office:value="23.33"/>
        </table:table-row>
        <table:table-row table:style-name="ro1">
          <table:table-cell table:style-name="ce1" office:value-type="float" office:value="2109403"/>
          <table:table-cell table:style-name="ce1" office:value-type="string">
            <text:p>Primeira Cruz (MA)</text:p>
          </table:table-cell>
          <table:table-cell table:style-name="ce1" office:value-type="float" office:value="10.20"/>
        </table:table-row>
        <table:table-row table:style-name="ro1">
          <table:table-cell table:style-name="ce1" office:value-type="float" office:value="2109452"/>
          <table:table-cell table:style-name="ce1" office:value-type="string">
            <text:p>Raposa (MA)</text:p>
          </table:table-cell>
          <table:table-cell table:style-name="ce1" office:value-type="float" office:value="409.10"/>
        </table:table-row>
        <table:table-row table:style-name="ro1">
          <table:table-cell table:style-name="ce1" office:value-type="float" office:value="2109502"/>
          <table:table-cell table:style-name="ce1" office:value-type="string">
            <text:p>Riachão (MA)</text:p>
          </table:table-cell>
          <table:table-cell table:style-name="ce1" office:value-type="float" office:value="3.17"/>
        </table:table-row>
        <table:table-row table:style-name="ro1">
          <table:table-cell table:style-name="ce1" office:value-type="float" office:value="2109551"/>
          <table:table-cell table:style-name="ce1" office:value-type="string">
            <text:p>Ribamar Fiquene (MA)</text:p>
          </table:table-cell>
          <table:table-cell table:style-name="ce1" office:value-type="float" office:value="9.75"/>
        </table:table-row>
        <table:table-row table:style-name="ro1">
          <table:table-cell table:style-name="ce1" office:value-type="float" office:value="2109601"/>
          <table:table-cell table:style-name="ce1" office:value-type="string">
            <text:p>Rosário (MA)</text:p>
          </table:table-cell>
          <table:table-cell table:style-name="ce1" office:value-type="float" office:value="57.77"/>
        </table:table-row>
        <table:table-row table:style-name="ro1">
          <table:table-cell table:style-name="ce1" office:value-type="float" office:value="2109700"/>
          <table:table-cell table:style-name="ce1" office:value-type="string">
            <text:p>Sambaíba (MA)</text:p>
          </table:table-cell>
          <table:table-cell table:style-name="ce1" office:value-type="float" office:value="2.21"/>
        </table:table-row>
        <table:table-row table:style-name="ro1">
          <table:table-cell table:style-name="ce1" office:value-type="float" office:value="2109759"/>
          <table:table-cell table:style-name="ce1" office:value-type="string">
            <text:p>Santa Filomena do Maranhão (MA)</text:p>
          </table:table-cell>
          <table:table-cell table:style-name="ce1" office:value-type="float" office:value="11.72"/>
        </table:table-row>
        <table:table-row table:style-name="ro1">
          <table:table-cell table:style-name="ce1" office:value-type="float" office:value="2109809"/>
          <table:table-cell table:style-name="ce1" office:value-type="string">
            <text:p>Santa Helena (MA)</text:p>
          </table:table-cell>
          <table:table-cell table:style-name="ce1" office:value-type="float" office:value="16.94"/>
        </table:table-row>
        <table:table-row table:style-name="ro1">
          <table:table-cell table:style-name="ce1" office:value-type="float" office:value="2109908"/>
          <table:table-cell table:style-name="ce1" office:value-type="string">
            <text:p>Santa Inês (MA)</text:p>
          </table:table-cell>
          <table:table-cell table:style-name="ce1" office:value-type="float" office:value="188.49"/>
        </table:table-row>
        <table:table-row table:style-name="ro1">
          <table:table-cell table:style-name="ce1" office:value-type="float" office:value="2110005"/>
          <table:table-cell table:style-name="ce1" office:value-type="string">
            <text:p>Santa Luzia (MA)</text:p>
          </table:table-cell>
          <table:table-cell table:style-name="ce1" office:value-type="float" office:value="15.54"/>
        </table:table-row>
        <table:table-row table:style-name="ro1">
          <table:table-cell table:style-name="ce1" office:value-type="float" office:value="2110039"/>
          <table:table-cell table:style-name="ce1" office:value-type="string">
            <text:p>Santa Luzia do Paruá (MA)</text:p>
          </table:table-cell>
          <table:table-cell table:style-name="ce1" office:value-type="float" office:value="25.24"/>
        </table:table-row>
        <table:table-row table:style-name="ro1">
          <table:table-cell table:style-name="ce1" office:value-type="float" office:value="2110104"/>
          <table:table-cell table:style-name="ce1" office:value-type="string">
            <text:p>Santa Quitéria do Maranhão (MA)</text:p>
          </table:table-cell>
          <table:table-cell table:style-name="ce1" office:value-type="float" office:value="15.22"/>
        </table:table-row>
        <table:table-row table:style-name="ro1">
          <table:table-cell table:style-name="ce1" office:value-type="float" office:value="2110203"/>
          <table:table-cell table:style-name="ce1" office:value-type="string">
            <text:p>Santa Rita (MA)</text:p>
          </table:table-cell>
          <table:table-cell table:style-name="ce1" office:value-type="float" office:value="45.82"/>
        </table:table-row>
        <table:table-row table:style-name="ro1">
          <table:table-cell table:style-name="ce1" office:value-type="float" office:value="2110237"/>
          <table:table-cell table:style-name="ce1" office:value-type="string">
            <text:p>Santana do Maranhão (MA)</text:p>
          </table:table-cell>
          <table:table-cell table:style-name="ce1" office:value-type="float" office:value="12.51"/>
        </table:table-row>
        <table:table-row table:style-name="ro1">
          <table:table-cell table:style-name="ce1" office:value-type="float" office:value="2110278"/>
          <table:table-cell table:style-name="ce1" office:value-type="string">
            <text:p>Santo Amaro do Maranhão (MA)</text:p>
          </table:table-cell>
          <table:table-cell table:style-name="ce1" office:value-type="float" office:value="8.63"/>
        </table:table-row>
        <table:table-row table:style-name="ro1">
          <table:table-cell table:style-name="ce1" office:value-type="float" office:value="2110302"/>
          <table:table-cell table:style-name="ce1" office:value-type="string">
            <text:p>Santo Antônio dos Lopes (MA)</text:p>
          </table:table-cell>
          <table:table-cell table:style-name="ce1" office:value-type="float" office:value="18.53"/>
        </table:table-row>
        <table:table-row table:style-name="ro1">
          <table:table-cell table:style-name="ce1" office:value-type="float" office:value="2110401"/>
          <table:table-cell table:style-name="ce1" office:value-type="string">
            <text:p>São Benedito do Rio Preto (MA)</text:p>
          </table:table-cell>
          <table:table-cell table:style-name="ce1" office:value-type="float" office:value="19.11"/>
        </table:table-row>
        <table:table-row table:style-name="ro1">
          <table:table-cell table:style-name="ce1" office:value-type="float" office:value="2110500"/>
          <table:table-cell table:style-name="ce1" office:value-type="string">
            <text:p>São Bento (MA)</text:p>
          </table:table-cell>
          <table:table-cell table:style-name="ce1" office:value-type="float" office:value="88.74"/>
        </table:table-row>
        <table:table-row table:style-name="ro1">
          <table:table-cell table:style-name="ce1" office:value-type="float" office:value="2110609"/>
          <table:table-cell table:style-name="ce1" office:value-type="string">
            <text:p>São Bernardo (MA)</text:p>
          </table:table-cell>
          <table:table-cell table:style-name="ce1" office:value-type="float" office:value="26.29"/>
        </table:table-row>
        <table:table-row table:style-name="ro1">
          <table:table-cell table:style-name="ce1" office:value-type="float" office:value="2110658"/>
          <table:table-cell table:style-name="ce1" office:value-type="string">
            <text:p>São Domingos do Azeitão (MA)</text:p>
          </table:table-cell>
          <table:table-cell table:style-name="ce1" office:value-type="float" office:value="7.27"/>
        </table:table-row>
        <table:table-row table:style-name="ro1">
          <table:table-cell table:style-name="ce1" office:value-type="float" office:value="2110708"/>
          <table:table-cell table:style-name="ce1" office:value-type="string">
            <text:p>São Domingos do Maranhão (MA)</text:p>
          </table:table-cell>
          <table:table-cell table:style-name="ce1" office:value-type="float" office:value="29.17"/>
        </table:table-row>
        <table:table-row table:style-name="ro1">
          <table:table-cell table:style-name="ce1" office:value-type="float" office:value="2110807"/>
          <table:table-cell table:style-name="ce1" office:value-type="string">
            <text:p>São Félix de Balsas (MA)</text:p>
          </table:table-cell>
          <table:table-cell table:style-name="ce1" office:value-type="float" office:value="2.31"/>
        </table:table-row>
        <table:table-row table:style-name="ro1">
          <table:table-cell table:style-name="ce1" office:value-type="float" office:value="2110856"/>
          <table:table-cell table:style-name="ce1" office:value-type="string">
            <text:p>São Francisco do Brejão (MA)</text:p>
          </table:table-cell>
          <table:table-cell table:style-name="ce1" office:value-type="float" office:value="13.76"/>
        </table:table-row>
        <table:table-row table:style-name="ro1">
          <table:table-cell table:style-name="ce1" office:value-type="float" office:value="2110906"/>
          <table:table-cell table:style-name="ce1" office:value-type="string">
            <text:p>São Francisco do Maranhão (MA)</text:p>
          </table:table-cell>
          <table:table-cell table:style-name="ce1" office:value-type="float" office:value="5.17"/>
        </table:table-row>
        <table:table-row table:style-name="ro1">
          <table:table-cell table:style-name="ce1" office:value-type="float" office:value="2111003"/>
          <table:table-cell table:style-name="ce1" office:value-type="string">
            <text:p>São João Batista (MA)</text:p>
          </table:table-cell>
          <table:table-cell table:style-name="ce1" office:value-type="float" office:value="28.84"/>
        </table:table-row>
        <table:table-row table:style-name="ro1">
          <table:table-cell table:style-name="ce1" office:value-type="float" office:value="2111029"/>
          <table:table-cell table:style-name="ce1" office:value-type="string">
            <text:p>São João do Carú (MA)</text:p>
          </table:table-cell>
          <table:table-cell table:style-name="ce1" office:value-type="float" office:value="19.99"/>
        </table:table-row>
        <table:table-row table:style-name="ro1">
          <table:table-cell table:style-name="ce1" office:value-type="float" office:value="2111052"/>
          <table:table-cell table:style-name="ce1" office:value-type="string">
            <text:p>São João do Paraíso (MA)</text:p>
          </table:table-cell>
          <table:table-cell table:style-name="ce1" office:value-type="float" office:value="5.27"/>
        </table:table-row>
        <table:table-row table:style-name="ro1">
          <table:table-cell table:style-name="ce1" office:value-type="float" office:value="2111078"/>
          <table:table-cell table:style-name="ce1" office:value-type="string">
            <text:p>São João do Soter (MA)</text:p>
          </table:table-cell>
          <table:table-cell table:style-name="ce1" office:value-type="float" office:value="11.99"/>
        </table:table-row>
        <table:table-row table:style-name="ro1">
          <table:table-cell table:style-name="ce1" office:value-type="float" office:value="2111102"/>
          <table:table-cell table:style-name="ce1" office:value-type="string">
            <text:p>São João dos Patos (MA)</text:p>
          </table:table-cell>
          <table:table-cell table:style-name="ce1" office:value-type="float" office:value="16.61"/>
        </table:table-row>
        <table:table-row table:style-name="ro1">
          <table:table-cell table:style-name="ce1" office:value-type="float" office:value="2111201"/>
          <table:table-cell table:style-name="ce1" office:value-type="string">
            <text:p>São José de Ribamar (MA)</text:p>
          </table:table-cell>
          <table:table-cell table:style-name="ce1" office:value-type="float" office:value="419.82"/>
        </table:table-row>
        <table:table-row table:style-name="ro1">
          <table:table-cell table:style-name="ce1" office:value-type="float" office:value="2111250"/>
          <table:table-cell table:style-name="ce1" office:value-type="string">
            <text:p>São José dos Basílios (MA)</text:p>
          </table:table-cell>
          <table:table-cell table:style-name="ce1" office:value-type="float" office:value="20.67"/>
        </table:table-row>
        <table:table-row table:style-name="ro1">
          <table:table-cell table:style-name="ce1" office:value-type="float" office:value="2111300"/>
          <table:table-cell table:style-name="ce1" office:value-type="string">
            <text:p>São Luís (MA)</text:p>
          </table:table-cell>
          <table:table-cell table:style-name="ce1" office:value-type="float" office:value="1215.69"/>
        </table:table-row>
        <table:table-row table:style-name="ro1">
          <table:table-cell table:style-name="ce1" office:value-type="float" office:value="2111409"/>
          <table:table-cell table:style-name="ce1" office:value-type="string">
            <text:p>São Luís Gonzaga do Maranhão (MA)</text:p>
          </table:table-cell>
          <table:table-cell table:style-name="ce1" office:value-type="float" office:value="20.81"/>
        </table:table-row>
        <table:table-row table:style-name="ro1">
          <table:table-cell table:style-name="ce1" office:value-type="float" office:value="2111508"/>
          <table:table-cell table:style-name="ce1" office:value-type="string">
            <text:p>São Mateus do Maranhão (MA)</text:p>
          </table:table-cell>
          <table:table-cell table:style-name="ce1" office:value-type="float" office:value="49.91"/>
        </table:table-row>
        <table:table-row table:style-name="ro1">
          <table:table-cell table:style-name="ce1" office:value-type="float" office:value="2111532"/>
          <table:table-cell table:style-name="ce1" office:value-type="string">
            <text:p>São Pedro da Água Branca (MA)</text:p>
          </table:table-cell>
          <table:table-cell table:style-name="ce1" office:value-type="float" office:value="16.69"/>
        </table:table-row>
        <table:table-row table:style-name="ro1">
          <table:table-cell table:style-name="ce1" office:value-type="float" office:value="2111573"/>
          <table:table-cell table:style-name="ce1" office:value-type="string">
            <text:p>São Pedro dos Crentes (MA)</text:p>
          </table:table-cell>
          <table:table-cell table:style-name="ce1" office:value-type="float" office:value="4.52"/>
        </table:table-row>
        <table:table-row table:style-name="ro1">
          <table:table-cell table:style-name="ce1" office:value-type="float" office:value="2111607"/>
          <table:table-cell table:style-name="ce1" office:value-type="string">
            <text:p>São Raimundo das Mangabeiras (MA)</text:p>
          </table:table-cell>
          <table:table-cell table:style-name="ce1" office:value-type="float" office:value="4.96"/>
        </table:table-row>
        <table:table-row table:style-name="ro1">
          <table:table-cell table:style-name="ce1" office:value-type="float" office:value="2111631"/>
          <table:table-cell table:style-name="ce1" office:value-type="string">
            <text:p>São Raimundo do Doca Bezerra (MA)</text:p>
          </table:table-cell>
          <table:table-cell table:style-name="ce1" office:value-type="float" office:value="14.52"/>
        </table:table-row>
        <table:table-row table:style-name="ro1">
          <table:table-cell table:style-name="ce1" office:value-type="float" office:value="2111672"/>
          <table:table-cell table:style-name="ce1" office:value-type="string">
            <text:p>São Roberto (MA)</text:p>
          </table:table-cell>
          <table:table-cell table:style-name="ce1" office:value-type="float" office:value="26.19"/>
        </table:table-row>
        <table:table-row table:style-name="ro1">
          <table:table-cell table:style-name="ce1" office:value-type="float" office:value="2111706"/>
          <table:table-cell table:style-name="ce1" office:value-type="string">
            <text:p>São Vicente Ferrer (MA)</text:p>
          </table:table-cell>
          <table:table-cell table:style-name="ce1" office:value-type="float" office:value="53.38"/>
        </table:table-row>
        <table:table-row table:style-name="ro1">
          <table:table-cell table:style-name="ce1" office:value-type="float" office:value="2111722"/>
          <table:table-cell table:style-name="ce1" office:value-type="string">
            <text:p>Satubinha (MA)</text:p>
          </table:table-cell>
          <table:table-cell table:style-name="ce1" office:value-type="float" office:value="27.14"/>
        </table:table-row>
        <table:table-row table:style-name="ro1">
          <table:table-cell table:style-name="ce1" office:value-type="float" office:value="2111748"/>
          <table:table-cell table:style-name="ce1" office:value-type="string">
            <text:p>Senador Alexandre Costa (MA)</text:p>
          </table:table-cell>
          <table:table-cell table:style-name="ce1" office:value-type="float" office:value="24.05"/>
        </table:table-row>
        <table:table-row table:style-name="ro1">
          <table:table-cell table:style-name="ce1" office:value-type="float" office:value="2111763"/>
          <table:table-cell table:style-name="ce1" office:value-type="string">
            <text:p>Senador La Rocque (MA)</text:p>
          </table:table-cell>
          <table:table-cell table:style-name="ce1" office:value-type="float" office:value="14.55"/>
        </table:table-row>
        <table:table-row table:style-name="ro1">
          <table:table-cell table:style-name="ce1" office:value-type="float" office:value="2111789"/>
          <table:table-cell table:style-name="ce1" office:value-type="string">
            <text:p>Serrano do Maranhão (MA)</text:p>
          </table:table-cell>
          <table:table-cell table:style-name="ce1" office:value-type="float" office:value="9.06"/>
        </table:table-row>
        <table:table-row table:style-name="ro1">
          <table:table-cell table:style-name="ce1" office:value-type="float" office:value="2111805"/>
          <table:table-cell table:style-name="ce1" office:value-type="string">
            <text:p>Sítio Novo (MA)</text:p>
          </table:table-cell>
          <table:table-cell table:style-name="ce1" office:value-type="float" office:value="5.46"/>
        </table:table-row>
        <table:table-row table:style-name="ro1">
          <table:table-cell table:style-name="ce1" office:value-type="float" office:value="2111904"/>
          <table:table-cell table:style-name="ce1" office:value-type="string">
            <text:p>Sucupira do Norte (MA)</text:p>
          </table:table-cell>
          <table:table-cell table:style-name="ce1" office:value-type="float" office:value="9.72"/>
        </table:table-row>
        <table:table-row table:style-name="ro1">
          <table:table-cell table:style-name="ce1" office:value-type="float" office:value="2111953"/>
          <table:table-cell table:style-name="ce1" office:value-type="string">
            <text:p>Sucupira do Riachão (MA)</text:p>
          </table:table-cell>
          <table:table-cell table:style-name="ce1" office:value-type="float" office:value="8.17"/>
        </table:table-row>
        <table:table-row table:style-name="ro1">
          <table:table-cell table:style-name="ce1" office:value-type="float" office:value="2112001"/>
          <table:table-cell table:style-name="ce1" office:value-type="string">
            <text:p>Tasso Fragoso (MA)</text:p>
          </table:table-cell>
          <table:table-cell table:style-name="ce1" office:value-type="float" office:value="1.78"/>
        </table:table-row>
        <table:table-row table:style-name="ro1">
          <table:table-cell table:style-name="ce1" office:value-type="float" office:value="2112100"/>
          <table:table-cell table:style-name="ce1" office:value-type="string">
            <text:p>Timbiras (MA)</text:p>
          </table:table-cell>
          <table:table-cell table:style-name="ce1" office:value-type="float" office:value="18.83"/>
        </table:table-row>
        <table:table-row table:style-name="ro1">
          <table:table-cell table:style-name="ce1" office:value-type="float" office:value="2112209"/>
          <table:table-cell table:style-name="ce1" office:value-type="string">
            <text:p>Timon (MA)</text:p>
          </table:table-cell>
          <table:table-cell table:style-name="ce1" office:value-type="float" office:value="89.18"/>
        </table:table-row>
        <table:table-row table:style-name="ro1">
          <table:table-cell table:style-name="ce1" office:value-type="float" office:value="2112233"/>
          <table:table-cell table:style-name="ce1" office:value-type="string">
            <text:p>Trizidela do Vale (MA)</text:p>
          </table:table-cell>
          <table:table-cell table:style-name="ce1" office:value-type="float" office:value="85.01"/>
        </table:table-row>
        <table:table-row table:style-name="ro1">
          <table:table-cell table:style-name="ce1" office:value-type="float" office:value="2112274"/>
          <table:table-cell table:style-name="ce1" office:value-type="string">
            <text:p>Tufilândia (MA)</text:p>
          </table:table-cell>
          <table:table-cell table:style-name="ce1" office:value-type="float" office:value="20.65"/>
        </table:table-row>
        <table:table-row table:style-name="ro1">
          <table:table-cell table:style-name="ce1" office:value-type="float" office:value="2112308"/>
          <table:table-cell table:style-name="ce1" office:value-type="string">
            <text:p>Tuntum (MA)</text:p>
          </table:table-cell>
          <table:table-cell table:style-name="ce1" office:value-type="float" office:value="11.56"/>
        </table:table-row>
        <table:table-row table:style-name="ro1">
          <table:table-cell table:style-name="ce1" office:value-type="float" office:value="2112407"/>
          <table:table-cell table:style-name="ce1" office:value-type="string">
            <text:p>Turiaçu (MA)</text:p>
          </table:table-cell>
          <table:table-cell table:style-name="ce1" office:value-type="float" office:value="13.16"/>
        </table:table-row>
        <table:table-row table:style-name="ro1">
          <table:table-cell table:style-name="ce1" office:value-type="float" office:value="2112456"/>
          <table:table-cell table:style-name="ce1" office:value-type="string">
            <text:p>Turilândia (MA)</text:p>
          </table:table-cell>
          <table:table-cell table:style-name="ce1" office:value-type="float" office:value="15.11"/>
        </table:table-row>
        <table:table-row table:style-name="ro1">
          <table:table-cell table:style-name="ce1" office:value-type="float" office:value="2112506"/>
          <table:table-cell table:style-name="ce1" office:value-type="string">
            <text:p>Tutóia (MA)</text:p>
          </table:table-cell>
          <table:table-cell table:style-name="ce1" office:value-type="float" office:value="31.96"/>
        </table:table-row>
        <table:table-row table:style-name="ro1">
          <table:table-cell table:style-name="ce1" office:value-type="float" office:value="2112605"/>
          <table:table-cell table:style-name="ce1" office:value-type="string">
            <text:p>Urbano Santos (MA)</text:p>
          </table:table-cell>
          <table:table-cell table:style-name="ce1" office:value-type="float" office:value="20.35"/>
        </table:table-row>
        <table:table-row table:style-name="ro1">
          <table:table-cell table:style-name="ce1" office:value-type="float" office:value="2112704"/>
          <table:table-cell table:style-name="ce1" office:value-type="string">
            <text:p>Vargem Grande (MA)</text:p>
          </table:table-cell>
          <table:table-cell table:style-name="ce1" office:value-type="float" office:value="25.24"/>
        </table:table-row>
        <table:table-row table:style-name="ro1">
          <table:table-cell table:style-name="ce1" office:value-type="float" office:value="2112803"/>
          <table:table-cell table:style-name="ce1" office:value-type="string">
            <text:p>Viana (MA)</text:p>
          </table:table-cell>
          <table:table-cell table:style-name="ce1" office:value-type="float" office:value="42.36"/>
        </table:table-row>
        <table:table-row table:style-name="ro1">
          <table:table-cell table:style-name="ce1" office:value-type="float" office:value="2112852"/>
          <table:table-cell table:style-name="ce1" office:value-type="string">
            <text:p>Vila Nova dos Martírios (MA)</text:p>
          </table:table-cell>
          <table:table-cell table:style-name="ce1" office:value-type="float" office:value="9.47"/>
        </table:table-row>
        <table:table-row table:style-name="ro1">
          <table:table-cell table:style-name="ce1" office:value-type="float" office:value="2112902"/>
          <table:table-cell table:style-name="ce1" office:value-type="string">
            <text:p>Vitória do Mearim (MA)</text:p>
          </table:table-cell>
          <table:table-cell table:style-name="ce1" office:value-type="float" office:value="43.56"/>
        </table:table-row>
        <table:table-row table:style-name="ro1">
          <table:table-cell table:style-name="ce1" office:value-type="float" office:value="2113009"/>
          <table:table-cell table:style-name="ce1" office:value-type="string">
            <text:p>Vitorino Freire (MA)</text:p>
          </table:table-cell>
          <table:table-cell table:style-name="ce1" office:value-type="float" office:value="24.26"/>
        </table:table-row>
        <table:table-row table:style-name="ro1">
          <table:table-cell table:style-name="ce1" office:value-type="float" office:value="2114007"/>
          <table:table-cell table:style-name="ce1" office:value-type="string">
            <text:p>Zé Doca (MA)</text:p>
          </table:table-cell>
          <table:table-cell table:style-name="ce1" office:value-type="float" office:value="20.77"/>
        </table:table-row>
        <table:table-row table:style-name="ro1">
          <table:table-cell table:style-name="ce1" office:value-type="float" office:value="2200053"/>
          <table:table-cell table:style-name="ce1" office:value-type="string">
            <text:p>Acauã (PI)</text:p>
          </table:table-cell>
          <table:table-cell table:style-name="ce1" office:value-type="float" office:value="5.27"/>
        </table:table-row>
        <table:table-row table:style-name="ro1">
          <table:table-cell table:style-name="ce1" office:value-type="float" office:value="2200103"/>
          <table:table-cell table:style-name="ce1" office:value-type="string">
            <text:p>Agricolândia (PI)</text:p>
          </table:table-cell>
          <table:table-cell table:style-name="ce1" office:value-type="float" office:value="45.35"/>
        </table:table-row>
        <table:table-row table:style-name="ro1">
          <table:table-cell table:style-name="ce1" office:value-type="float" office:value="2200202"/>
          <table:table-cell table:style-name="ce1" office:value-type="string">
            <text:p>Água Branca (PI)</text:p>
          </table:table-cell>
          <table:table-cell table:style-name="ce1" office:value-type="float" office:value="169.53"/>
        </table:table-row>
        <table:table-row table:style-name="ro1">
          <table:table-cell table:style-name="ce1" office:value-type="float" office:value="2200251"/>
          <table:table-cell table:style-name="ce1" office:value-type="string">
            <text:p>Alagoinha do Piauí (PI)</text:p>
          </table:table-cell>
          <table:table-cell table:style-name="ce1" office:value-type="float" office:value="13.77"/>
        </table:table-row>
        <table:table-row table:style-name="ro1">
          <table:table-cell table:style-name="ce1" office:value-type="float" office:value="2200277"/>
          <table:table-cell table:style-name="ce1" office:value-type="string">
            <text:p>Alegrete do Piauí (PI)</text:p>
          </table:table-cell>
          <table:table-cell table:style-name="ce1" office:value-type="float" office:value="18.23"/>
        </table:table-row>
        <table:table-row table:style-name="ro1">
          <table:table-cell table:style-name="ce1" office:value-type="float" office:value="2200301"/>
          <table:table-cell table:style-name="ce1" office:value-type="string">
            <text:p>Alto Longá (PI)</text:p>
          </table:table-cell>
          <table:table-cell table:style-name="ce1" office:value-type="float" office:value="7.85"/>
        </table:table-row>
        <table:table-row table:style-name="ro1">
          <table:table-cell table:style-name="ce1" office:value-type="float" office:value="2200400"/>
          <table:table-cell table:style-name="ce1" office:value-type="string">
            <text:p>Altos (PI)</text:p>
          </table:table-cell>
          <table:table-cell table:style-name="ce1" office:value-type="float" office:value="40.54"/>
        </table:table-row>
        <table:table-row table:style-name="ro1">
          <table:table-cell table:style-name="ce1" office:value-type="float" office:value="2200459"/>
          <table:table-cell table:style-name="ce1" office:value-type="string">
            <text:p>Alvorada do Gurguéia (PI)</text:p>
          </table:table-cell>
          <table:table-cell table:style-name="ce1" office:value-type="float" office:value="2.37"/>
        </table:table-row>
        <table:table-row table:style-name="ro1">
          <table:table-cell table:style-name="ce1" office:value-type="float" office:value="2200509"/>
          <table:table-cell table:style-name="ce1" office:value-type="string">
            <text:p>Amarante (PI)</text:p>
          </table:table-cell>
          <table:table-cell table:style-name="ce1" office:value-type="float" office:value="14.83"/>
        </table:table-row>
        <table:table-row table:style-name="ro1">
          <table:table-cell table:style-name="ce1" office:value-type="float" office:value="2200608"/>
          <table:table-cell table:style-name="ce1" office:value-type="string">
            <text:p>Angical do Piauí (PI)</text:p>
          </table:table-cell>
          <table:table-cell table:style-name="ce1" office:value-type="float" office:value="29.86"/>
        </table:table-row>
        <table:table-row table:style-name="ro1">
          <table:table-cell table:style-name="ce1" office:value-type="float" office:value="2200707"/>
          <table:table-cell table:style-name="ce1" office:value-type="string">
            <text:p>Anísio de Abreu (PI)</text:p>
          </table:table-cell>
          <table:table-cell table:style-name="ce1" office:value-type="float" office:value="26.93"/>
        </table:table-row>
        <table:table-row table:style-name="ro1">
          <table:table-cell table:style-name="ce1" office:value-type="float" office:value="2200806"/>
          <table:table-cell table:style-name="ce1" office:value-type="string">
            <text:p>Antônio Almeida (PI)</text:p>
          </table:table-cell>
          <table:table-cell table:style-name="ce1" office:value-type="float" office:value="4.71"/>
        </table:table-row>
        <table:table-row table:style-name="ro1">
          <table:table-cell table:style-name="ce1" office:value-type="float" office:value="2200905"/>
          <table:table-cell table:style-name="ce1" office:value-type="string">
            <text:p>Aroazes (PI)</text:p>
          </table:table-cell>
          <table:table-cell table:style-name="ce1" office:value-type="float" office:value="7.03"/>
        </table:table-row>
        <table:table-row table:style-name="ro1">
          <table:table-cell table:style-name="ce1" office:value-type="float" office:value="2200954"/>
          <table:table-cell table:style-name="ce1" office:value-type="string">
            <text:p>Aroeiras do Itaim (PI)</text:p>
          </table:table-cell>
          <table:table-cell table:style-name="ce1" office:value-type="float" office:value="9.49"/>
        </table:table-row>
        <table:table-row table:style-name="ro1">
          <table:table-cell table:style-name="ce1" office:value-type="float" office:value="2201002"/>
          <table:table-cell table:style-name="ce1" office:value-type="string">
            <text:p>Arraial (PI)</text:p>
          </table:table-cell>
          <table:table-cell table:style-name="ce1" office:value-type="float" office:value="6.87"/>
        </table:table-row>
        <table:table-row table:style-name="ro1">
          <table:table-cell table:style-name="ce1" office:value-type="float" office:value="2201051"/>
          <table:table-cell table:style-name="ce1" office:value-type="string">
            <text:p>Assunção do Piauí (PI)</text:p>
          </table:table-cell>
          <table:table-cell table:style-name="ce1" office:value-type="float" office:value="4.44"/>
        </table:table-row>
        <table:table-row table:style-name="ro1">
          <table:table-cell table:style-name="ce1" office:value-type="float" office:value="2201101"/>
          <table:table-cell table:style-name="ce1" office:value-type="string">
            <text:p>Avelino Lopes (PI)</text:p>
          </table:table-cell>
          <table:table-cell table:style-name="ce1" office:value-type="float" office:value="8.48"/>
        </table:table-row>
        <table:table-row table:style-name="ro1">
          <table:table-cell table:style-name="ce1" office:value-type="float" office:value="2201150"/>
          <table:table-cell table:style-name="ce1" office:value-type="string">
            <text:p>Baixa Grande do Ribeiro (PI)</text:p>
          </table:table-cell>
          <table:table-cell table:style-name="ce1" office:value-type="float" office:value="1.35"/>
        </table:table-row>
        <table:table-row table:style-name="ro1">
          <table:table-cell table:style-name="ce1" office:value-type="float" office:value="2201176"/>
          <table:table-cell table:style-name="ce1" office:value-type="string">
            <text:p>Barra D'Alcântara (PI)</text:p>
          </table:table-cell>
          <table:table-cell table:style-name="ce1" office:value-type="float" office:value="14.63"/>
        </table:table-row>
        <table:table-row table:style-name="ro1">
          <table:table-cell table:style-name="ce1" office:value-type="float" office:value="2201200"/>
          <table:table-cell table:style-name="ce1" office:value-type="string">
            <text:p>Barras (PI)</text:p>
          </table:table-cell>
          <table:table-cell table:style-name="ce1" office:value-type="float" office:value="26.08"/>
        </table:table-row>
        <table:table-row table:style-name="ro1">
          <table:table-cell table:style-name="ce1" office:value-type="float" office:value="2201309"/>
          <table:table-cell table:style-name="ce1" office:value-type="string">
            <text:p>Barreiras do Piauí (PI)</text:p>
          </table:table-cell>
          <table:table-cell table:style-name="ce1" office:value-type="float" office:value="1.59"/>
        </table:table-row>
        <table:table-row table:style-name="ro1">
          <table:table-cell table:style-name="ce1" office:value-type="float" office:value="2201408"/>
          <table:table-cell table:style-name="ce1" office:value-type="string">
            <text:p>Barro Duro (PI)</text:p>
          </table:table-cell>
          <table:table-cell table:style-name="ce1" office:value-type="float" office:value="50.39"/>
        </table:table-row>
        <table:table-row table:style-name="ro1">
          <table:table-cell table:style-name="ce1" office:value-type="float" office:value="2201507"/>
          <table:table-cell table:style-name="ce1" office:value-type="string">
            <text:p>Batalha (PI)</text:p>
          </table:table-cell>
          <table:table-cell table:style-name="ce1" office:value-type="float" office:value="16.22"/>
        </table:table-row>
        <table:table-row table:style-name="ro1">
          <table:table-cell table:style-name="ce1" office:value-type="float" office:value="2201556"/>
          <table:table-cell table:style-name="ce1" office:value-type="string">
            <text:p>Bela Vista do Piauí (PI)</text:p>
          </table:table-cell>
          <table:table-cell table:style-name="ce1" office:value-type="float" office:value="7.57"/>
        </table:table-row>
        <table:table-row table:style-name="ro1">
          <table:table-cell table:style-name="ce1" office:value-type="float" office:value="2201572"/>
          <table:table-cell table:style-name="ce1" office:value-type="string">
            <text:p>Belém do Piauí (PI)</text:p>
          </table:table-cell>
          <table:table-cell table:style-name="ce1" office:value-type="float" office:value="13.50"/>
        </table:table-row>
        <table:table-row table:style-name="ro1">
          <table:table-cell table:style-name="ce1" office:value-type="float" office:value="2201606"/>
          <table:table-cell table:style-name="ce1" office:value-type="string">
            <text:p>Beneditinos (PI)</text:p>
          </table:table-cell>
          <table:table-cell table:style-name="ce1" office:value-type="float" office:value="12.57"/>
        </table:table-row>
        <table:table-row table:style-name="ro1">
          <table:table-cell table:style-name="ce1" office:value-type="float" office:value="2201705"/>
          <table:table-cell table:style-name="ce1" office:value-type="string">
            <text:p>Bertolínia (PI)</text:p>
          </table:table-cell>
          <table:table-cell table:style-name="ce1" office:value-type="float" office:value="4.34"/>
        </table:table-row>
        <table:table-row table:style-name="ro1">
          <table:table-cell table:style-name="ce1" office:value-type="float" office:value="2201739"/>
          <table:table-cell table:style-name="ce1" office:value-type="string">
            <text:p>Betânia do Piauí (PI)</text:p>
          </table:table-cell>
          <table:table-cell table:style-name="ce1" office:value-type="float" office:value="10.65"/>
        </table:table-row>
        <table:table-row table:style-name="ro1">
          <table:table-cell table:style-name="ce1" office:value-type="float" office:value="2201770"/>
          <table:table-cell table:style-name="ce1" office:value-type="string">
            <text:p>Boa Hora (PI)</text:p>
          </table:table-cell>
          <table:table-cell table:style-name="ce1" office:value-type="float" office:value="18.65"/>
        </table:table-row>
        <table:table-row table:style-name="ro1">
          <table:table-cell table:style-name="ce1" office:value-type="float" office:value="2201804"/>
          <table:table-cell table:style-name="ce1" office:value-type="string">
            <text:p>Bocaina (PI)</text:p>
          </table:table-cell>
          <table:table-cell table:style-name="ce1" office:value-type="float" office:value="16.27"/>
        </table:table-row>
        <table:table-row table:style-name="ro1">
          <table:table-cell table:style-name="ce1" office:value-type="float" office:value="2201903"/>
          <table:table-cell table:style-name="ce1" office:value-type="string">
            <text:p>Bom Jesus (PI)</text:p>
          </table:table-cell>
          <table:table-cell table:style-name="ce1" office:value-type="float" office:value="4.14"/>
        </table:table-row>
        <table:table-row table:style-name="ro1">
          <table:table-cell table:style-name="ce1" office:value-type="float" office:value="2201919"/>
          <table:table-cell table:style-name="ce1" office:value-type="string">
            <text:p>Bom Princípio do Piauí (PI)</text:p>
          </table:table-cell>
          <table:table-cell table:style-name="ce1" office:value-type="float" office:value="10.17"/>
        </table:table-row>
        <table:table-row table:style-name="ro1">
          <table:table-cell table:style-name="ce1" office:value-type="float" office:value="2201929"/>
          <table:table-cell table:style-name="ce1" office:value-type="string">
            <text:p>Bonfim do Piauí (PI)</text:p>
          </table:table-cell>
          <table:table-cell table:style-name="ce1" office:value-type="float" office:value="18.65"/>
        </table:table-row>
        <table:table-row table:style-name="ro1">
          <table:table-cell table:style-name="ce1" office:value-type="float" office:value="2201945"/>
          <table:table-cell table:style-name="ce1" office:value-type="string">
            <text:p>Boqueirão do Piauí (PI)</text:p>
          </table:table-cell>
          <table:table-cell table:style-name="ce1" office:value-type="float" office:value="22.25"/>
        </table:table-row>
        <table:table-row table:style-name="ro1">
          <table:table-cell table:style-name="ce1" office:value-type="float" office:value="2201960"/>
          <table:table-cell table:style-name="ce1" office:value-type="string">
            <text:p>Brasileira (PI)</text:p>
          </table:table-cell>
          <table:table-cell table:style-name="ce1" office:value-type="float" office:value="9.04"/>
        </table:table-row>
        <table:table-row table:style-name="ro1">
          <table:table-cell table:style-name="ce1" office:value-type="float" office:value="2201988"/>
          <table:table-cell table:style-name="ce1" office:value-type="string">
            <text:p>Brejo do Piauí (PI)</text:p>
          </table:table-cell>
          <table:table-cell table:style-name="ce1" office:value-type="float" office:value="1.76"/>
        </table:table-row>
        <table:table-row table:style-name="ro1">
          <table:table-cell table:style-name="ce1" office:value-type="float" office:value="2202000"/>
          <table:table-cell table:style-name="ce1" office:value-type="string">
            <text:p>Buriti dos Lopes (PI)</text:p>
          </table:table-cell>
          <table:table-cell table:style-name="ce1" office:value-type="float" office:value="27.60"/>
        </table:table-row>
        <table:table-row table:style-name="ro1">
          <table:table-cell table:style-name="ce1" office:value-type="float" office:value="2202026"/>
          <table:table-cell table:style-name="ce1" office:value-type="string">
            <text:p>Buriti dos Montes (PI)</text:p>
          </table:table-cell>
          <table:table-cell table:style-name="ce1" office:value-type="float" office:value="3.01"/>
        </table:table-row>
        <table:table-row table:style-name="ro1">
          <table:table-cell table:style-name="ce1" office:value-type="float" office:value="2202059"/>
          <table:table-cell table:style-name="ce1" office:value-type="string">
            <text:p>Cabeceiras do Piauí (PI)</text:p>
          </table:table-cell>
          <table:table-cell table:style-name="ce1" office:value-type="float" office:value="16.31"/>
        </table:table-row>
        <table:table-row table:style-name="ro1">
          <table:table-cell table:style-name="ce1" office:value-type="float" office:value="2202075"/>
          <table:table-cell table:style-name="ce1" office:value-type="string">
            <text:p>Cajazeiras do Piauí (PI)</text:p>
          </table:table-cell>
          <table:table-cell table:style-name="ce1" office:value-type="float" office:value="6.50"/>
        </table:table-row>
        <table:table-row table:style-name="ro1">
          <table:table-cell table:style-name="ce1" office:value-type="float" office:value="2202083"/>
          <table:table-cell table:style-name="ce1" office:value-type="string">
            <text:p>Cajueiro da Praia (PI)</text:p>
          </table:table-cell>
          <table:table-cell table:style-name="ce1" office:value-type="float" office:value="26.36"/>
        </table:table-row>
        <table:table-row table:style-name="ro1">
          <table:table-cell table:style-name="ce1" office:value-type="float" office:value="2202091"/>
          <table:table-cell table:style-name="ce1" office:value-type="string">
            <text:p>Caldeirão Grande do Piauí (PI)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float" office:value="2202109"/>
          <table:table-cell table:style-name="ce1" office:value-type="string">
            <text:p>Campinas do Piauí (PI)</text:p>
          </table:table-cell>
          <table:table-cell table:style-name="ce1" office:value-type="float" office:value="6.51"/>
        </table:table-row>
        <table:table-row table:style-name="ro1">
          <table:table-cell table:style-name="ce1" office:value-type="float" office:value="2202117"/>
          <table:table-cell table:style-name="ce1" office:value-type="string">
            <text:p>Campo Alegre do Fidalgo (PI)</text:p>
          </table:table-cell>
          <table:table-cell table:style-name="ce1" office:value-type="float" office:value="7.13"/>
        </table:table-row>
        <table:table-row table:style-name="ro1">
          <table:table-cell table:style-name="ce1" office:value-type="float" office:value="2202133"/>
          <table:table-cell table:style-name="ce1" office:value-type="string">
            <text:p>Campo Grande do Piauí (PI)</text:p>
          </table:table-cell>
          <table:table-cell table:style-name="ce1" office:value-type="float" office:value="17.93"/>
        </table:table-row>
        <table:table-row table:style-name="ro1">
          <table:table-cell table:style-name="ce1" office:value-type="float" office:value="2202174"/>
          <table:table-cell table:style-name="ce1" office:value-type="string">
            <text:p>Campo Largo do Piauí (PI)</text:p>
          </table:table-cell>
          <table:table-cell table:style-name="ce1" office:value-type="float" office:value="14.24"/>
        </table:table-row>
        <table:table-row table:style-name="ro1">
          <table:table-cell table:style-name="ce1" office:value-type="float" office:value="2202208"/>
          <table:table-cell table:style-name="ce1" office:value-type="string">
            <text:p>Campo Maior (PI)</text:p>
          </table:table-cell>
          <table:table-cell table:style-name="ce1" office:value-type="float" office:value="26.96"/>
        </table:table-row>
        <table:table-row table:style-name="ro1">
          <table:table-cell table:style-name="ce1" office:value-type="float" office:value="2202251"/>
          <table:table-cell table:style-name="ce1" office:value-type="string">
            <text:p>Canavieira (PI)</text:p>
          </table:table-cell>
          <table:table-cell table:style-name="ce1" office:value-type="float" office:value="1.81"/>
        </table:table-row>
        <table:table-row table:style-name="ro1">
          <table:table-cell table:style-name="ce1" office:value-type="float" office:value="2202307"/>
          <table:table-cell table:style-name="ce1" office:value-type="string">
            <text:p>Canto do Buriti (PI)</text:p>
          </table:table-cell>
          <table:table-cell table:style-name="ce1" office:value-type="float" office:value="4.63"/>
        </table:table-row>
        <table:table-row table:style-name="ro1">
          <table:table-cell table:style-name="ce1" office:value-type="float" office:value="2202406"/>
          <table:table-cell table:style-name="ce1" office:value-type="string">
            <text:p>Capitão de Campos (PI)</text:p>
          </table:table-cell>
          <table:table-cell table:style-name="ce1" office:value-type="float" office:value="18.50"/>
        </table:table-row>
        <table:table-row table:style-name="ro1">
          <table:table-cell table:style-name="ce1" office:value-type="float" office:value="2202455"/>
          <table:table-cell table:style-name="ce1" office:value-type="string">
            <text:p>Capitão Gervásio Oliveira (PI)</text:p>
          </table:table-cell>
          <table:table-cell table:style-name="ce1" office:value-type="float" office:value="3.42"/>
        </table:table-row>
        <table:table-row table:style-name="ro1">
          <table:table-cell table:style-name="ce1" office:value-type="float" office:value="2202505"/>
          <table:table-cell table:style-name="ce1" office:value-type="string">
            <text:p>Caracol (PI)</text:p>
          </table:table-cell>
          <table:table-cell table:style-name="ce1" office:value-type="float" office:value="6.34"/>
        </table:table-row>
        <table:table-row table:style-name="ro1">
          <table:table-cell table:style-name="ce1" office:value-type="float" office:value="2202539"/>
          <table:table-cell table:style-name="ce1" office:value-type="string">
            <text:p>Caraúbas do Piauí (PI)</text:p>
          </table:table-cell>
          <table:table-cell table:style-name="ce1" office:value-type="float" office:value="11.72"/>
        </table:table-row>
        <table:table-row table:style-name="ro1">
          <table:table-cell table:style-name="ce1" office:value-type="float" office:value="2202554"/>
          <table:table-cell table:style-name="ce1" office:value-type="string">
            <text:p>Caridade do Piauí (PI)</text:p>
          </table:table-cell>
          <table:table-cell table:style-name="ce1" office:value-type="float" office:value="9.63"/>
        </table:table-row>
        <table:table-row table:style-name="ro1">
          <table:table-cell table:style-name="ce1" office:value-type="float" office:value="2202604"/>
          <table:table-cell table:style-name="ce1" office:value-type="string">
            <text:p>Castelo do Piauí (PI)</text:p>
          </table:table-cell>
          <table:table-cell table:style-name="ce1" office:value-type="float" office:value="9.01"/>
        </table:table-row>
        <table:table-row table:style-name="ro1">
          <table:table-cell table:style-name="ce1" office:value-type="float" office:value="2202653"/>
          <table:table-cell table:style-name="ce1" office:value-type="string">
            <text:p>Caxingó (PI)</text:p>
          </table:table-cell>
          <table:table-cell table:style-name="ce1" office:value-type="float" office:value="10.32"/>
        </table:table-row>
        <table:table-row table:style-name="ro1">
          <table:table-cell table:style-name="ce1" office:value-type="float" office:value="2202703"/>
          <table:table-cell table:style-name="ce1" office:value-type="string">
            <text:p>Cocal (PI)</text:p>
          </table:table-cell>
          <table:table-cell table:style-name="ce1" office:value-type="float" office:value="20.51"/>
        </table:table-row>
        <table:table-row table:style-name="ro1">
          <table:table-cell table:style-name="ce1" office:value-type="float" office:value="2202711"/>
          <table:table-cell table:style-name="ce1" office:value-type="string">
            <text:p>Cocal de Telha (PI)</text:p>
          </table:table-cell>
          <table:table-cell table:style-name="ce1" office:value-type="float" office:value="16.04"/>
        </table:table-row>
        <table:table-row table:style-name="ro1">
          <table:table-cell table:style-name="ce1" office:value-type="float" office:value="2202729"/>
          <table:table-cell table:style-name="ce1" office:value-type="string">
            <text:p>Cocal dos Alves (PI)</text:p>
          </table:table-cell>
          <table:table-cell table:style-name="ce1" office:value-type="float" office:value="15.58"/>
        </table:table-row>
        <table:table-row table:style-name="ro1">
          <table:table-cell table:style-name="ce1" office:value-type="float" office:value="2202737"/>
          <table:table-cell table:style-name="ce1" office:value-type="string">
            <text:p>Coivaras (PI)</text:p>
          </table:table-cell>
          <table:table-cell table:style-name="ce1" office:value-type="float" office:value="7.85"/>
        </table:table-row>
        <table:table-row table:style-name="ro1">
          <table:table-cell table:style-name="ce1" office:value-type="float" office:value="2202752"/>
          <table:table-cell table:style-name="ce1" office:value-type="string">
            <text:p>Colônia do Gurguéia (PI)</text:p>
          </table:table-cell>
          <table:table-cell table:style-name="ce1" office:value-type="float" office:value="14.02"/>
        </table:table-row>
        <table:table-row table:style-name="ro1">
          <table:table-cell table:style-name="ce1" office:value-type="float" office:value="2202778"/>
          <table:table-cell table:style-name="ce1" office:value-type="string">
            <text:p>Colônia do Piauí (PI)</text:p>
          </table:table-cell>
          <table:table-cell table:style-name="ce1" office:value-type="float" office:value="7.84"/>
        </table:table-row>
        <table:table-row table:style-name="ro1">
          <table:table-cell table:style-name="ce1" office:value-type="float" office:value="2202802"/>
          <table:table-cell table:style-name="ce1" office:value-type="string">
            <text:p>Conceição do Canindé (PI)</text:p>
          </table:table-cell>
          <table:table-cell table:style-name="ce1" office:value-type="float" office:value="5.38"/>
        </table:table-row>
        <table:table-row table:style-name="ro1">
          <table:table-cell table:style-name="ce1" office:value-type="float" office:value="2202851"/>
          <table:table-cell table:style-name="ce1" office:value-type="string">
            <text:p>Coronel José Dias (PI)</text:p>
          </table:table-cell>
          <table:table-cell table:style-name="ce1" office:value-type="float" office:value="2.37"/>
        </table:table-row>
        <table:table-row table:style-name="ro1">
          <table:table-cell table:style-name="ce1" office:value-type="float" office:value="2202901"/>
          <table:table-cell table:style-name="ce1" office:value-type="string">
            <text:p>Corrente (PI)</text:p>
          </table:table-cell>
          <table:table-cell table:style-name="ce1" office:value-type="float" office:value="8.33"/>
        </table:table-row>
        <table:table-row table:style-name="ro1">
          <table:table-cell table:style-name="ce1" office:value-type="float" office:value="2203008"/>
          <table:table-cell table:style-name="ce1" office:value-type="string">
            <text:p>Cristalândia do Piauí (PI)</text:p>
          </table:table-cell>
          <table:table-cell table:style-name="ce1" office:value-type="float" office:value="6.51"/>
        </table:table-row>
        <table:table-row table:style-name="ro1">
          <table:table-cell table:style-name="ce1" office:value-type="float" office:value="2203107"/>
          <table:table-cell table:style-name="ce1" office:value-type="string">
            <text:p>Cristino Castro (PI)</text:p>
          </table:table-cell>
          <table:table-cell table:style-name="ce1" office:value-type="float" office:value="5.41"/>
        </table:table-row>
        <table:table-row table:style-name="ro1">
          <table:table-cell table:style-name="ce1" office:value-type="float" office:value="2203206"/>
          <table:table-cell table:style-name="ce1" office:value-type="string">
            <text:p>Curimatá (PI)</text:p>
          </table:table-cell>
          <table:table-cell table:style-name="ce1" office:value-type="float" office:value="4.60"/>
        </table:table-row>
        <table:table-row table:style-name="ro1">
          <table:table-cell table:style-name="ce1" office:value-type="float" office:value="2203230"/>
          <table:table-cell table:style-name="ce1" office:value-type="string">
            <text:p>Currais (PI)</text:p>
          </table:table-cell>
          <table:table-cell table:style-name="ce1" office:value-type="float" office:value="1.49"/>
        </table:table-row>
        <table:table-row table:style-name="ro1">
          <table:table-cell table:style-name="ce1" office:value-type="float" office:value="2203255"/>
          <table:table-cell table:style-name="ce1" office:value-type="string">
            <text:p>Curralinhos (PI)</text:p>
          </table:table-cell>
          <table:table-cell table:style-name="ce1" office:value-type="float" office:value="12.09"/>
        </table:table-row>
        <table:table-row table:style-name="ro1">
          <table:table-cell table:style-name="ce1" office:value-type="float" office:value="2203271"/>
          <table:table-cell table:style-name="ce1" office:value-type="string">
            <text:p>Curral Novo do Piauí (PI)</text:p>
          </table:table-cell>
          <table:table-cell table:style-name="ce1" office:value-type="float" office:value="6.47"/>
        </table:table-row>
        <table:table-row table:style-name="ro1">
          <table:table-cell table:style-name="ce1" office:value-type="float" office:value="2203305"/>
          <table:table-cell table:style-name="ce1" office:value-type="string">
            <text:p>Demerval Lobão (PI)</text:p>
          </table:table-cell>
          <table:table-cell table:style-name="ce1" office:value-type="float" office:value="61.24"/>
        </table:table-row>
        <table:table-row table:style-name="ro1">
          <table:table-cell table:style-name="ce1" office:value-type="float" office:value="2203354"/>
          <table:table-cell table:style-name="ce1" office:value-type="string">
            <text:p>Dirceu Arcoverde (PI)</text:p>
          </table:table-cell>
          <table:table-cell table:style-name="ce1" office:value-type="float" office:value="6.56"/>
        </table:table-row>
        <table:table-row table:style-name="ro1">
          <table:table-cell table:style-name="ce1" office:value-type="float" office:value="2203404"/>
          <table:table-cell table:style-name="ce1" office:value-type="string">
            <text:p>Dom Expedito Lopes (PI)</text:p>
          </table:table-cell>
          <table:table-cell table:style-name="ce1" office:value-type="float" office:value="29.99"/>
        </table:table-row>
        <table:table-row table:style-name="ro1">
          <table:table-cell table:style-name="ce1" office:value-type="float" office:value="2203420"/>
          <table:table-cell table:style-name="ce1" office:value-type="string">
            <text:p>Domingos Mourão (PI)</text:p>
          </table:table-cell>
          <table:table-cell table:style-name="ce1" office:value-type="float" office:value="5.04"/>
        </table:table-row>
        <table:table-row table:style-name="ro1">
          <table:table-cell table:style-name="ce1" office:value-type="float" office:value="2203453"/>
          <table:table-cell table:style-name="ce1" office:value-type="string">
            <text:p>Dom Inocêncio (PI)</text:p>
          </table:table-cell>
          <table:table-cell table:style-name="ce1" office:value-type="float" office:value="2.39"/>
        </table:table-row>
        <table:table-row table:style-name="ro1">
          <table:table-cell table:style-name="ce1" office:value-type="float" office:value="2203503"/>
          <table:table-cell table:style-name="ce1" office:value-type="string">
            <text:p>Elesbão Veloso (PI)</text:p>
          </table:table-cell>
          <table:table-cell table:style-name="ce1" office:value-type="float" office:value="10.77"/>
        </table:table-row>
        <table:table-row table:style-name="ro1">
          <table:table-cell table:style-name="ce1" office:value-type="float" office:value="2203602"/>
          <table:table-cell table:style-name="ce1" office:value-type="string">
            <text:p>Eliseu Martins (PI)</text:p>
          </table:table-cell>
          <table:table-cell table:style-name="ce1" office:value-type="float" office:value="4.28"/>
        </table:table-row>
        <table:table-row table:style-name="ro1">
          <table:table-cell table:style-name="ce1" office:value-type="float" office:value="2203701"/>
          <table:table-cell table:style-name="ce1" office:value-type="string">
            <text:p>Esperantina (PI)</text:p>
          </table:table-cell>
          <table:table-cell table:style-name="ce1" office:value-type="float" office:value="41.45"/>
        </table:table-row>
        <table:table-row table:style-name="ro1">
          <table:table-cell table:style-name="ce1" office:value-type="float" office:value="2203750"/>
          <table:table-cell table:style-name="ce1" office:value-type="string">
            <text:p>Fartura do Piauí (PI)</text:p>
          </table:table-cell>
          <table:table-cell table:style-name="ce1" office:value-type="float" office:value="7.12"/>
        </table:table-row>
        <table:table-row table:style-name="ro1">
          <table:table-cell table:style-name="ce1" office:value-type="float" office:value="2203800"/>
          <table:table-cell table:style-name="ce1" office:value-type="string">
            <text:p>Flores do Piauí (PI)</text:p>
          </table:table-cell>
          <table:table-cell table:style-name="ce1" office:value-type="float" office:value="4.61"/>
        </table:table-row>
        <table:table-row table:style-name="ro1">
          <table:table-cell table:style-name="ce1" office:value-type="float" office:value="2203859"/>
          <table:table-cell table:style-name="ce1" office:value-type="string">
            <text:p>Floresta do Piauí (PI)</text:p>
          </table:table-cell>
          <table:table-cell table:style-name="ce1" office:value-type="float" office:value="12.75"/>
        </table:table-row>
        <table:table-row table:style-name="ro1">
          <table:table-cell table:style-name="ce1" office:value-type="float" office:value="2203909"/>
          <table:table-cell table:style-name="ce1" office:value-type="string">
            <text:p>Floriano (PI)</text:p>
          </table:table-cell>
          <table:table-cell table:style-name="ce1" office:value-type="float" office:value="16.92"/>
        </table:table-row>
        <table:table-row table:style-name="ro1">
          <table:table-cell table:style-name="ce1" office:value-type="float" office:value="2204006"/>
          <table:table-cell table:style-name="ce1" office:value-type="string">
            <text:p>Francinópolis (PI)</text:p>
          </table:table-cell>
          <table:table-cell table:style-name="ce1" office:value-type="float" office:value="19.48"/>
        </table:table-row>
        <table:table-row table:style-name="ro1">
          <table:table-cell table:style-name="ce1" office:value-type="float" office:value="2204105"/>
          <table:table-cell table:style-name="ce1" office:value-type="string">
            <text:p>Francisco Ayres (PI)</text:p>
          </table:table-cell>
          <table:table-cell table:style-name="ce1" office:value-type="float" office:value="6.82"/>
        </table:table-row>
        <table:table-row table:style-name="ro1">
          <table:table-cell table:style-name="ce1" office:value-type="float" office:value="2204154"/>
          <table:table-cell table:style-name="ce1" office:value-type="string">
            <text:p>Francisco Macedo (PI)</text:p>
          </table:table-cell>
          <table:table-cell table:style-name="ce1" office:value-type="float" office:value="18.54"/>
        </table:table-row>
        <table:table-row table:style-name="ro1">
          <table:table-cell table:style-name="ce1" office:value-type="float" office:value="2204204"/>
          <table:table-cell table:style-name="ce1" office:value-type="string">
            <text:p>Francisco Santos (PI)</text:p>
          </table:table-cell>
          <table:table-cell table:style-name="ce1" office:value-type="float" office:value="17.47"/>
        </table:table-row>
        <table:table-row table:style-name="ro1">
          <table:table-cell table:style-name="ce1" office:value-type="float" office:value="2204303"/>
          <table:table-cell table:style-name="ce1" office:value-type="string">
            <text:p>Fronteiras (PI)</text:p>
          </table:table-cell>
          <table:table-cell table:style-name="ce1" office:value-type="float" office:value="14.33"/>
        </table:table-row>
        <table:table-row table:style-name="ro1">
          <table:table-cell table:style-name="ce1" office:value-type="float" office:value="2204352"/>
          <table:table-cell table:style-name="ce1" office:value-type="string">
            <text:p>Geminiano (PI)</text:p>
          </table:table-cell>
          <table:table-cell table:style-name="ce1" office:value-type="float" office:value="11.84"/>
        </table:table-row>
        <table:table-row table:style-name="ro1">
          <table:table-cell table:style-name="ce1" office:value-type="float" office:value="2204402"/>
          <table:table-cell table:style-name="ce1" office:value-type="string">
            <text:p>Gilbués (PI)</text:p>
          </table:table-cell>
          <table:table-cell table:style-name="ce1" office:value-type="float" office:value="2.98"/>
        </table:table-row>
        <table:table-row table:style-name="ro1">
          <table:table-cell table:style-name="ce1" office:value-type="float" office:value="2204501"/>
          <table:table-cell table:style-name="ce1" office:value-type="string">
            <text:p>Guadalupe (PI)</text:p>
          </table:table-cell>
          <table:table-cell table:style-name="ce1" office:value-type="float" office:value="10.03"/>
        </table:table-row>
        <table:table-row table:style-name="ro1">
          <table:table-cell table:style-name="ce1" office:value-type="float" office:value="2204550"/>
          <table:table-cell table:style-name="ce1" office:value-type="string">
            <text:p>Guaribas (PI)</text:p>
          </table:table-cell>
          <table:table-cell table:style-name="ce1" office:value-type="float" office:value="1.41"/>
        </table:table-row>
        <table:table-row table:style-name="ro1">
          <table:table-cell table:style-name="ce1" office:value-type="float" office:value="2204600"/>
          <table:table-cell table:style-name="ce1" office:value-type="string">
            <text:p>Hugo Napoleão (PI)</text:p>
          </table:table-cell>
          <table:table-cell table:style-name="ce1" office:value-type="float" office:value="16.80"/>
        </table:table-row>
        <table:table-row table:style-name="ro1">
          <table:table-cell table:style-name="ce1" office:value-type="float" office:value="2204659"/>
          <table:table-cell table:style-name="ce1" office:value-type="string">
            <text:p>Ilha Grande (PI)</text:p>
          </table:table-cell>
          <table:table-cell table:style-name="ce1" office:value-type="float" office:value="66.37"/>
        </table:table-row>
        <table:table-row table:style-name="ro1">
          <table:table-cell table:style-name="ce1" office:value-type="float" office:value="2204709"/>
          <table:table-cell table:style-name="ce1" office:value-type="string">
            <text:p>Inhuma (PI)</text:p>
          </table:table-cell>
          <table:table-cell table:style-name="ce1" office:value-type="float" office:value="15.18"/>
        </table:table-row>
        <table:table-row table:style-name="ro1">
          <table:table-cell table:style-name="ce1" office:value-type="float" office:value="2204808"/>
          <table:table-cell table:style-name="ce1" office:value-type="string">
            <text:p>Ipiranga do Piauí (PI)</text:p>
          </table:table-cell>
          <table:table-cell table:style-name="ce1" office:value-type="float" office:value="17.67"/>
        </table:table-row>
        <table:table-row table:style-name="ro1">
          <table:table-cell table:style-name="ce1" office:value-type="float" office:value="2204907"/>
          <table:table-cell table:style-name="ce1" office:value-type="string">
            <text:p>Isaías Coelho (PI)</text:p>
          </table:table-cell>
          <table:table-cell table:style-name="ce1" office:value-type="float" office:value="10.59"/>
        </table:table-row>
        <table:table-row table:style-name="ro1">
          <table:table-cell table:style-name="ce1" office:value-type="float" office:value="2205003"/>
          <table:table-cell table:style-name="ce1" office:value-type="string">
            <text:p>Itainópolis (PI)</text:p>
          </table:table-cell>
          <table:table-cell table:style-name="ce1" office:value-type="float" office:value="13.41"/>
        </table:table-row>
        <table:table-row table:style-name="ro1">
          <table:table-cell table:style-name="ce1" office:value-type="float" office:value="2205102"/>
          <table:table-cell table:style-name="ce1" office:value-type="string">
            <text:p>Itaueira (PI)</text:p>
          </table:table-cell>
          <table:table-cell table:style-name="ce1" office:value-type="float" office:value="4.18"/>
        </table:table-row>
        <table:table-row table:style-name="ro1">
          <table:table-cell table:style-name="ce1" office:value-type="float" office:value="2205151"/>
          <table:table-cell table:style-name="ce1" office:value-type="string">
            <text:p>Jacobina do Piauí (PI)</text:p>
          </table:table-cell>
          <table:table-cell table:style-name="ce1" office:value-type="float" office:value="4.17"/>
        </table:table-row>
        <table:table-row table:style-name="ro1">
          <table:table-cell table:style-name="ce1" office:value-type="float" office:value="2205201"/>
          <table:table-cell table:style-name="ce1" office:value-type="string">
            <text:p>Jaicós (PI)</text:p>
          </table:table-cell>
          <table:table-cell table:style-name="ce1" office:value-type="float" office:value="20.85"/>
        </table:table-row>
        <table:table-row table:style-name="ro1">
          <table:table-cell table:style-name="ce1" office:value-type="float" office:value="2205250"/>
          <table:table-cell table:style-name="ce1" office:value-type="string">
            <text:p>Jardim do Mulato (PI)</text:p>
          </table:table-cell>
          <table:table-cell table:style-name="ce1" office:value-type="float" office:value="8.45"/>
        </table:table-row>
        <table:table-row table:style-name="ro1">
          <table:table-cell table:style-name="ce1" office:value-type="float" office:value="2205276"/>
          <table:table-cell table:style-name="ce1" office:value-type="string">
            <text:p>Jatobá do Piauí (PI)</text:p>
          </table:table-cell>
          <table:table-cell table:style-name="ce1" office:value-type="float" office:value="7.13"/>
        </table:table-row>
        <table:table-row table:style-name="ro1">
          <table:table-cell table:style-name="ce1" office:value-type="float" office:value="2205300"/>
          <table:table-cell table:style-name="ce1" office:value-type="string">
            <text:p>Jerumenha (PI)</text:p>
          </table:table-cell>
          <table:table-cell table:style-name="ce1" office:value-type="float" office:value="2.35"/>
        </table:table-row>
        <table:table-row table:style-name="ro1">
          <table:table-cell table:style-name="ce1" office:value-type="float" office:value="2205359"/>
          <table:table-cell table:style-name="ce1" office:value-type="string">
            <text:p>João Costa (PI)</text:p>
          </table:table-cell>
          <table:table-cell table:style-name="ce1" office:value-type="float" office:value="1.64"/>
        </table:table-row>
        <table:table-row table:style-name="ro1">
          <table:table-cell table:style-name="ce1" office:value-type="float" office:value="2205409"/>
          <table:table-cell table:style-name="ce1" office:value-type="string">
            <text:p>Joaquim Pires (PI)</text:p>
          </table:table-cell>
          <table:table-cell table:style-name="ce1" office:value-type="float" office:value="18.68"/>
        </table:table-row>
        <table:table-row table:style-name="ro1">
          <table:table-cell table:style-name="ce1" office:value-type="float" office:value="2205458"/>
          <table:table-cell table:style-name="ce1" office:value-type="string">
            <text:p>Joca Marques (PI)</text:p>
          </table:table-cell>
          <table:table-cell table:style-name="ce1" office:value-type="float" office:value="30.64"/>
        </table:table-row>
        <table:table-row table:style-name="ro1">
          <table:table-cell table:style-name="ce1" office:value-type="float" office:value="2205508"/>
          <table:table-cell table:style-name="ce1" office:value-type="string">
            <text:p>José de Freitas (PI)</text:p>
          </table:table-cell>
          <table:table-cell table:style-name="ce1" office:value-type="float" office:value="24.11"/>
        </table:table-row>
        <table:table-row table:style-name="ro1">
          <table:table-cell table:style-name="ce1" office:value-type="float" office:value="2205516"/>
          <table:table-cell table:style-name="ce1" office:value-type="string">
            <text:p>Juazeiro do Piauí (PI)</text:p>
          </table:table-cell>
          <table:table-cell table:style-name="ce1" office:value-type="float" office:value="5.75"/>
        </table:table-row>
        <table:table-row table:style-name="ro1">
          <table:table-cell table:style-name="ce1" office:value-type="float" office:value="2205524"/>
          <table:table-cell table:style-name="ce1" office:value-type="string">
            <text:p>Júlio Borges (PI)</text:p>
          </table:table-cell>
          <table:table-cell table:style-name="ce1" office:value-type="float" office:value="4.14"/>
        </table:table-row>
        <table:table-row table:style-name="ro1">
          <table:table-cell table:style-name="ce1" office:value-type="float" office:value="2205532"/>
          <table:table-cell table:style-name="ce1" office:value-type="string">
            <text:p>Jurema (PI)</text:p>
          </table:table-cell>
          <table:table-cell table:style-name="ce1" office:value-type="float" office:value="3.55"/>
        </table:table-row>
        <table:table-row table:style-name="ro1">
          <table:table-cell table:style-name="ce1" office:value-type="float" office:value="2205540"/>
          <table:table-cell table:style-name="ce1" office:value-type="string">
            <text:p>Lagoinha do Piauí (PI)</text:p>
          </table:table-cell>
          <table:table-cell table:style-name="ce1" office:value-type="float" office:value="39.35"/>
        </table:table-row>
        <table:table-row table:style-name="ro1">
          <table:table-cell table:style-name="ce1" office:value-type="float" office:value="2205557"/>
          <table:table-cell table:style-name="ce1" office:value-type="string">
            <text:p>Lagoa Alegre (PI)</text:p>
          </table:table-cell>
          <table:table-cell table:style-name="ce1" office:value-type="float" office:value="20.29"/>
        </table:table-row>
        <table:table-row table:style-name="ro1">
          <table:table-cell table:style-name="ce1" office:value-type="float" office:value="2205565"/>
          <table:table-cell table:style-name="ce1" office:value-type="string">
            <text:p>Lagoa do Barro do Piauí (PI)</text:p>
          </table:table-cell>
          <table:table-cell table:style-name="ce1" office:value-type="float" office:value="3.58"/>
        </table:table-row>
        <table:table-row table:style-name="ro1">
          <table:table-cell table:style-name="ce1" office:value-type="float" office:value="2205573"/>
          <table:table-cell table:style-name="ce1" office:value-type="string">
            <text:p>Lagoa de São Francisco (PI)</text:p>
          </table:table-cell>
          <table:table-cell table:style-name="ce1" office:value-type="float" office:value="41.26"/>
        </table:table-row>
        <table:table-row table:style-name="ro1">
          <table:table-cell table:style-name="ce1" office:value-type="float" office:value="2205581"/>
          <table:table-cell table:style-name="ce1" office:value-type="string">
            <text:p>Lagoa do Piauí (PI)</text:p>
          </table:table-cell>
          <table:table-cell table:style-name="ce1" office:value-type="float" office:value="9.05"/>
        </table:table-row>
        <table:table-row table:style-name="ro1">
          <table:table-cell table:style-name="ce1" office:value-type="float" office:value="2205599"/>
          <table:table-cell table:style-name="ce1" office:value-type="string">
            <text:p>Lagoa do Sítio (PI)</text:p>
          </table:table-cell>
          <table:table-cell table:style-name="ce1" office:value-type="float" office:value="6.03"/>
        </table:table-row>
        <table:table-row table:style-name="ro1">
          <table:table-cell table:style-name="ce1" office:value-type="float" office:value="2205607"/>
          <table:table-cell table:style-name="ce1" office:value-type="string">
            <text:p>Landri Sales (PI)</text:p>
          </table:table-cell>
          <table:table-cell table:style-name="ce1" office:value-type="float" office:value="4.85"/>
        </table:table-row>
        <table:table-row table:style-name="ro1">
          <table:table-cell table:style-name="ce1" office:value-type="float" office:value="2205706"/>
          <table:table-cell table:style-name="ce1" office:value-type="string">
            <text:p>Luís Correia (PI)</text:p>
          </table:table-cell>
          <table:table-cell table:style-name="ce1" office:value-type="float" office:value="26.52"/>
        </table:table-row>
        <table:table-row table:style-name="ro1">
          <table:table-cell table:style-name="ce1" office:value-type="float" office:value="2205805"/>
          <table:table-cell table:style-name="ce1" office:value-type="string">
            <text:p>Luzilândia (PI)</text:p>
          </table:table-cell>
          <table:table-cell table:style-name="ce1" office:value-type="float" office:value="35.10"/>
        </table:table-row>
        <table:table-row table:style-name="ro1">
          <table:table-cell table:style-name="ce1" office:value-type="float" office:value="2205854"/>
          <table:table-cell table:style-name="ce1" office:value-type="string">
            <text:p>Madeiro (PI)</text:p>
          </table:table-cell>
          <table:table-cell table:style-name="ce1" office:value-type="float" office:value="44.12"/>
        </table:table-row>
        <table:table-row table:style-name="ro1">
          <table:table-cell table:style-name="ce1" office:value-type="float" office:value="2205904"/>
          <table:table-cell table:style-name="ce1" office:value-type="string">
            <text:p>Manoel Emídio (PI)</text:p>
          </table:table-cell>
          <table:table-cell table:style-name="ce1" office:value-type="float" office:value="3.22"/>
        </table:table-row>
        <table:table-row table:style-name="ro1">
          <table:table-cell table:style-name="ce1" office:value-type="float" office:value="2205953"/>
          <table:table-cell table:style-name="ce1" office:value-type="string">
            <text:p>Marcolândia (PI)</text:p>
          </table:table-cell>
          <table:table-cell table:style-name="ce1" office:value-type="float" office:value="54.30"/>
        </table:table-row>
        <table:table-row table:style-name="ro1">
          <table:table-cell table:style-name="ce1" office:value-type="float" office:value="2206001"/>
          <table:table-cell table:style-name="ce1" office:value-type="string">
            <text:p>Marcos Parente (PI)</text:p>
          </table:table-cell>
          <table:table-cell table:style-name="ce1" office:value-type="float" office:value="6.58"/>
        </table:table-row>
        <table:table-row table:style-name="ro1">
          <table:table-cell table:style-name="ce1" office:value-type="float" office:value="2206050"/>
          <table:table-cell table:style-name="ce1" office:value-type="string">
            <text:p>Massapê do Piauí (PI)</text:p>
          </table:table-cell>
          <table:table-cell table:style-name="ce1" office:value-type="float" office:value="11.94"/>
        </table:table-row>
        <table:table-row table:style-name="ro1">
          <table:table-cell table:style-name="ce1" office:value-type="float" office:value="2206100"/>
          <table:table-cell table:style-name="ce1" office:value-type="string">
            <text:p>Matias Olímpio (PI)</text:p>
          </table:table-cell>
          <table:table-cell table:style-name="ce1" office:value-type="float" office:value="46.26"/>
        </table:table-row>
        <table:table-row table:style-name="ro1">
          <table:table-cell table:style-name="ce1" office:value-type="float" office:value="2206209"/>
          <table:table-cell table:style-name="ce1" office:value-type="string">
            <text:p>Miguel Alves (PI)</text:p>
          </table:table-cell>
          <table:table-cell table:style-name="ce1" office:value-type="float" office:value="23.17"/>
        </table:table-row>
        <table:table-row table:style-name="ro1">
          <table:table-cell table:style-name="ce1" office:value-type="float" office:value="2206308"/>
          <table:table-cell table:style-name="ce1" office:value-type="string">
            <text:p>Miguel Leão (PI)</text:p>
          </table:table-cell>
          <table:table-cell table:style-name="ce1" office:value-type="float" office:value="13.40"/>
        </table:table-row>
        <table:table-row table:style-name="ro1">
          <table:table-cell table:style-name="ce1" office:value-type="float" office:value="2206357"/>
          <table:table-cell table:style-name="ce1" office:value-type="string">
            <text:p>Milton Brandão (PI)</text:p>
          </table:table-cell>
          <table:table-cell table:style-name="ce1" office:value-type="float" office:value="4.93"/>
        </table:table-row>
        <table:table-row table:style-name="ro1">
          <table:table-cell table:style-name="ce1" office:value-type="float" office:value="2206407"/>
          <table:table-cell table:style-name="ce1" office:value-type="string">
            <text:p>Monsenhor Gil (PI)</text:p>
          </table:table-cell>
          <table:table-cell table:style-name="ce1" office:value-type="float" office:value="18.17"/>
        </table:table-row>
        <table:table-row table:style-name="ro1">
          <table:table-cell table:style-name="ce1" office:value-type="float" office:value="2206506"/>
          <table:table-cell table:style-name="ce1" office:value-type="string">
            <text:p>Monsenhor Hipólito (PI)</text:p>
          </table:table-cell>
          <table:table-cell table:style-name="ce1" office:value-type="float" office:value="18.41"/>
        </table:table-row>
        <table:table-row table:style-name="ro1">
          <table:table-cell table:style-name="ce1" office:value-type="float" office:value="2206605"/>
          <table:table-cell table:style-name="ce1" office:value-type="string">
            <text:p>Monte Alegre do Piauí (PI)</text:p>
          </table:table-cell>
          <table:table-cell table:style-name="ce1" office:value-type="float" office:value="4.28"/>
        </table:table-row>
        <table:table-row table:style-name="ro1">
          <table:table-cell table:style-name="ce1" office:value-type="float" office:value="2206654"/>
          <table:table-cell table:style-name="ce1" office:value-type="string">
            <text:p>Morro Cabeça no Tempo (PI)</text:p>
          </table:table-cell>
          <table:table-cell table:style-name="ce1" office:value-type="float" office:value="1.92"/>
        </table:table-row>
        <table:table-row table:style-name="ro1">
          <table:table-cell table:style-name="ce1" office:value-type="float" office:value="2206670"/>
          <table:table-cell table:style-name="ce1" office:value-type="string">
            <text:p>Morro do Chapéu do Piauí (PI)</text:p>
          </table:table-cell>
          <table:table-cell table:style-name="ce1" office:value-type="float" office:value="19.80"/>
        </table:table-row>
        <table:table-row table:style-name="ro1">
          <table:table-cell table:style-name="ce1" office:value-type="float" office:value="2206696"/>
          <table:table-cell table:style-name="ce1" office:value-type="string">
            <text:p>Murici dos Portelas (PI)</text:p>
          </table:table-cell>
          <table:table-cell table:style-name="ce1" office:value-type="float" office:value="17.57"/>
        </table:table-row>
        <table:table-row table:style-name="ro1">
          <table:table-cell table:style-name="ce1" office:value-type="float" office:value="2206704"/>
          <table:table-cell table:style-name="ce1" office:value-type="string">
            <text:p>Nazaré do Piauí (PI)</text:p>
          </table:table-cell>
          <table:table-cell table:style-name="ce1" office:value-type="float" office:value="5.56"/>
        </table:table-row>
        <table:table-row table:style-name="ro1">
          <table:table-cell table:style-name="ce1" office:value-type="float" office:value="2206720"/>
          <table:table-cell table:style-name="ce1" office:value-type="string">
            <text:p>Nazária (PI)</text:p>
          </table:table-cell>
          <table:table-cell table:style-name="ce1" office:value-type="float" office:value="22.19"/>
        </table:table-row>
        <table:table-row table:style-name="ro1">
          <table:table-cell table:style-name="ce1" office:value-type="float" office:value="2206753"/>
          <table:table-cell table:style-name="ce1" office:value-type="string">
            <text:p>Nossa Senhora de Nazaré (PI)</text:p>
          </table:table-cell>
          <table:table-cell table:style-name="ce1" office:value-type="float" office:value="12.79"/>
        </table:table-row>
        <table:table-row table:style-name="ro1">
          <table:table-cell table:style-name="ce1" office:value-type="float" office:value="2206803"/>
          <table:table-cell table:style-name="ce1" office:value-type="string">
            <text:p>Nossa Senhora dos Remédios (PI)</text:p>
          </table:table-cell>
          <table:table-cell table:style-name="ce1" office:value-type="float" office:value="22.89"/>
        </table:table-row>
        <table:table-row table:style-name="ro1">
          <table:table-cell table:style-name="ce1" office:value-type="float" office:value="2206902"/>
          <table:table-cell table:style-name="ce1" office:value-type="string">
            <text:p>Novo Oriente do Piauí (PI)</text:p>
          </table:table-cell>
          <table:table-cell table:style-name="ce1" office:value-type="float" office:value="12.37"/>
        </table:table-row>
        <table:table-row table:style-name="ro1">
          <table:table-cell table:style-name="ce1" office:value-type="float" office:value="2206951"/>
          <table:table-cell table:style-name="ce1" office:value-type="string">
            <text:p>Novo Santo Antônio (PI)</text:p>
          </table:table-cell>
          <table:table-cell table:style-name="ce1" office:value-type="float" office:value="6.77"/>
        </table:table-row>
        <table:table-row table:style-name="ro1">
          <table:table-cell table:style-name="ce1" office:value-type="float" office:value="2207009"/>
          <table:table-cell table:style-name="ce1" office:value-type="string">
            <text:p>Oeiras (PI)</text:p>
          </table:table-cell>
          <table:table-cell table:style-name="ce1" office:value-type="float" office:value="13.19"/>
        </table:table-row>
        <table:table-row table:style-name="ro1">
          <table:table-cell table:style-name="ce1" office:value-type="float" office:value="2207108"/>
          <table:table-cell table:style-name="ce1" office:value-type="string">
            <text:p>Olho D'Água do Piauí (PI)</text:p>
          </table:table-cell>
          <table:table-cell table:style-name="ce1" office:value-type="float" office:value="11.96"/>
        </table:table-row>
        <table:table-row table:style-name="ro1">
          <table:table-cell table:style-name="ce1" office:value-type="float" office:value="2207207"/>
          <table:table-cell table:style-name="ce1" office:value-type="string">
            <text:p>Padre Marcos (PI)</text:p>
          </table:table-cell>
          <table:table-cell table:style-name="ce1" office:value-type="float" office:value="24.47"/>
        </table:table-row>
        <table:table-row table:style-name="ro1">
          <table:table-cell table:style-name="ce1" office:value-type="float" office:value="2207306"/>
          <table:table-cell table:style-name="ce1" office:value-type="string">
            <text:p>Paes Landim (PI)</text:p>
          </table:table-cell>
          <table:table-cell table:style-name="ce1" office:value-type="float" office:value="10.11"/>
        </table:table-row>
        <table:table-row table:style-name="ro1">
          <table:table-cell table:style-name="ce1" office:value-type="float" office:value="2207355"/>
          <table:table-cell table:style-name="ce1" office:value-type="string">
            <text:p>Pajeú do Piauí (PI)</text:p>
          </table:table-cell>
          <table:table-cell table:style-name="ce1" office:value-type="float" office:value="3.12"/>
        </table:table-row>
        <table:table-row table:style-name="ro1">
          <table:table-cell table:style-name="ce1" office:value-type="float" office:value="2207405"/>
          <table:table-cell table:style-name="ce1" office:value-type="string">
            <text:p>Palmeira do Piauí (PI)</text:p>
          </table:table-cell>
          <table:table-cell table:style-name="ce1" office:value-type="float" office:value="2.47"/>
        </table:table-row>
        <table:table-row table:style-name="ro1">
          <table:table-cell table:style-name="ce1" office:value-type="float" office:value="2207504"/>
          <table:table-cell table:style-name="ce1" office:value-type="string">
            <text:p>Palmeirais (PI)</text:p>
          </table:table-cell>
          <table:table-cell table:style-name="ce1" office:value-type="float" office:value="9.17"/>
        </table:table-row>
        <table:table-row table:style-name="ro1">
          <table:table-cell table:style-name="ce1" office:value-type="float" office:value="2207553"/>
          <table:table-cell table:style-name="ce1" office:value-type="string">
            <text:p>Paquetá (PI)</text:p>
          </table:table-cell>
          <table:table-cell table:style-name="ce1" office:value-type="float" office:value="9.25"/>
        </table:table-row>
        <table:table-row table:style-name="ro1">
          <table:table-cell table:style-name="ce1" office:value-type="float" office:value="2207603"/>
          <table:table-cell table:style-name="ce1" office:value-type="string">
            <text:p>Parnaguá (PI)</text:p>
          </table:table-cell>
          <table:table-cell table:style-name="ce1" office:value-type="float" office:value="3.00"/>
        </table:table-row>
        <table:table-row table:style-name="ro1">
          <table:table-cell table:style-name="ce1" office:value-type="float" office:value="2207702"/>
          <table:table-cell table:style-name="ce1" office:value-type="string">
            <text:p>Parnaíba (PI)</text:p>
          </table:table-cell>
          <table:table-cell table:style-name="ce1" office:value-type="float" office:value="334.52"/>
        </table:table-row>
        <table:table-row table:style-name="ro1">
          <table:table-cell table:style-name="ce1" office:value-type="float" office:value="2207751"/>
          <table:table-cell table:style-name="ce1" office:value-type="string">
            <text:p>Passagem Franca do Piauí (PI)</text:p>
          </table:table-cell>
          <table:table-cell table:style-name="ce1" office:value-type="float" office:value="5.35"/>
        </table:table-row>
        <table:table-row table:style-name="ro1">
          <table:table-cell table:style-name="ce1" office:value-type="float" office:value="2207777"/>
          <table:table-cell table:style-name="ce1" office:value-type="string">
            <text:p>Patos do Piauí (PI)</text:p>
          </table:table-cell>
          <table:table-cell table:style-name="ce1" office:value-type="float" office:value="8.12"/>
        </table:table-row>
        <table:table-row table:style-name="ro1">
          <table:table-cell table:style-name="ce1" office:value-type="float" office:value="2207793"/>
          <table:table-cell table:style-name="ce1" office:value-type="string">
            <text:p>Pau D'Arco do Piauí (PI)</text:p>
          </table:table-cell>
          <table:table-cell table:style-name="ce1" office:value-type="float" office:value="8.72"/>
        </table:table-row>
        <table:table-row table:style-name="ro1">
          <table:table-cell table:style-name="ce1" office:value-type="float" office:value="2207801"/>
          <table:table-cell table:style-name="ce1" office:value-type="string">
            <text:p>Paulistana (PI)</text:p>
          </table:table-cell>
          <table:table-cell table:style-name="ce1" office:value-type="float" office:value="10.04"/>
        </table:table-row>
        <table:table-row table:style-name="ro1">
          <table:table-cell table:style-name="ce1" office:value-type="float" office:value="2207850"/>
          <table:table-cell table:style-name="ce1" office:value-type="string">
            <text:p>Pavussu (PI)</text:p>
          </table:table-cell>
          <table:table-cell table:style-name="ce1" office:value-type="float" office:value="3.36"/>
        </table:table-row>
        <table:table-row table:style-name="ro1">
          <table:table-cell table:style-name="ce1" office:value-type="float" office:value="2207900"/>
          <table:table-cell table:style-name="ce1" office:value-type="string">
            <text:p>Pedro II (PI)</text:p>
          </table:table-cell>
          <table:table-cell table:style-name="ce1" office:value-type="float" office:value="24.70"/>
        </table:table-row>
        <table:table-row table:style-name="ro1">
          <table:table-cell table:style-name="ce1" office:value-type="float" office:value="2207934"/>
          <table:table-cell table:style-name="ce1" office:value-type="string">
            <text:p>Pedro Laurentino (PI)</text:p>
          </table:table-cell>
          <table:table-cell table:style-name="ce1" office:value-type="float" office:value="2.77"/>
        </table:table-row>
        <table:table-row table:style-name="ro1">
          <table:table-cell table:style-name="ce1" office:value-type="float" office:value="2207959"/>
          <table:table-cell table:style-name="ce1" office:value-type="string">
            <text:p>Nova Santa Rita (PI)</text:p>
          </table:table-cell>
          <table:table-cell table:style-name="ce1" office:value-type="float" office:value="4.60"/>
        </table:table-row>
        <table:table-row table:style-name="ro1">
          <table:table-cell table:style-name="ce1" office:value-type="float" office:value="2208007"/>
          <table:table-cell table:style-name="ce1" office:value-type="string">
            <text:p>Picos (PI)</text:p>
          </table:table-cell>
          <table:table-cell table:style-name="ce1" office:value-type="float" office:value="137.30"/>
        </table:table-row>
        <table:table-row table:style-name="ro1">
          <table:table-cell table:style-name="ce1" office:value-type="float" office:value="2208106"/>
          <table:table-cell table:style-name="ce1" office:value-type="string">
            <text:p>Pimenteiras (PI)</text:p>
          </table:table-cell>
          <table:table-cell table:style-name="ce1" office:value-type="float" office:value="2.57"/>
        </table:table-row>
        <table:table-row table:style-name="ro1">
          <table:table-cell table:style-name="ce1" office:value-type="float" office:value="2208205"/>
          <table:table-cell table:style-name="ce1" office:value-type="string">
            <text:p>Pio IX (PI)</text:p>
          </table:table-cell>
          <table:table-cell table:style-name="ce1" office:value-type="float" office:value="9.08"/>
        </table:table-row>
        <table:table-row table:style-name="ro1">
          <table:table-cell table:style-name="ce1" office:value-type="float" office:value="2208304"/>
          <table:table-cell table:style-name="ce1" office:value-type="string">
            <text:p>Piracuruca (PI)</text:p>
          </table:table-cell>
          <table:table-cell table:style-name="ce1" office:value-type="float" office:value="11.57"/>
        </table:table-row>
        <table:table-row table:style-name="ro1">
          <table:table-cell table:style-name="ce1" office:value-type="float" office:value="2208403"/>
          <table:table-cell table:style-name="ce1" office:value-type="string">
            <text:p>Piripiri (PI)</text:p>
          </table:table-cell>
          <table:table-cell table:style-name="ce1" office:value-type="float" office:value="43.89"/>
        </table:table-row>
        <table:table-row table:style-name="ro1">
          <table:table-cell table:style-name="ce1" office:value-type="float" office:value="2208502"/>
          <table:table-cell table:style-name="ce1" office:value-type="string">
            <text:p>Porto (PI)</text:p>
          </table:table-cell>
          <table:table-cell table:style-name="ce1" office:value-type="float" office:value="47.08"/>
        </table:table-row>
        <table:table-row table:style-name="ro1">
          <table:table-cell table:style-name="ce1" office:value-type="float" office:value="2208551"/>
          <table:table-cell table:style-name="ce1" office:value-type="string">
            <text:p>Porto Alegre do Piauí (PI)</text:p>
          </table:table-cell>
          <table:table-cell table:style-name="ce1" office:value-type="float" office:value="2.19"/>
        </table:table-row>
        <table:table-row table:style-name="ro1">
          <table:table-cell table:style-name="ce1" office:value-type="float" office:value="2208601"/>
          <table:table-cell table:style-name="ce1" office:value-type="string">
            <text:p>Prata do Piauí (PI)</text:p>
          </table:table-cell>
          <table:table-cell table:style-name="ce1" office:value-type="float" office:value="15.71"/>
        </table:table-row>
        <table:table-row table:style-name="ro1">
          <table:table-cell table:style-name="ce1" office:value-type="float" office:value="2208650"/>
          <table:table-cell table:style-name="ce1" office:value-type="string">
            <text:p>Queimada Nova (PI)</text:p>
          </table:table-cell>
          <table:table-cell table:style-name="ce1" office:value-type="float" office:value="6.32"/>
        </table:table-row>
        <table:table-row table:style-name="ro1">
          <table:table-cell table:style-name="ce1" office:value-type="float" office:value="2208700"/>
          <table:table-cell table:style-name="ce1" office:value-type="string">
            <text:p>Redenção do Gurguéia (PI)</text:p>
          </table:table-cell>
          <table:table-cell table:style-name="ce1" office:value-type="float" office:value="3.40"/>
        </table:table-row>
        <table:table-row table:style-name="ro1">
          <table:table-cell table:style-name="ce1" office:value-type="float" office:value="2208809"/>
          <table:table-cell table:style-name="ce1" office:value-type="string">
            <text:p>Regeneração (PI)</text:p>
          </table:table-cell>
          <table:table-cell table:style-name="ce1" office:value-type="float" office:value="14.03"/>
        </table:table-row>
        <table:table-row table:style-name="ro1">
          <table:table-cell table:style-name="ce1" office:value-type="float" office:value="2208858"/>
          <table:table-cell table:style-name="ce1" office:value-type="string">
            <text:p>Riacho Frio (PI)</text:p>
          </table:table-cell>
          <table:table-cell table:style-name="ce1" office:value-type="float" office:value="1.91"/>
        </table:table-row>
        <table:table-row table:style-name="ro1">
          <table:table-cell table:style-name="ce1" office:value-type="float" office:value="2208874"/>
          <table:table-cell table:style-name="ce1" office:value-type="string">
            <text:p>Ribeira do Piauí (PI)</text:p>
          </table:table-cell>
          <table:table-cell table:style-name="ce1" office:value-type="float" office:value="4.25"/>
        </table:table-row>
        <table:table-row table:style-name="ro1">
          <table:table-cell table:style-name="ce1" office:value-type="float" office:value="2208908"/>
          <table:table-cell table:style-name="ce1" office:value-type="string">
            <text:p>Ribeiro Gonçalves (PI)</text:p>
          </table:table-cell>
          <table:table-cell table:style-name="ce1" office:value-type="float" office:value="1.72"/>
        </table:table-row>
        <table:table-row table:style-name="ro1">
          <table:table-cell table:style-name="ce1" office:value-type="float" office:value="2209005"/>
          <table:table-cell table:style-name="ce1" office:value-type="string">
            <text:p>Rio Grande do Piauí (PI)</text:p>
          </table:table-cell>
          <table:table-cell table:style-name="ce1" office:value-type="float" office:value="9.86"/>
        </table:table-row>
        <table:table-row table:style-name="ro1">
          <table:table-cell table:style-name="ce1" office:value-type="float" office:value="2209104"/>
          <table:table-cell table:style-name="ce1" office:value-type="string">
            <text:p>Santa Cruz do Piauí (PI)</text:p>
          </table:table-cell>
          <table:table-cell table:style-name="ce1" office:value-type="float" office:value="9.85"/>
        </table:table-row>
        <table:table-row table:style-name="ro1">
          <table:table-cell table:style-name="ce1" office:value-type="float" office:value="2209153"/>
          <table:table-cell table:style-name="ce1" office:value-type="string">
            <text:p>Santa Cruz dos Milagres (PI)</text:p>
          </table:table-cell>
          <table:table-cell table:style-name="ce1" office:value-type="float" office:value="3.87"/>
        </table:table-row>
        <table:table-row table:style-name="ro1">
          <table:table-cell table:style-name="ce1" office:value-type="float" office:value="2209203"/>
          <table:table-cell table:style-name="ce1" office:value-type="string">
            <text:p>Santa Filomena (PI)</text:p>
          </table:table-cell>
          <table:table-cell table:style-name="ce1" office:value-type="float" office:value="1.15"/>
        </table:table-row>
        <table:table-row table:style-name="ro1">
          <table:table-cell table:style-name="ce1" office:value-type="float" office:value="2209302"/>
          <table:table-cell table:style-name="ce1" office:value-type="string">
            <text:p>Santa Luz (PI)</text:p>
          </table:table-cell>
          <table:table-cell table:style-name="ce1" office:value-type="float" office:value="4.65"/>
        </table:table-row>
        <table:table-row table:style-name="ro1">
          <table:table-cell table:style-name="ce1" office:value-type="float" office:value="2209351"/>
          <table:table-cell table:style-name="ce1" office:value-type="string">
            <text:p>Santana do Piauí (PI)</text:p>
          </table:table-cell>
          <table:table-cell table:style-name="ce1" office:value-type="float" office:value="34.84"/>
        </table:table-row>
        <table:table-row table:style-name="ro1">
          <table:table-cell table:style-name="ce1" office:value-type="float" office:value="2209377"/>
          <table:table-cell table:style-name="ce1" office:value-type="string">
            <text:p>Santa Rosa do Piauí (PI)</text:p>
          </table:table-cell>
          <table:table-cell table:style-name="ce1" office:value-type="float" office:value="15.14"/>
        </table:table-row>
        <table:table-row table:style-name="ro1">
          <table:table-cell table:style-name="ce1" office:value-type="float" office:value="2209401"/>
          <table:table-cell table:style-name="ce1" office:value-type="string">
            <text:p>Santo Antônio de Lisboa (PI)</text:p>
          </table:table-cell>
          <table:table-cell table:style-name="ce1" office:value-type="float" office:value="15.51"/>
        </table:table-row>
        <table:table-row table:style-name="ro1">
          <table:table-cell table:style-name="ce1" office:value-type="float" office:value="2209450"/>
          <table:table-cell table:style-name="ce1" office:value-type="string">
            <text:p>Santo Antônio dos Milagres (PI)</text:p>
          </table:table-cell>
          <table:table-cell table:style-name="ce1" office:value-type="float" office:value="62.12"/>
        </table:table-row>
        <table:table-row table:style-name="ro1">
          <table:table-cell table:style-name="ce1" office:value-type="float" office:value="2209500"/>
          <table:table-cell table:style-name="ce1" office:value-type="string">
            <text:p>Santo Inácio do Piauí (PI)</text:p>
          </table:table-cell>
          <table:table-cell table:style-name="ce1" office:value-type="float" office:value="4.28"/>
        </table:table-row>
        <table:table-row table:style-name="ro1">
          <table:table-cell table:style-name="ce1" office:value-type="float" office:value="2209559"/>
          <table:table-cell table:style-name="ce1" office:value-type="string">
            <text:p>São Braz do Piauí (PI)</text:p>
          </table:table-cell>
          <table:table-cell table:style-name="ce1" office:value-type="float" office:value="6.57"/>
        </table:table-row>
        <table:table-row table:style-name="ro1">
          <table:table-cell table:style-name="ce1" office:value-type="float" office:value="2209609"/>
          <table:table-cell table:style-name="ce1" office:value-type="string">
            <text:p>São Félix do Piauí (PI)</text:p>
          </table:table-cell>
          <table:table-cell table:style-name="ce1" office:value-type="float" office:value="4.67"/>
        </table:table-row>
        <table:table-row table:style-name="ro1">
          <table:table-cell table:style-name="ce1" office:value-type="float" office:value="2209658"/>
          <table:table-cell table:style-name="ce1" office:value-type="string">
            <text:p>São Francisco de Assis do Piauí (PI)</text:p>
          </table:table-cell>
          <table:table-cell table:style-name="ce1" office:value-type="float" office:value="5.06"/>
        </table:table-row>
        <table:table-row table:style-name="ro1">
          <table:table-cell table:style-name="ce1" office:value-type="float" office:value="2209708"/>
          <table:table-cell table:style-name="ce1" office:value-type="string">
            <text:p>São Francisco do Piauí (PI)</text:p>
          </table:table-cell>
          <table:table-cell table:style-name="ce1" office:value-type="float" office:value="4.70"/>
        </table:table-row>
        <table:table-row table:style-name="ro1">
          <table:table-cell table:style-name="ce1" office:value-type="float" office:value="2209757"/>
          <table:table-cell table:style-name="ce1" office:value-type="string">
            <text:p>São Gonçalo do Gurguéia (PI)</text:p>
          </table:table-cell>
          <table:table-cell table:style-name="ce1" office:value-type="float" office:value="2.04"/>
        </table:table-row>
        <table:table-row table:style-name="ro1">
          <table:table-cell table:style-name="ce1" office:value-type="float" office:value="2209807"/>
          <table:table-cell table:style-name="ce1" office:value-type="string">
            <text:p>São Gonçalo do Piauí (PI)</text:p>
          </table:table-cell>
          <table:table-cell table:style-name="ce1" office:value-type="float" office:value="31.65"/>
        </table:table-row>
        <table:table-row table:style-name="ro1">
          <table:table-cell table:style-name="ce1" office:value-type="float" office:value="2209856"/>
          <table:table-cell table:style-name="ce1" office:value-type="string">
            <text:p>São João da Canabrava (PI)</text:p>
          </table:table-cell>
          <table:table-cell table:style-name="ce1" office:value-type="float" office:value="9.26"/>
        </table:table-row>
        <table:table-row table:style-name="ro1">
          <table:table-cell table:style-name="ce1" office:value-type="float" office:value="2209872"/>
          <table:table-cell table:style-name="ce1" office:value-type="string">
            <text:p>São João da Fronteira (PI)</text:p>
          </table:table-cell>
          <table:table-cell table:style-name="ce1" office:value-type="float" office:value="7.33"/>
        </table:table-row>
        <table:table-row table:style-name="ro1">
          <table:table-cell table:style-name="ce1" office:value-type="float" office:value="2209906"/>
          <table:table-cell table:style-name="ce1" office:value-type="string">
            <text:p>São João da Serra (PI)</text:p>
          </table:table-cell>
          <table:table-cell table:style-name="ce1" office:value-type="float" office:value="6.12"/>
        </table:table-row>
        <table:table-row table:style-name="ro1">
          <table:table-cell table:style-name="ce1" office:value-type="float" office:value="2209955"/>
          <table:table-cell table:style-name="ce1" office:value-type="string">
            <text:p>São João da Varjota (PI)</text:p>
          </table:table-cell>
          <table:table-cell table:style-name="ce1" office:value-type="float" office:value="11.77"/>
        </table:table-row>
        <table:table-row table:style-name="ro1">
          <table:table-cell table:style-name="ce1" office:value-type="float" office:value="2209971"/>
          <table:table-cell table:style-name="ce1" office:value-type="string">
            <text:p>São João do Arraial (PI)</text:p>
          </table:table-cell>
          <table:table-cell table:style-name="ce1" office:value-type="float" office:value="34.38"/>
        </table:table-row>
        <table:table-row table:style-name="ro1">
          <table:table-cell table:style-name="ce1" office:value-type="float" office:value="2210003"/>
          <table:table-cell table:style-name="ce1" office:value-type="string">
            <text:p>São João do Piauí (PI)</text:p>
          </table:table-cell>
          <table:table-cell table:style-name="ce1" office:value-type="float" office:value="12.80"/>
        </table:table-row>
        <table:table-row table:style-name="ro1">
          <table:table-cell table:style-name="ce1" office:value-type="float" office:value="2210052"/>
          <table:table-cell table:style-name="ce1" office:value-type="string">
            <text:p>São José do Divino (PI)</text:p>
          </table:table-cell>
          <table:table-cell table:style-name="ce1" office:value-type="float" office:value="16.13"/>
        </table:table-row>
        <table:table-row table:style-name="ro1">
          <table:table-cell table:style-name="ce1" office:value-type="float" office:value="2210102"/>
          <table:table-cell table:style-name="ce1" office:value-type="string">
            <text:p>São José do Peixe (PI)</text:p>
          </table:table-cell>
          <table:table-cell table:style-name="ce1" office:value-type="float" office:value="2.87"/>
        </table:table-row>
        <table:table-row table:style-name="ro1">
          <table:table-cell table:style-name="ce1" office:value-type="float" office:value="2210201"/>
          <table:table-cell table:style-name="ce1" office:value-type="string">
            <text:p>São José do Piauí (PI)</text:p>
          </table:table-cell>
          <table:table-cell table:style-name="ce1" office:value-type="float" office:value="18.06"/>
        </table:table-row>
        <table:table-row table:style-name="ro1">
          <table:table-cell table:style-name="ce1" office:value-type="float" office:value="2210300"/>
          <table:table-cell table:style-name="ce1" office:value-type="string">
            <text:p>São Julião (PI)</text:p>
          </table:table-cell>
          <table:table-cell table:style-name="ce1" office:value-type="float" office:value="22.07"/>
        </table:table-row>
        <table:table-row table:style-name="ro1">
          <table:table-cell table:style-name="ce1" office:value-type="float" office:value="2210359"/>
          <table:table-cell table:style-name="ce1" office:value-type="string">
            <text:p>São Lourenço do Piauí (PI)</text:p>
          </table:table-cell>
          <table:table-cell table:style-name="ce1" office:value-type="float" office:value="6.58"/>
        </table:table-row>
        <table:table-row table:style-name="ro1">
          <table:table-cell table:style-name="ce1" office:value-type="float" office:value="2210375"/>
          <table:table-cell table:style-name="ce1" office:value-type="string">
            <text:p>São Luis do Piauí (PI)</text:p>
          </table:table-cell>
          <table:table-cell table:style-name="ce1" office:value-type="float" office:value="11.62"/>
        </table:table-row>
        <table:table-row table:style-name="ro1">
          <table:table-cell table:style-name="ce1" office:value-type="float" office:value="2210383"/>
          <table:table-cell table:style-name="ce1" office:value-type="string">
            <text:p>São Miguel da Baixa Grande (PI)</text:p>
          </table:table-cell>
          <table:table-cell table:style-name="ce1" office:value-type="float" office:value="5.49"/>
        </table:table-row>
        <table:table-row table:style-name="ro1">
          <table:table-cell table:style-name="ce1" office:value-type="float" office:value="2210391"/>
          <table:table-cell table:style-name="ce1" office:value-type="string">
            <text:p>São Miguel do Fidalgo (PI)</text:p>
          </table:table-cell>
          <table:table-cell table:style-name="ce1" office:value-type="float" office:value="3.66"/>
        </table:table-row>
        <table:table-row table:style-name="ro1">
          <table:table-cell table:style-name="ce1" office:value-type="float" office:value="2210409"/>
          <table:table-cell table:style-name="ce1" office:value-type="string">
            <text:p>São Miguel do Tapuio (PI)</text:p>
          </table:table-cell>
          <table:table-cell table:style-name="ce1" office:value-type="float" office:value="3.48"/>
        </table:table-row>
        <table:table-row table:style-name="ro1">
          <table:table-cell table:style-name="ce1" office:value-type="float" office:value="2210508"/>
          <table:table-cell table:style-name="ce1" office:value-type="string">
            <text:p>São Pedro do Piauí (PI)</text:p>
          </table:table-cell>
          <table:table-cell table:style-name="ce1" office:value-type="float" office:value="26.32"/>
        </table:table-row>
        <table:table-row table:style-name="ro1">
          <table:table-cell table:style-name="ce1" office:value-type="float" office:value="2210607"/>
          <table:table-cell table:style-name="ce1" office:value-type="string">
            <text:p>São Raimundo Nonato (PI)</text:p>
          </table:table-cell>
          <table:table-cell table:style-name="ce1" office:value-type="float" office:value="13.38"/>
        </table:table-row>
        <table:table-row table:style-name="ro1">
          <table:table-cell table:style-name="ce1" office:value-type="float" office:value="2210623"/>
          <table:table-cell table:style-name="ce1" office:value-type="string">
            <text:p>Sebastião Barros (PI)</text:p>
          </table:table-cell>
          <table:table-cell table:style-name="ce1" office:value-type="float" office:value="3.98"/>
        </table:table-row>
        <table:table-row table:style-name="ro1">
          <table:table-cell table:style-name="ce1" office:value-type="float" office:value="2210631"/>
          <table:table-cell table:style-name="ce1" office:value-type="string">
            <text:p>Sebastião Leal (PI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2210656"/>
          <table:table-cell table:style-name="ce1" office:value-type="string">
            <text:p>Sigefredo Pacheco (PI)</text:p>
          </table:table-cell>
          <table:table-cell table:style-name="ce1" office:value-type="float" office:value="9.95"/>
        </table:table-row>
        <table:table-row table:style-name="ro1">
          <table:table-cell table:style-name="ce1" office:value-type="float" office:value="2210706"/>
          <table:table-cell table:style-name="ce1" office:value-type="string">
            <text:p>Simões (PI)</text:p>
          </table:table-cell>
          <table:table-cell table:style-name="ce1" office:value-type="float" office:value="13.23"/>
        </table:table-row>
        <table:table-row table:style-name="ro1">
          <table:table-cell table:style-name="ce1" office:value-type="float" office:value="2210805"/>
          <table:table-cell table:style-name="ce1" office:value-type="string">
            <text:p>Simplício Mendes (PI)</text:p>
          </table:table-cell>
          <table:table-cell table:style-name="ce1" office:value-type="float" office:value="8.97"/>
        </table:table-row>
        <table:table-row table:style-name="ro1">
          <table:table-cell table:style-name="ce1" office:value-type="float" office:value="2210904"/>
          <table:table-cell table:style-name="ce1" office:value-type="string">
            <text:p>Socorro do Piauí (PI)</text:p>
          </table:table-cell>
          <table:table-cell table:style-name="ce1" office:value-type="float" office:value="5.94"/>
        </table:table-row>
        <table:table-row table:style-name="ro1">
          <table:table-cell table:style-name="ce1" office:value-type="float" office:value="2210938"/>
          <table:table-cell table:style-name="ce1" office:value-type="string">
            <text:p>Sussuapara (PI)</text:p>
          </table:table-cell>
          <table:table-cell table:style-name="ce1" office:value-type="float" office:value="29.70"/>
        </table:table-row>
        <table:table-row table:style-name="ro1">
          <table:table-cell table:style-name="ce1" office:value-type="float" office:value="2210953"/>
          <table:table-cell table:style-name="ce1" office:value-type="string">
            <text:p>Tamboril do Piauí (PI)</text:p>
          </table:table-cell>
          <table:table-cell table:style-name="ce1" office:value-type="float" office:value="1.73"/>
        </table:table-row>
        <table:table-row table:style-name="ro1">
          <table:table-cell table:style-name="ce1" office:value-type="float" office:value="2210979"/>
          <table:table-cell table:style-name="ce1" office:value-type="string">
            <text:p>Tanque do Piauí (PI)</text:p>
          </table:table-cell>
          <table:table-cell table:style-name="ce1" office:value-type="float" office:value="6.57"/>
        </table:table-row>
        <table:table-row table:style-name="ro1">
          <table:table-cell table:style-name="ce1" office:value-type="float" office:value="2211001"/>
          <table:table-cell table:style-name="ce1" office:value-type="string">
            <text:p>Teresina (PI)</text:p>
          </table:table-cell>
          <table:table-cell table:style-name="ce1" office:value-type="float" office:value="584.95"/>
        </table:table-row>
        <table:table-row table:style-name="ro1">
          <table:table-cell table:style-name="ce1" office:value-type="float" office:value="2211100"/>
          <table:table-cell table:style-name="ce1" office:value-type="string">
            <text:p>União (PI)</text:p>
          </table:table-cell>
          <table:table-cell table:style-name="ce1" office:value-type="float" office:value="36.35"/>
        </table:table-row>
        <table:table-row table:style-name="ro1">
          <table:table-cell table:style-name="ce1" office:value-type="float" office:value="2211209"/>
          <table:table-cell table:style-name="ce1" office:value-type="string">
            <text:p>Uruçuí (PI)</text:p>
          </table:table-cell>
          <table:table-cell table:style-name="ce1" office:value-type="float" office:value="2.40"/>
        </table:table-row>
        <table:table-row table:style-name="ro1">
          <table:table-cell table:style-name="ce1" office:value-type="float" office:value="2211308"/>
          <table:table-cell table:style-name="ce1" office:value-type="string">
            <text:p>Valença do Piauí (PI)</text:p>
          </table:table-cell>
          <table:table-cell table:style-name="ce1" office:value-type="float" office:value="15.23"/>
        </table:table-row>
        <table:table-row table:style-name="ro1">
          <table:table-cell table:style-name="ce1" office:value-type="float" office:value="2211357"/>
          <table:table-cell table:style-name="ce1" office:value-type="string">
            <text:p>Várzea Branca (PI)</text:p>
          </table:table-cell>
          <table:table-cell table:style-name="ce1" office:value-type="float" office:value="10.90"/>
        </table:table-row>
        <table:table-row table:style-name="ro1">
          <table:table-cell table:style-name="ce1" office:value-type="float" office:value="2211407"/>
          <table:table-cell table:style-name="ce1" office:value-type="string">
            <text:p>Várzea Grande (PI)</text:p>
          </table:table-cell>
          <table:table-cell table:style-name="ce1" office:value-type="float" office:value="18.29"/>
        </table:table-row>
        <table:table-row table:style-name="ro1">
          <table:table-cell table:style-name="ce1" office:value-type="float" office:value="2211506"/>
          <table:table-cell table:style-name="ce1" office:value-type="string">
            <text:p>Vera Mendes (PI)</text:p>
          </table:table-cell>
          <table:table-cell table:style-name="ce1" office:value-type="float" office:value="8.73"/>
        </table:table-row>
        <table:table-row table:style-name="ro1">
          <table:table-cell table:style-name="ce1" office:value-type="float" office:value="2211605"/>
          <table:table-cell table:style-name="ce1" office:value-type="string">
            <text:p>Vila Nova do Piauí (PI)</text:p>
          </table:table-cell>
          <table:table-cell table:style-name="ce1" office:value-type="float" office:value="14.09"/>
        </table:table-row>
        <table:table-row table:style-name="ro1">
          <table:table-cell table:style-name="ce1" office:value-type="float" office:value="2211704"/>
          <table:table-cell table:style-name="ce1" office:value-type="string">
            <text:p>Wall Ferraz (PI)</text:p>
          </table:table-cell>
          <table:table-cell table:style-name="ce1" office:value-type="float" office:value="15.85"/>
        </table:table-row>
        <table:table-row table:style-name="ro1">
          <table:table-cell table:style-name="ce1" office:value-type="float" office:value="2300101"/>
          <table:table-cell table:style-name="ce1" office:value-type="string">
            <text:p>Abaiara (CE)</text:p>
          </table:table-cell>
          <table:table-cell table:style-name="ce1" office:value-type="float" office:value="58.69"/>
        </table:table-row>
        <table:table-row table:style-name="ro1">
          <table:table-cell table:style-name="ce1" office:value-type="float" office:value="2300150"/>
          <table:table-cell table:style-name="ce1" office:value-type="string">
            <text:p>Acarape (CE)</text:p>
          </table:table-cell>
          <table:table-cell table:style-name="ce1" office:value-type="float" office:value="95.69"/>
        </table:table-row>
        <table:table-row table:style-name="ro1">
          <table:table-cell table:style-name="ce1" office:value-type="float" office:value="2300200"/>
          <table:table-cell table:style-name="ce1" office:value-type="string">
            <text:p>Acaraú (CE)</text:p>
          </table:table-cell>
          <table:table-cell table:style-name="ce1" office:value-type="float" office:value="68.31"/>
        </table:table-row>
        <table:table-row table:style-name="ro1">
          <table:table-cell table:style-name="ce1" office:value-type="float" office:value="2300309"/>
          <table:table-cell table:style-name="ce1" office:value-type="string">
            <text:p>Acopiara (CE)</text:p>
          </table:table-cell>
          <table:table-cell table:style-name="ce1" office:value-type="float" office:value="22.70"/>
        </table:table-row>
        <table:table-row table:style-name="ro1">
          <table:table-cell table:style-name="ce1" office:value-type="float" office:value="2300408"/>
          <table:table-cell table:style-name="ce1" office:value-type="string">
            <text:p>Aiuaba (CE)</text:p>
          </table:table-cell>
          <table:table-cell table:style-name="ce1" office:value-type="float" office:value="6.66"/>
        </table:table-row>
        <table:table-row table:style-name="ro1">
          <table:table-cell table:style-name="ce1" office:value-type="float" office:value="2300507"/>
          <table:table-cell table:style-name="ce1" office:value-type="string">
            <text:p>Alcântaras (CE)</text:p>
          </table:table-cell>
          <table:table-cell table:style-name="ce1" office:value-type="float" office:value="77.71"/>
        </table:table-row>
        <table:table-row table:style-name="ro1">
          <table:table-cell table:style-name="ce1" office:value-type="float" office:value="2300606"/>
          <table:table-cell table:style-name="ce1" office:value-type="string">
            <text:p>Altaneira (CE)</text:p>
          </table:table-cell>
          <table:table-cell table:style-name="ce1" office:value-type="float" office:value="93.54"/>
        </table:table-row>
        <table:table-row table:style-name="ro1">
          <table:table-cell table:style-name="ce1" office:value-type="float" office:value="2300705"/>
          <table:table-cell table:style-name="ce1" office:value-type="string">
            <text:p>Alto Santo (CE)</text:p>
          </table:table-cell>
          <table:table-cell table:style-name="ce1" office:value-type="float" office:value="12.22"/>
        </table:table-row>
        <table:table-row table:style-name="ro1">
          <table:table-cell table:style-name="ce1" office:value-type="float" office:value="2300754"/>
          <table:table-cell table:style-name="ce1" office:value-type="string">
            <text:p>Amontada (CE)</text:p>
          </table:table-cell>
          <table:table-cell table:style-name="ce1" office:value-type="float" office:value="33.27"/>
        </table:table-row>
        <table:table-row table:style-name="ro1">
          <table:table-cell table:style-name="ce1" office:value-type="float" office:value="2300804"/>
          <table:table-cell table:style-name="ce1" office:value-type="string">
            <text:p>Antonina do Norte (CE)</text:p>
          </table:table-cell>
          <table:table-cell table:style-name="ce1" office:value-type="float" office:value="26.85"/>
        </table:table-row>
        <table:table-row table:style-name="ro1">
          <table:table-cell table:style-name="ce1" office:value-type="float" office:value="2300903"/>
          <table:table-cell table:style-name="ce1" office:value-type="string">
            <text:p>Apuiarés (CE)</text:p>
          </table:table-cell>
          <table:table-cell table:style-name="ce1" office:value-type="float" office:value="25.21"/>
        </table:table-row>
        <table:table-row table:style-name="ro1">
          <table:table-cell table:style-name="ce1" office:value-type="float" office:value="2301000"/>
          <table:table-cell table:style-name="ce1" office:value-type="string">
            <text:p>Aquiraz (CE)</text:p>
          </table:table-cell>
          <table:table-cell table:style-name="ce1" office:value-type="float" office:value="150.50"/>
        </table:table-row>
        <table:table-row table:style-name="ro1">
          <table:table-cell table:style-name="ce1" office:value-type="float" office:value="2301109"/>
          <table:table-cell table:style-name="ce1" office:value-type="string">
            <text:p>Aracati (CE)</text:p>
          </table:table-cell>
          <table:table-cell table:style-name="ce1" office:value-type="float" office:value="55.45"/>
        </table:table-row>
        <table:table-row table:style-name="ro1">
          <table:table-cell table:style-name="ce1" office:value-type="float" office:value="2301208"/>
          <table:table-cell table:style-name="ce1" office:value-type="string">
            <text:p>Aracoiaba (CE)</text:p>
          </table:table-cell>
          <table:table-cell table:style-name="ce1" office:value-type="float" office:value="38.67"/>
        </table:table-row>
        <table:table-row table:style-name="ro1">
          <table:table-cell table:style-name="ce1" office:value-type="float" office:value="2301257"/>
          <table:table-cell table:style-name="ce1" office:value-type="string">
            <text:p>Ararendá (CE)</text:p>
          </table:table-cell>
          <table:table-cell table:style-name="ce1" office:value-type="float" office:value="30.49"/>
        </table:table-row>
        <table:table-row table:style-name="ro1">
          <table:table-cell table:style-name="ce1" office:value-type="float" office:value="2301307"/>
          <table:table-cell table:style-name="ce1" office:value-type="string">
            <text:p>Araripe (CE)</text:p>
          </table:table-cell>
          <table:table-cell table:style-name="ce1" office:value-type="float" office:value="18.81"/>
        </table:table-row>
        <table:table-row table:style-name="ro1">
          <table:table-cell table:style-name="ce1" office:value-type="float" office:value="2301406"/>
          <table:table-cell table:style-name="ce1" office:value-type="string">
            <text:p>Aratuba (CE)</text:p>
          </table:table-cell>
          <table:table-cell table:style-name="ce1" office:value-type="float" office:value="100.44"/>
        </table:table-row>
        <table:table-row table:style-name="ro1">
          <table:table-cell table:style-name="ce1" office:value-type="float" office:value="2301505"/>
          <table:table-cell table:style-name="ce1" office:value-type="string">
            <text:p>Arneiroz (CE)</text:p>
          </table:table-cell>
          <table:table-cell table:style-name="ce1" office:value-type="float" office:value="7.17"/>
        </table:table-row>
        <table:table-row table:style-name="ro1">
          <table:table-cell table:style-name="ce1" office:value-type="float" office:value="2301604"/>
          <table:table-cell table:style-name="ce1" office:value-type="string">
            <text:p>Assaré (CE)</text:p>
          </table:table-cell>
          <table:table-cell table:style-name="ce1" office:value-type="float" office:value="20.11"/>
        </table:table-row>
        <table:table-row table:style-name="ro1">
          <table:table-cell table:style-name="ce1" office:value-type="float" office:value="2301703"/>
          <table:table-cell table:style-name="ce1" office:value-type="string">
            <text:p>Aurora (CE)</text:p>
          </table:table-cell>
          <table:table-cell table:style-name="ce1" office:value-type="float" office:value="27.61"/>
        </table:table-row>
        <table:table-row table:style-name="ro1">
          <table:table-cell table:style-name="ce1" office:value-type="float" office:value="2301802"/>
          <table:table-cell table:style-name="ce1" office:value-type="string">
            <text:p>Baixio (CE)</text:p>
          </table:table-cell>
          <table:table-cell table:style-name="ce1" office:value-type="float" office:value="41.15"/>
        </table:table-row>
        <table:table-row table:style-name="ro1">
          <table:table-cell table:style-name="ce1" office:value-type="float" office:value="2301851"/>
          <table:table-cell table:style-name="ce1" office:value-type="string">
            <text:p>Banabuiú (CE)</text:p>
          </table:table-cell>
          <table:table-cell table:style-name="ce1" office:value-type="float" office:value="16.03"/>
        </table:table-row>
        <table:table-row table:style-name="ro1">
          <table:table-cell table:style-name="ce1" office:value-type="float" office:value="2301901"/>
          <table:table-cell table:style-name="ce1" office:value-type="string">
            <text:p>Barbalha (CE)</text:p>
          </table:table-cell>
          <table:table-cell table:style-name="ce1" office:value-type="float" office:value="92.31"/>
        </table:table-row>
        <table:table-row table:style-name="ro1">
          <table:table-cell table:style-name="ce1" office:value-type="float" office:value="2301950"/>
          <table:table-cell table:style-name="ce1" office:value-type="string">
            <text:p>Barreira (CE)</text:p>
          </table:table-cell>
          <table:table-cell table:style-name="ce1" office:value-type="float" office:value="81.25"/>
        </table:table-row>
        <table:table-row table:style-name="ro1">
          <table:table-cell table:style-name="ce1" office:value-type="float" office:value="2302008"/>
          <table:table-cell table:style-name="ce1" office:value-type="string">
            <text:p>Barro (CE)</text:p>
          </table:table-cell>
          <table:table-cell table:style-name="ce1" office:value-type="float" office:value="30.22"/>
        </table:table-row>
        <table:table-row table:style-name="ro1">
          <table:table-cell table:style-name="ce1" office:value-type="float" office:value="2302057"/>
          <table:table-cell table:style-name="ce1" office:value-type="string">
            <text:p>Barroquinha (CE)</text:p>
          </table:table-cell>
          <table:table-cell table:style-name="ce1" office:value-type="float" office:value="37.76"/>
        </table:table-row>
        <table:table-row table:style-name="ro1">
          <table:table-cell table:style-name="ce1" office:value-type="float" office:value="2302107"/>
          <table:table-cell table:style-name="ce1" office:value-type="string">
            <text:p>Baturité (CE)</text:p>
          </table:table-cell>
          <table:table-cell table:style-name="ce1" office:value-type="float" office:value="107.98"/>
        </table:table-row>
        <table:table-row table:style-name="ro1">
          <table:table-cell table:style-name="ce1" office:value-type="float" office:value="2302206"/>
          <table:table-cell table:style-name="ce1" office:value-type="string">
            <text:p>Beberibe (CE)</text:p>
          </table:table-cell>
          <table:table-cell table:style-name="ce1" office:value-type="float" office:value="30.37"/>
        </table:table-row>
        <table:table-row table:style-name="ro1">
          <table:table-cell table:style-name="ce1" office:value-type="float" office:value="2302305"/>
          <table:table-cell table:style-name="ce1" office:value-type="string">
            <text:p>Bela Cruz (CE)</text:p>
          </table:table-cell>
          <table:table-cell table:style-name="ce1" office:value-type="float" office:value="37.45"/>
        </table:table-row>
        <table:table-row table:style-name="ro1">
          <table:table-cell table:style-name="ce1" office:value-type="float" office:value="2302404"/>
          <table:table-cell table:style-name="ce1" office:value-type="string">
            <text:p>Boa Viagem (CE)</text:p>
          </table:table-cell>
          <table:table-cell table:style-name="ce1" office:value-type="float" office:value="18.51"/>
        </table:table-row>
        <table:table-row table:style-name="ro1">
          <table:table-cell table:style-name="ce1" office:value-type="float" office:value="2302503"/>
          <table:table-cell table:style-name="ce1" office:value-type="string">
            <text:p>Brejo Santo (CE)</text:p>
          </table:table-cell>
          <table:table-cell table:style-name="ce1" office:value-type="float" office:value="68.12"/>
        </table:table-row>
        <table:table-row table:style-name="ro1">
          <table:table-cell table:style-name="ce1" office:value-type="float" office:value="2302602"/>
          <table:table-cell table:style-name="ce1" office:value-type="string">
            <text:p>Camocim (CE)</text:p>
          </table:table-cell>
          <table:table-cell table:style-name="ce1" office:value-type="float" office:value="52.81"/>
        </table:table-row>
        <table:table-row table:style-name="ro1">
          <table:table-cell table:style-name="ce1" office:value-type="float" office:value="2302701"/>
          <table:table-cell table:style-name="ce1" office:value-type="string">
            <text:p>Campos Sales (CE)</text:p>
          </table:table-cell>
          <table:table-cell table:style-name="ce1" office:value-type="float" office:value="24.48"/>
        </table:table-row>
        <table:table-row table:style-name="ro1">
          <table:table-cell table:style-name="ce1" office:value-type="float" office:value="2302800"/>
          <table:table-cell table:style-name="ce1" office:value-type="string">
            <text:p>Canindé (CE)</text:p>
          </table:table-cell>
          <table:table-cell table:style-name="ce1" office:value-type="float" office:value="23.14"/>
        </table:table-row>
        <table:table-row table:style-name="ro1">
          <table:table-cell table:style-name="ce1" office:value-type="float" office:value="2302909"/>
          <table:table-cell table:style-name="ce1" office:value-type="string">
            <text:p>Capistrano (CE)</text:p>
          </table:table-cell>
          <table:table-cell table:style-name="ce1" office:value-type="float" office:value="76.67"/>
        </table:table-row>
        <table:table-row table:style-name="ro1">
          <table:table-cell table:style-name="ce1" office:value-type="float" office:value="2303006"/>
          <table:table-cell table:style-name="ce1" office:value-type="string">
            <text:p>Caridade (CE)</text:p>
          </table:table-cell>
          <table:table-cell table:style-name="ce1" office:value-type="float" office:value="23.65"/>
        </table:table-row>
        <table:table-row table:style-name="ro1">
          <table:table-cell table:style-name="ce1" office:value-type="float" office:value="2303105"/>
          <table:table-cell table:style-name="ce1" office:value-type="string">
            <text:p>Cariré (CE)</text:p>
          </table:table-cell>
          <table:table-cell table:style-name="ce1" office:value-type="float" office:value="24.24"/>
        </table:table-row>
        <table:table-row table:style-name="ro1">
          <table:table-cell table:style-name="ce1" office:value-type="float" office:value="2303204"/>
          <table:table-cell table:style-name="ce1" office:value-type="string">
            <text:p>Caririaçu (CE)</text:p>
          </table:table-cell>
          <table:table-cell table:style-name="ce1" office:value-type="float" office:value="41.41"/>
        </table:table-row>
        <table:table-row table:style-name="ro1">
          <table:table-cell table:style-name="ce1" office:value-type="float" office:value="2303303"/>
          <table:table-cell table:style-name="ce1" office:value-type="string">
            <text:p>Cariús (CE)</text:p>
          </table:table-cell>
          <table:table-cell table:style-name="ce1" office:value-type="float" office:value="17.49"/>
        </table:table-row>
        <table:table-row table:style-name="ro1">
          <table:table-cell table:style-name="ce1" office:value-type="float" office:value="2303402"/>
          <table:table-cell table:style-name="ce1" office:value-type="string">
            <text:p>Carnaubal (CE)</text:p>
          </table:table-cell>
          <table:table-cell table:style-name="ce1" office:value-type="float" office:value="45.90"/>
        </table:table-row>
        <table:table-row table:style-name="ro1">
          <table:table-cell table:style-name="ce1" office:value-type="float" office:value="2303501"/>
          <table:table-cell table:style-name="ce1" office:value-type="string">
            <text:p>Cascavel (CE)</text:p>
          </table:table-cell>
          <table:table-cell table:style-name="ce1" office:value-type="float" office:value="78.99"/>
        </table:table-row>
        <table:table-row table:style-name="ro1">
          <table:table-cell table:style-name="ce1" office:value-type="float" office:value="2303600"/>
          <table:table-cell table:style-name="ce1" office:value-type="string">
            <text:p>Catarina (CE)</text:p>
          </table:table-cell>
          <table:table-cell table:style-name="ce1" office:value-type="float" office:value="38.50"/>
        </table:table-row>
        <table:table-row table:style-name="ro1">
          <table:table-cell table:style-name="ce1" office:value-type="float" office:value="2303659"/>
          <table:table-cell table:style-name="ce1" office:value-type="string">
            <text:p>Catunda (CE)</text:p>
          </table:table-cell>
          <table:table-cell table:style-name="ce1" office:value-type="float" office:value="12.71"/>
        </table:table-row>
        <table:table-row table:style-name="ro1">
          <table:table-cell table:style-name="ce1" office:value-type="float" office:value="2303709"/>
          <table:table-cell table:style-name="ce1" office:value-type="string">
            <text:p>Caucaia (CE)</text:p>
          </table:table-cell>
          <table:table-cell table:style-name="ce1" office:value-type="float" office:value="265.93"/>
        </table:table-row>
        <table:table-row table:style-name="ro1">
          <table:table-cell table:style-name="ce1" office:value-type="float" office:value="2303808"/>
          <table:table-cell table:style-name="ce1" office:value-type="string">
            <text:p>Cedro (CE)</text:p>
          </table:table-cell>
          <table:table-cell table:style-name="ce1" office:value-type="float" office:value="33.79"/>
        </table:table-row>
        <table:table-row table:style-name="ro1">
          <table:table-cell table:style-name="ce1" office:value-type="float" office:value="2303907"/>
          <table:table-cell table:style-name="ce1" office:value-type="string">
            <text:p>Chaval (CE)</text:p>
          </table:table-cell>
          <table:table-cell table:style-name="ce1" office:value-type="float" office:value="52.95"/>
        </table:table-row>
        <table:table-row table:style-name="ro1">
          <table:table-cell table:style-name="ce1" office:value-type="float" office:value="2303931"/>
          <table:table-cell table:style-name="ce1" office:value-type="string">
            <text:p>Choró (CE)</text:p>
          </table:table-cell>
          <table:table-cell table:style-name="ce1" office:value-type="float" office:value="15.76"/>
        </table:table-row>
        <table:table-row table:style-name="ro1">
          <table:table-cell table:style-name="ce1" office:value-type="float" office:value="2303956"/>
          <table:table-cell table:style-name="ce1" office:value-type="string">
            <text:p>Chorozinho (CE)</text:p>
          </table:table-cell>
          <table:table-cell table:style-name="ce1" office:value-type="float" office:value="67.94"/>
        </table:table-row>
        <table:table-row table:style-name="ro1">
          <table:table-cell table:style-name="ce1" office:value-type="float" office:value="2304004"/>
          <table:table-cell table:style-name="ce1" office:value-type="string">
            <text:p>Coreaú (CE)</text:p>
          </table:table-cell>
          <table:table-cell table:style-name="ce1" office:value-type="float" office:value="28.30"/>
        </table:table-row>
        <table:table-row table:style-name="ro1">
          <table:table-cell table:style-name="ce1" office:value-type="float" office:value="2304103"/>
          <table:table-cell table:style-name="ce1" office:value-type="string">
            <text:p>Crateús (CE)</text:p>
          </table:table-cell>
          <table:table-cell table:style-name="ce1" office:value-type="float" office:value="24.37"/>
        </table:table-row>
        <table:table-row table:style-name="ro1">
          <table:table-cell table:style-name="ce1" office:value-type="float" office:value="2304202"/>
          <table:table-cell table:style-name="ce1" office:value-type="string">
            <text:p>Crato (CE)</text:p>
          </table:table-cell>
          <table:table-cell table:style-name="ce1" office:value-type="float" office:value="104.87"/>
        </table:table-row>
        <table:table-row table:style-name="ro1">
          <table:table-cell table:style-name="ce1" office:value-type="float" office:value="2304236"/>
          <table:table-cell table:style-name="ce1" office:value-type="string">
            <text:p>Croatá (CE)</text:p>
          </table:table-cell>
          <table:table-cell table:style-name="ce1" office:value-type="float" office:value="24.49"/>
        </table:table-row>
        <table:table-row table:style-name="ro1">
          <table:table-cell table:style-name="ce1" office:value-type="float" office:value="2304251"/>
          <table:table-cell table:style-name="ce1" office:value-type="string">
            <text:p>Cruz (CE)</text:p>
          </table:table-cell>
          <table:table-cell table:style-name="ce1" office:value-type="float" office:value="67.28"/>
        </table:table-row>
        <table:table-row table:style-name="ro1">
          <table:table-cell table:style-name="ce1" office:value-type="float" office:value="2304269"/>
          <table:table-cell table:style-name="ce1" office:value-type="string">
            <text:p>Deputado Irapuan Pinheiro (CE)</text:p>
          </table:table-cell>
          <table:table-cell table:style-name="ce1" office:value-type="float" office:value="19.33"/>
        </table:table-row>
        <table:table-row table:style-name="ro1">
          <table:table-cell table:style-name="ce1" office:value-type="float" office:value="2304277"/>
          <table:table-cell table:style-name="ce1" office:value-type="string">
            <text:p>Ererê (CE)</text:p>
          </table:table-cell>
          <table:table-cell table:style-name="ce1" office:value-type="float" office:value="17.27"/>
        </table:table-row>
        <table:table-row table:style-name="ro1">
          <table:table-cell table:style-name="ce1" office:value-type="float" office:value="2304285"/>
          <table:table-cell table:style-name="ce1" office:value-type="string">
            <text:p>Eusébio (CE)</text:p>
          </table:table-cell>
          <table:table-cell table:style-name="ce1" office:value-type="float" office:value="582.64"/>
        </table:table-row>
        <table:table-row table:style-name="ro1">
          <table:table-cell table:style-name="ce1" office:value-type="float" office:value="2304301"/>
          <table:table-cell table:style-name="ce1" office:value-type="string">
            <text:p>Farias Brito (CE)</text:p>
          </table:table-cell>
          <table:table-cell table:style-name="ce1" office:value-type="float" office:value="37.74"/>
        </table:table-row>
        <table:table-row table:style-name="ro1">
          <table:table-cell table:style-name="ce1" office:value-type="float" office:value="2304350"/>
          <table:table-cell table:style-name="ce1" office:value-type="string">
            <text:p>Forquilha (CE)</text:p>
          </table:table-cell>
          <table:table-cell table:style-name="ce1" office:value-type="float" office:value="42.14"/>
        </table:table-row>
        <table:table-row table:style-name="ro1">
          <table:table-cell table:style-name="ce1" office:value-type="float" office:value="2304400"/>
          <table:table-cell table:style-name="ce1" office:value-type="string">
            <text:p>Fortaleza (CE)</text:p>
          </table:table-cell>
          <table:table-cell table:style-name="ce1" office:value-type="float" office:value="7786.52"/>
        </table:table-row>
        <table:table-row table:style-name="ro1">
          <table:table-cell table:style-name="ce1" office:value-type="float" office:value="2304459"/>
          <table:table-cell table:style-name="ce1" office:value-type="string">
            <text:p>Fortim (CE)</text:p>
          </table:table-cell>
          <table:table-cell table:style-name="ce1" office:value-type="float" office:value="52.53"/>
        </table:table-row>
        <table:table-row table:style-name="ro1">
          <table:table-cell table:style-name="ce1" office:value-type="float" office:value="2304509"/>
          <table:table-cell table:style-name="ce1" office:value-type="string">
            <text:p>Frecheirinha (CE)</text:p>
          </table:table-cell>
          <table:table-cell table:style-name="ce1" office:value-type="float" office:value="71.68"/>
        </table:table-row>
        <table:table-row table:style-name="ro1">
          <table:table-cell table:style-name="ce1" office:value-type="float" office:value="2304608"/>
          <table:table-cell table:style-name="ce1" office:value-type="string">
            <text:p>General Sampaio (CE)</text:p>
          </table:table-cell>
          <table:table-cell table:style-name="ce1" office:value-type="float" office:value="33.23"/>
        </table:table-row>
        <table:table-row table:style-name="ro1">
          <table:table-cell table:style-name="ce1" office:value-type="float" office:value="2304657"/>
          <table:table-cell table:style-name="ce1" office:value-type="string">
            <text:p>Graça (CE)</text:p>
          </table:table-cell>
          <table:table-cell table:style-name="ce1" office:value-type="float" office:value="53.39"/>
        </table:table-row>
        <table:table-row table:style-name="ro1">
          <table:table-cell table:style-name="ce1" office:value-type="float" office:value="2304707"/>
          <table:table-cell table:style-name="ce1" office:value-type="string">
            <text:p>Granja (CE)</text:p>
          </table:table-cell>
          <table:table-cell table:style-name="ce1" office:value-type="float" office:value="19.51"/>
        </table:table-row>
        <table:table-row table:style-name="ro1">
          <table:table-cell table:style-name="ce1" office:value-type="float" office:value="2304806"/>
          <table:table-cell table:style-name="ce1" office:value-type="string">
            <text:p>Granjeiro (CE)</text:p>
          </table:table-cell>
          <table:table-cell table:style-name="ce1" office:value-type="float" office:value="46.23"/>
        </table:table-row>
        <table:table-row table:style-name="ro1">
          <table:table-cell table:style-name="ce1" office:value-type="float" office:value="2304905"/>
          <table:table-cell table:style-name="ce1" office:value-type="string">
            <text:p>Groaíras (CE)</text:p>
          </table:table-cell>
          <table:table-cell table:style-name="ce1" office:value-type="float" office:value="65.59"/>
        </table:table-row>
        <table:table-row table:style-name="ro1">
          <table:table-cell table:style-name="ce1" office:value-type="float" office:value="2304954"/>
          <table:table-cell table:style-name="ce1" office:value-type="string">
            <text:p>Guaiúba (CE)</text:p>
          </table:table-cell>
          <table:table-cell table:style-name="ce1" office:value-type="float" office:value="94.83"/>
        </table:table-row>
        <table:table-row table:style-name="ro1">
          <table:table-cell table:style-name="ce1" office:value-type="float" office:value="2305001"/>
          <table:table-cell table:style-name="ce1" office:value-type="string">
            <text:p>Guaraciaba do Norte (CE)</text:p>
          </table:table-cell>
          <table:table-cell table:style-name="ce1" office:value-type="float" office:value="61.78"/>
        </table:table-row>
        <table:table-row table:style-name="ro1">
          <table:table-cell table:style-name="ce1" office:value-type="float" office:value="2305100"/>
          <table:table-cell table:style-name="ce1" office:value-type="string">
            <text:p>Guaramiranga (CE)</text:p>
          </table:table-cell>
          <table:table-cell table:style-name="ce1" office:value-type="float" office:value="41.29"/>
        </table:table-row>
        <table:table-row table:style-name="ro1">
          <table:table-cell table:style-name="ce1" office:value-type="float" office:value="2305209"/>
          <table:table-cell table:style-name="ce1" office:value-type="string">
            <text:p>Hidrolândia (CE)</text:p>
          </table:table-cell>
          <table:table-cell table:style-name="ce1" office:value-type="float" office:value="20.84"/>
        </table:table-row>
        <table:table-row table:style-name="ro1">
          <table:table-cell table:style-name="ce1" office:value-type="float" office:value="2305233"/>
          <table:table-cell table:style-name="ce1" office:value-type="string">
            <text:p>Horizonte (CE)</text:p>
          </table:table-cell>
          <table:table-cell table:style-name="ce1" office:value-type="float" office:value="344.96"/>
        </table:table-row>
        <table:table-row table:style-name="ro1">
          <table:table-cell table:style-name="ce1" office:value-type="float" office:value="2305266"/>
          <table:table-cell table:style-name="ce1" office:value-type="string">
            <text:p>Ibaretama (CE)</text:p>
          </table:table-cell>
          <table:table-cell table:style-name="ce1" office:value-type="float" office:value="14.73"/>
        </table:table-row>
        <table:table-row table:style-name="ro1">
          <table:table-cell table:style-name="ce1" office:value-type="float" office:value="2305308"/>
          <table:table-cell table:style-name="ce1" office:value-type="string">
            <text:p>Ibiapina (CE)</text:p>
          </table:table-cell>
          <table:table-cell table:style-name="ce1" office:value-type="float" office:value="57.38"/>
        </table:table-row>
        <table:table-row table:style-name="ro1">
          <table:table-cell table:style-name="ce1" office:value-type="float" office:value="2305332"/>
          <table:table-cell table:style-name="ce1" office:value-type="string">
            <text:p>Ibicuitinga (CE)</text:p>
          </table:table-cell>
          <table:table-cell table:style-name="ce1" office:value-type="float" office:value="26.72"/>
        </table:table-row>
        <table:table-row table:style-name="ro1">
          <table:table-cell table:style-name="ce1" office:value-type="float" office:value="2305357"/>
          <table:table-cell table:style-name="ce1" office:value-type="string">
            <text:p>Icapuí (CE)</text:p>
          </table:table-cell>
          <table:table-cell table:style-name="ce1" office:value-type="float" office:value="43.43"/>
        </table:table-row>
        <table:table-row table:style-name="ro1">
          <table:table-cell table:style-name="ce1" office:value-type="float" office:value="2305407"/>
          <table:table-cell table:style-name="ce1" office:value-type="string">
            <text:p>Icó (CE)</text:p>
          </table:table-cell>
          <table:table-cell table:style-name="ce1" office:value-type="float" office:value="34.97"/>
        </table:table-row>
        <table:table-row table:style-name="ro1">
          <table:table-cell table:style-name="ce1" office:value-type="float" office:value="2305506"/>
          <table:table-cell table:style-name="ce1" office:value-type="string">
            <text:p>Iguatu (CE)</text:p>
          </table:table-cell>
          <table:table-cell table:style-name="ce1" office:value-type="float" office:value="94.87"/>
        </table:table-row>
        <table:table-row table:style-name="ro1">
          <table:table-cell table:style-name="ce1" office:value-type="float" office:value="2305605"/>
          <table:table-cell table:style-name="ce1" office:value-type="string">
            <text:p>Independência (CE)</text:p>
          </table:table-cell>
          <table:table-cell table:style-name="ce1" office:value-type="float" office:value="7.95"/>
        </table:table-row>
        <table:table-row table:style-name="ro1">
          <table:table-cell table:style-name="ce1" office:value-type="float" office:value="2305654"/>
          <table:table-cell table:style-name="ce1" office:value-type="string">
            <text:p>Ipaporanga (CE)</text:p>
          </table:table-cell>
          <table:table-cell table:style-name="ce1" office:value-type="float" office:value="16.16"/>
        </table:table-row>
        <table:table-row table:style-name="ro1">
          <table:table-cell table:style-name="ce1" office:value-type="float" office:value="2305704"/>
          <table:table-cell table:style-name="ce1" office:value-type="string">
            <text:p>Ipaumirim (CE)</text:p>
          </table:table-cell>
          <table:table-cell table:style-name="ce1" office:value-type="float" office:value="43.86"/>
        </table:table-row>
        <table:table-row table:style-name="ro1">
          <table:table-cell table:style-name="ce1" office:value-type="float" office:value="2305803"/>
          <table:table-cell table:style-name="ce1" office:value-type="string">
            <text:p>Ipu (CE)</text:p>
          </table:table-cell>
          <table:table-cell table:style-name="ce1" office:value-type="float" office:value="64.03"/>
        </table:table-row>
        <table:table-row table:style-name="ro1">
          <table:table-cell table:style-name="ce1" office:value-type="float" office:value="2305902"/>
          <table:table-cell table:style-name="ce1" office:value-type="string">
            <text:p>Ipueiras (CE)</text:p>
          </table:table-cell>
          <table:table-cell table:style-name="ce1" office:value-type="float" office:value="25.63"/>
        </table:table-row>
        <table:table-row table:style-name="ro1">
          <table:table-cell table:style-name="ce1" office:value-type="float" office:value="2306009"/>
          <table:table-cell table:style-name="ce1" office:value-type="string">
            <text:p>Iracema (CE)</text:p>
          </table:table-cell>
          <table:table-cell table:style-name="ce1" office:value-type="float" office:value="16.65"/>
        </table:table-row>
        <table:table-row table:style-name="ro1">
          <table:table-cell table:style-name="ce1" office:value-type="float" office:value="2306108"/>
          <table:table-cell table:style-name="ce1" office:value-type="string">
            <text:p>Irauçuba (CE)</text:p>
          </table:table-cell>
          <table:table-cell table:style-name="ce1" office:value-type="float" office:value="15.39"/>
        </table:table-row>
        <table:table-row table:style-name="ro1">
          <table:table-cell table:style-name="ce1" office:value-type="float" office:value="2306207"/>
          <table:table-cell table:style-name="ce1" office:value-type="string">
            <text:p>Itaiçaba (CE)</text:p>
          </table:table-cell>
          <table:table-cell table:style-name="ce1" office:value-type="float" office:value="34.86"/>
        </table:table-row>
        <table:table-row table:style-name="ro1">
          <table:table-cell table:style-name="ce1" office:value-type="float" office:value="2306256"/>
          <table:table-cell table:style-name="ce1" office:value-type="string">
            <text:p>Itaitinga (CE)</text:p>
          </table:table-cell>
          <table:table-cell table:style-name="ce1" office:value-type="float" office:value="236.52"/>
        </table:table-row>
        <table:table-row table:style-name="ro1">
          <table:table-cell table:style-name="ce1" office:value-type="float" office:value="2306306"/>
          <table:table-cell table:style-name="ce1" office:value-type="string">
            <text:p>Itapajé (CE)</text:p>
          </table:table-cell>
          <table:table-cell table:style-name="ce1" office:value-type="float" office:value="112.33"/>
        </table:table-row>
        <table:table-row table:style-name="ro1">
          <table:table-cell table:style-name="ce1" office:value-type="float" office:value="2306405"/>
          <table:table-cell table:style-name="ce1" office:value-type="string">
            <text:p>Itapipoca (CE)</text:p>
          </table:table-cell>
          <table:table-cell table:style-name="ce1" office:value-type="float" office:value="72.38"/>
        </table:table-row>
        <table:table-row table:style-name="ro1">
          <table:table-cell table:style-name="ce1" office:value-type="float" office:value="2306504"/>
          <table:table-cell table:style-name="ce1" office:value-type="string">
            <text:p>Itapiúna (CE)</text:p>
          </table:table-cell>
          <table:table-cell table:style-name="ce1" office:value-type="float" office:value="31.64"/>
        </table:table-row>
        <table:table-row table:style-name="ro1">
          <table:table-cell table:style-name="ce1" office:value-type="float" office:value="2306553"/>
          <table:table-cell table:style-name="ce1" office:value-type="string">
            <text:p>Itarema (CE)</text:p>
          </table:table-cell>
          <table:table-cell table:style-name="ce1" office:value-type="float" office:value="52.00"/>
        </table:table-row>
        <table:table-row table:style-name="ro1">
          <table:table-cell table:style-name="ce1" office:value-type="float" office:value="2306603"/>
          <table:table-cell table:style-name="ce1" office:value-type="string">
            <text:p>Itatira (CE)</text:p>
          </table:table-cell>
          <table:table-cell table:style-name="ce1" office:value-type="float" office:value="24.12"/>
        </table:table-row>
        <table:table-row table:style-name="ro1">
          <table:table-cell table:style-name="ce1" office:value-type="float" office:value="2306702"/>
          <table:table-cell table:style-name="ce1" office:value-type="string">
            <text:p>Jaguaretama (CE)</text:p>
          </table:table-cell>
          <table:table-cell table:style-name="ce1" office:value-type="float" office:value="10.15"/>
        </table:table-row>
        <table:table-row table:style-name="ro1">
          <table:table-cell table:style-name="ce1" office:value-type="float" office:value="2306801"/>
          <table:table-cell table:style-name="ce1" office:value-type="string">
            <text:p>Jaguaribara (CE)</text:p>
          </table:table-cell>
          <table:table-cell table:style-name="ce1" office:value-type="float" office:value="15.55"/>
        </table:table-row>
        <table:table-row table:style-name="ro1">
          <table:table-cell table:style-name="ce1" office:value-type="float" office:value="2306900"/>
          <table:table-cell table:style-name="ce1" office:value-type="string">
            <text:p>Jaguaribe (CE)</text:p>
          </table:table-cell>
          <table:table-cell table:style-name="ce1" office:value-type="float" office:value="18.33"/>
        </table:table-row>
        <table:table-row table:style-name="ro1">
          <table:table-cell table:style-name="ce1" office:value-type="float" office:value="2307007"/>
          <table:table-cell table:style-name="ce1" office:value-type="string">
            <text:p>Jaguaruana (CE)</text:p>
          </table:table-cell>
          <table:table-cell table:style-name="ce1" office:value-type="float" office:value="38.05"/>
        </table:table-row>
        <table:table-row table:style-name="ro1">
          <table:table-cell table:style-name="ce1" office:value-type="float" office:value="2307106"/>
          <table:table-cell table:style-name="ce1" office:value-type="string">
            <text:p>Jardim (CE)</text:p>
          </table:table-cell>
          <table:table-cell table:style-name="ce1" office:value-type="float" office:value="51.41"/>
        </table:table-row>
        <table:table-row table:style-name="ro1">
          <table:table-cell table:style-name="ce1" office:value-type="float" office:value="2307205"/>
          <table:table-cell table:style-name="ce1" office:value-type="string">
            <text:p>Jati (CE)</text:p>
          </table:table-cell>
          <table:table-cell table:style-name="ce1" office:value-type="float" office:value="21.21"/>
        </table:table-row>
        <table:table-row table:style-name="ro1">
          <table:table-cell table:style-name="ce1" office:value-type="float" office:value="2307254"/>
          <table:table-cell table:style-name="ce1" office:value-type="string">
            <text:p>Jijoca de Jericoacoara (CE)</text:p>
          </table:table-cell>
          <table:table-cell table:style-name="ce1" office:value-type="float" office:value="83.02"/>
        </table:table-row>
        <table:table-row table:style-name="ro1">
          <table:table-cell table:style-name="ce1" office:value-type="float" office:value="2307304"/>
          <table:table-cell table:style-name="ce1" office:value-type="string">
            <text:p>Juazeiro do Norte (CE)</text:p>
          </table:table-cell>
          <table:table-cell table:style-name="ce1" office:value-type="float" office:value="1006.91"/>
        </table:table-row>
        <table:table-row table:style-name="ro1">
          <table:table-cell table:style-name="ce1" office:value-type="float" office:value="2307403"/>
          <table:table-cell table:style-name="ce1" office:value-type="string">
            <text:p>Jucás (CE)</text:p>
          </table:table-cell>
          <table:table-cell table:style-name="ce1" office:value-type="float" office:value="25.40"/>
        </table:table-row>
        <table:table-row table:style-name="ro1">
          <table:table-cell table:style-name="ce1" office:value-type="float" office:value="2307502"/>
          <table:table-cell table:style-name="ce1" office:value-type="string">
            <text:p>Lavras da Mangabeira (CE)</text:p>
          </table:table-cell>
          <table:table-cell table:style-name="ce1" office:value-type="float" office:value="32.80"/>
        </table:table-row>
        <table:table-row table:style-name="ro1">
          <table:table-cell table:style-name="ce1" office:value-type="float" office:value="2307601"/>
          <table:table-cell table:style-name="ce1" office:value-type="string">
            <text:p>Limoeiro do Norte (CE)</text:p>
          </table:table-cell>
          <table:table-cell table:style-name="ce1" office:value-type="float" office:value="74.84"/>
        </table:table-row>
        <table:table-row table:style-name="ro1">
          <table:table-cell table:style-name="ce1" office:value-type="float" office:value="2307635"/>
          <table:table-cell table:style-name="ce1" office:value-type="string">
            <text:p>Madalena (CE)</text:p>
          </table:table-cell>
          <table:table-cell table:style-name="ce1" office:value-type="float" office:value="17.63"/>
        </table:table-row>
        <table:table-row table:style-name="ro1">
          <table:table-cell table:style-name="ce1" office:value-type="float" office:value="2307650"/>
          <table:table-cell table:style-name="ce1" office:value-type="string">
            <text:p>Maracanaú (CE)</text:p>
          </table:table-cell>
          <table:table-cell table:style-name="ce1" office:value-type="float" office:value="1877.75"/>
        </table:table-row>
        <table:table-row table:style-name="ro1">
          <table:table-cell table:style-name="ce1" office:value-type="float" office:value="2307700"/>
          <table:table-cell table:style-name="ce1" office:value-type="string">
            <text:p>Maranguape (CE)</text:p>
          </table:table-cell>
          <table:table-cell table:style-name="ce1" office:value-type="float" office:value="192.19"/>
        </table:table-row>
        <table:table-row table:style-name="ro1">
          <table:table-cell table:style-name="ce1" office:value-type="float" office:value="2307809"/>
          <table:table-cell table:style-name="ce1" office:value-type="string">
            <text:p>Marco (CE)</text:p>
          </table:table-cell>
          <table:table-cell table:style-name="ce1" office:value-type="float" office:value="43.03"/>
        </table:table-row>
        <table:table-row table:style-name="ro1">
          <table:table-cell table:style-name="ce1" office:value-type="float" office:value="2307908"/>
          <table:table-cell table:style-name="ce1" office:value-type="string">
            <text:p>Martinópole (CE)</text:p>
          </table:table-cell>
          <table:table-cell table:style-name="ce1" office:value-type="float" office:value="34.17"/>
        </table:table-row>
        <table:table-row table:style-name="ro1">
          <table:table-cell table:style-name="ce1" office:value-type="float" office:value="2308005"/>
          <table:table-cell table:style-name="ce1" office:value-type="string">
            <text:p>Massapê (CE)</text:p>
          </table:table-cell>
          <table:table-cell table:style-name="ce1" office:value-type="float" office:value="62.11"/>
        </table:table-row>
        <table:table-row table:style-name="ro1">
          <table:table-cell table:style-name="ce1" office:value-type="float" office:value="2308104"/>
          <table:table-cell table:style-name="ce1" office:value-type="string">
            <text:p>Mauriti (CE)</text:p>
          </table:table-cell>
          <table:table-cell table:style-name="ce1" office:value-type="float" office:value="41.00"/>
        </table:table-row>
        <table:table-row table:style-name="ro1">
          <table:table-cell table:style-name="ce1" office:value-type="float" office:value="2308203"/>
          <table:table-cell table:style-name="ce1" office:value-type="string">
            <text:p>Meruoca (CE)</text:p>
          </table:table-cell>
          <table:table-cell table:style-name="ce1" office:value-type="float" office:value="91.38"/>
        </table:table-row>
        <table:table-row table:style-name="ro1">
          <table:table-cell table:style-name="ce1" office:value-type="float" office:value="2308302"/>
          <table:table-cell table:style-name="ce1" office:value-type="string">
            <text:p>Milagres (CE)</text:p>
          </table:table-cell>
          <table:table-cell table:style-name="ce1" office:value-type="float" office:value="49.08"/>
        </table:table-row>
        <table:table-row table:style-name="ro1">
          <table:table-cell table:style-name="ce1" office:value-type="float" office:value="2308351"/>
          <table:table-cell table:style-name="ce1" office:value-type="string">
            <text:p>Milhã (CE)</text:p>
          </table:table-cell>
          <table:table-cell table:style-name="ce1" office:value-type="float" office:value="26.05"/>
        </table:table-row>
        <table:table-row table:style-name="ro1">
          <table:table-cell table:style-name="ce1" office:value-type="float" office:value="2308377"/>
          <table:table-cell table:style-name="ce1" office:value-type="string">
            <text:p>Miraíma (CE)</text:p>
          </table:table-cell>
          <table:table-cell table:style-name="ce1" office:value-type="float" office:value="18.29"/>
        </table:table-row>
        <table:table-row table:style-name="ro1">
          <table:table-cell table:style-name="ce1" office:value-type="float" office:value="2308401"/>
          <table:table-cell table:style-name="ce1" office:value-type="string">
            <text:p>Missão Velha (CE)</text:p>
          </table:table-cell>
          <table:table-cell table:style-name="ce1" office:value-type="float" office:value="52.69"/>
        </table:table-row>
        <table:table-row table:style-name="ro1">
          <table:table-cell table:style-name="ce1" office:value-type="float" office:value="2308500"/>
          <table:table-cell table:style-name="ce1" office:value-type="string">
            <text:p>Mombaça (CE)</text:p>
          </table:table-cell>
          <table:table-cell table:style-name="ce1" office:value-type="float" office:value="20.14"/>
        </table:table-row>
        <table:table-row table:style-name="ro1">
          <table:table-cell table:style-name="ce1" office:value-type="float" office:value="2308609"/>
          <table:table-cell table:style-name="ce1" office:value-type="string">
            <text:p>Monsenhor Tabosa (CE)</text:p>
          </table:table-cell>
          <table:table-cell table:style-name="ce1" office:value-type="float" office:value="18.69"/>
        </table:table-row>
        <table:table-row table:style-name="ro1">
          <table:table-cell table:style-name="ce1" office:value-type="float" office:value="2308708"/>
          <table:table-cell table:style-name="ce1" office:value-type="string">
            <text:p>Morada Nova (CE)</text:p>
          </table:table-cell>
          <table:table-cell table:style-name="ce1" office:value-type="float" office:value="22.33"/>
        </table:table-row>
        <table:table-row table:style-name="ro1">
          <table:table-cell table:style-name="ce1" office:value-type="float" office:value="2308807"/>
          <table:table-cell table:style-name="ce1" office:value-type="string">
            <text:p>Moraújo (CE)</text:p>
          </table:table-cell>
          <table:table-cell table:style-name="ce1" office:value-type="float" office:value="19.42"/>
        </table:table-row>
        <table:table-row table:style-name="ro1">
          <table:table-cell table:style-name="ce1" office:value-type="float" office:value="2308906"/>
          <table:table-cell table:style-name="ce1" office:value-type="string">
            <text:p>Morrinhos (CE)</text:p>
          </table:table-cell>
          <table:table-cell table:style-name="ce1" office:value-type="float" office:value="49.81"/>
        </table:table-row>
        <table:table-row table:style-name="ro1">
          <table:table-cell table:style-name="ce1" office:value-type="float" office:value="2309003"/>
          <table:table-cell table:style-name="ce1" office:value-type="string">
            <text:p>Mucambo (CE)</text:p>
          </table:table-cell>
          <table:table-cell table:style-name="ce1" office:value-type="float" office:value="73.99"/>
        </table:table-row>
        <table:table-row table:style-name="ro1">
          <table:table-cell table:style-name="ce1" office:value-type="float" office:value="2309102"/>
          <table:table-cell table:style-name="ce1" office:value-type="string">
            <text:p>Mulungu (CE)</text:p>
          </table:table-cell>
          <table:table-cell table:style-name="ce1" office:value-type="float" office:value="120.16"/>
        </table:table-row>
        <table:table-row table:style-name="ro1">
          <table:table-cell table:style-name="ce1" office:value-type="float" office:value="2309201"/>
          <table:table-cell table:style-name="ce1" office:value-type="string">
            <text:p>Nova Olinda (CE)</text:p>
          </table:table-cell>
          <table:table-cell table:style-name="ce1" office:value-type="float" office:value="50.13"/>
        </table:table-row>
        <table:table-row table:style-name="ro1">
          <table:table-cell table:style-name="ce1" office:value-type="float" office:value="2309300"/>
          <table:table-cell table:style-name="ce1" office:value-type="string">
            <text:p>Nova Russas (CE)</text:p>
          </table:table-cell>
          <table:table-cell table:style-name="ce1" office:value-type="float" office:value="41.69"/>
        </table:table-row>
        <table:table-row table:style-name="ro1">
          <table:table-cell table:style-name="ce1" office:value-type="float" office:value="2309409"/>
          <table:table-cell table:style-name="ce1" office:value-type="string">
            <text:p>Novo Oriente (CE)</text:p>
          </table:table-cell>
          <table:table-cell table:style-name="ce1" office:value-type="float" office:value="29.01"/>
        </table:table-row>
        <table:table-row table:style-name="ro1">
          <table:table-cell table:style-name="ce1" office:value-type="float" office:value="2309458"/>
          <table:table-cell table:style-name="ce1" office:value-type="string">
            <text:p>Ocara (CE)</text:p>
          </table:table-cell>
          <table:table-cell table:style-name="ce1" office:value-type="float" office:value="31.37"/>
        </table:table-row>
        <table:table-row table:style-name="ro1">
          <table:table-cell table:style-name="ce1" office:value-type="float" office:value="2309508"/>
          <table:table-cell table:style-name="ce1" office:value-type="string">
            <text:p>Orós (CE)</text:p>
          </table:table-cell>
          <table:table-cell table:style-name="ce1" office:value-type="float" office:value="37.12"/>
        </table:table-row>
        <table:table-row table:style-name="ro1">
          <table:table-cell table:style-name="ce1" office:value-type="float" office:value="2309607"/>
          <table:table-cell table:style-name="ce1" office:value-type="string">
            <text:p>Pacajus (CE)</text:p>
          </table:table-cell>
          <table:table-cell table:style-name="ce1" office:value-type="float" office:value="243.00"/>
        </table:table-row>
        <table:table-row table:style-name="ro1">
          <table:table-cell table:style-name="ce1" office:value-type="float" office:value="2309706"/>
          <table:table-cell table:style-name="ce1" office:value-type="string">
            <text:p>Pacatuba (CE)</text:p>
          </table:table-cell>
          <table:table-cell table:style-name="ce1" office:value-type="float" office:value="498.35"/>
        </table:table-row>
        <table:table-row table:style-name="ro1">
          <table:table-cell table:style-name="ce1" office:value-type="float" office:value="2309805"/>
          <table:table-cell table:style-name="ce1" office:value-type="string">
            <text:p>Pacoti (CE)</text:p>
          </table:table-cell>
          <table:table-cell table:style-name="ce1" office:value-type="float" office:value="105.92"/>
        </table:table-row>
        <table:table-row table:style-name="ro1">
          <table:table-cell table:style-name="ce1" office:value-type="float" office:value="2309904"/>
          <table:table-cell table:style-name="ce1" office:value-type="string">
            <text:p>Pacujá (CE)</text:p>
          </table:table-cell>
          <table:table-cell table:style-name="ce1" office:value-type="float" office:value="78.63"/>
        </table:table-row>
        <table:table-row table:style-name="ro1">
          <table:table-cell table:style-name="ce1" office:value-type="float" office:value="2310001"/>
          <table:table-cell table:style-name="ce1" office:value-type="string">
            <text:p>Palhano (CE)</text:p>
          </table:table-cell>
          <table:table-cell table:style-name="ce1" office:value-type="float" office:value="20.13"/>
        </table:table-row>
        <table:table-row table:style-name="ro1">
          <table:table-cell table:style-name="ce1" office:value-type="float" office:value="2310100"/>
          <table:table-cell table:style-name="ce1" office:value-type="string">
            <text:p>Palmácia (CE)</text:p>
          </table:table-cell>
          <table:table-cell table:style-name="ce1" office:value-type="float" office:value="101.90"/>
        </table:table-row>
        <table:table-row table:style-name="ro1">
          <table:table-cell table:style-name="ce1" office:value-type="float" office:value="2310209"/>
          <table:table-cell table:style-name="ce1" office:value-type="string">
            <text:p>Paracuru (CE)</text:p>
          </table:table-cell>
          <table:table-cell table:style-name="ce1" office:value-type="float" office:value="106.80"/>
        </table:table-row>
        <table:table-row table:style-name="ro1">
          <table:table-cell table:style-name="ce1" office:value-type="float" office:value="2310258"/>
          <table:table-cell table:style-name="ce1" office:value-type="string">
            <text:p>Paraipaba (CE)</text:p>
          </table:table-cell>
          <table:table-cell table:style-name="ce1" office:value-type="float" office:value="99.83"/>
        </table:table-row>
        <table:table-row table:style-name="ro1">
          <table:table-cell table:style-name="ce1" office:value-type="float" office:value="2310308"/>
          <table:table-cell table:style-name="ce1" office:value-type="string">
            <text:p>Parambu (CE)</text:p>
          </table:table-cell>
          <table:table-cell table:style-name="ce1" office:value-type="float" office:value="13.54"/>
        </table:table-row>
        <table:table-row table:style-name="ro1">
          <table:table-cell table:style-name="ce1" office:value-type="float" office:value="2310407"/>
          <table:table-cell table:style-name="ce1" office:value-type="string">
            <text:p>Paramoti (CE)</text:p>
          </table:table-cell>
          <table:table-cell table:style-name="ce1" office:value-type="float" office:value="23.43"/>
        </table:table-row>
        <table:table-row table:style-name="ro1">
          <table:table-cell table:style-name="ce1" office:value-type="float" office:value="2310506"/>
          <table:table-cell table:style-name="ce1" office:value-type="string">
            <text:p>Pedra Branca (CE)</text:p>
          </table:table-cell>
          <table:table-cell table:style-name="ce1" office:value-type="float" office:value="32.14"/>
        </table:table-row>
        <table:table-row table:style-name="ro1">
          <table:table-cell table:style-name="ce1" office:value-type="float" office:value="2310605"/>
          <table:table-cell table:style-name="ce1" office:value-type="string">
            <text:p>Penaforte (CE)</text:p>
          </table:table-cell>
          <table:table-cell table:style-name="ce1" office:value-type="float" office:value="57.96"/>
        </table:table-row>
        <table:table-row table:style-name="ro1">
          <table:table-cell table:style-name="ce1" office:value-type="float" office:value="2310704"/>
          <table:table-cell table:style-name="ce1" office:value-type="string">
            <text:p>Pentecoste (CE)</text:p>
          </table:table-cell>
          <table:table-cell table:style-name="ce1" office:value-type="float" office:value="25.68"/>
        </table:table-row>
        <table:table-row table:style-name="ro1">
          <table:table-cell table:style-name="ce1" office:value-type="float" office:value="2310803"/>
          <table:table-cell table:style-name="ce1" office:value-type="string">
            <text:p>Pereiro (CE)</text:p>
          </table:table-cell>
          <table:table-cell table:style-name="ce1" office:value-type="float" office:value="37.24"/>
        </table:table-row>
        <table:table-row table:style-name="ro1">
          <table:table-cell table:style-name="ce1" office:value-type="float" office:value="2310852"/>
          <table:table-cell table:style-name="ce1" office:value-type="string">
            <text:p>Pindoretama (CE)</text:p>
          </table:table-cell>
          <table:table-cell table:style-name="ce1" office:value-type="float" office:value="256.06"/>
        </table:table-row>
        <table:table-row table:style-name="ro1">
          <table:table-cell table:style-name="ce1" office:value-type="float" office:value="2310902"/>
          <table:table-cell table:style-name="ce1" office:value-type="string">
            <text:p>Piquet Carneiro (CE)</text:p>
          </table:table-cell>
          <table:table-cell table:style-name="ce1" office:value-type="float" office:value="26.31"/>
        </table:table-row>
        <table:table-row table:style-name="ro1">
          <table:table-cell table:style-name="ce1" office:value-type="float" office:value="2310951"/>
          <table:table-cell table:style-name="ce1" office:value-type="string">
            <text:p>Pires Ferreira (CE)</text:p>
          </table:table-cell>
          <table:table-cell table:style-name="ce1" office:value-type="float" office:value="42.02"/>
        </table:table-row>
        <table:table-row table:style-name="ro1">
          <table:table-cell table:style-name="ce1" office:value-type="float" office:value="2311009"/>
          <table:table-cell table:style-name="ce1" office:value-type="string">
            <text:p>Poranga (CE)</text:p>
          </table:table-cell>
          <table:table-cell table:style-name="ce1" office:value-type="float" office:value="9.17"/>
        </table:table-row>
        <table:table-row table:style-name="ro1">
          <table:table-cell table:style-name="ce1" office:value-type="float" office:value="2311108"/>
          <table:table-cell table:style-name="ce1" office:value-type="string">
            <text:p>Porteiras (CE)</text:p>
          </table:table-cell>
          <table:table-cell table:style-name="ce1" office:value-type="float" office:value="69.22"/>
        </table:table-row>
        <table:table-row table:style-name="ro1">
          <table:table-cell table:style-name="ce1" office:value-type="float" office:value="2311207"/>
          <table:table-cell table:style-name="ce1" office:value-type="string">
            <text:p>Potengi (CE)</text:p>
          </table:table-cell>
          <table:table-cell table:style-name="ce1" office:value-type="float" office:value="30.34"/>
        </table:table-row>
        <table:table-row table:style-name="ro1">
          <table:table-cell table:style-name="ce1" office:value-type="float" office:value="2311231"/>
          <table:table-cell table:style-name="ce1" office:value-type="string">
            <text:p>Potiretama (CE)</text:p>
          </table:table-cell>
          <table:table-cell table:style-name="ce1" office:value-type="float" office:value="15.14"/>
        </table:table-row>
        <table:table-row table:style-name="ro1">
          <table:table-cell table:style-name="ce1" office:value-type="float" office:value="2311264"/>
          <table:table-cell table:style-name="ce1" office:value-type="string">
            <text:p>Quiterianópolis (CE)</text:p>
          </table:table-cell>
          <table:table-cell table:style-name="ce1" office:value-type="float" office:value="19.14"/>
        </table:table-row>
        <table:table-row table:style-name="ro1">
          <table:table-cell table:style-name="ce1" office:value-type="float" office:value="2311306"/>
          <table:table-cell table:style-name="ce1" office:value-type="string">
            <text:p>Quixadá (CE)</text:p>
          </table:table-cell>
          <table:table-cell table:style-name="ce1" office:value-type="float" office:value="39.91"/>
        </table:table-row>
        <table:table-row table:style-name="ro1">
          <table:table-cell table:style-name="ce1" office:value-type="float" office:value="2311355"/>
          <table:table-cell table:style-name="ce1" office:value-type="string">
            <text:p>Quixelô (CE)</text:p>
          </table:table-cell>
          <table:table-cell table:style-name="ce1" office:value-type="float" office:value="25.72"/>
        </table:table-row>
        <table:table-row table:style-name="ro1">
          <table:table-cell table:style-name="ce1" office:value-type="float" office:value="2311405"/>
          <table:table-cell table:style-name="ce1" office:value-type="string">
            <text:p>Quixeramobim (CE)</text:p>
          </table:table-cell>
          <table:table-cell table:style-name="ce1" office:value-type="float" office:value="21.59"/>
        </table:table-row>
        <table:table-row table:style-name="ro1">
          <table:table-cell table:style-name="ce1" office:value-type="float" office:value="2311504"/>
          <table:table-cell table:style-name="ce1" office:value-type="string">
            <text:p>Quixeré (CE)</text:p>
          </table:table-cell>
          <table:table-cell table:style-name="ce1" office:value-type="float" office:value="31.78"/>
        </table:table-row>
        <table:table-row table:style-name="ro1">
          <table:table-cell table:style-name="ce1" office:value-type="float" office:value="2311603"/>
          <table:table-cell table:style-name="ce1" office:value-type="string">
            <text:p>Redenção (CE)</text:p>
          </table:table-cell>
          <table:table-cell table:style-name="ce1" office:value-type="float" office:value="117.09"/>
        </table:table-row>
        <table:table-row table:style-name="ro1">
          <table:table-cell table:style-name="ce1" office:value-type="float" office:value="2311702"/>
          <table:table-cell table:style-name="ce1" office:value-type="string">
            <text:p>Reriutaba (CE)</text:p>
          </table:table-cell>
          <table:table-cell table:style-name="ce1" office:value-type="float" office:value="50.75"/>
        </table:table-row>
        <table:table-row table:style-name="ro1">
          <table:table-cell table:style-name="ce1" office:value-type="float" office:value="2311801"/>
          <table:table-cell table:style-name="ce1" office:value-type="string">
            <text:p>Russas (CE)</text:p>
          </table:table-cell>
          <table:table-cell table:style-name="ce1" office:value-type="float" office:value="43.88"/>
        </table:table-row>
        <table:table-row table:style-name="ro1">
          <table:table-cell table:style-name="ce1" office:value-type="float" office:value="2311900"/>
          <table:table-cell table:style-name="ce1" office:value-type="string">
            <text:p>Saboeiro (CE)</text:p>
          </table:table-cell>
          <table:table-cell table:style-name="ce1" office:value-type="float" office:value="11.39"/>
        </table:table-row>
        <table:table-row table:style-name="ro1">
          <table:table-cell table:style-name="ce1" office:value-type="float" office:value="2311959"/>
          <table:table-cell table:style-name="ce1" office:value-type="string">
            <text:p>Salitre (CE)</text:p>
          </table:table-cell>
          <table:table-cell table:style-name="ce1" office:value-type="float" office:value="19.21"/>
        </table:table-row>
        <table:table-row table:style-name="ro1">
          <table:table-cell table:style-name="ce1" office:value-type="float" office:value="2312007"/>
          <table:table-cell table:style-name="ce1" office:value-type="string">
            <text:p>Santana do Acaraú (CE)</text:p>
          </table:table-cell>
          <table:table-cell table:style-name="ce1" office:value-type="float" office:value="30.89"/>
        </table:table-row>
        <table:table-row table:style-name="ro1">
          <table:table-cell table:style-name="ce1" office:value-type="float" office:value="2312106"/>
          <table:table-cell table:style-name="ce1" office:value-type="string">
            <text:p>Santana do Cariri (CE)</text:p>
          </table:table-cell>
          <table:table-cell table:style-name="ce1" office:value-type="float" office:value="20.07"/>
        </table:table-row>
        <table:table-row table:style-name="ro1">
          <table:table-cell table:style-name="ce1" office:value-type="float" office:value="2312205"/>
          <table:table-cell table:style-name="ce1" office:value-type="string">
            <text:p>Santa Quitéria (CE)</text:p>
          </table:table-cell>
          <table:table-cell table:style-name="ce1" office:value-type="float" office:value="10.04"/>
        </table:table-row>
        <table:table-row table:style-name="ro1">
          <table:table-cell table:style-name="ce1" office:value-type="float" office:value="2312304"/>
          <table:table-cell table:style-name="ce1" office:value-type="string">
            <text:p>São Benedito (CE)</text:p>
          </table:table-cell>
          <table:table-cell table:style-name="ce1" office:value-type="float" office:value="130.61"/>
        </table:table-row>
        <table:table-row table:style-name="ro1">
          <table:table-cell table:style-name="ce1" office:value-type="float" office:value="2312403"/>
          <table:table-cell table:style-name="ce1" office:value-type="string">
            <text:p>São Gonçalo do Amarante (CE)</text:p>
          </table:table-cell>
          <table:table-cell table:style-name="ce1" office:value-type="float" office:value="52.34"/>
        </table:table-row>
        <table:table-row table:style-name="ro1">
          <table:table-cell table:style-name="ce1" office:value-type="float" office:value="2312502"/>
          <table:table-cell table:style-name="ce1" office:value-type="string">
            <text:p>São João do Jaguaribe (CE)</text:p>
          </table:table-cell>
          <table:table-cell table:style-name="ce1" office:value-type="float" office:value="28.17"/>
        </table:table-row>
        <table:table-row table:style-name="ro1">
          <table:table-cell table:style-name="ce1" office:value-type="float" office:value="2312601"/>
          <table:table-cell table:style-name="ce1" office:value-type="string">
            <text:p>São Luís do Curu (CE)</text:p>
          </table:table-cell>
          <table:table-cell table:style-name="ce1" office:value-type="float" office:value="100.74"/>
        </table:table-row>
        <table:table-row table:style-name="ro1">
          <table:table-cell table:style-name="ce1" office:value-type="float" office:value="2312700"/>
          <table:table-cell table:style-name="ce1" office:value-type="string">
            <text:p>Senador Pompeu (CE)</text:p>
          </table:table-cell>
          <table:table-cell table:style-name="ce1" office:value-type="float" office:value="27.68"/>
        </table:table-row>
        <table:table-row table:style-name="ro1">
          <table:table-cell table:style-name="ce1" office:value-type="float" office:value="2312809"/>
          <table:table-cell table:style-name="ce1" office:value-type="string">
            <text:p>Senador Sá (CE)</text:p>
          </table:table-cell>
          <table:table-cell table:style-name="ce1" office:value-type="float" office:value="16.16"/>
        </table:table-row>
        <table:table-row table:style-name="ro1">
          <table:table-cell table:style-name="ce1" office:value-type="float" office:value="2312908"/>
          <table:table-cell table:style-name="ce1" office:value-type="string">
            <text:p>Sobral (CE)</text:p>
          </table:table-cell>
          <table:table-cell table:style-name="ce1" office:value-type="float" office:value="88.67"/>
        </table:table-row>
        <table:table-row table:style-name="ro1">
          <table:table-cell table:style-name="ce1" office:value-type="float" office:value="2313005"/>
          <table:table-cell table:style-name="ce1" office:value-type="string">
            <text:p>Solonópole (CE)</text:p>
          </table:table-cell>
          <table:table-cell table:style-name="ce1" office:value-type="float" office:value="11.50"/>
        </table:table-row>
        <table:table-row table:style-name="ro1">
          <table:table-cell table:style-name="ce1" office:value-type="float" office:value="2313104"/>
          <table:table-cell table:style-name="ce1" office:value-type="string">
            <text:p>Tabuleiro do Norte (CE)</text:p>
          </table:table-cell>
          <table:table-cell table:style-name="ce1" office:value-type="float" office:value="33.89"/>
        </table:table-row>
        <table:table-row table:style-name="ro1">
          <table:table-cell table:style-name="ce1" office:value-type="float" office:value="2313203"/>
          <table:table-cell table:style-name="ce1" office:value-type="string">
            <text:p>Tamboril (CE)</text:p>
          </table:table-cell>
          <table:table-cell table:style-name="ce1" office:value-type="float" office:value="12.72"/>
        </table:table-row>
        <table:table-row table:style-name="ro1">
          <table:table-cell table:style-name="ce1" office:value-type="float" office:value="2313252"/>
          <table:table-cell table:style-name="ce1" office:value-type="string">
            <text:p>Tarrafas (CE)</text:p>
          </table:table-cell>
          <table:table-cell table:style-name="ce1" office:value-type="float" office:value="19.61"/>
        </table:table-row>
        <table:table-row table:style-name="ro1">
          <table:table-cell table:style-name="ce1" office:value-type="float" office:value="2313302"/>
          <table:table-cell table:style-name="ce1" office:value-type="string">
            <text:p>Tauá (CE)</text:p>
          </table:table-cell>
          <table:table-cell table:style-name="ce1" office:value-type="float" office:value="13.90"/>
        </table:table-row>
        <table:table-row table:style-name="ro1">
          <table:table-cell table:style-name="ce1" office:value-type="float" office:value="2313351"/>
          <table:table-cell table:style-name="ce1" office:value-type="string">
            <text:p>Tejuçuoca (CE)</text:p>
          </table:table-cell>
          <table:table-cell table:style-name="ce1" office:value-type="float" office:value="21.53"/>
        </table:table-row>
        <table:table-row table:style-name="ro1">
          <table:table-cell table:style-name="ce1" office:value-type="float" office:value="2313401"/>
          <table:table-cell table:style-name="ce1" office:value-type="string">
            <text:p>Tianguá (CE)</text:p>
          </table:table-cell>
          <table:table-cell table:style-name="ce1" office:value-type="float" office:value="75.80"/>
        </table:table-row>
        <table:table-row table:style-name="ro1">
          <table:table-cell table:style-name="ce1" office:value-type="float" office:value="2313500"/>
          <table:table-cell table:style-name="ce1" office:value-type="string">
            <text:p>Trairi (CE)</text:p>
          </table:table-cell>
          <table:table-cell table:style-name="ce1" office:value-type="float" office:value="55.55"/>
        </table:table-row>
        <table:table-row table:style-name="ro1">
          <table:table-cell table:style-name="ce1" office:value-type="float" office:value="2313559"/>
          <table:table-cell table:style-name="ce1" office:value-type="string">
            <text:p>Tururu (CE)</text:p>
          </table:table-cell>
          <table:table-cell table:style-name="ce1" office:value-type="float" office:value="71.23"/>
        </table:table-row>
        <table:table-row table:style-name="ro1">
          <table:table-cell table:style-name="ce1" office:value-type="float" office:value="2313609"/>
          <table:table-cell table:style-name="ce1" office:value-type="string">
            <text:p>Ubajara (CE)</text:p>
          </table:table-cell>
          <table:table-cell table:style-name="ce1" office:value-type="float" office:value="75.50"/>
        </table:table-row>
        <table:table-row table:style-name="ro1">
          <table:table-cell table:style-name="ce1" office:value-type="float" office:value="2313708"/>
          <table:table-cell table:style-name="ce1" office:value-type="string">
            <text:p>Umari (CE)</text:p>
          </table:table-cell>
          <table:table-cell table:style-name="ce1" office:value-type="float" office:value="28.59"/>
        </table:table-row>
        <table:table-row table:style-name="ro1">
          <table:table-cell table:style-name="ce1" office:value-type="float" office:value="2313757"/>
          <table:table-cell table:style-name="ce1" office:value-type="string">
            <text:p>Umirim (CE)</text:p>
          </table:table-cell>
          <table:table-cell table:style-name="ce1" office:value-type="float" office:value="59.35"/>
        </table:table-row>
        <table:table-row table:style-name="ro1">
          <table:table-cell table:style-name="ce1" office:value-type="float" office:value="2313807"/>
          <table:table-cell table:style-name="ce1" office:value-type="string">
            <text:p>Uruburetama (CE)</text:p>
          </table:table-cell>
          <table:table-cell table:style-name="ce1" office:value-type="float" office:value="183.75"/>
        </table:table-row>
        <table:table-row table:style-name="ro1">
          <table:table-cell table:style-name="ce1" office:value-type="float" office:value="2313906"/>
          <table:table-cell table:style-name="ce1" office:value-type="string">
            <text:p>Uruoca (CE)</text:p>
          </table:table-cell>
          <table:table-cell table:style-name="ce1" office:value-type="float" office:value="18.49"/>
        </table:table-row>
        <table:table-row table:style-name="ro1">
          <table:table-cell table:style-name="ce1" office:value-type="float" office:value="2313955"/>
          <table:table-cell table:style-name="ce1" office:value-type="string">
            <text:p>Varjota (CE)</text:p>
          </table:table-cell>
          <table:table-cell table:style-name="ce1" office:value-type="float" office:value="98.07"/>
        </table:table-row>
        <table:table-row table:style-name="ro1">
          <table:table-cell table:style-name="ce1" office:value-type="float" office:value="2314003"/>
          <table:table-cell table:style-name="ce1" office:value-type="string">
            <text:p>Várzea Alegre (CE)</text:p>
          </table:table-cell>
          <table:table-cell table:style-name="ce1" office:value-type="float" office:value="45.99"/>
        </table:table-row>
        <table:table-row table:style-name="ro1">
          <table:table-cell table:style-name="ce1" office:value-type="float" office:value="2314102"/>
          <table:table-cell table:style-name="ce1" office:value-type="string">
            <text:p>Viçosa do Ceará (CE)</text:p>
          </table:table-cell>
          <table:table-cell table:style-name="ce1" office:value-type="float" office:value="41.90"/>
        </table:table-row>
        <table:table-row table:style-name="ro1">
          <table:table-cell table:style-name="ce1" office:value-type="float" office:value="2400109"/>
          <table:table-cell table:style-name="ce1" office:value-type="string">
            <text:p>Acari (RN)</text:p>
          </table:table-cell>
          <table:table-cell table:style-name="ce1" office:value-type="float" office:value="18.13"/>
        </table:table-row>
        <table:table-row table:style-name="ro1">
          <table:table-cell table:style-name="ce1" office:value-type="float" office:value="2400208"/>
          <table:table-cell table:style-name="ce1" office:value-type="string">
            <text:p>Açu (RN)</text:p>
          </table:table-cell>
          <table:table-cell table:style-name="ce1" office:value-type="float" office:value="40.84"/>
        </table:table-row>
        <table:table-row table:style-name="ro1">
          <table:table-cell table:style-name="ce1" office:value-type="float" office:value="2400307"/>
          <table:table-cell table:style-name="ce1" office:value-type="string">
            <text:p>Afonso Bezerra (RN)</text:p>
          </table:table-cell>
          <table:table-cell table:style-name="ce1" office:value-type="float" office:value="18.82"/>
        </table:table-row>
        <table:table-row table:style-name="ro1">
          <table:table-cell table:style-name="ce1" office:value-type="float" office:value="2400406"/>
          <table:table-cell table:style-name="ce1" office:value-type="string">
            <text:p>Água Nova (RN)</text:p>
          </table:table-cell>
          <table:table-cell table:style-name="ce1" office:value-type="float" office:value="58.80"/>
        </table:table-row>
        <table:table-row table:style-name="ro1">
          <table:table-cell table:style-name="ce1" office:value-type="float" office:value="2400505"/>
          <table:table-cell table:style-name="ce1" office:value-type="string">
            <text:p>Alexandria (RN)</text:p>
          </table:table-cell>
          <table:table-cell table:style-name="ce1" office:value-type="float" office:value="35.43"/>
        </table:table-row>
        <table:table-row table:style-name="ro1">
          <table:table-cell table:style-name="ce1" office:value-type="float" office:value="2400604"/>
          <table:table-cell table:style-name="ce1" office:value-type="string">
            <text:p>Almino Afonso (RN)</text:p>
          </table:table-cell>
          <table:table-cell table:style-name="ce1" office:value-type="float" office:value="38.04"/>
        </table:table-row>
        <table:table-row table:style-name="ro1">
          <table:table-cell table:style-name="ce1" office:value-type="float" office:value="2400703"/>
          <table:table-cell table:style-name="ce1" office:value-type="string">
            <text:p>Alto do Rodrigues (RN)</text:p>
          </table:table-cell>
          <table:table-cell table:style-name="ce1" office:value-type="float" office:value="64.31"/>
        </table:table-row>
        <table:table-row table:style-name="ro1">
          <table:table-cell table:style-name="ce1" office:value-type="float" office:value="2400802"/>
          <table:table-cell table:style-name="ce1" office:value-type="string">
            <text:p>Angicos (RN)</text:p>
          </table:table-cell>
          <table:table-cell table:style-name="ce1" office:value-type="float" office:value="15.57"/>
        </table:table-row>
        <table:table-row table:style-name="ro1">
          <table:table-cell table:style-name="ce1" office:value-type="float" office:value="2400901"/>
          <table:table-cell table:style-name="ce1" office:value-type="string">
            <text:p>Antônio Martins (RN)</text:p>
          </table:table-cell>
          <table:table-cell table:style-name="ce1" office:value-type="float" office:value="28.24"/>
        </table:table-row>
        <table:table-row table:style-name="ro1">
          <table:table-cell table:style-name="ce1" office:value-type="float" office:value="2401008"/>
          <table:table-cell table:style-name="ce1" office:value-type="string">
            <text:p>Apodi (RN)</text:p>
          </table:table-cell>
          <table:table-cell table:style-name="ce1" office:value-type="float" office:value="21.69"/>
        </table:table-row>
        <table:table-row table:style-name="ro1">
          <table:table-cell table:style-name="ce1" office:value-type="float" office:value="2401107"/>
          <table:table-cell table:style-name="ce1" office:value-type="string">
            <text:p>Areia Branca (RN)</text:p>
          </table:table-cell>
          <table:table-cell table:style-name="ce1" office:value-type="float" office:value="70.79"/>
        </table:table-row>
        <table:table-row table:style-name="ro1">
          <table:table-cell table:style-name="ce1" office:value-type="float" office:value="2401206"/>
          <table:table-cell table:style-name="ce1" office:value-type="string">
            <text:p>Arês (RN)</text:p>
          </table:table-cell>
          <table:table-cell table:style-name="ce1" office:value-type="float" office:value="111.89"/>
        </table:table-row>
        <table:table-row table:style-name="ro1">
          <table:table-cell table:style-name="ce1" office:value-type="float" office:value="2401305"/>
          <table:table-cell table:style-name="ce1" office:value-type="string">
            <text:p>Augusto Severo (RN)</text:p>
          </table:table-cell>
          <table:table-cell table:style-name="ce1" office:value-type="float" office:value="10.36"/>
        </table:table-row>
        <table:table-row table:style-name="ro1">
          <table:table-cell table:style-name="ce1" office:value-type="float" office:value="2401404"/>
          <table:table-cell table:style-name="ce1" office:value-type="string">
            <text:p>Baía Formosa (RN)</text:p>
          </table:table-cell>
          <table:table-cell table:style-name="ce1" office:value-type="float" office:value="34.90"/>
        </table:table-row>
        <table:table-row table:style-name="ro1">
          <table:table-cell table:style-name="ce1" office:value-type="float" office:value="2401453"/>
          <table:table-cell table:style-name="ce1" office:value-type="string">
            <text:p>Baraúna (RN)</text:p>
          </table:table-cell>
          <table:table-cell table:style-name="ce1" office:value-type="float" office:value="29.29"/>
        </table:table-row>
        <table:table-row table:style-name="ro1">
          <table:table-cell table:style-name="ce1" office:value-type="float" office:value="2401503"/>
          <table:table-cell table:style-name="ce1" office:value-type="string">
            <text:p>Barcelona (RN)</text:p>
          </table:table-cell>
          <table:table-cell table:style-name="ce1" office:value-type="float" office:value="25.88"/>
        </table:table-row>
        <table:table-row table:style-name="ro1">
          <table:table-cell table:style-name="ce1" office:value-type="float" office:value="2401602"/>
          <table:table-cell table:style-name="ce1" office:value-type="string">
            <text:p>Bento Fernandes (RN)</text:p>
          </table:table-cell>
          <table:table-cell table:style-name="ce1" office:value-type="float" office:value="16.98"/>
        </table:table-row>
        <table:table-row table:style-name="ro1">
          <table:table-cell table:style-name="ce1" office:value-type="float" office:value="2401651"/>
          <table:table-cell table:style-name="ce1" office:value-type="string">
            <text:p>Bodó (RN)</text:p>
          </table:table-cell>
          <table:table-cell table:style-name="ce1" office:value-type="float" office:value="9.57"/>
        </table:table-row>
        <table:table-row table:style-name="ro1">
          <table:table-cell table:style-name="ce1" office:value-type="float" office:value="2401701"/>
          <table:table-cell table:style-name="ce1" office:value-type="string">
            <text:p>Bom Jesus (RN)</text:p>
          </table:table-cell>
          <table:table-cell table:style-name="ce1" office:value-type="float" office:value="77.35"/>
        </table:table-row>
        <table:table-row table:style-name="ro1">
          <table:table-cell table:style-name="ce1" office:value-type="float" office:value="2401800"/>
          <table:table-cell table:style-name="ce1" office:value-type="string">
            <text:p>Brejinho (RN)</text:p>
          </table:table-cell>
          <table:table-cell table:style-name="ce1" office:value-type="float" office:value="188.07"/>
        </table:table-row>
        <table:table-row table:style-name="ro1">
          <table:table-cell table:style-name="ce1" office:value-type="float" office:value="2401859"/>
          <table:table-cell table:style-name="ce1" office:value-type="string">
            <text:p>Caiçara do Norte (RN)</text:p>
          </table:table-cell>
          <table:table-cell table:style-name="ce1" office:value-type="float" office:value="31.74"/>
        </table:table-row>
        <table:table-row table:style-name="ro1">
          <table:table-cell table:style-name="ce1" office:value-type="float" office:value="2401909"/>
          <table:table-cell table:style-name="ce1" office:value-type="string">
            <text:p>Caiçara do Rio do Vento (RN)</text:p>
          </table:table-cell>
          <table:table-cell table:style-name="ce1" office:value-type="float" office:value="12.67"/>
        </table:table-row>
        <table:table-row table:style-name="ro1">
          <table:table-cell table:style-name="ce1" office:value-type="float" office:value="2402006"/>
          <table:table-cell table:style-name="ce1" office:value-type="string">
            <text:p>Caicó (RN)</text:p>
          </table:table-cell>
          <table:table-cell table:style-name="ce1" office:value-type="float" office:value="51.04"/>
        </table:table-row>
        <table:table-row table:style-name="ro1">
          <table:table-cell table:style-name="ce1" office:value-type="float" office:value="2402105"/>
          <table:table-cell table:style-name="ce1" office:value-type="string">
            <text:p>Campo Redondo (RN)</text:p>
          </table:table-cell>
          <table:table-cell table:style-name="ce1" office:value-type="float" office:value="48.03"/>
        </table:table-row>
        <table:table-row table:style-name="ro1">
          <table:table-cell table:style-name="ce1" office:value-type="float" office:value="2402204"/>
          <table:table-cell table:style-name="ce1" office:value-type="string">
            <text:p>Canguaretama (RN)</text:p>
          </table:table-cell>
          <table:table-cell table:style-name="ce1" office:value-type="float" office:value="125.98"/>
        </table:table-row>
        <table:table-row table:style-name="ro1">
          <table:table-cell table:style-name="ce1" office:value-type="float" office:value="2402303"/>
          <table:table-cell table:style-name="ce1" office:value-type="string">
            <text:p>Caraúbas (RN)</text:p>
          </table:table-cell>
          <table:table-cell table:style-name="ce1" office:value-type="float" office:value="17.88"/>
        </table:table-row>
        <table:table-row table:style-name="ro1">
          <table:table-cell table:style-name="ce1" office:value-type="float" office:value="2402402"/>
          <table:table-cell table:style-name="ce1" office:value-type="string">
            <text:p>Carnaúba dos Dantas (RN)</text:p>
          </table:table-cell>
          <table:table-cell table:style-name="ce1" office:value-type="float" office:value="30.24"/>
        </table:table-row>
        <table:table-row table:style-name="ro1">
          <table:table-cell table:style-name="ce1" office:value-type="float" office:value="2402501"/>
          <table:table-cell table:style-name="ce1" office:value-type="string">
            <text:p>Carnaubais (RN)</text:p>
          </table:table-cell>
          <table:table-cell table:style-name="ce1" office:value-type="float" office:value="17.99"/>
        </table:table-row>
        <table:table-row table:style-name="ro1">
          <table:table-cell table:style-name="ce1" office:value-type="float" office:value="2402600"/>
          <table:table-cell table:style-name="ce1" office:value-type="string">
            <text:p>Ceará-Mirim (RN)</text:p>
          </table:table-cell>
          <table:table-cell table:style-name="ce1" office:value-type="float" office:value="94.07"/>
        </table:table-row>
        <table:table-row table:style-name="ro1">
          <table:table-cell table:style-name="ce1" office:value-type="float" office:value="2402709"/>
          <table:table-cell table:style-name="ce1" office:value-type="string">
            <text:p>Cerro Corá (RN)</text:p>
          </table:table-cell>
          <table:table-cell table:style-name="ce1" office:value-type="float" office:value="27.74"/>
        </table:table-row>
        <table:table-row table:style-name="ro1">
          <table:table-cell table:style-name="ce1" office:value-type="float" office:value="2402808"/>
          <table:table-cell table:style-name="ce1" office:value-type="string">
            <text:p>Coronel Ezequiel (RN)</text:p>
          </table:table-cell>
          <table:table-cell table:style-name="ce1" office:value-type="float" office:value="29.10"/>
        </table:table-row>
        <table:table-row table:style-name="ro1">
          <table:table-cell table:style-name="ce1" office:value-type="float" office:value="2402907"/>
          <table:table-cell table:style-name="ce1" office:value-type="string">
            <text:p>Coronel João Pessoa (RN)</text:p>
          </table:table-cell>
          <table:table-cell table:style-name="ce1" office:value-type="float" office:value="40.74"/>
        </table:table-row>
        <table:table-row table:style-name="ro1">
          <table:table-cell table:style-name="ce1" office:value-type="float" office:value="2403004"/>
          <table:table-cell table:style-name="ce1" office:value-type="string">
            <text:p>Cruzeta (RN)</text:p>
          </table:table-cell>
          <table:table-cell table:style-name="ce1" office:value-type="float" office:value="26.93"/>
        </table:table-row>
        <table:table-row table:style-name="ro1">
          <table:table-cell table:style-name="ce1" office:value-type="float" office:value="2403103"/>
          <table:table-cell table:style-name="ce1" office:value-type="string">
            <text:p>Currais Novos (RN)</text:p>
          </table:table-cell>
          <table:table-cell table:style-name="ce1" office:value-type="float" office:value="49.35"/>
        </table:table-row>
        <table:table-row table:style-name="ro1">
          <table:table-cell table:style-name="ce1" office:value-type="float" office:value="2403202"/>
          <table:table-cell table:style-name="ce1" office:value-type="string">
            <text:p>Doutor Severiano (RN)</text:p>
          </table:table-cell>
          <table:table-cell table:style-name="ce1" office:value-type="float" office:value="59.96"/>
        </table:table-row>
        <table:table-row table:style-name="ro1">
          <table:table-cell table:style-name="ce1" office:value-type="float" office:value="2403251"/>
          <table:table-cell table:style-name="ce1" office:value-type="string">
            <text:p>Parnamirim (RN)</text:p>
          </table:table-cell>
          <table:table-cell table:style-name="ce1" office:value-type="float" office:value="1638.14"/>
        </table:table-row>
        <table:table-row table:style-name="ro1">
          <table:table-cell table:style-name="ce1" office:value-type="float" office:value="2403301"/>
          <table:table-cell table:style-name="ce1" office:value-type="string">
            <text:p>Encanto (RN)</text:p>
          </table:table-cell>
          <table:table-cell table:style-name="ce1" office:value-type="float" office:value="41.60"/>
        </table:table-row>
        <table:table-row table:style-name="ro1">
          <table:table-cell table:style-name="ce1" office:value-type="float" office:value="2403400"/>
          <table:table-cell table:style-name="ce1" office:value-type="string">
            <text:p>Equador (RN)</text:p>
          </table:table-cell>
          <table:table-cell table:style-name="ce1" office:value-type="float" office:value="21.97"/>
        </table:table-row>
        <table:table-row table:style-name="ro1">
          <table:table-cell table:style-name="ce1" office:value-type="float" office:value="2403509"/>
          <table:table-cell table:style-name="ce1" office:value-type="string">
            <text:p>Espírito Santo (RN)</text:p>
          </table:table-cell>
          <table:table-cell table:style-name="ce1" office:value-type="float" office:value="77.11"/>
        </table:table-row>
        <table:table-row table:style-name="ro1">
          <table:table-cell table:style-name="ce1" office:value-type="float" office:value="2403608"/>
          <table:table-cell table:style-name="ce1" office:value-type="string">
            <text:p>Extremoz (RN)</text:p>
          </table:table-cell>
          <table:table-cell table:style-name="ce1" office:value-type="float" office:value="176.03"/>
        </table:table-row>
        <table:table-row table:style-name="ro1">
          <table:table-cell table:style-name="ce1" office:value-type="float" office:value="2403707"/>
          <table:table-cell table:style-name="ce1" office:value-type="string">
            <text:p>Felipe Guerra (RN)</text:p>
          </table:table-cell>
          <table:table-cell table:style-name="ce1" office:value-type="float" office:value="21.35"/>
        </table:table-row>
        <table:table-row table:style-name="ro1">
          <table:table-cell table:style-name="ce1" office:value-type="float" office:value="2403756"/>
          <table:table-cell table:style-name="ce1" office:value-type="string">
            <text:p>Fernando Pedroza (RN)</text:p>
          </table:table-cell>
          <table:table-cell table:style-name="ce1" office:value-type="float" office:value="8.85"/>
        </table:table-row>
        <table:table-row table:style-name="ro1">
          <table:table-cell table:style-name="ce1" office:value-type="float" office:value="2403806"/>
          <table:table-cell table:style-name="ce1" office:value-type="string">
            <text:p>Florânia (RN)</text:p>
          </table:table-cell>
          <table:table-cell table:style-name="ce1" office:value-type="float" office:value="17.74"/>
        </table:table-row>
        <table:table-row table:style-name="ro1">
          <table:table-cell table:style-name="ce1" office:value-type="float" office:value="2403905"/>
          <table:table-cell table:style-name="ce1" office:value-type="string">
            <text:p>Francisco Dantas (RN)</text:p>
          </table:table-cell>
          <table:table-cell table:style-name="ce1" office:value-type="float" office:value="15.83"/>
        </table:table-row>
        <table:table-row table:style-name="ro1">
          <table:table-cell table:style-name="ce1" office:value-type="float" office:value="2404002"/>
          <table:table-cell table:style-name="ce1" office:value-type="string">
            <text:p>Frutuoso Gomes (RN)</text:p>
          </table:table-cell>
          <table:table-cell table:style-name="ce1" office:value-type="float" office:value="66.89"/>
        </table:table-row>
        <table:table-row table:style-name="ro1">
          <table:table-cell table:style-name="ce1" office:value-type="float" office:value="2404101"/>
          <table:table-cell table:style-name="ce1" office:value-type="string">
            <text:p>Galinhos (RN)</text:p>
          </table:table-cell>
          <table:table-cell table:style-name="ce1" office:value-type="float" office:value="6.31"/>
        </table:table-row>
        <table:table-row table:style-name="ro1">
          <table:table-cell table:style-name="ce1" office:value-type="float" office:value="2404200"/>
          <table:table-cell table:style-name="ce1" office:value-type="string">
            <text:p>Goianinha (RN)</text:p>
          </table:table-cell>
          <table:table-cell table:style-name="ce1" office:value-type="float" office:value="116.92"/>
        </table:table-row>
        <table:table-row table:style-name="ro1">
          <table:table-cell table:style-name="ce1" office:value-type="float" office:value="2404309"/>
          <table:table-cell table:style-name="ce1" office:value-type="string">
            <text:p>Governador Dix-Sept Rosado (RN)</text:p>
          </table:table-cell>
          <table:table-cell table:style-name="ce1" office:value-type="float" office:value="10.96"/>
        </table:table-row>
        <table:table-row table:style-name="ro1">
          <table:table-cell table:style-name="ce1" office:value-type="float" office:value="2404408"/>
          <table:table-cell table:style-name="ce1" office:value-type="string">
            <text:p>Grossos (RN)</text:p>
          </table:table-cell>
          <table:table-cell table:style-name="ce1" office:value-type="float" office:value="74.28"/>
        </table:table-row>
        <table:table-row table:style-name="ro1">
          <table:table-cell table:style-name="ce1" office:value-type="float" office:value="2404507"/>
          <table:table-cell table:style-name="ce1" office:value-type="string">
            <text:p>Guamaré (RN)</text:p>
          </table:table-cell>
          <table:table-cell table:style-name="ce1" office:value-type="float" office:value="47.90"/>
        </table:table-row>
        <table:table-row table:style-name="ro1">
          <table:table-cell table:style-name="ce1" office:value-type="float" office:value="2404606"/>
          <table:table-cell table:style-name="ce1" office:value-type="string">
            <text:p>Ielmo Marinho (RN)</text:p>
          </table:table-cell>
          <table:table-cell table:style-name="ce1" office:value-type="float" office:value="39.01"/>
        </table:table-row>
        <table:table-row table:style-name="ro1">
          <table:table-cell table:style-name="ce1" office:value-type="float" office:value="2404705"/>
          <table:table-cell table:style-name="ce1" office:value-type="string">
            <text:p>Ipanguaçu (RN)</text:p>
          </table:table-cell>
          <table:table-cell table:style-name="ce1" office:value-type="float" office:value="37.02"/>
        </table:table-row>
        <table:table-row table:style-name="ro1">
          <table:table-cell table:style-name="ce1" office:value-type="float" office:value="2404804"/>
          <table:table-cell table:style-name="ce1" office:value-type="string">
            <text:p>Ipueira (RN)</text:p>
          </table:table-cell>
          <table:table-cell table:style-name="ce1" office:value-type="float" office:value="16.31"/>
        </table:table-row>
        <table:table-row table:style-name="ro1">
          <table:table-cell table:style-name="ce1" office:value-type="float" office:value="2404853"/>
          <table:table-cell table:style-name="ce1" office:value-type="string">
            <text:p>Itajá (RN)</text:p>
          </table:table-cell>
          <table:table-cell table:style-name="ce1" office:value-type="float" office:value="34.04"/>
        </table:table-row>
        <table:table-row table:style-name="ro1">
          <table:table-cell table:style-name="ce1" office:value-type="float" office:value="2404903"/>
          <table:table-cell table:style-name="ce1" office:value-type="string">
            <text:p>Itaú (RN)</text:p>
          </table:table-cell>
          <table:table-cell table:style-name="ce1" office:value-type="float" office:value="41.83"/>
        </table:table-row>
        <table:table-row table:style-name="ro1">
          <table:table-cell table:style-name="ce1" office:value-type="float" office:value="2405009"/>
          <table:table-cell table:style-name="ce1" office:value-type="string">
            <text:p>Jaçanã (RN)</text:p>
          </table:table-cell>
          <table:table-cell table:style-name="ce1" office:value-type="float" office:value="145.25"/>
        </table:table-row>
        <table:table-row table:style-name="ro1">
          <table:table-cell table:style-name="ce1" office:value-type="float" office:value="2405108"/>
          <table:table-cell table:style-name="ce1" office:value-type="string">
            <text:p>Jandaíra (RN)</text:p>
          </table:table-cell>
          <table:table-cell table:style-name="ce1" office:value-type="float" office:value="15.60"/>
        </table:table-row>
        <table:table-row table:style-name="ro1">
          <table:table-cell table:style-name="ce1" office:value-type="float" office:value="2405207"/>
          <table:table-cell table:style-name="ce1" office:value-type="string">
            <text:p>Janduís (RN)</text:p>
          </table:table-cell>
          <table:table-cell table:style-name="ce1" office:value-type="float" office:value="17.53"/>
        </table:table-row>
        <table:table-row table:style-name="ro1">
          <table:table-cell table:style-name="ce1" office:value-type="float" office:value="2405306"/>
          <table:table-cell table:style-name="ce1" office:value-type="string">
            <text:p>Januário Cicco (RN)</text:p>
          </table:table-cell>
          <table:table-cell table:style-name="ce1" office:value-type="float" office:value="48.13"/>
        </table:table-row>
        <table:table-row table:style-name="ro1">
          <table:table-cell table:style-name="ce1" office:value-type="float" office:value="2405405"/>
          <table:table-cell table:style-name="ce1" office:value-type="string">
            <text:p>Japi (RN)</text:p>
          </table:table-cell>
          <table:table-cell table:style-name="ce1" office:value-type="float" office:value="29.22"/>
        </table:table-row>
        <table:table-row table:style-name="ro1">
          <table:table-cell table:style-name="ce1" office:value-type="float" office:value="2405504"/>
          <table:table-cell table:style-name="ce1" office:value-type="string">
            <text:p>Jardim de Angicos (RN)</text:p>
          </table:table-cell>
          <table:table-cell table:style-name="ce1" office:value-type="float" office:value="10.26"/>
        </table:table-row>
        <table:table-row table:style-name="ro1">
          <table:table-cell table:style-name="ce1" office:value-type="float" office:value="2405603"/>
          <table:table-cell table:style-name="ce1" office:value-type="string">
            <text:p>Jardim de Piranhas (RN)</text:p>
          </table:table-cell>
          <table:table-cell table:style-name="ce1" office:value-type="float" office:value="40.86"/>
        </table:table-row>
        <table:table-row table:style-name="ro1">
          <table:table-cell table:style-name="ce1" office:value-type="float" office:value="2405702"/>
          <table:table-cell table:style-name="ce1" office:value-type="string">
            <text:p>Jardim do Seridó (RN)</text:p>
          </table:table-cell>
          <table:table-cell table:style-name="ce1" office:value-type="float" office:value="32.86"/>
        </table:table-row>
        <table:table-row table:style-name="ro1">
          <table:table-cell table:style-name="ce1" office:value-type="float" office:value="2405801"/>
          <table:table-cell table:style-name="ce1" office:value-type="string">
            <text:p>João Câmara (RN)</text:p>
          </table:table-cell>
          <table:table-cell table:style-name="ce1" office:value-type="float" office:value="45.08"/>
        </table:table-row>
        <table:table-row table:style-name="ro1">
          <table:table-cell table:style-name="ce1" office:value-type="float" office:value="2405900"/>
          <table:table-cell table:style-name="ce1" office:value-type="string">
            <text:p>João Dias (RN)</text:p>
          </table:table-cell>
          <table:table-cell table:style-name="ce1" office:value-type="float" office:value="29.50"/>
        </table:table-row>
        <table:table-row table:style-name="ro1">
          <table:table-cell table:style-name="ce1" office:value-type="float" office:value="2406007"/>
          <table:table-cell table:style-name="ce1" office:value-type="string">
            <text:p>José da Penha (RN)</text:p>
          </table:table-cell>
          <table:table-cell table:style-name="ce1" office:value-type="float" office:value="49.88"/>
        </table:table-row>
        <table:table-row table:style-name="ro1">
          <table:table-cell table:style-name="ce1" office:value-type="float" office:value="2406106"/>
          <table:table-cell table:style-name="ce1" office:value-type="string">
            <text:p>Jucurutu (RN)</text:p>
          </table:table-cell>
          <table:table-cell table:style-name="ce1" office:value-type="float" office:value="18.95"/>
        </table:table-row>
        <table:table-row table:style-name="ro1">
          <table:table-cell table:style-name="ce1" office:value-type="float" office:value="2406155"/>
          <table:table-cell table:style-name="ce1" office:value-type="string">
            <text:p>Jundiá (RN)</text:p>
          </table:table-cell>
          <table:table-cell table:style-name="ce1" office:value-type="float" office:value="80.24"/>
        </table:table-row>
        <table:table-row table:style-name="ro1">
          <table:table-cell table:style-name="ce1" office:value-type="float" office:value="2406205"/>
          <table:table-cell table:style-name="ce1" office:value-type="string">
            <text:p>Lagoa d'Anta (RN)</text:p>
          </table:table-cell>
          <table:table-cell table:style-name="ce1" office:value-type="float" office:value="58.94"/>
        </table:table-row>
        <table:table-row table:style-name="ro1">
          <table:table-cell table:style-name="ce1" office:value-type="float" office:value="2406304"/>
          <table:table-cell table:style-name="ce1" office:value-type="string">
            <text:p>Lagoa de Pedras (RN)</text:p>
          </table:table-cell>
          <table:table-cell table:style-name="ce1" office:value-type="float" office:value="59.40"/>
        </table:table-row>
        <table:table-row table:style-name="ro1">
          <table:table-cell table:style-name="ce1" office:value-type="float" office:value="2406403"/>
          <table:table-cell table:style-name="ce1" office:value-type="string">
            <text:p>Lagoa de Velhos (RN)</text:p>
          </table:table-cell>
          <table:table-cell table:style-name="ce1" office:value-type="float" office:value="23.64"/>
        </table:table-row>
        <table:table-row table:style-name="ro1">
          <table:table-cell table:style-name="ce1" office:value-type="float" office:value="2406502"/>
          <table:table-cell table:style-name="ce1" office:value-type="string">
            <text:p>Lagoa Nova (RN)</text:p>
          </table:table-cell>
          <table:table-cell table:style-name="ce1" office:value-type="float" office:value="79.31"/>
        </table:table-row>
        <table:table-row table:style-name="ro1">
          <table:table-cell table:style-name="ce1" office:value-type="float" office:value="2406601"/>
          <table:table-cell table:style-name="ce1" office:value-type="string">
            <text:p>Lagoa Salgada (RN)</text:p>
          </table:table-cell>
          <table:table-cell table:style-name="ce1" office:value-type="float" office:value="95.37"/>
        </table:table-row>
        <table:table-row table:style-name="ro1">
          <table:table-cell table:style-name="ce1" office:value-type="float" office:value="2406700"/>
          <table:table-cell table:style-name="ce1" office:value-type="string">
            <text:p>Lajes (RN)</text:p>
          </table:table-cell>
          <table:table-cell table:style-name="ce1" office:value-type="float" office:value="15.34"/>
        </table:table-row>
        <table:table-row table:style-name="ro1">
          <table:table-cell table:style-name="ce1" office:value-type="float" office:value="2406809"/>
          <table:table-cell table:style-name="ce1" office:value-type="string">
            <text:p>Lajes Pintadas (RN)</text:p>
          </table:table-cell>
          <table:table-cell table:style-name="ce1" office:value-type="float" office:value="35.42"/>
        </table:table-row>
        <table:table-row table:style-name="ro1">
          <table:table-cell table:style-name="ce1" office:value-type="float" office:value="2406908"/>
          <table:table-cell table:style-name="ce1" office:value-type="string">
            <text:p>Lucrécia (RN)</text:p>
          </table:table-cell>
          <table:table-cell table:style-name="ce1" office:value-type="float" office:value="117.45"/>
        </table:table-row>
        <table:table-row table:style-name="ro1">
          <table:table-cell table:style-name="ce1" office:value-type="float" office:value="2407005"/>
          <table:table-cell table:style-name="ce1" office:value-type="string">
            <text:p>Luís Gomes (RN)</text:p>
          </table:table-cell>
          <table:table-cell table:style-name="ce1" office:value-type="float" office:value="57.67"/>
        </table:table-row>
        <table:table-row table:style-name="ro1">
          <table:table-cell table:style-name="ce1" office:value-type="float" office:value="2407104"/>
          <table:table-cell table:style-name="ce1" office:value-type="string">
            <text:p>Macaíba (RN)</text:p>
          </table:table-cell>
          <table:table-cell table:style-name="ce1" office:value-type="float" office:value="136.01"/>
        </table:table-row>
        <table:table-row table:style-name="ro1">
          <table:table-cell table:style-name="ce1" office:value-type="float" office:value="2407203"/>
          <table:table-cell table:style-name="ce1" office:value-type="string">
            <text:p>Macau (RN)</text:p>
          </table:table-cell>
          <table:table-cell table:style-name="ce1" office:value-type="float" office:value="36.74"/>
        </table:table-row>
        <table:table-row table:style-name="ro1">
          <table:table-cell table:style-name="ce1" office:value-type="float" office:value="2407252"/>
          <table:table-cell table:style-name="ce1" office:value-type="string">
            <text:p>Major Sales (RN)</text:p>
          </table:table-cell>
          <table:table-cell table:style-name="ce1" office:value-type="float" office:value="110.60"/>
        </table:table-row>
        <table:table-row table:style-name="ro1">
          <table:table-cell table:style-name="ce1" office:value-type="float" office:value="2407302"/>
          <table:table-cell table:style-name="ce1" office:value-type="string">
            <text:p>Marcelino Vieira (RN)</text:p>
          </table:table-cell>
          <table:table-cell table:style-name="ce1" office:value-type="float" office:value="23.91"/>
        </table:table-row>
        <table:table-row table:style-name="ro1">
          <table:table-cell table:style-name="ce1" office:value-type="float" office:value="2407401"/>
          <table:table-cell table:style-name="ce1" office:value-type="string">
            <text:p>Martins (RN)</text:p>
          </table:table-cell>
          <table:table-cell table:style-name="ce1" office:value-type="float" office:value="48.49"/>
        </table:table-row>
        <table:table-row table:style-name="ro1">
          <table:table-cell table:style-name="ce1" office:value-type="float" office:value="2407500"/>
          <table:table-cell table:style-name="ce1" office:value-type="string">
            <text:p>Maxaranguape (RN)</text:p>
          </table:table-cell>
          <table:table-cell table:style-name="ce1" office:value-type="float" office:value="79.51"/>
        </table:table-row>
        <table:table-row table:style-name="ro1">
          <table:table-cell table:style-name="ce1" office:value-type="float" office:value="2407609"/>
          <table:table-cell table:style-name="ce1" office:value-type="string">
            <text:p>Messias Targino (RN)</text:p>
          </table:table-cell>
          <table:table-cell table:style-name="ce1" office:value-type="float" office:value="31.00"/>
        </table:table-row>
        <table:table-row table:style-name="ro1">
          <table:table-cell table:style-name="ce1" office:value-type="float" office:value="2407708"/>
          <table:table-cell table:style-name="ce1" office:value-type="string">
            <text:p>Montanhas (RN)</text:p>
          </table:table-cell>
          <table:table-cell table:style-name="ce1" office:value-type="float" office:value="138.82"/>
        </table:table-row>
        <table:table-row table:style-name="ro1">
          <table:table-cell table:style-name="ce1" office:value-type="float" office:value="2407807"/>
          <table:table-cell table:style-name="ce1" office:value-type="string">
            <text:p>Monte Alegre (RN)</text:p>
          </table:table-cell>
          <table:table-cell table:style-name="ce1" office:value-type="float" office:value="97.87"/>
        </table:table-row>
        <table:table-row table:style-name="ro1">
          <table:table-cell table:style-name="ce1" office:value-type="float" office:value="2407906"/>
          <table:table-cell table:style-name="ce1" office:value-type="string">
            <text:p>Monte das Gameleiras (RN)</text:p>
          </table:table-cell>
          <table:table-cell table:style-name="ce1" office:value-type="float" office:value="31.43"/>
        </table:table-row>
        <table:table-row table:style-name="ro1">
          <table:table-cell table:style-name="ce1" office:value-type="float" office:value="2408003"/>
          <table:table-cell table:style-name="ce1" office:value-type="string">
            <text:p>Mossoró (RN)</text:p>
          </table:table-cell>
          <table:table-cell table:style-name="ce1" office:value-type="float" office:value="123.76"/>
        </table:table-row>
        <table:table-row table:style-name="ro1">
          <table:table-cell table:style-name="ce1" office:value-type="float" office:value="2408102"/>
          <table:table-cell table:style-name="ce1" office:value-type="string">
            <text:p>Natal (RN)</text:p>
          </table:table-cell>
          <table:table-cell table:style-name="ce1" office:value-type="float" office:value="4808.20"/>
        </table:table-row>
        <table:table-row table:style-name="ro1">
          <table:table-cell table:style-name="ce1" office:value-type="float" office:value="2408201"/>
          <table:table-cell table:style-name="ce1" office:value-type="string">
            <text:p>Nísia Floresta (RN)</text:p>
          </table:table-cell>
          <table:table-cell table:style-name="ce1" office:value-type="float" office:value="77.26"/>
        </table:table-row>
        <table:table-row table:style-name="ro1">
          <table:table-cell table:style-name="ce1" office:value-type="float" office:value="2408300"/>
          <table:table-cell table:style-name="ce1" office:value-type="string">
            <text:p>Nova Cruz (RN)</text:p>
          </table:table-cell>
          <table:table-cell table:style-name="ce1" office:value-type="float" office:value="127.82"/>
        </table:table-row>
        <table:table-row table:style-name="ro1">
          <table:table-cell table:style-name="ce1" office:value-type="float" office:value="2408409"/>
          <table:table-cell table:style-name="ce1" office:value-type="string">
            <text:p>Olho d'Água do Borges (RN)</text:p>
          </table:table-cell>
          <table:table-cell table:style-name="ce1" office:value-type="float" office:value="30.42"/>
        </table:table-row>
        <table:table-row table:style-name="ro1">
          <table:table-cell table:style-name="ce1" office:value-type="float" office:value="2408508"/>
          <table:table-cell table:style-name="ce1" office:value-type="string">
            <text:p>Ouro Branco (RN)</text:p>
          </table:table-cell>
          <table:table-cell table:style-name="ce1" office:value-type="float" office:value="18.55"/>
        </table:table-row>
        <table:table-row table:style-name="ro1">
          <table:table-cell table:style-name="ce1" office:value-type="float" office:value="2408607"/>
          <table:table-cell table:style-name="ce1" office:value-type="string">
            <text:p>Paraná (RN)</text:p>
          </table:table-cell>
          <table:table-cell table:style-name="ce1" office:value-type="float" office:value="48.56"/>
        </table:table-row>
        <table:table-row table:style-name="ro1">
          <table:table-cell table:style-name="ce1" office:value-type="float" office:value="2408706"/>
          <table:table-cell table:style-name="ce1" office:value-type="string">
            <text:p>Paraú (RN)</text:p>
          </table:table-cell>
          <table:table-cell table:style-name="ce1" office:value-type="float" office:value="10.07"/>
        </table:table-row>
        <table:table-row table:style-name="ro1">
          <table:table-cell table:style-name="ce1" office:value-type="float" office:value="2408805"/>
          <table:table-cell table:style-name="ce1" office:value-type="string">
            <text:p>Parazinho (RN)</text:p>
          </table:table-cell>
          <table:table-cell table:style-name="ce1" office:value-type="float" office:value="17.64"/>
        </table:table-row>
        <table:table-row table:style-name="ro1">
          <table:table-cell table:style-name="ce1" office:value-type="float" office:value="2408904"/>
          <table:table-cell table:style-name="ce1" office:value-type="string">
            <text:p>Parelhas (RN)</text:p>
          </table:table-cell>
          <table:table-cell table:style-name="ce1" office:value-type="float" office:value="39.67"/>
        </table:table-row>
        <table:table-row table:style-name="ro1">
          <table:table-cell table:style-name="ce1" office:value-type="float" office:value="2408953"/>
          <table:table-cell table:style-name="ce1" office:value-type="string">
            <text:p>Rio do Fogo (RN)</text:p>
          </table:table-cell>
          <table:table-cell table:style-name="ce1" office:value-type="float" office:value="66.94"/>
        </table:table-row>
        <table:table-row table:style-name="ro1">
          <table:table-cell table:style-name="ce1" office:value-type="float" office:value="2409100"/>
          <table:table-cell table:style-name="ce1" office:value-type="string">
            <text:p>Passa e Fica (RN)</text:p>
          </table:table-cell>
          <table:table-cell table:style-name="ce1" office:value-type="float" office:value="263.43"/>
        </table:table-row>
        <table:table-row table:style-name="ro1">
          <table:table-cell table:style-name="ce1" office:value-type="float" office:value="2409209"/>
          <table:table-cell table:style-name="ce1" office:value-type="string">
            <text:p>Passagem (RN)</text:p>
          </table:table-cell>
          <table:table-cell table:style-name="ce1" office:value-type="float" office:value="70.24"/>
        </table:table-row>
        <table:table-row table:style-name="ro1">
          <table:table-cell table:style-name="ce1" office:value-type="float" office:value="2409308"/>
          <table:table-cell table:style-name="ce1" office:value-type="string">
            <text:p>Patu (RN)</text:p>
          </table:table-cell>
          <table:table-cell table:style-name="ce1" office:value-type="float" office:value="37.49"/>
        </table:table-row>
        <table:table-row table:style-name="ro1">
          <table:table-cell table:style-name="ce1" office:value-type="float" office:value="2409332"/>
          <table:table-cell table:style-name="ce1" office:value-type="string">
            <text:p>Santa Maria (RN)</text:p>
          </table:table-cell>
          <table:table-cell table:style-name="ce1" office:value-type="float" office:value="21.69"/>
        </table:table-row>
        <table:table-row table:style-name="ro1">
          <table:table-cell table:style-name="ce1" office:value-type="float" office:value="2409407"/>
          <table:table-cell table:style-name="ce1" office:value-type="string">
            <text:p>Pau dos Ferros (RN)</text:p>
          </table:table-cell>
          <table:table-cell table:style-name="ce1" office:value-type="float" office:value="106.73"/>
        </table:table-row>
        <table:table-row table:style-name="ro1">
          <table:table-cell table:style-name="ce1" office:value-type="float" office:value="2409506"/>
          <table:table-cell table:style-name="ce1" office:value-type="string">
            <text:p>Pedra Grande (RN)</text:p>
          </table:table-cell>
          <table:table-cell table:style-name="ce1" office:value-type="float" office:value="15.90"/>
        </table:table-row>
        <table:table-row table:style-name="ro1">
          <table:table-cell table:style-name="ce1" office:value-type="float" office:value="2409605"/>
          <table:table-cell table:style-name="ce1" office:value-type="string">
            <text:p>Pedra Preta (RN)</text:p>
          </table:table-cell>
          <table:table-cell table:style-name="ce1" office:value-type="float" office:value="8.78"/>
        </table:table-row>
        <table:table-row table:style-name="ro1">
          <table:table-cell table:style-name="ce1" office:value-type="float" office:value="2409704"/>
          <table:table-cell table:style-name="ce1" office:value-type="string">
            <text:p>Pedro Avelino (RN)</text:p>
          </table:table-cell>
          <table:table-cell table:style-name="ce1" office:value-type="float" office:value="7.53"/>
        </table:table-row>
        <table:table-row table:style-name="ro1">
          <table:table-cell table:style-name="ce1" office:value-type="float" office:value="2409803"/>
          <table:table-cell table:style-name="ce1" office:value-type="string">
            <text:p>Pedro Velho (RN)</text:p>
          </table:table-cell>
          <table:table-cell table:style-name="ce1" office:value-type="float" office:value="73.24"/>
        </table:table-row>
        <table:table-row table:style-name="ro1">
          <table:table-cell table:style-name="ce1" office:value-type="float" office:value="2409902"/>
          <table:table-cell table:style-name="ce1" office:value-type="string">
            <text:p>Pendências (RN)</text:p>
          </table:table-cell>
          <table:table-cell table:style-name="ce1" office:value-type="float" office:value="32.05"/>
        </table:table-row>
        <table:table-row table:style-name="ro1">
          <table:table-cell table:style-name="ce1" office:value-type="float" office:value="2410009"/>
          <table:table-cell table:style-name="ce1" office:value-type="string">
            <text:p>Pilões (RN)</text:p>
          </table:table-cell>
          <table:table-cell table:style-name="ce1" office:value-type="float" office:value="41.76"/>
        </table:table-row>
        <table:table-row table:style-name="ro1">
          <table:table-cell table:style-name="ce1" office:value-type="float" office:value="2410108"/>
          <table:table-cell table:style-name="ce1" office:value-type="string">
            <text:p>Poço Branco (RN)</text:p>
          </table:table-cell>
          <table:table-cell table:style-name="ce1" office:value-type="float" office:value="60.54"/>
        </table:table-row>
        <table:table-row table:style-name="ro1">
          <table:table-cell table:style-name="ce1" office:value-type="float" office:value="2410207"/>
          <table:table-cell table:style-name="ce1" office:value-type="string">
            <text:p>Portalegre (RN)</text:p>
          </table:table-cell>
          <table:table-cell table:style-name="ce1" office:value-type="float" office:value="66.51"/>
        </table:table-row>
        <table:table-row table:style-name="ro1">
          <table:table-cell table:style-name="ce1" office:value-type="float" office:value="2410256"/>
          <table:table-cell table:style-name="ce1" office:value-type="string">
            <text:p>Porto do Mangue (RN)</text:p>
          </table:table-cell>
          <table:table-cell table:style-name="ce1" office:value-type="float" office:value="16.36"/>
        </table:table-row>
        <table:table-row table:style-name="ro1">
          <table:table-cell table:style-name="ce1" office:value-type="float" office:value="2410306"/>
          <table:table-cell table:style-name="ce1" office:value-type="string">
            <text:p>Serra Caiada (RN)</text:p>
          </table:table-cell>
          <table:table-cell table:style-name="ce1" office:value-type="float" office:value="52.40"/>
        </table:table-row>
        <table:table-row table:style-name="ro1">
          <table:table-cell table:style-name="ce1" office:value-type="float" office:value="2410405"/>
          <table:table-cell table:style-name="ce1" office:value-type="string">
            <text:p>Pureza (RN)</text:p>
          </table:table-cell>
          <table:table-cell table:style-name="ce1" office:value-type="float" office:value="16.70"/>
        </table:table-row>
        <table:table-row table:style-name="ro1">
          <table:table-cell table:style-name="ce1" office:value-type="float" office:value="2410504"/>
          <table:table-cell table:style-name="ce1" office:value-type="string">
            <text:p>Rafael Fernandes (RN)</text:p>
          </table:table-cell>
          <table:table-cell table:style-name="ce1" office:value-type="float" office:value="59.98"/>
        </table:table-row>
        <table:table-row table:style-name="ro1">
          <table:table-cell table:style-name="ce1" office:value-type="float" office:value="2410603"/>
          <table:table-cell table:style-name="ce1" office:value-type="string">
            <text:p>Rafael Godeiro (RN)</text:p>
          </table:table-cell>
          <table:table-cell table:style-name="ce1" office:value-type="float" office:value="30.61"/>
        </table:table-row>
        <table:table-row table:style-name="ro1">
          <table:table-cell table:style-name="ce1" office:value-type="float" office:value="2410702"/>
          <table:table-cell table:style-name="ce1" office:value-type="string">
            <text:p>Riacho da Cruz (RN)</text:p>
          </table:table-cell>
          <table:table-cell table:style-name="ce1" office:value-type="float" office:value="24.88"/>
        </table:table-row>
        <table:table-row table:style-name="ro1">
          <table:table-cell table:style-name="ce1" office:value-type="float" office:value="2410801"/>
          <table:table-cell table:style-name="ce1" office:value-type="string">
            <text:p>Riacho de Santana (RN)</text:p>
          </table:table-cell>
          <table:table-cell table:style-name="ce1" office:value-type="float" office:value="32.44"/>
        </table:table-row>
        <table:table-row table:style-name="ro1">
          <table:table-cell table:style-name="ce1" office:value-type="float" office:value="2410900"/>
          <table:table-cell table:style-name="ce1" office:value-type="string">
            <text:p>Riachuelo (RN)</text:p>
          </table:table-cell>
          <table:table-cell table:style-name="ce1" office:value-type="float" office:value="26.88"/>
        </table:table-row>
        <table:table-row table:style-name="ro1">
          <table:table-cell table:style-name="ce1" office:value-type="float" office:value="2411007"/>
          <table:table-cell table:style-name="ce1" office:value-type="string">
            <text:p>Rodolfo Fernandes (RN)</text:p>
          </table:table-cell>
          <table:table-cell table:style-name="ce1" office:value-type="float" office:value="28.53"/>
        </table:table-row>
        <table:table-row table:style-name="ro1">
          <table:table-cell table:style-name="ce1" office:value-type="float" office:value="2411056"/>
          <table:table-cell table:style-name="ce1" office:value-type="string">
            <text:p>Tibau (RN)</text:p>
          </table:table-cell>
          <table:table-cell table:style-name="ce1" office:value-type="float" office:value="21.79"/>
        </table:table-row>
        <table:table-row table:style-name="ro1">
          <table:table-cell table:style-name="ce1" office:value-type="float" office:value="2411106"/>
          <table:table-cell table:style-name="ce1" office:value-type="string">
            <text:p>Ruy Barbosa (RN)</text:p>
          </table:table-cell>
          <table:table-cell table:style-name="ce1" office:value-type="float" office:value="28.58"/>
        </table:table-row>
        <table:table-row table:style-name="ro1">
          <table:table-cell table:style-name="ce1" office:value-type="float" office:value="2411205"/>
          <table:table-cell table:style-name="ce1" office:value-type="string">
            <text:p>Santa Cruz (RN)</text:p>
          </table:table-cell>
          <table:table-cell table:style-name="ce1" office:value-type="float" office:value="57.33"/>
        </table:table-row>
        <table:table-row table:style-name="ro1">
          <table:table-cell table:style-name="ce1" office:value-type="float" office:value="2411403"/>
          <table:table-cell table:style-name="ce1" office:value-type="string">
            <text:p>Santana do Matos (RN)</text:p>
          </table:table-cell>
          <table:table-cell table:style-name="ce1" office:value-type="float" office:value="9.73"/>
        </table:table-row>
        <table:table-row table:style-name="ro1">
          <table:table-cell table:style-name="ce1" office:value-type="float" office:value="2411429"/>
          <table:table-cell table:style-name="ce1" office:value-type="string">
            <text:p>Santana do Seridó (RN)</text:p>
          </table:table-cell>
          <table:table-cell table:style-name="ce1" office:value-type="float" office:value="13.41"/>
        </table:table-row>
        <table:table-row table:style-name="ro1">
          <table:table-cell table:style-name="ce1" office:value-type="float" office:value="2411502"/>
          <table:table-cell table:style-name="ce1" office:value-type="string">
            <text:p>Santo Antônio (RN)</text:p>
          </table:table-cell>
          <table:table-cell table:style-name="ce1" office:value-type="float" office:value="73.79"/>
        </table:table-row>
        <table:table-row table:style-name="ro1">
          <table:table-cell table:style-name="ce1" office:value-type="float" office:value="2411601"/>
          <table:table-cell table:style-name="ce1" office:value-type="string">
            <text:p>São Bento do Norte (RN)</text:p>
          </table:table-cell>
          <table:table-cell table:style-name="ce1" office:value-type="float" office:value="10.30"/>
        </table:table-row>
        <table:table-row table:style-name="ro1">
          <table:table-cell table:style-name="ce1" office:value-type="float" office:value="2411700"/>
          <table:table-cell table:style-name="ce1" office:value-type="string">
            <text:p>São Bento do Trairí (RN)</text:p>
          </table:table-cell>
          <table:table-cell table:style-name="ce1" office:value-type="float" office:value="20.46"/>
        </table:table-row>
        <table:table-row table:style-name="ro1">
          <table:table-cell table:style-name="ce1" office:value-type="float" office:value="2411809"/>
          <table:table-cell table:style-name="ce1" office:value-type="string">
            <text:p>São Fernando (RN)</text:p>
          </table:table-cell>
          <table:table-cell table:style-name="ce1" office:value-type="float" office:value="8.41"/>
        </table:table-row>
        <table:table-row table:style-name="ro1">
          <table:table-cell table:style-name="ce1" office:value-type="float" office:value="2411908"/>
          <table:table-cell table:style-name="ce1" office:value-type="string">
            <text:p>São Francisco do Oeste (RN)</text:p>
          </table:table-cell>
          <table:table-cell table:style-name="ce1" office:value-type="float" office:value="51.25"/>
        </table:table-row>
        <table:table-row table:style-name="ro1">
          <table:table-cell table:style-name="ce1" office:value-type="float" office:value="2412005"/>
          <table:table-cell table:style-name="ce1" office:value-type="string">
            <text:p>São Gonçalo do Amarante (RN)</text:p>
          </table:table-cell>
          <table:table-cell table:style-name="ce1" office:value-type="float" office:value="351.91"/>
        </table:table-row>
        <table:table-row table:style-name="ro1">
          <table:table-cell table:style-name="ce1" office:value-type="float" office:value="2412104"/>
          <table:table-cell table:style-name="ce1" office:value-type="string">
            <text:p>São João do Sabugi (RN)</text:p>
          </table:table-cell>
          <table:table-cell table:style-name="ce1" office:value-type="float" office:value="21.38"/>
        </table:table-row>
        <table:table-row table:style-name="ro1">
          <table:table-cell table:style-name="ce1" office:value-type="float" office:value="2412203"/>
          <table:table-cell table:style-name="ce1" office:value-type="string">
            <text:p>São José de Mipibu (RN)</text:p>
          </table:table-cell>
          <table:table-cell table:style-name="ce1" office:value-type="float" office:value="137.00"/>
        </table:table-row>
        <table:table-row table:style-name="ro1">
          <table:table-cell table:style-name="ce1" office:value-type="float" office:value="2412302"/>
          <table:table-cell table:style-name="ce1" office:value-type="string">
            <text:p>São José do Campestre (RN)</text:p>
          </table:table-cell>
          <table:table-cell table:style-name="ce1" office:value-type="float" office:value="36.22"/>
        </table:table-row>
        <table:table-row table:style-name="ro1">
          <table:table-cell table:style-name="ce1" office:value-type="float" office:value="2412401"/>
          <table:table-cell table:style-name="ce1" office:value-type="string">
            <text:p>São José do Seridó (RN)</text:p>
          </table:table-cell>
          <table:table-cell table:style-name="ce1" office:value-type="float" office:value="24.25"/>
        </table:table-row>
        <table:table-row table:style-name="ro1">
          <table:table-cell table:style-name="ce1" office:value-type="float" office:value="2412500"/>
          <table:table-cell table:style-name="ce1" office:value-type="string">
            <text:p>São Miguel (RN)</text:p>
          </table:table-cell>
          <table:table-cell table:style-name="ce1" office:value-type="float" office:value="129.05"/>
        </table:table-row>
        <table:table-row table:style-name="ro1">
          <table:table-cell table:style-name="ce1" office:value-type="float" office:value="2412559"/>
          <table:table-cell table:style-name="ce1" office:value-type="string">
            <text:p>São Miguel do Gostoso (RN)</text:p>
          </table:table-cell>
          <table:table-cell table:style-name="ce1" office:value-type="float" office:value="25.35"/>
        </table:table-row>
        <table:table-row table:style-name="ro1">
          <table:table-cell table:style-name="ce1" office:value-type="float" office:value="2412609"/>
          <table:table-cell table:style-name="ce1" office:value-type="string">
            <text:p>São Paulo do Potengi (RN)</text:p>
          </table:table-cell>
          <table:table-cell table:style-name="ce1" office:value-type="float" office:value="65.90"/>
        </table:table-row>
        <table:table-row table:style-name="ro1">
          <table:table-cell table:style-name="ce1" office:value-type="float" office:value="2412708"/>
          <table:table-cell table:style-name="ce1" office:value-type="string">
            <text:p>São Pedro (RN)</text:p>
          </table:table-cell>
          <table:table-cell table:style-name="ce1" office:value-type="float" office:value="31.94"/>
        </table:table-row>
        <table:table-row table:style-name="ro1">
          <table:table-cell table:style-name="ce1" office:value-type="float" office:value="2412807"/>
          <table:table-cell table:style-name="ce1" office:value-type="string">
            <text:p>São Rafael (RN)</text:p>
          </table:table-cell>
          <table:table-cell table:style-name="ce1" office:value-type="float" office:value="17.29"/>
        </table:table-row>
        <table:table-row table:style-name="ro1">
          <table:table-cell table:style-name="ce1" office:value-type="float" office:value="2412906"/>
          <table:table-cell table:style-name="ce1" office:value-type="string">
            <text:p>São Tomé (RN)</text:p>
          </table:table-cell>
          <table:table-cell table:style-name="ce1" office:value-type="float" office:value="12.55"/>
        </table:table-row>
        <table:table-row table:style-name="ro1">
          <table:table-cell table:style-name="ce1" office:value-type="float" office:value="2413003"/>
          <table:table-cell table:style-name="ce1" office:value-type="string">
            <text:p>São Vicente (RN)</text:p>
          </table:table-cell>
          <table:table-cell table:style-name="ce1" office:value-type="float" office:value="30.47"/>
        </table:table-row>
        <table:table-row table:style-name="ro1">
          <table:table-cell table:style-name="ce1" office:value-type="float" office:value="2413102"/>
          <table:table-cell table:style-name="ce1" office:value-type="string">
            <text:p>Senador Elói de Souza (RN)</text:p>
          </table:table-cell>
          <table:table-cell table:style-name="ce1" office:value-type="float" office:value="33.63"/>
        </table:table-row>
        <table:table-row table:style-name="ro1">
          <table:table-cell table:style-name="ce1" office:value-type="float" office:value="2413201"/>
          <table:table-cell table:style-name="ce1" office:value-type="string">
            <text:p>Senador Georgino Avelino (RN)</text:p>
          </table:table-cell>
          <table:table-cell table:style-name="ce1" office:value-type="float" office:value="151.31"/>
        </table:table-row>
        <table:table-row table:style-name="ro1">
          <table:table-cell table:style-name="ce1" office:value-type="float" office:value="2413300"/>
          <table:table-cell table:style-name="ce1" office:value-type="string">
            <text:p>Serra de São Bento (RN)</text:p>
          </table:table-cell>
          <table:table-cell table:style-name="ce1" office:value-type="float" office:value="59.43"/>
        </table:table-row>
        <table:table-row table:style-name="ro1">
          <table:table-cell table:style-name="ce1" office:value-type="float" office:value="2413359"/>
          <table:table-cell table:style-name="ce1" office:value-type="string">
            <text:p>Serra do Mel (RN)</text:p>
          </table:table-cell>
          <table:table-cell table:style-name="ce1" office:value-type="float" office:value="16.69"/>
        </table:table-row>
        <table:table-row table:style-name="ro1">
          <table:table-cell table:style-name="ce1" office:value-type="float" office:value="2413409"/>
          <table:table-cell table:style-name="ce1" office:value-type="string">
            <text:p>Serra Negra do Norte (RN)</text:p>
          </table:table-cell>
          <table:table-cell table:style-name="ce1" office:value-type="float" office:value="13.82"/>
        </table:table-row>
        <table:table-row table:style-name="ro1">
          <table:table-cell table:style-name="ce1" office:value-type="float" office:value="2413508"/>
          <table:table-cell table:style-name="ce1" office:value-type="string">
            <text:p>Serrinha (RN)</text:p>
          </table:table-cell>
          <table:table-cell table:style-name="ce1" office:value-type="float" office:value="34.04"/>
        </table:table-row>
        <table:table-row table:style-name="ro1">
          <table:table-cell table:style-name="ce1" office:value-type="float" office:value="2413557"/>
          <table:table-cell table:style-name="ce1" office:value-type="string">
            <text:p>Serrinha dos Pintos (RN)</text:p>
          </table:table-cell>
          <table:table-cell table:style-name="ce1" office:value-type="float" office:value="37.02"/>
        </table:table-row>
        <table:table-row table:style-name="ro1">
          <table:table-cell table:style-name="ce1" office:value-type="float" office:value="2413607"/>
          <table:table-cell table:style-name="ce1" office:value-type="string">
            <text:p>Severiano Melo (RN)</text:p>
          </table:table-cell>
          <table:table-cell table:style-name="ce1" office:value-type="float" office:value="36.44"/>
        </table:table-row>
        <table:table-row table:style-name="ro1">
          <table:table-cell table:style-name="ce1" office:value-type="float" office:value="2413706"/>
          <table:table-cell table:style-name="ce1" office:value-type="string">
            <text:p>Sítio Novo (RN)</text:p>
          </table:table-cell>
          <table:table-cell table:style-name="ce1" office:value-type="float" office:value="23.52"/>
        </table:table-row>
        <table:table-row table:style-name="ro1">
          <table:table-cell table:style-name="ce1" office:value-type="float" office:value="2413805"/>
          <table:table-cell table:style-name="ce1" office:value-type="string">
            <text:p>Taboleiro Grande (RN)</text:p>
          </table:table-cell>
          <table:table-cell table:style-name="ce1" office:value-type="float" office:value="18.67"/>
        </table:table-row>
        <table:table-row table:style-name="ro1">
          <table:table-cell table:style-name="ce1" office:value-type="float" office:value="2413904"/>
          <table:table-cell table:style-name="ce1" office:value-type="string">
            <text:p>Taipu (RN)</text:p>
          </table:table-cell>
          <table:table-cell table:style-name="ce1" office:value-type="float" office:value="33.55"/>
        </table:table-row>
        <table:table-row table:style-name="ro1">
          <table:table-cell table:style-name="ce1" office:value-type="float" office:value="2414001"/>
          <table:table-cell table:style-name="ce1" office:value-type="string">
            <text:p>Tangará (RN)</text:p>
          </table:table-cell>
          <table:table-cell table:style-name="ce1" office:value-type="float" office:value="39.72"/>
        </table:table-row>
        <table:table-row table:style-name="ro1">
          <table:table-cell table:style-name="ce1" office:value-type="float" office:value="2414100"/>
          <table:table-cell table:style-name="ce1" office:value-type="string">
            <text:p>Tenente Ananias (RN)</text:p>
          </table:table-cell>
          <table:table-cell table:style-name="ce1" office:value-type="float" office:value="44.19"/>
        </table:table-row>
        <table:table-row table:style-name="ro1">
          <table:table-cell table:style-name="ce1" office:value-type="float" office:value="2414159"/>
          <table:table-cell table:style-name="ce1" office:value-type="string">
            <text:p>Tenente Laurentino Cruz (RN)</text:p>
          </table:table-cell>
          <table:table-cell table:style-name="ce1" office:value-type="float" office:value="72.68"/>
        </table:table-row>
        <table:table-row table:style-name="ro1">
          <table:table-cell table:style-name="ce1" office:value-type="float" office:value="2414209"/>
          <table:table-cell table:style-name="ce1" office:value-type="string">
            <text:p>Tibau do Sul (RN)</text:p>
          </table:table-cell>
          <table:table-cell table:style-name="ce1" office:value-type="float" office:value="111.81"/>
        </table:table-row>
        <table:table-row table:style-name="ro1">
          <table:table-cell table:style-name="ce1" office:value-type="float" office:value="2414308"/>
          <table:table-cell table:style-name="ce1" office:value-type="string">
            <text:p>Timbaúba dos Batistas (RN)</text:p>
          </table:table-cell>
          <table:table-cell table:style-name="ce1" office:value-type="float" office:value="16.94"/>
        </table:table-row>
        <table:table-row table:style-name="ro1">
          <table:table-cell table:style-name="ce1" office:value-type="float" office:value="2414407"/>
          <table:table-cell table:style-name="ce1" office:value-type="string">
            <text:p>Touros (RN)</text:p>
          </table:table-cell>
          <table:table-cell table:style-name="ce1" office:value-type="float" office:value="36.99"/>
        </table:table-row>
        <table:table-row table:style-name="ro1">
          <table:table-cell table:style-name="ce1" office:value-type="float" office:value="2414456"/>
          <table:table-cell table:style-name="ce1" office:value-type="string">
            <text:p>Triunfo Potiguar (RN)</text:p>
          </table:table-cell>
          <table:table-cell table:style-name="ce1" office:value-type="float" office:value="12.53"/>
        </table:table-row>
        <table:table-row table:style-name="ro1">
          <table:table-cell table:style-name="ce1" office:value-type="float" office:value="2414506"/>
          <table:table-cell table:style-name="ce1" office:value-type="string">
            <text:p>Umarizal (RN)</text:p>
          </table:table-cell>
          <table:table-cell table:style-name="ce1" office:value-type="float" office:value="49.91"/>
        </table:table-row>
        <table:table-row table:style-name="ro1">
          <table:table-cell table:style-name="ce1" office:value-type="float" office:value="2414605"/>
          <table:table-cell table:style-name="ce1" office:value-type="string">
            <text:p>Upanema (RN)</text:p>
          </table:table-cell>
          <table:table-cell table:style-name="ce1" office:value-type="float" office:value="14.87"/>
        </table:table-row>
        <table:table-row table:style-name="ro1">
          <table:table-cell table:style-name="ce1" office:value-type="float" office:value="2414704"/>
          <table:table-cell table:style-name="ce1" office:value-type="string">
            <text:p>Várzea (RN)</text:p>
          </table:table-cell>
          <table:table-cell table:style-name="ce1" office:value-type="float" office:value="72.04"/>
        </table:table-row>
        <table:table-row table:style-name="ro1">
          <table:table-cell table:style-name="ce1" office:value-type="float" office:value="2414753"/>
          <table:table-cell table:style-name="ce1" office:value-type="string">
            <text:p>Venha-Ver (RN)</text:p>
          </table:table-cell>
          <table:table-cell table:style-name="ce1" office:value-type="float" office:value="53.35"/>
        </table:table-row>
        <table:table-row table:style-name="ro1">
          <table:table-cell table:style-name="ce1" office:value-type="float" office:value="2414803"/>
          <table:table-cell table:style-name="ce1" office:value-type="string">
            <text:p>Vera Cruz (RN)</text:p>
          </table:table-cell>
          <table:table-cell table:style-name="ce1" office:value-type="float" office:value="128.43"/>
        </table:table-row>
        <table:table-row table:style-name="ro1">
          <table:table-cell table:style-name="ce1" office:value-type="float" office:value="2414902"/>
          <table:table-cell table:style-name="ce1" office:value-type="string">
            <text:p>Viçosa (RN)</text:p>
          </table:table-cell>
          <table:table-cell table:style-name="ce1" office:value-type="float" office:value="42.69"/>
        </table:table-row>
        <table:table-row table:style-name="ro1">
          <table:table-cell table:style-name="ce1" office:value-type="float" office:value="2415008"/>
          <table:table-cell table:style-name="ce1" office:value-type="string">
            <text:p>Vila Flor (RN)</text:p>
          </table:table-cell>
          <table:table-cell table:style-name="ce1" office:value-type="float" office:value="60.27"/>
        </table:table-row>
        <table:table-row table:style-name="ro1">
          <table:table-cell table:style-name="ce1" office:value-type="float" office:value="2500106"/>
          <table:table-cell table:style-name="ce1" office:value-type="string">
            <text:p>Água Branca (PB)</text:p>
          </table:table-cell>
          <table:table-cell table:style-name="ce1" office:value-type="float" office:value="39.94"/>
        </table:table-row>
        <table:table-row table:style-name="ro1">
          <table:table-cell table:style-name="ce1" office:value-type="float" office:value="2500205"/>
          <table:table-cell table:style-name="ce1" office:value-type="string">
            <text:p>Aguiar (PB)</text:p>
          </table:table-cell>
          <table:table-cell table:style-name="ce1" office:value-type="float" office:value="16.04"/>
        </table:table-row>
        <table:table-row table:style-name="ro1">
          <table:table-cell table:style-name="ce1" office:value-type="float" office:value="2500304"/>
          <table:table-cell table:style-name="ce1" office:value-type="string">
            <text:p>Alagoa Grande (PB)</text:p>
          </table:table-cell>
          <table:table-cell table:style-name="ce1" office:value-type="float" office:value="88.84"/>
        </table:table-row>
        <table:table-row table:style-name="ro1">
          <table:table-cell table:style-name="ce1" office:value-type="float" office:value="2500403"/>
          <table:table-cell table:style-name="ce1" office:value-type="string">
            <text:p>Alagoa Nova (PB)</text:p>
          </table:table-cell>
          <table:table-cell table:style-name="ce1" office:value-type="float" office:value="160.98"/>
        </table:table-row>
        <table:table-row table:style-name="ro1">
          <table:table-cell table:style-name="ce1" office:value-type="float" office:value="2500502"/>
          <table:table-cell table:style-name="ce1" office:value-type="string">
            <text:p>Alagoinha (PB)</text:p>
          </table:table-cell>
          <table:table-cell table:style-name="ce1" office:value-type="float" office:value="139.99"/>
        </table:table-row>
        <table:table-row table:style-name="ro1">
          <table:table-cell table:style-name="ce1" office:value-type="float" office:value="2500536"/>
          <table:table-cell table:style-name="ce1" office:value-type="string">
            <text:p>Alcantil (PB)</text:p>
          </table:table-cell>
          <table:table-cell table:style-name="ce1" office:value-type="float" office:value="17.16"/>
        </table:table-row>
        <table:table-row table:style-name="ro1">
          <table:table-cell table:style-name="ce1" office:value-type="float" office:value="2500577"/>
          <table:table-cell table:style-name="ce1" office:value-type="string">
            <text:p>Algodão de Jandaíra (PB)</text:p>
          </table:table-cell>
          <table:table-cell table:style-name="ce1" office:value-type="float" office:value="10.74"/>
        </table:table-row>
        <table:table-row table:style-name="ro1">
          <table:table-cell table:style-name="ce1" office:value-type="float" office:value="2500601"/>
          <table:table-cell table:style-name="ce1" office:value-type="string">
            <text:p>Alhandra (PB)</text:p>
          </table:table-cell>
          <table:table-cell table:style-name="ce1" office:value-type="float" office:value="98.58"/>
        </table:table-row>
        <table:table-row table:style-name="ro1">
          <table:table-cell table:style-name="ce1" office:value-type="float" office:value="2500700"/>
          <table:table-cell table:style-name="ce1" office:value-type="string">
            <text:p>São João do Rio do Peixe (PB)</text:p>
          </table:table-cell>
          <table:table-cell table:style-name="ce1" office:value-type="float" office:value="38.36"/>
        </table:table-row>
        <table:table-row table:style-name="ro1">
          <table:table-cell table:style-name="ce1" office:value-type="float" office:value="2500734"/>
          <table:table-cell table:style-name="ce1" office:value-type="string">
            <text:p>Amparo (PB)</text:p>
          </table:table-cell>
          <table:table-cell table:style-name="ce1" office:value-type="float" office:value="17.12"/>
        </table:table-row>
        <table:table-row table:style-name="ro1">
          <table:table-cell table:style-name="ce1" office:value-type="float" office:value="2500775"/>
          <table:table-cell table:style-name="ce1" office:value-type="string">
            <text:p>Aparecida (PB)</text:p>
          </table:table-cell>
          <table:table-cell table:style-name="ce1" office:value-type="float" office:value="25.96"/>
        </table:table-row>
        <table:table-row table:style-name="ro1">
          <table:table-cell table:style-name="ce1" office:value-type="float" office:value="2500809"/>
          <table:table-cell table:style-name="ce1" office:value-type="string">
            <text:p>Araçagi (PB)</text:p>
          </table:table-cell>
          <table:table-cell table:style-name="ce1" office:value-type="float" office:value="74.51"/>
        </table:table-row>
        <table:table-row table:style-name="ro1">
          <table:table-cell table:style-name="ce1" office:value-type="float" office:value="2500908"/>
          <table:table-cell table:style-name="ce1" office:value-type="string">
            <text:p>Arara (PB)</text:p>
          </table:table-cell>
          <table:table-cell table:style-name="ce1" office:value-type="float" office:value="127.66"/>
        </table:table-row>
        <table:table-row table:style-name="ro1">
          <table:table-cell table:style-name="ce1" office:value-type="float" office:value="2501005"/>
          <table:table-cell table:style-name="ce1" office:value-type="string">
            <text:p>Araruna (PB)</text:p>
          </table:table-cell>
          <table:table-cell table:style-name="ce1" office:value-type="float" office:value="76.83"/>
        </table:table-row>
        <table:table-row table:style-name="ro1">
          <table:table-cell table:style-name="ce1" office:value-type="float" office:value="2501104"/>
          <table:table-cell table:style-name="ce1" office:value-type="string">
            <text:p>Areia (PB)</text:p>
          </table:table-cell>
          <table:table-cell table:style-name="ce1" office:value-type="float" office:value="88.42"/>
        </table:table-row>
        <table:table-row table:style-name="ro1">
          <table:table-cell table:style-name="ce1" office:value-type="float" office:value="2501153"/>
          <table:table-cell table:style-name="ce1" office:value-type="string">
            <text:p>Areia de Baraúnas (PB)</text:p>
          </table:table-cell>
          <table:table-cell table:style-name="ce1" office:value-type="float" office:value="20.00"/>
        </table:table-row>
        <table:table-row table:style-name="ro1">
          <table:table-cell table:style-name="ce1" office:value-type="float" office:value="2501203"/>
          <table:table-cell table:style-name="ce1" office:value-type="string">
            <text:p>Areial (PB)</text:p>
          </table:table-cell>
          <table:table-cell table:style-name="ce1" office:value-type="float" office:value="195.22"/>
        </table:table-row>
        <table:table-row table:style-name="ro1">
          <table:table-cell table:style-name="ce1" office:value-type="float" office:value="2501302"/>
          <table:table-cell table:style-name="ce1" office:value-type="string">
            <text:p>Aroeiras (PB)</text:p>
          </table:table-cell>
          <table:table-cell table:style-name="ce1" office:value-type="float" office:value="50.93"/>
        </table:table-row>
        <table:table-row table:style-name="ro1">
          <table:table-cell table:style-name="ce1" office:value-type="float" office:value="2501351"/>
          <table:table-cell table:style-name="ce1" office:value-type="string">
            <text:p>Assunção (PB)</text:p>
          </table:table-cell>
          <table:table-cell table:style-name="ce1" office:value-type="float" office:value="27.86"/>
        </table:table-row>
        <table:table-row table:style-name="ro1">
          <table:table-cell table:style-name="ce1" office:value-type="float" office:value="2501401"/>
          <table:table-cell table:style-name="ce1" office:value-type="string">
            <text:p>Baía da Traição (PB)</text:p>
          </table:table-cell>
          <table:table-cell table:style-name="ce1" office:value-type="float" office:value="78.27"/>
        </table:table-row>
        <table:table-row table:style-name="ro1">
          <table:table-cell table:style-name="ce1" office:value-type="float" office:value="2501500"/>
          <table:table-cell table:style-name="ce1" office:value-type="string">
            <text:p>Bananeiras (PB)</text:p>
          </table:table-cell>
          <table:table-cell table:style-name="ce1" office:value-type="float" office:value="84.72"/>
        </table:table-row>
        <table:table-row table:style-name="ro1">
          <table:table-cell table:style-name="ce1" office:value-type="float" office:value="2501534"/>
          <table:table-cell table:style-name="ce1" office:value-type="string">
            <text:p>Baraúna (PB)</text:p>
          </table:table-cell>
          <table:table-cell table:style-name="ce1" office:value-type="float" office:value="83.43"/>
        </table:table-row>
        <table:table-row table:style-name="ro1">
          <table:table-cell table:style-name="ce1" office:value-type="float" office:value="2501575"/>
          <table:table-cell table:style-name="ce1" office:value-type="string">
            <text:p>Barra de Santana (PB)</text:p>
          </table:table-cell>
          <table:table-cell table:style-name="ce1" office:value-type="float" office:value="21.77"/>
        </table:table-row>
        <table:table-row table:style-name="ro1">
          <table:table-cell table:style-name="ce1" office:value-type="float" office:value="2501609"/>
          <table:table-cell table:style-name="ce1" office:value-type="string">
            <text:p>Barra de Santa Rosa (PB)</text:p>
          </table:table-cell>
          <table:table-cell table:style-name="ce1" office:value-type="float" office:value="18.25"/>
        </table:table-row>
        <table:table-row table:style-name="ro1">
          <table:table-cell table:style-name="ce1" office:value-type="float" office:value="2501708"/>
          <table:table-cell table:style-name="ce1" office:value-type="string">
            <text:p>Barra de São Miguel (PB)</text:p>
          </table:table-cell>
          <table:table-cell table:style-name="ce1" office:value-type="float" office:value="9.43"/>
        </table:table-row>
        <table:table-row table:style-name="ro1">
          <table:table-cell table:style-name="ce1" office:value-type="float" office:value="2501807"/>
          <table:table-cell table:style-name="ce1" office:value-type="string">
            <text:p>Bayeux (PB)</text:p>
          </table:table-cell>
          <table:table-cell table:style-name="ce1" office:value-type="float" office:value="3118.76"/>
        </table:table-row>
        <table:table-row table:style-name="ro1">
          <table:table-cell table:style-name="ce1" office:value-type="float" office:value="2501906"/>
          <table:table-cell table:style-name="ce1" office:value-type="string">
            <text:p>Belém (PB)</text:p>
          </table:table-cell>
          <table:table-cell table:style-name="ce1" office:value-type="float" office:value="170.67"/>
        </table:table-row>
        <table:table-row table:style-name="ro1">
          <table:table-cell table:style-name="ce1" office:value-type="float" office:value="2502003"/>
          <table:table-cell table:style-name="ce1" office:value-type="string">
            <text:p>Belém do Brejo do Cruz (PB)</text:p>
          </table:table-cell>
          <table:table-cell table:style-name="ce1" office:value-type="float" office:value="11.84"/>
        </table:table-row>
        <table:table-row table:style-name="ro1">
          <table:table-cell table:style-name="ce1" office:value-type="float" office:value="2502052"/>
          <table:table-cell table:style-name="ce1" office:value-type="string">
            <text:p>Bernardino Batista (PB)</text:p>
          </table:table-cell>
          <table:table-cell table:style-name="ce1" office:value-type="float" office:value="60.74"/>
        </table:table-row>
        <table:table-row table:style-name="ro1">
          <table:table-cell table:style-name="ce1" office:value-type="float" office:value="2502102"/>
          <table:table-cell table:style-name="ce1" office:value-type="string">
            <text:p>Boa Ventura (PB)</text:p>
          </table:table-cell>
          <table:table-cell table:style-name="ce1" office:value-type="float" office:value="33.71"/>
        </table:table-row>
        <table:table-row table:style-name="ro1">
          <table:table-cell table:style-name="ce1" office:value-type="float" office:value="2502151"/>
          <table:table-cell table:style-name="ce1" office:value-type="string">
            <text:p>Boa Vista (PB)</text:p>
          </table:table-cell>
          <table:table-cell table:style-name="ce1" office:value-type="float" office:value="13.07"/>
        </table:table-row>
        <table:table-row table:style-name="ro1">
          <table:table-cell table:style-name="ce1" office:value-type="float" office:value="2502201"/>
          <table:table-cell table:style-name="ce1" office:value-type="string">
            <text:p>Bom Jesus (PB)</text:p>
          </table:table-cell>
          <table:table-cell table:style-name="ce1" office:value-type="float" office:value="50.39"/>
        </table:table-row>
        <table:table-row table:style-name="ro1">
          <table:table-cell table:style-name="ce1" office:value-type="float" office:value="2502300"/>
          <table:table-cell table:style-name="ce1" office:value-type="string">
            <text:p>Bom Sucesso (PB)</text:p>
          </table:table-cell>
          <table:table-cell table:style-name="ce1" office:value-type="float" office:value="27.35"/>
        </table:table-row>
        <table:table-row table:style-name="ro1">
          <table:table-cell table:style-name="ce1" office:value-type="float" office:value="2502409"/>
          <table:table-cell table:style-name="ce1" office:value-type="string">
            <text:p>Bonito de Santa Fé (PB)</text:p>
          </table:table-cell>
          <table:table-cell table:style-name="ce1" office:value-type="float" office:value="47.32"/>
        </table:table-row>
        <table:table-row table:style-name="ro1">
          <table:table-cell table:style-name="ce1" office:value-type="float" office:value="2502508"/>
          <table:table-cell table:style-name="ce1" office:value-type="string">
            <text:p>Boqueirão (PB)</text:p>
          </table:table-cell>
          <table:table-cell table:style-name="ce1" office:value-type="float" office:value="45.40"/>
        </table:table-row>
        <table:table-row table:style-name="ro1">
          <table:table-cell table:style-name="ce1" office:value-type="float" office:value="2502607"/>
          <table:table-cell table:style-name="ce1" office:value-type="string">
            <text:p>Igaracy (PB)</text:p>
          </table:table-cell>
          <table:table-cell table:style-name="ce1" office:value-type="float" office:value="32.02"/>
        </table:table-row>
        <table:table-row table:style-name="ro1">
          <table:table-cell table:style-name="ce1" office:value-type="float" office:value="2502706"/>
          <table:table-cell table:style-name="ce1" office:value-type="string">
            <text:p>Borborema (PB)</text:p>
          </table:table-cell>
          <table:table-cell table:style-name="ce1" office:value-type="float" office:value="196.74"/>
        </table:table-row>
        <table:table-row table:style-name="ro1">
          <table:table-cell table:style-name="ce1" office:value-type="float" office:value="2502805"/>
          <table:table-cell table:style-name="ce1" office:value-type="string">
            <text:p>Brejo do Cruz (PB)</text:p>
          </table:table-cell>
          <table:table-cell table:style-name="ce1" office:value-type="float" office:value="32.90"/>
        </table:table-row>
        <table:table-row table:style-name="ro1">
          <table:table-cell table:style-name="ce1" office:value-type="float" office:value="2502904"/>
          <table:table-cell table:style-name="ce1" office:value-type="string">
            <text:p>Brejo dos Santos (PB)</text:p>
          </table:table-cell>
          <table:table-cell table:style-name="ce1" office:value-type="float" office:value="66.05"/>
        </table:table-row>
        <table:table-row table:style-name="ro1">
          <table:table-cell table:style-name="ce1" office:value-type="float" office:value="2503001"/>
          <table:table-cell table:style-name="ce1" office:value-type="string">
            <text:p>Caaporã (PB)</text:p>
          </table:table-cell>
          <table:table-cell table:style-name="ce1" office:value-type="float" office:value="135.60"/>
        </table:table-row>
        <table:table-row table:style-name="ro1">
          <table:table-cell table:style-name="ce1" office:value-type="float" office:value="2503100"/>
          <table:table-cell table:style-name="ce1" office:value-type="string">
            <text:p>Cabaceiras (PB)</text:p>
          </table:table-cell>
          <table:table-cell table:style-name="ce1" office:value-type="float" office:value="11.12"/>
        </table:table-row>
        <table:table-row table:style-name="ro1">
          <table:table-cell table:style-name="ce1" office:value-type="float" office:value="2503209"/>
          <table:table-cell table:style-name="ce1" office:value-type="string">
            <text:p>Cabedelo (PB)</text:p>
          </table:table-cell>
          <table:table-cell table:style-name="ce1" office:value-type="float" office:value="1815.57"/>
        </table:table-row>
        <table:table-row table:style-name="ro1">
          <table:table-cell table:style-name="ce1" office:value-type="float" office:value="2503308"/>
          <table:table-cell table:style-name="ce1" office:value-type="string">
            <text:p>Cachoeira dos Índios (PB)</text:p>
          </table:table-cell>
          <table:table-cell table:style-name="ce1" office:value-type="float" office:value="49.44"/>
        </table:table-row>
        <table:table-row table:style-name="ro1">
          <table:table-cell table:style-name="ce1" office:value-type="float" office:value="2503407"/>
          <table:table-cell table:style-name="ce1" office:value-type="string">
            <text:p>Cacimba de Areia (PB)</text:p>
          </table:table-cell>
          <table:table-cell table:style-name="ce1" office:value-type="float" office:value="16.14"/>
        </table:table-row>
        <table:table-row table:style-name="ro1">
          <table:table-cell table:style-name="ce1" office:value-type="float" office:value="2503506"/>
          <table:table-cell table:style-name="ce1" office:value-type="string">
            <text:p>Cacimba de Dentro (PB)</text:p>
          </table:table-cell>
          <table:table-cell table:style-name="ce1" office:value-type="float" office:value="102.32"/>
        </table:table-row>
        <table:table-row table:style-name="ro1">
          <table:table-cell table:style-name="ce1" office:value-type="float" office:value="2503555"/>
          <table:table-cell table:style-name="ce1" office:value-type="string">
            <text:p>Cacimbas (PB)</text:p>
          </table:table-cell>
          <table:table-cell table:style-name="ce1" office:value-type="float" office:value="53.85"/>
        </table:table-row>
        <table:table-row table:style-name="ro1">
          <table:table-cell table:style-name="ce1" office:value-type="float" office:value="2503605"/>
          <table:table-cell table:style-name="ce1" office:value-type="string">
            <text:p>Caiçara (PB)</text:p>
          </table:table-cell>
          <table:table-cell table:style-name="ce1" office:value-type="float" office:value="56.44"/>
        </table:table-row>
        <table:table-row table:style-name="ro1">
          <table:table-cell table:style-name="ce1" office:value-type="float" office:value="2503704"/>
          <table:table-cell table:style-name="ce1" office:value-type="string">
            <text:p>Cajazeiras (PB)</text:p>
          </table:table-cell>
          <table:table-cell table:style-name="ce1" office:value-type="float" office:value="103.28"/>
        </table:table-row>
        <table:table-row table:style-name="ro1">
          <table:table-cell table:style-name="ce1" office:value-type="float" office:value="2503753"/>
          <table:table-cell table:style-name="ce1" office:value-type="string">
            <text:p>Cajazeirinhas (PB)</text:p>
          </table:table-cell>
          <table:table-cell table:style-name="ce1" office:value-type="float" office:value="10.54"/>
        </table:table-row>
        <table:table-row table:style-name="ro1">
          <table:table-cell table:style-name="ce1" office:value-type="float" office:value="2503803"/>
          <table:table-cell table:style-name="ce1" office:value-type="string">
            <text:p>Caldas Brandão (PB)</text:p>
          </table:table-cell>
          <table:table-cell table:style-name="ce1" office:value-type="float" office:value="100.92"/>
        </table:table-row>
        <table:table-row table:style-name="ro1">
          <table:table-cell table:style-name="ce1" office:value-type="float" office:value="2503902"/>
          <table:table-cell table:style-name="ce1" office:value-type="string">
            <text:p>Camalaú (PB)</text:p>
          </table:table-cell>
          <table:table-cell table:style-name="ce1" office:value-type="float" office:value="10.57"/>
        </table:table-row>
        <table:table-row table:style-name="ro1">
          <table:table-cell table:style-name="ce1" office:value-type="float" office:value="2504009"/>
          <table:table-cell table:style-name="ce1" office:value-type="string">
            <text:p>Campina Grande (PB)</text:p>
          </table:table-cell>
          <table:table-cell table:style-name="ce1" office:value-type="float" office:value="648.31"/>
        </table:table-row>
        <table:table-row table:style-name="ro1">
          <table:table-cell table:style-name="ce1" office:value-type="float" office:value="2504033"/>
          <table:table-cell table:style-name="ce1" office:value-type="string">
            <text:p>Capim (PB)</text:p>
          </table:table-cell>
          <table:table-cell table:style-name="ce1" office:value-type="float" office:value="71.66"/>
        </table:table-row>
        <table:table-row table:style-name="ro1">
          <table:table-cell table:style-name="ce1" office:value-type="float" office:value="2504074"/>
          <table:table-cell table:style-name="ce1" office:value-type="string">
            <text:p>Caraúbas (PB)</text:p>
          </table:table-cell>
          <table:table-cell table:style-name="ce1" office:value-type="float" office:value="7.84"/>
        </table:table-row>
        <table:table-row table:style-name="ro1">
          <table:table-cell table:style-name="ce1" office:value-type="float" office:value="2504108"/>
          <table:table-cell table:style-name="ce1" office:value-type="string">
            <text:p>Carrapateira (PB)</text:p>
          </table:table-cell>
          <table:table-cell table:style-name="ce1" office:value-type="float" office:value="43.61"/>
        </table:table-row>
        <table:table-row table:style-name="ro1">
          <table:table-cell table:style-name="ce1" office:value-type="float" office:value="2504157"/>
          <table:table-cell table:style-name="ce1" office:value-type="string">
            <text:p>Casserengue (PB)</text:p>
          </table:table-cell>
          <table:table-cell table:style-name="ce1" office:value-type="float" office:value="35.05"/>
        </table:table-row>
        <table:table-row table:style-name="ro1">
          <table:table-cell table:style-name="ce1" office:value-type="float" office:value="2504207"/>
          <table:table-cell table:style-name="ce1" office:value-type="string">
            <text:p>Catingueira (PB)</text:p>
          </table:table-cell>
          <table:table-cell table:style-name="ce1" office:value-type="float" office:value="9.09"/>
        </table:table-row>
        <table:table-row table:style-name="ro1">
          <table:table-cell table:style-name="ce1" office:value-type="float" office:value="2504306"/>
          <table:table-cell table:style-name="ce1" office:value-type="string">
            <text:p>Catolé do Rocha (PB)</text:p>
          </table:table-cell>
          <table:table-cell table:style-name="ce1" office:value-type="float" office:value="52.09"/>
        </table:table-row>
        <table:table-row table:style-name="ro1">
          <table:table-cell table:style-name="ce1" office:value-type="float" office:value="2504355"/>
          <table:table-cell table:style-name="ce1" office:value-type="string">
            <text:p>Caturité (PB)</text:p>
          </table:table-cell>
          <table:table-cell table:style-name="ce1" office:value-type="float" office:value="38.47"/>
        </table:table-row>
        <table:table-row table:style-name="ro1">
          <table:table-cell table:style-name="ce1" office:value-type="float" office:value="2504405"/>
          <table:table-cell table:style-name="ce1" office:value-type="string">
            <text:p>Conceição (PB)</text:p>
          </table:table-cell>
          <table:table-cell table:style-name="ce1" office:value-type="float" office:value="31.69"/>
        </table:table-row>
        <table:table-row table:style-name="ro1">
          <table:table-cell table:style-name="ce1" office:value-type="float" office:value="2504504"/>
          <table:table-cell table:style-name="ce1" office:value-type="string">
            <text:p>Condado (PB)</text:p>
          </table:table-cell>
          <table:table-cell table:style-name="ce1" office:value-type="float" office:value="23.44"/>
        </table:table-row>
        <table:table-row table:style-name="ro1">
          <table:table-cell table:style-name="ce1" office:value-type="float" office:value="2504603"/>
          <table:table-cell table:style-name="ce1" office:value-type="string">
            <text:p>Conde (PB)</text:p>
          </table:table-cell>
          <table:table-cell table:style-name="ce1" office:value-type="float" office:value="123.74"/>
        </table:table-row>
        <table:table-row table:style-name="ro1">
          <table:table-cell table:style-name="ce1" office:value-type="float" office:value="2504702"/>
          <table:table-cell table:style-name="ce1" office:value-type="string">
            <text:p>Congo (PB)</text:p>
          </table:table-cell>
          <table:table-cell table:style-name="ce1" office:value-type="float" office:value="14.06"/>
        </table:table-row>
        <table:table-row table:style-name="ro1">
          <table:table-cell table:style-name="ce1" office:value-type="float" office:value="2504801"/>
          <table:table-cell table:style-name="ce1" office:value-type="string">
            <text:p>Coremas (PB)</text:p>
          </table:table-cell>
          <table:table-cell table:style-name="ce1" office:value-type="float" office:value="39.92"/>
        </table:table-row>
        <table:table-row table:style-name="ro1">
          <table:table-cell table:style-name="ce1" office:value-type="float" office:value="2504850"/>
          <table:table-cell table:style-name="ce1" office:value-type="string">
            <text:p>Coxixola (PB)</text:p>
          </table:table-cell>
          <table:table-cell table:style-name="ce1" office:value-type="float" office:value="10.43"/>
        </table:table-row>
        <table:table-row table:style-name="ro1">
          <table:table-cell table:style-name="ce1" office:value-type="float" office:value="2504900"/>
          <table:table-cell table:style-name="ce1" office:value-type="string">
            <text:p>Cruz do Espírito Santo (PB)</text:p>
          </table:table-cell>
          <table:table-cell table:style-name="ce1" office:value-type="float" office:value="83.12"/>
        </table:table-row>
        <table:table-row table:style-name="ro1">
          <table:table-cell table:style-name="ce1" office:value-type="float" office:value="2505006"/>
          <table:table-cell table:style-name="ce1" office:value-type="string">
            <text:p>Cubati (PB)</text:p>
          </table:table-cell>
          <table:table-cell table:style-name="ce1" office:value-type="float" office:value="50.13"/>
        </table:table-row>
        <table:table-row table:style-name="ro1">
          <table:table-cell table:style-name="ce1" office:value-type="float" office:value="2505105"/>
          <table:table-cell table:style-name="ce1" office:value-type="string">
            <text:p>Cuité (PB)</text:p>
          </table:table-cell>
          <table:table-cell table:style-name="ce1" office:value-type="float" office:value="26.93"/>
        </table:table-row>
        <table:table-row table:style-name="ro1">
          <table:table-cell table:style-name="ce1" office:value-type="float" office:value="2505204"/>
          <table:table-cell table:style-name="ce1" office:value-type="string">
            <text:p>Cuitegi (PB)</text:p>
          </table:table-cell>
          <table:table-cell table:style-name="ce1" office:value-type="float" office:value="175.29"/>
        </table:table-row>
        <table:table-row table:style-name="ro1">
          <table:table-cell table:style-name="ce1" office:value-type="float" office:value="2505238"/>
          <table:table-cell table:style-name="ce1" office:value-type="string">
            <text:p>Cuité de Mamanguape (PB)</text:p>
          </table:table-cell>
          <table:table-cell table:style-name="ce1" office:value-type="float" office:value="57.19"/>
        </table:table-row>
        <table:table-row table:style-name="ro1">
          <table:table-cell table:style-name="ce1" office:value-type="float" office:value="2505279"/>
          <table:table-cell table:style-name="ce1" office:value-type="string">
            <text:p>Curral de Cima (PB)</text:p>
          </table:table-cell>
          <table:table-cell table:style-name="ce1" office:value-type="float" office:value="61.21"/>
        </table:table-row>
        <table:table-row table:style-name="ro1">
          <table:table-cell table:style-name="ce1" office:value-type="float" office:value="2505303"/>
          <table:table-cell table:style-name="ce1" office:value-type="string">
            <text:p>Curral Velho (PB)</text:p>
          </table:table-cell>
          <table:table-cell table:style-name="ce1" office:value-type="float" office:value="11.24"/>
        </table:table-row>
        <table:table-row table:style-name="ro1">
          <table:table-cell table:style-name="ce1" office:value-type="float" office:value="2505352"/>
          <table:table-cell table:style-name="ce1" office:value-type="string">
            <text:p>Damião (PB)</text:p>
          </table:table-cell>
          <table:table-cell table:style-name="ce1" office:value-type="float" office:value="26.39"/>
        </table:table-row>
        <table:table-row table:style-name="ro1">
          <table:table-cell table:style-name="ce1" office:value-type="float" office:value="2505402"/>
          <table:table-cell table:style-name="ce1" office:value-type="string">
            <text:p>Desterro (PB)</text:p>
          </table:table-cell>
          <table:table-cell table:style-name="ce1" office:value-type="float" office:value="44.55"/>
        </table:table-row>
        <table:table-row table:style-name="ro1">
          <table:table-cell table:style-name="ce1" office:value-type="float" office:value="2505501"/>
          <table:table-cell table:style-name="ce1" office:value-type="string">
            <text:p>Vista Serrana (PB)</text:p>
          </table:table-cell>
          <table:table-cell table:style-name="ce1" office:value-type="float" office:value="57.24"/>
        </table:table-row>
        <table:table-row table:style-name="ro1">
          <table:table-cell table:style-name="ce1" office:value-type="float" office:value="2505600"/>
          <table:table-cell table:style-name="ce1" office:value-type="string">
            <text:p>Diamante (PB)</text:p>
          </table:table-cell>
          <table:table-cell table:style-name="ce1" office:value-type="float" office:value="24.58"/>
        </table:table-row>
        <table:table-row table:style-name="ro1">
          <table:table-cell table:style-name="ce1" office:value-type="float" office:value="2505709"/>
          <table:table-cell table:style-name="ce1" office:value-type="string">
            <text:p>Dona Inês (PB)</text:p>
          </table:table-cell>
          <table:table-cell table:style-name="ce1" office:value-type="float" office:value="63.29"/>
        </table:table-row>
        <table:table-row table:style-name="ro1">
          <table:table-cell table:style-name="ce1" office:value-type="float" office:value="2505808"/>
          <table:table-cell table:style-name="ce1" office:value-type="string">
            <text:p>Duas Estradas (PB)</text:p>
          </table:table-cell>
          <table:table-cell table:style-name="ce1" office:value-type="float" office:value="138.53"/>
        </table:table-row>
        <table:table-row table:style-name="ro1">
          <table:table-cell table:style-name="ce1" office:value-type="float" office:value="2505907"/>
          <table:table-cell table:style-name="ce1" office:value-type="string">
            <text:p>Emas (PB)</text:p>
          </table:table-cell>
          <table:table-cell table:style-name="ce1" office:value-type="float" office:value="13.77"/>
        </table:table-row>
        <table:table-row table:style-name="ro1">
          <table:table-cell table:style-name="ce1" office:value-type="float" office:value="2506004"/>
          <table:table-cell table:style-name="ce1" office:value-type="string">
            <text:p>Esperança (PB)</text:p>
          </table:table-cell>
          <table:table-cell table:style-name="ce1" office:value-type="float" office:value="189.86"/>
        </table:table-row>
        <table:table-row table:style-name="ro1">
          <table:table-cell table:style-name="ce1" office:value-type="float" office:value="2506103"/>
          <table:table-cell table:style-name="ce1" office:value-type="string">
            <text:p>Fagundes (PB)</text:p>
          </table:table-cell>
          <table:table-cell table:style-name="ce1" office:value-type="float" office:value="60.34"/>
        </table:table-row>
        <table:table-row table:style-name="ro1">
          <table:table-cell table:style-name="ce1" office:value-type="float" office:value="2506202"/>
          <table:table-cell table:style-name="ce1" office:value-type="string">
            <text:p>Frei Martinho (PB)</text:p>
          </table:table-cell>
          <table:table-cell table:style-name="ce1" office:value-type="float" office:value="12.00"/>
        </table:table-row>
        <table:table-row table:style-name="ro1">
          <table:table-cell table:style-name="ce1" office:value-type="float" office:value="2506251"/>
          <table:table-cell table:style-name="ce1" office:value-type="string">
            <text:p>Gado Bravo (PB)</text:p>
          </table:table-cell>
          <table:table-cell table:style-name="ce1" office:value-type="float" office:value="43.53"/>
        </table:table-row>
        <table:table-row table:style-name="ro1">
          <table:table-cell table:style-name="ce1" office:value-type="float" office:value="2506301"/>
          <table:table-cell table:style-name="ce1" office:value-type="string">
            <text:p>Guarabira (PB)</text:p>
          </table:table-cell>
          <table:table-cell table:style-name="ce1" office:value-type="float" office:value="333.81"/>
        </table:table-row>
        <table:table-row table:style-name="ro1">
          <table:table-cell table:style-name="ce1" office:value-type="float" office:value="2506400"/>
          <table:table-cell table:style-name="ce1" office:value-type="string">
            <text:p>Gurinhém (PB)</text:p>
          </table:table-cell>
          <table:table-cell table:style-name="ce1" office:value-type="float" office:value="40.08"/>
        </table:table-row>
        <table:table-row table:style-name="ro1">
          <table:table-cell table:style-name="ce1" office:value-type="float" office:value="2506509"/>
          <table:table-cell table:style-name="ce1" office:value-type="string">
            <text:p>Gurjão (PB)</text:p>
          </table:table-cell>
          <table:table-cell table:style-name="ce1" office:value-type="float" office:value="9.20"/>
        </table:table-row>
        <table:table-row table:style-name="ro1">
          <table:table-cell table:style-name="ce1" office:value-type="float" office:value="2506608"/>
          <table:table-cell table:style-name="ce1" office:value-type="string">
            <text:p>Ibiara (PB)</text:p>
          </table:table-cell>
          <table:table-cell table:style-name="ce1" office:value-type="float" office:value="24.67"/>
        </table:table-row>
        <table:table-row table:style-name="ro1">
          <table:table-cell table:style-name="ce1" office:value-type="float" office:value="2506707"/>
          <table:table-cell table:style-name="ce1" office:value-type="string">
            <text:p>Imaculada (PB)</text:p>
          </table:table-cell>
          <table:table-cell table:style-name="ce1" office:value-type="float" office:value="35.81"/>
        </table:table-row>
        <table:table-row table:style-name="ro1">
          <table:table-cell table:style-name="ce1" office:value-type="float" office:value="2506806"/>
          <table:table-cell table:style-name="ce1" office:value-type="string">
            <text:p>Ingá (PB)</text:p>
          </table:table-cell>
          <table:table-cell table:style-name="ce1" office:value-type="float" office:value="63.13"/>
        </table:table-row>
        <table:table-row table:style-name="ro1">
          <table:table-cell table:style-name="ce1" office:value-type="float" office:value="2506905"/>
          <table:table-cell table:style-name="ce1" office:value-type="string">
            <text:p>Itabaiana (PB)</text:p>
          </table:table-cell>
          <table:table-cell table:style-name="ce1" office:value-type="float" office:value="111.86"/>
        </table:table-row>
        <table:table-row table:style-name="ro1">
          <table:table-cell table:style-name="ce1" office:value-type="float" office:value="2507002"/>
          <table:table-cell table:style-name="ce1" office:value-type="string">
            <text:p>Itaporanga (PB)</text:p>
          </table:table-cell>
          <table:table-cell table:style-name="ce1" office:value-type="float" office:value="49.55"/>
        </table:table-row>
        <table:table-row table:style-name="ro1">
          <table:table-cell table:style-name="ce1" office:value-type="float" office:value="2507101"/>
          <table:table-cell table:style-name="ce1" office:value-type="string">
            <text:p>Itapororoca (PB)</text:p>
          </table:table-cell>
          <table:table-cell table:style-name="ce1" office:value-type="float" office:value="116.37"/>
        </table:table-row>
        <table:table-row table:style-name="ro1">
          <table:table-cell table:style-name="ce1" office:value-type="float" office:value="2507200"/>
          <table:table-cell table:style-name="ce1" office:value-type="string">
            <text:p>Itatuba (PB)</text:p>
          </table:table-cell>
          <table:table-cell table:style-name="ce1" office:value-type="float" office:value="41.77"/>
        </table:table-row>
        <table:table-row table:style-name="ro1">
          <table:table-cell table:style-name="ce1" office:value-type="float" office:value="2507309"/>
          <table:table-cell table:style-name="ce1" office:value-type="string">
            <text:p>Jacaraú (PB)</text:p>
          </table:table-cell>
          <table:table-cell table:style-name="ce1" office:value-type="float" office:value="55.10"/>
        </table:table-row>
        <table:table-row table:style-name="ro1">
          <table:table-cell table:style-name="ce1" office:value-type="float" office:value="2507408"/>
          <table:table-cell table:style-name="ce1" office:value-type="string">
            <text:p>Jericó (PB)</text:p>
          </table:table-cell>
          <table:table-cell table:style-name="ce1" office:value-type="float" office:value="42.04"/>
        </table:table-row>
        <table:table-row table:style-name="ro1">
          <table:table-cell table:style-name="ce1" office:value-type="float" office:value="2507507"/>
          <table:table-cell table:style-name="ce1" office:value-type="string">
            <text:p>João Pessoa (PB)</text:p>
          </table:table-cell>
          <table:table-cell table:style-name="ce1" office:value-type="float" office:value="3421.30"/>
        </table:table-row>
        <table:table-row table:style-name="ro1">
          <table:table-cell table:style-name="ce1" office:value-type="float" office:value="2507606"/>
          <table:table-cell table:style-name="ce1" office:value-type="string">
            <text:p>Juarez Távora (PB)</text:p>
          </table:table-cell>
          <table:table-cell table:style-name="ce1" office:value-type="float" office:value="105.29"/>
        </table:table-row>
        <table:table-row table:style-name="ro1">
          <table:table-cell table:style-name="ce1" office:value-type="float" office:value="2507705"/>
          <table:table-cell table:style-name="ce1" office:value-type="string">
            <text:p>Juazeirinho (PB)</text:p>
          </table:table-cell>
          <table:table-cell table:style-name="ce1" office:value-type="float" office:value="35.88"/>
        </table:table-row>
        <table:table-row table:style-name="ro1">
          <table:table-cell table:style-name="ce1" office:value-type="float" office:value="2507804"/>
          <table:table-cell table:style-name="ce1" office:value-type="string">
            <text:p>Junco do Seridó (PB)</text:p>
          </table:table-cell>
          <table:table-cell table:style-name="ce1" office:value-type="float" office:value="38.98"/>
        </table:table-row>
        <table:table-row table:style-name="ro1">
          <table:table-cell table:style-name="ce1" office:value-type="float" office:value="2507903"/>
          <table:table-cell table:style-name="ce1" office:value-type="string">
            <text:p>Juripiranga (PB)</text:p>
          </table:table-cell>
          <table:table-cell table:style-name="ce1" office:value-type="float" office:value="129.84"/>
        </table:table-row>
        <table:table-row table:style-name="ro1">
          <table:table-cell table:style-name="ce1" office:value-type="float" office:value="2508000"/>
          <table:table-cell table:style-name="ce1" office:value-type="string">
            <text:p>Juru (PB)</text:p>
          </table:table-cell>
          <table:table-cell table:style-name="ce1" office:value-type="float" office:value="24.37"/>
        </table:table-row>
        <table:table-row table:style-name="ro1">
          <table:table-cell table:style-name="ce1" office:value-type="float" office:value="2508109"/>
          <table:table-cell table:style-name="ce1" office:value-type="string">
            <text:p>Lagoa (PB)</text:p>
          </table:table-cell>
          <table:table-cell table:style-name="ce1" office:value-type="float" office:value="26.31"/>
        </table:table-row>
        <table:table-row table:style-name="ro1">
          <table:table-cell table:style-name="ce1" office:value-type="float" office:value="2508208"/>
          <table:table-cell table:style-name="ce1" office:value-type="string">
            <text:p>Lagoa de Dentro (PB)</text:p>
          </table:table-cell>
          <table:table-cell table:style-name="ce1" office:value-type="float" office:value="87.21"/>
        </table:table-row>
        <table:table-row table:style-name="ro1">
          <table:table-cell table:style-name="ce1" office:value-type="float" office:value="2508307"/>
          <table:table-cell table:style-name="ce1" office:value-type="string">
            <text:p>Lagoa Seca (PB)</text:p>
          </table:table-cell>
          <table:table-cell table:style-name="ce1" office:value-type="float" office:value="240.73"/>
        </table:table-row>
        <table:table-row table:style-name="ro1">
          <table:table-cell table:style-name="ce1" office:value-type="float" office:value="2508406"/>
          <table:table-cell table:style-name="ce1" office:value-type="string">
            <text:p>Lastro (PB)</text:p>
          </table:table-cell>
          <table:table-cell table:style-name="ce1" office:value-type="float" office:value="27.67"/>
        </table:table-row>
        <table:table-row table:style-name="ro1">
          <table:table-cell table:style-name="ce1" office:value-type="float" office:value="2508505"/>
          <table:table-cell table:style-name="ce1" office:value-type="string">
            <text:p>Livramento (PB)</text:p>
          </table:table-cell>
          <table:table-cell table:style-name="ce1" office:value-type="float" office:value="27.53"/>
        </table:table-row>
        <table:table-row table:style-name="ro1">
          <table:table-cell table:style-name="ce1" office:value-type="float" office:value="2508554"/>
          <table:table-cell table:style-name="ce1" office:value-type="string">
            <text:p>Logradouro (PB)</text:p>
          </table:table-cell>
          <table:table-cell table:style-name="ce1" office:value-type="float" office:value="103.75"/>
        </table:table-row>
        <table:table-row table:style-name="ro1">
          <table:table-cell table:style-name="ce1" office:value-type="float" office:value="2508604"/>
          <table:table-cell table:style-name="ce1" office:value-type="string">
            <text:p>Lucena (PB)</text:p>
          </table:table-cell>
          <table:table-cell table:style-name="ce1" office:value-type="float" office:value="131.88"/>
        </table:table-row>
        <table:table-row table:style-name="ro1">
          <table:table-cell table:style-name="ce1" office:value-type="float" office:value="2508703"/>
          <table:table-cell table:style-name="ce1" office:value-type="string">
            <text:p>Mãe d'Água (PB)</text:p>
          </table:table-cell>
          <table:table-cell table:style-name="ce1" office:value-type="float" office:value="16.49"/>
        </table:table-row>
        <table:table-row table:style-name="ro1">
          <table:table-cell table:style-name="ce1" office:value-type="float" office:value="2508802"/>
          <table:table-cell table:style-name="ce1" office:value-type="string">
            <text:p>Malta (PB)</text:p>
          </table:table-cell>
          <table:table-cell table:style-name="ce1" office:value-type="float" office:value="35.93"/>
        </table:table-row>
        <table:table-row table:style-name="ro1">
          <table:table-cell table:style-name="ce1" office:value-type="float" office:value="2508901"/>
          <table:table-cell table:style-name="ce1" office:value-type="string">
            <text:p>Mamanguape (PB)</text:p>
          </table:table-cell>
          <table:table-cell table:style-name="ce1" office:value-type="float" office:value="124.23"/>
        </table:table-row>
        <table:table-row table:style-name="ro1">
          <table:table-cell table:style-name="ce1" office:value-type="float" office:value="2509008"/>
          <table:table-cell table:style-name="ce1" office:value-type="string">
            <text:p>Manaíra (PB)</text:p>
          </table:table-cell>
          <table:table-cell table:style-name="ce1" office:value-type="float" office:value="30.52"/>
        </table:table-row>
        <table:table-row table:style-name="ro1">
          <table:table-cell table:style-name="ce1" office:value-type="float" office:value="2509057"/>
          <table:table-cell table:style-name="ce1" office:value-type="string">
            <text:p>Marcação (PB)</text:p>
          </table:table-cell>
          <table:table-cell table:style-name="ce1" office:value-type="float" office:value="61.91"/>
        </table:table-row>
        <table:table-row table:style-name="ro1">
          <table:table-cell table:style-name="ce1" office:value-type="float" office:value="2509107"/>
          <table:table-cell table:style-name="ce1" office:value-type="string">
            <text:p>Mari (PB)</text:p>
          </table:table-cell>
          <table:table-cell table:style-name="ce1" office:value-type="float" office:value="136.78"/>
        </table:table-row>
        <table:table-row table:style-name="ro1">
          <table:table-cell table:style-name="ce1" office:value-type="float" office:value="2509156"/>
          <table:table-cell table:style-name="ce1" office:value-type="string">
            <text:p>Marizópolis (PB)</text:p>
          </table:table-cell>
          <table:table-cell table:style-name="ce1" office:value-type="float" office:value="97.04"/>
        </table:table-row>
        <table:table-row table:style-name="ro1">
          <table:table-cell table:style-name="ce1" office:value-type="float" office:value="2509206"/>
          <table:table-cell table:style-name="ce1" office:value-type="string">
            <text:p>Massaranduba (PB)</text:p>
          </table:table-cell>
          <table:table-cell table:style-name="ce1" office:value-type="float" office:value="62.64"/>
        </table:table-row>
        <table:table-row table:style-name="ro1">
          <table:table-cell table:style-name="ce1" office:value-type="float" office:value="2509305"/>
          <table:table-cell table:style-name="ce1" office:value-type="string">
            <text:p>Mataraca (PB)</text:p>
          </table:table-cell>
          <table:table-cell table:style-name="ce1" office:value-type="float" office:value="40.19"/>
        </table:table-row>
        <table:table-row table:style-name="ro1">
          <table:table-cell table:style-name="ce1" office:value-type="float" office:value="2509339"/>
          <table:table-cell table:style-name="ce1" office:value-type="string">
            <text:p>Matinhas (PB)</text:p>
          </table:table-cell>
          <table:table-cell table:style-name="ce1" office:value-type="float" office:value="113.34"/>
        </table:table-row>
        <table:table-row table:style-name="ro1">
          <table:table-cell table:style-name="ce1" office:value-type="float" office:value="2509370"/>
          <table:table-cell table:style-name="ce1" office:value-type="string">
            <text:p>Mato Grosso (PB)</text:p>
          </table:table-cell>
          <table:table-cell table:style-name="ce1" office:value-type="float" office:value="32.35"/>
        </table:table-row>
        <table:table-row table:style-name="ro1">
          <table:table-cell table:style-name="ce1" office:value-type="float" office:value="2509396"/>
          <table:table-cell table:style-name="ce1" office:value-type="string">
            <text:p>Maturéia (PB)</text:p>
          </table:table-cell>
          <table:table-cell table:style-name="ce1" office:value-type="float" office:value="70.97"/>
        </table:table-row>
        <table:table-row table:style-name="ro1">
          <table:table-cell table:style-name="ce1" office:value-type="float" office:value="2509404"/>
          <table:table-cell table:style-name="ce1" office:value-type="string">
            <text:p>Mogeiro (PB)</text:p>
          </table:table-cell>
          <table:table-cell table:style-name="ce1" office:value-type="float" office:value="64.41"/>
        </table:table-row>
        <table:table-row table:style-name="ro1">
          <table:table-cell table:style-name="ce1" office:value-type="float" office:value="2509503"/>
          <table:table-cell table:style-name="ce1" office:value-type="string">
            <text:p>Montadas (PB)</text:p>
          </table:table-cell>
          <table:table-cell table:style-name="ce1" office:value-type="float" office:value="157.98"/>
        </table:table-row>
        <table:table-row table:style-name="ro1">
          <table:table-cell table:style-name="ce1" office:value-type="float" office:value="2509602"/>
          <table:table-cell table:style-name="ce1" office:value-type="string">
            <text:p>Monte Horebe (PB)</text:p>
          </table:table-cell>
          <table:table-cell table:style-name="ce1" office:value-type="float" office:value="38.80"/>
        </table:table-row>
        <table:table-row table:style-name="ro1">
          <table:table-cell table:style-name="ce1" office:value-type="float" office:value="2509701"/>
          <table:table-cell table:style-name="ce1" office:value-type="string">
            <text:p>Monteiro (PB)</text:p>
          </table:table-cell>
          <table:table-cell table:style-name="ce1" office:value-type="float" office:value="31.28"/>
        </table:table-row>
        <table:table-row table:style-name="ro1">
          <table:table-cell table:style-name="ce1" office:value-type="float" office:value="2509800"/>
          <table:table-cell table:style-name="ce1" office:value-type="string">
            <text:p>Mulungu (PB)</text:p>
          </table:table-cell>
          <table:table-cell table:style-name="ce1" office:value-type="float" office:value="48.48"/>
        </table:table-row>
        <table:table-row table:style-name="ro1">
          <table:table-cell table:style-name="ce1" office:value-type="float" office:value="2509909"/>
          <table:table-cell table:style-name="ce1" office:value-type="string">
            <text:p>Natuba (PB)</text:p>
          </table:table-cell>
          <table:table-cell table:style-name="ce1" office:value-type="float" office:value="51.53"/>
        </table:table-row>
        <table:table-row table:style-name="ro1">
          <table:table-cell table:style-name="ce1" office:value-type="float" office:value="2510006"/>
          <table:table-cell table:style-name="ce1" office:value-type="string">
            <text:p>Nazarezinho (PB)</text:p>
          </table:table-cell>
          <table:table-cell table:style-name="ce1" office:value-type="float" office:value="38.02"/>
        </table:table-row>
        <table:table-row table:style-name="ro1">
          <table:table-cell table:style-name="ce1" office:value-type="float" office:value="2510105"/>
          <table:table-cell table:style-name="ce1" office:value-type="string">
            <text:p>Nova Floresta (PB)</text:p>
          </table:table-cell>
          <table:table-cell table:style-name="ce1" office:value-type="float" office:value="222.31"/>
        </table:table-row>
        <table:table-row table:style-name="ro1">
          <table:table-cell table:style-name="ce1" office:value-type="float" office:value="2510204"/>
          <table:table-cell table:style-name="ce1" office:value-type="string">
            <text:p>Nova Olinda (PB)</text:p>
          </table:table-cell>
          <table:table-cell table:style-name="ce1" office:value-type="float" office:value="72.04"/>
        </table:table-row>
        <table:table-row table:style-name="ro1">
          <table:table-cell table:style-name="ce1" office:value-type="float" office:value="2510303"/>
          <table:table-cell table:style-name="ce1" office:value-type="string">
            <text:p>Nova Palmeira (PB)</text:p>
          </table:table-cell>
          <table:table-cell table:style-name="ce1" office:value-type="float" office:value="14.05"/>
        </table:table-row>
        <table:table-row table:style-name="ro1">
          <table:table-cell table:style-name="ce1" office:value-type="float" office:value="2510402"/>
          <table:table-cell table:style-name="ce1" office:value-type="string">
            <text:p>Olho d'Água (PB)</text:p>
          </table:table-cell>
          <table:table-cell table:style-name="ce1" office:value-type="float" office:value="11.63"/>
        </table:table-row>
        <table:table-row table:style-name="ro1">
          <table:table-cell table:style-name="ce1" office:value-type="float" office:value="2510501"/>
          <table:table-cell table:style-name="ce1" office:value-type="string">
            <text:p>Olivedos (PB)</text:p>
          </table:table-cell>
          <table:table-cell table:style-name="ce1" office:value-type="float" office:value="11.41"/>
        </table:table-row>
        <table:table-row table:style-name="ro1">
          <table:table-cell table:style-name="ce1" office:value-type="float" office:value="2510600"/>
          <table:table-cell table:style-name="ce1" office:value-type="string">
            <text:p>Ouro Velho (PB)</text:p>
          </table:table-cell>
          <table:table-cell table:style-name="ce1" office:value-type="float" office:value="22.63"/>
        </table:table-row>
        <table:table-row table:style-name="ro1">
          <table:table-cell table:style-name="ce1" office:value-type="float" office:value="2510659"/>
          <table:table-cell table:style-name="ce1" office:value-type="string">
            <text:p>Parari (PB)</text:p>
          </table:table-cell>
          <table:table-cell table:style-name="ce1" office:value-type="float" office:value="9.78"/>
        </table:table-row>
        <table:table-row table:style-name="ro1">
          <table:table-cell table:style-name="ce1" office:value-type="float" office:value="2510709"/>
          <table:table-cell table:style-name="ce1" office:value-type="string">
            <text:p>Passagem (PB)</text:p>
          </table:table-cell>
          <table:table-cell table:style-name="ce1" office:value-type="float" office:value="19.96"/>
        </table:table-row>
        <table:table-row table:style-name="ro1">
          <table:table-cell table:style-name="ce1" office:value-type="float" office:value="2510808"/>
          <table:table-cell table:style-name="ce1" office:value-type="string">
            <text:p>Patos (PB)</text:p>
          </table:table-cell>
          <table:table-cell table:style-name="ce1" office:value-type="float" office:value="212.82"/>
        </table:table-row>
        <table:table-row table:style-name="ro1">
          <table:table-cell table:style-name="ce1" office:value-type="float" office:value="2510907"/>
          <table:table-cell table:style-name="ce1" office:value-type="string">
            <text:p>Paulista (PB)</text:p>
          </table:table-cell>
          <table:table-cell table:style-name="ce1" office:value-type="float" office:value="20.43"/>
        </table:table-row>
        <table:table-row table:style-name="ro1">
          <table:table-cell table:style-name="ce1" office:value-type="float" office:value="2511004"/>
          <table:table-cell table:style-name="ce1" office:value-type="string">
            <text:p>Pedra Branca (PB)</text:p>
          </table:table-cell>
          <table:table-cell table:style-name="ce1" office:value-type="float" office:value="32.95"/>
        </table:table-row>
        <table:table-row table:style-name="ro1">
          <table:table-cell table:style-name="ce1" office:value-type="float" office:value="2511103"/>
          <table:table-cell table:style-name="ce1" office:value-type="string">
            <text:p>Pedra Lavrada (PB)</text:p>
          </table:table-cell>
          <table:table-cell table:style-name="ce1" office:value-type="float" office:value="21.26"/>
        </table:table-row>
        <table:table-row table:style-name="ro1">
          <table:table-cell table:style-name="ce1" office:value-type="float" office:value="2511202"/>
          <table:table-cell table:style-name="ce1" office:value-type="string">
            <text:p>Pedras de Fogo (PB)</text:p>
          </table:table-cell>
          <table:table-cell table:style-name="ce1" office:value-type="float" office:value="67.51"/>
        </table:table-row>
        <table:table-row table:style-name="ro1">
          <table:table-cell table:style-name="ce1" office:value-type="float" office:value="2511301"/>
          <table:table-cell table:style-name="ce1" office:value-type="string">
            <text:p>Piancó (PB)</text:p>
          </table:table-cell>
          <table:table-cell table:style-name="ce1" office:value-type="float" office:value="27.38"/>
        </table:table-row>
        <table:table-row table:style-name="ro1">
          <table:table-cell table:style-name="ce1" office:value-type="float" office:value="2511400"/>
          <table:table-cell table:style-name="ce1" office:value-type="string">
            <text:p>Picuí (PB)</text:p>
          </table:table-cell>
          <table:table-cell table:style-name="ce1" office:value-type="float" office:value="27.54"/>
        </table:table-row>
        <table:table-row table:style-name="ro1">
          <table:table-cell table:style-name="ce1" office:value-type="float" office:value="2511509"/>
          <table:table-cell table:style-name="ce1" office:value-type="string">
            <text:p>Pilar (PB)</text:p>
          </table:table-cell>
          <table:table-cell table:style-name="ce1" office:value-type="float" office:value="109.29"/>
        </table:table-row>
        <table:table-row table:style-name="ro1">
          <table:table-cell table:style-name="ce1" office:value-type="float" office:value="2511608"/>
          <table:table-cell table:style-name="ce1" office:value-type="string">
            <text:p>Pilões (PB)</text:p>
          </table:table-cell>
          <table:table-cell table:style-name="ce1" office:value-type="float" office:value="108.28"/>
        </table:table-row>
        <table:table-row table:style-name="ro1">
          <table:table-cell table:style-name="ce1" office:value-type="float" office:value="2511707"/>
          <table:table-cell table:style-name="ce1" office:value-type="string">
            <text:p>Pilõezinhos (PB)</text:p>
          </table:table-cell>
          <table:table-cell table:style-name="ce1" office:value-type="float" office:value="117.42"/>
        </table:table-row>
        <table:table-row table:style-name="ro1">
          <table:table-cell table:style-name="ce1" office:value-type="float" office:value="2511806"/>
          <table:table-cell table:style-name="ce1" office:value-type="string">
            <text:p>Pirpirituba (PB)</text:p>
          </table:table-cell>
          <table:table-cell table:style-name="ce1" office:value-type="float" office:value="129.33"/>
        </table:table-row>
        <table:table-row table:style-name="ro1">
          <table:table-cell table:style-name="ce1" office:value-type="float" office:value="2511905"/>
          <table:table-cell table:style-name="ce1" office:value-type="string">
            <text:p>Pitimbu (PB)</text:p>
          </table:table-cell>
          <table:table-cell table:style-name="ce1" office:value-type="float" office:value="124.78"/>
        </table:table-row>
        <table:table-row table:style-name="ro1">
          <table:table-cell table:style-name="ce1" office:value-type="float" office:value="2512002"/>
          <table:table-cell table:style-name="ce1" office:value-type="string">
            <text:p>Pocinhos (PB)</text:p>
          </table:table-cell>
          <table:table-cell table:style-name="ce1" office:value-type="float" office:value="27.12"/>
        </table:table-row>
        <table:table-row table:style-name="ro1">
          <table:table-cell table:style-name="ce1" office:value-type="float" office:value="2512036"/>
          <table:table-cell table:style-name="ce1" office:value-type="string">
            <text:p>Poço Dantas (PB)</text:p>
          </table:table-cell>
          <table:table-cell table:style-name="ce1" office:value-type="float" office:value="38.57"/>
        </table:table-row>
        <table:table-row table:style-name="ro1">
          <table:table-cell table:style-name="ce1" office:value-type="float" office:value="2512077"/>
          <table:table-cell table:style-name="ce1" office:value-type="string">
            <text:p>Poço de José de Moura (PB)</text:p>
          </table:table-cell>
          <table:table-cell table:style-name="ce1" office:value-type="float" office:value="39.40"/>
        </table:table-row>
        <table:table-row table:style-name="ro1">
          <table:table-cell table:style-name="ce1" office:value-type="float" office:value="2512101"/>
          <table:table-cell table:style-name="ce1" office:value-type="string">
            <text:p>Pombal (PB)</text:p>
          </table:table-cell>
          <table:table-cell table:style-name="ce1" office:value-type="float" office:value="36.13"/>
        </table:table-row>
        <table:table-row table:style-name="ro1">
          <table:table-cell table:style-name="ce1" office:value-type="float" office:value="2512200"/>
          <table:table-cell table:style-name="ce1" office:value-type="string">
            <text:p>Prata (PB)</text:p>
          </table:table-cell>
          <table:table-cell table:style-name="ce1" office:value-type="float" office:value="20.07"/>
        </table:table-row>
        <table:table-row table:style-name="ro1">
          <table:table-cell table:style-name="ce1" office:value-type="float" office:value="2512309"/>
          <table:table-cell table:style-name="ce1" office:value-type="string">
            <text:p>Princesa Isabel (PB)</text:p>
          </table:table-cell>
          <table:table-cell table:style-name="ce1" office:value-type="float" office:value="57.84"/>
        </table:table-row>
        <table:table-row table:style-name="ro1">
          <table:table-cell table:style-name="ce1" office:value-type="float" office:value="2512408"/>
          <table:table-cell table:style-name="ce1" office:value-type="string">
            <text:p>Puxinanã (PB)</text:p>
          </table:table-cell>
          <table:table-cell table:style-name="ce1" office:value-type="float" office:value="177.81"/>
        </table:table-row>
        <table:table-row table:style-name="ro1">
          <table:table-cell table:style-name="ce1" office:value-type="float" office:value="2512507"/>
          <table:table-cell table:style-name="ce1" office:value-type="string">
            <text:p>Queimadas (PB)</text:p>
          </table:table-cell>
          <table:table-cell table:style-name="ce1" office:value-type="float" office:value="102.17"/>
        </table:table-row>
        <table:table-row table:style-name="ro1">
          <table:table-cell table:style-name="ce1" office:value-type="float" office:value="2512606"/>
          <table:table-cell table:style-name="ce1" office:value-type="string">
            <text:p>Quixaba (PB)</text:p>
          </table:table-cell>
          <table:table-cell table:style-name="ce1" office:value-type="float" office:value="10.84"/>
        </table:table-row>
        <table:table-row table:style-name="ro1">
          <table:table-cell table:style-name="ce1" office:value-type="float" office:value="2512705"/>
          <table:table-cell table:style-name="ce1" office:value-type="string">
            <text:p>Remígio (PB)</text:p>
          </table:table-cell>
          <table:table-cell table:style-name="ce1" office:value-type="float" office:value="98.77"/>
        </table:table-row>
        <table:table-row table:style-name="ro1">
          <table:table-cell table:style-name="ce1" office:value-type="float" office:value="2512721"/>
          <table:table-cell table:style-name="ce1" office:value-type="string">
            <text:p>Pedro Régis (PB)</text:p>
          </table:table-cell>
          <table:table-cell table:style-name="ce1" office:value-type="float" office:value="78.37"/>
        </table:table-row>
        <table:table-row table:style-name="ro1">
          <table:table-cell table:style-name="ce1" office:value-type="float" office:value="2512747"/>
          <table:table-cell table:style-name="ce1" office:value-type="string">
            <text:p>Riachão (PB)</text:p>
          </table:table-cell>
          <table:table-cell table:style-name="ce1" office:value-type="float" office:value="36.23"/>
        </table:table-row>
        <table:table-row table:style-name="ro1">
          <table:table-cell table:style-name="ce1" office:value-type="float" office:value="2512754"/>
          <table:table-cell table:style-name="ce1" office:value-type="string">
            <text:p>Riachão do Bacamarte (PB)</text:p>
          </table:table-cell>
          <table:table-cell table:style-name="ce1" office:value-type="float" office:value="111.13"/>
        </table:table-row>
        <table:table-row table:style-name="ro1">
          <table:table-cell table:style-name="ce1" office:value-type="float" office:value="2512762"/>
          <table:table-cell table:style-name="ce1" office:value-type="string">
            <text:p>Riachão do Poço (PB)</text:p>
          </table:table-cell>
          <table:table-cell table:style-name="ce1" office:value-type="float" office:value="104.35"/>
        </table:table-row>
        <table:table-row table:style-name="ro1">
          <table:table-cell table:style-name="ce1" office:value-type="float" office:value="2512788"/>
          <table:table-cell table:style-name="ce1" office:value-type="string">
            <text:p>Riacho de Santo Antônio (PB)</text:p>
          </table:table-cell>
          <table:table-cell table:style-name="ce1" office:value-type="float" office:value="18.86"/>
        </table:table-row>
        <table:table-row table:style-name="ro1">
          <table:table-cell table:style-name="ce1" office:value-type="float" office:value="2512804"/>
          <table:table-cell table:style-name="ce1" office:value-type="string">
            <text:p>Riacho dos Cavalos (PB)</text:p>
          </table:table-cell>
          <table:table-cell table:style-name="ce1" office:value-type="float" office:value="31.49"/>
        </table:table-row>
        <table:table-row table:style-name="ro1">
          <table:table-cell table:style-name="ce1" office:value-type="float" office:value="2512903"/>
          <table:table-cell table:style-name="ce1" office:value-type="string">
            <text:p>Rio Tinto (PB)</text:p>
          </table:table-cell>
          <table:table-cell table:style-name="ce1" office:value-type="float" office:value="49.42"/>
        </table:table-row>
        <table:table-row table:style-name="ro1">
          <table:table-cell table:style-name="ce1" office:value-type="float" office:value="2513000"/>
          <table:table-cell table:style-name="ce1" office:value-type="string">
            <text:p>Salgadinho (PB)</text:p>
          </table:table-cell>
          <table:table-cell table:style-name="ce1" office:value-type="float" office:value="19.04"/>
        </table:table-row>
        <table:table-row table:style-name="ro1">
          <table:table-cell table:style-name="ce1" office:value-type="float" office:value="2513109"/>
          <table:table-cell table:style-name="ce1" office:value-type="string">
            <text:p>Salgado de São Félix (PB)</text:p>
          </table:table-cell>
          <table:table-cell table:style-name="ce1" office:value-type="float" office:value="59.33"/>
        </table:table-row>
        <table:table-row table:style-name="ro1">
          <table:table-cell table:style-name="ce1" office:value-type="float" office:value="2513158"/>
          <table:table-cell table:style-name="ce1" office:value-type="string">
            <text:p>Santa Cecília (PB)</text:p>
          </table:table-cell>
          <table:table-cell table:style-name="ce1" office:value-type="float" office:value="29.22"/>
        </table:table-row>
        <table:table-row table:style-name="ro1">
          <table:table-cell table:style-name="ce1" office:value-type="float" office:value="2513208"/>
          <table:table-cell table:style-name="ce1" office:value-type="string">
            <text:p>Santa Cruz (PB)</text:p>
          </table:table-cell>
          <table:table-cell table:style-name="ce1" office:value-type="float" office:value="30.79"/>
        </table:table-row>
        <table:table-row table:style-name="ro1">
          <table:table-cell table:style-name="ce1" office:value-type="float" office:value="2513307"/>
          <table:table-cell table:style-name="ce1" office:value-type="string">
            <text:p>Santa Helena (PB)</text:p>
          </table:table-cell>
          <table:table-cell table:style-name="ce1" office:value-type="float" office:value="25.53"/>
        </table:table-row>
        <table:table-row table:style-name="ro1">
          <table:table-cell table:style-name="ce1" office:value-type="float" office:value="2513356"/>
          <table:table-cell table:style-name="ce1" office:value-type="string">
            <text:p>Santa Inês (PB)</text:p>
          </table:table-cell>
          <table:table-cell table:style-name="ce1" office:value-type="float" office:value="10.91"/>
        </table:table-row>
        <table:table-row table:style-name="ro1">
          <table:table-cell table:style-name="ce1" office:value-type="float" office:value="2513406"/>
          <table:table-cell table:style-name="ce1" office:value-type="string">
            <text:p>Santa Luzia (PB)</text:p>
          </table:table-cell>
          <table:table-cell table:style-name="ce1" office:value-type="float" office:value="32.30"/>
        </table:table-row>
        <table:table-row table:style-name="ro1">
          <table:table-cell table:style-name="ce1" office:value-type="float" office:value="2513505"/>
          <table:table-cell table:style-name="ce1" office:value-type="string">
            <text:p>Santana de Mangueira (PB)</text:p>
          </table:table-cell>
          <table:table-cell table:style-name="ce1" office:value-type="float" office:value="13.26"/>
        </table:table-row>
        <table:table-row table:style-name="ro1">
          <table:table-cell table:style-name="ce1" office:value-type="float" office:value="2513604"/>
          <table:table-cell table:style-name="ce1" office:value-type="string">
            <text:p>Santana dos Garrotes (PB)</text:p>
          </table:table-cell>
          <table:table-cell table:style-name="ce1" office:value-type="float" office:value="20.54"/>
        </table:table-row>
        <table:table-row table:style-name="ro1">
          <table:table-cell table:style-name="ce1" office:value-type="float" office:value="2513653"/>
          <table:table-cell table:style-name="ce1" office:value-type="string">
            <text:p>Joca Claudino (PB)</text:p>
          </table:table-cell>
          <table:table-cell table:style-name="ce1" office:value-type="float" office:value="35.33"/>
        </table:table-row>
        <table:table-row table:style-name="ro1">
          <table:table-cell table:style-name="ce1" office:value-type="float" office:value="2513703"/>
          <table:table-cell table:style-name="ce1" office:value-type="string">
            <text:p>Santa Rita (PB)</text:p>
          </table:table-cell>
          <table:table-cell table:style-name="ce1" office:value-type="float" office:value="165.52"/>
        </table:table-row>
        <table:table-row table:style-name="ro1">
          <table:table-cell table:style-name="ce1" office:value-type="float" office:value="2513802"/>
          <table:table-cell table:style-name="ce1" office:value-type="string">
            <text:p>Santa Teresinha (PB)</text:p>
          </table:table-cell>
          <table:table-cell table:style-name="ce1" office:value-type="float" office:value="12.80"/>
        </table:table-row>
        <table:table-row table:style-name="ro1">
          <table:table-cell table:style-name="ce1" office:value-type="float" office:value="2513851"/>
          <table:table-cell table:style-name="ce1" office:value-type="string">
            <text:p>Santo André (PB)</text:p>
          </table:table-cell>
          <table:table-cell table:style-name="ce1" office:value-type="float" office:value="11.72"/>
        </table:table-row>
        <table:table-row table:style-name="ro1">
          <table:table-cell table:style-name="ce1" office:value-type="float" office:value="2513901"/>
          <table:table-cell table:style-name="ce1" office:value-type="string">
            <text:p>São Bento (PB)</text:p>
          </table:table-cell>
          <table:table-cell table:style-name="ce1" office:value-type="float" office:value="124.41"/>
        </table:table-row>
        <table:table-row table:style-name="ro1">
          <table:table-cell table:style-name="ce1" office:value-type="float" office:value="2513927"/>
          <table:table-cell table:style-name="ce1" office:value-type="string">
            <text:p>São Bentinho (PB)</text:p>
          </table:table-cell>
          <table:table-cell table:style-name="ce1" office:value-type="float" office:value="21.12"/>
        </table:table-row>
        <table:table-row table:style-name="ro1">
          <table:table-cell table:style-name="ce1" office:value-type="float" office:value="2513943"/>
          <table:table-cell table:style-name="ce1" office:value-type="string">
            <text:p>São Domingos do Cariri (PB)</text:p>
          </table:table-cell>
          <table:table-cell table:style-name="ce1" office:value-type="float" office:value="11.06"/>
        </table:table-row>
        <table:table-row table:style-name="ro1">
          <table:table-cell table:style-name="ce1" office:value-type="float" office:value="2513968"/>
          <table:table-cell table:style-name="ce1" office:value-type="string">
            <text:p>São Domingos (PB)</text:p>
          </table:table-cell>
          <table:table-cell table:style-name="ce1" office:value-type="float" office:value="16.88"/>
        </table:table-row>
        <table:table-row table:style-name="ro1">
          <table:table-cell table:style-name="ce1" office:value-type="float" office:value="2513984"/>
          <table:table-cell table:style-name="ce1" office:value-type="string">
            <text:p>São Francisco (PB)</text:p>
          </table:table-cell>
          <table:table-cell table:style-name="ce1" office:value-type="float" office:value="35.39"/>
        </table:table-row>
        <table:table-row table:style-name="ro1">
          <table:table-cell table:style-name="ce1" office:value-type="float" office:value="2514008"/>
          <table:table-cell table:style-name="ce1" office:value-type="string">
            <text:p>São João do Cariri (PB)</text:p>
          </table:table-cell>
          <table:table-cell table:style-name="ce1" office:value-type="float" office:value="6.65"/>
        </table:table-row>
        <table:table-row table:style-name="ro1">
          <table:table-cell table:style-name="ce1" office:value-type="float" office:value="2514107"/>
          <table:table-cell table:style-name="ce1" office:value-type="string">
            <text:p>São João do Tigre (PB)</text:p>
          </table:table-cell>
          <table:table-cell table:style-name="ce1" office:value-type="float" office:value="5.39"/>
        </table:table-row>
        <table:table-row table:style-name="ro1">
          <table:table-cell table:style-name="ce1" office:value-type="float" office:value="2514206"/>
          <table:table-cell table:style-name="ce1" office:value-type="string">
            <text:p>São José da Lagoa Tapada (PB)</text:p>
          </table:table-cell>
          <table:table-cell table:style-name="ce1" office:value-type="float" office:value="22.13"/>
        </table:table-row>
        <table:table-row table:style-name="ro1">
          <table:table-cell table:style-name="ce1" office:value-type="float" office:value="2514305"/>
          <table:table-cell table:style-name="ce1" office:value-type="string">
            <text:p>São José de Caiana (PB)</text:p>
          </table:table-cell>
          <table:table-cell table:style-name="ce1" office:value-type="float" office:value="34.08"/>
        </table:table-row>
        <table:table-row table:style-name="ro1">
          <table:table-cell table:style-name="ce1" office:value-type="float" office:value="2514404"/>
          <table:table-cell table:style-name="ce1" office:value-type="string">
            <text:p>São José de Espinharas (PB)</text:p>
          </table:table-cell>
          <table:table-cell table:style-name="ce1" office:value-type="float" office:value="6.56"/>
        </table:table-row>
        <table:table-row table:style-name="ro1">
          <table:table-cell table:style-name="ce1" office:value-type="float" office:value="2514453"/>
          <table:table-cell table:style-name="ce1" office:value-type="string">
            <text:p>São José dos Ramos (PB)</text:p>
          </table:table-cell>
          <table:table-cell table:style-name="ce1" office:value-type="float" office:value="56.07"/>
        </table:table-row>
        <table:table-row table:style-name="ro1">
          <table:table-cell table:style-name="ce1" office:value-type="float" office:value="2514503"/>
          <table:table-cell table:style-name="ce1" office:value-type="string">
            <text:p>São José de Piranhas (PB)</text:p>
          </table:table-cell>
          <table:table-cell table:style-name="ce1" office:value-type="float" office:value="28.19"/>
        </table:table-row>
        <table:table-row table:style-name="ro1">
          <table:table-cell table:style-name="ce1" office:value-type="float" office:value="2514552"/>
          <table:table-cell table:style-name="ce1" office:value-type="string">
            <text:p>São José de Princesa (PB)</text:p>
          </table:table-cell>
          <table:table-cell table:style-name="ce1" office:value-type="float" office:value="26.70"/>
        </table:table-row>
        <table:table-row table:style-name="ro1">
          <table:table-cell table:style-name="ce1" office:value-type="float" office:value="2514602"/>
          <table:table-cell table:style-name="ce1" office:value-type="string">
            <text:p>São José do Bonfim (PB)</text:p>
          </table:table-cell>
          <table:table-cell table:style-name="ce1" office:value-type="float" office:value="24.00"/>
        </table:table-row>
        <table:table-row table:style-name="ro1">
          <table:table-cell table:style-name="ce1" office:value-type="float" office:value="2514651"/>
          <table:table-cell table:style-name="ce1" office:value-type="string">
            <text:p>São José do Brejo do Cruz (PB)</text:p>
          </table:table-cell>
          <table:table-cell table:style-name="ce1" office:value-type="float" office:value="6.66"/>
        </table:table-row>
        <table:table-row table:style-name="ro1">
          <table:table-cell table:style-name="ce1" office:value-type="float" office:value="2514701"/>
          <table:table-cell table:style-name="ce1" office:value-type="string">
            <text:p>São José do Sabugi (PB)</text:p>
          </table:table-cell>
          <table:table-cell table:style-name="ce1" office:value-type="float" office:value="19.38"/>
        </table:table-row>
        <table:table-row table:style-name="ro1">
          <table:table-cell table:style-name="ce1" office:value-type="float" office:value="2514800"/>
          <table:table-cell table:style-name="ce1" office:value-type="string">
            <text:p>São José dos Cordeiros (PB)</text:p>
          </table:table-cell>
          <table:table-cell table:style-name="ce1" office:value-type="float" office:value="9.54"/>
        </table:table-row>
        <table:table-row table:style-name="ro1">
          <table:table-cell table:style-name="ce1" office:value-type="float" office:value="2514909"/>
          <table:table-cell table:style-name="ce1" office:value-type="string">
            <text:p>São Mamede (PB)</text:p>
          </table:table-cell>
          <table:table-cell table:style-name="ce1" office:value-type="float" office:value="14.60"/>
        </table:table-row>
        <table:table-row table:style-name="ro1">
          <table:table-cell table:style-name="ce1" office:value-type="float" office:value="2515005"/>
          <table:table-cell table:style-name="ce1" office:value-type="string">
            <text:p>São Miguel de Taipu (PB)</text:p>
          </table:table-cell>
          <table:table-cell table:style-name="ce1" office:value-type="float" office:value="72.37"/>
        </table:table-row>
        <table:table-row table:style-name="ro1">
          <table:table-cell table:style-name="ce1" office:value-type="float" office:value="2515104"/>
          <table:table-cell table:style-name="ce1" office:value-type="string">
            <text:p>São Sebastião de Lagoa de Roça (PB)</text:p>
          </table:table-cell>
          <table:table-cell table:style-name="ce1" office:value-type="float" office:value="221.16"/>
        </table:table-row>
        <table:table-row table:style-name="ro1">
          <table:table-cell table:style-name="ce1" office:value-type="float" office:value="2515203"/>
          <table:table-cell table:style-name="ce1" office:value-type="string">
            <text:p>São Sebastião do Umbuzeiro (PB)</text:p>
          </table:table-cell>
          <table:table-cell table:style-name="ce1" office:value-type="float" office:value="7.02"/>
        </table:table-row>
        <table:table-row table:style-name="ro1">
          <table:table-cell table:style-name="ce1" office:value-type="float" office:value="2515302"/>
          <table:table-cell table:style-name="ce1" office:value-type="string">
            <text:p>Sapé (PB)</text:p>
          </table:table-cell>
          <table:table-cell table:style-name="ce1" office:value-type="float" office:value="158.92"/>
        </table:table-row>
        <table:table-row table:style-name="ro1">
          <table:table-cell table:style-name="ce1" office:value-type="float" office:value="2515401"/>
          <table:table-cell table:style-name="ce1" office:value-type="string">
            <text:p>São Vicente do Seridó (PB)</text:p>
          </table:table-cell>
          <table:table-cell table:style-name="ce1" office:value-type="float" office:value="37.00"/>
        </table:table-row>
        <table:table-row table:style-name="ro1">
          <table:table-cell table:style-name="ce1" office:value-type="float" office:value="2515500"/>
          <table:table-cell table:style-name="ce1" office:value-type="string">
            <text:p>Serra Branca (PB)</text:p>
          </table:table-cell>
          <table:table-cell table:style-name="ce1" office:value-type="float" office:value="18.89"/>
        </table:table-row>
        <table:table-row table:style-name="ro1">
          <table:table-cell table:style-name="ce1" office:value-type="float" office:value="2515609"/>
          <table:table-cell table:style-name="ce1" office:value-type="string">
            <text:p>Serra da Raiz (PB)</text:p>
          </table:table-cell>
          <table:table-cell table:style-name="ce1" office:value-type="float" office:value="110.17"/>
        </table:table-row>
        <table:table-row table:style-name="ro1">
          <table:table-cell table:style-name="ce1" office:value-type="float" office:value="2515708"/>
          <table:table-cell table:style-name="ce1" office:value-type="string">
            <text:p>Serra Grande (PB)</text:p>
          </table:table-cell>
          <table:table-cell table:style-name="ce1" office:value-type="float" office:value="35.64"/>
        </table:table-row>
        <table:table-row table:style-name="ro1">
          <table:table-cell table:style-name="ce1" office:value-type="float" office:value="2515807"/>
          <table:table-cell table:style-name="ce1" office:value-type="string">
            <text:p>Serra Redonda (PB)</text:p>
          </table:table-cell>
          <table:table-cell table:style-name="ce1" office:value-type="float" office:value="126.11"/>
        </table:table-row>
        <table:table-row table:style-name="ro1">
          <table:table-cell table:style-name="ce1" office:value-type="float" office:value="2515906"/>
          <table:table-cell table:style-name="ce1" office:value-type="string">
            <text:p>Serraria (PB)</text:p>
          </table:table-cell>
          <table:table-cell table:style-name="ce1" office:value-type="float" office:value="95.53"/>
        </table:table-row>
        <table:table-row table:style-name="ro1">
          <table:table-cell table:style-name="ce1" office:value-type="float" office:value="2515930"/>
          <table:table-cell table:style-name="ce1" office:value-type="string">
            <text:p>Sertãozinho (PB)</text:p>
          </table:table-cell>
          <table:table-cell table:style-name="ce1" office:value-type="float" office:value="134.00"/>
        </table:table-row>
        <table:table-row table:style-name="ro1">
          <table:table-cell table:style-name="ce1" office:value-type="float" office:value="2515971"/>
          <table:table-cell table:style-name="ce1" office:value-type="string">
            <text:p>Sobrado (PB)</text:p>
          </table:table-cell>
          <table:table-cell table:style-name="ce1" office:value-type="float" office:value="119.42"/>
        </table:table-row>
        <table:table-row table:style-name="ro1">
          <table:table-cell table:style-name="ce1" office:value-type="float" office:value="2516003"/>
          <table:table-cell table:style-name="ce1" office:value-type="string">
            <text:p>Solânea (PB)</text:p>
          </table:table-cell>
          <table:table-cell table:style-name="ce1" office:value-type="float" office:value="115.01"/>
        </table:table-row>
        <table:table-row table:style-name="ro1">
          <table:table-cell table:style-name="ce1" office:value-type="float" office:value="2516102"/>
          <table:table-cell table:style-name="ce1" office:value-type="string">
            <text:p>Soledade (PB)</text:p>
          </table:table-cell>
          <table:table-cell table:style-name="ce1" office:value-type="float" office:value="24.53"/>
        </table:table-row>
        <table:table-row table:style-name="ro1">
          <table:table-cell table:style-name="ce1" office:value-type="float" office:value="2516151"/>
          <table:table-cell table:style-name="ce1" office:value-type="string">
            <text:p>Sossêgo (PB)</text:p>
          </table:table-cell>
          <table:table-cell table:style-name="ce1" office:value-type="float" office:value="20.48"/>
        </table:table-row>
        <table:table-row table:style-name="ro1">
          <table:table-cell table:style-name="ce1" office:value-type="float" office:value="2516201"/>
          <table:table-cell table:style-name="ce1" office:value-type="string">
            <text:p>Sousa (PB)</text:p>
          </table:table-cell>
          <table:table-cell table:style-name="ce1" office:value-type="float" office:value="89.10"/>
        </table:table-row>
        <table:table-row table:style-name="ro1">
          <table:table-cell table:style-name="ce1" office:value-type="float" office:value="2516300"/>
          <table:table-cell table:style-name="ce1" office:value-type="string">
            <text:p>Sumé (PB)</text:p>
          </table:table-cell>
          <table:table-cell table:style-name="ce1" office:value-type="float" office:value="19.16"/>
        </table:table-row>
        <table:table-row table:style-name="ro1">
          <table:table-cell table:style-name="ce1" office:value-type="float" office:value="2516409"/>
          <table:table-cell table:style-name="ce1" office:value-type="string">
            <text:p>Tacima (PB)</text:p>
          </table:table-cell>
          <table:table-cell table:style-name="ce1" office:value-type="float" office:value="41.60"/>
        </table:table-row>
        <table:table-row table:style-name="ro1">
          <table:table-cell table:style-name="ce1" office:value-type="float" office:value="2516508"/>
          <table:table-cell table:style-name="ce1" office:value-type="string">
            <text:p>Taperoá (PB)</text:p>
          </table:table-cell>
          <table:table-cell table:style-name="ce1" office:value-type="float" office:value="22.53"/>
        </table:table-row>
        <table:table-row table:style-name="ro1">
          <table:table-cell table:style-name="ce1" office:value-type="float" office:value="2516607"/>
          <table:table-cell table:style-name="ce1" office:value-type="string">
            <text:p>Tavares (PB)</text:p>
          </table:table-cell>
          <table:table-cell table:style-name="ce1" office:value-type="float" office:value="59.42"/>
        </table:table-row>
        <table:table-row table:style-name="ro1">
          <table:table-cell table:style-name="ce1" office:value-type="float" office:value="2516706"/>
          <table:table-cell table:style-name="ce1" office:value-type="string">
            <text:p>Teixeira (PB)</text:p>
          </table:table-cell>
          <table:table-cell table:style-name="ce1" office:value-type="float" office:value="87.96"/>
        </table:table-row>
        <table:table-row table:style-name="ro1">
          <table:table-cell table:style-name="ce1" office:value-type="float" office:value="2516755"/>
          <table:table-cell table:style-name="ce1" office:value-type="string">
            <text:p>Tenório (PB)</text:p>
          </table:table-cell>
          <table:table-cell table:style-name="ce1" office:value-type="float" office:value="26.72"/>
        </table:table-row>
        <table:table-row table:style-name="ro1">
          <table:table-cell table:style-name="ce1" office:value-type="float" office:value="2516805"/>
          <table:table-cell table:style-name="ce1" office:value-type="string">
            <text:p>Triunfo (PB)</text:p>
          </table:table-cell>
          <table:table-cell table:style-name="ce1" office:value-type="float" office:value="41.93"/>
        </table:table-row>
        <table:table-row table:style-name="ro1">
          <table:table-cell table:style-name="ce1" office:value-type="float" office:value="2516904"/>
          <table:table-cell table:style-name="ce1" office:value-type="string">
            <text:p>Uiraúna (PB)</text:p>
          </table:table-cell>
          <table:table-cell table:style-name="ce1" office:value-type="float" office:value="49.52"/>
        </table:table-row>
        <table:table-row table:style-name="ro1">
          <table:table-cell table:style-name="ce1" office:value-type="float" office:value="2517001"/>
          <table:table-cell table:style-name="ce1" office:value-type="string">
            <text:p>Umbuzeiro (PB)</text:p>
          </table:table-cell>
          <table:table-cell table:style-name="ce1" office:value-type="float" office:value="51.28"/>
        </table:table-row>
        <table:table-row table:style-name="ro1">
          <table:table-cell table:style-name="ce1" office:value-type="float" office:value="2517100"/>
          <table:table-cell table:style-name="ce1" office:value-type="string">
            <text:p>Várzea (PB)</text:p>
          </table:table-cell>
          <table:table-cell table:style-name="ce1" office:value-type="float" office:value="13.15"/>
        </table:table-row>
        <table:table-row table:style-name="ro1">
          <table:table-cell table:style-name="ce1" office:value-type="float" office:value="2517209"/>
          <table:table-cell table:style-name="ce1" office:value-type="string">
            <text:p>Vieirópolis (PB)</text:p>
          </table:table-cell>
          <table:table-cell table:style-name="ce1" office:value-type="float" office:value="34.37"/>
        </table:table-row>
        <table:table-row table:style-name="ro1">
          <table:table-cell table:style-name="ce1" office:value-type="float" office:value="2517407"/>
          <table:table-cell table:style-name="ce1" office:value-type="string">
            <text:p>Zabelê (PB)</text:p>
          </table:table-cell>
          <table:table-cell table:style-name="ce1" office:value-type="float" office:value="18.97"/>
        </table:table-row>
        <table:table-row table:style-name="ro1">
          <table:table-cell table:style-name="ce1" office:value-type="float" office:value="2600054"/>
          <table:table-cell table:style-name="ce1" office:value-type="string">
            <text:p>Abreu e Lima (PE)</text:p>
          </table:table-cell>
          <table:table-cell table:style-name="ce1" office:value-type="float" office:value="724.90"/>
        </table:table-row>
        <table:table-row table:style-name="ro1">
          <table:table-cell table:style-name="ce1" office:value-type="float" office:value="2600104"/>
          <table:table-cell table:style-name="ce1" office:value-type="string">
            <text:p>Afogados da Ingazeira (PE)</text:p>
          </table:table-cell>
          <table:table-cell table:style-name="ce1" office:value-type="float" office:value="92.90"/>
        </table:table-row>
        <table:table-row table:style-name="ro1">
          <table:table-cell table:style-name="ce1" office:value-type="float" office:value="2600203"/>
          <table:table-cell table:style-name="ce1" office:value-type="string">
            <text:p>Afrânio (PE)</text:p>
          </table:table-cell>
          <table:table-cell table:style-name="ce1" office:value-type="float" office:value="11.80"/>
        </table:table-row>
        <table:table-row table:style-name="ro1">
          <table:table-cell table:style-name="ce1" office:value-type="float" office:value="2600302"/>
          <table:table-cell table:style-name="ce1" office:value-type="string">
            <text:p>Agrestina (PE)</text:p>
          </table:table-cell>
          <table:table-cell table:style-name="ce1" office:value-type="float" office:value="112.58"/>
        </table:table-row>
        <table:table-row table:style-name="ro1">
          <table:table-cell table:style-name="ce1" office:value-type="float" office:value="2600401"/>
          <table:table-cell table:style-name="ce1" office:value-type="string">
            <text:p>Água Preta (PE)</text:p>
          </table:table-cell>
          <table:table-cell table:style-name="ce1" office:value-type="float" office:value="62.05"/>
        </table:table-row>
        <table:table-row table:style-name="ro1">
          <table:table-cell table:style-name="ce1" office:value-type="float" office:value="2600500"/>
          <table:table-cell table:style-name="ce1" office:value-type="string">
            <text:p>Águas Belas (PE)</text:p>
          </table:table-cell>
          <table:table-cell table:style-name="ce1" office:value-type="float" office:value="45.41"/>
        </table:table-row>
        <table:table-row table:style-name="ro1">
          <table:table-cell table:style-name="ce1" office:value-type="float" office:value="2600609"/>
          <table:table-cell table:style-name="ce1" office:value-type="string">
            <text:p>Alagoinha (PE)</text:p>
          </table:table-cell>
          <table:table-cell table:style-name="ce1" office:value-type="float" office:value="63.16"/>
        </table:table-row>
        <table:table-row table:style-name="ro1">
          <table:table-cell table:style-name="ce1" office:value-type="float" office:value="2600708"/>
          <table:table-cell table:style-name="ce1" office:value-type="string">
            <text:p>Aliança (PE)</text:p>
          </table:table-cell>
          <table:table-cell table:style-name="ce1" office:value-type="float" office:value="137.16"/>
        </table:table-row>
        <table:table-row table:style-name="ro1">
          <table:table-cell table:style-name="ce1" office:value-type="float" office:value="2600807"/>
          <table:table-cell table:style-name="ce1" office:value-type="string">
            <text:p>Altinho (PE)</text:p>
          </table:table-cell>
          <table:table-cell table:style-name="ce1" office:value-type="float" office:value="49.18"/>
        </table:table-row>
        <table:table-row table:style-name="ro1">
          <table:table-cell table:style-name="ce1" office:value-type="float" office:value="2600906"/>
          <table:table-cell table:style-name="ce1" office:value-type="string">
            <text:p>Amaraji (PE)</text:p>
          </table:table-cell>
          <table:table-cell table:style-name="ce1" office:value-type="float" office:value="93.38"/>
        </table:table-row>
        <table:table-row table:style-name="ro1">
          <table:table-cell table:style-name="ce1" office:value-type="float" office:value="2601003"/>
          <table:table-cell table:style-name="ce1" office:value-type="string">
            <text:p>Angelim (PE)</text:p>
          </table:table-cell>
          <table:table-cell table:style-name="ce1" office:value-type="float" office:value="86.43"/>
        </table:table-row>
        <table:table-row table:style-name="ro1">
          <table:table-cell table:style-name="ce1" office:value-type="float" office:value="2601052"/>
          <table:table-cell table:style-name="ce1" office:value-type="string">
            <text:p>Araçoiaba (PE)</text:p>
          </table:table-cell>
          <table:table-cell table:style-name="ce1" office:value-type="float" office:value="196.74"/>
        </table:table-row>
        <table:table-row table:style-name="ro1">
          <table:table-cell table:style-name="ce1" office:value-type="float" office:value="2601102"/>
          <table:table-cell table:style-name="ce1" office:value-type="string">
            <text:p>Araripina (PE)</text:p>
          </table:table-cell>
          <table:table-cell table:style-name="ce1" office:value-type="float" office:value="40.84"/>
        </table:table-row>
        <table:table-row table:style-name="ro1">
          <table:table-cell table:style-name="ce1" office:value-type="float" office:value="2601201"/>
          <table:table-cell table:style-name="ce1" office:value-type="string">
            <text:p>Arcoverde (PE)</text:p>
          </table:table-cell>
          <table:table-cell table:style-name="ce1" office:value-type="float" office:value="196.05"/>
        </table:table-row>
        <table:table-row table:style-name="ro1">
          <table:table-cell table:style-name="ce1" office:value-type="float" office:value="2601300"/>
          <table:table-cell table:style-name="ce1" office:value-type="string">
            <text:p>Barra de Guabiraba (PE)</text:p>
          </table:table-cell>
          <table:table-cell table:style-name="ce1" office:value-type="float" office:value="111.44"/>
        </table:table-row>
        <table:table-row table:style-name="ro1">
          <table:table-cell table:style-name="ce1" office:value-type="float" office:value="2601409"/>
          <table:table-cell table:style-name="ce1" office:value-type="string">
            <text:p>Barreiros (PE)</text:p>
          </table:table-cell>
          <table:table-cell table:style-name="ce1" office:value-type="float" office:value="174.54"/>
        </table:table-row>
        <table:table-row table:style-name="ro1">
          <table:table-cell table:style-name="ce1" office:value-type="float" office:value="2601508"/>
          <table:table-cell table:style-name="ce1" office:value-type="string">
            <text:p>Belém de Maria (PE)</text:p>
          </table:table-cell>
          <table:table-cell table:style-name="ce1" office:value-type="float" office:value="153.96"/>
        </table:table-row>
        <table:table-row table:style-name="ro1">
          <table:table-cell table:style-name="ce1" office:value-type="float" office:value="2601607"/>
          <table:table-cell table:style-name="ce1" office:value-type="string">
            <text:p>Belém do São Francisco (PE)</text:p>
          </table:table-cell>
          <table:table-cell table:style-name="ce1" office:value-type="float" office:value="11.06"/>
        </table:table-row>
        <table:table-row table:style-name="ro1">
          <table:table-cell table:style-name="ce1" office:value-type="float" office:value="2601706"/>
          <table:table-cell table:style-name="ce1" office:value-type="string">
            <text:p>Belo Jardim (PE)</text:p>
          </table:table-cell>
          <table:table-cell table:style-name="ce1" office:value-type="float" office:value="111.83"/>
        </table:table-row>
        <table:table-row table:style-name="ro1">
          <table:table-cell table:style-name="ce1" office:value-type="float" office:value="2601805"/>
          <table:table-cell table:style-name="ce1" office:value-type="string">
            <text:p>Betânia (PE)</text:p>
          </table:table-cell>
          <table:table-cell table:style-name="ce1" office:value-type="float" office:value="9.65"/>
        </table:table-row>
        <table:table-row table:style-name="ro1">
          <table:table-cell table:style-name="ce1" office:value-type="float" office:value="2601904"/>
          <table:table-cell table:style-name="ce1" office:value-type="string">
            <text:p>Bezerros (PE)</text:p>
          </table:table-cell>
          <table:table-cell table:style-name="ce1" office:value-type="float" office:value="119.53"/>
        </table:table-row>
        <table:table-row table:style-name="ro1">
          <table:table-cell table:style-name="ce1" office:value-type="float" office:value="2602001"/>
          <table:table-cell table:style-name="ce1" office:value-type="string">
            <text:p>Bodocó (PE)</text:p>
          </table:table-cell>
          <table:table-cell table:style-name="ce1" office:value-type="float" office:value="21.75"/>
        </table:table-row>
        <table:table-row table:style-name="ro1">
          <table:table-cell table:style-name="ce1" office:value-type="float" office:value="2602100"/>
          <table:table-cell table:style-name="ce1" office:value-type="string">
            <text:p>Bom Conselho (PE)</text:p>
          </table:table-cell>
          <table:table-cell table:style-name="ce1" office:value-type="float" office:value="57.44"/>
        </table:table-row>
        <table:table-row table:style-name="ro1">
          <table:table-cell table:style-name="ce1" office:value-type="float" office:value="2602209"/>
          <table:table-cell table:style-name="ce1" office:value-type="string">
            <text:p>Bom Jardim (PE)</text:p>
          </table:table-cell>
          <table:table-cell table:style-name="ce1" office:value-type="float" office:value="173.17"/>
        </table:table-row>
        <table:table-row table:style-name="ro1">
          <table:table-cell table:style-name="ce1" office:value-type="float" office:value="2602308"/>
          <table:table-cell table:style-name="ce1" office:value-type="string">
            <text:p>Bonito (PE)</text:p>
          </table:table-cell>
          <table:table-cell table:style-name="ce1" office:value-type="float" office:value="94.96"/>
        </table:table-row>
        <table:table-row table:style-name="ro1">
          <table:table-cell table:style-name="ce1" office:value-type="float" office:value="2602407"/>
          <table:table-cell table:style-name="ce1" office:value-type="string">
            <text:p>Brejão (PE)</text:p>
          </table:table-cell>
          <table:table-cell table:style-name="ce1" office:value-type="float" office:value="55.35"/>
        </table:table-row>
        <table:table-row table:style-name="ro1">
          <table:table-cell table:style-name="ce1" office:value-type="float" office:value="2602506"/>
          <table:table-cell table:style-name="ce1" office:value-type="string">
            <text:p>Brejinho (PE)</text:p>
          </table:table-cell>
          <table:table-cell table:style-name="ce1" office:value-type="float" office:value="68.76"/>
        </table:table-row>
        <table:table-row table:style-name="ro1">
          <table:table-cell table:style-name="ce1" office:value-type="float" office:value="2602605"/>
          <table:table-cell table:style-name="ce1" office:value-type="string">
            <text:p>Brejo da Madre de Deus (PE)</text:p>
          </table:table-cell>
          <table:table-cell table:style-name="ce1" office:value-type="float" office:value="59.26"/>
        </table:table-row>
        <table:table-row table:style-name="ro1">
          <table:table-cell table:style-name="ce1" office:value-type="float" office:value="2602704"/>
          <table:table-cell table:style-name="ce1" office:value-type="string">
            <text:p>Buenos Aires (PE)</text:p>
          </table:table-cell>
          <table:table-cell table:style-name="ce1" office:value-type="float" office:value="134.54"/>
        </table:table-row>
        <table:table-row table:style-name="ro1">
          <table:table-cell table:style-name="ce1" office:value-type="float" office:value="2602803"/>
          <table:table-cell table:style-name="ce1" office:value-type="string">
            <text:p>Buíque (PE)</text:p>
          </table:table-cell>
          <table:table-cell table:style-name="ce1" office:value-type="float" office:value="38.66"/>
        </table:table-row>
        <table:table-row table:style-name="ro1">
          <table:table-cell table:style-name="ce1" office:value-type="float" office:value="2602902"/>
          <table:table-cell table:style-name="ce1" office:value-type="string">
            <text:p>Cabo de Santo Agostinho (PE)</text:p>
          </table:table-cell>
          <table:table-cell table:style-name="ce1" office:value-type="float" office:value="414.32"/>
        </table:table-row>
        <table:table-row table:style-name="ro1">
          <table:table-cell table:style-name="ce1" office:value-type="float" office:value="2603009"/>
          <table:table-cell table:style-name="ce1" office:value-type="string">
            <text:p>Cabrobó (PE)</text:p>
          </table:table-cell>
          <table:table-cell table:style-name="ce1" office:value-type="float" office:value="18.62"/>
        </table:table-row>
        <table:table-row table:style-name="ro1">
          <table:table-cell table:style-name="ce1" office:value-type="float" office:value="2603108"/>
          <table:table-cell table:style-name="ce1" office:value-type="string">
            <text:p>Cachoeirinha (PE)</text:p>
          </table:table-cell>
          <table:table-cell table:style-name="ce1" office:value-type="float" office:value="104.98"/>
        </table:table-row>
        <table:table-row table:style-name="ro1">
          <table:table-cell table:style-name="ce1" office:value-type="float" office:value="2603207"/>
          <table:table-cell table:style-name="ce1" office:value-type="string">
            <text:p>Caetés (PE)</text:p>
          </table:table-cell>
          <table:table-cell table:style-name="ce1" office:value-type="float" office:value="80.66"/>
        </table:table-row>
        <table:table-row table:style-name="ro1">
          <table:table-cell table:style-name="ce1" office:value-type="float" office:value="2603306"/>
          <table:table-cell table:style-name="ce1" office:value-type="string">
            <text:p>Calçado (PE)</text:p>
          </table:table-cell>
          <table:table-cell table:style-name="ce1" office:value-type="float" office:value="91.23"/>
        </table:table-row>
        <table:table-row table:style-name="ro1">
          <table:table-cell table:style-name="ce1" office:value-type="float" office:value="2603405"/>
          <table:table-cell table:style-name="ce1" office:value-type="string">
            <text:p>Calumbi (PE)</text:p>
          </table:table-cell>
          <table:table-cell table:style-name="ce1" office:value-type="float" office:value="31.50"/>
        </table:table-row>
        <table:table-row table:style-name="ro1">
          <table:table-cell table:style-name="ce1" office:value-type="float" office:value="2603454"/>
          <table:table-cell table:style-name="ce1" office:value-type="string">
            <text:p>Camaragibe (PE)</text:p>
          </table:table-cell>
          <table:table-cell table:style-name="ce1" office:value-type="float" office:value="2821.93"/>
        </table:table-row>
        <table:table-row table:style-name="ro1">
          <table:table-cell table:style-name="ce1" office:value-type="float" office:value="2603504"/>
          <table:table-cell table:style-name="ce1" office:value-type="string">
            <text:p>Camocim de São Félix (PE)</text:p>
          </table:table-cell>
          <table:table-cell table:style-name="ce1" office:value-type="float" office:value="236.00"/>
        </table:table-row>
        <table:table-row table:style-name="ro1">
          <table:table-cell table:style-name="ce1" office:value-type="float" office:value="2603603"/>
          <table:table-cell table:style-name="ce1" office:value-type="string">
            <text:p>Camutanga (PE)</text:p>
          </table:table-cell>
          <table:table-cell table:style-name="ce1" office:value-type="float" office:value="217.39"/>
        </table:table-row>
        <table:table-row table:style-name="ro1">
          <table:table-cell table:style-name="ce1" office:value-type="float" office:value="2603702"/>
          <table:table-cell table:style-name="ce1" office:value-type="string">
            <text:p>Canhotinho (PE)</text:p>
          </table:table-cell>
          <table:table-cell table:style-name="ce1" office:value-type="float" office:value="57.96"/>
        </table:table-row>
        <table:table-row table:style-name="ro1">
          <table:table-cell table:style-name="ce1" office:value-type="float" office:value="2603801"/>
          <table:table-cell table:style-name="ce1" office:value-type="string">
            <text:p>Capoeiras (PE)</text:p>
          </table:table-cell>
          <table:table-cell table:style-name="ce1" office:value-type="float" office:value="58.26"/>
        </table:table-row>
        <table:table-row table:style-name="ro1">
          <table:table-cell table:style-name="ce1" office:value-type="float" office:value="2603900"/>
          <table:table-cell table:style-name="ce1" office:value-type="string">
            <text:p>Carnaíba (PE)</text:p>
          </table:table-cell>
          <table:table-cell table:style-name="ce1" office:value-type="float" office:value="43.42"/>
        </table:table-row>
        <table:table-row table:style-name="ro1">
          <table:table-cell table:style-name="ce1" office:value-type="float" office:value="2603926"/>
          <table:table-cell table:style-name="ce1" office:value-type="string">
            <text:p>Carnaubeira da Penha (PE)</text:p>
          </table:table-cell>
          <table:table-cell table:style-name="ce1" office:value-type="float" office:value="11.73"/>
        </table:table-row>
        <table:table-row table:style-name="ro1">
          <table:table-cell table:style-name="ce1" office:value-type="float" office:value="2604007"/>
          <table:table-cell table:style-name="ce1" office:value-type="string">
            <text:p>Carpina (PE)</text:p>
          </table:table-cell>
          <table:table-cell table:style-name="ce1" office:value-type="float" office:value="516.51"/>
        </table:table-row>
        <table:table-row table:style-name="ro1">
          <table:table-cell table:style-name="ce1" office:value-type="float" office:value="2604106"/>
          <table:table-cell table:style-name="ce1" office:value-type="string">
            <text:p>Caruaru (PE)</text:p>
          </table:table-cell>
          <table:table-cell table:style-name="ce1" office:value-type="float" office:value="342.07"/>
        </table:table-row>
        <table:table-row table:style-name="ro1">
          <table:table-cell table:style-name="ce1" office:value-type="float" office:value="2604155"/>
          <table:table-cell table:style-name="ce1" office:value-type="string">
            <text:p>Casinhas (PE)</text:p>
          </table:table-cell>
          <table:table-cell table:style-name="ce1" office:value-type="float" office:value="118.81"/>
        </table:table-row>
        <table:table-row table:style-name="ro1">
          <table:table-cell table:style-name="ce1" office:value-type="float" office:value="2604205"/>
          <table:table-cell table:style-name="ce1" office:value-type="string">
            <text:p>Catende (PE)</text:p>
          </table:table-cell>
          <table:table-cell table:style-name="ce1" office:value-type="float" office:value="182.49"/>
        </table:table-row>
        <table:table-row table:style-name="ro1">
          <table:table-cell table:style-name="ce1" office:value-type="float" office:value="2604304"/>
          <table:table-cell table:style-name="ce1" office:value-type="string">
            <text:p>Cedro (PE)</text:p>
          </table:table-cell>
          <table:table-cell table:style-name="ce1" office:value-type="float" office:value="62.79"/>
        </table:table-row>
        <table:table-row table:style-name="ro1">
          <table:table-cell table:style-name="ce1" office:value-type="float" office:value="2604403"/>
          <table:table-cell table:style-name="ce1" office:value-type="string">
            <text:p>Chã de Alegria (PE)</text:p>
          </table:table-cell>
          <table:table-cell table:style-name="ce1" office:value-type="float" office:value="255.98"/>
        </table:table-row>
        <table:table-row table:style-name="ro1">
          <table:table-cell table:style-name="ce1" office:value-type="float" office:value="2604502"/>
          <table:table-cell table:style-name="ce1" office:value-type="string">
            <text:p>Chã Grande (PE)</text:p>
          </table:table-cell>
          <table:table-cell table:style-name="ce1" office:value-type="float" office:value="237.33"/>
        </table:table-row>
        <table:table-row table:style-name="ro1">
          <table:table-cell table:style-name="ce1" office:value-type="float" office:value="2604601"/>
          <table:table-cell table:style-name="ce1" office:value-type="string">
            <text:p>Condado (PE)</text:p>
          </table:table-cell>
          <table:table-cell table:style-name="ce1" office:value-type="float" office:value="270.87"/>
        </table:table-row>
        <table:table-row table:style-name="ro1">
          <table:table-cell table:style-name="ce1" office:value-type="float" office:value="2604700"/>
          <table:table-cell table:style-name="ce1" office:value-type="string">
            <text:p>Correntes (PE)</text:p>
          </table:table-cell>
          <table:table-cell table:style-name="ce1" office:value-type="float" office:value="53.00"/>
        </table:table-row>
        <table:table-row table:style-name="ro1">
          <table:table-cell table:style-name="ce1" office:value-type="float" office:value="2604809"/>
          <table:table-cell table:style-name="ce1" office:value-type="string">
            <text:p>Cortês (PE)</text:p>
          </table:table-cell>
          <table:table-cell table:style-name="ce1" office:value-type="float" office:value="122.90"/>
        </table:table-row>
        <table:table-row table:style-name="ro1">
          <table:table-cell table:style-name="ce1" office:value-type="float" office:value="2604908"/>
          <table:table-cell table:style-name="ce1" office:value-type="string">
            <text:p>Cumaru (PE)</text:p>
          </table:table-cell>
          <table:table-cell table:style-name="ce1" office:value-type="float" office:value="58.80"/>
        </table:table-row>
        <table:table-row table:style-name="ro1">
          <table:table-cell table:style-name="ce1" office:value-type="float" office:value="2605004"/>
          <table:table-cell table:style-name="ce1" office:value-type="string">
            <text:p>Cupira (PE)</text:p>
          </table:table-cell>
          <table:table-cell table:style-name="ce1" office:value-type="float" office:value="221.58"/>
        </table:table-row>
        <table:table-row table:style-name="ro1">
          <table:table-cell table:style-name="ce1" office:value-type="float" office:value="2605103"/>
          <table:table-cell table:style-name="ce1" office:value-type="string">
            <text:p>Custódia (PE)</text:p>
          </table:table-cell>
          <table:table-cell table:style-name="ce1" office:value-type="float" office:value="24.11"/>
        </table:table-row>
        <table:table-row table:style-name="ro1">
          <table:table-cell table:style-name="ce1" office:value-type="float" office:value="2605152"/>
          <table:table-cell table:style-name="ce1" office:value-type="string">
            <text:p>Dormentes (PE)</text:p>
          </table:table-cell>
          <table:table-cell table:style-name="ce1" office:value-type="float" office:value="11.00"/>
        </table:table-row>
        <table:table-row table:style-name="ro1">
          <table:table-cell table:style-name="ce1" office:value-type="float" office:value="2605202"/>
          <table:table-cell table:style-name="ce1" office:value-type="string">
            <text:p>Escada (PE)</text:p>
          </table:table-cell>
          <table:table-cell table:style-name="ce1" office:value-type="float" office:value="183.07"/>
        </table:table-row>
        <table:table-row table:style-name="ro1">
          <table:table-cell table:style-name="ce1" office:value-type="float" office:value="2605301"/>
          <table:table-cell table:style-name="ce1" office:value-type="string">
            <text:p>Exu (PE)</text:p>
          </table:table-cell>
          <table:table-cell table:style-name="ce1" office:value-type="float" office:value="23.65"/>
        </table:table-row>
        <table:table-row table:style-name="ro1">
          <table:table-cell table:style-name="ce1" office:value-type="float" office:value="2605400"/>
          <table:table-cell table:style-name="ce1" office:value-type="string">
            <text:p>Feira Nova (PE)</text:p>
          </table:table-cell>
          <table:table-cell table:style-name="ce1" office:value-type="float" office:value="190.96"/>
        </table:table-row>
        <table:table-row table:style-name="ro1">
          <table:table-cell table:style-name="ce1" office:value-type="float" office:value="2605459"/>
          <table:table-cell table:style-name="ce1" office:value-type="string">
            <text:p>Fernando de Noronha (PE)</text:p>
          </table:table-cell>
          <table:table-cell table:style-name="ce1" office:value-type="float" office:value="154.55"/>
        </table:table-row>
        <table:table-row table:style-name="ro1">
          <table:table-cell table:style-name="ce1" office:value-type="float" office:value="2605509"/>
          <table:table-cell table:style-name="ce1" office:value-type="string">
            <text:p>Ferreiros (PE)</text:p>
          </table:table-cell>
          <table:table-cell table:style-name="ce1" office:value-type="float" office:value="127.93"/>
        </table:table-row>
        <table:table-row table:style-name="ro1">
          <table:table-cell table:style-name="ce1" office:value-type="float" office:value="2605608"/>
          <table:table-cell table:style-name="ce1" office:value-type="string">
            <text:p>Flores (PE)</text:p>
          </table:table-cell>
          <table:table-cell table:style-name="ce1" office:value-type="float" office:value="22.27"/>
        </table:table-row>
        <table:table-row table:style-name="ro1">
          <table:table-cell table:style-name="ce1" office:value-type="float" office:value="2605707"/>
          <table:table-cell table:style-name="ce1" office:value-type="string">
            <text:p>Floresta (PE)</text:p>
          </table:table-cell>
          <table:table-cell table:style-name="ce1" office:value-type="float" office:value="8.04"/>
        </table:table-row>
        <table:table-row table:style-name="ro1">
          <table:table-cell table:style-name="ce1" office:value-type="float" office:value="2605806"/>
          <table:table-cell table:style-name="ce1" office:value-type="string">
            <text:p>Frei Miguelinho (PE)</text:p>
          </table:table-cell>
          <table:table-cell table:style-name="ce1" office:value-type="float" office:value="67.20"/>
        </table:table-row>
        <table:table-row table:style-name="ro1">
          <table:table-cell table:style-name="ce1" office:value-type="float" office:value="2605905"/>
          <table:table-cell table:style-name="ce1" office:value-type="string">
            <text:p>Gameleira (PE)</text:p>
          </table:table-cell>
          <table:table-cell table:style-name="ce1" office:value-type="float" office:value="109.05"/>
        </table:table-row>
        <table:table-row table:style-name="ro1">
          <table:table-cell table:style-name="ce1" office:value-type="float" office:value="2606002"/>
          <table:table-cell table:style-name="ce1" office:value-type="string">
            <text:p>Garanhuns (PE)</text:p>
          </table:table-cell>
          <table:table-cell table:style-name="ce1" office:value-type="float" office:value="282.21"/>
        </table:table-row>
        <table:table-row table:style-name="ro1">
          <table:table-cell table:style-name="ce1" office:value-type="float" office:value="2606101"/>
          <table:table-cell table:style-name="ce1" office:value-type="string">
            <text:p>Glória do Goitá (PE)</text:p>
          </table:table-cell>
          <table:table-cell table:style-name="ce1" office:value-type="float" office:value="125.17"/>
        </table:table-row>
        <table:table-row table:style-name="ro1">
          <table:table-cell table:style-name="ce1" office:value-type="float" office:value="2606200"/>
          <table:table-cell table:style-name="ce1" office:value-type="string">
            <text:p>Goiana (PE)</text:p>
          </table:table-cell>
          <table:table-cell table:style-name="ce1" office:value-type="float" office:value="150.72"/>
        </table:table-row>
        <table:table-row table:style-name="ro1">
          <table:table-cell table:style-name="ce1" office:value-type="float" office:value="2606309"/>
          <table:table-cell table:style-name="ce1" office:value-type="string">
            <text:p>Granito (PE)</text:p>
          </table:table-cell>
          <table:table-cell table:style-name="ce1" office:value-type="float" office:value="13.13"/>
        </table:table-row>
        <table:table-row table:style-name="ro1">
          <table:table-cell table:style-name="ce1" office:value-type="float" office:value="2606408"/>
          <table:table-cell table:style-name="ce1" office:value-type="string">
            <text:p>Gravatá (PE)</text:p>
          </table:table-cell>
          <table:table-cell table:style-name="ce1" office:value-type="float" office:value="151.36"/>
        </table:table-row>
        <table:table-row table:style-name="ro1">
          <table:table-cell table:style-name="ce1" office:value-type="float" office:value="2606507"/>
          <table:table-cell table:style-name="ce1" office:value-type="string">
            <text:p>Iati (PE)</text:p>
          </table:table-cell>
          <table:table-cell table:style-name="ce1" office:value-type="float" office:value="28.91"/>
        </table:table-row>
        <table:table-row table:style-name="ro1">
          <table:table-cell table:style-name="ce1" office:value-type="float" office:value="2606606"/>
          <table:table-cell table:style-name="ce1" office:value-type="string">
            <text:p>Ibimirim (PE)</text:p>
          </table:table-cell>
          <table:table-cell table:style-name="ce1" office:value-type="float" office:value="13.79"/>
        </table:table-row>
        <table:table-row table:style-name="ro1">
          <table:table-cell table:style-name="ce1" office:value-type="float" office:value="2606705"/>
          <table:table-cell table:style-name="ce1" office:value-type="string">
            <text:p>Ibirajuba (PE)</text:p>
          </table:table-cell>
          <table:table-cell table:style-name="ce1" office:value-type="float" office:value="39.74"/>
        </table:table-row>
        <table:table-row table:style-name="ro1">
          <table:table-cell table:style-name="ce1" office:value-type="float" office:value="2606804"/>
          <table:table-cell table:style-name="ce1" office:value-type="string">
            <text:p>Igarassu (PE)</text:p>
          </table:table-cell>
          <table:table-cell table:style-name="ce1" office:value-type="float" office:value="333.88"/>
        </table:table-row>
        <table:table-row table:style-name="ro1">
          <table:table-cell table:style-name="ce1" office:value-type="float" office:value="2606903"/>
          <table:table-cell table:style-name="ce1" office:value-type="string">
            <text:p>Iguaracy (PE)</text:p>
          </table:table-cell>
          <table:table-cell table:style-name="ce1" office:value-type="float" office:value="14.05"/>
        </table:table-row>
        <table:table-row table:style-name="ro1">
          <table:table-cell table:style-name="ce1" office:value-type="float" office:value="2607000"/>
          <table:table-cell table:style-name="ce1" office:value-type="string">
            <text:p>Inajá (PE)</text:p>
          </table:table-cell>
          <table:table-cell table:style-name="ce1" office:value-type="float" office:value="16.14"/>
        </table:table-row>
        <table:table-row table:style-name="ro1">
          <table:table-cell table:style-name="ce1" office:value-type="float" office:value="2607109"/>
          <table:table-cell table:style-name="ce1" office:value-type="string">
            <text:p>Ingazeira (PE)</text:p>
          </table:table-cell>
          <table:table-cell table:style-name="ce1" office:value-type="float" office:value="18.45"/>
        </table:table-row>
        <table:table-row table:style-name="ro1">
          <table:table-cell table:style-name="ce1" office:value-type="float" office:value="2607208"/>
          <table:table-cell table:style-name="ce1" office:value-type="string">
            <text:p>Ipojuca (PE)</text:p>
          </table:table-cell>
          <table:table-cell table:style-name="ce1" office:value-type="float" office:value="151.39"/>
        </table:table-row>
        <table:table-row table:style-name="ro1">
          <table:table-cell table:style-name="ce1" office:value-type="float" office:value="2607307"/>
          <table:table-cell table:style-name="ce1" office:value-type="string">
            <text:p>Ipubi (PE)</text:p>
          </table:table-cell>
          <table:table-cell table:style-name="ce1" office:value-type="float" office:value="32.64"/>
        </table:table-row>
        <table:table-row table:style-name="ro1">
          <table:table-cell table:style-name="ce1" office:value-type="float" office:value="2607406"/>
          <table:table-cell table:style-name="ce1" office:value-type="string">
            <text:p>Itacuruba (PE)</text:p>
          </table:table-cell>
          <table:table-cell table:style-name="ce1" office:value-type="float" office:value="10.16"/>
        </table:table-row>
        <table:table-row table:style-name="ro1">
          <table:table-cell table:style-name="ce1" office:value-type="float" office:value="2607505"/>
          <table:table-cell table:style-name="ce1" office:value-type="string">
            <text:p>Itaíba (PE)</text:p>
          </table:table-cell>
          <table:table-cell table:style-name="ce1" office:value-type="float" office:value="24.23"/>
        </table:table-row>
        <table:table-row table:style-name="ro1">
          <table:table-cell table:style-name="ce1" office:value-type="float" office:value="2607604"/>
          <table:table-cell table:style-name="ce1" office:value-type="string">
            <text:p>Ilha de Itamaracá (PE)</text:p>
          </table:table-cell>
          <table:table-cell table:style-name="ce1" office:value-type="float" office:value="328.18"/>
        </table:table-row>
        <table:table-row table:style-name="ro1">
          <table:table-cell table:style-name="ce1" office:value-type="float" office:value="2607653"/>
          <table:table-cell table:style-name="ce1" office:value-type="string">
            <text:p>Itambé (PE)</text:p>
          </table:table-cell>
          <table:table-cell table:style-name="ce1" office:value-type="float" office:value="116.13"/>
        </table:table-row>
        <table:table-row table:style-name="ro1">
          <table:table-cell table:style-name="ce1" office:value-type="float" office:value="2607703"/>
          <table:table-cell table:style-name="ce1" office:value-type="string">
            <text:p>Itapetim (PE)</text:p>
          </table:table-cell>
          <table:table-cell table:style-name="ce1" office:value-type="float" office:value="34.29"/>
        </table:table-row>
        <table:table-row table:style-name="ro1">
          <table:table-cell table:style-name="ce1" office:value-type="float" office:value="2607752"/>
          <table:table-cell table:style-name="ce1" office:value-type="string">
            <text:p>Itapissuma (PE)</text:p>
          </table:table-cell>
          <table:table-cell table:style-name="ce1" office:value-type="float" office:value="320.19"/>
        </table:table-row>
        <table:table-row table:style-name="ro1">
          <table:table-cell table:style-name="ce1" office:value-type="float" office:value="2607802"/>
          <table:table-cell table:style-name="ce1" office:value-type="string">
            <text:p>Itaquitinga (PE)</text:p>
          </table:table-cell>
          <table:table-cell table:style-name="ce1" office:value-type="float" office:value="151.73"/>
        </table:table-row>
        <table:table-row table:style-name="ro1">
          <table:table-cell table:style-name="ce1" office:value-type="float" office:value="2607901"/>
          <table:table-cell table:style-name="ce1" office:value-type="string">
            <text:p>Jaboatão dos Guararapes (PE)</text:p>
          </table:table-cell>
          <table:table-cell table:style-name="ce1" office:value-type="float" office:value="2493.06"/>
        </table:table-row>
        <table:table-row table:style-name="ro1">
          <table:table-cell table:style-name="ce1" office:value-type="float" office:value="2607950"/>
          <table:table-cell table:style-name="ce1" office:value-type="string">
            <text:p>Jaqueira (PE)</text:p>
          </table:table-cell>
          <table:table-cell table:style-name="ce1" office:value-type="float" office:value="131.88"/>
        </table:table-row>
        <table:table-row table:style-name="ro1">
          <table:table-cell table:style-name="ce1" office:value-type="float" office:value="2608008"/>
          <table:table-cell table:style-name="ce1" office:value-type="string">
            <text:p>Jataúba (PE)</text:p>
          </table:table-cell>
          <table:table-cell table:style-name="ce1" office:value-type="float" office:value="23.53"/>
        </table:table-row>
        <table:table-row table:style-name="ro1">
          <table:table-cell table:style-name="ce1" office:value-type="float" office:value="2608057"/>
          <table:table-cell table:style-name="ce1" office:value-type="string">
            <text:p>Jatobá (PE)</text:p>
          </table:table-cell>
          <table:table-cell table:style-name="ce1" office:value-type="float" office:value="50.25"/>
        </table:table-row>
        <table:table-row table:style-name="ro1">
          <table:table-cell table:style-name="ce1" office:value-type="float" office:value="2608107"/>
          <table:table-cell table:style-name="ce1" office:value-type="string">
            <text:p>João Alfredo (PE)</text:p>
          </table:table-cell>
          <table:table-cell table:style-name="ce1" office:value-type="float" office:value="222.34"/>
        </table:table-row>
        <table:table-row table:style-name="ro1">
          <table:table-cell table:style-name="ce1" office:value-type="float" office:value="2608206"/>
          <table:table-cell table:style-name="ce1" office:value-type="string">
            <text:p>Joaquim Nabuco (PE)</text:p>
          </table:table-cell>
          <table:table-cell table:style-name="ce1" office:value-type="float" office:value="129.39"/>
        </table:table-row>
        <table:table-row table:style-name="ro1">
          <table:table-cell table:style-name="ce1" office:value-type="float" office:value="2608255"/>
          <table:table-cell table:style-name="ce1" office:value-type="string">
            <text:p>Jucati (PE)</text:p>
          </table:table-cell>
          <table:table-cell table:style-name="ce1" office:value-type="float" office:value="87.92"/>
        </table:table-row>
        <table:table-row table:style-name="ro1">
          <table:table-cell table:style-name="ce1" office:value-type="float" office:value="2608305"/>
          <table:table-cell table:style-name="ce1" office:value-type="string">
            <text:p>Jupi (PE)</text:p>
          </table:table-cell>
          <table:table-cell table:style-name="ce1" office:value-type="float" office:value="130.54"/>
        </table:table-row>
        <table:table-row table:style-name="ro1">
          <table:table-cell table:style-name="ce1" office:value-type="float" office:value="2608404"/>
          <table:table-cell table:style-name="ce1" office:value-type="string">
            <text:p>Jurema (PE)</text:p>
          </table:table-cell>
          <table:table-cell table:style-name="ce1" office:value-type="float" office:value="98.08"/>
        </table:table-row>
        <table:table-row table:style-name="ro1">
          <table:table-cell table:style-name="ce1" office:value-type="float" office:value="2608453"/>
          <table:table-cell table:style-name="ce1" office:value-type="string">
            <text:p>Lagoa do Carro (PE)</text:p>
          </table:table-cell>
          <table:table-cell table:style-name="ce1" office:value-type="float" office:value="229.77"/>
        </table:table-row>
        <table:table-row table:style-name="ro1">
          <table:table-cell table:style-name="ce1" office:value-type="float" office:value="2608503"/>
          <table:table-cell table:style-name="ce1" office:value-type="string">
            <text:p>Lagoa de Itaenga (PE)</text:p>
          </table:table-cell>
          <table:table-cell table:style-name="ce1" office:value-type="float" office:value="360.65"/>
        </table:table-row>
        <table:table-row table:style-name="ro1">
          <table:table-cell table:style-name="ce1" office:value-type="float" office:value="2608602"/>
          <table:table-cell table:style-name="ce1" office:value-type="string">
            <text:p>Lagoa do Ouro (PE)</text:p>
          </table:table-cell>
          <table:table-cell table:style-name="ce1" office:value-type="float" office:value="61.04"/>
        </table:table-row>
        <table:table-row table:style-name="ro1">
          <table:table-cell table:style-name="ce1" office:value-type="float" office:value="2608701"/>
          <table:table-cell table:style-name="ce1" office:value-type="string">
            <text:p>Lagoa dos Gatos (PE)</text:p>
          </table:table-cell>
          <table:table-cell table:style-name="ce1" office:value-type="float" office:value="70.06"/>
        </table:table-row>
        <table:table-row table:style-name="ro1">
          <table:table-cell table:style-name="ce1" office:value-type="float" office:value="2608750"/>
          <table:table-cell table:style-name="ce1" office:value-type="string">
            <text:p>Lagoa Grande (PE)</text:p>
          </table:table-cell>
          <table:table-cell table:style-name="ce1" office:value-type="float" office:value="12.29"/>
        </table:table-row>
        <table:table-row table:style-name="ro1">
          <table:table-cell table:style-name="ce1" office:value-type="float" office:value="2608800"/>
          <table:table-cell table:style-name="ce1" office:value-type="string">
            <text:p>Lajedo (PE)</text:p>
          </table:table-cell>
          <table:table-cell table:style-name="ce1" office:value-type="float" office:value="193.70"/>
        </table:table-row>
        <table:table-row table:style-name="ro1">
          <table:table-cell table:style-name="ce1" office:value-type="float" office:value="2608909"/>
          <table:table-cell table:style-name="ce1" office:value-type="string">
            <text:p>Limoeiro (PE)</text:p>
          </table:table-cell>
          <table:table-cell table:style-name="ce1" office:value-type="float" office:value="202.53"/>
        </table:table-row>
        <table:table-row table:style-name="ro1">
          <table:table-cell table:style-name="ce1" office:value-type="float" office:value="2609006"/>
          <table:table-cell table:style-name="ce1" office:value-type="string">
            <text:p>Macaparana (PE)</text:p>
          </table:table-cell>
          <table:table-cell table:style-name="ce1" office:value-type="float" office:value="221.43"/>
        </table:table-row>
        <table:table-row table:style-name="ro1">
          <table:table-cell table:style-name="ce1" office:value-type="float" office:value="2609105"/>
          <table:table-cell table:style-name="ce1" office:value-type="string">
            <text:p>Machados (PE)</text:p>
          </table:table-cell>
          <table:table-cell table:style-name="ce1" office:value-type="float" office:value="226.46"/>
        </table:table-row>
        <table:table-row table:style-name="ro1">
          <table:table-cell table:style-name="ce1" office:value-type="float" office:value="2609154"/>
          <table:table-cell table:style-name="ce1" office:value-type="string">
            <text:p>Manari (PE)</text:p>
          </table:table-cell>
          <table:table-cell table:style-name="ce1" office:value-type="float" office:value="47.43"/>
        </table:table-row>
        <table:table-row table:style-name="ro1">
          <table:table-cell table:style-name="ce1" office:value-type="float" office:value="2609204"/>
          <table:table-cell table:style-name="ce1" office:value-type="string">
            <text:p>Maraial (PE)</text:p>
          </table:table-cell>
          <table:table-cell table:style-name="ce1" office:value-type="float" office:value="61.19"/>
        </table:table-row>
        <table:table-row table:style-name="ro1">
          <table:table-cell table:style-name="ce1" office:value-type="float" office:value="2609303"/>
          <table:table-cell table:style-name="ce1" office:value-type="string">
            <text:p>Mirandiba (PE)</text:p>
          </table:table-cell>
          <table:table-cell table:style-name="ce1" office:value-type="float" office:value="17.41"/>
        </table:table-row>
        <table:table-row table:style-name="ro1">
          <table:table-cell table:style-name="ce1" office:value-type="float" office:value="2609402"/>
          <table:table-cell table:style-name="ce1" office:value-type="string">
            <text:p>Moreno (PE)</text:p>
          </table:table-cell>
          <table:table-cell table:style-name="ce1" office:value-type="float" office:value="289.16"/>
        </table:table-row>
        <table:table-row table:style-name="ro1">
          <table:table-cell table:style-name="ce1" office:value-type="float" office:value="2609501"/>
          <table:table-cell table:style-name="ce1" office:value-type="string">
            <text:p>Nazaré da Mata (PE)</text:p>
          </table:table-cell>
          <table:table-cell table:style-name="ce1" office:value-type="float" office:value="204.95"/>
        </table:table-row>
        <table:table-row table:style-name="ro1">
          <table:table-cell table:style-name="ce1" office:value-type="float" office:value="2609600"/>
          <table:table-cell table:style-name="ce1" office:value-type="string">
            <text:p>Olinda (PE)</text:p>
          </table:table-cell>
          <table:table-cell table:style-name="ce1" office:value-type="float" office:value="9068.36"/>
        </table:table-row>
        <table:table-row table:style-name="ro1">
          <table:table-cell table:style-name="ce1" office:value-type="float" office:value="2609709"/>
          <table:table-cell table:style-name="ce1" office:value-type="string">
            <text:p>Orobó (PE)</text:p>
          </table:table-cell>
          <table:table-cell table:style-name="ce1" office:value-type="float" office:value="164.99"/>
        </table:table-row>
        <table:table-row table:style-name="ro1">
          <table:table-cell table:style-name="ce1" office:value-type="float" office:value="2609808"/>
          <table:table-cell table:style-name="ce1" office:value-type="string">
            <text:p>Orocó (PE)</text:p>
          </table:table-cell>
          <table:table-cell table:style-name="ce1" office:value-type="float" office:value="23.76"/>
        </table:table-row>
        <table:table-row table:style-name="ro1">
          <table:table-cell table:style-name="ce1" office:value-type="float" office:value="2609907"/>
          <table:table-cell table:style-name="ce1" office:value-type="string">
            <text:p>Ouricuri (PE)</text:p>
          </table:table-cell>
          <table:table-cell table:style-name="ce1" office:value-type="float" office:value="26.56"/>
        </table:table-row>
        <table:table-row table:style-name="ro1">
          <table:table-cell table:style-name="ce1" office:value-type="float" office:value="2610004"/>
          <table:table-cell table:style-name="ce1" office:value-type="string">
            <text:p>Palmares (PE)</text:p>
          </table:table-cell>
          <table:table-cell table:style-name="ce1" office:value-type="float" office:value="175.44"/>
        </table:table-row>
        <table:table-row table:style-name="ro1">
          <table:table-cell table:style-name="ce1" office:value-type="float" office:value="2610103"/>
          <table:table-cell table:style-name="ce1" office:value-type="string">
            <text:p>Palmeirina (PE)</text:p>
          </table:table-cell>
          <table:table-cell table:style-name="ce1" office:value-type="float" office:value="51.82"/>
        </table:table-row>
        <table:table-row table:style-name="ro1">
          <table:table-cell table:style-name="ce1" office:value-type="float" office:value="2610202"/>
          <table:table-cell table:style-name="ce1" office:value-type="string">
            <text:p>Panelas (PE)</text:p>
          </table:table-cell>
          <table:table-cell table:style-name="ce1" office:value-type="float" office:value="69.14"/>
        </table:table-row>
        <table:table-row table:style-name="ro1">
          <table:table-cell table:style-name="ce1" office:value-type="float" office:value="2610301"/>
          <table:table-cell table:style-name="ce1" office:value-type="string">
            <text:p>Paranatama (PE)</text:p>
          </table:table-cell>
          <table:table-cell table:style-name="ce1" office:value-type="float" office:value="47.65"/>
        </table:table-row>
        <table:table-row table:style-name="ro1">
          <table:table-cell table:style-name="ce1" office:value-type="float" office:value="2610400"/>
          <table:table-cell table:style-name="ce1" office:value-type="string">
            <text:p>Parnamirim (PE)</text:p>
          </table:table-cell>
          <table:table-cell table:style-name="ce1" office:value-type="float" office:value="7.79"/>
        </table:table-row>
        <table:table-row table:style-name="ro1">
          <table:table-cell table:style-name="ce1" office:value-type="float" office:value="2610509"/>
          <table:table-cell table:style-name="ce1" office:value-type="string">
            <text:p>Passira (PE)</text:p>
          </table:table-cell>
          <table:table-cell table:style-name="ce1" office:value-type="float" office:value="87.61"/>
        </table:table-row>
        <table:table-row table:style-name="ro1">
          <table:table-cell table:style-name="ce1" office:value-type="float" office:value="2610608"/>
          <table:table-cell table:style-name="ce1" office:value-type="string">
            <text:p>Paudalho (PE)</text:p>
          </table:table-cell>
          <table:table-cell table:style-name="ce1" office:value-type="float" office:value="185.07"/>
        </table:table-row>
        <table:table-row table:style-name="ro1">
          <table:table-cell table:style-name="ce1" office:value-type="float" office:value="2610707"/>
          <table:table-cell table:style-name="ce1" office:value-type="string">
            <text:p>Paulista (PE)</text:p>
          </table:table-cell>
          <table:table-cell table:style-name="ce1" office:value-type="float" office:value="3086.01"/>
        </table:table-row>
        <table:table-row table:style-name="ro1">
          <table:table-cell table:style-name="ce1" office:value-type="float" office:value="2610806"/>
          <table:table-cell table:style-name="ce1" office:value-type="string">
            <text:p>Pedra (PE)</text:p>
          </table:table-cell>
          <table:table-cell table:style-name="ce1" office:value-type="float" office:value="26.08"/>
        </table:table-row>
        <table:table-row table:style-name="ro1">
          <table:table-cell table:style-name="ce1" office:value-type="float" office:value="2610905"/>
          <table:table-cell table:style-name="ce1" office:value-type="string">
            <text:p>Pesqueira (PE)</text:p>
          </table:table-cell>
          <table:table-cell table:style-name="ce1" office:value-type="float" office:value="63.21"/>
        </table:table-row>
        <table:table-row table:style-name="ro1">
          <table:table-cell table:style-name="ce1" office:value-type="float" office:value="2611002"/>
          <table:table-cell table:style-name="ce1" office:value-type="string">
            <text:p>Petrolândia (PE)</text:p>
          </table:table-cell>
          <table:table-cell table:style-name="ce1" office:value-type="float" office:value="30.75"/>
        </table:table-row>
        <table:table-row table:style-name="ro1">
          <table:table-cell table:style-name="ce1" office:value-type="float" office:value="2611101"/>
          <table:table-cell table:style-name="ce1" office:value-type="string">
            <text:p>Petrolina (PE)</text:p>
          </table:table-cell>
          <table:table-cell table:style-name="ce1" office:value-type="float" office:value="64.49"/>
        </table:table-row>
        <table:table-row table:style-name="ro1">
          <table:table-cell table:style-name="ce1" office:value-type="float" office:value="2611200"/>
          <table:table-cell table:style-name="ce1" office:value-type="string">
            <text:p>Poção (PE)</text:p>
          </table:table-cell>
          <table:table-cell table:style-name="ce1" office:value-type="float" office:value="45.56"/>
        </table:table-row>
        <table:table-row table:style-name="ro1">
          <table:table-cell table:style-name="ce1" office:value-type="float" office:value="2611309"/>
          <table:table-cell table:style-name="ce1" office:value-type="string">
            <text:p>Pombos (PE)</text:p>
          </table:table-cell>
          <table:table-cell table:style-name="ce1" office:value-type="float" office:value="117.84"/>
        </table:table-row>
        <table:table-row table:style-name="ro1">
          <table:table-cell table:style-name="ce1" office:value-type="float" office:value="2611408"/>
          <table:table-cell table:style-name="ce1" office:value-type="string">
            <text:p>Primavera (PE)</text:p>
          </table:table-cell>
          <table:table-cell table:style-name="ce1" office:value-type="float" office:value="121.97"/>
        </table:table-row>
        <table:table-row table:style-name="ro1">
          <table:table-cell table:style-name="ce1" office:value-type="float" office:value="2611507"/>
          <table:table-cell table:style-name="ce1" office:value-type="string">
            <text:p>Quipapá (PE)</text:p>
          </table:table-cell>
          <table:table-cell table:style-name="ce1" office:value-type="float" office:value="104.88"/>
        </table:table-row>
        <table:table-row table:style-name="ro1">
          <table:table-cell table:style-name="ce1" office:value-type="float" office:value="2611533"/>
          <table:table-cell table:style-name="ce1" office:value-type="string">
            <text:p>Quixaba (PE)</text:p>
          </table:table-cell>
          <table:table-cell table:style-name="ce1" office:value-type="float" office:value="31.98"/>
        </table:table-row>
        <table:table-row table:style-name="ro1">
          <table:table-cell table:style-name="ce1" office:value-type="float" office:value="2611606"/>
          <table:table-cell table:style-name="ce1" office:value-type="string">
            <text:p>Recife (PE)</text:p>
          </table:table-cell>
          <table:table-cell table:style-name="ce1" office:value-type="float" office:value="7037.61"/>
        </table:table-row>
        <table:table-row table:style-name="ro1">
          <table:table-cell table:style-name="ce1" office:value-type="float" office:value="2611705"/>
          <table:table-cell table:style-name="ce1" office:value-type="string">
            <text:p>Riacho das Almas (PE)</text:p>
          </table:table-cell>
          <table:table-cell table:style-name="ce1" office:value-type="float" office:value="61.03"/>
        </table:table-row>
        <table:table-row table:style-name="ro1">
          <table:table-cell table:style-name="ce1" office:value-type="float" office:value="2611804"/>
          <table:table-cell table:style-name="ce1" office:value-type="string">
            <text:p>Ribeirão (PE)</text:p>
          </table:table-cell>
          <table:table-cell table:style-name="ce1" office:value-type="float" office:value="154.36"/>
        </table:table-row>
        <table:table-row table:style-name="ro1">
          <table:table-cell table:style-name="ce1" office:value-type="float" office:value="2611903"/>
          <table:table-cell table:style-name="ce1" office:value-type="string">
            <text:p>Rio Formoso (PE)</text:p>
          </table:table-cell>
          <table:table-cell table:style-name="ce1" office:value-type="float" office:value="97.39"/>
        </table:table-row>
        <table:table-row table:style-name="ro1">
          <table:table-cell table:style-name="ce1" office:value-type="float" office:value="2612000"/>
          <table:table-cell table:style-name="ce1" office:value-type="string">
            <text:p>Sairé (PE)</text:p>
          </table:table-cell>
          <table:table-cell table:style-name="ce1" office:value-type="float" office:value="58.85"/>
        </table:table-row>
        <table:table-row table:style-name="ro1">
          <table:table-cell table:style-name="ce1" office:value-type="float" office:value="2612109"/>
          <table:table-cell table:style-name="ce1" office:value-type="string">
            <text:p>Salgadinho (PE)</text:p>
          </table:table-cell>
          <table:table-cell table:style-name="ce1" office:value-type="float" office:value="104.84"/>
        </table:table-row>
        <table:table-row table:style-name="ro1">
          <table:table-cell table:style-name="ce1" office:value-type="float" office:value="2612208"/>
          <table:table-cell table:style-name="ce1" office:value-type="string">
            <text:p>Salgueiro (PE)</text:p>
          </table:table-cell>
          <table:table-cell table:style-name="ce1" office:value-type="float" office:value="33.57"/>
        </table:table-row>
        <table:table-row table:style-name="ro1">
          <table:table-cell table:style-name="ce1" office:value-type="float" office:value="2612307"/>
          <table:table-cell table:style-name="ce1" office:value-type="string">
            <text:p>Saloá (PE)</text:p>
          </table:table-cell>
          <table:table-cell table:style-name="ce1" office:value-type="float" office:value="60.73"/>
        </table:table-row>
        <table:table-row table:style-name="ro1">
          <table:table-cell table:style-name="ce1" office:value-type="float" office:value="2612406"/>
          <table:table-cell table:style-name="ce1" office:value-type="string">
            <text:p>Sanharó (PE)</text:p>
          </table:table-cell>
          <table:table-cell table:style-name="ce1" office:value-type="float" office:value="81.71"/>
        </table:table-row>
        <table:table-row table:style-name="ro1">
          <table:table-cell table:style-name="ce1" office:value-type="float" office:value="2612455"/>
          <table:table-cell table:style-name="ce1" office:value-type="string">
            <text:p>Santa Cruz (PE)</text:p>
          </table:table-cell>
          <table:table-cell table:style-name="ce1" office:value-type="float" office:value="10.82"/>
        </table:table-row>
        <table:table-row table:style-name="ro1">
          <table:table-cell table:style-name="ce1" office:value-type="float" office:value="2612471"/>
          <table:table-cell table:style-name="ce1" office:value-type="string">
            <text:p>Santa Cruz da Baixa Verde (PE)</text:p>
          </table:table-cell>
          <table:table-cell table:style-name="ce1" office:value-type="float" office:value="102.39"/>
        </table:table-row>
        <table:table-row table:style-name="ro1">
          <table:table-cell table:style-name="ce1" office:value-type="float" office:value="2612505"/>
          <table:table-cell table:style-name="ce1" office:value-type="string">
            <text:p>Santa Cruz do Capibaribe (PE)</text:p>
          </table:table-cell>
          <table:table-cell table:style-name="ce1" office:value-type="float" office:value="261.23"/>
        </table:table-row>
        <table:table-row table:style-name="ro1">
          <table:table-cell table:style-name="ce1" office:value-type="float" office:value="2612554"/>
          <table:table-cell table:style-name="ce1" office:value-type="string">
            <text:p>Santa Filomena (PE)</text:p>
          </table:table-cell>
          <table:table-cell table:style-name="ce1" office:value-type="float" office:value="13.30"/>
        </table:table-row>
        <table:table-row table:style-name="ro1">
          <table:table-cell table:style-name="ce1" office:value-type="float" office:value="2612604"/>
          <table:table-cell table:style-name="ce1" office:value-type="string">
            <text:p>Santa Maria da Boa Vista (PE)</text:p>
          </table:table-cell>
          <table:table-cell table:style-name="ce1" office:value-type="float" office:value="13.14"/>
        </table:table-row>
        <table:table-row table:style-name="ro1">
          <table:table-cell table:style-name="ce1" office:value-type="float" office:value="2612703"/>
          <table:table-cell table:style-name="ce1" office:value-type="string">
            <text:p>Santa Maria do Cambucá (PE)</text:p>
          </table:table-cell>
          <table:table-cell table:style-name="ce1" office:value-type="float" office:value="141.31"/>
        </table:table-row>
        <table:table-row table:style-name="ro1">
          <table:table-cell table:style-name="ce1" office:value-type="float" office:value="2612802"/>
          <table:table-cell table:style-name="ce1" office:value-type="string">
            <text:p>Santa Terezinha (PE)</text:p>
          </table:table-cell>
          <table:table-cell table:style-name="ce1" office:value-type="float" office:value="56.20"/>
        </table:table-row>
        <table:table-row table:style-name="ro1">
          <table:table-cell table:style-name="ce1" office:value-type="float" office:value="2612901"/>
          <table:table-cell table:style-name="ce1" office:value-type="string">
            <text:p>São Benedito do Sul (PE)</text:p>
          </table:table-cell>
          <table:table-cell table:style-name="ce1" office:value-type="float" office:value="86.87"/>
        </table:table-row>
        <table:table-row table:style-name="ro1">
          <table:table-cell table:style-name="ce1" office:value-type="float" office:value="2613008"/>
          <table:table-cell table:style-name="ce1" office:value-type="string">
            <text:p>São Bento do Una (PE)</text:p>
          </table:table-cell>
          <table:table-cell table:style-name="ce1" office:value-type="float" office:value="74.03"/>
        </table:table-row>
        <table:table-row table:style-name="ro1">
          <table:table-cell table:style-name="ce1" office:value-type="float" office:value="2613107"/>
          <table:table-cell table:style-name="ce1" office:value-type="string">
            <text:p>São Caitano (PE)</text:p>
          </table:table-cell>
          <table:table-cell table:style-name="ce1" office:value-type="float" office:value="92.23"/>
        </table:table-row>
        <table:table-row table:style-name="ro1">
          <table:table-cell table:style-name="ce1" office:value-type="float" office:value="2613206"/>
          <table:table-cell table:style-name="ce1" office:value-type="string">
            <text:p>São João (PE)</text:p>
          </table:table-cell>
          <table:table-cell table:style-name="ce1" office:value-type="float" office:value="82.50"/>
        </table:table-row>
        <table:table-row table:style-name="ro1">
          <table:table-cell table:style-name="ce1" office:value-type="float" office:value="2613305"/>
          <table:table-cell table:style-name="ce1" office:value-type="string">
            <text:p>São Joaquim do Monte (PE)</text:p>
          </table:table-cell>
          <table:table-cell table:style-name="ce1" office:value-type="float" office:value="88.39"/>
        </table:table-row>
        <table:table-row table:style-name="ro1">
          <table:table-cell table:style-name="ce1" office:value-type="float" office:value="2613404"/>
          <table:table-cell table:style-name="ce1" office:value-type="string">
            <text:p>São José da Coroa Grande (PE)</text:p>
          </table:table-cell>
          <table:table-cell table:style-name="ce1" office:value-type="float" office:value="262.19"/>
        </table:table-row>
        <table:table-row table:style-name="ro1">
          <table:table-cell table:style-name="ce1" office:value-type="float" office:value="2613503"/>
          <table:table-cell table:style-name="ce1" office:value-type="string">
            <text:p>São José do Belmonte (PE)</text:p>
          </table:table-cell>
          <table:table-cell table:style-name="ce1" office:value-type="float" office:value="22.13"/>
        </table:table-row>
        <table:table-row table:style-name="ro1">
          <table:table-cell table:style-name="ce1" office:value-type="float" office:value="2613602"/>
          <table:table-cell table:style-name="ce1" office:value-type="string">
            <text:p>São José do Egito (PE)</text:p>
          </table:table-cell>
          <table:table-cell table:style-name="ce1" office:value-type="float" office:value="39.84"/>
        </table:table-row>
        <table:table-row table:style-name="ro1">
          <table:table-cell table:style-name="ce1" office:value-type="float" office:value="2613701"/>
          <table:table-cell table:style-name="ce1" office:value-type="string">
            <text:p>São Lourenço da Mata (PE)</text:p>
          </table:table-cell>
          <table:table-cell table:style-name="ce1" office:value-type="float" office:value="392.49"/>
        </table:table-row>
        <table:table-row table:style-name="ro1">
          <table:table-cell table:style-name="ce1" office:value-type="float" office:value="2613800"/>
          <table:table-cell table:style-name="ce1" office:value-type="string">
            <text:p>São Vicente Férrer (PE)</text:p>
          </table:table-cell>
          <table:table-cell table:style-name="ce1" office:value-type="float" office:value="149.14"/>
        </table:table-row>
        <table:table-row table:style-name="ro1">
          <table:table-cell table:style-name="ce1" office:value-type="float" office:value="2613909"/>
          <table:table-cell table:style-name="ce1" office:value-type="string">
            <text:p>Serra Talhada (PE)</text:p>
          </table:table-cell>
          <table:table-cell table:style-name="ce1" office:value-type="float" office:value="26.59"/>
        </table:table-row>
        <table:table-row table:style-name="ro1">
          <table:table-cell table:style-name="ce1" office:value-type="float" office:value="2614006"/>
          <table:table-cell table:style-name="ce1" office:value-type="string">
            <text:p>Serrita (PE)</text:p>
          </table:table-cell>
          <table:table-cell table:style-name="ce1" office:value-type="float" office:value="12.10"/>
        </table:table-row>
        <table:table-row table:style-name="ro1">
          <table:table-cell table:style-name="ce1" office:value-type="float" office:value="2614105"/>
          <table:table-cell table:style-name="ce1" office:value-type="string">
            <text:p>Sertânia (PE)</text:p>
          </table:table-cell>
          <table:table-cell table:style-name="ce1" office:value-type="float" office:value="13.95"/>
        </table:table-row>
        <table:table-row table:style-name="ro1">
          <table:table-cell table:style-name="ce1" office:value-type="float" office:value="2614204"/>
          <table:table-cell table:style-name="ce1" office:value-type="string">
            <text:p>Sirinhaém (PE)</text:p>
          </table:table-cell>
          <table:table-cell table:style-name="ce1" office:value-type="float" office:value="109.18"/>
        </table:table-row>
        <table:table-row table:style-name="ro1">
          <table:table-cell table:style-name="ce1" office:value-type="float" office:value="2614303"/>
          <table:table-cell table:style-name="ce1" office:value-type="string">
            <text:p>Moreilândia (PE)</text:p>
          </table:table-cell>
          <table:table-cell table:style-name="ce1" office:value-type="float" office:value="27.52"/>
        </table:table-row>
        <table:table-row table:style-name="ro1">
          <table:table-cell table:style-name="ce1" office:value-type="float" office:value="2614402"/>
          <table:table-cell table:style-name="ce1" office:value-type="string">
            <text:p>Solidão (PE)</text:p>
          </table:table-cell>
          <table:table-cell table:style-name="ce1" office:value-type="float" office:value="41.50"/>
        </table:table-row>
        <table:table-row table:style-name="ro1">
          <table:table-cell table:style-name="ce1" office:value-type="float" office:value="2614501"/>
          <table:table-cell table:style-name="ce1" office:value-type="string">
            <text:p>Surubim (PE)</text:p>
          </table:table-cell>
          <table:table-cell table:style-name="ce1" office:value-type="float" office:value="231.42"/>
        </table:table-row>
        <table:table-row table:style-name="ro1">
          <table:table-cell table:style-name="ce1" office:value-type="float" office:value="2614600"/>
          <table:table-cell table:style-name="ce1" office:value-type="string">
            <text:p>Tabira (PE)</text:p>
          </table:table-cell>
          <table:table-cell table:style-name="ce1" office:value-type="float" office:value="68.11"/>
        </table:table-row>
        <table:table-row table:style-name="ro1">
          <table:table-cell table:style-name="ce1" office:value-type="float" office:value="2614709"/>
          <table:table-cell table:style-name="ce1" office:value-type="string">
            <text:p>Tacaimbó (PE)</text:p>
          </table:table-cell>
          <table:table-cell table:style-name="ce1" office:value-type="float" office:value="55.91"/>
        </table:table-row>
        <table:table-row table:style-name="ro1">
          <table:table-cell table:style-name="ce1" office:value-type="float" office:value="2614808"/>
          <table:table-cell table:style-name="ce1" office:value-type="string">
            <text:p>Tacaratu (PE)</text:p>
          </table:table-cell>
          <table:table-cell table:style-name="ce1" office:value-type="float" office:value="17.45"/>
        </table:table-row>
        <table:table-row table:style-name="ro1">
          <table:table-cell table:style-name="ce1" office:value-type="float" office:value="2614857"/>
          <table:table-cell table:style-name="ce1" office:value-type="string">
            <text:p>Tamandaré (PE)</text:p>
          </table:table-cell>
          <table:table-cell table:style-name="ce1" office:value-type="float" office:value="96.66"/>
        </table:table-row>
        <table:table-row table:style-name="ro1">
          <table:table-cell table:style-name="ce1" office:value-type="float" office:value="2615003"/>
          <table:table-cell table:style-name="ce1" office:value-type="string">
            <text:p>Taquaritinga do Norte (PE)</text:p>
          </table:table-cell>
          <table:table-cell table:style-name="ce1" office:value-type="float" office:value="52.41"/>
        </table:table-row>
        <table:table-row table:style-name="ro1">
          <table:table-cell table:style-name="ce1" office:value-type="float" office:value="2615102"/>
          <table:table-cell table:style-name="ce1" office:value-type="string">
            <text:p>Terezinha (PE)</text:p>
          </table:table-cell>
          <table:table-cell table:style-name="ce1" office:value-type="float" office:value="44.48"/>
        </table:table-row>
        <table:table-row table:style-name="ro1">
          <table:table-cell table:style-name="ce1" office:value-type="float" office:value="2615201"/>
          <table:table-cell table:style-name="ce1" office:value-type="string">
            <text:p>Terra Nova (PE)</text:p>
          </table:table-cell>
          <table:table-cell table:style-name="ce1" office:value-type="float" office:value="28.87"/>
        </table:table-row>
        <table:table-row table:style-name="ro1">
          <table:table-cell table:style-name="ce1" office:value-type="float" office:value="2615300"/>
          <table:table-cell table:style-name="ce1" office:value-type="string">
            <text:p>Timbaúba (PE)</text:p>
          </table:table-cell>
          <table:table-cell table:style-name="ce1" office:value-type="float" office:value="184.16"/>
        </table:table-row>
        <table:table-row table:style-name="ro1">
          <table:table-cell table:style-name="ce1" office:value-type="float" office:value="2615409"/>
          <table:table-cell table:style-name="ce1" office:value-type="string">
            <text:p>Toritama (PE)</text:p>
          </table:table-cell>
          <table:table-cell table:style-name="ce1" office:value-type="float" office:value="1383.21"/>
        </table:table-row>
        <table:table-row table:style-name="ro1">
          <table:table-cell table:style-name="ce1" office:value-type="float" office:value="2615508"/>
          <table:table-cell table:style-name="ce1" office:value-type="string">
            <text:p>Tracunhaém (PE)</text:p>
          </table:table-cell>
          <table:table-cell table:style-name="ce1" office:value-type="float" office:value="110.27"/>
        </table:table-row>
        <table:table-row table:style-name="ro1">
          <table:table-cell table:style-name="ce1" office:value-type="float" office:value="2615607"/>
          <table:table-cell table:style-name="ce1" office:value-type="string">
            <text:p>Trindade (PE)</text:p>
          </table:table-cell>
          <table:table-cell table:style-name="ce1" office:value-type="float" office:value="113.77"/>
        </table:table-row>
        <table:table-row table:style-name="ro1">
          <table:table-cell table:style-name="ce1" office:value-type="float" office:value="2615706"/>
          <table:table-cell table:style-name="ce1" office:value-type="string">
            <text:p>Triunfo (PE)</text:p>
          </table:table-cell>
          <table:table-cell table:style-name="ce1" office:value-type="float" office:value="78.35"/>
        </table:table-row>
        <table:table-row table:style-name="ro1">
          <table:table-cell table:style-name="ce1" office:value-type="float" office:value="2615805"/>
          <table:table-cell table:style-name="ce1" office:value-type="string">
            <text:p>Tupanatinga (PE)</text:p>
          </table:table-cell>
          <table:table-cell table:style-name="ce1" office:value-type="float" office:value="27.62"/>
        </table:table-row>
        <table:table-row table:style-name="ro1">
          <table:table-cell table:style-name="ce1" office:value-type="float" office:value="2615904"/>
          <table:table-cell table:style-name="ce1" office:value-type="string">
            <text:p>Tuparetama (PE)</text:p>
          </table:table-cell>
          <table:table-cell table:style-name="ce1" office:value-type="float" office:value="44.38"/>
        </table:table-row>
        <table:table-row table:style-name="ro1">
          <table:table-cell table:style-name="ce1" office:value-type="float" office:value="2616001"/>
          <table:table-cell table:style-name="ce1" office:value-type="string">
            <text:p>Venturosa (PE)</text:p>
          </table:table-cell>
          <table:table-cell table:style-name="ce1" office:value-type="float" office:value="50.05"/>
        </table:table-row>
        <table:table-row table:style-name="ro1">
          <table:table-cell table:style-name="ce1" office:value-type="float" office:value="2616100"/>
          <table:table-cell table:style-name="ce1" office:value-type="string">
            <text:p>Verdejante (PE)</text:p>
          </table:table-cell>
          <table:table-cell table:style-name="ce1" office:value-type="float" office:value="19.20"/>
        </table:table-row>
        <table:table-row table:style-name="ro1">
          <table:table-cell table:style-name="ce1" office:value-type="float" office:value="2616183"/>
          <table:table-cell table:style-name="ce1" office:value-type="string">
            <text:p>Vertente do Lério (PE)</text:p>
          </table:table-cell>
          <table:table-cell table:style-name="ce1" office:value-type="float" office:value="106.93"/>
        </table:table-row>
        <table:table-row table:style-name="ro1">
          <table:table-cell table:style-name="ce1" office:value-type="float" office:value="2616209"/>
          <table:table-cell table:style-name="ce1" office:value-type="string">
            <text:p>Vertentes (PE)</text:p>
          </table:table-cell>
          <table:table-cell table:style-name="ce1" office:value-type="float" office:value="92.82"/>
        </table:table-row>
        <table:table-row table:style-name="ro1">
          <table:table-cell table:style-name="ce1" office:value-type="float" office:value="2616308"/>
          <table:table-cell table:style-name="ce1" office:value-type="string">
            <text:p>Vicência (PE)</text:p>
          </table:table-cell>
          <table:table-cell table:style-name="ce1" office:value-type="float" office:value="134.78"/>
        </table:table-row>
        <table:table-row table:style-name="ro1">
          <table:table-cell table:style-name="ce1" office:value-type="float" office:value="2616407"/>
          <table:table-cell table:style-name="ce1" office:value-type="string">
            <text:p>Vitória de Santo Antão (PE)</text:p>
          </table:table-cell>
          <table:table-cell table:style-name="ce1" office:value-type="float" office:value="349.58"/>
        </table:table-row>
        <table:table-row table:style-name="ro1">
          <table:table-cell table:style-name="ce1" office:value-type="float" office:value="2616506"/>
          <table:table-cell table:style-name="ce1" office:value-type="string">
            <text:p>Xexéu (PE)</text:p>
          </table:table-cell>
          <table:table-cell table:style-name="ce1" office:value-type="float" office:value="127.18"/>
        </table:table-row>
        <table:table-row table:style-name="ro1">
          <table:table-cell table:style-name="ce1" office:value-type="float" office:value="2700102"/>
          <table:table-cell table:style-name="ce1" office:value-type="string">
            <text:p>Água Branca (AL)</text:p>
          </table:table-cell>
          <table:table-cell table:style-name="ce1" office:value-type="float" office:value="42.62"/>
        </table:table-row>
        <table:table-row table:style-name="ro1">
          <table:table-cell table:style-name="ce1" office:value-type="float" office:value="2700201"/>
          <table:table-cell table:style-name="ce1" office:value-type="string">
            <text:p>Anadia (AL)</text:p>
          </table:table-cell>
          <table:table-cell table:style-name="ce1" office:value-type="float" office:value="91.96"/>
        </table:table-row>
        <table:table-row table:style-name="ro1">
          <table:table-cell table:style-name="ce1" office:value-type="float" office:value="2700300"/>
          <table:table-cell table:style-name="ce1" office:value-type="string">
            <text:p>Arapiraca (AL)</text:p>
          </table:table-cell>
          <table:table-cell table:style-name="ce1" office:value-type="float" office:value="600.84"/>
        </table:table-row>
        <table:table-row table:style-name="ro1">
          <table:table-cell table:style-name="ce1" office:value-type="float" office:value="2700409"/>
          <table:table-cell table:style-name="ce1" office:value-type="string">
            <text:p>Atalaia (AL)</text:p>
          </table:table-cell>
          <table:table-cell table:style-name="ce1" office:value-type="float" office:value="83.82"/>
        </table:table-row>
        <table:table-row table:style-name="ro1">
          <table:table-cell table:style-name="ce1" office:value-type="float" office:value="2700508"/>
          <table:table-cell table:style-name="ce1" office:value-type="string">
            <text:p>Barra de Santo Antônio (AL)</text:p>
          </table:table-cell>
          <table:table-cell table:style-name="ce1" office:value-type="float" office:value="102.79"/>
        </table:table-row>
        <table:table-row table:style-name="ro1">
          <table:table-cell table:style-name="ce1" office:value-type="float" office:value="2700607"/>
          <table:table-cell table:style-name="ce1" office:value-type="string">
            <text:p>Barra de São Miguel (AL)</text:p>
          </table:table-cell>
          <table:table-cell table:style-name="ce1" office:value-type="float" office:value="98.86"/>
        </table:table-row>
        <table:table-row table:style-name="ro1">
          <table:table-cell table:style-name="ce1" office:value-type="float" office:value="2700706"/>
          <table:table-cell table:style-name="ce1" office:value-type="string">
            <text:p>Batalha (AL)</text:p>
          </table:table-cell>
          <table:table-cell table:style-name="ce1" office:value-type="float" office:value="53.21"/>
        </table:table-row>
        <table:table-row table:style-name="ro1">
          <table:table-cell table:style-name="ce1" office:value-type="float" office:value="2700805"/>
          <table:table-cell table:style-name="ce1" office:value-type="string">
            <text:p>Belém (AL)</text:p>
          </table:table-cell>
          <table:table-cell table:style-name="ce1" office:value-type="float" office:value="93.58"/>
        </table:table-row>
        <table:table-row table:style-name="ro1">
          <table:table-cell table:style-name="ce1" office:value-type="float" office:value="2700904"/>
          <table:table-cell table:style-name="ce1" office:value-type="string">
            <text:p>Belo Monte (AL)</text:p>
          </table:table-cell>
          <table:table-cell table:style-name="ce1" office:value-type="float" office:value="21.04"/>
        </table:table-row>
        <table:table-row table:style-name="ro1">
          <table:table-cell table:style-name="ce1" office:value-type="float" office:value="2701001"/>
          <table:table-cell table:style-name="ce1" office:value-type="string">
            <text:p>Boca da Mata (AL)</text:p>
          </table:table-cell>
          <table:table-cell table:style-name="ce1" office:value-type="float" office:value="138.19"/>
        </table:table-row>
        <table:table-row table:style-name="ro1">
          <table:table-cell table:style-name="ce1" office:value-type="float" office:value="2701100"/>
          <table:table-cell table:style-name="ce1" office:value-type="string">
            <text:p>Branquinha (AL)</text:p>
          </table:table-cell>
          <table:table-cell table:style-name="ce1" office:value-type="float" office:value="63.63"/>
        </table:table-row>
        <table:table-row table:style-name="ro1">
          <table:table-cell table:style-name="ce1" office:value-type="float" office:value="2701209"/>
          <table:table-cell table:style-name="ce1" office:value-type="string">
            <text:p>Cacimbinhas (AL)</text:p>
          </table:table-cell>
          <table:table-cell table:style-name="ce1" office:value-type="float" office:value="37.35"/>
        </table:table-row>
        <table:table-row table:style-name="ro1">
          <table:table-cell table:style-name="ce1" office:value-type="float" office:value="2701308"/>
          <table:table-cell table:style-name="ce1" office:value-type="string">
            <text:p>Cajueiro (AL)</text:p>
          </table:table-cell>
          <table:table-cell table:style-name="ce1" office:value-type="float" office:value="164.24"/>
        </table:table-row>
        <table:table-row table:style-name="ro1">
          <table:table-cell table:style-name="ce1" office:value-type="float" office:value="2701357"/>
          <table:table-cell table:style-name="ce1" office:value-type="string">
            <text:p>Campestre (AL)</text:p>
          </table:table-cell>
          <table:table-cell table:style-name="ce1" office:value-type="float" office:value="99.39"/>
        </table:table-row>
        <table:table-row table:style-name="ro1">
          <table:table-cell table:style-name="ce1" office:value-type="float" office:value="2701407"/>
          <table:table-cell table:style-name="ce1" office:value-type="string">
            <text:p>Campo Alegre (AL)</text:p>
          </table:table-cell>
          <table:table-cell table:style-name="ce1" office:value-type="float" office:value="172.20"/>
        </table:table-row>
        <table:table-row table:style-name="ro1">
          <table:table-cell table:style-name="ce1" office:value-type="float" office:value="2701506"/>
          <table:table-cell table:style-name="ce1" office:value-type="string">
            <text:p>Campo Grande (AL)</text:p>
          </table:table-cell>
          <table:table-cell table:style-name="ce1" office:value-type="float" office:value="53.98"/>
        </table:table-row>
        <table:table-row table:style-name="ro1">
          <table:table-cell table:style-name="ce1" office:value-type="float" office:value="2701605"/>
          <table:table-cell table:style-name="ce1" office:value-type="string">
            <text:p>Canapi (AL)</text:p>
          </table:table-cell>
          <table:table-cell table:style-name="ce1" office:value-type="float" office:value="30.02"/>
        </table:table-row>
        <table:table-row table:style-name="ro1">
          <table:table-cell table:style-name="ce1" office:value-type="float" office:value="2701704"/>
          <table:table-cell table:style-name="ce1" office:value-type="string">
            <text:p>Capela (AL)</text:p>
          </table:table-cell>
          <table:table-cell table:style-name="ce1" office:value-type="float" office:value="70.39"/>
        </table:table-row>
        <table:table-row table:style-name="ro1">
          <table:table-cell table:style-name="ce1" office:value-type="float" office:value="2701803"/>
          <table:table-cell table:style-name="ce1" office:value-type="string">
            <text:p>Carneiros (AL)</text:p>
          </table:table-cell>
          <table:table-cell table:style-name="ce1" office:value-type="float" office:value="73.32"/>
        </table:table-row>
        <table:table-row table:style-name="ro1">
          <table:table-cell table:style-name="ce1" office:value-type="float" office:value="2701902"/>
          <table:table-cell table:style-name="ce1" office:value-type="string">
            <text:p>Chã Preta (AL)</text:p>
          </table:table-cell>
          <table:table-cell table:style-name="ce1" office:value-type="float" office:value="41.34"/>
        </table:table-row>
        <table:table-row table:style-name="ro1">
          <table:table-cell table:style-name="ce1" office:value-type="float" office:value="2702009"/>
          <table:table-cell table:style-name="ce1" office:value-type="string">
            <text:p>Coité do Nóia (AL)</text:p>
          </table:table-cell>
          <table:table-cell table:style-name="ce1" office:value-type="float" office:value="123.45"/>
        </table:table-row>
        <table:table-row table:style-name="ro1">
          <table:table-cell table:style-name="ce1" office:value-type="float" office:value="2702108"/>
          <table:table-cell table:style-name="ce1" office:value-type="string">
            <text:p>Colônia Leopoldina (AL)</text:p>
          </table:table-cell>
          <table:table-cell table:style-name="ce1" office:value-type="float" office:value="96.29"/>
        </table:table-row>
        <table:table-row table:style-name="ro1">
          <table:table-cell table:style-name="ce1" office:value-type="float" office:value="2702207"/>
          <table:table-cell table:style-name="ce1" office:value-type="string">
            <text:p>Coqueiro Seco (AL)</text:p>
          </table:table-cell>
          <table:table-cell table:style-name="ce1" office:value-type="float" office:value="139.09"/>
        </table:table-row>
        <table:table-row table:style-name="ro1">
          <table:table-cell table:style-name="ce1" office:value-type="float" office:value="2702306"/>
          <table:table-cell table:style-name="ce1" office:value-type="string">
            <text:p>Coruripe (AL)</text:p>
          </table:table-cell>
          <table:table-cell table:style-name="ce1" office:value-type="float" office:value="56.77"/>
        </table:table-row>
        <table:table-row table:style-name="ro1">
          <table:table-cell table:style-name="ce1" office:value-type="float" office:value="2702355"/>
          <table:table-cell table:style-name="ce1" office:value-type="string">
            <text:p>Craíbas (AL)</text:p>
          </table:table-cell>
          <table:table-cell table:style-name="ce1" office:value-type="float" office:value="83.44"/>
        </table:table-row>
        <table:table-row table:style-name="ro1">
          <table:table-cell table:style-name="ce1" office:value-type="float" office:value="2702405"/>
          <table:table-cell table:style-name="ce1" office:value-type="string">
            <text:p>Delmiro Gouveia (AL)</text:p>
          </table:table-cell>
          <table:table-cell table:style-name="ce1" office:value-type="float" office:value="79.13"/>
        </table:table-row>
        <table:table-row table:style-name="ro1">
          <table:table-cell table:style-name="ce1" office:value-type="float" office:value="2702504"/>
          <table:table-cell table:style-name="ce1" office:value-type="string">
            <text:p>Dois Riachos (AL)</text:p>
          </table:table-cell>
          <table:table-cell table:style-name="ce1" office:value-type="float" office:value="77.45"/>
        </table:table-row>
        <table:table-row table:style-name="ro1">
          <table:table-cell table:style-name="ce1" office:value-type="float" office:value="2702553"/>
          <table:table-cell table:style-name="ce1" office:value-type="string">
            <text:p>Estrela de Alagoas (AL)</text:p>
          </table:table-cell>
          <table:table-cell table:style-name="ce1" office:value-type="float" office:value="66.41"/>
        </table:table-row>
        <table:table-row table:style-name="ro1">
          <table:table-cell table:style-name="ce1" office:value-type="float" office:value="2702603"/>
          <table:table-cell table:style-name="ce1" office:value-type="string">
            <text:p>Feira Grande (AL)</text:p>
          </table:table-cell>
          <table:table-cell table:style-name="ce1" office:value-type="float" office:value="123.42"/>
        </table:table-row>
        <table:table-row table:style-name="ro1">
          <table:table-cell table:style-name="ce1" office:value-type="float" office:value="2702702"/>
          <table:table-cell table:style-name="ce1" office:value-type="string">
            <text:p>Feliz Deserto (AL)</text:p>
          </table:table-cell>
          <table:table-cell table:style-name="ce1" office:value-type="float" office:value="47.31"/>
        </table:table-row>
        <table:table-row table:style-name="ro1">
          <table:table-cell table:style-name="ce1" office:value-type="float" office:value="2702801"/>
          <table:table-cell table:style-name="ce1" office:value-type="string">
            <text:p>Flexeiras (AL)</text:p>
          </table:table-cell>
          <table:table-cell table:style-name="ce1" office:value-type="float" office:value="36.99"/>
        </table:table-row>
        <table:table-row table:style-name="ro1">
          <table:table-cell table:style-name="ce1" office:value-type="float" office:value="2702900"/>
          <table:table-cell table:style-name="ce1" office:value-type="string">
            <text:p>Girau do Ponciano (AL)</text:p>
          </table:table-cell>
          <table:table-cell table:style-name="ce1" office:value-type="float" office:value="73.11"/>
        </table:table-row>
        <table:table-row table:style-name="ro1">
          <table:table-cell table:style-name="ce1" office:value-type="float" office:value="2703007"/>
          <table:table-cell table:style-name="ce1" office:value-type="string">
            <text:p>Ibateguara (AL)</text:p>
          </table:table-cell>
          <table:table-cell table:style-name="ce1" office:value-type="float" office:value="57.10"/>
        </table:table-row>
        <table:table-row table:style-name="ro1">
          <table:table-cell table:style-name="ce1" office:value-type="float" office:value="2703106"/>
          <table:table-cell table:style-name="ce1" office:value-type="string">
            <text:p>Igaci (AL)</text:p>
          </table:table-cell>
          <table:table-cell table:style-name="ce1" office:value-type="float" office:value="75.31"/>
        </table:table-row>
        <table:table-row table:style-name="ro1">
          <table:table-cell table:style-name="ce1" office:value-type="float" office:value="2703205"/>
          <table:table-cell table:style-name="ce1" office:value-type="string">
            <text:p>Igreja Nova (AL)</text:p>
          </table:table-cell>
          <table:table-cell table:style-name="ce1" office:value-type="float" office:value="54.55"/>
        </table:table-row>
        <table:table-row table:style-name="ro1">
          <table:table-cell table:style-name="ce1" office:value-type="float" office:value="2703304"/>
          <table:table-cell table:style-name="ce1" office:value-type="string">
            <text:p>Inhapi (AL)</text:p>
          </table:table-cell>
          <table:table-cell table:style-name="ce1" office:value-type="float" office:value="47.49"/>
        </table:table-row>
        <table:table-row table:style-name="ro1">
          <table:table-cell table:style-name="ce1" office:value-type="float" office:value="2703403"/>
          <table:table-cell table:style-name="ce1" office:value-type="string">
            <text:p>Jacaré dos Homens (AL)</text:p>
          </table:table-cell>
          <table:table-cell table:style-name="ce1" office:value-type="float" office:value="38.03"/>
        </table:table-row>
        <table:table-row table:style-name="ro1">
          <table:table-cell table:style-name="ce1" office:value-type="float" office:value="2703502"/>
          <table:table-cell table:style-name="ce1" office:value-type="string">
            <text:p>Jacuípe (AL)</text:p>
          </table:table-cell>
          <table:table-cell table:style-name="ce1" office:value-type="float" office:value="33.26"/>
        </table:table-row>
        <table:table-row table:style-name="ro1">
          <table:table-cell table:style-name="ce1" office:value-type="float" office:value="2703601"/>
          <table:table-cell table:style-name="ce1" office:value-type="string">
            <text:p>Japaratinga (AL)</text:p>
          </table:table-cell>
          <table:table-cell table:style-name="ce1" office:value-type="float" office:value="90.22"/>
        </table:table-row>
        <table:table-row table:style-name="ro1">
          <table:table-cell table:style-name="ce1" office:value-type="float" office:value="2703700"/>
          <table:table-cell table:style-name="ce1" office:value-type="string">
            <text:p>Jaramataia (AL)</text:p>
          </table:table-cell>
          <table:table-cell table:style-name="ce1" office:value-type="float" office:value="53.59"/>
        </table:table-row>
        <table:table-row table:style-name="ro1">
          <table:table-cell table:style-name="ce1" office:value-type="float" office:value="2703759"/>
          <table:table-cell table:style-name="ce1" office:value-type="string">
            <text:p>Jequiá da Praia (AL)</text:p>
          </table:table-cell>
          <table:table-cell table:style-name="ce1" office:value-type="float" office:value="34.21"/>
        </table:table-row>
        <table:table-row table:style-name="ro1">
          <table:table-cell table:style-name="ce1" office:value-type="float" office:value="2703809"/>
          <table:table-cell table:style-name="ce1" office:value-type="string">
            <text:p>Joaquim Gomes (AL)</text:p>
          </table:table-cell>
          <table:table-cell table:style-name="ce1" office:value-type="float" office:value="75.68"/>
        </table:table-row>
        <table:table-row table:style-name="ro1">
          <table:table-cell table:style-name="ce1" office:value-type="float" office:value="2703908"/>
          <table:table-cell table:style-name="ce1" office:value-type="string">
            <text:p>Jundiá (AL)</text:p>
          </table:table-cell>
          <table:table-cell table:style-name="ce1" office:value-type="float" office:value="45.56"/>
        </table:table-row>
        <table:table-row table:style-name="ro1">
          <table:table-cell table:style-name="ce1" office:value-type="float" office:value="2704005"/>
          <table:table-cell table:style-name="ce1" office:value-type="string">
            <text:p>Junqueiro (AL)</text:p>
          </table:table-cell>
          <table:table-cell table:style-name="ce1" office:value-type="float" office:value="98.66"/>
        </table:table-row>
        <table:table-row table:style-name="ro1">
          <table:table-cell table:style-name="ce1" office:value-type="float" office:value="2704104"/>
          <table:table-cell table:style-name="ce1" office:value-type="string">
            <text:p>Lagoa da Canoa (AL)</text:p>
          </table:table-cell>
          <table:table-cell table:style-name="ce1" office:value-type="float" office:value="206.33"/>
        </table:table-row>
        <table:table-row table:style-name="ro1">
          <table:table-cell table:style-name="ce1" office:value-type="float" office:value="2704203"/>
          <table:table-cell table:style-name="ce1" office:value-type="string">
            <text:p>Limoeiro de Anadia (AL)</text:p>
          </table:table-cell>
          <table:table-cell table:style-name="ce1" office:value-type="float" office:value="85.48"/>
        </table:table-row>
        <table:table-row table:style-name="ro1">
          <table:table-cell table:style-name="ce1" office:value-type="float" office:value="2704302"/>
          <table:table-cell table:style-name="ce1" office:value-type="string">
            <text:p>Maceió (AL)</text:p>
          </table:table-cell>
          <table:table-cell table:style-name="ce1" office:value-type="float" office:value="1854.12"/>
        </table:table-row>
        <table:table-row table:style-name="ro1">
          <table:table-cell table:style-name="ce1" office:value-type="float" office:value="2704401"/>
          <table:table-cell table:style-name="ce1" office:value-type="string">
            <text:p>Major Isidoro (AL)</text:p>
          </table:table-cell>
          <table:table-cell table:style-name="ce1" office:value-type="float" office:value="41.63"/>
        </table:table-row>
        <table:table-row table:style-name="ro1">
          <table:table-cell table:style-name="ce1" office:value-type="float" office:value="2704500"/>
          <table:table-cell table:style-name="ce1" office:value-type="string">
            <text:p>Maragogi (AL)</text:p>
          </table:table-cell>
          <table:table-cell table:style-name="ce1" office:value-type="float" office:value="86.06"/>
        </table:table-row>
        <table:table-row table:style-name="ro1">
          <table:table-cell table:style-name="ce1" office:value-type="float" office:value="2704609"/>
          <table:table-cell table:style-name="ce1" office:value-type="string">
            <text:p>Maravilha (AL)</text:p>
          </table:table-cell>
          <table:table-cell table:style-name="ce1" office:value-type="float" office:value="34.05"/>
        </table:table-row>
        <table:table-row table:style-name="ro1">
          <table:table-cell table:style-name="ce1" office:value-type="float" office:value="2704708"/>
          <table:table-cell table:style-name="ce1" office:value-type="string">
            <text:p>Marechal Deodoro (AL)</text:p>
          </table:table-cell>
          <table:table-cell table:style-name="ce1" office:value-type="float" office:value="138.62"/>
        </table:table-row>
        <table:table-row table:style-name="ro1">
          <table:table-cell table:style-name="ce1" office:value-type="float" office:value="2704807"/>
          <table:table-cell table:style-name="ce1" office:value-type="string">
            <text:p>Maribondo (AL)</text:p>
          </table:table-cell>
          <table:table-cell table:style-name="ce1" office:value-type="float" office:value="78.14"/>
        </table:table-row>
        <table:table-row table:style-name="ro1">
          <table:table-cell table:style-name="ce1" office:value-type="float" office:value="2704906"/>
          <table:table-cell table:style-name="ce1" office:value-type="string">
            <text:p>Mar Vermelho (AL)</text:p>
          </table:table-cell>
          <table:table-cell table:style-name="ce1" office:value-type="float" office:value="39.23"/>
        </table:table-row>
        <table:table-row table:style-name="ro1">
          <table:table-cell table:style-name="ce1" office:value-type="float" office:value="2705002"/>
          <table:table-cell table:style-name="ce1" office:value-type="string">
            <text:p>Mata Grande (AL)</text:p>
          </table:table-cell>
          <table:table-cell table:style-name="ce1" office:value-type="float" office:value="27.20"/>
        </table:table-row>
        <table:table-row table:style-name="ro1">
          <table:table-cell table:style-name="ce1" office:value-type="float" office:value="2705101"/>
          <table:table-cell table:style-name="ce1" office:value-type="string">
            <text:p>Matriz de Camaragibe (AL)</text:p>
          </table:table-cell>
          <table:table-cell table:style-name="ce1" office:value-type="float" office:value="108.12"/>
        </table:table-row>
        <table:table-row table:style-name="ro1">
          <table:table-cell table:style-name="ce1" office:value-type="float" office:value="2705200"/>
          <table:table-cell table:style-name="ce1" office:value-type="string">
            <text:p>Messias (AL)</text:p>
          </table:table-cell>
          <table:table-cell table:style-name="ce1" office:value-type="float" office:value="137.77"/>
        </table:table-row>
        <table:table-row table:style-name="ro1">
          <table:table-cell table:style-name="ce1" office:value-type="float" office:value="2705309"/>
          <table:table-cell table:style-name="ce1" office:value-type="string">
            <text:p>Minador do Negrão (AL)</text:p>
          </table:table-cell>
          <table:table-cell table:style-name="ce1" office:value-type="float" office:value="31.47"/>
        </table:table-row>
        <table:table-row table:style-name="ro1">
          <table:table-cell table:style-name="ce1" office:value-type="float" office:value="2705408"/>
          <table:table-cell table:style-name="ce1" office:value-type="string">
            <text:p>Monteirópolis (AL)</text:p>
          </table:table-cell>
          <table:table-cell table:style-name="ce1" office:value-type="float" office:value="80.54"/>
        </table:table-row>
        <table:table-row table:style-name="ro1">
          <table:table-cell table:style-name="ce1" office:value-type="float" office:value="2705507"/>
          <table:table-cell table:style-name="ce1" office:value-type="string">
            <text:p>Murici (AL)</text:p>
          </table:table-cell>
          <table:table-cell table:style-name="ce1" office:value-type="float" office:value="62.58"/>
        </table:table-row>
        <table:table-row table:style-name="ro1">
          <table:table-cell table:style-name="ce1" office:value-type="float" office:value="2705606"/>
          <table:table-cell table:style-name="ce1" office:value-type="string">
            <text:p>Novo Lino (AL)</text:p>
          </table:table-cell>
          <table:table-cell table:style-name="ce1" office:value-type="float" office:value="51.67"/>
        </table:table-row>
        <table:table-row table:style-name="ro1">
          <table:table-cell table:style-name="ce1" office:value-type="float" office:value="2705705"/>
          <table:table-cell table:style-name="ce1" office:value-type="string">
            <text:p>Olho d'Água das Flores (AL)</text:p>
          </table:table-cell>
          <table:table-cell table:style-name="ce1" office:value-type="float" office:value="111.01"/>
        </table:table-row>
        <table:table-row table:style-name="ro1">
          <table:table-cell table:style-name="ce1" office:value-type="float" office:value="2705804"/>
          <table:table-cell table:style-name="ce1" office:value-type="string">
            <text:p>Olho d'Água do Casado (AL)</text:p>
          </table:table-cell>
          <table:table-cell table:style-name="ce1" office:value-type="float" office:value="26.29"/>
        </table:table-row>
        <table:table-row table:style-name="ro1">
          <table:table-cell table:style-name="ce1" office:value-type="float" office:value="2705903"/>
          <table:table-cell table:style-name="ce1" office:value-type="string">
            <text:p>Olho d'Água Grande (AL)</text:p>
          </table:table-cell>
          <table:table-cell table:style-name="ce1" office:value-type="float" office:value="41.83"/>
        </table:table-row>
        <table:table-row table:style-name="ro1">
          <table:table-cell table:style-name="ce1" office:value-type="float" office:value="2706000"/>
          <table:table-cell table:style-name="ce1" office:value-type="string">
            <text:p>Olivença (AL)</text:p>
          </table:table-cell>
          <table:table-cell table:style-name="ce1" office:value-type="float" office:value="63.87"/>
        </table:table-row>
        <table:table-row table:style-name="ro1">
          <table:table-cell table:style-name="ce1" office:value-type="float" office:value="2706109"/>
          <table:table-cell table:style-name="ce1" office:value-type="string">
            <text:p>Ouro Branco (AL)</text:p>
          </table:table-cell>
          <table:table-cell table:style-name="ce1" office:value-type="float" office:value="53.29"/>
        </table:table-row>
        <table:table-row table:style-name="ro1">
          <table:table-cell table:style-name="ce1" office:value-type="float" office:value="2706208"/>
          <table:table-cell table:style-name="ce1" office:value-type="string">
            <text:p>Palestina (AL)</text:p>
          </table:table-cell>
          <table:table-cell table:style-name="ce1" office:value-type="float" office:value="104.55"/>
        </table:table-row>
        <table:table-row table:style-name="ro1">
          <table:table-cell table:style-name="ce1" office:value-type="float" office:value="2706307"/>
          <table:table-cell table:style-name="ce1" office:value-type="string">
            <text:p>Palmeira dos Índios (AL)</text:p>
          </table:table-cell>
          <table:table-cell table:style-name="ce1" office:value-type="float" office:value="155.44"/>
        </table:table-row>
        <table:table-row table:style-name="ro1">
          <table:table-cell table:style-name="ce1" office:value-type="float" office:value="2706406"/>
          <table:table-cell table:style-name="ce1" office:value-type="string">
            <text:p>Pão de Açúcar (AL)</text:p>
          </table:table-cell>
          <table:table-cell table:style-name="ce1" office:value-type="float" office:value="34.86"/>
        </table:table-row>
        <table:table-row table:style-name="ro1">
          <table:table-cell table:style-name="ce1" office:value-type="float" office:value="2706422"/>
          <table:table-cell table:style-name="ce1" office:value-type="string">
            <text:p>Pariconha (AL)</text:p>
          </table:table-cell>
          <table:table-cell table:style-name="ce1" office:value-type="float" office:value="39.70"/>
        </table:table-row>
        <table:table-row table:style-name="ro1">
          <table:table-cell table:style-name="ce1" office:value-type="float" office:value="2706448"/>
          <table:table-cell table:style-name="ce1" office:value-type="string">
            <text:p>Paripueira (AL)</text:p>
          </table:table-cell>
          <table:table-cell table:style-name="ce1" office:value-type="float" office:value="122.05"/>
        </table:table-row>
        <table:table-row table:style-name="ro1">
          <table:table-cell table:style-name="ce1" office:value-type="float" office:value="2706505"/>
          <table:table-cell table:style-name="ce1" office:value-type="string">
            <text:p>Passo de Camaragibe (AL)</text:p>
          </table:table-cell>
          <table:table-cell table:style-name="ce1" office:value-type="float" office:value="60.39"/>
        </table:table-row>
        <table:table-row table:style-name="ro1">
          <table:table-cell table:style-name="ce1" office:value-type="float" office:value="2706604"/>
          <table:table-cell table:style-name="ce1" office:value-type="string">
            <text:p>Paulo Jacinto (AL)</text:p>
          </table:table-cell>
          <table:table-cell table:style-name="ce1" office:value-type="float" office:value="62.69"/>
        </table:table-row>
        <table:table-row table:style-name="ro1">
          <table:table-cell table:style-name="ce1" office:value-type="float" office:value="2706703"/>
          <table:table-cell table:style-name="ce1" office:value-type="string">
            <text:p>Penedo (AL)</text:p>
          </table:table-cell>
          <table:table-cell table:style-name="ce1" office:value-type="float" office:value="87.61"/>
        </table:table-row>
        <table:table-row table:style-name="ro1">
          <table:table-cell table:style-name="ce1" office:value-type="float" office:value="2706802"/>
          <table:table-cell table:style-name="ce1" office:value-type="string">
            <text:p>Piaçabuçu (AL)</text:p>
          </table:table-cell>
          <table:table-cell table:style-name="ce1" office:value-type="float" office:value="71.68"/>
        </table:table-row>
        <table:table-row table:style-name="ro1">
          <table:table-cell table:style-name="ce1" office:value-type="float" office:value="2706901"/>
          <table:table-cell table:style-name="ce1" office:value-type="string">
            <text:p>Pilar (AL)</text:p>
          </table:table-cell>
          <table:table-cell table:style-name="ce1" office:value-type="float" office:value="133.37"/>
        </table:table-row>
        <table:table-row table:style-name="ro1">
          <table:table-cell table:style-name="ce1" office:value-type="float" office:value="2707008"/>
          <table:table-cell table:style-name="ce1" office:value-type="string">
            <text:p>Pindoba (AL)</text:p>
          </table:table-cell>
          <table:table-cell table:style-name="ce1" office:value-type="float" office:value="24.37"/>
        </table:table-row>
        <table:table-row table:style-name="ro1">
          <table:table-cell table:style-name="ce1" office:value-type="float" office:value="2707107"/>
          <table:table-cell table:style-name="ce1" office:value-type="string">
            <text:p>Piranhas (AL)</text:p>
          </table:table-cell>
          <table:table-cell table:style-name="ce1" office:value-type="float" office:value="56.47"/>
        </table:table-row>
        <table:table-row table:style-name="ro1">
          <table:table-cell table:style-name="ce1" office:value-type="float" office:value="2707206"/>
          <table:table-cell table:style-name="ce1" office:value-type="string">
            <text:p>Poço das Trincheiras (AL)</text:p>
          </table:table-cell>
          <table:table-cell table:style-name="ce1" office:value-type="float" office:value="47.52"/>
        </table:table-row>
        <table:table-row table:style-name="ro1">
          <table:table-cell table:style-name="ce1" office:value-type="float" office:value="2707305"/>
          <table:table-cell table:style-name="ce1" office:value-type="string">
            <text:p>Porto Calvo (AL)</text:p>
          </table:table-cell>
          <table:table-cell table:style-name="ce1" office:value-type="float" office:value="83.49"/>
        </table:table-row>
        <table:table-row table:style-name="ro1">
          <table:table-cell table:style-name="ce1" office:value-type="float" office:value="2707404"/>
          <table:table-cell table:style-name="ce1" office:value-type="string">
            <text:p>Porto de Pedras (AL)</text:p>
          </table:table-cell>
          <table:table-cell table:style-name="ce1" office:value-type="float" office:value="32.71"/>
        </table:table-row>
        <table:table-row table:style-name="ro1">
          <table:table-cell table:style-name="ce1" office:value-type="float" office:value="2707503"/>
          <table:table-cell table:style-name="ce1" office:value-type="string">
            <text:p>Porto Real do Colégio (AL)</text:p>
          </table:table-cell>
          <table:table-cell table:style-name="ce1" office:value-type="float" office:value="79.91"/>
        </table:table-row>
        <table:table-row table:style-name="ro1">
          <table:table-cell table:style-name="ce1" office:value-type="float" office:value="2707602"/>
          <table:table-cell table:style-name="ce1" office:value-type="string">
            <text:p>Quebrangulo (AL)</text:p>
          </table:table-cell>
          <table:table-cell table:style-name="ce1" office:value-type="float" office:value="35.89"/>
        </table:table-row>
        <table:table-row table:style-name="ro1">
          <table:table-cell table:style-name="ce1" office:value-type="float" office:value="2707701"/>
          <table:table-cell table:style-name="ce1" office:value-type="string">
            <text:p>Rio Largo (AL)</text:p>
          </table:table-cell>
          <table:table-cell table:style-name="ce1" office:value-type="float" office:value="223.56"/>
        </table:table-row>
        <table:table-row table:style-name="ro1">
          <table:table-cell table:style-name="ce1" office:value-type="float" office:value="2707800"/>
          <table:table-cell table:style-name="ce1" office:value-type="string">
            <text:p>Roteiro (AL)</text:p>
          </table:table-cell>
          <table:table-cell table:style-name="ce1" office:value-type="float" office:value="51.48"/>
        </table:table-row>
        <table:table-row table:style-name="ro1">
          <table:table-cell table:style-name="ce1" office:value-type="float" office:value="2707909"/>
          <table:table-cell table:style-name="ce1" office:value-type="string">
            <text:p>Santa Luzia do Norte (AL)</text:p>
          </table:table-cell>
          <table:table-cell table:style-name="ce1" office:value-type="float" office:value="232.77"/>
        </table:table-row>
        <table:table-row table:style-name="ro1">
          <table:table-cell table:style-name="ce1" office:value-type="float" office:value="2708006"/>
          <table:table-cell table:style-name="ce1" office:value-type="string">
            <text:p>Santana do Ipanema (AL)</text:p>
          </table:table-cell>
          <table:table-cell table:style-name="ce1" office:value-type="float" office:value="102.61"/>
        </table:table-row>
        <table:table-row table:style-name="ro1">
          <table:table-cell table:style-name="ce1" office:value-type="float" office:value="2708105"/>
          <table:table-cell table:style-name="ce1" office:value-type="string">
            <text:p>Santana do Mundaú (AL)</text:p>
          </table:table-cell>
          <table:table-cell table:style-name="ce1" office:value-type="float" office:value="48.76"/>
        </table:table-row>
        <table:table-row table:style-name="ro1">
          <table:table-cell table:style-name="ce1" office:value-type="float" office:value="2708204"/>
          <table:table-cell table:style-name="ce1" office:value-type="string">
            <text:p>São Brás (AL)</text:p>
          </table:table-cell>
          <table:table-cell table:style-name="ce1" office:value-type="float" office:value="48.00"/>
        </table:table-row>
        <table:table-row table:style-name="ro1">
          <table:table-cell table:style-name="ce1" office:value-type="float" office:value="2708303"/>
          <table:table-cell table:style-name="ce1" office:value-type="string">
            <text:p>São José da Laje (AL)</text:p>
          </table:table-cell>
          <table:table-cell table:style-name="ce1" office:value-type="float" office:value="88.40"/>
        </table:table-row>
        <table:table-row table:style-name="ro1">
          <table:table-cell table:style-name="ce1" office:value-type="float" office:value="2708402"/>
          <table:table-cell table:style-name="ce1" office:value-type="string">
            <text:p>São José da Tapera (AL)</text:p>
          </table:table-cell>
          <table:table-cell table:style-name="ce1" office:value-type="float" office:value="60.77"/>
        </table:table-row>
        <table:table-row table:style-name="ro1">
          <table:table-cell table:style-name="ce1" office:value-type="float" office:value="2708501"/>
          <table:table-cell table:style-name="ce1" office:value-type="string">
            <text:p>São Luís do Quitunde (AL)</text:p>
          </table:table-cell>
          <table:table-cell table:style-name="ce1" office:value-type="float" office:value="81.61"/>
        </table:table-row>
        <table:table-row table:style-name="ro1">
          <table:table-cell table:style-name="ce1" office:value-type="float" office:value="2708600"/>
          <table:table-cell table:style-name="ce1" office:value-type="string">
            <text:p>São Miguel dos Campos (AL)</text:p>
          </table:table-cell>
          <table:table-cell table:style-name="ce1" office:value-type="float" office:value="151.27"/>
        </table:table-row>
        <table:table-row table:style-name="ro1">
          <table:table-cell table:style-name="ce1" office:value-type="float" office:value="2708709"/>
          <table:table-cell table:style-name="ce1" office:value-type="string">
            <text:p>São Miguel dos Milagres (AL)</text:p>
          </table:table-cell>
          <table:table-cell table:style-name="ce1" office:value-type="float" office:value="93.34"/>
        </table:table-row>
        <table:table-row table:style-name="ro1">
          <table:table-cell table:style-name="ce1" office:value-type="float" office:value="2708808"/>
          <table:table-cell table:style-name="ce1" office:value-type="string">
            <text:p>São Sebastião (AL)</text:p>
          </table:table-cell>
          <table:table-cell table:style-name="ce1" office:value-type="float" office:value="101.59"/>
        </table:table-row>
        <table:table-row table:style-name="ro1">
          <table:table-cell table:style-name="ce1" office:value-type="float" office:value="2708907"/>
          <table:table-cell table:style-name="ce1" office:value-type="string">
            <text:p>Satuba (AL)</text:p>
          </table:table-cell>
          <table:table-cell table:style-name="ce1" office:value-type="float" office:value="342.57"/>
        </table:table-row>
        <table:table-row table:style-name="ro1">
          <table:table-cell table:style-name="ce1" office:value-type="float" office:value="2708956"/>
          <table:table-cell table:style-name="ce1" office:value-type="string">
            <text:p>Senador Rui Palmeira (AL)</text:p>
          </table:table-cell>
          <table:table-cell table:style-name="ce1" office:value-type="float" office:value="38.07"/>
        </table:table-row>
        <table:table-row table:style-name="ro1">
          <table:table-cell table:style-name="ce1" office:value-type="float" office:value="2709004"/>
          <table:table-cell table:style-name="ce1" office:value-type="string">
            <text:p>Tanque d'Arca (AL)</text:p>
          </table:table-cell>
          <table:table-cell table:style-name="ce1" office:value-type="float" office:value="47.27"/>
        </table:table-row>
        <table:table-row table:style-name="ro1">
          <table:table-cell table:style-name="ce1" office:value-type="float" office:value="2709103"/>
          <table:table-cell table:style-name="ce1" office:value-type="string">
            <text:p>Taquarana (AL)</text:p>
          </table:table-cell>
          <table:table-cell table:style-name="ce1" office:value-type="float" office:value="114.55"/>
        </table:table-row>
        <table:table-row table:style-name="ro1">
          <table:table-cell table:style-name="ce1" office:value-type="float" office:value="2709152"/>
          <table:table-cell table:style-name="ce1" office:value-type="string">
            <text:p>Teotônio Vilela (AL)</text:p>
          </table:table-cell>
          <table:table-cell table:style-name="ce1" office:value-type="float" office:value="138.15"/>
        </table:table-row>
        <table:table-row table:style-name="ro1">
          <table:table-cell table:style-name="ce1" office:value-type="float" office:value="2709202"/>
          <table:table-cell table:style-name="ce1" office:value-type="string">
            <text:p>Traipu (AL)</text:p>
          </table:table-cell>
          <table:table-cell table:style-name="ce1" office:value-type="float" office:value="36.82"/>
        </table:table-row>
        <table:table-row table:style-name="ro1">
          <table:table-cell table:style-name="ce1" office:value-type="float" office:value="2709301"/>
          <table:table-cell table:style-name="ce1" office:value-type="string">
            <text:p>União dos Palmares (AL)</text:p>
          </table:table-cell>
          <table:table-cell table:style-name="ce1" office:value-type="float" office:value="148.24"/>
        </table:table-row>
        <table:table-row table:style-name="ro1">
          <table:table-cell table:style-name="ce1" office:value-type="float" office:value="2709400"/>
          <table:table-cell table:style-name="ce1" office:value-type="string">
            <text:p>Viçosa (AL)</text:p>
          </table:table-cell>
          <table:table-cell table:style-name="ce1" office:value-type="float" office:value="74.00"/>
        </table:table-row>
        <table:table-row table:style-name="ro1">
          <table:table-cell table:style-name="ce1" office:value-type="float" office:value="2800100"/>
          <table:table-cell table:style-name="ce1" office:value-type="string">
            <text:p>Amparo do São Francisco (SE)</text:p>
          </table:table-cell>
          <table:table-cell table:style-name="ce1" office:value-type="float" office:value="64.75"/>
        </table:table-row>
        <table:table-row table:style-name="ro1">
          <table:table-cell table:style-name="ce1" office:value-type="float" office:value="2800209"/>
          <table:table-cell table:style-name="ce1" office:value-type="string">
            <text:p>Aquidabã (SE)</text:p>
          </table:table-cell>
          <table:table-cell table:style-name="ce1" office:value-type="float" office:value="55.82"/>
        </table:table-row>
        <table:table-row table:style-name="ro1">
          <table:table-cell table:style-name="ce1" office:value-type="float" office:value="2800308"/>
          <table:table-cell table:style-name="ce1" office:value-type="string">
            <text:p>Aracaju (SE)</text:p>
          </table:table-cell>
          <table:table-cell table:style-name="ce1" office:value-type="float" office:value="3140.67"/>
        </table:table-row>
        <table:table-row table:style-name="ro1">
          <table:table-cell table:style-name="ce1" office:value-type="float" office:value="2800407"/>
          <table:table-cell table:style-name="ce1" office:value-type="string">
            <text:p>Arauá (SE)</text:p>
          </table:table-cell>
          <table:table-cell table:style-name="ce1" office:value-type="float" office:value="56.44"/>
        </table:table-row>
        <table:table-row table:style-name="ro1">
          <table:table-cell table:style-name="ce1" office:value-type="float" office:value="2800506"/>
          <table:table-cell table:style-name="ce1" office:value-type="string">
            <text:p>Areia Branca (SE)</text:p>
          </table:table-cell>
          <table:table-cell table:style-name="ce1" office:value-type="float" office:value="114.93"/>
        </table:table-row>
        <table:table-row table:style-name="ro1">
          <table:table-cell table:style-name="ce1" office:value-type="float" office:value="2800605"/>
          <table:table-cell table:style-name="ce1" office:value-type="string">
            <text:p>Barra dos Coqueiros (SE)</text:p>
          </table:table-cell>
          <table:table-cell table:style-name="ce1" office:value-type="float" office:value="276.52"/>
        </table:table-row>
        <table:table-row table:style-name="ro1">
          <table:table-cell table:style-name="ce1" office:value-type="float" office:value="2800670"/>
          <table:table-cell table:style-name="ce1" office:value-type="string">
            <text:p>Boquim (SE)</text:p>
          </table:table-cell>
          <table:table-cell table:style-name="ce1" office:value-type="float" office:value="123.98"/>
        </table:table-row>
        <table:table-row table:style-name="ro1">
          <table:table-cell table:style-name="ce1" office:value-type="float" office:value="2800704"/>
          <table:table-cell table:style-name="ce1" office:value-type="string">
            <text:p>Brejo Grande (SE)</text:p>
          </table:table-cell>
          <table:table-cell table:style-name="ce1" office:value-type="float" office:value="52.01"/>
        </table:table-row>
        <table:table-row table:style-name="ro1">
          <table:table-cell table:style-name="ce1" office:value-type="float" office:value="2801009"/>
          <table:table-cell table:style-name="ce1" office:value-type="string">
            <text:p>Campo do Brito (SE)</text:p>
          </table:table-cell>
          <table:table-cell table:style-name="ce1" office:value-type="float" office:value="83.03"/>
        </table:table-row>
        <table:table-row table:style-name="ro1">
          <table:table-cell table:style-name="ce1" office:value-type="float" office:value="2801108"/>
          <table:table-cell table:style-name="ce1" office:value-type="string">
            <text:p>Canhoba (SE)</text:p>
          </table:table-cell>
          <table:table-cell table:style-name="ce1" office:value-type="float" office:value="23.23"/>
        </table:table-row>
        <table:table-row table:style-name="ro1">
          <table:table-cell table:style-name="ce1" office:value-type="float" office:value="2801207"/>
          <table:table-cell table:style-name="ce1" office:value-type="string">
            <text:p>Canindé de São Francisco (SE)</text:p>
          </table:table-cell>
          <table:table-cell table:style-name="ce1" office:value-type="float" office:value="27.36"/>
        </table:table-row>
        <table:table-row table:style-name="ro1">
          <table:table-cell table:style-name="ce1" office:value-type="float" office:value="2801306"/>
          <table:table-cell table:style-name="ce1" office:value-type="string">
            <text:p>Capela (SE)</text:p>
          </table:table-cell>
          <table:table-cell table:style-name="ce1" office:value-type="float" office:value="69.48"/>
        </table:table-row>
        <table:table-row table:style-name="ro1">
          <table:table-cell table:style-name="ce1" office:value-type="float" office:value="2801405"/>
          <table:table-cell table:style-name="ce1" office:value-type="string">
            <text:p>Carira (SE)</text:p>
          </table:table-cell>
          <table:table-cell table:style-name="ce1" office:value-type="float" office:value="31.44"/>
        </table:table-row>
        <table:table-row table:style-name="ro1">
          <table:table-cell table:style-name="ce1" office:value-type="float" office:value="2801504"/>
          <table:table-cell table:style-name="ce1" office:value-type="string">
            <text:p>Carmópolis (SE)</text:p>
          </table:table-cell>
          <table:table-cell table:style-name="ce1" office:value-type="float" office:value="294.15"/>
        </table:table-row>
        <table:table-row table:style-name="ro1">
          <table:table-cell table:style-name="ce1" office:value-type="float" office:value="2801603"/>
          <table:table-cell table:style-name="ce1" office:value-type="string">
            <text:p>Cedro de São João (SE)</text:p>
          </table:table-cell>
          <table:table-cell table:style-name="ce1" office:value-type="float" office:value="67.29"/>
        </table:table-row>
        <table:table-row table:style-name="ro1">
          <table:table-cell table:style-name="ce1" office:value-type="float" office:value="2801702"/>
          <table:table-cell table:style-name="ce1" office:value-type="string">
            <text:p>Cristinápolis (SE)</text:p>
          </table:table-cell>
          <table:table-cell table:style-name="ce1" office:value-type="float" office:value="69.94"/>
        </table:table-row>
        <table:table-row table:style-name="ro1">
          <table:table-cell table:style-name="ce1" office:value-type="float" office:value="2801900"/>
          <table:table-cell table:style-name="ce1" office:value-type="string">
            <text:p>Cumbe (SE)</text:p>
          </table:table-cell>
          <table:table-cell table:style-name="ce1" office:value-type="float" office:value="29.65"/>
        </table:table-row>
        <table:table-row table:style-name="ro1">
          <table:table-cell table:style-name="ce1" office:value-type="float" office:value="2802007"/>
          <table:table-cell table:style-name="ce1" office:value-type="string">
            <text:p>Divina Pastora (SE)</text:p>
          </table:table-cell>
          <table:table-cell table:style-name="ce1" office:value-type="float" office:value="47.13"/>
        </table:table-row>
        <table:table-row table:style-name="ro1">
          <table:table-cell table:style-name="ce1" office:value-type="float" office:value="2802106"/>
          <table:table-cell table:style-name="ce1" office:value-type="string">
            <text:p>Estância (SE)</text:p>
          </table:table-cell>
          <table:table-cell table:style-name="ce1" office:value-type="float" office:value="100.00"/>
        </table:table-row>
        <table:table-row table:style-name="ro1">
          <table:table-cell table:style-name="ce1" office:value-type="float" office:value="2802205"/>
          <table:table-cell table:style-name="ce1" office:value-type="string">
            <text:p>Feira Nova (SE)</text:p>
          </table:table-cell>
          <table:table-cell table:style-name="ce1" office:value-type="float" office:value="28.79"/>
        </table:table-row>
        <table:table-row table:style-name="ro1">
          <table:table-cell table:style-name="ce1" office:value-type="float" office:value="2802304"/>
          <table:table-cell table:style-name="ce1" office:value-type="string">
            <text:p>Frei Paulo (SE)</text:p>
          </table:table-cell>
          <table:table-cell table:style-name="ce1" office:value-type="float" office:value="34.65"/>
        </table:table-row>
        <table:table-row table:style-name="ro1">
          <table:table-cell table:style-name="ce1" office:value-type="float" office:value="2802403"/>
          <table:table-cell table:style-name="ce1" office:value-type="string">
            <text:p>Gararu (SE)</text:p>
          </table:table-cell>
          <table:table-cell table:style-name="ce1" office:value-type="float" office:value="17.41"/>
        </table:table-row>
        <table:table-row table:style-name="ro1">
          <table:table-cell table:style-name="ce1" office:value-type="float" office:value="2802502"/>
          <table:table-cell table:style-name="ce1" office:value-type="string">
            <text:p>General Maynard (SE)</text:p>
          </table:table-cell>
          <table:table-cell table:style-name="ce1" office:value-type="float" office:value="146.63"/>
        </table:table-row>
        <table:table-row table:style-name="ro1">
          <table:table-cell table:style-name="ce1" office:value-type="float" office:value="2802601"/>
          <table:table-cell table:style-name="ce1" office:value-type="string">
            <text:p>Gracho Cardoso (SE)</text:p>
          </table:table-cell>
          <table:table-cell table:style-name="ce1" office:value-type="float" office:value="23.32"/>
        </table:table-row>
        <table:table-row table:style-name="ro1">
          <table:table-cell table:style-name="ce1" office:value-type="float" office:value="2802700"/>
          <table:table-cell table:style-name="ce1" office:value-type="string">
            <text:p>Ilha das Flores (SE)</text:p>
          </table:table-cell>
          <table:table-cell table:style-name="ce1" office:value-type="float" office:value="152.78"/>
        </table:table-row>
        <table:table-row table:style-name="ro1">
          <table:table-cell table:style-name="ce1" office:value-type="float" office:value="2802809"/>
          <table:table-cell table:style-name="ce1" office:value-type="string">
            <text:p>Indiaroba (SE)</text:p>
          </table:table-cell>
          <table:table-cell table:style-name="ce1" office:value-type="float" office:value="50.49"/>
        </table:table-row>
        <table:table-row table:style-name="ro1">
          <table:table-cell table:style-name="ce1" office:value-type="float" office:value="2802908"/>
          <table:table-cell table:style-name="ce1" office:value-type="string">
            <text:p>Itabaiana (SE)</text:p>
          </table:table-cell>
          <table:table-cell table:style-name="ce1" office:value-type="float" office:value="258.30"/>
        </table:table-row>
        <table:table-row table:style-name="ro1">
          <table:table-cell table:style-name="ce1" office:value-type="float" office:value="2803005"/>
          <table:table-cell table:style-name="ce1" office:value-type="string">
            <text:p>Itabaianinha (SE)</text:p>
          </table:table-cell>
          <table:table-cell table:style-name="ce1" office:value-type="float" office:value="78.88"/>
        </table:table-row>
        <table:table-row table:style-name="ro1">
          <table:table-cell table:style-name="ce1" office:value-type="float" office:value="2803104"/>
          <table:table-cell table:style-name="ce1" office:value-type="string">
            <text:p>Itabi (SE)</text:p>
          </table:table-cell>
          <table:table-cell table:style-name="ce1" office:value-type="float" office:value="26.96"/>
        </table:table-row>
        <table:table-row table:style-name="ro1">
          <table:table-cell table:style-name="ce1" office:value-type="float" office:value="2803203"/>
          <table:table-cell table:style-name="ce1" office:value-type="string">
            <text:p>Itaporanga d'Ajuda (SE)</text:p>
          </table:table-cell>
          <table:table-cell table:style-name="ce1" office:value-type="float" office:value="41.11"/>
        </table:table-row>
        <table:table-row table:style-name="ro1">
          <table:table-cell table:style-name="ce1" office:value-type="float" office:value="2803302"/>
          <table:table-cell table:style-name="ce1" office:value-type="string">
            <text:p>Japaratuba (SE)</text:p>
          </table:table-cell>
          <table:table-cell table:style-name="ce1" office:value-type="float" office:value="46.22"/>
        </table:table-row>
        <table:table-row table:style-name="ro1">
          <table:table-cell table:style-name="ce1" office:value-type="float" office:value="2803401"/>
          <table:table-cell table:style-name="ce1" office:value-type="string">
            <text:p>Japoatã (SE)</text:p>
          </table:table-cell>
          <table:table-cell table:style-name="ce1" office:value-type="float" office:value="31.76"/>
        </table:table-row>
        <table:table-row table:style-name="ro1">
          <table:table-cell table:style-name="ce1" office:value-type="float" office:value="2803500"/>
          <table:table-cell table:style-name="ce1" office:value-type="string">
            <text:p>Lagarto (SE)</text:p>
          </table:table-cell>
          <table:table-cell table:style-name="ce1" office:value-type="float" office:value="97.84"/>
        </table:table-row>
        <table:table-row table:style-name="ro1">
          <table:table-cell table:style-name="ce1" office:value-type="float" office:value="2803609"/>
          <table:table-cell table:style-name="ce1" office:value-type="string">
            <text:p>Laranjeiras (SE)</text:p>
          </table:table-cell>
          <table:table-cell table:style-name="ce1" office:value-type="float" office:value="165.78"/>
        </table:table-row>
        <table:table-row table:style-name="ro1">
          <table:table-cell table:style-name="ce1" office:value-type="float" office:value="2803708"/>
          <table:table-cell table:style-name="ce1" office:value-type="string">
            <text:p>Macambira (SE)</text:p>
          </table:table-cell>
          <table:table-cell table:style-name="ce1" office:value-type="float" office:value="46.74"/>
        </table:table-row>
        <table:table-row table:style-name="ro1">
          <table:table-cell table:style-name="ce1" office:value-type="float" office:value="2803807"/>
          <table:table-cell table:style-name="ce1" office:value-type="string">
            <text:p>Malhada dos Bois (SE)</text:p>
          </table:table-cell>
          <table:table-cell table:style-name="ce1" office:value-type="float" office:value="54.68"/>
        </table:table-row>
        <table:table-row table:style-name="ro1">
          <table:table-cell table:style-name="ce1" office:value-type="float" office:value="2803906"/>
          <table:table-cell table:style-name="ce1" office:value-type="string">
            <text:p>Malhador (SE)</text:p>
          </table:table-cell>
          <table:table-cell table:style-name="ce1" office:value-type="float" office:value="119.30"/>
        </table:table-row>
        <table:table-row table:style-name="ro1">
          <table:table-cell table:style-name="ce1" office:value-type="float" office:value="2804003"/>
          <table:table-cell table:style-name="ce1" office:value-type="string">
            <text:p>Maruim (SE)</text:p>
          </table:table-cell>
          <table:table-cell table:style-name="ce1" office:value-type="float" office:value="174.29"/>
        </table:table-row>
        <table:table-row table:style-name="ro1">
          <table:table-cell table:style-name="ce1" office:value-type="float" office:value="2804102"/>
          <table:table-cell table:style-name="ce1" office:value-type="string">
            <text:p>Moita Bonita (SE)</text:p>
          </table:table-cell>
          <table:table-cell table:style-name="ce1" office:value-type="float" office:value="114.81"/>
        </table:table-row>
        <table:table-row table:style-name="ro1">
          <table:table-cell table:style-name="ce1" office:value-type="float" office:value="2804201"/>
          <table:table-cell table:style-name="ce1" office:value-type="string">
            <text:p>Monte Alegre de Sergipe (SE)</text:p>
          </table:table-cell>
          <table:table-cell table:style-name="ce1" office:value-type="float" office:value="33.45"/>
        </table:table-row>
        <table:table-row table:style-name="ro1">
          <table:table-cell table:style-name="ce1" office:value-type="float" office:value="2804300"/>
          <table:table-cell table:style-name="ce1" office:value-type="string">
            <text:p>Muribeca (SE)</text:p>
          </table:table-cell>
          <table:table-cell table:style-name="ce1" office:value-type="float" office:value="96.81"/>
        </table:table-row>
        <table:table-row table:style-name="ro1">
          <table:table-cell table:style-name="ce1" office:value-type="float" office:value="2804409"/>
          <table:table-cell table:style-name="ce1" office:value-type="string">
            <text:p>Neópolis (SE)</text:p>
          </table:table-cell>
          <table:table-cell table:style-name="ce1" office:value-type="float" office:value="69.58"/>
        </table:table-row>
        <table:table-row table:style-name="ro1">
          <table:table-cell table:style-name="ce1" office:value-type="float" office:value="2804458"/>
          <table:table-cell table:style-name="ce1" office:value-type="string">
            <text:p>Nossa Senhora Aparecida (SE)</text:p>
          </table:table-cell>
          <table:table-cell table:style-name="ce1" office:value-type="float" office:value="25.00"/>
        </table:table-row>
        <table:table-row table:style-name="ro1">
          <table:table-cell table:style-name="ce1" office:value-type="float" office:value="2804508"/>
          <table:table-cell table:style-name="ce1" office:value-type="string">
            <text:p>Nossa Senhora da Glória (SE)</text:p>
          </table:table-cell>
          <table:table-cell table:style-name="ce1" office:value-type="float" office:value="42.96"/>
        </table:table-row>
        <table:table-row table:style-name="ro1">
          <table:table-cell table:style-name="ce1" office:value-type="float" office:value="2804607"/>
          <table:table-cell table:style-name="ce1" office:value-type="string">
            <text:p>Nossa Senhora das Dores (SE)</text:p>
          </table:table-cell>
          <table:table-cell table:style-name="ce1" office:value-type="float" office:value="50.85"/>
        </table:table-row>
        <table:table-row table:style-name="ro1">
          <table:table-cell table:style-name="ce1" office:value-type="float" office:value="2804706"/>
          <table:table-cell table:style-name="ce1" office:value-type="string">
            <text:p>Nossa Senhora de Lourdes (SE)</text:p>
          </table:table-cell>
          <table:table-cell table:style-name="ce1" office:value-type="float" office:value="76.95"/>
        </table:table-row>
        <table:table-row table:style-name="ro1">
          <table:table-cell table:style-name="ce1" office:value-type="float" office:value="2804805"/>
          <table:table-cell table:style-name="ce1" office:value-type="string">
            <text:p>Nossa Senhora do Socorro (SE)</text:p>
          </table:table-cell>
          <table:table-cell table:style-name="ce1" office:value-type="float" office:value="1025.88"/>
        </table:table-row>
        <table:table-row table:style-name="ro1">
          <table:table-cell table:style-name="ce1" office:value-type="float" office:value="2804904"/>
          <table:table-cell table:style-name="ce1" office:value-type="string">
            <text:p>Pacatuba (SE)</text:p>
          </table:table-cell>
          <table:table-cell table:style-name="ce1" office:value-type="float" office:value="35.14"/>
        </table:table-row>
        <table:table-row table:style-name="ro1">
          <table:table-cell table:style-name="ce1" office:value-type="float" office:value="2805000"/>
          <table:table-cell table:style-name="ce1" office:value-type="string">
            <text:p>Pedra Mole (SE)</text:p>
          </table:table-cell>
          <table:table-cell table:style-name="ce1" office:value-type="float" office:value="36.26"/>
        </table:table-row>
        <table:table-row table:style-name="ro1">
          <table:table-cell table:style-name="ce1" office:value-type="float" office:value="2805109"/>
          <table:table-cell table:style-name="ce1" office:value-type="string">
            <text:p>Pedrinhas (SE)</text:p>
          </table:table-cell>
          <table:table-cell table:style-name="ce1" office:value-type="float" office:value="260.25"/>
        </table:table-row>
        <table:table-row table:style-name="ro1">
          <table:table-cell table:style-name="ce1" office:value-type="float" office:value="2805208"/>
          <table:table-cell table:style-name="ce1" office:value-type="string">
            <text:p>Pinhão (SE)</text:p>
          </table:table-cell>
          <table:table-cell table:style-name="ce1" office:value-type="float" office:value="38.32"/>
        </table:table-row>
        <table:table-row table:style-name="ro1">
          <table:table-cell table:style-name="ce1" office:value-type="float" office:value="2805307"/>
          <table:table-cell table:style-name="ce1" office:value-type="string">
            <text:p>Pirambu (SE)</text:p>
          </table:table-cell>
          <table:table-cell table:style-name="ce1" office:value-type="float" office:value="40.65"/>
        </table:table-row>
        <table:table-row table:style-name="ro1">
          <table:table-cell table:style-name="ce1" office:value-type="float" office:value="2805406"/>
          <table:table-cell table:style-name="ce1" office:value-type="string">
            <text:p>Poço Redondo (SE)</text:p>
          </table:table-cell>
          <table:table-cell table:style-name="ce1" office:value-type="float" office:value="25.06"/>
        </table:table-row>
        <table:table-row table:style-name="ro1">
          <table:table-cell table:style-name="ce1" office:value-type="float" office:value="2805505"/>
          <table:table-cell table:style-name="ce1" office:value-type="string">
            <text:p>Poço Verde (SE)</text:p>
          </table:table-cell>
          <table:table-cell table:style-name="ce1" office:value-type="float" office:value="49.95"/>
        </table:table-row>
        <table:table-row table:style-name="ro1">
          <table:table-cell table:style-name="ce1" office:value-type="float" office:value="2805604"/>
          <table:table-cell table:style-name="ce1" office:value-type="string">
            <text:p>Porto da Folha (SE)</text:p>
          </table:table-cell>
          <table:table-cell table:style-name="ce1" office:value-type="float" office:value="30.94"/>
        </table:table-row>
        <table:table-row table:style-name="ro1">
          <table:table-cell table:style-name="ce1" office:value-type="float" office:value="2805703"/>
          <table:table-cell table:style-name="ce1" office:value-type="string">
            <text:p>Propriá (SE)</text:p>
          </table:table-cell>
          <table:table-cell table:style-name="ce1" office:value-type="float" office:value="307.71"/>
        </table:table-row>
        <table:table-row table:style-name="ro1">
          <table:table-cell table:style-name="ce1" office:value-type="float" office:value="2805802"/>
          <table:table-cell table:style-name="ce1" office:value-type="string">
            <text:p>Riachão do Dantas (SE)</text:p>
          </table:table-cell>
          <table:table-cell table:style-name="ce1" office:value-type="float" office:value="36.48"/>
        </table:table-row>
        <table:table-row table:style-name="ro1">
          <table:table-cell table:style-name="ce1" office:value-type="float" office:value="2805901"/>
          <table:table-cell table:style-name="ce1" office:value-type="string">
            <text:p>Riachuelo (SE)</text:p>
          </table:table-cell>
          <table:table-cell table:style-name="ce1" office:value-type="float" office:value="118.51"/>
        </table:table-row>
        <table:table-row table:style-name="ro1">
          <table:table-cell table:style-name="ce1" office:value-type="float" office:value="2806008"/>
          <table:table-cell table:style-name="ce1" office:value-type="string">
            <text:p>Ribeirópolis (SE)</text:p>
          </table:table-cell>
          <table:table-cell table:style-name="ce1" office:value-type="float" office:value="66.42"/>
        </table:table-row>
        <table:table-row table:style-name="ro1">
          <table:table-cell table:style-name="ce1" office:value-type="float" office:value="2806107"/>
          <table:table-cell table:style-name="ce1" office:value-type="string">
            <text:p>Rosário do Catete (SE)</text:p>
          </table:table-cell>
          <table:table-cell table:style-name="ce1" office:value-type="float" office:value="87.27"/>
        </table:table-row>
        <table:table-row table:style-name="ro1">
          <table:table-cell table:style-name="ce1" office:value-type="float" office:value="2806206"/>
          <table:table-cell table:style-name="ce1" office:value-type="string">
            <text:p>Salgado (SE)</text:p>
          </table:table-cell>
          <table:table-cell table:style-name="ce1" office:value-type="float" office:value="78.14"/>
        </table:table-row>
        <table:table-row table:style-name="ro1">
          <table:table-cell table:style-name="ce1" office:value-type="float" office:value="2806305"/>
          <table:table-cell table:style-name="ce1" office:value-type="string">
            <text:p>Santa Luzia do Itanhy (SE)</text:p>
          </table:table-cell>
          <table:table-cell table:style-name="ce1" office:value-type="float" office:value="39.36"/>
        </table:table-row>
        <table:table-row table:style-name="ro1">
          <table:table-cell table:style-name="ce1" office:value-type="float" office:value="2806404"/>
          <table:table-cell table:style-name="ce1" office:value-type="string">
            <text:p>Santana do São Francisco (SE)</text:p>
          </table:table-cell>
          <table:table-cell table:style-name="ce1" office:value-type="float" office:value="154.27"/>
        </table:table-row>
        <table:table-row table:style-name="ro1">
          <table:table-cell table:style-name="ce1" office:value-type="float" office:value="2806503"/>
          <table:table-cell table:style-name="ce1" office:value-type="string">
            <text:p>Santa Rosa de Lima (SE)</text:p>
          </table:table-cell>
          <table:table-cell table:style-name="ce1" office:value-type="float" office:value="55.45"/>
        </table:table-row>
        <table:table-row table:style-name="ro1">
          <table:table-cell table:style-name="ce1" office:value-type="float" office:value="2806602"/>
          <table:table-cell table:style-name="ce1" office:value-type="string">
            <text:p>Santo Amaro das Brotas (SE)</text:p>
          </table:table-cell>
          <table:table-cell table:style-name="ce1" office:value-type="float" office:value="48.73"/>
        </table:table-row>
        <table:table-row table:style-name="ro1">
          <table:table-cell table:style-name="ce1" office:value-type="float" office:value="2806701"/>
          <table:table-cell table:style-name="ce1" office:value-type="string">
            <text:p>São Cristóvão (SE)</text:p>
          </table:table-cell>
          <table:table-cell table:style-name="ce1" office:value-type="float" office:value="180.52"/>
        </table:table-row>
        <table:table-row table:style-name="ro1">
          <table:table-cell table:style-name="ce1" office:value-type="float" office:value="2806800"/>
          <table:table-cell table:style-name="ce1" office:value-type="string">
            <text:p>São Domingos (SE)</text:p>
          </table:table-cell>
          <table:table-cell table:style-name="ce1" office:value-type="float" office:value="100.23"/>
        </table:table-row>
        <table:table-row table:style-name="ro1">
          <table:table-cell table:style-name="ce1" office:value-type="float" office:value="2806909"/>
          <table:table-cell table:style-name="ce1" office:value-type="string">
            <text:p>São Francisco (SE)</text:p>
          </table:table-cell>
          <table:table-cell table:style-name="ce1" office:value-type="float" office:value="40.46"/>
        </table:table-row>
        <table:table-row table:style-name="ro1">
          <table:table-cell table:style-name="ce1" office:value-type="float" office:value="2807006"/>
          <table:table-cell table:style-name="ce1" office:value-type="string">
            <text:p>São Miguel do Aleixo (SE)</text:p>
          </table:table-cell>
          <table:table-cell table:style-name="ce1" office:value-type="float" office:value="25.66"/>
        </table:table-row>
        <table:table-row table:style-name="ro1">
          <table:table-cell table:style-name="ce1" office:value-type="float" office:value="2807105"/>
          <table:table-cell table:style-name="ce1" office:value-type="string">
            <text:p>Simão Dias (SE)</text:p>
          </table:table-cell>
          <table:table-cell table:style-name="ce1" office:value-type="float" office:value="68.54"/>
        </table:table-row>
        <table:table-row table:style-name="ro1">
          <table:table-cell table:style-name="ce1" office:value-type="float" office:value="2807204"/>
          <table:table-cell table:style-name="ce1" office:value-type="string">
            <text:p>Siriri (SE)</text:p>
          </table:table-cell>
          <table:table-cell table:style-name="ce1" office:value-type="float" office:value="48.27"/>
        </table:table-row>
        <table:table-row table:style-name="ro1">
          <table:table-cell table:style-name="ce1" office:value-type="float" office:value="2807303"/>
          <table:table-cell table:style-name="ce1" office:value-type="string">
            <text:p>Telha (SE)</text:p>
          </table:table-cell>
          <table:table-cell table:style-name="ce1" office:value-type="float" office:value="60.31"/>
        </table:table-row>
        <table:table-row table:style-name="ro1">
          <table:table-cell table:style-name="ce1" office:value-type="float" office:value="2807402"/>
          <table:table-cell table:style-name="ce1" office:value-type="string">
            <text:p>Tobias Barreto (SE)</text:p>
          </table:table-cell>
          <table:table-cell table:style-name="ce1" office:value-type="float" office:value="47.04"/>
        </table:table-row>
        <table:table-row table:style-name="ro1">
          <table:table-cell table:style-name="ce1" office:value-type="float" office:value="2807501"/>
          <table:table-cell table:style-name="ce1" office:value-type="string">
            <text:p>Tomar do Geru (SE)</text:p>
          </table:table-cell>
          <table:table-cell table:style-name="ce1" office:value-type="float" office:value="42.16"/>
        </table:table-row>
        <table:table-row table:style-name="ro1">
          <table:table-cell table:style-name="ce1" office:value-type="float" office:value="2807600"/>
          <table:table-cell table:style-name="ce1" office:value-type="string">
            <text:p>Umbaúba (SE)</text:p>
          </table:table-cell>
          <table:table-cell table:style-name="ce1" office:value-type="float" office:value="185.25"/>
        </table:table-row>
        <table:table-row table:style-name="ro1">
          <table:table-cell table:style-name="ce1" office:value-type="float" office:value="2900108"/>
          <table:table-cell table:style-name="ce1" office:value-type="string">
            <text:p>Abaíra (BA)</text:p>
          </table:table-cell>
          <table:table-cell table:style-name="ce1" office:value-type="float" office:value="15.68"/>
        </table:table-row>
        <table:table-row table:style-name="ro1">
          <table:table-cell table:style-name="ce1" office:value-type="float" office:value="2900207"/>
          <table:table-cell table:style-name="ce1" office:value-type="string">
            <text:p>Abaré (BA)</text:p>
          </table:table-cell>
          <table:table-cell table:style-name="ce1" office:value-type="float" office:value="11.49"/>
        </table:table-row>
        <table:table-row table:style-name="ro1">
          <table:table-cell table:style-name="ce1" office:value-type="float" office:value="2900306"/>
          <table:table-cell table:style-name="ce1" office:value-type="string">
            <text:p>Acajutiba (BA)</text:p>
          </table:table-cell>
          <table:table-cell table:style-name="ce1" office:value-type="float" office:value="75.75"/>
        </table:table-row>
        <table:table-row table:style-name="ro1">
          <table:table-cell table:style-name="ce1" office:value-type="float" office:value="2900355"/>
          <table:table-cell table:style-name="ce1" office:value-type="string">
            <text:p>Adustina (BA)</text:p>
          </table:table-cell>
          <table:table-cell table:style-name="ce1" office:value-type="float" office:value="24.84"/>
        </table:table-row>
        <table:table-row table:style-name="ro1">
          <table:table-cell table:style-name="ce1" office:value-type="float" office:value="2900405"/>
          <table:table-cell table:style-name="ce1" office:value-type="string">
            <text:p>Água Fria (BA)</text:p>
          </table:table-cell>
          <table:table-cell table:style-name="ce1" office:value-type="float" office:value="23.77"/>
        </table:table-row>
        <table:table-row table:style-name="ro1">
          <table:table-cell table:style-name="ce1" office:value-type="float" office:value="2900504"/>
          <table:table-cell table:style-name="ce1" office:value-type="string">
            <text:p>Érico Cardoso (BA)</text:p>
          </table:table-cell>
          <table:table-cell table:style-name="ce1" office:value-type="float" office:value="15.48"/>
        </table:table-row>
        <table:table-row table:style-name="ro1">
          <table:table-cell table:style-name="ce1" office:value-type="float" office:value="2900603"/>
          <table:table-cell table:style-name="ce1" office:value-type="string">
            <text:p>Aiquara (BA)</text:p>
          </table:table-cell>
          <table:table-cell table:style-name="ce1" office:value-type="float" office:value="28.82"/>
        </table:table-row>
        <table:table-row table:style-name="ro1">
          <table:table-cell table:style-name="ce1" office:value-type="float" office:value="2900702"/>
          <table:table-cell table:style-name="ce1" office:value-type="string">
            <text:p>Alagoinhas (BA)</text:p>
          </table:table-cell>
          <table:table-cell table:style-name="ce1" office:value-type="float" office:value="188.66"/>
        </table:table-row>
        <table:table-row table:style-name="ro1">
          <table:table-cell table:style-name="ce1" office:value-type="float" office:value="2900801"/>
          <table:table-cell table:style-name="ce1" office:value-type="string">
            <text:p>Alcobaça (BA)</text:p>
          </table:table-cell>
          <table:table-cell table:style-name="ce1" office:value-type="float" office:value="14.36"/>
        </table:table-row>
        <table:table-row table:style-name="ro1">
          <table:table-cell table:style-name="ce1" office:value-type="float" office:value="2900900"/>
          <table:table-cell table:style-name="ce1" office:value-type="string">
            <text:p>Almadina (BA)</text:p>
          </table:table-cell>
          <table:table-cell table:style-name="ce1" office:value-type="float" office:value="25.32"/>
        </table:table-row>
        <table:table-row table:style-name="ro1">
          <table:table-cell table:style-name="ce1" office:value-type="float" office:value="2901007"/>
          <table:table-cell table:style-name="ce1" office:value-type="string">
            <text:p>Amargosa (BA)</text:p>
          </table:table-cell>
          <table:table-cell table:style-name="ce1" office:value-type="float" office:value="74.16"/>
        </table:table-row>
        <table:table-row table:style-name="ro1">
          <table:table-cell table:style-name="ce1" office:value-type="float" office:value="2901106"/>
          <table:table-cell table:style-name="ce1" office:value-type="string">
            <text:p>Amélia Rodrigues (BA)</text:p>
          </table:table-cell>
          <table:table-cell table:style-name="ce1" office:value-type="float" office:value="145.20"/>
        </table:table-row>
        <table:table-row table:style-name="ro1">
          <table:table-cell table:style-name="ce1" office:value-type="float" office:value="2901155"/>
          <table:table-cell table:style-name="ce1" office:value-type="string">
            <text:p>América Dourada (BA)</text:p>
          </table:table-cell>
          <table:table-cell table:style-name="ce1" office:value-type="float" office:value="19.02"/>
        </table:table-row>
        <table:table-row table:style-name="ro1">
          <table:table-cell table:style-name="ce1" office:value-type="float" office:value="2901205"/>
          <table:table-cell table:style-name="ce1" office:value-type="string">
            <text:p>Anagé (BA)</text:p>
          </table:table-cell>
          <table:table-cell table:style-name="ce1" office:value-type="float" office:value="13.10"/>
        </table:table-row>
        <table:table-row table:style-name="ro1">
          <table:table-cell table:style-name="ce1" office:value-type="float" office:value="2901304"/>
          <table:table-cell table:style-name="ce1" office:value-type="string">
            <text:p>Andaraí (BA)</text:p>
          </table:table-cell>
          <table:table-cell table:style-name="ce1" office:value-type="float" office:value="7.50"/>
        </table:table-row>
        <table:table-row table:style-name="ro1">
          <table:table-cell table:style-name="ce1" office:value-type="float" office:value="2901353"/>
          <table:table-cell table:style-name="ce1" office:value-type="string">
            <text:p>Andorinha (BA)</text:p>
          </table:table-cell>
          <table:table-cell table:style-name="ce1" office:value-type="float" office:value="11.55"/>
        </table:table-row>
        <table:table-row table:style-name="ro1">
          <table:table-cell table:style-name="ce1" office:value-type="float" office:value="2901403"/>
          <table:table-cell table:style-name="ce1" office:value-type="string">
            <text:p>Angical (BA)</text:p>
          </table:table-cell>
          <table:table-cell table:style-name="ce1" office:value-type="float" office:value="9.21"/>
        </table:table-row>
        <table:table-row table:style-name="ro1">
          <table:table-cell table:style-name="ce1" office:value-type="float" office:value="2901502"/>
          <table:table-cell table:style-name="ce1" office:value-type="string">
            <text:p>Anguera (BA)</text:p>
          </table:table-cell>
          <table:table-cell table:style-name="ce1" office:value-type="float" office:value="57.85"/>
        </table:table-row>
        <table:table-row table:style-name="ro1">
          <table:table-cell table:style-name="ce1" office:value-type="float" office:value="2901601"/>
          <table:table-cell table:style-name="ce1" office:value-type="string">
            <text:p>Antas (BA)</text:p>
          </table:table-cell>
          <table:table-cell table:style-name="ce1" office:value-type="float" office:value="53.42"/>
        </table:table-row>
        <table:table-row table:style-name="ro1">
          <table:table-cell table:style-name="ce1" office:value-type="float" office:value="2901700"/>
          <table:table-cell table:style-name="ce1" office:value-type="string">
            <text:p>Antônio Cardoso (BA)</text:p>
          </table:table-cell>
          <table:table-cell table:style-name="ce1" office:value-type="float" office:value="39.24"/>
        </table:table-row>
        <table:table-row table:style-name="ro1">
          <table:table-cell table:style-name="ce1" office:value-type="float" office:value="2901809"/>
          <table:table-cell table:style-name="ce1" office:value-type="string">
            <text:p>Antônio Gonçalves (BA)</text:p>
          </table:table-cell>
          <table:table-cell table:style-name="ce1" office:value-type="float" office:value="35.09"/>
        </table:table-row>
        <table:table-row table:style-name="ro1">
          <table:table-cell table:style-name="ce1" office:value-type="float" office:value="2901908"/>
          <table:table-cell table:style-name="ce1" office:value-type="string">
            <text:p>Aporá (BA)</text:p>
          </table:table-cell>
          <table:table-cell table:style-name="ce1" office:value-type="float" office:value="31.56"/>
        </table:table-row>
        <table:table-row table:style-name="ro1">
          <table:table-cell table:style-name="ce1" office:value-type="float" office:value="2901957"/>
          <table:table-cell table:style-name="ce1" office:value-type="string">
            <text:p>Apuarema (BA)</text:p>
          </table:table-cell>
          <table:table-cell table:style-name="ce1" office:value-type="float" office:value="48.17"/>
        </table:table-row>
        <table:table-row table:style-name="ro1">
          <table:table-cell table:style-name="ce1" office:value-type="float" office:value="2902005"/>
          <table:table-cell table:style-name="ce1" office:value-type="string">
            <text:p>Aracatu (BA)</text:p>
          </table:table-cell>
          <table:table-cell table:style-name="ce1" office:value-type="float" office:value="9.22"/>
        </table:table-row>
        <table:table-row table:style-name="ro1">
          <table:table-cell table:style-name="ce1" office:value-type="float" office:value="2902054"/>
          <table:table-cell table:style-name="ce1" office:value-type="string">
            <text:p>Araçás (BA)</text:p>
          </table:table-cell>
          <table:table-cell table:style-name="ce1" office:value-type="float" office:value="23.73"/>
        </table:table-row>
        <table:table-row table:style-name="ro1">
          <table:table-cell table:style-name="ce1" office:value-type="float" office:value="2902104"/>
          <table:table-cell table:style-name="ce1" office:value-type="string">
            <text:p>Araci (BA)</text:p>
          </table:table-cell>
          <table:table-cell table:style-name="ce1" office:value-type="float" office:value="33.19"/>
        </table:table-row>
        <table:table-row table:style-name="ro1">
          <table:table-cell table:style-name="ce1" office:value-type="float" office:value="2902203"/>
          <table:table-cell table:style-name="ce1" office:value-type="string">
            <text:p>Aramari (BA)</text:p>
          </table:table-cell>
          <table:table-cell table:style-name="ce1" office:value-type="float" office:value="30.45"/>
        </table:table-row>
        <table:table-row table:style-name="ro1">
          <table:table-cell table:style-name="ce1" office:value-type="float" office:value="2902252"/>
          <table:table-cell table:style-name="ce1" office:value-type="string">
            <text:p>Arataca (BA)</text:p>
          </table:table-cell>
          <table:table-cell table:style-name="ce1" office:value-type="float" office:value="27.70"/>
        </table:table-row>
        <table:table-row table:style-name="ro1">
          <table:table-cell table:style-name="ce1" office:value-type="float" office:value="2902302"/>
          <table:table-cell table:style-name="ce1" office:value-type="string">
            <text:p>Aratuípe (BA)</text:p>
          </table:table-cell>
          <table:table-cell table:style-name="ce1" office:value-type="float" office:value="47.47"/>
        </table:table-row>
        <table:table-row table:style-name="ro1">
          <table:table-cell table:style-name="ce1" office:value-type="float" office:value="2902401"/>
          <table:table-cell table:style-name="ce1" office:value-type="string">
            <text:p>Aurelino Leal (BA)</text:p>
          </table:table-cell>
          <table:table-cell table:style-name="ce1" office:value-type="float" office:value="29.70"/>
        </table:table-row>
        <table:table-row table:style-name="ro1">
          <table:table-cell table:style-name="ce1" office:value-type="float" office:value="2902500"/>
          <table:table-cell table:style-name="ce1" office:value-type="string">
            <text:p>Baianópolis (BA)</text:p>
          </table:table-cell>
          <table:table-cell table:style-name="ce1" office:value-type="float" office:value="4.14"/>
        </table:table-row>
        <table:table-row table:style-name="ro1">
          <table:table-cell table:style-name="ce1" office:value-type="float" office:value="2902609"/>
          <table:table-cell table:style-name="ce1" office:value-type="string">
            <text:p>Baixa Grande (BA)</text:p>
          </table:table-cell>
          <table:table-cell table:style-name="ce1" office:value-type="float" office:value="21.19"/>
        </table:table-row>
        <table:table-row table:style-name="ro1">
          <table:table-cell table:style-name="ce1" office:value-type="float" office:value="2902658"/>
          <table:table-cell table:style-name="ce1" office:value-type="string">
            <text:p>Banzaê (BA)</text:p>
          </table:table-cell>
          <table:table-cell table:style-name="ce1" office:value-type="float" office:value="51.99"/>
        </table:table-row>
        <table:table-row table:style-name="ro1">
          <table:table-cell table:style-name="ce1" office:value-type="float" office:value="2902708"/>
          <table:table-cell table:style-name="ce1" office:value-type="string">
            <text:p>Barra (BA)</text:p>
          </table:table-cell>
          <table:table-cell table:style-name="ce1" office:value-type="float" office:value="4.32"/>
        </table:table-row>
        <table:table-row table:style-name="ro1">
          <table:table-cell table:style-name="ce1" office:value-type="float" office:value="2902807"/>
          <table:table-cell table:style-name="ce1" office:value-type="string">
            <text:p>Barra da Estiva (BA)</text:p>
          </table:table-cell>
          <table:table-cell table:style-name="ce1" office:value-type="float" office:value="15.73"/>
        </table:table-row>
        <table:table-row table:style-name="ro1">
          <table:table-cell table:style-name="ce1" office:value-type="float" office:value="2902906"/>
          <table:table-cell table:style-name="ce1" office:value-type="string">
            <text:p>Barra do Choça (BA)</text:p>
          </table:table-cell>
          <table:table-cell table:style-name="ce1" office:value-type="float" office:value="53.80"/>
        </table:table-row>
        <table:table-row table:style-name="ro1">
          <table:table-cell table:style-name="ce1" office:value-type="float" office:value="2903003"/>
          <table:table-cell table:style-name="ce1" office:value-type="string">
            <text:p>Barra do Mendes (BA)</text:p>
          </table:table-cell>
          <table:table-cell table:style-name="ce1" office:value-type="float" office:value="9.08"/>
        </table:table-row>
        <table:table-row table:style-name="ro1">
          <table:table-cell table:style-name="ce1" office:value-type="float" office:value="2903102"/>
          <table:table-cell table:style-name="ce1" office:value-type="string">
            <text:p>Barra do Rocha (BA)</text:p>
          </table:table-cell>
          <table:table-cell table:style-name="ce1" office:value-type="float" office:value="30.30"/>
        </table:table-row>
        <table:table-row table:style-name="ro1">
          <table:table-cell table:style-name="ce1" office:value-type="float" office:value="2903201"/>
          <table:table-cell table:style-name="ce1" office:value-type="string">
            <text:p>Barreiras (BA)</text:p>
          </table:table-cell>
          <table:table-cell table:style-name="ce1" office:value-type="float" office:value="17.49"/>
        </table:table-row>
        <table:table-row table:style-name="ro1">
          <table:table-cell table:style-name="ce1" office:value-type="float" office:value="2903235"/>
          <table:table-cell table:style-name="ce1" office:value-type="string">
            <text:p>Barro Alto (BA)</text:p>
          </table:table-cell>
          <table:table-cell table:style-name="ce1" office:value-type="float" office:value="32.67"/>
        </table:table-row>
        <table:table-row table:style-name="ro1">
          <table:table-cell table:style-name="ce1" office:value-type="float" office:value="2903276"/>
          <table:table-cell table:style-name="ce1" office:value-type="string">
            <text:p>Barrocas (BA)</text:p>
          </table:table-cell>
          <table:table-cell table:style-name="ce1" office:value-type="float" office:value="70.62"/>
        </table:table-row>
        <table:table-row table:style-name="ro1">
          <table:table-cell table:style-name="ce1" office:value-type="float" office:value="2903300"/>
          <table:table-cell table:style-name="ce1" office:value-type="string">
            <text:p>Barro Preto (BA)</text:p>
          </table:table-cell>
          <table:table-cell table:style-name="ce1" office:value-type="float" office:value="50.26"/>
        </table:table-row>
        <table:table-row table:style-name="ro1">
          <table:table-cell table:style-name="ce1" office:value-type="float" office:value="2903409"/>
          <table:table-cell table:style-name="ce1" office:value-type="string">
            <text:p>Belmonte (BA)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float" office:value="2903508"/>
          <table:table-cell table:style-name="ce1" office:value-type="string">
            <text:p>Belo Campo (BA)</text:p>
          </table:table-cell>
          <table:table-cell table:style-name="ce1" office:value-type="float" office:value="25.47"/>
        </table:table-row>
        <table:table-row table:style-name="ro1">
          <table:table-cell table:style-name="ce1" office:value-type="float" office:value="2903607"/>
          <table:table-cell table:style-name="ce1" office:value-type="string">
            <text:p>Biritinga (BA)</text:p>
          </table:table-cell>
          <table:table-cell table:style-name="ce1" office:value-type="float" office:value="26.97"/>
        </table:table-row>
        <table:table-row table:style-name="ro1">
          <table:table-cell table:style-name="ce1" office:value-type="float" office:value="2903706"/>
          <table:table-cell table:style-name="ce1" office:value-type="string">
            <text:p>Boa Nova (BA)</text:p>
          </table:table-cell>
          <table:table-cell table:style-name="ce1" office:value-type="float" office:value="17.74"/>
        </table:table-row>
        <table:table-row table:style-name="ro1">
          <table:table-cell table:style-name="ce1" office:value-type="float" office:value="2903805"/>
          <table:table-cell table:style-name="ce1" office:value-type="string">
            <text:p>Boa Vista do Tupim (BA)</text:p>
          </table:table-cell>
          <table:table-cell table:style-name="ce1" office:value-type="float" office:value="6.40"/>
        </table:table-row>
        <table:table-row table:style-name="ro1">
          <table:table-cell table:style-name="ce1" office:value-type="float" office:value="2903904"/>
          <table:table-cell table:style-name="ce1" office:value-type="string">
            <text:p>Bom Jesus da Lapa (BA)</text:p>
          </table:table-cell>
          <table:table-cell table:style-name="ce1" office:value-type="float" office:value="15.11"/>
        </table:table-row>
        <table:table-row table:style-name="ro1">
          <table:table-cell table:style-name="ce1" office:value-type="float" office:value="2903953"/>
          <table:table-cell table:style-name="ce1" office:value-type="string">
            <text:p>Bom Jesus da Serra (BA)</text:p>
          </table:table-cell>
          <table:table-cell table:style-name="ce1" office:value-type="float" office:value="23.99"/>
        </table:table-row>
        <table:table-row table:style-name="ro1">
          <table:table-cell table:style-name="ce1" office:value-type="float" office:value="2904001"/>
          <table:table-cell table:style-name="ce1" office:value-type="string">
            <text:p>Boninal (BA)</text:p>
          </table:table-cell>
          <table:table-cell table:style-name="ce1" office:value-type="float" office:value="14.66"/>
        </table:table-row>
        <table:table-row table:style-name="ro1">
          <table:table-cell table:style-name="ce1" office:value-type="float" office:value="2904050"/>
          <table:table-cell table:style-name="ce1" office:value-type="string">
            <text:p>Bonito (BA)</text:p>
          </table:table-cell>
          <table:table-cell table:style-name="ce1" office:value-type="float" office:value="20.42"/>
        </table:table-row>
        <table:table-row table:style-name="ro1">
          <table:table-cell table:style-name="ce1" office:value-type="float" office:value="2904100"/>
          <table:table-cell table:style-name="ce1" office:value-type="string">
            <text:p>Boquira (BA)</text:p>
          </table:table-cell>
          <table:table-cell table:style-name="ce1" office:value-type="float" office:value="14.86"/>
        </table:table-row>
        <table:table-row table:style-name="ro1">
          <table:table-cell table:style-name="ce1" office:value-type="float" office:value="2904209"/>
          <table:table-cell table:style-name="ce1" office:value-type="string">
            <text:p>Botuporã (BA)</text:p>
          </table:table-cell>
          <table:table-cell table:style-name="ce1" office:value-type="float" office:value="17.28"/>
        </table:table-row>
        <table:table-row table:style-name="ro1">
          <table:table-cell table:style-name="ce1" office:value-type="float" office:value="2904308"/>
          <table:table-cell table:style-name="ce1" office:value-type="string">
            <text:p>Brejões (BA)</text:p>
          </table:table-cell>
          <table:table-cell table:style-name="ce1" office:value-type="float" office:value="29.70"/>
        </table:table-row>
        <table:table-row table:style-name="ro1">
          <table:table-cell table:style-name="ce1" office:value-type="float" office:value="2904407"/>
          <table:table-cell table:style-name="ce1" office:value-type="string">
            <text:p>Brejolândia (BA)</text:p>
          </table:table-cell>
          <table:table-cell table:style-name="ce1" office:value-type="float" office:value="4.04"/>
        </table:table-row>
        <table:table-row table:style-name="ro1">
          <table:table-cell table:style-name="ce1" office:value-type="float" office:value="2904506"/>
          <table:table-cell table:style-name="ce1" office:value-type="string">
            <text:p>Brotas de Macaúbas (BA)</text:p>
          </table:table-cell>
          <table:table-cell table:style-name="ce1" office:value-type="float" office:value="4.78"/>
        </table:table-row>
        <table:table-row table:style-name="ro1">
          <table:table-cell table:style-name="ce1" office:value-type="float" office:value="2904605"/>
          <table:table-cell table:style-name="ce1" office:value-type="string">
            <text:p>Brumado (BA)</text:p>
          </table:table-cell>
          <table:table-cell table:style-name="ce1" office:value-type="float" office:value="29.01"/>
        </table:table-row>
        <table:table-row table:style-name="ro1">
          <table:table-cell table:style-name="ce1" office:value-type="float" office:value="2904704"/>
          <table:table-cell table:style-name="ce1" office:value-type="string">
            <text:p>Buerarema (BA)</text:p>
          </table:table-cell>
          <table:table-cell table:style-name="ce1" office:value-type="float" office:value="80.73"/>
        </table:table-row>
        <table:table-row table:style-name="ro1">
          <table:table-cell table:style-name="ce1" office:value-type="float" office:value="2904753"/>
          <table:table-cell table:style-name="ce1" office:value-type="string">
            <text:p>Buritirama (BA)</text:p>
          </table:table-cell>
          <table:table-cell table:style-name="ce1" office:value-type="float" office:value="4.97"/>
        </table:table-row>
        <table:table-row table:style-name="ro1">
          <table:table-cell table:style-name="ce1" office:value-type="float" office:value="2904803"/>
          <table:table-cell table:style-name="ce1" office:value-type="string">
            <text:p>Caatiba (BA)</text:p>
          </table:table-cell>
          <table:table-cell table:style-name="ce1" office:value-type="float" office:value="23.24"/>
        </table:table-row>
        <table:table-row table:style-name="ro1">
          <table:table-cell table:style-name="ce1" office:value-type="float" office:value="2904852"/>
          <table:table-cell table:style-name="ce1" office:value-type="string">
            <text:p>Cabaceiras do Paraguaçu (BA)</text:p>
          </table:table-cell>
          <table:table-cell table:style-name="ce1" office:value-type="float" office:value="76.66"/>
        </table:table-row>
        <table:table-row table:style-name="ro1">
          <table:table-cell table:style-name="ce1" office:value-type="float" office:value="2904902"/>
          <table:table-cell table:style-name="ce1" office:value-type="string">
            <text:p>Cachoeira (BA)</text:p>
          </table:table-cell>
          <table:table-cell table:style-name="ce1" office:value-type="float" office:value="81.04"/>
        </table:table-row>
        <table:table-row table:style-name="ro1">
          <table:table-cell table:style-name="ce1" office:value-type="float" office:value="2905008"/>
          <table:table-cell table:style-name="ce1" office:value-type="string">
            <text:p>Caculé (BA)</text:p>
          </table:table-cell>
          <table:table-cell table:style-name="ce1" office:value-type="float" office:value="33.27"/>
        </table:table-row>
        <table:table-row table:style-name="ro1">
          <table:table-cell table:style-name="ce1" office:value-type="float" office:value="2905107"/>
          <table:table-cell table:style-name="ce1" office:value-type="string">
            <text:p>Caém (BA)</text:p>
          </table:table-cell>
          <table:table-cell table:style-name="ce1" office:value-type="float" office:value="18.91"/>
        </table:table-row>
        <table:table-row table:style-name="ro1">
          <table:table-cell table:style-name="ce1" office:value-type="float" office:value="2905156"/>
          <table:table-cell table:style-name="ce1" office:value-type="string">
            <text:p>Caetanos (BA)</text:p>
          </table:table-cell>
          <table:table-cell table:style-name="ce1" office:value-type="float" office:value="17.61"/>
        </table:table-row>
        <table:table-row table:style-name="ro1">
          <table:table-cell table:style-name="ce1" office:value-type="float" office:value="2905206"/>
          <table:table-cell table:style-name="ce1" office:value-type="string">
            <text:p>Caetité (BA)</text:p>
          </table:table-cell>
          <table:table-cell table:style-name="ce1" office:value-type="float" office:value="19.45"/>
        </table:table-row>
        <table:table-row table:style-name="ro1">
          <table:table-cell table:style-name="ce1" office:value-type="float" office:value="2905305"/>
          <table:table-cell table:style-name="ce1" office:value-type="string">
            <text:p>Cafarnaum (BA)</text:p>
          </table:table-cell>
          <table:table-cell table:style-name="ce1" office:value-type="float" office:value="25.48"/>
        </table:table-row>
        <table:table-row table:style-name="ro1">
          <table:table-cell table:style-name="ce1" office:value-type="float" office:value="2905404"/>
          <table:table-cell table:style-name="ce1" office:value-type="string">
            <text:p>Cairu (BA)</text:p>
          </table:table-cell>
          <table:table-cell table:style-name="ce1" office:value-type="float" office:value="33.35"/>
        </table:table-row>
        <table:table-row table:style-name="ro1">
          <table:table-cell table:style-name="ce1" office:value-type="float" office:value="2905503"/>
          <table:table-cell table:style-name="ce1" office:value-type="string">
            <text:p>Caldeirão Grande (BA)</text:p>
          </table:table-cell>
          <table:table-cell table:style-name="ce1" office:value-type="float" office:value="27.44"/>
        </table:table-row>
        <table:table-row table:style-name="ro1">
          <table:table-cell table:style-name="ce1" office:value-type="float" office:value="2905602"/>
          <table:table-cell table:style-name="ce1" office:value-type="string">
            <text:p>Camacan (BA)</text:p>
          </table:table-cell>
          <table:table-cell table:style-name="ce1" office:value-type="float" office:value="50.22"/>
        </table:table-row>
        <table:table-row table:style-name="ro1">
          <table:table-cell table:style-name="ce1" office:value-type="float" office:value="2905701"/>
          <table:table-cell table:style-name="ce1" office:value-type="string">
            <text:p>Camaçari (BA)</text:p>
          </table:table-cell>
          <table:table-cell table:style-name="ce1" office:value-type="float" office:value="309.65"/>
        </table:table-row>
        <table:table-row table:style-name="ro1">
          <table:table-cell table:style-name="ce1" office:value-type="float" office:value="2905800"/>
          <table:table-cell table:style-name="ce1" office:value-type="string">
            <text:p>Camamu (BA)</text:p>
          </table:table-cell>
          <table:table-cell table:style-name="ce1" office:value-type="float" office:value="38.22"/>
        </table:table-row>
        <table:table-row table:style-name="ro1">
          <table:table-cell table:style-name="ce1" office:value-type="float" office:value="2905909"/>
          <table:table-cell table:style-name="ce1" office:value-type="string">
            <text:p>Campo Alegre de Lourdes (BA)</text:p>
          </table:table-cell>
          <table:table-cell table:style-name="ce1" office:value-type="float" office:value="10.10"/>
        </table:table-row>
        <table:table-row table:style-name="ro1">
          <table:table-cell table:style-name="ce1" office:value-type="float" office:value="2906006"/>
          <table:table-cell table:style-name="ce1" office:value-type="string">
            <text:p>Campo Formoso (BA)</text:p>
          </table:table-cell>
          <table:table-cell table:style-name="ce1" office:value-type="float" office:value="9.18"/>
        </table:table-row>
        <table:table-row table:style-name="ro1">
          <table:table-cell table:style-name="ce1" office:value-type="float" office:value="2906105"/>
          <table:table-cell table:style-name="ce1" office:value-type="string">
            <text:p>Canápolis (BA)</text:p>
          </table:table-cell>
          <table:table-cell table:style-name="ce1" office:value-type="float" office:value="21.52"/>
        </table:table-row>
        <table:table-row table:style-name="ro1">
          <table:table-cell table:style-name="ce1" office:value-type="float" office:value="2906204"/>
          <table:table-cell table:style-name="ce1" office:value-type="string">
            <text:p>Canarana (BA)</text:p>
          </table:table-cell>
          <table:table-cell table:style-name="ce1" office:value-type="float" office:value="41.76"/>
        </table:table-row>
        <table:table-row table:style-name="ro1">
          <table:table-cell table:style-name="ce1" office:value-type="float" office:value="2906303"/>
          <table:table-cell table:style-name="ce1" office:value-type="string">
            <text:p>Canavieiras (BA)</text:p>
          </table:table-cell>
          <table:table-cell table:style-name="ce1" office:value-type="float" office:value="24.37"/>
        </table:table-row>
        <table:table-row table:style-name="ro1">
          <table:table-cell table:style-name="ce1" office:value-type="float" office:value="2906402"/>
          <table:table-cell table:style-name="ce1" office:value-type="string">
            <text:p>Candeal (BA)</text:p>
          </table:table-cell>
          <table:table-cell table:style-name="ce1" office:value-type="float" office:value="19.99"/>
        </table:table-row>
        <table:table-row table:style-name="ro1">
          <table:table-cell table:style-name="ce1" office:value-type="float" office:value="2906501"/>
          <table:table-cell table:style-name="ce1" office:value-type="string">
            <text:p>Candeias (BA)</text:p>
          </table:table-cell>
          <table:table-cell table:style-name="ce1" office:value-type="float" office:value="321.87"/>
        </table:table-row>
        <table:table-row table:style-name="ro1">
          <table:table-cell table:style-name="ce1" office:value-type="float" office:value="2906600"/>
          <table:table-cell table:style-name="ce1" office:value-type="string">
            <text:p>Candiba (BA)</text:p>
          </table:table-cell>
          <table:table-cell table:style-name="ce1" office:value-type="float" office:value="31.60"/>
        </table:table-row>
        <table:table-row table:style-name="ro1">
          <table:table-cell table:style-name="ce1" office:value-type="float" office:value="2906709"/>
          <table:table-cell table:style-name="ce1" office:value-type="string">
            <text:p>Cândido Sales (BA)</text:p>
          </table:table-cell>
          <table:table-cell table:style-name="ce1" office:value-type="float" office:value="17.26"/>
        </table:table-row>
        <table:table-row table:style-name="ro1">
          <table:table-cell table:style-name="ce1" office:value-type="float" office:value="2906808"/>
          <table:table-cell table:style-name="ce1" office:value-type="string">
            <text:p>Cansanção (BA)</text:p>
          </table:table-cell>
          <table:table-cell table:style-name="ce1" office:value-type="float" office:value="24.47"/>
        </table:table-row>
        <table:table-row table:style-name="ro1">
          <table:table-cell table:style-name="ce1" office:value-type="float" office:value="2906824"/>
          <table:table-cell table:style-name="ce1" office:value-type="string">
            <text:p>Canudos (BA)</text:p>
          </table:table-cell>
          <table:table-cell table:style-name="ce1" office:value-type="float" office:value="4.89"/>
        </table:table-row>
        <table:table-row table:style-name="ro1">
          <table:table-cell table:style-name="ce1" office:value-type="float" office:value="2906857"/>
          <table:table-cell table:style-name="ce1" office:value-type="string">
            <text:p>Capela do Alto Alegre (BA)</text:p>
          </table:table-cell>
          <table:table-cell table:style-name="ce1" office:value-type="float" office:value="17.75"/>
        </table:table-row>
        <table:table-row table:style-name="ro1">
          <table:table-cell table:style-name="ce1" office:value-type="float" office:value="2906873"/>
          <table:table-cell table:style-name="ce1" office:value-type="string">
            <text:p>Capim Grosso (BA)</text:p>
          </table:table-cell>
          <table:table-cell table:style-name="ce1" office:value-type="float" office:value="79.06"/>
        </table:table-row>
        <table:table-row table:style-name="ro1">
          <table:table-cell table:style-name="ce1" office:value-type="float" office:value="2906899"/>
          <table:table-cell table:style-name="ce1" office:value-type="string">
            <text:p>Caraíbas (BA)</text:p>
          </table:table-cell>
          <table:table-cell table:style-name="ce1" office:value-type="float" office:value="12.69"/>
        </table:table-row>
        <table:table-row table:style-name="ro1">
          <table:table-cell table:style-name="ce1" office:value-type="float" office:value="2906907"/>
          <table:table-cell table:style-name="ce1" office:value-type="string">
            <text:p>Caravelas (BA)</text:p>
          </table:table-cell>
          <table:table-cell table:style-name="ce1" office:value-type="float" office:value="8.95"/>
        </table:table-row>
        <table:table-row table:style-name="ro1">
          <table:table-cell table:style-name="ce1" office:value-type="float" office:value="2907004"/>
          <table:table-cell table:style-name="ce1" office:value-type="string">
            <text:p>Cardeal da Silva (BA)</text:p>
          </table:table-cell>
          <table:table-cell table:style-name="ce1" office:value-type="float" office:value="40.30"/>
        </table:table-row>
        <table:table-row table:style-name="ro1">
          <table:table-cell table:style-name="ce1" office:value-type="float" office:value="2907103"/>
          <table:table-cell table:style-name="ce1" office:value-type="string">
            <text:p>Carinhanha (BA)</text:p>
          </table:table-cell>
          <table:table-cell table:style-name="ce1" office:value-type="float" office:value="10.37"/>
        </table:table-row>
        <table:table-row table:style-name="ro1">
          <table:table-cell table:style-name="ce1" office:value-type="float" office:value="2907202"/>
          <table:table-cell table:style-name="ce1" office:value-type="string">
            <text:p>Casa Nova (BA)</text:p>
          </table:table-cell>
          <table:table-cell table:style-name="ce1" office:value-type="float" office:value="6.73"/>
        </table:table-row>
        <table:table-row table:style-name="ro1">
          <table:table-cell table:style-name="ce1" office:value-type="float" office:value="2907301"/>
          <table:table-cell table:style-name="ce1" office:value-type="string">
            <text:p>Castro Alves (BA)</text:p>
          </table:table-cell>
          <table:table-cell table:style-name="ce1" office:value-type="float" office:value="35.70"/>
        </table:table-row>
        <table:table-row table:style-name="ro1">
          <table:table-cell table:style-name="ce1" office:value-type="float" office:value="2907400"/>
          <table:table-cell table:style-name="ce1" office:value-type="string">
            <text:p>Catolândia (BA)</text:p>
          </table:table-cell>
          <table:table-cell table:style-name="ce1" office:value-type="float" office:value="4.06"/>
        </table:table-row>
        <table:table-row table:style-name="ro1">
          <table:table-cell table:style-name="ce1" office:value-type="float" office:value="2907509"/>
          <table:table-cell table:style-name="ce1" office:value-type="string">
            <text:p>Catu (BA)</text:p>
          </table:table-cell>
          <table:table-cell table:style-name="ce1" office:value-type="float" office:value="122.72"/>
        </table:table-row>
        <table:table-row table:style-name="ro1">
          <table:table-cell table:style-name="ce1" office:value-type="float" office:value="2907558"/>
          <table:table-cell table:style-name="ce1" office:value-type="string">
            <text:p>Caturama (BA)</text:p>
          </table:table-cell>
          <table:table-cell table:style-name="ce1" office:value-type="float" office:value="13.31"/>
        </table:table-row>
        <table:table-row table:style-name="ro1">
          <table:table-cell table:style-name="ce1" office:value-type="float" office:value="2907608"/>
          <table:table-cell table:style-name="ce1" office:value-type="string">
            <text:p>Central (BA)</text:p>
          </table:table-cell>
          <table:table-cell table:style-name="ce1" office:value-type="float" office:value="28.24"/>
        </table:table-row>
        <table:table-row table:style-name="ro1">
          <table:table-cell table:style-name="ce1" office:value-type="float" office:value="2907707"/>
          <table:table-cell table:style-name="ce1" office:value-type="string">
            <text:p>Chorrochó (BA)</text:p>
          </table:table-cell>
          <table:table-cell table:style-name="ce1" office:value-type="float" office:value="3.57"/>
        </table:table-row>
        <table:table-row table:style-name="ro1">
          <table:table-cell table:style-name="ce1" office:value-type="float" office:value="2907806"/>
          <table:table-cell table:style-name="ce1" office:value-type="string">
            <text:p>Cícero Dantas (BA)</text:p>
          </table:table-cell>
          <table:table-cell table:style-name="ce1" office:value-type="float" office:value="47.99"/>
        </table:table-row>
        <table:table-row table:style-name="ro1">
          <table:table-cell table:style-name="ce1" office:value-type="float" office:value="2907905"/>
          <table:table-cell table:style-name="ce1" office:value-type="string">
            <text:p>Cipó (BA)</text:p>
          </table:table-cell>
          <table:table-cell table:style-name="ce1" office:value-type="float" office:value="122.79"/>
        </table:table-row>
        <table:table-row table:style-name="ro1">
          <table:table-cell table:style-name="ce1" office:value-type="float" office:value="2908002"/>
          <table:table-cell table:style-name="ce1" office:value-type="string">
            <text:p>Coaraci (BA)</text:p>
          </table:table-cell>
          <table:table-cell table:style-name="ce1" office:value-type="float" office:value="74.17"/>
        </table:table-row>
        <table:table-row table:style-name="ro1">
          <table:table-cell table:style-name="ce1" office:value-type="float" office:value="2908101"/>
          <table:table-cell table:style-name="ce1" office:value-type="string">
            <text:p>Cocos (BA)</text:p>
          </table:table-cell>
          <table:table-cell table:style-name="ce1" office:value-type="float" office:value="1.79"/>
        </table:table-row>
        <table:table-row table:style-name="ro1">
          <table:table-cell table:style-name="ce1" office:value-type="float" office:value="2908200"/>
          <table:table-cell table:style-name="ce1" office:value-type="string">
            <text:p>Conceição da Feira (BA)</text:p>
          </table:table-cell>
          <table:table-cell table:style-name="ce1" office:value-type="float" office:value="125.18"/>
        </table:table-row>
        <table:table-row table:style-name="ro1">
          <table:table-cell table:style-name="ce1" office:value-type="float" office:value="2908309"/>
          <table:table-cell table:style-name="ce1" office:value-type="string">
            <text:p>Conceição do Almeida (BA)</text:p>
          </table:table-cell>
          <table:table-cell table:style-name="ce1" office:value-type="float" office:value="61.70"/>
        </table:table-row>
        <table:table-row table:style-name="ro1">
          <table:table-cell table:style-name="ce1" office:value-type="float" office:value="2908408"/>
          <table:table-cell table:style-name="ce1" office:value-type="string">
            <text:p>Conceição do Coité (BA)</text:p>
          </table:table-cell>
          <table:table-cell table:style-name="ce1" office:value-type="float" office:value="61.06"/>
        </table:table-row>
        <table:table-row table:style-name="ro1">
          <table:table-cell table:style-name="ce1" office:value-type="float" office:value="2908507"/>
          <table:table-cell table:style-name="ce1" office:value-type="string">
            <text:p>Conceição do Jacuípe (BA)</text:p>
          </table:table-cell>
          <table:table-cell table:style-name="ce1" office:value-type="float" office:value="256.30"/>
        </table:table-row>
        <table:table-row table:style-name="ro1">
          <table:table-cell table:style-name="ce1" office:value-type="float" office:value="2908606"/>
          <table:table-cell table:style-name="ce1" office:value-type="string">
            <text:p>Conde (BA)</text:p>
          </table:table-cell>
          <table:table-cell table:style-name="ce1" office:value-type="float" office:value="24.48"/>
        </table:table-row>
        <table:table-row table:style-name="ro1">
          <table:table-cell table:style-name="ce1" office:value-type="float" office:value="2908705"/>
          <table:table-cell table:style-name="ce1" office:value-type="string">
            <text:p>Condeúba (BA)</text:p>
          </table:table-cell>
          <table:table-cell table:style-name="ce1" office:value-type="float" office:value="13.14"/>
        </table:table-row>
        <table:table-row table:style-name="ro1">
          <table:table-cell table:style-name="ce1" office:value-type="float" office:value="2908804"/>
          <table:table-cell table:style-name="ce1" office:value-type="string">
            <text:p>Contendas do Sincorá (BA)</text:p>
          </table:table-cell>
          <table:table-cell table:style-name="ce1" office:value-type="float" office:value="4.46"/>
        </table:table-row>
        <table:table-row table:style-name="ro1">
          <table:table-cell table:style-name="ce1" office:value-type="float" office:value="2908903"/>
          <table:table-cell table:style-name="ce1" office:value-type="string">
            <text:p>Coração de Maria (BA)</text:p>
          </table:table-cell>
          <table:table-cell table:style-name="ce1" office:value-type="float" office:value="64.34"/>
        </table:table-row>
        <table:table-row table:style-name="ro1">
          <table:table-cell table:style-name="ce1" office:value-type="float" office:value="2909000"/>
          <table:table-cell table:style-name="ce1" office:value-type="string">
            <text:p>Cordeiros (BA)</text:p>
          </table:table-cell>
          <table:table-cell table:style-name="ce1" office:value-type="float" office:value="15.25"/>
        </table:table-row>
        <table:table-row table:style-name="ro1">
          <table:table-cell table:style-name="ce1" office:value-type="float" office:value="2909109"/>
          <table:table-cell table:style-name="ce1" office:value-type="string">
            <text:p>Coribe (BA)</text:p>
          </table:table-cell>
          <table:table-cell table:style-name="ce1" office:value-type="float" office:value="5.67"/>
        </table:table-row>
        <table:table-row table:style-name="ro1">
          <table:table-cell table:style-name="ce1" office:value-type="float" office:value="2909208"/>
          <table:table-cell table:style-name="ce1" office:value-type="string">
            <text:p>Coronel João Sá (BA)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float" office:value="2909307"/>
          <table:table-cell table:style-name="ce1" office:value-type="string">
            <text:p>Correntina (BA)</text:p>
          </table:table-cell>
          <table:table-cell table:style-name="ce1" office:value-type="float" office:value="2.62"/>
        </table:table-row>
        <table:table-row table:style-name="ro1">
          <table:table-cell table:style-name="ce1" office:value-type="float" office:value="2909406"/>
          <table:table-cell table:style-name="ce1" office:value-type="string">
            <text:p>Cotegipe (BA)</text:p>
          </table:table-cell>
          <table:table-cell table:style-name="ce1" office:value-type="float" office:value="3.25"/>
        </table:table-row>
        <table:table-row table:style-name="ro1">
          <table:table-cell table:style-name="ce1" office:value-type="float" office:value="2909505"/>
          <table:table-cell table:style-name="ce1" office:value-type="string">
            <text:p>Cravolândia (BA)</text:p>
          </table:table-cell>
          <table:table-cell table:style-name="ce1" office:value-type="float" office:value="31.09"/>
        </table:table-row>
        <table:table-row table:style-name="ro1">
          <table:table-cell table:style-name="ce1" office:value-type="float" office:value="2909604"/>
          <table:table-cell table:style-name="ce1" office:value-type="string">
            <text:p>Crisópolis (BA)</text:p>
          </table:table-cell>
          <table:table-cell table:style-name="ce1" office:value-type="float" office:value="32.99"/>
        </table:table-row>
        <table:table-row table:style-name="ro1">
          <table:table-cell table:style-name="ce1" office:value-type="float" office:value="2909703"/>
          <table:table-cell table:style-name="ce1" office:value-type="string">
            <text:p>Cristópolis (BA)</text:p>
          </table:table-cell>
          <table:table-cell table:style-name="ce1" office:value-type="float" office:value="12.73"/>
        </table:table-row>
        <table:table-row table:style-name="ro1">
          <table:table-cell table:style-name="ce1" office:value-type="float" office:value="2909802"/>
          <table:table-cell table:style-name="ce1" office:value-type="string">
            <text:p>Cruz das Almas (BA)</text:p>
          </table:table-cell>
          <table:table-cell table:style-name="ce1" office:value-type="float" office:value="402.11"/>
        </table:table-row>
        <table:table-row table:style-name="ro1">
          <table:table-cell table:style-name="ce1" office:value-type="float" office:value="2909901"/>
          <table:table-cell table:style-name="ce1" office:value-type="string">
            <text:p>Curaçá (BA)</text:p>
          </table:table-cell>
          <table:table-cell table:style-name="ce1" office:value-type="float" office:value="5.29"/>
        </table:table-row>
        <table:table-row table:style-name="ro1">
          <table:table-cell table:style-name="ce1" office:value-type="float" office:value="2910008"/>
          <table:table-cell table:style-name="ce1" office:value-type="string">
            <text:p>Dário Meira (BA)</text:p>
          </table:table-cell>
          <table:table-cell table:style-name="ce1" office:value-type="float" office:value="28.82"/>
        </table:table-row>
        <table:table-row table:style-name="ro1">
          <table:table-cell table:style-name="ce1" office:value-type="float" office:value="2910057"/>
          <table:table-cell table:style-name="ce1" office:value-type="string">
            <text:p>Dias d'Ávila (BA)</text:p>
          </table:table-cell>
          <table:table-cell table:style-name="ce1" office:value-type="float" office:value="360.64"/>
        </table:table-row>
        <table:table-row table:style-name="ro1">
          <table:table-cell table:style-name="ce1" office:value-type="float" office:value="2910107"/>
          <table:table-cell table:style-name="ce1" office:value-type="string">
            <text:p>Dom Basílio (BA)</text:p>
          </table:table-cell>
          <table:table-cell table:style-name="ce1" office:value-type="float" office:value="16.78"/>
        </table:table-row>
        <table:table-row table:style-name="ro1">
          <table:table-cell table:style-name="ce1" office:value-type="float" office:value="2910206"/>
          <table:table-cell table:style-name="ce1" office:value-type="string">
            <text:p>Dom Macedo Costa (BA)</text:p>
          </table:table-cell>
          <table:table-cell table:style-name="ce1" office:value-type="float" office:value="45.71"/>
        </table:table-row>
        <table:table-row table:style-name="ro1">
          <table:table-cell table:style-name="ce1" office:value-type="float" office:value="2910305"/>
          <table:table-cell table:style-name="ce1" office:value-type="string">
            <text:p>Elísio Medrado (BA)</text:p>
          </table:table-cell>
          <table:table-cell table:style-name="ce1" office:value-type="float" office:value="41.06"/>
        </table:table-row>
        <table:table-row table:style-name="ro1">
          <table:table-cell table:style-name="ce1" office:value-type="float" office:value="2910404"/>
          <table:table-cell table:style-name="ce1" office:value-type="string">
            <text:p>Encruzilhada (BA)</text:p>
          </table:table-cell>
          <table:table-cell table:style-name="ce1" office:value-type="float" office:value="11.99"/>
        </table:table-row>
        <table:table-row table:style-name="ro1">
          <table:table-cell table:style-name="ce1" office:value-type="float" office:value="2910503"/>
          <table:table-cell table:style-name="ce1" office:value-type="string">
            <text:p>Entre Rios (BA)</text:p>
          </table:table-cell>
          <table:table-cell table:style-name="ce1" office:value-type="float" office:value="32.81"/>
        </table:table-row>
        <table:table-row table:style-name="ro1">
          <table:table-cell table:style-name="ce1" office:value-type="float" office:value="2910602"/>
          <table:table-cell table:style-name="ce1" office:value-type="string">
            <text:p>Esplanada (BA)</text:p>
          </table:table-cell>
          <table:table-cell table:style-name="ce1" office:value-type="float" office:value="24.84"/>
        </table:table-row>
        <table:table-row table:style-name="ro1">
          <table:table-cell table:style-name="ce1" office:value-type="float" office:value="2910701"/>
          <table:table-cell table:style-name="ce1" office:value-type="string">
            <text:p>Euclides da Cunha (BA)</text:p>
          </table:table-cell>
          <table:table-cell table:style-name="ce1" office:value-type="float" office:value="25.18"/>
        </table:table-row>
        <table:table-row table:style-name="ro1">
          <table:table-cell table:style-name="ce1" office:value-type="float" office:value="2910727"/>
          <table:table-cell table:style-name="ce1" office:value-type="string">
            <text:p>Eunápolis (BA)</text:p>
          </table:table-cell>
          <table:table-cell table:style-name="ce1" office:value-type="float" office:value="84.98"/>
        </table:table-row>
        <table:table-row table:style-name="ro1">
          <table:table-cell table:style-name="ce1" office:value-type="float" office:value="2910750"/>
          <table:table-cell table:style-name="ce1" office:value-type="string">
            <text:p>Fátima (BA)</text:p>
          </table:table-cell>
          <table:table-cell table:style-name="ce1" office:value-type="float" office:value="49.11"/>
        </table:table-row>
        <table:table-row table:style-name="ro1">
          <table:table-cell table:style-name="ce1" office:value-type="float" office:value="2910776"/>
          <table:table-cell table:style-name="ce1" office:value-type="string">
            <text:p>Feira da Mata (BA)</text:p>
          </table:table-cell>
          <table:table-cell table:style-name="ce1" office:value-type="float" office:value="3.71"/>
        </table:table-row>
        <table:table-row table:style-name="ro1">
          <table:table-cell table:style-name="ce1" office:value-type="float" office:value="2910800"/>
          <table:table-cell table:style-name="ce1" office:value-type="string">
            <text:p>Feira de Santana (BA)</text:p>
          </table:table-cell>
          <table:table-cell table:style-name="ce1" office:value-type="float" office:value="416.03"/>
        </table:table-row>
        <table:table-row table:style-name="ro1">
          <table:table-cell table:style-name="ce1" office:value-type="float" office:value="2910859"/>
          <table:table-cell table:style-name="ce1" office:value-type="string">
            <text:p>Filadélfia (BA)</text:p>
          </table:table-cell>
          <table:table-cell table:style-name="ce1" office:value-type="float" office:value="29.36"/>
        </table:table-row>
        <table:table-row table:style-name="ro1">
          <table:table-cell table:style-name="ce1" office:value-type="float" office:value="2910909"/>
          <table:table-cell table:style-name="ce1" office:value-type="string">
            <text:p>Firmino Alves (BA)</text:p>
          </table:table-cell>
          <table:table-cell table:style-name="ce1" office:value-type="float" office:value="33.15"/>
        </table:table-row>
        <table:table-row table:style-name="ro1">
          <table:table-cell table:style-name="ce1" office:value-type="float" office:value="2911006"/>
          <table:table-cell table:style-name="ce1" office:value-type="string">
            <text:p>Floresta Azul (BA)</text:p>
          </table:table-cell>
          <table:table-cell table:style-name="ce1" office:value-type="float" office:value="36.33"/>
        </table:table-row>
        <table:table-row table:style-name="ro1">
          <table:table-cell table:style-name="ce1" office:value-type="float" office:value="2911105"/>
          <table:table-cell table:style-name="ce1" office:value-type="string">
            <text:p>Formosa do Rio Preto (BA)</text:p>
          </table:table-cell>
          <table:table-cell table:style-name="ce1" office:value-type="float" office:value="1.37"/>
        </table:table-row>
        <table:table-row table:style-name="ro1">
          <table:table-cell table:style-name="ce1" office:value-type="float" office:value="2911204"/>
          <table:table-cell table:style-name="ce1" office:value-type="string">
            <text:p>Gandu (BA)</text:p>
          </table:table-cell>
          <table:table-cell table:style-name="ce1" office:value-type="float" office:value="124.76"/>
        </table:table-row>
        <table:table-row table:style-name="ro1">
          <table:table-cell table:style-name="ce1" office:value-type="float" office:value="2911253"/>
          <table:table-cell table:style-name="ce1" office:value-type="string">
            <text:p>Gavião (BA)</text:p>
          </table:table-cell>
          <table:table-cell table:style-name="ce1" office:value-type="float" office:value="12.33"/>
        </table:table-row>
        <table:table-row table:style-name="ro1">
          <table:table-cell table:style-name="ce1" office:value-type="float" office:value="2911303"/>
          <table:table-cell table:style-name="ce1" office:value-type="string">
            <text:p>Gentio do Ouro (BA)</text:p>
          </table:table-cell>
          <table:table-cell table:style-name="ce1" office:value-type="float" office:value="2.87"/>
        </table:table-row>
        <table:table-row table:style-name="ro1">
          <table:table-cell table:style-name="ce1" office:value-type="float" office:value="2911402"/>
          <table:table-cell table:style-name="ce1" office:value-type="string">
            <text:p>Glória (BA)</text:p>
          </table:table-cell>
          <table:table-cell table:style-name="ce1" office:value-type="float" office:value="12.01"/>
        </table:table-row>
        <table:table-row table:style-name="ro1">
          <table:table-cell table:style-name="ce1" office:value-type="float" office:value="2911501"/>
          <table:table-cell table:style-name="ce1" office:value-type="string">
            <text:p>Gongogi (BA)</text:p>
          </table:table-cell>
          <table:table-cell table:style-name="ce1" office:value-type="float" office:value="42.28"/>
        </table:table-row>
        <table:table-row table:style-name="ro1">
          <table:table-cell table:style-name="ce1" office:value-type="float" office:value="2911600"/>
          <table:table-cell table:style-name="ce1" office:value-type="string">
            <text:p>Governador Mangabeira (BA)</text:p>
          </table:table-cell>
          <table:table-cell table:style-name="ce1" office:value-type="float" office:value="186.41"/>
        </table:table-row>
        <table:table-row table:style-name="ro1">
          <table:table-cell table:style-name="ce1" office:value-type="float" office:value="2911659"/>
          <table:table-cell table:style-name="ce1" office:value-type="string">
            <text:p>Guajeru (BA)</text:p>
          </table:table-cell>
          <table:table-cell table:style-name="ce1" office:value-type="float" office:value="11.12"/>
        </table:table-row>
        <table:table-row table:style-name="ro1">
          <table:table-cell table:style-name="ce1" office:value-type="float" office:value="2911709"/>
          <table:table-cell table:style-name="ce1" office:value-type="string">
            <text:p>Guanambi (BA)</text:p>
          </table:table-cell>
          <table:table-cell table:style-name="ce1" office:value-type="float" office:value="60.80"/>
        </table:table-row>
        <table:table-row table:style-name="ro1">
          <table:table-cell table:style-name="ce1" office:value-type="float" office:value="2911808"/>
          <table:table-cell table:style-name="ce1" office:value-type="string">
            <text:p>Guaratinga (BA)</text:p>
          </table:table-cell>
          <table:table-cell table:style-name="ce1" office:value-type="float" office:value="9.53"/>
        </table:table-row>
        <table:table-row table:style-name="ro1">
          <table:table-cell table:style-name="ce1" office:value-type="float" office:value="2911857"/>
          <table:table-cell table:style-name="ce1" office:value-type="string">
            <text:p>Heliópolis (BA)</text:p>
          </table:table-cell>
          <table:table-cell table:style-name="ce1" office:value-type="float" office:value="42.22"/>
        </table:table-row>
        <table:table-row table:style-name="ro1">
          <table:table-cell table:style-name="ce1" office:value-type="float" office:value="2911907"/>
          <table:table-cell table:style-name="ce1" office:value-type="string">
            <text:p>Iaçu (BA)</text:p>
          </table:table-cell>
          <table:table-cell table:style-name="ce1" office:value-type="float" office:value="10.50"/>
        </table:table-row>
        <table:table-row table:style-name="ro1">
          <table:table-cell table:style-name="ce1" office:value-type="float" office:value="2912004"/>
          <table:table-cell table:style-name="ce1" office:value-type="string">
            <text:p>Ibiassucê (BA)</text:p>
          </table:table-cell>
          <table:table-cell table:style-name="ce1" office:value-type="float" office:value="23.58"/>
        </table:table-row>
        <table:table-row table:style-name="ro1">
          <table:table-cell table:style-name="ce1" office:value-type="float" office:value="2912103"/>
          <table:table-cell table:style-name="ce1" office:value-type="string">
            <text:p>Ibicaraí (BA)</text:p>
          </table:table-cell>
          <table:table-cell table:style-name="ce1" office:value-type="float" office:value="104.65"/>
        </table:table-row>
        <table:table-row table:style-name="ro1">
          <table:table-cell table:style-name="ce1" office:value-type="float" office:value="2912202"/>
          <table:table-cell table:style-name="ce1" office:value-type="string">
            <text:p>Ibicoara (BA)</text:p>
          </table:table-cell>
          <table:table-cell table:style-name="ce1" office:value-type="float" office:value="20.33"/>
        </table:table-row>
        <table:table-row table:style-name="ro1">
          <table:table-cell table:style-name="ce1" office:value-type="float" office:value="2912301"/>
          <table:table-cell table:style-name="ce1" office:value-type="string">
            <text:p>Ibicuí (BA)</text:p>
          </table:table-cell>
          <table:table-cell table:style-name="ce1" office:value-type="float" office:value="13.41"/>
        </table:table-row>
        <table:table-row table:style-name="ro1">
          <table:table-cell table:style-name="ce1" office:value-type="float" office:value="2912400"/>
          <table:table-cell table:style-name="ce1" office:value-type="string">
            <text:p>Ibipeba (BA)</text:p>
          </table:table-cell>
          <table:table-cell table:style-name="ce1" office:value-type="float" office:value="12.29"/>
        </table:table-row>
        <table:table-row table:style-name="ro1">
          <table:table-cell table:style-name="ce1" office:value-type="float" office:value="2912509"/>
          <table:table-cell table:style-name="ce1" office:value-type="string">
            <text:p>Ibipitanga (BA)</text:p>
          </table:table-cell>
          <table:table-cell table:style-name="ce1" office:value-type="float" office:value="14.85"/>
        </table:table-row>
        <table:table-row table:style-name="ro1">
          <table:table-cell table:style-name="ce1" office:value-type="float" office:value="2912608"/>
          <table:table-cell table:style-name="ce1" office:value-type="string">
            <text:p>Ibiquera (BA)</text:p>
          </table:table-cell>
          <table:table-cell table:style-name="ce1" office:value-type="float" office:value="5.15"/>
        </table:table-row>
        <table:table-row table:style-name="ro1">
          <table:table-cell table:style-name="ce1" office:value-type="float" office:value="2912707"/>
          <table:table-cell table:style-name="ce1" office:value-type="string">
            <text:p>Ibirapitanga (BA)</text:p>
          </table:table-cell>
          <table:table-cell table:style-name="ce1" office:value-type="float" office:value="50.53"/>
        </table:table-row>
        <table:table-row table:style-name="ro1">
          <table:table-cell table:style-name="ce1" office:value-type="float" office:value="2912806"/>
          <table:table-cell table:style-name="ce1" office:value-type="string">
            <text:p>Ibirapuã (BA)</text:p>
          </table:table-cell>
          <table:table-cell table:style-name="ce1" office:value-type="float" office:value="10.10"/>
        </table:table-row>
        <table:table-row table:style-name="ro1">
          <table:table-cell table:style-name="ce1" office:value-type="float" office:value="2912905"/>
          <table:table-cell table:style-name="ce1" office:value-type="string">
            <text:p>Ibirataia (BA)</text:p>
          </table:table-cell>
          <table:table-cell table:style-name="ce1" office:value-type="float" office:value="64.24"/>
        </table:table-row>
        <table:table-row table:style-name="ro1">
          <table:table-cell table:style-name="ce1" office:value-type="float" office:value="2913002"/>
          <table:table-cell table:style-name="ce1" office:value-type="string">
            <text:p>Ibitiara (BA)</text:p>
          </table:table-cell>
          <table:table-cell table:style-name="ce1" office:value-type="float" office:value="8.39"/>
        </table:table-row>
        <table:table-row table:style-name="ro1">
          <table:table-cell table:style-name="ce1" office:value-type="float" office:value="2913101"/>
          <table:table-cell table:style-name="ce1" office:value-type="string">
            <text:p>Ibititá (BA)</text:p>
          </table:table-cell>
          <table:table-cell table:style-name="ce1" office:value-type="float" office:value="28.58"/>
        </table:table-row>
        <table:table-row table:style-name="ro1">
          <table:table-cell table:style-name="ce1" office:value-type="float" office:value="2913200"/>
          <table:table-cell table:style-name="ce1" office:value-type="string">
            <text:p>Ibotirama (BA)</text:p>
          </table:table-cell>
          <table:table-cell table:style-name="ce1" office:value-type="float" office:value="14.76"/>
        </table:table-row>
        <table:table-row table:style-name="ro1">
          <table:table-cell table:style-name="ce1" office:value-type="float" office:value="2913309"/>
          <table:table-cell table:style-name="ce1" office:value-type="string">
            <text:p>Ichu (BA)</text:p>
          </table:table-cell>
          <table:table-cell table:style-name="ce1" office:value-type="float" office:value="41.16"/>
        </table:table-row>
        <table:table-row table:style-name="ro1">
          <table:table-cell table:style-name="ce1" office:value-type="float" office:value="2913408"/>
          <table:table-cell table:style-name="ce1" office:value-type="string">
            <text:p>Igaporã (BA)</text:p>
          </table:table-cell>
          <table:table-cell table:style-name="ce1" office:value-type="float" office:value="18.26"/>
        </table:table-row>
        <table:table-row table:style-name="ro1">
          <table:table-cell table:style-name="ce1" office:value-type="float" office:value="2913457"/>
          <table:table-cell table:style-name="ce1" office:value-type="string">
            <text:p>Igrapiúna (BA)</text:p>
          </table:table-cell>
          <table:table-cell table:style-name="ce1" office:value-type="float" office:value="25.31"/>
        </table:table-row>
        <table:table-row table:style-name="ro1">
          <table:table-cell table:style-name="ce1" office:value-type="float" office:value="2913507"/>
          <table:table-cell table:style-name="ce1" office:value-type="string">
            <text:p>Iguaí (BA)</text:p>
          </table:table-cell>
          <table:table-cell table:style-name="ce1" office:value-type="float" office:value="31.05"/>
        </table:table-row>
        <table:table-row table:style-name="ro1">
          <table:table-cell table:style-name="ce1" office:value-type="float" office:value="2913606"/>
          <table:table-cell table:style-name="ce1" office:value-type="string">
            <text:p>Ilhéus (BA)</text:p>
          </table:table-cell>
          <table:table-cell table:style-name="ce1" office:value-type="float" office:value="104.68"/>
        </table:table-row>
        <table:table-row table:style-name="ro1">
          <table:table-cell table:style-name="ce1" office:value-type="float" office:value="2913705"/>
          <table:table-cell table:style-name="ce1" office:value-type="string">
            <text:p>Inhambupe (BA)</text:p>
          </table:table-cell>
          <table:table-cell table:style-name="ce1" office:value-type="float" office:value="29.70"/>
        </table:table-row>
        <table:table-row table:style-name="ro1">
          <table:table-cell table:style-name="ce1" office:value-type="float" office:value="2913804"/>
          <table:table-cell table:style-name="ce1" office:value-type="string">
            <text:p>Ipecaetá (BA)</text:p>
          </table:table-cell>
          <table:table-cell table:style-name="ce1" office:value-type="float" office:value="41.45"/>
        </table:table-row>
        <table:table-row table:style-name="ro1">
          <table:table-cell table:style-name="ce1" office:value-type="float" office:value="2913903"/>
          <table:table-cell table:style-name="ce1" office:value-type="string">
            <text:p>Ipiaú (BA)</text:p>
          </table:table-cell>
          <table:table-cell table:style-name="ce1" office:value-type="float" office:value="166.05"/>
        </table:table-row>
        <table:table-row table:style-name="ro1">
          <table:table-cell table:style-name="ce1" office:value-type="float" office:value="2914000"/>
          <table:table-cell table:style-name="ce1" office:value-type="string">
            <text:p>Ipirá (BA)</text:p>
          </table:table-cell>
          <table:table-cell table:style-name="ce1" office:value-type="float" office:value="19.47"/>
        </table:table-row>
        <table:table-row table:style-name="ro1">
          <table:table-cell table:style-name="ce1" office:value-type="float" office:value="2914109"/>
          <table:table-cell table:style-name="ce1" office:value-type="string">
            <text:p>Ipupiara (BA)</text:p>
          </table:table-cell>
          <table:table-cell table:style-name="ce1" office:value-type="float" office:value="8.75"/>
        </table:table-row>
        <table:table-row table:style-name="ro1">
          <table:table-cell table:style-name="ce1" office:value-type="float" office:value="2914208"/>
          <table:table-cell table:style-name="ce1" office:value-type="string">
            <text:p>Irajuba (BA)</text:p>
          </table:table-cell>
          <table:table-cell table:style-name="ce1" office:value-type="float" office:value="16.93"/>
        </table:table-row>
        <table:table-row table:style-name="ro1">
          <table:table-cell table:style-name="ce1" office:value-type="float" office:value="2914307"/>
          <table:table-cell table:style-name="ce1" office:value-type="string">
            <text:p>Iramaia (BA)</text:p>
          </table:table-cell>
          <table:table-cell table:style-name="ce1" office:value-type="float" office:value="6.16"/>
        </table:table-row>
        <table:table-row table:style-name="ro1">
          <table:table-cell table:style-name="ce1" office:value-type="float" office:value="2914406"/>
          <table:table-cell table:style-name="ce1" office:value-type="string">
            <text:p>Iraquara (BA)</text:p>
          </table:table-cell>
          <table:table-cell table:style-name="ce1" office:value-type="float" office:value="21.96"/>
        </table:table-row>
        <table:table-row table:style-name="ro1">
          <table:table-cell table:style-name="ce1" office:value-type="float" office:value="2914505"/>
          <table:table-cell table:style-name="ce1" office:value-type="string">
            <text:p>Irará (BA)</text:p>
          </table:table-cell>
          <table:table-cell table:style-name="ce1" office:value-type="float" office:value="98.87"/>
        </table:table-row>
        <table:table-row table:style-name="ro1">
          <table:table-cell table:style-name="ce1" office:value-type="float" office:value="2914604"/>
          <table:table-cell table:style-name="ce1" office:value-type="string">
            <text:p>Irecê (BA)</text:p>
          </table:table-cell>
          <table:table-cell table:style-name="ce1" office:value-type="float" office:value="207.45"/>
        </table:table-row>
        <table:table-row table:style-name="ro1">
          <table:table-cell table:style-name="ce1" office:value-type="float" office:value="2914653"/>
          <table:table-cell table:style-name="ce1" office:value-type="string">
            <text:p>Itabela (BA)</text:p>
          </table:table-cell>
          <table:table-cell table:style-name="ce1" office:value-type="float" office:value="33.37"/>
        </table:table-row>
        <table:table-row table:style-name="ro1">
          <table:table-cell table:style-name="ce1" office:value-type="float" office:value="2914703"/>
          <table:table-cell table:style-name="ce1" office:value-type="string">
            <text:p>Itaberaba (BA)</text:p>
          </table:table-cell>
          <table:table-cell table:style-name="ce1" office:value-type="float" office:value="26.30"/>
        </table:table-row>
        <table:table-row table:style-name="ro1">
          <table:table-cell table:style-name="ce1" office:value-type="float" office:value="2914802"/>
          <table:table-cell table:style-name="ce1" office:value-type="string">
            <text:p>Itabuna (BA)</text:p>
          </table:table-cell>
          <table:table-cell table:style-name="ce1" office:value-type="float" office:value="473.50"/>
        </table:table-row>
        <table:table-row table:style-name="ro1">
          <table:table-cell table:style-name="ce1" office:value-type="float" office:value="2914901"/>
          <table:table-cell table:style-name="ce1" office:value-type="string">
            <text:p>Itacaré (BA)</text:p>
          </table:table-cell>
          <table:table-cell table:style-name="ce1" office:value-type="float" office:value="32.96"/>
        </table:table-row>
        <table:table-row table:style-name="ro1">
          <table:table-cell table:style-name="ce1" office:value-type="float" office:value="2915007"/>
          <table:table-cell table:style-name="ce1" office:value-type="string">
            <text:p>Itaeté (BA)</text:p>
          </table:table-cell>
          <table:table-cell table:style-name="ce1" office:value-type="float" office:value="12.35"/>
        </table:table-row>
        <table:table-row table:style-name="ro1">
          <table:table-cell table:style-name="ce1" office:value-type="float" office:value="2915106"/>
          <table:table-cell table:style-name="ce1" office:value-type="string">
            <text:p>Itagi (BA)</text:p>
          </table:table-cell>
          <table:table-cell table:style-name="ce1" office:value-type="float" office:value="50.36"/>
        </table:table-row>
        <table:table-row table:style-name="ro1">
          <table:table-cell table:style-name="ce1" office:value-type="float" office:value="2915205"/>
          <table:table-cell table:style-name="ce1" office:value-type="string">
            <text:p>Itagibá (BA)</text:p>
          </table:table-cell>
          <table:table-cell table:style-name="ce1" office:value-type="float" office:value="19.26"/>
        </table:table-row>
        <table:table-row table:style-name="ro1">
          <table:table-cell table:style-name="ce1" office:value-type="float" office:value="2915304"/>
          <table:table-cell table:style-name="ce1" office:value-type="string">
            <text:p>Itagimirim (BA)</text:p>
          </table:table-cell>
          <table:table-cell table:style-name="ce1" office:value-type="float" office:value="8.47"/>
        </table:table-row>
        <table:table-row table:style-name="ro1">
          <table:table-cell table:style-name="ce1" office:value-type="float" office:value="2915353"/>
          <table:table-cell table:style-name="ce1" office:value-type="string">
            <text:p>Itaguaçu da Bahia (BA)</text:p>
          </table:table-cell>
          <table:table-cell table:style-name="ce1" office:value-type="float" office:value="2.97"/>
        </table:table-row>
        <table:table-row table:style-name="ro1">
          <table:table-cell table:style-name="ce1" office:value-type="float" office:value="2915403"/>
          <table:table-cell table:style-name="ce1" office:value-type="string">
            <text:p>Itaju do Colônia (BA)</text:p>
          </table:table-cell>
          <table:table-cell table:style-name="ce1" office:value-type="float" office:value="5.98"/>
        </table:table-row>
        <table:table-row table:style-name="ro1">
          <table:table-cell table:style-name="ce1" office:value-type="float" office:value="2915502"/>
          <table:table-cell table:style-name="ce1" office:value-type="string">
            <text:p>Itajuípe (BA)</text:p>
          </table:table-cell>
          <table:table-cell table:style-name="ce1" office:value-type="float" office:value="74.11"/>
        </table:table-row>
        <table:table-row table:style-name="ro1">
          <table:table-cell table:style-name="ce1" office:value-type="float" office:value="2915601"/>
          <table:table-cell table:style-name="ce1" office:value-type="string">
            <text:p>Itamaraju (BA)</text:p>
          </table:table-cell>
          <table:table-cell table:style-name="ce1" office:value-type="float" office:value="27.73"/>
        </table:table-row>
        <table:table-row table:style-name="ro1">
          <table:table-cell table:style-name="ce1" office:value-type="float" office:value="2915700"/>
          <table:table-cell table:style-name="ce1" office:value-type="string">
            <text:p>Itamari (BA)</text:p>
          </table:table-cell>
          <table:table-cell table:style-name="ce1" office:value-type="float" office:value="71.14"/>
        </table:table-row>
        <table:table-row table:style-name="ro1">
          <table:table-cell table:style-name="ce1" office:value-type="float" office:value="2915809"/>
          <table:table-cell table:style-name="ce1" office:value-type="string">
            <text:p>Itambé (BA)</text:p>
          </table:table-cell>
          <table:table-cell table:style-name="ce1" office:value-type="float" office:value="16.02"/>
        </table:table-row>
        <table:table-row table:style-name="ro1">
          <table:table-cell table:style-name="ce1" office:value-type="float" office:value="2915908"/>
          <table:table-cell table:style-name="ce1" office:value-type="string">
            <text:p>Itanagra (BA)</text:p>
          </table:table-cell>
          <table:table-cell table:style-name="ce1" office:value-type="float" office:value="15.49"/>
        </table:table-row>
        <table:table-row table:style-name="ro1">
          <table:table-cell table:style-name="ce1" office:value-type="float" office:value="2916005"/>
          <table:table-cell table:style-name="ce1" office:value-type="string">
            <text:p>Itanhém (BA)</text:p>
          </table:table-cell>
          <table:table-cell table:style-name="ce1" office:value-type="float" office:value="13.81"/>
        </table:table-row>
        <table:table-row table:style-name="ro1">
          <table:table-cell table:style-name="ce1" office:value-type="float" office:value="2916104"/>
          <table:table-cell table:style-name="ce1" office:value-type="string">
            <text:p>Itaparica (BA)</text:p>
          </table:table-cell>
          <table:table-cell table:style-name="ce1" office:value-type="float" office:value="175.58"/>
        </table:table-row>
        <table:table-row table:style-name="ro1">
          <table:table-cell table:style-name="ce1" office:value-type="float" office:value="2916203"/>
          <table:table-cell table:style-name="ce1" office:value-type="string">
            <text:p>Itapé (BA)</text:p>
          </table:table-cell>
          <table:table-cell table:style-name="ce1" office:value-type="float" office:value="23.94"/>
        </table:table-row>
        <table:table-row table:style-name="ro1">
          <table:table-cell table:style-name="ce1" office:value-type="float" office:value="2916302"/>
          <table:table-cell table:style-name="ce1" office:value-type="string">
            <text:p>Itapebi (BA)</text:p>
          </table:table-cell>
          <table:table-cell table:style-name="ce1" office:value-type="float" office:value="10.44"/>
        </table:table-row>
        <table:table-row table:style-name="ro1">
          <table:table-cell table:style-name="ce1" office:value-type="float" office:value="2916401"/>
          <table:table-cell table:style-name="ce1" office:value-type="string">
            <text:p>Itapetinga (BA)</text:p>
          </table:table-cell>
          <table:table-cell table:style-name="ce1" office:value-type="float" office:value="41.95"/>
        </table:table-row>
        <table:table-row table:style-name="ro1">
          <table:table-cell table:style-name="ce1" office:value-type="float" office:value="2916500"/>
          <table:table-cell table:style-name="ce1" office:value-type="string">
            <text:p>Itapicuru (BA)</text:p>
          </table:table-cell>
          <table:table-cell table:style-name="ce1" office:value-type="float" office:value="20.35"/>
        </table:table-row>
        <table:table-row table:style-name="ro1">
          <table:table-cell table:style-name="ce1" office:value-type="float" office:value="2916609"/>
          <table:table-cell table:style-name="ce1" office:value-type="string">
            <text:p>Itapitanga (BA)</text:p>
          </table:table-cell>
          <table:table-cell table:style-name="ce1" office:value-type="float" office:value="24.99"/>
        </table:table-row>
        <table:table-row table:style-name="ro1">
          <table:table-cell table:style-name="ce1" office:value-type="float" office:value="2916708"/>
          <table:table-cell table:style-name="ce1" office:value-type="string">
            <text:p>Itaquara (BA)</text:p>
          </table:table-cell>
          <table:table-cell table:style-name="ce1" office:value-type="float" office:value="23.77"/>
        </table:table-row>
        <table:table-row table:style-name="ro1">
          <table:table-cell table:style-name="ce1" office:value-type="float" office:value="2916807"/>
          <table:table-cell table:style-name="ce1" office:value-type="string">
            <text:p>Itarantim (BA)</text:p>
          </table:table-cell>
          <table:table-cell table:style-name="ce1" office:value-type="float" office:value="10.27"/>
        </table:table-row>
        <table:table-row table:style-name="ro1">
          <table:table-cell table:style-name="ce1" office:value-type="float" office:value="2916856"/>
          <table:table-cell table:style-name="ce1" office:value-type="string">
            <text:p>Itatim (BA)</text:p>
          </table:table-cell>
          <table:table-cell table:style-name="ce1" office:value-type="float" office:value="24.89"/>
        </table:table-row>
        <table:table-row table:style-name="ro1">
          <table:table-cell table:style-name="ce1" office:value-type="float" office:value="2916906"/>
          <table:table-cell table:style-name="ce1" office:value-type="string">
            <text:p>Itiruçu (BA)</text:p>
          </table:table-cell>
          <table:table-cell table:style-name="ce1" office:value-type="float" office:value="40.46"/>
        </table:table-row>
        <table:table-row table:style-name="ro1">
          <table:table-cell table:style-name="ce1" office:value-type="float" office:value="2917003"/>
          <table:table-cell table:style-name="ce1" office:value-type="string">
            <text:p>Itiúba (BA)</text:p>
          </table:table-cell>
          <table:table-cell table:style-name="ce1" office:value-type="float" office:value="20.96"/>
        </table:table-row>
        <table:table-row table:style-name="ro1">
          <table:table-cell table:style-name="ce1" office:value-type="float" office:value="2917102"/>
          <table:table-cell table:style-name="ce1" office:value-type="string">
            <text:p>Itororó (BA)</text:p>
          </table:table-cell>
          <table:table-cell table:style-name="ce1" office:value-type="float" office:value="63.50"/>
        </table:table-row>
        <table:table-row table:style-name="ro1">
          <table:table-cell table:style-name="ce1" office:value-type="float" office:value="2917201"/>
          <table:table-cell table:style-name="ce1" office:value-type="string">
            <text:p>Ituaçu (BA)</text:p>
          </table:table-cell>
          <table:table-cell table:style-name="ce1" office:value-type="float" office:value="14.90"/>
        </table:table-row>
        <table:table-row table:style-name="ro1">
          <table:table-cell table:style-name="ce1" office:value-type="float" office:value="2917300"/>
          <table:table-cell table:style-name="ce1" office:value-type="string">
            <text:p>Ituberá (BA)</text:p>
          </table:table-cell>
          <table:table-cell table:style-name="ce1" office:value-type="float" office:value="63.73"/>
        </table:table-row>
        <table:table-row table:style-name="ro1">
          <table:table-cell table:style-name="ce1" office:value-type="float" office:value="2917334"/>
          <table:table-cell table:style-name="ce1" office:value-type="string">
            <text:p>Iuiu (BA)</text:p>
          </table:table-cell>
          <table:table-cell table:style-name="ce1" office:value-type="float" office:value="7.34"/>
        </table:table-row>
        <table:table-row table:style-name="ro1">
          <table:table-cell table:style-name="ce1" office:value-type="float" office:value="2917359"/>
          <table:table-cell table:style-name="ce1" office:value-type="string">
            <text:p>Jaborandi (BA)</text:p>
          </table:table-cell>
          <table:table-cell table:style-name="ce1" office:value-type="float" office:value="0.94"/>
        </table:table-row>
        <table:table-row table:style-name="ro1">
          <table:table-cell table:style-name="ce1" office:value-type="float" office:value="2917409"/>
          <table:table-cell table:style-name="ce1" office:value-type="string">
            <text:p>Jacaraci (BA)</text:p>
          </table:table-cell>
          <table:table-cell table:style-name="ce1" office:value-type="float" office:value="11.05"/>
        </table:table-row>
        <table:table-row table:style-name="ro1">
          <table:table-cell table:style-name="ce1" office:value-type="float" office:value="2917508"/>
          <table:table-cell table:style-name="ce1" office:value-type="string">
            <text:p>Jacobina (BA)</text:p>
          </table:table-cell>
          <table:table-cell table:style-name="ce1" office:value-type="float" office:value="33.58"/>
        </table:table-row>
        <table:table-row table:style-name="ro1">
          <table:table-cell table:style-name="ce1" office:value-type="float" office:value="2917607"/>
          <table:table-cell table:style-name="ce1" office:value-type="string">
            <text:p>Jaguaquara (BA)</text:p>
          </table:table-cell>
          <table:table-cell table:style-name="ce1" office:value-type="float" office:value="54.95"/>
        </table:table-row>
        <table:table-row table:style-name="ro1">
          <table:table-cell table:style-name="ce1" office:value-type="float" office:value="2917706"/>
          <table:table-cell table:style-name="ce1" office:value-type="string">
            <text:p>Jaguarari (BA)</text:p>
          </table:table-cell>
          <table:table-cell table:style-name="ce1" office:value-type="float" office:value="12.35"/>
        </table:table-row>
        <table:table-row table:style-name="ro1">
          <table:table-cell table:style-name="ce1" office:value-type="float" office:value="2917805"/>
          <table:table-cell table:style-name="ce1" office:value-type="string">
            <text:p>Jaguaripe (BA)</text:p>
          </table:table-cell>
          <table:table-cell table:style-name="ce1" office:value-type="float" office:value="18.32"/>
        </table:table-row>
        <table:table-row table:style-name="ro1">
          <table:table-cell table:style-name="ce1" office:value-type="float" office:value="2917904"/>
          <table:table-cell table:style-name="ce1" office:value-type="string">
            <text:p>Jandaíra (BA)</text:p>
          </table:table-cell>
          <table:table-cell table:style-name="ce1" office:value-type="float" office:value="16.11"/>
        </table:table-row>
        <table:table-row table:style-name="ro1">
          <table:table-cell table:style-name="ce1" office:value-type="float" office:value="2918001"/>
          <table:table-cell table:style-name="ce1" office:value-type="string">
            <text:p>Jequié (BA)</text:p>
          </table:table-cell>
          <table:table-cell table:style-name="ce1" office:value-type="float" office:value="47.07"/>
        </table:table-row>
        <table:table-row table:style-name="ro1">
          <table:table-cell table:style-name="ce1" office:value-type="float" office:value="2918100"/>
          <table:table-cell table:style-name="ce1" office:value-type="string">
            <text:p>Jeremoabo (BA)</text:p>
          </table:table-cell>
          <table:table-cell table:style-name="ce1" office:value-type="float" office:value="8.09"/>
        </table:table-row>
        <table:table-row table:style-name="ro1">
          <table:table-cell table:style-name="ce1" office:value-type="float" office:value="2918209"/>
          <table:table-cell table:style-name="ce1" office:value-type="string">
            <text:p>Jiquiriçá (BA)</text:p>
          </table:table-cell>
          <table:table-cell table:style-name="ce1" office:value-type="float" office:value="58.97"/>
        </table:table-row>
        <table:table-row table:style-name="ro1">
          <table:table-cell table:style-name="ce1" office:value-type="float" office:value="2918308"/>
          <table:table-cell table:style-name="ce1" office:value-type="string">
            <text:p>Jitaúna (BA)</text:p>
          </table:table-cell>
          <table:table-cell table:style-name="ce1" office:value-type="float" office:value="64.48"/>
        </table:table-row>
        <table:table-row table:style-name="ro1">
          <table:table-cell table:style-name="ce1" office:value-type="float" office:value="2918357"/>
          <table:table-cell table:style-name="ce1" office:value-type="string">
            <text:p>João Dourado (BA)</text:p>
          </table:table-cell>
          <table:table-cell table:style-name="ce1" office:value-type="float" office:value="24.65"/>
        </table:table-row>
        <table:table-row table:style-name="ro1">
          <table:table-cell table:style-name="ce1" office:value-type="float" office:value="2918407"/>
          <table:table-cell table:style-name="ce1" office:value-type="string">
            <text:p>Juazeiro (BA)</text:p>
          </table:table-cell>
          <table:table-cell table:style-name="ce1" office:value-type="float" office:value="30.45"/>
        </table:table-row>
        <table:table-row table:style-name="ro1">
          <table:table-cell table:style-name="ce1" office:value-type="float" office:value="2918456"/>
          <table:table-cell table:style-name="ce1" office:value-type="string">
            <text:p>Jucuruçu (BA)</text:p>
          </table:table-cell>
          <table:table-cell table:style-name="ce1" office:value-type="float" office:value="7.36"/>
        </table:table-row>
        <table:table-row table:style-name="ro1">
          <table:table-cell table:style-name="ce1" office:value-type="float" office:value="2918506"/>
          <table:table-cell table:style-name="ce1" office:value-type="string">
            <text:p>Jussara (BA)</text:p>
          </table:table-cell>
          <table:table-cell table:style-name="ce1" office:value-type="float" office:value="15.87"/>
        </table:table-row>
        <table:table-row table:style-name="ro1">
          <table:table-cell table:style-name="ce1" office:value-type="float" office:value="2918555"/>
          <table:table-cell table:style-name="ce1" office:value-type="string">
            <text:p>Jussari (BA)</text:p>
          </table:table-cell>
          <table:table-cell table:style-name="ce1" office:value-type="float" office:value="18.14"/>
        </table:table-row>
        <table:table-row table:style-name="ro1">
          <table:table-cell table:style-name="ce1" office:value-type="float" office:value="2918605"/>
          <table:table-cell table:style-name="ce1" office:value-type="string">
            <text:p>Jussiape (BA)</text:p>
          </table:table-cell>
          <table:table-cell table:style-name="ce1" office:value-type="float" office:value="13.72"/>
        </table:table-row>
        <table:table-row table:style-name="ro1">
          <table:table-cell table:style-name="ce1" office:value-type="float" office:value="2918704"/>
          <table:table-cell table:style-name="ce1" office:value-type="string">
            <text:p>Lafaiete Coutinho (BA)</text:p>
          </table:table-cell>
          <table:table-cell table:style-name="ce1" office:value-type="float" office:value="9.63"/>
        </table:table-row>
        <table:table-row table:style-name="ro1">
          <table:table-cell table:style-name="ce1" office:value-type="float" office:value="2918753"/>
          <table:table-cell table:style-name="ce1" office:value-type="string">
            <text:p>Lagoa Real (BA)</text:p>
          </table:table-cell>
          <table:table-cell table:style-name="ce1" office:value-type="float" office:value="15.88"/>
        </table:table-row>
        <table:table-row table:style-name="ro1">
          <table:table-cell table:style-name="ce1" office:value-type="float" office:value="2918803"/>
          <table:table-cell table:style-name="ce1" office:value-type="string">
            <text:p>Laje (BA)</text:p>
          </table:table-cell>
          <table:table-cell table:style-name="ce1" office:value-type="float" office:value="48.50"/>
        </table:table-row>
        <table:table-row table:style-name="ro1">
          <table:table-cell table:style-name="ce1" office:value-type="float" office:value="2918902"/>
          <table:table-cell table:style-name="ce1" office:value-type="string">
            <text:p>Lajedão (BA)</text:p>
          </table:table-cell>
          <table:table-cell table:style-name="ce1" office:value-type="float" office:value="6.06"/>
        </table:table-row>
        <table:table-row table:style-name="ro1">
          <table:table-cell table:style-name="ce1" office:value-type="float" office:value="2919009"/>
          <table:table-cell table:style-name="ce1" office:value-type="string">
            <text:p>Lajedinho (BA)</text:p>
          </table:table-cell>
          <table:table-cell table:style-name="ce1" office:value-type="float" office:value="5.07"/>
        </table:table-row>
        <table:table-row table:style-name="ro1">
          <table:table-cell table:style-name="ce1" office:value-type="float" office:value="2919058"/>
          <table:table-cell table:style-name="ce1" office:value-type="string">
            <text:p>Lajedo do Tabocal (BA)</text:p>
          </table:table-cell>
          <table:table-cell table:style-name="ce1" office:value-type="float" office:value="19.23"/>
        </table:table-row>
        <table:table-row table:style-name="ro1">
          <table:table-cell table:style-name="ce1" office:value-type="float" office:value="2919108"/>
          <table:table-cell table:style-name="ce1" office:value-type="string">
            <text:p>Lamarão (BA)</text:p>
          </table:table-cell>
          <table:table-cell table:style-name="ce1" office:value-type="float" office:value="54.84"/>
        </table:table-row>
        <table:table-row table:style-name="ro1">
          <table:table-cell table:style-name="ce1" office:value-type="float" office:value="2919157"/>
          <table:table-cell table:style-name="ce1" office:value-type="string">
            <text:p>Lapão (BA)</text:p>
          </table:table-cell>
          <table:table-cell table:style-name="ce1" office:value-type="float" office:value="42.57"/>
        </table:table-row>
        <table:table-row table:style-name="ro1">
          <table:table-cell table:style-name="ce1" office:value-type="float" office:value="2919207"/>
          <table:table-cell table:style-name="ce1" office:value-type="string">
            <text:p>Lauro de Freitas (BA)</text:p>
          </table:table-cell>
          <table:table-cell table:style-name="ce1" office:value-type="float" office:value="2833.43"/>
        </table:table-row>
        <table:table-row table:style-name="ro1">
          <table:table-cell table:style-name="ce1" office:value-type="float" office:value="2919306"/>
          <table:table-cell table:style-name="ce1" office:value-type="string">
            <text:p>Lençóis (BA)</text:p>
          </table:table-cell>
          <table:table-cell table:style-name="ce1" office:value-type="float" office:value="8.12"/>
        </table:table-row>
        <table:table-row table:style-name="ro1">
          <table:table-cell table:style-name="ce1" office:value-type="float" office:value="2919405"/>
          <table:table-cell table:style-name="ce1" office:value-type="string">
            <text:p>Licínio de Almeida (BA)</text:p>
          </table:table-cell>
          <table:table-cell table:style-name="ce1" office:value-type="float" office:value="14.60"/>
        </table:table-row>
        <table:table-row table:style-name="ro1">
          <table:table-cell table:style-name="ce1" office:value-type="float" office:value="2919504"/>
          <table:table-cell table:style-name="ce1" office:value-type="string">
            <text:p>Livramento de Nossa Senhora (BA)</text:p>
          </table:table-cell>
          <table:table-cell table:style-name="ce1" office:value-type="float" office:value="19.99"/>
        </table:table-row>
        <table:table-row table:style-name="ro1">
          <table:table-cell table:style-name="ce1" office:value-type="float" office:value="2919553"/>
          <table:table-cell table:style-name="ce1" office:value-type="string">
            <text:p>Luís Eduardo Magalhães (BA)</text:p>
          </table:table-cell>
          <table:table-cell table:style-name="ce1" office:value-type="float" office:value="15.25"/>
        </table:table-row>
        <table:table-row table:style-name="ro1">
          <table:table-cell table:style-name="ce1" office:value-type="float" office:value="2919603"/>
          <table:table-cell table:style-name="ce1" office:value-type="string">
            <text:p>Macajuba (BA)</text:p>
          </table:table-cell>
          <table:table-cell table:style-name="ce1" office:value-type="float" office:value="17.27"/>
        </table:table-row>
        <table:table-row table:style-name="ro1">
          <table:table-cell table:style-name="ce1" office:value-type="float" office:value="2919702"/>
          <table:table-cell table:style-name="ce1" office:value-type="string">
            <text:p>Macarani (BA)</text:p>
          </table:table-cell>
          <table:table-cell table:style-name="ce1" office:value-type="float" office:value="13.28"/>
        </table:table-row>
        <table:table-row table:style-name="ro1">
          <table:table-cell table:style-name="ce1" office:value-type="float" office:value="2919801"/>
          <table:table-cell table:style-name="ce1" office:value-type="string">
            <text:p>Macaúbas (BA)</text:p>
          </table:table-cell>
          <table:table-cell table:style-name="ce1" office:value-type="float" office:value="15.71"/>
        </table:table-row>
        <table:table-row table:style-name="ro1">
          <table:table-cell table:style-name="ce1" office:value-type="float" office:value="2919900"/>
          <table:table-cell table:style-name="ce1" office:value-type="string">
            <text:p>Macururé (BA)</text:p>
          </table:table-cell>
          <table:table-cell table:style-name="ce1" office:value-type="float" office:value="3.52"/>
        </table:table-row>
        <table:table-row table:style-name="ro1">
          <table:table-cell table:style-name="ce1" office:value-type="float" office:value="2919926"/>
          <table:table-cell table:style-name="ce1" office:value-type="string">
            <text:p>Madre de Deus (BA)</text:p>
          </table:table-cell>
          <table:table-cell table:style-name="ce1" office:value-type="float" office:value="539.58"/>
        </table:table-row>
        <table:table-row table:style-name="ro1">
          <table:table-cell table:style-name="ce1" office:value-type="float" office:value="2919959"/>
          <table:table-cell table:style-name="ce1" office:value-type="string">
            <text:p>Maetinga (BA)</text:p>
          </table:table-cell>
          <table:table-cell table:style-name="ce1" office:value-type="float" office:value="10.32"/>
        </table:table-row>
        <table:table-row table:style-name="ro1">
          <table:table-cell table:style-name="ce1" office:value-type="float" office:value="2920007"/>
          <table:table-cell table:style-name="ce1" office:value-type="string">
            <text:p>Maiquinique (BA)</text:p>
          </table:table-cell>
          <table:table-cell table:style-name="ce1" office:value-type="float" office:value="17.85"/>
        </table:table-row>
        <table:table-row table:style-name="ro1">
          <table:table-cell table:style-name="ce1" office:value-type="float" office:value="2920106"/>
          <table:table-cell table:style-name="ce1" office:value-type="string">
            <text:p>Mairi (BA)</text:p>
          </table:table-cell>
          <table:table-cell table:style-name="ce1" office:value-type="float" office:value="20.29"/>
        </table:table-row>
        <table:table-row table:style-name="ro1">
          <table:table-cell table:style-name="ce1" office:value-type="float" office:value="2920205"/>
          <table:table-cell table:style-name="ce1" office:value-type="string">
            <text:p>Malhada (BA)</text:p>
          </table:table-cell>
          <table:table-cell table:style-name="ce1" office:value-type="float" office:value="7.97"/>
        </table:table-row>
        <table:table-row table:style-name="ro1">
          <table:table-cell table:style-name="ce1" office:value-type="float" office:value="2920304"/>
          <table:table-cell table:style-name="ce1" office:value-type="string">
            <text:p>Malhada de Pedras (BA)</text:p>
          </table:table-cell>
          <table:table-cell table:style-name="ce1" office:value-type="float" office:value="16.01"/>
        </table:table-row>
        <table:table-row table:style-name="ro1">
          <table:table-cell table:style-name="ce1" office:value-type="float" office:value="2920403"/>
          <table:table-cell table:style-name="ce1" office:value-type="string">
            <text:p>Manoel Vitorino (BA)</text:p>
          </table:table-cell>
          <table:table-cell table:style-name="ce1" office:value-type="float" office:value="6.38"/>
        </table:table-row>
        <table:table-row table:style-name="ro1">
          <table:table-cell table:style-name="ce1" office:value-type="float" office:value="2920452"/>
          <table:table-cell table:style-name="ce1" office:value-type="string">
            <text:p>Mansidão (BA)</text:p>
          </table:table-cell>
          <table:table-cell table:style-name="ce1" office:value-type="float" office:value="3.96"/>
        </table:table-row>
        <table:table-row table:style-name="ro1">
          <table:table-cell table:style-name="ce1" office:value-type="float" office:value="2920502"/>
          <table:table-cell table:style-name="ce1" office:value-type="string">
            <text:p>Maracás (BA)</text:p>
          </table:table-cell>
          <table:table-cell table:style-name="ce1" office:value-type="float" office:value="10.92"/>
        </table:table-row>
        <table:table-row table:style-name="ro1">
          <table:table-cell table:style-name="ce1" office:value-type="float" office:value="2920601"/>
          <table:table-cell table:style-name="ce1" office:value-type="string">
            <text:p>Maragogipe (BA)</text:p>
          </table:table-cell>
          <table:table-cell table:style-name="ce1" office:value-type="float" office:value="97.27"/>
        </table:table-row>
        <table:table-row table:style-name="ro1">
          <table:table-cell table:style-name="ce1" office:value-type="float" office:value="2920700"/>
          <table:table-cell table:style-name="ce1" office:value-type="string">
            <text:p>Maraú (BA)</text:p>
          </table:table-cell>
          <table:table-cell table:style-name="ce1" office:value-type="float" office:value="23.20"/>
        </table:table-row>
        <table:table-row table:style-name="ro1">
          <table:table-cell table:style-name="ce1" office:value-type="float" office:value="2920809"/>
          <table:table-cell table:style-name="ce1" office:value-type="string">
            <text:p>Marcionílio Souza (BA)</text:p>
          </table:table-cell>
          <table:table-cell table:style-name="ce1" office:value-type="float" office:value="8.22"/>
        </table:table-row>
        <table:table-row table:style-name="ro1">
          <table:table-cell table:style-name="ce1" office:value-type="float" office:value="2920908"/>
          <table:table-cell table:style-name="ce1" office:value-type="string">
            <text:p>Mascote (BA)</text:p>
          </table:table-cell>
          <table:table-cell table:style-name="ce1" office:value-type="float" office:value="18.95"/>
        </table:table-row>
        <table:table-row table:style-name="ro1">
          <table:table-cell table:style-name="ce1" office:value-type="float" office:value="2921005"/>
          <table:table-cell table:style-name="ce1" office:value-type="string">
            <text:p>Mata de São João (BA)</text:p>
          </table:table-cell>
          <table:table-cell table:style-name="ce1" office:value-type="float" office:value="63.46"/>
        </table:table-row>
        <table:table-row table:style-name="ro1">
          <table:table-cell table:style-name="ce1" office:value-type="float" office:value="2921054"/>
          <table:table-cell table:style-name="ce1" office:value-type="string">
            <text:p>Matina (BA)</text:p>
          </table:table-cell>
          <table:table-cell table:style-name="ce1" office:value-type="float" office:value="14.37"/>
        </table:table-row>
        <table:table-row table:style-name="ro1">
          <table:table-cell table:style-name="ce1" office:value-type="float" office:value="2921104"/>
          <table:table-cell table:style-name="ce1" office:value-type="string">
            <text:p>Medeiros Neto (BA)</text:p>
          </table:table-cell>
          <table:table-cell table:style-name="ce1" office:value-type="float" office:value="17.40"/>
        </table:table-row>
        <table:table-row table:style-name="ro1">
          <table:table-cell table:style-name="ce1" office:value-type="float" office:value="2921203"/>
          <table:table-cell table:style-name="ce1" office:value-type="string">
            <text:p>Miguel Calmon (BA)</text:p>
          </table:table-cell>
          <table:table-cell table:style-name="ce1" office:value-type="float" office:value="16.88"/>
        </table:table-row>
        <table:table-row table:style-name="ro1">
          <table:table-cell table:style-name="ce1" office:value-type="float" office:value="2921302"/>
          <table:table-cell table:style-name="ce1" office:value-type="string">
            <text:p>Milagres (BA)</text:p>
          </table:table-cell>
          <table:table-cell table:style-name="ce1" office:value-type="float" office:value="36.24"/>
        </table:table-row>
        <table:table-row table:style-name="ro1">
          <table:table-cell table:style-name="ce1" office:value-type="float" office:value="2921401"/>
          <table:table-cell table:style-name="ce1" office:value-type="string">
            <text:p>Mirangaba (BA)</text:p>
          </table:table-cell>
          <table:table-cell table:style-name="ce1" office:value-type="float" office:value="9.59"/>
        </table:table-row>
        <table:table-row table:style-name="ro1">
          <table:table-cell table:style-name="ce1" office:value-type="float" office:value="2921450"/>
          <table:table-cell table:style-name="ce1" office:value-type="string">
            <text:p>Mirante (BA)</text:p>
          </table:table-cell>
          <table:table-cell table:style-name="ce1" office:value-type="float" office:value="9.90"/>
        </table:table-row>
        <table:table-row table:style-name="ro1">
          <table:table-cell table:style-name="ce1" office:value-type="float" office:value="2921500"/>
          <table:table-cell table:style-name="ce1" office:value-type="string">
            <text:p>Monte Santo (BA)</text:p>
          </table:table-cell>
          <table:table-cell table:style-name="ce1" office:value-type="float" office:value="16.42"/>
        </table:table-row>
        <table:table-row table:style-name="ro1">
          <table:table-cell table:style-name="ce1" office:value-type="float" office:value="2921609"/>
          <table:table-cell table:style-name="ce1" office:value-type="string">
            <text:p>Morpará (BA)</text:p>
          </table:table-cell>
          <table:table-cell table:style-name="ce1" office:value-type="float" office:value="4.88"/>
        </table:table-row>
        <table:table-row table:style-name="ro1">
          <table:table-cell table:style-name="ce1" office:value-type="float" office:value="2921708"/>
          <table:table-cell table:style-name="ce1" office:value-type="string">
            <text:p>Morro do Chapéu (BA)</text:p>
          </table:table-cell>
          <table:table-cell table:style-name="ce1" office:value-type="float" office:value="6.12"/>
        </table:table-row>
        <table:table-row table:style-name="ro1">
          <table:table-cell table:style-name="ce1" office:value-type="float" office:value="2921807"/>
          <table:table-cell table:style-name="ce1" office:value-type="string">
            <text:p>Mortugaba (BA)</text:p>
          </table:table-cell>
          <table:table-cell table:style-name="ce1" office:value-type="float" office:value="20.38"/>
        </table:table-row>
        <table:table-row table:style-name="ro1">
          <table:table-cell table:style-name="ce1" office:value-type="float" office:value="2921906"/>
          <table:table-cell table:style-name="ce1" office:value-type="string">
            <text:p>Mucugê (BA)</text:p>
          </table:table-cell>
          <table:table-cell table:style-name="ce1" office:value-type="float" office:value="4.30"/>
        </table:table-row>
        <table:table-row table:style-name="ro1">
          <table:table-cell table:style-name="ce1" office:value-type="float" office:value="2922003"/>
          <table:table-cell table:style-name="ce1" office:value-type="string">
            <text:p>Mucuri (BA)</text:p>
          </table:table-cell>
          <table:table-cell table:style-name="ce1" office:value-type="float" office:value="20.23"/>
        </table:table-row>
        <table:table-row table:style-name="ro1">
          <table:table-cell table:style-name="ce1" office:value-type="float" office:value="2922052"/>
          <table:table-cell table:style-name="ce1" office:value-type="string">
            <text:p>Mulungu do Morro (BA)</text:p>
          </table:table-cell>
          <table:table-cell table:style-name="ce1" office:value-type="float" office:value="21.64"/>
        </table:table-row>
        <table:table-row table:style-name="ro1">
          <table:table-cell table:style-name="ce1" office:value-type="float" office:value="2922102"/>
          <table:table-cell table:style-name="ce1" office:value-type="string">
            <text:p>Mundo Novo (BA)</text:p>
          </table:table-cell>
          <table:table-cell table:style-name="ce1" office:value-type="float" office:value="16.33"/>
        </table:table-row>
        <table:table-row table:style-name="ro1">
          <table:table-cell table:style-name="ce1" office:value-type="float" office:value="2922201"/>
          <table:table-cell table:style-name="ce1" office:value-type="string">
            <text:p>Muniz Ferreira (BA)</text:p>
          </table:table-cell>
          <table:table-cell table:style-name="ce1" office:value-type="float" office:value="66.45"/>
        </table:table-row>
        <table:table-row table:style-name="ro1">
          <table:table-cell table:style-name="ce1" office:value-type="float" office:value="2922250"/>
          <table:table-cell table:style-name="ce1" office:value-type="string">
            <text:p>Muquém do São Francisco (BA)</text:p>
          </table:table-cell>
          <table:table-cell table:style-name="ce1" office:value-type="float" office:value="2.82"/>
        </table:table-row>
        <table:table-row table:style-name="ro1">
          <table:table-cell table:style-name="ce1" office:value-type="float" office:value="2922300"/>
          <table:table-cell table:style-name="ce1" office:value-type="string">
            <text:p>Muritiba (BA)</text:p>
          </table:table-cell>
          <table:table-cell table:style-name="ce1" office:value-type="float" office:value="323.58"/>
        </table:table-row>
        <table:table-row table:style-name="ro1">
          <table:table-cell table:style-name="ce1" office:value-type="float" office:value="2922409"/>
          <table:table-cell table:style-name="ce1" office:value-type="string">
            <text:p>Mutuípe (BA)</text:p>
          </table:table-cell>
          <table:table-cell table:style-name="ce1" office:value-type="float" office:value="75.74"/>
        </table:table-row>
        <table:table-row table:style-name="ro1">
          <table:table-cell table:style-name="ce1" office:value-type="float" office:value="2922508"/>
          <table:table-cell table:style-name="ce1" office:value-type="string">
            <text:p>Nazaré (BA)</text:p>
          </table:table-cell>
          <table:table-cell table:style-name="ce1" office:value-type="float" office:value="107.47"/>
        </table:table-row>
        <table:table-row table:style-name="ro1">
          <table:table-cell table:style-name="ce1" office:value-type="float" office:value="2922607"/>
          <table:table-cell table:style-name="ce1" office:value-type="string">
            <text:p>Nilo Peçanha (BA)</text:p>
          </table:table-cell>
          <table:table-cell table:style-name="ce1" office:value-type="float" office:value="31.38"/>
        </table:table-row>
        <table:table-row table:style-name="ro1">
          <table:table-cell table:style-name="ce1" office:value-type="float" office:value="2922656"/>
          <table:table-cell table:style-name="ce1" office:value-type="string">
            <text:p>Nordestina (BA)</text:p>
          </table:table-cell>
          <table:table-cell table:style-name="ce1" office:value-type="float" office:value="26.82"/>
        </table:table-row>
        <table:table-row table:style-name="ro1">
          <table:table-cell table:style-name="ce1" office:value-type="float" office:value="2922706"/>
          <table:table-cell table:style-name="ce1" office:value-type="string">
            <text:p>Nova Canaã (BA)</text:p>
          </table:table-cell>
          <table:table-cell table:style-name="ce1" office:value-type="float" office:value="19.58"/>
        </table:table-row>
        <table:table-row table:style-name="ro1">
          <table:table-cell table:style-name="ce1" office:value-type="float" office:value="2922730"/>
          <table:table-cell table:style-name="ce1" office:value-type="string">
            <text:p>Nova Fátima (BA)</text:p>
          </table:table-cell>
          <table:table-cell table:style-name="ce1" office:value-type="float" office:value="21.73"/>
        </table:table-row>
        <table:table-row table:style-name="ro1">
          <table:table-cell table:style-name="ce1" office:value-type="float" office:value="2922755"/>
          <table:table-cell table:style-name="ce1" office:value-type="string">
            <text:p>Nova Ibiá (BA)</text:p>
          </table:table-cell>
          <table:table-cell table:style-name="ce1" office:value-type="float" office:value="37.19"/>
        </table:table-row>
        <table:table-row table:style-name="ro1">
          <table:table-cell table:style-name="ce1" office:value-type="float" office:value="2922805"/>
          <table:table-cell table:style-name="ce1" office:value-type="string">
            <text:p>Nova Itarana (BA)</text:p>
          </table:table-cell>
          <table:table-cell table:style-name="ce1" office:value-type="float" office:value="15.80"/>
        </table:table-row>
        <table:table-row table:style-name="ro1">
          <table:table-cell table:style-name="ce1" office:value-type="float" office:value="2922854"/>
          <table:table-cell table:style-name="ce1" office:value-type="string">
            <text:p>Nova Redenção (BA)</text:p>
          </table:table-cell>
          <table:table-cell table:style-name="ce1" office:value-type="float" office:value="18.63"/>
        </table:table-row>
        <table:table-row table:style-name="ro1">
          <table:table-cell table:style-name="ce1" office:value-type="float" office:value="2922904"/>
          <table:table-cell table:style-name="ce1" office:value-type="string">
            <text:p>Nova Soure (BA)</text:p>
          </table:table-cell>
          <table:table-cell table:style-name="ce1" office:value-type="float" office:value="25.40"/>
        </table:table-row>
        <table:table-row table:style-name="ro1">
          <table:table-cell table:style-name="ce1" office:value-type="float" office:value="2923001"/>
          <table:table-cell table:style-name="ce1" office:value-type="string">
            <text:p>Nova Viçosa (BA)</text:p>
          </table:table-cell>
          <table:table-cell table:style-name="ce1" office:value-type="float" office:value="29.15"/>
        </table:table-row>
        <table:table-row table:style-name="ro1">
          <table:table-cell table:style-name="ce1" office:value-type="float" office:value="2923035"/>
          <table:table-cell table:style-name="ce1" office:value-type="string">
            <text:p>Novo Horizonte (BA)</text:p>
          </table:table-cell>
          <table:table-cell table:style-name="ce1" office:value-type="float" office:value="17.52"/>
        </table:table-row>
        <table:table-row table:style-name="ro1">
          <table:table-cell table:style-name="ce1" office:value-type="float" office:value="2923050"/>
          <table:table-cell table:style-name="ce1" office:value-type="string">
            <text:p>Novo Triunfo (BA)</text:p>
          </table:table-cell>
          <table:table-cell table:style-name="ce1" office:value-type="float" office:value="59.86"/>
        </table:table-row>
        <table:table-row table:style-name="ro1">
          <table:table-cell table:style-name="ce1" office:value-type="float" office:value="2923100"/>
          <table:table-cell table:style-name="ce1" office:value-type="string">
            <text:p>Olindina (BA)</text:p>
          </table:table-cell>
          <table:table-cell table:style-name="ce1" office:value-type="float" office:value="46.00"/>
        </table:table-row>
        <table:table-row table:style-name="ro1">
          <table:table-cell table:style-name="ce1" office:value-type="float" office:value="2923209"/>
          <table:table-cell table:style-name="ce1" office:value-type="string">
            <text:p>Oliveira dos Brejinhos (BA)</text:p>
          </table:table-cell>
          <table:table-cell table:style-name="ce1" office:value-type="float" office:value="6.21"/>
        </table:table-row>
        <table:table-row table:style-name="ro1">
          <table:table-cell table:style-name="ce1" office:value-type="float" office:value="2923308"/>
          <table:table-cell table:style-name="ce1" office:value-type="string">
            <text:p>Ouriçangas (BA)</text:p>
          </table:table-cell>
          <table:table-cell table:style-name="ce1" office:value-type="float" office:value="53.50"/>
        </table:table-row>
        <table:table-row table:style-name="ro1">
          <table:table-cell table:style-name="ce1" office:value-type="float" office:value="2923357"/>
          <table:table-cell table:style-name="ce1" office:value-type="string">
            <text:p>Ourolândia (BA)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float" office:value="2923407"/>
          <table:table-cell table:style-name="ce1" office:value-type="string">
            <text:p>Palmas de Monte Alto (BA)</text:p>
          </table:table-cell>
          <table:table-cell table:style-name="ce1" office:value-type="float" office:value="8.23"/>
        </table:table-row>
        <table:table-row table:style-name="ro1">
          <table:table-cell table:style-name="ce1" office:value-type="float" office:value="2923506"/>
          <table:table-cell table:style-name="ce1" office:value-type="string">
            <text:p>Palmeiras (BA)</text:p>
          </table:table-cell>
          <table:table-cell table:style-name="ce1" office:value-type="float" office:value="12.79"/>
        </table:table-row>
        <table:table-row table:style-name="ro1">
          <table:table-cell table:style-name="ce1" office:value-type="float" office:value="2923605"/>
          <table:table-cell table:style-name="ce1" office:value-type="string">
            <text:p>Paramirim (BA)</text:p>
          </table:table-cell>
          <table:table-cell table:style-name="ce1" office:value-type="float" office:value="17.95"/>
        </table:table-row>
        <table:table-row table:style-name="ro1">
          <table:table-cell table:style-name="ce1" office:value-type="float" office:value="2923704"/>
          <table:table-cell table:style-name="ce1" office:value-type="string">
            <text:p>Paratinga (BA)</text:p>
          </table:table-cell>
          <table:table-cell table:style-name="ce1" office:value-type="float" office:value="11.28"/>
        </table:table-row>
        <table:table-row table:style-name="ro1">
          <table:table-cell table:style-name="ce1" office:value-type="float" office:value="2923803"/>
          <table:table-cell table:style-name="ce1" office:value-type="string">
            <text:p>Paripiranga (BA)</text:p>
          </table:table-cell>
          <table:table-cell table:style-name="ce1" office:value-type="float" office:value="63.75"/>
        </table:table-row>
        <table:table-row table:style-name="ro1">
          <table:table-cell table:style-name="ce1" office:value-type="float" office:value="2923902"/>
          <table:table-cell table:style-name="ce1" office:value-type="string">
            <text:p>Pau Brasil (BA)</text:p>
          </table:table-cell>
          <table:table-cell table:style-name="ce1" office:value-type="float" office:value="17.89"/>
        </table:table-row>
        <table:table-row table:style-name="ro1">
          <table:table-cell table:style-name="ce1" office:value-type="float" office:value="2924009"/>
          <table:table-cell table:style-name="ce1" office:value-type="string">
            <text:p>Paulo Afonso (BA)</text:p>
          </table:table-cell>
          <table:table-cell table:style-name="ce1" office:value-type="float" office:value="68.62"/>
        </table:table-row>
        <table:table-row table:style-name="ro1">
          <table:table-cell table:style-name="ce1" office:value-type="float" office:value="2924058"/>
          <table:table-cell table:style-name="ce1" office:value-type="string">
            <text:p>Pé de Serra (BA)</text:p>
          </table:table-cell>
          <table:table-cell table:style-name="ce1" office:value-type="float" office:value="22.32"/>
        </table:table-row>
        <table:table-row table:style-name="ro1">
          <table:table-cell table:style-name="ce1" office:value-type="float" office:value="2924108"/>
          <table:table-cell table:style-name="ce1" office:value-type="string">
            <text:p>Pedrão (BA)</text:p>
          </table:table-cell>
          <table:table-cell table:style-name="ce1" office:value-type="float" office:value="43.03"/>
        </table:table-row>
        <table:table-row table:style-name="ro1">
          <table:table-cell table:style-name="ce1" office:value-type="float" office:value="2924207"/>
          <table:table-cell table:style-name="ce1" office:value-type="string">
            <text:p>Pedro Alexandre (BA)</text:p>
          </table:table-cell>
          <table:table-cell table:style-name="ce1" office:value-type="float" office:value="18.96"/>
        </table:table-row>
        <table:table-row table:style-name="ro1">
          <table:table-cell table:style-name="ce1" office:value-type="float" office:value="2924306"/>
          <table:table-cell table:style-name="ce1" office:value-type="string">
            <text:p>Piatã (BA)</text:p>
          </table:table-cell>
          <table:table-cell table:style-name="ce1" office:value-type="float" office:value="10.49"/>
        </table:table-row>
        <table:table-row table:style-name="ro1">
          <table:table-cell table:style-name="ce1" office:value-type="float" office:value="2924405"/>
          <table:table-cell table:style-name="ce1" office:value-type="string">
            <text:p>Pilão Arcado (BA)</text:p>
          </table:table-cell>
          <table:table-cell table:style-name="ce1" office:value-type="float" office:value="2.80"/>
        </table:table-row>
        <table:table-row table:style-name="ro1">
          <table:table-cell table:style-name="ce1" office:value-type="float" office:value="2924504"/>
          <table:table-cell table:style-name="ce1" office:value-type="string">
            <text:p>Pindaí (BA)</text:p>
          </table:table-cell>
          <table:table-cell table:style-name="ce1" office:value-type="float" office:value="25.45"/>
        </table:table-row>
        <table:table-row table:style-name="ro1">
          <table:table-cell table:style-name="ce1" office:value-type="float" office:value="2924603"/>
          <table:table-cell table:style-name="ce1" office:value-type="string">
            <text:p>Pindobaçu (BA)</text:p>
          </table:table-cell>
          <table:table-cell table:style-name="ce1" office:value-type="float" office:value="40.54"/>
        </table:table-row>
        <table:table-row table:style-name="ro1">
          <table:table-cell table:style-name="ce1" office:value-type="float" office:value="2924652"/>
          <table:table-cell table:style-name="ce1" office:value-type="string">
            <text:p>Pintadas (BA)</text:p>
          </table:table-cell>
          <table:table-cell table:style-name="ce1" office:value-type="float" office:value="18.96"/>
        </table:table-row>
        <table:table-row table:style-name="ro1">
          <table:table-cell table:style-name="ce1" office:value-type="float" office:value="2924678"/>
          <table:table-cell table:style-name="ce1" office:value-type="string">
            <text:p>Piraí do Norte (BA)</text:p>
          </table:table-cell>
          <table:table-cell table:style-name="ce1" office:value-type="float" office:value="52.32"/>
        </table:table-row>
        <table:table-row table:style-name="ro1">
          <table:table-cell table:style-name="ce1" office:value-type="float" office:value="2924702"/>
          <table:table-cell table:style-name="ce1" office:value-type="string">
            <text:p>Piripá (BA)</text:p>
          </table:table-cell>
          <table:table-cell table:style-name="ce1" office:value-type="float" office:value="29.08"/>
        </table:table-row>
        <table:table-row table:style-name="ro1">
          <table:table-cell table:style-name="ce1" office:value-type="float" office:value="2924801"/>
          <table:table-cell table:style-name="ce1" office:value-type="string">
            <text:p>Piritiba (BA)</text:p>
          </table:table-cell>
          <table:table-cell table:style-name="ce1" office:value-type="float" office:value="22.96"/>
        </table:table-row>
        <table:table-row table:style-name="ro1">
          <table:table-cell table:style-name="ce1" office:value-type="float" office:value="2924900"/>
          <table:table-cell table:style-name="ce1" office:value-type="string">
            <text:p>Planaltino (BA)</text:p>
          </table:table-cell>
          <table:table-cell table:style-name="ce1" office:value-type="float" office:value="9.52"/>
        </table:table-row>
        <table:table-row table:style-name="ro1">
          <table:table-cell table:style-name="ce1" office:value-type="float" office:value="2925006"/>
          <table:table-cell table:style-name="ce1" office:value-type="string">
            <text:p>Planalto (BA)</text:p>
          </table:table-cell>
          <table:table-cell table:style-name="ce1" office:value-type="float" office:value="25.46"/>
        </table:table-row>
        <table:table-row table:style-name="ro1">
          <table:table-cell table:style-name="ce1" office:value-type="float" office:value="2925105"/>
          <table:table-cell table:style-name="ce1" office:value-type="string">
            <text:p>Poções (BA)</text:p>
          </table:table-cell>
          <table:table-cell table:style-name="ce1" office:value-type="float" office:value="54.08"/>
        </table:table-row>
        <table:table-row table:style-name="ro1">
          <table:table-cell table:style-name="ce1" office:value-type="float" office:value="2925204"/>
          <table:table-cell table:style-name="ce1" office:value-type="string">
            <text:p>Pojuca (BA)</text:p>
          </table:table-cell>
          <table:table-cell table:style-name="ce1" office:value-type="float" office:value="113.98"/>
        </table:table-row>
        <table:table-row table:style-name="ro1">
          <table:table-cell table:style-name="ce1" office:value-type="float" office:value="2925253"/>
          <table:table-cell table:style-name="ce1" office:value-type="string">
            <text:p>Ponto Novo (BA)</text:p>
          </table:table-cell>
          <table:table-cell table:style-name="ce1" office:value-type="float" office:value="31.65"/>
        </table:table-row>
        <table:table-row table:style-name="ro1">
          <table:table-cell table:style-name="ce1" office:value-type="float" office:value="2925303"/>
          <table:table-cell table:style-name="ce1" office:value-type="string">
            <text:p>Porto Seguro (BA)</text:p>
          </table:table-cell>
          <table:table-cell table:style-name="ce1" office:value-type="float" office:value="52.70"/>
        </table:table-row>
        <table:table-row table:style-name="ro1">
          <table:table-cell table:style-name="ce1" office:value-type="float" office:value="2925402"/>
          <table:table-cell table:style-name="ce1" office:value-type="string">
            <text:p>Potiraguá (BA)</text:p>
          </table:table-cell>
          <table:table-cell table:style-name="ce1" office:value-type="float" office:value="9.95"/>
        </table:table-row>
        <table:table-row table:style-name="ro1">
          <table:table-cell table:style-name="ce1" office:value-type="float" office:value="2925501"/>
          <table:table-cell table:style-name="ce1" office:value-type="string">
            <text:p>Prado (BA)</text:p>
          </table:table-cell>
          <table:table-cell table:style-name="ce1" office:value-type="float" office:value="15.87"/>
        </table:table-row>
        <table:table-row table:style-name="ro1">
          <table:table-cell table:style-name="ce1" office:value-type="float" office:value="2925600"/>
          <table:table-cell table:style-name="ce1" office:value-type="string">
            <text:p>Presidente Dutra (BA)</text:p>
          </table:table-cell>
          <table:table-cell table:style-name="ce1" office:value-type="float" office:value="84.07"/>
        </table:table-row>
        <table:table-row table:style-name="ro1">
          <table:table-cell table:style-name="ce1" office:value-type="float" office:value="2925709"/>
          <table:table-cell table:style-name="ce1" office:value-type="string">
            <text:p>Presidente Jânio Quadros (BA)</text:p>
          </table:table-cell>
          <table:table-cell table:style-name="ce1" office:value-type="float" office:value="11.52"/>
        </table:table-row>
        <table:table-row table:style-name="ro1">
          <table:table-cell table:style-name="ce1" office:value-type="float" office:value="2925758"/>
          <table:table-cell table:style-name="ce1" office:value-type="string">
            <text:p>Presidente Tancredo Neves (BA)</text:p>
          </table:table-cell>
          <table:table-cell table:style-name="ce1" office:value-type="float" office:value="57.16"/>
        </table:table-row>
        <table:table-row table:style-name="ro1">
          <table:table-cell table:style-name="ce1" office:value-type="float" office:value="2925808"/>
          <table:table-cell table:style-name="ce1" office:value-type="string">
            <text:p>Queimadas (BA)</text:p>
          </table:table-cell>
          <table:table-cell table:style-name="ce1" office:value-type="float" office:value="12.15"/>
        </table:table-row>
        <table:table-row table:style-name="ro1">
          <table:table-cell table:style-name="ce1" office:value-type="float" office:value="2925907"/>
          <table:table-cell table:style-name="ce1" office:value-type="string">
            <text:p>Quijingue (BA)</text:p>
          </table:table-cell>
          <table:table-cell table:style-name="ce1" office:value-type="float" office:value="20.27"/>
        </table:table-row>
        <table:table-row table:style-name="ro1">
          <table:table-cell table:style-name="ce1" office:value-type="float" office:value="2925931"/>
          <table:table-cell table:style-name="ce1" office:value-type="string">
            <text:p>Quixabeira (BA)</text:p>
          </table:table-cell>
          <table:table-cell table:style-name="ce1" office:value-type="float" office:value="24.64"/>
        </table:table-row>
        <table:table-row table:style-name="ro1">
          <table:table-cell table:style-name="ce1" office:value-type="float" office:value="2925956"/>
          <table:table-cell table:style-name="ce1" office:value-type="string">
            <text:p>Rafael Jambeiro (BA)</text:p>
          </table:table-cell>
          <table:table-cell table:style-name="ce1" office:value-type="float" office:value="18.77"/>
        </table:table-row>
        <table:table-row table:style-name="ro1">
          <table:table-cell table:style-name="ce1" office:value-type="float" office:value="2926004"/>
          <table:table-cell table:style-name="ce1" office:value-type="string">
            <text:p>Remanso (BA)</text:p>
          </table:table-cell>
          <table:table-cell table:style-name="ce1" office:value-type="float" office:value="8.32"/>
        </table:table-row>
        <table:table-row table:style-name="ro1">
          <table:table-cell table:style-name="ce1" office:value-type="float" office:value="2926103"/>
          <table:table-cell table:style-name="ce1" office:value-type="string">
            <text:p>Retirolândia (BA)</text:p>
          </table:table-cell>
          <table:table-cell table:style-name="ce1" office:value-type="float" office:value="66.43"/>
        </table:table-row>
        <table:table-row table:style-name="ro1">
          <table:table-cell table:style-name="ce1" office:value-type="float" office:value="2926202"/>
          <table:table-cell table:style-name="ce1" office:value-type="string">
            <text:p>Riachão das Neves (BA)</text:p>
          </table:table-cell>
          <table:table-cell table:style-name="ce1" office:value-type="float" office:value="3.87"/>
        </table:table-row>
        <table:table-row table:style-name="ro1">
          <table:table-cell table:style-name="ce1" office:value-type="float" office:value="2926301"/>
          <table:table-cell table:style-name="ce1" office:value-type="string">
            <text:p>Riachão do Jacuípe (BA)</text:p>
          </table:table-cell>
          <table:table-cell table:style-name="ce1" office:value-type="float" office:value="27.87"/>
        </table:table-row>
        <table:table-row table:style-name="ro1">
          <table:table-cell table:style-name="ce1" office:value-type="float" office:value="2926400"/>
          <table:table-cell table:style-name="ce1" office:value-type="string">
            <text:p>Riacho de Santana (BA)</text:p>
          </table:table-cell>
          <table:table-cell table:style-name="ce1" office:value-type="float" office:value="11.87"/>
        </table:table-row>
        <table:table-row table:style-name="ro1">
          <table:table-cell table:style-name="ce1" office:value-type="float" office:value="2926509"/>
          <table:table-cell table:style-name="ce1" office:value-type="string">
            <text:p>Ribeira do Amparo (BA)</text:p>
          </table:table-cell>
          <table:table-cell table:style-name="ce1" office:value-type="float" office:value="22.22"/>
        </table:table-row>
        <table:table-row table:style-name="ro1">
          <table:table-cell table:style-name="ce1" office:value-type="float" office:value="2926608"/>
          <table:table-cell table:style-name="ce1" office:value-type="string">
            <text:p>Ribeira do Pombal (BA)</text:p>
          </table:table-cell>
          <table:table-cell table:style-name="ce1" office:value-type="float" office:value="60.25"/>
        </table:table-row>
        <table:table-row table:style-name="ro1">
          <table:table-cell table:style-name="ce1" office:value-type="float" office:value="2926657"/>
          <table:table-cell table:style-name="ce1" office:value-type="string">
            <text:p>Ribeirão do Largo (BA)</text:p>
          </table:table-cell>
          <table:table-cell table:style-name="ce1" office:value-type="float" office:value="6.77"/>
        </table:table-row>
        <table:table-row table:style-name="ro1">
          <table:table-cell table:style-name="ce1" office:value-type="float" office:value="2926707"/>
          <table:table-cell table:style-name="ce1" office:value-type="string">
            <text:p>Rio de Contas (BA)</text:p>
          </table:table-cell>
          <table:table-cell table:style-name="ce1" office:value-type="float" office:value="12.23"/>
        </table:table-row>
        <table:table-row table:style-name="ro1">
          <table:table-cell table:style-name="ce1" office:value-type="float" office:value="2926806"/>
          <table:table-cell table:style-name="ce1" office:value-type="string">
            <text:p>Rio do Antônio (BA)</text:p>
          </table:table-cell>
          <table:table-cell table:style-name="ce1" office:value-type="float" office:value="18.19"/>
        </table:table-row>
        <table:table-row table:style-name="ro1">
          <table:table-cell table:style-name="ce1" office:value-type="float" office:value="2926905"/>
          <table:table-cell table:style-name="ce1" office:value-type="string">
            <text:p>Rio do Pires (BA)</text:p>
          </table:table-cell>
          <table:table-cell table:style-name="ce1" office:value-type="float" office:value="14.54"/>
        </table:table-row>
        <table:table-row table:style-name="ro1">
          <table:table-cell table:style-name="ce1" office:value-type="float" office:value="2927002"/>
          <table:table-cell table:style-name="ce1" office:value-type="string">
            <text:p>Rio Real (BA)</text:p>
          </table:table-cell>
          <table:table-cell table:style-name="ce1" office:value-type="float" office:value="51.84"/>
        </table:table-row>
        <table:table-row table:style-name="ro1">
          <table:table-cell table:style-name="ce1" office:value-type="float" office:value="2927101"/>
          <table:table-cell table:style-name="ce1" office:value-type="string">
            <text:p>Rodelas (BA)</text:p>
          </table:table-cell>
          <table:table-cell table:style-name="ce1" office:value-type="float" office:value="2.85"/>
        </table:table-row>
        <table:table-row table:style-name="ro1">
          <table:table-cell table:style-name="ce1" office:value-type="float" office:value="2927200"/>
          <table:table-cell table:style-name="ce1" office:value-type="string">
            <text:p>Ruy Barbosa (BA)</text:p>
          </table:table-cell>
          <table:table-cell table:style-name="ce1" office:value-type="float" office:value="13.76"/>
        </table:table-row>
        <table:table-row table:style-name="ro1">
          <table:table-cell table:style-name="ce1" office:value-type="float" office:value="2927309"/>
          <table:table-cell table:style-name="ce1" office:value-type="string">
            <text:p>Salinas da Margarida (BA)</text:p>
          </table:table-cell>
          <table:table-cell table:style-name="ce1" office:value-type="float" office:value="89.81"/>
        </table:table-row>
        <table:table-row table:style-name="ro1">
          <table:table-cell table:style-name="ce1" office:value-type="float" office:value="2927408"/>
          <table:table-cell table:style-name="ce1" office:value-type="string">
            <text:p>Salvador (BA)</text:p>
          </table:table-cell>
          <table:table-cell table:style-name="ce1" office:value-type="float" office:value="3859.35"/>
        </table:table-row>
        <table:table-row table:style-name="ro1">
          <table:table-cell table:style-name="ce1" office:value-type="float" office:value="2927507"/>
          <table:table-cell table:style-name="ce1" office:value-type="string">
            <text:p>Santa Bárbara (BA)</text:p>
          </table:table-cell>
          <table:table-cell table:style-name="ce1" office:value-type="float" office:value="55.15"/>
        </table:table-row>
        <table:table-row table:style-name="ro1">
          <table:table-cell table:style-name="ce1" office:value-type="float" office:value="2927606"/>
          <table:table-cell table:style-name="ce1" office:value-type="string">
            <text:p>Santa Brígida (BA)</text:p>
          </table:table-cell>
          <table:table-cell table:style-name="ce1" office:value-type="float" office:value="17.06"/>
        </table:table-row>
        <table:table-row table:style-name="ro1">
          <table:table-cell table:style-name="ce1" office:value-type="float" office:value="2927705"/>
          <table:table-cell table:style-name="ce1" office:value-type="string">
            <text:p>Santa Cruz Cabrália (BA)</text:p>
          </table:table-cell>
          <table:table-cell table:style-name="ce1" office:value-type="float" office:value="16.81"/>
        </table:table-row>
        <table:table-row table:style-name="ro1">
          <table:table-cell table:style-name="ce1" office:value-type="float" office:value="2927804"/>
          <table:table-cell table:style-name="ce1" office:value-type="string">
            <text:p>Santa Cruz da Vitória (BA)</text:p>
          </table:table-cell>
          <table:table-cell table:style-name="ce1" office:value-type="float" office:value="22.38"/>
        </table:table-row>
        <table:table-row table:style-name="ro1">
          <table:table-cell table:style-name="ce1" office:value-type="float" office:value="2927903"/>
          <table:table-cell table:style-name="ce1" office:value-type="string">
            <text:p>Santa Inês (BA)</text:p>
          </table:table-cell>
          <table:table-cell table:style-name="ce1" office:value-type="float" office:value="32.83"/>
        </table:table-row>
        <table:table-row table:style-name="ro1">
          <table:table-cell table:style-name="ce1" office:value-type="float" office:value="2928000"/>
          <table:table-cell table:style-name="ce1" office:value-type="string">
            <text:p>Santaluz (BA)</text:p>
          </table:table-cell>
          <table:table-cell table:style-name="ce1" office:value-type="float" office:value="21.70"/>
        </table:table-row>
        <table:table-row table:style-name="ro1">
          <table:table-cell table:style-name="ce1" office:value-type="float" office:value="2928059"/>
          <table:table-cell table:style-name="ce1" office:value-type="string">
            <text:p>Santa Luzia (BA)</text:p>
          </table:table-cell>
          <table:table-cell table:style-name="ce1" office:value-type="float" office:value="17.22"/>
        </table:table-row>
        <table:table-row table:style-name="ro1">
          <table:table-cell table:style-name="ce1" office:value-type="float" office:value="2928109"/>
          <table:table-cell table:style-name="ce1" office:value-type="string">
            <text:p>Santa Maria da Vitória (BA)</text:p>
          </table:table-cell>
          <table:table-cell table:style-name="ce1" office:value-type="float" office:value="20.49"/>
        </table:table-row>
        <table:table-row table:style-name="ro1">
          <table:table-cell table:style-name="ce1" office:value-type="float" office:value="2928208"/>
          <table:table-cell table:style-name="ce1" office:value-type="string">
            <text:p>Santana (BA)</text:p>
          </table:table-cell>
          <table:table-cell table:style-name="ce1" office:value-type="float" office:value="13.60"/>
        </table:table-row>
        <table:table-row table:style-name="ro1">
          <table:table-cell table:style-name="ce1" office:value-type="float" office:value="2928307"/>
          <table:table-cell table:style-name="ce1" office:value-type="string">
            <text:p>Santanópolis (BA)</text:p>
          </table:table-cell>
          <table:table-cell table:style-name="ce1" office:value-type="float" office:value="38.02"/>
        </table:table-row>
        <table:table-row table:style-name="ro1">
          <table:table-cell table:style-name="ce1" office:value-type="float" office:value="2928406"/>
          <table:table-cell table:style-name="ce1" office:value-type="string">
            <text:p>Santa Rita de Cássia (BA)</text:p>
          </table:table-cell>
          <table:table-cell table:style-name="ce1" office:value-type="float" office:value="4.39"/>
        </table:table-row>
        <table:table-row table:style-name="ro1">
          <table:table-cell table:style-name="ce1" office:value-type="float" office:value="2928505"/>
          <table:table-cell table:style-name="ce1" office:value-type="string">
            <text:p>Santa Terezinha (BA)</text:p>
          </table:table-cell>
          <table:table-cell table:style-name="ce1" office:value-type="float" office:value="13.64"/>
        </table:table-row>
        <table:table-row table:style-name="ro1">
          <table:table-cell table:style-name="ce1" office:value-type="float" office:value="2928604"/>
          <table:table-cell table:style-name="ce1" office:value-type="string">
            <text:p>Santo Amaro (BA)</text:p>
          </table:table-cell>
          <table:table-cell table:style-name="ce1" office:value-type="float" office:value="117.26"/>
        </table:table-row>
        <table:table-row table:style-name="ro1">
          <table:table-cell table:style-name="ce1" office:value-type="float" office:value="2928703"/>
          <table:table-cell table:style-name="ce1" office:value-type="string">
            <text:p>Santo Antônio de Jesus (BA)</text:p>
          </table:table-cell>
          <table:table-cell table:style-name="ce1" office:value-type="float" office:value="348.14"/>
        </table:table-row>
        <table:table-row table:style-name="ro1">
          <table:table-cell table:style-name="ce1" office:value-type="float" office:value="2928802"/>
          <table:table-cell table:style-name="ce1" office:value-type="string">
            <text:p>Santo Estêvão (BA)</text:p>
          </table:table-cell>
          <table:table-cell table:style-name="ce1" office:value-type="float" office:value="131.92"/>
        </table:table-row>
        <table:table-row table:style-name="ro1">
          <table:table-cell table:style-name="ce1" office:value-type="float" office:value="2928901"/>
          <table:table-cell table:style-name="ce1" office:value-type="string">
            <text:p>São Desidério (BA)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float" office:value="2928950"/>
          <table:table-cell table:style-name="ce1" office:value-type="string">
            <text:p>São Domingos (BA)</text:p>
          </table:table-cell>
          <table:table-cell table:style-name="ce1" office:value-type="float" office:value="28.22"/>
        </table:table-row>
        <table:table-row table:style-name="ro1">
          <table:table-cell table:style-name="ce1" office:value-type="float" office:value="2929008"/>
          <table:table-cell table:style-name="ce1" office:value-type="string">
            <text:p>São Félix (BA)</text:p>
          </table:table-cell>
          <table:table-cell table:style-name="ce1" office:value-type="float" office:value="142.11"/>
        </table:table-row>
        <table:table-row table:style-name="ro1">
          <table:table-cell table:style-name="ce1" office:value-type="float" office:value="2929057"/>
          <table:table-cell table:style-name="ce1" office:value-type="string">
            <text:p>São Félix do Coribe (BA)</text:p>
          </table:table-cell>
          <table:table-cell table:style-name="ce1" office:value-type="float" office:value="13.74"/>
        </table:table-row>
        <table:table-row table:style-name="ro1">
          <table:table-cell table:style-name="ce1" office:value-type="float" office:value="2929107"/>
          <table:table-cell table:style-name="ce1" office:value-type="string">
            <text:p>São Felipe (BA)</text:p>
          </table:table-cell>
          <table:table-cell table:style-name="ce1" office:value-type="float" office:value="98.57"/>
        </table:table-row>
        <table:table-row table:style-name="ro1">
          <table:table-cell table:style-name="ce1" office:value-type="float" office:value="2929206"/>
          <table:table-cell table:style-name="ce1" office:value-type="string">
            <text:p>São Francisco do Conde (BA)</text:p>
          </table:table-cell>
          <table:table-cell table:style-name="ce1" office:value-type="float" office:value="126.24"/>
        </table:table-row>
        <table:table-row table:style-name="ro1">
          <table:table-cell table:style-name="ce1" office:value-type="float" office:value="2929255"/>
          <table:table-cell table:style-name="ce1" office:value-type="string">
            <text:p>São Gabriel (BA)</text:p>
          </table:table-cell>
          <table:table-cell table:style-name="ce1" office:value-type="float" office:value="15.36"/>
        </table:table-row>
        <table:table-row table:style-name="ro1">
          <table:table-cell table:style-name="ce1" office:value-type="float" office:value="2929305"/>
          <table:table-cell table:style-name="ce1" office:value-type="string">
            <text:p>São Gonçalo dos Campos (BA)</text:p>
          </table:table-cell>
          <table:table-cell table:style-name="ce1" office:value-type="float" office:value="110.67"/>
        </table:table-row>
        <table:table-row table:style-name="ro1">
          <table:table-cell table:style-name="ce1" office:value-type="float" office:value="2929354"/>
          <table:table-cell table:style-name="ce1" office:value-type="string">
            <text:p>São José da Vitória (BA)</text:p>
          </table:table-cell>
          <table:table-cell table:style-name="ce1" office:value-type="float" office:value="78.83"/>
        </table:table-row>
        <table:table-row table:style-name="ro1">
          <table:table-cell table:style-name="ce1" office:value-type="float" office:value="2929370"/>
          <table:table-cell table:style-name="ce1" office:value-type="string">
            <text:p>São José do Jacuípe (BA)</text:p>
          </table:table-cell>
          <table:table-cell table:style-name="ce1" office:value-type="float" office:value="25.07"/>
        </table:table-row>
        <table:table-row table:style-name="ro1">
          <table:table-cell table:style-name="ce1" office:value-type="float" office:value="2929404"/>
          <table:table-cell table:style-name="ce1" office:value-type="string">
            <text:p>São Miguel das Matas (BA)</text:p>
          </table:table-cell>
          <table:table-cell table:style-name="ce1" office:value-type="float" office:value="48.57"/>
        </table:table-row>
        <table:table-row table:style-name="ro1">
          <table:table-cell table:style-name="ce1" office:value-type="float" office:value="2929503"/>
          <table:table-cell table:style-name="ce1" office:value-type="string">
            <text:p>São Sebastião do Passé (BA)</text:p>
          </table:table-cell>
          <table:table-cell table:style-name="ce1" office:value-type="float" office:value="78.30"/>
        </table:table-row>
        <table:table-row table:style-name="ro1">
          <table:table-cell table:style-name="ce1" office:value-type="float" office:value="2929602"/>
          <table:table-cell table:style-name="ce1" office:value-type="string">
            <text:p>Sapeaçu (BA)</text:p>
          </table:table-cell>
          <table:table-cell table:style-name="ce1" office:value-type="float" office:value="141.51"/>
        </table:table-row>
        <table:table-row table:style-name="ro1">
          <table:table-cell table:style-name="ce1" office:value-type="float" office:value="2929701"/>
          <table:table-cell table:style-name="ce1" office:value-type="string">
            <text:p>Sátiro Dias (BA)</text:p>
          </table:table-cell>
          <table:table-cell table:style-name="ce1" office:value-type="float" office:value="18.78"/>
        </table:table-row>
        <table:table-row table:style-name="ro1">
          <table:table-cell table:style-name="ce1" office:value-type="float" office:value="2929750"/>
          <table:table-cell table:style-name="ce1" office:value-type="string">
            <text:p>Saubara (BA)</text:p>
          </table:table-cell>
          <table:table-cell table:style-name="ce1" office:value-type="float" office:value="68.51"/>
        </table:table-row>
        <table:table-row table:style-name="ro1">
          <table:table-cell table:style-name="ce1" office:value-type="float" office:value="2929800"/>
          <table:table-cell table:style-name="ce1" office:value-type="string">
            <text:p>Saúde (BA)</text:p>
          </table:table-cell>
          <table:table-cell table:style-name="ce1" office:value-type="float" office:value="23.49"/>
        </table:table-row>
        <table:table-row table:style-name="ro1">
          <table:table-cell table:style-name="ce1" office:value-type="float" office:value="2929909"/>
          <table:table-cell table:style-name="ce1" office:value-type="string">
            <text:p>Seabra (BA)</text:p>
          </table:table-cell>
          <table:table-cell table:style-name="ce1" office:value-type="float" office:value="16.60"/>
        </table:table-row>
        <table:table-row table:style-name="ro1">
          <table:table-cell table:style-name="ce1" office:value-type="float" office:value="2930006"/>
          <table:table-cell table:style-name="ce1" office:value-type="string">
            <text:p>Sebastião Laranjeiras (BA)</text:p>
          </table:table-cell>
          <table:table-cell table:style-name="ce1" office:value-type="float" office:value="5.32"/>
        </table:table-row>
        <table:table-row table:style-name="ro1">
          <table:table-cell table:style-name="ce1" office:value-type="float" office:value="2930105"/>
          <table:table-cell table:style-name="ce1" office:value-type="string">
            <text:p>Senhor do Bonfim (BA)</text:p>
          </table:table-cell>
          <table:table-cell table:style-name="ce1" office:value-type="float" office:value="89.93"/>
        </table:table-row>
        <table:table-row table:style-name="ro1">
          <table:table-cell table:style-name="ce1" office:value-type="float" office:value="2930154"/>
          <table:table-cell table:style-name="ce1" office:value-type="string">
            <text:p>Serra do Ramalho (BA)</text:p>
          </table:table-cell>
          <table:table-cell table:style-name="ce1" office:value-type="float" office:value="12.20"/>
        </table:table-row>
        <table:table-row table:style-name="ro1">
          <table:table-cell table:style-name="ce1" office:value-type="float" office:value="2930204"/>
          <table:table-cell table:style-name="ce1" office:value-type="string">
            <text:p>Sento Sé (BA)</text:p>
          </table:table-cell>
          <table:table-cell table:style-name="ce1" office:value-type="float" office:value="2.95"/>
        </table:table-row>
        <table:table-row table:style-name="ro1">
          <table:table-cell table:style-name="ce1" office:value-type="float" office:value="2930303"/>
          <table:table-cell table:style-name="ce1" office:value-type="string">
            <text:p>Serra Dourada (BA)</text:p>
          </table:table-cell>
          <table:table-cell table:style-name="ce1" office:value-type="float" office:value="13.45"/>
        </table:table-row>
        <table:table-row table:style-name="ro1">
          <table:table-cell table:style-name="ce1" office:value-type="float" office:value="2930402"/>
          <table:table-cell table:style-name="ce1" office:value-type="string">
            <text:p>Serra Preta (BA)</text:p>
          </table:table-cell>
          <table:table-cell table:style-name="ce1" office:value-type="float" office:value="28.71"/>
        </table:table-row>
        <table:table-row table:style-name="ro1">
          <table:table-cell table:style-name="ce1" office:value-type="float" office:value="2930501"/>
          <table:table-cell table:style-name="ce1" office:value-type="string">
            <text:p>Serrinha (BA)</text:p>
          </table:table-cell>
          <table:table-cell table:style-name="ce1" office:value-type="float" office:value="116.50"/>
        </table:table-row>
        <table:table-row table:style-name="ro1">
          <table:table-cell table:style-name="ce1" office:value-type="float" office:value="2930600"/>
          <table:table-cell table:style-name="ce1" office:value-type="string">
            <text:p>Serrolândia (BA)</text:p>
          </table:table-cell>
          <table:table-cell table:style-name="ce1" office:value-type="float" office:value="41.73"/>
        </table:table-row>
        <table:table-row table:style-name="ro1">
          <table:table-cell table:style-name="ce1" office:value-type="float" office:value="2930709"/>
          <table:table-cell table:style-name="ce1" office:value-type="string">
            <text:p>Simões Filho (BA)</text:p>
          </table:table-cell>
          <table:table-cell table:style-name="ce1" office:value-type="float" office:value="586.65"/>
        </table:table-row>
        <table:table-row table:style-name="ro1">
          <table:table-cell table:style-name="ce1" office:value-type="float" office:value="2930758"/>
          <table:table-cell table:style-name="ce1" office:value-type="string">
            <text:p>Sítio do Mato (BA)</text:p>
          </table:table-cell>
          <table:table-cell table:style-name="ce1" office:value-type="float" office:value="6.88"/>
        </table:table-row>
        <table:table-row table:style-name="ro1">
          <table:table-cell table:style-name="ce1" office:value-type="float" office:value="2930766"/>
          <table:table-cell table:style-name="ce1" office:value-type="string">
            <text:p>Sítio do Quinto (BA)</text:p>
          </table:table-cell>
          <table:table-cell table:style-name="ce1" office:value-type="float" office:value="17.94"/>
        </table:table-row>
        <table:table-row table:style-name="ro1">
          <table:table-cell table:style-name="ce1" office:value-type="float" office:value="2930774"/>
          <table:table-cell table:style-name="ce1" office:value-type="string">
            <text:p>Sobradinho (BA)</text:p>
          </table:table-cell>
          <table:table-cell table:style-name="ce1" office:value-type="float" office:value="17.76"/>
        </table:table-row>
        <table:table-row table:style-name="ro1">
          <table:table-cell table:style-name="ce1" office:value-type="float" office:value="2930808"/>
          <table:table-cell table:style-name="ce1" office:value-type="string">
            <text:p>Souto Soares (BA)</text:p>
          </table:table-cell>
          <table:table-cell table:style-name="ce1" office:value-type="float" office:value="16.01"/>
        </table:table-row>
        <table:table-row table:style-name="ro1">
          <table:table-cell table:style-name="ce1" office:value-type="float" office:value="2930907"/>
          <table:table-cell table:style-name="ce1" office:value-type="string">
            <text:p>Tabocas do Brejo Velho (BA)</text:p>
          </table:table-cell>
          <table:table-cell table:style-name="ce1" office:value-type="float" office:value="8.31"/>
        </table:table-row>
        <table:table-row table:style-name="ro1">
          <table:table-cell table:style-name="ce1" office:value-type="float" office:value="2931004"/>
          <table:table-cell table:style-name="ce1" office:value-type="string">
            <text:p>Tanhaçu (BA)</text:p>
          </table:table-cell>
          <table:table-cell table:style-name="ce1" office:value-type="float" office:value="16.21"/>
        </table:table-row>
        <table:table-row table:style-name="ro1">
          <table:table-cell table:style-name="ce1" office:value-type="float" office:value="2931053"/>
          <table:table-cell table:style-name="ce1" office:value-type="string">
            <text:p>Tanque Novo (BA)</text:p>
          </table:table-cell>
          <table:table-cell table:style-name="ce1" office:value-type="float" office:value="22.31"/>
        </table:table-row>
        <table:table-row table:style-name="ro1">
          <table:table-cell table:style-name="ce1" office:value-type="float" office:value="2931103"/>
          <table:table-cell table:style-name="ce1" office:value-type="string">
            <text:p>Tanquinho (BA)</text:p>
          </table:table-cell>
          <table:table-cell table:style-name="ce1" office:value-type="float" office:value="36.42"/>
        </table:table-row>
        <table:table-row table:style-name="ro1">
          <table:table-cell table:style-name="ce1" office:value-type="float" office:value="2931202"/>
          <table:table-cell table:style-name="ce1" office:value-type="string">
            <text:p>Taperoá (BA)</text:p>
          </table:table-cell>
          <table:table-cell table:style-name="ce1" office:value-type="float" office:value="45.64"/>
        </table:table-row>
        <table:table-row table:style-name="ro1">
          <table:table-cell table:style-name="ce1" office:value-type="float" office:value="2931301"/>
          <table:table-cell table:style-name="ce1" office:value-type="string">
            <text:p>Tapiramutá (BA)</text:p>
          </table:table-cell>
          <table:table-cell table:style-name="ce1" office:value-type="float" office:value="24.88"/>
        </table:table-row>
        <table:table-row table:style-name="ro1">
          <table:table-cell table:style-name="ce1" office:value-type="float" office:value="2931350"/>
          <table:table-cell table:style-name="ce1" office:value-type="string">
            <text:p>Teixeira de Freitas (BA)</text:p>
          </table:table-cell>
          <table:table-cell table:style-name="ce1" office:value-type="float" office:value="118.86"/>
        </table:table-row>
        <table:table-row table:style-name="ro1">
          <table:table-cell table:style-name="ce1" office:value-type="float" office:value="2931400"/>
          <table:table-cell table:style-name="ce1" office:value-type="string">
            <text:p>Teodoro Sampaio (BA)</text:p>
          </table:table-cell>
          <table:table-cell table:style-name="ce1" office:value-type="float" office:value="34.10"/>
        </table:table-row>
        <table:table-row table:style-name="ro1">
          <table:table-cell table:style-name="ce1" office:value-type="float" office:value="2931509"/>
          <table:table-cell table:style-name="ce1" office:value-type="string">
            <text:p>Teofilândia (BA)</text:p>
          </table:table-cell>
          <table:table-cell table:style-name="ce1" office:value-type="float" office:value="64.02"/>
        </table:table-row>
        <table:table-row table:style-name="ro1">
          <table:table-cell table:style-name="ce1" office:value-type="float" office:value="2931608"/>
          <table:table-cell table:style-name="ce1" office:value-type="string">
            <text:p>Teolândia (BA)</text:p>
          </table:table-cell>
          <table:table-cell table:style-name="ce1" office:value-type="float" office:value="46.68"/>
        </table:table-row>
        <table:table-row table:style-name="ro1">
          <table:table-cell table:style-name="ce1" office:value-type="float" office:value="2931707"/>
          <table:table-cell table:style-name="ce1" office:value-type="string">
            <text:p>Terra Nova (BA)</text:p>
          </table:table-cell>
          <table:table-cell table:style-name="ce1" office:value-type="float" office:value="64.36"/>
        </table:table-row>
        <table:table-row table:style-name="ro1">
          <table:table-cell table:style-name="ce1" office:value-type="float" office:value="2931806"/>
          <table:table-cell table:style-name="ce1" office:value-type="string">
            <text:p>Tremedal (BA)</text:p>
          </table:table-cell>
          <table:table-cell table:style-name="ce1" office:value-type="float" office:value="10.14"/>
        </table:table-row>
        <table:table-row table:style-name="ro1">
          <table:table-cell table:style-name="ce1" office:value-type="float" office:value="2931905"/>
          <table:table-cell table:style-name="ce1" office:value-type="string">
            <text:p>Tucano (BA)</text:p>
          </table:table-cell>
          <table:table-cell table:style-name="ce1" office:value-type="float" office:value="18.73"/>
        </table:table-row>
        <table:table-row table:style-name="ro1">
          <table:table-cell table:style-name="ce1" office:value-type="float" office:value="2932002"/>
          <table:table-cell table:style-name="ce1" office:value-type="string">
            <text:p>Uauá (BA)</text:p>
          </table:table-cell>
          <table:table-cell table:style-name="ce1" office:value-type="float" office:value="8.00"/>
        </table:table-row>
        <table:table-row table:style-name="ro1">
          <table:table-cell table:style-name="ce1" office:value-type="float" office:value="2932101"/>
          <table:table-cell table:style-name="ce1" office:value-type="string">
            <text:p>Ubaíra (BA)</text:p>
          </table:table-cell>
          <table:table-cell table:style-name="ce1" office:value-type="float" office:value="27.19"/>
        </table:table-row>
        <table:table-row table:style-name="ro1">
          <table:table-cell table:style-name="ce1" office:value-type="float" office:value="2932200"/>
          <table:table-cell table:style-name="ce1" office:value-type="string">
            <text:p>Ubaitaba (BA)</text:p>
          </table:table-cell>
          <table:table-cell table:style-name="ce1" office:value-type="float" office:value="115.71"/>
        </table:table-row>
        <table:table-row table:style-name="ro1">
          <table:table-cell table:style-name="ce1" office:value-type="float" office:value="2932309"/>
          <table:table-cell table:style-name="ce1" office:value-type="string">
            <text:p>Ubatã (BA)</text:p>
          </table:table-cell>
          <table:table-cell table:style-name="ce1" office:value-type="float" office:value="93.22"/>
        </table:table-row>
        <table:table-row table:style-name="ro1">
          <table:table-cell table:style-name="ce1" office:value-type="float" office:value="2932408"/>
          <table:table-cell table:style-name="ce1" office:value-type="string">
            <text:p>Uibaí (BA)</text:p>
          </table:table-cell>
          <table:table-cell table:style-name="ce1" office:value-type="float" office:value="24.73"/>
        </table:table-row>
        <table:table-row table:style-name="ro1">
          <table:table-cell table:style-name="ce1" office:value-type="float" office:value="2932457"/>
          <table:table-cell table:style-name="ce1" office:value-type="string">
            <text:p>Umburanas (BA)</text:p>
          </table:table-cell>
          <table:table-cell table:style-name="ce1" office:value-type="float" office:value="10.18"/>
        </table:table-row>
        <table:table-row table:style-name="ro1">
          <table:table-cell table:style-name="ce1" office:value-type="float" office:value="2932507"/>
          <table:table-cell table:style-name="ce1" office:value-type="string">
            <text:p>Una (BA)</text:p>
          </table:table-cell>
          <table:table-cell table:style-name="ce1" office:value-type="float" office:value="20.48"/>
        </table:table-row>
        <table:table-row table:style-name="ro1">
          <table:table-cell table:style-name="ce1" office:value-type="float" office:value="2932606"/>
          <table:table-cell table:style-name="ce1" office:value-type="string">
            <text:p>Urandi (BA)</text:p>
          </table:table-cell>
          <table:table-cell table:style-name="ce1" office:value-type="float" office:value="16.99"/>
        </table:table-row>
        <table:table-row table:style-name="ro1">
          <table:table-cell table:style-name="ce1" office:value-type="float" office:value="2932705"/>
          <table:table-cell table:style-name="ce1" office:value-type="string">
            <text:p>Uruçuca (BA)</text:p>
          </table:table-cell>
          <table:table-cell table:style-name="ce1" office:value-type="float" office:value="50.61"/>
        </table:table-row>
        <table:table-row table:style-name="ro1">
          <table:table-cell table:style-name="ce1" office:value-type="float" office:value="2932804"/>
          <table:table-cell table:style-name="ce1" office:value-type="string">
            <text:p>Utinga (BA)</text:p>
          </table:table-cell>
          <table:table-cell table:style-name="ce1" office:value-type="float" office:value="28.47"/>
        </table:table-row>
        <table:table-row table:style-name="ro1">
          <table:table-cell table:style-name="ce1" office:value-type="float" office:value="2932903"/>
          <table:table-cell table:style-name="ce1" office:value-type="string">
            <text:p>Valença (BA)</text:p>
          </table:table-cell>
          <table:table-cell table:style-name="ce1" office:value-type="float" office:value="74.35"/>
        </table:table-row>
        <table:table-row table:style-name="ro1">
          <table:table-cell table:style-name="ce1" office:value-type="float" office:value="2933000"/>
          <table:table-cell table:style-name="ce1" office:value-type="string">
            <text:p>Valente (BA)</text:p>
          </table:table-cell>
          <table:table-cell table:style-name="ce1" office:value-type="float" office:value="63.90"/>
        </table:table-row>
        <table:table-row table:style-name="ro1">
          <table:table-cell table:style-name="ce1" office:value-type="float" office:value="2933059"/>
          <table:table-cell table:style-name="ce1" office:value-type="string">
            <text:p>Várzea da Roça (BA)</text:p>
          </table:table-cell>
          <table:table-cell table:style-name="ce1" office:value-type="float" office:value="26.83"/>
        </table:table-row>
        <table:table-row table:style-name="ro1">
          <table:table-cell table:style-name="ce1" office:value-type="float" office:value="2933109"/>
          <table:table-cell table:style-name="ce1" office:value-type="string">
            <text:p>Várzea do Poço (BA)</text:p>
          </table:table-cell>
          <table:table-cell table:style-name="ce1" office:value-type="float" office:value="42.27"/>
        </table:table-row>
        <table:table-row table:style-name="ro1">
          <table:table-cell table:style-name="ce1" office:value-type="float" office:value="2933158"/>
          <table:table-cell table:style-name="ce1" office:value-type="string">
            <text:p>Várzea Nova (BA)</text:p>
          </table:table-cell>
          <table:table-cell table:style-name="ce1" office:value-type="float" office:value="10.96"/>
        </table:table-row>
        <table:table-row table:style-name="ro1">
          <table:table-cell table:style-name="ce1" office:value-type="float" office:value="2933174"/>
          <table:table-cell table:style-name="ce1" office:value-type="string">
            <text:p>Varzedo (BA)</text:p>
          </table:table-cell>
          <table:table-cell table:style-name="ce1" office:value-type="float" office:value="40.16"/>
        </table:table-row>
        <table:table-row table:style-name="ro1">
          <table:table-cell table:style-name="ce1" office:value-type="float" office:value="2933208"/>
          <table:table-cell table:style-name="ce1" office:value-type="string">
            <text:p>Vera Cruz (BA)</text:p>
          </table:table-cell>
          <table:table-cell table:style-name="ce1" office:value-type="float" office:value="125.33"/>
        </table:table-row>
        <table:table-row table:style-name="ro1">
          <table:table-cell table:style-name="ce1" office:value-type="float" office:value="2933257"/>
          <table:table-cell table:style-name="ce1" office:value-type="string">
            <text:p>Vereda (BA)</text:p>
          </table:table-cell>
          <table:table-cell table:style-name="ce1" office:value-type="float" office:value="7.78"/>
        </table:table-row>
        <table:table-row table:style-name="ro1">
          <table:table-cell table:style-name="ce1" office:value-type="float" office:value="2933307"/>
          <table:table-cell table:style-name="ce1" office:value-type="string">
            <text:p>Vitória da Conquista (BA)</text:p>
          </table:table-cell>
          <table:table-cell table:style-name="ce1" office:value-type="float" office:value="90.11"/>
        </table:table-row>
        <table:table-row table:style-name="ro1">
          <table:table-cell table:style-name="ce1" office:value-type="float" office:value="2933406"/>
          <table:table-cell table:style-name="ce1" office:value-type="string">
            <text:p>Wagner (BA)</text:p>
          </table:table-cell>
          <table:table-cell table:style-name="ce1" office:value-type="float" office:value="21.34"/>
        </table:table-row>
        <table:table-row table:style-name="ro1">
          <table:table-cell table:style-name="ce1" office:value-type="float" office:value="2933455"/>
          <table:table-cell table:style-name="ce1" office:value-type="string">
            <text:p>Wanderley (BA)</text:p>
          </table:table-cell>
          <table:table-cell table:style-name="ce1" office:value-type="float" office:value="4.22"/>
        </table:table-row>
        <table:table-row table:style-name="ro1">
          <table:table-cell table:style-name="ce1" office:value-type="float" office:value="2933505"/>
          <table:table-cell table:style-name="ce1" office:value-type="string">
            <text:p>Wenceslau Guimarães (BA)</text:p>
          </table:table-cell>
          <table:table-cell table:style-name="ce1" office:value-type="float" office:value="32.92"/>
        </table:table-row>
        <table:table-row table:style-name="ro1">
          <table:table-cell table:style-name="ce1" office:value-type="float" office:value="2933604"/>
          <table:table-cell table:style-name="ce1" office:value-type="string">
            <text:p>Xique-Xique (BA)</text:p>
          </table:table-cell>
          <table:table-cell table:style-name="ce1" office:value-type="float" office:value="8.28"/>
        </table:table-row>
        <table:table-row table:style-name="ro1">
          <table:table-cell table:style-name="ce1" office:value-type="float" office:value="3100104"/>
          <table:table-cell table:style-name="ce1" office:value-type="string">
            <text:p>Abadia dos Dourados (MG)</text:p>
          </table:table-cell>
          <table:table-cell table:style-name="ce1" office:value-type="float" office:value="7.61"/>
        </table:table-row>
        <table:table-row table:style-name="ro1">
          <table:table-cell table:style-name="ce1" office:value-type="float" office:value="3100203"/>
          <table:table-cell table:style-name="ce1" office:value-type="string">
            <text:p>Abaeté (MG)</text:p>
          </table:table-cell>
          <table:table-cell table:style-name="ce1" office:value-type="float" office:value="12.49"/>
        </table:table-row>
        <table:table-row table:style-name="ro1">
          <table:table-cell table:style-name="ce1" office:value-type="float" office:value="3100302"/>
          <table:table-cell table:style-name="ce1" office:value-type="string">
            <text:p>Abre Campo (MG)</text:p>
          </table:table-cell>
          <table:table-cell table:style-name="ce1" office:value-type="float" office:value="28.29"/>
        </table:table-row>
        <table:table-row table:style-name="ro1">
          <table:table-cell table:style-name="ce1" office:value-type="float" office:value="3100401"/>
          <table:table-cell table:style-name="ce1" office:value-type="string">
            <text:p>Acaiaca (MG)</text:p>
          </table:table-cell>
          <table:table-cell table:style-name="ce1" office:value-type="float" office:value="38.47"/>
        </table:table-row>
        <table:table-row table:style-name="ro1">
          <table:table-cell table:style-name="ce1" office:value-type="float" office:value="3100500"/>
          <table:table-cell table:style-name="ce1" office:value-type="string">
            <text:p>Açucena (MG)</text:p>
          </table:table-cell>
          <table:table-cell table:style-name="ce1" office:value-type="float" office:value="12.60"/>
        </table:table-row>
        <table:table-row table:style-name="ro1">
          <table:table-cell table:style-name="ce1" office:value-type="float" office:value="3100609"/>
          <table:table-cell table:style-name="ce1" office:value-type="string">
            <text:p>Água Boa (MG)</text:p>
          </table:table-cell>
          <table:table-cell table:style-name="ce1" office:value-type="float" office:value="11.51"/>
        </table:table-row>
        <table:table-row table:style-name="ro1">
          <table:table-cell table:style-name="ce1" office:value-type="float" office:value="3100708"/>
          <table:table-cell table:style-name="ce1" office:value-type="string">
            <text:p>Água Comprida (MG)</text:p>
          </table:table-cell>
          <table:table-cell table:style-name="ce1" office:value-type="float" office:value="4.12"/>
        </table:table-row>
        <table:table-row table:style-name="ro1">
          <table:table-cell table:style-name="ce1" office:value-type="float" office:value="3100807"/>
          <table:table-cell table:style-name="ce1" office:value-type="string">
            <text:p>Aguanil (MG)</text:p>
          </table:table-cell>
          <table:table-cell table:style-name="ce1" office:value-type="float" office:value="17.47"/>
        </table:table-row>
        <table:table-row table:style-name="ro1">
          <table:table-cell table:style-name="ce1" office:value-type="float" office:value="3100906"/>
          <table:table-cell table:style-name="ce1" office:value-type="string">
            <text:p>Águas Formosas (MG)</text:p>
          </table:table-cell>
          <table:table-cell table:style-name="ce1" office:value-type="float" office:value="22.53"/>
        </table:table-row>
        <table:table-row table:style-name="ro1">
          <table:table-cell table:style-name="ce1" office:value-type="float" office:value="3101003"/>
          <table:table-cell table:style-name="ce1" office:value-type="string">
            <text:p>Águas Vermelhas (MG)</text:p>
          </table:table-cell>
          <table:table-cell table:style-name="ce1" office:value-type="float" office:value="10.11"/>
        </table:table-row>
        <table:table-row table:style-name="ro1">
          <table:table-cell table:style-name="ce1" office:value-type="float" office:value="3101102"/>
          <table:table-cell table:style-name="ce1" office:value-type="string">
            <text:p>Aimorés (MG)</text:p>
          </table:table-cell>
          <table:table-cell table:style-name="ce1" office:value-type="float" office:value="18.50"/>
        </table:table-row>
        <table:table-row table:style-name="ro1">
          <table:table-cell table:style-name="ce1" office:value-type="float" office:value="3101201"/>
          <table:table-cell table:style-name="ce1" office:value-type="string">
            <text:p>Aiuruoca (MG)</text:p>
          </table:table-cell>
          <table:table-cell table:style-name="ce1" office:value-type="float" office:value="9.48"/>
        </table:table-row>
        <table:table-row table:style-name="ro1">
          <table:table-cell table:style-name="ce1" office:value-type="float" office:value="3101300"/>
          <table:table-cell table:style-name="ce1" office:value-type="string">
            <text:p>Alagoa (MG)</text:p>
          </table:table-cell>
          <table:table-cell table:style-name="ce1" office:value-type="float" office:value="16.79"/>
        </table:table-row>
        <table:table-row table:style-name="ro1">
          <table:table-cell table:style-name="ce1" office:value-type="float" office:value="3101409"/>
          <table:table-cell table:style-name="ce1" office:value-type="string">
            <text:p>Albertina (MG)</text:p>
          </table:table-cell>
          <table:table-cell table:style-name="ce1" office:value-type="float" office:value="50.22"/>
        </table:table-row>
        <table:table-row table:style-name="ro1">
          <table:table-cell table:style-name="ce1" office:value-type="float" office:value="3101508"/>
          <table:table-cell table:style-name="ce1" office:value-type="string">
            <text:p>Além Paraíba (MG)</text:p>
          </table:table-cell>
          <table:table-cell table:style-name="ce1" office:value-type="float" office:value="67.30"/>
        </table:table-row>
        <table:table-row table:style-name="ro1">
          <table:table-cell table:style-name="ce1" office:value-type="float" office:value="3101607"/>
          <table:table-cell table:style-name="ce1" office:value-type="string">
            <text:p>Alfenas (MG)</text:p>
          </table:table-cell>
          <table:table-cell table:style-name="ce1" office:value-type="float" office:value="86.75"/>
        </table:table-row>
        <table:table-row table:style-name="ro1">
          <table:table-cell table:style-name="ce1" office:value-type="float" office:value="3101631"/>
          <table:table-cell table:style-name="ce1" office:value-type="string">
            <text:p>Alfredo Vasconcelos (MG)</text:p>
          </table:table-cell>
          <table:table-cell table:style-name="ce1" office:value-type="float" office:value="46.44"/>
        </table:table-row>
        <table:table-row table:style-name="ro1">
          <table:table-cell table:style-name="ce1" office:value-type="float" office:value="3101706"/>
          <table:table-cell table:style-name="ce1" office:value-type="string">
            <text:p>Almenara (MG)</text:p>
          </table:table-cell>
          <table:table-cell table:style-name="ce1" office:value-type="float" office:value="16.90"/>
        </table:table-row>
        <table:table-row table:style-name="ro1">
          <table:table-cell table:style-name="ce1" office:value-type="float" office:value="3101805"/>
          <table:table-cell table:style-name="ce1" office:value-type="string">
            <text:p>Alpercata (MG)</text:p>
          </table:table-cell>
          <table:table-cell table:style-name="ce1" office:value-type="float" office:value="42.95"/>
        </table:table-row>
        <table:table-row table:style-name="ro1">
          <table:table-cell table:style-name="ce1" office:value-type="float" office:value="3101904"/>
          <table:table-cell table:style-name="ce1" office:value-type="string">
            <text:p>Alpinópolis (MG)</text:p>
          </table:table-cell>
          <table:table-cell table:style-name="ce1" office:value-type="float" office:value="40.66"/>
        </table:table-row>
        <table:table-row table:style-name="ro1">
          <table:table-cell table:style-name="ce1" office:value-type="float" office:value="3102001"/>
          <table:table-cell table:style-name="ce1" office:value-type="string">
            <text:p>Alterosa (MG)</text:p>
          </table:table-cell>
          <table:table-cell table:style-name="ce1" office:value-type="float" office:value="37.89"/>
        </table:table-row>
        <table:table-row table:style-name="ro1">
          <table:table-cell table:style-name="ce1" office:value-type="float" office:value="3102050"/>
          <table:table-cell table:style-name="ce1" office:value-type="string">
            <text:p>Alto Caparaó (MG)</text:p>
          </table:table-cell>
          <table:table-cell table:style-name="ce1" office:value-type="float" office:value="51.08"/>
        </table:table-row>
        <table:table-row table:style-name="ro1">
          <table:table-cell table:style-name="ce1" office:value-type="float" office:value="3102100"/>
          <table:table-cell table:style-name="ce1" office:value-type="string">
            <text:p>Alto Rio Doce (MG)</text:p>
          </table:table-cell>
          <table:table-cell table:style-name="ce1" office:value-type="float" office:value="23.47"/>
        </table:table-row>
        <table:table-row table:style-name="ro1">
          <table:table-cell table:style-name="ce1" office:value-type="float" office:value="3102209"/>
          <table:table-cell table:style-name="ce1" office:value-type="string">
            <text:p>Alvarenga (MG)</text:p>
          </table:table-cell>
          <table:table-cell table:style-name="ce1" office:value-type="float" office:value="15.98"/>
        </table:table-row>
        <table:table-row table:style-name="ro1">
          <table:table-cell table:style-name="ce1" office:value-type="float" office:value="3102308"/>
          <table:table-cell table:style-name="ce1" office:value-type="string">
            <text:p>Alvinópolis (MG)</text:p>
          </table:table-cell>
          <table:table-cell table:style-name="ce1" office:value-type="float" office:value="25.46"/>
        </table:table-row>
        <table:table-row table:style-name="ro1">
          <table:table-cell table:style-name="ce1" office:value-type="float" office:value="3102407"/>
          <table:table-cell table:style-name="ce1" office:value-type="string">
            <text:p>Alvorada de Minas (MG)</text:p>
          </table:table-cell>
          <table:table-cell table:style-name="ce1" office:value-type="float" office:value="9.48"/>
        </table:table-row>
        <table:table-row table:style-name="ro1">
          <table:table-cell table:style-name="ce1" office:value-type="float" office:value="3102506"/>
          <table:table-cell table:style-name="ce1" office:value-type="string">
            <text:p>Amparo do Serra (MG)</text:p>
          </table:table-cell>
          <table:table-cell table:style-name="ce1" office:value-type="float" office:value="34.63"/>
        </table:table-row>
        <table:table-row table:style-name="ro1">
          <table:table-cell table:style-name="ce1" office:value-type="float" office:value="3102605"/>
          <table:table-cell table:style-name="ce1" office:value-type="string">
            <text:p>Andradas (MG)</text:p>
          </table:table-cell>
          <table:table-cell table:style-name="ce1" office:value-type="float" office:value="79.40"/>
        </table:table-row>
        <table:table-row table:style-name="ro1">
          <table:table-cell table:style-name="ce1" office:value-type="float" office:value="3102704"/>
          <table:table-cell table:style-name="ce1" office:value-type="string">
            <text:p>Cachoeira de Pajeú (MG)</text:p>
          </table:table-cell>
          <table:table-cell table:style-name="ce1" office:value-type="float" office:value="12.88"/>
        </table:table-row>
        <table:table-row table:style-name="ro1">
          <table:table-cell table:style-name="ce1" office:value-type="float" office:value="3102803"/>
          <table:table-cell table:style-name="ce1" office:value-type="string">
            <text:p>Andrelândia (MG)</text:p>
          </table:table-cell>
          <table:table-cell table:style-name="ce1" office:value-type="float" office:value="12.11"/>
        </table:table-row>
        <table:table-row table:style-name="ro1">
          <table:table-cell table:style-name="ce1" office:value-type="float" office:value="3102852"/>
          <table:table-cell table:style-name="ce1" office:value-type="string">
            <text:p>Angelândia (MG)</text:p>
          </table:table-cell>
          <table:table-cell table:style-name="ce1" office:value-type="float" office:value="43.21"/>
        </table:table-row>
        <table:table-row table:style-name="ro1">
          <table:table-cell table:style-name="ce1" office:value-type="float" office:value="3102902"/>
          <table:table-cell table:style-name="ce1" office:value-type="string">
            <text:p>Antônio Carlos (MG)</text:p>
          </table:table-cell>
          <table:table-cell table:style-name="ce1" office:value-type="float" office:value="20.97"/>
        </table:table-row>
        <table:table-row table:style-name="ro1">
          <table:table-cell table:style-name="ce1" office:value-type="float" office:value="3103009"/>
          <table:table-cell table:style-name="ce1" office:value-type="string">
            <text:p>Antônio Dias (MG)</text:p>
          </table:table-cell>
          <table:table-cell table:style-name="ce1" office:value-type="float" office:value="12.15"/>
        </table:table-row>
        <table:table-row table:style-name="ro1">
          <table:table-cell table:style-name="ce1" office:value-type="float" office:value="3103108"/>
          <table:table-cell table:style-name="ce1" office:value-type="string">
            <text:p>Antônio Prado de Minas (MG)</text:p>
          </table:table-cell>
          <table:table-cell table:style-name="ce1" office:value-type="float" office:value="19.94"/>
        </table:table-row>
        <table:table-row table:style-name="ro1">
          <table:table-cell table:style-name="ce1" office:value-type="float" office:value="3103207"/>
          <table:table-cell table:style-name="ce1" office:value-type="string">
            <text:p>Araçaí (MG)</text:p>
          </table:table-cell>
          <table:table-cell table:style-name="ce1" office:value-type="float" office:value="12.02"/>
        </table:table-row>
        <table:table-row table:style-name="ro1">
          <table:table-cell table:style-name="ce1" office:value-type="float" office:value="3103306"/>
          <table:table-cell table:style-name="ce1" office:value-type="string">
            <text:p>Aracitaba (MG)</text:p>
          </table:table-cell>
          <table:table-cell table:style-name="ce1" office:value-type="float" office:value="19.30"/>
        </table:table-row>
        <table:table-row table:style-name="ro1">
          <table:table-cell table:style-name="ce1" office:value-type="float" office:value="3103405"/>
          <table:table-cell table:style-name="ce1" office:value-type="string">
            <text:p>Araçuaí (MG)</text:p>
          </table:table-cell>
          <table:table-cell table:style-name="ce1" office:value-type="float" office:value="16.10"/>
        </table:table-row>
        <table:table-row table:style-name="ro1">
          <table:table-cell table:style-name="ce1" office:value-type="float" office:value="3103504"/>
          <table:table-cell table:style-name="ce1" office:value-type="string">
            <text:p>Araguari (MG)</text:p>
          </table:table-cell>
          <table:table-cell table:style-name="ce1" office:value-type="float" office:value="40.23"/>
        </table:table-row>
        <table:table-row table:style-name="ro1">
          <table:table-cell table:style-name="ce1" office:value-type="float" office:value="3103603"/>
          <table:table-cell table:style-name="ce1" office:value-type="string">
            <text:p>Arantina (MG)</text:p>
          </table:table-cell>
          <table:table-cell table:style-name="ce1" office:value-type="float" office:value="31.57"/>
        </table:table-row>
        <table:table-row table:style-name="ro1">
          <table:table-cell table:style-name="ce1" office:value-type="float" office:value="3103702"/>
          <table:table-cell table:style-name="ce1" office:value-type="string">
            <text:p>Araponga (MG)</text:p>
          </table:table-cell>
          <table:table-cell table:style-name="ce1" office:value-type="float" office:value="26.83"/>
        </table:table-row>
        <table:table-row table:style-name="ro1">
          <table:table-cell table:style-name="ce1" office:value-type="float" office:value="3103751"/>
          <table:table-cell table:style-name="ce1" office:value-type="string">
            <text:p>Araporã (MG)</text:p>
          </table:table-cell>
          <table:table-cell table:style-name="ce1" office:value-type="float" office:value="20.77"/>
        </table:table-row>
        <table:table-row table:style-name="ro1">
          <table:table-cell table:style-name="ce1" office:value-type="float" office:value="3103801"/>
          <table:table-cell table:style-name="ce1" office:value-type="string">
            <text:p>Arapuá (MG)</text:p>
          </table:table-cell>
          <table:table-cell table:style-name="ce1" office:value-type="float" office:value="15.96"/>
        </table:table-row>
        <table:table-row table:style-name="ro1">
          <table:table-cell table:style-name="ce1" office:value-type="float" office:value="3103900"/>
          <table:table-cell table:style-name="ce1" office:value-type="string">
            <text:p>Araújos (MG)</text:p>
          </table:table-cell>
          <table:table-cell table:style-name="ce1" office:value-type="float" office:value="32.08"/>
        </table:table-row>
        <table:table-row table:style-name="ro1">
          <table:table-cell table:style-name="ce1" office:value-type="float" office:value="3104007"/>
          <table:table-cell table:style-name="ce1" office:value-type="string">
            <text:p>Araxá (MG)</text:p>
          </table:table-cell>
          <table:table-cell table:style-name="ce1" office:value-type="float" office:value="80.45"/>
        </table:table-row>
        <table:table-row table:style-name="ro1">
          <table:table-cell table:style-name="ce1" office:value-type="float" office:value="3104106"/>
          <table:table-cell table:style-name="ce1" office:value-type="string">
            <text:p>Arceburgo (MG)</text:p>
          </table:table-cell>
          <table:table-cell table:style-name="ce1" office:value-type="float" office:value="58.38"/>
        </table:table-row>
        <table:table-row table:style-name="ro1">
          <table:table-cell table:style-name="ce1" office:value-type="float" office:value="3104205"/>
          <table:table-cell table:style-name="ce1" office:value-type="string">
            <text:p>Arcos (MG)</text:p>
          </table:table-cell>
          <table:table-cell table:style-name="ce1" office:value-type="float" office:value="71.78"/>
        </table:table-row>
        <table:table-row table:style-name="ro1">
          <table:table-cell table:style-name="ce1" office:value-type="float" office:value="3104304"/>
          <table:table-cell table:style-name="ce1" office:value-type="string">
            <text:p>Areado (MG)</text:p>
          </table:table-cell>
          <table:table-cell table:style-name="ce1" office:value-type="float" office:value="48.50"/>
        </table:table-row>
        <table:table-row table:style-name="ro1">
          <table:table-cell table:style-name="ce1" office:value-type="float" office:value="3104403"/>
          <table:table-cell table:style-name="ce1" office:value-type="string">
            <text:p>Argirita (MG)</text:p>
          </table:table-cell>
          <table:table-cell table:style-name="ce1" office:value-type="float" office:value="18.20"/>
        </table:table-row>
        <table:table-row table:style-name="ro1">
          <table:table-cell table:style-name="ce1" office:value-type="float" office:value="3104452"/>
          <table:table-cell table:style-name="ce1" office:value-type="string">
            <text:p>Aricanduva (MG)</text:p>
          </table:table-cell>
          <table:table-cell table:style-name="ce1" office:value-type="float" office:value="19.60"/>
        </table:table-row>
        <table:table-row table:style-name="ro1">
          <table:table-cell table:style-name="ce1" office:value-type="float" office:value="3104502"/>
          <table:table-cell table:style-name="ce1" office:value-type="string">
            <text:p>Arinos (MG)</text:p>
          </table:table-cell>
          <table:table-cell table:style-name="ce1" office:value-type="float" office:value="3.35"/>
        </table:table-row>
        <table:table-row table:style-name="ro1">
          <table:table-cell table:style-name="ce1" office:value-type="float" office:value="3104601"/>
          <table:table-cell table:style-name="ce1" office:value-type="string">
            <text:p>Astolfo Dutra (MG)</text:p>
          </table:table-cell>
          <table:table-cell table:style-name="ce1" office:value-type="float" office:value="82.13"/>
        </table:table-row>
        <table:table-row table:style-name="ro1">
          <table:table-cell table:style-name="ce1" office:value-type="float" office:value="3104700"/>
          <table:table-cell table:style-name="ce1" office:value-type="string">
            <text:p>Ataléia (MG)</text:p>
          </table:table-cell>
          <table:table-cell table:style-name="ce1" office:value-type="float" office:value="7.87"/>
        </table:table-row>
        <table:table-row table:style-name="ro1">
          <table:table-cell table:style-name="ce1" office:value-type="float" office:value="3104809"/>
          <table:table-cell table:style-name="ce1" office:value-type="string">
            <text:p>Augusto de Lima (MG)</text:p>
          </table:table-cell>
          <table:table-cell table:style-name="ce1" office:value-type="float" office:value="3.95"/>
        </table:table-row>
        <table:table-row table:style-name="ro1">
          <table:table-cell table:style-name="ce1" office:value-type="float" office:value="3104908"/>
          <table:table-cell table:style-name="ce1" office:value-type="string">
            <text:p>Baependi (MG)</text:p>
          </table:table-cell>
          <table:table-cell table:style-name="ce1" office:value-type="float" office:value="24.39"/>
        </table:table-row>
        <table:table-row table:style-name="ro1">
          <table:table-cell table:style-name="ce1" office:value-type="float" office:value="3105004"/>
          <table:table-cell table:style-name="ce1" office:value-type="string">
            <text:p>Baldim (MG)</text:p>
          </table:table-cell>
          <table:table-cell table:style-name="ce1" office:value-type="float" office:value="14.23"/>
        </table:table-row>
        <table:table-row table:style-name="ro1">
          <table:table-cell table:style-name="ce1" office:value-type="float" office:value="3105103"/>
          <table:table-cell table:style-name="ce1" office:value-type="string">
            <text:p>Bambuí (MG)</text:p>
          </table:table-cell>
          <table:table-cell table:style-name="ce1" office:value-type="float" office:value="15.62"/>
        </table:table-row>
        <table:table-row table:style-name="ro1">
          <table:table-cell table:style-name="ce1" office:value-type="float" office:value="3105202"/>
          <table:table-cell table:style-name="ce1" office:value-type="string">
            <text:p>Bandeira (MG)</text:p>
          </table:table-cell>
          <table:table-cell table:style-name="ce1" office:value-type="float" office:value="10.31"/>
        </table:table-row>
        <table:table-row table:style-name="ro1">
          <table:table-cell table:style-name="ce1" office:value-type="float" office:value="3105301"/>
          <table:table-cell table:style-name="ce1" office:value-type="string">
            <text:p>Bandeira do Sul (MG)</text:p>
          </table:table-cell>
          <table:table-cell table:style-name="ce1" office:value-type="float" office:value="113.41"/>
        </table:table-row>
        <table:table-row table:style-name="ro1">
          <table:table-cell table:style-name="ce1" office:value-type="float" office:value="3105400"/>
          <table:table-cell table:style-name="ce1" office:value-type="string">
            <text:p>Barão de Cocais (MG)</text:p>
          </table:table-cell>
          <table:table-cell table:style-name="ce1" office:value-type="float" office:value="83.51"/>
        </table:table-row>
        <table:table-row table:style-name="ro1">
          <table:table-cell table:style-name="ce1" office:value-type="float" office:value="3105509"/>
          <table:table-cell table:style-name="ce1" office:value-type="string">
            <text:p>Barão de Monte Alto (MG)</text:p>
          </table:table-cell>
          <table:table-cell table:style-name="ce1" office:value-type="float" office:value="28.84"/>
        </table:table-row>
        <table:table-row table:style-name="ro1">
          <table:table-cell table:style-name="ce1" office:value-type="float" office:value="3105608"/>
          <table:table-cell table:style-name="ce1" office:value-type="string">
            <text:p>Barbacena (MG)</text:p>
          </table:table-cell>
          <table:table-cell table:style-name="ce1" office:value-type="float" office:value="166.34"/>
        </table:table-row>
        <table:table-row table:style-name="ro1">
          <table:table-cell table:style-name="ce1" office:value-type="float" office:value="3105707"/>
          <table:table-cell table:style-name="ce1" office:value-type="string">
            <text:p>Barra Longa (MG)</text:p>
          </table:table-cell>
          <table:table-cell table:style-name="ce1" office:value-type="float" office:value="16.01"/>
        </table:table-row>
        <table:table-row table:style-name="ro1">
          <table:table-cell table:style-name="ce1" office:value-type="float" office:value="3105905"/>
          <table:table-cell table:style-name="ce1" office:value-type="string">
            <text:p>Barroso (MG)</text:p>
          </table:table-cell>
          <table:table-cell table:style-name="ce1" office:value-type="float" office:value="238.81"/>
        </table:table-row>
        <table:table-row table:style-name="ro1">
          <table:table-cell table:style-name="ce1" office:value-type="float" office:value="3106002"/>
          <table:table-cell table:style-name="ce1" office:value-type="string">
            <text:p>Bela Vista de Minas (MG)</text:p>
          </table:table-cell>
          <table:table-cell table:style-name="ce1" office:value-type="float" office:value="91.66"/>
        </table:table-row>
        <table:table-row table:style-name="ro1">
          <table:table-cell table:style-name="ce1" office:value-type="float" office:value="3106101"/>
          <table:table-cell table:style-name="ce1" office:value-type="string">
            <text:p>Belmiro Braga (MG)</text:p>
          </table:table-cell>
          <table:table-cell table:style-name="ce1" office:value-type="float" office:value="8.66"/>
        </table:table-row>
        <table:table-row table:style-name="ro1">
          <table:table-cell table:style-name="ce1" office:value-type="float" office:value="3106200"/>
          <table:table-cell table:style-name="ce1" office:value-type="string">
            <text:p>Belo Horizonte (MG)</text:p>
          </table:table-cell>
          <table:table-cell table:style-name="ce1" office:value-type="float" office:value="7167.02"/>
        </table:table-row>
        <table:table-row table:style-name="ro1">
          <table:table-cell table:style-name="ce1" office:value-type="float" office:value="3106309"/>
          <table:table-cell table:style-name="ce1" office:value-type="string">
            <text:p>Belo Oriente (MG)</text:p>
          </table:table-cell>
          <table:table-cell table:style-name="ce1" office:value-type="float" office:value="69.86"/>
        </table:table-row>
        <table:table-row table:style-name="ro1">
          <table:table-cell table:style-name="ce1" office:value-type="float" office:value="3106408"/>
          <table:table-cell table:style-name="ce1" office:value-type="string">
            <text:p>Belo Vale (MG)</text:p>
          </table:table-cell>
          <table:table-cell table:style-name="ce1" office:value-type="float" office:value="20.59"/>
        </table:table-row>
        <table:table-row table:style-name="ro1">
          <table:table-cell table:style-name="ce1" office:value-type="float" office:value="3106507"/>
          <table:table-cell table:style-name="ce1" office:value-type="string">
            <text:p>Berilo (MG)</text:p>
          </table:table-cell>
          <table:table-cell table:style-name="ce1" office:value-type="float" office:value="20.95"/>
        </table:table-row>
        <table:table-row table:style-name="ro1">
          <table:table-cell table:style-name="ce1" office:value-type="float" office:value="3106606"/>
          <table:table-cell table:style-name="ce1" office:value-type="string">
            <text:p>Bertópolis (MG)</text:p>
          </table:table-cell>
          <table:table-cell table:style-name="ce1" office:value-type="float" office:value="10.51"/>
        </table:table-row>
        <table:table-row table:style-name="ro1">
          <table:table-cell table:style-name="ce1" office:value-type="float" office:value="3106655"/>
          <table:table-cell table:style-name="ce1" office:value-type="string">
            <text:p>Berizal (MG)</text:p>
          </table:table-cell>
          <table:table-cell table:style-name="ce1" office:value-type="float" office:value="8.94"/>
        </table:table-row>
        <table:table-row table:style-name="ro1">
          <table:table-cell table:style-name="ce1" office:value-type="float" office:value="3106705"/>
          <table:table-cell table:style-name="ce1" office:value-type="string">
            <text:p>Betim (MG)</text:p>
          </table:table-cell>
          <table:table-cell table:style-name="ce1" office:value-type="float" office:value="1102.80"/>
        </table:table-row>
        <table:table-row table:style-name="ro1">
          <table:table-cell table:style-name="ce1" office:value-type="float" office:value="3106804"/>
          <table:table-cell table:style-name="ce1" office:value-type="string">
            <text:p>Bias Fortes (MG)</text:p>
          </table:table-cell>
          <table:table-cell table:style-name="ce1" office:value-type="float" office:value="13.38"/>
        </table:table-row>
        <table:table-row table:style-name="ro1">
          <table:table-cell table:style-name="ce1" office:value-type="float" office:value="3106903"/>
          <table:table-cell table:style-name="ce1" office:value-type="string">
            <text:p>Bicas (MG)</text:p>
          </table:table-cell>
          <table:table-cell table:style-name="ce1" office:value-type="float" office:value="97.46"/>
        </table:table-row>
        <table:table-row table:style-name="ro1">
          <table:table-cell table:style-name="ce1" office:value-type="float" office:value="3107000"/>
          <table:table-cell table:style-name="ce1" office:value-type="string">
            <text:p>Biquinhas (MG)</text:p>
          </table:table-cell>
          <table:table-cell table:style-name="ce1" office:value-type="float" office:value="5.73"/>
        </table:table-row>
        <table:table-row table:style-name="ro1">
          <table:table-cell table:style-name="ce1" office:value-type="float" office:value="3107109"/>
          <table:table-cell table:style-name="ce1" office:value-type="string">
            <text:p>Boa Esperança (MG)</text:p>
          </table:table-cell>
          <table:table-cell table:style-name="ce1" office:value-type="float" office:value="44.75"/>
        </table:table-row>
        <table:table-row table:style-name="ro1">
          <table:table-cell table:style-name="ce1" office:value-type="float" office:value="3107208"/>
          <table:table-cell table:style-name="ce1" office:value-type="string">
            <text:p>Bocaina de Minas (MG)</text:p>
          </table:table-cell>
          <table:table-cell table:style-name="ce1" office:value-type="float" office:value="9.94"/>
        </table:table-row>
        <table:table-row table:style-name="ro1">
          <table:table-cell table:style-name="ce1" office:value-type="float" office:value="3107307"/>
          <table:table-cell table:style-name="ce1" office:value-type="string">
            <text:p>Bocaiúva (MG)</text:p>
          </table:table-cell>
          <table:table-cell table:style-name="ce1" office:value-type="float" office:value="14.45"/>
        </table:table-row>
        <table:table-row table:style-name="ro1">
          <table:table-cell table:style-name="ce1" office:value-type="float" office:value="3107406"/>
          <table:table-cell table:style-name="ce1" office:value-type="string">
            <text:p>Bom Despacho (MG)</text:p>
          </table:table-cell>
          <table:table-cell table:style-name="ce1" office:value-type="float" office:value="37.28"/>
        </table:table-row>
        <table:table-row table:style-name="ro1">
          <table:table-cell table:style-name="ce1" office:value-type="float" office:value="3107505"/>
          <table:table-cell table:style-name="ce1" office:value-type="string">
            <text:p>Bom Jardim de Minas (MG)</text:p>
          </table:table-cell>
          <table:table-cell table:style-name="ce1" office:value-type="float" office:value="15.78"/>
        </table:table-row>
        <table:table-row table:style-name="ro1">
          <table:table-cell table:style-name="ce1" office:value-type="float" office:value="3107604"/>
          <table:table-cell table:style-name="ce1" office:value-type="string">
            <text:p>Bom Jesus da Penha (MG)</text:p>
          </table:table-cell>
          <table:table-cell table:style-name="ce1" office:value-type="float" office:value="18.66"/>
        </table:table-row>
        <table:table-row table:style-name="ro1">
          <table:table-cell table:style-name="ce1" office:value-type="float" office:value="3107703"/>
          <table:table-cell table:style-name="ce1" office:value-type="string">
            <text:p>Bom Jesus do Amparo (MG)</text:p>
          </table:table-cell>
          <table:table-cell table:style-name="ce1" office:value-type="float" office:value="28.07"/>
        </table:table-row>
        <table:table-row table:style-name="ro1">
          <table:table-cell table:style-name="ce1" office:value-type="float" office:value="3107802"/>
          <table:table-cell table:style-name="ce1" office:value-type="string">
            <text:p>Bom Jesus do Galho (MG)</text:p>
          </table:table-cell>
          <table:table-cell table:style-name="ce1" office:value-type="float" office:value="25.94"/>
        </table:table-row>
        <table:table-row table:style-name="ro1">
          <table:table-cell table:style-name="ce1" office:value-type="float" office:value="3107901"/>
          <table:table-cell table:style-name="ce1" office:value-type="string">
            <text:p>Bom Repouso (MG)</text:p>
          </table:table-cell>
          <table:table-cell table:style-name="ce1" office:value-type="float" office:value="45.50"/>
        </table:table-row>
        <table:table-row table:style-name="ro1">
          <table:table-cell table:style-name="ce1" office:value-type="float" office:value="3108008"/>
          <table:table-cell table:style-name="ce1" office:value-type="string">
            <text:p>Bom Sucesso (MG)</text:p>
          </table:table-cell>
          <table:table-cell table:style-name="ce1" office:value-type="float" office:value="24.46"/>
        </table:table-row>
        <table:table-row table:style-name="ro1">
          <table:table-cell table:style-name="ce1" office:value-type="float" office:value="3108107"/>
          <table:table-cell table:style-name="ce1" office:value-type="string">
            <text:p>Bonfim (MG)</text:p>
          </table:table-cell>
          <table:table-cell table:style-name="ce1" office:value-type="float" office:value="22.59"/>
        </table:table-row>
        <table:table-row table:style-name="ro1">
          <table:table-cell table:style-name="ce1" office:value-type="float" office:value="3108206"/>
          <table:table-cell table:style-name="ce1" office:value-type="string">
            <text:p>Bonfinópolis de Minas (MG)</text:p>
          </table:table-cell>
          <table:table-cell table:style-name="ce1" office:value-type="float" office:value="3.28"/>
        </table:table-row>
        <table:table-row table:style-name="ro1">
          <table:table-cell table:style-name="ce1" office:value-type="float" office:value="3108255"/>
          <table:table-cell table:style-name="ce1" office:value-type="string">
            <text:p>Bonito de Minas (MG)</text:p>
          </table:table-cell>
          <table:table-cell table:style-name="ce1" office:value-type="float" office:value="2.48"/>
        </table:table-row>
        <table:table-row table:style-name="ro1">
          <table:table-cell table:style-name="ce1" office:value-type="float" office:value="3108305"/>
          <table:table-cell table:style-name="ce1" office:value-type="string">
            <text:p>Borda da Mata (MG)</text:p>
          </table:table-cell>
          <table:table-cell table:style-name="ce1" office:value-type="float" office:value="56.85"/>
        </table:table-row>
        <table:table-row table:style-name="ro1">
          <table:table-cell table:style-name="ce1" office:value-type="float" office:value="3108404"/>
          <table:table-cell table:style-name="ce1" office:value-type="string">
            <text:p>Botelhos (MG)</text:p>
          </table:table-cell>
          <table:table-cell table:style-name="ce1" office:value-type="float" office:value="44.66"/>
        </table:table-row>
        <table:table-row table:style-name="ro1">
          <table:table-cell table:style-name="ce1" office:value-type="float" office:value="3108503"/>
          <table:table-cell table:style-name="ce1" office:value-type="string">
            <text:p>Botumirim (MG)</text:p>
          </table:table-cell>
          <table:table-cell table:style-name="ce1" office:value-type="float" office:value="4.14"/>
        </table:table-row>
        <table:table-row table:style-name="ro1">
          <table:table-cell table:style-name="ce1" office:value-type="float" office:value="3108552"/>
          <table:table-cell table:style-name="ce1" office:value-type="string">
            <text:p>Brasilândia de Minas (MG)</text:p>
          </table:table-cell>
          <table:table-cell table:style-name="ce1" office:value-type="float" office:value="5.67"/>
        </table:table-row>
        <table:table-row table:style-name="ro1">
          <table:table-cell table:style-name="ce1" office:value-type="float" office:value="3108602"/>
          <table:table-cell table:style-name="ce1" office:value-type="string">
            <text:p>Brasília de Minas (MG)</text:p>
          </table:table-cell>
          <table:table-cell table:style-name="ce1" office:value-type="float" office:value="22.30"/>
        </table:table-row>
        <table:table-row table:style-name="ro1">
          <table:table-cell table:style-name="ce1" office:value-type="float" office:value="3108701"/>
          <table:table-cell table:style-name="ce1" office:value-type="string">
            <text:p>Brás Pires (MG)</text:p>
          </table:table-cell>
          <table:table-cell table:style-name="ce1" office:value-type="float" office:value="20.76"/>
        </table:table-row>
        <table:table-row table:style-name="ro1">
          <table:table-cell table:style-name="ce1" office:value-type="float" office:value="3108800"/>
          <table:table-cell table:style-name="ce1" office:value-type="string">
            <text:p>Braúnas (MG)</text:p>
          </table:table-cell>
          <table:table-cell table:style-name="ce1" office:value-type="float" office:value="13.30"/>
        </table:table-row>
        <table:table-row table:style-name="ro1">
          <table:table-cell table:style-name="ce1" office:value-type="float" office:value="3108909"/>
          <table:table-cell table:style-name="ce1" office:value-type="string">
            <text:p>Brazópolis (MG)</text:p>
          </table:table-cell>
          <table:table-cell table:style-name="ce1" office:value-type="float" office:value="39.87"/>
        </table:table-row>
        <table:table-row table:style-name="ro1">
          <table:table-cell table:style-name="ce1" office:value-type="float" office:value="3109006"/>
          <table:table-cell table:style-name="ce1" office:value-type="string">
            <text:p>Brumadinho (MG)</text:p>
          </table:table-cell>
          <table:table-cell table:style-name="ce1" office:value-type="float" office:value="53.13"/>
        </table:table-row>
        <table:table-row table:style-name="ro1">
          <table:table-cell table:style-name="ce1" office:value-type="float" office:value="3109105"/>
          <table:table-cell table:style-name="ce1" office:value-type="string">
            <text:p>Bueno Brandão (MG)</text:p>
          </table:table-cell>
          <table:table-cell table:style-name="ce1" office:value-type="float" office:value="30.58"/>
        </table:table-row>
        <table:table-row table:style-name="ro1">
          <table:table-cell table:style-name="ce1" office:value-type="float" office:value="3109204"/>
          <table:table-cell table:style-name="ce1" office:value-type="string">
            <text:p>Buenópolis (MG)</text:p>
          </table:table-cell>
          <table:table-cell table:style-name="ce1" office:value-type="float" office:value="6.43"/>
        </table:table-row>
        <table:table-row table:style-name="ro1">
          <table:table-cell table:style-name="ce1" office:value-type="float" office:value="3109253"/>
          <table:table-cell table:style-name="ce1" office:value-type="string">
            <text:p>Bugre (MG)</text:p>
          </table:table-cell>
          <table:table-cell table:style-name="ce1" office:value-type="float" office:value="24.66"/>
        </table:table-row>
        <table:table-row table:style-name="ro1">
          <table:table-cell table:style-name="ce1" office:value-type="float" office:value="3109303"/>
          <table:table-cell table:style-name="ce1" office:value-type="string">
            <text:p>Buritis (MG)</text:p>
          </table:table-cell>
          <table:table-cell table:style-name="ce1" office:value-type="float" office:value="4.35"/>
        </table:table-row>
        <table:table-row table:style-name="ro1">
          <table:table-cell table:style-name="ce1" office:value-type="float" office:value="3109402"/>
          <table:table-cell table:style-name="ce1" office:value-type="string">
            <text:p>Buritizeiro (MG)</text:p>
          </table:table-cell>
          <table:table-cell table:style-name="ce1" office:value-type="float" office:value="3.73"/>
        </table:table-row>
        <table:table-row table:style-name="ro1">
          <table:table-cell table:style-name="ce1" office:value-type="float" office:value="3109451"/>
          <table:table-cell table:style-name="ce1" office:value-type="string">
            <text:p>Cabeceira Grande (MG)</text:p>
          </table:table-cell>
          <table:table-cell table:style-name="ce1" office:value-type="float" office:value="6.26"/>
        </table:table-row>
        <table:table-row table:style-name="ro1">
          <table:table-cell table:style-name="ce1" office:value-type="float" office:value="3109501"/>
          <table:table-cell table:style-name="ce1" office:value-type="string">
            <text:p>Cabo Verde (MG)</text:p>
          </table:table-cell>
          <table:table-cell table:style-name="ce1" office:value-type="float" office:value="37.54"/>
        </table:table-row>
        <table:table-row table:style-name="ro1">
          <table:table-cell table:style-name="ce1" office:value-type="float" office:value="3109600"/>
          <table:table-cell table:style-name="ce1" office:value-type="string">
            <text:p>Cachoeira da Prata (MG)</text:p>
          </table:table-cell>
          <table:table-cell table:style-name="ce1" office:value-type="float" office:value="59.53"/>
        </table:table-row>
        <table:table-row table:style-name="ro1">
          <table:table-cell table:style-name="ce1" office:value-type="float" office:value="3109709"/>
          <table:table-cell table:style-name="ce1" office:value-type="string">
            <text:p>Cachoeira de Minas (MG)</text:p>
          </table:table-cell>
          <table:table-cell table:style-name="ce1" office:value-type="float" office:value="36.27"/>
        </table:table-row>
        <table:table-row table:style-name="ro1">
          <table:table-cell table:style-name="ce1" office:value-type="float" office:value="3109808"/>
          <table:table-cell table:style-name="ce1" office:value-type="string">
            <text:p>Cachoeira Dourada (MG)</text:p>
          </table:table-cell>
          <table:table-cell table:style-name="ce1" office:value-type="float" office:value="12.47"/>
        </table:table-row>
        <table:table-row table:style-name="ro1">
          <table:table-cell table:style-name="ce1" office:value-type="float" office:value="3109907"/>
          <table:table-cell table:style-name="ce1" office:value-type="string">
            <text:p>Caetanópolis (MG)</text:p>
          </table:table-cell>
          <table:table-cell table:style-name="ce1" office:value-type="float" office:value="65.48"/>
        </table:table-row>
        <table:table-row table:style-name="ro1">
          <table:table-cell table:style-name="ce1" office:value-type="float" office:value="3110004"/>
          <table:table-cell table:style-name="ce1" office:value-type="string">
            <text:p>Caeté (MG)</text:p>
          </table:table-cell>
          <table:table-cell table:style-name="ce1" office:value-type="float" office:value="75.11"/>
        </table:table-row>
        <table:table-row table:style-name="ro1">
          <table:table-cell table:style-name="ce1" office:value-type="float" office:value="3110103"/>
          <table:table-cell table:style-name="ce1" office:value-type="string">
            <text:p>Caiana (MG)</text:p>
          </table:table-cell>
          <table:table-cell table:style-name="ce1" office:value-type="float" office:value="46.67"/>
        </table:table-row>
        <table:table-row table:style-name="ro1">
          <table:table-cell table:style-name="ce1" office:value-type="float" office:value="3110202"/>
          <table:table-cell table:style-name="ce1" office:value-type="string">
            <text:p>Cajuri (MG)</text:p>
          </table:table-cell>
          <table:table-cell table:style-name="ce1" office:value-type="float" office:value="48.74"/>
        </table:table-row>
        <table:table-row table:style-name="ro1">
          <table:table-cell table:style-name="ce1" office:value-type="float" office:value="3110301"/>
          <table:table-cell table:style-name="ce1" office:value-type="string">
            <text:p>Caldas (MG)</text:p>
          </table:table-cell>
          <table:table-cell table:style-name="ce1" office:value-type="float" office:value="19.16"/>
        </table:table-row>
        <table:table-row table:style-name="ro1">
          <table:table-cell table:style-name="ce1" office:value-type="float" office:value="3110400"/>
          <table:table-cell table:style-name="ce1" office:value-type="string">
            <text:p>Camacho (MG)</text:p>
          </table:table-cell>
          <table:table-cell table:style-name="ce1" office:value-type="float" office:value="14.14"/>
        </table:table-row>
        <table:table-row table:style-name="ro1">
          <table:table-cell table:style-name="ce1" office:value-type="float" office:value="3110509"/>
          <table:table-cell table:style-name="ce1" office:value-type="string">
            <text:p>Camanducaia (MG)</text:p>
          </table:table-cell>
          <table:table-cell table:style-name="ce1" office:value-type="float" office:value="39.89"/>
        </table:table-row>
        <table:table-row table:style-name="ro1">
          <table:table-cell table:style-name="ce1" office:value-type="float" office:value="3110608"/>
          <table:table-cell table:style-name="ce1" office:value-type="string">
            <text:p>Cambuí (MG)</text:p>
          </table:table-cell>
          <table:table-cell table:style-name="ce1" office:value-type="float" office:value="108.31"/>
        </table:table-row>
        <table:table-row table:style-name="ro1">
          <table:table-cell table:style-name="ce1" office:value-type="float" office:value="3110707"/>
          <table:table-cell table:style-name="ce1" office:value-type="string">
            <text:p>Cambuquira (MG)</text:p>
          </table:table-cell>
          <table:table-cell table:style-name="ce1" office:value-type="float" office:value="51.15"/>
        </table:table-row>
        <table:table-row table:style-name="ro1">
          <table:table-cell table:style-name="ce1" office:value-type="float" office:value="3110806"/>
          <table:table-cell table:style-name="ce1" office:value-type="string">
            <text:p>Campanário (MG)</text:p>
          </table:table-cell>
          <table:table-cell table:style-name="ce1" office:value-type="float" office:value="8.06"/>
        </table:table-row>
        <table:table-row table:style-name="ro1">
          <table:table-cell table:style-name="ce1" office:value-type="float" office:value="3110905"/>
          <table:table-cell table:style-name="ce1" office:value-type="string">
            <text:p>Campanha (MG)</text:p>
          </table:table-cell>
          <table:table-cell table:style-name="ce1" office:value-type="float" office:value="45.99"/>
        </table:table-row>
        <table:table-row table:style-name="ro1">
          <table:table-cell table:style-name="ce1" office:value-type="float" office:value="3111002"/>
          <table:table-cell table:style-name="ce1" office:value-type="string">
            <text:p>Campestre (MG)</text:p>
          </table:table-cell>
          <table:table-cell table:style-name="ce1" office:value-type="float" office:value="35.80"/>
        </table:table-row>
        <table:table-row table:style-name="ro1">
          <table:table-cell table:style-name="ce1" office:value-type="float" office:value="3111101"/>
          <table:table-cell table:style-name="ce1" office:value-type="string">
            <text:p>Campina Verde (MG)</text:p>
          </table:table-cell>
          <table:table-cell table:style-name="ce1" office:value-type="float" office:value="5.29"/>
        </table:table-row>
        <table:table-row table:style-name="ro1">
          <table:table-cell table:style-name="ce1" office:value-type="float" office:value="3111150"/>
          <table:table-cell table:style-name="ce1" office:value-type="string">
            <text:p>Campo Azul (MG)</text:p>
          </table:table-cell>
          <table:table-cell table:style-name="ce1" office:value-type="float" office:value="7.28"/>
        </table:table-row>
        <table:table-row table:style-name="ro1">
          <table:table-cell table:style-name="ce1" office:value-type="float" office:value="3111200"/>
          <table:table-cell table:style-name="ce1" office:value-type="string">
            <text:p>Campo Belo (MG)</text:p>
          </table:table-cell>
          <table:table-cell table:style-name="ce1" office:value-type="float" office:value="97.58"/>
        </table:table-row>
        <table:table-row table:style-name="ro1">
          <table:table-cell table:style-name="ce1" office:value-type="float" office:value="3111309"/>
          <table:table-cell table:style-name="ce1" office:value-type="string">
            <text:p>Campo do Meio (MG)</text:p>
          </table:table-cell>
          <table:table-cell table:style-name="ce1" office:value-type="float" office:value="41.67"/>
        </table:table-row>
        <table:table-row table:style-name="ro1">
          <table:table-cell table:style-name="ce1" office:value-type="float" office:value="3111408"/>
          <table:table-cell table:style-name="ce1" office:value-type="string">
            <text:p>Campo Florido (MG)</text:p>
          </table:table-cell>
          <table:table-cell table:style-name="ce1" office:value-type="float" office:value="5.43"/>
        </table:table-row>
        <table:table-row table:style-name="ro1">
          <table:table-cell table:style-name="ce1" office:value-type="float" office:value="3111507"/>
          <table:table-cell table:style-name="ce1" office:value-type="string">
            <text:p>Campos Altos (MG)</text:p>
          </table:table-cell>
          <table:table-cell table:style-name="ce1" office:value-type="float" office:value="19.99"/>
        </table:table-row>
        <table:table-row table:style-name="ro1">
          <table:table-cell table:style-name="ce1" office:value-type="float" office:value="3111606"/>
          <table:table-cell table:style-name="ce1" office:value-type="string">
            <text:p>Campos Gerais (MG)</text:p>
          </table:table-cell>
          <table:table-cell table:style-name="ce1" office:value-type="float" office:value="35.87"/>
        </table:table-row>
        <table:table-row table:style-name="ro1">
          <table:table-cell table:style-name="ce1" office:value-type="float" office:value="3111705"/>
          <table:table-cell table:style-name="ce1" office:value-type="string">
            <text:p>Canaã (MG)</text:p>
          </table:table-cell>
          <table:table-cell table:style-name="ce1" office:value-type="float" office:value="26.46"/>
        </table:table-row>
        <table:table-row table:style-name="ro1">
          <table:table-cell table:style-name="ce1" office:value-type="float" office:value="3111804"/>
          <table:table-cell table:style-name="ce1" office:value-type="string">
            <text:p>Canápolis (MG)</text:p>
          </table:table-cell>
          <table:table-cell table:style-name="ce1" office:value-type="float" office:value="13.53"/>
        </table:table-row>
        <table:table-row table:style-name="ro1">
          <table:table-cell table:style-name="ce1" office:value-type="float" office:value="3111903"/>
          <table:table-cell table:style-name="ce1" office:value-type="string">
            <text:p>Cana Verde (MG)</text:p>
          </table:table-cell>
          <table:table-cell table:style-name="ce1" office:value-type="float" office:value="26.27"/>
        </table:table-row>
        <table:table-row table:style-name="ro1">
          <table:table-cell table:style-name="ce1" office:value-type="float" office:value="3112000"/>
          <table:table-cell table:style-name="ce1" office:value-type="string">
            <text:p>Candeias (MG)</text:p>
          </table:table-cell>
          <table:table-cell table:style-name="ce1" office:value-type="float" office:value="20.26"/>
        </table:table-row>
        <table:table-row table:style-name="ro1">
          <table:table-cell table:style-name="ce1" office:value-type="float" office:value="3112059"/>
          <table:table-cell table:style-name="ce1" office:value-type="string">
            <text:p>Cantagalo (MG)</text:p>
          </table:table-cell>
          <table:table-cell table:style-name="ce1" office:value-type="float" office:value="29.57"/>
        </table:table-row>
        <table:table-row table:style-name="ro1">
          <table:table-cell table:style-name="ce1" office:value-type="float" office:value="3112109"/>
          <table:table-cell table:style-name="ce1" office:value-type="string">
            <text:p>Caparaó (MG)</text:p>
          </table:table-cell>
          <table:table-cell table:style-name="ce1" office:value-type="float" office:value="39.86"/>
        </table:table-row>
        <table:table-row table:style-name="ro1">
          <table:table-cell table:style-name="ce1" office:value-type="float" office:value="3112208"/>
          <table:table-cell table:style-name="ce1" office:value-type="string">
            <text:p>Capela Nova (MG)</text:p>
          </table:table-cell>
          <table:table-cell table:style-name="ce1" office:value-type="float" office:value="42.81"/>
        </table:table-row>
        <table:table-row table:style-name="ro1">
          <table:table-cell table:style-name="ce1" office:value-type="float" office:value="3112307"/>
          <table:table-cell table:style-name="ce1" office:value-type="string">
            <text:p>Capelinha (MG)</text:p>
          </table:table-cell>
          <table:table-cell table:style-name="ce1" office:value-type="float" office:value="36.05"/>
        </table:table-row>
        <table:table-row table:style-name="ro1">
          <table:table-cell table:style-name="ce1" office:value-type="float" office:value="3112406"/>
          <table:table-cell table:style-name="ce1" office:value-type="string">
            <text:p>Capetinga (MG)</text:p>
          </table:table-cell>
          <table:table-cell table:style-name="ce1" office:value-type="float" office:value="23.79"/>
        </table:table-row>
        <table:table-row table:style-name="ro1">
          <table:table-cell table:style-name="ce1" office:value-type="float" office:value="3112505"/>
          <table:table-cell table:style-name="ce1" office:value-type="string">
            <text:p>Capim Branco (MG)</text:p>
          </table:table-cell>
          <table:table-cell table:style-name="ce1" office:value-type="float" office:value="93.16"/>
        </table:table-row>
        <table:table-row table:style-name="ro1">
          <table:table-cell table:style-name="ce1" office:value-type="float" office:value="3112604"/>
          <table:table-cell table:style-name="ce1" office:value-type="string">
            <text:p>Capinópolis (MG)</text:p>
          </table:table-cell>
          <table:table-cell table:style-name="ce1" office:value-type="float" office:value="24.63"/>
        </table:table-row>
        <table:table-row table:style-name="ro1">
          <table:table-cell table:style-name="ce1" office:value-type="float" office:value="3112653"/>
          <table:table-cell table:style-name="ce1" office:value-type="string">
            <text:p>Capitão Andrade (MG)</text:p>
          </table:table-cell>
          <table:table-cell table:style-name="ce1" office:value-type="float" office:value="17.65"/>
        </table:table-row>
        <table:table-row table:style-name="ro1">
          <table:table-cell table:style-name="ce1" office:value-type="float" office:value="3112703"/>
          <table:table-cell table:style-name="ce1" office:value-type="string">
            <text:p>Capitão Enéas (MG)</text:p>
          </table:table-cell>
          <table:table-cell table:style-name="ce1" office:value-type="float" office:value="14.62"/>
        </table:table-row>
        <table:table-row table:style-name="ro1">
          <table:table-cell table:style-name="ce1" office:value-type="float" office:value="3112802"/>
          <table:table-cell table:style-name="ce1" office:value-type="string">
            <text:p>Capitólio (MG)</text:p>
          </table:table-cell>
          <table:table-cell table:style-name="ce1" office:value-type="float" office:value="15.68"/>
        </table:table-row>
        <table:table-row table:style-name="ro1">
          <table:table-cell table:style-name="ce1" office:value-type="float" office:value="3112901"/>
          <table:table-cell table:style-name="ce1" office:value-type="string">
            <text:p>Caputira (MG)</text:p>
          </table:table-cell>
          <table:table-cell table:style-name="ce1" office:value-type="float" office:value="48.11"/>
        </table:table-row>
        <table:table-row table:style-name="ro1">
          <table:table-cell table:style-name="ce1" office:value-type="float" office:value="3113008"/>
          <table:table-cell table:style-name="ce1" office:value-type="string">
            <text:p>Caraí (MG)</text:p>
          </table:table-cell>
          <table:table-cell table:style-name="ce1" office:value-type="float" office:value="17.99"/>
        </table:table-row>
        <table:table-row table:style-name="ro1">
          <table:table-cell table:style-name="ce1" office:value-type="float" office:value="3113107"/>
          <table:table-cell table:style-name="ce1" office:value-type="string">
            <text:p>Caranaíba (MG)</text:p>
          </table:table-cell>
          <table:table-cell table:style-name="ce1" office:value-type="float" office:value="20.56"/>
        </table:table-row>
        <table:table-row table:style-name="ro1">
          <table:table-cell table:style-name="ce1" office:value-type="float" office:value="3113206"/>
          <table:table-cell table:style-name="ce1" office:value-type="string">
            <text:p>Carandaí (MG)</text:p>
          </table:table-cell>
          <table:table-cell table:style-name="ce1" office:value-type="float" office:value="48.06"/>
        </table:table-row>
        <table:table-row table:style-name="ro1">
          <table:table-cell table:style-name="ce1" office:value-type="float" office:value="3113305"/>
          <table:table-cell table:style-name="ce1" office:value-type="string">
            <text:p>Carangola (MG)</text:p>
          </table:table-cell>
          <table:table-cell table:style-name="ce1" office:value-type="float" office:value="91.39"/>
        </table:table-row>
        <table:table-row table:style-name="ro1">
          <table:table-cell table:style-name="ce1" office:value-type="float" office:value="3113404"/>
          <table:table-cell table:style-name="ce1" office:value-type="string">
            <text:p>Caratinga (MG)</text:p>
          </table:table-cell>
          <table:table-cell table:style-name="ce1" office:value-type="float" office:value="67.72"/>
        </table:table-row>
        <table:table-row table:style-name="ro1">
          <table:table-cell table:style-name="ce1" office:value-type="float" office:value="3113503"/>
          <table:table-cell table:style-name="ce1" office:value-type="string">
            <text:p>Carbonita (MG)</text:p>
          </table:table-cell>
          <table:table-cell table:style-name="ce1" office:value-type="float" office:value="6.28"/>
        </table:table-row>
        <table:table-row table:style-name="ro1">
          <table:table-cell table:style-name="ce1" office:value-type="float" office:value="3113602"/>
          <table:table-cell table:style-name="ce1" office:value-type="string">
            <text:p>Careaçu (MG)</text:p>
          </table:table-cell>
          <table:table-cell table:style-name="ce1" office:value-type="float" office:value="34.79"/>
        </table:table-row>
        <table:table-row table:style-name="ro1">
          <table:table-cell table:style-name="ce1" office:value-type="float" office:value="3113701"/>
          <table:table-cell table:style-name="ce1" office:value-type="string">
            <text:p>Carlos Chagas (MG)</text:p>
          </table:table-cell>
          <table:table-cell table:style-name="ce1" office:value-type="float" office:value="6.27"/>
        </table:table-row>
        <table:table-row table:style-name="ro1">
          <table:table-cell table:style-name="ce1" office:value-type="float" office:value="3113800"/>
          <table:table-cell table:style-name="ce1" office:value-type="string">
            <text:p>Carmésia (MG)</text:p>
          </table:table-cell>
          <table:table-cell table:style-name="ce1" office:value-type="float" office:value="9.44"/>
        </table:table-row>
        <table:table-row table:style-name="ro1">
          <table:table-cell table:style-name="ce1" office:value-type="float" office:value="3113909"/>
          <table:table-cell table:style-name="ce1" office:value-type="string">
            <text:p>Carmo da Cachoeira (MG)</text:p>
          </table:table-cell>
          <table:table-cell table:style-name="ce1" office:value-type="float" office:value="23.38"/>
        </table:table-row>
        <table:table-row table:style-name="ro1">
          <table:table-cell table:style-name="ce1" office:value-type="float" office:value="3114006"/>
          <table:table-cell table:style-name="ce1" office:value-type="string">
            <text:p>Carmo da Mata (MG)</text:p>
          </table:table-cell>
          <table:table-cell table:style-name="ce1" office:value-type="float" office:value="30.59"/>
        </table:table-row>
        <table:table-row table:style-name="ro1">
          <table:table-cell table:style-name="ce1" office:value-type="float" office:value="3114105"/>
          <table:table-cell table:style-name="ce1" office:value-type="string">
            <text:p>Carmo de Minas (MG)</text:p>
          </table:table-cell>
          <table:table-cell table:style-name="ce1" office:value-type="float" office:value="42.66"/>
        </table:table-row>
        <table:table-row table:style-name="ro1">
          <table:table-cell table:style-name="ce1" office:value-type="float" office:value="3114204"/>
          <table:table-cell table:style-name="ce1" office:value-type="string">
            <text:p>Carmo do Cajuru (MG)</text:p>
          </table:table-cell>
          <table:table-cell table:style-name="ce1" office:value-type="float" office:value="43.90"/>
        </table:table-row>
        <table:table-row table:style-name="ro1">
          <table:table-cell table:style-name="ce1" office:value-type="float" office:value="3114303"/>
          <table:table-cell table:style-name="ce1" office:value-type="string">
            <text:p>Carmo do Paranaíba (MG)</text:p>
          </table:table-cell>
          <table:table-cell table:style-name="ce1" office:value-type="float" office:value="22.74"/>
        </table:table-row>
        <table:table-row table:style-name="ro1">
          <table:table-cell table:style-name="ce1" office:value-type="float" office:value="3114402"/>
          <table:table-cell table:style-name="ce1" office:value-type="string">
            <text:p>Carmo do Rio Claro (MG)</text:p>
          </table:table-cell>
          <table:table-cell table:style-name="ce1" office:value-type="float" office:value="19.17"/>
        </table:table-row>
        <table:table-row table:style-name="ro1">
          <table:table-cell table:style-name="ce1" office:value-type="float" office:value="3114501"/>
          <table:table-cell table:style-name="ce1" office:value-type="string">
            <text:p>Carmópolis de Minas (MG)</text:p>
          </table:table-cell>
          <table:table-cell table:style-name="ce1" office:value-type="float" office:value="42.62"/>
        </table:table-row>
        <table:table-row table:style-name="ro1">
          <table:table-cell table:style-name="ce1" office:value-type="float" office:value="3114550"/>
          <table:table-cell table:style-name="ce1" office:value-type="string">
            <text:p>Carneirinho (MG)</text:p>
          </table:table-cell>
          <table:table-cell table:style-name="ce1" office:value-type="float" office:value="4.59"/>
        </table:table-row>
        <table:table-row table:style-name="ro1">
          <table:table-cell table:style-name="ce1" office:value-type="float" office:value="3114600"/>
          <table:table-cell table:style-name="ce1" office:value-type="string">
            <text:p>Carrancas (MG)</text:p>
          </table:table-cell>
          <table:table-cell table:style-name="ce1" office:value-type="float" office:value="5.42"/>
        </table:table-row>
        <table:table-row table:style-name="ro1">
          <table:table-cell table:style-name="ce1" office:value-type="float" office:value="3114709"/>
          <table:table-cell table:style-name="ce1" office:value-type="string">
            <text:p>Carvalhópolis (MG)</text:p>
          </table:table-cell>
          <table:table-cell table:style-name="ce1" office:value-type="float" office:value="41.20"/>
        </table:table-row>
        <table:table-row table:style-name="ro1">
          <table:table-cell table:style-name="ce1" office:value-type="float" office:value="3114808"/>
          <table:table-cell table:style-name="ce1" office:value-type="string">
            <text:p>Carvalhos (MG)</text:p>
          </table:table-cell>
          <table:table-cell table:style-name="ce1" office:value-type="float" office:value="16.14"/>
        </table:table-row>
        <table:table-row table:style-name="ro1">
          <table:table-cell table:style-name="ce1" office:value-type="float" office:value="3114907"/>
          <table:table-cell table:style-name="ce1" office:value-type="string">
            <text:p>Casa Grande (MG)</text:p>
          </table:table-cell>
          <table:table-cell table:style-name="ce1" office:value-type="float" office:value="14.23"/>
        </table:table-row>
        <table:table-row table:style-name="ro1">
          <table:table-cell table:style-name="ce1" office:value-type="float" office:value="3115003"/>
          <table:table-cell table:style-name="ce1" office:value-type="string">
            <text:p>Cascalho Rico (MG)</text:p>
          </table:table-cell>
          <table:table-cell table:style-name="ce1" office:value-type="float" office:value="7.78"/>
        </table:table-row>
        <table:table-row table:style-name="ro1">
          <table:table-cell table:style-name="ce1" office:value-type="float" office:value="3115102"/>
          <table:table-cell table:style-name="ce1" office:value-type="string">
            <text:p>Cássia (MG)</text:p>
          </table:table-cell>
          <table:table-cell table:style-name="ce1" office:value-type="float" office:value="26.15"/>
        </table:table-row>
        <table:table-row table:style-name="ro1">
          <table:table-cell table:style-name="ce1" office:value-type="float" office:value="3115201"/>
          <table:table-cell table:style-name="ce1" office:value-type="string">
            <text:p>Conceição da Barra de Minas (MG)</text:p>
          </table:table-cell>
          <table:table-cell table:style-name="ce1" office:value-type="float" office:value="14.48"/>
        </table:table-row>
        <table:table-row table:style-name="ro1">
          <table:table-cell table:style-name="ce1" office:value-type="float" office:value="3115300"/>
          <table:table-cell table:style-name="ce1" office:value-type="string">
            <text:p>Cataguases (MG)</text:p>
          </table:table-cell>
          <table:table-cell table:style-name="ce1" office:value-type="float" office:value="141.85"/>
        </table:table-row>
        <table:table-row table:style-name="ro1">
          <table:table-cell table:style-name="ce1" office:value-type="float" office:value="3115359"/>
          <table:table-cell table:style-name="ce1" office:value-type="string">
            <text:p>Catas Altas (MG)</text:p>
          </table:table-cell>
          <table:table-cell table:style-name="ce1" office:value-type="float" office:value="20.19"/>
        </table:table-row>
        <table:table-row table:style-name="ro1">
          <table:table-cell table:style-name="ce1" office:value-type="float" office:value="3115409"/>
          <table:table-cell table:style-name="ce1" office:value-type="string">
            <text:p>Catas Altas da Noruega (MG)</text:p>
          </table:table-cell>
          <table:table-cell table:style-name="ce1" office:value-type="float" office:value="24.45"/>
        </table:table-row>
        <table:table-row table:style-name="ro1">
          <table:table-cell table:style-name="ce1" office:value-type="float" office:value="3115458"/>
          <table:table-cell table:style-name="ce1" office:value-type="string">
            <text:p>Catuji (MG)</text:p>
          </table:table-cell>
          <table:table-cell table:style-name="ce1" office:value-type="float" office:value="15.99"/>
        </table:table-row>
        <table:table-row table:style-name="ro1">
          <table:table-cell table:style-name="ce1" office:value-type="float" office:value="3115474"/>
          <table:table-cell table:style-name="ce1" office:value-type="string">
            <text:p>Catuti (MG)</text:p>
          </table:table-cell>
          <table:table-cell table:style-name="ce1" office:value-type="float" office:value="17.73"/>
        </table:table-row>
        <table:table-row table:style-name="ro1">
          <table:table-cell table:style-name="ce1" office:value-type="float" office:value="3115508"/>
          <table:table-cell table:style-name="ce1" office:value-type="string">
            <text:p>Caxambu (MG)</text:p>
          </table:table-cell>
          <table:table-cell table:style-name="ce1" office:value-type="float" office:value="216.01"/>
        </table:table-row>
        <table:table-row table:style-name="ro1">
          <table:table-cell table:style-name="ce1" office:value-type="float" office:value="3115607"/>
          <table:table-cell table:style-name="ce1" office:value-type="string">
            <text:p>Cedro do Abaeté (MG)</text:p>
          </table:table-cell>
          <table:table-cell table:style-name="ce1" office:value-type="float" office:value="4.27"/>
        </table:table-row>
        <table:table-row table:style-name="ro1">
          <table:table-cell table:style-name="ce1" office:value-type="float" office:value="3115706"/>
          <table:table-cell table:style-name="ce1" office:value-type="string">
            <text:p>Central de Minas (MG)</text:p>
          </table:table-cell>
          <table:table-cell table:style-name="ce1" office:value-type="float" office:value="33.14"/>
        </table:table-row>
        <table:table-row table:style-name="ro1">
          <table:table-cell table:style-name="ce1" office:value-type="float" office:value="3115805"/>
          <table:table-cell table:style-name="ce1" office:value-type="string">
            <text:p>Centralina (MG)</text:p>
          </table:table-cell>
          <table:table-cell table:style-name="ce1" office:value-type="float" office:value="31.38"/>
        </table:table-row>
        <table:table-row table:style-name="ro1">
          <table:table-cell table:style-name="ce1" office:value-type="float" office:value="3115904"/>
          <table:table-cell table:style-name="ce1" office:value-type="string">
            <text:p>Chácara (MG)</text:p>
          </table:table-cell>
          <table:table-cell table:style-name="ce1" office:value-type="float" office:value="18.27"/>
        </table:table-row>
        <table:table-row table:style-name="ro1">
          <table:table-cell table:style-name="ce1" office:value-type="float" office:value="3116001"/>
          <table:table-cell table:style-name="ce1" office:value-type="string">
            <text:p>Chalé (MG)</text:p>
          </table:table-cell>
          <table:table-cell table:style-name="ce1" office:value-type="float" office:value="26.54"/>
        </table:table-row>
        <table:table-row table:style-name="ro1">
          <table:table-cell table:style-name="ce1" office:value-type="float" office:value="3116100"/>
          <table:table-cell table:style-name="ce1" office:value-type="string">
            <text:p>Chapada do Norte (MG)</text:p>
          </table:table-cell>
          <table:table-cell table:style-name="ce1" office:value-type="float" office:value="18.28"/>
        </table:table-row>
        <table:table-row table:style-name="ro1">
          <table:table-cell table:style-name="ce1" office:value-type="float" office:value="3116159"/>
          <table:table-cell table:style-name="ce1" office:value-type="string">
            <text:p>Chapada Gaúcha (MG)</text:p>
          </table:table-cell>
          <table:table-cell table:style-name="ce1" office:value-type="float" office:value="3.32"/>
        </table:table-row>
        <table:table-row table:style-name="ro1">
          <table:table-cell table:style-name="ce1" office:value-type="float" office:value="3116209"/>
          <table:table-cell table:style-name="ce1" office:value-type="string">
            <text:p>Chiador (MG)</text:p>
          </table:table-cell>
          <table:table-cell table:style-name="ce1" office:value-type="float" office:value="11.01"/>
        </table:table-row>
        <table:table-row table:style-name="ro1">
          <table:table-cell table:style-name="ce1" office:value-type="float" office:value="3116308"/>
          <table:table-cell table:style-name="ce1" office:value-type="string">
            <text:p>Cipotânea (MG)</text:p>
          </table:table-cell>
          <table:table-cell table:style-name="ce1" office:value-type="float" office:value="42.66"/>
        </table:table-row>
        <table:table-row table:style-name="ro1">
          <table:table-cell table:style-name="ce1" office:value-type="float" office:value="3116407"/>
          <table:table-cell table:style-name="ce1" office:value-type="string">
            <text:p>Claraval (MG)</text:p>
          </table:table-cell>
          <table:table-cell table:style-name="ce1" office:value-type="float" office:value="19.95"/>
        </table:table-row>
        <table:table-row table:style-name="ro1">
          <table:table-cell table:style-name="ce1" office:value-type="float" office:value="3116506"/>
          <table:table-cell table:style-name="ce1" office:value-type="string">
            <text:p>Claro dos Poções (MG)</text:p>
          </table:table-cell>
          <table:table-cell table:style-name="ce1" office:value-type="float" office:value="10.79"/>
        </table:table-row>
        <table:table-row table:style-name="ro1">
          <table:table-cell table:style-name="ce1" office:value-type="float" office:value="3116605"/>
          <table:table-cell table:style-name="ce1" office:value-type="string">
            <text:p>Cláudio (MG)</text:p>
          </table:table-cell>
          <table:table-cell table:style-name="ce1" office:value-type="float" office:value="40.86"/>
        </table:table-row>
        <table:table-row table:style-name="ro1">
          <table:table-cell table:style-name="ce1" office:value-type="float" office:value="3116704"/>
          <table:table-cell table:style-name="ce1" office:value-type="string">
            <text:p>Coimbra (MG)</text:p>
          </table:table-cell>
          <table:table-cell table:style-name="ce1" office:value-type="float" office:value="66.00"/>
        </table:table-row>
        <table:table-row table:style-name="ro1">
          <table:table-cell table:style-name="ce1" office:value-type="float" office:value="3116803"/>
          <table:table-cell table:style-name="ce1" office:value-type="string">
            <text:p>Coluna (MG)</text:p>
          </table:table-cell>
          <table:table-cell table:style-name="ce1" office:value-type="float" office:value="25.89"/>
        </table:table-row>
        <table:table-row table:style-name="ro1">
          <table:table-cell table:style-name="ce1" office:value-type="float" office:value="3116902"/>
          <table:table-cell table:style-name="ce1" office:value-type="string">
            <text:p>Comendador Gomes (MG)</text:p>
          </table:table-cell>
          <table:table-cell table:style-name="ce1" office:value-type="float" office:value="2.85"/>
        </table:table-row>
        <table:table-row table:style-name="ro1">
          <table:table-cell table:style-name="ce1" office:value-type="float" office:value="3117009"/>
          <table:table-cell table:style-name="ce1" office:value-type="string">
            <text:p>Comercinho (MG)</text:p>
          </table:table-cell>
          <table:table-cell table:style-name="ce1" office:value-type="float" office:value="12.67"/>
        </table:table-row>
        <table:table-row table:style-name="ro1">
          <table:table-cell table:style-name="ce1" office:value-type="float" office:value="3117108"/>
          <table:table-cell table:style-name="ce1" office:value-type="string">
            <text:p>Conceição da Aparecida (MG)</text:p>
          </table:table-cell>
          <table:table-cell table:style-name="ce1" office:value-type="float" office:value="27.86"/>
        </table:table-row>
        <table:table-row table:style-name="ro1">
          <table:table-cell table:style-name="ce1" office:value-type="float" office:value="3117207"/>
          <table:table-cell table:style-name="ce1" office:value-type="string">
            <text:p>Conceição das Pedras (MG)</text:p>
          </table:table-cell>
          <table:table-cell table:style-name="ce1" office:value-type="float" office:value="26.90"/>
        </table:table-row>
        <table:table-row table:style-name="ro1">
          <table:table-cell table:style-name="ce1" office:value-type="float" office:value="3117306"/>
          <table:table-cell table:style-name="ce1" office:value-type="string">
            <text:p>Conceição das Alagoas (MG)</text:p>
          </table:table-cell>
          <table:table-cell table:style-name="ce1" office:value-type="float" office:value="17.19"/>
        </table:table-row>
        <table:table-row table:style-name="ro1">
          <table:table-cell table:style-name="ce1" office:value-type="float" office:value="3117405"/>
          <table:table-cell table:style-name="ce1" office:value-type="string">
            <text:p>Conceição de Ipanema (MG)</text:p>
          </table:table-cell>
          <table:table-cell table:style-name="ce1" office:value-type="float" office:value="17.55"/>
        </table:table-row>
        <table:table-row table:style-name="ro1">
          <table:table-cell table:style-name="ce1" office:value-type="float" office:value="3117504"/>
          <table:table-cell table:style-name="ce1" office:value-type="string">
            <text:p>Conceição do Mato Dentro (MG)</text:p>
          </table:table-cell>
          <table:table-cell table:style-name="ce1" office:value-type="float" office:value="10.37"/>
        </table:table-row>
        <table:table-row table:style-name="ro1">
          <table:table-cell table:style-name="ce1" office:value-type="float" office:value="3117603"/>
          <table:table-cell table:style-name="ce1" office:value-type="string">
            <text:p>Conceição do Pará (MG)</text:p>
          </table:table-cell>
          <table:table-cell table:style-name="ce1" office:value-type="float" office:value="20.60"/>
        </table:table-row>
        <table:table-row table:style-name="ro1">
          <table:table-cell table:style-name="ce1" office:value-type="float" office:value="3117702"/>
          <table:table-cell table:style-name="ce1" office:value-type="string">
            <text:p>Conceição do Rio Verde (MG)</text:p>
          </table:table-cell>
          <table:table-cell table:style-name="ce1" office:value-type="float" office:value="35.03"/>
        </table:table-row>
        <table:table-row table:style-name="ro1">
          <table:table-cell table:style-name="ce1" office:value-type="float" office:value="3117801"/>
          <table:table-cell table:style-name="ce1" office:value-type="string">
            <text:p>Conceição dos Ouros (MG)</text:p>
          </table:table-cell>
          <table:table-cell table:style-name="ce1" office:value-type="float" office:value="56.77"/>
        </table:table-row>
        <table:table-row table:style-name="ro1">
          <table:table-cell table:style-name="ce1" office:value-type="float" office:value="3117836"/>
          <table:table-cell table:style-name="ce1" office:value-type="string">
            <text:p>Cônego Marinho (MG)</text:p>
          </table:table-cell>
          <table:table-cell table:style-name="ce1" office:value-type="float" office:value="4.32"/>
        </table:table-row>
        <table:table-row table:style-name="ro1">
          <table:table-cell table:style-name="ce1" office:value-type="float" office:value="3117876"/>
          <table:table-cell table:style-name="ce1" office:value-type="string">
            <text:p>Confins (MG)</text:p>
          </table:table-cell>
          <table:table-cell table:style-name="ce1" office:value-type="float" office:value="140.15"/>
        </table:table-row>
        <table:table-row table:style-name="ro1">
          <table:table-cell table:style-name="ce1" office:value-type="float" office:value="3117900"/>
          <table:table-cell table:style-name="ce1" office:value-type="string">
            <text:p>Congonhal (MG)</text:p>
          </table:table-cell>
          <table:table-cell table:style-name="ce1" office:value-type="float" office:value="51.03"/>
        </table:table-row>
        <table:table-row table:style-name="ro1">
          <table:table-cell table:style-name="ce1" office:value-type="float" office:value="3118007"/>
          <table:table-cell table:style-name="ce1" office:value-type="string">
            <text:p>Congonhas (MG)</text:p>
          </table:table-cell>
          <table:table-cell table:style-name="ce1" office:value-type="float" office:value="159.57"/>
        </table:table-row>
        <table:table-row table:style-name="ro1">
          <table:table-cell table:style-name="ce1" office:value-type="float" office:value="3118106"/>
          <table:table-cell table:style-name="ce1" office:value-type="string">
            <text:p>Congonhas do Norte (MG)</text:p>
          </table:table-cell>
          <table:table-cell table:style-name="ce1" office:value-type="float" office:value="12.39"/>
        </table:table-row>
        <table:table-row table:style-name="ro1">
          <table:table-cell table:style-name="ce1" office:value-type="float" office:value="3118205"/>
          <table:table-cell table:style-name="ce1" office:value-type="string">
            <text:p>Conquista (MG)</text:p>
          </table:table-cell>
          <table:table-cell table:style-name="ce1" office:value-type="float" office:value="10.55"/>
        </table:table-row>
        <table:table-row table:style-name="ro1">
          <table:table-cell table:style-name="ce1" office:value-type="float" office:value="3118304"/>
          <table:table-cell table:style-name="ce1" office:value-type="string">
            <text:p>Conselheiro Lafaiete (MG)</text:p>
          </table:table-cell>
          <table:table-cell table:style-name="ce1" office:value-type="float" office:value="314.69"/>
        </table:table-row>
        <table:table-row table:style-name="ro1">
          <table:table-cell table:style-name="ce1" office:value-type="float" office:value="3118403"/>
          <table:table-cell table:style-name="ce1" office:value-type="string">
            <text:p>Conselheiro Pena (MG)</text:p>
          </table:table-cell>
          <table:table-cell table:style-name="ce1" office:value-type="float" office:value="14.99"/>
        </table:table-row>
        <table:table-row table:style-name="ro1">
          <table:table-cell table:style-name="ce1" office:value-type="float" office:value="3118502"/>
          <table:table-cell table:style-name="ce1" office:value-type="string">
            <text:p>Consolação (MG)</text:p>
          </table:table-cell>
          <table:table-cell table:style-name="ce1" office:value-type="float" office:value="19.99"/>
        </table:table-row>
        <table:table-row table:style-name="ro1">
          <table:table-cell table:style-name="ce1" office:value-type="float" office:value="3118601"/>
          <table:table-cell table:style-name="ce1" office:value-type="string">
            <text:p>Contagem (MG)</text:p>
          </table:table-cell>
          <table:table-cell table:style-name="ce1" office:value-type="float" office:value="3090.33"/>
        </table:table-row>
        <table:table-row table:style-name="ro1">
          <table:table-cell table:style-name="ce1" office:value-type="float" office:value="3118700"/>
          <table:table-cell table:style-name="ce1" office:value-type="string">
            <text:p>Coqueiral (MG)</text:p>
          </table:table-cell>
          <table:table-cell table:style-name="ce1" office:value-type="float" office:value="31.36"/>
        </table:table-row>
        <table:table-row table:style-name="ro1">
          <table:table-cell table:style-name="ce1" office:value-type="float" office:value="3118809"/>
          <table:table-cell table:style-name="ce1" office:value-type="string">
            <text:p>Coração de Jesus (MG)</text:p>
          </table:table-cell>
          <table:table-cell table:style-name="ce1" office:value-type="float" office:value="11.70"/>
        </table:table-row>
        <table:table-row table:style-name="ro1">
          <table:table-cell table:style-name="ce1" office:value-type="float" office:value="3118908"/>
          <table:table-cell table:style-name="ce1" office:value-type="string">
            <text:p>Cordisburgo (MG)</text:p>
          </table:table-cell>
          <table:table-cell table:style-name="ce1" office:value-type="float" office:value="10.52"/>
        </table:table-row>
        <table:table-row table:style-name="ro1">
          <table:table-cell table:style-name="ce1" office:value-type="float" office:value="3119005"/>
          <table:table-cell table:style-name="ce1" office:value-type="string">
            <text:p>Cordislândia (MG)</text:p>
          </table:table-cell>
          <table:table-cell table:style-name="ce1" office:value-type="float" office:value="19.13"/>
        </table:table-row>
        <table:table-row table:style-name="ro1">
          <table:table-cell table:style-name="ce1" office:value-type="float" office:value="3119104"/>
          <table:table-cell table:style-name="ce1" office:value-type="string">
            <text:p>Corinto (MG)</text:p>
          </table:table-cell>
          <table:table-cell table:style-name="ce1" office:value-type="float" office:value="9.47"/>
        </table:table-row>
        <table:table-row table:style-name="ro1">
          <table:table-cell table:style-name="ce1" office:value-type="float" office:value="3119203"/>
          <table:table-cell table:style-name="ce1" office:value-type="string">
            <text:p>Coroaci (MG)</text:p>
          </table:table-cell>
          <table:table-cell table:style-name="ce1" office:value-type="float" office:value="17.82"/>
        </table:table-row>
        <table:table-row table:style-name="ro1">
          <table:table-cell table:style-name="ce1" office:value-type="float" office:value="3119302"/>
          <table:table-cell table:style-name="ce1" office:value-type="string">
            <text:p>Coromandel (MG)</text:p>
          </table:table-cell>
          <table:table-cell table:style-name="ce1" office:value-type="float" office:value="8.31"/>
        </table:table-row>
        <table:table-row table:style-name="ro1">
          <table:table-cell table:style-name="ce1" office:value-type="float" office:value="3119401"/>
          <table:table-cell table:style-name="ce1" office:value-type="string">
            <text:p>Coronel Fabriciano (MG)</text:p>
          </table:table-cell>
          <table:table-cell table:style-name="ce1" office:value-type="float" office:value="468.67"/>
        </table:table-row>
        <table:table-row table:style-name="ro1">
          <table:table-cell table:style-name="ce1" office:value-type="float" office:value="3119500"/>
          <table:table-cell table:style-name="ce1" office:value-type="string">
            <text:p>Coronel Murta (MG)</text:p>
          </table:table-cell>
          <table:table-cell table:style-name="ce1" office:value-type="float" office:value="11.18"/>
        </table:table-row>
        <table:table-row table:style-name="ro1">
          <table:table-cell table:style-name="ce1" office:value-type="float" office:value="3119609"/>
          <table:table-cell table:style-name="ce1" office:value-type="string">
            <text:p>Coronel Pacheco (MG)</text:p>
          </table:table-cell>
          <table:table-cell table:style-name="ce1" office:value-type="float" office:value="22.68"/>
        </table:table-row>
        <table:table-row table:style-name="ro1">
          <table:table-cell table:style-name="ce1" office:value-type="float" office:value="3119708"/>
          <table:table-cell table:style-name="ce1" office:value-type="string">
            <text:p>Coronel Xavier Chaves (MG)</text:p>
          </table:table-cell>
          <table:table-cell table:style-name="ce1" office:value-type="float" office:value="23.42"/>
        </table:table-row>
        <table:table-row table:style-name="ro1">
          <table:table-cell table:style-name="ce1" office:value-type="float" office:value="3119807"/>
          <table:table-cell table:style-name="ce1" office:value-type="string">
            <text:p>Córrego Danta (MG)</text:p>
          </table:table-cell>
          <table:table-cell table:style-name="ce1" office:value-type="float" office:value="5.16"/>
        </table:table-row>
        <table:table-row table:style-name="ro1">
          <table:table-cell table:style-name="ce1" office:value-type="float" office:value="3119906"/>
          <table:table-cell table:style-name="ce1" office:value-type="string">
            <text:p>Córrego do Bom Jesus (MG)</text:p>
          </table:table-cell>
          <table:table-cell table:style-name="ce1" office:value-type="float" office:value="30.17"/>
        </table:table-row>
        <table:table-row table:style-name="ro1">
          <table:table-cell table:style-name="ce1" office:value-type="float" office:value="3119955"/>
          <table:table-cell table:style-name="ce1" office:value-type="string">
            <text:p>Córrego Fundo (MG)</text:p>
          </table:table-cell>
          <table:table-cell table:style-name="ce1" office:value-type="float" office:value="57.26"/>
        </table:table-row>
        <table:table-row table:style-name="ro1">
          <table:table-cell table:style-name="ce1" office:value-type="float" office:value="3120003"/>
          <table:table-cell table:style-name="ce1" office:value-type="string">
            <text:p>Córrego Novo (MG)</text:p>
          </table:table-cell>
          <table:table-cell table:style-name="ce1" office:value-type="float" office:value="15.23"/>
        </table:table-row>
        <table:table-row table:style-name="ro1">
          <table:table-cell table:style-name="ce1" office:value-type="float" office:value="3120102"/>
          <table:table-cell table:style-name="ce1" office:value-type="string">
            <text:p>Couto de Magalhães de Minas (MG)</text:p>
          </table:table-cell>
          <table:table-cell table:style-name="ce1" office:value-type="float" office:value="8.66"/>
        </table:table-row>
        <table:table-row table:style-name="ro1">
          <table:table-cell table:style-name="ce1" office:value-type="float" office:value="3120151"/>
          <table:table-cell table:style-name="ce1" office:value-type="string">
            <text:p>Crisólita (MG)</text:p>
          </table:table-cell>
          <table:table-cell table:style-name="ce1" office:value-type="float" office:value="6.26"/>
        </table:table-row>
        <table:table-row table:style-name="ro1">
          <table:table-cell table:style-name="ce1" office:value-type="float" office:value="3120201"/>
          <table:table-cell table:style-name="ce1" office:value-type="string">
            <text:p>Cristais (MG)</text:p>
          </table:table-cell>
          <table:table-cell table:style-name="ce1" office:value-type="float" office:value="17.96"/>
        </table:table-row>
        <table:table-row table:style-name="ro1">
          <table:table-cell table:style-name="ce1" office:value-type="float" office:value="3120300"/>
          <table:table-cell table:style-name="ce1" office:value-type="string">
            <text:p>Cristália (MG)</text:p>
          </table:table-cell>
          <table:table-cell table:style-name="ce1" office:value-type="float" office:value="6.85"/>
        </table:table-row>
        <table:table-row table:style-name="ro1">
          <table:table-cell table:style-name="ce1" office:value-type="float" office:value="3120409"/>
          <table:table-cell table:style-name="ce1" office:value-type="string">
            <text:p>Cristiano Otoni (MG)</text:p>
          </table:table-cell>
          <table:table-cell table:style-name="ce1" office:value-type="float" office:value="37.68"/>
        </table:table-row>
        <table:table-row table:style-name="ro1">
          <table:table-cell table:style-name="ce1" office:value-type="float" office:value="3120508"/>
          <table:table-cell table:style-name="ce1" office:value-type="string">
            <text:p>Cristina (MG)</text:p>
          </table:table-cell>
          <table:table-cell table:style-name="ce1" office:value-type="float" office:value="32.79"/>
        </table:table-row>
        <table:table-row table:style-name="ro1">
          <table:table-cell table:style-name="ce1" office:value-type="float" office:value="3120607"/>
          <table:table-cell table:style-name="ce1" office:value-type="string">
            <text:p>Crucilândia (MG)</text:p>
          </table:table-cell>
          <table:table-cell table:style-name="ce1" office:value-type="float" office:value="28.46"/>
        </table:table-row>
        <table:table-row table:style-name="ro1">
          <table:table-cell table:style-name="ce1" office:value-type="float" office:value="3120706"/>
          <table:table-cell table:style-name="ce1" office:value-type="string">
            <text:p>Cruzeiro da Fortaleza (MG)</text:p>
          </table:table-cell>
          <table:table-cell table:style-name="ce1" office:value-type="float" office:value="20.91"/>
        </table:table-row>
        <table:table-row table:style-name="ro1">
          <table:table-cell table:style-name="ce1" office:value-type="float" office:value="3120805"/>
          <table:table-cell table:style-name="ce1" office:value-type="string">
            <text:p>Cruzília (MG)</text:p>
          </table:table-cell>
          <table:table-cell table:style-name="ce1" office:value-type="float" office:value="27.93"/>
        </table:table-row>
        <table:table-row table:style-name="ro1">
          <table:table-cell table:style-name="ce1" office:value-type="float" office:value="3120839"/>
          <table:table-cell table:style-name="ce1" office:value-type="string">
            <text:p>Cuparaque (MG)</text:p>
          </table:table-cell>
          <table:table-cell table:style-name="ce1" office:value-type="float" office:value="20.64"/>
        </table:table-row>
        <table:table-row table:style-name="ro1">
          <table:table-cell table:style-name="ce1" office:value-type="float" office:value="3120870"/>
          <table:table-cell table:style-name="ce1" office:value-type="string">
            <text:p>Curral de Dentro (MG)</text:p>
          </table:table-cell>
          <table:table-cell table:style-name="ce1" office:value-type="float" office:value="12.17"/>
        </table:table-row>
        <table:table-row table:style-name="ro1">
          <table:table-cell table:style-name="ce1" office:value-type="float" office:value="3120904"/>
          <table:table-cell table:style-name="ce1" office:value-type="string">
            <text:p>Curvelo (MG)</text:p>
          </table:table-cell>
          <table:table-cell table:style-name="ce1" office:value-type="float" office:value="22.50"/>
        </table:table-row>
        <table:table-row table:style-name="ro1">
          <table:table-cell table:style-name="ce1" office:value-type="float" office:value="3121001"/>
          <table:table-cell table:style-name="ce1" office:value-type="string">
            <text:p>Datas (MG)</text:p>
          </table:table-cell>
          <table:table-cell table:style-name="ce1" office:value-type="float" office:value="16.80"/>
        </table:table-row>
        <table:table-row table:style-name="ro1">
          <table:table-cell table:style-name="ce1" office:value-type="float" office:value="3121100"/>
          <table:table-cell table:style-name="ce1" office:value-type="string">
            <text:p>Delfim Moreira (MG)</text:p>
          </table:table-cell>
          <table:table-cell table:style-name="ce1" office:value-type="float" office:value="19.51"/>
        </table:table-row>
        <table:table-row table:style-name="ro1">
          <table:table-cell table:style-name="ce1" office:value-type="float" office:value="3121209"/>
          <table:table-cell table:style-name="ce1" office:value-type="string">
            <text:p>Delfinópolis (MG)</text:p>
          </table:table-cell>
          <table:table-cell table:style-name="ce1" office:value-type="float" office:value="4.95"/>
        </table:table-row>
        <table:table-row table:style-name="ro1">
          <table:table-cell table:style-name="ce1" office:value-type="float" office:value="3121258"/>
          <table:table-cell table:style-name="ce1" office:value-type="string">
            <text:p>Delta (MG)</text:p>
          </table:table-cell>
          <table:table-cell table:style-name="ce1" office:value-type="float" office:value="78.66"/>
        </table:table-row>
        <table:table-row table:style-name="ro1">
          <table:table-cell table:style-name="ce1" office:value-type="float" office:value="3121308"/>
          <table:table-cell table:style-name="ce1" office:value-type="string">
            <text:p>Descoberto (MG)</text:p>
          </table:table-cell>
          <table:table-cell table:style-name="ce1" office:value-type="float" office:value="22.37"/>
        </table:table-row>
        <table:table-row table:style-name="ro1">
          <table:table-cell table:style-name="ce1" office:value-type="float" office:value="3121407"/>
          <table:table-cell table:style-name="ce1" office:value-type="string">
            <text:p>Desterro de Entre Rios (MG)</text:p>
          </table:table-cell>
          <table:table-cell table:style-name="ce1" office:value-type="float" office:value="18.56"/>
        </table:table-row>
        <table:table-row table:style-name="ro1">
          <table:table-cell table:style-name="ce1" office:value-type="float" office:value="3121506"/>
          <table:table-cell table:style-name="ce1" office:value-type="string">
            <text:p>Desterro do Melo (MG)</text:p>
          </table:table-cell>
          <table:table-cell table:style-name="ce1" office:value-type="float" office:value="21.19"/>
        </table:table-row>
        <table:table-row table:style-name="ro1">
          <table:table-cell table:style-name="ce1" office:value-type="float" office:value="3121605"/>
          <table:table-cell table:style-name="ce1" office:value-type="string">
            <text:p>Diamantina (MG)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float" office:value="3121704"/>
          <table:table-cell table:style-name="ce1" office:value-type="string">
            <text:p>Diogo de Vasconcelos (MG)</text:p>
          </table:table-cell>
          <table:table-cell table:style-name="ce1" office:value-type="float" office:value="23.31"/>
        </table:table-row>
        <table:table-row table:style-name="ro1">
          <table:table-cell table:style-name="ce1" office:value-type="float" office:value="3121803"/>
          <table:table-cell table:style-name="ce1" office:value-type="string">
            <text:p>Dionísio (MG)</text:p>
          </table:table-cell>
          <table:table-cell table:style-name="ce1" office:value-type="float" office:value="25.37"/>
        </table:table-row>
        <table:table-row table:style-name="ro1">
          <table:table-cell table:style-name="ce1" office:value-type="float" office:value="3121902"/>
          <table:table-cell table:style-name="ce1" office:value-type="string">
            <text:p>Divinésia (MG)</text:p>
          </table:table-cell>
          <table:table-cell table:style-name="ce1" office:value-type="float" office:value="28.15"/>
        </table:table-row>
        <table:table-row table:style-name="ro1">
          <table:table-cell table:style-name="ce1" office:value-type="float" office:value="3122009"/>
          <table:table-cell table:style-name="ce1" office:value-type="string">
            <text:p>Divino (MG)</text:p>
          </table:table-cell>
          <table:table-cell table:style-name="ce1" office:value-type="float" office:value="56.64"/>
        </table:table-row>
        <table:table-row table:style-name="ro1">
          <table:table-cell table:style-name="ce1" office:value-type="float" office:value="3122108"/>
          <table:table-cell table:style-name="ce1" office:value-type="string">
            <text:p>Divino das Laranjeiras (MG)</text:p>
          </table:table-cell>
          <table:table-cell table:style-name="ce1" office:value-type="float" office:value="14.43"/>
        </table:table-row>
        <table:table-row table:style-name="ro1">
          <table:table-cell table:style-name="ce1" office:value-type="float" office:value="3122207"/>
          <table:table-cell table:style-name="ce1" office:value-type="string">
            <text:p>Divinolândia de Minas (MG)</text:p>
          </table:table-cell>
          <table:table-cell table:style-name="ce1" office:value-type="float" office:value="52.76"/>
        </table:table-row>
        <table:table-row table:style-name="ro1">
          <table:table-cell table:style-name="ce1" office:value-type="float" office:value="3122306"/>
          <table:table-cell table:style-name="ce1" office:value-type="string">
            <text:p>Divinópolis (MG)</text:p>
          </table:table-cell>
          <table:table-cell table:style-name="ce1" office:value-type="float" office:value="300.82"/>
        </table:table-row>
        <table:table-row table:style-name="ro1">
          <table:table-cell table:style-name="ce1" office:value-type="float" office:value="3122355"/>
          <table:table-cell table:style-name="ce1" office:value-type="string">
            <text:p>Divisa Alegre (MG)</text:p>
          </table:table-cell>
          <table:table-cell table:style-name="ce1" office:value-type="float" office:value="49.95"/>
        </table:table-row>
        <table:table-row table:style-name="ro1">
          <table:table-cell table:style-name="ce1" office:value-type="float" office:value="3122405"/>
          <table:table-cell table:style-name="ce1" office:value-type="string">
            <text:p>Divisa Nova (MG)</text:p>
          </table:table-cell>
          <table:table-cell table:style-name="ce1" office:value-type="float" office:value="26.56"/>
        </table:table-row>
        <table:table-row table:style-name="ro1">
          <table:table-cell table:style-name="ce1" office:value-type="float" office:value="3122454"/>
          <table:table-cell table:style-name="ce1" office:value-type="string">
            <text:p>Divisópolis (MG)</text:p>
          </table:table-cell>
          <table:table-cell table:style-name="ce1" office:value-type="float" office:value="15.66"/>
        </table:table-row>
        <table:table-row table:style-name="ro1">
          <table:table-cell table:style-name="ce1" office:value-type="float" office:value="3122470"/>
          <table:table-cell table:style-name="ce1" office:value-type="string">
            <text:p>Dom Bosco (MG)</text:p>
          </table:table-cell>
          <table:table-cell table:style-name="ce1" office:value-type="float" office:value="4.67"/>
        </table:table-row>
        <table:table-row table:style-name="ro1">
          <table:table-cell table:style-name="ce1" office:value-type="float" office:value="3122504"/>
          <table:table-cell table:style-name="ce1" office:value-type="string">
            <text:p>Dom Cavati (MG)</text:p>
          </table:table-cell>
          <table:table-cell table:style-name="ce1" office:value-type="float" office:value="87.52"/>
        </table:table-row>
        <table:table-row table:style-name="ro1">
          <table:table-cell table:style-name="ce1" office:value-type="float" office:value="3122603"/>
          <table:table-cell table:style-name="ce1" office:value-type="string">
            <text:p>Dom Joaquim (MG)</text:p>
          </table:table-cell>
          <table:table-cell table:style-name="ce1" office:value-type="float" office:value="11.37"/>
        </table:table-row>
        <table:table-row table:style-name="ro1">
          <table:table-cell table:style-name="ce1" office:value-type="float" office:value="3122702"/>
          <table:table-cell table:style-name="ce1" office:value-type="string">
            <text:p>Dom Silvério (MG)</text:p>
          </table:table-cell>
          <table:table-cell table:style-name="ce1" office:value-type="float" office:value="26.65"/>
        </table:table-row>
        <table:table-row table:style-name="ro1">
          <table:table-cell table:style-name="ce1" office:value-type="float" office:value="3122801"/>
          <table:table-cell table:style-name="ce1" office:value-type="string">
            <text:p>Dom Viçoso (MG)</text:p>
          </table:table-cell>
          <table:table-cell table:style-name="ce1" office:value-type="float" office:value="26.28"/>
        </table:table-row>
        <table:table-row table:style-name="ro1">
          <table:table-cell table:style-name="ce1" office:value-type="float" office:value="3122900"/>
          <table:table-cell table:style-name="ce1" office:value-type="string">
            <text:p>Dona Eusébia (MG)</text:p>
          </table:table-cell>
          <table:table-cell table:style-name="ce1" office:value-type="float" office:value="85.45"/>
        </table:table-row>
        <table:table-row table:style-name="ro1">
          <table:table-cell table:style-name="ce1" office:value-type="float" office:value="3123007"/>
          <table:table-cell table:style-name="ce1" office:value-type="string">
            <text:p>Dores de Campos (MG)</text:p>
          </table:table-cell>
          <table:table-cell table:style-name="ce1" office:value-type="float" office:value="74.49"/>
        </table:table-row>
        <table:table-row table:style-name="ro1">
          <table:table-cell table:style-name="ce1" office:value-type="float" office:value="3123106"/>
          <table:table-cell table:style-name="ce1" office:value-type="string">
            <text:p>Dores de Guanhães (MG)</text:p>
          </table:table-cell>
          <table:table-cell table:style-name="ce1" office:value-type="float" office:value="13.67"/>
        </table:table-row>
        <table:table-row table:style-name="ro1">
          <table:table-cell table:style-name="ce1" office:value-type="float" office:value="3123205"/>
          <table:table-cell table:style-name="ce1" office:value-type="string">
            <text:p>Dores do Indaiá (MG)</text:p>
          </table:table-cell>
          <table:table-cell table:style-name="ce1" office:value-type="float" office:value="12.40"/>
        </table:table-row>
        <table:table-row table:style-name="ro1">
          <table:table-cell table:style-name="ce1" office:value-type="float" office:value="3123304"/>
          <table:table-cell table:style-name="ce1" office:value-type="string">
            <text:p>Dores do Turvo (MG)</text:p>
          </table:table-cell>
          <table:table-cell table:style-name="ce1" office:value-type="float" office:value="19.30"/>
        </table:table-row>
        <table:table-row table:style-name="ro1">
          <table:table-cell table:style-name="ce1" office:value-type="float" office:value="3123403"/>
          <table:table-cell table:style-name="ce1" office:value-type="string">
            <text:p>Doresópolis (MG)</text:p>
          </table:table-cell>
          <table:table-cell table:style-name="ce1" office:value-type="float" office:value="9.42"/>
        </table:table-row>
        <table:table-row table:style-name="ro1">
          <table:table-cell table:style-name="ce1" office:value-type="float" office:value="3123502"/>
          <table:table-cell table:style-name="ce1" office:value-type="string">
            <text:p>Douradoquara (MG)</text:p>
          </table:table-cell>
          <table:table-cell table:style-name="ce1" office:value-type="float" office:value="5.88"/>
        </table:table-row>
        <table:table-row table:style-name="ro1">
          <table:table-cell table:style-name="ce1" office:value-type="float" office:value="3123528"/>
          <table:table-cell table:style-name="ce1" office:value-type="string">
            <text:p>Durandé (MG)</text:p>
          </table:table-cell>
          <table:table-cell table:style-name="ce1" office:value-type="float" office:value="34.13"/>
        </table:table-row>
        <table:table-row table:style-name="ro1">
          <table:table-cell table:style-name="ce1" office:value-type="float" office:value="3123601"/>
          <table:table-cell table:style-name="ce1" office:value-type="string">
            <text:p>Elói Mendes (MG)</text:p>
          </table:table-cell>
          <table:table-cell table:style-name="ce1" office:value-type="float" office:value="50.49"/>
        </table:table-row>
        <table:table-row table:style-name="ro1">
          <table:table-cell table:style-name="ce1" office:value-type="float" office:value="3123700"/>
          <table:table-cell table:style-name="ce1" office:value-type="string">
            <text:p>Engenheiro Caldas (MG)</text:p>
          </table:table-cell>
          <table:table-cell table:style-name="ce1" office:value-type="float" office:value="54.96"/>
        </table:table-row>
        <table:table-row table:style-name="ro1">
          <table:table-cell table:style-name="ce1" office:value-type="float" office:value="3123809"/>
          <table:table-cell table:style-name="ce1" office:value-type="string">
            <text:p>Engenheiro Navarro (MG)</text:p>
          </table:table-cell>
          <table:table-cell table:style-name="ce1" office:value-type="float" office:value="11.71"/>
        </table:table-row>
        <table:table-row table:style-name="ro1">
          <table:table-cell table:style-name="ce1" office:value-type="float" office:value="3123858"/>
          <table:table-cell table:style-name="ce1" office:value-type="string">
            <text:p>Entre Folhas (MG)</text:p>
          </table:table-cell>
          <table:table-cell table:style-name="ce1" office:value-type="float" office:value="60.73"/>
        </table:table-row>
        <table:table-row table:style-name="ro1">
          <table:table-cell table:style-name="ce1" office:value-type="float" office:value="3123908"/>
          <table:table-cell table:style-name="ce1" office:value-type="string">
            <text:p>Entre Rios de Minas (MG)</text:p>
          </table:table-cell>
          <table:table-cell table:style-name="ce1" office:value-type="float" office:value="31.18"/>
        </table:table-row>
        <table:table-row table:style-name="ro1">
          <table:table-cell table:style-name="ce1" office:value-type="float" office:value="3124005"/>
          <table:table-cell table:style-name="ce1" office:value-type="string">
            <text:p>Ervália (MG)</text:p>
          </table:table-cell>
          <table:table-cell table:style-name="ce1" office:value-type="float" office:value="50.20"/>
        </table:table-row>
        <table:table-row table:style-name="ro1">
          <table:table-cell table:style-name="ce1" office:value-type="float" office:value="3124104"/>
          <table:table-cell table:style-name="ce1" office:value-type="string">
            <text:p>Esmeraldas (MG)</text:p>
          </table:table-cell>
          <table:table-cell table:style-name="ce1" office:value-type="float" office:value="66.13"/>
        </table:table-row>
        <table:table-row table:style-name="ro1">
          <table:table-cell table:style-name="ce1" office:value-type="float" office:value="3124203"/>
          <table:table-cell table:style-name="ce1" office:value-type="string">
            <text:p>Espera Feliz (MG)</text:p>
          </table:table-cell>
          <table:table-cell table:style-name="ce1" office:value-type="float" office:value="71.96"/>
        </table:table-row>
        <table:table-row table:style-name="ro1">
          <table:table-cell table:style-name="ce1" office:value-type="float" office:value="3124302"/>
          <table:table-cell table:style-name="ce1" office:value-type="string">
            <text:p>Espinosa (MG)</text:p>
          </table:table-cell>
          <table:table-cell table:style-name="ce1" office:value-type="float" office:value="16.65"/>
        </table:table-row>
        <table:table-row table:style-name="ro1">
          <table:table-cell table:style-name="ce1" office:value-type="float" office:value="3124401"/>
          <table:table-cell table:style-name="ce1" office:value-type="string">
            <text:p>Espírito Santo do Dourado (MG)</text:p>
          </table:table-cell>
          <table:table-cell table:style-name="ce1" office:value-type="float" office:value="16.78"/>
        </table:table-row>
        <table:table-row table:style-name="ro1">
          <table:table-cell table:style-name="ce1" office:value-type="float" office:value="3124500"/>
          <table:table-cell table:style-name="ce1" office:value-type="string">
            <text:p>Estiva (MG)</text:p>
          </table:table-cell>
          <table:table-cell table:style-name="ce1" office:value-type="float" office:value="44.47"/>
        </table:table-row>
        <table:table-row table:style-name="ro1">
          <table:table-cell table:style-name="ce1" office:value-type="float" office:value="3124609"/>
          <table:table-cell table:style-name="ce1" office:value-type="string">
            <text:p>Estrela Dalva (MG)</text:p>
          </table:table-cell>
          <table:table-cell table:style-name="ce1" office:value-type="float" office:value="18.80"/>
        </table:table-row>
        <table:table-row table:style-name="ro1">
          <table:table-cell table:style-name="ce1" office:value-type="float" office:value="3124708"/>
          <table:table-cell table:style-name="ce1" office:value-type="string">
            <text:p>Estrela do Indaiá (MG)</text:p>
          </table:table-cell>
          <table:table-cell table:style-name="ce1" office:value-type="float" office:value="5.53"/>
        </table:table-row>
        <table:table-row table:style-name="ro1">
          <table:table-cell table:style-name="ce1" office:value-type="float" office:value="3124807"/>
          <table:table-cell table:style-name="ce1" office:value-type="string">
            <text:p>Estrela do Sul (MG)</text:p>
          </table:table-cell>
          <table:table-cell table:style-name="ce1" office:value-type="float" office:value="9.05"/>
        </table:table-row>
        <table:table-row table:style-name="ro1">
          <table:table-cell table:style-name="ce1" office:value-type="float" office:value="3124906"/>
          <table:table-cell table:style-name="ce1" office:value-type="string">
            <text:p>Eugenópolis (MG)</text:p>
          </table:table-cell>
          <table:table-cell table:style-name="ce1" office:value-type="float" office:value="34.07"/>
        </table:table-row>
        <table:table-row table:style-name="ro1">
          <table:table-cell table:style-name="ce1" office:value-type="float" office:value="3125002"/>
          <table:table-cell table:style-name="ce1" office:value-type="string">
            <text:p>Ewbank da Câmara (MG)</text:p>
          </table:table-cell>
          <table:table-cell table:style-name="ce1" office:value-type="float" office:value="36.14"/>
        </table:table-row>
        <table:table-row table:style-name="ro1">
          <table:table-cell table:style-name="ce1" office:value-type="float" office:value="3125101"/>
          <table:table-cell table:style-name="ce1" office:value-type="string">
            <text:p>Extrema (MG)</text:p>
          </table:table-cell>
          <table:table-cell table:style-name="ce1" office:value-type="float" office:value="116.93"/>
        </table:table-row>
        <table:table-row table:style-name="ro1">
          <table:table-cell table:style-name="ce1" office:value-type="float" office:value="3125200"/>
          <table:table-cell table:style-name="ce1" office:value-type="string">
            <text:p>Fama (MG)</text:p>
          </table:table-cell>
          <table:table-cell table:style-name="ce1" office:value-type="float" office:value="27.32"/>
        </table:table-row>
        <table:table-row table:style-name="ro1">
          <table:table-cell table:style-name="ce1" office:value-type="float" office:value="3125309"/>
          <table:table-cell table:style-name="ce1" office:value-type="string">
            <text:p>Faria Lemos (MG)</text:p>
          </table:table-cell>
          <table:table-cell table:style-name="ce1" office:value-type="float" office:value="20.43"/>
        </table:table-row>
        <table:table-row table:style-name="ro1">
          <table:table-cell table:style-name="ce1" office:value-type="float" office:value="3125408"/>
          <table:table-cell table:style-name="ce1" office:value-type="string">
            <text:p>Felício dos Santos (MG)</text:p>
          </table:table-cell>
          <table:table-cell table:style-name="ce1" office:value-type="float" office:value="14.38"/>
        </table:table-row>
        <table:table-row table:style-name="ro1">
          <table:table-cell table:style-name="ce1" office:value-type="float" office:value="3125507"/>
          <table:table-cell table:style-name="ce1" office:value-type="string">
            <text:p>São Gonçalo do Rio Preto (MG)</text:p>
          </table:table-cell>
          <table:table-cell table:style-name="ce1" office:value-type="float" office:value="9.72"/>
        </table:table-row>
        <table:table-row table:style-name="ro1">
          <table:table-cell table:style-name="ce1" office:value-type="float" office:value="3125606"/>
          <table:table-cell table:style-name="ce1" office:value-type="string">
            <text:p>Felisburgo (MG)</text:p>
          </table:table-cell>
          <table:table-cell table:style-name="ce1" office:value-type="float" office:value="11.53"/>
        </table:table-row>
        <table:table-row table:style-name="ro1">
          <table:table-cell table:style-name="ce1" office:value-type="float" office:value="3125705"/>
          <table:table-cell table:style-name="ce1" office:value-type="string">
            <text:p>Felixlândia (MG)</text:p>
          </table:table-cell>
          <table:table-cell table:style-name="ce1" office:value-type="float" office:value="9.08"/>
        </table:table-row>
        <table:table-row table:style-name="ro1">
          <table:table-cell table:style-name="ce1" office:value-type="float" office:value="3125804"/>
          <table:table-cell table:style-name="ce1" office:value-type="string">
            <text:p>Fernandes Tourinho (MG)</text:p>
          </table:table-cell>
          <table:table-cell table:style-name="ce1" office:value-type="float" office:value="19.95"/>
        </table:table-row>
        <table:table-row table:style-name="ro1">
          <table:table-cell table:style-name="ce1" office:value-type="float" office:value="3125903"/>
          <table:table-cell table:style-name="ce1" office:value-type="string">
            <text:p>Ferros (MG)</text:p>
          </table:table-cell>
          <table:table-cell table:style-name="ce1" office:value-type="float" office:value="9.95"/>
        </table:table-row>
        <table:table-row table:style-name="ro1">
          <table:table-cell table:style-name="ce1" office:value-type="float" office:value="3125952"/>
          <table:table-cell table:style-name="ce1" office:value-type="string">
            <text:p>Fervedouro (MG)</text:p>
          </table:table-cell>
          <table:table-cell table:style-name="ce1" office:value-type="float" office:value="28.93"/>
        </table:table-row>
        <table:table-row table:style-name="ro1">
          <table:table-cell table:style-name="ce1" office:value-type="float" office:value="3126000"/>
          <table:table-cell table:style-name="ce1" office:value-type="string">
            <text:p>Florestal (MG)</text:p>
          </table:table-cell>
          <table:table-cell table:style-name="ce1" office:value-type="float" office:value="34.48"/>
        </table:table-row>
        <table:table-row table:style-name="ro1">
          <table:table-cell table:style-name="ce1" office:value-type="float" office:value="3126109"/>
          <table:table-cell table:style-name="ce1" office:value-type="string">
            <text:p>Formiga (MG)</text:p>
          </table:table-cell>
          <table:table-cell table:style-name="ce1" office:value-type="float" office:value="43.36"/>
        </table:table-row>
        <table:table-row table:style-name="ro1">
          <table:table-cell table:style-name="ce1" office:value-type="float" office:value="3126208"/>
          <table:table-cell table:style-name="ce1" office:value-type="string">
            <text:p>Formoso (MG)</text:p>
          </table:table-cell>
          <table:table-cell table:style-name="ce1" office:value-type="float" office:value="2.22"/>
        </table:table-row>
        <table:table-row table:style-name="ro1">
          <table:table-cell table:style-name="ce1" office:value-type="float" office:value="3126307"/>
          <table:table-cell table:style-name="ce1" office:value-type="string">
            <text:p>Fortaleza de Minas (MG)</text:p>
          </table:table-cell>
          <table:table-cell table:style-name="ce1" office:value-type="float" office:value="18.73"/>
        </table:table-row>
        <table:table-row table:style-name="ro1">
          <table:table-cell table:style-name="ce1" office:value-type="float" office:value="3126406"/>
          <table:table-cell table:style-name="ce1" office:value-type="string">
            <text:p>Fortuna de Minas (MG)</text:p>
          </table:table-cell>
          <table:table-cell table:style-name="ce1" office:value-type="float" office:value="13.61"/>
        </table:table-row>
        <table:table-row table:style-name="ro1">
          <table:table-cell table:style-name="ce1" office:value-type="float" office:value="3126505"/>
          <table:table-cell table:style-name="ce1" office:value-type="string">
            <text:p>Francisco Badaró (MG)</text:p>
          </table:table-cell>
          <table:table-cell table:style-name="ce1" office:value-type="float" office:value="22.21"/>
        </table:table-row>
        <table:table-row table:style-name="ro1">
          <table:table-cell table:style-name="ce1" office:value-type="float" office:value="3126604"/>
          <table:table-cell table:style-name="ce1" office:value-type="string">
            <text:p>Francisco Dumont (MG)</text:p>
          </table:table-cell>
          <table:table-cell table:style-name="ce1" office:value-type="float" office:value="3.09"/>
        </table:table-row>
        <table:table-row table:style-name="ro1">
          <table:table-cell table:style-name="ce1" office:value-type="float" office:value="3126703"/>
          <table:table-cell table:style-name="ce1" office:value-type="string">
            <text:p>Francisco Sá (MG)</text:p>
          </table:table-cell>
          <table:table-cell table:style-name="ce1" office:value-type="float" office:value="9.07"/>
        </table:table-row>
        <table:table-row table:style-name="ro1">
          <table:table-cell table:style-name="ce1" office:value-type="float" office:value="3126752"/>
          <table:table-cell table:style-name="ce1" office:value-type="string">
            <text:p>Franciscópolis (MG)</text:p>
          </table:table-cell>
          <table:table-cell table:style-name="ce1" office:value-type="float" office:value="8.09"/>
        </table:table-row>
        <table:table-row table:style-name="ro1">
          <table:table-cell table:style-name="ce1" office:value-type="float" office:value="3126802"/>
          <table:table-cell table:style-name="ce1" office:value-type="string">
            <text:p>Frei Gaspar (MG)</text:p>
          </table:table-cell>
          <table:table-cell table:style-name="ce1" office:value-type="float" office:value="9.38"/>
        </table:table-row>
        <table:table-row table:style-name="ro1">
          <table:table-cell table:style-name="ce1" office:value-type="float" office:value="3126901"/>
          <table:table-cell table:style-name="ce1" office:value-type="string">
            <text:p>Frei Inocêncio (MG)</text:p>
          </table:table-cell>
          <table:table-cell table:style-name="ce1" office:value-type="float" office:value="19.00"/>
        </table:table-row>
        <table:table-row table:style-name="ro1">
          <table:table-cell table:style-name="ce1" office:value-type="float" office:value="3126950"/>
          <table:table-cell table:style-name="ce1" office:value-type="string">
            <text:p>Frei Lagonegro (MG)</text:p>
          </table:table-cell>
          <table:table-cell table:style-name="ce1" office:value-type="float" office:value="19.88"/>
        </table:table-row>
        <table:table-row table:style-name="ro1">
          <table:table-cell table:style-name="ce1" office:value-type="float" office:value="3127008"/>
          <table:table-cell table:style-name="ce1" office:value-type="string">
            <text:p>Fronteira (MG)</text:p>
          </table:table-cell>
          <table:table-cell table:style-name="ce1" office:value-type="float" office:value="70.21"/>
        </table:table-row>
        <table:table-row table:style-name="ro1">
          <table:table-cell table:style-name="ce1" office:value-type="float" office:value="3127057"/>
          <table:table-cell table:style-name="ce1" office:value-type="string">
            <text:p>Fronteira dos Vales (MG)</text:p>
          </table:table-cell>
          <table:table-cell table:style-name="ce1" office:value-type="float" office:value="14.61"/>
        </table:table-row>
        <table:table-row table:style-name="ro1">
          <table:table-cell table:style-name="ce1" office:value-type="float" office:value="3127073"/>
          <table:table-cell table:style-name="ce1" office:value-type="string">
            <text:p>Fruta de Leite (MG)</text:p>
          </table:table-cell>
          <table:table-cell table:style-name="ce1" office:value-type="float" office:value="7.79"/>
        </table:table-row>
        <table:table-row table:style-name="ro1">
          <table:table-cell table:style-name="ce1" office:value-type="float" office:value="3127107"/>
          <table:table-cell table:style-name="ce1" office:value-type="string">
            <text:p>Frutal (MG)</text:p>
          </table:table-cell>
          <table:table-cell table:style-name="ce1" office:value-type="float" office:value="22.03"/>
        </table:table-row>
        <table:table-row table:style-name="ro1">
          <table:table-cell table:style-name="ce1" office:value-type="float" office:value="3127206"/>
          <table:table-cell table:style-name="ce1" office:value-type="string">
            <text:p>Funilândia (MG)</text:p>
          </table:table-cell>
          <table:table-cell table:style-name="ce1" office:value-type="float" office:value="19.29"/>
        </table:table-row>
        <table:table-row table:style-name="ro1">
          <table:table-cell table:style-name="ce1" office:value-type="float" office:value="3127305"/>
          <table:table-cell table:style-name="ce1" office:value-type="string">
            <text:p>Galiléia (MG)</text:p>
          </table:table-cell>
          <table:table-cell table:style-name="ce1" office:value-type="float" office:value="9.65"/>
        </table:table-row>
        <table:table-row table:style-name="ro1">
          <table:table-cell table:style-name="ce1" office:value-type="float" office:value="3127339"/>
          <table:table-cell table:style-name="ce1" office:value-type="string">
            <text:p>Gameleiras (MG)</text:p>
          </table:table-cell>
          <table:table-cell table:style-name="ce1" office:value-type="float" office:value="2.97"/>
        </table:table-row>
        <table:table-row table:style-name="ro1">
          <table:table-cell table:style-name="ce1" office:value-type="float" office:value="3127354"/>
          <table:table-cell table:style-name="ce1" office:value-type="string">
            <text:p>Glaucilândia (MG)</text:p>
          </table:table-cell>
          <table:table-cell table:style-name="ce1" office:value-type="float" office:value="20.31"/>
        </table:table-row>
        <table:table-row table:style-name="ro1">
          <table:table-cell table:style-name="ce1" office:value-type="float" office:value="3127370"/>
          <table:table-cell table:style-name="ce1" office:value-type="string">
            <text:p>Goiabeira (MG)</text:p>
          </table:table-cell>
          <table:table-cell table:style-name="ce1" office:value-type="float" office:value="27.15"/>
        </table:table-row>
        <table:table-row table:style-name="ro1">
          <table:table-cell table:style-name="ce1" office:value-type="float" office:value="3127388"/>
          <table:table-cell table:style-name="ce1" office:value-type="string">
            <text:p>Goianá (MG)</text:p>
          </table:table-cell>
          <table:table-cell table:style-name="ce1" office:value-type="float" office:value="24.07"/>
        </table:table-row>
        <table:table-row table:style-name="ro1">
          <table:table-cell table:style-name="ce1" office:value-type="float" office:value="3127404"/>
          <table:table-cell table:style-name="ce1" office:value-type="string">
            <text:p>Gonçalves (MG)</text:p>
          </table:table-cell>
          <table:table-cell table:style-name="ce1" office:value-type="float" office:value="22.52"/>
        </table:table-row>
        <table:table-row table:style-name="ro1">
          <table:table-cell table:style-name="ce1" office:value-type="float" office:value="3127503"/>
          <table:table-cell table:style-name="ce1" office:value-type="string">
            <text:p>Gonzaga (MG)</text:p>
          </table:table-cell>
          <table:table-cell table:style-name="ce1" office:value-type="float" office:value="28.28"/>
        </table:table-row>
        <table:table-row table:style-name="ro1">
          <table:table-cell table:style-name="ce1" office:value-type="float" office:value="3127602"/>
          <table:table-cell table:style-name="ce1" office:value-type="string">
            <text:p>Gouveia (MG)</text:p>
          </table:table-cell>
          <table:table-cell table:style-name="ce1" office:value-type="float" office:value="13.48"/>
        </table:table-row>
        <table:table-row table:style-name="ro1">
          <table:table-cell table:style-name="ce1" office:value-type="float" office:value="3127701"/>
          <table:table-cell table:style-name="ce1" office:value-type="string">
            <text:p>Governador Valadares (MG)</text:p>
          </table:table-cell>
          <table:table-cell table:style-name="ce1" office:value-type="float" office:value="112.58"/>
        </table:table-row>
        <table:table-row table:style-name="ro1">
          <table:table-cell table:style-name="ce1" office:value-type="float" office:value="3127800"/>
          <table:table-cell table:style-name="ce1" office:value-type="string">
            <text:p>Grão Mogol (MG)</text:p>
          </table:table-cell>
          <table:table-cell table:style-name="ce1" office:value-type="float" office:value="3.87"/>
        </table:table-row>
        <table:table-row table:style-name="ro1">
          <table:table-cell table:style-name="ce1" office:value-type="float" office:value="3127909"/>
          <table:table-cell table:style-name="ce1" office:value-type="string">
            <text:p>Grupiara (MG)</text:p>
          </table:table-cell>
          <table:table-cell table:style-name="ce1" office:value-type="float" office:value="7.11"/>
        </table:table-row>
        <table:table-row table:style-name="ro1">
          <table:table-cell table:style-name="ce1" office:value-type="float" office:value="3128006"/>
          <table:table-cell table:style-name="ce1" office:value-type="string">
            <text:p>Guanhães (MG)</text:p>
          </table:table-cell>
          <table:table-cell table:style-name="ce1" office:value-type="float" office:value="29.08"/>
        </table:table-row>
        <table:table-row table:style-name="ro1">
          <table:table-cell table:style-name="ce1" office:value-type="float" office:value="3128105"/>
          <table:table-cell table:style-name="ce1" office:value-type="string">
            <text:p>Guapé (MG)</text:p>
          </table:table-cell>
          <table:table-cell table:style-name="ce1" office:value-type="float" office:value="14.85"/>
        </table:table-row>
        <table:table-row table:style-name="ro1">
          <table:table-cell table:style-name="ce1" office:value-type="float" office:value="3128204"/>
          <table:table-cell table:style-name="ce1" office:value-type="string">
            <text:p>Guaraciaba (MG)</text:p>
          </table:table-cell>
          <table:table-cell table:style-name="ce1" office:value-type="float" office:value="29.33"/>
        </table:table-row>
        <table:table-row table:style-name="ro1">
          <table:table-cell table:style-name="ce1" office:value-type="float" office:value="3128253"/>
          <table:table-cell table:style-name="ce1" office:value-type="string">
            <text:p>Guaraciama (MG)</text:p>
          </table:table-cell>
          <table:table-cell table:style-name="ce1" office:value-type="float" office:value="12.09"/>
        </table:table-row>
        <table:table-row table:style-name="ro1">
          <table:table-cell table:style-name="ce1" office:value-type="float" office:value="3128303"/>
          <table:table-cell table:style-name="ce1" office:value-type="string">
            <text:p>Guaranésia (MG)</text:p>
          </table:table-cell>
          <table:table-cell table:style-name="ce1" office:value-type="float" office:value="63.47"/>
        </table:table-row>
        <table:table-row table:style-name="ro1">
          <table:table-cell table:style-name="ce1" office:value-type="float" office:value="3128402"/>
          <table:table-cell table:style-name="ce1" office:value-type="string">
            <text:p>Guarani (MG)</text:p>
          </table:table-cell>
          <table:table-cell table:style-name="ce1" office:value-type="float" office:value="32.85"/>
        </table:table-row>
        <table:table-row table:style-name="ro1">
          <table:table-cell table:style-name="ce1" office:value-type="float" office:value="3128501"/>
          <table:table-cell table:style-name="ce1" office:value-type="string">
            <text:p>Guarará (MG)</text:p>
          </table:table-cell>
          <table:table-cell table:style-name="ce1" office:value-type="float" office:value="44.32"/>
        </table:table-row>
        <table:table-row table:style-name="ro1">
          <table:table-cell table:style-name="ce1" office:value-type="float" office:value="3128600"/>
          <table:table-cell table:style-name="ce1" office:value-type="string">
            <text:p>Guarda-Mor (MG)</text:p>
          </table:table-cell>
          <table:table-cell table:style-name="ce1" office:value-type="float" office:value="3.17"/>
        </table:table-row>
        <table:table-row table:style-name="ro1">
          <table:table-cell table:style-name="ce1" office:value-type="float" office:value="3128709"/>
          <table:table-cell table:style-name="ce1" office:value-type="string">
            <text:p>Guaxupé (MG)</text:p>
          </table:table-cell>
          <table:table-cell table:style-name="ce1" office:value-type="float" office:value="172.59"/>
        </table:table-row>
        <table:table-row table:style-name="ro1">
          <table:table-cell table:style-name="ce1" office:value-type="float" office:value="3128808"/>
          <table:table-cell table:style-name="ce1" office:value-type="string">
            <text:p>Guidoval (MG)</text:p>
          </table:table-cell>
          <table:table-cell table:style-name="ce1" office:value-type="float" office:value="45.50"/>
        </table:table-row>
        <table:table-row table:style-name="ro1">
          <table:table-cell table:style-name="ce1" office:value-type="float" office:value="3128907"/>
          <table:table-cell table:style-name="ce1" office:value-type="string">
            <text:p>Guimarânia (MG)</text:p>
          </table:table-cell>
          <table:table-cell table:style-name="ce1" office:value-type="float" office:value="19.80"/>
        </table:table-row>
        <table:table-row table:style-name="ro1">
          <table:table-cell table:style-name="ce1" office:value-type="float" office:value="3129004"/>
          <table:table-cell table:style-name="ce1" office:value-type="string">
            <text:p>Guiricema (MG)</text:p>
          </table:table-cell>
          <table:table-cell table:style-name="ce1" office:value-type="float" office:value="29.66"/>
        </table:table-row>
        <table:table-row table:style-name="ro1">
          <table:table-cell table:style-name="ce1" office:value-type="float" office:value="3129103"/>
          <table:table-cell table:style-name="ce1" office:value-type="string">
            <text:p>Gurinhatã (MG)</text:p>
          </table:table-cell>
          <table:table-cell table:style-name="ce1" office:value-type="float" office:value="3.32"/>
        </table:table-row>
        <table:table-row table:style-name="ro1">
          <table:table-cell table:style-name="ce1" office:value-type="float" office:value="3129202"/>
          <table:table-cell table:style-name="ce1" office:value-type="string">
            <text:p>Heliodora (MG)</text:p>
          </table:table-cell>
          <table:table-cell table:style-name="ce1" office:value-type="float" office:value="39.76"/>
        </table:table-row>
        <table:table-row table:style-name="ro1">
          <table:table-cell table:style-name="ce1" office:value-type="float" office:value="3129301"/>
          <table:table-cell table:style-name="ce1" office:value-type="string">
            <text:p>Iapu (MG)</text:p>
          </table:table-cell>
          <table:table-cell table:style-name="ce1" office:value-type="float" office:value="30.29"/>
        </table:table-row>
        <table:table-row table:style-name="ro1">
          <table:table-cell table:style-name="ce1" office:value-type="float" office:value="3129400"/>
          <table:table-cell table:style-name="ce1" office:value-type="string">
            <text:p>Ibertioga (MG)</text:p>
          </table:table-cell>
          <table:table-cell table:style-name="ce1" office:value-type="float" office:value="14.54"/>
        </table:table-row>
        <table:table-row table:style-name="ro1">
          <table:table-cell table:style-name="ce1" office:value-type="float" office:value="3129509"/>
          <table:table-cell table:style-name="ce1" office:value-type="string">
            <text:p>Ibiá (MG)</text:p>
          </table:table-cell>
          <table:table-cell table:style-name="ce1" office:value-type="float" office:value="8.59"/>
        </table:table-row>
        <table:table-row table:style-name="ro1">
          <table:table-cell table:style-name="ce1" office:value-type="float" office:value="3129608"/>
          <table:table-cell table:style-name="ce1" office:value-type="string">
            <text:p>Ibiaí (MG)</text:p>
          </table:table-cell>
          <table:table-cell table:style-name="ce1" office:value-type="float" office:value="8.96"/>
        </table:table-row>
        <table:table-row table:style-name="ro1">
          <table:table-cell table:style-name="ce1" office:value-type="float" office:value="3129657"/>
          <table:table-cell table:style-name="ce1" office:value-type="string">
            <text:p>Ibiracatu (MG)</text:p>
          </table:table-cell>
          <table:table-cell table:style-name="ce1" office:value-type="float" office:value="17.42"/>
        </table:table-row>
        <table:table-row table:style-name="ro1">
          <table:table-cell table:style-name="ce1" office:value-type="float" office:value="3129707"/>
          <table:table-cell table:style-name="ce1" office:value-type="string">
            <text:p>Ibiraci (MG)</text:p>
          </table:table-cell>
          <table:table-cell table:style-name="ce1" office:value-type="float" office:value="21.66"/>
        </table:table-row>
        <table:table-row table:style-name="ro1">
          <table:table-cell table:style-name="ce1" office:value-type="float" office:value="3129806"/>
          <table:table-cell table:style-name="ce1" office:value-type="string">
            <text:p>Ibirité (MG)</text:p>
          </table:table-cell>
          <table:table-cell table:style-name="ce1" office:value-type="float" office:value="2190.26"/>
        </table:table-row>
        <table:table-row table:style-name="ro1">
          <table:table-cell table:style-name="ce1" office:value-type="float" office:value="3129905"/>
          <table:table-cell table:style-name="ce1" office:value-type="string">
            <text:p>Ibitiúra de Minas (MG)</text:p>
          </table:table-cell>
          <table:table-cell table:style-name="ce1" office:value-type="float" office:value="49.51"/>
        </table:table-row>
        <table:table-row table:style-name="ro1">
          <table:table-cell table:style-name="ce1" office:value-type="float" office:value="3130002"/>
          <table:table-cell table:style-name="ce1" office:value-type="string">
            <text:p>Ibituruna (MG)</text:p>
          </table:table-cell>
          <table:table-cell table:style-name="ce1" office:value-type="float" office:value="18.72"/>
        </table:table-row>
        <table:table-row table:style-name="ro1">
          <table:table-cell table:style-name="ce1" office:value-type="float" office:value="3130051"/>
          <table:table-cell table:style-name="ce1" office:value-type="string">
            <text:p>Icaraí de Minas (MG)</text:p>
          </table:table-cell>
          <table:table-cell table:style-name="ce1" office:value-type="float" office:value="17.18"/>
        </table:table-row>
        <table:table-row table:style-name="ro1">
          <table:table-cell table:style-name="ce1" office:value-type="float" office:value="3130101"/>
          <table:table-cell table:style-name="ce1" office:value-type="string">
            <text:p>Igarapé (MG)</text:p>
          </table:table-cell>
          <table:table-cell table:style-name="ce1" office:value-type="float" office:value="316.07"/>
        </table:table-row>
        <table:table-row table:style-name="ro1">
          <table:table-cell table:style-name="ce1" office:value-type="float" office:value="3130200"/>
          <table:table-cell table:style-name="ce1" office:value-type="string">
            <text:p>Igaratinga (MG)</text:p>
          </table:table-cell>
          <table:table-cell table:style-name="ce1" office:value-type="float" office:value="42.43"/>
        </table:table-row>
        <table:table-row table:style-name="ro1">
          <table:table-cell table:style-name="ce1" office:value-type="float" office:value="3130309"/>
          <table:table-cell table:style-name="ce1" office:value-type="string">
            <text:p>Iguatama (MG)</text:p>
          </table:table-cell>
          <table:table-cell table:style-name="ce1" office:value-type="float" office:value="12.78"/>
        </table:table-row>
        <table:table-row table:style-name="ro1">
          <table:table-cell table:style-name="ce1" office:value-type="float" office:value="3130408"/>
          <table:table-cell table:style-name="ce1" office:value-type="string">
            <text:p>Ijaci (MG)</text:p>
          </table:table-cell>
          <table:table-cell table:style-name="ce1" office:value-type="float" office:value="55.67"/>
        </table:table-row>
        <table:table-row table:style-name="ro1">
          <table:table-cell table:style-name="ce1" office:value-type="float" office:value="3130507"/>
          <table:table-cell table:style-name="ce1" office:value-type="string">
            <text:p>Ilicínea (MG)</text:p>
          </table:table-cell>
          <table:table-cell table:style-name="ce1" office:value-type="float" office:value="30.53"/>
        </table:table-row>
        <table:table-row table:style-name="ro1">
          <table:table-cell table:style-name="ce1" office:value-type="float" office:value="3130556"/>
          <table:table-cell table:style-name="ce1" office:value-type="string">
            <text:p>Imbé de Minas (MG)</text:p>
          </table:table-cell>
          <table:table-cell table:style-name="ce1" office:value-type="float" office:value="32.65"/>
        </table:table-row>
        <table:table-row table:style-name="ro1">
          <table:table-cell table:style-name="ce1" office:value-type="float" office:value="3130606"/>
          <table:table-cell table:style-name="ce1" office:value-type="string">
            <text:p>Inconfidentes (MG)</text:p>
          </table:table-cell>
          <table:table-cell table:style-name="ce1" office:value-type="float" office:value="46.17"/>
        </table:table-row>
        <table:table-row table:style-name="ro1">
          <table:table-cell table:style-name="ce1" office:value-type="float" office:value="3130655"/>
          <table:table-cell table:style-name="ce1" office:value-type="string">
            <text:p>Indaiabira (MG)</text:p>
          </table:table-cell>
          <table:table-cell table:style-name="ce1" office:value-type="float" office:value="7.30"/>
        </table:table-row>
        <table:table-row table:style-name="ro1">
          <table:table-cell table:style-name="ce1" office:value-type="float" office:value="3130705"/>
          <table:table-cell table:style-name="ce1" office:value-type="string">
            <text:p>Indianópolis (MG)</text:p>
          </table:table-cell>
          <table:table-cell table:style-name="ce1" office:value-type="float" office:value="7.46"/>
        </table:table-row>
        <table:table-row table:style-name="ro1">
          <table:table-cell table:style-name="ce1" office:value-type="float" office:value="3130804"/>
          <table:table-cell table:style-name="ce1" office:value-type="string">
            <text:p>Ingaí (MG)</text:p>
          </table:table-cell>
          <table:table-cell table:style-name="ce1" office:value-type="float" office:value="8.60"/>
        </table:table-row>
        <table:table-row table:style-name="ro1">
          <table:table-cell table:style-name="ce1" office:value-type="float" office:value="3130903"/>
          <table:table-cell table:style-name="ce1" office:value-type="string">
            <text:p>Inhapim (MG)</text:p>
          </table:table-cell>
          <table:table-cell table:style-name="ce1" office:value-type="float" office:value="28.31"/>
        </table:table-row>
        <table:table-row table:style-name="ro1">
          <table:table-cell table:style-name="ce1" office:value-type="float" office:value="3131000"/>
          <table:table-cell table:style-name="ce1" office:value-type="string">
            <text:p>Inhaúma (MG)</text:p>
          </table:table-cell>
          <table:table-cell table:style-name="ce1" office:value-type="float" office:value="23.51"/>
        </table:table-row>
        <table:table-row table:style-name="ro1">
          <table:table-cell table:style-name="ce1" office:value-type="float" office:value="3131109"/>
          <table:table-cell table:style-name="ce1" office:value-type="string">
            <text:p>Inimutaba (MG)</text:p>
          </table:table-cell>
          <table:table-cell table:style-name="ce1" office:value-type="float" office:value="12.82"/>
        </table:table-row>
        <table:table-row table:style-name="ro1">
          <table:table-cell table:style-name="ce1" office:value-type="float" office:value="3131158"/>
          <table:table-cell table:style-name="ce1" office:value-type="string">
            <text:p>Ipaba (MG)</text:p>
          </table:table-cell>
          <table:table-cell table:style-name="ce1" office:value-type="float" office:value="147.69"/>
        </table:table-row>
        <table:table-row table:style-name="ro1">
          <table:table-cell table:style-name="ce1" office:value-type="float" office:value="3131208"/>
          <table:table-cell table:style-name="ce1" office:value-type="string">
            <text:p>Ipanema (MG)</text:p>
          </table:table-cell>
          <table:table-cell table:style-name="ce1" office:value-type="float" office:value="39.79"/>
        </table:table-row>
        <table:table-row table:style-name="ro1">
          <table:table-cell table:style-name="ce1" office:value-type="float" office:value="3131307"/>
          <table:table-cell table:style-name="ce1" office:value-type="string">
            <text:p>Ipatinga (MG)</text:p>
          </table:table-cell>
          <table:table-cell table:style-name="ce1" office:value-type="float" office:value="1452.34"/>
        </table:table-row>
        <table:table-row table:style-name="ro1">
          <table:table-cell table:style-name="ce1" office:value-type="float" office:value="3131406"/>
          <table:table-cell table:style-name="ce1" office:value-type="string">
            <text:p>Ipiaçu (MG)</text:p>
          </table:table-cell>
          <table:table-cell table:style-name="ce1" office:value-type="float" office:value="8.81"/>
        </table:table-row>
        <table:table-row table:style-name="ro1">
          <table:table-cell table:style-name="ce1" office:value-type="float" office:value="3131505"/>
          <table:table-cell table:style-name="ce1" office:value-type="string">
            <text:p>Ipuiúna (MG)</text:p>
          </table:table-cell>
          <table:table-cell table:style-name="ce1" office:value-type="float" office:value="31.93"/>
        </table:table-row>
        <table:table-row table:style-name="ro1">
          <table:table-cell table:style-name="ce1" office:value-type="float" office:value="3131604"/>
          <table:table-cell table:style-name="ce1" office:value-type="string">
            <text:p>Iraí de Minas (MG)</text:p>
          </table:table-cell>
          <table:table-cell table:style-name="ce1" office:value-type="float" office:value="18.15"/>
        </table:table-row>
        <table:table-row table:style-name="ro1">
          <table:table-cell table:style-name="ce1" office:value-type="float" office:value="3131703"/>
          <table:table-cell table:style-name="ce1" office:value-type="string">
            <text:p>Itabira (MG)</text:p>
          </table:table-cell>
          <table:table-cell table:style-name="ce1" office:value-type="float" office:value="87.57"/>
        </table:table-row>
        <table:table-row table:style-name="ro1">
          <table:table-cell table:style-name="ce1" office:value-type="float" office:value="3131802"/>
          <table:table-cell table:style-name="ce1" office:value-type="string">
            <text:p>Itabirinha (MG)</text:p>
          </table:table-cell>
          <table:table-cell table:style-name="ce1" office:value-type="float" office:value="51.16"/>
        </table:table-row>
        <table:table-row table:style-name="ro1">
          <table:table-cell table:style-name="ce1" office:value-type="float" office:value="3131901"/>
          <table:table-cell table:style-name="ce1" office:value-type="string">
            <text:p>Itabirito (MG)</text:p>
          </table:table-cell>
          <table:table-cell table:style-name="ce1" office:value-type="float" office:value="83.76"/>
        </table:table-row>
        <table:table-row table:style-name="ro1">
          <table:table-cell table:style-name="ce1" office:value-type="float" office:value="3132008"/>
          <table:table-cell table:style-name="ce1" office:value-type="string">
            <text:p>Itacambira (MG)</text:p>
          </table:table-cell>
          <table:table-cell table:style-name="ce1" office:value-type="float" office:value="2.79"/>
        </table:table-row>
        <table:table-row table:style-name="ro1">
          <table:table-cell table:style-name="ce1" office:value-type="float" office:value="3132107"/>
          <table:table-cell table:style-name="ce1" office:value-type="string">
            <text:p>Itacarambi (MG)</text:p>
          </table:table-cell>
          <table:table-cell table:style-name="ce1" office:value-type="float" office:value="14.46"/>
        </table:table-row>
        <table:table-row table:style-name="ro1">
          <table:table-cell table:style-name="ce1" office:value-type="float" office:value="3132206"/>
          <table:table-cell table:style-name="ce1" office:value-type="string">
            <text:p>Itaguara (MG)</text:p>
          </table:table-cell>
          <table:table-cell table:style-name="ce1" office:value-type="float" office:value="30.14"/>
        </table:table-row>
        <table:table-row table:style-name="ro1">
          <table:table-cell table:style-name="ce1" office:value-type="float" office:value="3132305"/>
          <table:table-cell table:style-name="ce1" office:value-type="string">
            <text:p>Itaipé (MG)</text:p>
          </table:table-cell>
          <table:table-cell table:style-name="ce1" office:value-type="float" office:value="24.54"/>
        </table:table-row>
        <table:table-row table:style-name="ro1">
          <table:table-cell table:style-name="ce1" office:value-type="float" office:value="3132404"/>
          <table:table-cell table:style-name="ce1" office:value-type="string">
            <text:p>Itajubá (MG)</text:p>
          </table:table-cell>
          <table:table-cell table:style-name="ce1" office:value-type="float" office:value="307.49"/>
        </table:table-row>
        <table:table-row table:style-name="ro1">
          <table:table-cell table:style-name="ce1" office:value-type="float" office:value="3132503"/>
          <table:table-cell table:style-name="ce1" office:value-type="string">
            <text:p>Itamarandiba (MG)</text:p>
          </table:table-cell>
          <table:table-cell table:style-name="ce1" office:value-type="float" office:value="11.76"/>
        </table:table-row>
        <table:table-row table:style-name="ro1">
          <table:table-cell table:style-name="ce1" office:value-type="float" office:value="3132602"/>
          <table:table-cell table:style-name="ce1" office:value-type="string">
            <text:p>Itamarati de Minas (MG)</text:p>
          </table:table-cell>
          <table:table-cell table:style-name="ce1" office:value-type="float" office:value="43.13"/>
        </table:table-row>
        <table:table-row table:style-name="ro1">
          <table:table-cell table:style-name="ce1" office:value-type="float" office:value="3132701"/>
          <table:table-cell table:style-name="ce1" office:value-type="string">
            <text:p>Itambacuri (MG)</text:p>
          </table:table-cell>
          <table:table-cell table:style-name="ce1" office:value-type="float" office:value="16.07"/>
        </table:table-row>
        <table:table-row table:style-name="ro1">
          <table:table-cell table:style-name="ce1" office:value-type="float" office:value="3132800"/>
          <table:table-cell table:style-name="ce1" office:value-type="string">
            <text:p>Itambé do Mato Dentro (MG)</text:p>
          </table:table-cell>
          <table:table-cell table:style-name="ce1" office:value-type="float" office:value="6.00"/>
        </table:table-row>
        <table:table-row table:style-name="ro1">
          <table:table-cell table:style-name="ce1" office:value-type="float" office:value="3132909"/>
          <table:table-cell table:style-name="ce1" office:value-type="string">
            <text:p>Itamogi (MG)</text:p>
          </table:table-cell>
          <table:table-cell table:style-name="ce1" office:value-type="float" office:value="42.46"/>
        </table:table-row>
        <table:table-row table:style-name="ro1">
          <table:table-cell table:style-name="ce1" office:value-type="float" office:value="3133006"/>
          <table:table-cell table:style-name="ce1" office:value-type="string">
            <text:p>Itamonte (MG)</text:p>
          </table:table-cell>
          <table:table-cell table:style-name="ce1" office:value-type="float" office:value="32.43"/>
        </table:table-row>
        <table:table-row table:style-name="ro1">
          <table:table-cell table:style-name="ce1" office:value-type="float" office:value="3133105"/>
          <table:table-cell table:style-name="ce1" office:value-type="string">
            <text:p>Itanhandu (MG)</text:p>
          </table:table-cell>
          <table:table-cell table:style-name="ce1" office:value-type="float" office:value="98.87"/>
        </table:table-row>
        <table:table-row table:style-name="ro1">
          <table:table-cell table:style-name="ce1" office:value-type="float" office:value="3133204"/>
          <table:table-cell table:style-name="ce1" office:value-type="string">
            <text:p>Itanhomi (MG)</text:p>
          </table:table-cell>
          <table:table-cell table:style-name="ce1" office:value-type="float" office:value="24.25"/>
        </table:table-row>
        <table:table-row table:style-name="ro1">
          <table:table-cell table:style-name="ce1" office:value-type="float" office:value="3133303"/>
          <table:table-cell table:style-name="ce1" office:value-type="string">
            <text:p>Itaobim (MG)</text:p>
          </table:table-cell>
          <table:table-cell table:style-name="ce1" office:value-type="float" office:value="30.93"/>
        </table:table-row>
        <table:table-row table:style-name="ro1">
          <table:table-cell table:style-name="ce1" office:value-type="float" office:value="3133402"/>
          <table:table-cell table:style-name="ce1" office:value-type="string">
            <text:p>Itapagipe (MG)</text:p>
          </table:table-cell>
          <table:table-cell table:style-name="ce1" office:value-type="float" office:value="7.58"/>
        </table:table-row>
        <table:table-row table:style-name="ro1">
          <table:table-cell table:style-name="ce1" office:value-type="float" office:value="3133501"/>
          <table:table-cell table:style-name="ce1" office:value-type="string">
            <text:p>Itapecerica (MG)</text:p>
          </table:table-cell>
          <table:table-cell table:style-name="ce1" office:value-type="float" office:value="20.54"/>
        </table:table-row>
        <table:table-row table:style-name="ro1">
          <table:table-cell table:style-name="ce1" office:value-type="float" office:value="3133600"/>
          <table:table-cell table:style-name="ce1" office:value-type="string">
            <text:p>Itapeva (MG)</text:p>
          </table:table-cell>
          <table:table-cell table:style-name="ce1" office:value-type="float" office:value="48.85"/>
        </table:table-row>
        <table:table-row table:style-name="ro1">
          <table:table-cell table:style-name="ce1" office:value-type="float" office:value="3133709"/>
          <table:table-cell table:style-name="ce1" office:value-type="string">
            <text:p>Itatiaiuçu (MG)</text:p>
          </table:table-cell>
          <table:table-cell table:style-name="ce1" office:value-type="float" office:value="33.64"/>
        </table:table-row>
        <table:table-row table:style-name="ro1">
          <table:table-cell table:style-name="ce1" office:value-type="float" office:value="3133758"/>
          <table:table-cell table:style-name="ce1" office:value-type="string">
            <text:p>Itaú de Minas (MG)</text:p>
          </table:table-cell>
          <table:table-cell table:style-name="ce1" office:value-type="float" office:value="97.41"/>
        </table:table-row>
        <table:table-row table:style-name="ro1">
          <table:table-cell table:style-name="ce1" office:value-type="float" office:value="3133808"/>
          <table:table-cell table:style-name="ce1" office:value-type="string">
            <text:p>Itaúna (MG)</text:p>
          </table:table-cell>
          <table:table-cell table:style-name="ce1" office:value-type="float" office:value="172.39"/>
        </table:table-row>
        <table:table-row table:style-name="ro1">
          <table:table-cell table:style-name="ce1" office:value-type="float" office:value="3133907"/>
          <table:table-cell table:style-name="ce1" office:value-type="string">
            <text:p>Itaverava (MG)</text:p>
          </table:table-cell>
          <table:table-cell table:style-name="ce1" office:value-type="float" office:value="20.40"/>
        </table:table-row>
        <table:table-row table:style-name="ro1">
          <table:table-cell table:style-name="ce1" office:value-type="float" office:value="3134004"/>
          <table:table-cell table:style-name="ce1" office:value-type="string">
            <text:p>Itinga (MG)</text:p>
          </table:table-cell>
          <table:table-cell table:style-name="ce1" office:value-type="float" office:value="8.73"/>
        </table:table-row>
        <table:table-row table:style-name="ro1">
          <table:table-cell table:style-name="ce1" office:value-type="float" office:value="3134103"/>
          <table:table-cell table:style-name="ce1" office:value-type="string">
            <text:p>Itueta (MG)</text:p>
          </table:table-cell>
          <table:table-cell table:style-name="ce1" office:value-type="float" office:value="12.88"/>
        </table:table-row>
        <table:table-row table:style-name="ro1">
          <table:table-cell table:style-name="ce1" office:value-type="float" office:value="3134202"/>
          <table:table-cell table:style-name="ce1" office:value-type="string">
            <text:p>Ituiutaba (MG)</text:p>
          </table:table-cell>
          <table:table-cell table:style-name="ce1" office:value-type="float" office:value="37.40"/>
        </table:table-row>
        <table:table-row table:style-name="ro1">
          <table:table-cell table:style-name="ce1" office:value-type="float" office:value="3134301"/>
          <table:table-cell table:style-name="ce1" office:value-type="string">
            <text:p>Itumirim (MG)</text:p>
          </table:table-cell>
          <table:table-cell table:style-name="ce1" office:value-type="float" office:value="26.15"/>
        </table:table-row>
        <table:table-row table:style-name="ro1">
          <table:table-cell table:style-name="ce1" office:value-type="float" office:value="3134400"/>
          <table:table-cell table:style-name="ce1" office:value-type="string">
            <text:p>Iturama (MG)</text:p>
          </table:table-cell>
          <table:table-cell table:style-name="ce1" office:value-type="float" office:value="24.53"/>
        </table:table-row>
        <table:table-row table:style-name="ro1">
          <table:table-cell table:style-name="ce1" office:value-type="float" office:value="3134509"/>
          <table:table-cell table:style-name="ce1" office:value-type="string">
            <text:p>Itutinga (MG)</text:p>
          </table:table-cell>
          <table:table-cell table:style-name="ce1" office:value-type="float" office:value="10.52"/>
        </table:table-row>
        <table:table-row table:style-name="ro1">
          <table:table-cell table:style-name="ce1" office:value-type="float" office:value="3134608"/>
          <table:table-cell table:style-name="ce1" office:value-type="string">
            <text:p>Jaboticatubas (MG)</text:p>
          </table:table-cell>
          <table:table-cell table:style-name="ce1" office:value-type="float" office:value="15.38"/>
        </table:table-row>
        <table:table-row table:style-name="ro1">
          <table:table-cell table:style-name="ce1" office:value-type="float" office:value="3134707"/>
          <table:table-cell table:style-name="ce1" office:value-type="string">
            <text:p>Jacinto (MG)</text:p>
          </table:table-cell>
          <table:table-cell table:style-name="ce1" office:value-type="float" office:value="8.71"/>
        </table:table-row>
        <table:table-row table:style-name="ro1">
          <table:table-cell table:style-name="ce1" office:value-type="float" office:value="3134806"/>
          <table:table-cell table:style-name="ce1" office:value-type="string">
            <text:p>Jacuí (MG)</text:p>
          </table:table-cell>
          <table:table-cell table:style-name="ce1" office:value-type="float" office:value="18.33"/>
        </table:table-row>
        <table:table-row table:style-name="ro1">
          <table:table-cell table:style-name="ce1" office:value-type="float" office:value="3134905"/>
          <table:table-cell table:style-name="ce1" office:value-type="string">
            <text:p>Jacutinga (MG)</text:p>
          </table:table-cell>
          <table:table-cell table:style-name="ce1" office:value-type="float" office:value="65.48"/>
        </table:table-row>
        <table:table-row table:style-name="ro1">
          <table:table-cell table:style-name="ce1" office:value-type="float" office:value="3135001"/>
          <table:table-cell table:style-name="ce1" office:value-type="string">
            <text:p>Jaguaraçu (MG)</text:p>
          </table:table-cell>
          <table:table-cell table:style-name="ce1" office:value-type="float" office:value="18.26"/>
        </table:table-row>
        <table:table-row table:style-name="ro1">
          <table:table-cell table:style-name="ce1" office:value-type="float" office:value="3135050"/>
          <table:table-cell table:style-name="ce1" office:value-type="string">
            <text:p>Jaíba (MG)</text:p>
          </table:table-cell>
          <table:table-cell table:style-name="ce1" office:value-type="float" office:value="12.79"/>
        </table:table-row>
        <table:table-row table:style-name="ro1">
          <table:table-cell table:style-name="ce1" office:value-type="float" office:value="3135076"/>
          <table:table-cell table:style-name="ce1" office:value-type="string">
            <text:p>Jampruca (MG)</text:p>
          </table:table-cell>
          <table:table-cell table:style-name="ce1" office:value-type="float" office:value="9.80"/>
        </table:table-row>
        <table:table-row table:style-name="ro1">
          <table:table-cell table:style-name="ce1" office:value-type="float" office:value="3135100"/>
          <table:table-cell table:style-name="ce1" office:value-type="string">
            <text:p>Janaúba (MG)</text:p>
          </table:table-cell>
          <table:table-cell table:style-name="ce1" office:value-type="float" office:value="30.63"/>
        </table:table-row>
        <table:table-row table:style-name="ro1">
          <table:table-cell table:style-name="ce1" office:value-type="float" office:value="3135209"/>
          <table:table-cell table:style-name="ce1" office:value-type="string">
            <text:p>Januária (MG)</text:p>
          </table:table-cell>
          <table:table-cell table:style-name="ce1" office:value-type="float" office:value="9.83"/>
        </table:table-row>
        <table:table-row table:style-name="ro1">
          <table:table-cell table:style-name="ce1" office:value-type="float" office:value="3135308"/>
          <table:table-cell table:style-name="ce1" office:value-type="string">
            <text:p>Japaraíba (MG)</text:p>
          </table:table-cell>
          <table:table-cell table:style-name="ce1" office:value-type="float" office:value="22.88"/>
        </table:table-row>
        <table:table-row table:style-name="ro1">
          <table:table-cell table:style-name="ce1" office:value-type="float" office:value="3135357"/>
          <table:table-cell table:style-name="ce1" office:value-type="string">
            <text:p>Japonvar (MG)</text:p>
          </table:table-cell>
          <table:table-cell table:style-name="ce1" office:value-type="float" office:value="22.13"/>
        </table:table-row>
        <table:table-row table:style-name="ro1">
          <table:table-cell table:style-name="ce1" office:value-type="float" office:value="3135407"/>
          <table:table-cell table:style-name="ce1" office:value-type="string">
            <text:p>Jeceaba (MG)</text:p>
          </table:table-cell>
          <table:table-cell table:style-name="ce1" office:value-type="float" office:value="22.84"/>
        </table:table-row>
        <table:table-row table:style-name="ro1">
          <table:table-cell table:style-name="ce1" office:value-type="float" office:value="3135456"/>
          <table:table-cell table:style-name="ce1" office:value-type="string">
            <text:p>Jenipapo de Minas (MG)</text:p>
          </table:table-cell>
          <table:table-cell table:style-name="ce1" office:value-type="float" office:value="25.02"/>
        </table:table-row>
        <table:table-row table:style-name="ro1">
          <table:table-cell table:style-name="ce1" office:value-type="float" office:value="3135506"/>
          <table:table-cell table:style-name="ce1" office:value-type="string">
            <text:p>Jequeri (MG)</text:p>
          </table:table-cell>
          <table:table-cell table:style-name="ce1" office:value-type="float" office:value="23.45"/>
        </table:table-row>
        <table:table-row table:style-name="ro1">
          <table:table-cell table:style-name="ce1" office:value-type="float" office:value="3135605"/>
          <table:table-cell table:style-name="ce1" office:value-type="string">
            <text:p>Jequitaí (MG)</text:p>
          </table:table-cell>
          <table:table-cell table:style-name="ce1" office:value-type="float" office:value="6.31"/>
        </table:table-row>
        <table:table-row table:style-name="ro1">
          <table:table-cell table:style-name="ce1" office:value-type="float" office:value="3135704"/>
          <table:table-cell table:style-name="ce1" office:value-type="string">
            <text:p>Jequitibá (MG)</text:p>
          </table:table-cell>
          <table:table-cell table:style-name="ce1" office:value-type="float" office:value="11.59"/>
        </table:table-row>
        <table:table-row table:style-name="ro1">
          <table:table-cell table:style-name="ce1" office:value-type="float" office:value="3135803"/>
          <table:table-cell table:style-name="ce1" office:value-type="string">
            <text:p>Jequitinhonha (MG)</text:p>
          </table:table-cell>
          <table:table-cell table:style-name="ce1" office:value-type="float" office:value="6.87"/>
        </table:table-row>
        <table:table-row table:style-name="ro1">
          <table:table-cell table:style-name="ce1" office:value-type="float" office:value="3135902"/>
          <table:table-cell table:style-name="ce1" office:value-type="string">
            <text:p>Jesuânia (MG)</text:p>
          </table:table-cell>
          <table:table-cell table:style-name="ce1" office:value-type="float" office:value="30.99"/>
        </table:table-row>
        <table:table-row table:style-name="ro1">
          <table:table-cell table:style-name="ce1" office:value-type="float" office:value="3136009"/>
          <table:table-cell table:style-name="ce1" office:value-type="string">
            <text:p>Joaíma (MG)</text:p>
          </table:table-cell>
          <table:table-cell table:style-name="ce1" office:value-type="float" office:value="8.98"/>
        </table:table-row>
        <table:table-row table:style-name="ro1">
          <table:table-cell table:style-name="ce1" office:value-type="float" office:value="3136108"/>
          <table:table-cell table:style-name="ce1" office:value-type="string">
            <text:p>Joanésia (MG)</text:p>
          </table:table-cell>
          <table:table-cell table:style-name="ce1" office:value-type="float" office:value="23.25"/>
        </table:table-row>
        <table:table-row table:style-name="ro1">
          <table:table-cell table:style-name="ce1" office:value-type="float" office:value="3136207"/>
          <table:table-cell table:style-name="ce1" office:value-type="string">
            <text:p>João Monlevade (MG)</text:p>
          </table:table-cell>
          <table:table-cell table:style-name="ce1" office:value-type="float" office:value="742.35"/>
        </table:table-row>
        <table:table-row table:style-name="ro1">
          <table:table-cell table:style-name="ce1" office:value-type="float" office:value="3136306"/>
          <table:table-cell table:style-name="ce1" office:value-type="string">
            <text:p>João Pinheiro (MG)</text:p>
          </table:table-cell>
          <table:table-cell table:style-name="ce1" office:value-type="float" office:value="4.22"/>
        </table:table-row>
        <table:table-row table:style-name="ro1">
          <table:table-cell table:style-name="ce1" office:value-type="float" office:value="3136405"/>
          <table:table-cell table:style-name="ce1" office:value-type="string">
            <text:p>Joaquim Felício (MG)</text:p>
          </table:table-cell>
          <table:table-cell table:style-name="ce1" office:value-type="float" office:value="5.44"/>
        </table:table-row>
        <table:table-row table:style-name="ro1">
          <table:table-cell table:style-name="ce1" office:value-type="float" office:value="3136504"/>
          <table:table-cell table:style-name="ce1" office:value-type="string">
            <text:p>Jordânia (MG)</text:p>
          </table:table-cell>
          <table:table-cell table:style-name="ce1" office:value-type="float" office:value="18.88"/>
        </table:table-row>
        <table:table-row table:style-name="ro1">
          <table:table-cell table:style-name="ce1" office:value-type="float" office:value="3136520"/>
          <table:table-cell table:style-name="ce1" office:value-type="string">
            <text:p>José Gonçalves de Minas (MG)</text:p>
          </table:table-cell>
          <table:table-cell table:style-name="ce1" office:value-type="float" office:value="11.94"/>
        </table:table-row>
        <table:table-row table:style-name="ro1">
          <table:table-cell table:style-name="ce1" office:value-type="float" office:value="3136553"/>
          <table:table-cell table:style-name="ce1" office:value-type="string">
            <text:p>José Raydan (MG)</text:p>
          </table:table-cell>
          <table:table-cell table:style-name="ce1" office:value-type="float" office:value="24.20"/>
        </table:table-row>
        <table:table-row table:style-name="ro1">
          <table:table-cell table:style-name="ce1" office:value-type="float" office:value="3136579"/>
          <table:table-cell table:style-name="ce1" office:value-type="string">
            <text:p>Josenópolis (MG)</text:p>
          </table:table-cell>
          <table:table-cell table:style-name="ce1" office:value-type="float" office:value="8.43"/>
        </table:table-row>
        <table:table-row table:style-name="ro1">
          <table:table-cell table:style-name="ce1" office:value-type="float" office:value="3136603"/>
          <table:table-cell table:style-name="ce1" office:value-type="string">
            <text:p>Nova União (MG)</text:p>
          </table:table-cell>
          <table:table-cell table:style-name="ce1" office:value-type="float" office:value="32.27"/>
        </table:table-row>
        <table:table-row table:style-name="ro1">
          <table:table-cell table:style-name="ce1" office:value-type="float" office:value="3136652"/>
          <table:table-cell table:style-name="ce1" office:value-type="string">
            <text:p>Juatuba (MG)</text:p>
          </table:table-cell>
          <table:table-cell table:style-name="ce1" office:value-type="float" office:value="223.18"/>
        </table:table-row>
        <table:table-row table:style-name="ro1">
          <table:table-cell table:style-name="ce1" office:value-type="float" office:value="3136702"/>
          <table:table-cell table:style-name="ce1" office:value-type="string">
            <text:p>Juiz de Fora (MG)</text:p>
          </table:table-cell>
          <table:table-cell table:style-name="ce1" office:value-type="float" office:value="359.59"/>
        </table:table-row>
        <table:table-row table:style-name="ro1">
          <table:table-cell table:style-name="ce1" office:value-type="float" office:value="3136801"/>
          <table:table-cell table:style-name="ce1" office:value-type="string">
            <text:p>Juramento (MG)</text:p>
          </table:table-cell>
          <table:table-cell table:style-name="ce1" office:value-type="float" office:value="9.53"/>
        </table:table-row>
        <table:table-row table:style-name="ro1">
          <table:table-cell table:style-name="ce1" office:value-type="float" office:value="3136900"/>
          <table:table-cell table:style-name="ce1" office:value-type="string">
            <text:p>Juruaia (MG)</text:p>
          </table:table-cell>
          <table:table-cell table:style-name="ce1" office:value-type="float" office:value="41.92"/>
        </table:table-row>
        <table:table-row table:style-name="ro1">
          <table:table-cell table:style-name="ce1" office:value-type="float" office:value="3136959"/>
          <table:table-cell table:style-name="ce1" office:value-type="string">
            <text:p>Juvenília (MG)</text:p>
          </table:table-cell>
          <table:table-cell table:style-name="ce1" office:value-type="float" office:value="5.36"/>
        </table:table-row>
        <table:table-row table:style-name="ro1">
          <table:table-cell table:style-name="ce1" office:value-type="float" office:value="3137007"/>
          <table:table-cell table:style-name="ce1" office:value-type="string">
            <text:p>Ladainha (MG)</text:p>
          </table:table-cell>
          <table:table-cell table:style-name="ce1" office:value-type="float" office:value="19.62"/>
        </table:table-row>
        <table:table-row table:style-name="ro1">
          <table:table-cell table:style-name="ce1" office:value-type="float" office:value="3137106"/>
          <table:table-cell table:style-name="ce1" office:value-type="string">
            <text:p>Lagamar (MG)</text:p>
          </table:table-cell>
          <table:table-cell table:style-name="ce1" office:value-type="float" office:value="5.15"/>
        </table:table-row>
        <table:table-row table:style-name="ro1">
          <table:table-cell table:style-name="ce1" office:value-type="float" office:value="3137205"/>
          <table:table-cell table:style-name="ce1" office:value-type="string">
            <text:p>Lagoa da Prata (MG)</text:p>
          </table:table-cell>
          <table:table-cell table:style-name="ce1" office:value-type="float" office:value="104.51"/>
        </table:table-row>
        <table:table-row table:style-name="ro1">
          <table:table-cell table:style-name="ce1" office:value-type="float" office:value="3137304"/>
          <table:table-cell table:style-name="ce1" office:value-type="string">
            <text:p>Lagoa dos Patos (MG)</text:p>
          </table:table-cell>
          <table:table-cell table:style-name="ce1" office:value-type="float" office:value="7.04"/>
        </table:table-row>
        <table:table-row table:style-name="ro1">
          <table:table-cell table:style-name="ce1" office:value-type="float" office:value="3137403"/>
          <table:table-cell table:style-name="ce1" office:value-type="string">
            <text:p>Lagoa Dourada (MG)</text:p>
          </table:table-cell>
          <table:table-cell table:style-name="ce1" office:value-type="float" office:value="25.71"/>
        </table:table-row>
        <table:table-row table:style-name="ro1">
          <table:table-cell table:style-name="ce1" office:value-type="float" office:value="3137502"/>
          <table:table-cell table:style-name="ce1" office:value-type="string">
            <text:p>Lagoa Formosa (MG)</text:p>
          </table:table-cell>
          <table:table-cell table:style-name="ce1" office:value-type="float" office:value="20.41"/>
        </table:table-row>
        <table:table-row table:style-name="ro1">
          <table:table-cell table:style-name="ce1" office:value-type="float" office:value="3137536"/>
          <table:table-cell table:style-name="ce1" office:value-type="string">
            <text:p>Lagoa Grande (MG)</text:p>
          </table:table-cell>
          <table:table-cell table:style-name="ce1" office:value-type="float" office:value="6.98"/>
        </table:table-row>
        <table:table-row table:style-name="ro1">
          <table:table-cell table:style-name="ce1" office:value-type="float" office:value="3137601"/>
          <table:table-cell table:style-name="ce1" office:value-type="string">
            <text:p>Lagoa Santa (MG)</text:p>
          </table:table-cell>
          <table:table-cell table:style-name="ce1" office:value-type="float" office:value="228.27"/>
        </table:table-row>
        <table:table-row table:style-name="ro1">
          <table:table-cell table:style-name="ce1" office:value-type="float" office:value="3137700"/>
          <table:table-cell table:style-name="ce1" office:value-type="string">
            <text:p>Lajinha (MG)</text:p>
          </table:table-cell>
          <table:table-cell table:style-name="ce1" office:value-type="float" office:value="45.40"/>
        </table:table-row>
        <table:table-row table:style-name="ro1">
          <table:table-cell table:style-name="ce1" office:value-type="float" office:value="3137809"/>
          <table:table-cell table:style-name="ce1" office:value-type="string">
            <text:p>Lambari (MG)</text:p>
          </table:table-cell>
          <table:table-cell table:style-name="ce1" office:value-type="float" office:value="91.76"/>
        </table:table-row>
        <table:table-row table:style-name="ro1">
          <table:table-cell table:style-name="ce1" office:value-type="float" office:value="3137908"/>
          <table:table-cell table:style-name="ce1" office:value-type="string">
            <text:p>Lamim (MG)</text:p>
          </table:table-cell>
          <table:table-cell table:style-name="ce1" office:value-type="float" office:value="29.11"/>
        </table:table-row>
        <table:table-row table:style-name="ro1">
          <table:table-cell table:style-name="ce1" office:value-type="float" office:value="3138005"/>
          <table:table-cell table:style-name="ce1" office:value-type="string">
            <text:p>Laranjal (MG)</text:p>
          </table:table-cell>
          <table:table-cell table:style-name="ce1" office:value-type="float" office:value="31.55"/>
        </table:table-row>
        <table:table-row table:style-name="ro1">
          <table:table-cell table:style-name="ce1" office:value-type="float" office:value="3138104"/>
          <table:table-cell table:style-name="ce1" office:value-type="string">
            <text:p>Lassance (MG)</text:p>
          </table:table-cell>
          <table:table-cell table:style-name="ce1" office:value-type="float" office:value="2.02"/>
        </table:table-row>
        <table:table-row table:style-name="ro1">
          <table:table-cell table:style-name="ce1" office:value-type="float" office:value="3138203"/>
          <table:table-cell table:style-name="ce1" office:value-type="string">
            <text:p>Lavras (MG)</text:p>
          </table:table-cell>
          <table:table-cell table:style-name="ce1" office:value-type="float" office:value="163.26"/>
        </table:table-row>
        <table:table-row table:style-name="ro1">
          <table:table-cell table:style-name="ce1" office:value-type="float" office:value="3138302"/>
          <table:table-cell table:style-name="ce1" office:value-type="string">
            <text:p>Leandro Ferreira (MG)</text:p>
          </table:table-cell>
          <table:table-cell table:style-name="ce1" office:value-type="float" office:value="9.10"/>
        </table:table-row>
        <table:table-row table:style-name="ro1">
          <table:table-cell table:style-name="ce1" office:value-type="float" office:value="3138351"/>
          <table:table-cell table:style-name="ce1" office:value-type="string">
            <text:p>Leme do Prado (MG)</text:p>
          </table:table-cell>
          <table:table-cell table:style-name="ce1" office:value-type="float" office:value="17.15"/>
        </table:table-row>
        <table:table-row table:style-name="ro1">
          <table:table-cell table:style-name="ce1" office:value-type="float" office:value="3138401"/>
          <table:table-cell table:style-name="ce1" office:value-type="string">
            <text:p>Leopoldina (MG)</text:p>
          </table:table-cell>
          <table:table-cell table:style-name="ce1" office:value-type="float" office:value="54.22"/>
        </table:table-row>
        <table:table-row table:style-name="ro1">
          <table:table-cell table:style-name="ce1" office:value-type="float" office:value="3138500"/>
          <table:table-cell table:style-name="ce1" office:value-type="string">
            <text:p>Liberdade (MG)</text:p>
          </table:table-cell>
          <table:table-cell table:style-name="ce1" office:value-type="float" office:value="13.32"/>
        </table:table-row>
        <table:table-row table:style-name="ro1">
          <table:table-cell table:style-name="ce1" office:value-type="float" office:value="3138609"/>
          <table:table-cell table:style-name="ce1" office:value-type="string">
            <text:p>Lima Duarte (MG)</text:p>
          </table:table-cell>
          <table:table-cell table:style-name="ce1" office:value-type="float" office:value="19.03"/>
        </table:table-row>
        <table:table-row table:style-name="ro1">
          <table:table-cell table:style-name="ce1" office:value-type="float" office:value="3138625"/>
          <table:table-cell table:style-name="ce1" office:value-type="string">
            <text:p>Limeira do Oeste (MG)</text:p>
          </table:table-cell>
          <table:table-cell table:style-name="ce1" office:value-type="float" office:value="5.22"/>
        </table:table-row>
        <table:table-row table:style-name="ro1">
          <table:table-cell table:style-name="ce1" office:value-type="float" office:value="3138658"/>
          <table:table-cell table:style-name="ce1" office:value-type="string">
            <text:p>Lontra (MG)</text:p>
          </table:table-cell>
          <table:table-cell table:style-name="ce1" office:value-type="float" office:value="32.40"/>
        </table:table-row>
        <table:table-row table:style-name="ro1">
          <table:table-cell table:style-name="ce1" office:value-type="float" office:value="3138674"/>
          <table:table-cell table:style-name="ce1" office:value-type="string">
            <text:p>Luisburgo (MG)</text:p>
          </table:table-cell>
          <table:table-cell table:style-name="ce1" office:value-type="float" office:value="42.87"/>
        </table:table-row>
        <table:table-row table:style-name="ro1">
          <table:table-cell table:style-name="ce1" office:value-type="float" office:value="3138682"/>
          <table:table-cell table:style-name="ce1" office:value-type="string">
            <text:p>Luislândia (MG)</text:p>
          </table:table-cell>
          <table:table-cell table:style-name="ce1" office:value-type="float" office:value="15.54"/>
        </table:table-row>
        <table:table-row table:style-name="ro1">
          <table:table-cell table:style-name="ce1" office:value-type="float" office:value="3138708"/>
          <table:table-cell table:style-name="ce1" office:value-type="string">
            <text:p>Luminárias (MG)</text:p>
          </table:table-cell>
          <table:table-cell table:style-name="ce1" office:value-type="float" office:value="10.84"/>
        </table:table-row>
        <table:table-row table:style-name="ro1">
          <table:table-cell table:style-name="ce1" office:value-type="float" office:value="3138807"/>
          <table:table-cell table:style-name="ce1" office:value-type="string">
            <text:p>Luz (MG)</text:p>
          </table:table-cell>
          <table:table-cell table:style-name="ce1" office:value-type="float" office:value="14.92"/>
        </table:table-row>
        <table:table-row table:style-name="ro1">
          <table:table-cell table:style-name="ce1" office:value-type="float" office:value="3138906"/>
          <table:table-cell table:style-name="ce1" office:value-type="string">
            <text:p>Machacalis (MG)</text:p>
          </table:table-cell>
          <table:table-cell table:style-name="ce1" office:value-type="float" office:value="20.99"/>
        </table:table-row>
        <table:table-row table:style-name="ro1">
          <table:table-cell table:style-name="ce1" office:value-type="float" office:value="3139003"/>
          <table:table-cell table:style-name="ce1" office:value-type="string">
            <text:p>Machado (MG)</text:p>
          </table:table-cell>
          <table:table-cell table:style-name="ce1" office:value-type="float" office:value="66.03"/>
        </table:table-row>
        <table:table-row table:style-name="ro1">
          <table:table-cell table:style-name="ce1" office:value-type="float" office:value="3139102"/>
          <table:table-cell table:style-name="ce1" office:value-type="string">
            <text:p>Madre de Deus de Minas (MG)</text:p>
          </table:table-cell>
          <table:table-cell table:style-name="ce1" office:value-type="float" office:value="9.95"/>
        </table:table-row>
        <table:table-row table:style-name="ro1">
          <table:table-cell table:style-name="ce1" office:value-type="float" office:value="3139201"/>
          <table:table-cell table:style-name="ce1" office:value-type="string">
            <text:p>Malacacheta (MG)</text:p>
          </table:table-cell>
          <table:table-cell table:style-name="ce1" office:value-type="float" office:value="25.80"/>
        </table:table-row>
        <table:table-row table:style-name="ro1">
          <table:table-cell table:style-name="ce1" office:value-type="float" office:value="3139250"/>
          <table:table-cell table:style-name="ce1" office:value-type="string">
            <text:p>Mamonas (MG)</text:p>
          </table:table-cell>
          <table:table-cell table:style-name="ce1" office:value-type="float" office:value="21.69"/>
        </table:table-row>
        <table:table-row table:style-name="ro1">
          <table:table-cell table:style-name="ce1" office:value-type="float" office:value="3139300"/>
          <table:table-cell table:style-name="ce1" office:value-type="string">
            <text:p>Manga (MG)</text:p>
          </table:table-cell>
          <table:table-cell table:style-name="ce1" office:value-type="float" office:value="10.16"/>
        </table:table-row>
        <table:table-row table:style-name="ro1">
          <table:table-cell table:style-name="ce1" office:value-type="float" office:value="3139409"/>
          <table:table-cell table:style-name="ce1" office:value-type="string">
            <text:p>Manhuaçu (MG)</text:p>
          </table:table-cell>
          <table:table-cell table:style-name="ce1" office:value-type="float" office:value="126.65"/>
        </table:table-row>
        <table:table-row table:style-name="ro1">
          <table:table-cell table:style-name="ce1" office:value-type="float" office:value="3139508"/>
          <table:table-cell table:style-name="ce1" office:value-type="string">
            <text:p>Manhumirim (MG)</text:p>
          </table:table-cell>
          <table:table-cell table:style-name="ce1" office:value-type="float" office:value="116.91"/>
        </table:table-row>
        <table:table-row table:style-name="ro1">
          <table:table-cell table:style-name="ce1" office:value-type="float" office:value="3139607"/>
          <table:table-cell table:style-name="ce1" office:value-type="string">
            <text:p>Mantena (MG)</text:p>
          </table:table-cell>
          <table:table-cell table:style-name="ce1" office:value-type="float" office:value="39.57"/>
        </table:table-row>
        <table:table-row table:style-name="ro1">
          <table:table-cell table:style-name="ce1" office:value-type="float" office:value="3139706"/>
          <table:table-cell table:style-name="ce1" office:value-type="string">
            <text:p>Maravilhas (MG)</text:p>
          </table:table-cell>
          <table:table-cell table:style-name="ce1" office:value-type="float" office:value="27.38"/>
        </table:table-row>
        <table:table-row table:style-name="ro1">
          <table:table-cell table:style-name="ce1" office:value-type="float" office:value="3139805"/>
          <table:table-cell table:style-name="ce1" office:value-type="string">
            <text:p>Mar de Espanha (MG)</text:p>
          </table:table-cell>
          <table:table-cell table:style-name="ce1" office:value-type="float" office:value="31.62"/>
        </table:table-row>
        <table:table-row table:style-name="ro1">
          <table:table-cell table:style-name="ce1" office:value-type="float" office:value="3139904"/>
          <table:table-cell table:style-name="ce1" office:value-type="string">
            <text:p>Maria da Fé (MG)</text:p>
          </table:table-cell>
          <table:table-cell table:style-name="ce1" office:value-type="float" office:value="70.06"/>
        </table:table-row>
        <table:table-row table:style-name="ro1">
          <table:table-cell table:style-name="ce1" office:value-type="float" office:value="3140001"/>
          <table:table-cell table:style-name="ce1" office:value-type="string">
            <text:p>Mariana (MG)</text:p>
          </table:table-cell>
          <table:table-cell table:style-name="ce1" office:value-type="float" office:value="45.40"/>
        </table:table-row>
        <table:table-row table:style-name="ro1">
          <table:table-cell table:style-name="ce1" office:value-type="float" office:value="3140100"/>
          <table:table-cell table:style-name="ce1" office:value-type="string">
            <text:p>Marilac (MG)</text:p>
          </table:table-cell>
          <table:table-cell table:style-name="ce1" office:value-type="float" office:value="26.57"/>
        </table:table-row>
        <table:table-row table:style-name="ro1">
          <table:table-cell table:style-name="ce1" office:value-type="float" office:value="3140159"/>
          <table:table-cell table:style-name="ce1" office:value-type="string">
            <text:p>Mário Campos (MG)</text:p>
          </table:table-cell>
          <table:table-cell table:style-name="ce1" office:value-type="float" office:value="374.82"/>
        </table:table-row>
        <table:table-row table:style-name="ro1">
          <table:table-cell table:style-name="ce1" office:value-type="float" office:value="3140209"/>
          <table:table-cell table:style-name="ce1" office:value-type="string">
            <text:p>Maripá de Minas (MG)</text:p>
          </table:table-cell>
          <table:table-cell table:style-name="ce1" office:value-type="float" office:value="36.05"/>
        </table:table-row>
        <table:table-row table:style-name="ro1">
          <table:table-cell table:style-name="ce1" office:value-type="float" office:value="3140308"/>
          <table:table-cell table:style-name="ce1" office:value-type="string">
            <text:p>Marliéria (MG)</text:p>
          </table:table-cell>
          <table:table-cell table:style-name="ce1" office:value-type="float" office:value="7.35"/>
        </table:table-row>
        <table:table-row table:style-name="ro1">
          <table:table-cell table:style-name="ce1" office:value-type="float" office:value="3140407"/>
          <table:table-cell table:style-name="ce1" office:value-type="string">
            <text:p>Marmelópolis (MG)</text:p>
          </table:table-cell>
          <table:table-cell table:style-name="ce1" office:value-type="float" office:value="27.51"/>
        </table:table-row>
        <table:table-row table:style-name="ro1">
          <table:table-cell table:style-name="ce1" office:value-type="float" office:value="3140506"/>
          <table:table-cell table:style-name="ce1" office:value-type="string">
            <text:p>Martinho Campos (MG)</text:p>
          </table:table-cell>
          <table:table-cell table:style-name="ce1" office:value-type="float" office:value="12.03"/>
        </table:table-row>
        <table:table-row table:style-name="ro1">
          <table:table-cell table:style-name="ce1" office:value-type="float" office:value="3140530"/>
          <table:table-cell table:style-name="ce1" office:value-type="string">
            <text:p>Martins Soares (MG)</text:p>
          </table:table-cell>
          <table:table-cell table:style-name="ce1" office:value-type="float" office:value="63.33"/>
        </table:table-row>
        <table:table-row table:style-name="ro1">
          <table:table-cell table:style-name="ce1" office:value-type="float" office:value="3140555"/>
          <table:table-cell table:style-name="ce1" office:value-type="string">
            <text:p>Mata Verde (MG)</text:p>
          </table:table-cell>
          <table:table-cell table:style-name="ce1" office:value-type="float" office:value="34.61"/>
        </table:table-row>
        <table:table-row table:style-name="ro1">
          <table:table-cell table:style-name="ce1" office:value-type="float" office:value="3140605"/>
          <table:table-cell table:style-name="ce1" office:value-type="string">
            <text:p>Materlândia (MG)</text:p>
          </table:table-cell>
          <table:table-cell table:style-name="ce1" office:value-type="float" office:value="16.38"/>
        </table:table-row>
        <table:table-row table:style-name="ro1">
          <table:table-cell table:style-name="ce1" office:value-type="float" office:value="3140704"/>
          <table:table-cell table:style-name="ce1" office:value-type="string">
            <text:p>Mateus Leme (MG)</text:p>
          </table:table-cell>
          <table:table-cell table:style-name="ce1" office:value-type="float" office:value="92.00"/>
        </table:table-row>
        <table:table-row table:style-name="ro1">
          <table:table-cell table:style-name="ce1" office:value-type="float" office:value="3140803"/>
          <table:table-cell table:style-name="ce1" office:value-type="string">
            <text:p>Matias Barbosa (MG)</text:p>
          </table:table-cell>
          <table:table-cell table:style-name="ce1" office:value-type="float" office:value="85.51"/>
        </table:table-row>
        <table:table-row table:style-name="ro1">
          <table:table-cell table:style-name="ce1" office:value-type="float" office:value="3140852"/>
          <table:table-cell table:style-name="ce1" office:value-type="string">
            <text:p>Matias Cardoso (MG)</text:p>
          </table:table-cell>
          <table:table-cell table:style-name="ce1" office:value-type="float" office:value="5.12"/>
        </table:table-row>
        <table:table-row table:style-name="ro1">
          <table:table-cell table:style-name="ce1" office:value-type="float" office:value="3140902"/>
          <table:table-cell table:style-name="ce1" office:value-type="string">
            <text:p>Matipó (MG)</text:p>
          </table:table-cell>
          <table:table-cell table:style-name="ce1" office:value-type="float" office:value="66.07"/>
        </table:table-row>
        <table:table-row table:style-name="ro1">
          <table:table-cell table:style-name="ce1" office:value-type="float" office:value="3141009"/>
          <table:table-cell table:style-name="ce1" office:value-type="string">
            <text:p>Mato Verde (MG)</text:p>
          </table:table-cell>
          <table:table-cell table:style-name="ce1" office:value-type="float" office:value="26.86"/>
        </table:table-row>
        <table:table-row table:style-name="ro1">
          <table:table-cell table:style-name="ce1" office:value-type="float" office:value="3141108"/>
          <table:table-cell table:style-name="ce1" office:value-type="string">
            <text:p>Matozinhos (MG)</text:p>
          </table:table-cell>
          <table:table-cell table:style-name="ce1" office:value-type="float" office:value="134.59"/>
        </table:table-row>
        <table:table-row table:style-name="ro1">
          <table:table-cell table:style-name="ce1" office:value-type="float" office:value="3141207"/>
          <table:table-cell table:style-name="ce1" office:value-type="string">
            <text:p>Matutina (MG)</text:p>
          </table:table-cell>
          <table:table-cell table:style-name="ce1" office:value-type="float" office:value="14.41"/>
        </table:table-row>
        <table:table-row table:style-name="ro1">
          <table:table-cell table:style-name="ce1" office:value-type="float" office:value="3141306"/>
          <table:table-cell table:style-name="ce1" office:value-type="string">
            <text:p>Medeiros (MG)</text:p>
          </table:table-cell>
          <table:table-cell table:style-name="ce1" office:value-type="float" office:value="3.64"/>
        </table:table-row>
        <table:table-row table:style-name="ro1">
          <table:table-cell table:style-name="ce1" office:value-type="float" office:value="3141405"/>
          <table:table-cell table:style-name="ce1" office:value-type="string">
            <text:p>Medina (MG)</text:p>
          </table:table-cell>
          <table:table-cell table:style-name="ce1" office:value-type="float" office:value="14.64"/>
        </table:table-row>
        <table:table-row table:style-name="ro1">
          <table:table-cell table:style-name="ce1" office:value-type="float" office:value="3141504"/>
          <table:table-cell table:style-name="ce1" office:value-type="string">
            <text:p>Mendes Pimentel (MG)</text:p>
          </table:table-cell>
          <table:table-cell table:style-name="ce1" office:value-type="float" office:value="20.72"/>
        </table:table-row>
        <table:table-row table:style-name="ro1">
          <table:table-cell table:style-name="ce1" office:value-type="float" office:value="3141603"/>
          <table:table-cell table:style-name="ce1" office:value-type="string">
            <text:p>Mercês (MG)</text:p>
          </table:table-cell>
          <table:table-cell table:style-name="ce1" office:value-type="float" office:value="29.77"/>
        </table:table-row>
        <table:table-row table:style-name="ro1">
          <table:table-cell table:style-name="ce1" office:value-type="float" office:value="3141702"/>
          <table:table-cell table:style-name="ce1" office:value-type="string">
            <text:p>Mesquita (MG)</text:p>
          </table:table-cell>
          <table:table-cell table:style-name="ce1" office:value-type="float" office:value="22.07"/>
        </table:table-row>
        <table:table-row table:style-name="ro1">
          <table:table-cell table:style-name="ce1" office:value-type="float" office:value="3141801"/>
          <table:table-cell table:style-name="ce1" office:value-type="string">
            <text:p>Minas Novas (MG)</text:p>
          </table:table-cell>
          <table:table-cell table:style-name="ce1" office:value-type="float" office:value="16.99"/>
        </table:table-row>
        <table:table-row table:style-name="ro1">
          <table:table-cell table:style-name="ce1" office:value-type="float" office:value="3141900"/>
          <table:table-cell table:style-name="ce1" office:value-type="string">
            <text:p>Minduri (MG)</text:p>
          </table:table-cell>
          <table:table-cell table:style-name="ce1" office:value-type="float" office:value="17.47"/>
        </table:table-row>
        <table:table-row table:style-name="ro1">
          <table:table-cell table:style-name="ce1" office:value-type="float" office:value="3142007"/>
          <table:table-cell table:style-name="ce1" office:value-type="string">
            <text:p>Mirabela (MG)</text:p>
          </table:table-cell>
          <table:table-cell table:style-name="ce1" office:value-type="float" office:value="18.03"/>
        </table:table-row>
        <table:table-row table:style-name="ro1">
          <table:table-cell table:style-name="ce1" office:value-type="float" office:value="3142106"/>
          <table:table-cell table:style-name="ce1" office:value-type="string">
            <text:p>Miradouro (MG)</text:p>
          </table:table-cell>
          <table:table-cell table:style-name="ce1" office:value-type="float" office:value="33.98"/>
        </table:table-row>
        <table:table-row table:style-name="ro1">
          <table:table-cell table:style-name="ce1" office:value-type="float" office:value="3142205"/>
          <table:table-cell table:style-name="ce1" office:value-type="string">
            <text:p>Miraí (MG)</text:p>
          </table:table-cell>
          <table:table-cell table:style-name="ce1" office:value-type="float" office:value="43.06"/>
        </table:table-row>
        <table:table-row table:style-name="ro1">
          <table:table-cell table:style-name="ce1" office:value-type="float" office:value="3142254"/>
          <table:table-cell table:style-name="ce1" office:value-type="string">
            <text:p>Miravânia (MG)</text:p>
          </table:table-cell>
          <table:table-cell table:style-name="ce1" office:value-type="float" office:value="7.55"/>
        </table:table-row>
        <table:table-row table:style-name="ro1">
          <table:table-cell table:style-name="ce1" office:value-type="float" office:value="3142304"/>
          <table:table-cell table:style-name="ce1" office:value-type="string">
            <text:p>Moeda (MG)</text:p>
          </table:table-cell>
          <table:table-cell table:style-name="ce1" office:value-type="float" office:value="30.23"/>
        </table:table-row>
        <table:table-row table:style-name="ro1">
          <table:table-cell table:style-name="ce1" office:value-type="float" office:value="3142403"/>
          <table:table-cell table:style-name="ce1" office:value-type="string">
            <text:p>Moema (MG)</text:p>
          </table:table-cell>
          <table:table-cell table:style-name="ce1" office:value-type="float" office:value="34.67"/>
        </table:table-row>
        <table:table-row table:style-name="ro1">
          <table:table-cell table:style-name="ce1" office:value-type="float" office:value="3142502"/>
          <table:table-cell table:style-name="ce1" office:value-type="string">
            <text:p>Monjolos (MG)</text:p>
          </table:table-cell>
          <table:table-cell table:style-name="ce1" office:value-type="float" office:value="3.63"/>
        </table:table-row>
        <table:table-row table:style-name="ro1">
          <table:table-cell table:style-name="ce1" office:value-type="float" office:value="3142601"/>
          <table:table-cell table:style-name="ce1" office:value-type="string">
            <text:p>Monsenhor Paulo (MG)</text:p>
          </table:table-cell>
          <table:table-cell table:style-name="ce1" office:value-type="float" office:value="37.69"/>
        </table:table-row>
        <table:table-row table:style-name="ro1">
          <table:table-cell table:style-name="ce1" office:value-type="float" office:value="3142700"/>
          <table:table-cell table:style-name="ce1" office:value-type="string">
            <text:p>Montalvânia (MG)</text:p>
          </table:table-cell>
          <table:table-cell table:style-name="ce1" office:value-type="float" office:value="10.55"/>
        </table:table-row>
        <table:table-row table:style-name="ro1">
          <table:table-cell table:style-name="ce1" office:value-type="float" office:value="3142809"/>
          <table:table-cell table:style-name="ce1" office:value-type="string">
            <text:p>Monte Alegre de Minas (MG)</text:p>
          </table:table-cell>
          <table:table-cell table:style-name="ce1" office:value-type="float" office:value="7.56"/>
        </table:table-row>
        <table:table-row table:style-name="ro1">
          <table:table-cell table:style-name="ce1" office:value-type="float" office:value="3142908"/>
          <table:table-cell table:style-name="ce1" office:value-type="string">
            <text:p>Monte Azul (MG)</text:p>
          </table:table-cell>
          <table:table-cell table:style-name="ce1" office:value-type="float" office:value="22.12"/>
        </table:table-row>
        <table:table-row table:style-name="ro1">
          <table:table-cell table:style-name="ce1" office:value-type="float" office:value="3143005"/>
          <table:table-cell table:style-name="ce1" office:value-type="string">
            <text:p>Monte Belo (MG)</text:p>
          </table:table-cell>
          <table:table-cell table:style-name="ce1" office:value-type="float" office:value="31.00"/>
        </table:table-row>
        <table:table-row table:style-name="ro1">
          <table:table-cell table:style-name="ce1" office:value-type="float" office:value="3143104"/>
          <table:table-cell table:style-name="ce1" office:value-type="string">
            <text:p>Monte Carmelo (MG)</text:p>
          </table:table-cell>
          <table:table-cell table:style-name="ce1" office:value-type="float" office:value="34.08"/>
        </table:table-row>
        <table:table-row table:style-name="ro1">
          <table:table-cell table:style-name="ce1" office:value-type="float" office:value="3143153"/>
          <table:table-cell table:style-name="ce1" office:value-type="string">
            <text:p>Monte Formoso (MG)</text:p>
          </table:table-cell>
          <table:table-cell table:style-name="ce1" office:value-type="float" office:value="12.08"/>
        </table:table-row>
        <table:table-row table:style-name="ro1">
          <table:table-cell table:style-name="ce1" office:value-type="float" office:value="3143203"/>
          <table:table-cell table:style-name="ce1" office:value-type="string">
            <text:p>Monte Santo de Minas (MG)</text:p>
          </table:table-cell>
          <table:table-cell table:style-name="ce1" office:value-type="float" office:value="35.71"/>
        </table:table-row>
        <table:table-row table:style-name="ro1">
          <table:table-cell table:style-name="ce1" office:value-type="float" office:value="3143302"/>
          <table:table-cell table:style-name="ce1" office:value-type="string">
            <text:p>Montes Claros (MG)</text:p>
          </table:table-cell>
          <table:table-cell table:style-name="ce1" office:value-type="float" office:value="101.41"/>
        </table:table-row>
        <table:table-row table:style-name="ro1">
          <table:table-cell table:style-name="ce1" office:value-type="float" office:value="3143401"/>
          <table:table-cell table:style-name="ce1" office:value-type="string">
            <text:p>Monte Sião (MG)</text:p>
          </table:table-cell>
          <table:table-cell table:style-name="ce1" office:value-type="float" office:value="72.71"/>
        </table:table-row>
        <table:table-row table:style-name="ro1">
          <table:table-cell table:style-name="ce1" office:value-type="float" office:value="3143450"/>
          <table:table-cell table:style-name="ce1" office:value-type="string">
            <text:p>Montezuma (MG)</text:p>
          </table:table-cell>
          <table:table-cell table:style-name="ce1" office:value-type="float" office:value="6.60"/>
        </table:table-row>
        <table:table-row table:style-name="ro1">
          <table:table-cell table:style-name="ce1" office:value-type="float" office:value="3143500"/>
          <table:table-cell table:style-name="ce1" office:value-type="string">
            <text:p>Morada Nova de Minas (MG)</text:p>
          </table:table-cell>
          <table:table-cell table:style-name="ce1" office:value-type="float" office:value="3.96"/>
        </table:table-row>
        <table:table-row table:style-name="ro1">
          <table:table-cell table:style-name="ce1" office:value-type="float" office:value="3143609"/>
          <table:table-cell table:style-name="ce1" office:value-type="string">
            <text:p>Morro da Garça (MG)</text:p>
          </table:table-cell>
          <table:table-cell table:style-name="ce1" office:value-type="float" office:value="6.41"/>
        </table:table-row>
        <table:table-row table:style-name="ro1">
          <table:table-cell table:style-name="ce1" office:value-type="float" office:value="3143708"/>
          <table:table-cell table:style-name="ce1" office:value-type="string">
            <text:p>Morro do Pilar (MG)</text:p>
          </table:table-cell>
          <table:table-cell table:style-name="ce1" office:value-type="float" office:value="7.12"/>
        </table:table-row>
        <table:table-row table:style-name="ro1">
          <table:table-cell table:style-name="ce1" office:value-type="float" office:value="3143807"/>
          <table:table-cell table:style-name="ce1" office:value-type="string">
            <text:p>Munhoz (MG)</text:p>
          </table:table-cell>
          <table:table-cell table:style-name="ce1" office:value-type="float" office:value="32.66"/>
        </table:table-row>
        <table:table-row table:style-name="ro1">
          <table:table-cell table:style-name="ce1" office:value-type="float" office:value="3143906"/>
          <table:table-cell table:style-name="ce1" office:value-type="string">
            <text:p>Muriaé (MG)</text:p>
          </table:table-cell>
          <table:table-cell table:style-name="ce1" office:value-type="float" office:value="119.72"/>
        </table:table-row>
        <table:table-row table:style-name="ro1">
          <table:table-cell table:style-name="ce1" office:value-type="float" office:value="3144003"/>
          <table:table-cell table:style-name="ce1" office:value-type="string">
            <text:p>Mutum (MG)</text:p>
          </table:table-cell>
          <table:table-cell table:style-name="ce1" office:value-type="float" office:value="21.31"/>
        </table:table-row>
        <table:table-row table:style-name="ro1">
          <table:table-cell table:style-name="ce1" office:value-type="float" office:value="3144102"/>
          <table:table-cell table:style-name="ce1" office:value-type="string">
            <text:p>Muzambinho (MG)</text:p>
          </table:table-cell>
          <table:table-cell table:style-name="ce1" office:value-type="float" office:value="49.84"/>
        </table:table-row>
        <table:table-row table:style-name="ro1">
          <table:table-cell table:style-name="ce1" office:value-type="float" office:value="3144201"/>
          <table:table-cell table:style-name="ce1" office:value-type="string">
            <text:p>Nacip Raydan (MG)</text:p>
          </table:table-cell>
          <table:table-cell table:style-name="ce1" office:value-type="float" office:value="13.51"/>
        </table:table-row>
        <table:table-row table:style-name="ro1">
          <table:table-cell table:style-name="ce1" office:value-type="float" office:value="3144300"/>
          <table:table-cell table:style-name="ce1" office:value-type="string">
            <text:p>Nanuque (MG)</text:p>
          </table:table-cell>
          <table:table-cell table:style-name="ce1" office:value-type="float" office:value="26.90"/>
        </table:table-row>
        <table:table-row table:style-name="ro1">
          <table:table-cell table:style-name="ce1" office:value-type="float" office:value="3144359"/>
          <table:table-cell table:style-name="ce1" office:value-type="string">
            <text:p>Naque (MG)</text:p>
          </table:table-cell>
          <table:table-cell table:style-name="ce1" office:value-type="float" office:value="49.86"/>
        </table:table-row>
        <table:table-row table:style-name="ro1">
          <table:table-cell table:style-name="ce1" office:value-type="float" office:value="3144375"/>
          <table:table-cell table:style-name="ce1" office:value-type="string">
            <text:p>Natalândia (MG)</text:p>
          </table:table-cell>
          <table:table-cell table:style-name="ce1" office:value-type="float" office:value="7.00"/>
        </table:table-row>
        <table:table-row table:style-name="ro1">
          <table:table-cell table:style-name="ce1" office:value-type="float" office:value="3144409"/>
          <table:table-cell table:style-name="ce1" office:value-type="string">
            <text:p>Natércia (MG)</text:p>
          </table:table-cell>
          <table:table-cell table:style-name="ce1" office:value-type="float" office:value="24.68"/>
        </table:table-row>
        <table:table-row table:style-name="ro1">
          <table:table-cell table:style-name="ce1" office:value-type="float" office:value="3144508"/>
          <table:table-cell table:style-name="ce1" office:value-type="string">
            <text:p>Nazareno (MG)</text:p>
          </table:table-cell>
          <table:table-cell table:style-name="ce1" office:value-type="float" office:value="24.17"/>
        </table:table-row>
        <table:table-row table:style-name="ro1">
          <table:table-cell table:style-name="ce1" office:value-type="float" office:value="3144607"/>
          <table:table-cell table:style-name="ce1" office:value-type="string">
            <text:p>Nepomuceno (MG)</text:p>
          </table:table-cell>
          <table:table-cell table:style-name="ce1" office:value-type="float" office:value="44.17"/>
        </table:table-row>
        <table:table-row table:style-name="ro1">
          <table:table-cell table:style-name="ce1" office:value-type="float" office:value="3144656"/>
          <table:table-cell table:style-name="ce1" office:value-type="string">
            <text:p>Ninheira (MG)</text:p>
          </table:table-cell>
          <table:table-cell table:style-name="ce1" office:value-type="float" office:value="8.86"/>
        </table:table-row>
        <table:table-row table:style-name="ro1">
          <table:table-cell table:style-name="ce1" office:value-type="float" office:value="3144672"/>
          <table:table-cell table:style-name="ce1" office:value-type="string">
            <text:p>Nova Belém (MG)</text:p>
          </table:table-cell>
          <table:table-cell table:style-name="ce1" office:value-type="float" office:value="25.43"/>
        </table:table-row>
        <table:table-row table:style-name="ro1">
          <table:table-cell table:style-name="ce1" office:value-type="float" office:value="3144706"/>
          <table:table-cell table:style-name="ce1" office:value-type="string">
            <text:p>Nova Era (MG)</text:p>
          </table:table-cell>
          <table:table-cell table:style-name="ce1" office:value-type="float" office:value="48.43"/>
        </table:table-row>
        <table:table-row table:style-name="ro1">
          <table:table-cell table:style-name="ce1" office:value-type="float" office:value="3144805"/>
          <table:table-cell table:style-name="ce1" office:value-type="string">
            <text:p>Nova Lima (MG)</text:p>
          </table:table-cell>
          <table:table-cell table:style-name="ce1" office:value-type="float" office:value="188.78"/>
        </table:table-row>
        <table:table-row table:style-name="ro1">
          <table:table-cell table:style-name="ce1" office:value-type="float" office:value="3144904"/>
          <table:table-cell table:style-name="ce1" office:value-type="string">
            <text:p>Nova Módica (MG)</text:p>
          </table:table-cell>
          <table:table-cell table:style-name="ce1" office:value-type="float" office:value="10.08"/>
        </table:table-row>
        <table:table-row table:style-name="ro1">
          <table:table-cell table:style-name="ce1" office:value-type="float" office:value="3145000"/>
          <table:table-cell table:style-name="ce1" office:value-type="string">
            <text:p>Nova Ponte (MG)</text:p>
          </table:table-cell>
          <table:table-cell table:style-name="ce1" office:value-type="float" office:value="11.53"/>
        </table:table-row>
        <table:table-row table:style-name="ro1">
          <table:table-cell table:style-name="ce1" office:value-type="float" office:value="3145059"/>
          <table:table-cell table:style-name="ce1" office:value-type="string">
            <text:p>Nova Porteirinha (MG)</text:p>
          </table:table-cell>
          <table:table-cell table:style-name="ce1" office:value-type="float" office:value="61.17"/>
        </table:table-row>
        <table:table-row table:style-name="ro1">
          <table:table-cell table:style-name="ce1" office:value-type="float" office:value="3145109"/>
          <table:table-cell table:style-name="ce1" office:value-type="string">
            <text:p>Nova Resende (MG)</text:p>
          </table:table-cell>
          <table:table-cell table:style-name="ce1" office:value-type="float" office:value="39.41"/>
        </table:table-row>
        <table:table-row table:style-name="ro1">
          <table:table-cell table:style-name="ce1" office:value-type="float" office:value="3145208"/>
          <table:table-cell table:style-name="ce1" office:value-type="string">
            <text:p>Nova Serrana (MG)</text:p>
          </table:table-cell>
          <table:table-cell table:style-name="ce1" office:value-type="float" office:value="261.00"/>
        </table:table-row>
        <table:table-row table:style-name="ro1">
          <table:table-cell table:style-name="ce1" office:value-type="float" office:value="3145307"/>
          <table:table-cell table:style-name="ce1" office:value-type="string">
            <text:p>Novo Cruzeiro (MG)</text:p>
          </table:table-cell>
          <table:table-cell table:style-name="ce1" office:value-type="float" office:value="18.04"/>
        </table:table-row>
        <table:table-row table:style-name="ro1">
          <table:table-cell table:style-name="ce1" office:value-type="float" office:value="3145356"/>
          <table:table-cell table:style-name="ce1" office:value-type="string">
            <text:p>Novo Oriente de Minas (MG)</text:p>
          </table:table-cell>
          <table:table-cell table:style-name="ce1" office:value-type="float" office:value="13.69"/>
        </table:table-row>
        <table:table-row table:style-name="ro1">
          <table:table-cell table:style-name="ce1" office:value-type="float" office:value="3145372"/>
          <table:table-cell table:style-name="ce1" office:value-type="string">
            <text:p>Novorizonte (MG)</text:p>
          </table:table-cell>
          <table:table-cell table:style-name="ce1" office:value-type="float" office:value="18.26"/>
        </table:table-row>
        <table:table-row table:style-name="ro1">
          <table:table-cell table:style-name="ce1" office:value-type="float" office:value="3145406"/>
          <table:table-cell table:style-name="ce1" office:value-type="string">
            <text:p>Olaria (MG)</text:p>
          </table:table-cell>
          <table:table-cell table:style-name="ce1" office:value-type="float" office:value="11.09"/>
        </table:table-row>
        <table:table-row table:style-name="ro1">
          <table:table-cell table:style-name="ce1" office:value-type="float" office:value="3145455"/>
          <table:table-cell table:style-name="ce1" office:value-type="string">
            <text:p>Olhos-d'Água (MG)</text:p>
          </table:table-cell>
          <table:table-cell table:style-name="ce1" office:value-type="float" office:value="2.52"/>
        </table:table-row>
        <table:table-row table:style-name="ro1">
          <table:table-cell table:style-name="ce1" office:value-type="float" office:value="3145505"/>
          <table:table-cell table:style-name="ce1" office:value-type="string">
            <text:p>Olímpio Noronha (MG)</text:p>
          </table:table-cell>
          <table:table-cell table:style-name="ce1" office:value-type="float" office:value="46.36"/>
        </table:table-row>
        <table:table-row table:style-name="ro1">
          <table:table-cell table:style-name="ce1" office:value-type="float" office:value="3145604"/>
          <table:table-cell table:style-name="ce1" office:value-type="string">
            <text:p>Oliveira (MG)</text:p>
          </table:table-cell>
          <table:table-cell table:style-name="ce1" office:value-type="float" office:value="43.98"/>
        </table:table-row>
        <table:table-row table:style-name="ro1">
          <table:table-cell table:style-name="ce1" office:value-type="float" office:value="3145703"/>
          <table:table-cell table:style-name="ce1" office:value-type="string">
            <text:p>Oliveira Fortes (MG)</text:p>
          </table:table-cell>
          <table:table-cell table:style-name="ce1" office:value-type="float" office:value="19.10"/>
        </table:table-row>
        <table:table-row table:style-name="ro1">
          <table:table-cell table:style-name="ce1" office:value-type="float" office:value="3145802"/>
          <table:table-cell table:style-name="ce1" office:value-type="string">
            <text:p>Onça de Pitangui (MG)</text:p>
          </table:table-cell>
          <table:table-cell table:style-name="ce1" office:value-type="float" office:value="12.37"/>
        </table:table-row>
        <table:table-row table:style-name="ro1">
          <table:table-cell table:style-name="ce1" office:value-type="float" office:value="3145851"/>
          <table:table-cell table:style-name="ce1" office:value-type="string">
            <text:p>Oratórios (MG)</text:p>
          </table:table-cell>
          <table:table-cell table:style-name="ce1" office:value-type="float" office:value="50.44"/>
        </table:table-row>
        <table:table-row table:style-name="ro1">
          <table:table-cell table:style-name="ce1" office:value-type="float" office:value="3145877"/>
          <table:table-cell table:style-name="ce1" office:value-type="string">
            <text:p>Orizânia (MG)</text:p>
          </table:table-cell>
          <table:table-cell table:style-name="ce1" office:value-type="float" office:value="59.80"/>
        </table:table-row>
        <table:table-row table:style-name="ro1">
          <table:table-cell table:style-name="ce1" office:value-type="float" office:value="3145901"/>
          <table:table-cell table:style-name="ce1" office:value-type="string">
            <text:p>Ouro Branco (MG)</text:p>
          </table:table-cell>
          <table:table-cell table:style-name="ce1" office:value-type="float" office:value="136.31"/>
        </table:table-row>
        <table:table-row table:style-name="ro1">
          <table:table-cell table:style-name="ce1" office:value-type="float" office:value="3146008"/>
          <table:table-cell table:style-name="ce1" office:value-type="string">
            <text:p>Ouro Fino (MG)</text:p>
          </table:table-cell>
          <table:table-cell table:style-name="ce1" office:value-type="float" office:value="59.15"/>
        </table:table-row>
        <table:table-row table:style-name="ro1">
          <table:table-cell table:style-name="ce1" office:value-type="float" office:value="3146107"/>
          <table:table-cell table:style-name="ce1" office:value-type="string">
            <text:p>Ouro Preto (MG)</text:p>
          </table:table-cell>
          <table:table-cell table:style-name="ce1" office:value-type="float" office:value="56.41"/>
        </table:table-row>
        <table:table-row table:style-name="ro1">
          <table:table-cell table:style-name="ce1" office:value-type="float" office:value="3146206"/>
          <table:table-cell table:style-name="ce1" office:value-type="string">
            <text:p>Ouro Verde de Minas (MG)</text:p>
          </table:table-cell>
          <table:table-cell table:style-name="ce1" office:value-type="float" office:value="34.28"/>
        </table:table-row>
        <table:table-row table:style-name="ro1">
          <table:table-cell table:style-name="ce1" office:value-type="float" office:value="3146255"/>
          <table:table-cell table:style-name="ce1" office:value-type="string">
            <text:p>Padre Carvalho (MG)</text:p>
          </table:table-cell>
          <table:table-cell table:style-name="ce1" office:value-type="float" office:value="13.07"/>
        </table:table-row>
        <table:table-row table:style-name="ro1">
          <table:table-cell table:style-name="ce1" office:value-type="float" office:value="3146305"/>
          <table:table-cell table:style-name="ce1" office:value-type="string">
            <text:p>Padre Paraíso (MG)</text:p>
          </table:table-cell>
          <table:table-cell table:style-name="ce1" office:value-type="float" office:value="34.63"/>
        </table:table-row>
        <table:table-row table:style-name="ro1">
          <table:table-cell table:style-name="ce1" office:value-type="float" office:value="3146404"/>
          <table:table-cell table:style-name="ce1" office:value-type="string">
            <text:p>Paineiras (MG)</text:p>
          </table:table-cell>
          <table:table-cell table:style-name="ce1" office:value-type="float" office:value="7.27"/>
        </table:table-row>
        <table:table-row table:style-name="ro1">
          <table:table-cell table:style-name="ce1" office:value-type="float" office:value="3146503"/>
          <table:table-cell table:style-name="ce1" office:value-type="string">
            <text:p>Pains (MG)</text:p>
          </table:table-cell>
          <table:table-cell table:style-name="ce1" office:value-type="float" office:value="19.00"/>
        </table:table-row>
        <table:table-row table:style-name="ro1">
          <table:table-cell table:style-name="ce1" office:value-type="float" office:value="3146552"/>
          <table:table-cell table:style-name="ce1" office:value-type="string">
            <text:p>Pai Pedro (MG)</text:p>
          </table:table-cell>
          <table:table-cell table:style-name="ce1" office:value-type="float" office:value="7.07"/>
        </table:table-row>
        <table:table-row table:style-name="ro1">
          <table:table-cell table:style-name="ce1" office:value-type="float" office:value="3146602"/>
          <table:table-cell table:style-name="ce1" office:value-type="string">
            <text:p>Paiva (MG)</text:p>
          </table:table-cell>
          <table:table-cell table:style-name="ce1" office:value-type="float" office:value="26.67"/>
        </table:table-row>
        <table:table-row table:style-name="ro1">
          <table:table-cell table:style-name="ce1" office:value-type="float" office:value="3146701"/>
          <table:table-cell table:style-name="ce1" office:value-type="string">
            <text:p>Palma (MG)</text:p>
          </table:table-cell>
          <table:table-cell table:style-name="ce1" office:value-type="float" office:value="20.68"/>
        </table:table-row>
        <table:table-row table:style-name="ro1">
          <table:table-cell table:style-name="ce1" office:value-type="float" office:value="3146750"/>
          <table:table-cell table:style-name="ce1" office:value-type="string">
            <text:p>Palmópolis (MG)</text:p>
          </table:table-cell>
          <table:table-cell table:style-name="ce1" office:value-type="float" office:value="16.00"/>
        </table:table-row>
        <table:table-row table:style-name="ro1">
          <table:table-cell table:style-name="ce1" office:value-type="float" office:value="3146909"/>
          <table:table-cell table:style-name="ce1" office:value-type="string">
            <text:p>Papagaios (MG)</text:p>
          </table:table-cell>
          <table:table-cell table:style-name="ce1" office:value-type="float" office:value="25.61"/>
        </table:table-row>
        <table:table-row table:style-name="ro1">
          <table:table-cell table:style-name="ce1" office:value-type="float" office:value="3147006"/>
          <table:table-cell table:style-name="ce1" office:value-type="string">
            <text:p>Paracatu (MG)</text:p>
          </table:table-cell>
          <table:table-cell table:style-name="ce1" office:value-type="float" office:value="10.29"/>
        </table:table-row>
        <table:table-row table:style-name="ro1">
          <table:table-cell table:style-name="ce1" office:value-type="float" office:value="3147105"/>
          <table:table-cell table:style-name="ce1" office:value-type="string">
            <text:p>Pará de Minas (MG)</text:p>
          </table:table-cell>
          <table:table-cell table:style-name="ce1" office:value-type="float" office:value="152.77"/>
        </table:table-row>
        <table:table-row table:style-name="ro1">
          <table:table-cell table:style-name="ce1" office:value-type="float" office:value="3147204"/>
          <table:table-cell table:style-name="ce1" office:value-type="string">
            <text:p>Paraguaçu (MG)</text:p>
          </table:table-cell>
          <table:table-cell table:style-name="ce1" office:value-type="float" office:value="47.71"/>
        </table:table-row>
        <table:table-row table:style-name="ro1">
          <table:table-cell table:style-name="ce1" office:value-type="float" office:value="3147303"/>
          <table:table-cell table:style-name="ce1" office:value-type="string">
            <text:p>Paraisópolis (MG)</text:p>
          </table:table-cell>
          <table:table-cell table:style-name="ce1" office:value-type="float" office:value="58.50"/>
        </table:table-row>
        <table:table-row table:style-name="ro1">
          <table:table-cell table:style-name="ce1" office:value-type="float" office:value="3147402"/>
          <table:table-cell table:style-name="ce1" office:value-type="string">
            <text:p>Paraopeba (MG)</text:p>
          </table:table-cell>
          <table:table-cell table:style-name="ce1" office:value-type="float" office:value="36.06"/>
        </table:table-row>
        <table:table-row table:style-name="ro1">
          <table:table-cell table:style-name="ce1" office:value-type="float" office:value="3147501"/>
          <table:table-cell table:style-name="ce1" office:value-type="string">
            <text:p>Passabém (MG)</text:p>
          </table:table-cell>
          <table:table-cell table:style-name="ce1" office:value-type="float" office:value="18.75"/>
        </table:table-row>
        <table:table-row table:style-name="ro1">
          <table:table-cell table:style-name="ce1" office:value-type="float" office:value="3147600"/>
          <table:table-cell table:style-name="ce1" office:value-type="string">
            <text:p>Passa Quatro (MG)</text:p>
          </table:table-cell>
          <table:table-cell table:style-name="ce1" office:value-type="float" office:value="56.21"/>
        </table:table-row>
        <table:table-row table:style-name="ro1">
          <table:table-cell table:style-name="ce1" office:value-type="float" office:value="3147709"/>
          <table:table-cell table:style-name="ce1" office:value-type="string">
            <text:p>Passa Tempo (MG)</text:p>
          </table:table-cell>
          <table:table-cell table:style-name="ce1" office:value-type="float" office:value="19.10"/>
        </table:table-row>
        <table:table-row table:style-name="ro1">
          <table:table-cell table:style-name="ce1" office:value-type="float" office:value="3147808"/>
          <table:table-cell table:style-name="ce1" office:value-type="string">
            <text:p>Passa Vinte (MG)</text:p>
          </table:table-cell>
          <table:table-cell table:style-name="ce1" office:value-type="float" office:value="8.43"/>
        </table:table-row>
        <table:table-row table:style-name="ro1">
          <table:table-cell table:style-name="ce1" office:value-type="float" office:value="3147907"/>
          <table:table-cell table:style-name="ce1" office:value-type="string">
            <text:p>Passos (MG)</text:p>
          </table:table-cell>
          <table:table-cell table:style-name="ce1" office:value-type="float" office:value="79.44"/>
        </table:table-row>
        <table:table-row table:style-name="ro1">
          <table:table-cell table:style-name="ce1" office:value-type="float" office:value="3147956"/>
          <table:table-cell table:style-name="ce1" office:value-type="string">
            <text:p>Patis (MG)</text:p>
          </table:table-cell>
          <table:table-cell table:style-name="ce1" office:value-type="float" office:value="12.56"/>
        </table:table-row>
        <table:table-row table:style-name="ro1">
          <table:table-cell table:style-name="ce1" office:value-type="float" office:value="3148004"/>
          <table:table-cell table:style-name="ce1" office:value-type="string">
            <text:p>Patos de Minas (MG)</text:p>
          </table:table-cell>
          <table:table-cell table:style-name="ce1" office:value-type="float" office:value="43.49"/>
        </table:table-row>
        <table:table-row table:style-name="ro1">
          <table:table-cell table:style-name="ce1" office:value-type="float" office:value="3148103"/>
          <table:table-cell table:style-name="ce1" office:value-type="string">
            <text:p>Patrocínio (MG)</text:p>
          </table:table-cell>
          <table:table-cell table:style-name="ce1" office:value-type="float" office:value="28.69"/>
        </table:table-row>
        <table:table-row table:style-name="ro1">
          <table:table-cell table:style-name="ce1" office:value-type="float" office:value="3148202"/>
          <table:table-cell table:style-name="ce1" office:value-type="string">
            <text:p>Patrocínio do Muriaé (MG)</text:p>
          </table:table-cell>
          <table:table-cell table:style-name="ce1" office:value-type="float" office:value="48.84"/>
        </table:table-row>
        <table:table-row table:style-name="ro1">
          <table:table-cell table:style-name="ce1" office:value-type="float" office:value="3148301"/>
          <table:table-cell table:style-name="ce1" office:value-type="string">
            <text:p>Paula Cândido (MG)</text:p>
          </table:table-cell>
          <table:table-cell table:style-name="ce1" office:value-type="float" office:value="34.55"/>
        </table:table-row>
        <table:table-row table:style-name="ro1">
          <table:table-cell table:style-name="ce1" office:value-type="float" office:value="3148400"/>
          <table:table-cell table:style-name="ce1" office:value-type="string">
            <text:p>Paulistas (MG)</text:p>
          </table:table-cell>
          <table:table-cell table:style-name="ce1" office:value-type="float" office:value="22.30"/>
        </table:table-row>
        <table:table-row table:style-name="ro1">
          <table:table-cell table:style-name="ce1" office:value-type="float" office:value="3148509"/>
          <table:table-cell table:style-name="ce1" office:value-type="string">
            <text:p>Pavão (MG)</text:p>
          </table:table-cell>
          <table:table-cell table:style-name="ce1" office:value-type="float" office:value="14.29"/>
        </table:table-row>
        <table:table-row table:style-name="ro1">
          <table:table-cell table:style-name="ce1" office:value-type="float" office:value="3148608"/>
          <table:table-cell table:style-name="ce1" office:value-type="string">
            <text:p>Peçanha (MG)</text:p>
          </table:table-cell>
          <table:table-cell table:style-name="ce1" office:value-type="float" office:value="17.32"/>
        </table:table-row>
        <table:table-row table:style-name="ro1">
          <table:table-cell table:style-name="ce1" office:value-type="float" office:value="3148707"/>
          <table:table-cell table:style-name="ce1" office:value-type="string">
            <text:p>Pedra Azul (MG)</text:p>
          </table:table-cell>
          <table:table-cell table:style-name="ce1" office:value-type="float" office:value="14.94"/>
        </table:table-row>
        <table:table-row table:style-name="ro1">
          <table:table-cell table:style-name="ce1" office:value-type="float" office:value="3148756"/>
          <table:table-cell table:style-name="ce1" office:value-type="string">
            <text:p>Pedra Bonita (MG)</text:p>
          </table:table-cell>
          <table:table-cell table:style-name="ce1" office:value-type="float" office:value="38.37"/>
        </table:table-row>
        <table:table-row table:style-name="ro1">
          <table:table-cell table:style-name="ce1" office:value-type="float" office:value="3148806"/>
          <table:table-cell table:style-name="ce1" office:value-type="string">
            <text:p>Pedra do Anta (MG)</text:p>
          </table:table-cell>
          <table:table-cell table:style-name="ce1" office:value-type="float" office:value="20.59"/>
        </table:table-row>
        <table:table-row table:style-name="ro1">
          <table:table-cell table:style-name="ce1" office:value-type="float" office:value="3148905"/>
          <table:table-cell table:style-name="ce1" office:value-type="string">
            <text:p>Pedra do Indaiá (MG)</text:p>
          </table:table-cell>
          <table:table-cell table:style-name="ce1" office:value-type="float" office:value="11.14"/>
        </table:table-row>
        <table:table-row table:style-name="ro1">
          <table:table-cell table:style-name="ce1" office:value-type="float" office:value="3149002"/>
          <table:table-cell table:style-name="ce1" office:value-type="string">
            <text:p>Pedra Dourada (MG)</text:p>
          </table:table-cell>
          <table:table-cell table:style-name="ce1" office:value-type="float" office:value="31.30"/>
        </table:table-row>
        <table:table-row table:style-name="ro1">
          <table:table-cell table:style-name="ce1" office:value-type="float" office:value="3149101"/>
          <table:table-cell table:style-name="ce1" office:value-type="string">
            <text:p>Pedralva (MG)</text:p>
          </table:table-cell>
          <table:table-cell table:style-name="ce1" office:value-type="float" office:value="52.60"/>
        </table:table-row>
        <table:table-row table:style-name="ro1">
          <table:table-cell table:style-name="ce1" office:value-type="float" office:value="3149150"/>
          <table:table-cell table:style-name="ce1" office:value-type="string">
            <text:p>Pedras de Maria da Cruz (MG)</text:p>
          </table:table-cell>
          <table:table-cell table:style-name="ce1" office:value-type="float" office:value="6.76"/>
        </table:table-row>
        <table:table-row table:style-name="ro1">
          <table:table-cell table:style-name="ce1" office:value-type="float" office:value="3149200"/>
          <table:table-cell table:style-name="ce1" office:value-type="string">
            <text:p>Pedrinópolis (MG)</text:p>
          </table:table-cell>
          <table:table-cell table:style-name="ce1" office:value-type="float" office:value="9.75"/>
        </table:table-row>
        <table:table-row table:style-name="ro1">
          <table:table-cell table:style-name="ce1" office:value-type="float" office:value="3149309"/>
          <table:table-cell table:style-name="ce1" office:value-type="string">
            <text:p>Pedro Leopoldo (MG)</text:p>
          </table:table-cell>
          <table:table-cell table:style-name="ce1" office:value-type="float" office:value="200.49"/>
        </table:table-row>
        <table:table-row table:style-name="ro1">
          <table:table-cell table:style-name="ce1" office:value-type="float" office:value="3149408"/>
          <table:table-cell table:style-name="ce1" office:value-type="string">
            <text:p>Pedro Teixeira (MG)</text:p>
          </table:table-cell>
          <table:table-cell table:style-name="ce1" office:value-type="float" office:value="15.80"/>
        </table:table-row>
        <table:table-row table:style-name="ro1">
          <table:table-cell table:style-name="ce1" office:value-type="float" office:value="3149507"/>
          <table:table-cell table:style-name="ce1" office:value-type="string">
            <text:p>Pequeri (MG)</text:p>
          </table:table-cell>
          <table:table-cell table:style-name="ce1" office:value-type="float" office:value="34.84"/>
        </table:table-row>
        <table:table-row table:style-name="ro1">
          <table:table-cell table:style-name="ce1" office:value-type="float" office:value="3149606"/>
          <table:table-cell table:style-name="ce1" office:value-type="string">
            <text:p>Pequi (MG)</text:p>
          </table:table-cell>
          <table:table-cell table:style-name="ce1" office:value-type="float" office:value="19.98"/>
        </table:table-row>
        <table:table-row table:style-name="ro1">
          <table:table-cell table:style-name="ce1" office:value-type="float" office:value="3149705"/>
          <table:table-cell table:style-name="ce1" office:value-type="string">
            <text:p>Perdigão (MG)</text:p>
          </table:table-cell>
          <table:table-cell table:style-name="ce1" office:value-type="float" office:value="35.77"/>
        </table:table-row>
        <table:table-row table:style-name="ro1">
          <table:table-cell table:style-name="ce1" office:value-type="float" office:value="3149804"/>
          <table:table-cell table:style-name="ce1" office:value-type="string">
            <text:p>Perdizes (MG)</text:p>
          </table:table-cell>
          <table:table-cell table:style-name="ce1" office:value-type="float" office:value="5.88"/>
        </table:table-row>
        <table:table-row table:style-name="ro1">
          <table:table-cell table:style-name="ce1" office:value-type="float" office:value="3149903"/>
          <table:table-cell table:style-name="ce1" office:value-type="string">
            <text:p>Perdões (MG)</text:p>
          </table:table-cell>
          <table:table-cell table:style-name="ce1" office:value-type="float" office:value="74.22"/>
        </table:table-row>
        <table:table-row table:style-name="ro1">
          <table:table-cell table:style-name="ce1" office:value-type="float" office:value="3149952"/>
          <table:table-cell table:style-name="ce1" office:value-type="string">
            <text:p>Periquito (MG)</text:p>
          </table:table-cell>
          <table:table-cell table:style-name="ce1" office:value-type="float" office:value="30.74"/>
        </table:table-row>
        <table:table-row table:style-name="ro1">
          <table:table-cell table:style-name="ce1" office:value-type="float" office:value="3150000"/>
          <table:table-cell table:style-name="ce1" office:value-type="string">
            <text:p>Pescador (MG)</text:p>
          </table:table-cell>
          <table:table-cell table:style-name="ce1" office:value-type="float" office:value="13.00"/>
        </table:table-row>
        <table:table-row table:style-name="ro1">
          <table:table-cell table:style-name="ce1" office:value-type="float" office:value="3150109"/>
          <table:table-cell table:style-name="ce1" office:value-type="string">
            <text:p>Piau (MG)</text:p>
          </table:table-cell>
          <table:table-cell table:style-name="ce1" office:value-type="float" office:value="14.78"/>
        </table:table-row>
        <table:table-row table:style-name="ro1">
          <table:table-cell table:style-name="ce1" office:value-type="float" office:value="3150158"/>
          <table:table-cell table:style-name="ce1" office:value-type="string">
            <text:p>Piedade de Caratinga (MG)</text:p>
          </table:table-cell>
          <table:table-cell table:style-name="ce1" office:value-type="float" office:value="65.02"/>
        </table:table-row>
        <table:table-row table:style-name="ro1">
          <table:table-cell table:style-name="ce1" office:value-type="float" office:value="3150208"/>
          <table:table-cell table:style-name="ce1" office:value-type="string">
            <text:p>Piedade de Ponte Nova (MG)</text:p>
          </table:table-cell>
          <table:table-cell table:style-name="ce1" office:value-type="float" office:value="48.51"/>
        </table:table-row>
        <table:table-row table:style-name="ro1">
          <table:table-cell table:style-name="ce1" office:value-type="float" office:value="3150307"/>
          <table:table-cell table:style-name="ce1" office:value-type="string">
            <text:p>Piedade do Rio Grande (MG)</text:p>
          </table:table-cell>
          <table:table-cell table:style-name="ce1" office:value-type="float" office:value="14.59"/>
        </table:table-row>
        <table:table-row table:style-name="ro1">
          <table:table-cell table:style-name="ce1" office:value-type="float" office:value="3150406"/>
          <table:table-cell table:style-name="ce1" office:value-type="string">
            <text:p>Piedade dos Gerais (MG)</text:p>
          </table:table-cell>
          <table:table-cell table:style-name="ce1" office:value-type="float" office:value="17.87"/>
        </table:table-row>
        <table:table-row table:style-name="ro1">
          <table:table-cell table:style-name="ce1" office:value-type="float" office:value="3150505"/>
          <table:table-cell table:style-name="ce1" office:value-type="string">
            <text:p>Pimenta (MG)</text:p>
          </table:table-cell>
          <table:table-cell table:style-name="ce1" office:value-type="float" office:value="19.85"/>
        </table:table-row>
        <table:table-row table:style-name="ro1">
          <table:table-cell table:style-name="ce1" office:value-type="float" office:value="3150539"/>
          <table:table-cell table:style-name="ce1" office:value-type="string">
            <text:p>Pingo d'Água (MG)</text:p>
          </table:table-cell>
          <table:table-cell table:style-name="ce1" office:value-type="float" office:value="66.40"/>
        </table:table-row>
        <table:table-row table:style-name="ro1">
          <table:table-cell table:style-name="ce1" office:value-type="float" office:value="3150570"/>
          <table:table-cell table:style-name="ce1" office:value-type="string">
            <text:p>Pintópolis (MG)</text:p>
          </table:table-cell>
          <table:table-cell table:style-name="ce1" office:value-type="float" office:value="5.87"/>
        </table:table-row>
        <table:table-row table:style-name="ro1">
          <table:table-cell table:style-name="ce1" office:value-type="float" office:value="3150604"/>
          <table:table-cell table:style-name="ce1" office:value-type="string">
            <text:p>Piracema (MG)</text:p>
          </table:table-cell>
          <table:table-cell table:style-name="ce1" office:value-type="float" office:value="22.85"/>
        </table:table-row>
        <table:table-row table:style-name="ro1">
          <table:table-cell table:style-name="ce1" office:value-type="float" office:value="3150703"/>
          <table:table-cell table:style-name="ce1" office:value-type="string">
            <text:p>Pirajuba (MG)</text:p>
          </table:table-cell>
          <table:table-cell table:style-name="ce1" office:value-type="float" office:value="13.78"/>
        </table:table-row>
        <table:table-row table:style-name="ro1">
          <table:table-cell table:style-name="ce1" office:value-type="float" office:value="3150802"/>
          <table:table-cell table:style-name="ce1" office:value-type="string">
            <text:p>Piranga (MG)</text:p>
          </table:table-cell>
          <table:table-cell table:style-name="ce1" office:value-type="float" office:value="26.16"/>
        </table:table-row>
        <table:table-row table:style-name="ro1">
          <table:table-cell table:style-name="ce1" office:value-type="float" office:value="3150901"/>
          <table:table-cell table:style-name="ce1" office:value-type="string">
            <text:p>Piranguçu (MG)</text:p>
          </table:table-cell>
          <table:table-cell table:style-name="ce1" office:value-type="float" office:value="25.62"/>
        </table:table-row>
        <table:table-row table:style-name="ro1">
          <table:table-cell table:style-name="ce1" office:value-type="float" office:value="3151008"/>
          <table:table-cell table:style-name="ce1" office:value-type="string">
            <text:p>Piranguinho (MG)</text:p>
          </table:table-cell>
          <table:table-cell table:style-name="ce1" office:value-type="float" office:value="64.23"/>
        </table:table-row>
        <table:table-row table:style-name="ro1">
          <table:table-cell table:style-name="ce1" office:value-type="float" office:value="3151107"/>
          <table:table-cell table:style-name="ce1" office:value-type="string">
            <text:p>Pirapetinga (MG)</text:p>
          </table:table-cell>
          <table:table-cell table:style-name="ce1" office:value-type="float" office:value="54.35"/>
        </table:table-row>
        <table:table-row table:style-name="ro1">
          <table:table-cell table:style-name="ce1" office:value-type="float" office:value="3151206"/>
          <table:table-cell table:style-name="ce1" office:value-type="string">
            <text:p>Pirapora (MG)</text:p>
          </table:table-cell>
          <table:table-cell table:style-name="ce1" office:value-type="float" office:value="97.12"/>
        </table:table-row>
        <table:table-row table:style-name="ro1">
          <table:table-cell table:style-name="ce1" office:value-type="float" office:value="3151305"/>
          <table:table-cell table:style-name="ce1" office:value-type="string">
            <text:p>Piraúba (MG)</text:p>
          </table:table-cell>
          <table:table-cell table:style-name="ce1" office:value-type="float" office:value="75.28"/>
        </table:table-row>
        <table:table-row table:style-name="ro1">
          <table:table-cell table:style-name="ce1" office:value-type="float" office:value="3151404"/>
          <table:table-cell table:style-name="ce1" office:value-type="string">
            <text:p>Pitangui (MG)</text:p>
          </table:table-cell>
          <table:table-cell table:style-name="ce1" office:value-type="float" office:value="44.44"/>
        </table:table-row>
        <table:table-row table:style-name="ro1">
          <table:table-cell table:style-name="ce1" office:value-type="float" office:value="3151503"/>
          <table:table-cell table:style-name="ce1" office:value-type="string">
            <text:p>Piumhi (MG)</text:p>
          </table:table-cell>
          <table:table-cell table:style-name="ce1" office:value-type="float" office:value="35.33"/>
        </table:table-row>
        <table:table-row table:style-name="ro1">
          <table:table-cell table:style-name="ce1" office:value-type="float" office:value="3151602"/>
          <table:table-cell table:style-name="ce1" office:value-type="string">
            <text:p>Planura (MG)</text:p>
          </table:table-cell>
          <table:table-cell table:style-name="ce1" office:value-type="float" office:value="32.70"/>
        </table:table-row>
        <table:table-row table:style-name="ro1">
          <table:table-cell table:style-name="ce1" office:value-type="float" office:value="3151701"/>
          <table:table-cell table:style-name="ce1" office:value-type="string">
            <text:p>Poço Fundo (MG)</text:p>
          </table:table-cell>
          <table:table-cell table:style-name="ce1" office:value-type="float" office:value="33.65"/>
        </table:table-row>
        <table:table-row table:style-name="ro1">
          <table:table-cell table:style-name="ce1" office:value-type="float" office:value="3151800"/>
          <table:table-cell table:style-name="ce1" office:value-type="string">
            <text:p>Poços de Caldas (MG)</text:p>
          </table:table-cell>
          <table:table-cell table:style-name="ce1" office:value-type="float" office:value="278.54"/>
        </table:table-row>
        <table:table-row table:style-name="ro1">
          <table:table-cell table:style-name="ce1" office:value-type="float" office:value="3151909"/>
          <table:table-cell table:style-name="ce1" office:value-type="string">
            <text:p>Pocrane (MG)</text:p>
          </table:table-cell>
          <table:table-cell table:style-name="ce1" office:value-type="float" office:value="13.00"/>
        </table:table-row>
        <table:table-row table:style-name="ro1">
          <table:table-cell table:style-name="ce1" office:value-type="float" office:value="3152006"/>
          <table:table-cell table:style-name="ce1" office:value-type="string">
            <text:p>Pompéu (MG)</text:p>
          </table:table-cell>
          <table:table-cell table:style-name="ce1" office:value-type="float" office:value="11.41"/>
        </table:table-row>
        <table:table-row table:style-name="ro1">
          <table:table-cell table:style-name="ce1" office:value-type="float" office:value="3152105"/>
          <table:table-cell table:style-name="ce1" office:value-type="string">
            <text:p>Ponte Nova (MG)</text:p>
          </table:table-cell>
          <table:table-cell table:style-name="ce1" office:value-type="float" office:value="121.94"/>
        </table:table-row>
        <table:table-row table:style-name="ro1">
          <table:table-cell table:style-name="ce1" office:value-type="float" office:value="3152131"/>
          <table:table-cell table:style-name="ce1" office:value-type="string">
            <text:p>Ponto Chique (MG)</text:p>
          </table:table-cell>
          <table:table-cell table:style-name="ce1" office:value-type="float" office:value="6.58"/>
        </table:table-row>
        <table:table-row table:style-name="ro1">
          <table:table-cell table:style-name="ce1" office:value-type="float" office:value="3152170"/>
          <table:table-cell table:style-name="ce1" office:value-type="string">
            <text:p>Ponto dos Volantes (MG)</text:p>
          </table:table-cell>
          <table:table-cell table:style-name="ce1" office:value-type="float" office:value="9.36"/>
        </table:table-row>
        <table:table-row table:style-name="ro1">
          <table:table-cell table:style-name="ce1" office:value-type="float" office:value="3152204"/>
          <table:table-cell table:style-name="ce1" office:value-type="string">
            <text:p>Porteirinha (MG)</text:p>
          </table:table-cell>
          <table:table-cell table:style-name="ce1" office:value-type="float" office:value="21.51"/>
        </table:table-row>
        <table:table-row table:style-name="ro1">
          <table:table-cell table:style-name="ce1" office:value-type="float" office:value="3152303"/>
          <table:table-cell table:style-name="ce1" office:value-type="string">
            <text:p>Porto Firme (MG)</text:p>
          </table:table-cell>
          <table:table-cell table:style-name="ce1" office:value-type="float" office:value="36.58"/>
        </table:table-row>
        <table:table-row table:style-name="ro1">
          <table:table-cell table:style-name="ce1" office:value-type="float" office:value="3152402"/>
          <table:table-cell table:style-name="ce1" office:value-type="string">
            <text:p>Poté (MG)</text:p>
          </table:table-cell>
          <table:table-cell table:style-name="ce1" office:value-type="float" office:value="25.06"/>
        </table:table-row>
        <table:table-row table:style-name="ro1">
          <table:table-cell table:style-name="ce1" office:value-type="float" office:value="3152501"/>
          <table:table-cell table:style-name="ce1" office:value-type="string">
            <text:p>Pouso Alegre (MG)</text:p>
          </table:table-cell>
          <table:table-cell table:style-name="ce1" office:value-type="float" office:value="240.51"/>
        </table:table-row>
        <table:table-row table:style-name="ro1">
          <table:table-cell table:style-name="ce1" office:value-type="float" office:value="3152600"/>
          <table:table-cell table:style-name="ce1" office:value-type="string">
            <text:p>Pouso Alto (MG)</text:p>
          </table:table-cell>
          <table:table-cell table:style-name="ce1" office:value-type="float" office:value="23.74"/>
        </table:table-row>
        <table:table-row table:style-name="ro1">
          <table:table-cell table:style-name="ce1" office:value-type="float" office:value="3152709"/>
          <table:table-cell table:style-name="ce1" office:value-type="string">
            <text:p>Prados (MG)</text:p>
          </table:table-cell>
          <table:table-cell table:style-name="ce1" office:value-type="float" office:value="31.77"/>
        </table:table-row>
        <table:table-row table:style-name="ro1">
          <table:table-cell table:style-name="ce1" office:value-type="float" office:value="3152808"/>
          <table:table-cell table:style-name="ce1" office:value-type="string">
            <text:p>Prata (MG)</text:p>
          </table:table-cell>
          <table:table-cell table:style-name="ce1" office:value-type="float" office:value="5.32"/>
        </table:table-row>
        <table:table-row table:style-name="ro1">
          <table:table-cell table:style-name="ce1" office:value-type="float" office:value="3152907"/>
          <table:table-cell table:style-name="ce1" office:value-type="string">
            <text:p>Pratápolis (MG)</text:p>
          </table:table-cell>
          <table:table-cell table:style-name="ce1" office:value-type="float" office:value="40.86"/>
        </table:table-row>
        <table:table-row table:style-name="ro1">
          <table:table-cell table:style-name="ce1" office:value-type="float" office:value="3153004"/>
          <table:table-cell table:style-name="ce1" office:value-type="string">
            <text:p>Pratinha (MG)</text:p>
          </table:table-cell>
          <table:table-cell table:style-name="ce1" office:value-type="float" office:value="5.25"/>
        </table:table-row>
        <table:table-row table:style-name="ro1">
          <table:table-cell table:style-name="ce1" office:value-type="float" office:value="3153103"/>
          <table:table-cell table:style-name="ce1" office:value-type="string">
            <text:p>Presidente Bernardes (MG)</text:p>
          </table:table-cell>
          <table:table-cell table:style-name="ce1" office:value-type="float" office:value="23.38"/>
        </table:table-row>
        <table:table-row table:style-name="ro1">
          <table:table-cell table:style-name="ce1" office:value-type="float" office:value="3153202"/>
          <table:table-cell table:style-name="ce1" office:value-type="string">
            <text:p>Presidente Juscelino (MG)</text:p>
          </table:table-cell>
          <table:table-cell table:style-name="ce1" office:value-type="float" office:value="5.62"/>
        </table:table-row>
        <table:table-row table:style-name="ro1">
          <table:table-cell table:style-name="ce1" office:value-type="float" office:value="3153301"/>
          <table:table-cell table:style-name="ce1" office:value-type="string">
            <text:p>Presidente Kubitschek (MG)</text:p>
          </table:table-cell>
          <table:table-cell table:style-name="ce1" office:value-type="float" office:value="15.64"/>
        </table:table-row>
        <table:table-row table:style-name="ro1">
          <table:table-cell table:style-name="ce1" office:value-type="float" office:value="3153400"/>
          <table:table-cell table:style-name="ce1" office:value-type="string">
            <text:p>Presidente Olegário (MG)</text:p>
          </table:table-cell>
          <table:table-cell table:style-name="ce1" office:value-type="float" office:value="5.30"/>
        </table:table-row>
        <table:table-row table:style-name="ro1">
          <table:table-cell table:style-name="ce1" office:value-type="float" office:value="3153509"/>
          <table:table-cell table:style-name="ce1" office:value-type="string">
            <text:p>Alto Jequitibá (MG)</text:p>
          </table:table-cell>
          <table:table-cell table:style-name="ce1" office:value-type="float" office:value="54.63"/>
        </table:table-row>
        <table:table-row table:style-name="ro1">
          <table:table-cell table:style-name="ce1" office:value-type="float" office:value="3153608"/>
          <table:table-cell table:style-name="ce1" office:value-type="string">
            <text:p>Prudente de Morais (MG)</text:p>
          </table:table-cell>
          <table:table-cell table:style-name="ce1" office:value-type="float" office:value="77.08"/>
        </table:table-row>
        <table:table-row table:style-name="ro1">
          <table:table-cell table:style-name="ce1" office:value-type="float" office:value="3153707"/>
          <table:table-cell table:style-name="ce1" office:value-type="string">
            <text:p>Quartel Geral (MG)</text:p>
          </table:table-cell>
          <table:table-cell table:style-name="ce1" office:value-type="float" office:value="5.94"/>
        </table:table-row>
        <table:table-row table:style-name="ro1">
          <table:table-cell table:style-name="ce1" office:value-type="float" office:value="3153806"/>
          <table:table-cell table:style-name="ce1" office:value-type="string">
            <text:p>Queluzito (MG)</text:p>
          </table:table-cell>
          <table:table-cell table:style-name="ce1" office:value-type="float" office:value="12.12"/>
        </table:table-row>
        <table:table-row table:style-name="ro1">
          <table:table-cell table:style-name="ce1" office:value-type="float" office:value="3153905"/>
          <table:table-cell table:style-name="ce1" office:value-type="string">
            <text:p>Raposos (MG)</text:p>
          </table:table-cell>
          <table:table-cell table:style-name="ce1" office:value-type="float" office:value="212.58"/>
        </table:table-row>
        <table:table-row table:style-name="ro1">
          <table:table-cell table:style-name="ce1" office:value-type="float" office:value="3154002"/>
          <table:table-cell table:style-name="ce1" office:value-type="string">
            <text:p>Raul Soares (MG)</text:p>
          </table:table-cell>
          <table:table-cell table:style-name="ce1" office:value-type="float" office:value="31.20"/>
        </table:table-row>
        <table:table-row table:style-name="ro1">
          <table:table-cell table:style-name="ce1" office:value-type="float" office:value="3154101"/>
          <table:table-cell table:style-name="ce1" office:value-type="string">
            <text:p>Recreio (MG)</text:p>
          </table:table-cell>
          <table:table-cell table:style-name="ce1" office:value-type="float" office:value="43.96"/>
        </table:table-row>
        <table:table-row table:style-name="ro1">
          <table:table-cell table:style-name="ce1" office:value-type="float" office:value="3154150"/>
          <table:table-cell table:style-name="ce1" office:value-type="string">
            <text:p>Reduto (MG)</text:p>
          </table:table-cell>
          <table:table-cell table:style-name="ce1" office:value-type="float" office:value="43.26"/>
        </table:table-row>
        <table:table-row table:style-name="ro1">
          <table:table-cell table:style-name="ce1" office:value-type="float" office:value="3154200"/>
          <table:table-cell table:style-name="ce1" office:value-type="string">
            <text:p>Resende Costa (MG)</text:p>
          </table:table-cell>
          <table:table-cell table:style-name="ce1" office:value-type="float" office:value="17.65"/>
        </table:table-row>
        <table:table-row table:style-name="ro1">
          <table:table-cell table:style-name="ce1" office:value-type="float" office:value="3154309"/>
          <table:table-cell table:style-name="ce1" office:value-type="string">
            <text:p>Resplendor (MG)</text:p>
          </table:table-cell>
          <table:table-cell table:style-name="ce1" office:value-type="float" office:value="15.80"/>
        </table:table-row>
        <table:table-row table:style-name="ro1">
          <table:table-cell table:style-name="ce1" office:value-type="float" office:value="3154408"/>
          <table:table-cell table:style-name="ce1" office:value-type="string">
            <text:p>Ressaquinha (MG)</text:p>
          </table:table-cell>
          <table:table-cell table:style-name="ce1" office:value-type="float" office:value="25.52"/>
        </table:table-row>
        <table:table-row table:style-name="ro1">
          <table:table-cell table:style-name="ce1" office:value-type="float" office:value="3154457"/>
          <table:table-cell table:style-name="ce1" office:value-type="string">
            <text:p>Riachinho (MG)</text:p>
          </table:table-cell>
          <table:table-cell table:style-name="ce1" office:value-type="float" office:value="4.50"/>
        </table:table-row>
        <table:table-row table:style-name="ro1">
          <table:table-cell table:style-name="ce1" office:value-type="float" office:value="3154507"/>
          <table:table-cell table:style-name="ce1" office:value-type="string">
            <text:p>Riacho dos Machados (MG)</text:p>
          </table:table-cell>
          <table:table-cell table:style-name="ce1" office:value-type="float" office:value="7.11"/>
        </table:table-row>
        <table:table-row table:style-name="ro1">
          <table:table-cell table:style-name="ce1" office:value-type="float" office:value="3154606"/>
          <table:table-cell table:style-name="ce1" office:value-type="string">
            <text:p>Ribeirão das Neves (MG)</text:p>
          </table:table-cell>
          <table:table-cell table:style-name="ce1" office:value-type="float" office:value="1917.90"/>
        </table:table-row>
        <table:table-row table:style-name="ro1">
          <table:table-cell table:style-name="ce1" office:value-type="float" office:value="3154705"/>
          <table:table-cell table:style-name="ce1" office:value-type="string">
            <text:p>Ribeirão Vermelho (MG)</text:p>
          </table:table-cell>
          <table:table-cell table:style-name="ce1" office:value-type="float" office:value="77.68"/>
        </table:table-row>
        <table:table-row table:style-name="ro1">
          <table:table-cell table:style-name="ce1" office:value-type="float" office:value="3154804"/>
          <table:table-cell table:style-name="ce1" office:value-type="string">
            <text:p>Rio Acima (MG)</text:p>
          </table:table-cell>
          <table:table-cell table:style-name="ce1" office:value-type="float" office:value="39.55"/>
        </table:table-row>
        <table:table-row table:style-name="ro1">
          <table:table-cell table:style-name="ce1" office:value-type="float" office:value="3154903"/>
          <table:table-cell table:style-name="ce1" office:value-type="string">
            <text:p>Rio Casca (MG)</text:p>
          </table:table-cell>
          <table:table-cell table:style-name="ce1" office:value-type="float" office:value="36.95"/>
        </table:table-row>
        <table:table-row table:style-name="ro1">
          <table:table-cell table:style-name="ce1" office:value-type="float" office:value="3155009"/>
          <table:table-cell table:style-name="ce1" office:value-type="string">
            <text:p>Rio Doce (MG)</text:p>
          </table:table-cell>
          <table:table-cell table:style-name="ce1" office:value-type="float" office:value="21.99"/>
        </table:table-row>
        <table:table-row table:style-name="ro1">
          <table:table-cell table:style-name="ce1" office:value-type="float" office:value="3155108"/>
          <table:table-cell table:style-name="ce1" office:value-type="string">
            <text:p>Rio do Prado (MG)</text:p>
          </table:table-cell>
          <table:table-cell table:style-name="ce1" office:value-type="float" office:value="10.87"/>
        </table:table-row>
        <table:table-row table:style-name="ro1">
          <table:table-cell table:style-name="ce1" office:value-type="float" office:value="3155207"/>
          <table:table-cell table:style-name="ce1" office:value-type="string">
            <text:p>Rio Espera (MG)</text:p>
          </table:table-cell>
          <table:table-cell table:style-name="ce1" office:value-type="float" office:value="25.44"/>
        </table:table-row>
        <table:table-row table:style-name="ro1">
          <table:table-cell table:style-name="ce1" office:value-type="float" office:value="3155306"/>
          <table:table-cell table:style-name="ce1" office:value-type="string">
            <text:p>Rio Manso (MG)</text:p>
          </table:table-cell>
          <table:table-cell table:style-name="ce1" office:value-type="float" office:value="22.79"/>
        </table:table-row>
        <table:table-row table:style-name="ro1">
          <table:table-cell table:style-name="ce1" office:value-type="float" office:value="3155405"/>
          <table:table-cell table:style-name="ce1" office:value-type="string">
            <text:p>Rio Novo (MG)</text:p>
          </table:table-cell>
          <table:table-cell table:style-name="ce1" office:value-type="float" office:value="41.62"/>
        </table:table-row>
        <table:table-row table:style-name="ro1">
          <table:table-cell table:style-name="ce1" office:value-type="float" office:value="3155504"/>
          <table:table-cell table:style-name="ce1" office:value-type="string">
            <text:p>Rio Paranaíba (MG)</text:p>
          </table:table-cell>
          <table:table-cell table:style-name="ce1" office:value-type="float" office:value="8.79"/>
        </table:table-row>
        <table:table-row table:style-name="ro1">
          <table:table-cell table:style-name="ce1" office:value-type="float" office:value="3155603"/>
          <table:table-cell table:style-name="ce1" office:value-type="string">
            <text:p>Rio Pardo de Minas (MG)</text:p>
          </table:table-cell>
          <table:table-cell table:style-name="ce1" office:value-type="float" office:value="9.33"/>
        </table:table-row>
        <table:table-row table:style-name="ro1">
          <table:table-cell table:style-name="ce1" office:value-type="float" office:value="3155702"/>
          <table:table-cell table:style-name="ce1" office:value-type="string">
            <text:p>Rio Piracicaba (MG)</text:p>
          </table:table-cell>
          <table:table-cell table:style-name="ce1" office:value-type="float" office:value="37.93"/>
        </table:table-row>
        <table:table-row table:style-name="ro1">
          <table:table-cell table:style-name="ce1" office:value-type="float" office:value="3155801"/>
          <table:table-cell table:style-name="ce1" office:value-type="string">
            <text:p>Rio Pomba (MG)</text:p>
          </table:table-cell>
          <table:table-cell table:style-name="ce1" office:value-type="float" office:value="67.78"/>
        </table:table-row>
        <table:table-row table:style-name="ro1">
          <table:table-cell table:style-name="ce1" office:value-type="float" office:value="3155900"/>
          <table:table-cell table:style-name="ce1" office:value-type="string">
            <text:p>Rio Preto (MG)</text:p>
          </table:table-cell>
          <table:table-cell table:style-name="ce1" office:value-type="float" office:value="15.20"/>
        </table:table-row>
        <table:table-row table:style-name="ro1">
          <table:table-cell table:style-name="ce1" office:value-type="float" office:value="3156007"/>
          <table:table-cell table:style-name="ce1" office:value-type="string">
            <text:p>Rio Vermelho (MG)</text:p>
          </table:table-cell>
          <table:table-cell table:style-name="ce1" office:value-type="float" office:value="13.83"/>
        </table:table-row>
        <table:table-row table:style-name="ro1">
          <table:table-cell table:style-name="ce1" office:value-type="float" office:value="3156106"/>
          <table:table-cell table:style-name="ce1" office:value-type="string">
            <text:p>Ritápolis (MG)</text:p>
          </table:table-cell>
          <table:table-cell table:style-name="ce1" office:value-type="float" office:value="12.17"/>
        </table:table-row>
        <table:table-row table:style-name="ro1">
          <table:table-cell table:style-name="ce1" office:value-type="float" office:value="3156205"/>
          <table:table-cell table:style-name="ce1" office:value-type="string">
            <text:p>Rochedo de Minas (MG)</text:p>
          </table:table-cell>
          <table:table-cell table:style-name="ce1" office:value-type="float" office:value="26.65"/>
        </table:table-row>
        <table:table-row table:style-name="ro1">
          <table:table-cell table:style-name="ce1" office:value-type="float" office:value="3156304"/>
          <table:table-cell table:style-name="ce1" office:value-type="string">
            <text:p>Rodeiro (MG)</text:p>
          </table:table-cell>
          <table:table-cell table:style-name="ce1" office:value-type="float" office:value="94.49"/>
        </table:table-row>
        <table:table-row table:style-name="ro1">
          <table:table-cell table:style-name="ce1" office:value-type="float" office:value="3156403"/>
          <table:table-cell table:style-name="ce1" office:value-type="string">
            <text:p>Romaria (MG)</text:p>
          </table:table-cell>
          <table:table-cell table:style-name="ce1" office:value-type="float" office:value="8.82"/>
        </table:table-row>
        <table:table-row table:style-name="ro1">
          <table:table-cell table:style-name="ce1" office:value-type="float" office:value="3156452"/>
          <table:table-cell table:style-name="ce1" office:value-type="string">
            <text:p>Rosário da Limeira (MG)</text:p>
          </table:table-cell>
          <table:table-cell table:style-name="ce1" office:value-type="float" office:value="38.21"/>
        </table:table-row>
        <table:table-row table:style-name="ro1">
          <table:table-cell table:style-name="ce1" office:value-type="float" office:value="3156502"/>
          <table:table-cell table:style-name="ce1" office:value-type="string">
            <text:p>Rubelita (MG)</text:p>
          </table:table-cell>
          <table:table-cell table:style-name="ce1" office:value-type="float" office:value="7.00"/>
        </table:table-row>
        <table:table-row table:style-name="ro1">
          <table:table-cell table:style-name="ce1" office:value-type="float" office:value="3156601"/>
          <table:table-cell table:style-name="ce1" office:value-type="string">
            <text:p>Rubim (MG)</text:p>
          </table:table-cell>
          <table:table-cell table:style-name="ce1" office:value-type="float" office:value="10.28"/>
        </table:table-row>
        <table:table-row table:style-name="ro1">
          <table:table-cell table:style-name="ce1" office:value-type="float" office:value="3156700"/>
          <table:table-cell table:style-name="ce1" office:value-type="string">
            <text:p>Sabará (MG)</text:p>
          </table:table-cell>
          <table:table-cell table:style-name="ce1" office:value-type="float" office:value="417.87"/>
        </table:table-row>
        <table:table-row table:style-name="ro1">
          <table:table-cell table:style-name="ce1" office:value-type="float" office:value="3156809"/>
          <table:table-cell table:style-name="ce1" office:value-type="string">
            <text:p>Sabinópolis (MG)</text:p>
          </table:table-cell>
          <table:table-cell table:style-name="ce1" office:value-type="float" office:value="17.07"/>
        </table:table-row>
        <table:table-row table:style-name="ro1">
          <table:table-cell table:style-name="ce1" office:value-type="float" office:value="3156908"/>
          <table:table-cell table:style-name="ce1" office:value-type="string">
            <text:p>Sacramento (MG)</text:p>
          </table:table-cell>
          <table:table-cell table:style-name="ce1" office:value-type="float" office:value="7.78"/>
        </table:table-row>
        <table:table-row table:style-name="ro1">
          <table:table-cell table:style-name="ce1" office:value-type="float" office:value="3157005"/>
          <table:table-cell table:style-name="ce1" office:value-type="string">
            <text:p>Salinas (MG)</text:p>
          </table:table-cell>
          <table:table-cell table:style-name="ce1" office:value-type="float" office:value="20.75"/>
        </table:table-row>
        <table:table-row table:style-name="ro1">
          <table:table-cell table:style-name="ce1" office:value-type="float" office:value="3157104"/>
          <table:table-cell table:style-name="ce1" office:value-type="string">
            <text:p>Salto da Divisa (MG)</text:p>
          </table:table-cell>
          <table:table-cell table:style-name="ce1" office:value-type="float" office:value="7.31"/>
        </table:table-row>
        <table:table-row table:style-name="ro1">
          <table:table-cell table:style-name="ce1" office:value-type="float" office:value="3157203"/>
          <table:table-cell table:style-name="ce1" office:value-type="string">
            <text:p>Santa Bárbara (MG)</text:p>
          </table:table-cell>
          <table:table-cell table:style-name="ce1" office:value-type="float" office:value="40.75"/>
        </table:table-row>
        <table:table-row table:style-name="ro1">
          <table:table-cell table:style-name="ce1" office:value-type="float" office:value="3157252"/>
          <table:table-cell table:style-name="ce1" office:value-type="string">
            <text:p>Santa Bárbara do Leste (MG)</text:p>
          </table:table-cell>
          <table:table-cell table:style-name="ce1" office:value-type="float" office:value="71.53"/>
        </table:table-row>
        <table:table-row table:style-name="ro1">
          <table:table-cell table:style-name="ce1" office:value-type="float" office:value="3157278"/>
          <table:table-cell table:style-name="ce1" office:value-type="string">
            <text:p>Santa Bárbara do Monte Verde (MG)</text:p>
          </table:table-cell>
          <table:table-cell table:style-name="ce1" office:value-type="float" office:value="6.67"/>
        </table:table-row>
        <table:table-row table:style-name="ro1">
          <table:table-cell table:style-name="ce1" office:value-type="float" office:value="3157302"/>
          <table:table-cell table:style-name="ce1" office:value-type="string">
            <text:p>Santa Bárbara do Tugúrio (MG)</text:p>
          </table:table-cell>
          <table:table-cell table:style-name="ce1" office:value-type="float" office:value="23.49"/>
        </table:table-row>
        <table:table-row table:style-name="ro1">
          <table:table-cell table:style-name="ce1" office:value-type="float" office:value="3157336"/>
          <table:table-cell table:style-name="ce1" office:value-type="string">
            <text:p>Santa Cruz de Minas (MG)</text:p>
          </table:table-cell>
          <table:table-cell table:style-name="ce1" office:value-type="float" office:value="2206.17"/>
        </table:table-row>
        <table:table-row table:style-name="ro1">
          <table:table-cell table:style-name="ce1" office:value-type="float" office:value="3157377"/>
          <table:table-cell table:style-name="ce1" office:value-type="string">
            <text:p>Santa Cruz de Salinas (MG)</text:p>
          </table:table-cell>
          <table:table-cell table:style-name="ce1" office:value-type="float" office:value="7.46"/>
        </table:table-row>
        <table:table-row table:style-name="ro1">
          <table:table-cell table:style-name="ce1" office:value-type="float" office:value="3157401"/>
          <table:table-cell table:style-name="ce1" office:value-type="string">
            <text:p>Santa Cruz do Escalvado (MG)</text:p>
          </table:table-cell>
          <table:table-cell table:style-name="ce1" office:value-type="float" office:value="19.29"/>
        </table:table-row>
        <table:table-row table:style-name="ro1">
          <table:table-cell table:style-name="ce1" office:value-type="float" office:value="3157500"/>
          <table:table-cell table:style-name="ce1" office:value-type="string">
            <text:p>Santa Efigênia de Minas (MG)</text:p>
          </table:table-cell>
          <table:table-cell table:style-name="ce1" office:value-type="float" office:value="34.86"/>
        </table:table-row>
        <table:table-row table:style-name="ro1">
          <table:table-cell table:style-name="ce1" office:value-type="float" office:value="3157609"/>
          <table:table-cell table:style-name="ce1" office:value-type="string">
            <text:p>Santa Fé de Minas (MG)</text:p>
          </table:table-cell>
          <table:table-cell table:style-name="ce1" office:value-type="float" office:value="1.36"/>
        </table:table-row>
        <table:table-row table:style-name="ro1">
          <table:table-cell table:style-name="ce1" office:value-type="float" office:value="3157658"/>
          <table:table-cell table:style-name="ce1" office:value-type="string">
            <text:p>Santa Helena de Minas (MG)</text:p>
          </table:table-cell>
          <table:table-cell table:style-name="ce1" office:value-type="float" office:value="21.90"/>
        </table:table-row>
        <table:table-row table:style-name="ro1">
          <table:table-cell table:style-name="ce1" office:value-type="float" office:value="3157708"/>
          <table:table-cell table:style-name="ce1" office:value-type="string">
            <text:p>Santa Juliana (MG)</text:p>
          </table:table-cell>
          <table:table-cell table:style-name="ce1" office:value-type="float" office:value="15.66"/>
        </table:table-row>
        <table:table-row table:style-name="ro1">
          <table:table-cell table:style-name="ce1" office:value-type="float" office:value="3157807"/>
          <table:table-cell table:style-name="ce1" office:value-type="string">
            <text:p>Santa Luzia (MG)</text:p>
          </table:table-cell>
          <table:table-cell table:style-name="ce1" office:value-type="float" office:value="862.38"/>
        </table:table-row>
        <table:table-row table:style-name="ro1">
          <table:table-cell table:style-name="ce1" office:value-type="float" office:value="3157906"/>
          <table:table-cell table:style-name="ce1" office:value-type="string">
            <text:p>Santa Margarida (MG)</text:p>
          </table:table-cell>
          <table:table-cell table:style-name="ce1" office:value-type="float" office:value="58.70"/>
        </table:table-row>
        <table:table-row table:style-name="ro1">
          <table:table-cell table:style-name="ce1" office:value-type="float" office:value="3158003"/>
          <table:table-cell table:style-name="ce1" office:value-type="string">
            <text:p>Santa Maria de Itabira (MG)</text:p>
          </table:table-cell>
          <table:table-cell table:style-name="ce1" office:value-type="float" office:value="17.66"/>
        </table:table-row>
        <table:table-row table:style-name="ro1">
          <table:table-cell table:style-name="ce1" office:value-type="float" office:value="3158102"/>
          <table:table-cell table:style-name="ce1" office:value-type="string">
            <text:p>Santa Maria do Salto (MG)</text:p>
          </table:table-cell>
          <table:table-cell table:style-name="ce1" office:value-type="float" office:value="11.99"/>
        </table:table-row>
        <table:table-row table:style-name="ro1">
          <table:table-cell table:style-name="ce1" office:value-type="float" office:value="3158201"/>
          <table:table-cell table:style-name="ce1" office:value-type="string">
            <text:p>Santa Maria do Suaçuí (MG)</text:p>
          </table:table-cell>
          <table:table-cell table:style-name="ce1" office:value-type="float" office:value="23.07"/>
        </table:table-row>
        <table:table-row table:style-name="ro1">
          <table:table-cell table:style-name="ce1" office:value-type="float" office:value="3158300"/>
          <table:table-cell table:style-name="ce1" office:value-type="string">
            <text:p>Santana da Vargem (MG)</text:p>
          </table:table-cell>
          <table:table-cell table:style-name="ce1" office:value-type="float" office:value="41.93"/>
        </table:table-row>
        <table:table-row table:style-name="ro1">
          <table:table-cell table:style-name="ce1" office:value-type="float" office:value="3158409"/>
          <table:table-cell table:style-name="ce1" office:value-type="string">
            <text:p>Santana de Cataguases (MG)</text:p>
          </table:table-cell>
          <table:table-cell table:style-name="ce1" office:value-type="float" office:value="22.43"/>
        </table:table-row>
        <table:table-row table:style-name="ro1">
          <table:table-cell table:style-name="ce1" office:value-type="float" office:value="3158508"/>
          <table:table-cell table:style-name="ce1" office:value-type="string">
            <text:p>Santana de Pirapama (MG)</text:p>
          </table:table-cell>
          <table:table-cell table:style-name="ce1" office:value-type="float" office:value="6.38"/>
        </table:table-row>
        <table:table-row table:style-name="ro1">
          <table:table-cell table:style-name="ce1" office:value-type="float" office:value="3158607"/>
          <table:table-cell table:style-name="ce1" office:value-type="string">
            <text:p>Santana do Deserto (MG)</text:p>
          </table:table-cell>
          <table:table-cell table:style-name="ce1" office:value-type="float" office:value="21.13"/>
        </table:table-row>
        <table:table-row table:style-name="ro1">
          <table:table-cell table:style-name="ce1" office:value-type="float" office:value="3158706"/>
          <table:table-cell table:style-name="ce1" office:value-type="string">
            <text:p>Santana do Garambéu (MG)</text:p>
          </table:table-cell>
          <table:table-cell table:style-name="ce1" office:value-type="float" office:value="11.00"/>
        </table:table-row>
        <table:table-row table:style-name="ro1">
          <table:table-cell table:style-name="ce1" office:value-type="float" office:value="3158805"/>
          <table:table-cell table:style-name="ce1" office:value-type="string">
            <text:p>Santana do Jacaré (MG)</text:p>
          </table:table-cell>
          <table:table-cell table:style-name="ce1" office:value-type="float" office:value="43.39"/>
        </table:table-row>
        <table:table-row table:style-name="ro1">
          <table:table-cell table:style-name="ce1" office:value-type="float" office:value="3158904"/>
          <table:table-cell table:style-name="ce1" office:value-type="string">
            <text:p>Santana do Manhuaçu (MG)</text:p>
          </table:table-cell>
          <table:table-cell table:style-name="ce1" office:value-type="float" office:value="24.71"/>
        </table:table-row>
        <table:table-row table:style-name="ro1">
          <table:table-cell table:style-name="ce1" office:value-type="float" office:value="3158953"/>
          <table:table-cell table:style-name="ce1" office:value-type="string">
            <text:p>Santana do Paraíso (MG)</text:p>
          </table:table-cell>
          <table:table-cell table:style-name="ce1" office:value-type="float" office:value="98.76"/>
        </table:table-row>
        <table:table-row table:style-name="ro1">
          <table:table-cell table:style-name="ce1" office:value-type="float" office:value="3159001"/>
          <table:table-cell table:style-name="ce1" office:value-type="string">
            <text:p>Santana do Riacho (MG)</text:p>
          </table:table-cell>
          <table:table-cell table:style-name="ce1" office:value-type="float" office:value="5.94"/>
        </table:table-row>
        <table:table-row table:style-name="ro1">
          <table:table-cell table:style-name="ce1" office:value-type="float" office:value="3159100"/>
          <table:table-cell table:style-name="ce1" office:value-type="string">
            <text:p>Santana dos Montes (MG)</text:p>
          </table:table-cell>
          <table:table-cell table:style-name="ce1" office:value-type="float" office:value="19.44"/>
        </table:table-row>
        <table:table-row table:style-name="ro1">
          <table:table-cell table:style-name="ce1" office:value-type="float" office:value="3159209"/>
          <table:table-cell table:style-name="ce1" office:value-type="string">
            <text:p>Santa Rita de Caldas (MG)</text:p>
          </table:table-cell>
          <table:table-cell table:style-name="ce1" office:value-type="float" office:value="17.95"/>
        </table:table-row>
        <table:table-row table:style-name="ro1">
          <table:table-cell table:style-name="ce1" office:value-type="float" office:value="3159308"/>
          <table:table-cell table:style-name="ce1" office:value-type="string">
            <text:p>Santa Rita de Jacutinga (MG)</text:p>
          </table:table-cell>
          <table:table-cell table:style-name="ce1" office:value-type="float" office:value="11.86"/>
        </table:table-row>
        <table:table-row table:style-name="ro1">
          <table:table-cell table:style-name="ce1" office:value-type="float" office:value="3159357"/>
          <table:table-cell table:style-name="ce1" office:value-type="string">
            <text:p>Santa Rita de Minas (MG)</text:p>
          </table:table-cell>
          <table:table-cell table:style-name="ce1" office:value-type="float" office:value="96.06"/>
        </table:table-row>
        <table:table-row table:style-name="ro1">
          <table:table-cell table:style-name="ce1" office:value-type="float" office:value="3159407"/>
          <table:table-cell table:style-name="ce1" office:value-type="string">
            <text:p>Santa Rita de Ibitipoca (MG)</text:p>
          </table:table-cell>
          <table:table-cell table:style-name="ce1" office:value-type="float" office:value="11.05"/>
        </table:table-row>
        <table:table-row table:style-name="ro1">
          <table:table-cell table:style-name="ce1" office:value-type="float" office:value="3159506"/>
          <table:table-cell table:style-name="ce1" office:value-type="string">
            <text:p>Santa Rita do Itueto (MG)</text:p>
          </table:table-cell>
          <table:table-cell table:style-name="ce1" office:value-type="float" office:value="11.74"/>
        </table:table-row>
        <table:table-row table:style-name="ro1">
          <table:table-cell table:style-name="ce1" office:value-type="float" office:value="3159605"/>
          <table:table-cell table:style-name="ce1" office:value-type="string">
            <text:p>Santa Rita do Sapucaí (MG)</text:p>
          </table:table-cell>
          <table:table-cell table:style-name="ce1" office:value-type="float" office:value="106.96"/>
        </table:table-row>
        <table:table-row table:style-name="ro1">
          <table:table-cell table:style-name="ce1" office:value-type="float" office:value="3159704"/>
          <table:table-cell table:style-name="ce1" office:value-type="string">
            <text:p>Santa Rosa da Serra (MG)</text:p>
          </table:table-cell>
          <table:table-cell table:style-name="ce1" office:value-type="float" office:value="11.34"/>
        </table:table-row>
        <table:table-row table:style-name="ro1">
          <table:table-cell table:style-name="ce1" office:value-type="float" office:value="3159803"/>
          <table:table-cell table:style-name="ce1" office:value-type="string">
            <text:p>Santa Vitória (MG)</text:p>
          </table:table-cell>
          <table:table-cell table:style-name="ce1" office:value-type="float" office:value="6.04"/>
        </table:table-row>
        <table:table-row table:style-name="ro1">
          <table:table-cell table:style-name="ce1" office:value-type="float" office:value="3159902"/>
          <table:table-cell table:style-name="ce1" office:value-type="string">
            <text:p>Santo Antônio do Amparo (MG)</text:p>
          </table:table-cell>
          <table:table-cell table:style-name="ce1" office:value-type="float" office:value="35.48"/>
        </table:table-row>
        <table:table-row table:style-name="ro1">
          <table:table-cell table:style-name="ce1" office:value-type="float" office:value="3160009"/>
          <table:table-cell table:style-name="ce1" office:value-type="string">
            <text:p>Santo Antônio do Aventureiro (MG)</text:p>
          </table:table-cell>
          <table:table-cell table:style-name="ce1" office:value-type="float" office:value="17.51"/>
        </table:table-row>
        <table:table-row table:style-name="ro1">
          <table:table-cell table:style-name="ce1" office:value-type="float" office:value="3160108"/>
          <table:table-cell table:style-name="ce1" office:value-type="string">
            <text:p>Santo Antônio do Grama (MG)</text:p>
          </table:table-cell>
          <table:table-cell table:style-name="ce1" office:value-type="float" office:value="31.37"/>
        </table:table-row>
        <table:table-row table:style-name="ro1">
          <table:table-cell table:style-name="ce1" office:value-type="float" office:value="3160207"/>
          <table:table-cell table:style-name="ce1" office:value-type="string">
            <text:p>Santo Antônio do Itambé (MG)</text:p>
          </table:table-cell>
          <table:table-cell table:style-name="ce1" office:value-type="float" office:value="13.52"/>
        </table:table-row>
        <table:table-row table:style-name="ro1">
          <table:table-cell table:style-name="ce1" office:value-type="float" office:value="3160306"/>
          <table:table-cell table:style-name="ce1" office:value-type="string">
            <text:p>Santo Antônio do Jacinto (MG)</text:p>
          </table:table-cell>
          <table:table-cell table:style-name="ce1" office:value-type="float" office:value="23.39"/>
        </table:table-row>
        <table:table-row table:style-name="ro1">
          <table:table-cell table:style-name="ce1" office:value-type="float" office:value="3160405"/>
          <table:table-cell table:style-name="ce1" office:value-type="string">
            <text:p>Santo Antônio do Monte (MG)</text:p>
          </table:table-cell>
          <table:table-cell table:style-name="ce1" office:value-type="float" office:value="23.07"/>
        </table:table-row>
        <table:table-row table:style-name="ro1">
          <table:table-cell table:style-name="ce1" office:value-type="float" office:value="3160454"/>
          <table:table-cell table:style-name="ce1" office:value-type="string">
            <text:p>Santo Antônio do Retiro (MG)</text:p>
          </table:table-cell>
          <table:table-cell table:style-name="ce1" office:value-type="float" office:value="8.73"/>
        </table:table-row>
        <table:table-row table:style-name="ro1">
          <table:table-cell table:style-name="ce1" office:value-type="float" office:value="3160504"/>
          <table:table-cell table:style-name="ce1" office:value-type="string">
            <text:p>Santo Antônio do Rio Abaixo (MG)</text:p>
          </table:table-cell>
          <table:table-cell table:style-name="ce1" office:value-type="float" office:value="16.57"/>
        </table:table-row>
        <table:table-row table:style-name="ro1">
          <table:table-cell table:style-name="ce1" office:value-type="float" office:value="3160603"/>
          <table:table-cell table:style-name="ce1" office:value-type="string">
            <text:p>Santo Hipólito (MG)</text:p>
          </table:table-cell>
          <table:table-cell table:style-name="ce1" office:value-type="float" office:value="7.52"/>
        </table:table-row>
        <table:table-row table:style-name="ro1">
          <table:table-cell table:style-name="ce1" office:value-type="float" office:value="3160702"/>
          <table:table-cell table:style-name="ce1" office:value-type="string">
            <text:p>Santos Dumont (MG)</text:p>
          </table:table-cell>
          <table:table-cell table:style-name="ce1" office:value-type="float" office:value="72.62"/>
        </table:table-row>
        <table:table-row table:style-name="ro1">
          <table:table-cell table:style-name="ce1" office:value-type="float" office:value="3160801"/>
          <table:table-cell table:style-name="ce1" office:value-type="string">
            <text:p>São Bento Abade (MG)</text:p>
          </table:table-cell>
          <table:table-cell table:style-name="ce1" office:value-type="float" office:value="56.93"/>
        </table:table-row>
        <table:table-row table:style-name="ro1">
          <table:table-cell table:style-name="ce1" office:value-type="float" office:value="3160900"/>
          <table:table-cell table:style-name="ce1" office:value-type="string">
            <text:p>São Brás do Suaçuí (MG)</text:p>
          </table:table-cell>
          <table:table-cell table:style-name="ce1" office:value-type="float" office:value="31.93"/>
        </table:table-row>
        <table:table-row table:style-name="ro1">
          <table:table-cell table:style-name="ce1" office:value-type="float" office:value="3160959"/>
          <table:table-cell table:style-name="ce1" office:value-type="string">
            <text:p>São Domingos das Dores (MG)</text:p>
          </table:table-cell>
          <table:table-cell table:style-name="ce1" office:value-type="float" office:value="88.85"/>
        </table:table-row>
        <table:table-row table:style-name="ro1">
          <table:table-cell table:style-name="ce1" office:value-type="float" office:value="3161007"/>
          <table:table-cell table:style-name="ce1" office:value-type="string">
            <text:p>São Domingos do Prata (MG)</text:p>
          </table:table-cell>
          <table:table-cell table:style-name="ce1" office:value-type="float" office:value="23.34"/>
        </table:table-row>
        <table:table-row table:style-name="ro1">
          <table:table-cell table:style-name="ce1" office:value-type="float" office:value="3161056"/>
          <table:table-cell table:style-name="ce1" office:value-type="string">
            <text:p>São Félix de Minas (MG)</text:p>
          </table:table-cell>
          <table:table-cell table:style-name="ce1" office:value-type="float" office:value="20.80"/>
        </table:table-row>
        <table:table-row table:style-name="ro1">
          <table:table-cell table:style-name="ce1" office:value-type="float" office:value="3161106"/>
          <table:table-cell table:style-name="ce1" office:value-type="string">
            <text:p>São Francisco (MG)</text:p>
          </table:table-cell>
          <table:table-cell table:style-name="ce1" office:value-type="float" office:value="16.27"/>
        </table:table-row>
        <table:table-row table:style-name="ro1">
          <table:table-cell table:style-name="ce1" office:value-type="float" office:value="3161205"/>
          <table:table-cell table:style-name="ce1" office:value-type="string">
            <text:p>São Francisco de Paula (MG)</text:p>
          </table:table-cell>
          <table:table-cell table:style-name="ce1" office:value-type="float" office:value="20.46"/>
        </table:table-row>
        <table:table-row table:style-name="ro1">
          <table:table-cell table:style-name="ce1" office:value-type="float" office:value="3161304"/>
          <table:table-cell table:style-name="ce1" office:value-type="string">
            <text:p>São Francisco de Sales (MG)</text:p>
          </table:table-cell>
          <table:table-cell table:style-name="ce1" office:value-type="float" office:value="5.12"/>
        </table:table-row>
        <table:table-row table:style-name="ro1">
          <table:table-cell table:style-name="ce1" office:value-type="float" office:value="3161403"/>
          <table:table-cell table:style-name="ce1" office:value-type="string">
            <text:p>São Francisco do Glória (MG)</text:p>
          </table:table-cell>
          <table:table-cell table:style-name="ce1" office:value-type="float" office:value="31.46"/>
        </table:table-row>
        <table:table-row table:style-name="ro1">
          <table:table-cell table:style-name="ce1" office:value-type="float" office:value="3161502"/>
          <table:table-cell table:style-name="ce1" office:value-type="string">
            <text:p>São Geraldo (MG)</text:p>
          </table:table-cell>
          <table:table-cell table:style-name="ce1" office:value-type="float" office:value="55.30"/>
        </table:table-row>
        <table:table-row table:style-name="ro1">
          <table:table-cell table:style-name="ce1" office:value-type="float" office:value="3161601"/>
          <table:table-cell table:style-name="ce1" office:value-type="string">
            <text:p>São Geraldo da Piedade (MG)</text:p>
          </table:table-cell>
          <table:table-cell table:style-name="ce1" office:value-type="float" office:value="28.81"/>
        </table:table-row>
        <table:table-row table:style-name="ro1">
          <table:table-cell table:style-name="ce1" office:value-type="float" office:value="3161650"/>
          <table:table-cell table:style-name="ce1" office:value-type="string">
            <text:p>São Geraldo do Baixio (MG)</text:p>
          </table:table-cell>
          <table:table-cell table:style-name="ce1" office:value-type="float" office:value="12.41"/>
        </table:table-row>
        <table:table-row table:style-name="ro1">
          <table:table-cell table:style-name="ce1" office:value-type="float" office:value="3161700"/>
          <table:table-cell table:style-name="ce1" office:value-type="string">
            <text:p>São Gonçalo do Abaeté (MG)</text:p>
          </table:table-cell>
          <table:table-cell table:style-name="ce1" office:value-type="float" office:value="2.33"/>
        </table:table-row>
        <table:table-row table:style-name="ro1">
          <table:table-cell table:style-name="ce1" office:value-type="float" office:value="3161809"/>
          <table:table-cell table:style-name="ce1" office:value-type="string">
            <text:p>São Gonçalo do Pará (MG)</text:p>
          </table:table-cell>
          <table:table-cell table:style-name="ce1" office:value-type="float" office:value="39.13"/>
        </table:table-row>
        <table:table-row table:style-name="ro1">
          <table:table-cell table:style-name="ce1" office:value-type="float" office:value="3161908"/>
          <table:table-cell table:style-name="ce1" office:value-type="string">
            <text:p>São Gonçalo do Rio Abaixo (MG)</text:p>
          </table:table-cell>
          <table:table-cell table:style-name="ce1" office:value-type="float" office:value="26.87"/>
        </table:table-row>
        <table:table-row table:style-name="ro1">
          <table:table-cell table:style-name="ce1" office:value-type="float" office:value="3162005"/>
          <table:table-cell table:style-name="ce1" office:value-type="string">
            <text:p>São Gonçalo do Sapucaí (MG)</text:p>
          </table:table-cell>
          <table:table-cell table:style-name="ce1" office:value-type="float" office:value="46.27"/>
        </table:table-row>
        <table:table-row table:style-name="ro1">
          <table:table-cell table:style-name="ce1" office:value-type="float" office:value="3162104"/>
          <table:table-cell table:style-name="ce1" office:value-type="string">
            <text:p>São Gotardo (MG)</text:p>
          </table:table-cell>
          <table:table-cell table:style-name="ce1" office:value-type="float" office:value="36.74"/>
        </table:table-row>
        <table:table-row table:style-name="ro1">
          <table:table-cell table:style-name="ce1" office:value-type="float" office:value="3162203"/>
          <table:table-cell table:style-name="ce1" office:value-type="string">
            <text:p>São João Batista do Glória (MG)</text:p>
          </table:table-cell>
          <table:table-cell table:style-name="ce1" office:value-type="float" office:value="12.57"/>
        </table:table-row>
        <table:table-row table:style-name="ro1">
          <table:table-cell table:style-name="ce1" office:value-type="float" office:value="3162252"/>
          <table:table-cell table:style-name="ce1" office:value-type="string">
            <text:p>São João da Lagoa (MG)</text:p>
          </table:table-cell>
          <table:table-cell table:style-name="ce1" office:value-type="float" office:value="4.67"/>
        </table:table-row>
        <table:table-row table:style-name="ro1">
          <table:table-cell table:style-name="ce1" office:value-type="float" office:value="3162302"/>
          <table:table-cell table:style-name="ce1" office:value-type="string">
            <text:p>São João da Mata (MG)</text:p>
          </table:table-cell>
          <table:table-cell table:style-name="ce1" office:value-type="float" office:value="22.66"/>
        </table:table-row>
        <table:table-row table:style-name="ro1">
          <table:table-cell table:style-name="ce1" office:value-type="float" office:value="3162401"/>
          <table:table-cell table:style-name="ce1" office:value-type="string">
            <text:p>São João da Ponte (MG)</text:p>
          </table:table-cell>
          <table:table-cell table:style-name="ce1" office:value-type="float" office:value="13.70"/>
        </table:table-row>
        <table:table-row table:style-name="ro1">
          <table:table-cell table:style-name="ce1" office:value-type="float" office:value="3162450"/>
          <table:table-cell table:style-name="ce1" office:value-type="string">
            <text:p>São João das Missões (MG)</text:p>
          </table:table-cell>
          <table:table-cell table:style-name="ce1" office:value-type="float" office:value="17.27"/>
        </table:table-row>
        <table:table-row table:style-name="ro1">
          <table:table-cell table:style-name="ce1" office:value-type="float" office:value="3162500"/>
          <table:table-cell table:style-name="ce1" office:value-type="string">
            <text:p>São João del Rei (MG)</text:p>
          </table:table-cell>
          <table:table-cell table:style-name="ce1" office:value-type="float" office:value="57.68"/>
        </table:table-row>
        <table:table-row table:style-name="ro1">
          <table:table-cell table:style-name="ce1" office:value-type="float" office:value="3162559"/>
          <table:table-cell table:style-name="ce1" office:value-type="string">
            <text:p>São João do Manhuaçu (MG)</text:p>
          </table:table-cell>
          <table:table-cell table:style-name="ce1" office:value-type="float" office:value="71.60"/>
        </table:table-row>
        <table:table-row table:style-name="ro1">
          <table:table-cell table:style-name="ce1" office:value-type="float" office:value="3162575"/>
          <table:table-cell table:style-name="ce1" office:value-type="string">
            <text:p>São João do Manteninha (MG)</text:p>
          </table:table-cell>
          <table:table-cell table:style-name="ce1" office:value-type="float" office:value="37.61"/>
        </table:table-row>
        <table:table-row table:style-name="ro1">
          <table:table-cell table:style-name="ce1" office:value-type="float" office:value="3162609"/>
          <table:table-cell table:style-name="ce1" office:value-type="string">
            <text:p>São João do Oriente (MG)</text:p>
          </table:table-cell>
          <table:table-cell table:style-name="ce1" office:value-type="float" office:value="65.55"/>
        </table:table-row>
        <table:table-row table:style-name="ro1">
          <table:table-cell table:style-name="ce1" office:value-type="float" office:value="3162658"/>
          <table:table-cell table:style-name="ce1" office:value-type="string">
            <text:p>São João do Pacuí (MG)</text:p>
          </table:table-cell>
          <table:table-cell table:style-name="ce1" office:value-type="float" office:value="9.76"/>
        </table:table-row>
        <table:table-row table:style-name="ro1">
          <table:table-cell table:style-name="ce1" office:value-type="float" office:value="3162708"/>
          <table:table-cell table:style-name="ce1" office:value-type="string">
            <text:p>São João do Paraíso (MG)</text:p>
          </table:table-cell>
          <table:table-cell table:style-name="ce1" office:value-type="float" office:value="11.59"/>
        </table:table-row>
        <table:table-row table:style-name="ro1">
          <table:table-cell table:style-name="ce1" office:value-type="float" office:value="3162807"/>
          <table:table-cell table:style-name="ce1" office:value-type="string">
            <text:p>São João Evangelista (MG)</text:p>
          </table:table-cell>
          <table:table-cell table:style-name="ce1" office:value-type="float" office:value="32.53"/>
        </table:table-row>
        <table:table-row table:style-name="ro1">
          <table:table-cell table:style-name="ce1" office:value-type="float" office:value="3162906"/>
          <table:table-cell table:style-name="ce1" office:value-type="string">
            <text:p>São João Nepomuceno (MG)</text:p>
          </table:table-cell>
          <table:table-cell table:style-name="ce1" office:value-type="float" office:value="61.50"/>
        </table:table-row>
        <table:table-row table:style-name="ro1">
          <table:table-cell table:style-name="ce1" office:value-type="float" office:value="3162922"/>
          <table:table-cell table:style-name="ce1" office:value-type="string">
            <text:p>São Joaquim de Bicas (MG)</text:p>
          </table:table-cell>
          <table:table-cell table:style-name="ce1" office:value-type="float" office:value="356.88"/>
        </table:table-row>
        <table:table-row table:style-name="ro1">
          <table:table-cell table:style-name="ce1" office:value-type="float" office:value="3162948"/>
          <table:table-cell table:style-name="ce1" office:value-type="string">
            <text:p>São José da Barra (MG)</text:p>
          </table:table-cell>
          <table:table-cell table:style-name="ce1" office:value-type="float" office:value="21.57"/>
        </table:table-row>
        <table:table-row table:style-name="ro1">
          <table:table-cell table:style-name="ce1" office:value-type="float" office:value="3162955"/>
          <table:table-cell table:style-name="ce1" office:value-type="string">
            <text:p>São José da Lapa (MG)</text:p>
          </table:table-cell>
          <table:table-cell table:style-name="ce1" office:value-type="float" office:value="413.09"/>
        </table:table-row>
        <table:table-row table:style-name="ro1">
          <table:table-cell table:style-name="ce1" office:value-type="float" office:value="3163003"/>
          <table:table-cell table:style-name="ce1" office:value-type="string">
            <text:p>São José da Safira (MG)</text:p>
          </table:table-cell>
          <table:table-cell table:style-name="ce1" office:value-type="float" office:value="19.05"/>
        </table:table-row>
        <table:table-row table:style-name="ro1">
          <table:table-cell table:style-name="ce1" office:value-type="float" office:value="3163102"/>
          <table:table-cell table:style-name="ce1" office:value-type="string">
            <text:p>São José da Varginha (MG)</text:p>
          </table:table-cell>
          <table:table-cell table:style-name="ce1" office:value-type="float" office:value="20.43"/>
        </table:table-row>
        <table:table-row table:style-name="ro1">
          <table:table-cell table:style-name="ce1" office:value-type="float" office:value="3163201"/>
          <table:table-cell table:style-name="ce1" office:value-type="string">
            <text:p>São José do Alegre (MG)</text:p>
          </table:table-cell>
          <table:table-cell table:style-name="ce1" office:value-type="float" office:value="45.00"/>
        </table:table-row>
        <table:table-row table:style-name="ro1">
          <table:table-cell table:style-name="ce1" office:value-type="float" office:value="3163300"/>
          <table:table-cell table:style-name="ce1" office:value-type="string">
            <text:p>São José do Divino (MG)</text:p>
          </table:table-cell>
          <table:table-cell table:style-name="ce1" office:value-type="float" office:value="11.66"/>
        </table:table-row>
        <table:table-row table:style-name="ro1">
          <table:table-cell table:style-name="ce1" office:value-type="float" office:value="3163409"/>
          <table:table-cell table:style-name="ce1" office:value-type="string">
            <text:p>São José do Goiabal (MG)</text:p>
          </table:table-cell>
          <table:table-cell table:style-name="ce1" office:value-type="float" office:value="30.55"/>
        </table:table-row>
        <table:table-row table:style-name="ro1">
          <table:table-cell table:style-name="ce1" office:value-type="float" office:value="3163508"/>
          <table:table-cell table:style-name="ce1" office:value-type="string">
            <text:p>São José do Jacuri (MG)</text:p>
          </table:table-cell>
          <table:table-cell table:style-name="ce1" office:value-type="float" office:value="18.99"/>
        </table:table-row>
        <table:table-row table:style-name="ro1">
          <table:table-cell table:style-name="ce1" office:value-type="float" office:value="3163607"/>
          <table:table-cell table:style-name="ce1" office:value-type="string">
            <text:p>São José do Mantimento (MG)</text:p>
          </table:table-cell>
          <table:table-cell table:style-name="ce1" office:value-type="float" office:value="47.38"/>
        </table:table-row>
        <table:table-row table:style-name="ro1">
          <table:table-cell table:style-name="ce1" office:value-type="float" office:value="3163706"/>
          <table:table-cell table:style-name="ce1" office:value-type="string">
            <text:p>São Lourenço (MG)</text:p>
          </table:table-cell>
          <table:table-cell table:style-name="ce1" office:value-type="float" office:value="717.99"/>
        </table:table-row>
        <table:table-row table:style-name="ro1">
          <table:table-cell table:style-name="ce1" office:value-type="float" office:value="3163805"/>
          <table:table-cell table:style-name="ce1" office:value-type="string">
            <text:p>São Miguel do Anta (MG)</text:p>
          </table:table-cell>
          <table:table-cell table:style-name="ce1" office:value-type="float" office:value="44.44"/>
        </table:table-row>
        <table:table-row table:style-name="ro1">
          <table:table-cell table:style-name="ce1" office:value-type="float" office:value="3163904"/>
          <table:table-cell table:style-name="ce1" office:value-type="string">
            <text:p>São Pedro da União (MG)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float" office:value="3164001"/>
          <table:table-cell table:style-name="ce1" office:value-type="string">
            <text:p>São Pedro dos Ferros (MG)</text:p>
          </table:table-cell>
          <table:table-cell table:style-name="ce1" office:value-type="float" office:value="20.75"/>
        </table:table-row>
        <table:table-row table:style-name="ro1">
          <table:table-cell table:style-name="ce1" office:value-type="float" office:value="3164100"/>
          <table:table-cell table:style-name="ce1" office:value-type="string">
            <text:p>São Pedro do Suaçuí (MG)</text:p>
          </table:table-cell>
          <table:table-cell table:style-name="ce1" office:value-type="float" office:value="18.08"/>
        </table:table-row>
        <table:table-row table:style-name="ro1">
          <table:table-cell table:style-name="ce1" office:value-type="float" office:value="3164209"/>
          <table:table-cell table:style-name="ce1" office:value-type="string">
            <text:p>São Romão (MG)</text:p>
          </table:table-cell>
          <table:table-cell table:style-name="ce1" office:value-type="float" office:value="4.22"/>
        </table:table-row>
        <table:table-row table:style-name="ro1">
          <table:table-cell table:style-name="ce1" office:value-type="float" office:value="3164308"/>
          <table:table-cell table:style-name="ce1" office:value-type="string">
            <text:p>São Roque de Minas (MG)</text:p>
          </table:table-cell>
          <table:table-cell table:style-name="ce1" office:value-type="float" office:value="3.19"/>
        </table:table-row>
        <table:table-row table:style-name="ro1">
          <table:table-cell table:style-name="ce1" office:value-type="float" office:value="3164407"/>
          <table:table-cell table:style-name="ce1" office:value-type="string">
            <text:p>São Sebastião da Bela Vista (MG)</text:p>
          </table:table-cell>
          <table:table-cell table:style-name="ce1" office:value-type="float" office:value="29.60"/>
        </table:table-row>
        <table:table-row table:style-name="ro1">
          <table:table-cell table:style-name="ce1" office:value-type="float" office:value="3164431"/>
          <table:table-cell table:style-name="ce1" office:value-type="string">
            <text:p>São Sebastião da Vargem Alegre (MG)</text:p>
          </table:table-cell>
          <table:table-cell table:style-name="ce1" office:value-type="float" office:value="38.00"/>
        </table:table-row>
        <table:table-row table:style-name="ro1">
          <table:table-cell table:style-name="ce1" office:value-type="float" office:value="3164472"/>
          <table:table-cell table:style-name="ce1" office:value-type="string">
            <text:p>São Sebastião do Anta (MG)</text:p>
          </table:table-cell>
          <table:table-cell table:style-name="ce1" office:value-type="float" office:value="71.19"/>
        </table:table-row>
        <table:table-row table:style-name="ro1">
          <table:table-cell table:style-name="ce1" office:value-type="float" office:value="3164506"/>
          <table:table-cell table:style-name="ce1" office:value-type="string">
            <text:p>São Sebastião do Maranhão (MG)</text:p>
          </table:table-cell>
          <table:table-cell table:style-name="ce1" office:value-type="float" office:value="20.56"/>
        </table:table-row>
        <table:table-row table:style-name="ro1">
          <table:table-cell table:style-name="ce1" office:value-type="float" office:value="3164605"/>
          <table:table-cell table:style-name="ce1" office:value-type="string">
            <text:p>São Sebastião do Oeste (MG)</text:p>
          </table:table-cell>
          <table:table-cell table:style-name="ce1" office:value-type="float" office:value="14.22"/>
        </table:table-row>
        <table:table-row table:style-name="ro1">
          <table:table-cell table:style-name="ce1" office:value-type="float" office:value="3164704"/>
          <table:table-cell table:style-name="ce1" office:value-type="string">
            <text:p>São Sebastião do Paraíso (MG)</text:p>
          </table:table-cell>
          <table:table-cell table:style-name="ce1" office:value-type="float" office:value="79.74"/>
        </table:table-row>
        <table:table-row table:style-name="ro1">
          <table:table-cell table:style-name="ce1" office:value-type="float" office:value="3164803"/>
          <table:table-cell table:style-name="ce1" office:value-type="string">
            <text:p>São Sebastião do Rio Preto (MG)</text:p>
          </table:table-cell>
          <table:table-cell table:style-name="ce1" office:value-type="float" office:value="12.60"/>
        </table:table-row>
        <table:table-row table:style-name="ro1">
          <table:table-cell table:style-name="ce1" office:value-type="float" office:value="3164902"/>
          <table:table-cell table:style-name="ce1" office:value-type="string">
            <text:p>São Sebastião do Rio Verde (MG)</text:p>
          </table:table-cell>
          <table:table-cell table:style-name="ce1" office:value-type="float" office:value="22.89"/>
        </table:table-row>
        <table:table-row table:style-name="ro1">
          <table:table-cell table:style-name="ce1" office:value-type="float" office:value="3165008"/>
          <table:table-cell table:style-name="ce1" office:value-type="string">
            <text:p>São Tiago (MG)</text:p>
          </table:table-cell>
          <table:table-cell table:style-name="ce1" office:value-type="float" office:value="18.45"/>
        </table:table-row>
        <table:table-row table:style-name="ro1">
          <table:table-cell table:style-name="ce1" office:value-type="float" office:value="3165107"/>
          <table:table-cell table:style-name="ce1" office:value-type="string">
            <text:p>São Tomás de Aquino (MG)</text:p>
          </table:table-cell>
          <table:table-cell table:style-name="ce1" office:value-type="float" office:value="25.52"/>
        </table:table-row>
        <table:table-row table:style-name="ro1">
          <table:table-cell table:style-name="ce1" office:value-type="float" office:value="3165206"/>
          <table:table-cell table:style-name="ce1" office:value-type="string">
            <text:p>São Thomé das Letras (MG)</text:p>
          </table:table-cell>
          <table:table-cell table:style-name="ce1" office:value-type="float" office:value="18.00"/>
        </table:table-row>
        <table:table-row table:style-name="ro1">
          <table:table-cell table:style-name="ce1" office:value-type="float" office:value="3165305"/>
          <table:table-cell table:style-name="ce1" office:value-type="string">
            <text:p>São Vicente de Minas (MG)</text:p>
          </table:table-cell>
          <table:table-cell table:style-name="ce1" office:value-type="float" office:value="17.85"/>
        </table:table-row>
        <table:table-row table:style-name="ro1">
          <table:table-cell table:style-name="ce1" office:value-type="float" office:value="3165404"/>
          <table:table-cell table:style-name="ce1" office:value-type="string">
            <text:p>Sapucaí-Mirim (MG)</text:p>
          </table:table-cell>
          <table:table-cell table:style-name="ce1" office:value-type="float" office:value="21.89"/>
        </table:table-row>
        <table:table-row table:style-name="ro1">
          <table:table-cell table:style-name="ce1" office:value-type="float" office:value="3165503"/>
          <table:table-cell table:style-name="ce1" office:value-type="string">
            <text:p>Sardoá (MG)</text:p>
          </table:table-cell>
          <table:table-cell table:style-name="ce1" office:value-type="float" office:value="39.42"/>
        </table:table-row>
        <table:table-row table:style-name="ro1">
          <table:table-cell table:style-name="ce1" office:value-type="float" office:value="3165537"/>
          <table:table-cell table:style-name="ce1" office:value-type="string">
            <text:p>Sarzedo (MG)</text:p>
          </table:table-cell>
          <table:table-cell table:style-name="ce1" office:value-type="float" office:value="415.46"/>
        </table:table-row>
        <table:table-row table:style-name="ro1">
          <table:table-cell table:style-name="ce1" office:value-type="float" office:value="3165552"/>
          <table:table-cell table:style-name="ce1" office:value-type="string">
            <text:p>Setubinha (MG)</text:p>
          </table:table-cell>
          <table:table-cell table:style-name="ce1" office:value-type="float" office:value="20.36"/>
        </table:table-row>
        <table:table-row table:style-name="ro1">
          <table:table-cell table:style-name="ce1" office:value-type="float" office:value="3165560"/>
          <table:table-cell table:style-name="ce1" office:value-type="string">
            <text:p>Sem-Peixe (MG)</text:p>
          </table:table-cell>
          <table:table-cell table:style-name="ce1" office:value-type="float" office:value="16.12"/>
        </table:table-row>
        <table:table-row table:style-name="ro1">
          <table:table-cell table:style-name="ce1" office:value-type="float" office:value="3165578"/>
          <table:table-cell table:style-name="ce1" office:value-type="string">
            <text:p>Senador Amaral (MG)</text:p>
          </table:table-cell>
          <table:table-cell table:style-name="ce1" office:value-type="float" office:value="34.54"/>
        </table:table-row>
        <table:table-row table:style-name="ro1">
          <table:table-cell table:style-name="ce1" office:value-type="float" office:value="3165602"/>
          <table:table-cell table:style-name="ce1" office:value-type="string">
            <text:p>Senador Cortes (MG)</text:p>
          </table:table-cell>
          <table:table-cell table:style-name="ce1" office:value-type="float" office:value="20.22"/>
        </table:table-row>
        <table:table-row table:style-name="ro1">
          <table:table-cell table:style-name="ce1" office:value-type="float" office:value="3165701"/>
          <table:table-cell table:style-name="ce1" office:value-type="string">
            <text:p>Senador Firmino (MG)</text:p>
          </table:table-cell>
          <table:table-cell table:style-name="ce1" office:value-type="float" office:value="43.42"/>
        </table:table-row>
        <table:table-row table:style-name="ro1">
          <table:table-cell table:style-name="ce1" office:value-type="float" office:value="3165800"/>
          <table:table-cell table:style-name="ce1" office:value-type="string">
            <text:p>Senador José Bento (MG)</text:p>
          </table:table-cell>
          <table:table-cell table:style-name="ce1" office:value-type="float" office:value="19.90"/>
        </table:table-row>
        <table:table-row table:style-name="ro1">
          <table:table-cell table:style-name="ce1" office:value-type="float" office:value="3165909"/>
          <table:table-cell table:style-name="ce1" office:value-type="string">
            <text:p>Senador Modestino Gonçalves (MG)</text:p>
          </table:table-cell>
          <table:table-cell table:style-name="ce1" office:value-type="float" office:value="4.80"/>
        </table:table-row>
        <table:table-row table:style-name="ro1">
          <table:table-cell table:style-name="ce1" office:value-type="float" office:value="3166006"/>
          <table:table-cell table:style-name="ce1" office:value-type="string">
            <text:p>Senhora de Oliveira (MG)</text:p>
          </table:table-cell>
          <table:table-cell table:style-name="ce1" office:value-type="float" office:value="33.28"/>
        </table:table-row>
        <table:table-row table:style-name="ro1">
          <table:table-cell table:style-name="ce1" office:value-type="float" office:value="3166105"/>
          <table:table-cell table:style-name="ce1" office:value-type="string">
            <text:p>Senhora do Porto (MG)</text:p>
          </table:table-cell>
          <table:table-cell table:style-name="ce1" office:value-type="float" office:value="9.17"/>
        </table:table-row>
        <table:table-row table:style-name="ro1">
          <table:table-cell table:style-name="ce1" office:value-type="float" office:value="3166204"/>
          <table:table-cell table:style-name="ce1" office:value-type="string">
            <text:p>Senhora dos Remédios (MG)</text:p>
          </table:table-cell>
          <table:table-cell table:style-name="ce1" office:value-type="float" office:value="42.87"/>
        </table:table-row>
        <table:table-row table:style-name="ro1">
          <table:table-cell table:style-name="ce1" office:value-type="float" office:value="3166303"/>
          <table:table-cell table:style-name="ce1" office:value-type="string">
            <text:p>Sericita (MG)</text:p>
          </table:table-cell>
          <table:table-cell table:style-name="ce1" office:value-type="float" office:value="42.94"/>
        </table:table-row>
        <table:table-row table:style-name="ro1">
          <table:table-cell table:style-name="ce1" office:value-type="float" office:value="3166402"/>
          <table:table-cell table:style-name="ce1" office:value-type="string">
            <text:p>Seritinga (MG)</text:p>
          </table:table-cell>
          <table:table-cell table:style-name="ce1" office:value-type="float" office:value="15.59"/>
        </table:table-row>
        <table:table-row table:style-name="ro1">
          <table:table-cell table:style-name="ce1" office:value-type="float" office:value="3166501"/>
          <table:table-cell table:style-name="ce1" office:value-type="string">
            <text:p>Serra Azul de Minas (MG)</text:p>
          </table:table-cell>
          <table:table-cell table:style-name="ce1" office:value-type="float" office:value="19.31"/>
        </table:table-row>
        <table:table-row table:style-name="ro1">
          <table:table-cell table:style-name="ce1" office:value-type="float" office:value="3166600"/>
          <table:table-cell table:style-name="ce1" office:value-type="string">
            <text:p>Serra da Saudade (MG)</text:p>
          </table:table-cell>
          <table:table-cell table:style-name="ce1" office:value-type="float" office:value="2.43"/>
        </table:table-row>
        <table:table-row table:style-name="ro1">
          <table:table-cell table:style-name="ce1" office:value-type="float" office:value="3166709"/>
          <table:table-cell table:style-name="ce1" office:value-type="string">
            <text:p>Serra dos Aimorés (MG)</text:p>
          </table:table-cell>
          <table:table-cell table:style-name="ce1" office:value-type="float" office:value="39.39"/>
        </table:table-row>
        <table:table-row table:style-name="ro1">
          <table:table-cell table:style-name="ce1" office:value-type="float" office:value="3166808"/>
          <table:table-cell table:style-name="ce1" office:value-type="string">
            <text:p>Serra do Salitre (MG)</text:p>
          </table:table-cell>
          <table:table-cell table:style-name="ce1" office:value-type="float" office:value="8.14"/>
        </table:table-row>
        <table:table-row table:style-name="ro1">
          <table:table-cell table:style-name="ce1" office:value-type="float" office:value="3166907"/>
          <table:table-cell table:style-name="ce1" office:value-type="string">
            <text:p>Serrania (MG)</text:p>
          </table:table-cell>
          <table:table-cell table:style-name="ce1" office:value-type="float" office:value="36.04"/>
        </table:table-row>
        <table:table-row table:style-name="ro1">
          <table:table-cell table:style-name="ce1" office:value-type="float" office:value="3166956"/>
          <table:table-cell table:style-name="ce1" office:value-type="string">
            <text:p>Serranópolis de Minas (MG)</text:p>
          </table:table-cell>
          <table:table-cell table:style-name="ce1" office:value-type="float" office:value="8.02"/>
        </table:table-row>
        <table:table-row table:style-name="ro1">
          <table:table-cell table:style-name="ce1" office:value-type="float" office:value="3167004"/>
          <table:table-cell table:style-name="ce1" office:value-type="string">
            <text:p>Serranos (MG)</text:p>
          </table:table-cell>
          <table:table-cell table:style-name="ce1" office:value-type="float" office:value="9.36"/>
        </table:table-row>
        <table:table-row table:style-name="ro1">
          <table:table-cell table:style-name="ce1" office:value-type="float" office:value="3167103"/>
          <table:table-cell table:style-name="ce1" office:value-type="string">
            <text:p>Serro (MG)</text:p>
          </table:table-cell>
          <table:table-cell table:style-name="ce1" office:value-type="float" office:value="17.11"/>
        </table:table-row>
        <table:table-row table:style-name="ro1">
          <table:table-cell table:style-name="ce1" office:value-type="float" office:value="3167202"/>
          <table:table-cell table:style-name="ce1" office:value-type="string">
            <text:p>Sete Lagoas (MG)</text:p>
          </table:table-cell>
          <table:table-cell table:style-name="ce1" office:value-type="float" office:value="398.32"/>
        </table:table-row>
        <table:table-row table:style-name="ro1">
          <table:table-cell table:style-name="ce1" office:value-type="float" office:value="3167301"/>
          <table:table-cell table:style-name="ce1" office:value-type="string">
            <text:p>Silveirânia (MG)</text:p>
          </table:table-cell>
          <table:table-cell table:style-name="ce1" office:value-type="float" office:value="13.92"/>
        </table:table-row>
        <table:table-row table:style-name="ro1">
          <table:table-cell table:style-name="ce1" office:value-type="float" office:value="3167400"/>
          <table:table-cell table:style-name="ce1" office:value-type="string">
            <text:p>Silvianópolis (MG)</text:p>
          </table:table-cell>
          <table:table-cell table:style-name="ce1" office:value-type="float" office:value="19.31"/>
        </table:table-row>
        <table:table-row table:style-name="ro1">
          <table:table-cell table:style-name="ce1" office:value-type="float" office:value="3167509"/>
          <table:table-cell table:style-name="ce1" office:value-type="string">
            <text:p>Simão Pereira (MG)</text:p>
          </table:table-cell>
          <table:table-cell table:style-name="ce1" office:value-type="float" office:value="18.70"/>
        </table:table-row>
        <table:table-row table:style-name="ro1">
          <table:table-cell table:style-name="ce1" office:value-type="float" office:value="3167608"/>
          <table:table-cell table:style-name="ce1" office:value-type="string">
            <text:p>Simonésia (MG)</text:p>
          </table:table-cell>
          <table:table-cell table:style-name="ce1" office:value-type="float" office:value="37.61"/>
        </table:table-row>
        <table:table-row table:style-name="ro1">
          <table:table-cell table:style-name="ce1" office:value-type="float" office:value="3167707"/>
          <table:table-cell table:style-name="ce1" office:value-type="string">
            <text:p>Sobrália (MG)</text:p>
          </table:table-cell>
          <table:table-cell table:style-name="ce1" office:value-type="float" office:value="28.19"/>
        </table:table-row>
        <table:table-row table:style-name="ro1">
          <table:table-cell table:style-name="ce1" office:value-type="float" office:value="3167806"/>
          <table:table-cell table:style-name="ce1" office:value-type="string">
            <text:p>Soledade de Minas (MG)</text:p>
          </table:table-cell>
          <table:table-cell table:style-name="ce1" office:value-type="float" office:value="28.83"/>
        </table:table-row>
        <table:table-row table:style-name="ro1">
          <table:table-cell table:style-name="ce1" office:value-type="float" office:value="3167905"/>
          <table:table-cell table:style-name="ce1" office:value-type="string">
            <text:p>Tabuleiro (MG)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float" office:value="3168002"/>
          <table:table-cell table:style-name="ce1" office:value-type="string">
            <text:p>Taiobeiras (MG)</text:p>
          </table:table-cell>
          <table:table-cell table:style-name="ce1" office:value-type="float" office:value="25.88"/>
        </table:table-row>
        <table:table-row table:style-name="ro1">
          <table:table-cell table:style-name="ce1" office:value-type="float" office:value="3168051"/>
          <table:table-cell table:style-name="ce1" office:value-type="string">
            <text:p>Taparuba (MG)</text:p>
          </table:table-cell>
          <table:table-cell table:style-name="ce1" office:value-type="float" office:value="16.25"/>
        </table:table-row>
        <table:table-row table:style-name="ro1">
          <table:table-cell table:style-name="ce1" office:value-type="float" office:value="3168101"/>
          <table:table-cell table:style-name="ce1" office:value-type="string">
            <text:p>Tapira (MG)</text:p>
          </table:table-cell>
          <table:table-cell table:style-name="ce1" office:value-type="float" office:value="3.49"/>
        </table:table-row>
        <table:table-row table:style-name="ro1">
          <table:table-cell table:style-name="ce1" office:value-type="float" office:value="3168200"/>
          <table:table-cell table:style-name="ce1" office:value-type="string">
            <text:p>Tapiraí (MG)</text:p>
          </table:table-cell>
          <table:table-cell table:style-name="ce1" office:value-type="float" office:value="4.59"/>
        </table:table-row>
        <table:table-row table:style-name="ro1">
          <table:table-cell table:style-name="ce1" office:value-type="float" office:value="3168309"/>
          <table:table-cell table:style-name="ce1" office:value-type="string">
            <text:p>Taquaraçu de Minas (MG)</text:p>
          </table:table-cell>
          <table:table-cell table:style-name="ce1" office:value-type="float" office:value="11.52"/>
        </table:table-row>
        <table:table-row table:style-name="ro1">
          <table:table-cell table:style-name="ce1" office:value-type="float" office:value="3168408"/>
          <table:table-cell table:style-name="ce1" office:value-type="string">
            <text:p>Tarumirim (MG)</text:p>
          </table:table-cell>
          <table:table-cell table:style-name="ce1" office:value-type="float" office:value="19.53"/>
        </table:table-row>
        <table:table-row table:style-name="ro1">
          <table:table-cell table:style-name="ce1" office:value-type="float" office:value="3168507"/>
          <table:table-cell table:style-name="ce1" office:value-type="string">
            <text:p>Teixeiras (MG)</text:p>
          </table:table-cell>
          <table:table-cell table:style-name="ce1" office:value-type="float" office:value="68.10"/>
        </table:table-row>
        <table:table-row table:style-name="ro1">
          <table:table-cell table:style-name="ce1" office:value-type="float" office:value="3168606"/>
          <table:table-cell table:style-name="ce1" office:value-type="string">
            <text:p>Teófilo Otoni (MG)</text:p>
          </table:table-cell>
          <table:table-cell table:style-name="ce1" office:value-type="float" office:value="41.56"/>
        </table:table-row>
        <table:table-row table:style-name="ro1">
          <table:table-cell table:style-name="ce1" office:value-type="float" office:value="3168705"/>
          <table:table-cell table:style-name="ce1" office:value-type="string">
            <text:p>Timóteo (MG)</text:p>
          </table:table-cell>
          <table:table-cell table:style-name="ce1" office:value-type="float" office:value="562.70"/>
        </table:table-row>
        <table:table-row table:style-name="ro1">
          <table:table-cell table:style-name="ce1" office:value-type="float" office:value="3168804"/>
          <table:table-cell table:style-name="ce1" office:value-type="string">
            <text:p>Tiradentes (MG)</text:p>
          </table:table-cell>
          <table:table-cell table:style-name="ce1" office:value-type="float" office:value="83.82"/>
        </table:table-row>
        <table:table-row table:style-name="ro1">
          <table:table-cell table:style-name="ce1" office:value-type="float" office:value="3168903"/>
          <table:table-cell table:style-name="ce1" office:value-type="string">
            <text:p>Tiros (MG)</text:p>
          </table:table-cell>
          <table:table-cell table:style-name="ce1" office:value-type="float" office:value="3.30"/>
        </table:table-row>
        <table:table-row table:style-name="ro1">
          <table:table-cell table:style-name="ce1" office:value-type="float" office:value="3169000"/>
          <table:table-cell table:style-name="ce1" office:value-type="string">
            <text:p>Tocantins (MG)</text:p>
          </table:table-cell>
          <table:table-cell table:style-name="ce1" office:value-type="float" office:value="91.01"/>
        </table:table-row>
        <table:table-row table:style-name="ro1">
          <table:table-cell table:style-name="ce1" office:value-type="float" office:value="3169059"/>
          <table:table-cell table:style-name="ce1" office:value-type="string">
            <text:p>Tocos do Moji (MG)</text:p>
          </table:table-cell>
          <table:table-cell table:style-name="ce1" office:value-type="float" office:value="34.44"/>
        </table:table-row>
        <table:table-row table:style-name="ro1">
          <table:table-cell table:style-name="ce1" office:value-type="float" office:value="3169109"/>
          <table:table-cell table:style-name="ce1" office:value-type="string">
            <text:p>Toledo (MG)</text:p>
          </table:table-cell>
          <table:table-cell table:style-name="ce1" office:value-type="float" office:value="42.14"/>
        </table:table-row>
        <table:table-row table:style-name="ro1">
          <table:table-cell table:style-name="ce1" office:value-type="float" office:value="3169208"/>
          <table:table-cell table:style-name="ce1" office:value-type="string">
            <text:p>Tombos (MG)</text:p>
          </table:table-cell>
          <table:table-cell table:style-name="ce1" office:value-type="float" office:value="33.45"/>
        </table:table-row>
        <table:table-row table:style-name="ro1">
          <table:table-cell table:style-name="ce1" office:value-type="float" office:value="3169307"/>
          <table:table-cell table:style-name="ce1" office:value-type="string">
            <text:p>Três Corações (MG)</text:p>
          </table:table-cell>
          <table:table-cell table:style-name="ce1" office:value-type="float" office:value="87.88"/>
        </table:table-row>
        <table:table-row table:style-name="ro1">
          <table:table-cell table:style-name="ce1" office:value-type="float" office:value="3169356"/>
          <table:table-cell table:style-name="ce1" office:value-type="string">
            <text:p>Três Marias (MG)</text:p>
          </table:table-cell>
          <table:table-cell table:style-name="ce1" office:value-type="float" office:value="10.57"/>
        </table:table-row>
        <table:table-row table:style-name="ro1">
          <table:table-cell table:style-name="ce1" office:value-type="float" office:value="3169406"/>
          <table:table-cell table:style-name="ce1" office:value-type="string">
            <text:p>Três Pontas (MG)</text:p>
          </table:table-cell>
          <table:table-cell table:style-name="ce1" office:value-type="float" office:value="78.08"/>
        </table:table-row>
        <table:table-row table:style-name="ro1">
          <table:table-cell table:style-name="ce1" office:value-type="float" office:value="3169505"/>
          <table:table-cell table:style-name="ce1" office:value-type="string">
            <text:p>Tumiritinga (MG)</text:p>
          </table:table-cell>
          <table:table-cell table:style-name="ce1" office:value-type="float" office:value="12.58"/>
        </table:table-row>
        <table:table-row table:style-name="ro1">
          <table:table-cell table:style-name="ce1" office:value-type="float" office:value="3169604"/>
          <table:table-cell table:style-name="ce1" office:value-type="string">
            <text:p>Tupaciguara (MG)</text:p>
          </table:table-cell>
          <table:table-cell table:style-name="ce1" office:value-type="float" office:value="13.26"/>
        </table:table-row>
        <table:table-row table:style-name="ro1">
          <table:table-cell table:style-name="ce1" office:value-type="float" office:value="3169703"/>
          <table:table-cell table:style-name="ce1" office:value-type="string">
            <text:p>Turmalina (MG)</text:p>
          </table:table-cell>
          <table:table-cell table:style-name="ce1" office:value-type="float" office:value="15.66"/>
        </table:table-row>
        <table:table-row table:style-name="ro1">
          <table:table-cell table:style-name="ce1" office:value-type="float" office:value="3169802"/>
          <table:table-cell table:style-name="ce1" office:value-type="string">
            <text:p>Turvolândia (MG)</text:p>
          </table:table-cell>
          <table:table-cell table:style-name="ce1" office:value-type="float" office:value="21.08"/>
        </table:table-row>
        <table:table-row table:style-name="ro1">
          <table:table-cell table:style-name="ce1" office:value-type="float" office:value="3169901"/>
          <table:table-cell table:style-name="ce1" office:value-type="string">
            <text:p>Ubá (MG)</text:p>
          </table:table-cell>
          <table:table-cell table:style-name="ce1" office:value-type="float" office:value="249.16"/>
        </table:table-row>
        <table:table-row table:style-name="ro1">
          <table:table-cell table:style-name="ce1" office:value-type="float" office:value="3170008"/>
          <table:table-cell table:style-name="ce1" office:value-type="string">
            <text:p>Ubaí (MG)</text:p>
          </table:table-cell>
          <table:table-cell table:style-name="ce1" office:value-type="float" office:value="14.24"/>
        </table:table-row>
        <table:table-row table:style-name="ro1">
          <table:table-cell table:style-name="ce1" office:value-type="float" office:value="3170057"/>
          <table:table-cell table:style-name="ce1" office:value-type="string">
            <text:p>Ubaporanga (MG)</text:p>
          </table:table-cell>
          <table:table-cell table:style-name="ce1" office:value-type="float" office:value="63.69"/>
        </table:table-row>
        <table:table-row table:style-name="ro1">
          <table:table-cell table:style-name="ce1" office:value-type="float" office:value="3170107"/>
          <table:table-cell table:style-name="ce1" office:value-type="string">
            <text:p>Uberaba (MG)</text:p>
          </table:table-cell>
          <table:table-cell table:style-name="ce1" office:value-type="float" office:value="65.43"/>
        </table:table-row>
        <table:table-row table:style-name="ro1">
          <table:table-cell table:style-name="ce1" office:value-type="float" office:value="3170206"/>
          <table:table-cell table:style-name="ce1" office:value-type="string">
            <text:p>Uberlândia (MG)</text:p>
          </table:table-cell>
          <table:table-cell table:style-name="ce1" office:value-type="float" office:value="146.78"/>
        </table:table-row>
        <table:table-row table:style-name="ro1">
          <table:table-cell table:style-name="ce1" office:value-type="float" office:value="3170305"/>
          <table:table-cell table:style-name="ce1" office:value-type="string">
            <text:p>Umburatiba (MG)</text:p>
          </table:table-cell>
          <table:table-cell table:style-name="ce1" office:value-type="float" office:value="6.67"/>
        </table:table-row>
        <table:table-row table:style-name="ro1">
          <table:table-cell table:style-name="ce1" office:value-type="float" office:value="3170404"/>
          <table:table-cell table:style-name="ce1" office:value-type="string">
            <text:p>Unaí (MG)</text:p>
          </table:table-cell>
          <table:table-cell table:style-name="ce1" office:value-type="float" office:value="9.18"/>
        </table:table-row>
        <table:table-row table:style-name="ro1">
          <table:table-cell table:style-name="ce1" office:value-type="float" office:value="3170438"/>
          <table:table-cell table:style-name="ce1" office:value-type="string">
            <text:p>União de Minas (MG)</text:p>
          </table:table-cell>
          <table:table-cell table:style-name="ce1" office:value-type="float" office:value="3.85"/>
        </table:table-row>
        <table:table-row table:style-name="ro1">
          <table:table-cell table:style-name="ce1" office:value-type="float" office:value="3170479"/>
          <table:table-cell table:style-name="ce1" office:value-type="string">
            <text:p>Uruana de Minas (MG)</text:p>
          </table:table-cell>
          <table:table-cell table:style-name="ce1" office:value-type="float" office:value="5.41"/>
        </table:table-row>
        <table:table-row table:style-name="ro1">
          <table:table-cell table:style-name="ce1" office:value-type="float" office:value="3170503"/>
          <table:table-cell table:style-name="ce1" office:value-type="string">
            <text:p>Urucânia (MG)</text:p>
          </table:table-cell>
          <table:table-cell table:style-name="ce1" office:value-type="float" office:value="74.15"/>
        </table:table-row>
        <table:table-row table:style-name="ro1">
          <table:table-cell table:style-name="ce1" office:value-type="float" office:value="3170529"/>
          <table:table-cell table:style-name="ce1" office:value-type="string">
            <text:p>Urucuia (MG)</text:p>
          </table:table-cell>
          <table:table-cell table:style-name="ce1" office:value-type="float" office:value="6.55"/>
        </table:table-row>
        <table:table-row table:style-name="ro1">
          <table:table-cell table:style-name="ce1" office:value-type="float" office:value="3170578"/>
          <table:table-cell table:style-name="ce1" office:value-type="string">
            <text:p>Vargem Alegre (MG)</text:p>
          </table:table-cell>
          <table:table-cell table:style-name="ce1" office:value-type="float" office:value="55.38"/>
        </table:table-row>
        <table:table-row table:style-name="ro1">
          <table:table-cell table:style-name="ce1" office:value-type="float" office:value="3170602"/>
          <table:table-cell table:style-name="ce1" office:value-type="string">
            <text:p>Vargem Bonita (MG)</text:p>
          </table:table-cell>
          <table:table-cell table:style-name="ce1" office:value-type="float" office:value="5.28"/>
        </table:table-row>
        <table:table-row table:style-name="ro1">
          <table:table-cell table:style-name="ce1" office:value-type="float" office:value="3170651"/>
          <table:table-cell table:style-name="ce1" office:value-type="string">
            <text:p>Vargem Grande do Rio Pardo (MG)</text:p>
          </table:table-cell>
          <table:table-cell table:style-name="ce1" office:value-type="float" office:value="9.63"/>
        </table:table-row>
        <table:table-row table:style-name="ro1">
          <table:table-cell table:style-name="ce1" office:value-type="float" office:value="3170701"/>
          <table:table-cell table:style-name="ce1" office:value-type="string">
            <text:p>Varginha (MG)</text:p>
          </table:table-cell>
          <table:table-cell table:style-name="ce1" office:value-type="float" office:value="311.29"/>
        </table:table-row>
        <table:table-row table:style-name="ro1">
          <table:table-cell table:style-name="ce1" office:value-type="float" office:value="3170750"/>
          <table:table-cell table:style-name="ce1" office:value-type="string">
            <text:p>Varjão de Minas (MG)</text:p>
          </table:table-cell>
          <table:table-cell table:style-name="ce1" office:value-type="float" office:value="9.29"/>
        </table:table-row>
        <table:table-row table:style-name="ro1">
          <table:table-cell table:style-name="ce1" office:value-type="float" office:value="3170800"/>
          <table:table-cell table:style-name="ce1" office:value-type="string">
            <text:p>Várzea da Palma (MG)</text:p>
          </table:table-cell>
          <table:table-cell table:style-name="ce1" office:value-type="float" office:value="16.13"/>
        </table:table-row>
        <table:table-row table:style-name="ro1">
          <table:table-cell table:style-name="ce1" office:value-type="float" office:value="3170909"/>
          <table:table-cell table:style-name="ce1" office:value-type="string">
            <text:p>Varzelândia (MG)</text:p>
          </table:table-cell>
          <table:table-cell table:style-name="ce1" office:value-type="float" office:value="23.46"/>
        </table:table-row>
        <table:table-row table:style-name="ro1">
          <table:table-cell table:style-name="ce1" office:value-type="float" office:value="3171006"/>
          <table:table-cell table:style-name="ce1" office:value-type="string">
            <text:p>Vazante (MG)</text:p>
          </table:table-cell>
          <table:table-cell table:style-name="ce1" office:value-type="float" office:value="10.31"/>
        </table:table-row>
        <table:table-row table:style-name="ro1">
          <table:table-cell table:style-name="ce1" office:value-type="float" office:value="3171030"/>
          <table:table-cell table:style-name="ce1" office:value-type="string">
            <text:p>Verdelândia (MG)</text:p>
          </table:table-cell>
          <table:table-cell table:style-name="ce1" office:value-type="float" office:value="5.31"/>
        </table:table-row>
        <table:table-row table:style-name="ro1">
          <table:table-cell table:style-name="ce1" office:value-type="float" office:value="3171071"/>
          <table:table-cell table:style-name="ce1" office:value-type="string">
            <text:p>Veredinha (MG)</text:p>
          </table:table-cell>
          <table:table-cell table:style-name="ce1" office:value-type="float" office:value="8.78"/>
        </table:table-row>
        <table:table-row table:style-name="ro1">
          <table:table-cell table:style-name="ce1" office:value-type="float" office:value="3171105"/>
          <table:table-cell table:style-name="ce1" office:value-type="string">
            <text:p>Veríssimo (MG)</text:p>
          </table:table-cell>
          <table:table-cell table:style-name="ce1" office:value-type="float" office:value="3.38"/>
        </table:table-row>
        <table:table-row table:style-name="ro1">
          <table:table-cell table:style-name="ce1" office:value-type="float" office:value="3171154"/>
          <table:table-cell table:style-name="ce1" office:value-type="string">
            <text:p>Vermelho Novo (MG)</text:p>
          </table:table-cell>
          <table:table-cell table:style-name="ce1" office:value-type="float" office:value="40.69"/>
        </table:table-row>
        <table:table-row table:style-name="ro1">
          <table:table-cell table:style-name="ce1" office:value-type="float" office:value="3171204"/>
          <table:table-cell table:style-name="ce1" office:value-type="string">
            <text:p>Vespasiano (MG)</text:p>
          </table:table-cell>
          <table:table-cell table:style-name="ce1" office:value-type="float" office:value="1468.49"/>
        </table:table-row>
        <table:table-row table:style-name="ro1">
          <table:table-cell table:style-name="ce1" office:value-type="float" office:value="3171303"/>
          <table:table-cell table:style-name="ce1" office:value-type="string">
            <text:p>Viçosa (MG)</text:p>
          </table:table-cell>
          <table:table-cell table:style-name="ce1" office:value-type="float" office:value="241.20"/>
        </table:table-row>
        <table:table-row table:style-name="ro1">
          <table:table-cell table:style-name="ce1" office:value-type="float" office:value="3171402"/>
          <table:table-cell table:style-name="ce1" office:value-type="string">
            <text:p>Vieiras (MG)</text:p>
          </table:table-cell>
          <table:table-cell table:style-name="ce1" office:value-type="float" office:value="33.11"/>
        </table:table-row>
        <table:table-row table:style-name="ro1">
          <table:table-cell table:style-name="ce1" office:value-type="float" office:value="3171501"/>
          <table:table-cell table:style-name="ce1" office:value-type="string">
            <text:p>Mathias Lobato (MG)</text:p>
          </table:table-cell>
          <table:table-cell table:style-name="ce1" office:value-type="float" office:value="19.56"/>
        </table:table-row>
        <table:table-row table:style-name="ro1">
          <table:table-cell table:style-name="ce1" office:value-type="float" office:value="3171600"/>
          <table:table-cell table:style-name="ce1" office:value-type="string">
            <text:p>Virgem da Lapa (MG)</text:p>
          </table:table-cell>
          <table:table-cell table:style-name="ce1" office:value-type="float" office:value="15.67"/>
        </table:table-row>
        <table:table-row table:style-name="ro1">
          <table:table-cell table:style-name="ce1" office:value-type="float" office:value="3171709"/>
          <table:table-cell table:style-name="ce1" office:value-type="string">
            <text:p>Virgínia (MG)</text:p>
          </table:table-cell>
          <table:table-cell table:style-name="ce1" office:value-type="float" office:value="26.41"/>
        </table:table-row>
        <table:table-row table:style-name="ro1">
          <table:table-cell table:style-name="ce1" office:value-type="float" office:value="3171808"/>
          <table:table-cell table:style-name="ce1" office:value-type="string">
            <text:p>Virginópolis (MG)</text:p>
          </table:table-cell>
          <table:table-cell table:style-name="ce1" office:value-type="float" office:value="24.03"/>
        </table:table-row>
        <table:table-row table:style-name="ro1">
          <table:table-cell table:style-name="ce1" office:value-type="float" office:value="3171907"/>
          <table:table-cell table:style-name="ce1" office:value-type="string">
            <text:p>Virgolândia (MG)</text:p>
          </table:table-cell>
          <table:table-cell table:style-name="ce1" office:value-type="float" office:value="20.13"/>
        </table:table-row>
        <table:table-row table:style-name="ro1">
          <table:table-cell table:style-name="ce1" office:value-type="float" office:value="3172004"/>
          <table:table-cell table:style-name="ce1" office:value-type="string">
            <text:p>Visconde do Rio Branco (MG)</text:p>
          </table:table-cell>
          <table:table-cell table:style-name="ce1" office:value-type="float" office:value="155.91"/>
        </table:table-row>
        <table:table-row table:style-name="ro1">
          <table:table-cell table:style-name="ce1" office:value-type="float" office:value="3172103"/>
          <table:table-cell table:style-name="ce1" office:value-type="string">
            <text:p>Volta Grande (MG)</text:p>
          </table:table-cell>
          <table:table-cell table:style-name="ce1" office:value-type="float" office:value="24.36"/>
        </table:table-row>
        <table:table-row table:style-name="ro1">
          <table:table-cell table:style-name="ce1" office:value-type="float" office:value="3172202"/>
          <table:table-cell table:style-name="ce1" office:value-type="string">
            <text:p>Wenceslau Braz (MG)</text:p>
          </table:table-cell>
          <table:table-cell table:style-name="ce1" office:value-type="float" office:value="24.91"/>
        </table:table-row>
        <table:table-row table:style-name="ro1">
          <table:table-cell table:style-name="ce1" office:value-type="float" office:value="3200102"/>
          <table:table-cell table:style-name="ce1" office:value-type="string">
            <text:p>Afonso Cláudio (ES)</text:p>
          </table:table-cell>
          <table:table-cell table:style-name="ce1" office:value-type="float" office:value="32.57"/>
        </table:table-row>
        <table:table-row table:style-name="ro1">
          <table:table-cell table:style-name="ce1" office:value-type="float" office:value="3200136"/>
          <table:table-cell table:style-name="ce1" office:value-type="string">
            <text:p>Águia Branca (ES)</text:p>
          </table:table-cell>
          <table:table-cell table:style-name="ce1" office:value-type="float" office:value="21.17"/>
        </table:table-row>
        <table:table-row table:style-name="ro1">
          <table:table-cell table:style-name="ce1" office:value-type="float" office:value="3200169"/>
          <table:table-cell table:style-name="ce1" office:value-type="string">
            <text:p>Água Doce do Norte (ES)</text:p>
          </table:table-cell>
          <table:table-cell table:style-name="ce1" office:value-type="float" office:value="24.32"/>
        </table:table-row>
        <table:table-row table:style-name="ro1">
          <table:table-cell table:style-name="ce1" office:value-type="float" office:value="3200201"/>
          <table:table-cell table:style-name="ce1" office:value-type="string">
            <text:p>Alegre (ES)</text:p>
          </table:table-cell>
          <table:table-cell table:style-name="ce1" office:value-type="float" office:value="39.82"/>
        </table:table-row>
        <table:table-row table:style-name="ro1">
          <table:table-cell table:style-name="ce1" office:value-type="float" office:value="3200300"/>
          <table:table-cell table:style-name="ce1" office:value-type="string">
            <text:p>Alfredo Chaves (ES)</text:p>
          </table:table-cell>
          <table:table-cell table:style-name="ce1" office:value-type="float" office:value="22.67"/>
        </table:table-row>
        <table:table-row table:style-name="ro1">
          <table:table-cell table:style-name="ce1" office:value-type="float" office:value="3200359"/>
          <table:table-cell table:style-name="ce1" office:value-type="string">
            <text:p>Alto Rio Novo (ES)</text:p>
          </table:table-cell>
          <table:table-cell table:style-name="ce1" office:value-type="float" office:value="32.13"/>
        </table:table-row>
        <table:table-row table:style-name="ro1">
          <table:table-cell table:style-name="ce1" office:value-type="float" office:value="3200409"/>
          <table:table-cell table:style-name="ce1" office:value-type="string">
            <text:p>Anchieta (ES)</text:p>
          </table:table-cell>
          <table:table-cell table:style-name="ce1" office:value-type="float" office:value="58.61"/>
        </table:table-row>
        <table:table-row table:style-name="ro1">
          <table:table-cell table:style-name="ce1" office:value-type="float" office:value="3200508"/>
          <table:table-cell table:style-name="ce1" office:value-type="string">
            <text:p>Apiacá (ES)</text:p>
          </table:table-cell>
          <table:table-cell table:style-name="ce1" office:value-type="float" office:value="38.80"/>
        </table:table-row>
        <table:table-row table:style-name="ro1">
          <table:table-cell table:style-name="ce1" office:value-type="float" office:value="3200607"/>
          <table:table-cell table:style-name="ce1" office:value-type="string">
            <text:p>Aracruz (ES)</text:p>
          </table:table-cell>
          <table:table-cell table:style-name="ce1" office:value-type="float" office:value="56.99"/>
        </table:table-row>
        <table:table-row table:style-name="ro1">
          <table:table-cell table:style-name="ce1" office:value-type="float" office:value="3200706"/>
          <table:table-cell table:style-name="ce1" office:value-type="string">
            <text:p>Atílio Vivácqua (ES)</text:p>
          </table:table-cell>
          <table:table-cell table:style-name="ce1" office:value-type="float" office:value="43.43"/>
        </table:table-row>
        <table:table-row table:style-name="ro1">
          <table:table-cell table:style-name="ce1" office:value-type="float" office:value="3200805"/>
          <table:table-cell table:style-name="ce1" office:value-type="string">
            <text:p>Baixo Guandu (ES)</text:p>
          </table:table-cell>
          <table:table-cell table:style-name="ce1" office:value-type="float" office:value="31.68"/>
        </table:table-row>
        <table:table-row table:style-name="ro1">
          <table:table-cell table:style-name="ce1" office:value-type="float" office:value="3200904"/>
          <table:table-cell table:style-name="ce1" office:value-type="string">
            <text:p>Barra de São Francisco (ES)</text:p>
          </table:table-cell>
          <table:table-cell table:style-name="ce1" office:value-type="float" office:value="43.53"/>
        </table:table-row>
        <table:table-row table:style-name="ro1">
          <table:table-cell table:style-name="ce1" office:value-type="float" office:value="3201001"/>
          <table:table-cell table:style-name="ce1" office:value-type="string">
            <text:p>Boa Esperança (ES)</text:p>
          </table:table-cell>
          <table:table-cell table:style-name="ce1" office:value-type="float" office:value="33.13"/>
        </table:table-row>
        <table:table-row table:style-name="ro1">
          <table:table-cell table:style-name="ce1" office:value-type="float" office:value="3201100"/>
          <table:table-cell table:style-name="ce1" office:value-type="string">
            <text:p>Bom Jesus do Norte (ES)</text:p>
          </table:table-cell>
          <table:table-cell table:style-name="ce1" office:value-type="float" office:value="106.45"/>
        </table:table-row>
        <table:table-row table:style-name="ro1">
          <table:table-cell table:style-name="ce1" office:value-type="float" office:value="3201159"/>
          <table:table-cell table:style-name="ce1" office:value-type="string">
            <text:p>Brejetuba (ES)</text:p>
          </table:table-cell>
          <table:table-cell table:style-name="ce1" office:value-type="float" office:value="34.79"/>
        </table:table-row>
        <table:table-row table:style-name="ro1">
          <table:table-cell table:style-name="ce1" office:value-type="float" office:value="3201209"/>
          <table:table-cell table:style-name="ce1" office:value-type="string">
            <text:p>Cachoeiro de Itapemirim (ES)</text:p>
          </table:table-cell>
          <table:table-cell table:style-name="ce1" office:value-type="float" office:value="216.57"/>
        </table:table-row>
        <table:table-row table:style-name="ro1">
          <table:table-cell table:style-name="ce1" office:value-type="float" office:value="3201308"/>
          <table:table-cell table:style-name="ce1" office:value-type="string">
            <text:p>Cariacica (ES)</text:p>
          </table:table-cell>
          <table:table-cell table:style-name="ce1" office:value-type="float" office:value="1245.60"/>
        </table:table-row>
        <table:table-row table:style-name="ro1">
          <table:table-cell table:style-name="ce1" office:value-type="float" office:value="3201407"/>
          <table:table-cell table:style-name="ce1" office:value-type="string">
            <text:p>Castelo (ES)</text:p>
          </table:table-cell>
          <table:table-cell table:style-name="ce1" office:value-type="float" office:value="52.31"/>
        </table:table-row>
        <table:table-row table:style-name="ro1">
          <table:table-cell table:style-name="ce1" office:value-type="float" office:value="3201506"/>
          <table:table-cell table:style-name="ce1" office:value-type="string">
            <text:p>Colatina (ES)</text:p>
          </table:table-cell>
          <table:table-cell table:style-name="ce1" office:value-type="float" office:value="78.54"/>
        </table:table-row>
        <table:table-row table:style-name="ro1">
          <table:table-cell table:style-name="ce1" office:value-type="float" office:value="3201605"/>
          <table:table-cell table:style-name="ce1" office:value-type="string">
            <text:p>Conceição da Barra (ES)</text:p>
          </table:table-cell>
          <table:table-cell table:style-name="ce1" office:value-type="float" office:value="23.95"/>
        </table:table-row>
        <table:table-row table:style-name="ro1">
          <table:table-cell table:style-name="ce1" office:value-type="float" office:value="3201704"/>
          <table:table-cell table:style-name="ce1" office:value-type="string">
            <text:p>Conceição do Castelo (ES)</text:p>
          </table:table-cell>
          <table:table-cell table:style-name="ce1" office:value-type="float" office:value="31.63"/>
        </table:table-row>
        <table:table-row table:style-name="ro1">
          <table:table-cell table:style-name="ce1" office:value-type="float" office:value="3201803"/>
          <table:table-cell table:style-name="ce1" office:value-type="string">
            <text:p>Divino de São Lourenço (ES)</text:p>
          </table:table-cell>
          <table:table-cell table:style-name="ce1" office:value-type="float" office:value="25.69"/>
        </table:table-row>
        <table:table-row table:style-name="ro1">
          <table:table-cell table:style-name="ce1" office:value-type="float" office:value="3201902"/>
          <table:table-cell table:style-name="ce1" office:value-type="string">
            <text:p>Domingos Martins (ES)</text:p>
          </table:table-cell>
          <table:table-cell table:style-name="ce1" office:value-type="float" office:value="25.99"/>
        </table:table-row>
        <table:table-row table:style-name="ro1">
          <table:table-cell table:style-name="ce1" office:value-type="float" office:value="3202009"/>
          <table:table-cell table:style-name="ce1" office:value-type="string">
            <text:p>Dores do Rio Preto (ES)</text:p>
          </table:table-cell>
          <table:table-cell table:style-name="ce1" office:value-type="float" office:value="40.35"/>
        </table:table-row>
        <table:table-row table:style-name="ro1">
          <table:table-cell table:style-name="ce1" office:value-type="float" office:value="3202108"/>
          <table:table-cell table:style-name="ce1" office:value-type="string">
            <text:p>Ecoporanga (ES)</text:p>
          </table:table-cell>
          <table:table-cell table:style-name="ce1" office:value-type="float" office:value="10.17"/>
        </table:table-row>
        <table:table-row table:style-name="ro1">
          <table:table-cell table:style-name="ce1" office:value-type="float" office:value="3202207"/>
          <table:table-cell table:style-name="ce1" office:value-type="string">
            <text:p>Fundão (ES)</text:p>
          </table:table-cell>
          <table:table-cell table:style-name="ce1" office:value-type="float" office:value="60.90"/>
        </table:table-row>
        <table:table-row table:style-name="ro1">
          <table:table-cell table:style-name="ce1" office:value-type="float" office:value="3202256"/>
          <table:table-cell table:style-name="ce1" office:value-type="string">
            <text:p>Governador Lindenberg (ES)</text:p>
          </table:table-cell>
          <table:table-cell table:style-name="ce1" office:value-type="float" office:value="30.22"/>
        </table:table-row>
        <table:table-row table:style-name="ro1">
          <table:table-cell table:style-name="ce1" office:value-type="float" office:value="3202306"/>
          <table:table-cell table:style-name="ce1" office:value-type="string">
            <text:p>Guaçuí (ES)</text:p>
          </table:table-cell>
          <table:table-cell table:style-name="ce1" office:value-type="float" office:value="59.54"/>
        </table:table-row>
        <table:table-row table:style-name="ro1">
          <table:table-cell table:style-name="ce1" office:value-type="float" office:value="3202405"/>
          <table:table-cell table:style-name="ce1" office:value-type="string">
            <text:p>Guarapari (ES)</text:p>
          </table:table-cell>
          <table:table-cell table:style-name="ce1" office:value-type="float" office:value="176.81"/>
        </table:table-row>
        <table:table-row table:style-name="ro1">
          <table:table-cell table:style-name="ce1" office:value-type="float" office:value="3202454"/>
          <table:table-cell table:style-name="ce1" office:value-type="string">
            <text:p>Ibatiba (ES)</text:p>
          </table:table-cell>
          <table:table-cell table:style-name="ce1" office:value-type="float" office:value="92.77"/>
        </table:table-row>
        <table:table-row table:style-name="ro1">
          <table:table-cell table:style-name="ce1" office:value-type="float" office:value="3202504"/>
          <table:table-cell table:style-name="ce1" office:value-type="string">
            <text:p>Ibiraçu (ES)</text:p>
          </table:table-cell>
          <table:table-cell table:style-name="ce1" office:value-type="float" office:value="55.93"/>
        </table:table-row>
        <table:table-row table:style-name="ro1">
          <table:table-cell table:style-name="ce1" office:value-type="float" office:value="3202553"/>
          <table:table-cell table:style-name="ce1" office:value-type="string">
            <text:p>Ibitirama (ES)</text:p>
          </table:table-cell>
          <table:table-cell table:style-name="ce1" office:value-type="float" office:value="27.19"/>
        </table:table-row>
        <table:table-row table:style-name="ro1">
          <table:table-cell table:style-name="ce1" office:value-type="float" office:value="3202603"/>
          <table:table-cell table:style-name="ce1" office:value-type="string">
            <text:p>Iconha (ES)</text:p>
          </table:table-cell>
          <table:table-cell table:style-name="ce1" office:value-type="float" office:value="61.71"/>
        </table:table-row>
        <table:table-row table:style-name="ro1">
          <table:table-cell table:style-name="ce1" office:value-type="float" office:value="3202652"/>
          <table:table-cell table:style-name="ce1" office:value-type="string">
            <text:p>Irupi (ES)</text:p>
          </table:table-cell>
          <table:table-cell table:style-name="ce1" office:value-type="float" office:value="63.56"/>
        </table:table-row>
        <table:table-row table:style-name="ro1">
          <table:table-cell table:style-name="ce1" office:value-type="float" office:value="3202702"/>
          <table:table-cell table:style-name="ce1" office:value-type="string">
            <text:p>Itaguaçu (ES)</text:p>
          </table:table-cell>
          <table:table-cell table:style-name="ce1" office:value-type="float" office:value="26.65"/>
        </table:table-row>
        <table:table-row table:style-name="ro1">
          <table:table-cell table:style-name="ce1" office:value-type="float" office:value="3202801"/>
          <table:table-cell table:style-name="ce1" office:value-type="string">
            <text:p>Itapemirim (ES)</text:p>
          </table:table-cell>
          <table:table-cell table:style-name="ce1" office:value-type="float" office:value="55.60"/>
        </table:table-row>
        <table:table-row table:style-name="ro1">
          <table:table-cell table:style-name="ce1" office:value-type="float" office:value="3202900"/>
          <table:table-cell table:style-name="ce1" office:value-type="string">
            <text:p>Itarana (ES)</text:p>
          </table:table-cell>
          <table:table-cell table:style-name="ce1" office:value-type="float" office:value="36.38"/>
        </table:table-row>
        <table:table-row table:style-name="ro1">
          <table:table-cell table:style-name="ce1" office:value-type="float" office:value="3203007"/>
          <table:table-cell table:style-name="ce1" office:value-type="string">
            <text:p>Iúna (ES)</text:p>
          </table:table-cell>
          <table:table-cell table:style-name="ce1" office:value-type="float" office:value="59.36"/>
        </table:table-row>
        <table:table-row table:style-name="ro1">
          <table:table-cell table:style-name="ce1" office:value-type="float" office:value="3203056"/>
          <table:table-cell table:style-name="ce1" office:value-type="string">
            <text:p>Jaguaré (ES)</text:p>
          </table:table-cell>
          <table:table-cell table:style-name="ce1" office:value-type="float" office:value="37.60"/>
        </table:table-row>
        <table:table-row table:style-name="ro1">
          <table:table-cell table:style-name="ce1" office:value-type="float" office:value="3203106"/>
          <table:table-cell table:style-name="ce1" office:value-type="string">
            <text:p>Jerônimo Monteiro (ES)</text:p>
          </table:table-cell>
          <table:table-cell table:style-name="ce1" office:value-type="float" office:value="67.09"/>
        </table:table-row>
        <table:table-row table:style-name="ro1">
          <table:table-cell table:style-name="ce1" office:value-type="float" office:value="3203130"/>
          <table:table-cell table:style-name="ce1" office:value-type="string">
            <text:p>João Neiva (ES)</text:p>
          </table:table-cell>
          <table:table-cell table:style-name="ce1" office:value-type="float" office:value="57.94"/>
        </table:table-row>
        <table:table-row table:style-name="ro1">
          <table:table-cell table:style-name="ce1" office:value-type="float" office:value="3203163"/>
          <table:table-cell table:style-name="ce1" office:value-type="string">
            <text:p>Laranja da Terra (ES)</text:p>
          </table:table-cell>
          <table:table-cell table:style-name="ce1" office:value-type="float" office:value="23.69"/>
        </table:table-row>
        <table:table-row table:style-name="ro1">
          <table:table-cell table:style-name="ce1" office:value-type="float" office:value="3203205"/>
          <table:table-cell table:style-name="ce1" office:value-type="string">
            <text:p>Linhares (ES)</text:p>
          </table:table-cell>
          <table:table-cell table:style-name="ce1" office:value-type="float" office:value="40.35"/>
        </table:table-row>
        <table:table-row table:style-name="ro1">
          <table:table-cell table:style-name="ce1" office:value-type="float" office:value="3203304"/>
          <table:table-cell table:style-name="ce1" office:value-type="string">
            <text:p>Mantenópolis (ES)</text:p>
          </table:table-cell>
          <table:table-cell table:style-name="ce1" office:value-type="float" office:value="42.44"/>
        </table:table-row>
        <table:table-row table:style-name="ro1">
          <table:table-cell table:style-name="ce1" office:value-type="float" office:value="3203320"/>
          <table:table-cell table:style-name="ce1" office:value-type="string">
            <text:p>Marataízes (ES)</text:p>
          </table:table-cell>
          <table:table-cell table:style-name="ce1" office:value-type="float" office:value="252.23"/>
        </table:table-row>
        <table:table-row table:style-name="ro1">
          <table:table-cell table:style-name="ce1" office:value-type="float" office:value="3203346"/>
          <table:table-cell table:style-name="ce1" office:value-type="string">
            <text:p>Marechal Floriano (ES)</text:p>
          </table:table-cell>
          <table:table-cell table:style-name="ce1" office:value-type="float" office:value="49.85"/>
        </table:table-row>
        <table:table-row table:style-name="ro1">
          <table:table-cell table:style-name="ce1" office:value-type="float" office:value="3203353"/>
          <table:table-cell table:style-name="ce1" office:value-type="string">
            <text:p>Marilândia (ES)</text:p>
          </table:table-cell>
          <table:table-cell table:style-name="ce1" office:value-type="float" office:value="35.89"/>
        </table:table-row>
        <table:table-row table:style-name="ro1">
          <table:table-cell table:style-name="ce1" office:value-type="float" office:value="3203403"/>
          <table:table-cell table:style-name="ce1" office:value-type="string">
            <text:p>Mimoso do Sul (ES)</text:p>
          </table:table-cell>
          <table:table-cell table:style-name="ce1" office:value-type="float" office:value="29.87"/>
        </table:table-row>
        <table:table-row table:style-name="ro1">
          <table:table-cell table:style-name="ce1" office:value-type="float" office:value="3203502"/>
          <table:table-cell table:style-name="ce1" office:value-type="string">
            <text:p>Montanha (ES)</text:p>
          </table:table-cell>
          <table:table-cell table:style-name="ce1" office:value-type="float" office:value="16.26"/>
        </table:table-row>
        <table:table-row table:style-name="ro1">
          <table:table-cell table:style-name="ce1" office:value-type="float" office:value="3203601"/>
          <table:table-cell table:style-name="ce1" office:value-type="string">
            <text:p>Mucurici (ES)</text:p>
          </table:table-cell>
          <table:table-cell table:style-name="ce1" office:value-type="float" office:value="10.50"/>
        </table:table-row>
        <table:table-row table:style-name="ro1">
          <table:table-cell table:style-name="ce1" office:value-type="float" office:value="3203700"/>
          <table:table-cell table:style-name="ce1" office:value-type="string">
            <text:p>Muniz Freire (ES)</text:p>
          </table:table-cell>
          <table:table-cell table:style-name="ce1" office:value-type="float" office:value="27.06"/>
        </table:table-row>
        <table:table-row table:style-name="ro1">
          <table:table-cell table:style-name="ce1" office:value-type="float" office:value="3203809"/>
          <table:table-cell table:style-name="ce1" office:value-type="string">
            <text:p>Muqui (ES)</text:p>
          </table:table-cell>
          <table:table-cell table:style-name="ce1" office:value-type="float" office:value="44.04"/>
        </table:table-row>
        <table:table-row table:style-name="ro1">
          <table:table-cell table:style-name="ce1" office:value-type="float" office:value="3203908"/>
          <table:table-cell table:style-name="ce1" office:value-type="string">
            <text:p>Nova Venécia (ES)</text:p>
          </table:table-cell>
          <table:table-cell table:style-name="ce1" office:value-type="float" office:value="31.78"/>
        </table:table-row>
        <table:table-row table:style-name="ro1">
          <table:table-cell table:style-name="ce1" office:value-type="float" office:value="3204005"/>
          <table:table-cell table:style-name="ce1" office:value-type="string">
            <text:p>Pancas (ES)</text:p>
          </table:table-cell>
          <table:table-cell table:style-name="ce1" office:value-type="float" office:value="26.16"/>
        </table:table-row>
        <table:table-row table:style-name="ro1">
          <table:table-cell table:style-name="ce1" office:value-type="float" office:value="3204054"/>
          <table:table-cell table:style-name="ce1" office:value-type="string">
            <text:p>Pedro Canário (ES)</text:p>
          </table:table-cell>
          <table:table-cell table:style-name="ce1" office:value-type="float" office:value="54.82"/>
        </table:table-row>
        <table:table-row table:style-name="ro1">
          <table:table-cell table:style-name="ce1" office:value-type="float" office:value="3204104"/>
          <table:table-cell table:style-name="ce1" office:value-type="string">
            <text:p>Pinheiros (ES)</text:p>
          </table:table-cell>
          <table:table-cell table:style-name="ce1" office:value-type="float" office:value="24.50"/>
        </table:table-row>
        <table:table-row table:style-name="ro1">
          <table:table-cell table:style-name="ce1" office:value-type="float" office:value="3204203"/>
          <table:table-cell table:style-name="ce1" office:value-type="string">
            <text:p>Piúma (ES)</text:p>
          </table:table-cell>
          <table:table-cell table:style-name="ce1" office:value-type="float" office:value="242.79"/>
        </table:table-row>
        <table:table-row table:style-name="ro1">
          <table:table-cell table:style-name="ce1" office:value-type="float" office:value="3204252"/>
          <table:table-cell table:style-name="ce1" office:value-type="string">
            <text:p>Ponto Belo (ES)</text:p>
          </table:table-cell>
          <table:table-cell table:style-name="ce1" office:value-type="float" office:value="19.60"/>
        </table:table-row>
        <table:table-row table:style-name="ro1">
          <table:table-cell table:style-name="ce1" office:value-type="float" office:value="3204302"/>
          <table:table-cell table:style-name="ce1" office:value-type="string">
            <text:p>Presidente Kennedy (ES)</text:p>
          </table:table-cell>
          <table:table-cell table:style-name="ce1" office:value-type="float" office:value="17.59"/>
        </table:table-row>
        <table:table-row table:style-name="ro1">
          <table:table-cell table:style-name="ce1" office:value-type="float" office:value="3204351"/>
          <table:table-cell table:style-name="ce1" office:value-type="string">
            <text:p>Rio Bananal (ES)</text:p>
          </table:table-cell>
          <table:table-cell table:style-name="ce1" office:value-type="float" office:value="27.16"/>
        </table:table-row>
        <table:table-row table:style-name="ro1">
          <table:table-cell table:style-name="ce1" office:value-type="float" office:value="3204401"/>
          <table:table-cell table:style-name="ce1" office:value-type="string">
            <text:p>Rio Novo do Sul (ES)</text:p>
          </table:table-cell>
          <table:table-cell table:style-name="ce1" office:value-type="float" office:value="55.59"/>
        </table:table-row>
        <table:table-row table:style-name="ro1">
          <table:table-cell table:style-name="ce1" office:value-type="float" office:value="3204500"/>
          <table:table-cell table:style-name="ce1" office:value-type="string">
            <text:p>Santa Leopoldina (ES)</text:p>
          </table:table-cell>
          <table:table-cell table:style-name="ce1" office:value-type="float" office:value="17.08"/>
        </table:table-row>
        <table:table-row table:style-name="ro1">
          <table:table-cell table:style-name="ce1" office:value-type="float" office:value="3204559"/>
          <table:table-cell table:style-name="ce1" office:value-type="string">
            <text:p>Santa Maria de Jetibá (ES)</text:p>
          </table:table-cell>
          <table:table-cell table:style-name="ce1" office:value-type="float" office:value="46.46"/>
        </table:table-row>
        <table:table-row table:style-name="ro1">
          <table:table-cell table:style-name="ce1" office:value-type="float" office:value="3204609"/>
          <table:table-cell table:style-name="ce1" office:value-type="string">
            <text:p>Santa Teresa (ES)</text:p>
          </table:table-cell>
          <table:table-cell table:style-name="ce1" office:value-type="float" office:value="31.42"/>
        </table:table-row>
        <table:table-row table:style-name="ro1">
          <table:table-cell table:style-name="ce1" office:value-type="float" office:value="3204658"/>
          <table:table-cell table:style-name="ce1" office:value-type="string">
            <text:p>São Domingos do Norte (ES)</text:p>
          </table:table-cell>
          <table:table-cell table:style-name="ce1" office:value-type="float" office:value="26.72"/>
        </table:table-row>
        <table:table-row table:style-name="ro1">
          <table:table-cell table:style-name="ce1" office:value-type="float" office:value="3204708"/>
          <table:table-cell table:style-name="ce1" office:value-type="string">
            <text:p>São Gabriel da Palha (ES)</text:p>
          </table:table-cell>
          <table:table-cell table:style-name="ce1" office:value-type="float" office:value="73.61"/>
        </table:table-row>
        <table:table-row table:style-name="ro1">
          <table:table-cell table:style-name="ce1" office:value-type="float" office:value="3204807"/>
          <table:table-cell table:style-name="ce1" office:value-type="string">
            <text:p>São José do Calçado (ES)</text:p>
          </table:table-cell>
          <table:table-cell table:style-name="ce1" office:value-type="float" office:value="38.17"/>
        </table:table-row>
        <table:table-row table:style-name="ro1">
          <table:table-cell table:style-name="ce1" office:value-type="float" office:value="3204906"/>
          <table:table-cell table:style-name="ce1" office:value-type="string">
            <text:p>São Mateus (ES)</text:p>
          </table:table-cell>
          <table:table-cell table:style-name="ce1" office:value-type="float" office:value="46.53"/>
        </table:table-row>
        <table:table-row table:style-name="ro1">
          <table:table-cell table:style-name="ce1" office:value-type="float" office:value="3204955"/>
          <table:table-cell table:style-name="ce1" office:value-type="string">
            <text:p>São Roque do Canaã (ES)</text:p>
          </table:table-cell>
          <table:table-cell table:style-name="ce1" office:value-type="float" office:value="32.92"/>
        </table:table-row>
        <table:table-row table:style-name="ro1">
          <table:table-cell table:style-name="ce1" office:value-type="float" office:value="3205002"/>
          <table:table-cell table:style-name="ce1" office:value-type="string">
            <text:p>Serra (ES)</text:p>
          </table:table-cell>
          <table:table-cell table:style-name="ce1" office:value-type="float" office:value="739.38"/>
        </table:table-row>
        <table:table-row table:style-name="ro1">
          <table:table-cell table:style-name="ce1" office:value-type="float" office:value="3205010"/>
          <table:table-cell table:style-name="ce1" office:value-type="string">
            <text:p>Sooretama (ES)</text:p>
          </table:table-cell>
          <table:table-cell table:style-name="ce1" office:value-type="float" office:value="40.18"/>
        </table:table-row>
        <table:table-row table:style-name="ro1">
          <table:table-cell table:style-name="ce1" office:value-type="float" office:value="3205036"/>
          <table:table-cell table:style-name="ce1" office:value-type="string">
            <text:p>Vargem Alta (ES)</text:p>
          </table:table-cell>
          <table:table-cell table:style-name="ce1" office:value-type="float" office:value="46.13"/>
        </table:table-row>
        <table:table-row table:style-name="ro1">
          <table:table-cell table:style-name="ce1" office:value-type="float" office:value="3205069"/>
          <table:table-cell table:style-name="ce1" office:value-type="string">
            <text:p>Venda Nova do Imigrante (ES)</text:p>
          </table:table-cell>
          <table:table-cell table:style-name="ce1" office:value-type="float" office:value="108.82"/>
        </table:table-row>
        <table:table-row table:style-name="ro1">
          <table:table-cell table:style-name="ce1" office:value-type="float" office:value="3205101"/>
          <table:table-cell table:style-name="ce1" office:value-type="string">
            <text:p>Viana (ES)</text:p>
          </table:table-cell>
          <table:table-cell table:style-name="ce1" office:value-type="float" office:value="208.60"/>
        </table:table-row>
        <table:table-row table:style-name="ro1">
          <table:table-cell table:style-name="ce1" office:value-type="float" office:value="3205150"/>
          <table:table-cell table:style-name="ce1" office:value-type="string">
            <text:p>Vila Pavão (ES)</text:p>
          </table:table-cell>
          <table:table-cell table:style-name="ce1" office:value-type="float" office:value="20.04"/>
        </table:table-row>
        <table:table-row table:style-name="ro1">
          <table:table-cell table:style-name="ce1" office:value-type="float" office:value="3205176"/>
          <table:table-cell table:style-name="ce1" office:value-type="string">
            <text:p>Vila Valério (ES)</text:p>
          </table:table-cell>
          <table:table-cell table:style-name="ce1" office:value-type="float" office:value="29.78"/>
        </table:table-row>
        <table:table-row table:style-name="ro1">
          <table:table-cell table:style-name="ce1" office:value-type="float" office:value="3205200"/>
          <table:table-cell table:style-name="ce1" office:value-type="string">
            <text:p>Vila Velha (ES)</text:p>
          </table:table-cell>
          <table:table-cell table:style-name="ce1" office:value-type="float" office:value="1951.99"/>
        </table:table-row>
        <table:table-row table:style-name="ro1">
          <table:table-cell table:style-name="ce1" office:value-type="float" office:value="3205309"/>
          <table:table-cell table:style-name="ce1" office:value-type="string">
            <text:p>Vitória (ES)</text:p>
          </table:table-cell>
          <table:table-cell table:style-name="ce1" office:value-type="float" office:value="3327.73"/>
        </table:table-row>
        <table:table-row table:style-name="ro1">
          <table:table-cell table:style-name="ce1" office:value-type="float" office:value="3300100"/>
          <table:table-cell table:style-name="ce1" office:value-type="string">
            <text:p>Angra dos Reis (RJ)</text:p>
          </table:table-cell>
          <table:table-cell table:style-name="ce1" office:value-type="float" office:value="205.45"/>
        </table:table-row>
        <table:table-row table:style-name="ro1">
          <table:table-cell table:style-name="ce1" office:value-type="float" office:value="3300159"/>
          <table:table-cell table:style-name="ce1" office:value-type="string">
            <text:p>Aperibé (RJ)</text:p>
          </table:table-cell>
          <table:table-cell table:style-name="ce1" office:value-type="float" office:value="107.92"/>
        </table:table-row>
        <table:table-row table:style-name="ro1">
          <table:table-cell table:style-name="ce1" office:value-type="float" office:value="3300209"/>
          <table:table-cell table:style-name="ce1" office:value-type="string">
            <text:p>Araruama (RJ)</text:p>
          </table:table-cell>
          <table:table-cell table:style-name="ce1" office:value-type="float" office:value="175.55"/>
        </table:table-row>
        <table:table-row table:style-name="ro1">
          <table:table-cell table:style-name="ce1" office:value-type="float" office:value="3300225"/>
          <table:table-cell table:style-name="ce1" office:value-type="string">
            <text:p>Areal (RJ)</text:p>
          </table:table-cell>
          <table:table-cell table:style-name="ce1" office:value-type="float" office:value="102.99"/>
        </table:table-row>
        <table:table-row table:style-name="ro1">
          <table:table-cell table:style-name="ce1" office:value-type="float" office:value="3300233"/>
          <table:table-cell table:style-name="ce1" office:value-type="string">
            <text:p>Armação dos Búzios (RJ)</text:p>
          </table:table-cell>
          <table:table-cell table:style-name="ce1" office:value-type="float" office:value="392.16"/>
        </table:table-row>
        <table:table-row table:style-name="ro1">
          <table:table-cell table:style-name="ce1" office:value-type="float" office:value="3300258"/>
          <table:table-cell table:style-name="ce1" office:value-type="string">
            <text:p>Arraial do Cabo (RJ)</text:p>
          </table:table-cell>
          <table:table-cell table:style-name="ce1" office:value-type="float" office:value="172.91"/>
        </table:table-row>
        <table:table-row table:style-name="ro1">
          <table:table-cell table:style-name="ce1" office:value-type="float" office:value="3300308"/>
          <table:table-cell table:style-name="ce1" office:value-type="string">
            <text:p>Barra do Piraí (RJ)</text:p>
          </table:table-cell>
          <table:table-cell table:style-name="ce1" office:value-type="float" office:value="163.70"/>
        </table:table-row>
        <table:table-row table:style-name="ro1">
          <table:table-cell table:style-name="ce1" office:value-type="float" office:value="3300407"/>
          <table:table-cell table:style-name="ce1" office:value-type="string">
            <text:p>Barra Mansa (RJ)</text:p>
          </table:table-cell>
          <table:table-cell table:style-name="ce1" office:value-type="float" office:value="324.94"/>
        </table:table-row>
        <table:table-row table:style-name="ro1">
          <table:table-cell table:style-name="ce1" office:value-type="float" office:value="3300456"/>
          <table:table-cell table:style-name="ce1" office:value-type="string">
            <text:p>Belford Roxo (RJ)</text:p>
          </table:table-cell>
          <table:table-cell table:style-name="ce1" office:value-type="float" office:value="6031.38"/>
        </table:table-row>
        <table:table-row table:style-name="ro1">
          <table:table-cell table:style-name="ce1" office:value-type="float" office:value="3300506"/>
          <table:table-cell table:style-name="ce1" office:value-type="string">
            <text:p>Bom Jardim (RJ)</text:p>
          </table:table-cell>
          <table:table-cell table:style-name="ce1" office:value-type="float" office:value="65.86"/>
        </table:table-row>
        <table:table-row table:style-name="ro1">
          <table:table-cell table:style-name="ce1" office:value-type="float" office:value="3300605"/>
          <table:table-cell table:style-name="ce1" office:value-type="string">
            <text:p>Bom Jesus do Itabapoana (RJ)</text:p>
          </table:table-cell>
          <table:table-cell table:style-name="ce1" office:value-type="float" office:value="59.13"/>
        </table:table-row>
        <table:table-row table:style-name="ro1">
          <table:table-cell table:style-name="ce1" office:value-type="float" office:value="3300704"/>
          <table:table-cell table:style-name="ce1" office:value-type="string">
            <text:p>Cabo Frio (RJ)</text:p>
          </table:table-cell>
          <table:table-cell table:style-name="ce1" office:value-type="float" office:value="453.75"/>
        </table:table-row>
        <table:table-row table:style-name="ro1">
          <table:table-cell table:style-name="ce1" office:value-type="float" office:value="3300803"/>
          <table:table-cell table:style-name="ce1" office:value-type="string">
            <text:p>Cachoeiras de Macacu (RJ)</text:p>
          </table:table-cell>
          <table:table-cell table:style-name="ce1" office:value-type="float" office:value="56.90"/>
        </table:table-row>
        <table:table-row table:style-name="ro1">
          <table:table-cell table:style-name="ce1" office:value-type="float" office:value="3300902"/>
          <table:table-cell table:style-name="ce1" office:value-type="string">
            <text:p>Cambuci (RJ)</text:p>
          </table:table-cell>
          <table:table-cell table:style-name="ce1" office:value-type="float" office:value="26.40"/>
        </table:table-row>
        <table:table-row table:style-name="ro1">
          <table:table-cell table:style-name="ce1" office:value-type="float" office:value="3300936"/>
          <table:table-cell table:style-name="ce1" office:value-type="string">
            <text:p>Carapebus (RJ)</text:p>
          </table:table-cell>
          <table:table-cell table:style-name="ce1" office:value-type="float" office:value="43.36"/>
        </table:table-row>
        <table:table-row table:style-name="ro1">
          <table:table-cell table:style-name="ce1" office:value-type="float" office:value="3300951"/>
          <table:table-cell table:style-name="ce1" office:value-type="string">
            <text:p>Comendador Levy Gasparian (RJ)</text:p>
          </table:table-cell>
          <table:table-cell table:style-name="ce1" office:value-type="float" office:value="76.53"/>
        </table:table-row>
        <table:table-row table:style-name="ro1">
          <table:table-cell table:style-name="ce1" office:value-type="float" office:value="3301009"/>
          <table:table-cell table:style-name="ce1" office:value-type="string">
            <text:p>Campos dos Goytacazes (RJ)</text:p>
          </table:table-cell>
          <table:table-cell table:style-name="ce1" office:value-type="float" office:value="115.16"/>
        </table:table-row>
        <table:table-row table:style-name="ro1">
          <table:table-cell table:style-name="ce1" office:value-type="float" office:value="3301108"/>
          <table:table-cell table:style-name="ce1" office:value-type="string">
            <text:p>Cantagalo (RJ)</text:p>
          </table:table-cell>
          <table:table-cell table:style-name="ce1" office:value-type="float" office:value="26.47"/>
        </table:table-row>
        <table:table-row table:style-name="ro1">
          <table:table-cell table:style-name="ce1" office:value-type="float" office:value="3301157"/>
          <table:table-cell table:style-name="ce1" office:value-type="string">
            <text:p>Cardoso Moreira (RJ)</text:p>
          </table:table-cell>
          <table:table-cell table:style-name="ce1" office:value-type="float" office:value="24.02"/>
        </table:table-row>
        <table:table-row table:style-name="ro1">
          <table:table-cell table:style-name="ce1" office:value-type="float" office:value="3301207"/>
          <table:table-cell table:style-name="ce1" office:value-type="string">
            <text:p>Carmo (RJ)</text:p>
          </table:table-cell>
          <table:table-cell table:style-name="ce1" office:value-type="float" office:value="54.07"/>
        </table:table-row>
        <table:table-row table:style-name="ro1">
          <table:table-cell table:style-name="ce1" office:value-type="float" office:value="3301306"/>
          <table:table-cell table:style-name="ce1" office:value-type="string">
            <text:p>Casimiro de Abreu (RJ)</text:p>
          </table:table-cell>
          <table:table-cell table:style-name="ce1" office:value-type="float" office:value="76.71"/>
        </table:table-row>
        <table:table-row table:style-name="ro1">
          <table:table-cell table:style-name="ce1" office:value-type="float" office:value="3301405"/>
          <table:table-cell table:style-name="ce1" office:value-type="string">
            <text:p>Conceição de Macabu (RJ)</text:p>
          </table:table-cell>
          <table:table-cell table:style-name="ce1" office:value-type="float" office:value="61.08"/>
        </table:table-row>
        <table:table-row table:style-name="ro1">
          <table:table-cell table:style-name="ce1" office:value-type="float" office:value="3301504"/>
          <table:table-cell table:style-name="ce1" office:value-type="string">
            <text:p>Cordeiro (RJ)</text:p>
          </table:table-cell>
          <table:table-cell table:style-name="ce1" office:value-type="float" office:value="175.59"/>
        </table:table-row>
        <table:table-row table:style-name="ro1">
          <table:table-cell table:style-name="ce1" office:value-type="float" office:value="3301603"/>
          <table:table-cell table:style-name="ce1" office:value-type="string">
            <text:p>Duas Barras (RJ)</text:p>
          </table:table-cell>
          <table:table-cell table:style-name="ce1" office:value-type="float" office:value="29.14"/>
        </table:table-row>
        <table:table-row table:style-name="ro1">
          <table:table-cell table:style-name="ce1" office:value-type="float" office:value="3301702"/>
          <table:table-cell table:style-name="ce1" office:value-type="string">
            <text:p>Duque de Caxias (RJ)</text:p>
          </table:table-cell>
          <table:table-cell table:style-name="ce1" office:value-type="float" office:value="1828.51"/>
        </table:table-row>
        <table:table-row table:style-name="ro1">
          <table:table-cell table:style-name="ce1" office:value-type="float" office:value="3301801"/>
          <table:table-cell table:style-name="ce1" office:value-type="string">
            <text:p>Engenheiro Paulo de Frontin (RJ)</text:p>
          </table:table-cell>
          <table:table-cell table:style-name="ce1" office:value-type="float" office:value="99.57"/>
        </table:table-row>
        <table:table-row table:style-name="ro1">
          <table:table-cell table:style-name="ce1" office:value-type="float" office:value="3301850"/>
          <table:table-cell table:style-name="ce1" office:value-type="string">
            <text:p>Guapimirim (RJ)</text:p>
          </table:table-cell>
          <table:table-cell table:style-name="ce1" office:value-type="float" office:value="142.70"/>
        </table:table-row>
        <table:table-row table:style-name="ro1">
          <table:table-cell table:style-name="ce1" office:value-type="float" office:value="3301876"/>
          <table:table-cell table:style-name="ce1" office:value-type="string">
            <text:p>Iguaba Grande (RJ)</text:p>
          </table:table-cell>
          <table:table-cell table:style-name="ce1" office:value-type="float" office:value="439.91"/>
        </table:table-row>
        <table:table-row table:style-name="ro1">
          <table:table-cell table:style-name="ce1" office:value-type="float" office:value="3301900"/>
          <table:table-cell table:style-name="ce1" office:value-type="string">
            <text:p>Itaboraí (RJ)</text:p>
          </table:table-cell>
          <table:table-cell table:style-name="ce1" office:value-type="float" office:value="506.56"/>
        </table:table-row>
        <table:table-row table:style-name="ro1">
          <table:table-cell table:style-name="ce1" office:value-type="float" office:value="3302007"/>
          <table:table-cell table:style-name="ce1" office:value-type="string">
            <text:p>Itaguaí (RJ)</text:p>
          </table:table-cell>
          <table:table-cell table:style-name="ce1" office:value-type="float" office:value="395.45"/>
        </table:table-row>
        <table:table-row table:style-name="ro1">
          <table:table-cell table:style-name="ce1" office:value-type="float" office:value="3302056"/>
          <table:table-cell table:style-name="ce1" office:value-type="string">
            <text:p>Italva (RJ)</text:p>
          </table:table-cell>
          <table:table-cell table:style-name="ce1" office:value-type="float" office:value="47.86"/>
        </table:table-row>
        <table:table-row table:style-name="ro1">
          <table:table-cell table:style-name="ce1" office:value-type="float" office:value="3302106"/>
          <table:table-cell table:style-name="ce1" office:value-type="string">
            <text:p>Itaocara (RJ)</text:p>
          </table:table-cell>
          <table:table-cell table:style-name="ce1" office:value-type="float" office:value="53.09"/>
        </table:table-row>
        <table:table-row table:style-name="ro1">
          <table:table-cell table:style-name="ce1" office:value-type="float" office:value="3302205"/>
          <table:table-cell table:style-name="ce1" office:value-type="string">
            <text:p>Itaperuna (RJ)</text:p>
          </table:table-cell>
          <table:table-cell table:style-name="ce1" office:value-type="float" office:value="86.71"/>
        </table:table-row>
        <table:table-row table:style-name="ro1">
          <table:table-cell table:style-name="ce1" office:value-type="float" office:value="3302254"/>
          <table:table-cell table:style-name="ce1" office:value-type="string">
            <text:p>Itatiaia (RJ)</text:p>
          </table:table-cell>
          <table:table-cell table:style-name="ce1" office:value-type="float" office:value="117.41"/>
        </table:table-row>
        <table:table-row table:style-name="ro1">
          <table:table-cell table:style-name="ce1" office:value-type="float" office:value="3302270"/>
          <table:table-cell table:style-name="ce1" office:value-type="string">
            <text:p>Japeri (RJ)</text:p>
          </table:table-cell>
          <table:table-cell table:style-name="ce1" office:value-type="float" office:value="1166.37"/>
        </table:table-row>
        <table:table-row table:style-name="ro1">
          <table:table-cell table:style-name="ce1" office:value-type="float" office:value="3302304"/>
          <table:table-cell table:style-name="ce1" office:value-type="string">
            <text:p>Laje do Muriaé (RJ)</text:p>
          </table:table-cell>
          <table:table-cell table:style-name="ce1" office:value-type="float" office:value="29.95"/>
        </table:table-row>
        <table:table-row table:style-name="ro1">
          <table:table-cell table:style-name="ce1" office:value-type="float" office:value="3302403"/>
          <table:table-cell table:style-name="ce1" office:value-type="string">
            <text:p>Macaé (RJ)</text:p>
          </table:table-cell>
          <table:table-cell table:style-name="ce1" office:value-type="float" office:value="169.89"/>
        </table:table-row>
        <table:table-row table:style-name="ro1">
          <table:table-cell table:style-name="ce1" office:value-type="float" office:value="3302452"/>
          <table:table-cell table:style-name="ce1" office:value-type="string">
            <text:p>Macuco (RJ)</text:p>
          </table:table-cell>
          <table:table-cell table:style-name="ce1" office:value-type="float" office:value="67.80"/>
        </table:table-row>
        <table:table-row table:style-name="ro1">
          <table:table-cell table:style-name="ce1" office:value-type="float" office:value="3302502"/>
          <table:table-cell table:style-name="ce1" office:value-type="string">
            <text:p>Magé (RJ)</text:p>
          </table:table-cell>
          <table:table-cell table:style-name="ce1" office:value-type="float" office:value="585.13"/>
        </table:table-row>
        <table:table-row table:style-name="ro1">
          <table:table-cell table:style-name="ce1" office:value-type="float" office:value="3302601"/>
          <table:table-cell table:style-name="ce1" office:value-type="string">
            <text:p>Mangaratiba (RJ)</text:p>
          </table:table-cell>
          <table:table-cell table:style-name="ce1" office:value-type="float" office:value="103.25"/>
        </table:table-row>
        <table:table-row table:style-name="ro1">
          <table:table-cell table:style-name="ce1" office:value-type="float" office:value="3302700"/>
          <table:table-cell table:style-name="ce1" office:value-type="string">
            <text:p>Maricá (RJ)</text:p>
          </table:table-cell>
          <table:table-cell table:style-name="ce1" office:value-type="float" office:value="351.55"/>
        </table:table-row>
        <table:table-row table:style-name="ro1">
          <table:table-cell table:style-name="ce1" office:value-type="float" office:value="3302809"/>
          <table:table-cell table:style-name="ce1" office:value-type="string">
            <text:p>Mendes (RJ)</text:p>
          </table:table-cell>
          <table:table-cell table:style-name="ce1" office:value-type="float" office:value="184.83"/>
        </table:table-row>
        <table:table-row table:style-name="ro1">
          <table:table-cell table:style-name="ce1" office:value-type="float" office:value="3302858"/>
          <table:table-cell table:style-name="ce1" office:value-type="string">
            <text:p>Mesquita (RJ)</text:p>
          </table:table-cell>
          <table:table-cell table:style-name="ce1" office:value-type="float" office:value="4310.48"/>
        </table:table-row>
        <table:table-row table:style-name="ro1">
          <table:table-cell table:style-name="ce1" office:value-type="float" office:value="3302908"/>
          <table:table-cell table:style-name="ce1" office:value-type="string">
            <text:p>Miguel Pereira (RJ)</text:p>
          </table:table-cell>
          <table:table-cell table:style-name="ce1" office:value-type="float" office:value="85.21"/>
        </table:table-row>
        <table:table-row table:style-name="ro1">
          <table:table-cell table:style-name="ce1" office:value-type="float" office:value="3303005"/>
          <table:table-cell table:style-name="ce1" office:value-type="string">
            <text:p>Miracema (RJ)</text:p>
          </table:table-cell>
          <table:table-cell table:style-name="ce1" office:value-type="float" office:value="88.15"/>
        </table:table-row>
        <table:table-row table:style-name="ro1">
          <table:table-cell table:style-name="ce1" office:value-type="float" office:value="3303104"/>
          <table:table-cell table:style-name="ce1" office:value-type="string">
            <text:p>Natividade (RJ)</text:p>
          </table:table-cell>
          <table:table-cell table:style-name="ce1" office:value-type="float" office:value="39.00"/>
        </table:table-row>
        <table:table-row table:style-name="ro1">
          <table:table-cell table:style-name="ce1" office:value-type="float" office:value="3303203"/>
          <table:table-cell table:style-name="ce1" office:value-type="string">
            <text:p>Nilópolis (RJ)</text:p>
          </table:table-cell>
          <table:table-cell table:style-name="ce1" office:value-type="float" office:value="8117.62"/>
        </table:table-row>
        <table:table-row table:style-name="ro1">
          <table:table-cell table:style-name="ce1" office:value-type="float" office:value="3303302"/>
          <table:table-cell table:style-name="ce1" office:value-type="string">
            <text:p>Niterói (RJ)</text:p>
          </table:table-cell>
          <table:table-cell table:style-name="ce1" office:value-type="float" office:value="3640.80"/>
        </table:table-row>
        <table:table-row table:style-name="ro1">
          <table:table-cell table:style-name="ce1" office:value-type="float" office:value="3303401"/>
          <table:table-cell table:style-name="ce1" office:value-type="string">
            <text:p>Nova Friburgo (RJ)</text:p>
          </table:table-cell>
          <table:table-cell table:style-name="ce1" office:value-type="float" office:value="195.07"/>
        </table:table-row>
        <table:table-row table:style-name="ro1">
          <table:table-cell table:style-name="ce1" office:value-type="float" office:value="3303500"/>
          <table:table-cell table:style-name="ce1" office:value-type="string">
            <text:p>Nova Iguaçu (RJ)</text:p>
          </table:table-cell>
          <table:table-cell table:style-name="ce1" office:value-type="float" office:value="1527.60"/>
        </table:table-row>
        <table:table-row table:style-name="ro1">
          <table:table-cell table:style-name="ce1" office:value-type="float" office:value="3303609"/>
          <table:table-cell table:style-name="ce1" office:value-type="string">
            <text:p>Paracambi (RJ)</text:p>
          </table:table-cell>
          <table:table-cell table:style-name="ce1" office:value-type="float" office:value="262.27"/>
        </table:table-row>
        <table:table-row table:style-name="ro1">
          <table:table-cell table:style-name="ce1" office:value-type="float" office:value="3303708"/>
          <table:table-cell table:style-name="ce1" office:value-type="string">
            <text:p>Paraíba do Sul (RJ)</text:p>
          </table:table-cell>
          <table:table-cell table:style-name="ce1" office:value-type="float" office:value="70.77"/>
        </table:table-row>
        <table:table-row table:style-name="ro1">
          <table:table-cell table:style-name="ce1" office:value-type="float" office:value="3303807"/>
          <table:table-cell table:style-name="ce1" office:value-type="string">
            <text:p>Paraty (RJ)</text:p>
          </table:table-cell>
          <table:table-cell table:style-name="ce1" office:value-type="float" office:value="40.57"/>
        </table:table-row>
        <table:table-row table:style-name="ro1">
          <table:table-cell table:style-name="ce1" office:value-type="float" office:value="3303856"/>
          <table:table-cell table:style-name="ce1" office:value-type="string">
            <text:p>Paty do Alferes (RJ)</text:p>
          </table:table-cell>
          <table:table-cell table:style-name="ce1" office:value-type="float" office:value="82.68"/>
        </table:table-row>
        <table:table-row table:style-name="ro1">
          <table:table-cell table:style-name="ce1" office:value-type="float" office:value="3303906"/>
          <table:table-cell table:style-name="ce1" office:value-type="string">
            <text:p>Petrópolis (RJ)</text:p>
          </table:table-cell>
          <table:table-cell table:style-name="ce1" office:value-type="float" office:value="371.85"/>
        </table:table-row>
        <table:table-row table:style-name="ro1">
          <table:table-cell table:style-name="ce1" office:value-type="float" office:value="3303955"/>
          <table:table-cell table:style-name="ce1" office:value-type="string">
            <text:p>Pinheiral (RJ)</text:p>
          </table:table-cell>
          <table:table-cell table:style-name="ce1" office:value-type="float" office:value="296.86"/>
        </table:table-row>
        <table:table-row table:style-name="ro1">
          <table:table-cell table:style-name="ce1" office:value-type="float" office:value="3304003"/>
          <table:table-cell table:style-name="ce1" office:value-type="string">
            <text:p>Piraí (RJ)</text:p>
          </table:table-cell>
          <table:table-cell table:style-name="ce1" office:value-type="float" office:value="52.07"/>
        </table:table-row>
        <table:table-row table:style-name="ro1">
          <table:table-cell table:style-name="ce1" office:value-type="float" office:value="3304102"/>
          <table:table-cell table:style-name="ce1" office:value-type="string">
            <text:p>Porciúncula (RJ)</text:p>
          </table:table-cell>
          <table:table-cell table:style-name="ce1" office:value-type="float" office:value="58.80"/>
        </table:table-row>
        <table:table-row table:style-name="ro1">
          <table:table-cell table:style-name="ce1" office:value-type="float" office:value="3304110"/>
          <table:table-cell table:style-name="ce1" office:value-type="string">
            <text:p>Porto Real (RJ)</text:p>
          </table:table-cell>
          <table:table-cell table:style-name="ce1" office:value-type="float" office:value="326.95"/>
        </table:table-row>
        <table:table-row table:style-name="ro1">
          <table:table-cell table:style-name="ce1" office:value-type="float" office:value="3304128"/>
          <table:table-cell table:style-name="ce1" office:value-type="string">
            <text:p>Quatis (RJ)</text:p>
          </table:table-cell>
          <table:table-cell table:style-name="ce1" office:value-type="float" office:value="44.72"/>
        </table:table-row>
        <table:table-row table:style-name="ro1">
          <table:table-cell table:style-name="ce1" office:value-type="float" office:value="3304144"/>
          <table:table-cell table:style-name="ce1" office:value-type="string">
            <text:p>Queimados (RJ)</text:p>
          </table:table-cell>
          <table:table-cell table:style-name="ce1" office:value-type="float" office:value="1822.60"/>
        </table:table-row>
        <table:table-row table:style-name="ro1">
          <table:table-cell table:style-name="ce1" office:value-type="float" office:value="3304151"/>
          <table:table-cell table:style-name="ce1" office:value-type="string">
            <text:p>Quissamã (RJ)</text:p>
          </table:table-cell>
          <table:table-cell table:style-name="ce1" office:value-type="float" office:value="28.40"/>
        </table:table-row>
        <table:table-row table:style-name="ro1">
          <table:table-cell table:style-name="ce1" office:value-type="float" office:value="3304201"/>
          <table:table-cell table:style-name="ce1" office:value-type="string">
            <text:p>Resende (RJ)</text:p>
          </table:table-cell>
          <table:table-cell table:style-name="ce1" office:value-type="float" office:value="109.35"/>
        </table:table-row>
        <table:table-row table:style-name="ro1">
          <table:table-cell table:style-name="ce1" office:value-type="float" office:value="3304300"/>
          <table:table-cell table:style-name="ce1" office:value-type="string">
            <text:p>Rio Bonito (RJ)</text:p>
          </table:table-cell>
          <table:table-cell table:style-name="ce1" office:value-type="float" office:value="121.70"/>
        </table:table-row>
        <table:table-row table:style-name="ro1">
          <table:table-cell table:style-name="ce1" office:value-type="float" office:value="3304409"/>
          <table:table-cell table:style-name="ce1" office:value-type="string">
            <text:p>Rio Claro (RJ)</text:p>
          </table:table-cell>
          <table:table-cell table:style-name="ce1" office:value-type="float" office:value="20.73"/>
        </table:table-row>
        <table:table-row table:style-name="ro1">
          <table:table-cell table:style-name="ce1" office:value-type="float" office:value="3304508"/>
          <table:table-cell table:style-name="ce1" office:value-type="string">
            <text:p>Rio das Flores (RJ)</text:p>
          </table:table-cell>
          <table:table-cell table:style-name="ce1" office:value-type="float" office:value="17.90"/>
        </table:table-row>
        <table:table-row table:style-name="ro1">
          <table:table-cell table:style-name="ce1" office:value-type="float" office:value="3304524"/>
          <table:table-cell table:style-name="ce1" office:value-type="string">
            <text:p>Rio das Ostras (RJ)</text:p>
          </table:table-cell>
          <table:table-cell table:style-name="ce1" office:value-type="float" office:value="461.38"/>
        </table:table-row>
        <table:table-row table:style-name="ro1">
          <table:table-cell table:style-name="ce1" office:value-type="float" office:value="3304557"/>
          <table:table-cell table:style-name="ce1" office:value-type="string">
            <text:p>Rio de Janeiro (RJ)</text:p>
          </table:table-cell>
          <table:table-cell table:style-name="ce1" office:value-type="float" office:value="5265.81"/>
        </table:table-row>
        <table:table-row table:style-name="ro1">
          <table:table-cell table:style-name="ce1" office:value-type="float" office:value="3304607"/>
          <table:table-cell table:style-name="ce1" office:value-type="string">
            <text:p>Santa Maria Madalena (RJ)</text:p>
          </table:table-cell>
          <table:table-cell table:style-name="ce1" office:value-type="float" office:value="12.67"/>
        </table:table-row>
        <table:table-row table:style-name="ro1">
          <table:table-cell table:style-name="ce1" office:value-type="float" office:value="3304706"/>
          <table:table-cell table:style-name="ce1" office:value-type="string">
            <text:p>Santo Antônio de Pádua (RJ)</text:p>
          </table:table-cell>
          <table:table-cell table:style-name="ce1" office:value-type="float" office:value="67.27"/>
        </table:table-row>
        <table:table-row table:style-name="ro1">
          <table:table-cell table:style-name="ce1" office:value-type="float" office:value="3304755"/>
          <table:table-cell table:style-name="ce1" office:value-type="string">
            <text:p>São Francisco de Itabapoana (RJ)</text:p>
          </table:table-cell>
          <table:table-cell table:style-name="ce1" office:value-type="float" office:value="36.84"/>
        </table:table-row>
        <table:table-row table:style-name="ro1">
          <table:table-cell table:style-name="ce1" office:value-type="float" office:value="3304805"/>
          <table:table-cell table:style-name="ce1" office:value-type="string">
            <text:p>São Fidélis (RJ)</text:p>
          </table:table-cell>
          <table:table-cell table:style-name="ce1" office:value-type="float" office:value="36.39"/>
        </table:table-row>
        <table:table-row table:style-name="ro1">
          <table:table-cell table:style-name="ce1" office:value-type="float" office:value="3304904"/>
          <table:table-cell table:style-name="ce1" office:value-type="string">
            <text:p>São Gonçalo (RJ)</text:p>
          </table:table-cell>
          <table:table-cell table:style-name="ce1" office:value-type="float" office:value="4035.90"/>
        </table:table-row>
        <table:table-row table:style-name="ro1">
          <table:table-cell table:style-name="ce1" office:value-type="float" office:value="3305000"/>
          <table:table-cell table:style-name="ce1" office:value-type="string">
            <text:p>São João da Barra (RJ)</text:p>
          </table:table-cell>
          <table:table-cell table:style-name="ce1" office:value-type="float" office:value="71.96"/>
        </table:table-row>
        <table:table-row table:style-name="ro1">
          <table:table-cell table:style-name="ce1" office:value-type="float" office:value="3305109"/>
          <table:table-cell table:style-name="ce1" office:value-type="string">
            <text:p>São João de Meriti (RJ)</text:p>
          </table:table-cell>
          <table:table-cell table:style-name="ce1" office:value-type="float" office:value="13024.56"/>
        </table:table-row>
        <table:table-row table:style-name="ro1">
          <table:table-cell table:style-name="ce1" office:value-type="float" office:value="3305133"/>
          <table:table-cell table:style-name="ce1" office:value-type="string">
            <text:p>São José de Ubá (RJ)</text:p>
          </table:table-cell>
          <table:table-cell table:style-name="ce1" office:value-type="float" office:value="27.98"/>
        </table:table-row>
        <table:table-row table:style-name="ro1">
          <table:table-cell table:style-name="ce1" office:value-type="float" office:value="3305158"/>
          <table:table-cell table:style-name="ce1" office:value-type="string">
            <text:p>São José do Vale do Rio Preto (RJ)</text:p>
          </table:table-cell>
          <table:table-cell table:style-name="ce1" office:value-type="float" office:value="91.87"/>
        </table:table-row>
        <table:table-row table:style-name="ro1">
          <table:table-cell table:style-name="ce1" office:value-type="float" office:value="3305208"/>
          <table:table-cell table:style-name="ce1" office:value-type="string">
            <text:p>São Pedro da Aldeia (RJ)</text:p>
          </table:table-cell>
          <table:table-cell table:style-name="ce1" office:value-type="float" office:value="264.05"/>
        </table:table-row>
        <table:table-row table:style-name="ro1">
          <table:table-cell table:style-name="ce1" office:value-type="float" office:value="3305307"/>
          <table:table-cell table:style-name="ce1" office:value-type="string">
            <text:p>São Sebastião do Alto (RJ)</text:p>
          </table:table-cell>
          <table:table-cell table:style-name="ce1" office:value-type="float" office:value="22.36"/>
        </table:table-row>
        <table:table-row table:style-name="ro1">
          <table:table-cell table:style-name="ce1" office:value-type="float" office:value="3305406"/>
          <table:table-cell table:style-name="ce1" office:value-type="string">
            <text:p>Sapucaia (RJ)</text:p>
          </table:table-cell>
          <table:table-cell table:style-name="ce1" office:value-type="float" office:value="32.38"/>
        </table:table-row>
        <table:table-row table:style-name="ro1">
          <table:table-cell table:style-name="ce1" office:value-type="float" office:value="3305505"/>
          <table:table-cell table:style-name="ce1" office:value-type="string">
            <text:p>Saquarema (RJ)</text:p>
          </table:table-cell>
          <table:table-cell table:style-name="ce1" office:value-type="float" office:value="209.96"/>
        </table:table-row>
        <table:table-row table:style-name="ro1">
          <table:table-cell table:style-name="ce1" office:value-type="float" office:value="3305554"/>
          <table:table-cell table:style-name="ce1" office:value-type="string">
            <text:p>Seropédica (RJ)</text:p>
          </table:table-cell>
          <table:table-cell table:style-name="ce1" office:value-type="float" office:value="275.53"/>
        </table:table-row>
        <table:table-row table:style-name="ro1">
          <table:table-cell table:style-name="ce1" office:value-type="float" office:value="3305604"/>
          <table:table-cell table:style-name="ce1" office:value-type="string">
            <text:p>Silva Jardim (RJ)</text:p>
          </table:table-cell>
          <table:table-cell table:style-name="ce1" office:value-type="float" office:value="22.77"/>
        </table:table-row>
        <table:table-row table:style-name="ro1">
          <table:table-cell table:style-name="ce1" office:value-type="float" office:value="3305703"/>
          <table:table-cell table:style-name="ce1" office:value-type="string">
            <text:p>Sumidouro (RJ)</text:p>
          </table:table-cell>
          <table:table-cell table:style-name="ce1" office:value-type="float" office:value="37.67"/>
        </table:table-row>
        <table:table-row table:style-name="ro1">
          <table:table-cell table:style-name="ce1" office:value-type="float" office:value="3305752"/>
          <table:table-cell table:style-name="ce1" office:value-type="string">
            <text:p>Tanguá (RJ)</text:p>
          </table:table-cell>
          <table:table-cell table:style-name="ce1" office:value-type="float" office:value="211.21"/>
        </table:table-row>
        <table:table-row table:style-name="ro1">
          <table:table-cell table:style-name="ce1" office:value-type="float" office:value="3305802"/>
          <table:table-cell table:style-name="ce1" office:value-type="string">
            <text:p>Teresópolis (RJ)</text:p>
          </table:table-cell>
          <table:table-cell table:style-name="ce1" office:value-type="float" office:value="212.49"/>
        </table:table-row>
        <table:table-row table:style-name="ro1">
          <table:table-cell table:style-name="ce1" office:value-type="float" office:value="3305901"/>
          <table:table-cell table:style-name="ce1" office:value-type="string">
            <text:p>Trajano de Moraes (RJ)</text:p>
          </table:table-cell>
          <table:table-cell table:style-name="ce1" office:value-type="float" office:value="17.44"/>
        </table:table-row>
        <table:table-row table:style-name="ro1">
          <table:table-cell table:style-name="ce1" office:value-type="float" office:value="3306008"/>
          <table:table-cell table:style-name="ce1" office:value-type="string">
            <text:p>Três Rios (RJ)</text:p>
          </table:table-cell>
          <table:table-cell table:style-name="ce1" office:value-type="float" office:value="237.42"/>
        </table:table-row>
        <table:table-row table:style-name="ro1">
          <table:table-cell table:style-name="ce1" office:value-type="float" office:value="3306107"/>
          <table:table-cell table:style-name="ce1" office:value-type="string">
            <text:p>Valença (RJ)</text:p>
          </table:table-cell>
          <table:table-cell table:style-name="ce1" office:value-type="float" office:value="55.06"/>
        </table:table-row>
        <table:table-row table:style-name="ro1">
          <table:table-cell table:style-name="ce1" office:value-type="float" office:value="3306156"/>
          <table:table-cell table:style-name="ce1" office:value-type="string">
            <text:p>Varre-Sai (RJ)</text:p>
          </table:table-cell>
          <table:table-cell table:style-name="ce1" office:value-type="float" office:value="49.85"/>
        </table:table-row>
        <table:table-row table:style-name="ro1">
          <table:table-cell table:style-name="ce1" office:value-type="float" office:value="3306206"/>
          <table:table-cell table:style-name="ce1" office:value-type="string">
            <text:p>Vassouras (RJ)</text:p>
          </table:table-cell>
          <table:table-cell table:style-name="ce1" office:value-type="float" office:value="63.94"/>
        </table:table-row>
        <table:table-row table:style-name="ro1">
          <table:table-cell table:style-name="ce1" office:value-type="float" office:value="3306305"/>
          <table:table-cell table:style-name="ce1" office:value-type="string">
            <text:p>Volta Redonda (RJ)</text:p>
          </table:table-cell>
          <table:table-cell table:style-name="ce1" office:value-type="float" office:value="1412.75"/>
        </table:table-row>
        <table:table-row table:style-name="ro1">
          <table:table-cell table:style-name="ce1" office:value-type="float" office:value="3500105"/>
          <table:table-cell table:style-name="ce1" office:value-type="string">
            <text:p>Adamantina (SP)</text:p>
          </table:table-cell>
          <table:table-cell table:style-name="ce1" office:value-type="float" office:value="82.16"/>
        </table:table-row>
        <table:table-row table:style-name="ro1">
          <table:table-cell table:style-name="ce1" office:value-type="float" office:value="3500204"/>
          <table:table-cell table:style-name="ce1" office:value-type="string">
            <text:p>Adolfo (SP)</text:p>
          </table:table-cell>
          <table:table-cell table:style-name="ce1" office:value-type="float" office:value="16.85"/>
        </table:table-row>
        <table:table-row table:style-name="ro1">
          <table:table-cell table:style-name="ce1" office:value-type="float" office:value="3500303"/>
          <table:table-cell table:style-name="ce1" office:value-type="string">
            <text:p>Aguaí (SP)</text:p>
          </table:table-cell>
          <table:table-cell table:style-name="ce1" office:value-type="float" office:value="67.72"/>
        </table:table-row>
        <table:table-row table:style-name="ro1">
          <table:table-cell table:style-name="ce1" office:value-type="float" office:value="3500402"/>
          <table:table-cell table:style-name="ce1" office:value-type="string">
            <text:p>Águas da Prata (SP)</text:p>
          </table:table-cell>
          <table:table-cell table:style-name="ce1" office:value-type="float" office:value="53.05"/>
        </table:table-row>
        <table:table-row table:style-name="ro1">
          <table:table-cell table:style-name="ce1" office:value-type="float" office:value="3500501"/>
          <table:table-cell table:style-name="ce1" office:value-type="string">
            <text:p>Águas de Lindóia (SP)</text:p>
          </table:table-cell>
          <table:table-cell table:style-name="ce1" office:value-type="float" office:value="287.16"/>
        </table:table-row>
        <table:table-row table:style-name="ro1">
          <table:table-cell table:style-name="ce1" office:value-type="float" office:value="3500550"/>
          <table:table-cell table:style-name="ce1" office:value-type="string">
            <text:p>Águas de Santa Bárbara (SP)</text:p>
          </table:table-cell>
          <table:table-cell table:style-name="ce1" office:value-type="float" office:value="13.73"/>
        </table:table-row>
        <table:table-row table:style-name="ro1">
          <table:table-cell table:style-name="ce1" office:value-type="float" office:value="3500600"/>
          <table:table-cell table:style-name="ce1" office:value-type="string">
            <text:p>Águas de São Pedro (SP)</text:p>
          </table:table-cell>
          <table:table-cell table:style-name="ce1" office:value-type="float" office:value="504.10"/>
        </table:table-row>
        <table:table-row table:style-name="ro1">
          <table:table-cell table:style-name="ce1" office:value-type="float" office:value="3500709"/>
          <table:table-cell table:style-name="ce1" office:value-type="string">
            <text:p>Agudos (SP)</text:p>
          </table:table-cell>
          <table:table-cell table:style-name="ce1" office:value-type="float" office:value="35.73"/>
        </table:table-row>
        <table:table-row table:style-name="ro1">
          <table:table-cell table:style-name="ce1" office:value-type="float" office:value="3500758"/>
          <table:table-cell table:style-name="ce1" office:value-type="string">
            <text:p>Alambari (SP)</text:p>
          </table:table-cell>
          <table:table-cell table:style-name="ce1" office:value-type="float" office:value="30.66"/>
        </table:table-row>
        <table:table-row table:style-name="ro1">
          <table:table-cell table:style-name="ce1" office:value-type="float" office:value="3500808"/>
          <table:table-cell table:style-name="ce1" office:value-type="string">
            <text:p>Alfredo Marcondes (SP)</text:p>
          </table:table-cell>
          <table:table-cell table:style-name="ce1" office:value-type="float" office:value="32.86"/>
        </table:table-row>
        <table:table-row table:style-name="ro1">
          <table:table-cell table:style-name="ce1" office:value-type="float" office:value="3500907"/>
          <table:table-cell table:style-name="ce1" office:value-type="string">
            <text:p>Altair (SP)</text:p>
          </table:table-cell>
          <table:table-cell table:style-name="ce1" office:value-type="float" office:value="12.16"/>
        </table:table-row>
        <table:table-row table:style-name="ro1">
          <table:table-cell table:style-name="ce1" office:value-type="float" office:value="3501004"/>
          <table:table-cell table:style-name="ce1" office:value-type="string">
            <text:p>Altinópolis (SP)</text:p>
          </table:table-cell>
          <table:table-cell table:style-name="ce1" office:value-type="float" office:value="16.78"/>
        </table:table-row>
        <table:table-row table:style-name="ro1">
          <table:table-cell table:style-name="ce1" office:value-type="float" office:value="3501103"/>
          <table:table-cell table:style-name="ce1" office:value-type="string">
            <text:p>Alto Alegre (SP)</text:p>
          </table:table-cell>
          <table:table-cell table:style-name="ce1" office:value-type="float" office:value="12.86"/>
        </table:table-row>
        <table:table-row table:style-name="ro1">
          <table:table-cell table:style-name="ce1" office:value-type="float" office:value="3501152"/>
          <table:table-cell table:style-name="ce1" office:value-type="string">
            <text:p>Alumínio (SP)</text:p>
          </table:table-cell>
          <table:table-cell table:style-name="ce1" office:value-type="float" office:value="200.92"/>
        </table:table-row>
        <table:table-row table:style-name="ro1">
          <table:table-cell table:style-name="ce1" office:value-type="float" office:value="3501202"/>
          <table:table-cell table:style-name="ce1" office:value-type="string">
            <text:p>Álvares Florence (SP)</text:p>
          </table:table-cell>
          <table:table-cell table:style-name="ce1" office:value-type="float" office:value="10.74"/>
        </table:table-row>
        <table:table-row table:style-name="ro1">
          <table:table-cell table:style-name="ce1" office:value-type="float" office:value="3501301"/>
          <table:table-cell table:style-name="ce1" office:value-type="string">
            <text:p>Álvares Machado (SP)</text:p>
          </table:table-cell>
          <table:table-cell table:style-name="ce1" office:value-type="float" office:value="67.69"/>
        </table:table-row>
        <table:table-row table:style-name="ro1">
          <table:table-cell table:style-name="ce1" office:value-type="float" office:value="3501400"/>
          <table:table-cell table:style-name="ce1" office:value-type="string">
            <text:p>Álvaro de Carvalho (SP)</text:p>
          </table:table-cell>
          <table:table-cell table:style-name="ce1" office:value-type="float" office:value="30.36"/>
        </table:table-row>
        <table:table-row table:style-name="ro1">
          <table:table-cell table:style-name="ce1" office:value-type="float" office:value="3501509"/>
          <table:table-cell table:style-name="ce1" office:value-type="string">
            <text:p>Alvinlândia (SP)</text:p>
          </table:table-cell>
          <table:table-cell table:style-name="ce1" office:value-type="float" office:value="35.38"/>
        </table:table-row>
        <table:table-row table:style-name="ro1">
          <table:table-cell table:style-name="ce1" office:value-type="float" office:value="3501608"/>
          <table:table-cell table:style-name="ce1" office:value-type="string">
            <text:p>Americana (SP)</text:p>
          </table:table-cell>
          <table:table-cell table:style-name="ce1" office:value-type="float" office:value="1579.59"/>
        </table:table-row>
        <table:table-row table:style-name="ro1">
          <table:table-cell table:style-name="ce1" office:value-type="float" office:value="3501707"/>
          <table:table-cell table:style-name="ce1" office:value-type="string">
            <text:p>Américo Brasiliense (SP)</text:p>
          </table:table-cell>
          <table:table-cell table:style-name="ce1" office:value-type="float" office:value="281.99"/>
        </table:table-row>
        <table:table-row table:style-name="ro1">
          <table:table-cell table:style-name="ce1" office:value-type="float" office:value="3501806"/>
          <table:table-cell table:style-name="ce1" office:value-type="string">
            <text:p>Américo de Campos (SP)</text:p>
          </table:table-cell>
          <table:table-cell table:style-name="ce1" office:value-type="float" office:value="22.54"/>
        </table:table-row>
        <table:table-row table:style-name="ro1">
          <table:table-cell table:style-name="ce1" office:value-type="float" office:value="3501905"/>
          <table:table-cell table:style-name="ce1" office:value-type="string">
            <text:p>Amparo (SP)</text:p>
          </table:table-cell>
          <table:table-cell table:style-name="ce1" office:value-type="float" office:value="147.75"/>
        </table:table-row>
        <table:table-row table:style-name="ro1">
          <table:table-cell table:style-name="ce1" office:value-type="float" office:value="3502002"/>
          <table:table-cell table:style-name="ce1" office:value-type="string">
            <text:p>Analândia (SP)</text:p>
          </table:table-cell>
          <table:table-cell table:style-name="ce1" office:value-type="float" office:value="13.16"/>
        </table:table-row>
        <table:table-row table:style-name="ro1">
          <table:table-cell table:style-name="ce1" office:value-type="float" office:value="3502101"/>
          <table:table-cell table:style-name="ce1" office:value-type="string">
            <text:p>Andradina (SP)</text:p>
          </table:table-cell>
          <table:table-cell table:style-name="ce1" office:value-type="float" office:value="57.39"/>
        </table:table-row>
        <table:table-row table:style-name="ro1">
          <table:table-cell table:style-name="ce1" office:value-type="float" office:value="3502200"/>
          <table:table-cell table:style-name="ce1" office:value-type="string">
            <text:p>Angatuba (SP)</text:p>
          </table:table-cell>
          <table:table-cell table:style-name="ce1" office:value-type="float" office:value="21.61"/>
        </table:table-row>
        <table:table-row table:style-name="ro1">
          <table:table-cell table:style-name="ce1" office:value-type="float" office:value="3502309"/>
          <table:table-cell table:style-name="ce1" office:value-type="string">
            <text:p>Anhembi (SP)</text:p>
          </table:table-cell>
          <table:table-cell table:style-name="ce1" office:value-type="float" office:value="7.68"/>
        </table:table-row>
        <table:table-row table:style-name="ro1">
          <table:table-cell table:style-name="ce1" office:value-type="float" office:value="3502408"/>
          <table:table-cell table:style-name="ce1" office:value-type="string">
            <text:p>Anhumas (SP)</text:p>
          </table:table-cell>
          <table:table-cell table:style-name="ce1" office:value-type="float" office:value="11.67"/>
        </table:table-row>
        <table:table-row table:style-name="ro1">
          <table:table-cell table:style-name="ce1" office:value-type="float" office:value="3502507"/>
          <table:table-cell table:style-name="ce1" office:value-type="string">
            <text:p>Aparecida (SP)</text:p>
          </table:table-cell>
          <table:table-cell table:style-name="ce1" office:value-type="float" office:value="289.12"/>
        </table:table-row>
        <table:table-row table:style-name="ro1">
          <table:table-cell table:style-name="ce1" office:value-type="float" office:value="3502606"/>
          <table:table-cell table:style-name="ce1" office:value-type="string">
            <text:p>Aparecida d'Oeste (SP)</text:p>
          </table:table-cell>
          <table:table-cell table:style-name="ce1" office:value-type="float" office:value="24.86"/>
        </table:table-row>
        <table:table-row table:style-name="ro1">
          <table:table-cell table:style-name="ce1" office:value-type="float" office:value="3502705"/>
          <table:table-cell table:style-name="ce1" office:value-type="string">
            <text:p>Apiaí (SP)</text:p>
          </table:table-cell>
          <table:table-cell table:style-name="ce1" office:value-type="float" office:value="25.85"/>
        </table:table-row>
        <table:table-row table:style-name="ro1">
          <table:table-cell table:style-name="ce1" office:value-type="float" office:value="3502754"/>
          <table:table-cell table:style-name="ce1" office:value-type="string">
            <text:p>Araçariguama (SP)</text:p>
          </table:table-cell>
          <table:table-cell table:style-name="ce1" office:value-type="float" office:value="116.72"/>
        </table:table-row>
        <table:table-row table:style-name="ro1">
          <table:table-cell table:style-name="ce1" office:value-type="float" office:value="3502804"/>
          <table:table-cell table:style-name="ce1" office:value-type="string">
            <text:p>Araçatuba (SP)</text:p>
          </table:table-cell>
          <table:table-cell table:style-name="ce1" office:value-type="float" office:value="155.54"/>
        </table:table-row>
        <table:table-row table:style-name="ro1">
          <table:table-cell table:style-name="ce1" office:value-type="float" office:value="3502903"/>
          <table:table-cell table:style-name="ce1" office:value-type="string">
            <text:p>Araçoiaba da Serra (SP)</text:p>
          </table:table-cell>
          <table:table-cell table:style-name="ce1" office:value-type="float" office:value="106.87"/>
        </table:table-row>
        <table:table-row table:style-name="ro1">
          <table:table-cell table:style-name="ce1" office:value-type="float" office:value="3503000"/>
          <table:table-cell table:style-name="ce1" office:value-type="string">
            <text:p>Aramina (SP)</text:p>
          </table:table-cell>
          <table:table-cell table:style-name="ce1" office:value-type="float" office:value="25.39"/>
        </table:table-row>
        <table:table-row table:style-name="ro1">
          <table:table-cell table:style-name="ce1" office:value-type="float" office:value="3503109"/>
          <table:table-cell table:style-name="ce1" office:value-type="string">
            <text:p>Arandu (SP)</text:p>
          </table:table-cell>
          <table:table-cell table:style-name="ce1" office:value-type="float" office:value="21.42"/>
        </table:table-row>
        <table:table-row table:style-name="ro1">
          <table:table-cell table:style-name="ce1" office:value-type="float" office:value="3503158"/>
          <table:table-cell table:style-name="ce1" office:value-type="string">
            <text:p>Arapeí (SP)</text:p>
          </table:table-cell>
          <table:table-cell table:style-name="ce1" office:value-type="float" office:value="15.90"/>
        </table:table-row>
        <table:table-row table:style-name="ro1">
          <table:table-cell table:style-name="ce1" office:value-type="float" office:value="3503208"/>
          <table:table-cell table:style-name="ce1" office:value-type="string">
            <text:p>Araraquara (SP)</text:p>
          </table:table-cell>
          <table:table-cell table:style-name="ce1" office:value-type="float" office:value="207.80"/>
        </table:table-row>
        <table:table-row table:style-name="ro1">
          <table:table-cell table:style-name="ce1" office:value-type="float" office:value="3503307"/>
          <table:table-cell table:style-name="ce1" office:value-type="string">
            <text:p>Araras (SP)</text:p>
          </table:table-cell>
          <table:table-cell table:style-name="ce1" office:value-type="float" office:value="184.30"/>
        </table:table-row>
        <table:table-row table:style-name="ro1">
          <table:table-cell table:style-name="ce1" office:value-type="float" office:value="3503356"/>
          <table:table-cell table:style-name="ce1" office:value-type="string">
            <text:p>Arco-Íris (SP)</text:p>
          </table:table-cell>
          <table:table-cell table:style-name="ce1" office:value-type="float" office:value="7.27"/>
        </table:table-row>
        <table:table-row table:style-name="ro1">
          <table:table-cell table:style-name="ce1" office:value-type="float" office:value="3503406"/>
          <table:table-cell table:style-name="ce1" office:value-type="string">
            <text:p>Arealva (SP)</text:p>
          </table:table-cell>
          <table:table-cell table:style-name="ce1" office:value-type="float" office:value="15.53"/>
        </table:table-row>
        <table:table-row table:style-name="ro1">
          <table:table-cell table:style-name="ce1" office:value-type="float" office:value="3503505"/>
          <table:table-cell table:style-name="ce1" office:value-type="string">
            <text:p>Areias (SP)</text:p>
          </table:table-cell>
          <table:table-cell table:style-name="ce1" office:value-type="float" office:value="12.11"/>
        </table:table-row>
        <table:table-row table:style-name="ro1">
          <table:table-cell table:style-name="ce1" office:value-type="float" office:value="3503604"/>
          <table:table-cell table:style-name="ce1" office:value-type="string">
            <text:p>Areiópolis (SP)</text:p>
          </table:table-cell>
          <table:table-cell table:style-name="ce1" office:value-type="float" office:value="123.34"/>
        </table:table-row>
        <table:table-row table:style-name="ro1">
          <table:table-cell table:style-name="ce1" office:value-type="float" office:value="3503703"/>
          <table:table-cell table:style-name="ce1" office:value-type="string">
            <text:p>Ariranha (SP)</text:p>
          </table:table-cell>
          <table:table-cell table:style-name="ce1" office:value-type="float" office:value="64.19"/>
        </table:table-row>
        <table:table-row table:style-name="ro1">
          <table:table-cell table:style-name="ce1" office:value-type="float" office:value="3503802"/>
          <table:table-cell table:style-name="ce1" office:value-type="string">
            <text:p>Artur Nogueira (SP)</text:p>
          </table:table-cell>
          <table:table-cell table:style-name="ce1" office:value-type="float" office:value="248.15"/>
        </table:table-row>
        <table:table-row table:style-name="ro1">
          <table:table-cell table:style-name="ce1" office:value-type="float" office:value="3503901"/>
          <table:table-cell table:style-name="ce1" office:value-type="string">
            <text:p>Arujá (SP)</text:p>
          </table:table-cell>
          <table:table-cell table:style-name="ce1" office:value-type="float" office:value="777.35"/>
        </table:table-row>
        <table:table-row table:style-name="ro1">
          <table:table-cell table:style-name="ce1" office:value-type="float" office:value="3503950"/>
          <table:table-cell table:style-name="ce1" office:value-type="string">
            <text:p>Aspásia (SP)</text:p>
          </table:table-cell>
          <table:table-cell table:style-name="ce1" office:value-type="float" office:value="26.09"/>
        </table:table-row>
        <table:table-row table:style-name="ro1">
          <table:table-cell table:style-name="ce1" office:value-type="float" office:value="3504008"/>
          <table:table-cell table:style-name="ce1" office:value-type="string">
            <text:p>Assis (SP)</text:p>
          </table:table-cell>
          <table:table-cell table:style-name="ce1" office:value-type="float" office:value="206.70"/>
        </table:table-row>
        <table:table-row table:style-name="ro1">
          <table:table-cell table:style-name="ce1" office:value-type="float" office:value="3504107"/>
          <table:table-cell table:style-name="ce1" office:value-type="string">
            <text:p>Atibaia (SP)</text:p>
          </table:table-cell>
          <table:table-cell table:style-name="ce1" office:value-type="float" office:value="264.61"/>
        </table:table-row>
        <table:table-row table:style-name="ro1">
          <table:table-cell table:style-name="ce1" office:value-type="float" office:value="3504206"/>
          <table:table-cell table:style-name="ce1" office:value-type="string">
            <text:p>Auriflama (SP)</text:p>
          </table:table-cell>
          <table:table-cell table:style-name="ce1" office:value-type="float" office:value="32.72"/>
        </table:table-row>
        <table:table-row table:style-name="ro1">
          <table:table-cell table:style-name="ce1" office:value-type="float" office:value="3504305"/>
          <table:table-cell table:style-name="ce1" office:value-type="string">
            <text:p>Avaí (SP)</text:p>
          </table:table-cell>
          <table:table-cell table:style-name="ce1" office:value-type="float" office:value="9.18"/>
        </table:table-row>
        <table:table-row table:style-name="ro1">
          <table:table-cell table:style-name="ce1" office:value-type="float" office:value="3504404"/>
          <table:table-cell table:style-name="ce1" office:value-type="string">
            <text:p>Avanhandava (SP)</text:p>
          </table:table-cell>
          <table:table-cell table:style-name="ce1" office:value-type="float" office:value="33.40"/>
        </table:table-row>
        <table:table-row table:style-name="ro1">
          <table:table-cell table:style-name="ce1" office:value-type="float" office:value="3504503"/>
          <table:table-cell table:style-name="ce1" office:value-type="string">
            <text:p>Avaré (SP)</text:p>
          </table:table-cell>
          <table:table-cell table:style-name="ce1" office:value-type="float" office:value="68.37"/>
        </table:table-row>
        <table:table-row table:style-name="ro1">
          <table:table-cell table:style-name="ce1" office:value-type="float" office:value="3504602"/>
          <table:table-cell table:style-name="ce1" office:value-type="string">
            <text:p>Bady Bassitt (SP)</text:p>
          </table:table-cell>
          <table:table-cell table:style-name="ce1" office:value-type="float" office:value="134.54"/>
        </table:table-row>
        <table:table-row table:style-name="ro1">
          <table:table-cell table:style-name="ce1" office:value-type="float" office:value="3504701"/>
          <table:table-cell table:style-name="ce1" office:value-type="string">
            <text:p>Balbinos (SP)</text:p>
          </table:table-cell>
          <table:table-cell table:style-name="ce1" office:value-type="float" office:value="40.40"/>
        </table:table-row>
        <table:table-row table:style-name="ro1">
          <table:table-cell table:style-name="ce1" office:value-type="float" office:value="3504800"/>
          <table:table-cell table:style-name="ce1" office:value-type="string">
            <text:p>Bálsamo (SP)</text:p>
          </table:table-cell>
          <table:table-cell table:style-name="ce1" office:value-type="float" office:value="54.18"/>
        </table:table-row>
        <table:table-row table:style-name="ro1">
          <table:table-cell table:style-name="ce1" office:value-type="float" office:value="3504909"/>
          <table:table-cell table:style-name="ce1" office:value-type="string">
            <text:p>Bananal (SP)</text:p>
          </table:table-cell>
          <table:table-cell table:style-name="ce1" office:value-type="float" office:value="16.59"/>
        </table:table-row>
        <table:table-row table:style-name="ro1">
          <table:table-cell table:style-name="ce1" office:value-type="float" office:value="3505005"/>
          <table:table-cell table:style-name="ce1" office:value-type="string">
            <text:p>Barão de Antonina (SP)</text:p>
          </table:table-cell>
          <table:table-cell table:style-name="ce1" office:value-type="float" office:value="20.35"/>
        </table:table-row>
        <table:table-row table:style-name="ro1">
          <table:table-cell table:style-name="ce1" office:value-type="float" office:value="3505104"/>
          <table:table-cell table:style-name="ce1" office:value-type="string">
            <text:p>Barbosa (SP)</text:p>
          </table:table-cell>
          <table:table-cell table:style-name="ce1" office:value-type="float" office:value="32.14"/>
        </table:table-row>
        <table:table-row table:style-name="ro1">
          <table:table-cell table:style-name="ce1" office:value-type="float" office:value="3505203"/>
          <table:table-cell table:style-name="ce1" office:value-type="string">
            <text:p>Bariri (SP)</text:p>
          </table:table-cell>
          <table:table-cell table:style-name="ce1" office:value-type="float" office:value="71.14"/>
        </table:table-row>
        <table:table-row table:style-name="ro1">
          <table:table-cell table:style-name="ce1" office:value-type="float" office:value="3505302"/>
          <table:table-cell table:style-name="ce1" office:value-type="string">
            <text:p>Barra Bonita (SP)</text:p>
          </table:table-cell>
          <table:table-cell table:style-name="ce1" office:value-type="float" office:value="235.12"/>
        </table:table-row>
        <table:table-row table:style-name="ro1">
          <table:table-cell table:style-name="ce1" office:value-type="float" office:value="3505351"/>
          <table:table-cell table:style-name="ce1" office:value-type="string">
            <text:p>Barra do Chapéu (SP)</text:p>
          </table:table-cell>
          <table:table-cell table:style-name="ce1" office:value-type="float" office:value="12.93"/>
        </table:table-row>
        <table:table-row table:style-name="ro1">
          <table:table-cell table:style-name="ce1" office:value-type="float" office:value="3505401"/>
          <table:table-cell table:style-name="ce1" office:value-type="string">
            <text:p>Barra do Turvo (SP)</text:p>
          </table:table-cell>
          <table:table-cell table:style-name="ce1" office:value-type="float" office:value="7.67"/>
        </table:table-row>
        <table:table-row table:style-name="ro1">
          <table:table-cell table:style-name="ce1" office:value-type="float" office:value="3505500"/>
          <table:table-cell table:style-name="ce1" office:value-type="string">
            <text:p>Barretos (SP)</text:p>
          </table:table-cell>
          <table:table-cell table:style-name="ce1" office:value-type="float" office:value="71.60"/>
        </table:table-row>
        <table:table-row table:style-name="ro1">
          <table:table-cell table:style-name="ce1" office:value-type="float" office:value="3505609"/>
          <table:table-cell table:style-name="ce1" office:value-type="string">
            <text:p>Barrinha (SP)</text:p>
          </table:table-cell>
          <table:table-cell table:style-name="ce1" office:value-type="float" office:value="195.66"/>
        </table:table-row>
        <table:table-row table:style-name="ro1">
          <table:table-cell table:style-name="ce1" office:value-type="float" office:value="3505708"/>
          <table:table-cell table:style-name="ce1" office:value-type="string">
            <text:p>Barueri (SP)</text:p>
          </table:table-cell>
          <table:table-cell table:style-name="ce1" office:value-type="float" office:value="3639.94"/>
        </table:table-row>
        <table:table-row table:style-name="ro1">
          <table:table-cell table:style-name="ce1" office:value-type="float" office:value="3505807"/>
          <table:table-cell table:style-name="ce1" office:value-type="string">
            <text:p>Bastos (SP)</text:p>
          </table:table-cell>
          <table:table-cell table:style-name="ce1" office:value-type="float" office:value="118.95"/>
        </table:table-row>
        <table:table-row table:style-name="ro1">
          <table:table-cell table:style-name="ce1" office:value-type="float" office:value="3505906"/>
          <table:table-cell table:style-name="ce1" office:value-type="string">
            <text:p>Batatais (SP)</text:p>
          </table:table-cell>
          <table:table-cell table:style-name="ce1" office:value-type="float" office:value="66.48"/>
        </table:table-row>
        <table:table-row table:style-name="ro1">
          <table:table-cell table:style-name="ce1" office:value-type="float" office:value="3506003"/>
          <table:table-cell table:style-name="ce1" office:value-type="string">
            <text:p>Bauru (SP)</text:p>
          </table:table-cell>
          <table:table-cell table:style-name="ce1" office:value-type="float" office:value="515.12"/>
        </table:table-row>
        <table:table-row table:style-name="ro1">
          <table:table-cell table:style-name="ce1" office:value-type="float" office:value="3506102"/>
          <table:table-cell table:style-name="ce1" office:value-type="string">
            <text:p>Bebedouro (SP)</text:p>
          </table:table-cell>
          <table:table-cell table:style-name="ce1" office:value-type="float" office:value="109.81"/>
        </table:table-row>
        <table:table-row table:style-name="ro1">
          <table:table-cell table:style-name="ce1" office:value-type="float" office:value="3506201"/>
          <table:table-cell table:style-name="ce1" office:value-type="string">
            <text:p>Bento de Abreu (SP)</text:p>
          </table:table-cell>
          <table:table-cell table:style-name="ce1" office:value-type="float" office:value="8.87"/>
        </table:table-row>
        <table:table-row table:style-name="ro1">
          <table:table-cell table:style-name="ce1" office:value-type="float" office:value="3506300"/>
          <table:table-cell table:style-name="ce1" office:value-type="string">
            <text:p>Bernardino de Campos (SP)</text:p>
          </table:table-cell>
          <table:table-cell table:style-name="ce1" office:value-type="float" office:value="44.12"/>
        </table:table-row>
        <table:table-row table:style-name="ro1">
          <table:table-cell table:style-name="ce1" office:value-type="float" office:value="3506359"/>
          <table:table-cell table:style-name="ce1" office:value-type="string">
            <text:p>Bertioga (SP)</text:p>
          </table:table-cell>
          <table:table-cell table:style-name="ce1" office:value-type="float" office:value="97.23"/>
        </table:table-row>
        <table:table-row table:style-name="ro1">
          <table:table-cell table:style-name="ce1" office:value-type="float" office:value="3506409"/>
          <table:table-cell table:style-name="ce1" office:value-type="string">
            <text:p>Bilac (SP)</text:p>
          </table:table-cell>
          <table:table-cell table:style-name="ce1" office:value-type="float" office:value="44.63"/>
        </table:table-row>
        <table:table-row table:style-name="ro1">
          <table:table-cell table:style-name="ce1" office:value-type="float" office:value="3506508"/>
          <table:table-cell table:style-name="ce1" office:value-type="string">
            <text:p>Birigui (SP)</text:p>
          </table:table-cell>
          <table:table-cell table:style-name="ce1" office:value-type="float" office:value="204.79"/>
        </table:table-row>
        <table:table-row table:style-name="ro1">
          <table:table-cell table:style-name="ce1" office:value-type="float" office:value="3506607"/>
          <table:table-cell table:style-name="ce1" office:value-type="string">
            <text:p>Biritiba Mirim (SP)</text:p>
          </table:table-cell>
          <table:table-cell table:style-name="ce1" office:value-type="float" office:value="90.10"/>
        </table:table-row>
        <table:table-row table:style-name="ro1">
          <table:table-cell table:style-name="ce1" office:value-type="float" office:value="3506706"/>
          <table:table-cell table:style-name="ce1" office:value-type="string">
            <text:p>Boa Esperança do Sul (SP)</text:p>
          </table:table-cell>
          <table:table-cell table:style-name="ce1" office:value-type="float" office:value="19.75"/>
        </table:table-row>
        <table:table-row table:style-name="ro1">
          <table:table-cell table:style-name="ce1" office:value-type="float" office:value="3506805"/>
          <table:table-cell table:style-name="ce1" office:value-type="string">
            <text:p>Bocaina (SP)</text:p>
          </table:table-cell>
          <table:table-cell table:style-name="ce1" office:value-type="float" office:value="29.84"/>
        </table:table-row>
        <table:table-row table:style-name="ro1">
          <table:table-cell table:style-name="ce1" office:value-type="float" office:value="3506904"/>
          <table:table-cell table:style-name="ce1" office:value-type="string">
            <text:p>Bofete (SP)</text:p>
          </table:table-cell>
          <table:table-cell table:style-name="ce1" office:value-type="float" office:value="14.72"/>
        </table:table-row>
        <table:table-row table:style-name="ro1">
          <table:table-cell table:style-name="ce1" office:value-type="float" office:value="3507001"/>
          <table:table-cell table:style-name="ce1" office:value-type="string">
            <text:p>Boituva (SP)</text:p>
          </table:table-cell>
          <table:table-cell table:style-name="ce1" office:value-type="float" office:value="194.07"/>
        </table:table-row>
        <table:table-row table:style-name="ro1">
          <table:table-cell table:style-name="ce1" office:value-type="float" office:value="3507100"/>
          <table:table-cell table:style-name="ce1" office:value-type="string">
            <text:p>Bom Jesus dos Perdões (SP)</text:p>
          </table:table-cell>
          <table:table-cell table:style-name="ce1" office:value-type="float" office:value="183.08"/>
        </table:table-row>
        <table:table-row table:style-name="ro1">
          <table:table-cell table:style-name="ce1" office:value-type="float" office:value="3507159"/>
          <table:table-cell table:style-name="ce1" office:value-type="string">
            <text:p>Bom Sucesso de Itararé (SP)</text:p>
          </table:table-cell>
          <table:table-cell table:style-name="ce1" office:value-type="float" office:value="26.73"/>
        </table:table-row>
        <table:table-row table:style-name="ro1">
          <table:table-cell table:style-name="ce1" office:value-type="float" office:value="3507209"/>
          <table:table-cell table:style-name="ce1" office:value-type="string">
            <text:p>Borá (SP)</text:p>
          </table:table-cell>
          <table:table-cell table:style-name="ce1" office:value-type="float" office:value="6.80"/>
        </table:table-row>
        <table:table-row table:style-name="ro1">
          <table:table-cell table:style-name="ce1" office:value-type="float" office:value="3507308"/>
          <table:table-cell table:style-name="ce1" office:value-type="string">
            <text:p>Boracéia (SP)</text:p>
          </table:table-cell>
          <table:table-cell table:style-name="ce1" office:value-type="float" office:value="34.95"/>
        </table:table-row>
        <table:table-row table:style-name="ro1">
          <table:table-cell table:style-name="ce1" office:value-type="float" office:value="3507407"/>
          <table:table-cell table:style-name="ce1" office:value-type="string">
            <text:p>Borborema (SP)</text:p>
          </table:table-cell>
          <table:table-cell table:style-name="ce1" office:value-type="float" office:value="26.31"/>
        </table:table-row>
        <table:table-row table:style-name="ro1">
          <table:table-cell table:style-name="ce1" office:value-type="float" office:value="3507456"/>
          <table:table-cell table:style-name="ce1" office:value-type="string">
            <text:p>Borebi (SP)</text:p>
          </table:table-cell>
          <table:table-cell table:style-name="ce1" office:value-type="float" office:value="6.59"/>
        </table:table-row>
        <table:table-row table:style-name="ro1">
          <table:table-cell table:style-name="ce1" office:value-type="float" office:value="3507506"/>
          <table:table-cell table:style-name="ce1" office:value-type="string">
            <text:p>Botucatu (SP)</text:p>
          </table:table-cell>
          <table:table-cell table:style-name="ce1" office:value-type="float" office:value="85.88"/>
        </table:table-row>
        <table:table-row table:style-name="ro1">
          <table:table-cell table:style-name="ce1" office:value-type="float" office:value="3507605"/>
          <table:table-cell table:style-name="ce1" office:value-type="string">
            <text:p>Bragança Paulista (SP)</text:p>
          </table:table-cell>
          <table:table-cell table:style-name="ce1" office:value-type="float" office:value="286.26"/>
        </table:table-row>
        <table:table-row table:style-name="ro1">
          <table:table-cell table:style-name="ce1" office:value-type="float" office:value="3507704"/>
          <table:table-cell table:style-name="ce1" office:value-type="string">
            <text:p>Braúna (SP)</text:p>
          </table:table-cell>
          <table:table-cell table:style-name="ce1" office:value-type="float" office:value="25.70"/>
        </table:table-row>
        <table:table-row table:style-name="ro1">
          <table:table-cell table:style-name="ce1" office:value-type="float" office:value="3507753"/>
          <table:table-cell table:style-name="ce1" office:value-type="string">
            <text:p>Brejo Alegre (SP)</text:p>
          </table:table-cell>
          <table:table-cell table:style-name="ce1" office:value-type="float" office:value="24.41"/>
        </table:table-row>
        <table:table-row table:style-name="ro1">
          <table:table-cell table:style-name="ce1" office:value-type="float" office:value="3507803"/>
          <table:table-cell table:style-name="ce1" office:value-type="string">
            <text:p>Brodowski (SP)</text:p>
          </table:table-cell>
          <table:table-cell table:style-name="ce1" office:value-type="float" office:value="75.51"/>
        </table:table-row>
        <table:table-row table:style-name="ro1">
          <table:table-cell table:style-name="ce1" office:value-type="float" office:value="3507902"/>
          <table:table-cell table:style-name="ce1" office:value-type="string">
            <text:p>Brotas (SP)</text:p>
          </table:table-cell>
          <table:table-cell table:style-name="ce1" office:value-type="float" office:value="19.59"/>
        </table:table-row>
        <table:table-row table:style-name="ro1">
          <table:table-cell table:style-name="ce1" office:value-type="float" office:value="3508009"/>
          <table:table-cell table:style-name="ce1" office:value-type="string">
            <text:p>Buri (SP)</text:p>
          </table:table-cell>
          <table:table-cell table:style-name="ce1" office:value-type="float" office:value="15.52"/>
        </table:table-row>
        <table:table-row table:style-name="ro1">
          <table:table-cell table:style-name="ce1" office:value-type="float" office:value="3508108"/>
          <table:table-cell table:style-name="ce1" office:value-type="string">
            <text:p>Buritama (SP)</text:p>
          </table:table-cell>
          <table:table-cell table:style-name="ce1" office:value-type="float" office:value="47.19"/>
        </table:table-row>
        <table:table-row table:style-name="ro1">
          <table:table-cell table:style-name="ce1" office:value-type="float" office:value="3508207"/>
          <table:table-cell table:style-name="ce1" office:value-type="string">
            <text:p>Buritizal (SP)</text:p>
          </table:table-cell>
          <table:table-cell table:style-name="ce1" office:value-type="float" office:value="15.21"/>
        </table:table-row>
        <table:table-row table:style-name="ro1">
          <table:table-cell table:style-name="ce1" office:value-type="float" office:value="3508306"/>
          <table:table-cell table:style-name="ce1" office:value-type="string">
            <text:p>Cabrália Paulista (SP)</text:p>
          </table:table-cell>
          <table:table-cell table:style-name="ce1" office:value-type="float" office:value="18.19"/>
        </table:table-row>
        <table:table-row table:style-name="ro1">
          <table:table-cell table:style-name="ce1" office:value-type="float" office:value="3508405"/>
          <table:table-cell table:style-name="ce1" office:value-type="string">
            <text:p>Cabreúva (SP)</text:p>
          </table:table-cell>
          <table:table-cell table:style-name="ce1" office:value-type="float" office:value="159.91"/>
        </table:table-row>
        <table:table-row table:style-name="ro1">
          <table:table-cell table:style-name="ce1" office:value-type="float" office:value="3508504"/>
          <table:table-cell table:style-name="ce1" office:value-type="string">
            <text:p>Caçapava (SP)</text:p>
          </table:table-cell>
          <table:table-cell table:style-name="ce1" office:value-type="float" office:value="228.91"/>
        </table:table-row>
        <table:table-row table:style-name="ro1">
          <table:table-cell table:style-name="ce1" office:value-type="float" office:value="3508603"/>
          <table:table-cell table:style-name="ce1" office:value-type="string">
            <text:p>Cachoeira Paulista (SP)</text:p>
          </table:table-cell>
          <table:table-cell table:style-name="ce1" office:value-type="float" office:value="104.49"/>
        </table:table-row>
        <table:table-row table:style-name="ro1">
          <table:table-cell table:style-name="ce1" office:value-type="float" office:value="3508702"/>
          <table:table-cell table:style-name="ce1" office:value-type="string">
            <text:p>Caconde (SP)</text:p>
          </table:table-cell>
          <table:table-cell table:style-name="ce1" office:value-type="float" office:value="39.44"/>
        </table:table-row>
        <table:table-row table:style-name="ro1">
          <table:table-cell table:style-name="ce1" office:value-type="float" office:value="3508801"/>
          <table:table-cell table:style-name="ce1" office:value-type="string">
            <text:p>Cafelândia (SP)</text:p>
          </table:table-cell>
          <table:table-cell table:style-name="ce1" office:value-type="float" office:value="18.05"/>
        </table:table-row>
        <table:table-row table:style-name="ro1">
          <table:table-cell table:style-name="ce1" office:value-type="float" office:value="3508900"/>
          <table:table-cell table:style-name="ce1" office:value-type="string">
            <text:p>Caiabu (SP)</text:p>
          </table:table-cell>
          <table:table-cell table:style-name="ce1" office:value-type="float" office:value="16.11"/>
        </table:table-row>
        <table:table-row table:style-name="ro1">
          <table:table-cell table:style-name="ce1" office:value-type="float" office:value="3509007"/>
          <table:table-cell table:style-name="ce1" office:value-type="string">
            <text:p>Caieiras (SP)</text:p>
          </table:table-cell>
          <table:table-cell table:style-name="ce1" office:value-type="float" office:value="894.84"/>
        </table:table-row>
        <table:table-row table:style-name="ro1">
          <table:table-cell table:style-name="ce1" office:value-type="float" office:value="3509106"/>
          <table:table-cell table:style-name="ce1" office:value-type="string">
            <text:p>Caiuá (SP)</text:p>
          </table:table-cell>
          <table:table-cell table:style-name="ce1" office:value-type="float" office:value="9.13"/>
        </table:table-row>
        <table:table-row table:style-name="ro1">
          <table:table-cell table:style-name="ce1" office:value-type="float" office:value="3509205"/>
          <table:table-cell table:style-name="ce1" office:value-type="string">
            <text:p>Cajamar (SP)</text:p>
          </table:table-cell>
          <table:table-cell table:style-name="ce1" office:value-type="float" office:value="487.92"/>
        </table:table-row>
        <table:table-row table:style-name="ro1">
          <table:table-cell table:style-name="ce1" office:value-type="float" office:value="3509254"/>
          <table:table-cell table:style-name="ce1" office:value-type="string">
            <text:p>Cajati (SP)</text:p>
          </table:table-cell>
          <table:table-cell table:style-name="ce1" office:value-type="float" office:value="62.43"/>
        </table:table-row>
        <table:table-row table:style-name="ro1">
          <table:table-cell table:style-name="ce1" office:value-type="float" office:value="3509304"/>
          <table:table-cell table:style-name="ce1" office:value-type="string">
            <text:p>Cajobi (SP)</text:p>
          </table:table-cell>
          <table:table-cell table:style-name="ce1" office:value-type="float" office:value="55.22"/>
        </table:table-row>
        <table:table-row table:style-name="ro1">
          <table:table-cell table:style-name="ce1" office:value-type="float" office:value="3509403"/>
          <table:table-cell table:style-name="ce1" office:value-type="string">
            <text:p>Cajuru (SP)</text:p>
          </table:table-cell>
          <table:table-cell table:style-name="ce1" office:value-type="float" office:value="35.41"/>
        </table:table-row>
        <table:table-row table:style-name="ro1">
          <table:table-cell table:style-name="ce1" office:value-type="float" office:value="3509452"/>
          <table:table-cell table:style-name="ce1" office:value-type="string">
            <text:p>Campina do Monte Alegre (SP)</text:p>
          </table:table-cell>
          <table:table-cell table:style-name="ce1" office:value-type="float" office:value="30.09"/>
        </table:table-row>
        <table:table-row table:style-name="ro1">
          <table:table-cell table:style-name="ce1" office:value-type="float" office:value="3509502"/>
          <table:table-cell table:style-name="ce1" office:value-type="string">
            <text:p>Campinas (SP)</text:p>
          </table:table-cell>
          <table:table-cell table:style-name="ce1" office:value-type="float" office:value="1358.63"/>
        </table:table-row>
        <table:table-row table:style-name="ro1">
          <table:table-cell table:style-name="ce1" office:value-type="float" office:value="3509601"/>
          <table:table-cell table:style-name="ce1" office:value-type="string">
            <text:p>Campo Limpo Paulista (SP)</text:p>
          </table:table-cell>
          <table:table-cell table:style-name="ce1" office:value-type="float" office:value="930.79"/>
        </table:table-row>
        <table:table-row table:style-name="ro1">
          <table:table-cell table:style-name="ce1" office:value-type="float" office:value="3509700"/>
          <table:table-cell table:style-name="ce1" office:value-type="string">
            <text:p>Campos do Jordão (SP)</text:p>
          </table:table-cell>
          <table:table-cell table:style-name="ce1" office:value-type="float" office:value="164.49"/>
        </table:table-row>
        <table:table-row table:style-name="ro1">
          <table:table-cell table:style-name="ce1" office:value-type="float" office:value="3509809"/>
          <table:table-cell table:style-name="ce1" office:value-type="string">
            <text:p>Campos Novos Paulista (SP)</text:p>
          </table:table-cell>
          <table:table-cell table:style-name="ce1" office:value-type="float" office:value="9.38"/>
        </table:table-row>
        <table:table-row table:style-name="ro1">
          <table:table-cell table:style-name="ce1" office:value-type="float" office:value="3509908"/>
          <table:table-cell table:style-name="ce1" office:value-type="string">
            <text:p>Cananéia (SP)</text:p>
          </table:table-cell>
          <table:table-cell table:style-name="ce1" office:value-type="float" office:value="9.84"/>
        </table:table-row>
        <table:table-row table:style-name="ro1">
          <table:table-cell table:style-name="ce1" office:value-type="float" office:value="3509957"/>
          <table:table-cell table:style-name="ce1" office:value-type="string">
            <text:p>Canas (SP)</text:p>
          </table:table-cell>
          <table:table-cell table:style-name="ce1" office:value-type="float" office:value="82.33"/>
        </table:table-row>
        <table:table-row table:style-name="ro1">
          <table:table-cell table:style-name="ce1" office:value-type="float" office:value="3510005"/>
          <table:table-cell table:style-name="ce1" office:value-type="string">
            <text:p>Cândido Mota (SP)</text:p>
          </table:table-cell>
          <table:table-cell table:style-name="ce1" office:value-type="float" office:value="50.12"/>
        </table:table-row>
        <table:table-row table:style-name="ro1">
          <table:table-cell table:style-name="ce1" office:value-type="float" office:value="3510104"/>
          <table:table-cell table:style-name="ce1" office:value-type="string">
            <text:p>Cândido Rodrigues (SP)</text:p>
          </table:table-cell>
          <table:table-cell table:style-name="ce1" office:value-type="float" office:value="37.94"/>
        </table:table-row>
        <table:table-row table:style-name="ro1">
          <table:table-cell table:style-name="ce1" office:value-type="float" office:value="3510153"/>
          <table:table-cell table:style-name="ce1" office:value-type="string">
            <text:p>Canitar (SP)</text:p>
          </table:table-cell>
          <table:table-cell table:style-name="ce1" office:value-type="float" office:value="76.34"/>
        </table:table-row>
        <table:table-row table:style-name="ro1">
          <table:table-cell table:style-name="ce1" office:value-type="float" office:value="3510203"/>
          <table:table-cell table:style-name="ce1" office:value-type="string">
            <text:p>Capão Bonito (SP)</text:p>
          </table:table-cell>
          <table:table-cell table:style-name="ce1" office:value-type="float" office:value="28.15"/>
        </table:table-row>
        <table:table-row table:style-name="ro1">
          <table:table-cell table:style-name="ce1" office:value-type="float" office:value="3510302"/>
          <table:table-cell table:style-name="ce1" office:value-type="string">
            <text:p>Capela do Alto (SP)</text:p>
          </table:table-cell>
          <table:table-cell table:style-name="ce1" office:value-type="float" office:value="103.20"/>
        </table:table-row>
        <table:table-row table:style-name="ro1">
          <table:table-cell table:style-name="ce1" office:value-type="float" office:value="3510401"/>
          <table:table-cell table:style-name="ce1" office:value-type="string">
            <text:p>Capivari (SP)</text:p>
          </table:table-cell>
          <table:table-cell table:style-name="ce1" office:value-type="float" office:value="150.53"/>
        </table:table-row>
        <table:table-row table:style-name="ro1">
          <table:table-cell table:style-name="ce1" office:value-type="float" office:value="3510500"/>
          <table:table-cell table:style-name="ce1" office:value-type="string">
            <text:p>Caraguatatuba (SP)</text:p>
          </table:table-cell>
          <table:table-cell table:style-name="ce1" office:value-type="float" office:value="207.76"/>
        </table:table-row>
        <table:table-row table:style-name="ro1">
          <table:table-cell table:style-name="ce1" office:value-type="float" office:value="3510609"/>
          <table:table-cell table:style-name="ce1" office:value-type="string">
            <text:p>Carapicuíba (SP)</text:p>
          </table:table-cell>
          <table:table-cell table:style-name="ce1" office:value-type="float" office:value="10680.08"/>
        </table:table-row>
        <table:table-row table:style-name="ro1">
          <table:table-cell table:style-name="ce1" office:value-type="float" office:value="3510708"/>
          <table:table-cell table:style-name="ce1" office:value-type="string">
            <text:p>Cardoso (SP)</text:p>
          </table:table-cell>
          <table:table-cell table:style-name="ce1" office:value-type="float" office:value="18.45"/>
        </table:table-row>
        <table:table-row table:style-name="ro1">
          <table:table-cell table:style-name="ce1" office:value-type="float" office:value="3510807"/>
          <table:table-cell table:style-name="ce1" office:value-type="string">
            <text:p>Casa Branca (SP)</text:p>
          </table:table-cell>
          <table:table-cell table:style-name="ce1" office:value-type="float" office:value="32.76"/>
        </table:table-row>
        <table:table-row table:style-name="ro1">
          <table:table-cell table:style-name="ce1" office:value-type="float" office:value="3510906"/>
          <table:table-cell table:style-name="ce1" office:value-type="string">
            <text:p>Cássia dos Coqueiros (SP)</text:p>
          </table:table-cell>
          <table:table-cell table:style-name="ce1" office:value-type="float" office:value="13.74"/>
        </table:table-row>
        <table:table-row table:style-name="ro1">
          <table:table-cell table:style-name="ce1" office:value-type="float" office:value="3511003"/>
          <table:table-cell table:style-name="ce1" office:value-type="string">
            <text:p>Castilho (SP)</text:p>
          </table:table-cell>
          <table:table-cell table:style-name="ce1" office:value-type="float" office:value="16.89"/>
        </table:table-row>
        <table:table-row table:style-name="ro1">
          <table:table-cell table:style-name="ce1" office:value-type="float" office:value="3511102"/>
          <table:table-cell table:style-name="ce1" office:value-type="string">
            <text:p>Catanduva (SP)</text:p>
          </table:table-cell>
          <table:table-cell table:style-name="ce1" office:value-type="float" office:value="388.24"/>
        </table:table-row>
        <table:table-row table:style-name="ro1">
          <table:table-cell table:style-name="ce1" office:value-type="float" office:value="3511201"/>
          <table:table-cell table:style-name="ce1" office:value-type="string">
            <text:p>Catiguá (SP)</text:p>
          </table:table-cell>
          <table:table-cell table:style-name="ce1" office:value-type="float" office:value="48.03"/>
        </table:table-row>
        <table:table-row table:style-name="ro1">
          <table:table-cell table:style-name="ce1" office:value-type="float" office:value="3511300"/>
          <table:table-cell table:style-name="ce1" office:value-type="string">
            <text:p>Cedral (SP)</text:p>
          </table:table-cell>
          <table:table-cell table:style-name="ce1" office:value-type="float" office:value="40.38"/>
        </table:table-row>
        <table:table-row table:style-name="ro1">
          <table:table-cell table:style-name="ce1" office:value-type="float" office:value="3511409"/>
          <table:table-cell table:style-name="ce1" office:value-type="string">
            <text:p>Cerqueira César (SP)</text:p>
          </table:table-cell>
          <table:table-cell table:style-name="ce1" office:value-type="float" office:value="34.48"/>
        </table:table-row>
        <table:table-row table:style-name="ro1">
          <table:table-cell table:style-name="ce1" office:value-type="float" office:value="3511508"/>
          <table:table-cell table:style-name="ce1" office:value-type="string">
            <text:p>Cerquilho (SP)</text:p>
          </table:table-cell>
          <table:table-cell table:style-name="ce1" office:value-type="float" office:value="309.98"/>
        </table:table-row>
        <table:table-row table:style-name="ro1">
          <table:table-cell table:style-name="ce1" office:value-type="float" office:value="3511607"/>
          <table:table-cell table:style-name="ce1" office:value-type="string">
            <text:p>Cesário Lange (SP)</text:p>
          </table:table-cell>
          <table:table-cell table:style-name="ce1" office:value-type="float" office:value="81.46"/>
        </table:table-row>
        <table:table-row table:style-name="ro1">
          <table:table-cell table:style-name="ce1" office:value-type="float" office:value="3511706"/>
          <table:table-cell table:style-name="ce1" office:value-type="string">
            <text:p>Charqueada (SP)</text:p>
          </table:table-cell>
          <table:table-cell table:style-name="ce1" office:value-type="float" office:value="85.79"/>
        </table:table-row>
        <table:table-row table:style-name="ro1">
          <table:table-cell table:style-name="ce1" office:value-type="float" office:value="3511904"/>
          <table:table-cell table:style-name="ce1" office:value-type="string">
            <text:p>Clementina (SP)</text:p>
          </table:table-cell>
          <table:table-cell table:style-name="ce1" office:value-type="float" office:value="41.85"/>
        </table:table-row>
        <table:table-row table:style-name="ro1">
          <table:table-cell table:style-name="ce1" office:value-type="float" office:value="3512001"/>
          <table:table-cell table:style-name="ce1" office:value-type="string">
            <text:p>Colina (SP)</text:p>
          </table:table-cell>
          <table:table-cell table:style-name="ce1" office:value-type="float" office:value="41.11"/>
        </table:table-row>
        <table:table-row table:style-name="ro1">
          <table:table-cell table:style-name="ce1" office:value-type="float" office:value="3512100"/>
          <table:table-cell table:style-name="ce1" office:value-type="string">
            <text:p>Colômbia (SP)</text:p>
          </table:table-cell>
          <table:table-cell table:style-name="ce1" office:value-type="float" office:value="8.22"/>
        </table:table-row>
        <table:table-row table:style-name="ro1">
          <table:table-cell table:style-name="ce1" office:value-type="float" office:value="3512209"/>
          <table:table-cell table:style-name="ce1" office:value-type="string">
            <text:p>Conchal (SP)</text:p>
          </table:table-cell>
          <table:table-cell table:style-name="ce1" office:value-type="float" office:value="138.02"/>
        </table:table-row>
        <table:table-row table:style-name="ro1">
          <table:table-cell table:style-name="ce1" office:value-type="float" office:value="3512308"/>
          <table:table-cell table:style-name="ce1" office:value-type="string">
            <text:p>Conchas (SP)</text:p>
          </table:table-cell>
          <table:table-cell table:style-name="ce1" office:value-type="float" office:value="34.95"/>
        </table:table-row>
        <table:table-row table:style-name="ro1">
          <table:table-cell table:style-name="ce1" office:value-type="float" office:value="3512407"/>
          <table:table-cell table:style-name="ce1" office:value-type="string">
            <text:p>Cordeirópolis (SP)</text:p>
          </table:table-cell>
          <table:table-cell table:style-name="ce1" office:value-type="float" office:value="153.22"/>
        </table:table-row>
        <table:table-row table:style-name="ro1">
          <table:table-cell table:style-name="ce1" office:value-type="float" office:value="3512506"/>
          <table:table-cell table:style-name="ce1" office:value-type="string">
            <text:p>Coroados (SP)</text:p>
          </table:table-cell>
          <table:table-cell table:style-name="ce1" office:value-type="float" office:value="21.26"/>
        </table:table-row>
        <table:table-row table:style-name="ro1">
          <table:table-cell table:style-name="ce1" office:value-type="float" office:value="3512605"/>
          <table:table-cell table:style-name="ce1" office:value-type="string">
            <text:p>Coronel Macedo (SP)</text:p>
          </table:table-cell>
          <table:table-cell table:style-name="ce1" office:value-type="float" office:value="16.45"/>
        </table:table-row>
        <table:table-row table:style-name="ro1">
          <table:table-cell table:style-name="ce1" office:value-type="float" office:value="3512704"/>
          <table:table-cell table:style-name="ce1" office:value-type="string">
            <text:p>Corumbataí (SP)</text:p>
          </table:table-cell>
          <table:table-cell table:style-name="ce1" office:value-type="float" office:value="13.90"/>
        </table:table-row>
        <table:table-row table:style-name="ro1">
          <table:table-cell table:style-name="ce1" office:value-type="float" office:value="3512803"/>
          <table:table-cell table:style-name="ce1" office:value-type="string">
            <text:p>Cosmópolis (SP)</text:p>
          </table:table-cell>
          <table:table-cell table:style-name="ce1" office:value-type="float" office:value="380.37"/>
        </table:table-row>
        <table:table-row table:style-name="ro1">
          <table:table-cell table:style-name="ce1" office:value-type="float" office:value="3512902"/>
          <table:table-cell table:style-name="ce1" office:value-type="string">
            <text:p>Cosmorama (SP)</text:p>
          </table:table-cell>
          <table:table-cell table:style-name="ce1" office:value-type="float" office:value="16.25"/>
        </table:table-row>
        <table:table-row table:style-name="ro1">
          <table:table-cell table:style-name="ce1" office:value-type="float" office:value="3513009"/>
          <table:table-cell table:style-name="ce1" office:value-type="string">
            <text:p>Cotia (SP)</text:p>
          </table:table-cell>
          <table:table-cell table:style-name="ce1" office:value-type="float" office:value="622.55"/>
        </table:table-row>
        <table:table-row table:style-name="ro1">
          <table:table-cell table:style-name="ce1" office:value-type="float" office:value="3513108"/>
          <table:table-cell table:style-name="ce1" office:value-type="string">
            <text:p>Cravinhos (SP)</text:p>
          </table:table-cell>
          <table:table-cell table:style-name="ce1" office:value-type="float" office:value="101.84"/>
        </table:table-row>
        <table:table-row table:style-name="ro1">
          <table:table-cell table:style-name="ce1" office:value-type="float" office:value="3513207"/>
          <table:table-cell table:style-name="ce1" office:value-type="string">
            <text:p>Cristais Paulista (SP)</text:p>
          </table:table-cell>
          <table:table-cell table:style-name="ce1" office:value-type="float" office:value="19.70"/>
        </table:table-row>
        <table:table-row table:style-name="ro1">
          <table:table-cell table:style-name="ce1" office:value-type="float" office:value="3513306"/>
          <table:table-cell table:style-name="ce1" office:value-type="string">
            <text:p>Cruzália (SP)</text:p>
          </table:table-cell>
          <table:table-cell table:style-name="ce1" office:value-type="float" office:value="15.26"/>
        </table:table-row>
        <table:table-row table:style-name="ro1">
          <table:table-cell table:style-name="ce1" office:value-type="float" office:value="3513405"/>
          <table:table-cell table:style-name="ce1" office:value-type="string">
            <text:p>Cruzeiro (SP)</text:p>
          </table:table-cell>
          <table:table-cell table:style-name="ce1" office:value-type="float" office:value="252.01"/>
        </table:table-row>
        <table:table-row table:style-name="ro1">
          <table:table-cell table:style-name="ce1" office:value-type="float" office:value="3513504"/>
          <table:table-cell table:style-name="ce1" office:value-type="string">
            <text:p>Cubatão (SP)</text:p>
          </table:table-cell>
          <table:table-cell table:style-name="ce1" office:value-type="float" office:value="833.81"/>
        </table:table-row>
        <table:table-row table:style-name="ro1">
          <table:table-cell table:style-name="ce1" office:value-type="float" office:value="3513603"/>
          <table:table-cell table:style-name="ce1" office:value-type="string">
            <text:p>Cunha (SP)</text:p>
          </table:table-cell>
          <table:table-cell table:style-name="ce1" office:value-type="float" office:value="15.54"/>
        </table:table-row>
        <table:table-row table:style-name="ro1">
          <table:table-cell table:style-name="ce1" office:value-type="float" office:value="3513702"/>
          <table:table-cell table:style-name="ce1" office:value-type="string">
            <text:p>Descalvado (SP)</text:p>
          </table:table-cell>
          <table:table-cell table:style-name="ce1" office:value-type="float" office:value="41.20"/>
        </table:table-row>
        <table:table-row table:style-name="ro1">
          <table:table-cell table:style-name="ce1" office:value-type="float" office:value="3513801"/>
          <table:table-cell table:style-name="ce1" office:value-type="string">
            <text:p>Diadema (SP)</text:p>
          </table:table-cell>
          <table:table-cell table:style-name="ce1" office:value-type="float" office:value="12519.10"/>
        </table:table-row>
        <table:table-row table:style-name="ro1">
          <table:table-cell table:style-name="ce1" office:value-type="float" office:value="3513850"/>
          <table:table-cell table:style-name="ce1" office:value-type="string">
            <text:p>Dirce Reis (SP)</text:p>
          </table:table-cell>
          <table:table-cell table:style-name="ce1" office:value-type="float" office:value="19.12"/>
        </table:table-row>
        <table:table-row table:style-name="ro1">
          <table:table-cell table:style-name="ce1" office:value-type="float" office:value="3513900"/>
          <table:table-cell table:style-name="ce1" office:value-type="string">
            <text:p>Divinolândia (SP)</text:p>
          </table:table-cell>
          <table:table-cell table:style-name="ce1" office:value-type="float" office:value="50.46"/>
        </table:table-row>
        <table:table-row table:style-name="ro1">
          <table:table-cell table:style-name="ce1" office:value-type="float" office:value="3514007"/>
          <table:table-cell table:style-name="ce1" office:value-type="string">
            <text:p>Dobrada (SP)</text:p>
          </table:table-cell>
          <table:table-cell table:style-name="ce1" office:value-type="float" office:value="53.02"/>
        </table:table-row>
        <table:table-row table:style-name="ro1">
          <table:table-cell table:style-name="ce1" office:value-type="float" office:value="3514106"/>
          <table:table-cell table:style-name="ce1" office:value-type="string">
            <text:p>Dois Córregos (SP)</text:p>
          </table:table-cell>
          <table:table-cell table:style-name="ce1" office:value-type="float" office:value="39.12"/>
        </table:table-row>
        <table:table-row table:style-name="ro1">
          <table:table-cell table:style-name="ce1" office:value-type="float" office:value="3514205"/>
          <table:table-cell table:style-name="ce1" office:value-type="string">
            <text:p>Dolcinópolis (SP)</text:p>
          </table:table-cell>
          <table:table-cell table:style-name="ce1" office:value-type="float" office:value="26.76"/>
        </table:table-row>
        <table:table-row table:style-name="ro1">
          <table:table-cell table:style-name="ce1" office:value-type="float" office:value="3514304"/>
          <table:table-cell table:style-name="ce1" office:value-type="string">
            <text:p>Dourado (SP)</text:p>
          </table:table-cell>
          <table:table-cell table:style-name="ce1" office:value-type="float" office:value="41.82"/>
        </table:table-row>
        <table:table-row table:style-name="ro1">
          <table:table-cell table:style-name="ce1" office:value-type="float" office:value="3514403"/>
          <table:table-cell table:style-name="ce1" office:value-type="string">
            <text:p>Dracena (SP)</text:p>
          </table:table-cell>
          <table:table-cell table:style-name="ce1" office:value-type="float" office:value="88.64"/>
        </table:table-row>
        <table:table-row table:style-name="ro1">
          <table:table-cell table:style-name="ce1" office:value-type="float" office:value="3514502"/>
          <table:table-cell table:style-name="ce1" office:value-type="string">
            <text:p>Duartina (SP)</text:p>
          </table:table-cell>
          <table:table-cell table:style-name="ce1" office:value-type="float" office:value="46.31"/>
        </table:table-row>
        <table:table-row table:style-name="ro1">
          <table:table-cell table:style-name="ce1" office:value-type="float" office:value="3514601"/>
          <table:table-cell table:style-name="ce1" office:value-type="string">
            <text:p>Dumont (SP)</text:p>
          </table:table-cell>
          <table:table-cell table:style-name="ce1" office:value-type="float" office:value="73.19"/>
        </table:table-row>
        <table:table-row table:style-name="ro1">
          <table:table-cell table:style-name="ce1" office:value-type="float" office:value="3514700"/>
          <table:table-cell table:style-name="ce1" office:value-type="string">
            <text:p>Echaporã (SP)</text:p>
          </table:table-cell>
          <table:table-cell table:style-name="ce1" office:value-type="float" office:value="12.26"/>
        </table:table-row>
        <table:table-row table:style-name="ro1">
          <table:table-cell table:style-name="ce1" office:value-type="float" office:value="3514809"/>
          <table:table-cell table:style-name="ce1" office:value-type="string">
            <text:p>Eldorado (SP)</text:p>
          </table:table-cell>
          <table:table-cell table:style-name="ce1" office:value-type="float" office:value="8.85"/>
        </table:table-row>
        <table:table-row table:style-name="ro1">
          <table:table-cell table:style-name="ce1" office:value-type="float" office:value="3514908"/>
          <table:table-cell table:style-name="ce1" office:value-type="string">
            <text:p>Elias Fausto (SP)</text:p>
          </table:table-cell>
          <table:table-cell table:style-name="ce1" office:value-type="float" office:value="77.83"/>
        </table:table-row>
        <table:table-row table:style-name="ro1">
          <table:table-cell table:style-name="ce1" office:value-type="float" office:value="3514924"/>
          <table:table-cell table:style-name="ce1" office:value-type="string">
            <text:p>Elisiário (SP)</text:p>
          </table:table-cell>
          <table:table-cell table:style-name="ce1" office:value-type="float" office:value="33.20"/>
        </table:table-row>
        <table:table-row table:style-name="ro1">
          <table:table-cell table:style-name="ce1" office:value-type="float" office:value="3514957"/>
          <table:table-cell table:style-name="ce1" office:value-type="string">
            <text:p>Embaúba (SP)</text:p>
          </table:table-cell>
          <table:table-cell table:style-name="ce1" office:value-type="float" office:value="29.15"/>
        </table:table-row>
        <table:table-row table:style-name="ro1">
          <table:table-cell table:style-name="ce1" office:value-type="float" office:value="3515004"/>
          <table:table-cell table:style-name="ce1" office:value-type="string">
            <text:p>Embu das Artes (SP)</text:p>
          </table:table-cell>
          <table:table-cell table:style-name="ce1" office:value-type="float" office:value="3412.50"/>
        </table:table-row>
        <table:table-row table:style-name="ro1">
          <table:table-cell table:style-name="ce1" office:value-type="float" office:value="3515103"/>
          <table:table-cell table:style-name="ce1" office:value-type="string">
            <text:p>Embu-Guaçu (SP)</text:p>
          </table:table-cell>
          <table:table-cell table:style-name="ce1" office:value-type="float" office:value="405.11"/>
        </table:table-row>
        <table:table-row table:style-name="ro1">
          <table:table-cell table:style-name="ce1" office:value-type="float" office:value="3515129"/>
          <table:table-cell table:style-name="ce1" office:value-type="string">
            <text:p>Emilianópolis (SP)</text:p>
          </table:table-cell>
          <table:table-cell table:style-name="ce1" office:value-type="float" office:value="13.45"/>
        </table:table-row>
        <table:table-row table:style-name="ro1">
          <table:table-cell table:style-name="ce1" office:value-type="float" office:value="3515152"/>
          <table:table-cell table:style-name="ce1" office:value-type="string">
            <text:p>Engenheiro Coelho (SP)</text:p>
          </table:table-cell>
          <table:table-cell table:style-name="ce1" office:value-type="float" office:value="142.99"/>
        </table:table-row>
        <table:table-row table:style-name="ro1">
          <table:table-cell table:style-name="ce1" office:value-type="float" office:value="3515186"/>
          <table:table-cell table:style-name="ce1" office:value-type="string">
            <text:p>Espírito Santo do Pinhal (SP)</text:p>
          </table:table-cell>
          <table:table-cell table:style-name="ce1" office:value-type="float" office:value="107.61"/>
        </table:table-row>
        <table:table-row table:style-name="ro1">
          <table:table-cell table:style-name="ce1" office:value-type="float" office:value="3515194"/>
          <table:table-cell table:style-name="ce1" office:value-type="string">
            <text:p>Espírito Santo do Turvo (SP)</text:p>
          </table:table-cell>
          <table:table-cell table:style-name="ce1" office:value-type="float" office:value="21.92"/>
        </table:table-row>
        <table:table-row table:style-name="ro1">
          <table:table-cell table:style-name="ce1" office:value-type="float" office:value="3515202"/>
          <table:table-cell table:style-name="ce1" office:value-type="string">
            <text:p>Estrela d'Oeste (SP)</text:p>
          </table:table-cell>
          <table:table-cell table:style-name="ce1" office:value-type="float" office:value="27.69"/>
        </table:table-row>
        <table:table-row table:style-name="ro1">
          <table:table-cell table:style-name="ce1" office:value-type="float" office:value="3515301"/>
          <table:table-cell table:style-name="ce1" office:value-type="string">
            <text:p>Estrela do Norte (SP)</text:p>
          </table:table-cell>
          <table:table-cell table:style-name="ce1" office:value-type="float" office:value="10.09"/>
        </table:table-row>
        <table:table-row table:style-name="ro1">
          <table:table-cell table:style-name="ce1" office:value-type="float" office:value="3515350"/>
          <table:table-cell table:style-name="ce1" office:value-type="string">
            <text:p>Euclides da Cunha Paulista (SP)</text:p>
          </table:table-cell>
          <table:table-cell table:style-name="ce1" office:value-type="float" office:value="16.66"/>
        </table:table-row>
        <table:table-row table:style-name="ro1">
          <table:table-cell table:style-name="ce1" office:value-type="float" office:value="3515400"/>
          <table:table-cell table:style-name="ce1" office:value-type="string">
            <text:p>Fartura (SP)</text:p>
          </table:table-cell>
          <table:table-cell table:style-name="ce1" office:value-type="float" office:value="35.70"/>
        </table:table-row>
        <table:table-row table:style-name="ro1">
          <table:table-cell table:style-name="ce1" office:value-type="float" office:value="3515509"/>
          <table:table-cell table:style-name="ce1" office:value-type="string">
            <text:p>Fernandópolis (SP)</text:p>
          </table:table-cell>
          <table:table-cell table:style-name="ce1" office:value-type="float" office:value="117.62"/>
        </table:table-row>
        <table:table-row table:style-name="ro1">
          <table:table-cell table:style-name="ce1" office:value-type="float" office:value="3515608"/>
          <table:table-cell table:style-name="ce1" office:value-type="string">
            <text:p>Fernando Prestes (SP)</text:p>
          </table:table-cell>
          <table:table-cell table:style-name="ce1" office:value-type="float" office:value="32.43"/>
        </table:table-row>
        <table:table-row table:style-name="ro1">
          <table:table-cell table:style-name="ce1" office:value-type="float" office:value="3515657"/>
          <table:table-cell table:style-name="ce1" office:value-type="string">
            <text:p>Fernão (SP)</text:p>
          </table:table-cell>
          <table:table-cell table:style-name="ce1" office:value-type="float" office:value="15.51"/>
        </table:table-row>
        <table:table-row table:style-name="ro1">
          <table:table-cell table:style-name="ce1" office:value-type="float" office:value="3515707"/>
          <table:table-cell table:style-name="ce1" office:value-type="string">
            <text:p>Ferraz de Vasconcelos (SP)</text:p>
          </table:table-cell>
          <table:table-cell table:style-name="ce1" office:value-type="float" office:value="5624.82"/>
        </table:table-row>
        <table:table-row table:style-name="ro1">
          <table:table-cell table:style-name="ce1" office:value-type="float" office:value="3515806"/>
          <table:table-cell table:style-name="ce1" office:value-type="string">
            <text:p>Flora Rica (SP)</text:p>
          </table:table-cell>
          <table:table-cell table:style-name="ce1" office:value-type="float" office:value="7.78"/>
        </table:table-row>
        <table:table-row table:style-name="ro1">
          <table:table-cell table:style-name="ce1" office:value-type="float" office:value="3515905"/>
          <table:table-cell table:style-name="ce1" office:value-type="string">
            <text:p>Floreal (SP)</text:p>
          </table:table-cell>
          <table:table-cell table:style-name="ce1" office:value-type="float" office:value="14.70"/>
        </table:table-row>
        <table:table-row table:style-name="ro1">
          <table:table-cell table:style-name="ce1" office:value-type="float" office:value="3516002"/>
          <table:table-cell table:style-name="ce1" office:value-type="string">
            <text:p>Flórida Paulista (SP)</text:p>
          </table:table-cell>
          <table:table-cell table:style-name="ce1" office:value-type="float" office:value="24.47"/>
        </table:table-row>
        <table:table-row table:style-name="ro1">
          <table:table-cell table:style-name="ce1" office:value-type="float" office:value="3516101"/>
          <table:table-cell table:style-name="ce1" office:value-type="string">
            <text:p>Florínea (SP)</text:p>
          </table:table-cell>
          <table:table-cell table:style-name="ce1" office:value-type="float" office:value="12.54"/>
        </table:table-row>
        <table:table-row table:style-name="ro1">
          <table:table-cell table:style-name="ce1" office:value-type="float" office:value="3516200"/>
          <table:table-cell table:style-name="ce1" office:value-type="string">
            <text:p>Franca (SP)</text:p>
          </table:table-cell>
          <table:table-cell table:style-name="ce1" office:value-type="float" office:value="526.09"/>
        </table:table-row>
        <table:table-row table:style-name="ro1">
          <table:table-cell table:style-name="ce1" office:value-type="float" office:value="3516309"/>
          <table:table-cell table:style-name="ce1" office:value-type="string">
            <text:p>Francisco Morato (SP)</text:p>
          </table:table-cell>
          <table:table-cell table:style-name="ce1" office:value-type="float" office:value="3130.45"/>
        </table:table-row>
        <table:table-row table:style-name="ro1">
          <table:table-cell table:style-name="ce1" office:value-type="float" office:value="3516408"/>
          <table:table-cell table:style-name="ce1" office:value-type="string">
            <text:p>Franco da Rocha (SP)</text:p>
          </table:table-cell>
          <table:table-cell table:style-name="ce1" office:value-type="float" office:value="981.28"/>
        </table:table-row>
        <table:table-row table:style-name="ro1">
          <table:table-cell table:style-name="ce1" office:value-type="float" office:value="3516507"/>
          <table:table-cell table:style-name="ce1" office:value-type="string">
            <text:p>Gabriel Monteiro (SP)</text:p>
          </table:table-cell>
          <table:table-cell table:style-name="ce1" office:value-type="float" office:value="19.55"/>
        </table:table-row>
        <table:table-row table:style-name="ro1">
          <table:table-cell table:style-name="ce1" office:value-type="float" office:value="3516606"/>
          <table:table-cell table:style-name="ce1" office:value-type="string">
            <text:p>Gália (SP)</text:p>
          </table:table-cell>
          <table:table-cell table:style-name="ce1" office:value-type="float" office:value="19.69"/>
        </table:table-row>
        <table:table-row table:style-name="ro1">
          <table:table-cell table:style-name="ce1" office:value-type="float" office:value="3516705"/>
          <table:table-cell table:style-name="ce1" office:value-type="string">
            <text:p>Garça (SP)</text:p>
          </table:table-cell>
          <table:table-cell table:style-name="ce1" office:value-type="float" office:value="77.60"/>
        </table:table-row>
        <table:table-row table:style-name="ro1">
          <table:table-cell table:style-name="ce1" office:value-type="float" office:value="3516804"/>
          <table:table-cell table:style-name="ce1" office:value-type="string">
            <text:p>Gastão Vidigal (SP)</text:p>
          </table:table-cell>
          <table:table-cell table:style-name="ce1" office:value-type="float" office:value="23.17"/>
        </table:table-row>
        <table:table-row table:style-name="ro1">
          <table:table-cell table:style-name="ce1" office:value-type="float" office:value="3516853"/>
          <table:table-cell table:style-name="ce1" office:value-type="string">
            <text:p>Gavião Peixoto (SP)</text:p>
          </table:table-cell>
          <table:table-cell table:style-name="ce1" office:value-type="float" office:value="18.13"/>
        </table:table-row>
        <table:table-row table:style-name="ro1">
          <table:table-cell table:style-name="ce1" office:value-type="float" office:value="3516903"/>
          <table:table-cell table:style-name="ce1" office:value-type="string">
            <text:p>General Salgado (SP)</text:p>
          </table:table-cell>
          <table:table-cell table:style-name="ce1" office:value-type="float" office:value="21.63"/>
        </table:table-row>
        <table:table-row table:style-name="ro1">
          <table:table-cell table:style-name="ce1" office:value-type="float" office:value="3517000"/>
          <table:table-cell table:style-name="ce1" office:value-type="string">
            <text:p>Getulina (SP)</text:p>
          </table:table-cell>
          <table:table-cell table:style-name="ce1" office:value-type="float" office:value="15.86"/>
        </table:table-row>
        <table:table-row table:style-name="ro1">
          <table:table-cell table:style-name="ce1" office:value-type="float" office:value="3517109"/>
          <table:table-cell table:style-name="ce1" office:value-type="string">
            <text:p>Glicério (SP)</text:p>
          </table:table-cell>
          <table:table-cell table:style-name="ce1" office:value-type="float" office:value="16.69"/>
        </table:table-row>
        <table:table-row table:style-name="ro1">
          <table:table-cell table:style-name="ce1" office:value-type="float" office:value="3517208"/>
          <table:table-cell table:style-name="ce1" office:value-type="string">
            <text:p>Guaiçara (SP)</text:p>
          </table:table-cell>
          <table:table-cell table:style-name="ce1" office:value-type="float" office:value="39.48"/>
        </table:table-row>
        <table:table-row table:style-name="ro1">
          <table:table-cell table:style-name="ce1" office:value-type="float" office:value="3517307"/>
          <table:table-cell table:style-name="ce1" office:value-type="string">
            <text:p>Guaimbê (SP)</text:p>
          </table:table-cell>
          <table:table-cell table:style-name="ce1" office:value-type="float" office:value="24.88"/>
        </table:table-row>
        <table:table-row table:style-name="ro1">
          <table:table-cell table:style-name="ce1" office:value-type="float" office:value="3517406"/>
          <table:table-cell table:style-name="ce1" office:value-type="string">
            <text:p>Guaíra (SP)</text:p>
          </table:table-cell>
          <table:table-cell table:style-name="ce1" office:value-type="float" office:value="29.72"/>
        </table:table-row>
        <table:table-row table:style-name="ro1">
          <table:table-cell table:style-name="ce1" office:value-type="float" office:value="3517505"/>
          <table:table-cell table:style-name="ce1" office:value-type="string">
            <text:p>Guapiaçu (SP)</text:p>
          </table:table-cell>
          <table:table-cell table:style-name="ce1" office:value-type="float" office:value="54.81"/>
        </table:table-row>
        <table:table-row table:style-name="ro1">
          <table:table-cell table:style-name="ce1" office:value-type="float" office:value="3517604"/>
          <table:table-cell table:style-name="ce1" office:value-type="string">
            <text:p>Guapiara (SP)</text:p>
          </table:table-cell>
          <table:table-cell table:style-name="ce1" office:value-type="float" office:value="44.08"/>
        </table:table-row>
        <table:table-row table:style-name="ro1">
          <table:table-cell table:style-name="ce1" office:value-type="float" office:value="3517703"/>
          <table:table-cell table:style-name="ce1" office:value-type="string">
            <text:p>Guará (SP)</text:p>
          </table:table-cell>
          <table:table-cell table:style-name="ce1" office:value-type="float" office:value="54.78"/>
        </table:table-row>
        <table:table-row table:style-name="ro1">
          <table:table-cell table:style-name="ce1" office:value-type="float" office:value="3517802"/>
          <table:table-cell table:style-name="ce1" office:value-type="string">
            <text:p>Guaraçaí (SP)</text:p>
          </table:table-cell>
          <table:table-cell table:style-name="ce1" office:value-type="float" office:value="14.80"/>
        </table:table-row>
        <table:table-row table:style-name="ro1">
          <table:table-cell table:style-name="ce1" office:value-type="float" office:value="3517901"/>
          <table:table-cell table:style-name="ce1" office:value-type="string">
            <text:p>Guaraci (SP)</text:p>
          </table:table-cell>
          <table:table-cell table:style-name="ce1" office:value-type="float" office:value="15.55"/>
        </table:table-row>
        <table:table-row table:style-name="ro1">
          <table:table-cell table:style-name="ce1" office:value-type="float" office:value="3518008"/>
          <table:table-cell table:style-name="ce1" office:value-type="string">
            <text:p>Guarani d'Oeste (SP)</text:p>
          </table:table-cell>
          <table:table-cell table:style-name="ce1" office:value-type="float" office:value="23.03"/>
        </table:table-row>
        <table:table-row table:style-name="ro1">
          <table:table-cell table:style-name="ce1" office:value-type="float" office:value="3518107"/>
          <table:table-cell table:style-name="ce1" office:value-type="string">
            <text:p>Guarantã (SP)</text:p>
          </table:table-cell>
          <table:table-cell table:style-name="ce1" office:value-type="float" office:value="13.89"/>
        </table:table-row>
        <table:table-row table:style-name="ro1">
          <table:table-cell table:style-name="ce1" office:value-type="float" office:value="3518206"/>
          <table:table-cell table:style-name="ce1" office:value-type="string">
            <text:p>Guararapes (SP)</text:p>
          </table:table-cell>
          <table:table-cell table:style-name="ce1" office:value-type="float" office:value="31.99"/>
        </table:table-row>
        <table:table-row table:style-name="ro1">
          <table:table-cell table:style-name="ce1" office:value-type="float" office:value="3518305"/>
          <table:table-cell table:style-name="ce1" office:value-type="string">
            <text:p>Guararema (SP)</text:p>
          </table:table-cell>
          <table:table-cell table:style-name="ce1" office:value-type="float" office:value="95.50"/>
        </table:table-row>
        <table:table-row table:style-name="ro1">
          <table:table-cell table:style-name="ce1" office:value-type="float" office:value="3518404"/>
          <table:table-cell table:style-name="ce1" office:value-type="string">
            <text:p>Guaratinguetá (SP)</text:p>
          </table:table-cell>
          <table:table-cell table:style-name="ce1" office:value-type="float" office:value="148.95"/>
        </table:table-row>
        <table:table-row table:style-name="ro1">
          <table:table-cell table:style-name="ce1" office:value-type="float" office:value="3518503"/>
          <table:table-cell table:style-name="ce1" office:value-type="string">
            <text:p>Guareí (SP)</text:p>
          </table:table-cell>
          <table:table-cell table:style-name="ce1" office:value-type="float" office:value="25.72"/>
        </table:table-row>
        <table:table-row table:style-name="ro1">
          <table:table-cell table:style-name="ce1" office:value-type="float" office:value="3518602"/>
          <table:table-cell table:style-name="ce1" office:value-type="string">
            <text:p>Guariba (SP)</text:p>
          </table:table-cell>
          <table:table-cell table:style-name="ce1" office:value-type="float" office:value="131.29"/>
        </table:table-row>
        <table:table-row table:style-name="ro1">
          <table:table-cell table:style-name="ce1" office:value-type="float" office:value="3518701"/>
          <table:table-cell table:style-name="ce1" office:value-type="string">
            <text:p>Guarujá (SP)</text:p>
          </table:table-cell>
          <table:table-cell table:style-name="ce1" office:value-type="float" office:value="2034.91"/>
        </table:table-row>
        <table:table-row table:style-name="ro1">
          <table:table-cell table:style-name="ce1" office:value-type="float" office:value="3518800"/>
          <table:table-cell table:style-name="ce1" office:value-type="string">
            <text:p>Guarulhos (SP)</text:p>
          </table:table-cell>
          <table:table-cell table:style-name="ce1" office:value-type="float" office:value="3828.36"/>
        </table:table-row>
        <table:table-row table:style-name="ro1">
          <table:table-cell table:style-name="ce1" office:value-type="float" office:value="3518859"/>
          <table:table-cell table:style-name="ce1" office:value-type="string">
            <text:p>Guatapará (SP)</text:p>
          </table:table-cell>
          <table:table-cell table:style-name="ce1" office:value-type="float" office:value="16.86"/>
        </table:table-row>
        <table:table-row table:style-name="ro1">
          <table:table-cell table:style-name="ce1" office:value-type="float" office:value="3518909"/>
          <table:table-cell table:style-name="ce1" office:value-type="string">
            <text:p>Guzolândia (SP)</text:p>
          </table:table-cell>
          <table:table-cell table:style-name="ce1" office:value-type="float" office:value="18.86"/>
        </table:table-row>
        <table:table-row table:style-name="ro1">
          <table:table-cell table:style-name="ce1" office:value-type="float" office:value="3519006"/>
          <table:table-cell table:style-name="ce1" office:value-type="string">
            <text:p>Herculândia (SP)</text:p>
          </table:table-cell>
          <table:table-cell table:style-name="ce1" office:value-type="float" office:value="23.85"/>
        </table:table-row>
        <table:table-row table:style-name="ro1">
          <table:table-cell table:style-name="ce1" office:value-type="float" office:value="3519055"/>
          <table:table-cell table:style-name="ce1" office:value-type="string">
            <text:p>Holambra (SP)</text:p>
          </table:table-cell>
          <table:table-cell table:style-name="ce1" office:value-type="float" office:value="172.30"/>
        </table:table-row>
        <table:table-row table:style-name="ro1">
          <table:table-cell table:style-name="ce1" office:value-type="float" office:value="3519071"/>
          <table:table-cell table:style-name="ce1" office:value-type="string">
            <text:p>Hortolândia (SP)</text:p>
          </table:table-cell>
          <table:table-cell table:style-name="ce1" office:value-type="float" office:value="3082.92"/>
        </table:table-row>
        <table:table-row table:style-name="ro1">
          <table:table-cell table:style-name="ce1" office:value-type="float" office:value="3519105"/>
          <table:table-cell table:style-name="ce1" office:value-type="string">
            <text:p>Iacanga (SP)</text:p>
          </table:table-cell>
          <table:table-cell table:style-name="ce1" office:value-type="float" office:value="18.29"/>
        </table:table-row>
        <table:table-row table:style-name="ro1">
          <table:table-cell table:style-name="ce1" office:value-type="float" office:value="3519204"/>
          <table:table-cell table:style-name="ce1" office:value-type="string">
            <text:p>Iacri (SP)</text:p>
          </table:table-cell>
          <table:table-cell table:style-name="ce1" office:value-type="float" office:value="19.90"/>
        </table:table-row>
        <table:table-row table:style-name="ro1">
          <table:table-cell table:style-name="ce1" office:value-type="float" office:value="3519253"/>
          <table:table-cell table:style-name="ce1" office:value-type="string">
            <text:p>Iaras (SP)</text:p>
          </table:table-cell>
          <table:table-cell table:style-name="ce1" office:value-type="float" office:value="15.89"/>
        </table:table-row>
        <table:table-row table:style-name="ro1">
          <table:table-cell table:style-name="ce1" office:value-type="float" office:value="3519303"/>
          <table:table-cell table:style-name="ce1" office:value-type="string">
            <text:p>Ibaté (SP)</text:p>
          </table:table-cell>
          <table:table-cell table:style-name="ce1" office:value-type="float" office:value="105.74"/>
        </table:table-row>
        <table:table-row table:style-name="ro1">
          <table:table-cell table:style-name="ce1" office:value-type="float" office:value="3519402"/>
          <table:table-cell table:style-name="ce1" office:value-type="string">
            <text:p>Ibirá (SP)</text:p>
          </table:table-cell>
          <table:table-cell table:style-name="ce1" office:value-type="float" office:value="40.07"/>
        </table:table-row>
        <table:table-row table:style-name="ro1">
          <table:table-cell table:style-name="ce1" office:value-type="float" office:value="3519501"/>
          <table:table-cell table:style-name="ce1" office:value-type="string">
            <text:p>Ibirarema (SP)</text:p>
          </table:table-cell>
          <table:table-cell table:style-name="ce1" office:value-type="float" office:value="29.45"/>
        </table:table-row>
        <table:table-row table:style-name="ro1">
          <table:table-cell table:style-name="ce1" office:value-type="float" office:value="3519600"/>
          <table:table-cell table:style-name="ce1" office:value-type="string">
            <text:p>Ibitinga (SP)</text:p>
          </table:table-cell>
          <table:table-cell table:style-name="ce1" office:value-type="float" office:value="77.12"/>
        </table:table-row>
        <table:table-row table:style-name="ro1">
          <table:table-cell table:style-name="ce1" office:value-type="float" office:value="3519709"/>
          <table:table-cell table:style-name="ce1" office:value-type="string">
            <text:p>Ibiúna (SP)</text:p>
          </table:table-cell>
          <table:table-cell table:style-name="ce1" office:value-type="float" office:value="67.34"/>
        </table:table-row>
        <table:table-row table:style-name="ro1">
          <table:table-cell table:style-name="ce1" office:value-type="float" office:value="3519808"/>
          <table:table-cell table:style-name="ce1" office:value-type="string">
            <text:p>Icém (SP)</text:p>
          </table:table-cell>
          <table:table-cell table:style-name="ce1" office:value-type="float" office:value="20.58"/>
        </table:table-row>
        <table:table-row table:style-name="ro1">
          <table:table-cell table:style-name="ce1" office:value-type="float" office:value="3519907"/>
          <table:table-cell table:style-name="ce1" office:value-type="string">
            <text:p>Iepê (SP)</text:p>
          </table:table-cell>
          <table:table-cell table:style-name="ce1" office:value-type="float" office:value="12.81"/>
        </table:table-row>
        <table:table-row table:style-name="ro1">
          <table:table-cell table:style-name="ce1" office:value-type="float" office:value="3520004"/>
          <table:table-cell table:style-name="ce1" office:value-type="string">
            <text:p>Igaraçu do Tietê (SP)</text:p>
          </table:table-cell>
          <table:table-cell table:style-name="ce1" office:value-type="float" office:value="239.07"/>
        </table:table-row>
        <table:table-row table:style-name="ro1">
          <table:table-cell table:style-name="ce1" office:value-type="float" office:value="3520103"/>
          <table:table-cell table:style-name="ce1" office:value-type="string">
            <text:p>Igarapava (SP)</text:p>
          </table:table-cell>
          <table:table-cell table:style-name="ce1" office:value-type="float" office:value="59.70"/>
        </table:table-row>
        <table:table-row table:style-name="ro1">
          <table:table-cell table:style-name="ce1" office:value-type="float" office:value="3520202"/>
          <table:table-cell table:style-name="ce1" office:value-type="string">
            <text:p>Igaratá (SP)</text:p>
          </table:table-cell>
          <table:table-cell table:style-name="ce1" office:value-type="float" office:value="30.14"/>
        </table:table-row>
        <table:table-row table:style-name="ro1">
          <table:table-cell table:style-name="ce1" office:value-type="float" office:value="3520301"/>
          <table:table-cell table:style-name="ce1" office:value-type="string">
            <text:p>Iguape (SP)</text:p>
          </table:table-cell>
          <table:table-cell table:style-name="ce1" office:value-type="float" office:value="14.59"/>
        </table:table-row>
        <table:table-row table:style-name="ro1">
          <table:table-cell table:style-name="ce1" office:value-type="float" office:value="3520400"/>
          <table:table-cell table:style-name="ce1" office:value-type="string">
            <text:p>Ilhabela (SP)</text:p>
          </table:table-cell>
          <table:table-cell table:style-name="ce1" office:value-type="float" office:value="81.13"/>
        </table:table-row>
        <table:table-row table:style-name="ro1">
          <table:table-cell table:style-name="ce1" office:value-type="float" office:value="3520426"/>
          <table:table-cell table:style-name="ce1" office:value-type="string">
            <text:p>Ilha Comprida (SP)</text:p>
          </table:table-cell>
          <table:table-cell table:style-name="ce1" office:value-type="float" office:value="47.90"/>
        </table:table-row>
        <table:table-row table:style-name="ro1">
          <table:table-cell table:style-name="ce1" office:value-type="float" office:value="3520442"/>
          <table:table-cell table:style-name="ce1" office:value-type="string">
            <text:p>Ilha Solteira (SP)</text:p>
          </table:table-cell>
          <table:table-cell table:style-name="ce1" office:value-type="float" office:value="38.19"/>
        </table:table-row>
        <table:table-row table:style-name="ro1">
          <table:table-cell table:style-name="ce1" office:value-type="float" office:value="3520509"/>
          <table:table-cell table:style-name="ce1" office:value-type="string">
            <text:p>Indaiatuba (SP)</text:p>
          </table:table-cell>
          <table:table-cell table:style-name="ce1" office:value-type="float" office:value="647.54"/>
        </table:table-row>
        <table:table-row table:style-name="ro1">
          <table:table-cell table:style-name="ce1" office:value-type="float" office:value="3520608"/>
          <table:table-cell table:style-name="ce1" office:value-type="string">
            <text:p>Indiana (SP)</text:p>
          </table:table-cell>
          <table:table-cell table:style-name="ce1" office:value-type="float" office:value="38.10"/>
        </table:table-row>
        <table:table-row table:style-name="ro1">
          <table:table-cell table:style-name="ce1" office:value-type="float" office:value="3520707"/>
          <table:table-cell table:style-name="ce1" office:value-type="string">
            <text:p>Indiaporã (SP)</text:p>
          </table:table-cell>
          <table:table-cell table:style-name="ce1" office:value-type="float" office:value="13.96"/>
        </table:table-row>
        <table:table-row table:style-name="ro1">
          <table:table-cell table:style-name="ce1" office:value-type="float" office:value="3520806"/>
          <table:table-cell table:style-name="ce1" office:value-type="string">
            <text:p>Inúbia Paulista (SP)</text:p>
          </table:table-cell>
          <table:table-cell table:style-name="ce1" office:value-type="float" office:value="41.53"/>
        </table:table-row>
        <table:table-row table:style-name="ro1">
          <table:table-cell table:style-name="ce1" office:value-type="float" office:value="3520905"/>
          <table:table-cell table:style-name="ce1" office:value-type="string">
            <text:p>Ipaussu (SP)</text:p>
          </table:table-cell>
          <table:table-cell table:style-name="ce1" office:value-type="float" office:value="65.17"/>
        </table:table-row>
        <table:table-row table:style-name="ro1">
          <table:table-cell table:style-name="ce1" office:value-type="float" office:value="3521002"/>
          <table:table-cell table:style-name="ce1" office:value-type="string">
            <text:p>Iperó (SP)</text:p>
          </table:table-cell>
          <table:table-cell table:style-name="ce1" office:value-type="float" office:value="166.42"/>
        </table:table-row>
        <table:table-row table:style-name="ro1">
          <table:table-cell table:style-name="ce1" office:value-type="float" office:value="3521101"/>
          <table:table-cell table:style-name="ce1" office:value-type="string">
            <text:p>Ipeúna (SP)</text:p>
          </table:table-cell>
          <table:table-cell table:style-name="ce1" office:value-type="float" office:value="31.66"/>
        </table:table-row>
        <table:table-row table:style-name="ro1">
          <table:table-cell table:style-name="ce1" office:value-type="float" office:value="3521150"/>
          <table:table-cell table:style-name="ce1" office:value-type="string">
            <text:p>Ipiguá (SP)</text:p>
          </table:table-cell>
          <table:table-cell table:style-name="ce1" office:value-type="float" office:value="32.62"/>
        </table:table-row>
        <table:table-row table:style-name="ro1">
          <table:table-cell table:style-name="ce1" office:value-type="float" office:value="3521200"/>
          <table:table-cell table:style-name="ce1" office:value-type="string">
            <text:p>Iporanga (SP)</text:p>
          </table:table-cell>
          <table:table-cell table:style-name="ce1" office:value-type="float" office:value="3.73"/>
        </table:table-row>
        <table:table-row table:style-name="ro1">
          <table:table-cell table:style-name="ce1" office:value-type="float" office:value="3521309"/>
          <table:table-cell table:style-name="ce1" office:value-type="string">
            <text:p>Ipuã (SP)</text:p>
          </table:table-cell>
          <table:table-cell table:style-name="ce1" office:value-type="float" office:value="30.37"/>
        </table:table-row>
        <table:table-row table:style-name="ro1">
          <table:table-cell table:style-name="ce1" office:value-type="float" office:value="3521408"/>
          <table:table-cell table:style-name="ce1" office:value-type="string">
            <text:p>Iracemápolis (SP)</text:p>
          </table:table-cell>
          <table:table-cell table:style-name="ce1" office:value-type="float" office:value="173.99"/>
        </table:table-row>
        <table:table-row table:style-name="ro1">
          <table:table-cell table:style-name="ce1" office:value-type="float" office:value="3521507"/>
          <table:table-cell table:style-name="ce1" office:value-type="string">
            <text:p>Irapuã (SP)</text:p>
          </table:table-cell>
          <table:table-cell table:style-name="ce1" office:value-type="float" office:value="28.21"/>
        </table:table-row>
        <table:table-row table:style-name="ro1">
          <table:table-cell table:style-name="ce1" office:value-type="float" office:value="3521606"/>
          <table:table-cell table:style-name="ce1" office:value-type="string">
            <text:p>Irapuru (SP)</text:p>
          </table:table-cell>
          <table:table-cell table:style-name="ce1" office:value-type="float" office:value="36.24"/>
        </table:table-row>
        <table:table-row table:style-name="ro1">
          <table:table-cell table:style-name="ce1" office:value-type="float" office:value="3521705"/>
          <table:table-cell table:style-name="ce1" office:value-type="string">
            <text:p>Itaberá (SP)</text:p>
          </table:table-cell>
          <table:table-cell table:style-name="ce1" office:value-type="float" office:value="16.50"/>
        </table:table-row>
        <table:table-row table:style-name="ro1">
          <table:table-cell table:style-name="ce1" office:value-type="float" office:value="3521804"/>
          <table:table-cell table:style-name="ce1" office:value-type="string">
            <text:p>Itaí (SP)</text:p>
          </table:table-cell>
          <table:table-cell table:style-name="ce1" office:value-type="float" office:value="21.61"/>
        </table:table-row>
        <table:table-row table:style-name="ro1">
          <table:table-cell table:style-name="ce1" office:value-type="float" office:value="3521903"/>
          <table:table-cell table:style-name="ce1" office:value-type="string">
            <text:p>Itajobi (SP)</text:p>
          </table:table-cell>
          <table:table-cell table:style-name="ce1" office:value-type="float" office:value="28.99"/>
        </table:table-row>
        <table:table-row table:style-name="ro1">
          <table:table-cell table:style-name="ce1" office:value-type="float" office:value="3522000"/>
          <table:table-cell table:style-name="ce1" office:value-type="string">
            <text:p>Itaju (SP)</text:p>
          </table:table-cell>
          <table:table-cell table:style-name="ce1" office:value-type="float" office:value="14.12"/>
        </table:table-row>
        <table:table-row table:style-name="ro1">
          <table:table-cell table:style-name="ce1" office:value-type="float" office:value="3522109"/>
          <table:table-cell table:style-name="ce1" office:value-type="string">
            <text:p>Itanhaém (SP)</text:p>
          </table:table-cell>
          <table:table-cell table:style-name="ce1" office:value-type="float" office:value="145.20"/>
        </table:table-row>
        <table:table-row table:style-name="ro1">
          <table:table-cell table:style-name="ce1" office:value-type="float" office:value="3522158"/>
          <table:table-cell table:style-name="ce1" office:value-type="string">
            <text:p>Itaoca (SP)</text:p>
          </table:table-cell>
          <table:table-cell table:style-name="ce1" office:value-type="float" office:value="17.64"/>
        </table:table-row>
        <table:table-row table:style-name="ro1">
          <table:table-cell table:style-name="ce1" office:value-type="float" office:value="3522208"/>
          <table:table-cell table:style-name="ce1" office:value-type="string">
            <text:p>Itapecerica da Serra (SP)</text:p>
          </table:table-cell>
          <table:table-cell table:style-name="ce1" office:value-type="float" office:value="1015.41"/>
        </table:table-row>
        <table:table-row table:style-name="ro1">
          <table:table-cell table:style-name="ce1" office:value-type="float" office:value="3522307"/>
          <table:table-cell table:style-name="ce1" office:value-type="string">
            <text:p>Itapetininga (SP)</text:p>
          </table:table-cell>
          <table:table-cell table:style-name="ce1" office:value-type="float" office:value="80.65"/>
        </table:table-row>
        <table:table-row table:style-name="ro1">
          <table:table-cell table:style-name="ce1" office:value-type="float" office:value="3522406"/>
          <table:table-cell table:style-name="ce1" office:value-type="string">
            <text:p>Itapeva (SP)</text:p>
          </table:table-cell>
          <table:table-cell table:style-name="ce1" office:value-type="float" office:value="48.05"/>
        </table:table-row>
        <table:table-row table:style-name="ro1">
          <table:table-cell table:style-name="ce1" office:value-type="float" office:value="3522505"/>
          <table:table-cell table:style-name="ce1" office:value-type="string">
            <text:p>Itapevi (SP)</text:p>
          </table:table-cell>
          <table:table-cell table:style-name="ce1" office:value-type="float" office:value="2415.79"/>
        </table:table-row>
        <table:table-row table:style-name="ro1">
          <table:table-cell table:style-name="ce1" office:value-type="float" office:value="3522604"/>
          <table:table-cell table:style-name="ce1" office:value-type="string">
            <text:p>Itapira (SP)</text:p>
          </table:table-cell>
          <table:table-cell table:style-name="ce1" office:value-type="float" office:value="132.21"/>
        </table:table-row>
        <table:table-row table:style-name="ro1">
          <table:table-cell table:style-name="ce1" office:value-type="float" office:value="3522653"/>
          <table:table-cell table:style-name="ce1" office:value-type="string">
            <text:p>Itapirapuã Paulista (SP)</text:p>
          </table:table-cell>
          <table:table-cell table:style-name="ce1" office:value-type="float" office:value="9.55"/>
        </table:table-row>
        <table:table-row table:style-name="ro1">
          <table:table-cell table:style-name="ce1" office:value-type="float" office:value="3522703"/>
          <table:table-cell table:style-name="ce1" office:value-type="string">
            <text:p>Itápolis (SP)</text:p>
          </table:table-cell>
          <table:table-cell table:style-name="ce1" office:value-type="float" office:value="40.18"/>
        </table:table-row>
        <table:table-row table:style-name="ro1">
          <table:table-cell table:style-name="ce1" office:value-type="float" office:value="3522802"/>
          <table:table-cell table:style-name="ce1" office:value-type="string">
            <text:p>Itaporanga (SP)</text:p>
          </table:table-cell>
          <table:table-cell table:style-name="ce1" office:value-type="float" office:value="28.66"/>
        </table:table-row>
        <table:table-row table:style-name="ro1">
          <table:table-cell table:style-name="ce1" office:value-type="float" office:value="3522901"/>
          <table:table-cell table:style-name="ce1" office:value-type="string">
            <text:p>Itapuí (SP)</text:p>
          </table:table-cell>
          <table:table-cell table:style-name="ce1" office:value-type="float" office:value="86.46"/>
        </table:table-row>
        <table:table-row table:style-name="ro1">
          <table:table-cell table:style-name="ce1" office:value-type="float" office:value="3523008"/>
          <table:table-cell table:style-name="ce1" office:value-type="string">
            <text:p>Itapura (SP)</text:p>
          </table:table-cell>
          <table:table-cell table:style-name="ce1" office:value-type="float" office:value="14.46"/>
        </table:table-row>
        <table:table-row table:style-name="ro1">
          <table:table-cell table:style-name="ce1" office:value-type="float" office:value="3523107"/>
          <table:table-cell table:style-name="ce1" office:value-type="string">
            <text:p>Itaquaquecetuba (SP)</text:p>
          </table:table-cell>
          <table:table-cell table:style-name="ce1" office:value-type="float" office:value="3877.73"/>
        </table:table-row>
        <table:table-row table:style-name="ro1">
          <table:table-cell table:style-name="ce1" office:value-type="float" office:value="3523206"/>
          <table:table-cell table:style-name="ce1" office:value-type="string">
            <text:p>Itararé (SP)</text:p>
          </table:table-cell>
          <table:table-cell table:style-name="ce1" office:value-type="float" office:value="47.76"/>
        </table:table-row>
        <table:table-row table:style-name="ro1">
          <table:table-cell table:style-name="ce1" office:value-type="float" office:value="3523305"/>
          <table:table-cell table:style-name="ce1" office:value-type="string">
            <text:p>Itariri (SP)</text:p>
          </table:table-cell>
          <table:table-cell table:style-name="ce1" office:value-type="float" office:value="56.50"/>
        </table:table-row>
        <table:table-row table:style-name="ro1">
          <table:table-cell table:style-name="ce1" office:value-type="float" office:value="3523404"/>
          <table:table-cell table:style-name="ce1" office:value-type="string">
            <text:p>Itatiba (SP)</text:p>
          </table:table-cell>
          <table:table-cell table:style-name="ce1" office:value-type="float" office:value="314.92"/>
        </table:table-row>
        <table:table-row table:style-name="ro1">
          <table:table-cell table:style-name="ce1" office:value-type="float" office:value="3523503"/>
          <table:table-cell table:style-name="ce1" office:value-type="string">
            <text:p>Itatinga (SP)</text:p>
          </table:table-cell>
          <table:table-cell table:style-name="ce1" office:value-type="float" office:value="18.42"/>
        </table:table-row>
        <table:table-row table:style-name="ro1">
          <table:table-cell table:style-name="ce1" office:value-type="float" office:value="3523602"/>
          <table:table-cell table:style-name="ce1" office:value-type="string">
            <text:p>Itirapina (SP)</text:p>
          </table:table-cell>
          <table:table-cell table:style-name="ce1" office:value-type="float" office:value="27.52"/>
        </table:table-row>
        <table:table-row table:style-name="ro1">
          <table:table-cell table:style-name="ce1" office:value-type="float" office:value="3523701"/>
          <table:table-cell table:style-name="ce1" office:value-type="string">
            <text:p>Itirapuã (SP)</text:p>
          </table:table-cell>
          <table:table-cell table:style-name="ce1" office:value-type="float" office:value="36.71"/>
        </table:table-row>
        <table:table-row table:style-name="ro1">
          <table:table-cell table:style-name="ce1" office:value-type="float" office:value="3523800"/>
          <table:table-cell table:style-name="ce1" office:value-type="string">
            <text:p>Itobi (SP)</text:p>
          </table:table-cell>
          <table:table-cell table:style-name="ce1" office:value-type="float" office:value="54.20"/>
        </table:table-row>
        <table:table-row table:style-name="ro1">
          <table:table-cell table:style-name="ce1" office:value-type="float" office:value="3523909"/>
          <table:table-cell table:style-name="ce1" office:value-type="string">
            <text:p>Itu (SP)</text:p>
          </table:table-cell>
          <table:table-cell table:style-name="ce1" office:value-type="float" office:value="240.57"/>
        </table:table-row>
        <table:table-row table:style-name="ro1">
          <table:table-cell table:style-name="ce1" office:value-type="float" office:value="3524006"/>
          <table:table-cell table:style-name="ce1" office:value-type="string">
            <text:p>Itupeva (SP)</text:p>
          </table:table-cell>
          <table:table-cell table:style-name="ce1" office:value-type="float" office:value="223.46"/>
        </table:table-row>
        <table:table-row table:style-name="ro1">
          <table:table-cell table:style-name="ce1" office:value-type="float" office:value="3524105"/>
          <table:table-cell table:style-name="ce1" office:value-type="string">
            <text:p>Ituverava (SP)</text:p>
          </table:table-cell>
          <table:table-cell table:style-name="ce1" office:value-type="float" office:value="54.87"/>
        </table:table-row>
        <table:table-row table:style-name="ro1">
          <table:table-cell table:style-name="ce1" office:value-type="float" office:value="3524204"/>
          <table:table-cell table:style-name="ce1" office:value-type="string">
            <text:p>Jaborandi (SP)</text:p>
          </table:table-cell>
          <table:table-cell table:style-name="ce1" office:value-type="float" office:value="24.11"/>
        </table:table-row>
        <table:table-row table:style-name="ro1">
          <table:table-cell table:style-name="ce1" office:value-type="float" office:value="3524303"/>
          <table:table-cell table:style-name="ce1" office:value-type="string">
            <text:p>Jaboticabal (SP)</text:p>
          </table:table-cell>
          <table:table-cell table:style-name="ce1" office:value-type="float" office:value="101.42"/>
        </table:table-row>
        <table:table-row table:style-name="ro1">
          <table:table-cell table:style-name="ce1" office:value-type="float" office:value="3524402"/>
          <table:table-cell table:style-name="ce1" office:value-type="string">
            <text:p>Jacareí (SP)</text:p>
          </table:table-cell>
          <table:table-cell table:style-name="ce1" office:value-type="float" office:value="459.48"/>
        </table:table-row>
        <table:table-row table:style-name="ro1">
          <table:table-cell table:style-name="ce1" office:value-type="float" office:value="3524501"/>
          <table:table-cell table:style-name="ce1" office:value-type="string">
            <text:p>Jaci (SP)</text:p>
          </table:table-cell>
          <table:table-cell table:style-name="ce1" office:value-type="float" office:value="38.87"/>
        </table:table-row>
        <table:table-row table:style-name="ro1">
          <table:table-cell table:style-name="ce1" office:value-type="float" office:value="3524600"/>
          <table:table-cell table:style-name="ce1" office:value-type="string">
            <text:p>Jacupiranga (SP)</text:p>
          </table:table-cell>
          <table:table-cell table:style-name="ce1" office:value-type="float" office:value="24.44"/>
        </table:table-row>
        <table:table-row table:style-name="ro1">
          <table:table-cell table:style-name="ce1" office:value-type="float" office:value="3524709"/>
          <table:table-cell table:style-name="ce1" office:value-type="string">
            <text:p>Jaguariúna (SP)</text:p>
          </table:table-cell>
          <table:table-cell table:style-name="ce1" office:value-type="float" office:value="312.56"/>
        </table:table-row>
        <table:table-row table:style-name="ro1">
          <table:table-cell table:style-name="ce1" office:value-type="float" office:value="3524808"/>
          <table:table-cell table:style-name="ce1" office:value-type="string">
            <text:p>Jales (SP)</text:p>
          </table:table-cell>
          <table:table-cell table:style-name="ce1" office:value-type="float" office:value="127.57"/>
        </table:table-row>
        <table:table-row table:style-name="ro1">
          <table:table-cell table:style-name="ce1" office:value-type="float" office:value="3524907"/>
          <table:table-cell table:style-name="ce1" office:value-type="string">
            <text:p>Jambeiro (SP)</text:p>
          </table:table-cell>
          <table:table-cell table:style-name="ce1" office:value-type="float" office:value="29.03"/>
        </table:table-row>
        <table:table-row table:style-name="ro1">
          <table:table-cell table:style-name="ce1" office:value-type="float" office:value="3525003"/>
          <table:table-cell table:style-name="ce1" office:value-type="string">
            <text:p>Jandira (SP)</text:p>
          </table:table-cell>
          <table:table-cell table:style-name="ce1" office:value-type="float" office:value="6124.59"/>
        </table:table-row>
        <table:table-row table:style-name="ro1">
          <table:table-cell table:style-name="ce1" office:value-type="float" office:value="3525102"/>
          <table:table-cell table:style-name="ce1" office:value-type="string">
            <text:p>Jardinópolis (SP)</text:p>
          </table:table-cell>
          <table:table-cell table:style-name="ce1" office:value-type="float" office:value="74.95"/>
        </table:table-row>
        <table:table-row table:style-name="ro1">
          <table:table-cell table:style-name="ce1" office:value-type="float" office:value="3525201"/>
          <table:table-cell table:style-name="ce1" office:value-type="string">
            <text:p>Jarinu (SP)</text:p>
          </table:table-cell>
          <table:table-cell table:style-name="ce1" office:value-type="float" office:value="114.85"/>
        </table:table-row>
        <table:table-row table:style-name="ro1">
          <table:table-cell table:style-name="ce1" office:value-type="float" office:value="3525300"/>
          <table:table-cell table:style-name="ce1" office:value-type="string">
            <text:p>Jaú (SP)</text:p>
          </table:table-cell>
          <table:table-cell table:style-name="ce1" office:value-type="float" office:value="191.09"/>
        </table:table-row>
        <table:table-row table:style-name="ro1">
          <table:table-cell table:style-name="ce1" office:value-type="float" office:value="3525409"/>
          <table:table-cell table:style-name="ce1" office:value-type="string">
            <text:p>Jeriquara (SP)</text:p>
          </table:table-cell>
          <table:table-cell table:style-name="ce1" office:value-type="float" office:value="22.26"/>
        </table:table-row>
        <table:table-row table:style-name="ro1">
          <table:table-cell table:style-name="ce1" office:value-type="float" office:value="3525508"/>
          <table:table-cell table:style-name="ce1" office:value-type="string">
            <text:p>Joanópolis (SP)</text:p>
          </table:table-cell>
          <table:table-cell table:style-name="ce1" office:value-type="float" office:value="31.37"/>
        </table:table-row>
        <table:table-row table:style-name="ro1">
          <table:table-cell table:style-name="ce1" office:value-type="float" office:value="3525607"/>
          <table:table-cell table:style-name="ce1" office:value-type="string">
            <text:p>João Ramalho (SP)</text:p>
          </table:table-cell>
          <table:table-cell table:style-name="ce1" office:value-type="float" office:value="9.99"/>
        </table:table-row>
        <table:table-row table:style-name="ro1">
          <table:table-cell table:style-name="ce1" office:value-type="float" office:value="3525706"/>
          <table:table-cell table:style-name="ce1" office:value-type="string">
            <text:p>José Bonifácio (SP)</text:p>
          </table:table-cell>
          <table:table-cell table:style-name="ce1" office:value-type="float" office:value="38.10"/>
        </table:table-row>
        <table:table-row table:style-name="ro1">
          <table:table-cell table:style-name="ce1" office:value-type="float" office:value="3525805"/>
          <table:table-cell table:style-name="ce1" office:value-type="string">
            <text:p>Júlio Mesquita (SP)</text:p>
          </table:table-cell>
          <table:table-cell table:style-name="ce1" office:value-type="float" office:value="34.55"/>
        </table:table-row>
        <table:table-row table:style-name="ro1">
          <table:table-cell table:style-name="ce1" office:value-type="float" office:value="3525854"/>
          <table:table-cell table:style-name="ce1" office:value-type="string">
            <text:p>Jumirim (SP)</text:p>
          </table:table-cell>
          <table:table-cell table:style-name="ce1" office:value-type="float" office:value="49.36"/>
        </table:table-row>
        <table:table-row table:style-name="ro1">
          <table:table-cell table:style-name="ce1" office:value-type="float" office:value="3525904"/>
          <table:table-cell table:style-name="ce1" office:value-type="string">
            <text:p>Jundiaí (SP)</text:p>
          </table:table-cell>
          <table:table-cell table:style-name="ce1" office:value-type="float" office:value="857.77"/>
        </table:table-row>
        <table:table-row table:style-name="ro1">
          <table:table-cell table:style-name="ce1" office:value-type="float" office:value="3526001"/>
          <table:table-cell table:style-name="ce1" office:value-type="string">
            <text:p>Junqueirópolis (SP)</text:p>
          </table:table-cell>
          <table:table-cell table:style-name="ce1" office:value-type="float" office:value="32.12"/>
        </table:table-row>
        <table:table-row table:style-name="ro1">
          <table:table-cell table:style-name="ce1" office:value-type="float" office:value="3526100"/>
          <table:table-cell table:style-name="ce1" office:value-type="string">
            <text:p>Juquiá (SP)</text:p>
          </table:table-cell>
          <table:table-cell table:style-name="ce1" office:value-type="float" office:value="23.41"/>
        </table:table-row>
        <table:table-row table:style-name="ro1">
          <table:table-cell table:style-name="ce1" office:value-type="float" office:value="3526209"/>
          <table:table-cell table:style-name="ce1" office:value-type="string">
            <text:p>Juquitiba (SP)</text:p>
          </table:table-cell>
          <table:table-cell table:style-name="ce1" office:value-type="float" office:value="55.04"/>
        </table:table-row>
        <table:table-row table:style-name="ro1">
          <table:table-cell table:style-name="ce1" office:value-type="float" office:value="3526308"/>
          <table:table-cell table:style-name="ce1" office:value-type="string">
            <text:p>Lagoinha (SP)</text:p>
          </table:table-cell>
          <table:table-cell table:style-name="ce1" office:value-type="float" office:value="18.95"/>
        </table:table-row>
        <table:table-row table:style-name="ro1">
          <table:table-cell table:style-name="ce1" office:value-type="float" office:value="3526407"/>
          <table:table-cell table:style-name="ce1" office:value-type="string">
            <text:p>Laranjal Paulista (SP)</text:p>
          </table:table-cell>
          <table:table-cell table:style-name="ce1" office:value-type="float" office:value="65.75"/>
        </table:table-row>
        <table:table-row table:style-name="ro1">
          <table:table-cell table:style-name="ce1" office:value-type="float" office:value="3526506"/>
          <table:table-cell table:style-name="ce1" office:value-type="string">
            <text:p>Lavínia (SP)</text:p>
          </table:table-cell>
          <table:table-cell table:style-name="ce1" office:value-type="float" office:value="16.33"/>
        </table:table-row>
        <table:table-row table:style-name="ro1">
          <table:table-cell table:style-name="ce1" office:value-type="float" office:value="3526605"/>
          <table:table-cell table:style-name="ce1" office:value-type="string">
            <text:p>Lavrinhas (SP)</text:p>
          </table:table-cell>
          <table:table-cell table:style-name="ce1" office:value-type="float" office:value="39.45"/>
        </table:table-row>
        <table:table-row table:style-name="ro1">
          <table:table-cell table:style-name="ce1" office:value-type="float" office:value="3526704"/>
          <table:table-cell table:style-name="ce1" office:value-type="string">
            <text:p>Leme (SP)</text:p>
          </table:table-cell>
          <table:table-cell table:style-name="ce1" office:value-type="float" office:value="227.75"/>
        </table:table-row>
        <table:table-row table:style-name="ro1">
          <table:table-cell table:style-name="ce1" office:value-type="float" office:value="3526803"/>
          <table:table-cell table:style-name="ce1" office:value-type="string">
            <text:p>Lençóis Paulista (SP)</text:p>
          </table:table-cell>
          <table:table-cell table:style-name="ce1" office:value-type="float" office:value="75.88"/>
        </table:table-row>
        <table:table-row table:style-name="ro1">
          <table:table-cell table:style-name="ce1" office:value-type="float" office:value="3526902"/>
          <table:table-cell table:style-name="ce1" office:value-type="string">
            <text:p>Limeira (SP)</text:p>
          </table:table-cell>
          <table:table-cell table:style-name="ce1" office:value-type="float" office:value="475.08"/>
        </table:table-row>
        <table:table-row table:style-name="ro1">
          <table:table-cell table:style-name="ce1" office:value-type="float" office:value="3527009"/>
          <table:table-cell table:style-name="ce1" office:value-type="string">
            <text:p>Lindóia (SP)</text:p>
          </table:table-cell>
          <table:table-cell table:style-name="ce1" office:value-type="float" office:value="137.67"/>
        </table:table-row>
        <table:table-row table:style-name="ro1">
          <table:table-cell table:style-name="ce1" office:value-type="float" office:value="3527108"/>
          <table:table-cell table:style-name="ce1" office:value-type="string">
            <text:p>Lins (SP)</text:p>
          </table:table-cell>
          <table:table-cell table:style-name="ce1" office:value-type="float" office:value="125.27"/>
        </table:table-row>
        <table:table-row table:style-name="ro1">
          <table:table-cell table:style-name="ce1" office:value-type="float" office:value="3527207"/>
          <table:table-cell table:style-name="ce1" office:value-type="string">
            <text:p>Lorena (SP)</text:p>
          </table:table-cell>
          <table:table-cell table:style-name="ce1" office:value-type="float" office:value="199.19"/>
        </table:table-row>
        <table:table-row table:style-name="ro1">
          <table:table-cell table:style-name="ce1" office:value-type="float" office:value="3527256"/>
          <table:table-cell table:style-name="ce1" office:value-type="string">
            <text:p>Lourdes (SP)</text:p>
          </table:table-cell>
          <table:table-cell table:style-name="ce1" office:value-type="float" office:value="18.71"/>
        </table:table-row>
        <table:table-row table:style-name="ro1">
          <table:table-cell table:style-name="ce1" office:value-type="float" office:value="3527306"/>
          <table:table-cell table:style-name="ce1" office:value-type="string">
            <text:p>Louveira (SP)</text:p>
          </table:table-cell>
          <table:table-cell table:style-name="ce1" office:value-type="float" office:value="673.37"/>
        </table:table-row>
        <table:table-row table:style-name="ro1">
          <table:table-cell table:style-name="ce1" office:value-type="float" office:value="3527405"/>
          <table:table-cell table:style-name="ce1" office:value-type="string">
            <text:p>Lucélia (SP)</text:p>
          </table:table-cell>
          <table:table-cell table:style-name="ce1" office:value-type="float" office:value="63.16"/>
        </table:table-row>
        <table:table-row table:style-name="ro1">
          <table:table-cell table:style-name="ce1" office:value-type="float" office:value="3527504"/>
          <table:table-cell table:style-name="ce1" office:value-type="string">
            <text:p>Lucianópolis (SP)</text:p>
          </table:table-cell>
          <table:table-cell table:style-name="ce1" office:value-type="float" office:value="11.85"/>
        </table:table-row>
        <table:table-row table:style-name="ro1">
          <table:table-cell table:style-name="ce1" office:value-type="float" office:value="3527603"/>
          <table:table-cell table:style-name="ce1" office:value-type="string">
            <text:p>Luís Antônio (SP)</text:p>
          </table:table-cell>
          <table:table-cell table:style-name="ce1" office:value-type="float" office:value="18.86"/>
        </table:table-row>
        <table:table-row table:style-name="ro1">
          <table:table-cell table:style-name="ce1" office:value-type="float" office:value="3527702"/>
          <table:table-cell table:style-name="ce1" office:value-type="string">
            <text:p>Luiziânia (SP)</text:p>
          </table:table-cell>
          <table:table-cell table:style-name="ce1" office:value-type="float" office:value="30.20"/>
        </table:table-row>
        <table:table-row table:style-name="ro1">
          <table:table-cell table:style-name="ce1" office:value-type="float" office:value="3527801"/>
          <table:table-cell table:style-name="ce1" office:value-type="string">
            <text:p>Lupércio (SP)</text:p>
          </table:table-cell>
          <table:table-cell table:style-name="ce1" office:value-type="float" office:value="28.18"/>
        </table:table-row>
        <table:table-row table:style-name="ro1">
          <table:table-cell table:style-name="ce1" office:value-type="float" office:value="3527900"/>
          <table:table-cell table:style-name="ce1" office:value-type="string">
            <text:p>Lutécia (SP)</text:p>
          </table:table-cell>
          <table:table-cell table:style-name="ce1" office:value-type="float" office:value="5.71"/>
        </table:table-row>
        <table:table-row table:style-name="ro1">
          <table:table-cell table:style-name="ce1" office:value-type="float" office:value="3528007"/>
          <table:table-cell table:style-name="ce1" office:value-type="string">
            <text:p>Macatuba (SP)</text:p>
          </table:table-cell>
          <table:table-cell table:style-name="ce1" office:value-type="float" office:value="72.19"/>
        </table:table-row>
        <table:table-row table:style-name="ro1">
          <table:table-cell table:style-name="ce1" office:value-type="float" office:value="3528106"/>
          <table:table-cell table:style-name="ce1" office:value-type="string">
            <text:p>Macaubal (SP)</text:p>
          </table:table-cell>
          <table:table-cell table:style-name="ce1" office:value-type="float" office:value="30.88"/>
        </table:table-row>
        <table:table-row table:style-name="ro1">
          <table:table-cell table:style-name="ce1" office:value-type="float" office:value="3528205"/>
          <table:table-cell table:style-name="ce1" office:value-type="string">
            <text:p>Macedônia (SP)</text:p>
          </table:table-cell>
          <table:table-cell table:style-name="ce1" office:value-type="float" office:value="11.18"/>
        </table:table-row>
        <table:table-row table:style-name="ro1">
          <table:table-cell table:style-name="ce1" office:value-type="float" office:value="3528304"/>
          <table:table-cell table:style-name="ce1" office:value-type="string">
            <text:p>Magda (SP)</text:p>
          </table:table-cell>
          <table:table-cell table:style-name="ce1" office:value-type="float" office:value="10.27"/>
        </table:table-row>
        <table:table-row table:style-name="ro1">
          <table:table-cell table:style-name="ce1" office:value-type="float" office:value="3528403"/>
          <table:table-cell table:style-name="ce1" office:value-type="string">
            <text:p>Mairinque (SP)</text:p>
          </table:table-cell>
          <table:table-cell table:style-name="ce1" office:value-type="float" office:value="206.18"/>
        </table:table-row>
        <table:table-row table:style-name="ro1">
          <table:table-cell table:style-name="ce1" office:value-type="float" office:value="3528502"/>
          <table:table-cell table:style-name="ce1" office:value-type="string">
            <text:p>Mairiporã (SP)</text:p>
          </table:table-cell>
          <table:table-cell table:style-name="ce1" office:value-type="float" office:value="252.25"/>
        </table:table-row>
        <table:table-row table:style-name="ro1">
          <table:table-cell table:style-name="ce1" office:value-type="float" office:value="3528601"/>
          <table:table-cell table:style-name="ce1" office:value-type="string">
            <text:p>Manduri (SP)</text:p>
          </table:table-cell>
          <table:table-cell table:style-name="ce1" office:value-type="float" office:value="39.26"/>
        </table:table-row>
        <table:table-row table:style-name="ro1">
          <table:table-cell table:style-name="ce1" office:value-type="float" office:value="3528700"/>
          <table:table-cell table:style-name="ce1" office:value-type="string">
            <text:p>Marabá Paulista (SP)</text:p>
          </table:table-cell>
          <table:table-cell table:style-name="ce1" office:value-type="float" office:value="5.24"/>
        </table:table-row>
        <table:table-row table:style-name="ro1">
          <table:table-cell table:style-name="ce1" office:value-type="float" office:value="3528809"/>
          <table:table-cell table:style-name="ce1" office:value-type="string">
            <text:p>Maracaí (SP)</text:p>
          </table:table-cell>
          <table:table-cell table:style-name="ce1" office:value-type="float" office:value="24.97"/>
        </table:table-row>
        <table:table-row table:style-name="ro1">
          <table:table-cell table:style-name="ce1" office:value-type="float" office:value="3528858"/>
          <table:table-cell table:style-name="ce1" office:value-type="string">
            <text:p>Marapoama (SP)</text:p>
          </table:table-cell>
          <table:table-cell table:style-name="ce1" office:value-type="float" office:value="23.66"/>
        </table:table-row>
        <table:table-row table:style-name="ro1">
          <table:table-cell table:style-name="ce1" office:value-type="float" office:value="3528908"/>
          <table:table-cell table:style-name="ce1" office:value-type="string">
            <text:p>Mariápolis (SP)</text:p>
          </table:table-cell>
          <table:table-cell table:style-name="ce1" office:value-type="float" office:value="21.07"/>
        </table:table-row>
        <table:table-row table:style-name="ro1">
          <table:table-cell table:style-name="ce1" office:value-type="float" office:value="3529005"/>
          <table:table-cell table:style-name="ce1" office:value-type="string">
            <text:p>Marília (SP)</text:p>
          </table:table-cell>
          <table:table-cell table:style-name="ce1" office:value-type="float" office:value="185.21"/>
        </table:table-row>
        <table:table-row table:style-name="ro1">
          <table:table-cell table:style-name="ce1" office:value-type="float" office:value="3529104"/>
          <table:table-cell table:style-name="ce1" office:value-type="string">
            <text:p>Marinópolis (SP)</text:p>
          </table:table-cell>
          <table:table-cell table:style-name="ce1" office:value-type="float" office:value="27.15"/>
        </table:table-row>
        <table:table-row table:style-name="ro1">
          <table:table-cell table:style-name="ce1" office:value-type="float" office:value="3529203"/>
          <table:table-cell table:style-name="ce1" office:value-type="string">
            <text:p>Martinópolis (SP)</text:p>
          </table:table-cell>
          <table:table-cell table:style-name="ce1" office:value-type="float" office:value="19.33"/>
        </table:table-row>
        <table:table-row table:style-name="ro1">
          <table:table-cell table:style-name="ce1" office:value-type="float" office:value="3529302"/>
          <table:table-cell table:style-name="ce1" office:value-type="string">
            <text:p>Matão (SP)</text:p>
          </table:table-cell>
          <table:table-cell table:style-name="ce1" office:value-type="float" office:value="146.30"/>
        </table:table-row>
        <table:table-row table:style-name="ro1">
          <table:table-cell table:style-name="ce1" office:value-type="float" office:value="3529401"/>
          <table:table-cell table:style-name="ce1" office:value-type="string">
            <text:p>Mauá (SP)</text:p>
          </table:table-cell>
          <table:table-cell table:style-name="ce1" office:value-type="float" office:value="6803.54"/>
        </table:table-row>
        <table:table-row table:style-name="ro1">
          <table:table-cell table:style-name="ce1" office:value-type="float" office:value="3529500"/>
          <table:table-cell table:style-name="ce1" office:value-type="string">
            <text:p>Mendonça (SP)</text:p>
          </table:table-cell>
          <table:table-cell table:style-name="ce1" office:value-type="float" office:value="23.79"/>
        </table:table-row>
        <table:table-row table:style-name="ro1">
          <table:table-cell table:style-name="ce1" office:value-type="float" office:value="3529609"/>
          <table:table-cell table:style-name="ce1" office:value-type="string">
            <text:p>Meridiano (SP)</text:p>
          </table:table-cell>
          <table:table-cell table:style-name="ce1" office:value-type="float" office:value="16.82"/>
        </table:table-row>
        <table:table-row table:style-name="ro1">
          <table:table-cell table:style-name="ce1" office:value-type="float" office:value="3529658"/>
          <table:table-cell table:style-name="ce1" office:value-type="string">
            <text:p>Mesópolis (SP)</text:p>
          </table:table-cell>
          <table:table-cell table:style-name="ce1" office:value-type="float" office:value="12.67"/>
        </table:table-row>
        <table:table-row table:style-name="ro1">
          <table:table-cell table:style-name="ce1" office:value-type="float" office:value="3529708"/>
          <table:table-cell table:style-name="ce1" office:value-type="string">
            <text:p>Miguelópolis (SP)</text:p>
          </table:table-cell>
          <table:table-cell table:style-name="ce1" office:value-type="float" office:value="24.88"/>
        </table:table-row>
        <table:table-row table:style-name="ro1">
          <table:table-cell table:style-name="ce1" office:value-type="float" office:value="3529807"/>
          <table:table-cell table:style-name="ce1" office:value-type="string">
            <text:p>Mineiros do Tietê (SP)</text:p>
          </table:table-cell>
          <table:table-cell table:style-name="ce1" office:value-type="float" office:value="56.45"/>
        </table:table-row>
        <table:table-row table:style-name="ro1">
          <table:table-cell table:style-name="ce1" office:value-type="float" office:value="3529906"/>
          <table:table-cell table:style-name="ce1" office:value-type="string">
            <text:p>Miracatu (SP)</text:p>
          </table:table-cell>
          <table:table-cell table:style-name="ce1" office:value-type="float" office:value="20.56"/>
        </table:table-row>
        <table:table-row table:style-name="ro1">
          <table:table-cell table:style-name="ce1" office:value-type="float" office:value="3530003"/>
          <table:table-cell table:style-name="ce1" office:value-type="string">
            <text:p>Mira Estrela (SP)</text:p>
          </table:table-cell>
          <table:table-cell table:style-name="ce1" office:value-type="float" office:value="13.01"/>
        </table:table-row>
        <table:table-row table:style-name="ro1">
          <table:table-cell table:style-name="ce1" office:value-type="float" office:value="3530102"/>
          <table:table-cell table:style-name="ce1" office:value-type="string">
            <text:p>Mirandópolis (SP)</text:p>
          </table:table-cell>
          <table:table-cell table:style-name="ce1" office:value-type="float" office:value="29.91"/>
        </table:table-row>
        <table:table-row table:style-name="ro1">
          <table:table-cell table:style-name="ce1" office:value-type="float" office:value="3530201"/>
          <table:table-cell table:style-name="ce1" office:value-type="string">
            <text:p>Mirante do Paranapanema (SP)</text:p>
          </table:table-cell>
          <table:table-cell table:style-name="ce1" office:value-type="float" office:value="13.77"/>
        </table:table-row>
        <table:table-row table:style-name="ro1">
          <table:table-cell table:style-name="ce1" office:value-type="float" office:value="3530300"/>
          <table:table-cell table:style-name="ce1" office:value-type="string">
            <text:p>Mirassol (SP)</text:p>
          </table:table-cell>
          <table:table-cell table:style-name="ce1" office:value-type="float" office:value="221.22"/>
        </table:table-row>
        <table:table-row table:style-name="ro1">
          <table:table-cell table:style-name="ce1" office:value-type="float" office:value="3530409"/>
          <table:table-cell table:style-name="ce1" office:value-type="string">
            <text:p>Mirassolândia (SP)</text:p>
          </table:table-cell>
          <table:table-cell table:style-name="ce1" office:value-type="float" office:value="25.85"/>
        </table:table-row>
        <table:table-row table:style-name="ro1">
          <table:table-cell table:style-name="ce1" office:value-type="float" office:value="3530508"/>
          <table:table-cell table:style-name="ce1" office:value-type="string">
            <text:p>Mococa (SP)</text:p>
          </table:table-cell>
          <table:table-cell table:style-name="ce1" office:value-type="float" office:value="77.55"/>
        </table:table-row>
        <table:table-row table:style-name="ro1">
          <table:table-cell table:style-name="ce1" office:value-type="float" office:value="3530607"/>
          <table:table-cell table:style-name="ce1" office:value-type="string">
            <text:p>Mogi das Cruzes (SP)</text:p>
          </table:table-cell>
          <table:table-cell table:style-name="ce1" office:value-type="float" office:value="543.65"/>
        </table:table-row>
        <table:table-row table:style-name="ro1">
          <table:table-cell table:style-name="ce1" office:value-type="float" office:value="3530706"/>
          <table:table-cell table:style-name="ce1" office:value-type="string">
            <text:p>Mogi Guaçu (SP)</text:p>
          </table:table-cell>
          <table:table-cell table:style-name="ce1" office:value-type="float" office:value="168.98"/>
        </table:table-row>
        <table:table-row table:style-name="ro1">
          <table:table-cell table:style-name="ce1" office:value-type="float" office:value="3530805"/>
          <table:table-cell table:style-name="ce1" office:value-type="string">
            <text:p>Mogi Mirim (SP)</text:p>
          </table:table-cell>
          <table:table-cell table:style-name="ce1" office:value-type="float" office:value="173.78"/>
        </table:table-row>
        <table:table-row table:style-name="ro1">
          <table:table-cell table:style-name="ce1" office:value-type="float" office:value="3530904"/>
          <table:table-cell table:style-name="ce1" office:value-type="string">
            <text:p>Mombuca (SP)</text:p>
          </table:table-cell>
          <table:table-cell table:style-name="ce1" office:value-type="float" office:value="24.43"/>
        </table:table-row>
        <table:table-row table:style-name="ro1">
          <table:table-cell table:style-name="ce1" office:value-type="float" office:value="3531001"/>
          <table:table-cell table:style-name="ce1" office:value-type="string">
            <text:p>Monções (SP)</text:p>
          </table:table-cell>
          <table:table-cell table:style-name="ce1" office:value-type="float" office:value="20.45"/>
        </table:table-row>
        <table:table-row table:style-name="ro1">
          <table:table-cell table:style-name="ce1" office:value-type="float" office:value="3531100"/>
          <table:table-cell table:style-name="ce1" office:value-type="string">
            <text:p>Mongaguá (SP)</text:p>
          </table:table-cell>
          <table:table-cell table:style-name="ce1" office:value-type="float" office:value="325.72"/>
        </table:table-row>
        <table:table-row table:style-name="ro1">
          <table:table-cell table:style-name="ce1" office:value-type="float" office:value="3531209"/>
          <table:table-cell table:style-name="ce1" office:value-type="string">
            <text:p>Monte Alegre do Sul (SP)</text:p>
          </table:table-cell>
          <table:table-cell table:style-name="ce1" office:value-type="float" office:value="64.84"/>
        </table:table-row>
        <table:table-row table:style-name="ro1">
          <table:table-cell table:style-name="ce1" office:value-type="float" office:value="3531308"/>
          <table:table-cell table:style-name="ce1" office:value-type="string">
            <text:p>Monte Alto (SP)</text:p>
          </table:table-cell>
          <table:table-cell table:style-name="ce1" office:value-type="float" office:value="134.61"/>
        </table:table-row>
        <table:table-row table:style-name="ro1">
          <table:table-cell table:style-name="ce1" office:value-type="float" office:value="3531407"/>
          <table:table-cell table:style-name="ce1" office:value-type="string">
            <text:p>Monte Aprazível (SP)</text:p>
          </table:table-cell>
          <table:table-cell table:style-name="ce1" office:value-type="float" office:value="43.76"/>
        </table:table-row>
        <table:table-row table:style-name="ro1">
          <table:table-cell table:style-name="ce1" office:value-type="float" office:value="3531506"/>
          <table:table-cell table:style-name="ce1" office:value-type="string">
            <text:p>Monte Azul Paulista (SP)</text:p>
          </table:table-cell>
          <table:table-cell table:style-name="ce1" office:value-type="float" office:value="71.86"/>
        </table:table-row>
        <table:table-row table:style-name="ro1">
          <table:table-cell table:style-name="ce1" office:value-type="float" office:value="3531605"/>
          <table:table-cell table:style-name="ce1" office:value-type="string">
            <text:p>Monte Castelo (SP)</text:p>
          </table:table-cell>
          <table:table-cell table:style-name="ce1" office:value-type="float" office:value="17.47"/>
        </table:table-row>
        <table:table-row table:style-name="ro1">
          <table:table-cell table:style-name="ce1" office:value-type="float" office:value="3531704"/>
          <table:table-cell table:style-name="ce1" office:value-type="string">
            <text:p>Monteiro Lobato (SP)</text:p>
          </table:table-cell>
          <table:table-cell table:style-name="ce1" office:value-type="float" office:value="12.36"/>
        </table:table-row>
        <table:table-row table:style-name="ro1">
          <table:table-cell table:style-name="ce1" office:value-type="float" office:value="3531803"/>
          <table:table-cell table:style-name="ce1" office:value-type="string">
            <text:p>Monte Mor (SP)</text:p>
          </table:table-cell>
          <table:table-cell table:style-name="ce1" office:value-type="float" office:value="203.55"/>
        </table:table-row>
        <table:table-row table:style-name="ro1">
          <table:table-cell table:style-name="ce1" office:value-type="float" office:value="3531902"/>
          <table:table-cell table:style-name="ce1" office:value-type="string">
            <text:p>Morro Agudo (SP)</text:p>
          </table:table-cell>
          <table:table-cell table:style-name="ce1" office:value-type="float" office:value="20.97"/>
        </table:table-row>
        <table:table-row table:style-name="ro1">
          <table:table-cell table:style-name="ce1" office:value-type="float" office:value="3532009"/>
          <table:table-cell table:style-name="ce1" office:value-type="string">
            <text:p>Morungaba (SP)</text:p>
          </table:table-cell>
          <table:table-cell table:style-name="ce1" office:value-type="float" office:value="80.14"/>
        </table:table-row>
        <table:table-row table:style-name="ro1">
          <table:table-cell table:style-name="ce1" office:value-type="float" office:value="3532058"/>
          <table:table-cell table:style-name="ce1" office:value-type="string">
            <text:p>Motuca (SP)</text:p>
          </table:table-cell>
          <table:table-cell table:style-name="ce1" office:value-type="float" office:value="18.76"/>
        </table:table-row>
        <table:table-row table:style-name="ro1">
          <table:table-cell table:style-name="ce1" office:value-type="float" office:value="3532108"/>
          <table:table-cell table:style-name="ce1" office:value-type="string">
            <text:p>Murutinga do Sul (SP)</text:p>
          </table:table-cell>
          <table:table-cell table:style-name="ce1" office:value-type="float" office:value="16.69"/>
        </table:table-row>
        <table:table-row table:style-name="ro1">
          <table:table-cell table:style-name="ce1" office:value-type="float" office:value="3532157"/>
          <table:table-cell table:style-name="ce1" office:value-type="string">
            <text:p>Nantes (SP)</text:p>
          </table:table-cell>
          <table:table-cell table:style-name="ce1" office:value-type="float" office:value="9.46"/>
        </table:table-row>
        <table:table-row table:style-name="ro1">
          <table:table-cell table:style-name="ce1" office:value-type="float" office:value="3532207"/>
          <table:table-cell table:style-name="ce1" office:value-type="string">
            <text:p>Narandiba (SP)</text:p>
          </table:table-cell>
          <table:table-cell table:style-name="ce1" office:value-type="float" office:value="11.98"/>
        </table:table-row>
        <table:table-row table:style-name="ro1">
          <table:table-cell table:style-name="ce1" office:value-type="float" office:value="3532306"/>
          <table:table-cell table:style-name="ce1" office:value-type="string">
            <text:p>Natividade da Serra (SP)</text:p>
          </table:table-cell>
          <table:table-cell table:style-name="ce1" office:value-type="float" office:value="8.01"/>
        </table:table-row>
        <table:table-row table:style-name="ro1">
          <table:table-cell table:style-name="ce1" office:value-type="float" office:value="3532405"/>
          <table:table-cell table:style-name="ce1" office:value-type="string">
            <text:p>Nazaré Paulista (SP)</text:p>
          </table:table-cell>
          <table:table-cell table:style-name="ce1" office:value-type="float" office:value="50.36"/>
        </table:table-row>
        <table:table-row table:style-name="ro1">
          <table:table-cell table:style-name="ce1" office:value-type="float" office:value="3532504"/>
          <table:table-cell table:style-name="ce1" office:value-type="string">
            <text:p>Neves Paulista (SP)</text:p>
          </table:table-cell>
          <table:table-cell table:style-name="ce1" office:value-type="float" office:value="40.18"/>
        </table:table-row>
        <table:table-row table:style-name="ro1">
          <table:table-cell table:style-name="ce1" office:value-type="float" office:value="3532603"/>
          <table:table-cell table:style-name="ce1" office:value-type="string">
            <text:p>Nhandeara (SP)</text:p>
          </table:table-cell>
          <table:table-cell table:style-name="ce1" office:value-type="float" office:value="24.61"/>
        </table:table-row>
        <table:table-row table:style-name="ro1">
          <table:table-cell table:style-name="ce1" office:value-type="float" office:value="3532702"/>
          <table:table-cell table:style-name="ce1" office:value-type="string">
            <text:p>Nipoã (SP)</text:p>
          </table:table-cell>
          <table:table-cell table:style-name="ce1" office:value-type="float" office:value="31.01"/>
        </table:table-row>
        <table:table-row table:style-name="ro1">
          <table:table-cell table:style-name="ce1" office:value-type="float" office:value="3532801"/>
          <table:table-cell table:style-name="ce1" office:value-type="string">
            <text:p>Nova Aliança (SP)</text:p>
          </table:table-cell>
          <table:table-cell table:style-name="ce1" office:value-type="float" office:value="27.11"/>
        </table:table-row>
        <table:table-row table:style-name="ro1">
          <table:table-cell table:style-name="ce1" office:value-type="float" office:value="3532827"/>
          <table:table-cell table:style-name="ce1" office:value-type="string">
            <text:p>Nova Campina (SP)</text:p>
          </table:table-cell>
          <table:table-cell table:style-name="ce1" office:value-type="float" office:value="22.10"/>
        </table:table-row>
        <table:table-row table:style-name="ro1">
          <table:table-cell table:style-name="ce1" office:value-type="float" office:value="3532843"/>
          <table:table-cell table:style-name="ce1" office:value-type="string">
            <text:p>Nova Canaã Paulista (SP)</text:p>
          </table:table-cell>
          <table:table-cell table:style-name="ce1" office:value-type="float" office:value="16.99"/>
        </table:table-row>
        <table:table-row table:style-name="ro1">
          <table:table-cell table:style-name="ce1" office:value-type="float" office:value="3532868"/>
          <table:table-cell table:style-name="ce1" office:value-type="string">
            <text:p>Nova Castilho (SP)</text:p>
          </table:table-cell>
          <table:table-cell table:style-name="ce1" office:value-type="float" office:value="6.14"/>
        </table:table-row>
        <table:table-row table:style-name="ro1">
          <table:table-cell table:style-name="ce1" office:value-type="float" office:value="3532900"/>
          <table:table-cell table:style-name="ce1" office:value-type="string">
            <text:p>Nova Europa (SP)</text:p>
          </table:table-cell>
          <table:table-cell table:style-name="ce1" office:value-type="float" office:value="58.00"/>
        </table:table-row>
        <table:table-row table:style-name="ro1">
          <table:table-cell table:style-name="ce1" office:value-type="float" office:value="3533007"/>
          <table:table-cell table:style-name="ce1" office:value-type="string">
            <text:p>Nova Granada (SP)</text:p>
          </table:table-cell>
          <table:table-cell table:style-name="ce1" office:value-type="float" office:value="36.06"/>
        </table:table-row>
        <table:table-row table:style-name="ro1">
          <table:table-cell table:style-name="ce1" office:value-type="float" office:value="3533106"/>
          <table:table-cell table:style-name="ce1" office:value-type="string">
            <text:p>Nova Guataporanga (SP)</text:p>
          </table:table-cell>
          <table:table-cell table:style-name="ce1" office:value-type="float" office:value="63.81"/>
        </table:table-row>
        <table:table-row table:style-name="ro1">
          <table:table-cell table:style-name="ce1" office:value-type="float" office:value="3533205"/>
          <table:table-cell table:style-name="ce1" office:value-type="string">
            <text:p>Nova Independência (SP)</text:p>
          </table:table-cell>
          <table:table-cell table:style-name="ce1" office:value-type="float" office:value="11.54"/>
        </table:table-row>
        <table:table-row table:style-name="ro1">
          <table:table-cell table:style-name="ce1" office:value-type="float" office:value="3533254"/>
          <table:table-cell table:style-name="ce1" office:value-type="string">
            <text:p>Novais (SP)</text:p>
          </table:table-cell>
          <table:table-cell table:style-name="ce1" office:value-type="float" office:value="38.99"/>
        </table:table-row>
        <table:table-row table:style-name="ro1">
          <table:table-cell table:style-name="ce1" office:value-type="float" office:value="3533304"/>
          <table:table-cell table:style-name="ce1" office:value-type="string">
            <text:p>Nova Luzitânia (SP)</text:p>
          </table:table-cell>
          <table:table-cell table:style-name="ce1" office:value-type="float" office:value="46.46"/>
        </table:table-row>
        <table:table-row table:style-name="ro1">
          <table:table-cell table:style-name="ce1" office:value-type="float" office:value="3533403"/>
          <table:table-cell table:style-name="ce1" office:value-type="string">
            <text:p>Nova Odessa (SP)</text:p>
          </table:table-cell>
          <table:table-cell table:style-name="ce1" office:value-type="float" office:value="694.34"/>
        </table:table-row>
        <table:table-row table:style-name="ro1">
          <table:table-cell table:style-name="ce1" office:value-type="float" office:value="3533502"/>
          <table:table-cell table:style-name="ce1" office:value-type="string">
            <text:p>Novo Horizonte (SP)</text:p>
          </table:table-cell>
          <table:table-cell table:style-name="ce1" office:value-type="float" office:value="39.28"/>
        </table:table-row>
        <table:table-row table:style-name="ro1">
          <table:table-cell table:style-name="ce1" office:value-type="float" office:value="3533601"/>
          <table:table-cell table:style-name="ce1" office:value-type="string">
            <text:p>Nuporanga (SP)</text:p>
          </table:table-cell>
          <table:table-cell table:style-name="ce1" office:value-type="float" office:value="19.57"/>
        </table:table-row>
        <table:table-row table:style-name="ro1">
          <table:table-cell table:style-name="ce1" office:value-type="float" office:value="3533700"/>
          <table:table-cell table:style-name="ce1" office:value-type="string">
            <text:p>Ocauçu (SP)</text:p>
          </table:table-cell>
          <table:table-cell table:style-name="ce1" office:value-type="float" office:value="13.86"/>
        </table:table-row>
        <table:table-row table:style-name="ro1">
          <table:table-cell table:style-name="ce1" office:value-type="float" office:value="3533809"/>
          <table:table-cell table:style-name="ce1" office:value-type="string">
            <text:p>Óleo (SP)</text:p>
          </table:table-cell>
          <table:table-cell table:style-name="ce1" office:value-type="float" office:value="13.49"/>
        </table:table-row>
        <table:table-row table:style-name="ro1">
          <table:table-cell table:style-name="ce1" office:value-type="float" office:value="3533908"/>
          <table:table-cell table:style-name="ce1" office:value-type="string">
            <text:p>Olímpia (SP)</text:p>
          </table:table-cell>
          <table:table-cell table:style-name="ce1" office:value-type="float" office:value="62.32"/>
        </table:table-row>
        <table:table-row table:style-name="ro1">
          <table:table-cell table:style-name="ce1" office:value-type="float" office:value="3534005"/>
          <table:table-cell table:style-name="ce1" office:value-type="string">
            <text:p>Onda Verde (SP)</text:p>
          </table:table-cell>
          <table:table-cell table:style-name="ce1" office:value-type="float" office:value="15.98"/>
        </table:table-row>
        <table:table-row table:style-name="ro1">
          <table:table-cell table:style-name="ce1" office:value-type="float" office:value="3534104"/>
          <table:table-cell table:style-name="ce1" office:value-type="string">
            <text:p>Oriente (SP)</text:p>
          </table:table-cell>
          <table:table-cell table:style-name="ce1" office:value-type="float" office:value="27.89"/>
        </table:table-row>
        <table:table-row table:style-name="ro1">
          <table:table-cell table:style-name="ce1" office:value-type="float" office:value="3534203"/>
          <table:table-cell table:style-name="ce1" office:value-type="string">
            <text:p>Orindiúva (SP)</text:p>
          </table:table-cell>
          <table:table-cell table:style-name="ce1" office:value-type="float" office:value="22.87"/>
        </table:table-row>
        <table:table-row table:style-name="ro1">
          <table:table-cell table:style-name="ce1" office:value-type="float" office:value="3534302"/>
          <table:table-cell table:style-name="ce1" office:value-type="string">
            <text:p>Orlândia (SP)</text:p>
          </table:table-cell>
          <table:table-cell table:style-name="ce1" office:value-type="float" office:value="136.34"/>
        </table:table-row>
        <table:table-row table:style-name="ro1">
          <table:table-cell table:style-name="ce1" office:value-type="float" office:value="3534401"/>
          <table:table-cell table:style-name="ce1" office:value-type="string">
            <text:p>Osasco (SP)</text:p>
          </table:table-cell>
          <table:table-cell table:style-name="ce1" office:value-type="float" office:value="10411.79"/>
        </table:table-row>
        <table:table-row table:style-name="ro1">
          <table:table-cell table:style-name="ce1" office:value-type="float" office:value="3534500"/>
          <table:table-cell table:style-name="ce1" office:value-type="string">
            <text:p>Oscar Bressane (SP)</text:p>
          </table:table-cell>
          <table:table-cell table:style-name="ce1" office:value-type="float" office:value="11.46"/>
        </table:table-row>
        <table:table-row table:style-name="ro1">
          <table:table-cell table:style-name="ce1" office:value-type="float" office:value="3534609"/>
          <table:table-cell table:style-name="ce1" office:value-type="string">
            <text:p>Osvaldo Cruz (SP)</text:p>
          </table:table-cell>
          <table:table-cell table:style-name="ce1" office:value-type="float" office:value="124.47"/>
        </table:table-row>
        <table:table-row table:style-name="ro1">
          <table:table-cell table:style-name="ce1" office:value-type="float" office:value="3534708"/>
          <table:table-cell table:style-name="ce1" office:value-type="string">
            <text:p>Ourinhos (SP)</text:p>
          </table:table-cell>
          <table:table-cell table:style-name="ce1" office:value-type="float" office:value="347.78"/>
        </table:table-row>
        <table:table-row table:style-name="ro1">
          <table:table-cell table:style-name="ce1" office:value-type="float" office:value="3534757"/>
          <table:table-cell table:style-name="ce1" office:value-type="string">
            <text:p>Ouroeste (SP)</text:p>
          </table:table-cell>
          <table:table-cell table:style-name="ce1" office:value-type="float" office:value="29.10"/>
        </table:table-row>
        <table:table-row table:style-name="ro1">
          <table:table-cell table:style-name="ce1" office:value-type="float" office:value="3534807"/>
          <table:table-cell table:style-name="ce1" office:value-type="string">
            <text:p>Ouro Verde (SP)</text:p>
          </table:table-cell>
          <table:table-cell table:style-name="ce1" office:value-type="float" office:value="29.15"/>
        </table:table-row>
        <table:table-row table:style-name="ro1">
          <table:table-cell table:style-name="ce1" office:value-type="float" office:value="3534906"/>
          <table:table-cell table:style-name="ce1" office:value-type="string">
            <text:p>Pacaembu (SP)</text:p>
          </table:table-cell>
          <table:table-cell table:style-name="ce1" office:value-type="float" office:value="39.07"/>
        </table:table-row>
        <table:table-row table:style-name="ro1">
          <table:table-cell table:style-name="ce1" office:value-type="float" office:value="3535002"/>
          <table:table-cell table:style-name="ce1" office:value-type="string">
            <text:p>Palestina (SP)</text:p>
          </table:table-cell>
          <table:table-cell table:style-name="ce1" office:value-type="float" office:value="15.89"/>
        </table:table-row>
        <table:table-row table:style-name="ro1">
          <table:table-cell table:style-name="ce1" office:value-type="float" office:value="3535101"/>
          <table:table-cell table:style-name="ce1" office:value-type="string">
            <text:p>Palmares Paulista (SP)</text:p>
          </table:table-cell>
          <table:table-cell table:style-name="ce1" office:value-type="float" office:value="133.14"/>
        </table:table-row>
        <table:table-row table:style-name="ro1">
          <table:table-cell table:style-name="ce1" office:value-type="float" office:value="3535200"/>
          <table:table-cell table:style-name="ce1" office:value-type="string">
            <text:p>Palmeira d'Oeste (SP)</text:p>
          </table:table-cell>
          <table:table-cell table:style-name="ce1" office:value-type="float" office:value="30.02"/>
        </table:table-row>
        <table:table-row table:style-name="ro1">
          <table:table-cell table:style-name="ce1" office:value-type="float" office:value="3535309"/>
          <table:table-cell table:style-name="ce1" office:value-type="string">
            <text:p>Palmital (SP)</text:p>
          </table:table-cell>
          <table:table-cell table:style-name="ce1" office:value-type="float" office:value="38.67"/>
        </table:table-row>
        <table:table-row table:style-name="ro1">
          <table:table-cell table:style-name="ce1" office:value-type="float" office:value="3535408"/>
          <table:table-cell table:style-name="ce1" office:value-type="string">
            <text:p>Panorama (SP)</text:p>
          </table:table-cell>
          <table:table-cell table:style-name="ce1" office:value-type="float" office:value="40.93"/>
        </table:table-row>
        <table:table-row table:style-name="ro1">
          <table:table-cell table:style-name="ce1" office:value-type="float" office:value="3535507"/>
          <table:table-cell table:style-name="ce1" office:value-type="string">
            <text:p>Paraguaçu Paulista (SP)</text:p>
          </table:table-cell>
          <table:table-cell table:style-name="ce1" office:value-type="float" office:value="42.28"/>
        </table:table-row>
        <table:table-row table:style-name="ro1">
          <table:table-cell table:style-name="ce1" office:value-type="float" office:value="3535606"/>
          <table:table-cell table:style-name="ce1" office:value-type="string">
            <text:p>Paraibuna (SP)</text:p>
          </table:table-cell>
          <table:table-cell table:style-name="ce1" office:value-type="float" office:value="21.48"/>
        </table:table-row>
        <table:table-row table:style-name="ro1">
          <table:table-cell table:style-name="ce1" office:value-type="float" office:value="3535705"/>
          <table:table-cell table:style-name="ce1" office:value-type="string">
            <text:p>Paraíso (SP)</text:p>
          </table:table-cell>
          <table:table-cell table:style-name="ce1" office:value-type="float" office:value="37.85"/>
        </table:table-row>
        <table:table-row table:style-name="ro1">
          <table:table-cell table:style-name="ce1" office:value-type="float" office:value="3535804"/>
          <table:table-cell table:style-name="ce1" office:value-type="string">
            <text:p>Paranapanema (SP)</text:p>
          </table:table-cell>
          <table:table-cell table:style-name="ce1" office:value-type="float" office:value="17.48"/>
        </table:table-row>
        <table:table-row table:style-name="ro1">
          <table:table-cell table:style-name="ce1" office:value-type="float" office:value="3535903"/>
          <table:table-cell table:style-name="ce1" office:value-type="string">
            <text:p>Paranapuã (SP)</text:p>
          </table:table-cell>
          <table:table-cell table:style-name="ce1" office:value-type="float" office:value="27.16"/>
        </table:table-row>
        <table:table-row table:style-name="ro1">
          <table:table-cell table:style-name="ce1" office:value-type="float" office:value="3536000"/>
          <table:table-cell table:style-name="ce1" office:value-type="string">
            <text:p>Parapuã (SP)</text:p>
          </table:table-cell>
          <table:table-cell table:style-name="ce1" office:value-type="float" office:value="29.65"/>
        </table:table-row>
        <table:table-row table:style-name="ro1">
          <table:table-cell table:style-name="ce1" office:value-type="float" office:value="3536109"/>
          <table:table-cell table:style-name="ce1" office:value-type="string">
            <text:p>Pardinho (SP)</text:p>
          </table:table-cell>
          <table:table-cell table:style-name="ce1" office:value-type="float" office:value="26.59"/>
        </table:table-row>
        <table:table-row table:style-name="ro1">
          <table:table-cell table:style-name="ce1" office:value-type="float" office:value="3536208"/>
          <table:table-cell table:style-name="ce1" office:value-type="string">
            <text:p>Pariquera-Açu (SP)</text:p>
          </table:table-cell>
          <table:table-cell table:style-name="ce1" office:value-type="float" office:value="51.34"/>
        </table:table-row>
        <table:table-row table:style-name="ro1">
          <table:table-cell table:style-name="ce1" office:value-type="float" office:value="3536257"/>
          <table:table-cell table:style-name="ce1" office:value-type="string">
            <text:p>Parisi (SP)</text:p>
          </table:table-cell>
          <table:table-cell table:style-name="ce1" office:value-type="float" office:value="24.04"/>
        </table:table-row>
        <table:table-row table:style-name="ro1">
          <table:table-cell table:style-name="ce1" office:value-type="float" office:value="3536307"/>
          <table:table-cell table:style-name="ce1" office:value-type="string">
            <text:p>Patrocínio Paulista (SP)</text:p>
          </table:table-cell>
          <table:table-cell table:style-name="ce1" office:value-type="float" office:value="21.56"/>
        </table:table-row>
        <table:table-row table:style-name="ro1">
          <table:table-cell table:style-name="ce1" office:value-type="float" office:value="3536406"/>
          <table:table-cell table:style-name="ce1" office:value-type="string">
            <text:p>Paulicéia (SP)</text:p>
          </table:table-cell>
          <table:table-cell table:style-name="ce1" office:value-type="float" office:value="16.97"/>
        </table:table-row>
        <table:table-row table:style-name="ro1">
          <table:table-cell table:style-name="ce1" office:value-type="float" office:value="3536505"/>
          <table:table-cell table:style-name="ce1" office:value-type="string">
            <text:p>Paulínia (SP)</text:p>
          </table:table-cell>
          <table:table-cell table:style-name="ce1" office:value-type="float" office:value="591.72"/>
        </table:table-row>
        <table:table-row table:style-name="ro1">
          <table:table-cell table:style-name="ce1" office:value-type="float" office:value="3536570"/>
          <table:table-cell table:style-name="ce1" office:value-type="string">
            <text:p>Paulistânia (SP)</text:p>
          </table:table-cell>
          <table:table-cell table:style-name="ce1" office:value-type="float" office:value="6.93"/>
        </table:table-row>
        <table:table-row table:style-name="ro1">
          <table:table-cell table:style-name="ce1" office:value-type="float" office:value="3536604"/>
          <table:table-cell table:style-name="ce1" office:value-type="string">
            <text:p>Paulo de Faria (SP)</text:p>
          </table:table-cell>
          <table:table-cell table:style-name="ce1" office:value-type="float" office:value="11.63"/>
        </table:table-row>
        <table:table-row table:style-name="ro1">
          <table:table-cell table:style-name="ce1" office:value-type="float" office:value="3536703"/>
          <table:table-cell table:style-name="ce1" office:value-type="string">
            <text:p>Pederneiras (SP)</text:p>
          </table:table-cell>
          <table:table-cell table:style-name="ce1" office:value-type="float" office:value="56.92"/>
        </table:table-row>
        <table:table-row table:style-name="ro1">
          <table:table-cell table:style-name="ce1" office:value-type="float" office:value="3536802"/>
          <table:table-cell table:style-name="ce1" office:value-type="string">
            <text:p>Pedra Bela (SP)</text:p>
          </table:table-cell>
          <table:table-cell table:style-name="ce1" office:value-type="float" office:value="36.45"/>
        </table:table-row>
        <table:table-row table:style-name="ro1">
          <table:table-cell table:style-name="ce1" office:value-type="float" office:value="3536901"/>
          <table:table-cell table:style-name="ce1" office:value-type="string">
            <text:p>Pedranópolis (SP)</text:p>
          </table:table-cell>
          <table:table-cell table:style-name="ce1" office:value-type="float" office:value="9.83"/>
        </table:table-row>
        <table:table-row table:style-name="ro1">
          <table:table-cell table:style-name="ce1" office:value-type="float" office:value="3537008"/>
          <table:table-cell table:style-name="ce1" office:value-type="string">
            <text:p>Pedregulho (SP)</text:p>
          </table:table-cell>
          <table:table-cell table:style-name="ce1" office:value-type="float" office:value="22.03"/>
        </table:table-row>
        <table:table-row table:style-name="ro1">
          <table:table-cell table:style-name="ce1" office:value-type="float" office:value="3537107"/>
          <table:table-cell table:style-name="ce1" office:value-type="string">
            <text:p>Pedreira (SP)</text:p>
          </table:table-cell>
          <table:table-cell table:style-name="ce1" office:value-type="float" office:value="380.45"/>
        </table:table-row>
        <table:table-row table:style-name="ro1">
          <table:table-cell table:style-name="ce1" office:value-type="float" office:value="3537156"/>
          <table:table-cell table:style-name="ce1" office:value-type="string">
            <text:p>Pedrinhas Paulista (SP)</text:p>
          </table:table-cell>
          <table:table-cell table:style-name="ce1" office:value-type="float" office:value="19.28"/>
        </table:table-row>
        <table:table-row table:style-name="ro1">
          <table:table-cell table:style-name="ce1" office:value-type="float" office:value="3537206"/>
          <table:table-cell table:style-name="ce1" office:value-type="string">
            <text:p>Pedro de Toledo (SP)</text:p>
          </table:table-cell>
          <table:table-cell table:style-name="ce1" office:value-type="float" office:value="15.22"/>
        </table:table-row>
        <table:table-row table:style-name="ro1">
          <table:table-cell table:style-name="ce1" office:value-type="float" office:value="3537305"/>
          <table:table-cell table:style-name="ce1" office:value-type="string">
            <text:p>Penápolis (SP)</text:p>
          </table:table-cell>
          <table:table-cell table:style-name="ce1" office:value-type="float" office:value="82.31"/>
        </table:table-row>
        <table:table-row table:style-name="ro1">
          <table:table-cell table:style-name="ce1" office:value-type="float" office:value="3537404"/>
          <table:table-cell table:style-name="ce1" office:value-type="string">
            <text:p>Pereira Barreto (SP)</text:p>
          </table:table-cell>
          <table:table-cell table:style-name="ce1" office:value-type="float" office:value="25.50"/>
        </table:table-row>
        <table:table-row table:style-name="ro1">
          <table:table-cell table:style-name="ce1" office:value-type="float" office:value="3537503"/>
          <table:table-cell table:style-name="ce1" office:value-type="string">
            <text:p>Pereiras (SP)</text:p>
          </table:table-cell>
          <table:table-cell table:style-name="ce1" office:value-type="float" office:value="33.38"/>
        </table:table-row>
        <table:table-row table:style-name="ro1">
          <table:table-cell table:style-name="ce1" office:value-type="float" office:value="3537602"/>
          <table:table-cell table:style-name="ce1" office:value-type="string">
            <text:p>Peruíbe (SP)</text:p>
          </table:table-cell>
          <table:table-cell table:style-name="ce1" office:value-type="float" office:value="191.95"/>
        </table:table-row>
        <table:table-row table:style-name="ro1">
          <table:table-cell table:style-name="ce1" office:value-type="float" office:value="3537701"/>
          <table:table-cell table:style-name="ce1" office:value-type="string">
            <text:p>Piacatu (SP)</text:p>
          </table:table-cell>
          <table:table-cell table:style-name="ce1" office:value-type="float" office:value="22.75"/>
        </table:table-row>
        <table:table-row table:style-name="ro1">
          <table:table-cell table:style-name="ce1" office:value-type="float" office:value="3537800"/>
          <table:table-cell table:style-name="ce1" office:value-type="string">
            <text:p>Piedade (SP)</text:p>
          </table:table-cell>
          <table:table-cell table:style-name="ce1" office:value-type="float" office:value="69.82"/>
        </table:table-row>
        <table:table-row table:style-name="ro1">
          <table:table-cell table:style-name="ce1" office:value-type="float" office:value="3537909"/>
          <table:table-cell table:style-name="ce1" office:value-type="string">
            <text:p>Pilar do Sul (SP)</text:p>
          </table:table-cell>
          <table:table-cell table:style-name="ce1" office:value-type="float" office:value="38.77"/>
        </table:table-row>
        <table:table-row table:style-name="ro1">
          <table:table-cell table:style-name="ce1" office:value-type="float" office:value="3538006"/>
          <table:table-cell table:style-name="ce1" office:value-type="string">
            <text:p>Pindamonhangaba (SP)</text:p>
          </table:table-cell>
          <table:table-cell table:style-name="ce1" office:value-type="float" office:value="201.39"/>
        </table:table-row>
        <table:table-row table:style-name="ro1">
          <table:table-cell table:style-name="ce1" office:value-type="float" office:value="3538105"/>
          <table:table-cell table:style-name="ce1" office:value-type="string">
            <text:p>Pindorama (SP)</text:p>
          </table:table-cell>
          <table:table-cell table:style-name="ce1" office:value-type="float" office:value="81.37"/>
        </table:table-row>
        <table:table-row table:style-name="ro1">
          <table:table-cell table:style-name="ce1" office:value-type="float" office:value="3538204"/>
          <table:table-cell table:style-name="ce1" office:value-type="string">
            <text:p>Pinhalzinho (SP)</text:p>
          </table:table-cell>
          <table:table-cell table:style-name="ce1" office:value-type="float" office:value="84.80"/>
        </table:table-row>
        <table:table-row table:style-name="ro1">
          <table:table-cell table:style-name="ce1" office:value-type="float" office:value="3538303"/>
          <table:table-cell table:style-name="ce1" office:value-type="string">
            <text:p>Piquerobi (SP)</text:p>
          </table:table-cell>
          <table:table-cell table:style-name="ce1" office:value-type="float" office:value="7.33"/>
        </table:table-row>
        <table:table-row table:style-name="ro1">
          <table:table-cell table:style-name="ce1" office:value-type="float" office:value="3538501"/>
          <table:table-cell table:style-name="ce1" office:value-type="string">
            <text:p>Piquete (SP)</text:p>
          </table:table-cell>
          <table:table-cell table:style-name="ce1" office:value-type="float" office:value="80.16"/>
        </table:table-row>
        <table:table-row table:style-name="ro1">
          <table:table-cell table:style-name="ce1" office:value-type="float" office:value="3538600"/>
          <table:table-cell table:style-name="ce1" office:value-type="string">
            <text:p>Piracaia (SP)</text:p>
          </table:table-cell>
          <table:table-cell table:style-name="ce1" office:value-type="float" office:value="65.23"/>
        </table:table-row>
        <table:table-row table:style-name="ro1">
          <table:table-cell table:style-name="ce1" office:value-type="float" office:value="3538709"/>
          <table:table-cell table:style-name="ce1" office:value-type="string">
            <text:p>Piracicaba (SP)</text:p>
          </table:table-cell>
          <table:table-cell table:style-name="ce1" office:value-type="float" office:value="264.77"/>
        </table:table-row>
        <table:table-row table:style-name="ro1">
          <table:table-cell table:style-name="ce1" office:value-type="float" office:value="3538808"/>
          <table:table-cell table:style-name="ce1" office:value-type="string">
            <text:p>Piraju (SP)</text:p>
          </table:table-cell>
          <table:table-cell table:style-name="ce1" office:value-type="float" office:value="56.44"/>
        </table:table-row>
        <table:table-row table:style-name="ro1">
          <table:table-cell table:style-name="ce1" office:value-type="float" office:value="3538907"/>
          <table:table-cell table:style-name="ce1" office:value-type="string">
            <text:p>Pirajuí (SP)</text:p>
          </table:table-cell>
          <table:table-cell table:style-name="ce1" office:value-type="float" office:value="27.55"/>
        </table:table-row>
        <table:table-row table:style-name="ro1">
          <table:table-cell table:style-name="ce1" office:value-type="float" office:value="3539004"/>
          <table:table-cell table:style-name="ce1" office:value-type="string">
            <text:p>Pirangi (SP)</text:p>
          </table:table-cell>
          <table:table-cell table:style-name="ce1" office:value-type="float" office:value="49.30"/>
        </table:table-row>
        <table:table-row table:style-name="ro1">
          <table:table-cell table:style-name="ce1" office:value-type="float" office:value="3539103"/>
          <table:table-cell table:style-name="ce1" office:value-type="string">
            <text:p>Pirapora do Bom Jesus (SP)</text:p>
          </table:table-cell>
          <table:table-cell table:style-name="ce1" office:value-type="float" office:value="144.63"/>
        </table:table-row>
        <table:table-row table:style-name="ro1">
          <table:table-cell table:style-name="ce1" office:value-type="float" office:value="3539202"/>
          <table:table-cell table:style-name="ce1" office:value-type="string">
            <text:p>Pirapozinho (SP)</text:p>
          </table:table-cell>
          <table:table-cell table:style-name="ce1" office:value-type="float" office:value="51.49"/>
        </table:table-row>
        <table:table-row table:style-name="ro1">
          <table:table-cell table:style-name="ce1" office:value-type="float" office:value="3539301"/>
          <table:table-cell table:style-name="ce1" office:value-type="string">
            <text:p>Pirassununga (SP)</text:p>
          </table:table-cell>
          <table:table-cell table:style-name="ce1" office:value-type="float" office:value="96.38"/>
        </table:table-row>
        <table:table-row table:style-name="ro1">
          <table:table-cell table:style-name="ce1" office:value-type="float" office:value="3539400"/>
          <table:table-cell table:style-name="ce1" office:value-type="string">
            <text:p>Piratininga (SP)</text:p>
          </table:table-cell>
          <table:table-cell table:style-name="ce1" office:value-type="float" office:value="30.00"/>
        </table:table-row>
        <table:table-row table:style-name="ro1">
          <table:table-cell table:style-name="ce1" office:value-type="float" office:value="3539509"/>
          <table:table-cell table:style-name="ce1" office:value-type="string">
            <text:p>Pitangueiras (SP)</text:p>
          </table:table-cell>
          <table:table-cell table:style-name="ce1" office:value-type="float" office:value="81.99"/>
        </table:table-row>
        <table:table-row table:style-name="ro1">
          <table:table-cell table:style-name="ce1" office:value-type="float" office:value="3539608"/>
          <table:table-cell table:style-name="ce1" office:value-type="string">
            <text:p>Planalto (SP)</text:p>
          </table:table-cell>
          <table:table-cell table:style-name="ce1" office:value-type="float" office:value="15.38"/>
        </table:table-row>
        <table:table-row table:style-name="ro1">
          <table:table-cell table:style-name="ce1" office:value-type="float" office:value="3539707"/>
          <table:table-cell table:style-name="ce1" office:value-type="string">
            <text:p>Platina (SP)</text:p>
          </table:table-cell>
          <table:table-cell table:style-name="ce1" office:value-type="float" office:value="9.77"/>
        </table:table-row>
        <table:table-row table:style-name="ro1">
          <table:table-cell table:style-name="ce1" office:value-type="float" office:value="3539806"/>
          <table:table-cell table:style-name="ce1" office:value-type="string">
            <text:p>Poá (SP)</text:p>
          </table:table-cell>
          <table:table-cell table:style-name="ce1" office:value-type="float" office:value="6211.94"/>
        </table:table-row>
        <table:table-row table:style-name="ro1">
          <table:table-cell table:style-name="ce1" office:value-type="float" office:value="3539905"/>
          <table:table-cell table:style-name="ce1" office:value-type="string">
            <text:p>Poloni (SP)</text:p>
          </table:table-cell>
          <table:table-cell table:style-name="ce1" office:value-type="float" office:value="40.40"/>
        </table:table-row>
        <table:table-row table:style-name="ro1">
          <table:table-cell table:style-name="ce1" office:value-type="float" office:value="3540002"/>
          <table:table-cell table:style-name="ce1" office:value-type="string">
            <text:p>Pompéia (SP)</text:p>
          </table:table-cell>
          <table:table-cell table:style-name="ce1" office:value-type="float" office:value="25.46"/>
        </table:table-row>
        <table:table-row table:style-name="ro1">
          <table:table-cell table:style-name="ce1" office:value-type="float" office:value="3540101"/>
          <table:table-cell table:style-name="ce1" office:value-type="string">
            <text:p>Pongaí (SP)</text:p>
          </table:table-cell>
          <table:table-cell table:style-name="ce1" office:value-type="float" office:value="18.99"/>
        </table:table-row>
        <table:table-row table:style-name="ro1">
          <table:table-cell table:style-name="ce1" office:value-type="float" office:value="3540200"/>
          <table:table-cell table:style-name="ce1" office:value-type="string">
            <text:p>Pontal (SP)</text:p>
          </table:table-cell>
          <table:table-cell table:style-name="ce1" office:value-type="float" office:value="112.94"/>
        </table:table-row>
        <table:table-row table:style-name="ro1">
          <table:table-cell table:style-name="ce1" office:value-type="float" office:value="3540259"/>
          <table:table-cell table:style-name="ce1" office:value-type="string">
            <text:p>Pontalinda (SP)</text:p>
          </table:table-cell>
          <table:table-cell table:style-name="ce1" office:value-type="float" office:value="19.38"/>
        </table:table-row>
        <table:table-row table:style-name="ro1">
          <table:table-cell table:style-name="ce1" office:value-type="float" office:value="3540309"/>
          <table:table-cell table:style-name="ce1" office:value-type="string">
            <text:p>Pontes Gestal (SP)</text:p>
          </table:table-cell>
          <table:table-cell table:style-name="ce1" office:value-type="float" office:value="11.58"/>
        </table:table-row>
        <table:table-row table:style-name="ro1">
          <table:table-cell table:style-name="ce1" office:value-type="float" office:value="3540408"/>
          <table:table-cell table:style-name="ce1" office:value-type="string">
            <text:p>Populina (SP)</text:p>
          </table:table-cell>
          <table:table-cell table:style-name="ce1" office:value-type="float" office:value="13.37"/>
        </table:table-row>
        <table:table-row table:style-name="ro1">
          <table:table-cell table:style-name="ce1" office:value-type="float" office:value="3540507"/>
          <table:table-cell table:style-name="ce1" office:value-type="string">
            <text:p>Porangaba (SP)</text:p>
          </table:table-cell>
          <table:table-cell table:style-name="ce1" office:value-type="float" office:value="31.34"/>
        </table:table-row>
        <table:table-row table:style-name="ro1">
          <table:table-cell table:style-name="ce1" office:value-type="float" office:value="3540606"/>
          <table:table-cell table:style-name="ce1" office:value-type="string">
            <text:p>Porto Feliz (SP)</text:p>
          </table:table-cell>
          <table:table-cell table:style-name="ce1" office:value-type="float" office:value="87.76"/>
        </table:table-row>
        <table:table-row table:style-name="ro1">
          <table:table-cell table:style-name="ce1" office:value-type="float" office:value="3540705"/>
          <table:table-cell table:style-name="ce1" office:value-type="string">
            <text:p>Porto Ferreira (SP)</text:p>
          </table:table-cell>
          <table:table-cell table:style-name="ce1" office:value-type="float" office:value="209.88"/>
        </table:table-row>
        <table:table-row table:style-name="ro1">
          <table:table-cell table:style-name="ce1" office:value-type="float" office:value="3540754"/>
          <table:table-cell table:style-name="ce1" office:value-type="string">
            <text:p>Potim (SP)</text:p>
          </table:table-cell>
          <table:table-cell table:style-name="ce1" office:value-type="float" office:value="436.22"/>
        </table:table-row>
        <table:table-row table:style-name="ro1">
          <table:table-cell table:style-name="ce1" office:value-type="float" office:value="3540804"/>
          <table:table-cell table:style-name="ce1" office:value-type="string">
            <text:p>Potirendaba (SP)</text:p>
          </table:table-cell>
          <table:table-cell table:style-name="ce1" office:value-type="float" office:value="45.12"/>
        </table:table-row>
        <table:table-row table:style-name="ro1">
          <table:table-cell table:style-name="ce1" office:value-type="float" office:value="3540853"/>
          <table:table-cell table:style-name="ce1" office:value-type="string">
            <text:p>Pracinha (SP)</text:p>
          </table:table-cell>
          <table:table-cell table:style-name="ce1" office:value-type="float" office:value="45.48"/>
        </table:table-row>
        <table:table-row table:style-name="ro1">
          <table:table-cell table:style-name="ce1" office:value-type="float" office:value="3540903"/>
          <table:table-cell table:style-name="ce1" office:value-type="string">
            <text:p>Pradópolis (SP)</text:p>
          </table:table-cell>
          <table:table-cell table:style-name="ce1" office:value-type="float" office:value="103.73"/>
        </table:table-row>
        <table:table-row table:style-name="ro1">
          <table:table-cell table:style-name="ce1" office:value-type="float" office:value="3541000"/>
          <table:table-cell table:style-name="ce1" office:value-type="string">
            <text:p>Praia Grande (SP)</text:p>
          </table:table-cell>
          <table:table-cell table:style-name="ce1" office:value-type="float" office:value="1776.09"/>
        </table:table-row>
        <table:table-row table:style-name="ro1">
          <table:table-cell table:style-name="ce1" office:value-type="float" office:value="3541059"/>
          <table:table-cell table:style-name="ce1" office:value-type="string">
            <text:p>Pratânia (SP)</text:p>
          </table:table-cell>
          <table:table-cell table:style-name="ce1" office:value-type="float" office:value="26.26"/>
        </table:table-row>
        <table:table-row table:style-name="ro1">
          <table:table-cell table:style-name="ce1" office:value-type="float" office:value="3541109"/>
          <table:table-cell table:style-name="ce1" office:value-type="string">
            <text:p>Presidente Alves (SP)</text:p>
          </table:table-cell>
          <table:table-cell table:style-name="ce1" office:value-type="float" office:value="14.36"/>
        </table:table-row>
        <table:table-row table:style-name="ro1">
          <table:table-cell table:style-name="ce1" office:value-type="float" office:value="3541208"/>
          <table:table-cell table:style-name="ce1" office:value-type="string">
            <text:p>Presidente Bernardes (SP)</text:p>
          </table:table-cell>
          <table:table-cell table:style-name="ce1" office:value-type="float" office:value="18.04"/>
        </table:table-row>
        <table:table-row table:style-name="ro1">
          <table:table-cell table:style-name="ce1" office:value-type="float" office:value="3541307"/>
          <table:table-cell table:style-name="ce1" office:value-type="string">
            <text:p>Presidente Epitácio (SP)</text:p>
          </table:table-cell>
          <table:table-cell table:style-name="ce1" office:value-type="float" office:value="32.82"/>
        </table:table-row>
        <table:table-row table:style-name="ro1">
          <table:table-cell table:style-name="ce1" office:value-type="float" office:value="3541406"/>
          <table:table-cell table:style-name="ce1" office:value-type="string">
            <text:p>Presidente Prudente (SP)</text:p>
          </table:table-cell>
          <table:table-cell table:style-name="ce1" office:value-type="float" office:value="368.89"/>
        </table:table-row>
        <table:table-row table:style-name="ro1">
          <table:table-cell table:style-name="ce1" office:value-type="float" office:value="3541505"/>
          <table:table-cell table:style-name="ce1" office:value-type="string">
            <text:p>Presidente Venceslau (SP)</text:p>
          </table:table-cell>
          <table:table-cell table:style-name="ce1" office:value-type="float" office:value="50.10"/>
        </table:table-row>
        <table:table-row table:style-name="ro1">
          <table:table-cell table:style-name="ce1" office:value-type="float" office:value="3541604"/>
          <table:table-cell table:style-name="ce1" office:value-type="string">
            <text:p>Promissão (SP)</text:p>
          </table:table-cell>
          <table:table-cell table:style-name="ce1" office:value-type="float" office:value="45.65"/>
        </table:table-row>
        <table:table-row table:style-name="ro1">
          <table:table-cell table:style-name="ce1" office:value-type="float" office:value="3541653"/>
          <table:table-cell table:style-name="ce1" office:value-type="string">
            <text:p>Quadra (SP)</text:p>
          </table:table-cell>
          <table:table-cell table:style-name="ce1" office:value-type="float" office:value="15.73"/>
        </table:table-row>
        <table:table-row table:style-name="ro1">
          <table:table-cell table:style-name="ce1" office:value-type="float" office:value="3541703"/>
          <table:table-cell table:style-name="ce1" office:value-type="string">
            <text:p>Quatá (SP)</text:p>
          </table:table-cell>
          <table:table-cell table:style-name="ce1" office:value-type="float" office:value="19.64"/>
        </table:table-row>
        <table:table-row table:style-name="ro1">
          <table:table-cell table:style-name="ce1" office:value-type="float" office:value="3541802"/>
          <table:table-cell table:style-name="ce1" office:value-type="string">
            <text:p>Queiroz (SP)</text:p>
          </table:table-cell>
          <table:table-cell table:style-name="ce1" office:value-type="float" office:value="12.01"/>
        </table:table-row>
        <table:table-row table:style-name="ro1">
          <table:table-cell table:style-name="ce1" office:value-type="float" office:value="3541901"/>
          <table:table-cell table:style-name="ce1" office:value-type="string">
            <text:p>Queluz (SP)</text:p>
          </table:table-cell>
          <table:table-cell table:style-name="ce1" office:value-type="float" office:value="45.27"/>
        </table:table-row>
        <table:table-row table:style-name="ro1">
          <table:table-cell table:style-name="ce1" office:value-type="float" office:value="3542008"/>
          <table:table-cell table:style-name="ce1" office:value-type="string">
            <text:p>Quintana (SP)</text:p>
          </table:table-cell>
          <table:table-cell table:style-name="ce1" office:value-type="float" office:value="18.79"/>
        </table:table-row>
        <table:table-row table:style-name="ro1">
          <table:table-cell table:style-name="ce1" office:value-type="float" office:value="3542107"/>
          <table:table-cell table:style-name="ce1" office:value-type="string">
            <text:p>Rafard (SP)</text:p>
          </table:table-cell>
          <table:table-cell table:style-name="ce1" office:value-type="float" office:value="70.93"/>
        </table:table-row>
        <table:table-row table:style-name="ro1">
          <table:table-cell table:style-name="ce1" office:value-type="float" office:value="3542206"/>
          <table:table-cell table:style-name="ce1" office:value-type="string">
            <text:p>Rancharia (SP)</text:p>
          </table:table-cell>
          <table:table-cell table:style-name="ce1" office:value-type="float" office:value="18.14"/>
        </table:table-row>
        <table:table-row table:style-name="ro1">
          <table:table-cell table:style-name="ce1" office:value-type="float" office:value="3542305"/>
          <table:table-cell table:style-name="ce1" office:value-type="string">
            <text:p>Redenção da Serra (SP)</text:p>
          </table:table-cell>
          <table:table-cell table:style-name="ce1" office:value-type="float" office:value="12.52"/>
        </table:table-row>
        <table:table-row table:style-name="ro1">
          <table:table-cell table:style-name="ce1" office:value-type="float" office:value="3542404"/>
          <table:table-cell table:style-name="ce1" office:value-type="string">
            <text:p>Regente Feijó (SP)</text:p>
          </table:table-cell>
          <table:table-cell table:style-name="ce1" office:value-type="float" office:value="69.76"/>
        </table:table-row>
        <table:table-row table:style-name="ro1">
          <table:table-cell table:style-name="ce1" office:value-type="float" office:value="3542503"/>
          <table:table-cell table:style-name="ce1" office:value-type="string">
            <text:p>Reginópolis (SP)</text:p>
          </table:table-cell>
          <table:table-cell table:style-name="ce1" office:value-type="float" office:value="17.83"/>
        </table:table-row>
        <table:table-row table:style-name="ro1">
          <table:table-cell table:style-name="ce1" office:value-type="float" office:value="3542602"/>
          <table:table-cell table:style-name="ce1" office:value-type="string">
            <text:p>Registro (SP)</text:p>
          </table:table-cell>
          <table:table-cell table:style-name="ce1" office:value-type="float" office:value="75.11"/>
        </table:table-row>
        <table:table-row table:style-name="ro1">
          <table:table-cell table:style-name="ce1" office:value-type="float" office:value="3542701"/>
          <table:table-cell table:style-name="ce1" office:value-type="string">
            <text:p>Restinga (SP)</text:p>
          </table:table-cell>
          <table:table-cell table:style-name="ce1" office:value-type="float" office:value="26.80"/>
        </table:table-row>
        <table:table-row table:style-name="ro1">
          <table:table-cell table:style-name="ce1" office:value-type="float" office:value="3542800"/>
          <table:table-cell table:style-name="ce1" office:value-type="string">
            <text:p>Ribeira (SP)</text:p>
          </table:table-cell>
          <table:table-cell table:style-name="ce1" office:value-type="float" office:value="10.00"/>
        </table:table-row>
        <table:table-row table:style-name="ro1">
          <table:table-cell table:style-name="ce1" office:value-type="float" office:value="3542909"/>
          <table:table-cell table:style-name="ce1" office:value-type="string">
            <text:p>Ribeirão Bonito (SP)</text:p>
          </table:table-cell>
          <table:table-cell table:style-name="ce1" office:value-type="float" office:value="25.73"/>
        </table:table-row>
        <table:table-row table:style-name="ro1">
          <table:table-cell table:style-name="ce1" office:value-type="float" office:value="3543006"/>
          <table:table-cell table:style-name="ce1" office:value-type="string">
            <text:p>Ribeirão Branco (SP)</text:p>
          </table:table-cell>
          <table:table-cell table:style-name="ce1" office:value-type="float" office:value="26.19"/>
        </table:table-row>
        <table:table-row table:style-name="ro1">
          <table:table-cell table:style-name="ce1" office:value-type="float" office:value="3543105"/>
          <table:table-cell table:style-name="ce1" office:value-type="string">
            <text:p>Ribeirão Corrente (SP)</text:p>
          </table:table-cell>
          <table:table-cell table:style-name="ce1" office:value-type="float" office:value="28.81"/>
        </table:table-row>
        <table:table-row table:style-name="ro1">
          <table:table-cell table:style-name="ce1" office:value-type="float" office:value="3543204"/>
          <table:table-cell table:style-name="ce1" office:value-type="string">
            <text:p>Ribeirão do Sul (SP)</text:p>
          </table:table-cell>
          <table:table-cell table:style-name="ce1" office:value-type="float" office:value="21.83"/>
        </table:table-row>
        <table:table-row table:style-name="ro1">
          <table:table-cell table:style-name="ce1" office:value-type="float" office:value="3543238"/>
          <table:table-cell table:style-name="ce1" office:value-type="string">
            <text:p>Ribeirão dos Índios (SP)</text:p>
          </table:table-cell>
          <table:table-cell table:style-name="ce1" office:value-type="float" office:value="11.14"/>
        </table:table-row>
        <table:table-row table:style-name="ro1">
          <table:table-cell table:style-name="ce1" office:value-type="float" office:value="3543253"/>
          <table:table-cell table:style-name="ce1" office:value-type="string">
            <text:p>Ribeirão Grande (SP)</text:p>
          </table:table-cell>
          <table:table-cell table:style-name="ce1" office:value-type="float" office:value="22.26"/>
        </table:table-row>
        <table:table-row table:style-name="ro1">
          <table:table-cell table:style-name="ce1" office:value-type="float" office:value="3543303"/>
          <table:table-cell table:style-name="ce1" office:value-type="string">
            <text:p>Ribeirão Pires (SP)</text:p>
          </table:table-cell>
          <table:table-cell table:style-name="ce1" office:value-type="float" office:value="1144.99"/>
        </table:table-row>
        <table:table-row table:style-name="ro1">
          <table:table-cell table:style-name="ce1" office:value-type="float" office:value="3543402"/>
          <table:table-cell table:style-name="ce1" office:value-type="string">
            <text:p>Ribeirão Preto (SP)</text:p>
          </table:table-cell>
          <table:table-cell table:style-name="ce1" office:value-type="float" office:value="928.46"/>
        </table:table-row>
        <table:table-row table:style-name="ro1">
          <table:table-cell table:style-name="ce1" office:value-type="float" office:value="3543501"/>
          <table:table-cell table:style-name="ce1" office:value-type="string">
            <text:p>Riversul (SP)</text:p>
          </table:table-cell>
          <table:table-cell table:style-name="ce1" office:value-type="float" office:value="15.96"/>
        </table:table-row>
        <table:table-row table:style-name="ro1">
          <table:table-cell table:style-name="ce1" office:value-type="float" office:value="3543600"/>
          <table:table-cell table:style-name="ce1" office:value-type="string">
            <text:p>Rifaina (SP)</text:p>
          </table:table-cell>
          <table:table-cell table:style-name="ce1" office:value-type="float" office:value="21.14"/>
        </table:table-row>
        <table:table-row table:style-name="ro1">
          <table:table-cell table:style-name="ce1" office:value-type="float" office:value="3543709"/>
          <table:table-cell table:style-name="ce1" office:value-type="string">
            <text:p>Rincão (SP)</text:p>
          </table:table-cell>
          <table:table-cell table:style-name="ce1" office:value-type="float" office:value="32.97"/>
        </table:table-row>
        <table:table-row table:style-name="ro1">
          <table:table-cell table:style-name="ce1" office:value-type="float" office:value="3543808"/>
          <table:table-cell table:style-name="ce1" office:value-type="string">
            <text:p>Rinópolis (SP)</text:p>
          </table:table-cell>
          <table:table-cell table:style-name="ce1" office:value-type="float" office:value="27.73"/>
        </table:table-row>
        <table:table-row table:style-name="ro1">
          <table:table-cell table:style-name="ce1" office:value-type="float" office:value="3543907"/>
          <table:table-cell table:style-name="ce1" office:value-type="string">
            <text:p>Rio Claro (SP)</text:p>
          </table:table-cell>
          <table:table-cell table:style-name="ce1" office:value-type="float" office:value="373.47"/>
        </table:table-row>
        <table:table-row table:style-name="ro1">
          <table:table-cell table:style-name="ce1" office:value-type="float" office:value="3544004"/>
          <table:table-cell table:style-name="ce1" office:value-type="string">
            <text:p>Rio das Pedras (SP)</text:p>
          </table:table-cell>
          <table:table-cell table:style-name="ce1" office:value-type="float" office:value="130.16"/>
        </table:table-row>
        <table:table-row table:style-name="ro1">
          <table:table-cell table:style-name="ce1" office:value-type="float" office:value="3544103"/>
          <table:table-cell table:style-name="ce1" office:value-type="string">
            <text:p>Rio Grande da Serra (SP)</text:p>
          </table:table-cell>
          <table:table-cell table:style-name="ce1" office:value-type="float" office:value="1192.45"/>
        </table:table-row>
        <table:table-row table:style-name="ro1">
          <table:table-cell table:style-name="ce1" office:value-type="float" office:value="3544202"/>
          <table:table-cell table:style-name="ce1" office:value-type="string">
            <text:p>Riolândia (SP)</text:p>
          </table:table-cell>
          <table:table-cell table:style-name="ce1" office:value-type="float" office:value="16.70"/>
        </table:table-row>
        <table:table-row table:style-name="ro1">
          <table:table-cell table:style-name="ce1" office:value-type="float" office:value="3544251"/>
          <table:table-cell table:style-name="ce1" office:value-type="string">
            <text:p>Rosana (SP)</text:p>
          </table:table-cell>
          <table:table-cell table:style-name="ce1" office:value-type="float" office:value="26.51"/>
        </table:table-row>
        <table:table-row table:style-name="ro1">
          <table:table-cell table:style-name="ce1" office:value-type="float" office:value="3544301"/>
          <table:table-cell table:style-name="ce1" office:value-type="string">
            <text:p>Roseira (SP)</text:p>
          </table:table-cell>
          <table:table-cell table:style-name="ce1" office:value-type="float" office:value="73.47"/>
        </table:table-row>
        <table:table-row table:style-name="ro1">
          <table:table-cell table:style-name="ce1" office:value-type="float" office:value="3544400"/>
          <table:table-cell table:style-name="ce1" office:value-type="string">
            <text:p>Rubiácea (SP)</text:p>
          </table:table-cell>
          <table:table-cell table:style-name="ce1" office:value-type="float" office:value="11.52"/>
        </table:table-row>
        <table:table-row table:style-name="ro1">
          <table:table-cell table:style-name="ce1" office:value-type="float" office:value="3544509"/>
          <table:table-cell table:style-name="ce1" office:value-type="string">
            <text:p>Rubinéia (SP)</text:p>
          </table:table-cell>
          <table:table-cell table:style-name="ce1" office:value-type="float" office:value="12.08"/>
        </table:table-row>
        <table:table-row table:style-name="ro1">
          <table:table-cell table:style-name="ce1" office:value-type="float" office:value="3544608"/>
          <table:table-cell table:style-name="ce1" office:value-type="string">
            <text:p>Sabino (SP)</text:p>
          </table:table-cell>
          <table:table-cell table:style-name="ce1" office:value-type="float" office:value="16.78"/>
        </table:table-row>
        <table:table-row table:style-name="ro1">
          <table:table-cell table:style-name="ce1" office:value-type="float" office:value="3544707"/>
          <table:table-cell table:style-name="ce1" office:value-type="string">
            <text:p>Sagres (SP)</text:p>
          </table:table-cell>
          <table:table-cell table:style-name="ce1" office:value-type="float" office:value="16.20"/>
        </table:table-row>
        <table:table-row table:style-name="ro1">
          <table:table-cell table:style-name="ce1" office:value-type="float" office:value="3544806"/>
          <table:table-cell table:style-name="ce1" office:value-type="string">
            <text:p>Sales (SP)</text:p>
          </table:table-cell>
          <table:table-cell table:style-name="ce1" office:value-type="float" office:value="17.67"/>
        </table:table-row>
        <table:table-row table:style-name="ro1">
          <table:table-cell table:style-name="ce1" office:value-type="float" office:value="3544905"/>
          <table:table-cell table:style-name="ce1" office:value-type="string">
            <text:p>Sales Oliveira (SP)</text:p>
          </table:table-cell>
          <table:table-cell table:style-name="ce1" office:value-type="float" office:value="34.58"/>
        </table:table-row>
        <table:table-row table:style-name="ro1">
          <table:table-cell table:style-name="ce1" office:value-type="float" office:value="3545001"/>
          <table:table-cell table:style-name="ce1" office:value-type="string">
            <text:p>Salesópolis (SP)</text:p>
          </table:table-cell>
          <table:table-cell table:style-name="ce1" office:value-type="float" office:value="36.79"/>
        </table:table-row>
        <table:table-row table:style-name="ro1">
          <table:table-cell table:style-name="ce1" office:value-type="float" office:value="3545100"/>
          <table:table-cell table:style-name="ce1" office:value-type="string">
            <text:p>Salmourão (SP)</text:p>
          </table:table-cell>
          <table:table-cell table:style-name="ce1" office:value-type="float" office:value="27.96"/>
        </table:table-row>
        <table:table-row table:style-name="ro1">
          <table:table-cell table:style-name="ce1" office:value-type="float" office:value="3545159"/>
          <table:table-cell table:style-name="ce1" office:value-type="string">
            <text:p>Saltinho (SP)</text:p>
          </table:table-cell>
          <table:table-cell table:style-name="ce1" office:value-type="float" office:value="70.77"/>
        </table:table-row>
        <table:table-row table:style-name="ro1">
          <table:table-cell table:style-name="ce1" office:value-type="float" office:value="3545209"/>
          <table:table-cell table:style-name="ce1" office:value-type="string">
            <text:p>Salto (SP)</text:p>
          </table:table-cell>
          <table:table-cell table:style-name="ce1" office:value-type="float" office:value="792.17"/>
        </table:table-row>
        <table:table-row table:style-name="ro1">
          <table:table-cell table:style-name="ce1" office:value-type="float" office:value="3545308"/>
          <table:table-cell table:style-name="ce1" office:value-type="string">
            <text:p>Salto de Pirapora (SP)</text:p>
          </table:table-cell>
          <table:table-cell table:style-name="ce1" office:value-type="float" office:value="143.07"/>
        </table:table-row>
        <table:table-row table:style-name="ro1">
          <table:table-cell table:style-name="ce1" office:value-type="float" office:value="3545407"/>
          <table:table-cell table:style-name="ce1" office:value-type="string">
            <text:p>Salto Grande (SP)</text:p>
          </table:table-cell>
          <table:table-cell table:style-name="ce1" office:value-type="float" office:value="46.64"/>
        </table:table-row>
        <table:table-row table:style-name="ro1">
          <table:table-cell table:style-name="ce1" office:value-type="float" office:value="3545506"/>
          <table:table-cell table:style-name="ce1" office:value-type="string">
            <text:p>Sandovalina (SP)</text:p>
          </table:table-cell>
          <table:table-cell table:style-name="ce1" office:value-type="float" office:value="8.13"/>
        </table:table-row>
        <table:table-row table:style-name="ro1">
          <table:table-cell table:style-name="ce1" office:value-type="float" office:value="3545605"/>
          <table:table-cell table:style-name="ce1" office:value-type="string">
            <text:p>Santa Adélia (SP)</text:p>
          </table:table-cell>
          <table:table-cell table:style-name="ce1" office:value-type="float" office:value="43.32"/>
        </table:table-row>
        <table:table-row table:style-name="ro1">
          <table:table-cell table:style-name="ce1" office:value-type="float" office:value="3545704"/>
          <table:table-cell table:style-name="ce1" office:value-type="string">
            <text:p>Santa Albertina (SP)</text:p>
          </table:table-cell>
          <table:table-cell table:style-name="ce1" office:value-type="float" office:value="20.98"/>
        </table:table-row>
        <table:table-row table:style-name="ro1">
          <table:table-cell table:style-name="ce1" office:value-type="float" office:value="3545803"/>
          <table:table-cell table:style-name="ce1" office:value-type="string">
            <text:p>Santa Bárbara d'Oeste (SP)</text:p>
          </table:table-cell>
          <table:table-cell table:style-name="ce1" office:value-type="float" office:value="663.08"/>
        </table:table-row>
        <table:table-row table:style-name="ro1">
          <table:table-cell table:style-name="ce1" office:value-type="float" office:value="3546009"/>
          <table:table-cell table:style-name="ce1" office:value-type="string">
            <text:p>Santa Branca (SP)</text:p>
          </table:table-cell>
          <table:table-cell table:style-name="ce1" office:value-type="float" office:value="50.00"/>
        </table:table-row>
        <table:table-row table:style-name="ro1">
          <table:table-cell table:style-name="ce1" office:value-type="float" office:value="3546108"/>
          <table:table-cell table:style-name="ce1" office:value-type="string">
            <text:p>Santa Clara d'Oeste (SP)</text:p>
          </table:table-cell>
          <table:table-cell table:style-name="ce1" office:value-type="float" office:value="11.36"/>
        </table:table-row>
        <table:table-row table:style-name="ro1">
          <table:table-cell table:style-name="ce1" office:value-type="float" office:value="3546207"/>
          <table:table-cell table:style-name="ce1" office:value-type="string">
            <text:p>Santa Cruz da Conceição (SP)</text:p>
          </table:table-cell>
          <table:table-cell table:style-name="ce1" office:value-type="float" office:value="26.66"/>
        </table:table-row>
        <table:table-row table:style-name="ro1">
          <table:table-cell table:style-name="ce1" office:value-type="float" office:value="3546256"/>
          <table:table-cell table:style-name="ce1" office:value-type="string">
            <text:p>Santa Cruz da Esperança (SP)</text:p>
          </table:table-cell>
          <table:table-cell table:style-name="ce1" office:value-type="float" office:value="13.19"/>
        </table:table-row>
        <table:table-row table:style-name="ro1">
          <table:table-cell table:style-name="ce1" office:value-type="float" office:value="3546306"/>
          <table:table-cell table:style-name="ce1" office:value-type="string">
            <text:p>Santa Cruz das Palmeiras (SP)</text:p>
          </table:table-cell>
          <table:table-cell table:style-name="ce1" office:value-type="float" office:value="101.35"/>
        </table:table-row>
        <table:table-row table:style-name="ro1">
          <table:table-cell table:style-name="ce1" office:value-type="float" office:value="3546405"/>
          <table:table-cell table:style-name="ce1" office:value-type="string">
            <text:p>Santa Cruz do Rio Pardo (SP)</text:p>
          </table:table-cell>
          <table:table-cell table:style-name="ce1" office:value-type="float" office:value="39.44"/>
        </table:table-row>
        <table:table-row table:style-name="ro1">
          <table:table-cell table:style-name="ce1" office:value-type="float" office:value="3546504"/>
          <table:table-cell table:style-name="ce1" office:value-type="string">
            <text:p>Santa Ernestina (SP)</text:p>
          </table:table-cell>
          <table:table-cell table:style-name="ce1" office:value-type="float" office:value="41.42"/>
        </table:table-row>
        <table:table-row table:style-name="ro1">
          <table:table-cell table:style-name="ce1" office:value-type="float" office:value="3546603"/>
          <table:table-cell table:style-name="ce1" office:value-type="string">
            <text:p>Santa Fé do Sul (SP)</text:p>
          </table:table-cell>
          <table:table-cell table:style-name="ce1" office:value-type="float" office:value="140.43"/>
        </table:table-row>
        <table:table-row table:style-name="ro1">
          <table:table-cell table:style-name="ce1" office:value-type="float" office:value="3546702"/>
          <table:table-cell table:style-name="ce1" office:value-type="string">
            <text:p>Santa Gertrudes (SP)</text:p>
          </table:table-cell>
          <table:table-cell table:style-name="ce1" office:value-type="float" office:value="220.74"/>
        </table:table-row>
        <table:table-row table:style-name="ro1">
          <table:table-cell table:style-name="ce1" office:value-type="float" office:value="3546801"/>
          <table:table-cell table:style-name="ce1" office:value-type="string">
            <text:p>Santa Isabel (SP)</text:p>
          </table:table-cell>
          <table:table-cell table:style-name="ce1" office:value-type="float" office:value="139.09"/>
        </table:table-row>
        <table:table-row table:style-name="ro1">
          <table:table-cell table:style-name="ce1" office:value-type="float" office:value="3546900"/>
          <table:table-cell table:style-name="ce1" office:value-type="string">
            <text:p>Santa Lúcia (SP)</text:p>
          </table:table-cell>
          <table:table-cell table:style-name="ce1" office:value-type="float" office:value="53.55"/>
        </table:table-row>
        <table:table-row table:style-name="ro1">
          <table:table-cell table:style-name="ce1" office:value-type="float" office:value="3547007"/>
          <table:table-cell table:style-name="ce1" office:value-type="string">
            <text:p>Santa Maria da Serra (SP)</text:p>
          </table:table-cell>
          <table:table-cell table:style-name="ce1" office:value-type="float" office:value="21.05"/>
        </table:table-row>
        <table:table-row table:style-name="ro1">
          <table:table-cell table:style-name="ce1" office:value-type="float" office:value="3547106"/>
          <table:table-cell table:style-name="ce1" office:value-type="string">
            <text:p>Santa Mercedes (SP)</text:p>
          </table:table-cell>
          <table:table-cell table:style-name="ce1" office:value-type="float" office:value="16.96"/>
        </table:table-row>
        <table:table-row table:style-name="ro1">
          <table:table-cell table:style-name="ce1" office:value-type="float" office:value="3547205"/>
          <table:table-cell table:style-name="ce1" office:value-type="string">
            <text:p>Santana da Ponte Pensa (SP)</text:p>
          </table:table-cell>
          <table:table-cell table:style-name="ce1" office:value-type="float" office:value="12.60"/>
        </table:table-row>
        <table:table-row table:style-name="ro1">
          <table:table-cell table:style-name="ce1" office:value-type="float" office:value="3547304"/>
          <table:table-cell table:style-name="ce1" office:value-type="string">
            <text:p>Santana de Parnaíba (SP)</text:p>
          </table:table-cell>
          <table:table-cell table:style-name="ce1" office:value-type="float" office:value="605.17"/>
        </table:table-row>
        <table:table-row table:style-name="ro1">
          <table:table-cell table:style-name="ce1" office:value-type="float" office:value="3547403"/>
          <table:table-cell table:style-name="ce1" office:value-type="string">
            <text:p>Santa Rita d'Oeste (SP)</text:p>
          </table:table-cell>
          <table:table-cell table:style-name="ce1" office:value-type="float" office:value="12.10"/>
        </table:table-row>
        <table:table-row table:style-name="ro1">
          <table:table-cell table:style-name="ce1" office:value-type="float" office:value="3547502"/>
          <table:table-cell table:style-name="ce1" office:value-type="string">
            <text:p>Santa Rita do Passa Quatro (SP)</text:p>
          </table:table-cell>
          <table:table-cell table:style-name="ce1" office:value-type="float" office:value="35.11"/>
        </table:table-row>
        <table:table-row table:style-name="ro1">
          <table:table-cell table:style-name="ce1" office:value-type="float" office:value="3547601"/>
          <table:table-cell table:style-name="ce1" office:value-type="string">
            <text:p>Santa Rosa de Viterbo (SP)</text:p>
          </table:table-cell>
          <table:table-cell table:style-name="ce1" office:value-type="float" office:value="82.69"/>
        </table:table-row>
        <table:table-row table:style-name="ro1">
          <table:table-cell table:style-name="ce1" office:value-type="float" office:value="3547650"/>
          <table:table-cell table:style-name="ce1" office:value-type="string">
            <text:p>Santa Salete (SP)</text:p>
          </table:table-cell>
          <table:table-cell table:style-name="ce1" office:value-type="float" office:value="18.23"/>
        </table:table-row>
        <table:table-row table:style-name="ro1">
          <table:table-cell table:style-name="ce1" office:value-type="float" office:value="3547700"/>
          <table:table-cell table:style-name="ce1" office:value-type="string">
            <text:p>Santo Anastácio (SP)</text:p>
          </table:table-cell>
          <table:table-cell table:style-name="ce1" office:value-type="float" office:value="37.06"/>
        </table:table-row>
        <table:table-row table:style-name="ro1">
          <table:table-cell table:style-name="ce1" office:value-type="float" office:value="3547809"/>
          <table:table-cell table:style-name="ce1" office:value-type="string">
            <text:p>Santo André (SP)</text:p>
          </table:table-cell>
          <table:table-cell table:style-name="ce1" office:value-type="float" office:value="3866.35"/>
        </table:table-row>
        <table:table-row table:style-name="ro1">
          <table:table-cell table:style-name="ce1" office:value-type="float" office:value="3547908"/>
          <table:table-cell table:style-name="ce1" office:value-type="string">
            <text:p>Santo Antônio da Alegria (SP)</text:p>
          </table:table-cell>
          <table:table-cell table:style-name="ce1" office:value-type="float" office:value="20.31"/>
        </table:table-row>
        <table:table-row table:style-name="ro1">
          <table:table-cell table:style-name="ce1" office:value-type="float" office:value="3548005"/>
          <table:table-cell table:style-name="ce1" office:value-type="string">
            <text:p>Santo Antônio de Posse (SP)</text:p>
          </table:table-cell>
          <table:table-cell table:style-name="ce1" office:value-type="float" office:value="134.09"/>
        </table:table-row>
        <table:table-row table:style-name="ro1">
          <table:table-cell table:style-name="ce1" office:value-type="float" office:value="3548054"/>
          <table:table-cell table:style-name="ce1" office:value-type="string">
            <text:p>Santo Antônio do Aracanguá (SP)</text:p>
          </table:table-cell>
          <table:table-cell table:style-name="ce1" office:value-type="float" office:value="5.83"/>
        </table:table-row>
        <table:table-row table:style-name="ro1">
          <table:table-cell table:style-name="ce1" office:value-type="float" office:value="3548104"/>
          <table:table-cell table:style-name="ce1" office:value-type="string">
            <text:p>Santo Antônio do Jardim (SP)</text:p>
          </table:table-cell>
          <table:table-cell table:style-name="ce1" office:value-type="float" office:value="54.05"/>
        </table:table-row>
        <table:table-row table:style-name="ro1">
          <table:table-cell table:style-name="ce1" office:value-type="float" office:value="3548203"/>
          <table:table-cell table:style-name="ce1" office:value-type="string">
            <text:p>Santo Antônio do Pinhal (SP)</text:p>
          </table:table-cell>
          <table:table-cell table:style-name="ce1" office:value-type="float" office:value="48.76"/>
        </table:table-row>
        <table:table-row table:style-name="ro1">
          <table:table-cell table:style-name="ce1" office:value-type="float" office:value="3548302"/>
          <table:table-cell table:style-name="ce1" office:value-type="string">
            <text:p>Santo Expedito (SP)</text:p>
          </table:table-cell>
          <table:table-cell table:style-name="ce1" office:value-type="float" office:value="29.68"/>
        </table:table-row>
        <table:table-row table:style-name="ro1">
          <table:table-cell table:style-name="ce1" office:value-type="float" office:value="3548401"/>
          <table:table-cell table:style-name="ce1" office:value-type="string">
            <text:p>Santópolis do Aguapeí (SP)</text:p>
          </table:table-cell>
          <table:table-cell table:style-name="ce1" office:value-type="float" office:value="33.44"/>
        </table:table-row>
        <table:table-row table:style-name="ro1">
          <table:table-cell table:style-name="ce1" office:value-type="float" office:value="3548500"/>
          <table:table-cell table:style-name="ce1" office:value-type="string">
            <text:p>Santos (SP)</text:p>
          </table:table-cell>
          <table:table-cell table:style-name="ce1" office:value-type="float" office:value="1492.23"/>
        </table:table-row>
        <table:table-row table:style-name="ro1">
          <table:table-cell table:style-name="ce1" office:value-type="float" office:value="3548609"/>
          <table:table-cell table:style-name="ce1" office:value-type="string">
            <text:p>São Bento do Sapucaí (SP)</text:p>
          </table:table-cell>
          <table:table-cell table:style-name="ce1" office:value-type="float" office:value="41.44"/>
        </table:table-row>
        <table:table-row table:style-name="ro1">
          <table:table-cell table:style-name="ce1" office:value-type="float" office:value="3548708"/>
          <table:table-cell table:style-name="ce1" office:value-type="string">
            <text:p>São Bernardo do Campo (SP)</text:p>
          </table:table-cell>
          <table:table-cell table:style-name="ce1" office:value-type="float" office:value="1872.59"/>
        </table:table-row>
        <table:table-row table:style-name="ro1">
          <table:table-cell table:style-name="ce1" office:value-type="float" office:value="3548807"/>
          <table:table-cell table:style-name="ce1" office:value-type="string">
            <text:p>São Caetano do Sul (SP)</text:p>
          </table:table-cell>
          <table:table-cell table:style-name="ce1" office:value-type="float" office:value="9708.79"/>
        </table:table-row>
        <table:table-row table:style-name="ro1">
          <table:table-cell table:style-name="ce1" office:value-type="float" office:value="3548906"/>
          <table:table-cell table:style-name="ce1" office:value-type="string">
            <text:p>São Carlos (SP)</text:p>
          </table:table-cell>
          <table:table-cell table:style-name="ce1" office:value-type="float" office:value="195.15"/>
        </table:table-row>
        <table:table-row table:style-name="ro1">
          <table:table-cell table:style-name="ce1" office:value-type="float" office:value="3549003"/>
          <table:table-cell table:style-name="ce1" office:value-type="string">
            <text:p>São Francisco (SP)</text:p>
          </table:table-cell>
          <table:table-cell table:style-name="ce1" office:value-type="float" office:value="36.94"/>
        </table:table-row>
        <table:table-row table:style-name="ro1">
          <table:table-cell table:style-name="ce1" office:value-type="float" office:value="3549102"/>
          <table:table-cell table:style-name="ce1" office:value-type="string">
            <text:p>São João da Boa Vista (SP)</text:p>
          </table:table-cell>
          <table:table-cell table:style-name="ce1" office:value-type="float" office:value="161.96"/>
        </table:table-row>
        <table:table-row table:style-name="ro1">
          <table:table-cell table:style-name="ce1" office:value-type="float" office:value="3549201"/>
          <table:table-cell table:style-name="ce1" office:value-type="string">
            <text:p>São João das Duas Pontes (SP)</text:p>
          </table:table-cell>
          <table:table-cell table:style-name="ce1" office:value-type="float" office:value="19.84"/>
        </table:table-row>
        <table:table-row table:style-name="ro1">
          <table:table-cell table:style-name="ce1" office:value-type="float" office:value="3549250"/>
          <table:table-cell table:style-name="ce1" office:value-type="string">
            <text:p>São João de Iracema (SP)</text:p>
          </table:table-cell>
          <table:table-cell table:style-name="ce1" office:value-type="float" office:value="9.97"/>
        </table:table-row>
        <table:table-row table:style-name="ro1">
          <table:table-cell table:style-name="ce1" office:value-type="float" office:value="3549300"/>
          <table:table-cell table:style-name="ce1" office:value-type="string">
            <text:p>São João do Pau d'Alho (SP)</text:p>
          </table:table-cell>
          <table:table-cell table:style-name="ce1" office:value-type="float" office:value="17.86"/>
        </table:table-row>
        <table:table-row table:style-name="ro1">
          <table:table-cell table:style-name="ce1" office:value-type="float" office:value="3549409"/>
          <table:table-cell table:style-name="ce1" office:value-type="string">
            <text:p>São Joaquim da Barra (SP)</text:p>
          </table:table-cell>
          <table:table-cell table:style-name="ce1" office:value-type="float" office:value="113.28"/>
        </table:table-row>
        <table:table-row table:style-name="ro1">
          <table:table-cell table:style-name="ce1" office:value-type="float" office:value="3549508"/>
          <table:table-cell table:style-name="ce1" office:value-type="string">
            <text:p>São José da Bela Vista (SP)</text:p>
          </table:table-cell>
          <table:table-cell table:style-name="ce1" office:value-type="float" office:value="30.35"/>
        </table:table-row>
        <table:table-row table:style-name="ro1">
          <table:table-cell table:style-name="ce1" office:value-type="float" office:value="3549607"/>
          <table:table-cell table:style-name="ce1" office:value-type="string">
            <text:p>São José do Barreiro (SP)</text:p>
          </table:table-cell>
          <table:table-cell table:style-name="ce1" office:value-type="float" office:value="7.14"/>
        </table:table-row>
        <table:table-row table:style-name="ro1">
          <table:table-cell table:style-name="ce1" office:value-type="float" office:value="3549706"/>
          <table:table-cell table:style-name="ce1" office:value-type="string">
            <text:p>São José do Rio Pardo (SP)</text:p>
          </table:table-cell>
          <table:table-cell table:style-name="ce1" office:value-type="float" office:value="123.81"/>
        </table:table-row>
        <table:table-row table:style-name="ro1">
          <table:table-cell table:style-name="ce1" office:value-type="float" office:value="3549805"/>
          <table:table-cell table:style-name="ce1" office:value-type="string">
            <text:p>São José do Rio Preto (SP)</text:p>
          </table:table-cell>
          <table:table-cell table:style-name="ce1" office:value-type="float" office:value="946.53"/>
        </table:table-row>
        <table:table-row table:style-name="ro1">
          <table:table-cell table:style-name="ce1" office:value-type="float" office:value="3549904"/>
          <table:table-cell table:style-name="ce1" office:value-type="string">
            <text:p>São José dos Campos (SP)</text:p>
          </table:table-cell>
          <table:table-cell table:style-name="ce1" office:value-type="float" office:value="572.77"/>
        </table:table-row>
        <table:table-row table:style-name="ro1">
          <table:table-cell table:style-name="ce1" office:value-type="float" office:value="3549953"/>
          <table:table-cell table:style-name="ce1" office:value-type="string">
            <text:p>São Lourenço da Serra (SP)</text:p>
          </table:table-cell>
          <table:table-cell table:style-name="ce1" office:value-type="float" office:value="74.96"/>
        </table:table-row>
        <table:table-row table:style-name="ro1">
          <table:table-cell table:style-name="ce1" office:value-type="float" office:value="3550001"/>
          <table:table-cell table:style-name="ce1" office:value-type="string">
            <text:p>São Luiz do Paraitinga (SP)</text:p>
          </table:table-cell>
          <table:table-cell table:style-name="ce1" office:value-type="float" office:value="16.84"/>
        </table:table-row>
        <table:table-row table:style-name="ro1">
          <table:table-cell table:style-name="ce1" office:value-type="float" office:value="3550100"/>
          <table:table-cell table:style-name="ce1" office:value-type="string">
            <text:p>São Manuel (SP)</text:p>
          </table:table-cell>
          <table:table-cell table:style-name="ce1" office:value-type="float" office:value="58.92"/>
        </table:table-row>
        <table:table-row table:style-name="ro1">
          <table:table-cell table:style-name="ce1" office:value-type="float" office:value="3550209"/>
          <table:table-cell table:style-name="ce1" office:value-type="string">
            <text:p>São Miguel Arcanjo (SP)</text:p>
          </table:table-cell>
          <table:table-cell table:style-name="ce1" office:value-type="float" office:value="33.80"/>
        </table:table-row>
        <table:table-row table:style-name="ro1">
          <table:table-cell table:style-name="ce1" office:value-type="float" office:value="3550308"/>
          <table:table-cell table:style-name="ce1" office:value-type="string">
            <text:p>São Paulo (SP)</text:p>
          </table:table-cell>
          <table:table-cell table:style-name="ce1" office:value-type="float" office:value="7387.69"/>
        </table:table-row>
        <table:table-row table:style-name="ro1">
          <table:table-cell table:style-name="ce1" office:value-type="float" office:value="3550407"/>
          <table:table-cell table:style-name="ce1" office:value-type="string">
            <text:p>São Pedro (SP)</text:p>
          </table:table-cell>
          <table:table-cell table:style-name="ce1" office:value-type="float" office:value="51.82"/>
        </table:table-row>
        <table:table-row table:style-name="ro1">
          <table:table-cell table:style-name="ce1" office:value-type="float" office:value="3550506"/>
          <table:table-cell table:style-name="ce1" office:value-type="string">
            <text:p>São Pedro do Turvo (SP)</text:p>
          </table:table-cell>
          <table:table-cell table:style-name="ce1" office:value-type="float" office:value="9.84"/>
        </table:table-row>
        <table:table-row table:style-name="ro1">
          <table:table-cell table:style-name="ce1" office:value-type="float" office:value="3550605"/>
          <table:table-cell table:style-name="ce1" office:value-type="string">
            <text:p>São Roque (SP)</text:p>
          </table:table-cell>
          <table:table-cell table:style-name="ce1" office:value-type="float" office:value="257.30"/>
        </table:table-row>
        <table:table-row table:style-name="ro1">
          <table:table-cell table:style-name="ce1" office:value-type="float" office:value="3550704"/>
          <table:table-cell table:style-name="ce1" office:value-type="string">
            <text:p>São Sebastião (SP)</text:p>
          </table:table-cell>
          <table:table-cell table:style-name="ce1" office:value-type="float" office:value="184.68"/>
        </table:table-row>
        <table:table-row table:style-name="ro1">
          <table:table-cell table:style-name="ce1" office:value-type="float" office:value="3550803"/>
          <table:table-cell table:style-name="ce1" office:value-type="string">
            <text:p>São Sebastião da Grama (SP)</text:p>
          </table:table-cell>
          <table:table-cell table:style-name="ce1" office:value-type="float" office:value="47.94"/>
        </table:table-row>
        <table:table-row table:style-name="ro1">
          <table:table-cell table:style-name="ce1" office:value-type="float" office:value="3550902"/>
          <table:table-cell table:style-name="ce1" office:value-type="string">
            <text:p>São Simão (SP)</text:p>
          </table:table-cell>
          <table:table-cell table:style-name="ce1" office:value-type="float" office:value="23.24"/>
        </table:table-row>
        <table:table-row table:style-name="ro1">
          <table:table-cell table:style-name="ce1" office:value-type="float" office:value="3551009"/>
          <table:table-cell table:style-name="ce1" office:value-type="string">
            <text:p>São Vicente (SP)</text:p>
          </table:table-cell>
          <table:table-cell table:style-name="ce1" office:value-type="float" office:value="2232.28"/>
        </table:table-row>
        <table:table-row table:style-name="ro1">
          <table:table-cell table:style-name="ce1" office:value-type="float" office:value="3551108"/>
          <table:table-cell table:style-name="ce1" office:value-type="string">
            <text:p>Sarapuí (SP)</text:p>
          </table:table-cell>
          <table:table-cell table:style-name="ce1" office:value-type="float" office:value="25.60"/>
        </table:table-row>
        <table:table-row table:style-name="ro1">
          <table:table-cell table:style-name="ce1" office:value-type="float" office:value="3551207"/>
          <table:table-cell table:style-name="ce1" office:value-type="string">
            <text:p>Sarutaiá (SP)</text:p>
          </table:table-cell>
          <table:table-cell table:style-name="ce1" office:value-type="float" office:value="25.58"/>
        </table:table-row>
        <table:table-row table:style-name="ro1">
          <table:table-cell table:style-name="ce1" office:value-type="float" office:value="3551306"/>
          <table:table-cell table:style-name="ce1" office:value-type="string">
            <text:p>Sebastianópolis do Sul (SP)</text:p>
          </table:table-cell>
          <table:table-cell table:style-name="ce1" office:value-type="float" office:value="18.61"/>
        </table:table-row>
        <table:table-row table:style-name="ro1">
          <table:table-cell table:style-name="ce1" office:value-type="float" office:value="3551405"/>
          <table:table-cell table:style-name="ce1" office:value-type="string">
            <text:p>Serra Azul (SP)</text:p>
          </table:table-cell>
          <table:table-cell table:style-name="ce1" office:value-type="float" office:value="39.77"/>
        </table:table-row>
        <table:table-row table:style-name="ro1">
          <table:table-cell table:style-name="ce1" office:value-type="float" office:value="3551504"/>
          <table:table-cell table:style-name="ce1" office:value-type="string">
            <text:p>Serrana (SP)</text:p>
          </table:table-cell>
          <table:table-cell table:style-name="ce1" office:value-type="float" office:value="309.68"/>
        </table:table-row>
        <table:table-row table:style-name="ro1">
          <table:table-cell table:style-name="ce1" office:value-type="float" office:value="3551603"/>
          <table:table-cell table:style-name="ce1" office:value-type="string">
            <text:p>Serra Negra (SP)</text:p>
          </table:table-cell>
          <table:table-cell table:style-name="ce1" office:value-type="float" office:value="129.52"/>
        </table:table-row>
        <table:table-row table:style-name="ro1">
          <table:table-cell table:style-name="ce1" office:value-type="float" office:value="3551702"/>
          <table:table-cell table:style-name="ce1" office:value-type="string">
            <text:p>Sertãozinho (SP)</text:p>
          </table:table-cell>
          <table:table-cell table:style-name="ce1" office:value-type="float" office:value="273.43"/>
        </table:table-row>
        <table:table-row table:style-name="ro1">
          <table:table-cell table:style-name="ce1" office:value-type="float" office:value="3551801"/>
          <table:table-cell table:style-name="ce1" office:value-type="string">
            <text:p>Sete Barras (SP)</text:p>
          </table:table-cell>
          <table:table-cell table:style-name="ce1" office:value-type="float" office:value="12.34"/>
        </table:table-row>
        <table:table-row table:style-name="ro1">
          <table:table-cell table:style-name="ce1" office:value-type="float" office:value="3551900"/>
          <table:table-cell table:style-name="ce1" office:value-type="string">
            <text:p>Severínia (SP)</text:p>
          </table:table-cell>
          <table:table-cell table:style-name="ce1" office:value-type="float" office:value="110.38"/>
        </table:table-row>
        <table:table-row table:style-name="ro1">
          <table:table-cell table:style-name="ce1" office:value-type="float" office:value="3552007"/>
          <table:table-cell table:style-name="ce1" office:value-type="string">
            <text:p>Silveiras (SP)</text:p>
          </table:table-cell>
          <table:table-cell table:style-name="ce1" office:value-type="float" office:value="13.96"/>
        </table:table-row>
        <table:table-row table:style-name="ro1">
          <table:table-cell table:style-name="ce1" office:value-type="float" office:value="3552106"/>
          <table:table-cell table:style-name="ce1" office:value-type="string">
            <text:p>Socorro (SP)</text:p>
          </table:table-cell>
          <table:table-cell table:style-name="ce1" office:value-type="float" office:value="81.70"/>
        </table:table-row>
        <table:table-row table:style-name="ro1">
          <table:table-cell table:style-name="ce1" office:value-type="float" office:value="3552205"/>
          <table:table-cell table:style-name="ce1" office:value-type="string">
            <text:p>Sorocaba (SP)</text:p>
          </table:table-cell>
          <table:table-cell table:style-name="ce1" office:value-type="float" office:value="1306.55"/>
        </table:table-row>
        <table:table-row table:style-name="ro1">
          <table:table-cell table:style-name="ce1" office:value-type="float" office:value="3552304"/>
          <table:table-cell table:style-name="ce1" office:value-type="string">
            <text:p>Sud Mennucci (SP)</text:p>
          </table:table-cell>
          <table:table-cell table:style-name="ce1" office:value-type="float" office:value="12.57"/>
        </table:table-row>
        <table:table-row table:style-name="ro1">
          <table:table-cell table:style-name="ce1" office:value-type="float" office:value="3552403"/>
          <table:table-cell table:style-name="ce1" office:value-type="string">
            <text:p>Sumaré (SP)</text:p>
          </table:table-cell>
          <table:table-cell table:style-name="ce1" office:value-type="float" office:value="1577.14"/>
        </table:table-row>
        <table:table-row table:style-name="ro1">
          <table:table-cell table:style-name="ce1" office:value-type="float" office:value="3552502"/>
          <table:table-cell table:style-name="ce1" office:value-type="string">
            <text:p>Suzano (SP)</text:p>
          </table:table-cell>
          <table:table-cell table:style-name="ce1" office:value-type="float" office:value="1270.37"/>
        </table:table-row>
        <table:table-row table:style-name="ro1">
          <table:table-cell table:style-name="ce1" office:value-type="float" office:value="3552551"/>
          <table:table-cell table:style-name="ce1" office:value-type="string">
            <text:p>Suzanápolis (SP)</text:p>
          </table:table-cell>
          <table:table-cell table:style-name="ce1" office:value-type="float" office:value="10.30"/>
        </table:table-row>
        <table:table-row table:style-name="ro1">
          <table:table-cell table:style-name="ce1" office:value-type="float" office:value="3552601"/>
          <table:table-cell table:style-name="ce1" office:value-type="string">
            <text:p>Tabapuã (SP)</text:p>
          </table:table-cell>
          <table:table-cell table:style-name="ce1" office:value-type="float" office:value="32.88"/>
        </table:table-row>
        <table:table-row table:style-name="ro1">
          <table:table-cell table:style-name="ce1" office:value-type="float" office:value="3552700"/>
          <table:table-cell table:style-name="ce1" office:value-type="string">
            <text:p>Tabatinga (SP)</text:p>
          </table:table-cell>
          <table:table-cell table:style-name="ce1" office:value-type="float" office:value="39.74"/>
        </table:table-row>
        <table:table-row table:style-name="ro1">
          <table:table-cell table:style-name="ce1" office:value-type="float" office:value="3552809"/>
          <table:table-cell table:style-name="ce1" office:value-type="string">
            <text:p>Taboão da Serra (SP)</text:p>
          </table:table-cell>
          <table:table-cell table:style-name="ce1" office:value-type="float" office:value="12049.87"/>
        </table:table-row>
        <table:table-row table:style-name="ro1">
          <table:table-cell table:style-name="ce1" office:value-type="float" office:value="3552908"/>
          <table:table-cell table:style-name="ce1" office:value-type="string">
            <text:p>Taciba (SP)</text:p>
          </table:table-cell>
          <table:table-cell table:style-name="ce1" office:value-type="float" office:value="9.41"/>
        </table:table-row>
        <table:table-row table:style-name="ro1">
          <table:table-cell table:style-name="ce1" office:value-type="float" office:value="3553005"/>
          <table:table-cell table:style-name="ce1" office:value-type="string">
            <text:p>Taguaí (SP)</text:p>
          </table:table-cell>
          <table:table-cell table:style-name="ce1" office:value-type="float" office:value="74.51"/>
        </table:table-row>
        <table:table-row table:style-name="ro1">
          <table:table-cell table:style-name="ce1" office:value-type="float" office:value="3553104"/>
          <table:table-cell table:style-name="ce1" office:value-type="string">
            <text:p>Taiaçu (SP)</text:p>
          </table:table-cell>
          <table:table-cell table:style-name="ce1" office:value-type="float" office:value="55.27"/>
        </table:table-row>
        <table:table-row table:style-name="ro1">
          <table:table-cell table:style-name="ce1" office:value-type="float" office:value="3553203"/>
          <table:table-cell table:style-name="ce1" office:value-type="string">
            <text:p>Taiúva (SP)</text:p>
          </table:table-cell>
          <table:table-cell table:style-name="ce1" office:value-type="float" office:value="41.12"/>
        </table:table-row>
        <table:table-row table:style-name="ro1">
          <table:table-cell table:style-name="ce1" office:value-type="float" office:value="3553302"/>
          <table:table-cell table:style-name="ce1" office:value-type="string">
            <text:p>Tambaú (SP)</text:p>
          </table:table-cell>
          <table:table-cell table:style-name="ce1" office:value-type="float" office:value="39.88"/>
        </table:table-row>
        <table:table-row table:style-name="ro1">
          <table:table-cell table:style-name="ce1" office:value-type="float" office:value="3553401"/>
          <table:table-cell table:style-name="ce1" office:value-type="string">
            <text:p>Tanabi (SP)</text:p>
          </table:table-cell>
          <table:table-cell table:style-name="ce1" office:value-type="float" office:value="32.25"/>
        </table:table-row>
        <table:table-row table:style-name="ro1">
          <table:table-cell table:style-name="ce1" office:value-type="float" office:value="3553500"/>
          <table:table-cell table:style-name="ce1" office:value-type="string">
            <text:p>Tapiraí (SP)</text:p>
          </table:table-cell>
          <table:table-cell table:style-name="ce1" office:value-type="float" office:value="10.61"/>
        </table:table-row>
        <table:table-row table:style-name="ro1">
          <table:table-cell table:style-name="ce1" office:value-type="float" office:value="3553609"/>
          <table:table-cell table:style-name="ce1" office:value-type="string">
            <text:p>Tapiratiba (SP)</text:p>
          </table:table-cell>
          <table:table-cell table:style-name="ce1" office:value-type="float" office:value="57.23"/>
        </table:table-row>
        <table:table-row table:style-name="ro1">
          <table:table-cell table:style-name="ce1" office:value-type="float" office:value="3553658"/>
          <table:table-cell table:style-name="ce1" office:value-type="string">
            <text:p>Taquaral (SP)</text:p>
          </table:table-cell>
          <table:table-cell table:style-name="ce1" office:value-type="float" office:value="50.58"/>
        </table:table-row>
        <table:table-row table:style-name="ro1">
          <table:table-cell table:style-name="ce1" office:value-type="float" office:value="3553708"/>
          <table:table-cell table:style-name="ce1" office:value-type="string">
            <text:p>Taquaritinga (SP)</text:p>
          </table:table-cell>
          <table:table-cell table:style-name="ce1" office:value-type="float" office:value="90.95"/>
        </table:table-row>
        <table:table-row table:style-name="ro1">
          <table:table-cell table:style-name="ce1" office:value-type="float" office:value="3553807"/>
          <table:table-cell table:style-name="ce1" office:value-type="string">
            <text:p>Taquarituba (SP)</text:p>
          </table:table-cell>
          <table:table-cell table:style-name="ce1" office:value-type="float" office:value="49.71"/>
        </table:table-row>
        <table:table-row table:style-name="ro1">
          <table:table-cell table:style-name="ce1" office:value-type="float" office:value="3553856"/>
          <table:table-cell table:style-name="ce1" office:value-type="string">
            <text:p>Taquarivaí (SP)</text:p>
          </table:table-cell>
          <table:table-cell table:style-name="ce1" office:value-type="float" office:value="22.22"/>
        </table:table-row>
        <table:table-row table:style-name="ro1">
          <table:table-cell table:style-name="ce1" office:value-type="float" office:value="3553906"/>
          <table:table-cell table:style-name="ce1" office:value-type="string">
            <text:p>Tarabai (SP)</text:p>
          </table:table-cell>
          <table:table-cell table:style-name="ce1" office:value-type="float" office:value="33.57"/>
        </table:table-row>
        <table:table-row table:style-name="ro1">
          <table:table-cell table:style-name="ce1" office:value-type="float" office:value="3553955"/>
          <table:table-cell table:style-name="ce1" office:value-type="string">
            <text:p>Tarumã (SP)</text:p>
          </table:table-cell>
          <table:table-cell table:style-name="ce1" office:value-type="float" office:value="42.50"/>
        </table:table-row>
        <table:table-row table:style-name="ro1">
          <table:table-cell table:style-name="ce1" office:value-type="float" office:value="3554003"/>
          <table:table-cell table:style-name="ce1" office:value-type="string">
            <text:p>Tatuí (SP)</text:p>
          </table:table-cell>
          <table:table-cell table:style-name="ce1" office:value-type="float" office:value="205.03"/>
        </table:table-row>
        <table:table-row table:style-name="ro1">
          <table:table-cell table:style-name="ce1" office:value-type="float" office:value="3554102"/>
          <table:table-cell table:style-name="ce1" office:value-type="string">
            <text:p>Taubaté (SP)</text:p>
          </table:table-cell>
          <table:table-cell table:style-name="ce1" office:value-type="float" office:value="445.98"/>
        </table:table-row>
        <table:table-row table:style-name="ro1">
          <table:table-cell table:style-name="ce1" office:value-type="float" office:value="3554201"/>
          <table:table-cell table:style-name="ce1" office:value-type="string">
            <text:p>Tejupá (SP)</text:p>
          </table:table-cell>
          <table:table-cell table:style-name="ce1" office:value-type="float" office:value="16.23"/>
        </table:table-row>
        <table:table-row table:style-name="ro1">
          <table:table-cell table:style-name="ce1" office:value-type="float" office:value="3554300"/>
          <table:table-cell table:style-name="ce1" office:value-type="string">
            <text:p>Teodoro Sampaio (SP)</text:p>
          </table:table-cell>
          <table:table-cell table:style-name="ce1" office:value-type="float" office:value="13.74"/>
        </table:table-row>
        <table:table-row table:style-name="ro1">
          <table:table-cell table:style-name="ce1" office:value-type="float" office:value="3554409"/>
          <table:table-cell table:style-name="ce1" office:value-type="string">
            <text:p>Terra Roxa (SP)</text:p>
          </table:table-cell>
          <table:table-cell table:style-name="ce1" office:value-type="float" office:value="38.39"/>
        </table:table-row>
        <table:table-row table:style-name="ro1">
          <table:table-cell table:style-name="ce1" office:value-type="float" office:value="3554508"/>
          <table:table-cell table:style-name="ce1" office:value-type="string">
            <text:p>Tietê (SP)</text:p>
          </table:table-cell>
          <table:table-cell table:style-name="ce1" office:value-type="float" office:value="91.00"/>
        </table:table-row>
        <table:table-row table:style-name="ro1">
          <table:table-cell table:style-name="ce1" office:value-type="float" office:value="3554607"/>
          <table:table-cell table:style-name="ce1" office:value-type="string">
            <text:p>Timburi (SP)</text:p>
          </table:table-cell>
          <table:table-cell table:style-name="ce1" office:value-type="float" office:value="13.45"/>
        </table:table-row>
        <table:table-row table:style-name="ro1">
          <table:table-cell table:style-name="ce1" office:value-type="float" office:value="3554656"/>
          <table:table-cell table:style-name="ce1" office:value-type="string">
            <text:p>Torre de Pedra (SP)</text:p>
          </table:table-cell>
          <table:table-cell table:style-name="ce1" office:value-type="float" office:value="31.59"/>
        </table:table-row>
        <table:table-row table:style-name="ro1">
          <table:table-cell table:style-name="ce1" office:value-type="float" office:value="3554706"/>
          <table:table-cell table:style-name="ce1" office:value-type="string">
            <text:p>Torrinha (SP)</text:p>
          </table:table-cell>
          <table:table-cell table:style-name="ce1" office:value-type="float" office:value="30.03"/>
        </table:table-row>
        <table:table-row table:style-name="ro1">
          <table:table-cell table:style-name="ce1" office:value-type="float" office:value="3554755"/>
          <table:table-cell table:style-name="ce1" office:value-type="string">
            <text:p>Trabiju (SP)</text:p>
          </table:table-cell>
          <table:table-cell table:style-name="ce1" office:value-type="float" office:value="24.35"/>
        </table:table-row>
        <table:table-row table:style-name="ro1">
          <table:table-cell table:style-name="ce1" office:value-type="float" office:value="3554805"/>
          <table:table-cell table:style-name="ce1" office:value-type="string">
            <text:p>Tremembé (SP)</text:p>
          </table:table-cell>
          <table:table-cell table:style-name="ce1" office:value-type="float" office:value="214.17"/>
        </table:table-row>
        <table:table-row table:style-name="ro1">
          <table:table-cell table:style-name="ce1" office:value-type="float" office:value="3554904"/>
          <table:table-cell table:style-name="ce1" office:value-type="string">
            <text:p>Três Fronteiras (SP)</text:p>
          </table:table-cell>
          <table:table-cell table:style-name="ce1" office:value-type="float" office:value="35.45"/>
        </table:table-row>
        <table:table-row table:style-name="ro1">
          <table:table-cell table:style-name="ce1" office:value-type="float" office:value="3554953"/>
          <table:table-cell table:style-name="ce1" office:value-type="string">
            <text:p>Tuiuti (SP)</text:p>
          </table:table-cell>
          <table:table-cell table:style-name="ce1" office:value-type="float" office:value="46.80"/>
        </table:table-row>
        <table:table-row table:style-name="ro1">
          <table:table-cell table:style-name="ce1" office:value-type="float" office:value="3555000"/>
          <table:table-cell table:style-name="ce1" office:value-type="string">
            <text:p>Tupã (SP)</text:p>
          </table:table-cell>
          <table:table-cell table:style-name="ce1" office:value-type="float" office:value="100.99"/>
        </table:table-row>
        <table:table-row table:style-name="ro1">
          <table:table-cell table:style-name="ce1" office:value-type="float" office:value="3555109"/>
          <table:table-cell table:style-name="ce1" office:value-type="string">
            <text:p>Tupi Paulista (SP)</text:p>
          </table:table-cell>
          <table:table-cell table:style-name="ce1" office:value-type="float" office:value="58.16"/>
        </table:table-row>
        <table:table-row table:style-name="ro1">
          <table:table-cell table:style-name="ce1" office:value-type="float" office:value="3555208"/>
          <table:table-cell table:style-name="ce1" office:value-type="string">
            <text:p>Turiúba (SP)</text:p>
          </table:table-cell>
          <table:table-cell table:style-name="ce1" office:value-type="float" office:value="12.60"/>
        </table:table-row>
        <table:table-row table:style-name="ro1">
          <table:table-cell table:style-name="ce1" office:value-type="float" office:value="3555307"/>
          <table:table-cell table:style-name="ce1" office:value-type="string">
            <text:p>Turmalina (SP)</text:p>
          </table:table-cell>
          <table:table-cell table:style-name="ce1" office:value-type="float" office:value="13.37"/>
        </table:table-row>
        <table:table-row table:style-name="ro1">
          <table:table-cell table:style-name="ce1" office:value-type="float" office:value="3555356"/>
          <table:table-cell table:style-name="ce1" office:value-type="string">
            <text:p>Ubarana (SP)</text:p>
          </table:table-cell>
          <table:table-cell table:style-name="ce1" office:value-type="float" office:value="25.23"/>
        </table:table-row>
        <table:table-row table:style-name="ro1">
          <table:table-cell table:style-name="ce1" office:value-type="float" office:value="3555406"/>
          <table:table-cell table:style-name="ce1" office:value-type="string">
            <text:p>Ubatuba (SP)</text:p>
          </table:table-cell>
          <table:table-cell table:style-name="ce1" office:value-type="float" office:value="110.87"/>
        </table:table-row>
        <table:table-row table:style-name="ro1">
          <table:table-cell table:style-name="ce1" office:value-type="float" office:value="3555505"/>
          <table:table-cell table:style-name="ce1" office:value-type="string">
            <text:p>Ubirajara (SP)</text:p>
          </table:table-cell>
          <table:table-cell table:style-name="ce1" office:value-type="float" office:value="15.68"/>
        </table:table-row>
        <table:table-row table:style-name="ro1">
          <table:table-cell table:style-name="ce1" office:value-type="float" office:value="3555604"/>
          <table:table-cell table:style-name="ce1" office:value-type="string">
            <text:p>Uchoa (SP)</text:p>
          </table:table-cell>
          <table:table-cell table:style-name="ce1" office:value-type="float" office:value="37.51"/>
        </table:table-row>
        <table:table-row table:style-name="ro1">
          <table:table-cell table:style-name="ce1" office:value-type="float" office:value="3555703"/>
          <table:table-cell table:style-name="ce1" office:value-type="string">
            <text:p>União Paulista (SP)</text:p>
          </table:table-cell>
          <table:table-cell table:style-name="ce1" office:value-type="float" office:value="20.21"/>
        </table:table-row>
        <table:table-row table:style-name="ro1">
          <table:table-cell table:style-name="ce1" office:value-type="float" office:value="3555802"/>
          <table:table-cell table:style-name="ce1" office:value-type="string">
            <text:p>Urânia (SP)</text:p>
          </table:table-cell>
          <table:table-cell table:style-name="ce1" office:value-type="float" office:value="42.29"/>
        </table:table-row>
        <table:table-row table:style-name="ro1">
          <table:table-cell table:style-name="ce1" office:value-type="float" office:value="3555901"/>
          <table:table-cell table:style-name="ce1" office:value-type="string">
            <text:p>Uru (SP)</text:p>
          </table:table-cell>
          <table:table-cell table:style-name="ce1" office:value-type="float" office:value="8.51"/>
        </table:table-row>
        <table:table-row table:style-name="ro1">
          <table:table-cell table:style-name="ce1" office:value-type="float" office:value="3556008"/>
          <table:table-cell table:style-name="ce1" office:value-type="string">
            <text:p>Urupês (SP)</text:p>
          </table:table-cell>
          <table:table-cell table:style-name="ce1" office:value-type="float" office:value="39.27"/>
        </table:table-row>
        <table:table-row table:style-name="ro1">
          <table:table-cell table:style-name="ce1" office:value-type="float" office:value="3556107"/>
          <table:table-cell table:style-name="ce1" office:value-type="string">
            <text:p>Valentim Gentil (SP)</text:p>
          </table:table-cell>
          <table:table-cell table:style-name="ce1" office:value-type="float" office:value="73.72"/>
        </table:table-row>
        <table:table-row table:style-name="ro1">
          <table:table-cell table:style-name="ce1" office:value-type="float" office:value="3556206"/>
          <table:table-cell table:style-name="ce1" office:value-type="string">
            <text:p>Valinhos (SP)</text:p>
          </table:table-cell>
          <table:table-cell table:style-name="ce1" office:value-type="float" office:value="721.02"/>
        </table:table-row>
        <table:table-row table:style-name="ro1">
          <table:table-cell table:style-name="ce1" office:value-type="float" office:value="3556305"/>
          <table:table-cell table:style-name="ce1" office:value-type="string">
            <text:p>Valparaíso (SP)</text:p>
          </table:table-cell>
          <table:table-cell table:style-name="ce1" office:value-type="float" office:value="26.33"/>
        </table:table-row>
        <table:table-row table:style-name="ro1">
          <table:table-cell table:style-name="ce1" office:value-type="float" office:value="3556354"/>
          <table:table-cell table:style-name="ce1" office:value-type="string">
            <text:p>Vargem (SP)</text:p>
          </table:table-cell>
          <table:table-cell table:style-name="ce1" office:value-type="float" office:value="61.64"/>
        </table:table-row>
        <table:table-row table:style-name="ro1">
          <table:table-cell table:style-name="ce1" office:value-type="float" office:value="3556404"/>
          <table:table-cell table:style-name="ce1" office:value-type="string">
            <text:p>Vargem Grande do Sul (SP)</text:p>
          </table:table-cell>
          <table:table-cell table:style-name="ce1" office:value-type="float" office:value="146.94"/>
        </table:table-row>
        <table:table-row table:style-name="ro1">
          <table:table-cell table:style-name="ce1" office:value-type="float" office:value="3556453"/>
          <table:table-cell table:style-name="ce1" office:value-type="string">
            <text:p>Vargem Grande Paulista (SP)</text:p>
          </table:table-cell>
          <table:table-cell table:style-name="ce1" office:value-type="float" office:value="1021.79"/>
        </table:table-row>
        <table:table-row table:style-name="ro1">
          <table:table-cell table:style-name="ce1" office:value-type="float" office:value="3556503"/>
          <table:table-cell table:style-name="ce1" office:value-type="string">
            <text:p>Várzea Paulista (SP)</text:p>
          </table:table-cell>
          <table:table-cell table:style-name="ce1" office:value-type="float" office:value="3076.65"/>
        </table:table-row>
        <table:table-row table:style-name="ro1">
          <table:table-cell table:style-name="ce1" office:value-type="float" office:value="3556602"/>
          <table:table-cell table:style-name="ce1" office:value-type="string">
            <text:p>Vera Cruz (SP)</text:p>
          </table:table-cell>
          <table:table-cell table:style-name="ce1" office:value-type="float" office:value="43.41"/>
        </table:table-row>
        <table:table-row table:style-name="ro1">
          <table:table-cell table:style-name="ce1" office:value-type="float" office:value="3556701"/>
          <table:table-cell table:style-name="ce1" office:value-type="string">
            <text:p>Vinhedo (SP)</text:p>
          </table:table-cell>
          <table:table-cell table:style-name="ce1" office:value-type="float" office:value="779.51"/>
        </table:table-row>
        <table:table-row table:style-name="ro1">
          <table:table-cell table:style-name="ce1" office:value-type="float" office:value="3556800"/>
          <table:table-cell table:style-name="ce1" office:value-type="string">
            <text:p>Viradouro (SP)</text:p>
          </table:table-cell>
          <table:table-cell table:style-name="ce1" office:value-type="float" office:value="79.44"/>
        </table:table-row>
        <table:table-row table:style-name="ro1">
          <table:table-cell table:style-name="ce1" office:value-type="float" office:value="3556909"/>
          <table:table-cell table:style-name="ce1" office:value-type="string">
            <text:p>Vista Alegre do Alto (SP)</text:p>
          </table:table-cell>
          <table:table-cell table:style-name="ce1" office:value-type="float" office:value="72.50"/>
        </table:table-row>
        <table:table-row table:style-name="ro1">
          <table:table-cell table:style-name="ce1" office:value-type="float" office:value="3556958"/>
          <table:table-cell table:style-name="ce1" office:value-type="string">
            <text:p>Vitória Brasil (SP)</text:p>
          </table:table-cell>
          <table:table-cell table:style-name="ce1" office:value-type="float" office:value="34.95"/>
        </table:table-row>
        <table:table-row table:style-name="ro1">
          <table:table-cell table:style-name="ce1" office:value-type="float" office:value="3557006"/>
          <table:table-cell table:style-name="ce1" office:value-type="string">
            <text:p>Votorantim (SP)</text:p>
          </table:table-cell>
          <table:table-cell table:style-name="ce1" office:value-type="float" office:value="592.47"/>
        </table:table-row>
        <table:table-row table:style-name="ro1">
          <table:table-cell table:style-name="ce1" office:value-type="float" office:value="3557105"/>
          <table:table-cell table:style-name="ce1" office:value-type="string">
            <text:p>Votuporanga (SP)</text:p>
          </table:table-cell>
          <table:table-cell table:style-name="ce1" office:value-type="float" office:value="199.69"/>
        </table:table-row>
        <table:table-row table:style-name="ro1">
          <table:table-cell table:style-name="ce1" office:value-type="float" office:value="3557154"/>
          <table:table-cell table:style-name="ce1" office:value-type="string">
            <text:p>Zacarias (SP)</text:p>
          </table:table-cell>
          <table:table-cell table:style-name="ce1" office:value-type="float" office:value="7.32"/>
        </table:table-row>
        <table:table-row table:style-name="ro1">
          <table:table-cell table:style-name="ce1" office:value-type="float" office:value="3557204"/>
          <table:table-cell table:style-name="ce1" office:value-type="string">
            <text:p>Chavantes (SP)</text:p>
          </table:table-cell>
          <table:table-cell table:style-name="ce1" office:value-type="float" office:value="64.40"/>
        </table:table-row>
        <table:table-row table:style-name="ro1">
          <table:table-cell table:style-name="ce1" office:value-type="float" office:value="3557303"/>
          <table:table-cell table:style-name="ce1" office:value-type="string">
            <text:p>Estiva Gerbi (SP)</text:p>
          </table:table-cell>
          <table:table-cell table:style-name="ce1" office:value-type="float" office:value="135.35"/>
        </table:table-row>
        <table:table-row table:style-name="ro1">
          <table:table-cell table:style-name="ce1" office:value-type="float" office:value="4100103"/>
          <table:table-cell table:style-name="ce1" office:value-type="string">
            <text:p>Abatiá (PR)</text:p>
          </table:table-cell>
          <table:table-cell table:style-name="ce1" office:value-type="float" office:value="33.95"/>
        </table:table-row>
        <table:table-row table:style-name="ro1">
          <table:table-cell table:style-name="ce1" office:value-type="float" office:value="4100202"/>
          <table:table-cell table:style-name="ce1" office:value-type="string">
            <text:p>Adrianópolis (PR)</text:p>
          </table:table-cell>
          <table:table-cell table:style-name="ce1" office:value-type="float" office:value="4.73"/>
        </table:table-row>
        <table:table-row table:style-name="ro1">
          <table:table-cell table:style-name="ce1" office:value-type="float" office:value="4100301"/>
          <table:table-cell table:style-name="ce1" office:value-type="string">
            <text:p>Agudos do Sul (PR)</text:p>
          </table:table-cell>
          <table:table-cell table:style-name="ce1" office:value-type="float" office:value="43.02"/>
        </table:table-row>
        <table:table-row table:style-name="ro1">
          <table:table-cell table:style-name="ce1" office:value-type="float" office:value="4100400"/>
          <table:table-cell table:style-name="ce1" office:value-type="string">
            <text:p>Almirante Tamandaré (PR)</text:p>
          </table:table-cell>
          <table:table-cell table:style-name="ce1" office:value-type="float" office:value="529.94"/>
        </table:table-row>
        <table:table-row table:style-name="ro1">
          <table:table-cell table:style-name="ce1" office:value-type="float" office:value="4100459"/>
          <table:table-cell table:style-name="ce1" office:value-type="string">
            <text:p>Altamira do Paraná (PR)</text:p>
          </table:table-cell>
          <table:table-cell table:style-name="ce1" office:value-type="float" office:value="11.13"/>
        </table:table-row>
        <table:table-row table:style-name="ro1">
          <table:table-cell table:style-name="ce1" office:value-type="float" office:value="4100509"/>
          <table:table-cell table:style-name="ce1" office:value-type="string">
            <text:p>Altônia (PR)</text:p>
          </table:table-cell>
          <table:table-cell table:style-name="ce1" office:value-type="float" office:value="31.01"/>
        </table:table-row>
        <table:table-row table:style-name="ro1">
          <table:table-cell table:style-name="ce1" office:value-type="float" office:value="4100608"/>
          <table:table-cell table:style-name="ce1" office:value-type="string">
            <text:p>Alto Paraná (PR)</text:p>
          </table:table-cell>
          <table:table-cell table:style-name="ce1" office:value-type="float" office:value="33.51"/>
        </table:table-row>
        <table:table-row table:style-name="ro1">
          <table:table-cell table:style-name="ce1" office:value-type="float" office:value="4100707"/>
          <table:table-cell table:style-name="ce1" office:value-type="string">
            <text:p>Alto Piquiri (PR)</text:p>
          </table:table-cell>
          <table:table-cell table:style-name="ce1" office:value-type="float" office:value="22.74"/>
        </table:table-row>
        <table:table-row table:style-name="ro1">
          <table:table-cell table:style-name="ce1" office:value-type="float" office:value="4100806"/>
          <table:table-cell table:style-name="ce1" office:value-type="string">
            <text:p>Alvorada do Sul (PR)</text:p>
          </table:table-cell>
          <table:table-cell table:style-name="ce1" office:value-type="float" office:value="24.24"/>
        </table:table-row>
        <table:table-row table:style-name="ro1">
          <table:table-cell table:style-name="ce1" office:value-type="float" office:value="4100905"/>
          <table:table-cell table:style-name="ce1" office:value-type="string">
            <text:p>Amaporã (PR)</text:p>
          </table:table-cell>
          <table:table-cell table:style-name="ce1" office:value-type="float" office:value="14.15"/>
        </table:table-row>
        <table:table-row table:style-name="ro1">
          <table:table-cell table:style-name="ce1" office:value-type="float" office:value="4101002"/>
          <table:table-cell table:style-name="ce1" office:value-type="string">
            <text:p>Ampére (PR)</text:p>
          </table:table-cell>
          <table:table-cell table:style-name="ce1" office:value-type="float" office:value="58.01"/>
        </table:table-row>
        <table:table-row table:style-name="ro1">
          <table:table-cell table:style-name="ce1" office:value-type="float" office:value="4101051"/>
          <table:table-cell table:style-name="ce1" office:value-type="string">
            <text:p>Anahy (PR)</text:p>
          </table:table-cell>
          <table:table-cell table:style-name="ce1" office:value-type="float" office:value="28.00"/>
        </table:table-row>
        <table:table-row table:style-name="ro1">
          <table:table-cell table:style-name="ce1" office:value-type="float" office:value="4101101"/>
          <table:table-cell table:style-name="ce1" office:value-type="string">
            <text:p>Andirá (PR)</text:p>
          </table:table-cell>
          <table:table-cell table:style-name="ce1" office:value-type="float" office:value="87.30"/>
        </table:table-row>
        <table:table-row table:style-name="ro1">
          <table:table-cell table:style-name="ce1" office:value-type="float" office:value="4101150"/>
          <table:table-cell table:style-name="ce1" office:value-type="string">
            <text:p>Ângulo (PR)</text:p>
          </table:table-cell>
          <table:table-cell table:style-name="ce1" office:value-type="float" office:value="26.97"/>
        </table:table-row>
        <table:table-row table:style-name="ro1">
          <table:table-cell table:style-name="ce1" office:value-type="float" office:value="4101200"/>
          <table:table-cell table:style-name="ce1" office:value-type="string">
            <text:p>Antonina (PR)</text:p>
          </table:table-cell>
          <table:table-cell table:style-name="ce1" office:value-type="float" office:value="21.41"/>
        </table:table-row>
        <table:table-row table:style-name="ro1">
          <table:table-cell table:style-name="ce1" office:value-type="float" office:value="4101309"/>
          <table:table-cell table:style-name="ce1" office:value-type="string">
            <text:p>Antônio Olinto (PR)</text:p>
          </table:table-cell>
          <table:table-cell table:style-name="ce1" office:value-type="float" office:value="15.65"/>
        </table:table-row>
        <table:table-row table:style-name="ro1">
          <table:table-cell table:style-name="ce1" office:value-type="float" office:value="4101408"/>
          <table:table-cell table:style-name="ce1" office:value-type="string">
            <text:p>Apucarana (PR)</text:p>
          </table:table-cell>
          <table:table-cell table:style-name="ce1" office:value-type="float" office:value="216.55"/>
        </table:table-row>
        <table:table-row table:style-name="ro1">
          <table:table-cell table:style-name="ce1" office:value-type="float" office:value="4101507"/>
          <table:table-cell table:style-name="ce1" office:value-type="string">
            <text:p>Arapongas (PR)</text:p>
          </table:table-cell>
          <table:table-cell table:style-name="ce1" office:value-type="float" office:value="273.30"/>
        </table:table-row>
        <table:table-row table:style-name="ro1">
          <table:table-cell table:style-name="ce1" office:value-type="float" office:value="4101606"/>
          <table:table-cell table:style-name="ce1" office:value-type="string">
            <text:p>Arapoti (PR)</text:p>
          </table:table-cell>
          <table:table-cell table:style-name="ce1" office:value-type="float" office:value="19.00"/>
        </table:table-row>
        <table:table-row table:style-name="ro1">
          <table:table-cell table:style-name="ce1" office:value-type="float" office:value="4101655"/>
          <table:table-cell table:style-name="ce1" office:value-type="string">
            <text:p>Arapuã (PR)</text:p>
          </table:table-cell>
          <table:table-cell table:style-name="ce1" office:value-type="float" office:value="16.34"/>
        </table:table-row>
        <table:table-row table:style-name="ro1">
          <table:table-cell table:style-name="ce1" office:value-type="float" office:value="4101705"/>
          <table:table-cell table:style-name="ce1" office:value-type="string">
            <text:p>Araruna (PR)</text:p>
          </table:table-cell>
          <table:table-cell table:style-name="ce1" office:value-type="float" office:value="27.21"/>
        </table:table-row>
        <table:table-row table:style-name="ro1">
          <table:table-cell table:style-name="ce1" office:value-type="float" office:value="4101804"/>
          <table:table-cell table:style-name="ce1" office:value-type="string">
            <text:p>Araucária (PR)</text:p>
          </table:table-cell>
          <table:table-cell table:style-name="ce1" office:value-type="float" office:value="253.90"/>
        </table:table-row>
        <table:table-row table:style-name="ro1">
          <table:table-cell table:style-name="ce1" office:value-type="float" office:value="4101853"/>
          <table:table-cell table:style-name="ce1" office:value-type="string">
            <text:p>Ariranha do Ivaí (PR)</text:p>
          </table:table-cell>
          <table:table-cell table:style-name="ce1" office:value-type="float" office:value="10.24"/>
        </table:table-row>
        <table:table-row table:style-name="ro1">
          <table:table-cell table:style-name="ce1" office:value-type="float" office:value="4101903"/>
          <table:table-cell table:style-name="ce1" office:value-type="string">
            <text:p>Assaí (PR)</text:p>
          </table:table-cell>
          <table:table-cell table:style-name="ce1" office:value-type="float" office:value="37.14"/>
        </table:table-row>
        <table:table-row table:style-name="ro1">
          <table:table-cell table:style-name="ce1" office:value-type="float" office:value="4102000"/>
          <table:table-cell table:style-name="ce1" office:value-type="string">
            <text:p>Assis Chateaubriand (PR)</text:p>
          </table:table-cell>
          <table:table-cell table:style-name="ce1" office:value-type="float" office:value="34.06"/>
        </table:table-row>
        <table:table-row table:style-name="ro1">
          <table:table-cell table:style-name="ce1" office:value-type="float" office:value="4102109"/>
          <table:table-cell table:style-name="ce1" office:value-type="string">
            <text:p>Astorga (PR)</text:p>
          </table:table-cell>
          <table:table-cell table:style-name="ce1" office:value-type="float" office:value="56.80"/>
        </table:table-row>
        <table:table-row table:style-name="ro1">
          <table:table-cell table:style-name="ce1" office:value-type="float" office:value="4102208"/>
          <table:table-cell table:style-name="ce1" office:value-type="string">
            <text:p>Atalaia (PR)</text:p>
          </table:table-cell>
          <table:table-cell table:style-name="ce1" office:value-type="float" office:value="28.42"/>
        </table:table-row>
        <table:table-row table:style-name="ro1">
          <table:table-cell table:style-name="ce1" office:value-type="float" office:value="4102307"/>
          <table:table-cell table:style-name="ce1" office:value-type="string">
            <text:p>Balsa Nova (PR)</text:p>
          </table:table-cell>
          <table:table-cell table:style-name="ce1" office:value-type="float" office:value="32.38"/>
        </table:table-row>
        <table:table-row table:style-name="ro1">
          <table:table-cell table:style-name="ce1" office:value-type="float" office:value="4102406"/>
          <table:table-cell table:style-name="ce1" office:value-type="string">
            <text:p>Bandeirantes (PR)</text:p>
          </table:table-cell>
          <table:table-cell table:style-name="ce1" office:value-type="float" office:value="72.29"/>
        </table:table-row>
        <table:table-row table:style-name="ro1">
          <table:table-cell table:style-name="ce1" office:value-type="float" office:value="4102505"/>
          <table:table-cell table:style-name="ce1" office:value-type="string">
            <text:p>Barbosa Ferraz (PR)</text:p>
          </table:table-cell>
          <table:table-cell table:style-name="ce1" office:value-type="float" office:value="23.50"/>
        </table:table-row>
        <table:table-row table:style-name="ro1">
          <table:table-cell table:style-name="ce1" office:value-type="float" office:value="4102604"/>
          <table:table-cell table:style-name="ce1" office:value-type="string">
            <text:p>Barracão (PR)</text:p>
          </table:table-cell>
          <table:table-cell table:style-name="ce1" office:value-type="float" office:value="56.67"/>
        </table:table-row>
        <table:table-row table:style-name="ro1">
          <table:table-cell table:style-name="ce1" office:value-type="float" office:value="4102703"/>
          <table:table-cell table:style-name="ce1" office:value-type="string">
            <text:p>Barra do Jacaré (PR)</text:p>
          </table:table-cell>
          <table:table-cell table:style-name="ce1" office:value-type="float" office:value="23.56"/>
        </table:table-row>
        <table:table-row table:style-name="ro1">
          <table:table-cell table:style-name="ce1" office:value-type="float" office:value="4102752"/>
          <table:table-cell table:style-name="ce1" office:value-type="string">
            <text:p>Bela Vista da Caroba (PR)</text:p>
          </table:table-cell>
          <table:table-cell table:style-name="ce1" office:value-type="float" office:value="26.64"/>
        </table:table-row>
        <table:table-row table:style-name="ro1">
          <table:table-cell table:style-name="ce1" office:value-type="float" office:value="4102802"/>
          <table:table-cell table:style-name="ce1" office:value-type="string">
            <text:p>Bela Vista do Paraíso (PR)</text:p>
          </table:table-cell>
          <table:table-cell table:style-name="ce1" office:value-type="float" office:value="62.13"/>
        </table:table-row>
        <table:table-row table:style-name="ro1">
          <table:table-cell table:style-name="ce1" office:value-type="float" office:value="4102901"/>
          <table:table-cell table:style-name="ce1" office:value-type="string">
            <text:p>Bituruna (PR)</text:p>
          </table:table-cell>
          <table:table-cell table:style-name="ce1" office:value-type="float" office:value="13.07"/>
        </table:table-row>
        <table:table-row table:style-name="ro1">
          <table:table-cell table:style-name="ce1" office:value-type="float" office:value="4103008"/>
          <table:table-cell table:style-name="ce1" office:value-type="string">
            <text:p>Boa Esperança (PR)</text:p>
          </table:table-cell>
          <table:table-cell table:style-name="ce1" office:value-type="float" office:value="14.86"/>
        </table:table-row>
        <table:table-row table:style-name="ro1">
          <table:table-cell table:style-name="ce1" office:value-type="float" office:value="4103024"/>
          <table:table-cell table:style-name="ce1" office:value-type="string">
            <text:p>Boa Esperança do Iguaçu (PR)</text:p>
          </table:table-cell>
          <table:table-cell table:style-name="ce1" office:value-type="float" office:value="18.21"/>
        </table:table-row>
        <table:table-row table:style-name="ro1">
          <table:table-cell table:style-name="ce1" office:value-type="float" office:value="4103040"/>
          <table:table-cell table:style-name="ce1" office:value-type="string">
            <text:p>Boa Ventura de São Roque (PR)</text:p>
          </table:table-cell>
          <table:table-cell table:style-name="ce1" office:value-type="float" office:value="10.53"/>
        </table:table-row>
        <table:table-row table:style-name="ro1">
          <table:table-cell table:style-name="ce1" office:value-type="float" office:value="4103057"/>
          <table:table-cell table:style-name="ce1" office:value-type="string">
            <text:p>Boa Vista da Aparecida (PR)</text:p>
          </table:table-cell>
          <table:table-cell table:style-name="ce1" office:value-type="float" office:value="30.87"/>
        </table:table-row>
        <table:table-row table:style-name="ro1">
          <table:table-cell table:style-name="ce1" office:value-type="float" office:value="4103107"/>
          <table:table-cell table:style-name="ce1" office:value-type="string">
            <text:p>Bocaiúva do Sul (PR)</text:p>
          </table:table-cell>
          <table:table-cell table:style-name="ce1" office:value-type="float" office:value="13.30"/>
        </table:table-row>
        <table:table-row table:style-name="ro1">
          <table:table-cell table:style-name="ce1" office:value-type="float" office:value="4103156"/>
          <table:table-cell table:style-name="ce1" office:value-type="string">
            <text:p>Bom Jesus do Sul (PR)</text:p>
          </table:table-cell>
          <table:table-cell table:style-name="ce1" office:value-type="float" office:value="21.82"/>
        </table:table-row>
        <table:table-row table:style-name="ro1">
          <table:table-cell table:style-name="ce1" office:value-type="float" office:value="4103206"/>
          <table:table-cell table:style-name="ce1" office:value-type="string">
            <text:p>Bom Sucesso (PR)</text:p>
          </table:table-cell>
          <table:table-cell table:style-name="ce1" office:value-type="float" office:value="20.33"/>
        </table:table-row>
        <table:table-row table:style-name="ro1">
          <table:table-cell table:style-name="ce1" office:value-type="float" office:value="4103222"/>
          <table:table-cell table:style-name="ce1" office:value-type="string">
            <text:p>Bom Sucesso do Sul (PR)</text:p>
          </table:table-cell>
          <table:table-cell table:style-name="ce1" office:value-type="float" office:value="16.81"/>
        </table:table-row>
        <table:table-row table:style-name="ro1">
          <table:table-cell table:style-name="ce1" office:value-type="float" office:value="4103305"/>
          <table:table-cell table:style-name="ce1" office:value-type="string">
            <text:p>Borrazópolis (PR)</text:p>
          </table:table-cell>
          <table:table-cell table:style-name="ce1" office:value-type="float" office:value="23.56"/>
        </table:table-row>
        <table:table-row table:style-name="ro1">
          <table:table-cell table:style-name="ce1" office:value-type="float" office:value="4103354"/>
          <table:table-cell table:style-name="ce1" office:value-type="string">
            <text:p>Braganey (PR)</text:p>
          </table:table-cell>
          <table:table-cell table:style-name="ce1" office:value-type="float" office:value="16.70"/>
        </table:table-row>
        <table:table-row table:style-name="ro1">
          <table:table-cell table:style-name="ce1" office:value-type="float" office:value="4103370"/>
          <table:table-cell table:style-name="ce1" office:value-type="string">
            <text:p>Brasilândia do Sul (PR)</text:p>
          </table:table-cell>
          <table:table-cell table:style-name="ce1" office:value-type="float" office:value="11.03"/>
        </table:table-row>
        <table:table-row table:style-name="ro1">
          <table:table-cell table:style-name="ce1" office:value-type="float" office:value="4103404"/>
          <table:table-cell table:style-name="ce1" office:value-type="string">
            <text:p>Cafeara (PR)</text:p>
          </table:table-cell>
          <table:table-cell table:style-name="ce1" office:value-type="float" office:value="14.50"/>
        </table:table-row>
        <table:table-row table:style-name="ro1">
          <table:table-cell table:style-name="ce1" office:value-type="float" office:value="4103453"/>
          <table:table-cell table:style-name="ce1" office:value-type="string">
            <text:p>Cafelândia (PR)</text:p>
          </table:table-cell>
          <table:table-cell table:style-name="ce1" office:value-type="float" office:value="53.96"/>
        </table:table-row>
        <table:table-row table:style-name="ro1">
          <table:table-cell table:style-name="ce1" office:value-type="float" office:value="4103479"/>
          <table:table-cell table:style-name="ce1" office:value-type="string">
            <text:p>Cafezal do Sul (PR)</text:p>
          </table:table-cell>
          <table:table-cell table:style-name="ce1" office:value-type="float" office:value="12.79"/>
        </table:table-row>
        <table:table-row table:style-name="ro1">
          <table:table-cell table:style-name="ce1" office:value-type="float" office:value="4103503"/>
          <table:table-cell table:style-name="ce1" office:value-type="string">
            <text:p>Califórnia (PR)</text:p>
          </table:table-cell>
          <table:table-cell table:style-name="ce1" office:value-type="float" office:value="56.90"/>
        </table:table-row>
        <table:table-row table:style-name="ro1">
          <table:table-cell table:style-name="ce1" office:value-type="float" office:value="4103602"/>
          <table:table-cell table:style-name="ce1" office:value-type="string">
            <text:p>Cambará (PR)</text:p>
          </table:table-cell>
          <table:table-cell table:style-name="ce1" office:value-type="float" office:value="65.23"/>
        </table:table-row>
        <table:table-row table:style-name="ro1">
          <table:table-cell table:style-name="ce1" office:value-type="float" office:value="4103701"/>
          <table:table-cell table:style-name="ce1" office:value-type="string">
            <text:p>Cambé (PR)</text:p>
          </table:table-cell>
          <table:table-cell table:style-name="ce1" office:value-type="float" office:value="195.54"/>
        </table:table-row>
        <table:table-row table:style-name="ro1">
          <table:table-cell table:style-name="ce1" office:value-type="float" office:value="4103800"/>
          <table:table-cell table:style-name="ce1" office:value-type="string">
            <text:p>Cambira (PR)</text:p>
          </table:table-cell>
          <table:table-cell table:style-name="ce1" office:value-type="float" office:value="44.29"/>
        </table:table-row>
        <table:table-row table:style-name="ro1">
          <table:table-cell table:style-name="ce1" office:value-type="float" office:value="4103909"/>
          <table:table-cell table:style-name="ce1" office:value-type="string">
            <text:p>Campina da Lagoa (PR)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float" office:value="4103958"/>
          <table:table-cell table:style-name="ce1" office:value-type="string">
            <text:p>Campina do Simão (PR)</text:p>
          </table:table-cell>
          <table:table-cell table:style-name="ce1" office:value-type="float" office:value="9.09"/>
        </table:table-row>
        <table:table-row table:style-name="ro1">
          <table:table-cell table:style-name="ce1" office:value-type="float" office:value="4104006"/>
          <table:table-cell table:style-name="ce1" office:value-type="string">
            <text:p>Campina Grande do Sul (PR)</text:p>
          </table:table-cell>
          <table:table-cell table:style-name="ce1" office:value-type="float" office:value="71.93"/>
        </table:table-row>
        <table:table-row table:style-name="ro1">
          <table:table-cell table:style-name="ce1" office:value-type="float" office:value="4104055"/>
          <table:table-cell table:style-name="ce1" office:value-type="string">
            <text:p>Campo Bonito (PR)</text:p>
          </table:table-cell>
          <table:table-cell table:style-name="ce1" office:value-type="float" office:value="10.16"/>
        </table:table-row>
        <table:table-row table:style-name="ro1">
          <table:table-cell table:style-name="ce1" office:value-type="float" office:value="4104105"/>
          <table:table-cell table:style-name="ce1" office:value-type="string">
            <text:p>Campo do Tenente (PR)</text:p>
          </table:table-cell>
          <table:table-cell table:style-name="ce1" office:value-type="float" office:value="23.40"/>
        </table:table-row>
        <table:table-row table:style-name="ro1">
          <table:table-cell table:style-name="ce1" office:value-type="float" office:value="4104204"/>
          <table:table-cell table:style-name="ce1" office:value-type="string">
            <text:p>Campo Largo (PR)</text:p>
          </table:table-cell>
          <table:table-cell table:style-name="ce1" office:value-type="float" office:value="89.94"/>
        </table:table-row>
        <table:table-row table:style-name="ro1">
          <table:table-cell table:style-name="ce1" office:value-type="float" office:value="4104253"/>
          <table:table-cell table:style-name="ce1" office:value-type="string">
            <text:p>Campo Magro (PR)</text:p>
          </table:table-cell>
          <table:table-cell table:style-name="ce1" office:value-type="float" office:value="90.15"/>
        </table:table-row>
        <table:table-row table:style-name="ro1">
          <table:table-cell table:style-name="ce1" office:value-type="float" office:value="4104303"/>
          <table:table-cell table:style-name="ce1" office:value-type="string">
            <text:p>Campo Mourão (PR)</text:p>
          </table:table-cell>
          <table:table-cell table:style-name="ce1" office:value-type="float" office:value="115.05"/>
        </table:table-row>
        <table:table-row table:style-name="ro1">
          <table:table-cell table:style-name="ce1" office:value-type="float" office:value="4104402"/>
          <table:table-cell table:style-name="ce1" office:value-type="string">
            <text:p>Cândido de Abreu (PR)</text:p>
          </table:table-cell>
          <table:table-cell table:style-name="ce1" office:value-type="float" office:value="11.03"/>
        </table:table-row>
        <table:table-row table:style-name="ro1">
          <table:table-cell table:style-name="ce1" office:value-type="float" office:value="4104428"/>
          <table:table-cell table:style-name="ce1" office:value-type="string">
            <text:p>Candói (PR)</text:p>
          </table:table-cell>
          <table:table-cell table:style-name="ce1" office:value-type="float" office:value="9.90"/>
        </table:table-row>
        <table:table-row table:style-name="ro1">
          <table:table-cell table:style-name="ce1" office:value-type="float" office:value="4104451"/>
          <table:table-cell table:style-name="ce1" office:value-type="string">
            <text:p>Cantagalo (PR)</text:p>
          </table:table-cell>
          <table:table-cell table:style-name="ce1" office:value-type="float" office:value="22.20"/>
        </table:table-row>
        <table:table-row table:style-name="ro1">
          <table:table-cell table:style-name="ce1" office:value-type="float" office:value="4104501"/>
          <table:table-cell table:style-name="ce1" office:value-type="string">
            <text:p>Capanema (PR)</text:p>
          </table:table-cell>
          <table:table-cell table:style-name="ce1" office:value-type="float" office:value="44.25"/>
        </table:table-row>
        <table:table-row table:style-name="ro1">
          <table:table-cell table:style-name="ce1" office:value-type="float" office:value="4104600"/>
          <table:table-cell table:style-name="ce1" office:value-type="string">
            <text:p>Capitão Leônidas Marques (PR)</text:p>
          </table:table-cell>
          <table:table-cell table:style-name="ce1" office:value-type="float" office:value="54.29"/>
        </table:table-row>
        <table:table-row table:style-name="ro1">
          <table:table-cell table:style-name="ce1" office:value-type="float" office:value="4104659"/>
          <table:table-cell table:style-name="ce1" office:value-type="string">
            <text:p>Carambeí (PR)</text:p>
          </table:table-cell>
          <table:table-cell table:style-name="ce1" office:value-type="float" office:value="29.50"/>
        </table:table-row>
        <table:table-row table:style-name="ro1">
          <table:table-cell table:style-name="ce1" office:value-type="float" office:value="4104709"/>
          <table:table-cell table:style-name="ce1" office:value-type="string">
            <text:p>Carlópolis (PR)</text:p>
          </table:table-cell>
          <table:table-cell table:style-name="ce1" office:value-type="float" office:value="30.36"/>
        </table:table-row>
        <table:table-row table:style-name="ro1">
          <table:table-cell table:style-name="ce1" office:value-type="float" office:value="4104808"/>
          <table:table-cell table:style-name="ce1" office:value-type="string">
            <text:p>Cascavel (PR)</text:p>
          </table:table-cell>
          <table:table-cell table:style-name="ce1" office:value-type="float" office:value="136.23"/>
        </table:table-row>
        <table:table-row table:style-name="ro1">
          <table:table-cell table:style-name="ce1" office:value-type="float" office:value="4104907"/>
          <table:table-cell table:style-name="ce1" office:value-type="string">
            <text:p>Castro (PR)</text:p>
          </table:table-cell>
          <table:table-cell table:style-name="ce1" office:value-type="float" office:value="26.50"/>
        </table:table-row>
        <table:table-row table:style-name="ro1">
          <table:table-cell table:style-name="ce1" office:value-type="float" office:value="4105003"/>
          <table:table-cell table:style-name="ce1" office:value-type="string">
            <text:p>Catanduvas (PR)</text:p>
          </table:table-cell>
          <table:table-cell table:style-name="ce1" office:value-type="float" office:value="17.54"/>
        </table:table-row>
        <table:table-row table:style-name="ro1">
          <table:table-cell table:style-name="ce1" office:value-type="float" office:value="4105102"/>
          <table:table-cell table:style-name="ce1" office:value-type="string">
            <text:p>Centenário do Sul (PR)</text:p>
          </table:table-cell>
          <table:table-cell table:style-name="ce1" office:value-type="float" office:value="30.09"/>
        </table:table-row>
        <table:table-row table:style-name="ro1">
          <table:table-cell table:style-name="ce1" office:value-type="float" office:value="4105201"/>
          <table:table-cell table:style-name="ce1" office:value-type="string">
            <text:p>Cerro Azul (PR)</text:p>
          </table:table-cell>
          <table:table-cell table:style-name="ce1" office:value-type="float" office:value="12.63"/>
        </table:table-row>
        <table:table-row table:style-name="ro1">
          <table:table-cell table:style-name="ce1" office:value-type="float" office:value="4105300"/>
          <table:table-cell table:style-name="ce1" office:value-type="string">
            <text:p>Céu Azul (PR)</text:p>
          </table:table-cell>
          <table:table-cell table:style-name="ce1" office:value-type="float" office:value="9.35"/>
        </table:table-row>
        <table:table-row table:style-name="ro1">
          <table:table-cell table:style-name="ce1" office:value-type="float" office:value="4105409"/>
          <table:table-cell table:style-name="ce1" office:value-type="string">
            <text:p>Chopinzinho (PR)</text:p>
          </table:table-cell>
          <table:table-cell table:style-name="ce1" office:value-type="float" office:value="20.51"/>
        </table:table-row>
        <table:table-row table:style-name="ro1">
          <table:table-cell table:style-name="ce1" office:value-type="float" office:value="4105508"/>
          <table:table-cell table:style-name="ce1" office:value-type="string">
            <text:p>Cianorte (PR)</text:p>
          </table:table-cell>
          <table:table-cell table:style-name="ce1" office:value-type="float" office:value="86.19"/>
        </table:table-row>
        <table:table-row table:style-name="ro1">
          <table:table-cell table:style-name="ce1" office:value-type="float" office:value="4105607"/>
          <table:table-cell table:style-name="ce1" office:value-type="string">
            <text:p>Cidade Gaúcha (PR)</text:p>
          </table:table-cell>
          <table:table-cell table:style-name="ce1" office:value-type="float" office:value="27.45"/>
        </table:table-row>
        <table:table-row table:style-name="ro1">
          <table:table-cell table:style-name="ce1" office:value-type="float" office:value="4105706"/>
          <table:table-cell table:style-name="ce1" office:value-type="string">
            <text:p>Clevelândia (PR)</text:p>
          </table:table-cell>
          <table:table-cell table:style-name="ce1" office:value-type="float" office:value="24.47"/>
        </table:table-row>
        <table:table-row table:style-name="ro1">
          <table:table-cell table:style-name="ce1" office:value-type="float" office:value="4105805"/>
          <table:table-cell table:style-name="ce1" office:value-type="string">
            <text:p>Colombo (PR)</text:p>
          </table:table-cell>
          <table:table-cell table:style-name="ce1" office:value-type="float" office:value="1079.08"/>
        </table:table-row>
        <table:table-row table:style-name="ro1">
          <table:table-cell table:style-name="ce1" office:value-type="float" office:value="4105904"/>
          <table:table-cell table:style-name="ce1" office:value-type="string">
            <text:p>Colorado (PR)</text:p>
          </table:table-cell>
          <table:table-cell table:style-name="ce1" office:value-type="float" office:value="55.41"/>
        </table:table-row>
        <table:table-row table:style-name="ro1">
          <table:table-cell table:style-name="ce1" office:value-type="float" office:value="4106001"/>
          <table:table-cell table:style-name="ce1" office:value-type="string">
            <text:p>Congonhinhas (PR)</text:p>
          </table:table-cell>
          <table:table-cell table:style-name="ce1" office:value-type="float" office:value="15.45"/>
        </table:table-row>
        <table:table-row table:style-name="ro1">
          <table:table-cell table:style-name="ce1" office:value-type="float" office:value="4106100"/>
          <table:table-cell table:style-name="ce1" office:value-type="string">
            <text:p>Conselheiro Mairinck (PR)</text:p>
          </table:table-cell>
          <table:table-cell table:style-name="ce1" office:value-type="float" office:value="17.76"/>
        </table:table-row>
        <table:table-row table:style-name="ro1">
          <table:table-cell table:style-name="ce1" office:value-type="float" office:value="4106209"/>
          <table:table-cell table:style-name="ce1" office:value-type="string">
            <text:p>Contenda (PR)</text:p>
          </table:table-cell>
          <table:table-cell table:style-name="ce1" office:value-type="float" office:value="53.14"/>
        </table:table-row>
        <table:table-row table:style-name="ro1">
          <table:table-cell table:style-name="ce1" office:value-type="float" office:value="4106308"/>
          <table:table-cell table:style-name="ce1" office:value-type="string">
            <text:p>Corbélia (PR)</text:p>
          </table:table-cell>
          <table:table-cell table:style-name="ce1" office:value-type="float" office:value="30.81"/>
        </table:table-row>
        <table:table-row table:style-name="ro1">
          <table:table-cell table:style-name="ce1" office:value-type="float" office:value="4106407"/>
          <table:table-cell table:style-name="ce1" office:value-type="string">
            <text:p>Cornélio Procópio (PR)</text:p>
          </table:table-cell>
          <table:table-cell table:style-name="ce1" office:value-type="float" office:value="73.89"/>
        </table:table-row>
        <table:table-row table:style-name="ro1">
          <table:table-cell table:style-name="ce1" office:value-type="float" office:value="4106456"/>
          <table:table-cell table:style-name="ce1" office:value-type="string">
            <text:p>Coronel Domingos Soares (PR)</text:p>
          </table:table-cell>
          <table:table-cell table:style-name="ce1" office:value-type="float" office:value="4.59"/>
        </table:table-row>
        <table:table-row table:style-name="ro1">
          <table:table-cell table:style-name="ce1" office:value-type="float" office:value="4106506"/>
          <table:table-cell table:style-name="ce1" office:value-type="string">
            <text:p>Coronel Vivida (PR)</text:p>
          </table:table-cell>
          <table:table-cell table:style-name="ce1" office:value-type="float" office:value="31.78"/>
        </table:table-row>
        <table:table-row table:style-name="ro1">
          <table:table-cell table:style-name="ce1" office:value-type="float" office:value="4106555"/>
          <table:table-cell table:style-name="ce1" office:value-type="string">
            <text:p>Corumbataí do Sul (PR)</text:p>
          </table:table-cell>
          <table:table-cell table:style-name="ce1" office:value-type="float" office:value="24.35"/>
        </table:table-row>
        <table:table-row table:style-name="ro1">
          <table:table-cell table:style-name="ce1" office:value-type="float" office:value="4106571"/>
          <table:table-cell table:style-name="ce1" office:value-type="string">
            <text:p>Cruzeiro do Iguaçu (PR)</text:p>
          </table:table-cell>
          <table:table-cell table:style-name="ce1" office:value-type="float" office:value="26.43"/>
        </table:table-row>
        <table:table-row table:style-name="ro1">
          <table:table-cell table:style-name="ce1" office:value-type="float" office:value="4106605"/>
          <table:table-cell table:style-name="ce1" office:value-type="string">
            <text:p>Cruzeiro do Oeste (PR)</text:p>
          </table:table-cell>
          <table:table-cell table:style-name="ce1" office:value-type="float" office:value="26.20"/>
        </table:table-row>
        <table:table-row table:style-name="ro1">
          <table:table-cell table:style-name="ce1" office:value-type="float" office:value="4106704"/>
          <table:table-cell table:style-name="ce1" office:value-type="string">
            <text:p>Cruzeiro do Sul (PR)</text:p>
          </table:table-cell>
          <table:table-cell table:style-name="ce1" office:value-type="float" office:value="17.61"/>
        </table:table-row>
        <table:table-row table:style-name="ro1">
          <table:table-cell table:style-name="ce1" office:value-type="float" office:value="4106803"/>
          <table:table-cell table:style-name="ce1" office:value-type="string">
            <text:p>Cruz Machado (PR)</text:p>
          </table:table-cell>
          <table:table-cell table:style-name="ce1" office:value-type="float" office:value="12.20"/>
        </table:table-row>
        <table:table-row table:style-name="ro1">
          <table:table-cell table:style-name="ce1" office:value-type="float" office:value="4106852"/>
          <table:table-cell table:style-name="ce1" office:value-type="string">
            <text:p>Cruzmaltina (PR)</text:p>
          </table:table-cell>
          <table:table-cell table:style-name="ce1" office:value-type="float" office:value="10.12"/>
        </table:table-row>
        <table:table-row table:style-name="ro1">
          <table:table-cell table:style-name="ce1" office:value-type="float" office:value="4106902"/>
          <table:table-cell table:style-name="ce1" office:value-type="string">
            <text:p>Curitiba (PR)</text:p>
          </table:table-cell>
          <table:table-cell table:style-name="ce1" office:value-type="float" office:value="4024.84"/>
        </table:table-row>
        <table:table-row table:style-name="ro1">
          <table:table-cell table:style-name="ce1" office:value-type="float" office:value="4107009"/>
          <table:table-cell table:style-name="ce1" office:value-type="string">
            <text:p>Curiúva (PR)</text:p>
          </table:table-cell>
          <table:table-cell table:style-name="ce1" office:value-type="float" office:value="24.16"/>
        </table:table-row>
        <table:table-row table:style-name="ro1">
          <table:table-cell table:style-name="ce1" office:value-type="float" office:value="4107108"/>
          <table:table-cell table:style-name="ce1" office:value-type="string">
            <text:p>Diamante do Norte (PR)</text:p>
          </table:table-cell>
          <table:table-cell table:style-name="ce1" office:value-type="float" office:value="22.71"/>
        </table:table-row>
        <table:table-row table:style-name="ro1">
          <table:table-cell table:style-name="ce1" office:value-type="float" office:value="4107124"/>
          <table:table-cell table:style-name="ce1" office:value-type="string">
            <text:p>Diamante do Sul (PR)</text:p>
          </table:table-cell>
          <table:table-cell table:style-name="ce1" office:value-type="float" office:value="9.75"/>
        </table:table-row>
        <table:table-row table:style-name="ro1">
          <table:table-cell table:style-name="ce1" office:value-type="float" office:value="4107157"/>
          <table:table-cell table:style-name="ce1" office:value-type="string">
            <text:p>Diamante D'Oeste (PR)</text:p>
          </table:table-cell>
          <table:table-cell table:style-name="ce1" office:value-type="float" office:value="16.26"/>
        </table:table-row>
        <table:table-row table:style-name="ro1">
          <table:table-cell table:style-name="ce1" office:value-type="float" office:value="4107207"/>
          <table:table-cell table:style-name="ce1" office:value-type="string">
            <text:p>Dois Vizinhos (PR)</text:p>
          </table:table-cell>
          <table:table-cell table:style-name="ce1" office:value-type="float" office:value="86.42"/>
        </table:table-row>
        <table:table-row table:style-name="ro1">
          <table:table-cell table:style-name="ce1" office:value-type="float" office:value="4107256"/>
          <table:table-cell table:style-name="ce1" office:value-type="string">
            <text:p>Douradina (PR)</text:p>
          </table:table-cell>
          <table:table-cell table:style-name="ce1" office:value-type="float" office:value="17.73"/>
        </table:table-row>
        <table:table-row table:style-name="ro1">
          <table:table-cell table:style-name="ce1" office:value-type="float" office:value="4107306"/>
          <table:table-cell table:style-name="ce1" office:value-type="string">
            <text:p>Doutor Camargo (PR)</text:p>
          </table:table-cell>
          <table:table-cell table:style-name="ce1" office:value-type="float" office:value="49.27"/>
        </table:table-row>
        <table:table-row table:style-name="ro1">
          <table:table-cell table:style-name="ce1" office:value-type="float" office:value="4107405"/>
          <table:table-cell table:style-name="ce1" office:value-type="string">
            <text:p>Enéas Marques (PR)</text:p>
          </table:table-cell>
          <table:table-cell table:style-name="ce1" office:value-type="float" office:value="31.75"/>
        </table:table-row>
        <table:table-row table:style-name="ro1">
          <table:table-cell table:style-name="ce1" office:value-type="float" office:value="4107504"/>
          <table:table-cell table:style-name="ce1" office:value-type="string">
            <text:p>Engenheiro Beltrão (PR)</text:p>
          </table:table-cell>
          <table:table-cell table:style-name="ce1" office:value-type="float" office:value="29.75"/>
        </table:table-row>
        <table:table-row table:style-name="ro1">
          <table:table-cell table:style-name="ce1" office:value-type="float" office:value="4107520"/>
          <table:table-cell table:style-name="ce1" office:value-type="string">
            <text:p>Esperança Nova (PR)</text:p>
          </table:table-cell>
          <table:table-cell table:style-name="ce1" office:value-type="float" office:value="14.22"/>
        </table:table-row>
        <table:table-row table:style-name="ro1">
          <table:table-cell table:style-name="ce1" office:value-type="float" office:value="4107538"/>
          <table:table-cell table:style-name="ce1" office:value-type="string">
            <text:p>Entre Rios do Oeste (PR)</text:p>
          </table:table-cell>
          <table:table-cell table:style-name="ce1" office:value-type="float" office:value="32.16"/>
        </table:table-row>
        <table:table-row table:style-name="ro1">
          <table:table-cell table:style-name="ce1" office:value-type="float" office:value="4107546"/>
          <table:table-cell table:style-name="ce1" office:value-type="string">
            <text:p>Espigão Alto do Iguaçu (PR)</text:p>
          </table:table-cell>
          <table:table-cell table:style-name="ce1" office:value-type="float" office:value="14.33"/>
        </table:table-row>
        <table:table-row table:style-name="ro1">
          <table:table-cell table:style-name="ce1" office:value-type="float" office:value="4107553"/>
          <table:table-cell table:style-name="ce1" office:value-type="string">
            <text:p>Farol (PR)</text:p>
          </table:table-cell>
          <table:table-cell table:style-name="ce1" office:value-type="float" office:value="12.00"/>
        </table:table-row>
        <table:table-row table:style-name="ro1">
          <table:table-cell table:style-name="ce1" office:value-type="float" office:value="4107603"/>
          <table:table-cell table:style-name="ce1" office:value-type="string">
            <text:p>Faxinal (PR)</text:p>
          </table:table-cell>
          <table:table-cell table:style-name="ce1" office:value-type="float" office:value="22.79"/>
        </table:table-row>
        <table:table-row table:style-name="ro1">
          <table:table-cell table:style-name="ce1" office:value-type="float" office:value="4107652"/>
          <table:table-cell table:style-name="ce1" office:value-type="string">
            <text:p>Fazenda Rio Grande (PR)</text:p>
          </table:table-cell>
          <table:table-cell table:style-name="ce1" office:value-type="float" office:value="700.02"/>
        </table:table-row>
        <table:table-row table:style-name="ro1">
          <table:table-cell table:style-name="ce1" office:value-type="float" office:value="4107702"/>
          <table:table-cell table:style-name="ce1" office:value-type="string">
            <text:p>Fênix (PR)</text:p>
          </table:table-cell>
          <table:table-cell table:style-name="ce1" office:value-type="float" office:value="20.51"/>
        </table:table-row>
        <table:table-row table:style-name="ro1">
          <table:table-cell table:style-name="ce1" office:value-type="float" office:value="4107736"/>
          <table:table-cell table:style-name="ce1" office:value-type="string">
            <text:p>Fernandes Pinheiro (PR)</text:p>
          </table:table-cell>
          <table:table-cell table:style-name="ce1" office:value-type="float" office:value="14.59"/>
        </table:table-row>
        <table:table-row table:style-name="ro1">
          <table:table-cell table:style-name="ce1" office:value-type="float" office:value="4107751"/>
          <table:table-cell table:style-name="ce1" office:value-type="string">
            <text:p>Figueira (PR)</text:p>
          </table:table-cell>
          <table:table-cell table:style-name="ce1" office:value-type="float" office:value="63.91"/>
        </table:table-row>
        <table:table-row table:style-name="ro1">
          <table:table-cell table:style-name="ce1" office:value-type="float" office:value="4107801"/>
          <table:table-cell table:style-name="ce1" office:value-type="string">
            <text:p>Floraí (PR)</text:p>
          </table:table-cell>
          <table:table-cell table:style-name="ce1" office:value-type="float" office:value="26.42"/>
        </table:table-row>
        <table:table-row table:style-name="ro1">
          <table:table-cell table:style-name="ce1" office:value-type="float" office:value="4107850"/>
          <table:table-cell table:style-name="ce1" office:value-type="string">
            <text:p>Flor da Serra do Sul (PR)</text:p>
          </table:table-cell>
          <table:table-cell table:style-name="ce1" office:value-type="float" office:value="19.75"/>
        </table:table-row>
        <table:table-row table:style-name="ro1">
          <table:table-cell table:style-name="ce1" office:value-type="float" office:value="4107900"/>
          <table:table-cell table:style-name="ce1" office:value-type="string">
            <text:p>Floresta (PR)</text:p>
          </table:table-cell>
          <table:table-cell table:style-name="ce1" office:value-type="float" office:value="37.48"/>
        </table:table-row>
        <table:table-row table:style-name="ro1">
          <table:table-cell table:style-name="ce1" office:value-type="float" office:value="4108007"/>
          <table:table-cell table:style-name="ce1" office:value-type="string">
            <text:p>Florestópolis (PR)</text:p>
          </table:table-cell>
          <table:table-cell table:style-name="ce1" office:value-type="float" office:value="45.56"/>
        </table:table-row>
        <table:table-row table:style-name="ro1">
          <table:table-cell table:style-name="ce1" office:value-type="float" office:value="4108106"/>
          <table:table-cell table:style-name="ce1" office:value-type="string">
            <text:p>Flórida (PR)</text:p>
          </table:table-cell>
          <table:table-cell table:style-name="ce1" office:value-type="float" office:value="30.62"/>
        </table:table-row>
        <table:table-row table:style-name="ro1">
          <table:table-cell table:style-name="ce1" office:value-type="float" office:value="4108205"/>
          <table:table-cell table:style-name="ce1" office:value-type="string">
            <text:p>Formosa do Oeste (PR)</text:p>
          </table:table-cell>
          <table:table-cell table:style-name="ce1" office:value-type="float" office:value="27.35"/>
        </table:table-row>
        <table:table-row table:style-name="ro1">
          <table:table-cell table:style-name="ce1" office:value-type="float" office:value="4108304"/>
          <table:table-cell table:style-name="ce1" office:value-type="string">
            <text:p>Foz do Iguaçu (PR)</text:p>
          </table:table-cell>
          <table:table-cell table:style-name="ce1" office:value-type="float" office:value="414.58"/>
        </table:table-row>
        <table:table-row table:style-name="ro1">
          <table:table-cell table:style-name="ce1" office:value-type="float" office:value="4108320"/>
          <table:table-cell table:style-name="ce1" office:value-type="string">
            <text:p>Francisco Alves (PR)</text:p>
          </table:table-cell>
          <table:table-cell table:style-name="ce1" office:value-type="float" office:value="19.94"/>
        </table:table-row>
        <table:table-row table:style-name="ro1">
          <table:table-cell table:style-name="ce1" office:value-type="float" office:value="4108403"/>
          <table:table-cell table:style-name="ce1" office:value-type="string">
            <text:p>Francisco Beltrão (PR)</text:p>
          </table:table-cell>
          <table:table-cell table:style-name="ce1" office:value-type="float" office:value="107.39"/>
        </table:table-row>
        <table:table-row table:style-name="ro1">
          <table:table-cell table:style-name="ce1" office:value-type="float" office:value="4108452"/>
          <table:table-cell table:style-name="ce1" office:value-type="string">
            <text:p>Foz do Jordão (PR)</text:p>
          </table:table-cell>
          <table:table-cell table:style-name="ce1" office:value-type="float" office:value="23.03"/>
        </table:table-row>
        <table:table-row table:style-name="ro1">
          <table:table-cell table:style-name="ce1" office:value-type="float" office:value="4108502"/>
          <table:table-cell table:style-name="ce1" office:value-type="string">
            <text:p>General Carneiro (PR)</text:p>
          </table:table-cell>
          <table:table-cell table:style-name="ce1" office:value-type="float" office:value="12.77"/>
        </table:table-row>
        <table:table-row table:style-name="ro1">
          <table:table-cell table:style-name="ce1" office:value-type="float" office:value="4108551"/>
          <table:table-cell table:style-name="ce1" office:value-type="string">
            <text:p>Godoy Moreira (PR)</text:p>
          </table:table-cell>
          <table:table-cell table:style-name="ce1" office:value-type="float" office:value="25.47"/>
        </table:table-row>
        <table:table-row table:style-name="ro1">
          <table:table-cell table:style-name="ce1" office:value-type="float" office:value="4108601"/>
          <table:table-cell table:style-name="ce1" office:value-type="string">
            <text:p>Goioerê (PR)</text:p>
          </table:table-cell>
          <table:table-cell table:style-name="ce1" office:value-type="float" office:value="51.44"/>
        </table:table-row>
        <table:table-row table:style-name="ro1">
          <table:table-cell table:style-name="ce1" office:value-type="float" office:value="4108650"/>
          <table:table-cell table:style-name="ce1" office:value-type="string">
            <text:p>Goioxim (PR)</text:p>
          </table:table-cell>
          <table:table-cell table:style-name="ce1" office:value-type="float" office:value="10.68"/>
        </table:table-row>
        <table:table-row table:style-name="ro1">
          <table:table-cell table:style-name="ce1" office:value-type="float" office:value="4108700"/>
          <table:table-cell table:style-name="ce1" office:value-type="string">
            <text:p>Grandes Rios (PR)</text:p>
          </table:table-cell>
          <table:table-cell table:style-name="ce1" office:value-type="float" office:value="21.09"/>
        </table:table-row>
        <table:table-row table:style-name="ro1">
          <table:table-cell table:style-name="ce1" office:value-type="float" office:value="4108809"/>
          <table:table-cell table:style-name="ce1" office:value-type="string">
            <text:p>Guaíra (PR)</text:p>
          </table:table-cell>
          <table:table-cell table:style-name="ce1" office:value-type="float" office:value="54.78"/>
        </table:table-row>
        <table:table-row table:style-name="ro1">
          <table:table-cell table:style-name="ce1" office:value-type="float" office:value="4108908"/>
          <table:table-cell table:style-name="ce1" office:value-type="string">
            <text:p>Guairaçá (PR)</text:p>
          </table:table-cell>
          <table:table-cell table:style-name="ce1" office:value-type="float" office:value="12.55"/>
        </table:table-row>
        <table:table-row table:style-name="ro1">
          <table:table-cell table:style-name="ce1" office:value-type="float" office:value="4108957"/>
          <table:table-cell table:style-name="ce1" office:value-type="string">
            <text:p>Guamiranga (PR)</text:p>
          </table:table-cell>
          <table:table-cell table:style-name="ce1" office:value-type="float" office:value="32.27"/>
        </table:table-row>
        <table:table-row table:style-name="ro1">
          <table:table-cell table:style-name="ce1" office:value-type="float" office:value="4109005"/>
          <table:table-cell table:style-name="ce1" office:value-type="string">
            <text:p>Guapirama (PR)</text:p>
          </table:table-cell>
          <table:table-cell table:style-name="ce1" office:value-type="float" office:value="20.58"/>
        </table:table-row>
        <table:table-row table:style-name="ro1">
          <table:table-cell table:style-name="ce1" office:value-type="float" office:value="4109104"/>
          <table:table-cell table:style-name="ce1" office:value-type="string">
            <text:p>Guaporema (PR)</text:p>
          </table:table-cell>
          <table:table-cell table:style-name="ce1" office:value-type="float" office:value="11.08"/>
        </table:table-row>
        <table:table-row table:style-name="ro1">
          <table:table-cell table:style-name="ce1" office:value-type="float" office:value="4109203"/>
          <table:table-cell table:style-name="ce1" office:value-type="string">
            <text:p>Guaraci (PR)</text:p>
          </table:table-cell>
          <table:table-cell table:style-name="ce1" office:value-type="float" office:value="24.69"/>
        </table:table-row>
        <table:table-row table:style-name="ro1">
          <table:table-cell table:style-name="ce1" office:value-type="float" office:value="4109302"/>
          <table:table-cell table:style-name="ce1" office:value-type="string">
            <text:p>Guaraniaçu (PR)</text:p>
          </table:table-cell>
          <table:table-cell table:style-name="ce1" office:value-type="float" office:value="11.90"/>
        </table:table-row>
        <table:table-row table:style-name="ro1">
          <table:table-cell table:style-name="ce1" office:value-type="float" office:value="4109401"/>
          <table:table-cell table:style-name="ce1" office:value-type="string">
            <text:p>Guarapuava (PR)</text:p>
          </table:table-cell>
          <table:table-cell table:style-name="ce1" office:value-type="float" office:value="53.69"/>
        </table:table-row>
        <table:table-row table:style-name="ro1">
          <table:table-cell table:style-name="ce1" office:value-type="float" office:value="4109500"/>
          <table:table-cell table:style-name="ce1" office:value-type="string">
            <text:p>Guaraqueçaba (PR)</text:p>
          </table:table-cell>
          <table:table-cell table:style-name="ce1" office:value-type="float" office:value="3.90"/>
        </table:table-row>
        <table:table-row table:style-name="ro1">
          <table:table-cell table:style-name="ce1" office:value-type="float" office:value="4109609"/>
          <table:table-cell table:style-name="ce1" office:value-type="string">
            <text:p>Guaratuba (PR)</text:p>
          </table:table-cell>
          <table:table-cell table:style-name="ce1" office:value-type="float" office:value="24.21"/>
        </table:table-row>
        <table:table-row table:style-name="ro1">
          <table:table-cell table:style-name="ce1" office:value-type="float" office:value="4109658"/>
          <table:table-cell table:style-name="ce1" office:value-type="string">
            <text:p>Honório Serpa (PR)</text:p>
          </table:table-cell>
          <table:table-cell table:style-name="ce1" office:value-type="float" office:value="11.86"/>
        </table:table-row>
        <table:table-row table:style-name="ro1">
          <table:table-cell table:style-name="ce1" office:value-type="float" office:value="4109708"/>
          <table:table-cell table:style-name="ce1" office:value-type="string">
            <text:p>Ibaiti (PR)</text:p>
          </table:table-cell>
          <table:table-cell table:style-name="ce1" office:value-type="float" office:value="32.03"/>
        </table:table-row>
        <table:table-row table:style-name="ro1">
          <table:table-cell table:style-name="ce1" office:value-type="float" office:value="4109757"/>
          <table:table-cell table:style-name="ce1" office:value-type="string">
            <text:p>Ibema (PR)</text:p>
          </table:table-cell>
          <table:table-cell table:style-name="ce1" office:value-type="float" office:value="41.71"/>
        </table:table-row>
        <table:table-row table:style-name="ro1">
          <table:table-cell table:style-name="ce1" office:value-type="float" office:value="4109807"/>
          <table:table-cell table:style-name="ce1" office:value-type="string">
            <text:p>Ibiporã (PR)</text:p>
          </table:table-cell>
          <table:table-cell table:style-name="ce1" office:value-type="float" office:value="161.88"/>
        </table:table-row>
        <table:table-row table:style-name="ro1">
          <table:table-cell table:style-name="ce1" office:value-type="float" office:value="4109906"/>
          <table:table-cell table:style-name="ce1" office:value-type="string">
            <text:p>Icaraíma (PR)</text:p>
          </table:table-cell>
          <table:table-cell table:style-name="ce1" office:value-type="float" office:value="13.09"/>
        </table:table-row>
        <table:table-row table:style-name="ro1">
          <table:table-cell table:style-name="ce1" office:value-type="float" office:value="4110003"/>
          <table:table-cell table:style-name="ce1" office:value-type="string">
            <text:p>Iguaraçu (PR)</text:p>
          </table:table-cell>
          <table:table-cell table:style-name="ce1" office:value-type="float" office:value="24.14"/>
        </table:table-row>
        <table:table-row table:style-name="ro1">
          <table:table-cell table:style-name="ce1" office:value-type="float" office:value="4110052"/>
          <table:table-cell table:style-name="ce1" office:value-type="string">
            <text:p>Iguatu (PR)</text:p>
          </table:table-cell>
          <table:table-cell table:style-name="ce1" office:value-type="float" office:value="20.89"/>
        </table:table-row>
        <table:table-row table:style-name="ro1">
          <table:table-cell table:style-name="ce1" office:value-type="float" office:value="4110078"/>
          <table:table-cell table:style-name="ce1" office:value-type="string">
            <text:p>Imbaú (PR)</text:p>
          </table:table-cell>
          <table:table-cell table:style-name="ce1" office:value-type="float" office:value="34.03"/>
        </table:table-row>
        <table:table-row table:style-name="ro1">
          <table:table-cell table:style-name="ce1" office:value-type="float" office:value="4110102"/>
          <table:table-cell table:style-name="ce1" office:value-type="string">
            <text:p>Imbituva (PR)</text:p>
          </table:table-cell>
          <table:table-cell table:style-name="ce1" office:value-type="float" office:value="37.61"/>
        </table:table-row>
        <table:table-row table:style-name="ro1">
          <table:table-cell table:style-name="ce1" office:value-type="float" office:value="4110201"/>
          <table:table-cell table:style-name="ce1" office:value-type="string">
            <text:p>Inácio Martins (PR)</text:p>
          </table:table-cell>
          <table:table-cell table:style-name="ce1" office:value-type="float" office:value="11.68"/>
        </table:table-row>
        <table:table-row table:style-name="ro1">
          <table:table-cell table:style-name="ce1" office:value-type="float" office:value="4110300"/>
          <table:table-cell table:style-name="ce1" office:value-type="string">
            <text:p>Inajá (PR)</text:p>
          </table:table-cell>
          <table:table-cell table:style-name="ce1" office:value-type="float" office:value="15.35"/>
        </table:table-row>
        <table:table-row table:style-name="ro1">
          <table:table-cell table:style-name="ce1" office:value-type="float" office:value="4110409"/>
          <table:table-cell table:style-name="ce1" office:value-type="string">
            <text:p>Indianópolis (PR)</text:p>
          </table:table-cell>
          <table:table-cell table:style-name="ce1" office:value-type="float" office:value="35.06"/>
        </table:table-row>
        <table:table-row table:style-name="ro1">
          <table:table-cell table:style-name="ce1" office:value-type="float" office:value="4110508"/>
          <table:table-cell table:style-name="ce1" office:value-type="string">
            <text:p>Ipiranga (PR)</text:p>
          </table:table-cell>
          <table:table-cell table:style-name="ce1" office:value-type="float" office:value="15.26"/>
        </table:table-row>
        <table:table-row table:style-name="ro1">
          <table:table-cell table:style-name="ce1" office:value-type="float" office:value="4110607"/>
          <table:table-cell table:style-name="ce1" office:value-type="string">
            <text:p>Iporã (PR)</text:p>
          </table:table-cell>
          <table:table-cell table:style-name="ce1" office:value-type="float" office:value="23.12"/>
        </table:table-row>
        <table:table-row table:style-name="ro1">
          <table:table-cell table:style-name="ce1" office:value-type="float" office:value="4110656"/>
          <table:table-cell table:style-name="ce1" office:value-type="string">
            <text:p>Iracema do Oeste (PR)</text:p>
          </table:table-cell>
          <table:table-cell table:style-name="ce1" office:value-type="float" office:value="31.62"/>
        </table:table-row>
        <table:table-row table:style-name="ro1">
          <table:table-cell table:style-name="ce1" office:value-type="float" office:value="4110706"/>
          <table:table-cell table:style-name="ce1" office:value-type="string">
            <text:p>Irati (PR)</text:p>
          </table:table-cell>
          <table:table-cell table:style-name="ce1" office:value-type="float" office:value="56.23"/>
        </table:table-row>
        <table:table-row table:style-name="ro1">
          <table:table-cell table:style-name="ce1" office:value-type="float" office:value="4110805"/>
          <table:table-cell table:style-name="ce1" office:value-type="string">
            <text:p>Iretama (PR)</text:p>
          </table:table-cell>
          <table:table-cell table:style-name="ce1" office:value-type="float" office:value="18.62"/>
        </table:table-row>
        <table:table-row table:style-name="ro1">
          <table:table-cell table:style-name="ce1" office:value-type="float" office:value="4110904"/>
          <table:table-cell table:style-name="ce1" office:value-type="string">
            <text:p>Itaguajé (PR)</text:p>
          </table:table-cell>
          <table:table-cell table:style-name="ce1" office:value-type="float" office:value="24.00"/>
        </table:table-row>
        <table:table-row table:style-name="ro1">
          <table:table-cell table:style-name="ce1" office:value-type="float" office:value="4110953"/>
          <table:table-cell table:style-name="ce1" office:value-type="string">
            <text:p>Itaipulândia (PR)</text:p>
          </table:table-cell>
          <table:table-cell table:style-name="ce1" office:value-type="float" office:value="27.25"/>
        </table:table-row>
        <table:table-row table:style-name="ro1">
          <table:table-cell table:style-name="ce1" office:value-type="float" office:value="4111001"/>
          <table:table-cell table:style-name="ce1" office:value-type="string">
            <text:p>Itambaracá (PR)</text:p>
          </table:table-cell>
          <table:table-cell table:style-name="ce1" office:value-type="float" office:value="32.60"/>
        </table:table-row>
        <table:table-row table:style-name="ro1">
          <table:table-cell table:style-name="ce1" office:value-type="float" office:value="4111100"/>
          <table:table-cell table:style-name="ce1" office:value-type="string">
            <text:p>Itambé (PR)</text:p>
          </table:table-cell>
          <table:table-cell table:style-name="ce1" office:value-type="float" office:value="24.52"/>
        </table:table-row>
        <table:table-row table:style-name="ro1">
          <table:table-cell table:style-name="ce1" office:value-type="float" office:value="4111209"/>
          <table:table-cell table:style-name="ce1" office:value-type="string">
            <text:p>Itapejara d'Oeste (PR)</text:p>
          </table:table-cell>
          <table:table-cell table:style-name="ce1" office:value-type="float" office:value="41.46"/>
        </table:table-row>
        <table:table-row table:style-name="ro1">
          <table:table-cell table:style-name="ce1" office:value-type="float" office:value="4111258"/>
          <table:table-cell table:style-name="ce1" office:value-type="string">
            <text:p>Itaperuçu (PR)</text:p>
          </table:table-cell>
          <table:table-cell table:style-name="ce1" office:value-type="float" office:value="75.97"/>
        </table:table-row>
        <table:table-row table:style-name="ro1">
          <table:table-cell table:style-name="ce1" office:value-type="float" office:value="4111308"/>
          <table:table-cell table:style-name="ce1" office:value-type="string">
            <text:p>Itaúna do Sul (PR)</text:p>
          </table:table-cell>
          <table:table-cell table:style-name="ce1" office:value-type="float" office:value="27.80"/>
        </table:table-row>
        <table:table-row table:style-name="ro1">
          <table:table-cell table:style-name="ce1" office:value-type="float" office:value="4111407"/>
          <table:table-cell table:style-name="ce1" office:value-type="string">
            <text:p>Ivaí (PR)</text:p>
          </table:table-cell>
          <table:table-cell table:style-name="ce1" office:value-type="float" office:value="21.08"/>
        </table:table-row>
        <table:table-row table:style-name="ro1">
          <table:table-cell table:style-name="ce1" office:value-type="float" office:value="4111506"/>
          <table:table-cell table:style-name="ce1" office:value-type="string">
            <text:p>Ivaiporã (PR)</text:p>
          </table:table-cell>
          <table:table-cell table:style-name="ce1" office:value-type="float" office:value="73.73"/>
        </table:table-row>
        <table:table-row table:style-name="ro1">
          <table:table-cell table:style-name="ce1" office:value-type="float" office:value="4111555"/>
          <table:table-cell table:style-name="ce1" office:value-type="string">
            <text:p>Ivaté (PR)</text:p>
          </table:table-cell>
          <table:table-cell table:style-name="ce1" office:value-type="float" office:value="18.29"/>
        </table:table-row>
        <table:table-row table:style-name="ro1">
          <table:table-cell table:style-name="ce1" office:value-type="float" office:value="4111605"/>
          <table:table-cell table:style-name="ce1" office:value-type="string">
            <text:p>Ivatuba (PR)</text:p>
          </table:table-cell>
          <table:table-cell table:style-name="ce1" office:value-type="float" office:value="31.14"/>
        </table:table-row>
        <table:table-row table:style-name="ro1">
          <table:table-cell table:style-name="ce1" office:value-type="float" office:value="4111704"/>
          <table:table-cell table:style-name="ce1" office:value-type="string">
            <text:p>Jaboti (PR)</text:p>
          </table:table-cell>
          <table:table-cell table:style-name="ce1" office:value-type="float" office:value="35.20"/>
        </table:table-row>
        <table:table-row table:style-name="ro1">
          <table:table-cell table:style-name="ce1" office:value-type="float" office:value="4111803"/>
          <table:table-cell table:style-name="ce1" office:value-type="string">
            <text:p>Jacarezinho (PR)</text:p>
          </table:table-cell>
          <table:table-cell table:style-name="ce1" office:value-type="float" office:value="64.93"/>
        </table:table-row>
        <table:table-row table:style-name="ro1">
          <table:table-cell table:style-name="ce1" office:value-type="float" office:value="4111902"/>
          <table:table-cell table:style-name="ce1" office:value-type="string">
            <text:p>Jaguapitã (PR)</text:p>
          </table:table-cell>
          <table:table-cell table:style-name="ce1" office:value-type="float" office:value="25.74"/>
        </table:table-row>
        <table:table-row table:style-name="ro1">
          <table:table-cell table:style-name="ce1" office:value-type="float" office:value="4112009"/>
          <table:table-cell table:style-name="ce1" office:value-type="string">
            <text:p>Jaguariaíva (PR)</text:p>
          </table:table-cell>
          <table:table-cell table:style-name="ce1" office:value-type="float" office:value="22.44"/>
        </table:table-row>
        <table:table-row table:style-name="ro1">
          <table:table-cell table:style-name="ce1" office:value-type="float" office:value="4112108"/>
          <table:table-cell table:style-name="ce1" office:value-type="string">
            <text:p>Jandaia do Sul (PR)</text:p>
          </table:table-cell>
          <table:table-cell table:style-name="ce1" office:value-type="float" office:value="108.04"/>
        </table:table-row>
        <table:table-row table:style-name="ro1">
          <table:table-cell table:style-name="ce1" office:value-type="float" office:value="4112207"/>
          <table:table-cell table:style-name="ce1" office:value-type="string">
            <text:p>Janiópolis (PR)</text:p>
          </table:table-cell>
          <table:table-cell table:style-name="ce1" office:value-type="float" office:value="19.46"/>
        </table:table-row>
        <table:table-row table:style-name="ro1">
          <table:table-cell table:style-name="ce1" office:value-type="float" office:value="4112306"/>
          <table:table-cell table:style-name="ce1" office:value-type="string">
            <text:p>Japira (PR)</text:p>
          </table:table-cell>
          <table:table-cell table:style-name="ce1" office:value-type="float" office:value="26.04"/>
        </table:table-row>
        <table:table-row table:style-name="ro1">
          <table:table-cell table:style-name="ce1" office:value-type="float" office:value="4112405"/>
          <table:table-cell table:style-name="ce1" office:value-type="string">
            <text:p>Japurá (PR)</text:p>
          </table:table-cell>
          <table:table-cell table:style-name="ce1" office:value-type="float" office:value="51.75"/>
        </table:table-row>
        <table:table-row table:style-name="ro1">
          <table:table-cell table:style-name="ce1" office:value-type="float" office:value="4112504"/>
          <table:table-cell table:style-name="ce1" office:value-type="string">
            <text:p>Jardim Alegre (PR)</text:p>
          </table:table-cell>
          <table:table-cell table:style-name="ce1" office:value-type="float" office:value="30.40"/>
        </table:table-row>
        <table:table-row table:style-name="ro1">
          <table:table-cell table:style-name="ce1" office:value-type="float" office:value="4112603"/>
          <table:table-cell table:style-name="ce1" office:value-type="string">
            <text:p>Jardim Olinda (PR)</text:p>
          </table:table-cell>
          <table:table-cell table:style-name="ce1" office:value-type="float" office:value="10.96"/>
        </table:table-row>
        <table:table-row table:style-name="ro1">
          <table:table-cell table:style-name="ce1" office:value-type="float" office:value="4112702"/>
          <table:table-cell table:style-name="ce1" office:value-type="string">
            <text:p>Jataizinho (PR)</text:p>
          </table:table-cell>
          <table:table-cell table:style-name="ce1" office:value-type="float" office:value="74.60"/>
        </table:table-row>
        <table:table-row table:style-name="ro1">
          <table:table-cell table:style-name="ce1" office:value-type="float" office:value="4112751"/>
          <table:table-cell table:style-name="ce1" office:value-type="string">
            <text:p>Jesuítas (PR)</text:p>
          </table:table-cell>
          <table:table-cell table:style-name="ce1" office:value-type="float" office:value="36.37"/>
        </table:table-row>
        <table:table-row table:style-name="ro1">
          <table:table-cell table:style-name="ce1" office:value-type="float" office:value="4112801"/>
          <table:table-cell table:style-name="ce1" office:value-type="string">
            <text:p>Joaquim Távora (PR)</text:p>
          </table:table-cell>
          <table:table-cell table:style-name="ce1" office:value-type="float" office:value="37.13"/>
        </table:table-row>
        <table:table-row table:style-name="ro1">
          <table:table-cell table:style-name="ce1" office:value-type="float" office:value="4112900"/>
          <table:table-cell table:style-name="ce1" office:value-type="string">
            <text:p>Jundiaí do Sul (PR)</text:p>
          </table:table-cell>
          <table:table-cell table:style-name="ce1" office:value-type="float" office:value="10.70"/>
        </table:table-row>
        <table:table-row table:style-name="ro1">
          <table:table-cell table:style-name="ce1" office:value-type="float" office:value="4112959"/>
          <table:table-cell table:style-name="ce1" office:value-type="string">
            <text:p>Juranda (PR)</text:p>
          </table:table-cell>
          <table:table-cell table:style-name="ce1" office:value-type="float" office:value="21.85"/>
        </table:table-row>
        <table:table-row table:style-name="ro1">
          <table:table-cell table:style-name="ce1" office:value-type="float" office:value="4113007"/>
          <table:table-cell table:style-name="ce1" office:value-type="string">
            <text:p>Jussara (PR)</text:p>
          </table:table-cell>
          <table:table-cell table:style-name="ce1" office:value-type="float" office:value="31.35"/>
        </table:table-row>
        <table:table-row table:style-name="ro1">
          <table:table-cell table:style-name="ce1" office:value-type="float" office:value="4113106"/>
          <table:table-cell table:style-name="ce1" office:value-type="string">
            <text:p>Kaloré (PR)</text:p>
          </table:table-cell>
          <table:table-cell table:style-name="ce1" office:value-type="float" office:value="23.31"/>
        </table:table-row>
        <table:table-row table:style-name="ro1">
          <table:table-cell table:style-name="ce1" office:value-type="float" office:value="4113205"/>
          <table:table-cell table:style-name="ce1" office:value-type="string">
            <text:p>Lapa (PR)</text:p>
          </table:table-cell>
          <table:table-cell table:style-name="ce1" office:value-type="float" office:value="21.46"/>
        </table:table-row>
        <table:table-row table:style-name="ro1">
          <table:table-cell table:style-name="ce1" office:value-type="float" office:value="4113254"/>
          <table:table-cell table:style-name="ce1" office:value-type="string">
            <text:p>Laranjal (PR)</text:p>
          </table:table-cell>
          <table:table-cell table:style-name="ce1" office:value-type="float" office:value="11.37"/>
        </table:table-row>
        <table:table-row table:style-name="ro1">
          <table:table-cell table:style-name="ce1" office:value-type="float" office:value="4113304"/>
          <table:table-cell table:style-name="ce1" office:value-type="string">
            <text:p>Laranjeiras do Sul (PR)</text:p>
          </table:table-cell>
          <table:table-cell table:style-name="ce1" office:value-type="float" office:value="45.79"/>
        </table:table-row>
        <table:table-row table:style-name="ro1">
          <table:table-cell table:style-name="ce1" office:value-type="float" office:value="4113403"/>
          <table:table-cell table:style-name="ce1" office:value-type="string">
            <text:p>Leópolis (PR)</text:p>
          </table:table-cell>
          <table:table-cell table:style-name="ce1" office:value-type="float" office:value="12.02"/>
        </table:table-row>
        <table:table-row table:style-name="ro1">
          <table:table-cell table:style-name="ce1" office:value-type="float" office:value="4113429"/>
          <table:table-cell table:style-name="ce1" office:value-type="string">
            <text:p>Lidianópolis (PR)</text:p>
          </table:table-cell>
          <table:table-cell table:style-name="ce1" office:value-type="float" office:value="25.02"/>
        </table:table-row>
        <table:table-row table:style-name="ro1">
          <table:table-cell table:style-name="ce1" office:value-type="float" office:value="4113452"/>
          <table:table-cell table:style-name="ce1" office:value-type="string">
            <text:p>Lindoeste (PR)</text:p>
          </table:table-cell>
          <table:table-cell table:style-name="ce1" office:value-type="float" office:value="14.84"/>
        </table:table-row>
        <table:table-row table:style-name="ro1">
          <table:table-cell table:style-name="ce1" office:value-type="float" office:value="4113502"/>
          <table:table-cell table:style-name="ce1" office:value-type="string">
            <text:p>Loanda (PR)</text:p>
          </table:table-cell>
          <table:table-cell table:style-name="ce1" office:value-type="float" office:value="29.34"/>
        </table:table-row>
        <table:table-row table:style-name="ro1">
          <table:table-cell table:style-name="ce1" office:value-type="float" office:value="4113601"/>
          <table:table-cell table:style-name="ce1" office:value-type="string">
            <text:p>Lobato (PR)</text:p>
          </table:table-cell>
          <table:table-cell table:style-name="ce1" office:value-type="float" office:value="18.27"/>
        </table:table-row>
        <table:table-row table:style-name="ro1">
          <table:table-cell table:style-name="ce1" office:value-type="float" office:value="4113700"/>
          <table:table-cell table:style-name="ce1" office:value-type="string">
            <text:p>Londrina (PR)</text:p>
          </table:table-cell>
          <table:table-cell table:style-name="ce1" office:value-type="float" office:value="306.49"/>
        </table:table-row>
        <table:table-row table:style-name="ro1">
          <table:table-cell table:style-name="ce1" office:value-type="float" office:value="4113734"/>
          <table:table-cell table:style-name="ce1" office:value-type="string">
            <text:p>Luiziana (PR)</text:p>
          </table:table-cell>
          <table:table-cell table:style-name="ce1" office:value-type="float" office:value="8.05"/>
        </table:table-row>
        <table:table-row table:style-name="ro1">
          <table:table-cell table:style-name="ce1" office:value-type="float" office:value="4113759"/>
          <table:table-cell table:style-name="ce1" office:value-type="string">
            <text:p>Lunardelli (PR)</text:p>
          </table:table-cell>
          <table:table-cell table:style-name="ce1" office:value-type="float" office:value="25.90"/>
        </table:table-row>
        <table:table-row table:style-name="ro1">
          <table:table-cell table:style-name="ce1" office:value-type="float" office:value="4113809"/>
          <table:table-cell table:style-name="ce1" office:value-type="string">
            <text:p>Lupionópolis (PR)</text:p>
          </table:table-cell>
          <table:table-cell table:style-name="ce1" office:value-type="float" office:value="37.93"/>
        </table:table-row>
        <table:table-row table:style-name="ro1">
          <table:table-cell table:style-name="ce1" office:value-type="float" office:value="4113908"/>
          <table:table-cell table:style-name="ce1" office:value-type="string">
            <text:p>Mallet (PR)</text:p>
          </table:table-cell>
          <table:table-cell table:style-name="ce1" office:value-type="float" office:value="17.94"/>
        </table:table-row>
        <table:table-row table:style-name="ro1">
          <table:table-cell table:style-name="ce1" office:value-type="float" office:value="4114005"/>
          <table:table-cell table:style-name="ce1" office:value-type="string">
            <text:p>Mamborê (PR)</text:p>
          </table:table-cell>
          <table:table-cell table:style-name="ce1" office:value-type="float" office:value="17.72"/>
        </table:table-row>
        <table:table-row table:style-name="ro1">
          <table:table-cell table:style-name="ce1" office:value-type="float" office:value="4114104"/>
          <table:table-cell table:style-name="ce1" office:value-type="string">
            <text:p>Mandaguaçu (PR)</text:p>
          </table:table-cell>
          <table:table-cell table:style-name="ce1" office:value-type="float" office:value="67.28"/>
        </table:table-row>
        <table:table-row table:style-name="ro1">
          <table:table-cell table:style-name="ce1" office:value-type="float" office:value="4114203"/>
          <table:table-cell table:style-name="ce1" office:value-type="string">
            <text:p>Mandaguari (PR)</text:p>
          </table:table-cell>
          <table:table-cell table:style-name="ce1" office:value-type="float" office:value="97.25"/>
        </table:table-row>
        <table:table-row table:style-name="ro1">
          <table:table-cell table:style-name="ce1" office:value-type="float" office:value="4114302"/>
          <table:table-cell table:style-name="ce1" office:value-type="string">
            <text:p>Mandirituba (PR)</text:p>
          </table:table-cell>
          <table:table-cell table:style-name="ce1" office:value-type="float" office:value="58.60"/>
        </table:table-row>
        <table:table-row table:style-name="ro1">
          <table:table-cell table:style-name="ce1" office:value-type="float" office:value="4114351"/>
          <table:table-cell table:style-name="ce1" office:value-type="string">
            <text:p>Manfrinópolis (PR)</text:p>
          </table:table-cell>
          <table:table-cell table:style-name="ce1" office:value-type="float" office:value="14.45"/>
        </table:table-row>
        <table:table-row table:style-name="ro1">
          <table:table-cell table:style-name="ce1" office:value-type="float" office:value="4114401"/>
          <table:table-cell table:style-name="ce1" office:value-type="string">
            <text:p>Mangueirinha (PR)</text:p>
          </table:table-cell>
          <table:table-cell table:style-name="ce1" office:value-type="float" office:value="16.15"/>
        </table:table-row>
        <table:table-row table:style-name="ro1">
          <table:table-cell table:style-name="ce1" office:value-type="float" office:value="4114500"/>
          <table:table-cell table:style-name="ce1" office:value-type="string">
            <text:p>Manoel Ribas (PR)</text:p>
          </table:table-cell>
          <table:table-cell table:style-name="ce1" office:value-type="float" office:value="23.06"/>
        </table:table-row>
        <table:table-row table:style-name="ro1">
          <table:table-cell table:style-name="ce1" office:value-type="float" office:value="4114609"/>
          <table:table-cell table:style-name="ce1" office:value-type="string">
            <text:p>Marechal Cândido Rondon (PR)</text:p>
          </table:table-cell>
          <table:table-cell table:style-name="ce1" office:value-type="float" office:value="62.59"/>
        </table:table-row>
        <table:table-row table:style-name="ro1">
          <table:table-cell table:style-name="ce1" office:value-type="float" office:value="4114708"/>
          <table:table-cell table:style-name="ce1" office:value-type="string">
            <text:p>Maria Helena (PR)</text:p>
          </table:table-cell>
          <table:table-cell table:style-name="ce1" office:value-type="float" office:value="12.25"/>
        </table:table-row>
        <table:table-row table:style-name="ro1">
          <table:table-cell table:style-name="ce1" office:value-type="float" office:value="4114807"/>
          <table:table-cell table:style-name="ce1" office:value-type="string">
            <text:p>Marialva (PR)</text:p>
          </table:table-cell>
          <table:table-cell table:style-name="ce1" office:value-type="float" office:value="67.20"/>
        </table:table-row>
        <table:table-row table:style-name="ro1">
          <table:table-cell table:style-name="ce1" office:value-type="float" office:value="4114906"/>
          <table:table-cell table:style-name="ce1" office:value-type="string">
            <text:p>Marilândia do Sul (PR)</text:p>
          </table:table-cell>
          <table:table-cell table:style-name="ce1" office:value-type="float" office:value="23.06"/>
        </table:table-row>
        <table:table-row table:style-name="ro1">
          <table:table-cell table:style-name="ce1" office:value-type="float" office:value="4115002"/>
          <table:table-cell table:style-name="ce1" office:value-type="string">
            <text:p>Marilena (PR)</text:p>
          </table:table-cell>
          <table:table-cell table:style-name="ce1" office:value-type="float" office:value="29.51"/>
        </table:table-row>
        <table:table-row table:style-name="ro1">
          <table:table-cell table:style-name="ce1" office:value-type="float" office:value="4115101"/>
          <table:table-cell table:style-name="ce1" office:value-type="string">
            <text:p>Mariluz (PR)</text:p>
          </table:table-cell>
          <table:table-cell table:style-name="ce1" office:value-type="float" office:value="23.60"/>
        </table:table-row>
        <table:table-row table:style-name="ro1">
          <table:table-cell table:style-name="ce1" office:value-type="float" office:value="4115200"/>
          <table:table-cell table:style-name="ce1" office:value-type="string">
            <text:p>Maringá (PR)</text:p>
          </table:table-cell>
          <table:table-cell table:style-name="ce1" office:value-type="float" office:value="732.12"/>
        </table:table-row>
        <table:table-row table:style-name="ro1">
          <table:table-cell table:style-name="ce1" office:value-type="float" office:value="4115309"/>
          <table:table-cell table:style-name="ce1" office:value-type="string">
            <text:p>Mariópolis (PR)</text:p>
          </table:table-cell>
          <table:table-cell table:style-name="ce1" office:value-type="float" office:value="27.16"/>
        </table:table-row>
        <table:table-row table:style-name="ro1">
          <table:table-cell table:style-name="ce1" office:value-type="float" office:value="4115358"/>
          <table:table-cell table:style-name="ce1" office:value-type="string">
            <text:p>Maripá (PR)</text:p>
          </table:table-cell>
          <table:table-cell table:style-name="ce1" office:value-type="float" office:value="20.03"/>
        </table:table-row>
        <table:table-row table:style-name="ro1">
          <table:table-cell table:style-name="ce1" office:value-type="float" office:value="4115408"/>
          <table:table-cell table:style-name="ce1" office:value-type="string">
            <text:p>Marmeleiro (PR)</text:p>
          </table:table-cell>
          <table:table-cell table:style-name="ce1" office:value-type="float" office:value="35.85"/>
        </table:table-row>
        <table:table-row table:style-name="ro1">
          <table:table-cell table:style-name="ce1" office:value-type="float" office:value="4115457"/>
          <table:table-cell table:style-name="ce1" office:value-type="string">
            <text:p>Marquinho (PR)</text:p>
          </table:table-cell>
          <table:table-cell table:style-name="ce1" office:value-type="float" office:value="9.74"/>
        </table:table-row>
        <table:table-row table:style-name="ro1">
          <table:table-cell table:style-name="ce1" office:value-type="float" office:value="4115507"/>
          <table:table-cell table:style-name="ce1" office:value-type="string">
            <text:p>Marumbi (PR)</text:p>
          </table:table-cell>
          <table:table-cell table:style-name="ce1" office:value-type="float" office:value="22.08"/>
        </table:table-row>
        <table:table-row table:style-name="ro1">
          <table:table-cell table:style-name="ce1" office:value-type="float" office:value="4115606"/>
          <table:table-cell table:style-name="ce1" office:value-type="string">
            <text:p>Matelândia (PR)</text:p>
          </table:table-cell>
          <table:table-cell table:style-name="ce1" office:value-type="float" office:value="25.13"/>
        </table:table-row>
        <table:table-row table:style-name="ro1">
          <table:table-cell table:style-name="ce1" office:value-type="float" office:value="4115705"/>
          <table:table-cell table:style-name="ce1" office:value-type="string">
            <text:p>Matinhos (PR)</text:p>
          </table:table-cell>
          <table:table-cell table:style-name="ce1" office:value-type="float" office:value="249.93"/>
        </table:table-row>
        <table:table-row table:style-name="ro1">
          <table:table-cell table:style-name="ce1" office:value-type="float" office:value="4115739"/>
          <table:table-cell table:style-name="ce1" office:value-type="string">
            <text:p>Mato Rico (PR)</text:p>
          </table:table-cell>
          <table:table-cell table:style-name="ce1" office:value-type="float" office:value="9.68"/>
        </table:table-row>
        <table:table-row table:style-name="ro1">
          <table:table-cell table:style-name="ce1" office:value-type="float" office:value="4115754"/>
          <table:table-cell table:style-name="ce1" office:value-type="string">
            <text:p>Mauá da Serra (PR)</text:p>
          </table:table-cell>
          <table:table-cell table:style-name="ce1" office:value-type="float" office:value="78.98"/>
        </table:table-row>
        <table:table-row table:style-name="ro1">
          <table:table-cell table:style-name="ce1" office:value-type="float" office:value="4115804"/>
          <table:table-cell table:style-name="ce1" office:value-type="string">
            <text:p>Medianeira (PR)</text:p>
          </table:table-cell>
          <table:table-cell table:style-name="ce1" office:value-type="float" office:value="127.21"/>
        </table:table-row>
        <table:table-row table:style-name="ro1">
          <table:table-cell table:style-name="ce1" office:value-type="float" office:value="4115853"/>
          <table:table-cell table:style-name="ce1" office:value-type="string">
            <text:p>Mercedes (PR)</text:p>
          </table:table-cell>
          <table:table-cell table:style-name="ce1" office:value-type="float" office:value="25.12"/>
        </table:table-row>
        <table:table-row table:style-name="ro1">
          <table:table-cell table:style-name="ce1" office:value-type="float" office:value="4115903"/>
          <table:table-cell table:style-name="ce1" office:value-type="string">
            <text:p>Mirador (PR)</text:p>
          </table:table-cell>
          <table:table-cell table:style-name="ce1" office:value-type="float" office:value="10.50"/>
        </table:table-row>
        <table:table-row table:style-name="ro1">
          <table:table-cell table:style-name="ce1" office:value-type="float" office:value="4116000"/>
          <table:table-cell table:style-name="ce1" office:value-type="string">
            <text:p>Miraselva (PR)</text:p>
          </table:table-cell>
          <table:table-cell table:style-name="ce1" office:value-type="float" office:value="20.62"/>
        </table:table-row>
        <table:table-row table:style-name="ro1">
          <table:table-cell table:style-name="ce1" office:value-type="float" office:value="4116059"/>
          <table:table-cell table:style-name="ce1" office:value-type="string">
            <text:p>Missal (PR)</text:p>
          </table:table-cell>
          <table:table-cell table:style-name="ce1" office:value-type="float" office:value="32.29"/>
        </table:table-row>
        <table:table-row table:style-name="ro1">
          <table:table-cell table:style-name="ce1" office:value-type="float" office:value="4116109"/>
          <table:table-cell table:style-name="ce1" office:value-type="string">
            <text:p>Moreira Sales (PR)</text:p>
          </table:table-cell>
          <table:table-cell table:style-name="ce1" office:value-type="float" office:value="35.63"/>
        </table:table-row>
        <table:table-row table:style-name="ro1">
          <table:table-cell table:style-name="ce1" office:value-type="float" office:value="4116208"/>
          <table:table-cell table:style-name="ce1" office:value-type="string">
            <text:p>Morretes (PR)</text:p>
          </table:table-cell>
          <table:table-cell table:style-name="ce1" office:value-type="float" office:value="22.96"/>
        </table:table-row>
        <table:table-row table:style-name="ro1">
          <table:table-cell table:style-name="ce1" office:value-type="float" office:value="4116307"/>
          <table:table-cell table:style-name="ce1" office:value-type="string">
            <text:p>Munhoz de Melo (PR)</text:p>
          </table:table-cell>
          <table:table-cell table:style-name="ce1" office:value-type="float" office:value="26.80"/>
        </table:table-row>
        <table:table-row table:style-name="ro1">
          <table:table-cell table:style-name="ce1" office:value-type="float" office:value="4116406"/>
          <table:table-cell table:style-name="ce1" office:value-type="string">
            <text:p>Nossa Senhora das Graças (PR)</text:p>
          </table:table-cell>
          <table:table-cell table:style-name="ce1" office:value-type="float" office:value="20.65"/>
        </table:table-row>
        <table:table-row table:style-name="ro1">
          <table:table-cell table:style-name="ce1" office:value-type="float" office:value="4116505"/>
          <table:table-cell table:style-name="ce1" office:value-type="string">
            <text:p>Nova Aliança do Ivaí (PR)</text:p>
          </table:table-cell>
          <table:table-cell table:style-name="ce1" office:value-type="float" office:value="10.90"/>
        </table:table-row>
        <table:table-row table:style-name="ro1">
          <table:table-cell table:style-name="ce1" office:value-type="float" office:value="4116604"/>
          <table:table-cell table:style-name="ce1" office:value-type="string">
            <text:p>Nova América da Colina (PR)</text:p>
          </table:table-cell>
          <table:table-cell table:style-name="ce1" office:value-type="float" office:value="26.86"/>
        </table:table-row>
        <table:table-row table:style-name="ro1">
          <table:table-cell table:style-name="ce1" office:value-type="float" office:value="4116703"/>
          <table:table-cell table:style-name="ce1" office:value-type="string">
            <text:p>Nova Aurora (PR)</text:p>
          </table:table-cell>
          <table:table-cell table:style-name="ce1" office:value-type="float" office:value="25.03"/>
        </table:table-row>
        <table:table-row table:style-name="ro1">
          <table:table-cell table:style-name="ce1" office:value-type="float" office:value="4116802"/>
          <table:table-cell table:style-name="ce1" office:value-type="string">
            <text:p>Nova Cantu (PR)</text:p>
          </table:table-cell>
          <table:table-cell table:style-name="ce1" office:value-type="float" office:value="13.37"/>
        </table:table-row>
        <table:table-row table:style-name="ro1">
          <table:table-cell table:style-name="ce1" office:value-type="float" office:value="4116901"/>
          <table:table-cell table:style-name="ce1" office:value-type="string">
            <text:p>Nova Esperança (PR)</text:p>
          </table:table-cell>
          <table:table-cell table:style-name="ce1" office:value-type="float" office:value="66.27"/>
        </table:table-row>
        <table:table-row table:style-name="ro1">
          <table:table-cell table:style-name="ce1" office:value-type="float" office:value="4116950"/>
          <table:table-cell table:style-name="ce1" office:value-type="string">
            <text:p>Nova Esperança do Sudoeste (PR)</text:p>
          </table:table-cell>
          <table:table-cell table:style-name="ce1" office:value-type="float" office:value="24.45"/>
        </table:table-row>
        <table:table-row table:style-name="ro1">
          <table:table-cell table:style-name="ce1" office:value-type="float" office:value="4117008"/>
          <table:table-cell table:style-name="ce1" office:value-type="string">
            <text:p>Nova Fátima (PR)</text:p>
          </table:table-cell>
          <table:table-cell table:style-name="ce1" office:value-type="float" office:value="28.75"/>
        </table:table-row>
        <table:table-row table:style-name="ro1">
          <table:table-cell table:style-name="ce1" office:value-type="float" office:value="4117057"/>
          <table:table-cell table:style-name="ce1" office:value-type="string">
            <text:p>Nova Laranjeiras (PR)</text:p>
          </table:table-cell>
          <table:table-cell table:style-name="ce1" office:value-type="float" office:value="9.81"/>
        </table:table-row>
        <table:table-row table:style-name="ro1">
          <table:table-cell table:style-name="ce1" office:value-type="float" office:value="4117107"/>
          <table:table-cell table:style-name="ce1" office:value-type="string">
            <text:p>Nova Londrina (PR)</text:p>
          </table:table-cell>
          <table:table-cell table:style-name="ce1" office:value-type="float" office:value="48.51"/>
        </table:table-row>
        <table:table-row table:style-name="ro1">
          <table:table-cell table:style-name="ce1" office:value-type="float" office:value="4117206"/>
          <table:table-cell table:style-name="ce1" office:value-type="string">
            <text:p>Nova Olímpia (PR)</text:p>
          </table:table-cell>
          <table:table-cell table:style-name="ce1" office:value-type="float" office:value="40.36"/>
        </table:table-row>
        <table:table-row table:style-name="ro1">
          <table:table-cell table:style-name="ce1" office:value-type="float" office:value="4117214"/>
          <table:table-cell table:style-name="ce1" office:value-type="string">
            <text:p>Nova Santa Bárbara (PR)</text:p>
          </table:table-cell>
          <table:table-cell table:style-name="ce1" office:value-type="float" office:value="54.46"/>
        </table:table-row>
        <table:table-row table:style-name="ro1">
          <table:table-cell table:style-name="ce1" office:value-type="float" office:value="4117222"/>
          <table:table-cell table:style-name="ce1" office:value-type="string">
            <text:p>Nova Santa Rosa (PR)</text:p>
          </table:table-cell>
          <table:table-cell table:style-name="ce1" office:value-type="float" office:value="37.26"/>
        </table:table-row>
        <table:table-row table:style-name="ro1">
          <table:table-cell table:style-name="ce1" office:value-type="float" office:value="4117255"/>
          <table:table-cell table:style-name="ce1" office:value-type="string">
            <text:p>Nova Prata do Iguaçu (PR)</text:p>
          </table:table-cell>
          <table:table-cell table:style-name="ce1" office:value-type="float" office:value="29.43"/>
        </table:table-row>
        <table:table-row table:style-name="ro1">
          <table:table-cell table:style-name="ce1" office:value-type="float" office:value="4117271"/>
          <table:table-cell table:style-name="ce1" office:value-type="string">
            <text:p>Nova Tebas (PR)</text:p>
          </table:table-cell>
          <table:table-cell table:style-name="ce1" office:value-type="float" office:value="13.56"/>
        </table:table-row>
        <table:table-row table:style-name="ro1">
          <table:table-cell table:style-name="ce1" office:value-type="float" office:value="4117297"/>
          <table:table-cell table:style-name="ce1" office:value-type="string">
            <text:p>Novo Itacolomi (PR)</text:p>
          </table:table-cell>
          <table:table-cell table:style-name="ce1" office:value-type="float" office:value="17.51"/>
        </table:table-row>
        <table:table-row table:style-name="ro1">
          <table:table-cell table:style-name="ce1" office:value-type="float" office:value="4117305"/>
          <table:table-cell table:style-name="ce1" office:value-type="string">
            <text:p>Ortigueira (PR)</text:p>
          </table:table-cell>
          <table:table-cell table:style-name="ce1" office:value-type="float" office:value="9.62"/>
        </table:table-row>
        <table:table-row table:style-name="ro1">
          <table:table-cell table:style-name="ce1" office:value-type="float" office:value="4117404"/>
          <table:table-cell table:style-name="ce1" office:value-type="string">
            <text:p>Ourizona (PR)</text:p>
          </table:table-cell>
          <table:table-cell table:style-name="ce1" office:value-type="float" office:value="19.15"/>
        </table:table-row>
        <table:table-row table:style-name="ro1">
          <table:table-cell table:style-name="ce1" office:value-type="float" office:value="4117453"/>
          <table:table-cell table:style-name="ce1" office:value-type="string">
            <text:p>Ouro Verde do Oeste (PR)</text:p>
          </table:table-cell>
          <table:table-cell table:style-name="ce1" office:value-type="float" office:value="19.42"/>
        </table:table-row>
        <table:table-row table:style-name="ro1">
          <table:table-cell table:style-name="ce1" office:value-type="float" office:value="4117503"/>
          <table:table-cell table:style-name="ce1" office:value-type="string">
            <text:p>Paiçandu (PR)</text:p>
          </table:table-cell>
          <table:table-cell table:style-name="ce1" office:value-type="float" office:value="210.35"/>
        </table:table-row>
        <table:table-row table:style-name="ro1">
          <table:table-cell table:style-name="ce1" office:value-type="float" office:value="4117602"/>
          <table:table-cell table:style-name="ce1" office:value-type="string">
            <text:p>Palmas (PR)</text:p>
          </table:table-cell>
          <table:table-cell table:style-name="ce1" office:value-type="float" office:value="27.36"/>
        </table:table-row>
        <table:table-row table:style-name="ro1">
          <table:table-cell table:style-name="ce1" office:value-type="float" office:value="4117701"/>
          <table:table-cell table:style-name="ce1" office:value-type="string">
            <text:p>Palmeira (PR)</text:p>
          </table:table-cell>
          <table:table-cell table:style-name="ce1" office:value-type="float" office:value="22.04"/>
        </table:table-row>
        <table:table-row table:style-name="ro1">
          <table:table-cell table:style-name="ce1" office:value-type="float" office:value="4117800"/>
          <table:table-cell table:style-name="ce1" office:value-type="string">
            <text:p>Palmital (PR)</text:p>
          </table:table-cell>
          <table:table-cell table:style-name="ce1" office:value-type="float" office:value="18.18"/>
        </table:table-row>
        <table:table-row table:style-name="ro1">
          <table:table-cell table:style-name="ce1" office:value-type="float" office:value="4117909"/>
          <table:table-cell table:style-name="ce1" office:value-type="string">
            <text:p>Palotina (PR)</text:p>
          </table:table-cell>
          <table:table-cell table:style-name="ce1" office:value-type="float" office:value="44.04"/>
        </table:table-row>
        <table:table-row table:style-name="ro1">
          <table:table-cell table:style-name="ce1" office:value-type="float" office:value="4118006"/>
          <table:table-cell table:style-name="ce1" office:value-type="string">
            <text:p>Paraíso do Norte (PR)</text:p>
          </table:table-cell>
          <table:table-cell table:style-name="ce1" office:value-type="float" office:value="57.55"/>
        </table:table-row>
        <table:table-row table:style-name="ro1">
          <table:table-cell table:style-name="ce1" office:value-type="float" office:value="4118105"/>
          <table:table-cell table:style-name="ce1" office:value-type="string">
            <text:p>Paranacity (PR)</text:p>
          </table:table-cell>
          <table:table-cell table:style-name="ce1" office:value-type="float" office:value="29.40"/>
        </table:table-row>
        <table:table-row table:style-name="ro1">
          <table:table-cell table:style-name="ce1" office:value-type="float" office:value="4118204"/>
          <table:table-cell table:style-name="ce1" office:value-type="string">
            <text:p>Paranaguá (PR)</text:p>
          </table:table-cell>
          <table:table-cell table:style-name="ce1" office:value-type="float" office:value="169.92"/>
        </table:table-row>
        <table:table-row table:style-name="ro1">
          <table:table-cell table:style-name="ce1" office:value-type="float" office:value="4118303"/>
          <table:table-cell table:style-name="ce1" office:value-type="string">
            <text:p>Paranapoema (PR)</text:p>
          </table:table-cell>
          <table:table-cell table:style-name="ce1" office:value-type="float" office:value="15.87"/>
        </table:table-row>
        <table:table-row table:style-name="ro1">
          <table:table-cell table:style-name="ce1" office:value-type="float" office:value="4118402"/>
          <table:table-cell table:style-name="ce1" office:value-type="string">
            <text:p>Paranavaí (PR)</text:p>
          </table:table-cell>
          <table:table-cell table:style-name="ce1" office:value-type="float" office:value="67.86"/>
        </table:table-row>
        <table:table-row table:style-name="ro1">
          <table:table-cell table:style-name="ce1" office:value-type="float" office:value="4118451"/>
          <table:table-cell table:style-name="ce1" office:value-type="string">
            <text:p>Pato Bragado (PR)</text:p>
          </table:table-cell>
          <table:table-cell table:style-name="ce1" office:value-type="float" office:value="35.64"/>
        </table:table-row>
        <table:table-row table:style-name="ro1">
          <table:table-cell table:style-name="ce1" office:value-type="float" office:value="4118501"/>
          <table:table-cell table:style-name="ce1" office:value-type="string">
            <text:p>Pato Branco (PR)</text:p>
          </table:table-cell>
          <table:table-cell table:style-name="ce1" office:value-type="float" office:value="134.24"/>
        </table:table-row>
        <table:table-row table:style-name="ro1">
          <table:table-cell table:style-name="ce1" office:value-type="float" office:value="4118600"/>
          <table:table-cell table:style-name="ce1" office:value-type="string">
            <text:p>Paula Freitas (PR)</text:p>
          </table:table-cell>
          <table:table-cell table:style-name="ce1" office:value-type="float" office:value="12.93"/>
        </table:table-row>
        <table:table-row table:style-name="ro1">
          <table:table-cell table:style-name="ce1" office:value-type="float" office:value="4118709"/>
          <table:table-cell table:style-name="ce1" office:value-type="string">
            <text:p>Paulo Frontin (PR)</text:p>
          </table:table-cell>
          <table:table-cell table:style-name="ce1" office:value-type="float" office:value="18.72"/>
        </table:table-row>
        <table:table-row table:style-name="ro1">
          <table:table-cell table:style-name="ce1" office:value-type="float" office:value="4118808"/>
          <table:table-cell table:style-name="ce1" office:value-type="string">
            <text:p>Peabiru (PR)</text:p>
          </table:table-cell>
          <table:table-cell table:style-name="ce1" office:value-type="float" office:value="29.07"/>
        </table:table-row>
        <table:table-row table:style-name="ro1">
          <table:table-cell table:style-name="ce1" office:value-type="float" office:value="4118857"/>
          <table:table-cell table:style-name="ce1" office:value-type="string">
            <text:p>Perobal (PR)</text:p>
          </table:table-cell>
          <table:table-cell table:style-name="ce1" office:value-type="float" office:value="13.87"/>
        </table:table-row>
        <table:table-row table:style-name="ro1">
          <table:table-cell table:style-name="ce1" office:value-type="float" office:value="4118907"/>
          <table:table-cell table:style-name="ce1" office:value-type="string">
            <text:p>Pérola (PR)</text:p>
          </table:table-cell>
          <table:table-cell table:style-name="ce1" office:value-type="float" office:value="42.42"/>
        </table:table-row>
        <table:table-row table:style-name="ro1">
          <table:table-cell table:style-name="ce1" office:value-type="float" office:value="4119004"/>
          <table:table-cell table:style-name="ce1" office:value-type="string">
            <text:p>Pérola d'Oeste (PR)</text:p>
          </table:table-cell>
          <table:table-cell table:style-name="ce1" office:value-type="float" office:value="32.81"/>
        </table:table-row>
        <table:table-row table:style-name="ro1">
          <table:table-cell table:style-name="ce1" office:value-type="float" office:value="4119103"/>
          <table:table-cell table:style-name="ce1" office:value-type="string">
            <text:p>Piên (PR)</text:p>
          </table:table-cell>
          <table:table-cell table:style-name="ce1" office:value-type="float" office:value="44.08"/>
        </table:table-row>
        <table:table-row table:style-name="ro1">
          <table:table-cell table:style-name="ce1" office:value-type="float" office:value="4119152"/>
          <table:table-cell table:style-name="ce1" office:value-type="string">
            <text:p>Pinhais (PR)</text:p>
          </table:table-cell>
          <table:table-cell table:style-name="ce1" office:value-type="float" office:value="1926.09"/>
        </table:table-row>
        <table:table-row table:style-name="ro1">
          <table:table-cell table:style-name="ce1" office:value-type="float" office:value="4119202"/>
          <table:table-cell table:style-name="ce1" office:value-type="string">
            <text:p>Pinhalão (PR)</text:p>
          </table:table-cell>
          <table:table-cell table:style-name="ce1" office:value-type="float" office:value="28.17"/>
        </table:table-row>
        <table:table-row table:style-name="ro1">
          <table:table-cell table:style-name="ce1" office:value-type="float" office:value="4119251"/>
          <table:table-cell table:style-name="ce1" office:value-type="string">
            <text:p>Pinhal de São Bento (PR)</text:p>
          </table:table-cell>
          <table:table-cell table:style-name="ce1" office:value-type="float" office:value="26.93"/>
        </table:table-row>
        <table:table-row table:style-name="ro1">
          <table:table-cell table:style-name="ce1" office:value-type="float" office:value="4119301"/>
          <table:table-cell table:style-name="ce1" office:value-type="string">
            <text:p>Pinhão (PR)</text:p>
          </table:table-cell>
          <table:table-cell table:style-name="ce1" office:value-type="float" office:value="15.09"/>
        </table:table-row>
        <table:table-row table:style-name="ro1">
          <table:table-cell table:style-name="ce1" office:value-type="float" office:value="4119400"/>
          <table:table-cell table:style-name="ce1" office:value-type="string">
            <text:p>Piraí do Sul (PR)</text:p>
          </table:table-cell>
          <table:table-cell table:style-name="ce1" office:value-type="float" office:value="16.69"/>
        </table:table-row>
        <table:table-row table:style-name="ro1">
          <table:table-cell table:style-name="ce1" office:value-type="float" office:value="4119509"/>
          <table:table-cell table:style-name="ce1" office:value-type="string">
            <text:p>Piraquara (PR)</text:p>
          </table:table-cell>
          <table:table-cell table:style-name="ce1" office:value-type="float" office:value="410.54"/>
        </table:table-row>
        <table:table-row table:style-name="ro1">
          <table:table-cell table:style-name="ce1" office:value-type="float" office:value="4119608"/>
          <table:table-cell table:style-name="ce1" office:value-type="string">
            <text:p>Pitanga (PR)</text:p>
          </table:table-cell>
          <table:table-cell table:style-name="ce1" office:value-type="float" office:value="19.62"/>
        </table:table-row>
        <table:table-row table:style-name="ro1">
          <table:table-cell table:style-name="ce1" office:value-type="float" office:value="4119657"/>
          <table:table-cell table:style-name="ce1" office:value-type="string">
            <text:p>Pitangueiras (PR)</text:p>
          </table:table-cell>
          <table:table-cell table:style-name="ce1" office:value-type="float" office:value="22.84"/>
        </table:table-row>
        <table:table-row table:style-name="ro1">
          <table:table-cell table:style-name="ce1" office:value-type="float" office:value="4119707"/>
          <table:table-cell table:style-name="ce1" office:value-type="string">
            <text:p>Planaltina do Paraná (PR)</text:p>
          </table:table-cell>
          <table:table-cell table:style-name="ce1" office:value-type="float" office:value="11.50"/>
        </table:table-row>
        <table:table-row table:style-name="ro1">
          <table:table-cell table:style-name="ce1" office:value-type="float" office:value="4119806"/>
          <table:table-cell table:style-name="ce1" office:value-type="string">
            <text:p>Planalto (PR)</text:p>
          </table:table-cell>
          <table:table-cell table:style-name="ce1" office:value-type="float" office:value="39.49"/>
        </table:table-row>
        <table:table-row table:style-name="ro1">
          <table:table-cell table:style-name="ce1" office:value-type="float" office:value="4119905"/>
          <table:table-cell table:style-name="ce1" office:value-type="string">
            <text:p>Ponta Grossa (PR)</text:p>
          </table:table-cell>
          <table:table-cell table:style-name="ce1" office:value-type="float" office:value="150.72"/>
        </table:table-row>
        <table:table-row table:style-name="ro1">
          <table:table-cell table:style-name="ce1" office:value-type="float" office:value="4119954"/>
          <table:table-cell table:style-name="ce1" office:value-type="string">
            <text:p>Pontal do Paraná (PR)</text:p>
          </table:table-cell>
          <table:table-cell table:style-name="ce1" office:value-type="float" office:value="104.67"/>
        </table:table-row>
        <table:table-row table:style-name="ro1">
          <table:table-cell table:style-name="ce1" office:value-type="float" office:value="4120002"/>
          <table:table-cell table:style-name="ce1" office:value-type="string">
            <text:p>Porecatu (PR)</text:p>
          </table:table-cell>
          <table:table-cell table:style-name="ce1" office:value-type="float" office:value="48.65"/>
        </table:table-row>
        <table:table-row table:style-name="ro1">
          <table:table-cell table:style-name="ce1" office:value-type="float" office:value="4120101"/>
          <table:table-cell table:style-name="ce1" office:value-type="string">
            <text:p>Porto Amazonas (PR)</text:p>
          </table:table-cell>
          <table:table-cell table:style-name="ce1" office:value-type="float" office:value="24.19"/>
        </table:table-row>
        <table:table-row table:style-name="ro1">
          <table:table-cell table:style-name="ce1" office:value-type="float" office:value="4120150"/>
          <table:table-cell table:style-name="ce1" office:value-type="string">
            <text:p>Porto Barreiro (PR)</text:p>
          </table:table-cell>
          <table:table-cell table:style-name="ce1" office:value-type="float" office:value="10.15"/>
        </table:table-row>
        <table:table-row table:style-name="ro1">
          <table:table-cell table:style-name="ce1" office:value-type="float" office:value="4120200"/>
          <table:table-cell table:style-name="ce1" office:value-type="string">
            <text:p>Porto Rico (PR)</text:p>
          </table:table-cell>
          <table:table-cell table:style-name="ce1" office:value-type="float" office:value="11.62"/>
        </table:table-row>
        <table:table-row table:style-name="ro1">
          <table:table-cell table:style-name="ce1" office:value-type="float" office:value="4120309"/>
          <table:table-cell table:style-name="ce1" office:value-type="string">
            <text:p>Porto Vitória (PR)</text:p>
          </table:table-cell>
          <table:table-cell table:style-name="ce1" office:value-type="float" office:value="18.93"/>
        </table:table-row>
        <table:table-row table:style-name="ro1">
          <table:table-cell table:style-name="ce1" office:value-type="float" office:value="4120333"/>
          <table:table-cell table:style-name="ce1" office:value-type="string">
            <text:p>Prado Ferreira (PR)</text:p>
          </table:table-cell>
          <table:table-cell table:style-name="ce1" office:value-type="float" office:value="22.39"/>
        </table:table-row>
        <table:table-row table:style-name="ro1">
          <table:table-cell table:style-name="ce1" office:value-type="float" office:value="4120358"/>
          <table:table-cell table:style-name="ce1" office:value-type="string">
            <text:p>Pranchita (PR)</text:p>
          </table:table-cell>
          <table:table-cell table:style-name="ce1" office:value-type="float" office:value="24.92"/>
        </table:table-row>
        <table:table-row table:style-name="ro1">
          <table:table-cell table:style-name="ce1" office:value-type="float" office:value="4120408"/>
          <table:table-cell table:style-name="ce1" office:value-type="string">
            <text:p>Presidente Castelo Branco (PR)</text:p>
          </table:table-cell>
          <table:table-cell table:style-name="ce1" office:value-type="float" office:value="30.72"/>
        </table:table-row>
        <table:table-row table:style-name="ro1">
          <table:table-cell table:style-name="ce1" office:value-type="float" office:value="4120507"/>
          <table:table-cell table:style-name="ce1" office:value-type="string">
            <text:p>Primeiro de Maio (PR)</text:p>
          </table:table-cell>
          <table:table-cell table:style-name="ce1" office:value-type="float" office:value="26.14"/>
        </table:table-row>
        <table:table-row table:style-name="ro1">
          <table:table-cell table:style-name="ce1" office:value-type="float" office:value="4120606"/>
          <table:table-cell table:style-name="ce1" office:value-type="string">
            <text:p>Prudentópolis (PR)</text:p>
          </table:table-cell>
          <table:table-cell table:style-name="ce1" office:value-type="float" office:value="21.14"/>
        </table:table-row>
        <table:table-row table:style-name="ro1">
          <table:table-cell table:style-name="ce1" office:value-type="float" office:value="4120655"/>
          <table:table-cell table:style-name="ce1" office:value-type="string">
            <text:p>Quarto Centenário (PR)</text:p>
          </table:table-cell>
          <table:table-cell table:style-name="ce1" office:value-type="float" office:value="15.09"/>
        </table:table-row>
        <table:table-row table:style-name="ro1">
          <table:table-cell table:style-name="ce1" office:value-type="float" office:value="4120705"/>
          <table:table-cell table:style-name="ce1" office:value-type="string">
            <text:p>Quatiguá (PR)</text:p>
          </table:table-cell>
          <table:table-cell table:style-name="ce1" office:value-type="float" office:value="62.52"/>
        </table:table-row>
        <table:table-row table:style-name="ro1">
          <table:table-cell table:style-name="ce1" office:value-type="float" office:value="4120804"/>
          <table:table-cell table:style-name="ce1" office:value-type="string">
            <text:p>Quatro Barras (PR)</text:p>
          </table:table-cell>
          <table:table-cell table:style-name="ce1" office:value-type="float" office:value="109.59"/>
        </table:table-row>
        <table:table-row table:style-name="ro1">
          <table:table-cell table:style-name="ce1" office:value-type="float" office:value="4120853"/>
          <table:table-cell table:style-name="ce1" office:value-type="string">
            <text:p>Quatro Pontes (PR)</text:p>
          </table:table-cell>
          <table:table-cell table:style-name="ce1" office:value-type="float" office:value="33.25"/>
        </table:table-row>
        <table:table-row table:style-name="ro1">
          <table:table-cell table:style-name="ce1" office:value-type="float" office:value="4120903"/>
          <table:table-cell table:style-name="ce1" office:value-type="string">
            <text:p>Quedas do Iguaçu (PR)</text:p>
          </table:table-cell>
          <table:table-cell table:style-name="ce1" office:value-type="float" office:value="37.25"/>
        </table:table-row>
        <table:table-row table:style-name="ro1">
          <table:table-cell table:style-name="ce1" office:value-type="float" office:value="4121000"/>
          <table:table-cell table:style-name="ce1" office:value-type="string">
            <text:p>Querência do Norte (PR)</text:p>
          </table:table-cell>
          <table:table-cell table:style-name="ce1" office:value-type="float" office:value="12.82"/>
        </table:table-row>
        <table:table-row table:style-name="ro1">
          <table:table-cell table:style-name="ce1" office:value-type="float" office:value="4121109"/>
          <table:table-cell table:style-name="ce1" office:value-type="string">
            <text:p>Quinta do Sol (PR)</text:p>
          </table:table-cell>
          <table:table-cell table:style-name="ce1" office:value-type="float" office:value="15.60"/>
        </table:table-row>
        <table:table-row table:style-name="ro1">
          <table:table-cell table:style-name="ce1" office:value-type="float" office:value="4121208"/>
          <table:table-cell table:style-name="ce1" office:value-type="string">
            <text:p>Quitandinha (PR)</text:p>
          </table:table-cell>
          <table:table-cell table:style-name="ce1" office:value-type="float" office:value="38.23"/>
        </table:table-row>
        <table:table-row table:style-name="ro1">
          <table:table-cell table:style-name="ce1" office:value-type="float" office:value="4121257"/>
          <table:table-cell table:style-name="ce1" office:value-type="string">
            <text:p>Ramilândia (PR)</text:p>
          </table:table-cell>
          <table:table-cell table:style-name="ce1" office:value-type="float" office:value="17.43"/>
        </table:table-row>
        <table:table-row table:style-name="ro1">
          <table:table-cell table:style-name="ce1" office:value-type="float" office:value="4121307"/>
          <table:table-cell table:style-name="ce1" office:value-type="string">
            <text:p>Rancho Alegre (PR)</text:p>
          </table:table-cell>
          <table:table-cell table:style-name="ce1" office:value-type="float" office:value="23.59"/>
        </table:table-row>
        <table:table-row table:style-name="ro1">
          <table:table-cell table:style-name="ce1" office:value-type="float" office:value="4121356"/>
          <table:table-cell table:style-name="ce1" office:value-type="string">
            <text:p>Rancho Alegre D'Oeste (PR)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float" office:value="4121406"/>
          <table:table-cell table:style-name="ce1" office:value-type="string">
            <text:p>Realeza (PR)</text:p>
          </table:table-cell>
          <table:table-cell table:style-name="ce1" office:value-type="float" office:value="46.23"/>
        </table:table-row>
        <table:table-row table:style-name="ro1">
          <table:table-cell table:style-name="ce1" office:value-type="float" office:value="4121505"/>
          <table:table-cell table:style-name="ce1" office:value-type="string">
            <text:p>Rebouças (PR)</text:p>
          </table:table-cell>
          <table:table-cell table:style-name="ce1" office:value-type="float" office:value="29.42"/>
        </table:table-row>
        <table:table-row table:style-name="ro1">
          <table:table-cell table:style-name="ce1" office:value-type="float" office:value="4121604"/>
          <table:table-cell table:style-name="ce1" office:value-type="string">
            <text:p>Renascença (PR)</text:p>
          </table:table-cell>
          <table:table-cell table:style-name="ce1" office:value-type="float" office:value="16.03"/>
        </table:table-row>
        <table:table-row table:style-name="ro1">
          <table:table-cell table:style-name="ce1" office:value-type="float" office:value="4121703"/>
          <table:table-cell table:style-name="ce1" office:value-type="string">
            <text:p>Reserva (PR)</text:p>
          </table:table-cell>
          <table:table-cell table:style-name="ce1" office:value-type="float" office:value="15.40"/>
        </table:table-row>
        <table:table-row table:style-name="ro1">
          <table:table-cell table:style-name="ce1" office:value-type="float" office:value="4121752"/>
          <table:table-cell table:style-name="ce1" office:value-type="string">
            <text:p>Reserva do Iguaçu (PR)</text:p>
          </table:table-cell>
          <table:table-cell table:style-name="ce1" office:value-type="float" office:value="8.76"/>
        </table:table-row>
        <table:table-row table:style-name="ro1">
          <table:table-cell table:style-name="ce1" office:value-type="float" office:value="4121802"/>
          <table:table-cell table:style-name="ce1" office:value-type="string">
            <text:p>Ribeirão Claro (PR)</text:p>
          </table:table-cell>
          <table:table-cell table:style-name="ce1" office:value-type="float" office:value="16.97"/>
        </table:table-row>
        <table:table-row table:style-name="ro1">
          <table:table-cell table:style-name="ce1" office:value-type="float" office:value="4121901"/>
          <table:table-cell table:style-name="ce1" office:value-type="string">
            <text:p>Ribeirão do Pinhal (PR)</text:p>
          </table:table-cell>
          <table:table-cell table:style-name="ce1" office:value-type="float" office:value="36.09"/>
        </table:table-row>
        <table:table-row table:style-name="ro1">
          <table:table-cell table:style-name="ce1" office:value-type="float" office:value="4122008"/>
          <table:table-cell table:style-name="ce1" office:value-type="string">
            <text:p>Rio Azul (PR)</text:p>
          </table:table-cell>
          <table:table-cell table:style-name="ce1" office:value-type="float" office:value="22.38"/>
        </table:table-row>
        <table:table-row table:style-name="ro1">
          <table:table-cell table:style-name="ce1" office:value-type="float" office:value="4122107"/>
          <table:table-cell table:style-name="ce1" office:value-type="string">
            <text:p>Rio Bom (PR)</text:p>
          </table:table-cell>
          <table:table-cell table:style-name="ce1" office:value-type="float" office:value="18.75"/>
        </table:table-row>
        <table:table-row table:style-name="ro1">
          <table:table-cell table:style-name="ce1" office:value-type="float" office:value="4122156"/>
          <table:table-cell table:style-name="ce1" office:value-type="string">
            <text:p>Rio Bonito do Iguaçu (PR)</text:p>
          </table:table-cell>
          <table:table-cell table:style-name="ce1" office:value-type="float" office:value="18.31"/>
        </table:table-row>
        <table:table-row table:style-name="ro1">
          <table:table-cell table:style-name="ce1" office:value-type="float" office:value="4122172"/>
          <table:table-cell table:style-name="ce1" office:value-type="string">
            <text:p>Rio Branco do Ivaí (PR)</text:p>
          </table:table-cell>
          <table:table-cell table:style-name="ce1" office:value-type="float" office:value="10.20"/>
        </table:table-row>
        <table:table-row table:style-name="ro1">
          <table:table-cell table:style-name="ce1" office:value-type="float" office:value="4122206"/>
          <table:table-cell table:style-name="ce1" office:value-type="string">
            <text:p>Rio Branco do Sul (PR)</text:p>
          </table:table-cell>
          <table:table-cell table:style-name="ce1" office:value-type="float" office:value="37.73"/>
        </table:table-row>
        <table:table-row table:style-name="ro1">
          <table:table-cell table:style-name="ce1" office:value-type="float" office:value="4122305"/>
          <table:table-cell table:style-name="ce1" office:value-type="string">
            <text:p>Rio Negro (PR)</text:p>
          </table:table-cell>
          <table:table-cell table:style-name="ce1" office:value-type="float" office:value="51.84"/>
        </table:table-row>
        <table:table-row table:style-name="ro1">
          <table:table-cell table:style-name="ce1" office:value-type="float" office:value="4122404"/>
          <table:table-cell table:style-name="ce1" office:value-type="string">
            <text:p>Rolândia (PR)</text:p>
          </table:table-cell>
          <table:table-cell table:style-name="ce1" office:value-type="float" office:value="125.74"/>
        </table:table-row>
        <table:table-row table:style-name="ro1">
          <table:table-cell table:style-name="ce1" office:value-type="float" office:value="4122503"/>
          <table:table-cell table:style-name="ce1" office:value-type="string">
            <text:p>Roncador (PR)</text:p>
          </table:table-cell>
          <table:table-cell table:style-name="ce1" office:value-type="float" office:value="15.55"/>
        </table:table-row>
        <table:table-row table:style-name="ro1">
          <table:table-cell table:style-name="ce1" office:value-type="float" office:value="4122602"/>
          <table:table-cell table:style-name="ce1" office:value-type="string">
            <text:p>Rondon (PR)</text:p>
          </table:table-cell>
          <table:table-cell table:style-name="ce1" office:value-type="float" office:value="16.18"/>
        </table:table-row>
        <table:table-row table:style-name="ro1">
          <table:table-cell table:style-name="ce1" office:value-type="float" office:value="4122651"/>
          <table:table-cell table:style-name="ce1" office:value-type="string">
            <text:p>Rosário do Ivaí (PR)</text:p>
          </table:table-cell>
          <table:table-cell table:style-name="ce1" office:value-type="float" office:value="15.05"/>
        </table:table-row>
        <table:table-row table:style-name="ro1">
          <table:table-cell table:style-name="ce1" office:value-type="float" office:value="4122701"/>
          <table:table-cell table:style-name="ce1" office:value-type="string">
            <text:p>Sabáudia (PR)</text:p>
          </table:table-cell>
          <table:table-cell table:style-name="ce1" office:value-type="float" office:value="32.03"/>
        </table:table-row>
        <table:table-row table:style-name="ro1">
          <table:table-cell table:style-name="ce1" office:value-type="float" office:value="4122800"/>
          <table:table-cell table:style-name="ce1" office:value-type="string">
            <text:p>Salgado Filho (PR)</text:p>
          </table:table-cell>
          <table:table-cell table:style-name="ce1" office:value-type="float" office:value="23.26"/>
        </table:table-row>
        <table:table-row table:style-name="ro1">
          <table:table-cell table:style-name="ce1" office:value-type="float" office:value="4122909"/>
          <table:table-cell table:style-name="ce1" office:value-type="string">
            <text:p>Salto do Itararé (PR)</text:p>
          </table:table-cell>
          <table:table-cell table:style-name="ce1" office:value-type="float" office:value="25.82"/>
        </table:table-row>
        <table:table-row table:style-name="ro1">
          <table:table-cell table:style-name="ce1" office:value-type="float" office:value="4123006"/>
          <table:table-cell table:style-name="ce1" office:value-type="string">
            <text:p>Salto do Lontra (PR)</text:p>
          </table:table-cell>
          <table:table-cell table:style-name="ce1" office:value-type="float" office:value="43.77"/>
        </table:table-row>
        <table:table-row table:style-name="ro1">
          <table:table-cell table:style-name="ce1" office:value-type="float" office:value="4123105"/>
          <table:table-cell table:style-name="ce1" office:value-type="string">
            <text:p>Santa Amélia (PR)</text:p>
          </table:table-cell>
          <table:table-cell table:style-name="ce1" office:value-type="float" office:value="48.73"/>
        </table:table-row>
        <table:table-row table:style-name="ro1">
          <table:table-cell table:style-name="ce1" office:value-type="float" office:value="4123204"/>
          <table:table-cell table:style-name="ce1" office:value-type="string">
            <text:p>Santa Cecília do Pavão (PR)</text:p>
          </table:table-cell>
          <table:table-cell table:style-name="ce1" office:value-type="float" office:value="33.09"/>
        </table:table-row>
        <table:table-row table:style-name="ro1">
          <table:table-cell table:style-name="ce1" office:value-type="float" office:value="4123303"/>
          <table:table-cell table:style-name="ce1" office:value-type="string">
            <text:p>Santa Cruz de Monte Castelo (PR)</text:p>
          </table:table-cell>
          <table:table-cell table:style-name="ce1" office:value-type="float" office:value="18.31"/>
        </table:table-row>
        <table:table-row table:style-name="ro1">
          <table:table-cell table:style-name="ce1" office:value-type="float" office:value="4123402"/>
          <table:table-cell table:style-name="ce1" office:value-type="string">
            <text:p>Santa Fé (PR)</text:p>
          </table:table-cell>
          <table:table-cell table:style-name="ce1" office:value-type="float" office:value="37.76"/>
        </table:table-row>
        <table:table-row table:style-name="ro1">
          <table:table-cell table:style-name="ce1" office:value-type="float" office:value="4123501"/>
          <table:table-cell table:style-name="ce1" office:value-type="string">
            <text:p>Santa Helena (PR)</text:p>
          </table:table-cell>
          <table:table-cell table:style-name="ce1" office:value-type="float" office:value="30.88"/>
        </table:table-row>
        <table:table-row table:style-name="ro1">
          <table:table-cell table:style-name="ce1" office:value-type="float" office:value="4123600"/>
          <table:table-cell table:style-name="ce1" office:value-type="string">
            <text:p>Santa Inês (PR)</text:p>
          </table:table-cell>
          <table:table-cell table:style-name="ce1" office:value-type="float" office:value="13.13"/>
        </table:table-row>
        <table:table-row table:style-name="ro1">
          <table:table-cell table:style-name="ce1" office:value-type="float" office:value="4123709"/>
          <table:table-cell table:style-name="ce1" office:value-type="string">
            <text:p>Santa Isabel do Ivaí (PR)</text:p>
          </table:table-cell>
          <table:table-cell table:style-name="ce1" office:value-type="float" office:value="25.06"/>
        </table:table-row>
        <table:table-row table:style-name="ro1">
          <table:table-cell table:style-name="ce1" office:value-type="float" office:value="4123808"/>
          <table:table-cell table:style-name="ce1" office:value-type="string">
            <text:p>Santa Izabel do Oeste (PR)</text:p>
          </table:table-cell>
          <table:table-cell table:style-name="ce1" office:value-type="float" office:value="40.89"/>
        </table:table-row>
        <table:table-row table:style-name="ro1">
          <table:table-cell table:style-name="ce1" office:value-type="float" office:value="4123824"/>
          <table:table-cell table:style-name="ce1" office:value-type="string">
            <text:p>Santa Lúcia (PR)</text:p>
          </table:table-cell>
          <table:table-cell table:style-name="ce1" office:value-type="float" office:value="33.59"/>
        </table:table-row>
        <table:table-row table:style-name="ro1">
          <table:table-cell table:style-name="ce1" office:value-type="float" office:value="4123857"/>
          <table:table-cell table:style-name="ce1" office:value-type="string">
            <text:p>Santa Maria do Oeste (PR)</text:p>
          </table:table-cell>
          <table:table-cell table:style-name="ce1" office:value-type="float" office:value="13.58"/>
        </table:table-row>
        <table:table-row table:style-name="ro1">
          <table:table-cell table:style-name="ce1" office:value-type="float" office:value="4123907"/>
          <table:table-cell table:style-name="ce1" office:value-type="string">
            <text:p>Santa Mariana (PR)</text:p>
          </table:table-cell>
          <table:table-cell table:style-name="ce1" office:value-type="float" office:value="29.11"/>
        </table:table-row>
        <table:table-row table:style-name="ro1">
          <table:table-cell table:style-name="ce1" office:value-type="float" office:value="4123956"/>
          <table:table-cell table:style-name="ce1" office:value-type="string">
            <text:p>Santa Mônica (PR)</text:p>
          </table:table-cell>
          <table:table-cell table:style-name="ce1" office:value-type="float" office:value="13.74"/>
        </table:table-row>
        <table:table-row table:style-name="ro1">
          <table:table-cell table:style-name="ce1" office:value-type="float" office:value="4124004"/>
          <table:table-cell table:style-name="ce1" office:value-type="string">
            <text:p>Santana do Itararé (PR)</text:p>
          </table:table-cell>
          <table:table-cell table:style-name="ce1" office:value-type="float" office:value="20.89"/>
        </table:table-row>
        <table:table-row table:style-name="ro1">
          <table:table-cell table:style-name="ce1" office:value-type="float" office:value="4124020"/>
          <table:table-cell table:style-name="ce1" office:value-type="string">
            <text:p>Santa Tereza do Oeste (PR)</text:p>
          </table:table-cell>
          <table:table-cell table:style-name="ce1" office:value-type="float" office:value="31.67"/>
        </table:table-row>
        <table:table-row table:style-name="ro1">
          <table:table-cell table:style-name="ce1" office:value-type="float" office:value="4124053"/>
          <table:table-cell table:style-name="ce1" office:value-type="string">
            <text:p>Santa Terezinha de Itaipu (PR)</text:p>
          </table:table-cell>
          <table:table-cell table:style-name="ce1" office:value-type="float" office:value="80.34"/>
        </table:table-row>
        <table:table-row table:style-name="ro1">
          <table:table-cell table:style-name="ce1" office:value-type="float" office:value="4124103"/>
          <table:table-cell table:style-name="ce1" office:value-type="string">
            <text:p>Santo Antônio da Platina (PR)</text:p>
          </table:table-cell>
          <table:table-cell table:style-name="ce1" office:value-type="float" office:value="59.19"/>
        </table:table-row>
        <table:table-row table:style-name="ro1">
          <table:table-cell table:style-name="ce1" office:value-type="float" office:value="4124202"/>
          <table:table-cell table:style-name="ce1" office:value-type="string">
            <text:p>Santo Antônio do Caiuá (PR)</text:p>
          </table:table-cell>
          <table:table-cell table:style-name="ce1" office:value-type="float" office:value="12.45"/>
        </table:table-row>
        <table:table-row table:style-name="ro1">
          <table:table-cell table:style-name="ce1" office:value-type="float" office:value="4124301"/>
          <table:table-cell table:style-name="ce1" office:value-type="string">
            <text:p>Santo Antônio do Paraíso (PR)</text:p>
          </table:table-cell>
          <table:table-cell table:style-name="ce1" office:value-type="float" office:value="14.51"/>
        </table:table-row>
        <table:table-row table:style-name="ro1">
          <table:table-cell table:style-name="ce1" office:value-type="float" office:value="4124400"/>
          <table:table-cell table:style-name="ce1" office:value-type="string">
            <text:p>Santo Antônio do Sudoeste (PR)</text:p>
          </table:table-cell>
          <table:table-cell table:style-name="ce1" office:value-type="float" office:value="58.00"/>
        </table:table-row>
        <table:table-row table:style-name="ro1">
          <table:table-cell table:style-name="ce1" office:value-type="float" office:value="4124509"/>
          <table:table-cell table:style-name="ce1" office:value-type="string">
            <text:p>Santo Inácio (PR)</text:p>
          </table:table-cell>
          <table:table-cell table:style-name="ce1" office:value-type="float" office:value="17.17"/>
        </table:table-row>
        <table:table-row table:style-name="ro1">
          <table:table-cell table:style-name="ce1" office:value-type="float" office:value="4124608"/>
          <table:table-cell table:style-name="ce1" office:value-type="string">
            <text:p>São Carlos do Ivaí (PR)</text:p>
          </table:table-cell>
          <table:table-cell table:style-name="ce1" office:value-type="float" office:value="28.23"/>
        </table:table-row>
        <table:table-row table:style-name="ro1">
          <table:table-cell table:style-name="ce1" office:value-type="float" office:value="4124707"/>
          <table:table-cell table:style-name="ce1" office:value-type="string">
            <text:p>São Jerônimo da Serra (PR)</text:p>
          </table:table-cell>
          <table:table-cell table:style-name="ce1" office:value-type="float" office:value="13.76"/>
        </table:table-row>
        <table:table-row table:style-name="ro1">
          <table:table-cell table:style-name="ce1" office:value-type="float" office:value="4124806"/>
          <table:table-cell table:style-name="ce1" office:value-type="string">
            <text:p>São João (PR)</text:p>
          </table:table-cell>
          <table:table-cell table:style-name="ce1" office:value-type="float" office:value="27.31"/>
        </table:table-row>
        <table:table-row table:style-name="ro1">
          <table:table-cell table:style-name="ce1" office:value-type="float" office:value="4124905"/>
          <table:table-cell table:style-name="ce1" office:value-type="string">
            <text:p>São João do Caiuá (PR)</text:p>
          </table:table-cell>
          <table:table-cell table:style-name="ce1" office:value-type="float" office:value="19.42"/>
        </table:table-row>
        <table:table-row table:style-name="ro1">
          <table:table-cell table:style-name="ce1" office:value-type="float" office:value="4125001"/>
          <table:table-cell table:style-name="ce1" office:value-type="string">
            <text:p>São João do Ivaí (PR)</text:p>
          </table:table-cell>
          <table:table-cell table:style-name="ce1" office:value-type="float" office:value="32.62"/>
        </table:table-row>
        <table:table-row table:style-name="ro1">
          <table:table-cell table:style-name="ce1" office:value-type="float" office:value="4125100"/>
          <table:table-cell table:style-name="ce1" office:value-type="string">
            <text:p>São João do Triunfo (PR)</text:p>
          </table:table-cell>
          <table:table-cell table:style-name="ce1" office:value-type="float" office:value="19.02"/>
        </table:table-row>
        <table:table-row table:style-name="ro1">
          <table:table-cell table:style-name="ce1" office:value-type="float" office:value="4125209"/>
          <table:table-cell table:style-name="ce1" office:value-type="string">
            <text:p>São Jorge d'Oeste (PR)</text:p>
          </table:table-cell>
          <table:table-cell table:style-name="ce1" office:value-type="float" office:value="23.94"/>
        </table:table-row>
        <table:table-row table:style-name="ro1">
          <table:table-cell table:style-name="ce1" office:value-type="float" office:value="4125308"/>
          <table:table-cell table:style-name="ce1" office:value-type="string">
            <text:p>São Jorge do Ivaí (PR)</text:p>
          </table:table-cell>
          <table:table-cell table:style-name="ce1" office:value-type="float" office:value="17.51"/>
        </table:table-row>
        <table:table-row table:style-name="ro1">
          <table:table-cell table:style-name="ce1" office:value-type="float" office:value="4125357"/>
          <table:table-cell table:style-name="ce1" office:value-type="string">
            <text:p>São Jorge do Patrocínio (PR)</text:p>
          </table:table-cell>
          <table:table-cell table:style-name="ce1" office:value-type="float" office:value="14.93"/>
        </table:table-row>
        <table:table-row table:style-name="ro1">
          <table:table-cell table:style-name="ce1" office:value-type="float" office:value="4125407"/>
          <table:table-cell table:style-name="ce1" office:value-type="string">
            <text:p>São José da Boa Vista (PR)</text:p>
          </table:table-cell>
          <table:table-cell table:style-name="ce1" office:value-type="float" office:value="16.29"/>
        </table:table-row>
        <table:table-row table:style-name="ro1">
          <table:table-cell table:style-name="ce1" office:value-type="float" office:value="4125456"/>
          <table:table-cell table:style-name="ce1" office:value-type="string">
            <text:p>São José das Palmeiras (PR)</text:p>
          </table:table-cell>
          <table:table-cell table:style-name="ce1" office:value-type="float" office:value="21.00"/>
        </table:table-row>
        <table:table-row table:style-name="ro1">
          <table:table-cell table:style-name="ce1" office:value-type="float" office:value="4125506"/>
          <table:table-cell table:style-name="ce1" office:value-type="string">
            <text:p>São José dos Pinhais (PR)</text:p>
          </table:table-cell>
          <table:table-cell table:style-name="ce1" office:value-type="float" office:value="279.16"/>
        </table:table-row>
        <table:table-row table:style-name="ro1">
          <table:table-cell table:style-name="ce1" office:value-type="float" office:value="4125555"/>
          <table:table-cell table:style-name="ce1" office:value-type="string">
            <text:p>São Manoel do Paraná (PR)</text:p>
          </table:table-cell>
          <table:table-cell table:style-name="ce1" office:value-type="float" office:value="22.00"/>
        </table:table-row>
        <table:table-row table:style-name="ro1">
          <table:table-cell table:style-name="ce1" office:value-type="float" office:value="4125605"/>
          <table:table-cell table:style-name="ce1" office:value-type="string">
            <text:p>São Mateus do Sul (PR)</text:p>
          </table:table-cell>
          <table:table-cell table:style-name="ce1" office:value-type="float" office:value="30.73"/>
        </table:table-row>
        <table:table-row table:style-name="ro1">
          <table:table-cell table:style-name="ce1" office:value-type="float" office:value="4125704"/>
          <table:table-cell table:style-name="ce1" office:value-type="string">
            <text:p>São Miguel do Iguaçu (PR)</text:p>
          </table:table-cell>
          <table:table-cell table:style-name="ce1" office:value-type="float" office:value="30.27"/>
        </table:table-row>
        <table:table-row table:style-name="ro1">
          <table:table-cell table:style-name="ce1" office:value-type="float" office:value="4125753"/>
          <table:table-cell table:style-name="ce1" office:value-type="string">
            <text:p>São Pedro do Iguaçu (PR)</text:p>
          </table:table-cell>
          <table:table-cell table:style-name="ce1" office:value-type="float" office:value="21.05"/>
        </table:table-row>
        <table:table-row table:style-name="ro1">
          <table:table-cell table:style-name="ce1" office:value-type="float" office:value="4125803"/>
          <table:table-cell table:style-name="ce1" office:value-type="string">
            <text:p>São Pedro do Ivaí (PR)</text:p>
          </table:table-cell>
          <table:table-cell table:style-name="ce1" office:value-type="float" office:value="31.51"/>
        </table:table-row>
        <table:table-row table:style-name="ro1">
          <table:table-cell table:style-name="ce1" office:value-type="float" office:value="4125902"/>
          <table:table-cell table:style-name="ce1" office:value-type="string">
            <text:p>São Pedro do Paraná (PR)</text:p>
          </table:table-cell>
          <table:table-cell table:style-name="ce1" office:value-type="float" office:value="9.94"/>
        </table:table-row>
        <table:table-row table:style-name="ro1">
          <table:table-cell table:style-name="ce1" office:value-type="float" office:value="4126009"/>
          <table:table-cell table:style-name="ce1" office:value-type="string">
            <text:p>São Sebastião da Amoreira (PR)</text:p>
          </table:table-cell>
          <table:table-cell table:style-name="ce1" office:value-type="float" office:value="37.84"/>
        </table:table-row>
        <table:table-row table:style-name="ro1">
          <table:table-cell table:style-name="ce1" office:value-type="float" office:value="4126108"/>
          <table:table-cell table:style-name="ce1" office:value-type="string">
            <text:p>São Tomé (PR)</text:p>
          </table:table-cell>
          <table:table-cell table:style-name="ce1" office:value-type="float" office:value="24.47"/>
        </table:table-row>
        <table:table-row table:style-name="ro1">
          <table:table-cell table:style-name="ce1" office:value-type="float" office:value="4126207"/>
          <table:table-cell table:style-name="ce1" office:value-type="string">
            <text:p>Sapopema (PR)</text:p>
          </table:table-cell>
          <table:table-cell table:style-name="ce1" office:value-type="float" office:value="9.94"/>
        </table:table-row>
        <table:table-row table:style-name="ro1">
          <table:table-cell table:style-name="ce1" office:value-type="float" office:value="4126256"/>
          <table:table-cell table:style-name="ce1" office:value-type="string">
            <text:p>Sarandi (PR)</text:p>
          </table:table-cell>
          <table:table-cell table:style-name="ce1" office:value-type="float" office:value="801.79"/>
        </table:table-row>
        <table:table-row table:style-name="ro1">
          <table:table-cell table:style-name="ce1" office:value-type="float" office:value="4126272"/>
          <table:table-cell table:style-name="ce1" office:value-type="string">
            <text:p>Saudade do Iguaçu (PR)</text:p>
          </table:table-cell>
          <table:table-cell table:style-name="ce1" office:value-type="float" office:value="33.06"/>
        </table:table-row>
        <table:table-row table:style-name="ro1">
          <table:table-cell table:style-name="ce1" office:value-type="float" office:value="4126306"/>
          <table:table-cell table:style-name="ce1" office:value-type="string">
            <text:p>Sengés (PR)</text:p>
          </table:table-cell>
          <table:table-cell table:style-name="ce1" office:value-type="float" office:value="12.81"/>
        </table:table-row>
        <table:table-row table:style-name="ro1">
          <table:table-cell table:style-name="ce1" office:value-type="float" office:value="4126355"/>
          <table:table-cell table:style-name="ce1" office:value-type="string">
            <text:p>Serranópolis do Iguaçu (PR)</text:p>
          </table:table-cell>
          <table:table-cell table:style-name="ce1" office:value-type="float" office:value="9.44"/>
        </table:table-row>
        <table:table-row table:style-name="ro1">
          <table:table-cell table:style-name="ce1" office:value-type="float" office:value="4126405"/>
          <table:table-cell table:style-name="ce1" office:value-type="string">
            <text:p>Sertaneja (PR)</text:p>
          </table:table-cell>
          <table:table-cell table:style-name="ce1" office:value-type="float" office:value="13.09"/>
        </table:table-row>
        <table:table-row table:style-name="ro1">
          <table:table-cell table:style-name="ce1" office:value-type="float" office:value="4126504"/>
          <table:table-cell table:style-name="ce1" office:value-type="string">
            <text:p>Sertanópolis (PR)</text:p>
          </table:table-cell>
          <table:table-cell table:style-name="ce1" office:value-type="float" office:value="30.93"/>
        </table:table-row>
        <table:table-row table:style-name="ro1">
          <table:table-cell table:style-name="ce1" office:value-type="float" office:value="4126603"/>
          <table:table-cell table:style-name="ce1" office:value-type="string">
            <text:p>Siqueira Campos (PR)</text:p>
          </table:table-cell>
          <table:table-cell table:style-name="ce1" office:value-type="float" office:value="66.37"/>
        </table:table-row>
        <table:table-row table:style-name="ro1">
          <table:table-cell table:style-name="ce1" office:value-type="float" office:value="4126652"/>
          <table:table-cell table:style-name="ce1" office:value-type="string">
            <text:p>Sulina (PR)</text:p>
          </table:table-cell>
          <table:table-cell table:style-name="ce1" office:value-type="float" office:value="19.88"/>
        </table:table-row>
        <table:table-row table:style-name="ro1">
          <table:table-cell table:style-name="ce1" office:value-type="float" office:value="4126678"/>
          <table:table-cell table:style-name="ce1" office:value-type="string">
            <text:p>Tamarana (PR)</text:p>
          </table:table-cell>
          <table:table-cell table:style-name="ce1" office:value-type="float" office:value="25.97"/>
        </table:table-row>
        <table:table-row table:style-name="ro1">
          <table:table-cell table:style-name="ce1" office:value-type="float" office:value="4126702"/>
          <table:table-cell table:style-name="ce1" office:value-type="string">
            <text:p>Tamboara (PR)</text:p>
          </table:table-cell>
          <table:table-cell table:style-name="ce1" office:value-type="float" office:value="24.12"/>
        </table:table-row>
        <table:table-row table:style-name="ro1">
          <table:table-cell table:style-name="ce1" office:value-type="float" office:value="4126801"/>
          <table:table-cell table:style-name="ce1" office:value-type="string">
            <text:p>Tapejara (PR)</text:p>
          </table:table-cell>
          <table:table-cell table:style-name="ce1" office:value-type="float" office:value="24.68"/>
        </table:table-row>
        <table:table-row table:style-name="ro1">
          <table:table-cell table:style-name="ce1" office:value-type="float" office:value="4126900"/>
          <table:table-cell table:style-name="ce1" office:value-type="string">
            <text:p>Tapira (PR)</text:p>
          </table:table-cell>
          <table:table-cell table:style-name="ce1" office:value-type="float" office:value="13.44"/>
        </table:table-row>
        <table:table-row table:style-name="ro1">
          <table:table-cell table:style-name="ce1" office:value-type="float" office:value="4127007"/>
          <table:table-cell table:style-name="ce1" office:value-type="string">
            <text:p>Teixeira Soares (PR)</text:p>
          </table:table-cell>
          <table:table-cell table:style-name="ce1" office:value-type="float" office:value="11.39"/>
        </table:table-row>
        <table:table-row table:style-name="ro1">
          <table:table-cell table:style-name="ce1" office:value-type="float" office:value="4127106"/>
          <table:table-cell table:style-name="ce1" office:value-type="string">
            <text:p>Telêmaco Borba (PR)</text:p>
          </table:table-cell>
          <table:table-cell table:style-name="ce1" office:value-type="float" office:value="50.53"/>
        </table:table-row>
        <table:table-row table:style-name="ro1">
          <table:table-cell table:style-name="ce1" office:value-type="float" office:value="4127205"/>
          <table:table-cell table:style-name="ce1" office:value-type="string">
            <text:p>Terra Boa (PR)</text:p>
          </table:table-cell>
          <table:table-cell table:style-name="ce1" office:value-type="float" office:value="49.17"/>
        </table:table-row>
        <table:table-row table:style-name="ro1">
          <table:table-cell table:style-name="ce1" office:value-type="float" office:value="4127304"/>
          <table:table-cell table:style-name="ce1" office:value-type="string">
            <text:p>Terra Rica (PR)</text:p>
          </table:table-cell>
          <table:table-cell table:style-name="ce1" office:value-type="float" office:value="21.73"/>
        </table:table-row>
        <table:table-row table:style-name="ro1">
          <table:table-cell table:style-name="ce1" office:value-type="float" office:value="4127403"/>
          <table:table-cell table:style-name="ce1" office:value-type="string">
            <text:p>Terra Roxa (PR)</text:p>
          </table:table-cell>
          <table:table-cell table:style-name="ce1" office:value-type="float" office:value="20.93"/>
        </table:table-row>
        <table:table-row table:style-name="ro1">
          <table:table-cell table:style-name="ce1" office:value-type="float" office:value="4127502"/>
          <table:table-cell table:style-name="ce1" office:value-type="string">
            <text:p>Tibagi (PR)</text:p>
          </table:table-cell>
          <table:table-cell table:style-name="ce1" office:value-type="float" office:value="6.55"/>
        </table:table-row>
        <table:table-row table:style-name="ro1">
          <table:table-cell table:style-name="ce1" office:value-type="float" office:value="4127601"/>
          <table:table-cell table:style-name="ce1" office:value-type="string">
            <text:p>Tijucas do Sul (PR)</text:p>
          </table:table-cell>
          <table:table-cell table:style-name="ce1" office:value-type="float" office:value="21.63"/>
        </table:table-row>
        <table:table-row table:style-name="ro1">
          <table:table-cell table:style-name="ce1" office:value-type="float" office:value="4127700"/>
          <table:table-cell table:style-name="ce1" office:value-type="string">
            <text:p>Toledo (PR)</text:p>
          </table:table-cell>
          <table:table-cell table:style-name="ce1" office:value-type="float" office:value="99.68"/>
        </table:table-row>
        <table:table-row table:style-name="ro1">
          <table:table-cell table:style-name="ce1" office:value-type="float" office:value="4127809"/>
          <table:table-cell table:style-name="ce1" office:value-type="string">
            <text:p>Tomazina (PR)</text:p>
          </table:table-cell>
          <table:table-cell table:style-name="ce1" office:value-type="float" office:value="14.86"/>
        </table:table-row>
        <table:table-row table:style-name="ro1">
          <table:table-cell table:style-name="ce1" office:value-type="float" office:value="4127858"/>
          <table:table-cell table:style-name="ce1" office:value-type="string">
            <text:p>Três Barras do Paraná (PR)</text:p>
          </table:table-cell>
          <table:table-cell table:style-name="ce1" office:value-type="float" office:value="23.45"/>
        </table:table-row>
        <table:table-row table:style-name="ro1">
          <table:table-cell table:style-name="ce1" office:value-type="float" office:value="4127882"/>
          <table:table-cell table:style-name="ce1" office:value-type="string">
            <text:p>Tunas do Paraná (PR)</text:p>
          </table:table-cell>
          <table:table-cell table:style-name="ce1" office:value-type="float" office:value="9.36"/>
        </table:table-row>
        <table:table-row table:style-name="ro1">
          <table:table-cell table:style-name="ce1" office:value-type="float" office:value="4127908"/>
          <table:table-cell table:style-name="ce1" office:value-type="string">
            <text:p>Tuneiras do Oeste (PR)</text:p>
          </table:table-cell>
          <table:table-cell table:style-name="ce1" office:value-type="float" office:value="12.44"/>
        </table:table-row>
        <table:table-row table:style-name="ro1">
          <table:table-cell table:style-name="ce1" office:value-type="float" office:value="4127957"/>
          <table:table-cell table:style-name="ce1" office:value-type="string">
            <text:p>Tupãssi (PR)</text:p>
          </table:table-cell>
          <table:table-cell table:style-name="ce1" office:value-type="float" office:value="25.72"/>
        </table:table-row>
        <table:table-row table:style-name="ro1">
          <table:table-cell table:style-name="ce1" office:value-type="float" office:value="4127965"/>
          <table:table-cell table:style-name="ce1" office:value-type="string">
            <text:p>Turvo (PR)</text:p>
          </table:table-cell>
          <table:table-cell table:style-name="ce1" office:value-type="float" office:value="15.07"/>
        </table:table-row>
        <table:table-row table:style-name="ro1">
          <table:table-cell table:style-name="ce1" office:value-type="float" office:value="4128005"/>
          <table:table-cell table:style-name="ce1" office:value-type="string">
            <text:p>Ubiratã (PR)</text:p>
          </table:table-cell>
          <table:table-cell table:style-name="ce1" office:value-type="float" office:value="33.03"/>
        </table:table-row>
        <table:table-row table:style-name="ro1">
          <table:table-cell table:style-name="ce1" office:value-type="float" office:value="4128104"/>
          <table:table-cell table:style-name="ce1" office:value-type="string">
            <text:p>Umuarama (PR)</text:p>
          </table:table-cell>
          <table:table-cell table:style-name="ce1" office:value-type="float" office:value="81.67"/>
        </table:table-row>
        <table:table-row table:style-name="ro1">
          <table:table-cell table:style-name="ce1" office:value-type="float" office:value="4128203"/>
          <table:table-cell table:style-name="ce1" office:value-type="string">
            <text:p>União da Vitória (PR)</text:p>
          </table:table-cell>
          <table:table-cell table:style-name="ce1" office:value-type="float" office:value="73.22"/>
        </table:table-row>
        <table:table-row table:style-name="ro1">
          <table:table-cell table:style-name="ce1" office:value-type="float" office:value="4128302"/>
          <table:table-cell table:style-name="ce1" office:value-type="string">
            <text:p>Uniflor (PR)</text:p>
          </table:table-cell>
          <table:table-cell table:style-name="ce1" office:value-type="float" office:value="26.01"/>
        </table:table-row>
        <table:table-row table:style-name="ro1">
          <table:table-cell table:style-name="ce1" office:value-type="float" office:value="4128401"/>
          <table:table-cell table:style-name="ce1" office:value-type="string">
            <text:p>Uraí (PR)</text:p>
          </table:table-cell>
          <table:table-cell table:style-name="ce1" office:value-type="float" office:value="48.24"/>
        </table:table-row>
        <table:table-row table:style-name="ro1">
          <table:table-cell table:style-name="ce1" office:value-type="float" office:value="4128500"/>
          <table:table-cell table:style-name="ce1" office:value-type="string">
            <text:p>Wenceslau Braz (PR)</text:p>
          </table:table-cell>
          <table:table-cell table:style-name="ce1" office:value-type="float" office:value="48.50"/>
        </table:table-row>
        <table:table-row table:style-name="ro1">
          <table:table-cell table:style-name="ce1" office:value-type="float" office:value="4128534"/>
          <table:table-cell table:style-name="ce1" office:value-type="string">
            <text:p>Ventania (PR)</text:p>
          </table:table-cell>
          <table:table-cell table:style-name="ce1" office:value-type="float" office:value="13.11"/>
        </table:table-row>
        <table:table-row table:style-name="ro1">
          <table:table-cell table:style-name="ce1" office:value-type="float" office:value="4128559"/>
          <table:table-cell table:style-name="ce1" office:value-type="string">
            <text:p>Vera Cruz do Oeste (PR)</text:p>
          </table:table-cell>
          <table:table-cell table:style-name="ce1" office:value-type="float" office:value="27.43"/>
        </table:table-row>
        <table:table-row table:style-name="ro1">
          <table:table-cell table:style-name="ce1" office:value-type="float" office:value="4128609"/>
          <table:table-cell table:style-name="ce1" office:value-type="string">
            <text:p>Verê (PR)</text:p>
          </table:table-cell>
          <table:table-cell table:style-name="ce1" office:value-type="float" office:value="25.27"/>
        </table:table-row>
        <table:table-row table:style-name="ro1">
          <table:table-cell table:style-name="ce1" office:value-type="float" office:value="4128625"/>
          <table:table-cell table:style-name="ce1" office:value-type="string">
            <text:p>Alto Paraíso (PR)</text:p>
          </table:table-cell>
          <table:table-cell table:style-name="ce1" office:value-type="float" office:value="3.31"/>
        </table:table-row>
        <table:table-row table:style-name="ro1">
          <table:table-cell table:style-name="ce1" office:value-type="float" office:value="4128633"/>
          <table:table-cell table:style-name="ce1" office:value-type="string">
            <text:p>Doutor Ulysses (PR)</text:p>
          </table:table-cell>
          <table:table-cell table:style-name="ce1" office:value-type="float" office:value="7.33"/>
        </table:table-row>
        <table:table-row table:style-name="ro1">
          <table:table-cell table:style-name="ce1" office:value-type="float" office:value="4128658"/>
          <table:table-cell table:style-name="ce1" office:value-type="string">
            <text:p>Virmond (PR)</text:p>
          </table:table-cell>
          <table:table-cell table:style-name="ce1" office:value-type="float" office:value="16.24"/>
        </table:table-row>
        <table:table-row table:style-name="ro1">
          <table:table-cell table:style-name="ce1" office:value-type="float" office:value="4128708"/>
          <table:table-cell table:style-name="ce1" office:value-type="string">
            <text:p>Vitorino (PR)</text:p>
          </table:table-cell>
          <table:table-cell table:style-name="ce1" office:value-type="float" office:value="21.13"/>
        </table:table-row>
        <table:table-row table:style-name="ro1">
          <table:table-cell table:style-name="ce1" office:value-type="float" office:value="4128807"/>
          <table:table-cell table:style-name="ce1" office:value-type="string">
            <text:p>Xambrê (PR)</text:p>
          </table:table-cell>
          <table:table-cell table:style-name="ce1" office:value-type="float" office:value="16.71"/>
        </table:table-row>
        <table:table-row table:style-name="ro1">
          <table:table-cell table:style-name="ce1" office:value-type="float" office:value="4200051"/>
          <table:table-cell table:style-name="ce1" office:value-type="string">
            <text:p>Abdon Batista (SC)</text:p>
          </table:table-cell>
          <table:table-cell table:style-name="ce1" office:value-type="float" office:value="11.26"/>
        </table:table-row>
        <table:table-row table:style-name="ro1">
          <table:table-cell table:style-name="ce1" office:value-type="float" office:value="4200101"/>
          <table:table-cell table:style-name="ce1" office:value-type="string">
            <text:p>Abelardo Luz (SC)</text:p>
          </table:table-cell>
          <table:table-cell table:style-name="ce1" office:value-type="float" office:value="17.90"/>
        </table:table-row>
        <table:table-row table:style-name="ro1">
          <table:table-cell table:style-name="ce1" office:value-type="float" office:value="4200200"/>
          <table:table-cell table:style-name="ce1" office:value-type="string">
            <text:p>Agrolândia (SC)</text:p>
          </table:table-cell>
          <table:table-cell table:style-name="ce1" office:value-type="float" office:value="45.01"/>
        </table:table-row>
        <table:table-row table:style-name="ro1">
          <table:table-cell table:style-name="ce1" office:value-type="float" office:value="4200309"/>
          <table:table-cell table:style-name="ce1" office:value-type="string">
            <text:p>Agronômica (SC)</text:p>
          </table:table-cell>
          <table:table-cell table:style-name="ce1" office:value-type="float" office:value="37.73"/>
        </table:table-row>
        <table:table-row table:style-name="ro1">
          <table:table-cell table:style-name="ce1" office:value-type="float" office:value="4200408"/>
          <table:table-cell table:style-name="ce1" office:value-type="string">
            <text:p>Água Doce (SC)</text:p>
          </table:table-cell>
          <table:table-cell table:style-name="ce1" office:value-type="float" office:value="5.30"/>
        </table:table-row>
        <table:table-row table:style-name="ro1">
          <table:table-cell table:style-name="ce1" office:value-type="float" office:value="4200507"/>
          <table:table-cell table:style-name="ce1" office:value-type="string">
            <text:p>Águas de Chapecó (SC)</text:p>
          </table:table-cell>
          <table:table-cell table:style-name="ce1" office:value-type="float" office:value="43.92"/>
        </table:table-row>
        <table:table-row table:style-name="ro1">
          <table:table-cell table:style-name="ce1" office:value-type="float" office:value="4200556"/>
          <table:table-cell table:style-name="ce1" office:value-type="string">
            <text:p>Águas Frias (SC)</text:p>
          </table:table-cell>
          <table:table-cell table:style-name="ce1" office:value-type="float" office:value="32.25"/>
        </table:table-row>
        <table:table-row table:style-name="ro1">
          <table:table-cell table:style-name="ce1" office:value-type="float" office:value="4200606"/>
          <table:table-cell table:style-name="ce1" office:value-type="string">
            <text:p>Águas Mornas (SC)</text:p>
          </table:table-cell>
          <table:table-cell table:style-name="ce1" office:value-type="float" office:value="16.99"/>
        </table:table-row>
        <table:table-row table:style-name="ro1">
          <table:table-cell table:style-name="ce1" office:value-type="float" office:value="4200705"/>
          <table:table-cell table:style-name="ce1" office:value-type="string">
            <text:p>Alfredo Wagner (SC)</text:p>
          </table:table-cell>
          <table:table-cell table:style-name="ce1" office:value-type="float" office:value="12.85"/>
        </table:table-row>
        <table:table-row table:style-name="ro1">
          <table:table-cell table:style-name="ce1" office:value-type="float" office:value="4200754"/>
          <table:table-cell table:style-name="ce1" office:value-type="string">
            <text:p>Alto Bela Vista (SC)</text:p>
          </table:table-cell>
          <table:table-cell table:style-name="ce1" office:value-type="float" office:value="19.35"/>
        </table:table-row>
        <table:table-row table:style-name="ro1">
          <table:table-cell table:style-name="ce1" office:value-type="float" office:value="4200804"/>
          <table:table-cell table:style-name="ce1" office:value-type="string">
            <text:p>Anchieta (SC)</text:p>
          </table:table-cell>
          <table:table-cell table:style-name="ce1" office:value-type="float" office:value="27.91"/>
        </table:table-row>
        <table:table-row table:style-name="ro1">
          <table:table-cell table:style-name="ce1" office:value-type="float" office:value="4200903"/>
          <table:table-cell table:style-name="ce1" office:value-type="string">
            <text:p>Angelina (SC)</text:p>
          </table:table-cell>
          <table:table-cell table:style-name="ce1" office:value-type="float" office:value="10.50"/>
        </table:table-row>
        <table:table-row table:style-name="ro1">
          <table:table-cell table:style-name="ce1" office:value-type="float" office:value="4201000"/>
          <table:table-cell table:style-name="ce1" office:value-type="string">
            <text:p>Anita Garibaldi (SC)</text:p>
          </table:table-cell>
          <table:table-cell table:style-name="ce1" office:value-type="float" office:value="14.65"/>
        </table:table-row>
        <table:table-row table:style-name="ro1">
          <table:table-cell table:style-name="ce1" office:value-type="float" office:value="4201109"/>
          <table:table-cell table:style-name="ce1" office:value-type="string">
            <text:p>Anitápolis (SC)</text:p>
          </table:table-cell>
          <table:table-cell table:style-name="ce1" office:value-type="float" office:value="5.93"/>
        </table:table-row>
        <table:table-row table:style-name="ro1">
          <table:table-cell table:style-name="ce1" office:value-type="float" office:value="4201208"/>
          <table:table-cell table:style-name="ce1" office:value-type="string">
            <text:p>Antônio Carlos (SC)</text:p>
          </table:table-cell>
          <table:table-cell table:style-name="ce1" office:value-type="float" office:value="32.55"/>
        </table:table-row>
        <table:table-row table:style-name="ro1">
          <table:table-cell table:style-name="ce1" office:value-type="float" office:value="4201257"/>
          <table:table-cell table:style-name="ce1" office:value-type="string">
            <text:p>Apiúna (SC)</text:p>
          </table:table-cell>
          <table:table-cell table:style-name="ce1" office:value-type="float" office:value="19.45"/>
        </table:table-row>
        <table:table-row table:style-name="ro1">
          <table:table-cell table:style-name="ce1" office:value-type="float" office:value="4201273"/>
          <table:table-cell table:style-name="ce1" office:value-type="string">
            <text:p>Arabutã (SC)</text:p>
          </table:table-cell>
          <table:table-cell table:style-name="ce1" office:value-type="float" office:value="31.71"/>
        </table:table-row>
        <table:table-row table:style-name="ro1">
          <table:table-cell table:style-name="ce1" office:value-type="float" office:value="4201307"/>
          <table:table-cell table:style-name="ce1" office:value-type="string">
            <text:p>Araquari (SC)</text:p>
          </table:table-cell>
          <table:table-cell table:style-name="ce1" office:value-type="float" office:value="64.25"/>
        </table:table-row>
        <table:table-row table:style-name="ro1">
          <table:table-cell table:style-name="ce1" office:value-type="float" office:value="4201406"/>
          <table:table-cell table:style-name="ce1" office:value-type="string">
            <text:p>Araranguá (SC)</text:p>
          </table:table-cell>
          <table:table-cell table:style-name="ce1" office:value-type="float" office:value="201.74"/>
        </table:table-row>
        <table:table-row table:style-name="ro1">
          <table:table-cell table:style-name="ce1" office:value-type="float" office:value="4201505"/>
          <table:table-cell table:style-name="ce1" office:value-type="string">
            <text:p>Armazém (SC)</text:p>
          </table:table-cell>
          <table:table-cell table:style-name="ce1" office:value-type="float" office:value="44.69"/>
        </table:table-row>
        <table:table-row table:style-name="ro1">
          <table:table-cell table:style-name="ce1" office:value-type="float" office:value="4201604"/>
          <table:table-cell table:style-name="ce1" office:value-type="string">
            <text:p>Arroio Trinta (SC)</text:p>
          </table:table-cell>
          <table:table-cell table:style-name="ce1" office:value-type="float" office:value="37.12"/>
        </table:table-row>
        <table:table-row table:style-name="ro1">
          <table:table-cell table:style-name="ce1" office:value-type="float" office:value="4201653"/>
          <table:table-cell table:style-name="ce1" office:value-type="string">
            <text:p>Arvoredo (SC)</text:p>
          </table:table-cell>
          <table:table-cell table:style-name="ce1" office:value-type="float" office:value="24.91"/>
        </table:table-row>
        <table:table-row table:style-name="ro1">
          <table:table-cell table:style-name="ce1" office:value-type="float" office:value="4201703"/>
          <table:table-cell table:style-name="ce1" office:value-type="string">
            <text:p>Ascurra (SC)</text:p>
          </table:table-cell>
          <table:table-cell table:style-name="ce1" office:value-type="float" office:value="66.37"/>
        </table:table-row>
        <table:table-row table:style-name="ro1">
          <table:table-cell table:style-name="ce1" office:value-type="float" office:value="4201802"/>
          <table:table-cell table:style-name="ce1" office:value-type="string">
            <text:p>Atalanta (SC)</text:p>
          </table:table-cell>
          <table:table-cell table:style-name="ce1" office:value-type="float" office:value="34.91"/>
        </table:table-row>
        <table:table-row table:style-name="ro1">
          <table:table-cell table:style-name="ce1" office:value-type="float" office:value="4201901"/>
          <table:table-cell table:style-name="ce1" office:value-type="string">
            <text:p>Aurora (SC)</text:p>
          </table:table-cell>
          <table:table-cell table:style-name="ce1" office:value-type="float" office:value="26.81"/>
        </table:table-row>
        <table:table-row table:style-name="ro1">
          <table:table-cell table:style-name="ce1" office:value-type="float" office:value="4201950"/>
          <table:table-cell table:style-name="ce1" office:value-type="string">
            <text:p>Balneário Arroio do Silva (SC)</text:p>
          </table:table-cell>
          <table:table-cell table:style-name="ce1" office:value-type="float" office:value="101.33"/>
        </table:table-row>
        <table:table-row table:style-name="ro1">
          <table:table-cell table:style-name="ce1" office:value-type="float" office:value="4202008"/>
          <table:table-cell table:style-name="ce1" office:value-type="string">
            <text:p>Balneário Camboriú (SC)</text:p>
          </table:table-cell>
          <table:table-cell table:style-name="ce1" office:value-type="float" office:value="2309.74"/>
        </table:table-row>
        <table:table-row table:style-name="ro1">
          <table:table-cell table:style-name="ce1" office:value-type="float" office:value="4202057"/>
          <table:table-cell table:style-name="ce1" office:value-type="string">
            <text:p>Balneário Barra do Sul (SC)</text:p>
          </table:table-cell>
          <table:table-cell table:style-name="ce1" office:value-type="float" office:value="76.28"/>
        </table:table-row>
        <table:table-row table:style-name="ro1">
          <table:table-cell table:style-name="ce1" office:value-type="float" office:value="4202073"/>
          <table:table-cell table:style-name="ce1" office:value-type="string">
            <text:p>Balneário Gaivota (SC)</text:p>
          </table:table-cell>
          <table:table-cell table:style-name="ce1" office:value-type="float" office:value="55.83"/>
        </table:table-row>
        <table:table-row table:style-name="ro1">
          <table:table-cell table:style-name="ce1" office:value-type="float" office:value="4202081"/>
          <table:table-cell table:style-name="ce1" office:value-type="string">
            <text:p>Bandeirante (SC)</text:p>
          </table:table-cell>
          <table:table-cell table:style-name="ce1" office:value-type="float" office:value="19.87"/>
        </table:table-row>
        <table:table-row table:style-name="ro1">
          <table:table-cell table:style-name="ce1" office:value-type="float" office:value="4202099"/>
          <table:table-cell table:style-name="ce1" office:value-type="string">
            <text:p>Barra Bonita (SC)</text:p>
          </table:table-cell>
          <table:table-cell table:style-name="ce1" office:value-type="float" office:value="20.09"/>
        </table:table-row>
        <table:table-row table:style-name="ro1">
          <table:table-cell table:style-name="ce1" office:value-type="float" office:value="4202107"/>
          <table:table-cell table:style-name="ce1" office:value-type="string">
            <text:p>Barra Velha (SC)</text:p>
          </table:table-cell>
          <table:table-cell table:style-name="ce1" office:value-type="float" office:value="159.70"/>
        </table:table-row>
        <table:table-row table:style-name="ro1">
          <table:table-cell table:style-name="ce1" office:value-type="float" office:value="4202131"/>
          <table:table-cell table:style-name="ce1" office:value-type="string">
            <text:p>Bela Vista do Toldo (SC)</text:p>
          </table:table-cell>
          <table:table-cell table:style-name="ce1" office:value-type="float" office:value="11.23"/>
        </table:table-row>
        <table:table-row table:style-name="ro1">
          <table:table-cell table:style-name="ce1" office:value-type="float" office:value="4202156"/>
          <table:table-cell table:style-name="ce1" office:value-type="string">
            <text:p>Belmonte (SC)</text:p>
          </table:table-cell>
          <table:table-cell table:style-name="ce1" office:value-type="float" office:value="28.15"/>
        </table:table-row>
        <table:table-row table:style-name="ro1">
          <table:table-cell table:style-name="ce1" office:value-type="float" office:value="4202206"/>
          <table:table-cell table:style-name="ce1" office:value-type="string">
            <text:p>Benedito Novo (SC)</text:p>
          </table:table-cell>
          <table:table-cell table:style-name="ce1" office:value-type="float" office:value="26.62"/>
        </table:table-row>
        <table:table-row table:style-name="ro1">
          <table:table-cell table:style-name="ce1" office:value-type="float" office:value="4202305"/>
          <table:table-cell table:style-name="ce1" office:value-type="string">
            <text:p>Biguaçu (SC)</text:p>
          </table:table-cell>
          <table:table-cell table:style-name="ce1" office:value-type="float" office:value="155.44"/>
        </table:table-row>
        <table:table-row table:style-name="ro1">
          <table:table-cell table:style-name="ce1" office:value-type="float" office:value="4202404"/>
          <table:table-cell table:style-name="ce1" office:value-type="string">
            <text:p>Blumenau (SC)</text:p>
          </table:table-cell>
          <table:table-cell table:style-name="ce1" office:value-type="float" office:value="594.44"/>
        </table:table-row>
        <table:table-row table:style-name="ro1">
          <table:table-cell table:style-name="ce1" office:value-type="float" office:value="4202438"/>
          <table:table-cell table:style-name="ce1" office:value-type="string">
            <text:p>Bocaina do Sul (SC)</text:p>
          </table:table-cell>
          <table:table-cell table:style-name="ce1" office:value-type="float" office:value="6.41"/>
        </table:table-row>
        <table:table-row table:style-name="ro1">
          <table:table-cell table:style-name="ce1" office:value-type="float" office:value="4202453"/>
          <table:table-cell table:style-name="ce1" office:value-type="string">
            <text:p>Bombinhas (SC)</text:p>
          </table:table-cell>
          <table:table-cell table:style-name="ce1" office:value-type="float" office:value="423.28"/>
        </table:table-row>
        <table:table-row table:style-name="ro1">
          <table:table-cell table:style-name="ce1" office:value-type="float" office:value="4202503"/>
          <table:table-cell table:style-name="ce1" office:value-type="string">
            <text:p>Bom Jardim da Serra (SC)</text:p>
          </table:table-cell>
          <table:table-cell table:style-name="ce1" office:value-type="float" office:value="4.70"/>
        </table:table-row>
        <table:table-row table:style-name="ro1">
          <table:table-cell table:style-name="ce1" office:value-type="float" office:value="4202537"/>
          <table:table-cell table:style-name="ce1" office:value-type="string">
            <text:p>Bom Jesus (SC)</text:p>
          </table:table-cell>
          <table:table-cell table:style-name="ce1" office:value-type="float" office:value="39.75"/>
        </table:table-row>
        <table:table-row table:style-name="ro1">
          <table:table-cell table:style-name="ce1" office:value-type="float" office:value="4202578"/>
          <table:table-cell table:style-name="ce1" office:value-type="string">
            <text:p>Bom Jesus do Oeste (SC)</text:p>
          </table:table-cell>
          <table:table-cell table:style-name="ce1" office:value-type="float" office:value="31.40"/>
        </table:table-row>
        <table:table-row table:style-name="ro1">
          <table:table-cell table:style-name="ce1" office:value-type="float" office:value="4202602"/>
          <table:table-cell table:style-name="ce1" office:value-type="string">
            <text:p>Bom Retiro (SC)</text:p>
          </table:table-cell>
          <table:table-cell table:style-name="ce1" office:value-type="float" office:value="8.47"/>
        </table:table-row>
        <table:table-row table:style-name="ro1">
          <table:table-cell table:style-name="ce1" office:value-type="float" office:value="4202701"/>
          <table:table-cell table:style-name="ce1" office:value-type="string">
            <text:p>Botuverá (SC)</text:p>
          </table:table-cell>
          <table:table-cell table:style-name="ce1" office:value-type="float" office:value="14.74"/>
        </table:table-row>
        <table:table-row table:style-name="ro1">
          <table:table-cell table:style-name="ce1" office:value-type="float" office:value="4202800"/>
          <table:table-cell table:style-name="ce1" office:value-type="string">
            <text:p>Braço do Norte (SC)</text:p>
          </table:table-cell>
          <table:table-cell table:style-name="ce1" office:value-type="float" office:value="137.12"/>
        </table:table-row>
        <table:table-row table:style-name="ro1">
          <table:table-cell table:style-name="ce1" office:value-type="float" office:value="4202859"/>
          <table:table-cell table:style-name="ce1" office:value-type="string">
            <text:p>Braço do Trombudo (SC)</text:p>
          </table:table-cell>
          <table:table-cell table:style-name="ce1" office:value-type="float" office:value="38.55"/>
        </table:table-row>
        <table:table-row table:style-name="ro1">
          <table:table-cell table:style-name="ce1" office:value-type="float" office:value="4202875"/>
          <table:table-cell table:style-name="ce1" office:value-type="string">
            <text:p>Brunópolis (SC)</text:p>
          </table:table-cell>
          <table:table-cell table:style-name="ce1" office:value-type="float" office:value="8.49"/>
        </table:table-row>
        <table:table-row table:style-name="ro1">
          <table:table-cell table:style-name="ce1" office:value-type="float" office:value="4202909"/>
          <table:table-cell table:style-name="ce1" office:value-type="string">
            <text:p>Brusque (SC)</text:p>
          </table:table-cell>
          <table:table-cell table:style-name="ce1" office:value-type="float" office:value="372.22"/>
        </table:table-row>
        <table:table-row table:style-name="ro1">
          <table:table-cell table:style-name="ce1" office:value-type="float" office:value="4203006"/>
          <table:table-cell table:style-name="ce1" office:value-type="string">
            <text:p>Caçador (SC)</text:p>
          </table:table-cell>
          <table:table-cell table:style-name="ce1" office:value-type="float" office:value="72.07"/>
        </table:table-row>
        <table:table-row table:style-name="ro1">
          <table:table-cell table:style-name="ce1" office:value-type="float" office:value="4203105"/>
          <table:table-cell table:style-name="ce1" office:value-type="string">
            <text:p>Caibi (SC)</text:p>
          </table:table-cell>
          <table:table-cell table:style-name="ce1" office:value-type="float" office:value="36.22"/>
        </table:table-row>
        <table:table-row table:style-name="ro1">
          <table:table-cell table:style-name="ce1" office:value-type="float" office:value="4203154"/>
          <table:table-cell table:style-name="ce1" office:value-type="string">
            <text:p>Calmon (SC)</text:p>
          </table:table-cell>
          <table:table-cell table:style-name="ce1" office:value-type="float" office:value="5.30"/>
        </table:table-row>
        <table:table-row table:style-name="ro1">
          <table:table-cell table:style-name="ce1" office:value-type="float" office:value="4203204"/>
          <table:table-cell table:style-name="ce1" office:value-type="string">
            <text:p>Camboriú (SC)</text:p>
          </table:table-cell>
          <table:table-cell table:style-name="ce1" office:value-type="float" office:value="290.73"/>
        </table:table-row>
        <table:table-row table:style-name="ro1">
          <table:table-cell table:style-name="ce1" office:value-type="float" office:value="4203253"/>
          <table:table-cell table:style-name="ce1" office:value-type="string">
            <text:p>Capão Alto (SC)</text:p>
          </table:table-cell>
          <table:table-cell table:style-name="ce1" office:value-type="float" office:value="2.06"/>
        </table:table-row>
        <table:table-row table:style-name="ro1">
          <table:table-cell table:style-name="ce1" office:value-type="float" office:value="4203303"/>
          <table:table-cell table:style-name="ce1" office:value-type="string">
            <text:p>Campo Alegre (SC)</text:p>
          </table:table-cell>
          <table:table-cell table:style-name="ce1" office:value-type="float" office:value="23.68"/>
        </table:table-row>
        <table:table-row table:style-name="ro1">
          <table:table-cell table:style-name="ce1" office:value-type="float" office:value="4203402"/>
          <table:table-cell table:style-name="ce1" office:value-type="string">
            <text:p>Campo Belo do Sul (SC)</text:p>
          </table:table-cell>
          <table:table-cell table:style-name="ce1" office:value-type="float" office:value="7.28"/>
        </table:table-row>
        <table:table-row table:style-name="ro1">
          <table:table-cell table:style-name="ce1" office:value-type="float" office:value="4203501"/>
          <table:table-cell table:style-name="ce1" office:value-type="string">
            <text:p>Campo Erê (SC)</text:p>
          </table:table-cell>
          <table:table-cell table:style-name="ce1" office:value-type="float" office:value="19.57"/>
        </table:table-row>
        <table:table-row table:style-name="ro1">
          <table:table-cell table:style-name="ce1" office:value-type="float" office:value="4203600"/>
          <table:table-cell table:style-name="ce1" office:value-type="string">
            <text:p>Campos Novos (SC)</text:p>
          </table:table-cell>
          <table:table-cell table:style-name="ce1" office:value-type="float" office:value="19.09"/>
        </table:table-row>
        <table:table-row table:style-name="ro1">
          <table:table-cell table:style-name="ce1" office:value-type="float" office:value="4203709"/>
          <table:table-cell table:style-name="ce1" office:value-type="string">
            <text:p>Canelinha (SC)</text:p>
          </table:table-cell>
          <table:table-cell table:style-name="ce1" office:value-type="float" office:value="70.03"/>
        </table:table-row>
        <table:table-row table:style-name="ro1">
          <table:table-cell table:style-name="ce1" office:value-type="float" office:value="4203808"/>
          <table:table-cell table:style-name="ce1" office:value-type="string">
            <text:p>Canoinhas (SC)</text:p>
          </table:table-cell>
          <table:table-cell table:style-name="ce1" office:value-type="float" office:value="46.09"/>
        </table:table-row>
        <table:table-row table:style-name="ro1">
          <table:table-cell table:style-name="ce1" office:value-type="float" office:value="4203907"/>
          <table:table-cell table:style-name="ce1" office:value-type="string">
            <text:p>Capinzal (SC)</text:p>
          </table:table-cell>
          <table:table-cell table:style-name="ce1" office:value-type="float" office:value="85.15"/>
        </table:table-row>
        <table:table-row table:style-name="ro1">
          <table:table-cell table:style-name="ce1" office:value-type="float" office:value="4203956"/>
          <table:table-cell table:style-name="ce1" office:value-type="string">
            <text:p>Capivari de Baixo (SC)</text:p>
          </table:table-cell>
          <table:table-cell table:style-name="ce1" office:value-type="float" office:value="407.68"/>
        </table:table-row>
        <table:table-row table:style-name="ro1">
          <table:table-cell table:style-name="ce1" office:value-type="float" office:value="4204004"/>
          <table:table-cell table:style-name="ce1" office:value-type="string">
            <text:p>Catanduvas (SC)</text:p>
          </table:table-cell>
          <table:table-cell table:style-name="ce1" office:value-type="float" office:value="48.25"/>
        </table:table-row>
        <table:table-row table:style-name="ro1">
          <table:table-cell table:style-name="ce1" office:value-type="float" office:value="4204103"/>
          <table:table-cell table:style-name="ce1" office:value-type="string">
            <text:p>Caxambu do Sul (SC)</text:p>
          </table:table-cell>
          <table:table-cell table:style-name="ce1" office:value-type="float" office:value="31.38"/>
        </table:table-row>
        <table:table-row table:style-name="ro1">
          <table:table-cell table:style-name="ce1" office:value-type="float" office:value="4204152"/>
          <table:table-cell table:style-name="ce1" office:value-type="string">
            <text:p>Celso Ramos (SC)</text:p>
          </table:table-cell>
          <table:table-cell table:style-name="ce1" office:value-type="float" office:value="13.36"/>
        </table:table-row>
        <table:table-row table:style-name="ro1">
          <table:table-cell table:style-name="ce1" office:value-type="float" office:value="4204178"/>
          <table:table-cell table:style-name="ce1" office:value-type="string">
            <text:p>Cerro Negro (SC)</text:p>
          </table:table-cell>
          <table:table-cell table:style-name="ce1" office:value-type="float" office:value="8.59"/>
        </table:table-row>
        <table:table-row table:style-name="ro1">
          <table:table-cell table:style-name="ce1" office:value-type="float" office:value="4204194"/>
          <table:table-cell table:style-name="ce1" office:value-type="string">
            <text:p>Chapadão do Lageado (SC)</text:p>
          </table:table-cell>
          <table:table-cell table:style-name="ce1" office:value-type="float" office:value="22.19"/>
        </table:table-row>
        <table:table-row table:style-name="ro1">
          <table:table-cell table:style-name="ce1" office:value-type="float" office:value="4204202"/>
          <table:table-cell table:style-name="ce1" office:value-type="string">
            <text:p>Chapecó (SC)</text:p>
          </table:table-cell>
          <table:table-cell table:style-name="ce1" office:value-type="float" office:value="293.98"/>
        </table:table-row>
        <table:table-row table:style-name="ro1">
          <table:table-cell table:style-name="ce1" office:value-type="float" office:value="4204251"/>
          <table:table-cell table:style-name="ce1" office:value-type="string">
            <text:p>Cocal do Sul (SC)</text:p>
          </table:table-cell>
          <table:table-cell table:style-name="ce1" office:value-type="float" office:value="212.88"/>
        </table:table-row>
        <table:table-row table:style-name="ro1">
          <table:table-cell table:style-name="ce1" office:value-type="float" office:value="4204301"/>
          <table:table-cell table:style-name="ce1" office:value-type="string">
            <text:p>Concórdia (SC)</text:p>
          </table:table-cell>
          <table:table-cell table:style-name="ce1" office:value-type="float" office:value="86.07"/>
        </table:table-row>
        <table:table-row table:style-name="ro1">
          <table:table-cell table:style-name="ce1" office:value-type="float" office:value="4204350"/>
          <table:table-cell table:style-name="ce1" office:value-type="string">
            <text:p>Cordilheira Alta (SC)</text:p>
          </table:table-cell>
          <table:table-cell table:style-name="ce1" office:value-type="float" office:value="44.97"/>
        </table:table-row>
        <table:table-row table:style-name="ro1">
          <table:table-cell table:style-name="ce1" office:value-type="float" office:value="4204400"/>
          <table:table-cell table:style-name="ce1" office:value-type="string">
            <text:p>Coronel Freitas (SC)</text:p>
          </table:table-cell>
          <table:table-cell table:style-name="ce1" office:value-type="float" office:value="43.62"/>
        </table:table-row>
        <table:table-row table:style-name="ro1">
          <table:table-cell table:style-name="ce1" office:value-type="float" office:value="4204459"/>
          <table:table-cell table:style-name="ce1" office:value-type="string">
            <text:p>Coronel Martins (SC)</text:p>
          </table:table-cell>
          <table:table-cell table:style-name="ce1" office:value-type="float" office:value="22.88"/>
        </table:table-row>
        <table:table-row table:style-name="ro1">
          <table:table-cell table:style-name="ce1" office:value-type="float" office:value="4204509"/>
          <table:table-cell table:style-name="ce1" office:value-type="string">
            <text:p>Corupá (SC)</text:p>
          </table:table-cell>
          <table:table-cell table:style-name="ce1" office:value-type="float" office:value="34.20"/>
        </table:table-row>
        <table:table-row table:style-name="ro1">
          <table:table-cell table:style-name="ce1" office:value-type="float" office:value="4204558"/>
          <table:table-cell table:style-name="ce1" office:value-type="string">
            <text:p>Correia Pinto (SC)</text:p>
          </table:table-cell>
          <table:table-cell table:style-name="ce1" office:value-type="float" office:value="22.69"/>
        </table:table-row>
        <table:table-row table:style-name="ro1">
          <table:table-cell table:style-name="ce1" office:value-type="float" office:value="4204608"/>
          <table:table-cell table:style-name="ce1" office:value-type="string">
            <text:p>Criciúma (SC)</text:p>
          </table:table-cell>
          <table:table-cell table:style-name="ce1" office:value-type="float" office:value="816.15"/>
        </table:table-row>
        <table:table-row table:style-name="ro1">
          <table:table-cell table:style-name="ce1" office:value-type="float" office:value="4204707"/>
          <table:table-cell table:style-name="ce1" office:value-type="string">
            <text:p>Cunha Porã (SC)</text:p>
          </table:table-cell>
          <table:table-cell table:style-name="ce1" office:value-type="float" office:value="48.18"/>
        </table:table-row>
        <table:table-row table:style-name="ro1">
          <table:table-cell table:style-name="ce1" office:value-type="float" office:value="4204756"/>
          <table:table-cell table:style-name="ce1" office:value-type="string">
            <text:p>Cunhataí (SC)</text:p>
          </table:table-cell>
          <table:table-cell table:style-name="ce1" office:value-type="float" office:value="34.53"/>
        </table:table-row>
        <table:table-row table:style-name="ro1">
          <table:table-cell table:style-name="ce1" office:value-type="float" office:value="4204806"/>
          <table:table-cell table:style-name="ce1" office:value-type="string">
            <text:p>Curitibanos (SC)</text:p>
          </table:table-cell>
          <table:table-cell table:style-name="ce1" office:value-type="float" office:value="39.64"/>
        </table:table-row>
        <table:table-row table:style-name="ro1">
          <table:table-cell table:style-name="ce1" office:value-type="float" office:value="4204905"/>
          <table:table-cell table:style-name="ce1" office:value-type="string">
            <text:p>Descanso (SC)</text:p>
          </table:table-cell>
          <table:table-cell table:style-name="ce1" office:value-type="float" office:value="30.23"/>
        </table:table-row>
        <table:table-row table:style-name="ro1">
          <table:table-cell table:style-name="ce1" office:value-type="float" office:value="4205001"/>
          <table:table-cell table:style-name="ce1" office:value-type="string">
            <text:p>Dionísio Cerqueira (SC)</text:p>
          </table:table-cell>
          <table:table-cell table:style-name="ce1" office:value-type="float" office:value="39.21"/>
        </table:table-row>
        <table:table-row table:style-name="ro1">
          <table:table-cell table:style-name="ce1" office:value-type="float" office:value="4205100"/>
          <table:table-cell table:style-name="ce1" office:value-type="string">
            <text:p>Dona Emma (SC)</text:p>
          </table:table-cell>
          <table:table-cell table:style-name="ce1" office:value-type="float" office:value="20.56"/>
        </table:table-row>
        <table:table-row table:style-name="ro1">
          <table:table-cell table:style-name="ce1" office:value-type="float" office:value="4205159"/>
          <table:table-cell table:style-name="ce1" office:value-type="string">
            <text:p>Doutor Pedrinho (SC)</text:p>
          </table:table-cell>
          <table:table-cell table:style-name="ce1" office:value-type="float" office:value="9.59"/>
        </table:table-row>
        <table:table-row table:style-name="ro1">
          <table:table-cell table:style-name="ce1" office:value-type="float" office:value="4205175"/>
          <table:table-cell table:style-name="ce1" office:value-type="string">
            <text:p>Entre Rios (SC)</text:p>
          </table:table-cell>
          <table:table-cell table:style-name="ce1" office:value-type="float" office:value="28.70"/>
        </table:table-row>
        <table:table-row table:style-name="ro1">
          <table:table-cell table:style-name="ce1" office:value-type="float" office:value="4205191"/>
          <table:table-cell table:style-name="ce1" office:value-type="string">
            <text:p>Ermo (SC)</text:p>
          </table:table-cell>
          <table:table-cell table:style-name="ce1" office:value-type="float" office:value="32.09"/>
        </table:table-row>
        <table:table-row table:style-name="ro1">
          <table:table-cell table:style-name="ce1" office:value-type="float" office:value="4205209"/>
          <table:table-cell table:style-name="ce1" office:value-type="string">
            <text:p>Erval Velho (SC)</text:p>
          </table:table-cell>
          <table:table-cell table:style-name="ce1" office:value-type="float" office:value="21.00"/>
        </table:table-row>
        <table:table-row table:style-name="ro1">
          <table:table-cell table:style-name="ce1" office:value-type="float" office:value="4205308"/>
          <table:table-cell table:style-name="ce1" office:value-type="string">
            <text:p>Faxinal dos Guedes (SC)</text:p>
          </table:table-cell>
          <table:table-cell table:style-name="ce1" office:value-type="float" office:value="31.39"/>
        </table:table-row>
        <table:table-row table:style-name="ro1">
          <table:table-cell table:style-name="ce1" office:value-type="float" office:value="4205357"/>
          <table:table-cell table:style-name="ce1" office:value-type="string">
            <text:p>Flor do Sertão (SC)</text:p>
          </table:table-cell>
          <table:table-cell table:style-name="ce1" office:value-type="float" office:value="27.05"/>
        </table:table-row>
        <table:table-row table:style-name="ro1">
          <table:table-cell table:style-name="ce1" office:value-type="float" office:value="4205407"/>
          <table:table-cell table:style-name="ce1" office:value-type="string">
            <text:p>Florianópolis (SC)</text:p>
          </table:table-cell>
          <table:table-cell table:style-name="ce1" office:value-type="float" office:value="627.24"/>
        </table:table-row>
        <table:table-row table:style-name="ro1">
          <table:table-cell table:style-name="ce1" office:value-type="float" office:value="4205431"/>
          <table:table-cell table:style-name="ce1" office:value-type="string">
            <text:p>Formosa do Sul (SC)</text:p>
          </table:table-cell>
          <table:table-cell table:style-name="ce1" office:value-type="float" office:value="26.12"/>
        </table:table-row>
        <table:table-row table:style-name="ro1">
          <table:table-cell table:style-name="ce1" office:value-type="float" office:value="4205456"/>
          <table:table-cell table:style-name="ce1" office:value-type="string">
            <text:p>Forquilhinha (SC)</text:p>
          </table:table-cell>
          <table:table-cell table:style-name="ce1" office:value-type="float" office:value="123.95"/>
        </table:table-row>
        <table:table-row table:style-name="ro1">
          <table:table-cell table:style-name="ce1" office:value-type="float" office:value="4205506"/>
          <table:table-cell table:style-name="ce1" office:value-type="string">
            <text:p>Fraiburgo (SC)</text:p>
          </table:table-cell>
          <table:table-cell table:style-name="ce1" office:value-type="float" office:value="63.25"/>
        </table:table-row>
        <table:table-row table:style-name="ro1">
          <table:table-cell table:style-name="ce1" office:value-type="float" office:value="4205555"/>
          <table:table-cell table:style-name="ce1" office:value-type="string">
            <text:p>Frei Rogério (SC)</text:p>
          </table:table-cell>
          <table:table-cell table:style-name="ce1" office:value-type="float" office:value="15.67"/>
        </table:table-row>
        <table:table-row table:style-name="ro1">
          <table:table-cell table:style-name="ce1" office:value-type="float" office:value="4205605"/>
          <table:table-cell table:style-name="ce1" office:value-type="string">
            <text:p>Galvão (SC)</text:p>
          </table:table-cell>
          <table:table-cell table:style-name="ce1" office:value-type="float" office:value="28.48"/>
        </table:table-row>
        <table:table-row table:style-name="ro1">
          <table:table-cell table:style-name="ce1" office:value-type="float" office:value="4205704"/>
          <table:table-cell table:style-name="ce1" office:value-type="string">
            <text:p>Garopaba (SC)</text:p>
          </table:table-cell>
          <table:table-cell table:style-name="ce1" office:value-type="float" office:value="156.96"/>
        </table:table-row>
        <table:table-row table:style-name="ro1">
          <table:table-cell table:style-name="ce1" office:value-type="float" office:value="4205803"/>
          <table:table-cell table:style-name="ce1" office:value-type="string">
            <text:p>Garuva (SC)</text:p>
          </table:table-cell>
          <table:table-cell table:style-name="ce1" office:value-type="float" office:value="29.44"/>
        </table:table-row>
        <table:table-row table:style-name="ro1">
          <table:table-cell table:style-name="ce1" office:value-type="float" office:value="4205902"/>
          <table:table-cell table:style-name="ce1" office:value-type="string">
            <text:p>Gaspar (SC)</text:p>
          </table:table-cell>
          <table:table-cell table:style-name="ce1" office:value-type="float" office:value="150.07"/>
        </table:table-row>
        <table:table-row table:style-name="ro1">
          <table:table-cell table:style-name="ce1" office:value-type="float" office:value="4206009"/>
          <table:table-cell table:style-name="ce1" office:value-type="string">
            <text:p>Governador Celso Ramos (SC)</text:p>
          </table:table-cell>
          <table:table-cell table:style-name="ce1" office:value-type="float" office:value="111.42"/>
        </table:table-row>
        <table:table-row table:style-name="ro1">
          <table:table-cell table:style-name="ce1" office:value-type="float" office:value="4206108"/>
          <table:table-cell table:style-name="ce1" office:value-type="string">
            <text:p>Grão-Pará (SC)</text:p>
          </table:table-cell>
          <table:table-cell table:style-name="ce1" office:value-type="float" office:value="18.51"/>
        </table:table-row>
        <table:table-row table:style-name="ro1">
          <table:table-cell table:style-name="ce1" office:value-type="float" office:value="4206207"/>
          <table:table-cell table:style-name="ce1" office:value-type="string">
            <text:p>Gravatal (SC)</text:p>
          </table:table-cell>
          <table:table-cell table:style-name="ce1" office:value-type="float" office:value="63.15"/>
        </table:table-row>
        <table:table-row table:style-name="ro1">
          <table:table-cell table:style-name="ce1" office:value-type="float" office:value="4206306"/>
          <table:table-cell table:style-name="ce1" office:value-type="string">
            <text:p>Guabiruba (SC)</text:p>
          </table:table-cell>
          <table:table-cell table:style-name="ce1" office:value-type="float" office:value="106.17"/>
        </table:table-row>
        <table:table-row table:style-name="ro1">
          <table:table-cell table:style-name="ce1" office:value-type="float" office:value="4206405"/>
          <table:table-cell table:style-name="ce1" office:value-type="string">
            <text:p>Guaraciaba (SC)</text:p>
          </table:table-cell>
          <table:table-cell table:style-name="ce1" office:value-type="float" office:value="31.75"/>
        </table:table-row>
        <table:table-row table:style-name="ro1">
          <table:table-cell table:style-name="ce1" office:value-type="float" office:value="4206504"/>
          <table:table-cell table:style-name="ce1" office:value-type="string">
            <text:p>Guaramirim (SC)</text:p>
          </table:table-cell>
          <table:table-cell table:style-name="ce1" office:value-type="float" office:value="131.18"/>
        </table:table-row>
        <table:table-row table:style-name="ro1">
          <table:table-cell table:style-name="ce1" office:value-type="float" office:value="4206603"/>
          <table:table-cell table:style-name="ce1" office:value-type="string">
            <text:p>Guarujá do Sul (SC)</text:p>
          </table:table-cell>
          <table:table-cell table:style-name="ce1" office:value-type="float" office:value="48.82"/>
        </table:table-row>
        <table:table-row table:style-name="ro1">
          <table:table-cell table:style-name="ce1" office:value-type="float" office:value="4206652"/>
          <table:table-cell table:style-name="ce1" office:value-type="string">
            <text:p>Guatambú (SC)</text:p>
          </table:table-cell>
          <table:table-cell table:style-name="ce1" office:value-type="float" office:value="22.85"/>
        </table:table-row>
        <table:table-row table:style-name="ro1">
          <table:table-cell table:style-name="ce1" office:value-type="float" office:value="4206702"/>
          <table:table-cell table:style-name="ce1" office:value-type="string">
            <text:p>Herval d'Oeste (SC)</text:p>
          </table:table-cell>
          <table:table-cell table:style-name="ce1" office:value-type="float" office:value="97.95"/>
        </table:table-row>
        <table:table-row table:style-name="ro1">
          <table:table-cell table:style-name="ce1" office:value-type="float" office:value="4206751"/>
          <table:table-cell table:style-name="ce1" office:value-type="string">
            <text:p>Ibiam (SC)</text:p>
          </table:table-cell>
          <table:table-cell table:style-name="ce1" office:value-type="float" office:value="13.20"/>
        </table:table-row>
        <table:table-row table:style-name="ro1">
          <table:table-cell table:style-name="ce1" office:value-type="float" office:value="4206801"/>
          <table:table-cell table:style-name="ce1" office:value-type="string">
            <text:p>Ibicaré (SC)</text:p>
          </table:table-cell>
          <table:table-cell table:style-name="ce1" office:value-type="float" office:value="21.61"/>
        </table:table-row>
        <table:table-row table:style-name="ro1">
          <table:table-cell table:style-name="ce1" office:value-type="float" office:value="4206900"/>
          <table:table-cell table:style-name="ce1" office:value-type="string">
            <text:p>Ibirama (SC)</text:p>
          </table:table-cell>
          <table:table-cell table:style-name="ce1" office:value-type="float" office:value="70.25"/>
        </table:table-row>
        <table:table-row table:style-name="ro1">
          <table:table-cell table:style-name="ce1" office:value-type="float" office:value="4207007"/>
          <table:table-cell table:style-name="ce1" office:value-type="string">
            <text:p>Içara (SC)</text:p>
          </table:table-cell>
          <table:table-cell table:style-name="ce1" office:value-type="float" office:value="200.02"/>
        </table:table-row>
        <table:table-row table:style-name="ro1">
          <table:table-cell table:style-name="ce1" office:value-type="float" office:value="4207106"/>
          <table:table-cell table:style-name="ce1" office:value-type="string">
            <text:p>Ilhota (SC)</text:p>
          </table:table-cell>
          <table:table-cell table:style-name="ce1" office:value-type="float" office:value="48.75"/>
        </table:table-row>
        <table:table-row table:style-name="ro1">
          <table:table-cell table:style-name="ce1" office:value-type="float" office:value="4207205"/>
          <table:table-cell table:style-name="ce1" office:value-type="string">
            <text:p>Imaruí (SC)</text:p>
          </table:table-cell>
          <table:table-cell table:style-name="ce1" office:value-type="float" office:value="21.53"/>
        </table:table-row>
        <table:table-row table:style-name="ro1">
          <table:table-cell table:style-name="ce1" office:value-type="float" office:value="4207304"/>
          <table:table-cell table:style-name="ce1" office:value-type="string">
            <text:p>Imbituba (SC)</text:p>
          </table:table-cell>
          <table:table-cell table:style-name="ce1" office:value-type="float" office:value="220.06"/>
        </table:table-row>
        <table:table-row table:style-name="ro1">
          <table:table-cell table:style-name="ce1" office:value-type="float" office:value="4207403"/>
          <table:table-cell table:style-name="ce1" office:value-type="string">
            <text:p>Imbuia (SC)</text:p>
          </table:table-cell>
          <table:table-cell table:style-name="ce1" office:value-type="float" office:value="46.82"/>
        </table:table-row>
        <table:table-row table:style-name="ro1">
          <table:table-cell table:style-name="ce1" office:value-type="float" office:value="4207502"/>
          <table:table-cell table:style-name="ce1" office:value-type="string">
            <text:p>Indaial (SC)</text:p>
          </table:table-cell>
          <table:table-cell table:style-name="ce1" office:value-type="float" office:value="127.41"/>
        </table:table-row>
        <table:table-row table:style-name="ro1">
          <table:table-cell table:style-name="ce1" office:value-type="float" office:value="4207577"/>
          <table:table-cell table:style-name="ce1" office:value-type="string">
            <text:p>Iomerê (SC)</text:p>
          </table:table-cell>
          <table:table-cell table:style-name="ce1" office:value-type="float" office:value="23.87"/>
        </table:table-row>
        <table:table-row table:style-name="ro1">
          <table:table-cell table:style-name="ce1" office:value-type="float" office:value="4207601"/>
          <table:table-cell table:style-name="ce1" office:value-type="string">
            <text:p>Ipira (SC)</text:p>
          </table:table-cell>
          <table:table-cell table:style-name="ce1" office:value-type="float" office:value="30.57"/>
        </table:table-row>
        <table:table-row table:style-name="ro1">
          <table:table-cell table:style-name="ce1" office:value-type="float" office:value="4207650"/>
          <table:table-cell table:style-name="ce1" office:value-type="string">
            <text:p>Iporã do Oeste (SC)</text:p>
          </table:table-cell>
          <table:table-cell table:style-name="ce1" office:value-type="float" office:value="41.55"/>
        </table:table-row>
        <table:table-row table:style-name="ro1">
          <table:table-cell table:style-name="ce1" office:value-type="float" office:value="4207684"/>
          <table:table-cell table:style-name="ce1" office:value-type="string">
            <text:p>Ipuaçu (SC)</text:p>
          </table:table-cell>
          <table:table-cell table:style-name="ce1" office:value-type="float" office:value="26.01"/>
        </table:table-row>
        <table:table-row table:style-name="ro1">
          <table:table-cell table:style-name="ce1" office:value-type="float" office:value="4207700"/>
          <table:table-cell table:style-name="ce1" office:value-type="string">
            <text:p>Ipumirim (SC)</text:p>
          </table:table-cell>
          <table:table-cell table:style-name="ce1" office:value-type="float" office:value="29.22"/>
        </table:table-row>
        <table:table-row table:style-name="ro1">
          <table:table-cell table:style-name="ce1" office:value-type="float" office:value="4207759"/>
          <table:table-cell table:style-name="ce1" office:value-type="string">
            <text:p>Iraceminha (SC)</text:p>
          </table:table-cell>
          <table:table-cell table:style-name="ce1" office:value-type="float" office:value="25.87"/>
        </table:table-row>
        <table:table-row table:style-name="ro1">
          <table:table-cell table:style-name="ce1" office:value-type="float" office:value="4207809"/>
          <table:table-cell table:style-name="ce1" office:value-type="string">
            <text:p>Irani (SC)</text:p>
          </table:table-cell>
          <table:table-cell table:style-name="ce1" office:value-type="float" office:value="29.14"/>
        </table:table-row>
        <table:table-row table:style-name="ro1">
          <table:table-cell table:style-name="ce1" office:value-type="float" office:value="4207858"/>
          <table:table-cell table:style-name="ce1" office:value-type="string">
            <text:p>Irati (SC)</text:p>
          </table:table-cell>
          <table:table-cell table:style-name="ce1" office:value-type="float" office:value="27.04"/>
        </table:table-row>
        <table:table-row table:style-name="ro1">
          <table:table-cell table:style-name="ce1" office:value-type="float" office:value="4207908"/>
          <table:table-cell table:style-name="ce1" office:value-type="string">
            <text:p>Irineópolis (SC)</text:p>
          </table:table-cell>
          <table:table-cell table:style-name="ce1" office:value-type="float" office:value="17.67"/>
        </table:table-row>
        <table:table-row table:style-name="ro1">
          <table:table-cell table:style-name="ce1" office:value-type="float" office:value="4208005"/>
          <table:table-cell table:style-name="ce1" office:value-type="string">
            <text:p>Itá (SC)</text:p>
          </table:table-cell>
          <table:table-cell table:style-name="ce1" office:value-type="float" office:value="38.84"/>
        </table:table-row>
        <table:table-row table:style-name="ro1">
          <table:table-cell table:style-name="ce1" office:value-type="float" office:value="4208104"/>
          <table:table-cell table:style-name="ce1" office:value-type="string">
            <text:p>Itaiópolis (SC)</text:p>
          </table:table-cell>
          <table:table-cell table:style-name="ce1" office:value-type="float" office:value="15.67"/>
        </table:table-row>
        <table:table-row table:style-name="ro1">
          <table:table-cell table:style-name="ce1" office:value-type="float" office:value="4208203"/>
          <table:table-cell table:style-name="ce1" office:value-type="string">
            <text:p>Itajaí (SC)</text:p>
          </table:table-cell>
          <table:table-cell table:style-name="ce1" office:value-type="float" office:value="633.75"/>
        </table:table-row>
        <table:table-row table:style-name="ro1">
          <table:table-cell table:style-name="ce1" office:value-type="float" office:value="4208302"/>
          <table:table-cell table:style-name="ce1" office:value-type="string">
            <text:p>Itapema (SC)</text:p>
          </table:table-cell>
          <table:table-cell table:style-name="ce1" office:value-type="float" office:value="771.50"/>
        </table:table-row>
        <table:table-row table:style-name="ro1">
          <table:table-cell table:style-name="ce1" office:value-type="float" office:value="4208401"/>
          <table:table-cell table:style-name="ce1" office:value-type="string">
            <text:p>Itapiranga (SC)</text:p>
          </table:table-cell>
          <table:table-cell table:style-name="ce1" office:value-type="float" office:value="55.01"/>
        </table:table-row>
        <table:table-row table:style-name="ro1">
          <table:table-cell table:style-name="ce1" office:value-type="float" office:value="4208450"/>
          <table:table-cell table:style-name="ce1" office:value-type="string">
            <text:p>Itapoá (SC)</text:p>
          </table:table-cell>
          <table:table-cell table:style-name="ce1" office:value-type="float" office:value="57.73"/>
        </table:table-row>
        <table:table-row table:style-name="ro1">
          <table:table-cell table:style-name="ce1" office:value-type="float" office:value="4208500"/>
          <table:table-cell table:style-name="ce1" office:value-type="string">
            <text:p>Ituporanga (SC)</text:p>
          </table:table-cell>
          <table:table-cell table:style-name="ce1" office:value-type="float" office:value="66.03"/>
        </table:table-row>
        <table:table-row table:style-name="ro1">
          <table:table-cell table:style-name="ce1" office:value-type="float" office:value="4208609"/>
          <table:table-cell table:style-name="ce1" office:value-type="string">
            <text:p>Jaborá (SC)</text:p>
          </table:table-cell>
          <table:table-cell table:style-name="ce1" office:value-type="float" office:value="21.14"/>
        </table:table-row>
        <table:table-row table:style-name="ro1">
          <table:table-cell table:style-name="ce1" office:value-type="float" office:value="4208708"/>
          <table:table-cell table:style-name="ce1" office:value-type="string">
            <text:p>Jacinto Machado (SC)</text:p>
          </table:table-cell>
          <table:table-cell table:style-name="ce1" office:value-type="float" office:value="24.74"/>
        </table:table-row>
        <table:table-row table:style-name="ro1">
          <table:table-cell table:style-name="ce1" office:value-type="float" office:value="4208807"/>
          <table:table-cell table:style-name="ce1" office:value-type="string">
            <text:p>Jaguaruna (SC)</text:p>
          </table:table-cell>
          <table:table-cell table:style-name="ce1" office:value-type="float" office:value="52.49"/>
        </table:table-row>
        <table:table-row table:style-name="ro1">
          <table:table-cell table:style-name="ce1" office:value-type="float" office:value="4208906"/>
          <table:table-cell table:style-name="ce1" office:value-type="string">
            <text:p>Jaraguá do Sul (SC)</text:p>
          </table:table-cell>
          <table:table-cell table:style-name="ce1" office:value-type="float" office:value="268.73"/>
        </table:table-row>
        <table:table-row table:style-name="ro1">
          <table:table-cell table:style-name="ce1" office:value-type="float" office:value="4208955"/>
          <table:table-cell table:style-name="ce1" office:value-type="string">
            <text:p>Jardinópolis (SC)</text:p>
          </table:table-cell>
          <table:table-cell table:style-name="ce1" office:value-type="float" office:value="25.93"/>
        </table:table-row>
        <table:table-row table:style-name="ro1">
          <table:table-cell table:style-name="ce1" office:value-type="float" office:value="4209003"/>
          <table:table-cell table:style-name="ce1" office:value-type="string">
            <text:p>Joaçaba (SC)</text:p>
          </table:table-cell>
          <table:table-cell table:style-name="ce1" office:value-type="float" office:value="116.29"/>
        </table:table-row>
        <table:table-row table:style-name="ro1">
          <table:table-cell table:style-name="ce1" office:value-type="float" office:value="4209102"/>
          <table:table-cell table:style-name="ce1" office:value-type="string">
            <text:p>Joinville (SC)</text:p>
          </table:table-cell>
          <table:table-cell table:style-name="ce1" office:value-type="float" office:value="449.30"/>
        </table:table-row>
        <table:table-row table:style-name="ro1">
          <table:table-cell table:style-name="ce1" office:value-type="float" office:value="4209151"/>
          <table:table-cell table:style-name="ce1" office:value-type="string">
            <text:p>José Boiteux (SC)</text:p>
          </table:table-cell>
          <table:table-cell table:style-name="ce1" office:value-type="float" office:value="11.64"/>
        </table:table-row>
        <table:table-row table:style-name="ro1">
          <table:table-cell table:style-name="ce1" office:value-type="float" office:value="4209177"/>
          <table:table-cell table:style-name="ce1" office:value-type="string">
            <text:p>Jupiá (SC)</text:p>
          </table:table-cell>
          <table:table-cell table:style-name="ce1" office:value-type="float" office:value="23.42"/>
        </table:table-row>
        <table:table-row table:style-name="ro1">
          <table:table-cell table:style-name="ce1" office:value-type="float" office:value="4209201"/>
          <table:table-cell table:style-name="ce1" office:value-type="string">
            <text:p>Lacerdópolis (SC)</text:p>
          </table:table-cell>
          <table:table-cell table:style-name="ce1" office:value-type="float" office:value="32.12"/>
        </table:table-row>
        <table:table-row table:style-name="ro1">
          <table:table-cell table:style-name="ce1" office:value-type="float" office:value="4209300"/>
          <table:table-cell table:style-name="ce1" office:value-type="string">
            <text:p>Lages (SC)</text:p>
          </table:table-cell>
          <table:table-cell table:style-name="ce1" office:value-type="float" office:value="59.60"/>
        </table:table-row>
        <table:table-row table:style-name="ro1">
          <table:table-cell table:style-name="ce1" office:value-type="float" office:value="4209409"/>
          <table:table-cell table:style-name="ce1" office:value-type="string">
            <text:p>Laguna (SC)</text:p>
          </table:table-cell>
          <table:table-cell table:style-name="ce1" office:value-type="float" office:value="117.00"/>
        </table:table-row>
        <table:table-row table:style-name="ro1">
          <table:table-cell table:style-name="ce1" office:value-type="float" office:value="4209458"/>
          <table:table-cell table:style-name="ce1" office:value-type="string">
            <text:p>Lajeado Grande (SC)</text:p>
          </table:table-cell>
          <table:table-cell table:style-name="ce1" office:value-type="float" office:value="22.60"/>
        </table:table-row>
        <table:table-row table:style-name="ro1">
          <table:table-cell table:style-name="ce1" office:value-type="float" office:value="4209508"/>
          <table:table-cell table:style-name="ce1" office:value-type="string">
            <text:p>Laurentino (SC)</text:p>
          </table:table-cell>
          <table:table-cell table:style-name="ce1" office:value-type="float" office:value="75.52"/>
        </table:table-row>
        <table:table-row table:style-name="ro1">
          <table:table-cell table:style-name="ce1" office:value-type="float" office:value="4209607"/>
          <table:table-cell table:style-name="ce1" office:value-type="string">
            <text:p>Lauro Müller (SC)</text:p>
          </table:table-cell>
          <table:table-cell table:style-name="ce1" office:value-type="float" office:value="53.11"/>
        </table:table-row>
        <table:table-row table:style-name="ro1">
          <table:table-cell table:style-name="ce1" office:value-type="float" office:value="4209706"/>
          <table:table-cell table:style-name="ce1" office:value-type="string">
            <text:p>Lebon Régis (SC)</text:p>
          </table:table-cell>
          <table:table-cell table:style-name="ce1" office:value-type="float" office:value="12.58"/>
        </table:table-row>
        <table:table-row table:style-name="ro1">
          <table:table-cell table:style-name="ce1" office:value-type="float" office:value="4209805"/>
          <table:table-cell table:style-name="ce1" office:value-type="string">
            <text:p>Leoberto Leal (SC)</text:p>
          </table:table-cell>
          <table:table-cell table:style-name="ce1" office:value-type="float" office:value="11.56"/>
        </table:table-row>
        <table:table-row table:style-name="ro1">
          <table:table-cell table:style-name="ce1" office:value-type="float" office:value="4209854"/>
          <table:table-cell table:style-name="ce1" office:value-type="string">
            <text:p>Lindóia do Sul (SC)</text:p>
          </table:table-cell>
          <table:table-cell table:style-name="ce1" office:value-type="float" office:value="24.49"/>
        </table:table-row>
        <table:table-row table:style-name="ro1">
          <table:table-cell table:style-name="ce1" office:value-type="float" office:value="4209904"/>
          <table:table-cell table:style-name="ce1" office:value-type="string">
            <text:p>Lontras (SC)</text:p>
          </table:table-cell>
          <table:table-cell table:style-name="ce1" office:value-type="float" office:value="51.63"/>
        </table:table-row>
        <table:table-row table:style-name="ro1">
          <table:table-cell table:style-name="ce1" office:value-type="float" office:value="4210001"/>
          <table:table-cell table:style-name="ce1" office:value-type="string">
            <text:p>Luiz Alves (SC)</text:p>
          </table:table-cell>
          <table:table-cell table:style-name="ce1" office:value-type="float" office:value="40.13"/>
        </table:table-row>
        <table:table-row table:style-name="ro1">
          <table:table-cell table:style-name="ce1" office:value-type="float" office:value="4210035"/>
          <table:table-cell table:style-name="ce1" office:value-type="string">
            <text:p>Luzerna (SC)</text:p>
          </table:table-cell>
          <table:table-cell table:style-name="ce1" office:value-type="float" office:value="47.93"/>
        </table:table-row>
        <table:table-row table:style-name="ro1">
          <table:table-cell table:style-name="ce1" office:value-type="float" office:value="4210050"/>
          <table:table-cell table:style-name="ce1" office:value-type="string">
            <text:p>Macieira (SC)</text:p>
          </table:table-cell>
          <table:table-cell table:style-name="ce1" office:value-type="float" office:value="7.02"/>
        </table:table-row>
        <table:table-row table:style-name="ro1">
          <table:table-cell table:style-name="ce1" office:value-type="float" office:value="4210100"/>
          <table:table-cell table:style-name="ce1" office:value-type="string">
            <text:p>Mafra (SC)</text:p>
          </table:table-cell>
          <table:table-cell table:style-name="ce1" office:value-type="float" office:value="37.68"/>
        </table:table-row>
        <table:table-row table:style-name="ro1">
          <table:table-cell table:style-name="ce1" office:value-type="float" office:value="4210209"/>
          <table:table-cell table:style-name="ce1" office:value-type="string">
            <text:p>Major Gercino (SC)</text:p>
          </table:table-cell>
          <table:table-cell table:style-name="ce1" office:value-type="float" office:value="11.48"/>
        </table:table-row>
        <table:table-row table:style-name="ro1">
          <table:table-cell table:style-name="ce1" office:value-type="float" office:value="4210308"/>
          <table:table-cell table:style-name="ce1" office:value-type="string">
            <text:p>Major Vieira (SC)</text:p>
          </table:table-cell>
          <table:table-cell table:style-name="ce1" office:value-type="float" office:value="14.22"/>
        </table:table-row>
        <table:table-row table:style-name="ro1">
          <table:table-cell table:style-name="ce1" office:value-type="float" office:value="4210407"/>
          <table:table-cell table:style-name="ce1" office:value-type="string">
            <text:p>Maracajá (SC)</text:p>
          </table:table-cell>
          <table:table-cell table:style-name="ce1" office:value-type="float" office:value="101.01"/>
        </table:table-row>
        <table:table-row table:style-name="ro1">
          <table:table-cell table:style-name="ce1" office:value-type="float" office:value="4210506"/>
          <table:table-cell table:style-name="ce1" office:value-type="string">
            <text:p>Maravilha (SC)</text:p>
          </table:table-cell>
          <table:table-cell table:style-name="ce1" office:value-type="float" office:value="130.43"/>
        </table:table-row>
        <table:table-row table:style-name="ro1">
          <table:table-cell table:style-name="ce1" office:value-type="float" office:value="4210555"/>
          <table:table-cell table:style-name="ce1" office:value-type="string">
            <text:p>Marema (SC)</text:p>
          </table:table-cell>
          <table:table-cell table:style-name="ce1" office:value-type="float" office:value="21.26"/>
        </table:table-row>
        <table:table-row table:style-name="ro1">
          <table:table-cell table:style-name="ce1" office:value-type="float" office:value="4210605"/>
          <table:table-cell table:style-name="ce1" office:value-type="string">
            <text:p>Massaranduba (SC)</text:p>
          </table:table-cell>
          <table:table-cell table:style-name="ce1" office:value-type="float" office:value="39.31"/>
        </table:table-row>
        <table:table-row table:style-name="ro1">
          <table:table-cell table:style-name="ce1" office:value-type="float" office:value="4210704"/>
          <table:table-cell table:style-name="ce1" office:value-type="string">
            <text:p>Matos Costa (SC)</text:p>
          </table:table-cell>
          <table:table-cell table:style-name="ce1" office:value-type="float" office:value="6.57"/>
        </table:table-row>
        <table:table-row table:style-name="ro1">
          <table:table-cell table:style-name="ce1" office:value-type="float" office:value="4210803"/>
          <table:table-cell table:style-name="ce1" office:value-type="string">
            <text:p>Meleiro (SC)</text:p>
          </table:table-cell>
          <table:table-cell table:style-name="ce1" office:value-type="float" office:value="37.51"/>
        </table:table-row>
        <table:table-row table:style-name="ro1">
          <table:table-cell table:style-name="ce1" office:value-type="float" office:value="4210852"/>
          <table:table-cell table:style-name="ce1" office:value-type="string">
            <text:p>Mirim Doce (SC)</text:p>
          </table:table-cell>
          <table:table-cell table:style-name="ce1" office:value-type="float" office:value="7.47"/>
        </table:table-row>
        <table:table-row table:style-name="ro1">
          <table:table-cell table:style-name="ce1" office:value-type="float" office:value="4210902"/>
          <table:table-cell table:style-name="ce1" office:value-type="string">
            <text:p>Modelo (SC)</text:p>
          </table:table-cell>
          <table:table-cell table:style-name="ce1" office:value-type="float" office:value="43.63"/>
        </table:table-row>
        <table:table-row table:style-name="ro1">
          <table:table-cell table:style-name="ce1" office:value-type="float" office:value="4211009"/>
          <table:table-cell table:style-name="ce1" office:value-type="string">
            <text:p>Mondaí (SC)</text:p>
          </table:table-cell>
          <table:table-cell table:style-name="ce1" office:value-type="float" office:value="50.91"/>
        </table:table-row>
        <table:table-row table:style-name="ro1">
          <table:table-cell table:style-name="ce1" office:value-type="float" office:value="4211058"/>
          <table:table-cell table:style-name="ce1" office:value-type="string">
            <text:p>Monte Carlo (SC)</text:p>
          </table:table-cell>
          <table:table-cell table:style-name="ce1" office:value-type="float" office:value="48.06"/>
        </table:table-row>
        <table:table-row table:style-name="ro1">
          <table:table-cell table:style-name="ce1" office:value-type="float" office:value="4211108"/>
          <table:table-cell table:style-name="ce1" office:value-type="string">
            <text:p>Monte Castelo (SC)</text:p>
          </table:table-cell>
          <table:table-cell table:style-name="ce1" office:value-type="float" office:value="14.86"/>
        </table:table-row>
        <table:table-row table:style-name="ro1">
          <table:table-cell table:style-name="ce1" office:value-type="float" office:value="4211207"/>
          <table:table-cell table:style-name="ce1" office:value-type="string">
            <text:p>Morro da Fumaça (SC)</text:p>
          </table:table-cell>
          <table:table-cell table:style-name="ce1" office:value-type="float" office:value="194.44"/>
        </table:table-row>
        <table:table-row table:style-name="ro1">
          <table:table-cell table:style-name="ce1" office:value-type="float" office:value="4211256"/>
          <table:table-cell table:style-name="ce1" office:value-type="string">
            <text:p>Morro Grande (SC)</text:p>
          </table:table-cell>
          <table:table-cell table:style-name="ce1" office:value-type="float" office:value="11.27"/>
        </table:table-row>
        <table:table-row table:style-name="ro1">
          <table:table-cell table:style-name="ce1" office:value-type="float" office:value="4211306"/>
          <table:table-cell table:style-name="ce1" office:value-type="string">
            <text:p>Navegantes (SC)</text:p>
          </table:table-cell>
          <table:table-cell table:style-name="ce1" office:value-type="float" office:value="543.29"/>
        </table:table-row>
        <table:table-row table:style-name="ro1">
          <table:table-cell table:style-name="ce1" office:value-type="float" office:value="4211405"/>
          <table:table-cell table:style-name="ce1" office:value-type="string">
            <text:p>Nova Erechim (SC)</text:p>
          </table:table-cell>
          <table:table-cell table:style-name="ce1" office:value-type="float" office:value="66.38"/>
        </table:table-row>
        <table:table-row table:style-name="ro1">
          <table:table-cell table:style-name="ce1" office:value-type="float" office:value="4211454"/>
          <table:table-cell table:style-name="ce1" office:value-type="string">
            <text:p>Nova Itaberaba (SC)</text:p>
          </table:table-cell>
          <table:table-cell table:style-name="ce1" office:value-type="float" office:value="31.01"/>
        </table:table-row>
        <table:table-row table:style-name="ro1">
          <table:table-cell table:style-name="ce1" office:value-type="float" office:value="4211504"/>
          <table:table-cell table:style-name="ce1" office:value-type="string">
            <text:p>Nova Trento (SC)</text:p>
          </table:table-cell>
          <table:table-cell table:style-name="ce1" office:value-type="float" office:value="30.31"/>
        </table:table-row>
        <table:table-row table:style-name="ro1">
          <table:table-cell table:style-name="ce1" office:value-type="float" office:value="4211603"/>
          <table:table-cell table:style-name="ce1" office:value-type="string">
            <text:p>Nova Veneza (SC)</text:p>
          </table:table-cell>
          <table:table-cell table:style-name="ce1" office:value-type="float" office:value="45.34"/>
        </table:table-row>
        <table:table-row table:style-name="ro1">
          <table:table-cell table:style-name="ce1" office:value-type="float" office:value="4211652"/>
          <table:table-cell table:style-name="ce1" office:value-type="string">
            <text:p>Novo Horizonte (SC)</text:p>
          </table:table-cell>
          <table:table-cell table:style-name="ce1" office:value-type="float" office:value="18.13"/>
        </table:table-row>
        <table:table-row table:style-name="ro1">
          <table:table-cell table:style-name="ce1" office:value-type="float" office:value="4211702"/>
          <table:table-cell table:style-name="ce1" office:value-type="string">
            <text:p>Orleans (SC)</text:p>
          </table:table-cell>
          <table:table-cell table:style-name="ce1" office:value-type="float" office:value="38.91"/>
        </table:table-row>
        <table:table-row table:style-name="ro1">
          <table:table-cell table:style-name="ce1" office:value-type="float" office:value="4211751"/>
          <table:table-cell table:style-name="ce1" office:value-type="string">
            <text:p>Otacílio Costa (SC)</text:p>
          </table:table-cell>
          <table:table-cell table:style-name="ce1" office:value-type="float" office:value="19.30"/>
        </table:table-row>
        <table:table-row table:style-name="ro1">
          <table:table-cell table:style-name="ce1" office:value-type="float" office:value="4211801"/>
          <table:table-cell table:style-name="ce1" office:value-type="string">
            <text:p>Ouro (SC)</text:p>
          </table:table-cell>
          <table:table-cell table:style-name="ce1" office:value-type="float" office:value="34.66"/>
        </table:table-row>
        <table:table-row table:style-name="ro1">
          <table:table-cell table:style-name="ce1" office:value-type="float" office:value="4211850"/>
          <table:table-cell table:style-name="ce1" office:value-type="string">
            <text:p>Ouro Verde (SC)</text:p>
          </table:table-cell>
          <table:table-cell table:style-name="ce1" office:value-type="float" office:value="12.00"/>
        </table:table-row>
        <table:table-row table:style-name="ro1">
          <table:table-cell table:style-name="ce1" office:value-type="float" office:value="4211876"/>
          <table:table-cell table:style-name="ce1" office:value-type="string">
            <text:p>Paial (SC)</text:p>
          </table:table-cell>
          <table:table-cell table:style-name="ce1" office:value-type="float" office:value="20.56"/>
        </table:table-row>
        <table:table-row table:style-name="ro1">
          <table:table-cell table:style-name="ce1" office:value-type="float" office:value="4211892"/>
          <table:table-cell table:style-name="ce1" office:value-type="string">
            <text:p>Painel (SC)</text:p>
          </table:table-cell>
          <table:table-cell table:style-name="ce1" office:value-type="float" office:value="3.18"/>
        </table:table-row>
        <table:table-row table:style-name="ro1">
          <table:table-cell table:style-name="ce1" office:value-type="float" office:value="4211900"/>
          <table:table-cell table:style-name="ce1" office:value-type="string">
            <text:p>Palhoça (SC)</text:p>
          </table:table-cell>
          <table:table-cell table:style-name="ce1" office:value-type="float" office:value="347.68"/>
        </table:table-row>
        <table:table-row table:style-name="ro1">
          <table:table-cell table:style-name="ce1" office:value-type="float" office:value="4212007"/>
          <table:table-cell table:style-name="ce1" office:value-type="string">
            <text:p>Palma Sola (SC)</text:p>
          </table:table-cell>
          <table:table-cell table:style-name="ce1" office:value-type="float" office:value="23.40"/>
        </table:table-row>
        <table:table-row table:style-name="ro1">
          <table:table-cell table:style-name="ce1" office:value-type="float" office:value="4212056"/>
          <table:table-cell table:style-name="ce1" office:value-type="string">
            <text:p>Palmeira (SC)</text:p>
          </table:table-cell>
          <table:table-cell table:style-name="ce1" office:value-type="float" office:value="8.12"/>
        </table:table-row>
        <table:table-row table:style-name="ro1">
          <table:table-cell table:style-name="ce1" office:value-type="float" office:value="4212106"/>
          <table:table-cell table:style-name="ce1" office:value-type="string">
            <text:p>Palmitos (SC)</text:p>
          </table:table-cell>
          <table:table-cell table:style-name="ce1" office:value-type="float" office:value="45.68"/>
        </table:table-row>
        <table:table-row table:style-name="ro1">
          <table:table-cell table:style-name="ce1" office:value-type="float" office:value="4212205"/>
          <table:table-cell table:style-name="ce1" office:value-type="string">
            <text:p>Papanduva (SC)</text:p>
          </table:table-cell>
          <table:table-cell table:style-name="ce1" office:value-type="float" office:value="23.59"/>
        </table:table-row>
        <table:table-row table:style-name="ro1">
          <table:table-cell table:style-name="ce1" office:value-type="float" office:value="4212239"/>
          <table:table-cell table:style-name="ce1" office:value-type="string">
            <text:p>Paraíso (SC)</text:p>
          </table:table-cell>
          <table:table-cell table:style-name="ce1" office:value-type="float" office:value="22.84"/>
        </table:table-row>
        <table:table-row table:style-name="ro1">
          <table:table-cell table:style-name="ce1" office:value-type="float" office:value="4212254"/>
          <table:table-cell table:style-name="ce1" office:value-type="string">
            <text:p>Passo de Torres (SC)</text:p>
          </table:table-cell>
          <table:table-cell table:style-name="ce1" office:value-type="float" office:value="69.61"/>
        </table:table-row>
        <table:table-row table:style-name="ro1">
          <table:table-cell table:style-name="ce1" office:value-type="float" office:value="4212270"/>
          <table:table-cell table:style-name="ce1" office:value-type="string">
            <text:p>Passos Maia (SC)</text:p>
          </table:table-cell>
          <table:table-cell table:style-name="ce1" office:value-type="float" office:value="7.20"/>
        </table:table-row>
        <table:table-row table:style-name="ro1">
          <table:table-cell table:style-name="ce1" office:value-type="float" office:value="4212304"/>
          <table:table-cell table:style-name="ce1" office:value-type="string">
            <text:p>Paulo Lopes (SC)</text:p>
          </table:table-cell>
          <table:table-cell table:style-name="ce1" office:value-type="float" office:value="14.86"/>
        </table:table-row>
        <table:table-row table:style-name="ro1">
          <table:table-cell table:style-name="ce1" office:value-type="float" office:value="4212403"/>
          <table:table-cell table:style-name="ce1" office:value-type="string">
            <text:p>Pedras Grandes (SC)</text:p>
          </table:table-cell>
          <table:table-cell table:style-name="ce1" office:value-type="float" office:value="23.90"/>
        </table:table-row>
        <table:table-row table:style-name="ro1">
          <table:table-cell table:style-name="ce1" office:value-type="float" office:value="4212502"/>
          <table:table-cell table:style-name="ce1" office:value-type="string">
            <text:p>Penha (SC)</text:p>
          </table:table-cell>
          <table:table-cell table:style-name="ce1" office:value-type="float" office:value="405.72"/>
        </table:table-row>
        <table:table-row table:style-name="ro1">
          <table:table-cell table:style-name="ce1" office:value-type="float" office:value="4212601"/>
          <table:table-cell table:style-name="ce1" office:value-type="string">
            <text:p>Peritiba (SC)</text:p>
          </table:table-cell>
          <table:table-cell table:style-name="ce1" office:value-type="float" office:value="31.00"/>
        </table:table-row>
        <table:table-row table:style-name="ro1">
          <table:table-cell table:style-name="ce1" office:value-type="float" office:value="4212700"/>
          <table:table-cell table:style-name="ce1" office:value-type="string">
            <text:p>Petrolândia (SC)</text:p>
          </table:table-cell>
          <table:table-cell table:style-name="ce1" office:value-type="float" office:value="20.03"/>
        </table:table-row>
        <table:table-row table:style-name="ro1">
          <table:table-cell table:style-name="ce1" office:value-type="float" office:value="4212809"/>
          <table:table-cell table:style-name="ce1" office:value-type="string">
            <text:p>Balneário Piçarras (SC)</text:p>
          </table:table-cell>
          <table:table-cell table:style-name="ce1" office:value-type="float" office:value="171.82"/>
        </table:table-row>
        <table:table-row table:style-name="ro1">
          <table:table-cell table:style-name="ce1" office:value-type="float" office:value="4212908"/>
          <table:table-cell table:style-name="ce1" office:value-type="string">
            <text:p>Pinhalzinho (SC)</text:p>
          </table:table-cell>
          <table:table-cell table:style-name="ce1" office:value-type="float" office:value="127.30"/>
        </table:table-row>
        <table:table-row table:style-name="ro1">
          <table:table-cell table:style-name="ce1" office:value-type="float" office:value="4213005"/>
          <table:table-cell table:style-name="ce1" office:value-type="string">
            <text:p>Pinheiro Preto (SC)</text:p>
          </table:table-cell>
          <table:table-cell table:style-name="ce1" office:value-type="float" office:value="47.90"/>
        </table:table-row>
        <table:table-row table:style-name="ro1">
          <table:table-cell table:style-name="ce1" office:value-type="float" office:value="4213104"/>
          <table:table-cell table:style-name="ce1" office:value-type="string">
            <text:p>Piratuba (SC)</text:p>
          </table:table-cell>
          <table:table-cell table:style-name="ce1" office:value-type="float" office:value="32.85"/>
        </table:table-row>
        <table:table-row table:style-name="ro1">
          <table:table-cell table:style-name="ce1" office:value-type="float" office:value="4213153"/>
          <table:table-cell table:style-name="ce1" office:value-type="string">
            <text:p>Planalto Alegre (SC)</text:p>
          </table:table-cell>
          <table:table-cell table:style-name="ce1" office:value-type="float" office:value="42.37"/>
        </table:table-row>
        <table:table-row table:style-name="ro1">
          <table:table-cell table:style-name="ce1" office:value-type="float" office:value="4213203"/>
          <table:table-cell table:style-name="ce1" office:value-type="string">
            <text:p>Pomerode (SC)</text:p>
          </table:table-cell>
          <table:table-cell table:style-name="ce1" office:value-type="float" office:value="128.57"/>
        </table:table-row>
        <table:table-row table:style-name="ro1">
          <table:table-cell table:style-name="ce1" office:value-type="float" office:value="4213302"/>
          <table:table-cell table:style-name="ce1" office:value-type="string">
            <text:p>Ponte Alta (SC)</text:p>
          </table:table-cell>
          <table:table-cell table:style-name="ce1" office:value-type="float" office:value="8.64"/>
        </table:table-row>
        <table:table-row table:style-name="ro1">
          <table:table-cell table:style-name="ce1" office:value-type="float" office:value="4213351"/>
          <table:table-cell table:style-name="ce1" office:value-type="string">
            <text:p>Ponte Alta do Norte (SC)</text:p>
          </table:table-cell>
          <table:table-cell table:style-name="ce1" office:value-type="float" office:value="8.24"/>
        </table:table-row>
        <table:table-row table:style-name="ro1">
          <table:table-cell table:style-name="ce1" office:value-type="float" office:value="4213401"/>
          <table:table-cell table:style-name="ce1" office:value-type="string">
            <text:p>Ponte Serrada (SC)</text:p>
          </table:table-cell>
          <table:table-cell table:style-name="ce1" office:value-type="float" office:value="19.56"/>
        </table:table-row>
        <table:table-row table:style-name="ro1">
          <table:table-cell table:style-name="ce1" office:value-type="float" office:value="4213500"/>
          <table:table-cell table:style-name="ce1" office:value-type="string">
            <text:p>Porto Belo (SC)</text:p>
          </table:table-cell>
          <table:table-cell table:style-name="ce1" office:value-type="float" office:value="167.82"/>
        </table:table-row>
        <table:table-row table:style-name="ro1">
          <table:table-cell table:style-name="ce1" office:value-type="float" office:value="4213609"/>
          <table:table-cell table:style-name="ce1" office:value-type="string">
            <text:p>Porto União (SC)</text:p>
          </table:table-cell>
          <table:table-cell table:style-name="ce1" office:value-type="float" office:value="39.35"/>
        </table:table-row>
        <table:table-row table:style-name="ro1">
          <table:table-cell table:style-name="ce1" office:value-type="float" office:value="4213708"/>
          <table:table-cell table:style-name="ce1" office:value-type="string">
            <text:p>Pouso Redondo (SC)</text:p>
          </table:table-cell>
          <table:table-cell table:style-name="ce1" office:value-type="float" office:value="41.19"/>
        </table:table-row>
        <table:table-row table:style-name="ro1">
          <table:table-cell table:style-name="ce1" office:value-type="float" office:value="4213807"/>
          <table:table-cell table:style-name="ce1" office:value-type="string">
            <text:p>Praia Grande (SC)</text:p>
          </table:table-cell>
          <table:table-cell table:style-name="ce1" office:value-type="float" office:value="26.09"/>
        </table:table-row>
        <table:table-row table:style-name="ro1">
          <table:table-cell table:style-name="ce1" office:value-type="float" office:value="4213906"/>
          <table:table-cell table:style-name="ce1" office:value-type="string">
            <text:p>Presidente Castello Branco (SC)</text:p>
          </table:table-cell>
          <table:table-cell table:style-name="ce1" office:value-type="float" office:value="26.39"/>
        </table:table-row>
        <table:table-row table:style-name="ro1">
          <table:table-cell table:style-name="ce1" office:value-type="float" office:value="4214003"/>
          <table:table-cell table:style-name="ce1" office:value-type="string">
            <text:p>Presidente Getúlio (SC)</text:p>
          </table:table-cell>
          <table:table-cell table:style-name="ce1" office:value-type="float" office:value="50.35"/>
        </table:table-row>
        <table:table-row table:style-name="ro1">
          <table:table-cell table:style-name="ce1" office:value-type="float" office:value="4214102"/>
          <table:table-cell table:style-name="ce1" office:value-type="string">
            <text:p>Presidente Nereu (SC)</text:p>
          </table:table-cell>
          <table:table-cell table:style-name="ce1" office:value-type="float" office:value="10.17"/>
        </table:table-row>
        <table:table-row table:style-name="ro1">
          <table:table-cell table:style-name="ce1" office:value-type="float" office:value="4214151"/>
          <table:table-cell table:style-name="ce1" office:value-type="string">
            <text:p>Princesa (SC)</text:p>
          </table:table-cell>
          <table:table-cell table:style-name="ce1" office:value-type="float" office:value="31.99"/>
        </table:table-row>
        <table:table-row table:style-name="ro1">
          <table:table-cell table:style-name="ce1" office:value-type="float" office:value="4214201"/>
          <table:table-cell table:style-name="ce1" office:value-type="string">
            <text:p>Quilombo (SC)</text:p>
          </table:table-cell>
          <table:table-cell table:style-name="ce1" office:value-type="float" office:value="36.69"/>
        </table:table-row>
        <table:table-row table:style-name="ro1">
          <table:table-cell table:style-name="ce1" office:value-type="float" office:value="4214300"/>
          <table:table-cell table:style-name="ce1" office:value-type="string">
            <text:p>Rancho Queimado (SC)</text:p>
          </table:table-cell>
          <table:table-cell table:style-name="ce1" office:value-type="float" office:value="9.59"/>
        </table:table-row>
        <table:table-row table:style-name="ro1">
          <table:table-cell table:style-name="ce1" office:value-type="float" office:value="4214409"/>
          <table:table-cell table:style-name="ce1" office:value-type="string">
            <text:p>Rio das Antas (SC)</text:p>
          </table:table-cell>
          <table:table-cell table:style-name="ce1" office:value-type="float" office:value="19.37"/>
        </table:table-row>
        <table:table-row table:style-name="ro1">
          <table:table-cell table:style-name="ce1" office:value-type="float" office:value="4214508"/>
          <table:table-cell table:style-name="ce1" office:value-type="string">
            <text:p>Rio do Campo (SC)</text:p>
          </table:table-cell>
          <table:table-cell table:style-name="ce1" office:value-type="float" office:value="12.23"/>
        </table:table-row>
        <table:table-row table:style-name="ro1">
          <table:table-cell table:style-name="ce1" office:value-type="float" office:value="4214607"/>
          <table:table-cell table:style-name="ce1" office:value-type="string">
            <text:p>Rio do Oeste (SC)</text:p>
          </table:table-cell>
          <table:table-cell table:style-name="ce1" office:value-type="float" office:value="28.86"/>
        </table:table-row>
        <table:table-row table:style-name="ro1">
          <table:table-cell table:style-name="ce1" office:value-type="float" office:value="4214706"/>
          <table:table-cell table:style-name="ce1" office:value-type="string">
            <text:p>Rio dos Cedros (SC)</text:p>
          </table:table-cell>
          <table:table-cell table:style-name="ce1" office:value-type="float" office:value="18.51"/>
        </table:table-row>
        <table:table-row table:style-name="ro1">
          <table:table-cell table:style-name="ce1" office:value-type="float" office:value="4214805"/>
          <table:table-cell table:style-name="ce1" office:value-type="string">
            <text:p>Rio do Sul (SC)</text:p>
          </table:table-cell>
          <table:table-cell table:style-name="ce1" office:value-type="float" office:value="236.83"/>
        </table:table-row>
        <table:table-row table:style-name="ro1">
          <table:table-cell table:style-name="ce1" office:value-type="float" office:value="4214904"/>
          <table:table-cell table:style-name="ce1" office:value-type="string">
            <text:p>Rio Fortuna (SC)</text:p>
          </table:table-cell>
          <table:table-cell table:style-name="ce1" office:value-type="float" office:value="14.73"/>
        </table:table-row>
        <table:table-row table:style-name="ro1">
          <table:table-cell table:style-name="ce1" office:value-type="float" office:value="4215000"/>
          <table:table-cell table:style-name="ce1" office:value-type="string">
            <text:p>Rio Negrinho (SC)</text:p>
          </table:table-cell>
          <table:table-cell table:style-name="ce1" office:value-type="float" office:value="43.86"/>
        </table:table-row>
        <table:table-row table:style-name="ro1">
          <table:table-cell table:style-name="ce1" office:value-type="float" office:value="4215059"/>
          <table:table-cell table:style-name="ce1" office:value-type="string">
            <text:p>Rio Rufino (SC)</text:p>
          </table:table-cell>
          <table:table-cell table:style-name="ce1" office:value-type="float" office:value="8.62"/>
        </table:table-row>
        <table:table-row table:style-name="ro1">
          <table:table-cell table:style-name="ce1" office:value-type="float" office:value="4215075"/>
          <table:table-cell table:style-name="ce1" office:value-type="string">
            <text:p>Riqueza (SC)</text:p>
          </table:table-cell>
          <table:table-cell table:style-name="ce1" office:value-type="float" office:value="25.43"/>
        </table:table-row>
        <table:table-row table:style-name="ro1">
          <table:table-cell table:style-name="ce1" office:value-type="float" office:value="4215109"/>
          <table:table-cell table:style-name="ce1" office:value-type="string">
            <text:p>Rodeio (SC)</text:p>
          </table:table-cell>
          <table:table-cell table:style-name="ce1" office:value-type="float" office:value="85.24"/>
        </table:table-row>
        <table:table-row table:style-name="ro1">
          <table:table-cell table:style-name="ce1" office:value-type="float" office:value="4215208"/>
          <table:table-cell table:style-name="ce1" office:value-type="string">
            <text:p>Romelândia (SC)</text:p>
          </table:table-cell>
          <table:table-cell table:style-name="ce1" office:value-type="float" office:value="24.81"/>
        </table:table-row>
        <table:table-row table:style-name="ro1">
          <table:table-cell table:style-name="ce1" office:value-type="float" office:value="4215307"/>
          <table:table-cell table:style-name="ce1" office:value-type="string">
            <text:p>Salete (SC)</text:p>
          </table:table-cell>
          <table:table-cell table:style-name="ce1" office:value-type="float" office:value="41.10"/>
        </table:table-row>
        <table:table-row table:style-name="ro1">
          <table:table-cell table:style-name="ce1" office:value-type="float" office:value="4215356"/>
          <table:table-cell table:style-name="ce1" office:value-type="string">
            <text:p>Saltinho (SC)</text:p>
          </table:table-cell>
          <table:table-cell table:style-name="ce1" office:value-type="float" office:value="25.30"/>
        </table:table-row>
        <table:table-row table:style-name="ro1">
          <table:table-cell table:style-name="ce1" office:value-type="float" office:value="4215406"/>
          <table:table-cell table:style-name="ce1" office:value-type="string">
            <text:p>Salto Veloso (SC)</text:p>
          </table:table-cell>
          <table:table-cell table:style-name="ce1" office:value-type="float" office:value="40.95"/>
        </table:table-row>
        <table:table-row table:style-name="ro1">
          <table:table-cell table:style-name="ce1" office:value-type="float" office:value="4215455"/>
          <table:table-cell table:style-name="ce1" office:value-type="string">
            <text:p>Sangão (SC)</text:p>
          </table:table-cell>
          <table:table-cell table:style-name="ce1" office:value-type="float" office:value="125.22"/>
        </table:table-row>
        <table:table-row table:style-name="ro1">
          <table:table-cell table:style-name="ce1" office:value-type="float" office:value="4215505"/>
          <table:table-cell table:style-name="ce1" office:value-type="string">
            <text:p>Santa Cecília (SC)</text:p>
          </table:table-cell>
          <table:table-cell table:style-name="ce1" office:value-type="float" office:value="13.76"/>
        </table:table-row>
        <table:table-row table:style-name="ro1">
          <table:table-cell table:style-name="ce1" office:value-type="float" office:value="4215554"/>
          <table:table-cell table:style-name="ce1" office:value-type="string">
            <text:p>Santa Helena (SC)</text:p>
          </table:table-cell>
          <table:table-cell table:style-name="ce1" office:value-type="float" office:value="29.41"/>
        </table:table-row>
        <table:table-row table:style-name="ro1">
          <table:table-cell table:style-name="ce1" office:value-type="float" office:value="4215604"/>
          <table:table-cell table:style-name="ce1" office:value-type="string">
            <text:p>Santa Rosa de Lima (SC)</text:p>
          </table:table-cell>
          <table:table-cell table:style-name="ce1" office:value-type="float" office:value="10.17"/>
        </table:table-row>
        <table:table-row table:style-name="ro1">
          <table:table-cell table:style-name="ce1" office:value-type="float" office:value="4215653"/>
          <table:table-cell table:style-name="ce1" office:value-type="string">
            <text:p>Santa Rosa do Sul (SC)</text:p>
          </table:table-cell>
          <table:table-cell table:style-name="ce1" office:value-type="float" office:value="53.18"/>
        </table:table-row>
        <table:table-row table:style-name="ro1">
          <table:table-cell table:style-name="ce1" office:value-type="float" office:value="4215679"/>
          <table:table-cell table:style-name="ce1" office:value-type="string">
            <text:p>Santa Terezinha (SC)</text:p>
          </table:table-cell>
          <table:table-cell table:style-name="ce1" office:value-type="float" office:value="12.24"/>
        </table:table-row>
        <table:table-row table:style-name="ro1">
          <table:table-cell table:style-name="ce1" office:value-type="float" office:value="4215687"/>
          <table:table-cell table:style-name="ce1" office:value-type="string">
            <text:p>Santa Terezinha do Progresso (SC)</text:p>
          </table:table-cell>
          <table:table-cell table:style-name="ce1" office:value-type="float" office:value="24.34"/>
        </table:table-row>
        <table:table-row table:style-name="ro1">
          <table:table-cell table:style-name="ce1" office:value-type="float" office:value="4215695"/>
          <table:table-cell table:style-name="ce1" office:value-type="string">
            <text:p>Santiago do Sul (SC)</text:p>
          </table:table-cell>
          <table:table-cell table:style-name="ce1" office:value-type="float" office:value="19.91"/>
        </table:table-row>
        <table:table-row table:style-name="ro1">
          <table:table-cell table:style-name="ce1" office:value-type="float" office:value="4215703"/>
          <table:table-cell table:style-name="ce1" office:value-type="string">
            <text:p>Santo Amaro da Imperatriz (SC)</text:p>
          </table:table-cell>
          <table:table-cell table:style-name="ce1" office:value-type="float" office:value="57.46"/>
        </table:table-row>
        <table:table-row table:style-name="ro1">
          <table:table-cell table:style-name="ce1" office:value-type="float" office:value="4215752"/>
          <table:table-cell table:style-name="ce1" office:value-type="string">
            <text:p>São Bernardino (SC)</text:p>
          </table:table-cell>
          <table:table-cell table:style-name="ce1" office:value-type="float" office:value="18.47"/>
        </table:table-row>
        <table:table-row table:style-name="ro1">
          <table:table-cell table:style-name="ce1" office:value-type="float" office:value="4215802"/>
          <table:table-cell table:style-name="ce1" office:value-type="string">
            <text:p>São Bento do Sul (SC)</text:p>
          </table:table-cell>
          <table:table-cell table:style-name="ce1" office:value-type="float" office:value="150.94"/>
        </table:table-row>
        <table:table-row table:style-name="ro1">
          <table:table-cell table:style-name="ce1" office:value-type="float" office:value="4215901"/>
          <table:table-cell table:style-name="ce1" office:value-type="string">
            <text:p>São Bonifácio (SC)</text:p>
          </table:table-cell>
          <table:table-cell table:style-name="ce1" office:value-type="float" office:value="6.52"/>
        </table:table-row>
        <table:table-row table:style-name="ro1">
          <table:table-cell table:style-name="ce1" office:value-type="float" office:value="4216008"/>
          <table:table-cell table:style-name="ce1" office:value-type="string">
            <text:p>São Carlos (SC)</text:p>
          </table:table-cell>
          <table:table-cell table:style-name="ce1" office:value-type="float" office:value="64.73"/>
        </table:table-row>
        <table:table-row table:style-name="ro1">
          <table:table-cell table:style-name="ce1" office:value-type="float" office:value="4216057"/>
          <table:table-cell table:style-name="ce1" office:value-type="string">
            <text:p>São Cristóvão do Sul (SC)</text:p>
          </table:table-cell>
          <table:table-cell table:style-name="ce1" office:value-type="float" office:value="14.36"/>
        </table:table-row>
        <table:table-row table:style-name="ro1">
          <table:table-cell table:style-name="ce1" office:value-type="float" office:value="4216107"/>
          <table:table-cell table:style-name="ce1" office:value-type="string">
            <text:p>São Domingos (SC)</text:p>
          </table:table-cell>
          <table:table-cell table:style-name="ce1" office:value-type="float" office:value="24.74"/>
        </table:table-row>
        <table:table-row table:style-name="ro1">
          <table:table-cell table:style-name="ce1" office:value-type="float" office:value="4216206"/>
          <table:table-cell table:style-name="ce1" office:value-type="string">
            <text:p>São Francisco do Sul (SC)</text:p>
          </table:table-cell>
          <table:table-cell table:style-name="ce1" office:value-type="float" office:value="86.25"/>
        </table:table-row>
        <table:table-row table:style-name="ro1">
          <table:table-cell table:style-name="ce1" office:value-type="float" office:value="4216255"/>
          <table:table-cell table:style-name="ce1" office:value-type="string">
            <text:p>São João do Oeste (SC)</text:p>
          </table:table-cell>
          <table:table-cell table:style-name="ce1" office:value-type="float" office:value="36.88"/>
        </table:table-row>
        <table:table-row table:style-name="ro1">
          <table:table-cell table:style-name="ce1" office:value-type="float" office:value="4216305"/>
          <table:table-cell table:style-name="ce1" office:value-type="string">
            <text:p>São João Batista (SC)</text:p>
          </table:table-cell>
          <table:table-cell table:style-name="ce1" office:value-type="float" office:value="118.97"/>
        </table:table-row>
        <table:table-row table:style-name="ro1">
          <table:table-cell table:style-name="ce1" office:value-type="float" office:value="4216354"/>
          <table:table-cell table:style-name="ce1" office:value-type="string">
            <text:p>São João do Itaperiú (SC)</text:p>
          </table:table-cell>
          <table:table-cell table:style-name="ce1" office:value-type="float" office:value="22.61"/>
        </table:table-row>
        <table:table-row table:style-name="ro1">
          <table:table-cell table:style-name="ce1" office:value-type="float" office:value="4216404"/>
          <table:table-cell table:style-name="ce1" office:value-type="string">
            <text:p>São João do Sul (SC)</text:p>
          </table:table-cell>
          <table:table-cell table:style-name="ce1" office:value-type="float" office:value="38.33"/>
        </table:table-row>
        <table:table-row table:style-name="ro1">
          <table:table-cell table:style-name="ce1" office:value-type="float" office:value="4216503"/>
          <table:table-cell table:style-name="ce1" office:value-type="string">
            <text:p>São Joaquim (SC)</text:p>
          </table:table-cell>
          <table:table-cell table:style-name="ce1" office:value-type="float" office:value="13.16"/>
        </table:table-row>
        <table:table-row table:style-name="ro1">
          <table:table-cell table:style-name="ce1" office:value-type="float" office:value="4216602"/>
          <table:table-cell table:style-name="ce1" office:value-type="string">
            <text:p>São José (SC)</text:p>
          </table:table-cell>
          <table:table-cell table:style-name="ce1" office:value-type="float" office:value="1388.17"/>
        </table:table-row>
        <table:table-row table:style-name="ro1">
          <table:table-cell table:style-name="ce1" office:value-type="float" office:value="4216701"/>
          <table:table-cell table:style-name="ce1" office:value-type="string">
            <text:p>São José do Cedro (SC)</text:p>
          </table:table-cell>
          <table:table-cell table:style-name="ce1" office:value-type="float" office:value="48.94"/>
        </table:table-row>
        <table:table-row table:style-name="ro1">
          <table:table-cell table:style-name="ce1" office:value-type="float" office:value="4216800"/>
          <table:table-cell table:style-name="ce1" office:value-type="string">
            <text:p>São José do Cerrito (SC)</text:p>
          </table:table-cell>
          <table:table-cell table:style-name="ce1" office:value-type="float" office:value="9.80"/>
        </table:table-row>
        <table:table-row table:style-name="ro1">
          <table:table-cell table:style-name="ce1" office:value-type="float" office:value="4216909"/>
          <table:table-cell table:style-name="ce1" office:value-type="string">
            <text:p>São Lourenço do Oeste (SC)</text:p>
          </table:table-cell>
          <table:table-cell table:style-name="ce1" office:value-type="float" office:value="60.24"/>
        </table:table-row>
        <table:table-row table:style-name="ro1">
          <table:table-cell table:style-name="ce1" office:value-type="float" office:value="4217006"/>
          <table:table-cell table:style-name="ce1" office:value-type="string">
            <text:p>São Ludgero (SC)</text:p>
          </table:table-cell>
          <table:table-cell table:style-name="ce1" office:value-type="float" office:value="102.19"/>
        </table:table-row>
        <table:table-row table:style-name="ro1">
          <table:table-cell table:style-name="ce1" office:value-type="float" office:value="4217105"/>
          <table:table-cell table:style-name="ce1" office:value-type="string">
            <text:p>São Martinho (SC)</text:p>
          </table:table-cell>
          <table:table-cell table:style-name="ce1" office:value-type="float" office:value="14.29"/>
        </table:table-row>
        <table:table-row table:style-name="ro1">
          <table:table-cell table:style-name="ce1" office:value-type="float" office:value="4217154"/>
          <table:table-cell table:style-name="ce1" office:value-type="string">
            <text:p>São Miguel da Boa Vista (SC)</text:p>
          </table:table-cell>
          <table:table-cell table:style-name="ce1" office:value-type="float" office:value="26.47"/>
        </table:table-row>
        <table:table-row table:style-name="ro1">
          <table:table-cell table:style-name="ce1" office:value-type="float" office:value="4217204"/>
          <table:table-cell table:style-name="ce1" office:value-type="string">
            <text:p>São Miguel do Oeste (SC)</text:p>
          </table:table-cell>
          <table:table-cell table:style-name="ce1" office:value-type="float" office:value="154.89"/>
        </table:table-row>
        <table:table-row table:style-name="ro1">
          <table:table-cell table:style-name="ce1" office:value-type="float" office:value="4217253"/>
          <table:table-cell table:style-name="ce1" office:value-type="string">
            <text:p>São Pedro de Alcântara (SC)</text:p>
          </table:table-cell>
          <table:table-cell table:style-name="ce1" office:value-type="float" office:value="33.69"/>
        </table:table-row>
        <table:table-row table:style-name="ro1">
          <table:table-cell table:style-name="ce1" office:value-type="float" office:value="4217303"/>
          <table:table-cell table:style-name="ce1" office:value-type="string">
            <text:p>Saudades (SC)</text:p>
          </table:table-cell>
          <table:table-cell table:style-name="ce1" office:value-type="float" office:value="43.86"/>
        </table:table-row>
        <table:table-row table:style-name="ro1">
          <table:table-cell table:style-name="ce1" office:value-type="float" office:value="4217402"/>
          <table:table-cell table:style-name="ce1" office:value-type="string">
            <text:p>Schroeder (SC)</text:p>
          </table:table-cell>
          <table:table-cell table:style-name="ce1" office:value-type="float" office:value="106.68"/>
        </table:table-row>
        <table:table-row table:style-name="ro1">
          <table:table-cell table:style-name="ce1" office:value-type="float" office:value="4217501"/>
          <table:table-cell table:style-name="ce1" office:value-type="string">
            <text:p>Seara (SC)</text:p>
          </table:table-cell>
          <table:table-cell table:style-name="ce1" office:value-type="float" office:value="54.19"/>
        </table:table-row>
        <table:table-row table:style-name="ro1">
          <table:table-cell table:style-name="ce1" office:value-type="float" office:value="4217550"/>
          <table:table-cell table:style-name="ce1" office:value-type="string">
            <text:p>Serra Alta (SC)</text:p>
          </table:table-cell>
          <table:table-cell table:style-name="ce1" office:value-type="float" office:value="36.32"/>
        </table:table-row>
        <table:table-row table:style-name="ro1">
          <table:table-cell table:style-name="ce1" office:value-type="float" office:value="4217600"/>
          <table:table-cell table:style-name="ce1" office:value-type="string">
            <text:p>Siderópolis (SC)</text:p>
          </table:table-cell>
          <table:table-cell table:style-name="ce1" office:value-type="float" office:value="49.48"/>
        </table:table-row>
        <table:table-row table:style-name="ro1">
          <table:table-cell table:style-name="ce1" office:value-type="float" office:value="4217709"/>
          <table:table-cell table:style-name="ce1" office:value-type="string">
            <text:p>Sombrio (SC)</text:p>
          </table:table-cell>
          <table:table-cell table:style-name="ce1" office:value-type="float" office:value="186.43"/>
        </table:table-row>
        <table:table-row table:style-name="ro1">
          <table:table-cell table:style-name="ce1" office:value-type="float" office:value="4217758"/>
          <table:table-cell table:style-name="ce1" office:value-type="string">
            <text:p>Sul Brasil (SC)</text:p>
          </table:table-cell>
          <table:table-cell table:style-name="ce1" office:value-type="float" office:value="24.54"/>
        </table:table-row>
        <table:table-row table:style-name="ro1">
          <table:table-cell table:style-name="ce1" office:value-type="float" office:value="4217808"/>
          <table:table-cell table:style-name="ce1" office:value-type="string">
            <text:p>Taió (SC)</text:p>
          </table:table-cell>
          <table:table-cell table:style-name="ce1" office:value-type="float" office:value="24.91"/>
        </table:table-row>
        <table:table-row table:style-name="ro1">
          <table:table-cell table:style-name="ce1" office:value-type="float" office:value="4217907"/>
          <table:table-cell table:style-name="ce1" office:value-type="string">
            <text:p>Tangará (SC)</text:p>
          </table:table-cell>
          <table:table-cell table:style-name="ce1" office:value-type="float" office:value="22.29"/>
        </table:table-row>
        <table:table-row table:style-name="ro1">
          <table:table-cell table:style-name="ce1" office:value-type="float" office:value="4217956"/>
          <table:table-cell table:style-name="ce1" office:value-type="string">
            <text:p>Tigrinhos (SC)</text:p>
          </table:table-cell>
          <table:table-cell table:style-name="ce1" office:value-type="float" office:value="30.59"/>
        </table:table-row>
        <table:table-row table:style-name="ro1">
          <table:table-cell table:style-name="ce1" office:value-type="float" office:value="4218004"/>
          <table:table-cell table:style-name="ce1" office:value-type="string">
            <text:p>Tijucas (SC)</text:p>
          </table:table-cell>
          <table:table-cell table:style-name="ce1" office:value-type="float" office:value="111.69"/>
        </table:table-row>
        <table:table-row table:style-name="ro1">
          <table:table-cell table:style-name="ce1" office:value-type="float" office:value="4218103"/>
          <table:table-cell table:style-name="ce1" office:value-type="string">
            <text:p>Timbé do Sul (SC)</text:p>
          </table:table-cell>
          <table:table-cell table:style-name="ce1" office:value-type="float" office:value="15.91"/>
        </table:table-row>
        <table:table-row table:style-name="ro1">
          <table:table-cell table:style-name="ce1" office:value-type="float" office:value="4218202"/>
          <table:table-cell table:style-name="ce1" office:value-type="string">
            <text:p>Timbó (SC)</text:p>
          </table:table-cell>
          <table:table-cell table:style-name="ce1" office:value-type="float" office:value="288.99"/>
        </table:table-row>
        <table:table-row table:style-name="ro1">
          <table:table-cell table:style-name="ce1" office:value-type="float" office:value="4218251"/>
          <table:table-cell table:style-name="ce1" office:value-type="string">
            <text:p>Timbó Grande (SC)</text:p>
          </table:table-cell>
          <table:table-cell table:style-name="ce1" office:value-type="float" office:value="12.01"/>
        </table:table-row>
        <table:table-row table:style-name="ro1">
          <table:table-cell table:style-name="ce1" office:value-type="float" office:value="4218301"/>
          <table:table-cell table:style-name="ce1" office:value-type="string">
            <text:p>Três Barras (SC)</text:p>
          </table:table-cell>
          <table:table-cell table:style-name="ce1" office:value-type="float" office:value="41.38"/>
        </table:table-row>
        <table:table-row table:style-name="ro1">
          <table:table-cell table:style-name="ce1" office:value-type="float" office:value="4218350"/>
          <table:table-cell table:style-name="ce1" office:value-type="string">
            <text:p>Treviso (SC)</text:p>
          </table:table-cell>
          <table:table-cell table:style-name="ce1" office:value-type="float" office:value="22.37"/>
        </table:table-row>
        <table:table-row table:style-name="ro1">
          <table:table-cell table:style-name="ce1" office:value-type="float" office:value="4218400"/>
          <table:table-cell table:style-name="ce1" office:value-type="string">
            <text:p>Treze de Maio (SC)</text:p>
          </table:table-cell>
          <table:table-cell table:style-name="ce1" office:value-type="float" office:value="42.69"/>
        </table:table-row>
        <table:table-row table:style-name="ro1">
          <table:table-cell table:style-name="ce1" office:value-type="float" office:value="4218509"/>
          <table:table-cell table:style-name="ce1" office:value-type="string">
            <text:p>Treze Tílias (SC)</text:p>
          </table:table-cell>
          <table:table-cell table:style-name="ce1" office:value-type="float" office:value="34.24"/>
        </table:table-row>
        <table:table-row table:style-name="ro1">
          <table:table-cell table:style-name="ce1" office:value-type="float" office:value="4218608"/>
          <table:table-cell table:style-name="ce1" office:value-type="string">
            <text:p>Trombudo Central (SC)</text:p>
          </table:table-cell>
          <table:table-cell table:style-name="ce1" office:value-type="float" office:value="60.27"/>
        </table:table-row>
        <table:table-row table:style-name="ro1">
          <table:table-cell table:style-name="ce1" office:value-type="float" office:value="4218707"/>
          <table:table-cell table:style-name="ce1" office:value-type="string">
            <text:p>Tubarão (SC)</text:p>
          </table:table-cell>
          <table:table-cell table:style-name="ce1" office:value-type="float" office:value="323.76"/>
        </table:table-row>
        <table:table-row table:style-name="ro1">
          <table:table-cell table:style-name="ce1" office:value-type="float" office:value="4218756"/>
          <table:table-cell table:style-name="ce1" office:value-type="string">
            <text:p>Tunápolis (SC)</text:p>
          </table:table-cell>
          <table:table-cell table:style-name="ce1" office:value-type="float" office:value="34.86"/>
        </table:table-row>
        <table:table-row table:style-name="ro1">
          <table:table-cell table:style-name="ce1" office:value-type="float" office:value="4218806"/>
          <table:table-cell table:style-name="ce1" office:value-type="string">
            <text:p>Turvo (SC)</text:p>
          </table:table-cell>
          <table:table-cell table:style-name="ce1" office:value-type="float" office:value="50.72"/>
        </table:table-row>
        <table:table-row table:style-name="ro1">
          <table:table-cell table:style-name="ce1" office:value-type="float" office:value="4218855"/>
          <table:table-cell table:style-name="ce1" office:value-type="string">
            <text:p>União do Oeste (SC)</text:p>
          </table:table-cell>
          <table:table-cell table:style-name="ce1" office:value-type="float" office:value="31.27"/>
        </table:table-row>
        <table:table-row table:style-name="ro1">
          <table:table-cell table:style-name="ce1" office:value-type="float" office:value="4218905"/>
          <table:table-cell table:style-name="ce1" office:value-type="string">
            <text:p>Urubici (SC)</text:p>
          </table:table-cell>
          <table:table-cell table:style-name="ce1" office:value-type="float" office:value="10.50"/>
        </table:table-row>
        <table:table-row table:style-name="ro1">
          <table:table-cell table:style-name="ce1" office:value-type="float" office:value="4218954"/>
          <table:table-cell table:style-name="ce1" office:value-type="string">
            <text:p>Urupema (SC)</text:p>
          </table:table-cell>
          <table:table-cell table:style-name="ce1" office:value-type="float" office:value="7.03"/>
        </table:table-row>
        <table:table-row table:style-name="ro1">
          <table:table-cell table:style-name="ce1" office:value-type="float" office:value="4219002"/>
          <table:table-cell table:style-name="ce1" office:value-type="string">
            <text:p>Urussanga (SC)</text:p>
          </table:table-cell>
          <table:table-cell table:style-name="ce1" office:value-type="float" office:value="84.10"/>
        </table:table-row>
        <table:table-row table:style-name="ro1">
          <table:table-cell table:style-name="ce1" office:value-type="float" office:value="4219101"/>
          <table:table-cell table:style-name="ce1" office:value-type="string">
            <text:p>Vargeão (SC)</text:p>
          </table:table-cell>
          <table:table-cell table:style-name="ce1" office:value-type="float" office:value="21.22"/>
        </table:table-row>
        <table:table-row table:style-name="ro1">
          <table:table-cell table:style-name="ce1" office:value-type="float" office:value="4219150"/>
          <table:table-cell table:style-name="ce1" office:value-type="string">
            <text:p>Vargem (SC)</text:p>
          </table:table-cell>
          <table:table-cell table:style-name="ce1" office:value-type="float" office:value="8.02"/>
        </table:table-row>
        <table:table-row table:style-name="ro1">
          <table:table-cell table:style-name="ce1" office:value-type="float" office:value="4219176"/>
          <table:table-cell table:style-name="ce1" office:value-type="string">
            <text:p>Vargem Bonita (SC)</text:p>
          </table:table-cell>
          <table:table-cell table:style-name="ce1" office:value-type="float" office:value="16.05"/>
        </table:table-row>
        <table:table-row table:style-name="ro1">
          <table:table-cell table:style-name="ce1" office:value-type="float" office:value="4219200"/>
          <table:table-cell table:style-name="ce1" office:value-type="string">
            <text:p>Vidal Ramos (SC)</text:p>
          </table:table-cell>
          <table:table-cell table:style-name="ce1" office:value-type="float" office:value="18.55"/>
        </table:table-row>
        <table:table-row table:style-name="ro1">
          <table:table-cell table:style-name="ce1" office:value-type="float" office:value="4219309"/>
          <table:table-cell table:style-name="ce1" office:value-type="string">
            <text:p>Videira (SC)</text:p>
          </table:table-cell>
          <table:table-cell table:style-name="ce1" office:value-type="float" office:value="124.88"/>
        </table:table-row>
        <table:table-row table:style-name="ro1">
          <table:table-cell table:style-name="ce1" office:value-type="float" office:value="4219358"/>
          <table:table-cell table:style-name="ce1" office:value-type="string">
            <text:p>Vitor Meireles (SC)</text:p>
          </table:table-cell>
          <table:table-cell table:style-name="ce1" office:value-type="float" office:value="14.01"/>
        </table:table-row>
        <table:table-row table:style-name="ro1">
          <table:table-cell table:style-name="ce1" office:value-type="float" office:value="4219408"/>
          <table:table-cell table:style-name="ce1" office:value-type="string">
            <text:p>Witmarsum (SC)</text:p>
          </table:table-cell>
          <table:table-cell table:style-name="ce1" office:value-type="float" office:value="23.87"/>
        </table:table-row>
        <table:table-row table:style-name="ro1">
          <table:table-cell table:style-name="ce1" office:value-type="float" office:value="4219507"/>
          <table:table-cell table:style-name="ce1" office:value-type="string">
            <text:p>Xanxerê (SC)</text:p>
          </table:table-cell>
          <table:table-cell table:style-name="ce1" office:value-type="float" office:value="116.88"/>
        </table:table-row>
        <table:table-row table:style-name="ro1">
          <table:table-cell table:style-name="ce1" office:value-type="float" office:value="4219606"/>
          <table:table-cell table:style-name="ce1" office:value-type="string">
            <text:p>Xavantina (SC)</text:p>
          </table:table-cell>
          <table:table-cell table:style-name="ce1" office:value-type="float" office:value="19.26"/>
        </table:table-row>
        <table:table-row table:style-name="ro1">
          <table:table-cell table:style-name="ce1" office:value-type="float" office:value="4219705"/>
          <table:table-cell table:style-name="ce1" office:value-type="string">
            <text:p>Xaxim (SC)</text:p>
          </table:table-cell>
          <table:table-cell table:style-name="ce1" office:value-type="float" office:value="87.25"/>
        </table:table-row>
        <table:table-row table:style-name="ro1">
          <table:table-cell table:style-name="ce1" office:value-type="float" office:value="4219853"/>
          <table:table-cell table:style-name="ce1" office:value-type="string">
            <text:p>Zortéa (SC)</text:p>
          </table:table-cell>
          <table:table-cell table:style-name="ce1" office:value-type="float" office:value="15.73"/>
        </table:table-row>
        <table:table-row table:style-name="ro1">
          <table:table-cell table:style-name="ce1" office:value-type="float" office:value="4300034"/>
          <table:table-cell table:style-name="ce1" office:value-type="string">
            <text:p>Aceguá (RS)</text:p>
          </table:table-cell>
          <table:table-cell table:style-name="ce1" office:value-type="float" office:value="2.84"/>
        </table:table-row>
        <table:table-row table:style-name="ro1">
          <table:table-cell table:style-name="ce1" office:value-type="float" office:value="4300059"/>
          <table:table-cell table:style-name="ce1" office:value-type="string">
            <text:p>Água Santa (RS)</text:p>
          </table:table-cell>
          <table:table-cell table:style-name="ce1" office:value-type="float" office:value="12.76"/>
        </table:table-row>
        <table:table-row table:style-name="ro1">
          <table:table-cell table:style-name="ce1" office:value-type="float" office:value="4300109"/>
          <table:table-cell table:style-name="ce1" office:value-type="string">
            <text:p>Agudo (RS)</text:p>
          </table:table-cell>
          <table:table-cell table:style-name="ce1" office:value-type="float" office:value="31.19"/>
        </table:table-row>
        <table:table-row table:style-name="ro1">
          <table:table-cell table:style-name="ce1" office:value-type="float" office:value="4300208"/>
          <table:table-cell table:style-name="ce1" office:value-type="string">
            <text:p>Ajuricaba (RS)</text:p>
          </table:table-cell>
          <table:table-cell table:style-name="ce1" office:value-type="float" office:value="22.44"/>
        </table:table-row>
        <table:table-row table:style-name="ro1">
          <table:table-cell table:style-name="ce1" office:value-type="float" office:value="4300307"/>
          <table:table-cell table:style-name="ce1" office:value-type="string">
            <text:p>Alecrim (RS)</text:p>
          </table:table-cell>
          <table:table-cell table:style-name="ce1" office:value-type="float" office:value="22.38"/>
        </table:table-row>
        <table:table-row table:style-name="ro1">
          <table:table-cell table:style-name="ce1" office:value-type="float" office:value="4300406"/>
          <table:table-cell table:style-name="ce1" office:value-type="string">
            <text:p>Alegrete (RS)</text:p>
          </table:table-cell>
          <table:table-cell table:style-name="ce1" office:value-type="float" office:value="9.95"/>
        </table:table-row>
        <table:table-row table:style-name="ro1">
          <table:table-cell table:style-name="ce1" office:value-type="float" office:value="4300455"/>
          <table:table-cell table:style-name="ce1" office:value-type="string">
            <text:p>Alegria (RS)</text:p>
          </table:table-cell>
          <table:table-cell table:style-name="ce1" office:value-type="float" office:value="24.91"/>
        </table:table-row>
        <table:table-row table:style-name="ro1">
          <table:table-cell table:style-name="ce1" office:value-type="float" office:value="4300471"/>
          <table:table-cell table:style-name="ce1" office:value-type="string">
            <text:p>Almirante Tamandaré do Sul (RS)</text:p>
          </table:table-cell>
          <table:table-cell table:style-name="ce1" office:value-type="float" office:value="7.79"/>
        </table:table-row>
        <table:table-row table:style-name="ro1">
          <table:table-cell table:style-name="ce1" office:value-type="float" office:value="4300505"/>
          <table:table-cell table:style-name="ce1" office:value-type="string">
            <text:p>Alpestre (RS)</text:p>
          </table:table-cell>
          <table:table-cell table:style-name="ce1" office:value-type="float" office:value="24.42"/>
        </table:table-row>
        <table:table-row table:style-name="ro1">
          <table:table-cell table:style-name="ce1" office:value-type="float" office:value="4300554"/>
          <table:table-cell table:style-name="ce1" office:value-type="string">
            <text:p>Alto Alegre (RS)</text:p>
          </table:table-cell>
          <table:table-cell table:style-name="ce1" office:value-type="float" office:value="16.15"/>
        </table:table-row>
        <table:table-row table:style-name="ro1">
          <table:table-cell table:style-name="ce1" office:value-type="float" office:value="4300570"/>
          <table:table-cell table:style-name="ce1" office:value-type="string">
            <text:p>Alto Feliz (RS)</text:p>
          </table:table-cell>
          <table:table-cell table:style-name="ce1" office:value-type="float" office:value="36.84"/>
        </table:table-row>
        <table:table-row table:style-name="ro1">
          <table:table-cell table:style-name="ce1" office:value-type="float" office:value="4300604"/>
          <table:table-cell table:style-name="ce1" office:value-type="string">
            <text:p>Alvorada (RS)</text:p>
          </table:table-cell>
          <table:table-cell table:style-name="ce1" office:value-type="float" office:value="2743.94"/>
        </table:table-row>
        <table:table-row table:style-name="ro1">
          <table:table-cell table:style-name="ce1" office:value-type="float" office:value="4300638"/>
          <table:table-cell table:style-name="ce1" office:value-type="string">
            <text:p>Amaral Ferrador (RS)</text:p>
          </table:table-cell>
          <table:table-cell table:style-name="ce1" office:value-type="float" office:value="12.54"/>
        </table:table-row>
        <table:table-row table:style-name="ro1">
          <table:table-cell table:style-name="ce1" office:value-type="float" office:value="4300646"/>
          <table:table-cell table:style-name="ce1" office:value-type="string">
            <text:p>Ametista do Sul (RS)</text:p>
          </table:table-cell>
          <table:table-cell table:style-name="ce1" office:value-type="float" office:value="78.33"/>
        </table:table-row>
        <table:table-row table:style-name="ro1">
          <table:table-cell table:style-name="ce1" office:value-type="float" office:value="4300661"/>
          <table:table-cell table:style-name="ce1" office:value-type="string">
            <text:p>André da Rocha (RS)</text:p>
          </table:table-cell>
          <table:table-cell table:style-name="ce1" office:value-type="float" office:value="3.75"/>
        </table:table-row>
        <table:table-row table:style-name="ro1">
          <table:table-cell table:style-name="ce1" office:value-type="float" office:value="4300703"/>
          <table:table-cell table:style-name="ce1" office:value-type="string">
            <text:p>Anta Gorda (RS)</text:p>
          </table:table-cell>
          <table:table-cell table:style-name="ce1" office:value-type="float" office:value="25.00"/>
        </table:table-row>
        <table:table-row table:style-name="ro1">
          <table:table-cell table:style-name="ce1" office:value-type="float" office:value="4300802"/>
          <table:table-cell table:style-name="ce1" office:value-type="string">
            <text:p>Antônio Prado (RS)</text:p>
          </table:table-cell>
          <table:table-cell table:style-name="ce1" office:value-type="float" office:value="36.92"/>
        </table:table-row>
        <table:table-row table:style-name="ro1">
          <table:table-cell table:style-name="ce1" office:value-type="float" office:value="4300851"/>
          <table:table-cell table:style-name="ce1" office:value-type="string">
            <text:p>Arambaré (RS)</text:p>
          </table:table-cell>
          <table:table-cell table:style-name="ce1" office:value-type="float" office:value="7.11"/>
        </table:table-row>
        <table:table-row table:style-name="ro1">
          <table:table-cell table:style-name="ce1" office:value-type="float" office:value="4300877"/>
          <table:table-cell table:style-name="ce1" office:value-type="string">
            <text:p>Araricá (RS)</text:p>
          </table:table-cell>
          <table:table-cell table:style-name="ce1" office:value-type="float" office:value="137.83"/>
        </table:table-row>
        <table:table-row table:style-name="ro1">
          <table:table-cell table:style-name="ce1" office:value-type="float" office:value="4300901"/>
          <table:table-cell table:style-name="ce1" office:value-type="string">
            <text:p>Aratiba (RS)</text:p>
          </table:table-cell>
          <table:table-cell table:style-name="ce1" office:value-type="float" office:value="19.23"/>
        </table:table-row>
        <table:table-row table:style-name="ro1">
          <table:table-cell table:style-name="ce1" office:value-type="float" office:value="4301008"/>
          <table:table-cell table:style-name="ce1" office:value-type="string">
            <text:p>Arroio do Meio (RS)</text:p>
          </table:table-cell>
          <table:table-cell table:style-name="ce1" office:value-type="float" office:value="118.91"/>
        </table:table-row>
        <table:table-row table:style-name="ro1">
          <table:table-cell table:style-name="ce1" office:value-type="float" office:value="4301057"/>
          <table:table-cell table:style-name="ce1" office:value-type="string">
            <text:p>Arroio do Sal (RS)</text:p>
          </table:table-cell>
          <table:table-cell table:style-name="ce1" office:value-type="float" office:value="64.01"/>
        </table:table-row>
        <table:table-row table:style-name="ro1">
          <table:table-cell table:style-name="ce1" office:value-type="float" office:value="4301073"/>
          <table:table-cell table:style-name="ce1" office:value-type="string">
            <text:p>Arroio do Padre (RS)</text:p>
          </table:table-cell>
          <table:table-cell table:style-name="ce1" office:value-type="float" office:value="21.96"/>
        </table:table-row>
        <table:table-row table:style-name="ro1">
          <table:table-cell table:style-name="ce1" office:value-type="float" office:value="4301107"/>
          <table:table-cell table:style-name="ce1" office:value-type="string">
            <text:p>Arroio dos Ratos (RS)</text:p>
          </table:table-cell>
          <table:table-cell table:style-name="ce1" office:value-type="float" office:value="31.94"/>
        </table:table-row>
        <table:table-row table:style-name="ro1">
          <table:table-cell table:style-name="ce1" office:value-type="float" office:value="4301206"/>
          <table:table-cell table:style-name="ce1" office:value-type="string">
            <text:p>Arroio do Tigre (RS)</text:p>
          </table:table-cell>
          <table:table-cell table:style-name="ce1" office:value-type="float" office:value="39.74"/>
        </table:table-row>
        <table:table-row table:style-name="ro1">
          <table:table-cell table:style-name="ce1" office:value-type="float" office:value="4301305"/>
          <table:table-cell table:style-name="ce1" office:value-type="string">
            <text:p>Arroio Grande (RS)</text:p>
          </table:table-cell>
          <table:table-cell table:style-name="ce1" office:value-type="float" office:value="7.35"/>
        </table:table-row>
        <table:table-row table:style-name="ro1">
          <table:table-cell table:style-name="ce1" office:value-type="float" office:value="4301404"/>
          <table:table-cell table:style-name="ce1" office:value-type="string">
            <text:p>Arvorezinha (RS)</text:p>
          </table:table-cell>
          <table:table-cell table:style-name="ce1" office:value-type="float" office:value="37.64"/>
        </table:table-row>
        <table:table-row table:style-name="ro1">
          <table:table-cell table:style-name="ce1" office:value-type="float" office:value="4301503"/>
          <table:table-cell table:style-name="ce1" office:value-type="string">
            <text:p>Augusto Pestana (RS)</text:p>
          </table:table-cell>
          <table:table-cell table:style-name="ce1" office:value-type="float" office:value="20.42"/>
        </table:table-row>
        <table:table-row table:style-name="ro1">
          <table:table-cell table:style-name="ce1" office:value-type="float" office:value="4301552"/>
          <table:table-cell table:style-name="ce1" office:value-type="string">
            <text:p>Áurea (RS)</text:p>
          </table:table-cell>
          <table:table-cell table:style-name="ce1" office:value-type="float" office:value="23.15"/>
        </table:table-row>
        <table:table-row table:style-name="ro1">
          <table:table-cell table:style-name="ce1" office:value-type="float" office:value="4301602"/>
          <table:table-cell table:style-name="ce1" office:value-type="string">
            <text:p>Bagé (RS)</text:p>
          </table:table-cell>
          <table:table-cell table:style-name="ce1" office:value-type="float" office:value="28.52"/>
        </table:table-row>
        <table:table-row table:style-name="ro1">
          <table:table-cell table:style-name="ce1" office:value-type="float" office:value="4301636"/>
          <table:table-cell table:style-name="ce1" office:value-type="string">
            <text:p>Balneário Pinhal (RS)</text:p>
          </table:table-cell>
          <table:table-cell table:style-name="ce1" office:value-type="float" office:value="104.63"/>
        </table:table-row>
        <table:table-row table:style-name="ro1">
          <table:table-cell table:style-name="ce1" office:value-type="float" office:value="4301651"/>
          <table:table-cell table:style-name="ce1" office:value-type="string">
            <text:p>Barão (RS)</text:p>
          </table:table-cell>
          <table:table-cell table:style-name="ce1" office:value-type="float" office:value="46.12"/>
        </table:table-row>
        <table:table-row table:style-name="ro1">
          <table:table-cell table:style-name="ce1" office:value-type="float" office:value="4301701"/>
          <table:table-cell table:style-name="ce1" office:value-type="string">
            <text:p>Barão de Cotegipe (RS)</text:p>
          </table:table-cell>
          <table:table-cell table:style-name="ce1" office:value-type="float" office:value="25.10"/>
        </table:table-row>
        <table:table-row table:style-name="ro1">
          <table:table-cell table:style-name="ce1" office:value-type="float" office:value="4301750"/>
          <table:table-cell table:style-name="ce1" office:value-type="string">
            <text:p>Barão do Triunfo (RS)</text:p>
          </table:table-cell>
          <table:table-cell table:style-name="ce1" office:value-type="float" office:value="16.08"/>
        </table:table-row>
        <table:table-row table:style-name="ro1">
          <table:table-cell table:style-name="ce1" office:value-type="float" office:value="4301800"/>
          <table:table-cell table:style-name="ce1" office:value-type="string">
            <text:p>Barracão (RS)</text:p>
          </table:table-cell>
          <table:table-cell table:style-name="ce1" office:value-type="float" office:value="10.38"/>
        </table:table-row>
        <table:table-row table:style-name="ro1">
          <table:table-cell table:style-name="ce1" office:value-type="float" office:value="4301859"/>
          <table:table-cell table:style-name="ce1" office:value-type="string">
            <text:p>Barra do Guarita (RS)</text:p>
          </table:table-cell>
          <table:table-cell table:style-name="ce1" office:value-type="float" office:value="47.82"/>
        </table:table-row>
        <table:table-row table:style-name="ro1">
          <table:table-cell table:style-name="ce1" office:value-type="float" office:value="4301875"/>
          <table:table-cell table:style-name="ce1" office:value-type="string">
            <text:p>Barra do Quaraí (RS)</text:p>
          </table:table-cell>
          <table:table-cell table:style-name="ce1" office:value-type="float" office:value="3.80"/>
        </table:table-row>
        <table:table-row table:style-name="ro1">
          <table:table-cell table:style-name="ce1" office:value-type="float" office:value="4301909"/>
          <table:table-cell table:style-name="ce1" office:value-type="string">
            <text:p>Barra do Ribeiro (RS)</text:p>
          </table:table-cell>
          <table:table-cell table:style-name="ce1" office:value-type="float" office:value="17.25"/>
        </table:table-row>
        <table:table-row table:style-name="ro1">
          <table:table-cell table:style-name="ce1" office:value-type="float" office:value="4301925"/>
          <table:table-cell table:style-name="ce1" office:value-type="string">
            <text:p>Barra do Rio Azul (RS)</text:p>
          </table:table-cell>
          <table:table-cell table:style-name="ce1" office:value-type="float" office:value="13.62"/>
        </table:table-row>
        <table:table-row table:style-name="ro1">
          <table:table-cell table:style-name="ce1" office:value-type="float" office:value="4301958"/>
          <table:table-cell table:style-name="ce1" office:value-type="string">
            <text:p>Barra Funda (RS)</text:p>
          </table:table-cell>
          <table:table-cell table:style-name="ce1" office:value-type="float" office:value="39.43"/>
        </table:table-row>
        <table:table-row table:style-name="ro1">
          <table:table-cell table:style-name="ce1" office:value-type="float" office:value="4302006"/>
          <table:table-cell table:style-name="ce1" office:value-type="string">
            <text:p>Barros Cassal (RS)</text:p>
          </table:table-cell>
          <table:table-cell table:style-name="ce1" office:value-type="float" office:value="17.16"/>
        </table:table-row>
        <table:table-row table:style-name="ro1">
          <table:table-cell table:style-name="ce1" office:value-type="float" office:value="4302055"/>
          <table:table-cell table:style-name="ce1" office:value-type="string">
            <text:p>Benjamin Constant do Sul (RS)</text:p>
          </table:table-cell>
          <table:table-cell table:style-name="ce1" office:value-type="float" office:value="17.42"/>
        </table:table-row>
        <table:table-row table:style-name="ro1">
          <table:table-cell table:style-name="ce1" office:value-type="float" office:value="4302105"/>
          <table:table-cell table:style-name="ce1" office:value-type="string">
            <text:p>Bento Gonçalves (RS)</text:p>
          </table:table-cell>
          <table:table-cell table:style-name="ce1" office:value-type="float" office:value="280.86"/>
        </table:table-row>
        <table:table-row table:style-name="ro1">
          <table:table-cell table:style-name="ce1" office:value-type="float" office:value="4302154"/>
          <table:table-cell table:style-name="ce1" office:value-type="string">
            <text:p>Boa Vista das Missões (RS)</text:p>
          </table:table-cell>
          <table:table-cell table:style-name="ce1" office:value-type="float" office:value="10.85"/>
        </table:table-row>
        <table:table-row table:style-name="ro1">
          <table:table-cell table:style-name="ce1" office:value-type="float" office:value="4302204"/>
          <table:table-cell table:style-name="ce1" office:value-type="string">
            <text:p>Boa Vista do Buricá (RS)</text:p>
          </table:table-cell>
          <table:table-cell table:style-name="ce1" office:value-type="float" office:value="60.46"/>
        </table:table-row>
        <table:table-row table:style-name="ro1">
          <table:table-cell table:style-name="ce1" office:value-type="float" office:value="4302220"/>
          <table:table-cell table:style-name="ce1" office:value-type="string">
            <text:p>Boa Vista do Cadeado (RS)</text:p>
          </table:table-cell>
          <table:table-cell table:style-name="ce1" office:value-type="float" office:value="3.48"/>
        </table:table-row>
        <table:table-row table:style-name="ro1">
          <table:table-cell table:style-name="ce1" office:value-type="float" office:value="4302238"/>
          <table:table-cell table:style-name="ce1" office:value-type="string">
            <text:p>Boa Vista do Incra (RS)</text:p>
          </table:table-cell>
          <table:table-cell table:style-name="ce1" office:value-type="float" office:value="4.82"/>
        </table:table-row>
        <table:table-row table:style-name="ro1">
          <table:table-cell table:style-name="ce1" office:value-type="float" office:value="4302253"/>
          <table:table-cell table:style-name="ce1" office:value-type="string">
            <text:p>Boa Vista do Sul (RS)</text:p>
          </table:table-cell>
          <table:table-cell table:style-name="ce1" office:value-type="float" office:value="29.42"/>
        </table:table-row>
        <table:table-row table:style-name="ro1">
          <table:table-cell table:style-name="ce1" office:value-type="float" office:value="4302303"/>
          <table:table-cell table:style-name="ce1" office:value-type="string">
            <text:p>Bom Jesus (RS)</text:p>
          </table:table-cell>
          <table:table-cell table:style-name="ce1" office:value-type="float" office:value="4.39"/>
        </table:table-row>
        <table:table-row table:style-name="ro1">
          <table:table-cell table:style-name="ce1" office:value-type="float" office:value="4302352"/>
          <table:table-cell table:style-name="ce1" office:value-type="string">
            <text:p>Bom Princípio (RS)</text:p>
          </table:table-cell>
          <table:table-cell table:style-name="ce1" office:value-type="float" office:value="133.20"/>
        </table:table-row>
        <table:table-row table:style-name="ro1">
          <table:table-cell table:style-name="ce1" office:value-type="float" office:value="4302378"/>
          <table:table-cell table:style-name="ce1" office:value-type="string">
            <text:p>Bom Progresso (RS)</text:p>
          </table:table-cell>
          <table:table-cell table:style-name="ce1" office:value-type="float" office:value="26.23"/>
        </table:table-row>
        <table:table-row table:style-name="ro1">
          <table:table-cell table:style-name="ce1" office:value-type="float" office:value="4302402"/>
          <table:table-cell table:style-name="ce1" office:value-type="string">
            <text:p>Bom Retiro do Sul (RS)</text:p>
          </table:table-cell>
          <table:table-cell table:style-name="ce1" office:value-type="float" office:value="112.11"/>
        </table:table-row>
        <table:table-row table:style-name="ro1">
          <table:table-cell table:style-name="ce1" office:value-type="float" office:value="4302451"/>
          <table:table-cell table:style-name="ce1" office:value-type="string">
            <text:p>Boqueirão do Leão (RS)</text:p>
          </table:table-cell>
          <table:table-cell table:style-name="ce1" office:value-type="float" office:value="28.91"/>
        </table:table-row>
        <table:table-row table:style-name="ro1">
          <table:table-cell table:style-name="ce1" office:value-type="float" office:value="4302501"/>
          <table:table-cell table:style-name="ce1" office:value-type="string">
            <text:p>Bossoroca (RS)</text:p>
          </table:table-cell>
          <table:table-cell table:style-name="ce1" office:value-type="float" office:value="4.27"/>
        </table:table-row>
        <table:table-row table:style-name="ro1">
          <table:table-cell table:style-name="ce1" office:value-type="float" office:value="4302584"/>
          <table:table-cell table:style-name="ce1" office:value-type="string">
            <text:p>Bozano (RS)</text:p>
          </table:table-cell>
          <table:table-cell table:style-name="ce1" office:value-type="float" office:value="10.94"/>
        </table:table-row>
        <table:table-row table:style-name="ro1">
          <table:table-cell table:style-name="ce1" office:value-type="float" office:value="4302600"/>
          <table:table-cell table:style-name="ce1" office:value-type="string">
            <text:p>Braga (RS)</text:p>
          </table:table-cell>
          <table:table-cell table:style-name="ce1" office:value-type="float" office:value="28.70"/>
        </table:table-row>
        <table:table-row table:style-name="ro1">
          <table:table-cell table:style-name="ce1" office:value-type="float" office:value="4302659"/>
          <table:table-cell table:style-name="ce1" office:value-type="string">
            <text:p>Brochier (RS)</text:p>
          </table:table-cell>
          <table:table-cell table:style-name="ce1" office:value-type="float" office:value="43.80"/>
        </table:table-row>
        <table:table-row table:style-name="ro1">
          <table:table-cell table:style-name="ce1" office:value-type="float" office:value="4302709"/>
          <table:table-cell table:style-name="ce1" office:value-type="string">
            <text:p>Butiá (RS)</text:p>
          </table:table-cell>
          <table:table-cell table:style-name="ce1" office:value-type="float" office:value="27.13"/>
        </table:table-row>
        <table:table-row table:style-name="ro1">
          <table:table-cell table:style-name="ce1" office:value-type="float" office:value="4302808"/>
          <table:table-cell table:style-name="ce1" office:value-type="string">
            <text:p>Caçapava do Sul (RS)</text:p>
          </table:table-cell>
          <table:table-cell table:style-name="ce1" office:value-type="float" office:value="11.06"/>
        </table:table-row>
        <table:table-row table:style-name="ro1">
          <table:table-cell table:style-name="ce1" office:value-type="float" office:value="4302907"/>
          <table:table-cell table:style-name="ce1" office:value-type="string">
            <text:p>Cacequi (RS)</text:p>
          </table:table-cell>
          <table:table-cell table:style-name="ce1" office:value-type="float" office:value="5.77"/>
        </table:table-row>
        <table:table-row table:style-name="ro1">
          <table:table-cell table:style-name="ce1" office:value-type="float" office:value="4303004"/>
          <table:table-cell table:style-name="ce1" office:value-type="string">
            <text:p>Cachoeira do Sul (RS)</text:p>
          </table:table-cell>
          <table:table-cell table:style-name="ce1" office:value-type="float" office:value="22.44"/>
        </table:table-row>
        <table:table-row table:style-name="ro1">
          <table:table-cell table:style-name="ce1" office:value-type="float" office:value="4303103"/>
          <table:table-cell table:style-name="ce1" office:value-type="string">
            <text:p>Cachoeirinha (RS)</text:p>
          </table:table-cell>
          <table:table-cell table:style-name="ce1" office:value-type="float" office:value="2687.04"/>
        </table:table-row>
        <table:table-row table:style-name="ro1">
          <table:table-cell table:style-name="ce1" office:value-type="float" office:value="4303202"/>
          <table:table-cell table:style-name="ce1" office:value-type="string">
            <text:p>Cacique Doble (RS)</text:p>
          </table:table-cell>
          <table:table-cell table:style-name="ce1" office:value-type="float" office:value="23.87"/>
        </table:table-row>
        <table:table-row table:style-name="ro1">
          <table:table-cell table:style-name="ce1" office:value-type="float" office:value="4303301"/>
          <table:table-cell table:style-name="ce1" office:value-type="string">
            <text:p>Caibaté (RS)</text:p>
          </table:table-cell>
          <table:table-cell table:style-name="ce1" office:value-type="float" office:value="19.08"/>
        </table:table-row>
        <table:table-row table:style-name="ro1">
          <table:table-cell table:style-name="ce1" office:value-type="float" office:value="4303400"/>
          <table:table-cell table:style-name="ce1" office:value-type="string">
            <text:p>Caiçara (RS)</text:p>
          </table:table-cell>
          <table:table-cell table:style-name="ce1" office:value-type="float" office:value="26.80"/>
        </table:table-row>
        <table:table-row table:style-name="ro1">
          <table:table-cell table:style-name="ce1" office:value-type="float" office:value="4303509"/>
          <table:table-cell table:style-name="ce1" office:value-type="string">
            <text:p>Camaquã (RS)</text:p>
          </table:table-cell>
          <table:table-cell table:style-name="ce1" office:value-type="float" office:value="37.37"/>
        </table:table-row>
        <table:table-row table:style-name="ro1">
          <table:table-cell table:style-name="ce1" office:value-type="float" office:value="4303558"/>
          <table:table-cell table:style-name="ce1" office:value-type="string">
            <text:p>Camargo (RS)</text:p>
          </table:table-cell>
          <table:table-cell table:style-name="ce1" office:value-type="float" office:value="18.77"/>
        </table:table-row>
        <table:table-row table:style-name="ro1">
          <table:table-cell table:style-name="ce1" office:value-type="float" office:value="4303608"/>
          <table:table-cell table:style-name="ce1" office:value-type="string">
            <text:p>Cambará do Sul (RS)</text:p>
          </table:table-cell>
          <table:table-cell table:style-name="ce1" office:value-type="float" office:value="5.40"/>
        </table:table-row>
        <table:table-row table:style-name="ro1">
          <table:table-cell table:style-name="ce1" office:value-type="float" office:value="4303673"/>
          <table:table-cell table:style-name="ce1" office:value-type="string">
            <text:p>Campestre da Serra (RS)</text:p>
          </table:table-cell>
          <table:table-cell table:style-name="ce1" office:value-type="float" office:value="6.04"/>
        </table:table-row>
        <table:table-row table:style-name="ro1">
          <table:table-cell table:style-name="ce1" office:value-type="float" office:value="4303707"/>
          <table:table-cell table:style-name="ce1" office:value-type="string">
            <text:p>Campina das Missões (RS)</text:p>
          </table:table-cell>
          <table:table-cell table:style-name="ce1" office:value-type="float" office:value="27.09"/>
        </table:table-row>
        <table:table-row table:style-name="ro1">
          <table:table-cell table:style-name="ce1" office:value-type="float" office:value="4303806"/>
          <table:table-cell table:style-name="ce1" office:value-type="string">
            <text:p>Campinas do Sul (RS)</text:p>
          </table:table-cell>
          <table:table-cell table:style-name="ce1" office:value-type="float" office:value="19.94"/>
        </table:table-row>
        <table:table-row table:style-name="ro1">
          <table:table-cell table:style-name="ce1" office:value-type="float" office:value="4303905"/>
          <table:table-cell table:style-name="ce1" office:value-type="string">
            <text:p>Campo Bom (RS)</text:p>
          </table:table-cell>
          <table:table-cell table:style-name="ce1" office:value-type="float" office:value="992.79"/>
        </table:table-row>
        <table:table-row table:style-name="ro1">
          <table:table-cell table:style-name="ce1" office:value-type="float" office:value="4304002"/>
          <table:table-cell table:style-name="ce1" office:value-type="string">
            <text:p>Campo Novo (RS)</text:p>
          </table:table-cell>
          <table:table-cell table:style-name="ce1" office:value-type="float" office:value="24.58"/>
        </table:table-row>
        <table:table-row table:style-name="ro1">
          <table:table-cell table:style-name="ce1" office:value-type="float" office:value="4304101"/>
          <table:table-cell table:style-name="ce1" office:value-type="string">
            <text:p>Campos Borges (RS)</text:p>
          </table:table-cell>
          <table:table-cell table:style-name="ce1" office:value-type="float" office:value="15.42"/>
        </table:table-row>
        <table:table-row table:style-name="ro1">
          <table:table-cell table:style-name="ce1" office:value-type="float" office:value="4304200"/>
          <table:table-cell table:style-name="ce1" office:value-type="string">
            <text:p>Candelária (RS)</text:p>
          </table:table-cell>
          <table:table-cell table:style-name="ce1" office:value-type="float" office:value="31.96"/>
        </table:table-row>
        <table:table-row table:style-name="ro1">
          <table:table-cell table:style-name="ce1" office:value-type="float" office:value="4304309"/>
          <table:table-cell table:style-name="ce1" office:value-type="string">
            <text:p>Cândido Godói (RS)</text:p>
          </table:table-cell>
          <table:table-cell table:style-name="ce1" office:value-type="float" office:value="26.54"/>
        </table:table-row>
        <table:table-row table:style-name="ro1">
          <table:table-cell table:style-name="ce1" office:value-type="float" office:value="4304358"/>
          <table:table-cell table:style-name="ce1" office:value-type="string">
            <text:p>Candiota (RS)</text:p>
          </table:table-cell>
          <table:table-cell table:style-name="ce1" office:value-type="float" office:value="9.39"/>
        </table:table-row>
        <table:table-row table:style-name="ro1">
          <table:table-cell table:style-name="ce1" office:value-type="float" office:value="4304408"/>
          <table:table-cell table:style-name="ce1" office:value-type="string">
            <text:p>Canela (RS)</text:p>
          </table:table-cell>
          <table:table-cell table:style-name="ce1" office:value-type="float" office:value="154.58"/>
        </table:table-row>
        <table:table-row table:style-name="ro1">
          <table:table-cell table:style-name="ce1" office:value-type="float" office:value="4304507"/>
          <table:table-cell table:style-name="ce1" office:value-type="string">
            <text:p>Canguçu (RS)</text:p>
          </table:table-cell>
          <table:table-cell table:style-name="ce1" office:value-type="float" office:value="15.11"/>
        </table:table-row>
        <table:table-row table:style-name="ro1">
          <table:table-cell table:style-name="ce1" office:value-type="float" office:value="4304606"/>
          <table:table-cell table:style-name="ce1" office:value-type="string">
            <text:p>Canoas (RS)</text:p>
          </table:table-cell>
          <table:table-cell table:style-name="ce1" office:value-type="float" office:value="2470.13"/>
        </table:table-row>
        <table:table-row table:style-name="ro1">
          <table:table-cell table:style-name="ce1" office:value-type="float" office:value="4304614"/>
          <table:table-cell table:style-name="ce1" office:value-type="string">
            <text:p>Canudos do Vale (RS)</text:p>
          </table:table-cell>
          <table:table-cell table:style-name="ce1" office:value-type="float" office:value="22.06"/>
        </table:table-row>
        <table:table-row table:style-name="ro1">
          <table:table-cell table:style-name="ce1" office:value-type="float" office:value="4304622"/>
          <table:table-cell table:style-name="ce1" office:value-type="string">
            <text:p>Capão Bonito do Sul (RS)</text:p>
          </table:table-cell>
          <table:table-cell table:style-name="ce1" office:value-type="float" office:value="3.33"/>
        </table:table-row>
        <table:table-row table:style-name="ro1">
          <table:table-cell table:style-name="ce1" office:value-type="float" office:value="4304630"/>
          <table:table-cell table:style-name="ce1" office:value-type="string">
            <text:p>Capão da Canoa (RS)</text:p>
          </table:table-cell>
          <table:table-cell table:style-name="ce1" office:value-type="float" office:value="432.96"/>
        </table:table-row>
        <table:table-row table:style-name="ro1">
          <table:table-cell table:style-name="ce1" office:value-type="float" office:value="4304655"/>
          <table:table-cell table:style-name="ce1" office:value-type="string">
            <text:p>Capão do Cipó (RS)</text:p>
          </table:table-cell>
          <table:table-cell table:style-name="ce1" office:value-type="float" office:value="3.08"/>
        </table:table-row>
        <table:table-row table:style-name="ro1">
          <table:table-cell table:style-name="ce1" office:value-type="float" office:value="4304663"/>
          <table:table-cell table:style-name="ce1" office:value-type="string">
            <text:p>Capão do Leão (RS)</text:p>
          </table:table-cell>
          <table:table-cell table:style-name="ce1" office:value-type="float" office:value="30.94"/>
        </table:table-row>
        <table:table-row table:style-name="ro1">
          <table:table-cell table:style-name="ce1" office:value-type="float" office:value="4304671"/>
          <table:table-cell table:style-name="ce1" office:value-type="string">
            <text:p>Capivari do Sul (RS)</text:p>
          </table:table-cell>
          <table:table-cell table:style-name="ce1" office:value-type="float" office:value="9.42"/>
        </table:table-row>
        <table:table-row table:style-name="ro1">
          <table:table-cell table:style-name="ce1" office:value-type="float" office:value="4304689"/>
          <table:table-cell table:style-name="ce1" office:value-type="string">
            <text:p>Capela de Santana (RS)</text:p>
          </table:table-cell>
          <table:table-cell table:style-name="ce1" office:value-type="float" office:value="63.19"/>
        </table:table-row>
        <table:table-row table:style-name="ro1">
          <table:table-cell table:style-name="ce1" office:value-type="float" office:value="4304697"/>
          <table:table-cell table:style-name="ce1" office:value-type="string">
            <text:p>Capitão (RS)</text:p>
          </table:table-cell>
          <table:table-cell table:style-name="ce1" office:value-type="float" office:value="35.64"/>
        </table:table-row>
        <table:table-row table:style-name="ro1">
          <table:table-cell table:style-name="ce1" office:value-type="float" office:value="4304705"/>
          <table:table-cell table:style-name="ce1" office:value-type="string">
            <text:p>Carazinho (RS)</text:p>
          </table:table-cell>
          <table:table-cell table:style-name="ce1" office:value-type="float" office:value="89.19"/>
        </table:table-row>
        <table:table-row table:style-name="ro1">
          <table:table-cell table:style-name="ce1" office:value-type="float" office:value="4304713"/>
          <table:table-cell table:style-name="ce1" office:value-type="string">
            <text:p>Caraá (RS)</text:p>
          </table:table-cell>
          <table:table-cell table:style-name="ce1" office:value-type="float" office:value="24.84"/>
        </table:table-row>
        <table:table-row table:style-name="ro1">
          <table:table-cell table:style-name="ce1" office:value-type="float" office:value="4304804"/>
          <table:table-cell table:style-name="ce1" office:value-type="string">
            <text:p>Carlos Barbosa (RS)</text:p>
          </table:table-cell>
          <table:table-cell table:style-name="ce1" office:value-type="float" office:value="110.17"/>
        </table:table-row>
        <table:table-row table:style-name="ro1">
          <table:table-cell table:style-name="ce1" office:value-type="float" office:value="4304853"/>
          <table:table-cell table:style-name="ce1" office:value-type="string">
            <text:p>Carlos Gomes (RS)</text:p>
          </table:table-cell>
          <table:table-cell table:style-name="ce1" office:value-type="float" office:value="19.33"/>
        </table:table-row>
        <table:table-row table:style-name="ro1">
          <table:table-cell table:style-name="ce1" office:value-type="float" office:value="4304903"/>
          <table:table-cell table:style-name="ce1" office:value-type="string">
            <text:p>Casca (RS)</text:p>
          </table:table-cell>
          <table:table-cell table:style-name="ce1" office:value-type="float" office:value="31.83"/>
        </table:table-row>
        <table:table-row table:style-name="ro1">
          <table:table-cell table:style-name="ce1" office:value-type="float" office:value="4304952"/>
          <table:table-cell table:style-name="ce1" office:value-type="string">
            <text:p>Caseiros (RS)</text:p>
          </table:table-cell>
          <table:table-cell table:style-name="ce1" office:value-type="float" office:value="12.76"/>
        </table:table-row>
        <table:table-row table:style-name="ro1">
          <table:table-cell table:style-name="ce1" office:value-type="float" office:value="4305009"/>
          <table:table-cell table:style-name="ce1" office:value-type="string">
            <text:p>Catuípe (RS)</text:p>
          </table:table-cell>
          <table:table-cell table:style-name="ce1" office:value-type="float" office:value="15.98"/>
        </table:table-row>
        <table:table-row table:style-name="ro1">
          <table:table-cell table:style-name="ce1" office:value-type="float" office:value="4305108"/>
          <table:table-cell table:style-name="ce1" office:value-type="string">
            <text:p>Caxias do Sul (RS)</text:p>
          </table:table-cell>
          <table:table-cell table:style-name="ce1" office:value-type="float" office:value="264.89"/>
        </table:table-row>
        <table:table-row table:style-name="ro1">
          <table:table-cell table:style-name="ce1" office:value-type="float" office:value="4305116"/>
          <table:table-cell table:style-name="ce1" office:value-type="string">
            <text:p>Centenário (RS)</text:p>
          </table:table-cell>
          <table:table-cell table:style-name="ce1" office:value-type="float" office:value="22.07"/>
        </table:table-row>
        <table:table-row table:style-name="ro1">
          <table:table-cell table:style-name="ce1" office:value-type="float" office:value="4305124"/>
          <table:table-cell table:style-name="ce1" office:value-type="string">
            <text:p>Cerrito (RS)</text:p>
          </table:table-cell>
          <table:table-cell table:style-name="ce1" office:value-type="float" office:value="14.17"/>
        </table:table-row>
        <table:table-row table:style-name="ro1">
          <table:table-cell table:style-name="ce1" office:value-type="float" office:value="4305132"/>
          <table:table-cell table:style-name="ce1" office:value-type="string">
            <text:p>Cerro Branco (RS)</text:p>
          </table:table-cell>
          <table:table-cell table:style-name="ce1" office:value-type="float" office:value="28.05"/>
        </table:table-row>
        <table:table-row table:style-name="ro1">
          <table:table-cell table:style-name="ce1" office:value-type="float" office:value="4305157"/>
          <table:table-cell table:style-name="ce1" office:value-type="string">
            <text:p>Cerro Grande (RS)</text:p>
          </table:table-cell>
          <table:table-cell table:style-name="ce1" office:value-type="float" office:value="32.91"/>
        </table:table-row>
        <table:table-row table:style-name="ro1">
          <table:table-cell table:style-name="ce1" office:value-type="float" office:value="4305173"/>
          <table:table-cell table:style-name="ce1" office:value-type="string">
            <text:p>Cerro Grande do Sul (RS)</text:p>
          </table:table-cell>
          <table:table-cell table:style-name="ce1" office:value-type="float" office:value="31.61"/>
        </table:table-row>
        <table:table-row table:style-name="ro1">
          <table:table-cell table:style-name="ce1" office:value-type="float" office:value="4305207"/>
          <table:table-cell table:style-name="ce1" office:value-type="string">
            <text:p>Cerro Largo (RS)</text:p>
          </table:table-cell>
          <table:table-cell table:style-name="ce1" office:value-type="float" office:value="74.79"/>
        </table:table-row>
        <table:table-row table:style-name="ro1">
          <table:table-cell table:style-name="ce1" office:value-type="float" office:value="4305306"/>
          <table:table-cell table:style-name="ce1" office:value-type="string">
            <text:p>Chapada (RS)</text:p>
          </table:table-cell>
          <table:table-cell table:style-name="ce1" office:value-type="float" office:value="13.71"/>
        </table:table-row>
        <table:table-row table:style-name="ro1">
          <table:table-cell table:style-name="ce1" office:value-type="float" office:value="4305355"/>
          <table:table-cell table:style-name="ce1" office:value-type="string">
            <text:p>Charqueadas (RS)</text:p>
          </table:table-cell>
          <table:table-cell table:style-name="ce1" office:value-type="float" office:value="163.13"/>
        </table:table-row>
        <table:table-row table:style-name="ro1">
          <table:table-cell table:style-name="ce1" office:value-type="float" office:value="4305371"/>
          <table:table-cell table:style-name="ce1" office:value-type="string">
            <text:p>Charrua (RS)</text:p>
          </table:table-cell>
          <table:table-cell table:style-name="ce1" office:value-type="float" office:value="17.52"/>
        </table:table-row>
        <table:table-row table:style-name="ro1">
          <table:table-cell table:style-name="ce1" office:value-type="float" office:value="4305405"/>
          <table:table-cell table:style-name="ce1" office:value-type="string">
            <text:p>Chiapetta (RS)</text:p>
          </table:table-cell>
          <table:table-cell table:style-name="ce1" office:value-type="float" office:value="10.20"/>
        </table:table-row>
        <table:table-row table:style-name="ro1">
          <table:table-cell table:style-name="ce1" office:value-type="float" office:value="4305439"/>
          <table:table-cell table:style-name="ce1" office:value-type="string">
            <text:p>Chuí (RS)</text:p>
          </table:table-cell>
          <table:table-cell table:style-name="ce1" office:value-type="float" office:value="29.21"/>
        </table:table-row>
        <table:table-row table:style-name="ro1">
          <table:table-cell table:style-name="ce1" office:value-type="float" office:value="4305447"/>
          <table:table-cell table:style-name="ce1" office:value-type="string">
            <text:p>Chuvisca (RS)</text:p>
          </table:table-cell>
          <table:table-cell table:style-name="ce1" office:value-type="float" office:value="22.42"/>
        </table:table-row>
        <table:table-row table:style-name="ro1">
          <table:table-cell table:style-name="ce1" office:value-type="float" office:value="4305454"/>
          <table:table-cell table:style-name="ce1" office:value-type="string">
            <text:p>Cidreira (RS)</text:p>
          </table:table-cell>
          <table:table-cell table:style-name="ce1" office:value-type="float" office:value="51.52"/>
        </table:table-row>
        <table:table-row table:style-name="ro1">
          <table:table-cell table:style-name="ce1" office:value-type="float" office:value="4305504"/>
          <table:table-cell table:style-name="ce1" office:value-type="string">
            <text:p>Ciríaco (RS)</text:p>
          </table:table-cell>
          <table:table-cell table:style-name="ce1" office:value-type="float" office:value="17.97"/>
        </table:table-row>
        <table:table-row table:style-name="ro1">
          <table:table-cell table:style-name="ce1" office:value-type="float" office:value="4305587"/>
          <table:table-cell table:style-name="ce1" office:value-type="string">
            <text:p>Colinas (RS)</text:p>
          </table:table-cell>
          <table:table-cell table:style-name="ce1" office:value-type="float" office:value="41.46"/>
        </table:table-row>
        <table:table-row table:style-name="ro1">
          <table:table-cell table:style-name="ce1" office:value-type="float" office:value="4305603"/>
          <table:table-cell table:style-name="ce1" office:value-type="string">
            <text:p>Colorado (RS)</text:p>
          </table:table-cell>
          <table:table-cell table:style-name="ce1" office:value-type="float" office:value="12.44"/>
        </table:table-row>
        <table:table-row table:style-name="ro1">
          <table:table-cell table:style-name="ce1" office:value-type="float" office:value="4305702"/>
          <table:table-cell table:style-name="ce1" office:value-type="string">
            <text:p>Condor (RS)</text:p>
          </table:table-cell>
          <table:table-cell table:style-name="ce1" office:value-type="float" office:value="14.08"/>
        </table:table-row>
        <table:table-row table:style-name="ro1">
          <table:table-cell table:style-name="ce1" office:value-type="float" office:value="4305801"/>
          <table:table-cell table:style-name="ce1" office:value-type="string">
            <text:p>Constantina (RS)</text:p>
          </table:table-cell>
          <table:table-cell table:style-name="ce1" office:value-type="float" office:value="48.04"/>
        </table:table-row>
        <table:table-row table:style-name="ro1">
          <table:table-cell table:style-name="ce1" office:value-type="float" office:value="4305835"/>
          <table:table-cell table:style-name="ce1" office:value-type="string">
            <text:p>Coqueiro Baixo (RS)</text:p>
          </table:table-cell>
          <table:table-cell table:style-name="ce1" office:value-type="float" office:value="13.61"/>
        </table:table-row>
        <table:table-row table:style-name="ro1">
          <table:table-cell table:style-name="ce1" office:value-type="float" office:value="4305850"/>
          <table:table-cell table:style-name="ce1" office:value-type="string">
            <text:p>Coqueiros do Sul (RS)</text:p>
          </table:table-cell>
          <table:table-cell table:style-name="ce1" office:value-type="float" office:value="8.92"/>
        </table:table-row>
        <table:table-row table:style-name="ro1">
          <table:table-cell table:style-name="ce1" office:value-type="float" office:value="4305871"/>
          <table:table-cell table:style-name="ce1" office:value-type="string">
            <text:p>Coronel Barros (RS)</text:p>
          </table:table-cell>
          <table:table-cell table:style-name="ce1" office:value-type="float" office:value="15.09"/>
        </table:table-row>
        <table:table-row table:style-name="ro1">
          <table:table-cell table:style-name="ce1" office:value-type="float" office:value="4305900"/>
          <table:table-cell table:style-name="ce1" office:value-type="string">
            <text:p>Coronel Bicaco (RS)</text:p>
          </table:table-cell>
          <table:table-cell table:style-name="ce1" office:value-type="float" office:value="15.74"/>
        </table:table-row>
        <table:table-row table:style-name="ro1">
          <table:table-cell table:style-name="ce1" office:value-type="float" office:value="4305934"/>
          <table:table-cell table:style-name="ce1" office:value-type="string">
            <text:p>Coronel Pilar (RS)</text:p>
          </table:table-cell>
          <table:table-cell table:style-name="ce1" office:value-type="float" office:value="16.36"/>
        </table:table-row>
        <table:table-row table:style-name="ro1">
          <table:table-cell table:style-name="ce1" office:value-type="float" office:value="4305959"/>
          <table:table-cell table:style-name="ce1" office:value-type="string">
            <text:p>Cotiporã (RS)</text:p>
          </table:table-cell>
          <table:table-cell table:style-name="ce1" office:value-type="float" office:value="22.72"/>
        </table:table-row>
        <table:table-row table:style-name="ro1">
          <table:table-cell table:style-name="ce1" office:value-type="float" office:value="4305975"/>
          <table:table-cell table:style-name="ce1" office:value-type="string">
            <text:p>Coxilha (RS)</text:p>
          </table:table-cell>
          <table:table-cell table:style-name="ce1" office:value-type="float" office:value="6.68"/>
        </table:table-row>
        <table:table-row table:style-name="ro1">
          <table:table-cell table:style-name="ce1" office:value-type="float" office:value="4306007"/>
          <table:table-cell table:style-name="ce1" office:value-type="string">
            <text:p>Crissiumal (RS)</text:p>
          </table:table-cell>
          <table:table-cell table:style-name="ce1" office:value-type="float" office:value="38.89"/>
        </table:table-row>
        <table:table-row table:style-name="ro1">
          <table:table-cell table:style-name="ce1" office:value-type="float" office:value="4306056"/>
          <table:table-cell table:style-name="ce1" office:value-type="string">
            <text:p>Cristal (RS)</text:p>
          </table:table-cell>
          <table:table-cell table:style-name="ce1" office:value-type="float" office:value="10.68"/>
        </table:table-row>
        <table:table-row table:style-name="ro1">
          <table:table-cell table:style-name="ce1" office:value-type="float" office:value="4306072"/>
          <table:table-cell table:style-name="ce1" office:value-type="string">
            <text:p>Cristal do Sul (RS)</text:p>
          </table:table-cell>
          <table:table-cell table:style-name="ce1" office:value-type="float" office:value="28.92"/>
        </table:table-row>
        <table:table-row table:style-name="ro1">
          <table:table-cell table:style-name="ce1" office:value-type="float" office:value="4306106"/>
          <table:table-cell table:style-name="ce1" office:value-type="string">
            <text:p>Cruz Alta (RS)</text:p>
          </table:table-cell>
          <table:table-cell table:style-name="ce1" office:value-type="float" office:value="46.18"/>
        </table:table-row>
        <table:table-row table:style-name="ro1">
          <table:table-cell table:style-name="ce1" office:value-type="float" office:value="4306130"/>
          <table:table-cell table:style-name="ce1" office:value-type="string">
            <text:p>Cruzaltense (RS)</text:p>
          </table:table-cell>
          <table:table-cell table:style-name="ce1" office:value-type="float" office:value="12.83"/>
        </table:table-row>
        <table:table-row table:style-name="ro1">
          <table:table-cell table:style-name="ce1" office:value-type="float" office:value="4306205"/>
          <table:table-cell table:style-name="ce1" office:value-type="string">
            <text:p>Cruzeiro do Sul (RS)</text:p>
          </table:table-cell>
          <table:table-cell table:style-name="ce1" office:value-type="float" office:value="79.20"/>
        </table:table-row>
        <table:table-row table:style-name="ro1">
          <table:table-cell table:style-name="ce1" office:value-type="float" office:value="4306304"/>
          <table:table-cell table:style-name="ce1" office:value-type="string">
            <text:p>David Canabarro (RS)</text:p>
          </table:table-cell>
          <table:table-cell table:style-name="ce1" office:value-type="float" office:value="26.77"/>
        </table:table-row>
        <table:table-row table:style-name="ro1">
          <table:table-cell table:style-name="ce1" office:value-type="float" office:value="4306320"/>
          <table:table-cell table:style-name="ce1" office:value-type="string">
            <text:p>Derrubadas (RS)</text:p>
          </table:table-cell>
          <table:table-cell table:style-name="ce1" office:value-type="float" office:value="8.83"/>
        </table:table-row>
        <table:table-row table:style-name="ro1">
          <table:table-cell table:style-name="ce1" office:value-type="float" office:value="4306353"/>
          <table:table-cell table:style-name="ce1" office:value-type="string">
            <text:p>Dezesseis de Novembro (RS)</text:p>
          </table:table-cell>
          <table:table-cell table:style-name="ce1" office:value-type="float" office:value="13.22"/>
        </table:table-row>
        <table:table-row table:style-name="ro1">
          <table:table-cell table:style-name="ce1" office:value-type="float" office:value="4306379"/>
          <table:table-cell table:style-name="ce1" office:value-type="string">
            <text:p>Dilermando de Aguiar (RS)</text:p>
          </table:table-cell>
          <table:table-cell table:style-name="ce1" office:value-type="float" office:value="5.10"/>
        </table:table-row>
        <table:table-row table:style-name="ro1">
          <table:table-cell table:style-name="ce1" office:value-type="float" office:value="4306403"/>
          <table:table-cell table:style-name="ce1" office:value-type="string">
            <text:p>Dois Irmãos (RS)</text:p>
          </table:table-cell>
          <table:table-cell table:style-name="ce1" office:value-type="float" office:value="423.17"/>
        </table:table-row>
        <table:table-row table:style-name="ro1">
          <table:table-cell table:style-name="ce1" office:value-type="float" office:value="4306429"/>
          <table:table-cell table:style-name="ce1" office:value-type="string">
            <text:p>Dois Irmãos das Missões (RS)</text:p>
          </table:table-cell>
          <table:table-cell table:style-name="ce1" office:value-type="float" office:value="9.56"/>
        </table:table-row>
        <table:table-row table:style-name="ro1">
          <table:table-cell table:style-name="ce1" office:value-type="float" office:value="4306452"/>
          <table:table-cell table:style-name="ce1" office:value-type="string">
            <text:p>Dois Lajeados (RS)</text:p>
          </table:table-cell>
          <table:table-cell table:style-name="ce1" office:value-type="float" office:value="24.58"/>
        </table:table-row>
        <table:table-row table:style-name="ro1">
          <table:table-cell table:style-name="ce1" office:value-type="float" office:value="4306502"/>
          <table:table-cell table:style-name="ce1" office:value-type="string">
            <text:p>Dom Feliciano (RS)</text:p>
          </table:table-cell>
          <table:table-cell table:style-name="ce1" office:value-type="float" office:value="10.60"/>
        </table:table-row>
        <table:table-row table:style-name="ro1">
          <table:table-cell table:style-name="ce1" office:value-type="float" office:value="4306551"/>
          <table:table-cell table:style-name="ce1" office:value-type="string">
            <text:p>Dom Pedro de Alcântara (RS)</text:p>
          </table:table-cell>
          <table:table-cell table:style-name="ce1" office:value-type="float" office:value="32.63"/>
        </table:table-row>
        <table:table-row table:style-name="ro1">
          <table:table-cell table:style-name="ce1" office:value-type="float" office:value="4306601"/>
          <table:table-cell table:style-name="ce1" office:value-type="string">
            <text:p>Dom Pedrito (RS)</text:p>
          </table:table-cell>
          <table:table-cell table:style-name="ce1" office:value-type="float" office:value="7.49"/>
        </table:table-row>
        <table:table-row table:style-name="ro1">
          <table:table-cell table:style-name="ce1" office:value-type="float" office:value="4306700"/>
          <table:table-cell table:style-name="ce1" office:value-type="string">
            <text:p>Dona Francisca (RS)</text:p>
          </table:table-cell>
          <table:table-cell table:style-name="ce1" office:value-type="float" office:value="29.74"/>
        </table:table-row>
        <table:table-row table:style-name="ro1">
          <table:table-cell table:style-name="ce1" office:value-type="float" office:value="4306734"/>
          <table:table-cell table:style-name="ce1" office:value-type="string">
            <text:p>Doutor Maurício Cardoso (RS)</text:p>
          </table:table-cell>
          <table:table-cell table:style-name="ce1" office:value-type="float" office:value="21.03"/>
        </table:table-row>
        <table:table-row table:style-name="ro1">
          <table:table-cell table:style-name="ce1" office:value-type="float" office:value="4306759"/>
          <table:table-cell table:style-name="ce1" office:value-type="string">
            <text:p>Doutor Ricardo (RS)</text:p>
          </table:table-cell>
          <table:table-cell table:style-name="ce1" office:value-type="float" office:value="18.72"/>
        </table:table-row>
        <table:table-row table:style-name="ro1">
          <table:table-cell table:style-name="ce1" office:value-type="float" office:value="4306767"/>
          <table:table-cell table:style-name="ce1" office:value-type="string">
            <text:p>Eldorado do Sul (RS)</text:p>
          </table:table-cell>
          <table:table-cell table:style-name="ce1" office:value-type="float" office:value="67.38"/>
        </table:table-row>
        <table:table-row table:style-name="ro1">
          <table:table-cell table:style-name="ce1" office:value-type="float" office:value="4306809"/>
          <table:table-cell table:style-name="ce1" office:value-type="string">
            <text:p>Encantado (RS)</text:p>
          </table:table-cell>
          <table:table-cell table:style-name="ce1" office:value-type="float" office:value="147.38"/>
        </table:table-row>
        <table:table-row table:style-name="ro1">
          <table:table-cell table:style-name="ce1" office:value-type="float" office:value="4306908"/>
          <table:table-cell table:style-name="ce1" office:value-type="string">
            <text:p>Encruzilhada do Sul (RS)</text:p>
          </table:table-cell>
          <table:table-cell table:style-name="ce1" office:value-type="float" office:value="7.33"/>
        </table:table-row>
        <table:table-row table:style-name="ro1">
          <table:table-cell table:style-name="ce1" office:value-type="float" office:value="4306924"/>
          <table:table-cell table:style-name="ce1" office:value-type="string">
            <text:p>Engenho Velho (RS)</text:p>
          </table:table-cell>
          <table:table-cell table:style-name="ce1" office:value-type="float" office:value="21.45"/>
        </table:table-row>
        <table:table-row table:style-name="ro1">
          <table:table-cell table:style-name="ce1" office:value-type="float" office:value="4306932"/>
          <table:table-cell table:style-name="ce1" office:value-type="string">
            <text:p>Entre-Ijuís (RS)</text:p>
          </table:table-cell>
          <table:table-cell table:style-name="ce1" office:value-type="float" office:value="16.17"/>
        </table:table-row>
        <table:table-row table:style-name="ro1">
          <table:table-cell table:style-name="ce1" office:value-type="float" office:value="4306957"/>
          <table:table-cell table:style-name="ce1" office:value-type="string">
            <text:p>Entre Rios do Sul (RS)</text:p>
          </table:table-cell>
          <table:table-cell table:style-name="ce1" office:value-type="float" office:value="25.65"/>
        </table:table-row>
        <table:table-row table:style-name="ro1">
          <table:table-cell table:style-name="ce1" office:value-type="float" office:value="4306973"/>
          <table:table-cell table:style-name="ce1" office:value-type="string">
            <text:p>Erebango (RS)</text:p>
          </table:table-cell>
          <table:table-cell table:style-name="ce1" office:value-type="float" office:value="19.40"/>
        </table:table-row>
        <table:table-row table:style-name="ro1">
          <table:table-cell table:style-name="ce1" office:value-type="float" office:value="4307005"/>
          <table:table-cell table:style-name="ce1" office:value-type="string">
            <text:p>Erechim (RS)</text:p>
          </table:table-cell>
          <table:table-cell table:style-name="ce1" office:value-type="float" office:value="223.11"/>
        </table:table-row>
        <table:table-row table:style-name="ro1">
          <table:table-cell table:style-name="ce1" office:value-type="float" office:value="4307054"/>
          <table:table-cell table:style-name="ce1" office:value-type="string">
            <text:p>Ernestina (RS)</text:p>
          </table:table-cell>
          <table:table-cell table:style-name="ce1" office:value-type="float" office:value="12.91"/>
        </table:table-row>
        <table:table-row table:style-name="ro1">
          <table:table-cell table:style-name="ce1" office:value-type="float" office:value="4307104"/>
          <table:table-cell table:style-name="ce1" office:value-type="string">
            <text:p>Herval (RS)</text:p>
          </table:table-cell>
          <table:table-cell table:style-name="ce1" office:value-type="float" office:value="3.84"/>
        </table:table-row>
        <table:table-row table:style-name="ro1">
          <table:table-cell table:style-name="ce1" office:value-type="float" office:value="4307203"/>
          <table:table-cell table:style-name="ce1" office:value-type="string">
            <text:p>Erval Grande (RS)</text:p>
          </table:table-cell>
          <table:table-cell table:style-name="ce1" office:value-type="float" office:value="18.06"/>
        </table:table-row>
        <table:table-row table:style-name="ro1">
          <table:table-cell table:style-name="ce1" office:value-type="float" office:value="4307302"/>
          <table:table-cell table:style-name="ce1" office:value-type="string">
            <text:p>Erval Seco (RS)</text:p>
          </table:table-cell>
          <table:table-cell table:style-name="ce1" office:value-type="float" office:value="21.65"/>
        </table:table-row>
        <table:table-row table:style-name="ro1">
          <table:table-cell table:style-name="ce1" office:value-type="float" office:value="4307401"/>
          <table:table-cell table:style-name="ce1" office:value-type="string">
            <text:p>Esmeralda (RS)</text:p>
          </table:table-cell>
          <table:table-cell table:style-name="ce1" office:value-type="float" office:value="3.82"/>
        </table:table-row>
        <table:table-row table:style-name="ro1">
          <table:table-cell table:style-name="ce1" office:value-type="float" office:value="4307450"/>
          <table:table-cell table:style-name="ce1" office:value-type="string">
            <text:p>Esperança do Sul (RS)</text:p>
          </table:table-cell>
          <table:table-cell table:style-name="ce1" office:value-type="float" office:value="22.05"/>
        </table:table-row>
        <table:table-row table:style-name="ro1">
          <table:table-cell table:style-name="ce1" office:value-type="float" office:value="4307500"/>
          <table:table-cell table:style-name="ce1" office:value-type="string">
            <text:p>Espumoso (RS)</text:p>
          </table:table-cell>
          <table:table-cell table:style-name="ce1" office:value-type="float" office:value="19.46"/>
        </table:table-row>
        <table:table-row table:style-name="ro1">
          <table:table-cell table:style-name="ce1" office:value-type="float" office:value="4307559"/>
          <table:table-cell table:style-name="ce1" office:value-type="string">
            <text:p>Estação (RS)</text:p>
          </table:table-cell>
          <table:table-cell table:style-name="ce1" office:value-type="float" office:value="59.95"/>
        </table:table-row>
        <table:table-row table:style-name="ro1">
          <table:table-cell table:style-name="ce1" office:value-type="float" office:value="4307609"/>
          <table:table-cell table:style-name="ce1" office:value-type="string">
            <text:p>Estância Velha (RS)</text:p>
          </table:table-cell>
          <table:table-cell table:style-name="ce1" office:value-type="float" office:value="816.42"/>
        </table:table-row>
        <table:table-row table:style-name="ro1">
          <table:table-cell table:style-name="ce1" office:value-type="float" office:value="4307708"/>
          <table:table-cell table:style-name="ce1" office:value-type="string">
            <text:p>Esteio (RS)</text:p>
          </table:table-cell>
          <table:table-cell table:style-name="ce1" office:value-type="float" office:value="2917.87"/>
        </table:table-row>
        <table:table-row table:style-name="ro1">
          <table:table-cell table:style-name="ce1" office:value-type="float" office:value="4307807"/>
          <table:table-cell table:style-name="ce1" office:value-type="string">
            <text:p>Estrela (RS)</text:p>
          </table:table-cell>
          <table:table-cell table:style-name="ce1" office:value-type="float" office:value="166.25"/>
        </table:table-row>
        <table:table-row table:style-name="ro1">
          <table:table-cell table:style-name="ce1" office:value-type="float" office:value="4307815"/>
          <table:table-cell table:style-name="ce1" office:value-type="string">
            <text:p>Estrela Velha (RS)</text:p>
          </table:table-cell>
          <table:table-cell table:style-name="ce1" office:value-type="float" office:value="12.88"/>
        </table:table-row>
        <table:table-row table:style-name="ro1">
          <table:table-cell table:style-name="ce1" office:value-type="float" office:value="4307831"/>
          <table:table-cell table:style-name="ce1" office:value-type="string">
            <text:p>Eugênio de Castro (RS)</text:p>
          </table:table-cell>
          <table:table-cell table:style-name="ce1" office:value-type="float" office:value="6.67"/>
        </table:table-row>
        <table:table-row table:style-name="ro1">
          <table:table-cell table:style-name="ce1" office:value-type="float" office:value="4307864"/>
          <table:table-cell table:style-name="ce1" office:value-type="string">
            <text:p>Fagundes Varela (RS)</text:p>
          </table:table-cell>
          <table:table-cell table:style-name="ce1" office:value-type="float" office:value="19.20"/>
        </table:table-row>
        <table:table-row table:style-name="ro1">
          <table:table-cell table:style-name="ce1" office:value-type="float" office:value="4307906"/>
          <table:table-cell table:style-name="ce1" office:value-type="string">
            <text:p>Farroupilha (RS)</text:p>
          </table:table-cell>
          <table:table-cell table:style-name="ce1" office:value-type="float" office:value="176.57"/>
        </table:table-row>
        <table:table-row table:style-name="ro1">
          <table:table-cell table:style-name="ce1" office:value-type="float" office:value="4308003"/>
          <table:table-cell table:style-name="ce1" office:value-type="string">
            <text:p>Faxinal do Soturno (RS)</text:p>
          </table:table-cell>
          <table:table-cell table:style-name="ce1" office:value-type="float" office:value="39.27"/>
        </table:table-row>
        <table:table-row table:style-name="ro1">
          <table:table-cell table:style-name="ce1" office:value-type="float" office:value="4308052"/>
          <table:table-cell table:style-name="ce1" office:value-type="string">
            <text:p>Faxinalzinho (RS)</text:p>
          </table:table-cell>
          <table:table-cell table:style-name="ce1" office:value-type="float" office:value="17.90"/>
        </table:table-row>
        <table:table-row table:style-name="ro1">
          <table:table-cell table:style-name="ce1" office:value-type="float" office:value="4308078"/>
          <table:table-cell table:style-name="ce1" office:value-type="string">
            <text:p>Fazenda Vilanova (RS)</text:p>
          </table:table-cell>
          <table:table-cell table:style-name="ce1" office:value-type="float" office:value="43.60"/>
        </table:table-row>
        <table:table-row table:style-name="ro1">
          <table:table-cell table:style-name="ce1" office:value-type="float" office:value="4308102"/>
          <table:table-cell table:style-name="ce1" office:value-type="string">
            <text:p>Feliz (RS)</text:p>
          </table:table-cell>
          <table:table-cell table:style-name="ce1" office:value-type="float" office:value="129.59"/>
        </table:table-row>
        <table:table-row table:style-name="ro1">
          <table:table-cell table:style-name="ce1" office:value-type="float" office:value="4308201"/>
          <table:table-cell table:style-name="ce1" office:value-type="string">
            <text:p>Flores da Cunha (RS)</text:p>
          </table:table-cell>
          <table:table-cell table:style-name="ce1" office:value-type="float" office:value="99.20"/>
        </table:table-row>
        <table:table-row table:style-name="ro1">
          <table:table-cell table:style-name="ce1" office:value-type="float" office:value="4308250"/>
          <table:table-cell table:style-name="ce1" office:value-type="string">
            <text:p>Floriano Peixoto (RS)</text:p>
          </table:table-cell>
          <table:table-cell table:style-name="ce1" office:value-type="float" office:value="11.98"/>
        </table:table-row>
        <table:table-row table:style-name="ro1">
          <table:table-cell table:style-name="ce1" office:value-type="float" office:value="4308300"/>
          <table:table-cell table:style-name="ce1" office:value-type="string">
            <text:p>Fontoura Xavier (RS)</text:p>
          </table:table-cell>
          <table:table-cell table:style-name="ce1" office:value-type="float" office:value="18.37"/>
        </table:table-row>
        <table:table-row table:style-name="ro1">
          <table:table-cell table:style-name="ce1" office:value-type="float" office:value="4308409"/>
          <table:table-cell table:style-name="ce1" office:value-type="string">
            <text:p>Formigueiro (RS)</text:p>
          </table:table-cell>
          <table:table-cell table:style-name="ce1" office:value-type="float" office:value="12.05"/>
        </table:table-row>
        <table:table-row table:style-name="ro1">
          <table:table-cell table:style-name="ce1" office:value-type="float" office:value="4308433"/>
          <table:table-cell table:style-name="ce1" office:value-type="string">
            <text:p>Forquetinha (RS)</text:p>
          </table:table-cell>
          <table:table-cell table:style-name="ce1" office:value-type="float" office:value="26.49"/>
        </table:table-row>
        <table:table-row table:style-name="ro1">
          <table:table-cell table:style-name="ce1" office:value-type="float" office:value="4308458"/>
          <table:table-cell table:style-name="ce1" office:value-type="string">
            <text:p>Fortaleza dos Valos (RS)</text:p>
          </table:table-cell>
          <table:table-cell table:style-name="ce1" office:value-type="float" office:value="7.03"/>
        </table:table-row>
        <table:table-row table:style-name="ro1">
          <table:table-cell table:style-name="ce1" office:value-type="float" office:value="4308508"/>
          <table:table-cell table:style-name="ce1" office:value-type="string">
            <text:p>Frederico Westphalen (RS)</text:p>
          </table:table-cell>
          <table:table-cell table:style-name="ce1" office:value-type="float" office:value="108.85"/>
        </table:table-row>
        <table:table-row table:style-name="ro1">
          <table:table-cell table:style-name="ce1" office:value-type="float" office:value="4308607"/>
          <table:table-cell table:style-name="ce1" office:value-type="string">
            <text:p>Garibaldi (RS)</text:p>
          </table:table-cell>
          <table:table-cell table:style-name="ce1" office:value-type="float" office:value="181.34"/>
        </table:table-row>
        <table:table-row table:style-name="ro1">
          <table:table-cell table:style-name="ce1" office:value-type="float" office:value="4308656"/>
          <table:table-cell table:style-name="ce1" office:value-type="string">
            <text:p>Garruchos (RS)</text:p>
          </table:table-cell>
          <table:table-cell table:style-name="ce1" office:value-type="float" office:value="4.04"/>
        </table:table-row>
        <table:table-row table:style-name="ro1">
          <table:table-cell table:style-name="ce1" office:value-type="float" office:value="4308706"/>
          <table:table-cell table:style-name="ce1" office:value-type="string">
            <text:p>Gaurama (RS)</text:p>
          </table:table-cell>
          <table:table-cell table:style-name="ce1" office:value-type="float" office:value="28.70"/>
        </table:table-row>
        <table:table-row table:style-name="ro1">
          <table:table-cell table:style-name="ce1" office:value-type="float" office:value="4308805"/>
          <table:table-cell table:style-name="ce1" office:value-type="string">
            <text:p>General Câmara (RS)</text:p>
          </table:table-cell>
          <table:table-cell table:style-name="ce1" office:value-type="float" office:value="16.56"/>
        </table:table-row>
        <table:table-row table:style-name="ro1">
          <table:table-cell table:style-name="ce1" office:value-type="float" office:value="4308854"/>
          <table:table-cell table:style-name="ce1" office:value-type="string">
            <text:p>Gentil (RS)</text:p>
          </table:table-cell>
          <table:table-cell table:style-name="ce1" office:value-type="float" office:value="9.11"/>
        </table:table-row>
        <table:table-row table:style-name="ro1">
          <table:table-cell table:style-name="ce1" office:value-type="float" office:value="4308904"/>
          <table:table-cell table:style-name="ce1" office:value-type="string">
            <text:p>Getúlio Vargas (RS)</text:p>
          </table:table-cell>
          <table:table-cell table:style-name="ce1" office:value-type="float" office:value="56.37"/>
        </table:table-row>
        <table:table-row table:style-name="ro1">
          <table:table-cell table:style-name="ce1" office:value-type="float" office:value="4309001"/>
          <table:table-cell table:style-name="ce1" office:value-type="string">
            <text:p>Giruá (RS)</text:p>
          </table:table-cell>
          <table:table-cell table:style-name="ce1" office:value-type="float" office:value="19.95"/>
        </table:table-row>
        <table:table-row table:style-name="ro1">
          <table:table-cell table:style-name="ce1" office:value-type="float" office:value="4309050"/>
          <table:table-cell table:style-name="ce1" office:value-type="string">
            <text:p>Glorinha (RS)</text:p>
          </table:table-cell>
          <table:table-cell table:style-name="ce1" office:value-type="float" office:value="21.29"/>
        </table:table-row>
        <table:table-row table:style-name="ro1">
          <table:table-cell table:style-name="ce1" office:value-type="float" office:value="4309100"/>
          <table:table-cell table:style-name="ce1" office:value-type="string">
            <text:p>Gramado (RS)</text:p>
          </table:table-cell>
          <table:table-cell table:style-name="ce1" office:value-type="float" office:value="135.70"/>
        </table:table-row>
        <table:table-row table:style-name="ro1">
          <table:table-cell table:style-name="ce1" office:value-type="float" office:value="4309126"/>
          <table:table-cell table:style-name="ce1" office:value-type="string">
            <text:p>Gramado dos Loureiros (RS)</text:p>
          </table:table-cell>
          <table:table-cell table:style-name="ce1" office:value-type="float" office:value="17.27"/>
        </table:table-row>
        <table:table-row table:style-name="ro1">
          <table:table-cell table:style-name="ce1" office:value-type="float" office:value="4309159"/>
          <table:table-cell table:style-name="ce1" office:value-type="string">
            <text:p>Gramado Xavier (RS)</text:p>
          </table:table-cell>
          <table:table-cell table:style-name="ce1" office:value-type="float" office:value="18.25"/>
        </table:table-row>
        <table:table-row table:style-name="ro1">
          <table:table-cell table:style-name="ce1" office:value-type="float" office:value="4309209"/>
          <table:table-cell table:style-name="ce1" office:value-type="string">
            <text:p>Gravataí (RS)</text:p>
          </table:table-cell>
          <table:table-cell table:style-name="ce1" office:value-type="float" office:value="551.58"/>
        </table:table-row>
        <table:table-row table:style-name="ro1">
          <table:table-cell table:style-name="ce1" office:value-type="float" office:value="4309258"/>
          <table:table-cell table:style-name="ce1" office:value-type="string">
            <text:p>Guabiju (RS)</text:p>
          </table:table-cell>
          <table:table-cell table:style-name="ce1" office:value-type="float" office:value="10.77"/>
        </table:table-row>
        <table:table-row table:style-name="ro1">
          <table:table-cell table:style-name="ce1" office:value-type="float" office:value="4309308"/>
          <table:table-cell table:style-name="ce1" office:value-type="string">
            <text:p>Guaíba (RS)</text:p>
          </table:table-cell>
          <table:table-cell table:style-name="ce1" office:value-type="float" office:value="252.57"/>
        </table:table-row>
        <table:table-row table:style-name="ro1">
          <table:table-cell table:style-name="ce1" office:value-type="float" office:value="4309407"/>
          <table:table-cell table:style-name="ce1" office:value-type="string">
            <text:p>Guaporé (RS)</text:p>
          </table:table-cell>
          <table:table-cell table:style-name="ce1" office:value-type="float" office:value="76.64"/>
        </table:table-row>
        <table:table-row table:style-name="ro1">
          <table:table-cell table:style-name="ce1" office:value-type="float" office:value="4309506"/>
          <table:table-cell table:style-name="ce1" office:value-type="string">
            <text:p>Guarani das Missões (RS)</text:p>
          </table:table-cell>
          <table:table-cell table:style-name="ce1" office:value-type="float" office:value="27.93"/>
        </table:table-row>
        <table:table-row table:style-name="ro1">
          <table:table-cell table:style-name="ce1" office:value-type="float" office:value="4309555"/>
          <table:table-cell table:style-name="ce1" office:value-type="string">
            <text:p>Harmonia (RS)</text:p>
          </table:table-cell>
          <table:table-cell table:style-name="ce1" office:value-type="float" office:value="95.04"/>
        </table:table-row>
        <table:table-row table:style-name="ro1">
          <table:table-cell table:style-name="ce1" office:value-type="float" office:value="4309571"/>
          <table:table-cell table:style-name="ce1" office:value-type="string">
            <text:p>Herveiras (RS)</text:p>
          </table:table-cell>
          <table:table-cell table:style-name="ce1" office:value-type="float" office:value="24.97"/>
        </table:table-row>
        <table:table-row table:style-name="ro1">
          <table:table-cell table:style-name="ce1" office:value-type="float" office:value="4309605"/>
          <table:table-cell table:style-name="ce1" office:value-type="string">
            <text:p>Horizontina (RS)</text:p>
          </table:table-cell>
          <table:table-cell table:style-name="ce1" office:value-type="float" office:value="78.92"/>
        </table:table-row>
        <table:table-row table:style-name="ro1">
          <table:table-cell table:style-name="ce1" office:value-type="float" office:value="4309654"/>
          <table:table-cell table:style-name="ce1" office:value-type="string">
            <text:p>Hulha Negra (RS)</text:p>
          </table:table-cell>
          <table:table-cell table:style-name="ce1" office:value-type="float" office:value="7.34"/>
        </table:table-row>
        <table:table-row table:style-name="ro1">
          <table:table-cell table:style-name="ce1" office:value-type="float" office:value="4309704"/>
          <table:table-cell table:style-name="ce1" office:value-type="string">
            <text:p>Humaitá (RS)</text:p>
          </table:table-cell>
          <table:table-cell table:style-name="ce1" office:value-type="float" office:value="36.57"/>
        </table:table-row>
        <table:table-row table:style-name="ro1">
          <table:table-cell table:style-name="ce1" office:value-type="float" office:value="4309753"/>
          <table:table-cell table:style-name="ce1" office:value-type="string">
            <text:p>Ibarama (RS)</text:p>
          </table:table-cell>
          <table:table-cell table:style-name="ce1" office:value-type="float" office:value="22.63"/>
        </table:table-row>
        <table:table-row table:style-name="ro1">
          <table:table-cell table:style-name="ce1" office:value-type="float" office:value="4309803"/>
          <table:table-cell table:style-name="ce1" office:value-type="string">
            <text:p>Ibiaçá (RS)</text:p>
          </table:table-cell>
          <table:table-cell table:style-name="ce1" office:value-type="float" office:value="13.50"/>
        </table:table-row>
        <table:table-row table:style-name="ro1">
          <table:table-cell table:style-name="ce1" office:value-type="float" office:value="4309902"/>
          <table:table-cell table:style-name="ce1" office:value-type="string">
            <text:p>Ibiraiaras (RS)</text:p>
          </table:table-cell>
          <table:table-cell table:style-name="ce1" office:value-type="float" office:value="23.85"/>
        </table:table-row>
        <table:table-row table:style-name="ro1">
          <table:table-cell table:style-name="ce1" office:value-type="float" office:value="4309951"/>
          <table:table-cell table:style-name="ce1" office:value-type="string">
            <text:p>Ibirapuitã (RS)</text:p>
          </table:table-cell>
          <table:table-cell table:style-name="ce1" office:value-type="float" office:value="13.23"/>
        </table:table-row>
        <table:table-row table:style-name="ro1">
          <table:table-cell table:style-name="ce1" office:value-type="float" office:value="4310009"/>
          <table:table-cell table:style-name="ce1" office:value-type="string">
            <text:p>Ibirubá (RS)</text:p>
          </table:table-cell>
          <table:table-cell table:style-name="ce1" office:value-type="float" office:value="31.79"/>
        </table:table-row>
        <table:table-row table:style-name="ro1">
          <table:table-cell table:style-name="ce1" office:value-type="float" office:value="4310108"/>
          <table:table-cell table:style-name="ce1" office:value-type="string">
            <text:p>Igrejinha (RS)</text:p>
          </table:table-cell>
          <table:table-cell table:style-name="ce1" office:value-type="float" office:value="233.03"/>
        </table:table-row>
        <table:table-row table:style-name="ro1">
          <table:table-cell table:style-name="ce1" office:value-type="float" office:value="4310207"/>
          <table:table-cell table:style-name="ce1" office:value-type="string">
            <text:p>Ijuí (RS)</text:p>
          </table:table-cell>
          <table:table-cell table:style-name="ce1" office:value-type="float" office:value="114.51"/>
        </table:table-row>
        <table:table-row table:style-name="ro1">
          <table:table-cell table:style-name="ce1" office:value-type="float" office:value="4310306"/>
          <table:table-cell table:style-name="ce1" office:value-type="string">
            <text:p>Ilópolis (RS)</text:p>
          </table:table-cell>
          <table:table-cell table:style-name="ce1" office:value-type="float" office:value="35.22"/>
        </table:table-row>
        <table:table-row table:style-name="ro1">
          <table:table-cell table:style-name="ce1" office:value-type="float" office:value="4310330"/>
          <table:table-cell table:style-name="ce1" office:value-type="string">
            <text:p>Imbé (RS)</text:p>
          </table:table-cell>
          <table:table-cell table:style-name="ce1" office:value-type="float" office:value="448.53"/>
        </table:table-row>
        <table:table-row table:style-name="ro1">
          <table:table-cell table:style-name="ce1" office:value-type="float" office:value="4310363"/>
          <table:table-cell table:style-name="ce1" office:value-type="string">
            <text:p>Imigrante (RS)</text:p>
          </table:table-cell>
          <table:table-cell table:style-name="ce1" office:value-type="float" office:value="41.21"/>
        </table:table-row>
        <table:table-row table:style-name="ro1">
          <table:table-cell table:style-name="ce1" office:value-type="float" office:value="4310405"/>
          <table:table-cell table:style-name="ce1" office:value-type="string">
            <text:p>Independência (RS)</text:p>
          </table:table-cell>
          <table:table-cell table:style-name="ce1" office:value-type="float" office:value="18.51"/>
        </table:table-row>
        <table:table-row table:style-name="ro1">
          <table:table-cell table:style-name="ce1" office:value-type="float" office:value="4310413"/>
          <table:table-cell table:style-name="ce1" office:value-type="string">
            <text:p>Inhacorá (RS)</text:p>
          </table:table-cell>
          <table:table-cell table:style-name="ce1" office:value-type="float" office:value="19.87"/>
        </table:table-row>
        <table:table-row table:style-name="ro1">
          <table:table-cell table:style-name="ce1" office:value-type="float" office:value="4310439"/>
          <table:table-cell table:style-name="ce1" office:value-type="string">
            <text:p>Ipê (RS)</text:p>
          </table:table-cell>
          <table:table-cell table:style-name="ce1" office:value-type="float" office:value="10.04"/>
        </table:table-row>
        <table:table-row table:style-name="ro1">
          <table:table-cell table:style-name="ce1" office:value-type="float" office:value="4310462"/>
          <table:table-cell table:style-name="ce1" office:value-type="string">
            <text:p>Ipiranga do Sul (RS)</text:p>
          </table:table-cell>
          <table:table-cell table:style-name="ce1" office:value-type="float" office:value="12.31"/>
        </table:table-row>
        <table:table-row table:style-name="ro1">
          <table:table-cell table:style-name="ce1" office:value-type="float" office:value="4310504"/>
          <table:table-cell table:style-name="ce1" office:value-type="string">
            <text:p>Iraí (RS)</text:p>
          </table:table-cell>
          <table:table-cell table:style-name="ce1" office:value-type="float" office:value="44.34"/>
        </table:table-row>
        <table:table-row table:style-name="ro1">
          <table:table-cell table:style-name="ce1" office:value-type="float" office:value="4310538"/>
          <table:table-cell table:style-name="ce1" office:value-type="string">
            <text:p>Itaara (RS)</text:p>
          </table:table-cell>
          <table:table-cell table:style-name="ce1" office:value-type="float" office:value="28.96"/>
        </table:table-row>
        <table:table-row table:style-name="ro1">
          <table:table-cell table:style-name="ce1" office:value-type="float" office:value="4310553"/>
          <table:table-cell table:style-name="ce1" office:value-type="string">
            <text:p>Itacurubi (RS)</text:p>
          </table:table-cell>
          <table:table-cell table:style-name="ce1" office:value-type="float" office:value="3.07"/>
        </table:table-row>
        <table:table-row table:style-name="ro1">
          <table:table-cell table:style-name="ce1" office:value-type="float" office:value="4310579"/>
          <table:table-cell table:style-name="ce1" office:value-type="string">
            <text:p>Itapuca (RS)</text:p>
          </table:table-cell>
          <table:table-cell table:style-name="ce1" office:value-type="float" office:value="12.72"/>
        </table:table-row>
        <table:table-row table:style-name="ro1">
          <table:table-cell table:style-name="ce1" office:value-type="float" office:value="4310603"/>
          <table:table-cell table:style-name="ce1" office:value-type="string">
            <text:p>Itaqui (RS)</text:p>
          </table:table-cell>
          <table:table-cell table:style-name="ce1" office:value-type="float" office:value="11.21"/>
        </table:table-row>
        <table:table-row table:style-name="ro1">
          <table:table-cell table:style-name="ce1" office:value-type="float" office:value="4310652"/>
          <table:table-cell table:style-name="ce1" office:value-type="string">
            <text:p>Itati (RS)</text:p>
          </table:table-cell>
          <table:table-cell table:style-name="ce1" office:value-type="float" office:value="12.49"/>
        </table:table-row>
        <table:table-row table:style-name="ro1">
          <table:table-cell table:style-name="ce1" office:value-type="float" office:value="4310702"/>
          <table:table-cell table:style-name="ce1" office:value-type="string">
            <text:p>Itatiba do Sul (RS)</text:p>
          </table:table-cell>
          <table:table-cell table:style-name="ce1" office:value-type="float" office:value="19.66"/>
        </table:table-row>
        <table:table-row table:style-name="ro1">
          <table:table-cell table:style-name="ce1" office:value-type="float" office:value="4310751"/>
          <table:table-cell table:style-name="ce1" office:value-type="string">
            <text:p>Ivorá (RS)</text:p>
          </table:table-cell>
          <table:table-cell table:style-name="ce1" office:value-type="float" office:value="17.54"/>
        </table:table-row>
        <table:table-row table:style-name="ro1">
          <table:table-cell table:style-name="ce1" office:value-type="float" office:value="4310801"/>
          <table:table-cell table:style-name="ce1" office:value-type="string">
            <text:p>Ivoti (RS)</text:p>
          </table:table-cell>
          <table:table-cell table:style-name="ce1" office:value-type="float" office:value="314.71"/>
        </table:table-row>
        <table:table-row table:style-name="ro1">
          <table:table-cell table:style-name="ce1" office:value-type="float" office:value="4310850"/>
          <table:table-cell table:style-name="ce1" office:value-type="string">
            <text:p>Jaboticaba (RS)</text:p>
          </table:table-cell>
          <table:table-cell table:style-name="ce1" office:value-type="float" office:value="32.00"/>
        </table:table-row>
        <table:table-row table:style-name="ro1">
          <table:table-cell table:style-name="ce1" office:value-type="float" office:value="4310876"/>
          <table:table-cell table:style-name="ce1" office:value-type="string">
            <text:p>Jacuizinho (RS)</text:p>
          </table:table-cell>
          <table:table-cell table:style-name="ce1" office:value-type="float" office:value="7.41"/>
        </table:table-row>
        <table:table-row table:style-name="ro1">
          <table:table-cell table:style-name="ce1" office:value-type="float" office:value="4310900"/>
          <table:table-cell table:style-name="ce1" office:value-type="string">
            <text:p>Jacutinga (RS)</text:p>
          </table:table-cell>
          <table:table-cell table:style-name="ce1" office:value-type="float" office:value="20.26"/>
        </table:table-row>
        <table:table-row table:style-name="ro1">
          <table:table-cell table:style-name="ce1" office:value-type="float" office:value="4311007"/>
          <table:table-cell table:style-name="ce1" office:value-type="string">
            <text:p>Jaguarão (RS)</text:p>
          </table:table-cell>
          <table:table-cell table:style-name="ce1" office:value-type="float" office:value="13.60"/>
        </table:table-row>
        <table:table-row table:style-name="ro1">
          <table:table-cell table:style-name="ce1" office:value-type="float" office:value="4311106"/>
          <table:table-cell table:style-name="ce1" office:value-type="string">
            <text:p>Jaguari (RS)</text:p>
          </table:table-cell>
          <table:table-cell table:style-name="ce1" office:value-type="float" office:value="17.04"/>
        </table:table-row>
        <table:table-row table:style-name="ro1">
          <table:table-cell table:style-name="ce1" office:value-type="float" office:value="4311122"/>
          <table:table-cell table:style-name="ce1" office:value-type="string">
            <text:p>Jaquirana (RS)</text:p>
          </table:table-cell>
          <table:table-cell table:style-name="ce1" office:value-type="float" office:value="4.60"/>
        </table:table-row>
        <table:table-row table:style-name="ro1">
          <table:table-cell table:style-name="ce1" office:value-type="float" office:value="4311130"/>
          <table:table-cell table:style-name="ce1" office:value-type="string">
            <text:p>Jari (RS)</text:p>
          </table:table-cell>
          <table:table-cell table:style-name="ce1" office:value-type="float" office:value="4.17"/>
        </table:table-row>
        <table:table-row table:style-name="ro1">
          <table:table-cell table:style-name="ce1" office:value-type="float" office:value="4311155"/>
          <table:table-cell table:style-name="ce1" office:value-type="string">
            <text:p>Jóia (RS)</text:p>
          </table:table-cell>
          <table:table-cell table:style-name="ce1" office:value-type="float" office:value="6.74"/>
        </table:table-row>
        <table:table-row table:style-name="ro1">
          <table:table-cell table:style-name="ce1" office:value-type="float" office:value="4311205"/>
          <table:table-cell table:style-name="ce1" office:value-type="string">
            <text:p>Júlio de Castilhos (RS)</text:p>
          </table:table-cell>
          <table:table-cell table:style-name="ce1" office:value-type="float" office:value="10.15"/>
        </table:table-row>
        <table:table-row table:style-name="ro1">
          <table:table-cell table:style-name="ce1" office:value-type="float" office:value="4311239"/>
          <table:table-cell table:style-name="ce1" office:value-type="string">
            <text:p>Lagoa Bonita do Sul (RS)</text:p>
          </table:table-cell>
          <table:table-cell table:style-name="ce1" office:value-type="float" office:value="24.53"/>
        </table:table-row>
        <table:table-row table:style-name="ro1">
          <table:table-cell table:style-name="ce1" office:value-type="float" office:value="4311254"/>
          <table:table-cell table:style-name="ce1" office:value-type="string">
            <text:p>Lagoão (RS)</text:p>
          </table:table-cell>
          <table:table-cell table:style-name="ce1" office:value-type="float" office:value="16.12"/>
        </table:table-row>
        <table:table-row table:style-name="ro1">
          <table:table-cell table:style-name="ce1" office:value-type="float" office:value="4311270"/>
          <table:table-cell table:style-name="ce1" office:value-type="string">
            <text:p>Lagoa dos Três Cantos (RS)</text:p>
          </table:table-cell>
          <table:table-cell table:style-name="ce1" office:value-type="float" office:value="11.53"/>
        </table:table-row>
        <table:table-row table:style-name="ro1">
          <table:table-cell table:style-name="ce1" office:value-type="float" office:value="4311304"/>
          <table:table-cell table:style-name="ce1" office:value-type="string">
            <text:p>Lagoa Vermelha (RS)</text:p>
          </table:table-cell>
          <table:table-cell table:style-name="ce1" office:value-type="float" office:value="21.78"/>
        </table:table-row>
        <table:table-row table:style-name="ro1">
          <table:table-cell table:style-name="ce1" office:value-type="float" office:value="4311403"/>
          <table:table-cell table:style-name="ce1" office:value-type="string">
            <text:p>Lajeado (RS)</text:p>
          </table:table-cell>
          <table:table-cell table:style-name="ce1" office:value-type="float" office:value="793.06"/>
        </table:table-row>
        <table:table-row table:style-name="ro1">
          <table:table-cell table:style-name="ce1" office:value-type="float" office:value="4311429"/>
          <table:table-cell table:style-name="ce1" office:value-type="string">
            <text:p>Lajeado do Bugre (RS)</text:p>
          </table:table-cell>
          <table:table-cell table:style-name="ce1" office:value-type="float" office:value="36.61"/>
        </table:table-row>
        <table:table-row table:style-name="ro1">
          <table:table-cell table:style-name="ce1" office:value-type="float" office:value="4311502"/>
          <table:table-cell table:style-name="ce1" office:value-type="string">
            <text:p>Lavras do Sul (RS)</text:p>
          </table:table-cell>
          <table:table-cell table:style-name="ce1" office:value-type="float" office:value="2.95"/>
        </table:table-row>
        <table:table-row table:style-name="ro1">
          <table:table-cell table:style-name="ce1" office:value-type="float" office:value="4311601"/>
          <table:table-cell table:style-name="ce1" office:value-type="string">
            <text:p>Liberato Salzano (RS)</text:p>
          </table:table-cell>
          <table:table-cell table:style-name="ce1" office:value-type="float" office:value="23.53"/>
        </table:table-row>
        <table:table-row table:style-name="ro1">
          <table:table-cell table:style-name="ce1" office:value-type="float" office:value="4311627"/>
          <table:table-cell table:style-name="ce1" office:value-type="string">
            <text:p>Lindolfo Collor (RS)</text:p>
          </table:table-cell>
          <table:table-cell table:style-name="ce1" office:value-type="float" office:value="158.44"/>
        </table:table-row>
        <table:table-row table:style-name="ro1">
          <table:table-cell table:style-name="ce1" office:value-type="float" office:value="4311643"/>
          <table:table-cell table:style-name="ce1" office:value-type="string">
            <text:p>Linha Nova (RS)</text:p>
          </table:table-cell>
          <table:table-cell table:style-name="ce1" office:value-type="float" office:value="25.48"/>
        </table:table-row>
        <table:table-row table:style-name="ro1">
          <table:table-cell table:style-name="ce1" office:value-type="float" office:value="4311700"/>
          <table:table-cell table:style-name="ce1" office:value-type="string">
            <text:p>Machadinho (RS)</text:p>
          </table:table-cell>
          <table:table-cell table:style-name="ce1" office:value-type="float" office:value="16.48"/>
        </table:table-row>
        <table:table-row table:style-name="ro1">
          <table:table-cell table:style-name="ce1" office:value-type="float" office:value="4311718"/>
          <table:table-cell table:style-name="ce1" office:value-type="string">
            <text:p>Maçambará (RS)</text:p>
          </table:table-cell>
          <table:table-cell table:style-name="ce1" office:value-type="float" office:value="2.82"/>
        </table:table-row>
        <table:table-row table:style-name="ro1">
          <table:table-cell table:style-name="ce1" office:value-type="float" office:value="4311734"/>
          <table:table-cell table:style-name="ce1" office:value-type="string">
            <text:p>Mampituba (RS)</text:p>
          </table:table-cell>
          <table:table-cell table:style-name="ce1" office:value-type="float" office:value="19.00"/>
        </table:table-row>
        <table:table-row table:style-name="ro1">
          <table:table-cell table:style-name="ce1" office:value-type="float" office:value="4311759"/>
          <table:table-cell table:style-name="ce1" office:value-type="string">
            <text:p>Manoel Viana (RS)</text:p>
          </table:table-cell>
          <table:table-cell table:style-name="ce1" office:value-type="float" office:value="5.09"/>
        </table:table-row>
        <table:table-row table:style-name="ro1">
          <table:table-cell table:style-name="ce1" office:value-type="float" office:value="4311775"/>
          <table:table-cell table:style-name="ce1" office:value-type="string">
            <text:p>Maquiné (RS)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float" office:value="4311791"/>
          <table:table-cell table:style-name="ce1" office:value-type="string">
            <text:p>Maratá (RS)</text:p>
          </table:table-cell>
          <table:table-cell table:style-name="ce1" office:value-type="float" office:value="31.13"/>
        </table:table-row>
        <table:table-row table:style-name="ro1">
          <table:table-cell table:style-name="ce1" office:value-type="float" office:value="4311809"/>
          <table:table-cell table:style-name="ce1" office:value-type="string">
            <text:p>Marau (RS)</text:p>
          </table:table-cell>
          <table:table-cell table:style-name="ce1" office:value-type="float" office:value="56.00"/>
        </table:table-row>
        <table:table-row table:style-name="ro1">
          <table:table-cell table:style-name="ce1" office:value-type="float" office:value="4311908"/>
          <table:table-cell table:style-name="ce1" office:value-type="string">
            <text:p>Marcelino Ramos (RS)</text:p>
          </table:table-cell>
          <table:table-cell table:style-name="ce1" office:value-type="float" office:value="22.36"/>
        </table:table-row>
        <table:table-row table:style-name="ro1">
          <table:table-cell table:style-name="ce1" office:value-type="float" office:value="4311981"/>
          <table:table-cell table:style-name="ce1" office:value-type="string">
            <text:p>Mariana Pimentel (RS)</text:p>
          </table:table-cell>
          <table:table-cell table:style-name="ce1" office:value-type="float" office:value="11.15"/>
        </table:table-row>
        <table:table-row table:style-name="ro1">
          <table:table-cell table:style-name="ce1" office:value-type="float" office:value="4312005"/>
          <table:table-cell table:style-name="ce1" office:value-type="string">
            <text:p>Mariano Moro (RS)</text:p>
          </table:table-cell>
          <table:table-cell table:style-name="ce1" office:value-type="float" office:value="22.30"/>
        </table:table-row>
        <table:table-row table:style-name="ro1">
          <table:table-cell table:style-name="ce1" office:value-type="float" office:value="4312054"/>
          <table:table-cell table:style-name="ce1" office:value-type="string">
            <text:p>Marques de Souza (RS)</text:p>
          </table:table-cell>
          <table:table-cell table:style-name="ce1" office:value-type="float" office:value="32.50"/>
        </table:table-row>
        <table:table-row table:style-name="ro1">
          <table:table-cell table:style-name="ce1" office:value-type="float" office:value="4312104"/>
          <table:table-cell table:style-name="ce1" office:value-type="string">
            <text:p>Mata (RS)</text:p>
          </table:table-cell>
          <table:table-cell table:style-name="ce1" office:value-type="float" office:value="16.39"/>
        </table:table-row>
        <table:table-row table:style-name="ro1">
          <table:table-cell table:style-name="ce1" office:value-type="float" office:value="4312138"/>
          <table:table-cell table:style-name="ce1" office:value-type="string">
            <text:p>Mato Castelhano (RS)</text:p>
          </table:table-cell>
          <table:table-cell table:style-name="ce1" office:value-type="float" office:value="10.36"/>
        </table:table-row>
        <table:table-row table:style-name="ro1">
          <table:table-cell table:style-name="ce1" office:value-type="float" office:value="4312153"/>
          <table:table-cell table:style-name="ce1" office:value-type="string">
            <text:p>Mato Leitão (RS)</text:p>
          </table:table-cell>
          <table:table-cell table:style-name="ce1" office:value-type="float" office:value="84.20"/>
        </table:table-row>
        <table:table-row table:style-name="ro1">
          <table:table-cell table:style-name="ce1" office:value-type="float" office:value="4312179"/>
          <table:table-cell table:style-name="ce1" office:value-type="string">
            <text:p>Mato Queimado (RS)</text:p>
          </table:table-cell>
          <table:table-cell table:style-name="ce1" office:value-type="float" office:value="15.69"/>
        </table:table-row>
        <table:table-row table:style-name="ro1">
          <table:table-cell table:style-name="ce1" office:value-type="float" office:value="4312203"/>
          <table:table-cell table:style-name="ce1" office:value-type="string">
            <text:p>Maximiliano de Almeida (RS)</text:p>
          </table:table-cell>
          <table:table-cell table:style-name="ce1" office:value-type="float" office:value="23.55"/>
        </table:table-row>
        <table:table-row table:style-name="ro1">
          <table:table-cell table:style-name="ce1" office:value-type="float" office:value="4312252"/>
          <table:table-cell table:style-name="ce1" office:value-type="string">
            <text:p>Minas do Leão (RS)</text:p>
          </table:table-cell>
          <table:table-cell table:style-name="ce1" office:value-type="float" office:value="17.98"/>
        </table:table-row>
        <table:table-row table:style-name="ro1">
          <table:table-cell table:style-name="ce1" office:value-type="float" office:value="4312302"/>
          <table:table-cell table:style-name="ce1" office:value-type="string">
            <text:p>Miraguaí (RS)</text:p>
          </table:table-cell>
          <table:table-cell table:style-name="ce1" office:value-type="float" office:value="37.24"/>
        </table:table-row>
        <table:table-row table:style-name="ro1">
          <table:table-cell table:style-name="ce1" office:value-type="float" office:value="4312351"/>
          <table:table-cell table:style-name="ce1" office:value-type="string">
            <text:p>Montauri (RS)</text:p>
          </table:table-cell>
          <table:table-cell table:style-name="ce1" office:value-type="float" office:value="18.79"/>
        </table:table-row>
        <table:table-row table:style-name="ro1">
          <table:table-cell table:style-name="ce1" office:value-type="float" office:value="4312377"/>
          <table:table-cell table:style-name="ce1" office:value-type="string">
            <text:p>Monte Alegre dos Campos (RS)</text:p>
          </table:table-cell>
          <table:table-cell table:style-name="ce1" office:value-type="float" office:value="5.64"/>
        </table:table-row>
        <table:table-row table:style-name="ro1">
          <table:table-cell table:style-name="ce1" office:value-type="float" office:value="4312385"/>
          <table:table-cell table:style-name="ce1" office:value-type="string">
            <text:p>Monte Belo do Sul (RS)</text:p>
          </table:table-cell>
          <table:table-cell table:style-name="ce1" office:value-type="float" office:value="39.05"/>
        </table:table-row>
        <table:table-row table:style-name="ro1">
          <table:table-cell table:style-name="ce1" office:value-type="float" office:value="4312401"/>
          <table:table-cell table:style-name="ce1" office:value-type="string">
            <text:p>Montenegro (RS)</text:p>
          </table:table-cell>
          <table:table-cell table:style-name="ce1" office:value-type="float" office:value="140.13"/>
        </table:table-row>
        <table:table-row table:style-name="ro1">
          <table:table-cell table:style-name="ce1" office:value-type="float" office:value="4312427"/>
          <table:table-cell table:style-name="ce1" office:value-type="string">
            <text:p>Mormaço (RS)</text:p>
          </table:table-cell>
          <table:table-cell table:style-name="ce1" office:value-type="float" office:value="18.81"/>
        </table:table-row>
        <table:table-row table:style-name="ro1">
          <table:table-cell table:style-name="ce1" office:value-type="float" office:value="4312443"/>
          <table:table-cell table:style-name="ce1" office:value-type="string">
            <text:p>Morrinhos do Sul (RS)</text:p>
          </table:table-cell>
          <table:table-cell table:style-name="ce1" office:value-type="float" office:value="19.23"/>
        </table:table-row>
        <table:table-row table:style-name="ro1">
          <table:table-cell table:style-name="ce1" office:value-type="float" office:value="4312450"/>
          <table:table-cell table:style-name="ce1" office:value-type="string">
            <text:p>Morro Redondo (RS)</text:p>
          </table:table-cell>
          <table:table-cell table:style-name="ce1" office:value-type="float" office:value="25.45"/>
        </table:table-row>
        <table:table-row table:style-name="ro1">
          <table:table-cell table:style-name="ce1" office:value-type="float" office:value="4312476"/>
          <table:table-cell table:style-name="ce1" office:value-type="string">
            <text:p>Morro Reuter (RS)</text:p>
          </table:table-cell>
          <table:table-cell table:style-name="ce1" office:value-type="float" office:value="64.76"/>
        </table:table-row>
        <table:table-row table:style-name="ro1">
          <table:table-cell table:style-name="ce1" office:value-type="float" office:value="4312500"/>
          <table:table-cell table:style-name="ce1" office:value-type="string">
            <text:p>Mostardas (RS)</text:p>
          </table:table-cell>
          <table:table-cell table:style-name="ce1" office:value-type="float" office:value="6.11"/>
        </table:table-row>
        <table:table-row table:style-name="ro1">
          <table:table-cell table:style-name="ce1" office:value-type="float" office:value="4312609"/>
          <table:table-cell table:style-name="ce1" office:value-type="string">
            <text:p>Muçum (RS)</text:p>
          </table:table-cell>
          <table:table-cell table:style-name="ce1" office:value-type="float" office:value="43.20"/>
        </table:table-row>
        <table:table-row table:style-name="ro1">
          <table:table-cell table:style-name="ce1" office:value-type="float" office:value="4312617"/>
          <table:table-cell table:style-name="ce1" office:value-type="string">
            <text:p>Muitos Capões (RS)</text:p>
          </table:table-cell>
          <table:table-cell table:style-name="ce1" office:value-type="float" office:value="2.49"/>
        </table:table-row>
        <table:table-row table:style-name="ro1">
          <table:table-cell table:style-name="ce1" office:value-type="float" office:value="4312625"/>
          <table:table-cell table:style-name="ce1" office:value-type="string">
            <text:p>Muliterno (RS)</text:p>
          </table:table-cell>
          <table:table-cell table:style-name="ce1" office:value-type="float" office:value="16.31"/>
        </table:table-row>
        <table:table-row table:style-name="ro1">
          <table:table-cell table:style-name="ce1" office:value-type="float" office:value="4312658"/>
          <table:table-cell table:style-name="ce1" office:value-type="string">
            <text:p>Não-Me-Toque (RS)</text:p>
          </table:table-cell>
          <table:table-cell table:style-name="ce1" office:value-type="float" office:value="44.06"/>
        </table:table-row>
        <table:table-row table:style-name="ro1">
          <table:table-cell table:style-name="ce1" office:value-type="float" office:value="4312674"/>
          <table:table-cell table:style-name="ce1" office:value-type="string">
            <text:p>Nicolau Vergueiro (RS)</text:p>
          </table:table-cell>
          <table:table-cell table:style-name="ce1" office:value-type="float" office:value="11.04"/>
        </table:table-row>
        <table:table-row table:style-name="ro1">
          <table:table-cell table:style-name="ce1" office:value-type="float" office:value="4312708"/>
          <table:table-cell table:style-name="ce1" office:value-type="string">
            <text:p>Nonoai (RS)</text:p>
          </table:table-cell>
          <table:table-cell table:style-name="ce1" office:value-type="float" office:value="25.73"/>
        </table:table-row>
        <table:table-row table:style-name="ro1">
          <table:table-cell table:style-name="ce1" office:value-type="float" office:value="4312757"/>
          <table:table-cell table:style-name="ce1" office:value-type="string">
            <text:p>Nova Alvorada (RS)</text:p>
          </table:table-cell>
          <table:table-cell table:style-name="ce1" office:value-type="float" office:value="21.30"/>
        </table:table-row>
        <table:table-row table:style-name="ro1">
          <table:table-cell table:style-name="ce1" office:value-type="float" office:value="4312807"/>
          <table:table-cell table:style-name="ce1" office:value-type="string">
            <text:p>Nova Araçá (RS)</text:p>
          </table:table-cell>
          <table:table-cell table:style-name="ce1" office:value-type="float" office:value="53.81"/>
        </table:table-row>
        <table:table-row table:style-name="ro1">
          <table:table-cell table:style-name="ce1" office:value-type="float" office:value="4312906"/>
          <table:table-cell table:style-name="ce1" office:value-type="string">
            <text:p>Nova Bassano (RS)</text:p>
          </table:table-cell>
          <table:table-cell table:style-name="ce1" office:value-type="float" office:value="41.77"/>
        </table:table-row>
        <table:table-row table:style-name="ro1">
          <table:table-cell table:style-name="ce1" office:value-type="float" office:value="4312955"/>
          <table:table-cell table:style-name="ce1" office:value-type="string">
            <text:p>Nova Boa Vista (RS)</text:p>
          </table:table-cell>
          <table:table-cell table:style-name="ce1" office:value-type="float" office:value="20.80"/>
        </table:table-row>
        <table:table-row table:style-name="ro1">
          <table:table-cell table:style-name="ce1" office:value-type="float" office:value="4313003"/>
          <table:table-cell table:style-name="ce1" office:value-type="string">
            <text:p>Nova Bréscia (RS)</text:p>
          </table:table-cell>
          <table:table-cell table:style-name="ce1" office:value-type="float" office:value="30.97"/>
        </table:table-row>
        <table:table-row table:style-name="ro1">
          <table:table-cell table:style-name="ce1" office:value-type="float" office:value="4313011"/>
          <table:table-cell table:style-name="ce1" office:value-type="string">
            <text:p>Nova Candelária (RS)</text:p>
          </table:table-cell>
          <table:table-cell table:style-name="ce1" office:value-type="float" office:value="28.12"/>
        </table:table-row>
        <table:table-row table:style-name="ro1">
          <table:table-cell table:style-name="ce1" office:value-type="float" office:value="4313037"/>
          <table:table-cell table:style-name="ce1" office:value-type="string">
            <text:p>Nova Esperança do Sul (RS)</text:p>
          </table:table-cell>
          <table:table-cell table:style-name="ce1" office:value-type="float" office:value="24.46"/>
        </table:table-row>
        <table:table-row table:style-name="ro1">
          <table:table-cell table:style-name="ce1" office:value-type="float" office:value="4313060"/>
          <table:table-cell table:style-name="ce1" office:value-type="string">
            <text:p>Nova Hartz (RS)</text:p>
          </table:table-cell>
          <table:table-cell table:style-name="ce1" office:value-type="float" office:value="293.26"/>
        </table:table-row>
        <table:table-row table:style-name="ro1">
          <table:table-cell table:style-name="ce1" office:value-type="float" office:value="4313086"/>
          <table:table-cell table:style-name="ce1" office:value-type="string">
            <text:p>Nova Pádua (RS)</text:p>
          </table:table-cell>
          <table:table-cell table:style-name="ce1" office:value-type="float" office:value="23.73"/>
        </table:table-row>
        <table:table-row table:style-name="ro1">
          <table:table-cell table:style-name="ce1" office:value-type="float" office:value="4313102"/>
          <table:table-cell table:style-name="ce1" office:value-type="string">
            <text:p>Nova Palma (RS)</text:p>
          </table:table-cell>
          <table:table-cell table:style-name="ce1" office:value-type="float" office:value="20.23"/>
        </table:table-row>
        <table:table-row table:style-name="ro1">
          <table:table-cell table:style-name="ce1" office:value-type="float" office:value="4313201"/>
          <table:table-cell table:style-name="ce1" office:value-type="string">
            <text:p>Nova Petrópolis (RS)</text:p>
          </table:table-cell>
          <table:table-cell table:style-name="ce1" office:value-type="float" office:value="65.38"/>
        </table:table-row>
        <table:table-row table:style-name="ro1">
          <table:table-cell table:style-name="ce1" office:value-type="float" office:value="4313300"/>
          <table:table-cell table:style-name="ce1" office:value-type="string">
            <text:p>Nova Prata (RS)</text:p>
          </table:table-cell>
          <table:table-cell table:style-name="ce1" office:value-type="float" office:value="88.23"/>
        </table:table-row>
        <table:table-row table:style-name="ro1">
          <table:table-cell table:style-name="ce1" office:value-type="float" office:value="4313334"/>
          <table:table-cell table:style-name="ce1" office:value-type="string">
            <text:p>Nova Ramada (RS)</text:p>
          </table:table-cell>
          <table:table-cell table:style-name="ce1" office:value-type="float" office:value="9.57"/>
        </table:table-row>
        <table:table-row table:style-name="ro1">
          <table:table-cell table:style-name="ce1" office:value-type="float" office:value="4313359"/>
          <table:table-cell table:style-name="ce1" office:value-type="string">
            <text:p>Nova Roma do Sul (RS)</text:p>
          </table:table-cell>
          <table:table-cell table:style-name="ce1" office:value-type="float" office:value="22.43"/>
        </table:table-row>
        <table:table-row table:style-name="ro1">
          <table:table-cell table:style-name="ce1" office:value-type="float" office:value="4313375"/>
          <table:table-cell table:style-name="ce1" office:value-type="string">
            <text:p>Nova Santa Rita (RS)</text:p>
          </table:table-cell>
          <table:table-cell table:style-name="ce1" office:value-type="float" office:value="104.26"/>
        </table:table-row>
        <table:table-row table:style-name="ro1">
          <table:table-cell table:style-name="ce1" office:value-type="float" office:value="4313391"/>
          <table:table-cell table:style-name="ce1" office:value-type="string">
            <text:p>Novo Cabrais (RS)</text:p>
          </table:table-cell>
          <table:table-cell table:style-name="ce1" office:value-type="float" office:value="20.05"/>
        </table:table-row>
        <table:table-row table:style-name="ro1">
          <table:table-cell table:style-name="ce1" office:value-type="float" office:value="4313409"/>
          <table:table-cell table:style-name="ce1" office:value-type="string">
            <text:p>Novo Hamburgo (RS)</text:p>
          </table:table-cell>
          <table:table-cell table:style-name="ce1" office:value-type="float" office:value="1067.54"/>
        </table:table-row>
        <table:table-row table:style-name="ro1">
          <table:table-cell table:style-name="ce1" office:value-type="float" office:value="4313425"/>
          <table:table-cell table:style-name="ce1" office:value-type="string">
            <text:p>Novo Machado (RS)</text:p>
          </table:table-cell>
          <table:table-cell table:style-name="ce1" office:value-type="float" office:value="17.95"/>
        </table:table-row>
        <table:table-row table:style-name="ro1">
          <table:table-cell table:style-name="ce1" office:value-type="float" office:value="4313441"/>
          <table:table-cell table:style-name="ce1" office:value-type="string">
            <text:p>Novo Tiradentes (RS)</text:p>
          </table:table-cell>
          <table:table-cell table:style-name="ce1" office:value-type="float" office:value="30.20"/>
        </table:table-row>
        <table:table-row table:style-name="ro1">
          <table:table-cell table:style-name="ce1" office:value-type="float" office:value="4313466"/>
          <table:table-cell table:style-name="ce1" office:value-type="string">
            <text:p>Novo Xingu (RS)</text:p>
          </table:table-cell>
          <table:table-cell table:style-name="ce1" office:value-type="float" office:value="21.80"/>
        </table:table-row>
        <table:table-row table:style-name="ro1">
          <table:table-cell table:style-name="ce1" office:value-type="float" office:value="4313490"/>
          <table:table-cell table:style-name="ce1" office:value-type="string">
            <text:p>Novo Barreiro (RS)</text:p>
          </table:table-cell>
          <table:table-cell table:style-name="ce1" office:value-type="float" office:value="32.19"/>
        </table:table-row>
        <table:table-row table:style-name="ro1">
          <table:table-cell table:style-name="ce1" office:value-type="float" office:value="4313508"/>
          <table:table-cell table:style-name="ce1" office:value-type="string">
            <text:p>Osório (RS)</text:p>
          </table:table-cell>
          <table:table-cell table:style-name="ce1" office:value-type="float" office:value="61.65"/>
        </table:table-row>
        <table:table-row table:style-name="ro1">
          <table:table-cell table:style-name="ce1" office:value-type="float" office:value="4313607"/>
          <table:table-cell table:style-name="ce1" office:value-type="string">
            <text:p>Paim Filho (RS)</text:p>
          </table:table-cell>
          <table:table-cell table:style-name="ce1" office:value-type="float" office:value="23.29"/>
        </table:table-row>
        <table:table-row table:style-name="ro1">
          <table:table-cell table:style-name="ce1" office:value-type="float" office:value="4313656"/>
          <table:table-cell table:style-name="ce1" office:value-type="string">
            <text:p>Palmares do Sul (RS)</text:p>
          </table:table-cell>
          <table:table-cell table:style-name="ce1" office:value-type="float" office:value="11.56"/>
        </table:table-row>
        <table:table-row table:style-name="ro1">
          <table:table-cell table:style-name="ce1" office:value-type="float" office:value="4313706"/>
          <table:table-cell table:style-name="ce1" office:value-type="string">
            <text:p>Palmeira das Missões (RS)</text:p>
          </table:table-cell>
          <table:table-cell table:style-name="ce1" office:value-type="float" office:value="24.18"/>
        </table:table-row>
        <table:table-row table:style-name="ro1">
          <table:table-cell table:style-name="ce1" office:value-type="float" office:value="4313805"/>
          <table:table-cell table:style-name="ce1" office:value-type="string">
            <text:p>Palmitinho (RS)</text:p>
          </table:table-cell>
          <table:table-cell table:style-name="ce1" office:value-type="float" office:value="48.04"/>
        </table:table-row>
        <table:table-row table:style-name="ro1">
          <table:table-cell table:style-name="ce1" office:value-type="float" office:value="4313904"/>
          <table:table-cell table:style-name="ce1" office:value-type="string">
            <text:p>Panambi (RS)</text:p>
          </table:table-cell>
          <table:table-cell table:style-name="ce1" office:value-type="float" office:value="77.53"/>
        </table:table-row>
        <table:table-row table:style-name="ro1">
          <table:table-cell table:style-name="ce1" office:value-type="float" office:value="4313953"/>
          <table:table-cell table:style-name="ce1" office:value-type="string">
            <text:p>Pantano Grande (RS)</text:p>
          </table:table-cell>
          <table:table-cell table:style-name="ce1" office:value-type="float" office:value="11.76"/>
        </table:table-row>
        <table:table-row table:style-name="ro1">
          <table:table-cell table:style-name="ce1" office:value-type="float" office:value="4314001"/>
          <table:table-cell table:style-name="ce1" office:value-type="string">
            <text:p>Paraí (RS)</text:p>
          </table:table-cell>
          <table:table-cell table:style-name="ce1" office:value-type="float" office:value="56.57"/>
        </table:table-row>
        <table:table-row table:style-name="ro1">
          <table:table-cell table:style-name="ce1" office:value-type="float" office:value="4314027"/>
          <table:table-cell table:style-name="ce1" office:value-type="string">
            <text:p>Paraíso do Sul (RS)</text:p>
          </table:table-cell>
          <table:table-cell table:style-name="ce1" office:value-type="float" office:value="21.71"/>
        </table:table-row>
        <table:table-row table:style-name="ro1">
          <table:table-cell table:style-name="ce1" office:value-type="float" office:value="4314035"/>
          <table:table-cell table:style-name="ce1" office:value-type="string">
            <text:p>Pareci Novo (RS)</text:p>
          </table:table-cell>
          <table:table-cell table:style-name="ce1" office:value-type="float" office:value="61.16"/>
        </table:table-row>
        <table:table-row table:style-name="ro1">
          <table:table-cell table:style-name="ce1" office:value-type="float" office:value="4314050"/>
          <table:table-cell table:style-name="ce1" office:value-type="string">
            <text:p>Parobé (RS)</text:p>
          </table:table-cell>
          <table:table-cell table:style-name="ce1" office:value-type="float" office:value="474.03"/>
        </table:table-row>
        <table:table-row table:style-name="ro1">
          <table:table-cell table:style-name="ce1" office:value-type="float" office:value="4314068"/>
          <table:table-cell table:style-name="ce1" office:value-type="string">
            <text:p>Passa Sete (RS)</text:p>
          </table:table-cell>
          <table:table-cell table:style-name="ce1" office:value-type="float" office:value="16.92"/>
        </table:table-row>
        <table:table-row table:style-name="ro1">
          <table:table-cell table:style-name="ce1" office:value-type="float" office:value="4314076"/>
          <table:table-cell table:style-name="ce1" office:value-type="string">
            <text:p>Passo do Sobrado (RS)</text:p>
          </table:table-cell>
          <table:table-cell table:style-name="ce1" office:value-type="float" office:value="22.67"/>
        </table:table-row>
        <table:table-row table:style-name="ro1">
          <table:table-cell table:style-name="ce1" office:value-type="float" office:value="4314100"/>
          <table:table-cell table:style-name="ce1" office:value-type="string">
            <text:p>Passo Fundo (RS)</text:p>
          </table:table-cell>
          <table:table-cell table:style-name="ce1" office:value-type="float" office:value="235.92"/>
        </table:table-row>
        <table:table-row table:style-name="ro1">
          <table:table-cell table:style-name="ce1" office:value-type="float" office:value="4314134"/>
          <table:table-cell table:style-name="ce1" office:value-type="string">
            <text:p>Paulo Bento (RS)</text:p>
          </table:table-cell>
          <table:table-cell table:style-name="ce1" office:value-type="float" office:value="14.80"/>
        </table:table-row>
        <table:table-row table:style-name="ro1">
          <table:table-cell table:style-name="ce1" office:value-type="float" office:value="4314159"/>
          <table:table-cell table:style-name="ce1" office:value-type="string">
            <text:p>Paverama (RS)</text:p>
          </table:table-cell>
          <table:table-cell table:style-name="ce1" office:value-type="float" office:value="46.80"/>
        </table:table-row>
        <table:table-row table:style-name="ro1">
          <table:table-cell table:style-name="ce1" office:value-type="float" office:value="4314175"/>
          <table:table-cell table:style-name="ce1" office:value-type="string">
            <text:p>Pedras Altas (RS)</text:p>
          </table:table-cell>
          <table:table-cell table:style-name="ce1" office:value-type="float" office:value="1.61"/>
        </table:table-row>
        <table:table-row table:style-name="ro1">
          <table:table-cell table:style-name="ce1" office:value-type="float" office:value="4314209"/>
          <table:table-cell table:style-name="ce1" office:value-type="string">
            <text:p>Pedro Osório (RS)</text:p>
          </table:table-cell>
          <table:table-cell table:style-name="ce1" office:value-type="float" office:value="12.83"/>
        </table:table-row>
        <table:table-row table:style-name="ro1">
          <table:table-cell table:style-name="ce1" office:value-type="float" office:value="4314308"/>
          <table:table-cell table:style-name="ce1" office:value-type="string">
            <text:p>Pejuçara (RS)</text:p>
          </table:table-cell>
          <table:table-cell table:style-name="ce1" office:value-type="float" office:value="9.59"/>
        </table:table-row>
        <table:table-row table:style-name="ro1">
          <table:table-cell table:style-name="ce1" office:value-type="float" office:value="4314407"/>
          <table:table-cell table:style-name="ce1" office:value-type="string">
            <text:p>Pelotas (RS)</text:p>
          </table:table-cell>
          <table:table-cell table:style-name="ce1" office:value-type="float" office:value="203.89"/>
        </table:table-row>
        <table:table-row table:style-name="ro1">
          <table:table-cell table:style-name="ce1" office:value-type="float" office:value="4314423"/>
          <table:table-cell table:style-name="ce1" office:value-type="string">
            <text:p>Picada Café (RS)</text:p>
          </table:table-cell>
          <table:table-cell table:style-name="ce1" office:value-type="float" office:value="60.86"/>
        </table:table-row>
        <table:table-row table:style-name="ro1">
          <table:table-cell table:style-name="ce1" office:value-type="float" office:value="4314456"/>
          <table:table-cell table:style-name="ce1" office:value-type="string">
            <text:p>Pinhal (RS)</text:p>
          </table:table-cell>
          <table:table-cell table:style-name="ce1" office:value-type="float" office:value="36.84"/>
        </table:table-row>
        <table:table-row table:style-name="ro1">
          <table:table-cell table:style-name="ce1" office:value-type="float" office:value="4314464"/>
          <table:table-cell table:style-name="ce1" office:value-type="string">
            <text:p>Pinhal da Serra (RS)</text:p>
          </table:table-cell>
          <table:table-cell table:style-name="ce1" office:value-type="float" office:value="4.87"/>
        </table:table-row>
        <table:table-row table:style-name="ro1">
          <table:table-cell table:style-name="ce1" office:value-type="float" office:value="4314472"/>
          <table:table-cell table:style-name="ce1" office:value-type="string">
            <text:p>Pinhal Grande (RS)</text:p>
          </table:table-cell>
          <table:table-cell table:style-name="ce1" office:value-type="float" office:value="9.37"/>
        </table:table-row>
        <table:table-row table:style-name="ro1">
          <table:table-cell table:style-name="ce1" office:value-type="float" office:value="4314498"/>
          <table:table-cell table:style-name="ce1" office:value-type="string">
            <text:p>Pinheirinho do Vale (RS)</text:p>
          </table:table-cell>
          <table:table-cell table:style-name="ce1" office:value-type="float" office:value="42.69"/>
        </table:table-row>
        <table:table-row table:style-name="ro1">
          <table:table-cell table:style-name="ce1" office:value-type="float" office:value="4314506"/>
          <table:table-cell table:style-name="ce1" office:value-type="string">
            <text:p>Pinheiro Machado (RS)</text:p>
          </table:table-cell>
          <table:table-cell table:style-name="ce1" office:value-type="float" office:value="5.68"/>
        </table:table-row>
        <table:table-row table:style-name="ro1">
          <table:table-cell table:style-name="ce1" office:value-type="float" office:value="4314555"/>
          <table:table-cell table:style-name="ce1" office:value-type="string">
            <text:p>Pirapó (RS)</text:p>
          </table:table-cell>
          <table:table-cell table:style-name="ce1" office:value-type="float" office:value="9.45"/>
        </table:table-row>
        <table:table-row table:style-name="ro1">
          <table:table-cell table:style-name="ce1" office:value-type="float" office:value="4314605"/>
          <table:table-cell table:style-name="ce1" office:value-type="string">
            <text:p>Piratini (RS)</text:p>
          </table:table-cell>
          <table:table-cell table:style-name="ce1" office:value-type="float" office:value="5.61"/>
        </table:table-row>
        <table:table-row table:style-name="ro1">
          <table:table-cell table:style-name="ce1" office:value-type="float" office:value="4314704"/>
          <table:table-cell table:style-name="ce1" office:value-type="string">
            <text:p>Planalto (RS)</text:p>
          </table:table-cell>
          <table:table-cell table:style-name="ce1" office:value-type="float" office:value="45.67"/>
        </table:table-row>
        <table:table-row table:style-name="ro1">
          <table:table-cell table:style-name="ce1" office:value-type="float" office:value="4314753"/>
          <table:table-cell table:style-name="ce1" office:value-type="string">
            <text:p>Poço das Antas (RS)</text:p>
          </table:table-cell>
          <table:table-cell table:style-name="ce1" office:value-type="float" office:value="31.00"/>
        </table:table-row>
        <table:table-row table:style-name="ro1">
          <table:table-cell table:style-name="ce1" office:value-type="float" office:value="4314779"/>
          <table:table-cell table:style-name="ce1" office:value-type="string">
            <text:p>Pontão (RS)</text:p>
          </table:table-cell>
          <table:table-cell table:style-name="ce1" office:value-type="float" office:value="7.63"/>
        </table:table-row>
        <table:table-row table:style-name="ro1">
          <table:table-cell table:style-name="ce1" office:value-type="float" office:value="4314787"/>
          <table:table-cell table:style-name="ce1" office:value-type="string">
            <text:p>Ponte Preta (RS)</text:p>
          </table:table-cell>
          <table:table-cell table:style-name="ce1" office:value-type="float" office:value="17.52"/>
        </table:table-row>
        <table:table-row table:style-name="ro1">
          <table:table-cell table:style-name="ce1" office:value-type="float" office:value="4314803"/>
          <table:table-cell table:style-name="ce1" office:value-type="string">
            <text:p>Portão (RS)</text:p>
          </table:table-cell>
          <table:table-cell table:style-name="ce1" office:value-type="float" office:value="193.38"/>
        </table:table-row>
        <table:table-row table:style-name="ro1">
          <table:table-cell table:style-name="ce1" office:value-type="float" office:value="4314902"/>
          <table:table-cell table:style-name="ce1" office:value-type="string">
            <text:p>Porto Alegre (RS)</text:p>
          </table:table-cell>
          <table:table-cell table:style-name="ce1" office:value-type="float" office:value="2837.52"/>
        </table:table-row>
        <table:table-row table:style-name="ro1">
          <table:table-cell table:style-name="ce1" office:value-type="float" office:value="4315008"/>
          <table:table-cell table:style-name="ce1" office:value-type="string">
            <text:p>Porto Lucena (RS)</text:p>
          </table:table-cell>
          <table:table-cell table:style-name="ce1" office:value-type="float" office:value="21.65"/>
        </table:table-row>
        <table:table-row table:style-name="ro1">
          <table:table-cell table:style-name="ce1" office:value-type="float" office:value="4315057"/>
          <table:table-cell table:style-name="ce1" office:value-type="string">
            <text:p>Porto Mauá (RS)</text:p>
          </table:table-cell>
          <table:table-cell table:style-name="ce1" office:value-type="float" office:value="24.08"/>
        </table:table-row>
        <table:table-row table:style-name="ro1">
          <table:table-cell table:style-name="ce1" office:value-type="float" office:value="4315073"/>
          <table:table-cell table:style-name="ce1" office:value-type="string">
            <text:p>Porto Vera Cruz (RS)</text:p>
          </table:table-cell>
          <table:table-cell table:style-name="ce1" office:value-type="float" office:value="16.30"/>
        </table:table-row>
        <table:table-row table:style-name="ro1">
          <table:table-cell table:style-name="ce1" office:value-type="float" office:value="4315107"/>
          <table:table-cell table:style-name="ce1" office:value-type="string">
            <text:p>Porto Xavier (RS)</text:p>
          </table:table-cell>
          <table:table-cell table:style-name="ce1" office:value-type="float" office:value="37.64"/>
        </table:table-row>
        <table:table-row table:style-name="ro1">
          <table:table-cell table:style-name="ce1" office:value-type="float" office:value="4315131"/>
          <table:table-cell table:style-name="ce1" office:value-type="string">
            <text:p>Pouso Novo (RS)</text:p>
          </table:table-cell>
          <table:table-cell table:style-name="ce1" office:value-type="float" office:value="17.60"/>
        </table:table-row>
        <table:table-row table:style-name="ro1">
          <table:table-cell table:style-name="ce1" office:value-type="float" office:value="4315149"/>
          <table:table-cell table:style-name="ce1" office:value-type="string">
            <text:p>Presidente Lucena (RS)</text:p>
          </table:table-cell>
          <table:table-cell table:style-name="ce1" office:value-type="float" office:value="50.26"/>
        </table:table-row>
        <table:table-row table:style-name="ro1">
          <table:table-cell table:style-name="ce1" office:value-type="float" office:value="4315156"/>
          <table:table-cell table:style-name="ce1" office:value-type="string">
            <text:p>Progresso (RS)</text:p>
          </table:table-cell>
          <table:table-cell table:style-name="ce1" office:value-type="float" office:value="24.09"/>
        </table:table-row>
        <table:table-row table:style-name="ro1">
          <table:table-cell table:style-name="ce1" office:value-type="float" office:value="4315172"/>
          <table:table-cell table:style-name="ce1" office:value-type="string">
            <text:p>Protásio Alves (RS)</text:p>
          </table:table-cell>
          <table:table-cell table:style-name="ce1" office:value-type="float" office:value="11.57"/>
        </table:table-row>
        <table:table-row table:style-name="ro1">
          <table:table-cell table:style-name="ce1" office:value-type="float" office:value="4315206"/>
          <table:table-cell table:style-name="ce1" office:value-type="string">
            <text:p>Putinga (RS)</text:p>
          </table:table-cell>
          <table:table-cell table:style-name="ce1" office:value-type="float" office:value="20.19"/>
        </table:table-row>
        <table:table-row table:style-name="ro1">
          <table:table-cell table:style-name="ce1" office:value-type="float" office:value="4315305"/>
          <table:table-cell table:style-name="ce1" office:value-type="string">
            <text:p>Quaraí (RS)</text:p>
          </table:table-cell>
          <table:table-cell table:style-name="ce1" office:value-type="float" office:value="7.31"/>
        </table:table-row>
        <table:table-row table:style-name="ro1">
          <table:table-cell table:style-name="ce1" office:value-type="float" office:value="4315313"/>
          <table:table-cell table:style-name="ce1" office:value-type="string">
            <text:p>Quatro Irmãos (RS)</text:p>
          </table:table-cell>
          <table:table-cell table:style-name="ce1" office:value-type="float" office:value="6.62"/>
        </table:table-row>
        <table:table-row table:style-name="ro1">
          <table:table-cell table:style-name="ce1" office:value-type="float" office:value="4315321"/>
          <table:table-cell table:style-name="ce1" office:value-type="string">
            <text:p>Quevedos (RS)</text:p>
          </table:table-cell>
          <table:table-cell table:style-name="ce1" office:value-type="float" office:value="4.99"/>
        </table:table-row>
        <table:table-row table:style-name="ro1">
          <table:table-cell table:style-name="ce1" office:value-type="float" office:value="4315354"/>
          <table:table-cell table:style-name="ce1" office:value-type="string">
            <text:p>Quinze de Novembro (RS)</text:p>
          </table:table-cell>
          <table:table-cell table:style-name="ce1" office:value-type="float" office:value="16.33"/>
        </table:table-row>
        <table:table-row table:style-name="ro1">
          <table:table-cell table:style-name="ce1" office:value-type="float" office:value="4315404"/>
          <table:table-cell table:style-name="ce1" office:value-type="string">
            <text:p>Redentora (RS)</text:p>
          </table:table-cell>
          <table:table-cell table:style-name="ce1" office:value-type="float" office:value="33.77"/>
        </table:table-row>
        <table:table-row table:style-name="ro1">
          <table:table-cell table:style-name="ce1" office:value-type="float" office:value="4315453"/>
          <table:table-cell table:style-name="ce1" office:value-type="string">
            <text:p>Relvado (RS)</text:p>
          </table:table-cell>
          <table:table-cell table:style-name="ce1" office:value-type="float" office:value="17.46"/>
        </table:table-row>
        <table:table-row table:style-name="ro1">
          <table:table-cell table:style-name="ce1" office:value-type="float" office:value="4315503"/>
          <table:table-cell table:style-name="ce1" office:value-type="string">
            <text:p>Restinga Sêca (RS)</text:p>
          </table:table-cell>
          <table:table-cell table:style-name="ce1" office:value-type="float" office:value="16.58"/>
        </table:table-row>
        <table:table-row table:style-name="ro1">
          <table:table-cell table:style-name="ce1" office:value-type="float" office:value="4315552"/>
          <table:table-cell table:style-name="ce1" office:value-type="string">
            <text:p>Rio dos Índios (RS)</text:p>
          </table:table-cell>
          <table:table-cell table:style-name="ce1" office:value-type="float" office:value="15.26"/>
        </table:table-row>
        <table:table-row table:style-name="ro1">
          <table:table-cell table:style-name="ce1" office:value-type="float" office:value="4315602"/>
          <table:table-cell table:style-name="ce1" office:value-type="string">
            <text:p>Rio Grande (RS)</text:p>
          </table:table-cell>
          <table:table-cell table:style-name="ce1" office:value-type="float" office:value="72.79"/>
        </table:table-row>
        <table:table-row table:style-name="ro1">
          <table:table-cell table:style-name="ce1" office:value-type="float" office:value="4315701"/>
          <table:table-cell table:style-name="ce1" office:value-type="string">
            <text:p>Rio Pardo (RS)</text:p>
          </table:table-cell>
          <table:table-cell table:style-name="ce1" office:value-type="float" office:value="18.33"/>
        </table:table-row>
        <table:table-row table:style-name="ro1">
          <table:table-cell table:style-name="ce1" office:value-type="float" office:value="4315750"/>
          <table:table-cell table:style-name="ce1" office:value-type="string">
            <text:p>Riozinho (RS)</text:p>
          </table:table-cell>
          <table:table-cell table:style-name="ce1" office:value-type="float" office:value="18.07"/>
        </table:table-row>
        <table:table-row table:style-name="ro1">
          <table:table-cell table:style-name="ce1" office:value-type="float" office:value="4315800"/>
          <table:table-cell table:style-name="ce1" office:value-type="string">
            <text:p>Roca Sales (RS)</text:p>
          </table:table-cell>
          <table:table-cell table:style-name="ce1" office:value-type="float" office:value="49.29"/>
        </table:table-row>
        <table:table-row table:style-name="ro1">
          <table:table-cell table:style-name="ce1" office:value-type="float" office:value="4315909"/>
          <table:table-cell table:style-name="ce1" office:value-type="string">
            <text:p>Rodeio Bonito (RS)</text:p>
          </table:table-cell>
          <table:table-cell table:style-name="ce1" office:value-type="float" office:value="69.03"/>
        </table:table-row>
        <table:table-row table:style-name="ro1">
          <table:table-cell table:style-name="ce1" office:value-type="float" office:value="4315958"/>
          <table:table-cell table:style-name="ce1" office:value-type="string">
            <text:p>Rolador (RS)</text:p>
          </table:table-cell>
          <table:table-cell table:style-name="ce1" office:value-type="float" office:value="8.63"/>
        </table:table-row>
        <table:table-row table:style-name="ro1">
          <table:table-cell table:style-name="ce1" office:value-type="float" office:value="4316006"/>
          <table:table-cell table:style-name="ce1" office:value-type="string">
            <text:p>Rolante (RS)</text:p>
          </table:table-cell>
          <table:table-cell table:style-name="ce1" office:value-type="float" office:value="65.91"/>
        </table:table-row>
        <table:table-row table:style-name="ro1">
          <table:table-cell table:style-name="ce1" office:value-type="float" office:value="4316105"/>
          <table:table-cell table:style-name="ce1" office:value-type="string">
            <text:p>Ronda Alta (RS)</text:p>
          </table:table-cell>
          <table:table-cell table:style-name="ce1" office:value-type="float" office:value="24.37"/>
        </table:table-row>
        <table:table-row table:style-name="ro1">
          <table:table-cell table:style-name="ce1" office:value-type="float" office:value="4316204"/>
          <table:table-cell table:style-name="ce1" office:value-type="string">
            <text:p>Rondinha (RS)</text:p>
          </table:table-cell>
          <table:table-cell table:style-name="ce1" office:value-type="float" office:value="21.88"/>
        </table:table-row>
        <table:table-row table:style-name="ro1">
          <table:table-cell table:style-name="ce1" office:value-type="float" office:value="4316303"/>
          <table:table-cell table:style-name="ce1" office:value-type="string">
            <text:p>Roque Gonzales (RS)</text:p>
          </table:table-cell>
          <table:table-cell table:style-name="ce1" office:value-type="float" office:value="20.78"/>
        </table:table-row>
        <table:table-row table:style-name="ro1">
          <table:table-cell table:style-name="ce1" office:value-type="float" office:value="4316402"/>
          <table:table-cell table:style-name="ce1" office:value-type="string">
            <text:p>Rosário do Sul (RS)</text:p>
          </table:table-cell>
          <table:table-cell table:style-name="ce1" office:value-type="float" office:value="9.09"/>
        </table:table-row>
        <table:table-row table:style-name="ro1">
          <table:table-cell table:style-name="ce1" office:value-type="float" office:value="4316428"/>
          <table:table-cell table:style-name="ce1" office:value-type="string">
            <text:p>Sagrada Família (RS)</text:p>
          </table:table-cell>
          <table:table-cell table:style-name="ce1" office:value-type="float" office:value="33.16"/>
        </table:table-row>
        <table:table-row table:style-name="ro1">
          <table:table-cell table:style-name="ce1" office:value-type="float" office:value="4316436"/>
          <table:table-cell table:style-name="ce1" office:value-type="string">
            <text:p>Saldanha Marinho (RS)</text:p>
          </table:table-cell>
          <table:table-cell table:style-name="ce1" office:value-type="float" office:value="12.95"/>
        </table:table-row>
        <table:table-row table:style-name="ro1">
          <table:table-cell table:style-name="ce1" office:value-type="float" office:value="4316451"/>
          <table:table-cell table:style-name="ce1" office:value-type="string">
            <text:p>Salto do Jacuí (RS)</text:p>
          </table:table-cell>
          <table:table-cell table:style-name="ce1" office:value-type="float" office:value="23.41"/>
        </table:table-row>
        <table:table-row table:style-name="ro1">
          <table:table-cell table:style-name="ce1" office:value-type="float" office:value="4316477"/>
          <table:table-cell table:style-name="ce1" office:value-type="string">
            <text:p>Salvador das Missões (RS)</text:p>
          </table:table-cell>
          <table:table-cell table:style-name="ce1" office:value-type="float" office:value="28.38"/>
        </table:table-row>
        <table:table-row table:style-name="ro1">
          <table:table-cell table:style-name="ce1" office:value-type="float" office:value="4316501"/>
          <table:table-cell table:style-name="ce1" office:value-type="string">
            <text:p>Salvador do Sul (RS)</text:p>
          </table:table-cell>
          <table:table-cell table:style-name="ce1" office:value-type="float" office:value="67.59"/>
        </table:table-row>
        <table:table-row table:style-name="ro1">
          <table:table-cell table:style-name="ce1" office:value-type="float" office:value="4316600"/>
          <table:table-cell table:style-name="ce1" office:value-type="string">
            <text:p>Sananduva (RS)</text:p>
          </table:table-cell>
          <table:table-cell table:style-name="ce1" office:value-type="float" office:value="30.47"/>
        </table:table-row>
        <table:table-row table:style-name="ro1">
          <table:table-cell table:style-name="ce1" office:value-type="float" office:value="4316709"/>
          <table:table-cell table:style-name="ce1" office:value-type="string">
            <text:p>Santa Bárbara do Sul (RS)</text:p>
          </table:table-cell>
          <table:table-cell table:style-name="ce1" office:value-type="float" office:value="9.05"/>
        </table:table-row>
        <table:table-row table:style-name="ro1">
          <table:table-cell table:style-name="ce1" office:value-type="float" office:value="4316733"/>
          <table:table-cell table:style-name="ce1" office:value-type="string">
            <text:p>Santa Cecília do Sul (RS)</text:p>
          </table:table-cell>
          <table:table-cell table:style-name="ce1" office:value-type="float" office:value="8.30"/>
        </table:table-row>
        <table:table-row table:style-name="ro1">
          <table:table-cell table:style-name="ce1" office:value-type="float" office:value="4316758"/>
          <table:table-cell table:style-name="ce1" office:value-type="string">
            <text:p>Santa Clara do Sul (RS)</text:p>
          </table:table-cell>
          <table:table-cell table:style-name="ce1" office:value-type="float" office:value="65.75"/>
        </table:table-row>
        <table:table-row table:style-name="ro1">
          <table:table-cell table:style-name="ce1" office:value-type="float" office:value="4316808"/>
          <table:table-cell table:style-name="ce1" office:value-type="string">
            <text:p>Santa Cruz do Sul (RS)</text:p>
          </table:table-cell>
          <table:table-cell table:style-name="ce1" office:value-type="float" office:value="161.40"/>
        </table:table-row>
        <table:table-row table:style-name="ro1">
          <table:table-cell table:style-name="ce1" office:value-type="float" office:value="4316907"/>
          <table:table-cell table:style-name="ce1" office:value-type="string">
            <text:p>Santa Maria (RS)</text:p>
          </table:table-cell>
          <table:table-cell table:style-name="ce1" office:value-type="float" office:value="145.98"/>
        </table:table-row>
        <table:table-row table:style-name="ro1">
          <table:table-cell table:style-name="ce1" office:value-type="float" office:value="4316956"/>
          <table:table-cell table:style-name="ce1" office:value-type="string">
            <text:p>Santa Maria do Herval (RS)</text:p>
          </table:table-cell>
          <table:table-cell table:style-name="ce1" office:value-type="float" office:value="43.36"/>
        </table:table-row>
        <table:table-row table:style-name="ro1">
          <table:table-cell table:style-name="ce1" office:value-type="float" office:value="4316972"/>
          <table:table-cell table:style-name="ce1" office:value-type="string">
            <text:p>Santa Margarida do Sul (RS)</text:p>
          </table:table-cell>
          <table:table-cell table:style-name="ce1" office:value-type="float" office:value="2.46"/>
        </table:table-row>
        <table:table-row table:style-name="ro1">
          <table:table-cell table:style-name="ce1" office:value-type="float" office:value="4317004"/>
          <table:table-cell table:style-name="ce1" office:value-type="string">
            <text:p>Santana da Boa Vista (RS)</text:p>
          </table:table-cell>
          <table:table-cell table:style-name="ce1" office:value-type="float" office:value="5.80"/>
        </table:table-row>
        <table:table-row table:style-name="ro1">
          <table:table-cell table:style-name="ce1" office:value-type="float" office:value="4317103"/>
          <table:table-cell table:style-name="ce1" office:value-type="string">
            <text:p>Sant'Ana do Livramento (RS)</text:p>
          </table:table-cell>
          <table:table-cell table:style-name="ce1" office:value-type="float" office:value="11.86"/>
        </table:table-row>
        <table:table-row table:style-name="ro1">
          <table:table-cell table:style-name="ce1" office:value-type="float" office:value="4317202"/>
          <table:table-cell table:style-name="ce1" office:value-type="string">
            <text:p>Santa Rosa (RS)</text:p>
          </table:table-cell>
          <table:table-cell table:style-name="ce1" office:value-type="float" office:value="140.03"/>
        </table:table-row>
        <table:table-row table:style-name="ro1">
          <table:table-cell table:style-name="ce1" office:value-type="float" office:value="4317251"/>
          <table:table-cell table:style-name="ce1" office:value-type="string">
            <text:p>Santa Tereza (RS)</text:p>
          </table:table-cell>
          <table:table-cell table:style-name="ce1" office:value-type="float" office:value="23.76"/>
        </table:table-row>
        <table:table-row table:style-name="ro1">
          <table:table-cell table:style-name="ce1" office:value-type="float" office:value="4317301"/>
          <table:table-cell table:style-name="ce1" office:value-type="string">
            <text:p>Santa Vitória do Palmar (RS)</text:p>
          </table:table-cell>
          <table:table-cell table:style-name="ce1" office:value-type="float" office:value="5.91"/>
        </table:table-row>
        <table:table-row table:style-name="ro1">
          <table:table-cell table:style-name="ce1" office:value-type="float" office:value="4317400"/>
          <table:table-cell table:style-name="ce1" office:value-type="string">
            <text:p>Santiago (RS)</text:p>
          </table:table-cell>
          <table:table-cell table:style-name="ce1" office:value-type="float" office:value="20.33"/>
        </table:table-row>
        <table:table-row table:style-name="ro1">
          <table:table-cell table:style-name="ce1" office:value-type="float" office:value="4317509"/>
          <table:table-cell table:style-name="ce1" office:value-type="string">
            <text:p>Santo Ângelo (RS)</text:p>
          </table:table-cell>
          <table:table-cell table:style-name="ce1" office:value-type="float" office:value="112.09"/>
        </table:table-row>
        <table:table-row table:style-name="ro1">
          <table:table-cell table:style-name="ce1" office:value-type="float" office:value="4317558"/>
          <table:table-cell table:style-name="ce1" office:value-type="string">
            <text:p>Santo Antônio do Palma (RS)</text:p>
          </table:table-cell>
          <table:table-cell table:style-name="ce1" office:value-type="float" office:value="16.96"/>
        </table:table-row>
        <table:table-row table:style-name="ro1">
          <table:table-cell table:style-name="ce1" office:value-type="float" office:value="4317608"/>
          <table:table-cell table:style-name="ce1" office:value-type="string">
            <text:p>Santo Antônio da Patrulha (RS)</text:p>
          </table:table-cell>
          <table:table-cell table:style-name="ce1" office:value-type="float" office:value="37.80"/>
        </table:table-row>
        <table:table-row table:style-name="ro1">
          <table:table-cell table:style-name="ce1" office:value-type="float" office:value="4317707"/>
          <table:table-cell table:style-name="ce1" office:value-type="string">
            <text:p>Santo Antônio das Missões (RS)</text:p>
          </table:table-cell>
          <table:table-cell table:style-name="ce1" office:value-type="float" office:value="6.55"/>
        </table:table-row>
        <table:table-row table:style-name="ro1">
          <table:table-cell table:style-name="ce1" office:value-type="float" office:value="4317756"/>
          <table:table-cell table:style-name="ce1" office:value-type="string">
            <text:p>Santo Antônio do Planalto (RS)</text:p>
          </table:table-cell>
          <table:table-cell table:style-name="ce1" office:value-type="float" office:value="9.77"/>
        </table:table-row>
        <table:table-row table:style-name="ro1">
          <table:table-cell table:style-name="ce1" office:value-type="float" office:value="4317806"/>
          <table:table-cell table:style-name="ce1" office:value-type="string">
            <text:p>Santo Augusto (RS)</text:p>
          </table:table-cell>
          <table:table-cell table:style-name="ce1" office:value-type="float" office:value="29.84"/>
        </table:table-row>
        <table:table-row table:style-name="ro1">
          <table:table-cell table:style-name="ce1" office:value-type="float" office:value="4317905"/>
          <table:table-cell table:style-name="ce1" office:value-type="string">
            <text:p>Santo Cristo (RS)</text:p>
          </table:table-cell>
          <table:table-cell table:style-name="ce1" office:value-type="float" office:value="39.19"/>
        </table:table-row>
        <table:table-row table:style-name="ro1">
          <table:table-cell table:style-name="ce1" office:value-type="float" office:value="4317954"/>
          <table:table-cell table:style-name="ce1" office:value-type="string">
            <text:p>Santo Expedito do Sul (RS)</text:p>
          </table:table-cell>
          <table:table-cell table:style-name="ce1" office:value-type="float" office:value="19.57"/>
        </table:table-row>
        <table:table-row table:style-name="ro1">
          <table:table-cell table:style-name="ce1" office:value-type="float" office:value="4318002"/>
          <table:table-cell table:style-name="ce1" office:value-type="string">
            <text:p>São Borja (RS)</text:p>
          </table:table-cell>
          <table:table-cell table:style-name="ce1" office:value-type="float" office:value="17.05"/>
        </table:table-row>
        <table:table-row table:style-name="ro1">
          <table:table-cell table:style-name="ce1" office:value-type="float" office:value="4318051"/>
          <table:table-cell table:style-name="ce1" office:value-type="string">
            <text:p>São Domingos do Sul (RS)</text:p>
          </table:table-cell>
          <table:table-cell table:style-name="ce1" office:value-type="float" office:value="37.06"/>
        </table:table-row>
        <table:table-row table:style-name="ro1">
          <table:table-cell table:style-name="ce1" office:value-type="float" office:value="4318101"/>
          <table:table-cell table:style-name="ce1" office:value-type="string">
            <text:p>São Francisco de Assis (RS)</text:p>
          </table:table-cell>
          <table:table-cell table:style-name="ce1" office:value-type="float" office:value="7.68"/>
        </table:table-row>
        <table:table-row table:style-name="ro1">
          <table:table-cell table:style-name="ce1" office:value-type="float" office:value="4318200"/>
          <table:table-cell table:style-name="ce1" office:value-type="string">
            <text:p>São Francisco de Paula (RS)</text:p>
          </table:table-cell>
          <table:table-cell table:style-name="ce1" office:value-type="float" office:value="6.27"/>
        </table:table-row>
        <table:table-row table:style-name="ro1">
          <table:table-cell table:style-name="ce1" office:value-type="float" office:value="4318309"/>
          <table:table-cell table:style-name="ce1" office:value-type="string">
            <text:p>São Gabriel (RS)</text:p>
          </table:table-cell>
          <table:table-cell table:style-name="ce1" office:value-type="float" office:value="12.03"/>
        </table:table-row>
        <table:table-row table:style-name="ro1">
          <table:table-cell table:style-name="ce1" office:value-type="float" office:value="4318408"/>
          <table:table-cell table:style-name="ce1" office:value-type="string">
            <text:p>São Jerônimo (RS)</text:p>
          </table:table-cell>
          <table:table-cell table:style-name="ce1" office:value-type="float" office:value="23.64"/>
        </table:table-row>
        <table:table-row table:style-name="ro1">
          <table:table-cell table:style-name="ce1" office:value-type="float" office:value="4318424"/>
          <table:table-cell table:style-name="ce1" office:value-type="string">
            <text:p>São João da Urtiga (RS)</text:p>
          </table:table-cell>
          <table:table-cell table:style-name="ce1" office:value-type="float" office:value="27.61"/>
        </table:table-row>
        <table:table-row table:style-name="ro1">
          <table:table-cell table:style-name="ce1" office:value-type="float" office:value="4318432"/>
          <table:table-cell table:style-name="ce1" office:value-type="string">
            <text:p>São João do Polêsine (RS)</text:p>
          </table:table-cell>
          <table:table-cell table:style-name="ce1" office:value-type="float" office:value="30.94"/>
        </table:table-row>
        <table:table-row table:style-name="ro1">
          <table:table-cell table:style-name="ce1" office:value-type="float" office:value="4318440"/>
          <table:table-cell table:style-name="ce1" office:value-type="string">
            <text:p>São Jorge (RS)</text:p>
          </table:table-cell>
          <table:table-cell table:style-name="ce1" office:value-type="float" office:value="23.50"/>
        </table:table-row>
        <table:table-row table:style-name="ro1">
          <table:table-cell table:style-name="ce1" office:value-type="float" office:value="4318457"/>
          <table:table-cell table:style-name="ce1" office:value-type="string">
            <text:p>São José das Missões (RS)</text:p>
          </table:table-cell>
          <table:table-cell table:style-name="ce1" office:value-type="float" office:value="27.74"/>
        </table:table-row>
        <table:table-row table:style-name="ro1">
          <table:table-cell table:style-name="ce1" office:value-type="float" office:value="4318465"/>
          <table:table-cell table:style-name="ce1" office:value-type="string">
            <text:p>São José do Herval (RS)</text:p>
          </table:table-cell>
          <table:table-cell table:style-name="ce1" office:value-type="float" office:value="21.38"/>
        </table:table-row>
        <table:table-row table:style-name="ro1">
          <table:table-cell table:style-name="ce1" office:value-type="float" office:value="4318481"/>
          <table:table-cell table:style-name="ce1" office:value-type="string">
            <text:p>São José do Hortêncio (RS)</text:p>
          </table:table-cell>
          <table:table-cell table:style-name="ce1" office:value-type="float" office:value="63.86"/>
        </table:table-row>
        <table:table-row table:style-name="ro1">
          <table:table-cell table:style-name="ce1" office:value-type="float" office:value="4318499"/>
          <table:table-cell table:style-name="ce1" office:value-type="string">
            <text:p>São José do Inhacorá (RS)</text:p>
          </table:table-cell>
          <table:table-cell table:style-name="ce1" office:value-type="float" office:value="28.28"/>
        </table:table-row>
        <table:table-row table:style-name="ro1">
          <table:table-cell table:style-name="ce1" office:value-type="float" office:value="4318507"/>
          <table:table-cell table:style-name="ce1" office:value-type="string">
            <text:p>São José do Norte (RS)</text:p>
          </table:table-cell>
          <table:table-cell table:style-name="ce1" office:value-type="float" office:value="22.81"/>
        </table:table-row>
        <table:table-row table:style-name="ro1">
          <table:table-cell table:style-name="ce1" office:value-type="float" office:value="4318606"/>
          <table:table-cell table:style-name="ce1" office:value-type="string">
            <text:p>São José do Ouro (RS)</text:p>
          </table:table-cell>
          <table:table-cell table:style-name="ce1" office:value-type="float" office:value="20.62"/>
        </table:table-row>
        <table:table-row table:style-name="ro1">
          <table:table-cell table:style-name="ce1" office:value-type="float" office:value="4318614"/>
          <table:table-cell table:style-name="ce1" office:value-type="string">
            <text:p>São José do Sul (RS)</text:p>
          </table:table-cell>
          <table:table-cell table:style-name="ce1" office:value-type="float" office:value="35.27"/>
        </table:table-row>
        <table:table-row table:style-name="ro1">
          <table:table-cell table:style-name="ce1" office:value-type="float" office:value="4318622"/>
          <table:table-cell table:style-name="ce1" office:value-type="string">
            <text:p>São José dos Ausentes (RS)</text:p>
          </table:table-cell>
          <table:table-cell table:style-name="ce1" office:value-type="float" office:value="2.80"/>
        </table:table-row>
        <table:table-row table:style-name="ro1">
          <table:table-cell table:style-name="ce1" office:value-type="float" office:value="4318705"/>
          <table:table-cell table:style-name="ce1" office:value-type="string">
            <text:p>São Leopoldo (RS)</text:p>
          </table:table-cell>
          <table:table-cell table:style-name="ce1" office:value-type="float" office:value="2083.79"/>
        </table:table-row>
        <table:table-row table:style-name="ro1">
          <table:table-cell table:style-name="ce1" office:value-type="float" office:value="4318804"/>
          <table:table-cell table:style-name="ce1" office:value-type="string">
            <text:p>São Lourenço do Sul (RS)</text:p>
          </table:table-cell>
          <table:table-cell table:style-name="ce1" office:value-type="float" office:value="21.17"/>
        </table:table-row>
        <table:table-row table:style-name="ro1">
          <table:table-cell table:style-name="ce1" office:value-type="float" office:value="4318903"/>
          <table:table-cell table:style-name="ce1" office:value-type="string">
            <text:p>São Luiz Gonzaga (RS)</text:p>
          </table:table-cell>
          <table:table-cell table:style-name="ce1" office:value-type="float" office:value="26.67"/>
        </table:table-row>
        <table:table-row table:style-name="ro1">
          <table:table-cell table:style-name="ce1" office:value-type="float" office:value="4319000"/>
          <table:table-cell table:style-name="ce1" office:value-type="string">
            <text:p>São Marcos (RS)</text:p>
          </table:table-cell>
          <table:table-cell table:style-name="ce1" office:value-type="float" office:value="78.45"/>
        </table:table-row>
        <table:table-row table:style-name="ro1">
          <table:table-cell table:style-name="ce1" office:value-type="float" office:value="4319109"/>
          <table:table-cell table:style-name="ce1" office:value-type="string">
            <text:p>São Martinho (RS)</text:p>
          </table:table-cell>
          <table:table-cell table:style-name="ce1" office:value-type="float" office:value="33.63"/>
        </table:table-row>
        <table:table-row table:style-name="ro1">
          <table:table-cell table:style-name="ce1" office:value-type="float" office:value="4319125"/>
          <table:table-cell table:style-name="ce1" office:value-type="string">
            <text:p>São Martinho da Serra (RS)</text:p>
          </table:table-cell>
          <table:table-cell table:style-name="ce1" office:value-type="float" office:value="4.78"/>
        </table:table-row>
        <table:table-row table:style-name="ro1">
          <table:table-cell table:style-name="ce1" office:value-type="float" office:value="4319158"/>
          <table:table-cell table:style-name="ce1" office:value-type="string">
            <text:p>São Miguel das Missões (RS)</text:p>
          </table:table-cell>
          <table:table-cell table:style-name="ce1" office:value-type="float" office:value="6.03"/>
        </table:table-row>
        <table:table-row table:style-name="ro1">
          <table:table-cell table:style-name="ce1" office:value-type="float" office:value="4319208"/>
          <table:table-cell table:style-name="ce1" office:value-type="string">
            <text:p>São Nicolau (RS)</text:p>
          </table:table-cell>
          <table:table-cell table:style-name="ce1" office:value-type="float" office:value="11.80"/>
        </table:table-row>
        <table:table-row table:style-name="ro1">
          <table:table-cell table:style-name="ce1" office:value-type="float" office:value="4319307"/>
          <table:table-cell table:style-name="ce1" office:value-type="string">
            <text:p>São Paulo das Missões (RS)</text:p>
          </table:table-cell>
          <table:table-cell table:style-name="ce1" office:value-type="float" office:value="28.43"/>
        </table:table-row>
        <table:table-row table:style-name="ro1">
          <table:table-cell table:style-name="ce1" office:value-type="float" office:value="4319356"/>
          <table:table-cell table:style-name="ce1" office:value-type="string">
            <text:p>São Pedro da Serra (RS)</text:p>
          </table:table-cell>
          <table:table-cell table:style-name="ce1" office:value-type="float" office:value="93.68"/>
        </table:table-row>
        <table:table-row table:style-name="ro1">
          <table:table-cell table:style-name="ce1" office:value-type="float" office:value="4319364"/>
          <table:table-cell table:style-name="ce1" office:value-type="string">
            <text:p>São Pedro das Missões (RS)</text:p>
          </table:table-cell>
          <table:table-cell table:style-name="ce1" office:value-type="float" office:value="23.59"/>
        </table:table-row>
        <table:table-row table:style-name="ro1">
          <table:table-cell table:style-name="ce1" office:value-type="float" office:value="4319372"/>
          <table:table-cell table:style-name="ce1" office:value-type="string">
            <text:p>São Pedro do Butiá (RS)</text:p>
          </table:table-cell>
          <table:table-cell table:style-name="ce1" office:value-type="float" office:value="26.69"/>
        </table:table-row>
        <table:table-row table:style-name="ro1">
          <table:table-cell table:style-name="ce1" office:value-type="float" office:value="4319406"/>
          <table:table-cell table:style-name="ce1" office:value-type="string">
            <text:p>São Pedro do Sul (RS)</text:p>
          </table:table-cell>
          <table:table-cell table:style-name="ce1" office:value-type="float" office:value="18.74"/>
        </table:table-row>
        <table:table-row table:style-name="ro1">
          <table:table-cell table:style-name="ce1" office:value-type="float" office:value="4319505"/>
          <table:table-cell table:style-name="ce1" office:value-type="string">
            <text:p>São Sebastião do Caí (RS)</text:p>
          </table:table-cell>
          <table:table-cell table:style-name="ce1" office:value-type="float" office:value="196.81"/>
        </table:table-row>
        <table:table-row table:style-name="ro1">
          <table:table-cell table:style-name="ce1" office:value-type="float" office:value="4319604"/>
          <table:table-cell table:style-name="ce1" office:value-type="string">
            <text:p>São Sepé (RS)</text:p>
          </table:table-cell>
          <table:table-cell table:style-name="ce1" office:value-type="float" office:value="10.81"/>
        </table:table-row>
        <table:table-row table:style-name="ro1">
          <table:table-cell table:style-name="ce1" office:value-type="float" office:value="4319703"/>
          <table:table-cell table:style-name="ce1" office:value-type="string">
            <text:p>São Valentim (RS)</text:p>
          </table:table-cell>
          <table:table-cell table:style-name="ce1" office:value-type="float" office:value="23.56"/>
        </table:table-row>
        <table:table-row table:style-name="ro1">
          <table:table-cell table:style-name="ce1" office:value-type="float" office:value="4319711"/>
          <table:table-cell table:style-name="ce1" office:value-type="string">
            <text:p>São Valentim do Sul (RS)</text:p>
          </table:table-cell>
          <table:table-cell table:style-name="ce1" office:value-type="float" office:value="23.50"/>
        </table:table-row>
        <table:table-row table:style-name="ro1">
          <table:table-cell table:style-name="ce1" office:value-type="float" office:value="4319737"/>
          <table:table-cell table:style-name="ce1" office:value-type="string">
            <text:p>São Valério do Sul (RS)</text:p>
          </table:table-cell>
          <table:table-cell table:style-name="ce1" office:value-type="float" office:value="24.52"/>
        </table:table-row>
        <table:table-row table:style-name="ro1">
          <table:table-cell table:style-name="ce1" office:value-type="float" office:value="4319752"/>
          <table:table-cell table:style-name="ce1" office:value-type="string">
            <text:p>São Vendelino (RS)</text:p>
          </table:table-cell>
          <table:table-cell table:style-name="ce1" office:value-type="float" office:value="60.59"/>
        </table:table-row>
        <table:table-row table:style-name="ro1">
          <table:table-cell table:style-name="ce1" office:value-type="float" office:value="4319802"/>
          <table:table-cell table:style-name="ce1" office:value-type="string">
            <text:p>São Vicente do Sul (RS)</text:p>
          </table:table-cell>
          <table:table-cell table:style-name="ce1" office:value-type="float" office:value="7.18"/>
        </table:table-row>
        <table:table-row table:style-name="ro1">
          <table:table-cell table:style-name="ce1" office:value-type="float" office:value="4319901"/>
          <table:table-cell table:style-name="ce1" office:value-type="string">
            <text:p>Sapiranga (RS)</text:p>
          </table:table-cell>
          <table:table-cell table:style-name="ce1" office:value-type="float" office:value="542.13"/>
        </table:table-row>
        <table:table-row table:style-name="ro1">
          <table:table-cell table:style-name="ce1" office:value-type="float" office:value="4320008"/>
          <table:table-cell table:style-name="ce1" office:value-type="string">
            <text:p>Sapucaia do Sul (RS)</text:p>
          </table:table-cell>
          <table:table-cell table:style-name="ce1" office:value-type="float" office:value="2245.91"/>
        </table:table-row>
        <table:table-row table:style-name="ro1">
          <table:table-cell table:style-name="ce1" office:value-type="float" office:value="4320107"/>
          <table:table-cell table:style-name="ce1" office:value-type="string">
            <text:p>Sarandi (RS)</text:p>
          </table:table-cell>
          <table:table-cell table:style-name="ce1" office:value-type="float" office:value="60.23"/>
        </table:table-row>
        <table:table-row table:style-name="ro1">
          <table:table-cell table:style-name="ce1" office:value-type="float" office:value="4320206"/>
          <table:table-cell table:style-name="ce1" office:value-type="string">
            <text:p>Seberi (RS)</text:p>
          </table:table-cell>
          <table:table-cell table:style-name="ce1" office:value-type="float" office:value="36.15"/>
        </table:table-row>
        <table:table-row table:style-name="ro1">
          <table:table-cell table:style-name="ce1" office:value-type="float" office:value="4320230"/>
          <table:table-cell table:style-name="ce1" office:value-type="string">
            <text:p>Sede Nova (RS)</text:p>
          </table:table-cell>
          <table:table-cell table:style-name="ce1" office:value-type="float" office:value="25.24"/>
        </table:table-row>
        <table:table-row table:style-name="ro1">
          <table:table-cell table:style-name="ce1" office:value-type="float" office:value="4320263"/>
          <table:table-cell table:style-name="ce1" office:value-type="string">
            <text:p>Segredo (RS)</text:p>
          </table:table-cell>
          <table:table-cell table:style-name="ce1" office:value-type="float" office:value="28.93"/>
        </table:table-row>
        <table:table-row table:style-name="ro1">
          <table:table-cell table:style-name="ce1" office:value-type="float" office:value="4320305"/>
          <table:table-cell table:style-name="ce1" office:value-type="string">
            <text:p>Selbach (RS)</text:p>
          </table:table-cell>
          <table:table-cell table:style-name="ce1" office:value-type="float" office:value="27.75"/>
        </table:table-row>
        <table:table-row table:style-name="ro1">
          <table:table-cell table:style-name="ce1" office:value-type="float" office:value="4320321"/>
          <table:table-cell table:style-name="ce1" office:value-type="string">
            <text:p>Senador Salgado Filho (RS)</text:p>
          </table:table-cell>
          <table:table-cell table:style-name="ce1" office:value-type="float" office:value="19.12"/>
        </table:table-row>
        <table:table-row table:style-name="ro1">
          <table:table-cell table:style-name="ce1" office:value-type="float" office:value="4320354"/>
          <table:table-cell table:style-name="ce1" office:value-type="string">
            <text:p>Sentinela do Sul (RS)</text:p>
          </table:table-cell>
          <table:table-cell table:style-name="ce1" office:value-type="float" office:value="18.43"/>
        </table:table-row>
        <table:table-row table:style-name="ro1">
          <table:table-cell table:style-name="ce1" office:value-type="float" office:value="4320404"/>
          <table:table-cell table:style-name="ce1" office:value-type="string">
            <text:p>Serafina Corrêa (RS)</text:p>
          </table:table-cell>
          <table:table-cell table:style-name="ce1" office:value-type="float" office:value="87.29"/>
        </table:table-row>
        <table:table-row table:style-name="ro1">
          <table:table-cell table:style-name="ce1" office:value-type="float" office:value="4320453"/>
          <table:table-cell table:style-name="ce1" office:value-type="string">
            <text:p>Sério (RS)</text:p>
          </table:table-cell>
          <table:table-cell table:style-name="ce1" office:value-type="float" office:value="22.90"/>
        </table:table-row>
        <table:table-row table:style-name="ro1">
          <table:table-cell table:style-name="ce1" office:value-type="float" office:value="4320503"/>
          <table:table-cell table:style-name="ce1" office:value-type="string">
            <text:p>Sertão (RS)</text:p>
          </table:table-cell>
          <table:table-cell table:style-name="ce1" office:value-type="float" office:value="14.32"/>
        </table:table-row>
        <table:table-row table:style-name="ro1">
          <table:table-cell table:style-name="ce1" office:value-type="float" office:value="4320552"/>
          <table:table-cell table:style-name="ce1" office:value-type="string">
            <text:p>Sertão Santana (RS)</text:p>
          </table:table-cell>
          <table:table-cell table:style-name="ce1" office:value-type="float" office:value="23.23"/>
        </table:table-row>
        <table:table-row table:style-name="ro1">
          <table:table-cell table:style-name="ce1" office:value-type="float" office:value="4320578"/>
          <table:table-cell table:style-name="ce1" office:value-type="string">
            <text:p>Sete de Setembro (RS)</text:p>
          </table:table-cell>
          <table:table-cell table:style-name="ce1" office:value-type="float" office:value="16.34"/>
        </table:table-row>
        <table:table-row table:style-name="ro1">
          <table:table-cell table:style-name="ce1" office:value-type="float" office:value="4320602"/>
          <table:table-cell table:style-name="ce1" office:value-type="string">
            <text:p>Severiano de Almeida (RS)</text:p>
          </table:table-cell>
          <table:table-cell table:style-name="ce1" office:value-type="float" office:value="22.92"/>
        </table:table-row>
        <table:table-row table:style-name="ro1">
          <table:table-cell table:style-name="ce1" office:value-type="float" office:value="4320651"/>
          <table:table-cell table:style-name="ce1" office:value-type="string">
            <text:p>Silveira Martins (RS)</text:p>
          </table:table-cell>
          <table:table-cell table:style-name="ce1" office:value-type="float" office:value="20.68"/>
        </table:table-row>
        <table:table-row table:style-name="ro1">
          <table:table-cell table:style-name="ce1" office:value-type="float" office:value="4320677"/>
          <table:table-cell table:style-name="ce1" office:value-type="string">
            <text:p>Sinimbu (RS)</text:p>
          </table:table-cell>
          <table:table-cell table:style-name="ce1" office:value-type="float" office:value="19.74"/>
        </table:table-row>
        <table:table-row table:style-name="ro1">
          <table:table-cell table:style-name="ce1" office:value-type="float" office:value="4320701"/>
          <table:table-cell table:style-name="ce1" office:value-type="string">
            <text:p>Sobradinho (RS)</text:p>
          </table:table-cell>
          <table:table-cell table:style-name="ce1" office:value-type="float" office:value="109.54"/>
        </table:table-row>
        <table:table-row table:style-name="ro1">
          <table:table-cell table:style-name="ce1" office:value-type="float" office:value="4320800"/>
          <table:table-cell table:style-name="ce1" office:value-type="string">
            <text:p>Soledade (RS)</text:p>
          </table:table-cell>
          <table:table-cell table:style-name="ce1" office:value-type="float" office:value="24.76"/>
        </table:table-row>
        <table:table-row table:style-name="ro1">
          <table:table-cell table:style-name="ce1" office:value-type="float" office:value="4320859"/>
          <table:table-cell table:style-name="ce1" office:value-type="string">
            <text:p>Tabaí (RS)</text:p>
          </table:table-cell>
          <table:table-cell table:style-name="ce1" office:value-type="float" office:value="43.60"/>
        </table:table-row>
        <table:table-row table:style-name="ro1">
          <table:table-cell table:style-name="ce1" office:value-type="float" office:value="4320909"/>
          <table:table-cell table:style-name="ce1" office:value-type="string">
            <text:p>Tapejara (RS)</text:p>
          </table:table-cell>
          <table:table-cell table:style-name="ce1" office:value-type="float" office:value="80.61"/>
        </table:table-row>
        <table:table-row table:style-name="ro1">
          <table:table-cell table:style-name="ce1" office:value-type="float" office:value="4321006"/>
          <table:table-cell table:style-name="ce1" office:value-type="string">
            <text:p>Tapera (RS)</text:p>
          </table:table-cell>
          <table:table-cell table:style-name="ce1" office:value-type="float" office:value="58.15"/>
        </table:table-row>
        <table:table-row table:style-name="ro1">
          <table:table-cell table:style-name="ce1" office:value-type="float" office:value="4321105"/>
          <table:table-cell table:style-name="ce1" office:value-type="string">
            <text:p>Tapes (RS)</text:p>
          </table:table-cell>
          <table:table-cell table:style-name="ce1" office:value-type="float" office:value="20.62"/>
        </table:table-row>
        <table:table-row table:style-name="ro1">
          <table:table-cell table:style-name="ce1" office:value-type="float" office:value="4321204"/>
          <table:table-cell table:style-name="ce1" office:value-type="string">
            <text:p>Taquara (RS)</text:p>
          </table:table-cell>
          <table:table-cell table:style-name="ce1" office:value-type="float" office:value="119.35"/>
        </table:table-row>
        <table:table-row table:style-name="ro1">
          <table:table-cell table:style-name="ce1" office:value-type="float" office:value="4321303"/>
          <table:table-cell table:style-name="ce1" office:value-type="string">
            <text:p>Taquari (RS)</text:p>
          </table:table-cell>
          <table:table-cell table:style-name="ce1" office:value-type="float" office:value="74.56"/>
        </table:table-row>
        <table:table-row table:style-name="ro1">
          <table:table-cell table:style-name="ce1" office:value-type="float" office:value="4321329"/>
          <table:table-cell table:style-name="ce1" office:value-type="string">
            <text:p>Taquaruçu do Sul (RS)</text:p>
          </table:table-cell>
          <table:table-cell table:style-name="ce1" office:value-type="float" office:value="38.60"/>
        </table:table-row>
        <table:table-row table:style-name="ro1">
          <table:table-cell table:style-name="ce1" office:value-type="float" office:value="4321352"/>
          <table:table-cell table:style-name="ce1" office:value-type="string">
            <text:p>Tavares (RS)</text:p>
          </table:table-cell>
          <table:table-cell table:style-name="ce1" office:value-type="float" office:value="8.86"/>
        </table:table-row>
        <table:table-row table:style-name="ro1">
          <table:table-cell table:style-name="ce1" office:value-type="float" office:value="4321402"/>
          <table:table-cell table:style-name="ce1" office:value-type="string">
            <text:p>Tenente Portela (RS)</text:p>
          </table:table-cell>
          <table:table-cell table:style-name="ce1" office:value-type="float" office:value="40.58"/>
        </table:table-row>
        <table:table-row table:style-name="ro1">
          <table:table-cell table:style-name="ce1" office:value-type="float" office:value="4321436"/>
          <table:table-cell table:style-name="ce1" office:value-type="string">
            <text:p>Terra de Areia (RS)</text:p>
          </table:table-cell>
          <table:table-cell table:style-name="ce1" office:value-type="float" office:value="69.67"/>
        </table:table-row>
        <table:table-row table:style-name="ro1">
          <table:table-cell table:style-name="ce1" office:value-type="float" office:value="4321451"/>
          <table:table-cell table:style-name="ce1" office:value-type="string">
            <text:p>Teutônia (RS)</text:p>
          </table:table-cell>
          <table:table-cell table:style-name="ce1" office:value-type="float" office:value="152.68"/>
        </table:table-row>
        <table:table-row table:style-name="ro1">
          <table:table-cell table:style-name="ce1" office:value-type="float" office:value="4321469"/>
          <table:table-cell table:style-name="ce1" office:value-type="string">
            <text:p>Tio Hugo (RS)</text:p>
          </table:table-cell>
          <table:table-cell table:style-name="ce1" office:value-type="float" office:value="23.85"/>
        </table:table-row>
        <table:table-row table:style-name="ro1">
          <table:table-cell table:style-name="ce1" office:value-type="float" office:value="4321477"/>
          <table:table-cell table:style-name="ce1" office:value-type="string">
            <text:p>Tiradentes do Sul (RS)</text:p>
          </table:table-cell>
          <table:table-cell table:style-name="ce1" office:value-type="float" office:value="27.55"/>
        </table:table-row>
        <table:table-row table:style-name="ro1">
          <table:table-cell table:style-name="ce1" office:value-type="float" office:value="4321493"/>
          <table:table-cell table:style-name="ce1" office:value-type="string">
            <text:p>Toropi (RS)</text:p>
          </table:table-cell>
          <table:table-cell table:style-name="ce1" office:value-type="float" office:value="14.54"/>
        </table:table-row>
        <table:table-row table:style-name="ro1">
          <table:table-cell table:style-name="ce1" office:value-type="float" office:value="4321501"/>
          <table:table-cell table:style-name="ce1" office:value-type="string">
            <text:p>Torres (RS)</text:p>
          </table:table-cell>
          <table:table-cell table:style-name="ce1" office:value-type="float" office:value="216.34"/>
        </table:table-row>
        <table:table-row table:style-name="ro1">
          <table:table-cell table:style-name="ce1" office:value-type="float" office:value="4321600"/>
          <table:table-cell table:style-name="ce1" office:value-type="string">
            <text:p>Tramandaí (RS)</text:p>
          </table:table-cell>
          <table:table-cell table:style-name="ce1" office:value-type="float" office:value="287.97"/>
        </table:table-row>
        <table:table-row table:style-name="ro1">
          <table:table-cell table:style-name="ce1" office:value-type="float" office:value="4321626"/>
          <table:table-cell table:style-name="ce1" office:value-type="string">
            <text:p>Travesseiro (RS)</text:p>
          </table:table-cell>
          <table:table-cell table:style-name="ce1" office:value-type="float" office:value="28.52"/>
        </table:table-row>
        <table:table-row table:style-name="ro1">
          <table:table-cell table:style-name="ce1" office:value-type="float" office:value="4321634"/>
          <table:table-cell table:style-name="ce1" office:value-type="string">
            <text:p>Três Arroios (RS)</text:p>
          </table:table-cell>
          <table:table-cell table:style-name="ce1" office:value-type="float" office:value="19.21"/>
        </table:table-row>
        <table:table-row table:style-name="ro1">
          <table:table-cell table:style-name="ce1" office:value-type="float" office:value="4321667"/>
          <table:table-cell table:style-name="ce1" office:value-type="string">
            <text:p>Três Cachoeiras (RS)</text:p>
          </table:table-cell>
          <table:table-cell table:style-name="ce1" office:value-type="float" office:value="40.70"/>
        </table:table-row>
        <table:table-row table:style-name="ro1">
          <table:table-cell table:style-name="ce1" office:value-type="float" office:value="4321709"/>
          <table:table-cell table:style-name="ce1" office:value-type="string">
            <text:p>Três Coroas (RS)</text:p>
          </table:table-cell>
          <table:table-cell table:style-name="ce1" office:value-type="float" office:value="128.53"/>
        </table:table-row>
        <table:table-row table:style-name="ro1">
          <table:table-cell table:style-name="ce1" office:value-type="float" office:value="4321808"/>
          <table:table-cell table:style-name="ce1" office:value-type="string">
            <text:p>Três de Maio (RS)</text:p>
          </table:table-cell>
          <table:table-cell table:style-name="ce1" office:value-type="float" office:value="56.20"/>
        </table:table-row>
        <table:table-row table:style-name="ro1">
          <table:table-cell table:style-name="ce1" office:value-type="float" office:value="4321832"/>
          <table:table-cell table:style-name="ce1" office:value-type="string">
            <text:p>Três Forquilhas (RS)</text:p>
          </table:table-cell>
          <table:table-cell table:style-name="ce1" office:value-type="float" office:value="13.40"/>
        </table:table-row>
        <table:table-row table:style-name="ro1">
          <table:table-cell table:style-name="ce1" office:value-type="float" office:value="4321857"/>
          <table:table-cell table:style-name="ce1" office:value-type="string">
            <text:p>Três Palmeiras (RS)</text:p>
          </table:table-cell>
          <table:table-cell table:style-name="ce1" office:value-type="float" office:value="24.26"/>
        </table:table-row>
        <table:table-row table:style-name="ro1">
          <table:table-cell table:style-name="ce1" office:value-type="float" office:value="4321907"/>
          <table:table-cell table:style-name="ce1" office:value-type="string">
            <text:p>Três Passos (RS)</text:p>
          </table:table-cell>
          <table:table-cell table:style-name="ce1" office:value-type="float" office:value="89.29"/>
        </table:table-row>
        <table:table-row table:style-name="ro1">
          <table:table-cell table:style-name="ce1" office:value-type="float" office:value="4321956"/>
          <table:table-cell table:style-name="ce1" office:value-type="string">
            <text:p>Trindade do Sul (RS)</text:p>
          </table:table-cell>
          <table:table-cell table:style-name="ce1" office:value-type="float" office:value="21.56"/>
        </table:table-row>
        <table:table-row table:style-name="ro1">
          <table:table-cell table:style-name="ce1" office:value-type="float" office:value="4322004"/>
          <table:table-cell table:style-name="ce1" office:value-type="string">
            <text:p>Triunfo (RS)</text:p>
          </table:table-cell>
          <table:table-cell table:style-name="ce1" office:value-type="float" office:value="31.50"/>
        </table:table-row>
        <table:table-row table:style-name="ro1">
          <table:table-cell table:style-name="ce1" office:value-type="float" office:value="4322103"/>
          <table:table-cell table:style-name="ce1" office:value-type="string">
            <text:p>Tucunduva (RS)</text:p>
          </table:table-cell>
          <table:table-cell table:style-name="ce1" office:value-type="float" office:value="32.62"/>
        </table:table-row>
        <table:table-row table:style-name="ro1">
          <table:table-cell table:style-name="ce1" office:value-type="float" office:value="4322152"/>
          <table:table-cell table:style-name="ce1" office:value-type="string">
            <text:p>Tunas (RS)</text:p>
          </table:table-cell>
          <table:table-cell table:style-name="ce1" office:value-type="float" office:value="20.15"/>
        </table:table-row>
        <table:table-row table:style-name="ro1">
          <table:table-cell table:style-name="ce1" office:value-type="float" office:value="4322186"/>
          <table:table-cell table:style-name="ce1" office:value-type="string">
            <text:p>Tupanci do Sul (RS)</text:p>
          </table:table-cell>
          <table:table-cell table:style-name="ce1" office:value-type="float" office:value="11.64"/>
        </table:table-row>
        <table:table-row table:style-name="ro1">
          <table:table-cell table:style-name="ce1" office:value-type="float" office:value="4322202"/>
          <table:table-cell table:style-name="ce1" office:value-type="string">
            <text:p>Tupanciretã (RS)</text:p>
          </table:table-cell>
          <table:table-cell table:style-name="ce1" office:value-type="float" office:value="9.89"/>
        </table:table-row>
        <table:table-row table:style-name="ro1">
          <table:table-cell table:style-name="ce1" office:value-type="float" office:value="4322251"/>
          <table:table-cell table:style-name="ce1" office:value-type="string">
            <text:p>Tupandi (RS)</text:p>
          </table:table-cell>
          <table:table-cell table:style-name="ce1" office:value-type="float" office:value="65.90"/>
        </table:table-row>
        <table:table-row table:style-name="ro1">
          <table:table-cell table:style-name="ce1" office:value-type="float" office:value="4322301"/>
          <table:table-cell table:style-name="ce1" office:value-type="string">
            <text:p>Tuparendi (RS)</text:p>
          </table:table-cell>
          <table:table-cell table:style-name="ce1" office:value-type="float" office:value="27.81"/>
        </table:table-row>
        <table:table-row table:style-name="ro1">
          <table:table-cell table:style-name="ce1" office:value-type="float" office:value="4322327"/>
          <table:table-cell table:style-name="ce1" office:value-type="string">
            <text:p>Turuçu (RS)</text:p>
          </table:table-cell>
          <table:table-cell table:style-name="ce1" office:value-type="float" office:value="13.89"/>
        </table:table-row>
        <table:table-row table:style-name="ro1">
          <table:table-cell table:style-name="ce1" office:value-type="float" office:value="4322343"/>
          <table:table-cell table:style-name="ce1" office:value-type="string">
            <text:p>Ubiretama (RS)</text:p>
          </table:table-cell>
          <table:table-cell table:style-name="ce1" office:value-type="float" office:value="18.12"/>
        </table:table-row>
        <table:table-row table:style-name="ro1">
          <table:table-cell table:style-name="ce1" office:value-type="float" office:value="4322350"/>
          <table:table-cell table:style-name="ce1" office:value-type="string">
            <text:p>União da Serra (RS)</text:p>
          </table:table-cell>
          <table:table-cell table:style-name="ce1" office:value-type="float" office:value="11.35"/>
        </table:table-row>
        <table:table-row table:style-name="ro1">
          <table:table-cell table:style-name="ce1" office:value-type="float" office:value="4322376"/>
          <table:table-cell table:style-name="ce1" office:value-type="string">
            <text:p>Unistalda (RS)</text:p>
          </table:table-cell>
          <table:table-cell table:style-name="ce1" office:value-type="float" office:value="4.07"/>
        </table:table-row>
        <table:table-row table:style-name="ro1">
          <table:table-cell table:style-name="ce1" office:value-type="float" office:value="4322400"/>
          <table:table-cell table:style-name="ce1" office:value-type="string">
            <text:p>Uruguaiana (RS)</text:p>
          </table:table-cell>
          <table:table-cell table:style-name="ce1" office:value-type="float" office:value="21.95"/>
        </table:table-row>
        <table:table-row table:style-name="ro1">
          <table:table-cell table:style-name="ce1" office:value-type="float" office:value="4322509"/>
          <table:table-cell table:style-name="ce1" office:value-type="string">
            <text:p>Vacaria (RS)</text:p>
          </table:table-cell>
          <table:table-cell table:style-name="ce1" office:value-type="float" office:value="28.88"/>
        </table:table-row>
        <table:table-row table:style-name="ro1">
          <table:table-cell table:style-name="ce1" office:value-type="float" office:value="4322525"/>
          <table:table-cell table:style-name="ce1" office:value-type="string">
            <text:p>Vale Verde (RS)</text:p>
          </table:table-cell>
          <table:table-cell table:style-name="ce1" office:value-type="float" office:value="9.87"/>
        </table:table-row>
        <table:table-row table:style-name="ro1">
          <table:table-cell table:style-name="ce1" office:value-type="float" office:value="4322533"/>
          <table:table-cell table:style-name="ce1" office:value-type="string">
            <text:p>Vale do Sol (RS)</text:p>
          </table:table-cell>
          <table:table-cell table:style-name="ce1" office:value-type="float" office:value="33.75"/>
        </table:table-row>
        <table:table-row table:style-name="ro1">
          <table:table-cell table:style-name="ce1" office:value-type="float" office:value="4322541"/>
          <table:table-cell table:style-name="ce1" office:value-type="string">
            <text:p>Vale Real (RS)</text:p>
          </table:table-cell>
          <table:table-cell table:style-name="ce1" office:value-type="float" office:value="113.52"/>
        </table:table-row>
        <table:table-row table:style-name="ro1">
          <table:table-cell table:style-name="ce1" office:value-type="float" office:value="4322558"/>
          <table:table-cell table:style-name="ce1" office:value-type="string">
            <text:p>Vanini (RS)</text:p>
          </table:table-cell>
          <table:table-cell table:style-name="ce1" office:value-type="float" office:value="30.58"/>
        </table:table-row>
        <table:table-row table:style-name="ro1">
          <table:table-cell table:style-name="ce1" office:value-type="float" office:value="4322608"/>
          <table:table-cell table:style-name="ce1" office:value-type="string">
            <text:p>Venâncio Aires (RS)</text:p>
          </table:table-cell>
          <table:table-cell table:style-name="ce1" office:value-type="float" office:value="85.28"/>
        </table:table-row>
        <table:table-row table:style-name="ro1">
          <table:table-cell table:style-name="ce1" office:value-type="float" office:value="4322707"/>
          <table:table-cell table:style-name="ce1" office:value-type="string">
            <text:p>Vera Cruz (RS)</text:p>
          </table:table-cell>
          <table:table-cell table:style-name="ce1" office:value-type="float" office:value="77.46"/>
        </table:table-row>
        <table:table-row table:style-name="ro1">
          <table:table-cell table:style-name="ce1" office:value-type="float" office:value="4322806"/>
          <table:table-cell table:style-name="ce1" office:value-type="string">
            <text:p>Veranópolis (RS)</text:p>
          </table:table-cell>
          <table:table-cell table:style-name="ce1" office:value-type="float" office:value="78.83"/>
        </table:table-row>
        <table:table-row table:style-name="ro1">
          <table:table-cell table:style-name="ce1" office:value-type="float" office:value="4322855"/>
          <table:table-cell table:style-name="ce1" office:value-type="string">
            <text:p>Vespasiano Corrêa (RS)</text:p>
          </table:table-cell>
          <table:table-cell table:style-name="ce1" office:value-type="float" office:value="17.33"/>
        </table:table-row>
        <table:table-row table:style-name="ro1">
          <table:table-cell table:style-name="ce1" office:value-type="float" office:value="4322905"/>
          <table:table-cell table:style-name="ce1" office:value-type="string">
            <text:p>Viadutos (RS)</text:p>
          </table:table-cell>
          <table:table-cell table:style-name="ce1" office:value-type="float" office:value="19.79"/>
        </table:table-row>
        <table:table-row table:style-name="ro1">
          <table:table-cell table:style-name="ce1" office:value-type="float" office:value="4323002"/>
          <table:table-cell table:style-name="ce1" office:value-type="string">
            <text:p>Viamão (RS)</text:p>
          </table:table-cell>
          <table:table-cell table:style-name="ce1" office:value-type="float" office:value="159.91"/>
        </table:table-row>
        <table:table-row table:style-name="ro1">
          <table:table-cell table:style-name="ce1" office:value-type="float" office:value="4323101"/>
          <table:table-cell table:style-name="ce1" office:value-type="string">
            <text:p>Vicente Dutra (RS)</text:p>
          </table:table-cell>
          <table:table-cell table:style-name="ce1" office:value-type="float" office:value="27.10"/>
        </table:table-row>
        <table:table-row table:style-name="ro1">
          <table:table-cell table:style-name="ce1" office:value-type="float" office:value="4323200"/>
          <table:table-cell table:style-name="ce1" office:value-type="string">
            <text:p>Victor Graeff (RS)</text:p>
          </table:table-cell>
          <table:table-cell table:style-name="ce1" office:value-type="float" office:value="12.74"/>
        </table:table-row>
        <table:table-row table:style-name="ro1">
          <table:table-cell table:style-name="ce1" office:value-type="float" office:value="4323309"/>
          <table:table-cell table:style-name="ce1" office:value-type="string">
            <text:p>Vila Flores (RS)</text:p>
          </table:table-cell>
          <table:table-cell table:style-name="ce1" office:value-type="float" office:value="29.72"/>
        </table:table-row>
        <table:table-row table:style-name="ro1">
          <table:table-cell table:style-name="ce1" office:value-type="float" office:value="4323358"/>
          <table:table-cell table:style-name="ce1" office:value-type="string">
            <text:p>Vila Lângaro (RS)</text:p>
          </table:table-cell>
          <table:table-cell table:style-name="ce1" office:value-type="float" office:value="14.14"/>
        </table:table-row>
        <table:table-row table:style-name="ro1">
          <table:table-cell table:style-name="ce1" office:value-type="float" office:value="4323408"/>
          <table:table-cell table:style-name="ce1" office:value-type="string">
            <text:p>Vila Maria (RS)</text:p>
          </table:table-cell>
          <table:table-cell table:style-name="ce1" office:value-type="float" office:value="23.26"/>
        </table:table-row>
        <table:table-row table:style-name="ro1">
          <table:table-cell table:style-name="ce1" office:value-type="float" office:value="4323457"/>
          <table:table-cell table:style-name="ce1" office:value-type="string">
            <text:p>Vila Nova do Sul (RS)</text:p>
          </table:table-cell>
          <table:table-cell table:style-name="ce1" office:value-type="float" office:value="8.31"/>
        </table:table-row>
        <table:table-row table:style-name="ro1">
          <table:table-cell table:style-name="ce1" office:value-type="float" office:value="4323507"/>
          <table:table-cell table:style-name="ce1" office:value-type="string">
            <text:p>Vista Alegre (RS)</text:p>
          </table:table-cell>
          <table:table-cell table:style-name="ce1" office:value-type="float" office:value="36.56"/>
        </table:table-row>
        <table:table-row table:style-name="ro1">
          <table:table-cell table:style-name="ce1" office:value-type="float" office:value="4323606"/>
          <table:table-cell table:style-name="ce1" office:value-type="string">
            <text:p>Vista Alegre do Prata (RS)</text:p>
          </table:table-cell>
          <table:table-cell table:style-name="ce1" office:value-type="float" office:value="13.15"/>
        </table:table-row>
        <table:table-row table:style-name="ro1">
          <table:table-cell table:style-name="ce1" office:value-type="float" office:value="4323705"/>
          <table:table-cell table:style-name="ce1" office:value-type="string">
            <text:p>Vista Gaúcha (RS)</text:p>
          </table:table-cell>
          <table:table-cell table:style-name="ce1" office:value-type="float" office:value="31.10"/>
        </table:table-row>
        <table:table-row table:style-name="ro1">
          <table:table-cell table:style-name="ce1" office:value-type="float" office:value="4323754"/>
          <table:table-cell table:style-name="ce1" office:value-type="string">
            <text:p>Vitória das Missões (RS)</text:p>
          </table:table-cell>
          <table:table-cell table:style-name="ce1" office:value-type="float" office:value="13.42"/>
        </table:table-row>
        <table:table-row table:style-name="ro1">
          <table:table-cell table:style-name="ce1" office:value-type="float" office:value="4323770"/>
          <table:table-cell table:style-name="ce1" office:value-type="string">
            <text:p>Westfália (RS)</text:p>
          </table:table-cell>
          <table:table-cell table:style-name="ce1" office:value-type="float" office:value="43.64"/>
        </table:table-row>
        <table:table-row table:style-name="ro1">
          <table:table-cell table:style-name="ce1" office:value-type="float" office:value="4323804"/>
          <table:table-cell table:style-name="ce1" office:value-type="string">
            <text:p>Xangri-lá (RS)</text:p>
          </table:table-cell>
          <table:table-cell table:style-name="ce1" office:value-type="float" office:value="204.88"/>
        </table:table-row>
        <table:table-row table:style-name="ro1">
          <table:table-cell table:style-name="ce1" office:value-type="float" office:value="5000203"/>
          <table:table-cell table:style-name="ce1" office:value-type="string">
            <text:p>Água Clara (MS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5000252"/>
          <table:table-cell table:style-name="ce1" office:value-type="string">
            <text:p>Alcinópolis (MS)</text:p>
          </table:table-cell>
          <table:table-cell table:style-name="ce1" office:value-type="float" office:value="1.04"/>
        </table:table-row>
        <table:table-row table:style-name="ro1">
          <table:table-cell table:style-name="ce1" office:value-type="float" office:value="5000609"/>
          <table:table-cell table:style-name="ce1" office:value-type="string">
            <text:p>Amambai (MS)</text:p>
          </table:table-cell>
          <table:table-cell table:style-name="ce1" office:value-type="float" office:value="8.26"/>
        </table:table-row>
        <table:table-row table:style-name="ro1">
          <table:table-cell table:style-name="ce1" office:value-type="float" office:value="5000708"/>
          <table:table-cell table:style-name="ce1" office:value-type="string">
            <text:p>Anastácio (MS)</text:p>
          </table:table-cell>
          <table:table-cell table:style-name="ce1" office:value-type="float" office:value="8.08"/>
        </table:table-row>
        <table:table-row table:style-name="ro1">
          <table:table-cell table:style-name="ce1" office:value-type="float" office:value="5000807"/>
          <table:table-cell table:style-name="ce1" office:value-type="string">
            <text:p>Anaurilândia (MS)</text:p>
          </table:table-cell>
          <table:table-cell table:style-name="ce1" office:value-type="float" office:value="2.50"/>
        </table:table-row>
        <table:table-row table:style-name="ro1">
          <table:table-cell table:style-name="ce1" office:value-type="float" office:value="5000856"/>
          <table:table-cell table:style-name="ce1" office:value-type="string">
            <text:p>Angélica (MS)</text:p>
          </table:table-cell>
          <table:table-cell table:style-name="ce1" office:value-type="float" office:value="7.21"/>
        </table:table-row>
        <table:table-row table:style-name="ro1">
          <table:table-cell table:style-name="ce1" office:value-type="float" office:value="5000906"/>
          <table:table-cell table:style-name="ce1" office:value-type="string">
            <text:p>Antônio João (MS)</text:p>
          </table:table-cell>
          <table:table-cell table:style-name="ce1" office:value-type="float" office:value="7.17"/>
        </table:table-row>
        <table:table-row table:style-name="ro1">
          <table:table-cell table:style-name="ce1" office:value-type="float" office:value="5001003"/>
          <table:table-cell table:style-name="ce1" office:value-type="string">
            <text:p>Aparecida do Taboado (MS)</text:p>
          </table:table-cell>
          <table:table-cell table:style-name="ce1" office:value-type="float" office:value="8.12"/>
        </table:table-row>
        <table:table-row table:style-name="ro1">
          <table:table-cell table:style-name="ce1" office:value-type="float" office:value="5001102"/>
          <table:table-cell table:style-name="ce1" office:value-type="string">
            <text:p>Aquidauana (MS)</text:p>
          </table:table-cell>
          <table:table-cell table:style-name="ce1" office:value-type="float" office:value="2.69"/>
        </table:table-row>
        <table:table-row table:style-name="ro1">
          <table:table-cell table:style-name="ce1" office:value-type="float" office:value="5001243"/>
          <table:table-cell table:style-name="ce1" office:value-type="string">
            <text:p>Aral Moreira (MS)</text:p>
          </table:table-cell>
          <table:table-cell table:style-name="ce1" office:value-type="float" office:value="6.19"/>
        </table:table-row>
        <table:table-row table:style-name="ro1">
          <table:table-cell table:style-name="ce1" office:value-type="float" office:value="5001508"/>
          <table:table-cell table:style-name="ce1" office:value-type="string">
            <text:p>Bandeirantes (MS)</text:p>
          </table:table-cell>
          <table:table-cell table:style-name="ce1" office:value-type="float" office:value="2.12"/>
        </table:table-row>
        <table:table-row table:style-name="ro1">
          <table:table-cell table:style-name="ce1" office:value-type="float" office:value="5001904"/>
          <table:table-cell table:style-name="ce1" office:value-type="string">
            <text:p>Bataguassu (MS)</text:p>
          </table:table-cell>
          <table:table-cell table:style-name="ce1" office:value-type="float" office:value="8.21"/>
        </table:table-row>
        <table:table-row table:style-name="ro1">
          <table:table-cell table:style-name="ce1" office:value-type="float" office:value="5002001"/>
          <table:table-cell table:style-name="ce1" office:value-type="string">
            <text:p>Batayporã (MS)</text:p>
          </table:table-cell>
          <table:table-cell table:style-name="ce1" office:value-type="float" office:value="5.98"/>
        </table:table-row>
        <table:table-row table:style-name="ro1">
          <table:table-cell table:style-name="ce1" office:value-type="float" office:value="5002100"/>
          <table:table-cell table:style-name="ce1" office:value-type="string">
            <text:p>Bela Vista (MS)</text:p>
          </table:table-cell>
          <table:table-cell table:style-name="ce1" office:value-type="float" office:value="4.74"/>
        </table:table-row>
        <table:table-row table:style-name="ro1">
          <table:table-cell table:style-name="ce1" office:value-type="float" office:value="5002159"/>
          <table:table-cell table:style-name="ce1" office:value-type="string">
            <text:p>Bodoquena (MS)</text:p>
          </table:table-cell>
          <table:table-cell table:style-name="ce1" office:value-type="float" office:value="3.18"/>
        </table:table-row>
        <table:table-row table:style-name="ro1">
          <table:table-cell table:style-name="ce1" office:value-type="float" office:value="5002209"/>
          <table:table-cell table:style-name="ce1" office:value-type="string">
            <text:p>Bonito (MS)</text:p>
          </table:table-cell>
          <table:table-cell table:style-name="ce1" office:value-type="float" office:value="3.97"/>
        </table:table-row>
        <table:table-row table:style-name="ro1">
          <table:table-cell table:style-name="ce1" office:value-type="float" office:value="5002308"/>
          <table:table-cell table:style-name="ce1" office:value-type="string">
            <text:p>Brasilândia (MS)</text:p>
          </table:table-cell>
          <table:table-cell table:style-name="ce1" office:value-type="float" office:value="2.04"/>
        </table:table-row>
        <table:table-row table:style-name="ro1">
          <table:table-cell table:style-name="ce1" office:value-type="float" office:value="5002407"/>
          <table:table-cell table:style-name="ce1" office:value-type="string">
            <text:p>Caarapó (MS)</text:p>
          </table:table-cell>
          <table:table-cell table:style-name="ce1" office:value-type="float" office:value="12.33"/>
        </table:table-row>
        <table:table-row table:style-name="ro1">
          <table:table-cell table:style-name="ce1" office:value-type="float" office:value="5002605"/>
          <table:table-cell table:style-name="ce1" office:value-type="string">
            <text:p>Camapuã (MS)</text:p>
          </table:table-cell>
          <table:table-cell table:style-name="ce1" office:value-type="float" office:value="2.19"/>
        </table:table-row>
        <table:table-row table:style-name="ro1">
          <table:table-cell table:style-name="ce1" office:value-type="float" office:value="5002704"/>
          <table:table-cell table:style-name="ce1" office:value-type="string">
            <text:p>Campo Grande (MS)</text:p>
          </table:table-cell>
          <table:table-cell table:style-name="ce1" office:value-type="float" office:value="97.22"/>
        </table:table-row>
        <table:table-row table:style-name="ro1">
          <table:table-cell table:style-name="ce1" office:value-type="float" office:value="5002803"/>
          <table:table-cell table:style-name="ce1" office:value-type="string">
            <text:p>Caracol (MS)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float" office:value="5002902"/>
          <table:table-cell table:style-name="ce1" office:value-type="string">
            <text:p>Cassilândia (MS)</text:p>
          </table:table-cell>
          <table:table-cell table:style-name="ce1" office:value-type="float" office:value="5.74"/>
        </table:table-row>
        <table:table-row table:style-name="ro1">
          <table:table-cell table:style-name="ce1" office:value-type="float" office:value="5002951"/>
          <table:table-cell table:style-name="ce1" office:value-type="string">
            <text:p>Chapadão do Sul (MS)</text:p>
          </table:table-cell>
          <table:table-cell table:style-name="ce1" office:value-type="float" office:value="5.10"/>
        </table:table-row>
        <table:table-row table:style-name="ro1">
          <table:table-cell table:style-name="ce1" office:value-type="float" office:value="5003108"/>
          <table:table-cell table:style-name="ce1" office:value-type="string">
            <text:p>Corguinho (MS)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float" office:value="5003157"/>
          <table:table-cell table:style-name="ce1" office:value-type="string">
            <text:p>Coronel Sapucaia (MS)</text:p>
          </table:table-cell>
          <table:table-cell table:style-name="ce1" office:value-type="float" office:value="13.72"/>
        </table:table-row>
        <table:table-row table:style-name="ro1">
          <table:table-cell table:style-name="ce1" office:value-type="float" office:value="5003207"/>
          <table:table-cell table:style-name="ce1" office:value-type="string">
            <text:p>Corumbá (MS)</text:p>
          </table:table-cell>
          <table:table-cell table:style-name="ce1" office:value-type="float" office:value="1.60"/>
        </table:table-row>
        <table:table-row table:style-name="ro1">
          <table:table-cell table:style-name="ce1" office:value-type="float" office:value="5003256"/>
          <table:table-cell table:style-name="ce1" office:value-type="string">
            <text:p>Costa Rica (MS)</text:p>
          </table:table-cell>
          <table:table-cell table:style-name="ce1" office:value-type="float" office:value="3.67"/>
        </table:table-row>
        <table:table-row table:style-name="ro1">
          <table:table-cell table:style-name="ce1" office:value-type="float" office:value="5003306"/>
          <table:table-cell table:style-name="ce1" office:value-type="string">
            <text:p>Coxim (MS)</text:p>
          </table:table-cell>
          <table:table-cell table:style-name="ce1" office:value-type="float" office:value="5.02"/>
        </table:table-row>
        <table:table-row table:style-name="ro1">
          <table:table-cell table:style-name="ce1" office:value-type="float" office:value="5003454"/>
          <table:table-cell table:style-name="ce1" office:value-type="string">
            <text:p>Deodápolis (MS)</text:p>
          </table:table-cell>
          <table:table-cell table:style-name="ce1" office:value-type="float" office:value="14.60"/>
        </table:table-row>
        <table:table-row table:style-name="ro1">
          <table:table-cell table:style-name="ce1" office:value-type="float" office:value="5003488"/>
          <table:table-cell table:style-name="ce1" office:value-type="string">
            <text:p>Dois Irmãos do Buriti (MS)</text:p>
          </table:table-cell>
          <table:table-cell table:style-name="ce1" office:value-type="float" office:value="4.42"/>
        </table:table-row>
        <table:table-row table:style-name="ro1">
          <table:table-cell table:style-name="ce1" office:value-type="float" office:value="5003504"/>
          <table:table-cell table:style-name="ce1" office:value-type="string">
            <text:p>Douradina (MS)</text:p>
          </table:table-cell>
          <table:table-cell table:style-name="ce1" office:value-type="float" office:value="19.10"/>
        </table:table-row>
        <table:table-row table:style-name="ro1">
          <table:table-cell table:style-name="ce1" office:value-type="float" office:value="5003702"/>
          <table:table-cell table:style-name="ce1" office:value-type="string">
            <text:p>Dourados (MS)</text:p>
          </table:table-cell>
          <table:table-cell table:style-name="ce1" office:value-type="float" office:value="47.97"/>
        </table:table-row>
        <table:table-row table:style-name="ro1">
          <table:table-cell table:style-name="ce1" office:value-type="float" office:value="5003751"/>
          <table:table-cell table:style-name="ce1" office:value-type="string">
            <text:p>Eldorado (MS)</text:p>
          </table:table-cell>
          <table:table-cell table:style-name="ce1" office:value-type="float" office:value="11.49"/>
        </table:table-row>
        <table:table-row table:style-name="ro1">
          <table:table-cell table:style-name="ce1" office:value-type="float" office:value="5003801"/>
          <table:table-cell table:style-name="ce1" office:value-type="string">
            <text:p>Fátima do Sul (MS)</text:p>
          </table:table-cell>
          <table:table-cell table:style-name="ce1" office:value-type="float" office:value="60.40"/>
        </table:table-row>
        <table:table-row table:style-name="ro1">
          <table:table-cell table:style-name="ce1" office:value-type="float" office:value="5003900"/>
          <table:table-cell table:style-name="ce1" office:value-type="string">
            <text:p>Figueirão (MS)</text:p>
          </table:table-cell>
          <table:table-cell table:style-name="ce1" office:value-type="float" office:value="0.60"/>
        </table:table-row>
        <table:table-row table:style-name="ro1">
          <table:table-cell table:style-name="ce1" office:value-type="float" office:value="5004007"/>
          <table:table-cell table:style-name="ce1" office:value-type="string">
            <text:p>Glória de Dourados (MS)</text:p>
          </table:table-cell>
          <table:table-cell table:style-name="ce1" office:value-type="float" office:value="20.19"/>
        </table:table-row>
        <table:table-row table:style-name="ro1">
          <table:table-cell table:style-name="ce1" office:value-type="float" office:value="5004106"/>
          <table:table-cell table:style-name="ce1" office:value-type="string">
            <text:p>Guia Lopes da Laguna (MS)</text:p>
          </table:table-cell>
          <table:table-cell table:style-name="ce1" office:value-type="float" office:value="8.56"/>
        </table:table-row>
        <table:table-row table:style-name="ro1">
          <table:table-cell table:style-name="ce1" office:value-type="float" office:value="5004304"/>
          <table:table-cell table:style-name="ce1" office:value-type="string">
            <text:p>Iguatemi (MS)</text:p>
          </table:table-cell>
          <table:table-cell table:style-name="ce1" office:value-type="float" office:value="5.05"/>
        </table:table-row>
        <table:table-row table:style-name="ro1">
          <table:table-cell table:style-name="ce1" office:value-type="float" office:value="5004403"/>
          <table:table-cell table:style-name="ce1" office:value-type="string">
            <text:p>Inocência (MS)</text:p>
          </table:table-cell>
          <table:table-cell table:style-name="ce1" office:value-type="float" office:value="1.33"/>
        </table:table-row>
        <table:table-row table:style-name="ro1">
          <table:table-cell table:style-name="ce1" office:value-type="float" office:value="5004502"/>
          <table:table-cell table:style-name="ce1" office:value-type="string">
            <text:p>Itaporã (MS)</text:p>
          </table:table-cell>
          <table:table-cell table:style-name="ce1" office:value-type="float" office:value="15.79"/>
        </table:table-row>
        <table:table-row table:style-name="ro1">
          <table:table-cell table:style-name="ce1" office:value-type="float" office:value="5004601"/>
          <table:table-cell table:style-name="ce1" office:value-type="string">
            <text:p>Itaquiraí (MS)</text:p>
          </table:table-cell>
          <table:table-cell table:style-name="ce1" office:value-type="float" office:value="9.02"/>
        </table:table-row>
        <table:table-row table:style-name="ro1">
          <table:table-cell table:style-name="ce1" office:value-type="float" office:value="5004700"/>
          <table:table-cell table:style-name="ce1" office:value-type="string">
            <text:p>Ivinhema (MS)</text:p>
          </table:table-cell>
          <table:table-cell table:style-name="ce1" office:value-type="float" office:value="11.11"/>
        </table:table-row>
        <table:table-row table:style-name="ro1">
          <table:table-cell table:style-name="ce1" office:value-type="float" office:value="5004809"/>
          <table:table-cell table:style-name="ce1" office:value-type="string">
            <text:p>Japorã (MS)</text:p>
          </table:table-cell>
          <table:table-cell table:style-name="ce1" office:value-type="float" office:value="18.43"/>
        </table:table-row>
        <table:table-row table:style-name="ro1">
          <table:table-cell table:style-name="ce1" office:value-type="float" office:value="5004908"/>
          <table:table-cell table:style-name="ce1" office:value-type="string">
            <text:p>Jaraguari (MS)</text:p>
          </table:table-cell>
          <table:table-cell table:style-name="ce1" office:value-type="float" office:value="2.18"/>
        </table:table-row>
        <table:table-row table:style-name="ro1">
          <table:table-cell table:style-name="ce1" office:value-type="float" office:value="5005004"/>
          <table:table-cell table:style-name="ce1" office:value-type="string">
            <text:p>Jardim (MS)</text:p>
          </table:table-cell>
          <table:table-cell table:style-name="ce1" office:value-type="float" office:value="11.06"/>
        </table:table-row>
        <table:table-row table:style-name="ro1">
          <table:table-cell table:style-name="ce1" office:value-type="float" office:value="5005103"/>
          <table:table-cell table:style-name="ce1" office:value-type="string">
            <text:p>Jateí (MS)</text:p>
          </table:table-cell>
          <table:table-cell table:style-name="ce1" office:value-type="float" office:value="2.08"/>
        </table:table-row>
        <table:table-row table:style-name="ro1">
          <table:table-cell table:style-name="ce1" office:value-type="float" office:value="5005152"/>
          <table:table-cell table:style-name="ce1" office:value-type="string">
            <text:p>Juti (MS)</text:p>
          </table:table-cell>
          <table:table-cell table:style-name="ce1" office:value-type="float" office:value="3.72"/>
        </table:table-row>
        <table:table-row table:style-name="ro1">
          <table:table-cell table:style-name="ce1" office:value-type="float" office:value="5005202"/>
          <table:table-cell table:style-name="ce1" office:value-type="string">
            <text:p>Ladário (MS)</text:p>
          </table:table-cell>
          <table:table-cell table:style-name="ce1" office:value-type="float" office:value="57.57"/>
        </table:table-row>
        <table:table-row table:style-name="ro1">
          <table:table-cell table:style-name="ce1" office:value-type="float" office:value="5005251"/>
          <table:table-cell table:style-name="ce1" office:value-type="string">
            <text:p>Laguna Carapã (MS)</text:p>
          </table:table-cell>
          <table:table-cell table:style-name="ce1" office:value-type="float" office:value="3.74"/>
        </table:table-row>
        <table:table-row table:style-name="ro1">
          <table:table-cell table:style-name="ce1" office:value-type="float" office:value="5005400"/>
          <table:table-cell table:style-name="ce1" office:value-type="string">
            <text:p>Maracaju (MS)</text:p>
          </table:table-cell>
          <table:table-cell table:style-name="ce1" office:value-type="float" office:value="7.06"/>
        </table:table-row>
        <table:table-row table:style-name="ro1">
          <table:table-cell table:style-name="ce1" office:value-type="float" office:value="5005608"/>
          <table:table-cell table:style-name="ce1" office:value-type="string">
            <text:p>Miranda (MS)</text:p>
          </table:table-cell>
          <table:table-cell table:style-name="ce1" office:value-type="float" office:value="4.67"/>
        </table:table-row>
        <table:table-row table:style-name="ro1">
          <table:table-cell table:style-name="ce1" office:value-type="float" office:value="5005681"/>
          <table:table-cell table:style-name="ce1" office:value-type="string">
            <text:p>Mundo Novo (MS)</text:p>
          </table:table-cell>
          <table:table-cell table:style-name="ce1" office:value-type="float" office:value="35.67"/>
        </table:table-row>
        <table:table-row table:style-name="ro1">
          <table:table-cell table:style-name="ce1" office:value-type="float" office:value="5005707"/>
          <table:table-cell table:style-name="ce1" office:value-type="string">
            <text:p>Naviraí (MS)</text:p>
          </table:table-cell>
          <table:table-cell table:style-name="ce1" office:value-type="float" office:value="14.54"/>
        </table:table-row>
        <table:table-row table:style-name="ro1">
          <table:table-cell table:style-name="ce1" office:value-type="float" office:value="5005806"/>
          <table:table-cell table:style-name="ce1" office:value-type="string">
            <text:p>Nioaque (MS)</text:p>
          </table:table-cell>
          <table:table-cell table:style-name="ce1" office:value-type="float" office:value="3.67"/>
        </table:table-row>
        <table:table-row table:style-name="ro1">
          <table:table-cell table:style-name="ce1" office:value-type="float" office:value="5006002"/>
          <table:table-cell table:style-name="ce1" office:value-type="string">
            <text:p>Nova Alvorada do Sul (MS)</text:p>
          </table:table-cell>
          <table:table-cell table:style-name="ce1" office:value-type="float" office:value="4.09"/>
        </table:table-row>
        <table:table-row table:style-name="ro1">
          <table:table-cell table:style-name="ce1" office:value-type="float" office:value="5006200"/>
          <table:table-cell table:style-name="ce1" office:value-type="string">
            <text:p>Nova Andradina (MS)</text:p>
          </table:table-cell>
          <table:table-cell table:style-name="ce1" office:value-type="float" office:value="9.54"/>
        </table:table-row>
        <table:table-row table:style-name="ro1">
          <table:table-cell table:style-name="ce1" office:value-type="float" office:value="5006259"/>
          <table:table-cell table:style-name="ce1" office:value-type="string">
            <text:p>Novo Horizonte do Sul (MS)</text:p>
          </table:table-cell>
          <table:table-cell table:style-name="ce1" office:value-type="float" office:value="5.82"/>
        </table:table-row>
        <table:table-row table:style-name="ro1">
          <table:table-cell table:style-name="ce1" office:value-type="float" office:value="5006309"/>
          <table:table-cell table:style-name="ce1" office:value-type="string">
            <text:p>Paranaíba (MS)</text:p>
          </table:table-cell>
          <table:table-cell table:style-name="ce1" office:value-type="float" office:value="7.44"/>
        </table:table-row>
        <table:table-row table:style-name="ro1">
          <table:table-cell table:style-name="ce1" office:value-type="float" office:value="5006358"/>
          <table:table-cell table:style-name="ce1" office:value-type="string">
            <text:p>Paranhos (MS)</text:p>
          </table:table-cell>
          <table:table-cell table:style-name="ce1" office:value-type="float" office:value="9.43"/>
        </table:table-row>
        <table:table-row table:style-name="ro1">
          <table:table-cell table:style-name="ce1" office:value-type="float" office:value="5006408"/>
          <table:table-cell table:style-name="ce1" office:value-type="string">
            <text:p>Pedro Gomes (MS)</text:p>
          </table:table-cell>
          <table:table-cell table:style-name="ce1" office:value-type="float" office:value="2.18"/>
        </table:table-row>
        <table:table-row table:style-name="ro1">
          <table:table-cell table:style-name="ce1" office:value-type="float" office:value="5006606"/>
          <table:table-cell table:style-name="ce1" office:value-type="string">
            <text:p>Ponta Porã (MS)</text:p>
          </table:table-cell>
          <table:table-cell table:style-name="ce1" office:value-type="float" office:value="14.61"/>
        </table:table-row>
        <table:table-row table:style-name="ro1">
          <table:table-cell table:style-name="ce1" office:value-type="float" office:value="5006903"/>
          <table:table-cell table:style-name="ce1" office:value-type="string">
            <text:p>Porto Murtinho (MS)</text:p>
          </table:table-cell>
          <table:table-cell table:style-name="ce1" office:value-type="float" office:value="0.87"/>
        </table:table-row>
        <table:table-row table:style-name="ro1">
          <table:table-cell table:style-name="ce1" office:value-type="float" office:value="5007109"/>
          <table:table-cell table:style-name="ce1" office:value-type="string">
            <text:p>Ribas do Rio Pardo (MS)</text:p>
          </table:table-cell>
          <table:table-cell table:style-name="ce1" office:value-type="float" office:value="1.21"/>
        </table:table-row>
        <table:table-row table:style-name="ro1">
          <table:table-cell table:style-name="ce1" office:value-type="float" office:value="5007208"/>
          <table:table-cell table:style-name="ce1" office:value-type="string">
            <text:p>Rio Brilhante (MS)</text:p>
          </table:table-cell>
          <table:table-cell table:style-name="ce1" office:value-type="float" office:value="7.69"/>
        </table:table-row>
        <table:table-row table:style-name="ro1">
          <table:table-cell table:style-name="ce1" office:value-type="float" office:value="5007307"/>
          <table:table-cell table:style-name="ce1" office:value-type="string">
            <text:p>Rio Negro (MS)</text:p>
          </table:table-cell>
          <table:table-cell table:style-name="ce1" office:value-type="float" office:value="2.79"/>
        </table:table-row>
        <table:table-row table:style-name="ro1">
          <table:table-cell table:style-name="ce1" office:value-type="float" office:value="5007406"/>
          <table:table-cell table:style-name="ce1" office:value-type="string">
            <text:p>Rio Verde de Mato Grosso (MS)</text:p>
          </table:table-cell>
          <table:table-cell table:style-name="ce1" office:value-type="float" office:value="2.32"/>
        </table:table-row>
        <table:table-row table:style-name="ro1">
          <table:table-cell table:style-name="ce1" office:value-type="float" office:value="5007505"/>
          <table:table-cell table:style-name="ce1" office:value-type="string">
            <text:p>Rochedo (MS)</text:p>
          </table:table-cell>
          <table:table-cell table:style-name="ce1" office:value-type="float" office:value="3.16"/>
        </table:table-row>
        <table:table-row table:style-name="ro1">
          <table:table-cell table:style-name="ce1" office:value-type="float" office:value="5007554"/>
          <table:table-cell table:style-name="ce1" office:value-type="string">
            <text:p>Santa Rita do Pardo (MS)</text:p>
          </table:table-cell>
          <table:table-cell table:style-name="ce1" office:value-type="float" office:value="1.18"/>
        </table:table-row>
        <table:table-row table:style-name="ro1">
          <table:table-cell table:style-name="ce1" office:value-type="float" office:value="5007695"/>
          <table:table-cell table:style-name="ce1" office:value-type="string">
            <text:p>São Gabriel do Oeste (MS)</text:p>
          </table:table-cell>
          <table:table-cell table:style-name="ce1" office:value-type="float" office:value="5.75"/>
        </table:table-row>
        <table:table-row table:style-name="ro1">
          <table:table-cell table:style-name="ce1" office:value-type="float" office:value="5007703"/>
          <table:table-cell table:style-name="ce1" office:value-type="string">
            <text:p>Sete Quedas (MS)</text:p>
          </table:table-cell>
          <table:table-cell table:style-name="ce1" office:value-type="float" office:value="12.93"/>
        </table:table-row>
        <table:table-row table:style-name="ro1">
          <table:table-cell table:style-name="ce1" office:value-type="float" office:value="5007802"/>
          <table:table-cell table:style-name="ce1" office:value-type="string">
            <text:p>Selvíria (MS)</text:p>
          </table:table-cell>
          <table:table-cell table:style-name="ce1" office:value-type="float" office:value="1.93"/>
        </table:table-row>
        <table:table-row table:style-name="ro1">
          <table:table-cell table:style-name="ce1" office:value-type="float" office:value="5007901"/>
          <table:table-cell table:style-name="ce1" office:value-type="string">
            <text:p>Sidrolândia (MS)</text:p>
          </table:table-cell>
          <table:table-cell table:style-name="ce1" office:value-type="float" office:value="7.97"/>
        </table:table-row>
        <table:table-row table:style-name="ro1">
          <table:table-cell table:style-name="ce1" office:value-type="float" office:value="5007935"/>
          <table:table-cell table:style-name="ce1" office:value-type="string">
            <text:p>Sonora (MS)</text:p>
          </table:table-cell>
          <table:table-cell table:style-name="ce1" office:value-type="float" office:value="3.64"/>
        </table:table-row>
        <table:table-row table:style-name="ro1">
          <table:table-cell table:style-name="ce1" office:value-type="float" office:value="5007950"/>
          <table:table-cell table:style-name="ce1" office:value-type="string">
            <text:p>Tacuru (MS)</text:p>
          </table:table-cell>
          <table:table-cell table:style-name="ce1" office:value-type="float" office:value="5.72"/>
        </table:table-row>
        <table:table-row table:style-name="ro1">
          <table:table-cell table:style-name="ce1" office:value-type="float" office:value="5007976"/>
          <table:table-cell table:style-name="ce1" office:value-type="string">
            <text:p>Taquarussu (MS)</text:p>
          </table:table-cell>
          <table:table-cell table:style-name="ce1" office:value-type="float" office:value="3.38"/>
        </table:table-row>
        <table:table-row table:style-name="ro1">
          <table:table-cell table:style-name="ce1" office:value-type="float" office:value="5008008"/>
          <table:table-cell table:style-name="ce1" office:value-type="string">
            <text:p>Terenos (MS)</text:p>
          </table:table-cell>
          <table:table-cell table:style-name="ce1" office:value-type="float" office:value="6.03"/>
        </table:table-row>
        <table:table-row table:style-name="ro1">
          <table:table-cell table:style-name="ce1" office:value-type="float" office:value="5008305"/>
          <table:table-cell table:style-name="ce1" office:value-type="string">
            <text:p>Três Lagoas (MS)</text:p>
          </table:table-cell>
          <table:table-cell table:style-name="ce1" office:value-type="float" office:value="9.97"/>
        </table:table-row>
        <table:table-row table:style-name="ro1">
          <table:table-cell table:style-name="ce1" office:value-type="float" office:value="5008404"/>
          <table:table-cell table:style-name="ce1" office:value-type="string">
            <text:p>Vicentina (MS)</text:p>
          </table:table-cell>
          <table:table-cell table:style-name="ce1" office:value-type="float" office:value="19.03"/>
        </table:table-row>
        <table:table-row table:style-name="ro1">
          <table:table-cell table:style-name="ce1" office:value-type="float" office:value="5100102"/>
          <table:table-cell table:style-name="ce1" office:value-type="string">
            <text:p>Acorizal (MT)</text:p>
          </table:table-cell>
          <table:table-cell table:style-name="ce1" office:value-type="float" office:value="6.56"/>
        </table:table-row>
        <table:table-row table:style-name="ro1">
          <table:table-cell table:style-name="ce1" office:value-type="float" office:value="5100201"/>
          <table:table-cell table:style-name="ce1" office:value-type="string">
            <text:p>Água Boa (MT)</text:p>
          </table:table-cell>
          <table:table-cell table:style-name="ce1" office:value-type="float" office:value="2.77"/>
        </table:table-row>
        <table:table-row table:style-name="ro1">
          <table:table-cell table:style-name="ce1" office:value-type="float" office:value="5100250"/>
          <table:table-cell table:style-name="ce1" office:value-type="string">
            <text:p>Alta Floresta (MT)</text:p>
          </table:table-cell>
          <table:table-cell table:style-name="ce1" office:value-type="float" office:value="5.34"/>
        </table:table-row>
        <table:table-row table:style-name="ro1">
          <table:table-cell table:style-name="ce1" office:value-type="float" office:value="5100300"/>
          <table:table-cell table:style-name="ce1" office:value-type="string">
            <text:p>Alto Araguaia (MT)</text:p>
          </table:table-cell>
          <table:table-cell table:style-name="ce1" office:value-type="float" office:value="2.84"/>
        </table:table-row>
        <table:table-row table:style-name="ro1">
          <table:table-cell table:style-name="ce1" office:value-type="float" office:value="5100359"/>
          <table:table-cell table:style-name="ce1" office:value-type="string">
            <text:p>Alto Boa Vista (MT)</text:p>
          </table:table-cell>
          <table:table-cell table:style-name="ce1" office:value-type="float" office:value="2.34"/>
        </table:table-row>
        <table:table-row table:style-name="ro1">
          <table:table-cell table:style-name="ce1" office:value-type="float" office:value="5100409"/>
          <table:table-cell table:style-name="ce1" office:value-type="string">
            <text:p>Alto Garças (MT)</text:p>
          </table:table-cell>
          <table:table-cell table:style-name="ce1" office:value-type="float" office:value="2.76"/>
        </table:table-row>
        <table:table-row table:style-name="ro1">
          <table:table-cell table:style-name="ce1" office:value-type="float" office:value="5100508"/>
          <table:table-cell table:style-name="ce1" office:value-type="string">
            <text:p>Alto Paraguai (MT)</text:p>
          </table:table-cell>
          <table:table-cell table:style-name="ce1" office:value-type="float" office:value="5.45"/>
        </table:table-row>
        <table:table-row table:style-name="ro1">
          <table:table-cell table:style-name="ce1" office:value-type="float" office:value="5100607"/>
          <table:table-cell table:style-name="ce1" office:value-type="string">
            <text:p>Alto Taquari (MT)</text:p>
          </table:table-cell>
          <table:table-cell table:style-name="ce1" office:value-type="float" office:value="5.70"/>
        </table:table-row>
        <table:table-row table:style-name="ro1">
          <table:table-cell table:style-name="ce1" office:value-type="float" office:value="5100805"/>
          <table:table-cell table:style-name="ce1" office:value-type="string">
            <text:p>Apiacás (MT)</text:p>
          </table:table-cell>
          <table:table-cell table:style-name="ce1" office:value-type="float" office:value="0.42"/>
        </table:table-row>
        <table:table-row table:style-name="ro1">
          <table:table-cell table:style-name="ce1" office:value-type="float" office:value="5101001"/>
          <table:table-cell table:style-name="ce1" office:value-type="string">
            <text:p>Araguaiana (MT)</text:p>
          </table:table-cell>
          <table:table-cell table:style-name="ce1" office:value-type="float" office:value="0.50"/>
        </table:table-row>
        <table:table-row table:style-name="ro1">
          <table:table-cell table:style-name="ce1" office:value-type="float" office:value="5101209"/>
          <table:table-cell table:style-name="ce1" office:value-type="string">
            <text:p>Araguainha (MT)</text:p>
          </table:table-cell>
          <table:table-cell table:style-name="ce1" office:value-type="float" office:value="1.59"/>
        </table:table-row>
        <table:table-row table:style-name="ro1">
          <table:table-cell table:style-name="ce1" office:value-type="float" office:value="5101258"/>
          <table:table-cell table:style-name="ce1" office:value-type="string">
            <text:p>Araputanga (MT)</text:p>
          </table:table-cell>
          <table:table-cell table:style-name="ce1" office:value-type="float" office:value="9.59"/>
        </table:table-row>
        <table:table-row table:style-name="ro1">
          <table:table-cell table:style-name="ce1" office:value-type="float" office:value="5101308"/>
          <table:table-cell table:style-name="ce1" office:value-type="string">
            <text:p>Arenápolis (MT)</text:p>
          </table:table-cell>
          <table:table-cell table:style-name="ce1" office:value-type="float" office:value="24.77"/>
        </table:table-row>
        <table:table-row table:style-name="ro1">
          <table:table-cell table:style-name="ce1" office:value-type="float" office:value="5101407"/>
          <table:table-cell table:style-name="ce1" office:value-type="string">
            <text:p>Aripuanã (MT)</text:p>
          </table:table-cell>
          <table:table-cell table:style-name="ce1" office:value-type="float" office:value="0.76"/>
        </table:table-row>
        <table:table-row table:style-name="ro1">
          <table:table-cell table:style-name="ce1" office:value-type="float" office:value="5101605"/>
          <table:table-cell table:style-name="ce1" office:value-type="string">
            <text:p>Barão de Melgaço (MT)</text:p>
          </table:table-cell>
          <table:table-cell table:style-name="ce1" office:value-type="float" office:value="0.67"/>
        </table:table-row>
        <table:table-row table:style-name="ro1">
          <table:table-cell table:style-name="ce1" office:value-type="float" office:value="5101704"/>
          <table:table-cell table:style-name="ce1" office:value-type="string">
            <text:p>Barra do Bugres (MT)</text:p>
          </table:table-cell>
          <table:table-cell table:style-name="ce1" office:value-type="float" office:value="5.31"/>
        </table:table-row>
        <table:table-row table:style-name="ro1">
          <table:table-cell table:style-name="ce1" office:value-type="float" office:value="5101803"/>
          <table:table-cell table:style-name="ce1" office:value-type="string">
            <text:p>Barra do Garças (MT)</text:p>
          </table:table-cell>
          <table:table-cell table:style-name="ce1" office:value-type="float" office:value="6.23"/>
        </table:table-row>
        <table:table-row table:style-name="ro1">
          <table:table-cell table:style-name="ce1" office:value-type="float" office:value="5101852"/>
          <table:table-cell table:style-name="ce1" office:value-type="string">
            <text:p>Bom Jesus do Araguaia (MT)</text:p>
          </table:table-cell>
          <table:table-cell table:style-name="ce1" office:value-type="float" office:value="1.24"/>
        </table:table-row>
        <table:table-row table:style-name="ro1">
          <table:table-cell table:style-name="ce1" office:value-type="float" office:value="5101902"/>
          <table:table-cell table:style-name="ce1" office:value-type="string">
            <text:p>Brasnorte (MT)</text:p>
          </table:table-cell>
          <table:table-cell table:style-name="ce1" office:value-type="float" office:value="0.96"/>
        </table:table-row>
        <table:table-row table:style-name="ro1">
          <table:table-cell table:style-name="ce1" office:value-type="float" office:value="5102504"/>
          <table:table-cell table:style-name="ce1" office:value-type="string">
            <text:p>Cáceres (MT)</text:p>
          </table:table-cell>
          <table:table-cell table:style-name="ce1" office:value-type="float" office:value="3.61"/>
        </table:table-row>
        <table:table-row table:style-name="ro1">
          <table:table-cell table:style-name="ce1" office:value-type="float" office:value="5102603"/>
          <table:table-cell table:style-name="ce1" office:value-type="string">
            <text:p>Campinápolis (MT)</text:p>
          </table:table-cell>
          <table:table-cell table:style-name="ce1" office:value-type="float" office:value="2.45"/>
        </table:table-row>
        <table:table-row table:style-name="ro1">
          <table:table-cell table:style-name="ce1" office:value-type="float" office:value="5102637"/>
          <table:table-cell table:style-name="ce1" office:value-type="string">
            <text:p>Campo Novo do Parecis (MT)</text:p>
          </table:table-cell>
          <table:table-cell table:style-name="ce1" office:value-type="float" office:value="2.92"/>
        </table:table-row>
        <table:table-row table:style-name="ro1">
          <table:table-cell table:style-name="ce1" office:value-type="float" office:value="5102678"/>
          <table:table-cell table:style-name="ce1" office:value-type="string">
            <text:p>Campo Verde (MT)</text:p>
          </table:table-cell>
          <table:table-cell table:style-name="ce1" office:value-type="float" office:value="6.61"/>
        </table:table-row>
        <table:table-row table:style-name="ro1">
          <table:table-cell table:style-name="ce1" office:value-type="float" office:value="5102686"/>
          <table:table-cell table:style-name="ce1" office:value-type="string">
            <text:p>Campos de Júlio (MT)</text:p>
          </table:table-cell>
          <table:table-cell table:style-name="ce1" office:value-type="float" office:value="0.76"/>
        </table:table-row>
        <table:table-row table:style-name="ro1">
          <table:table-cell table:style-name="ce1" office:value-type="float" office:value="5102694"/>
          <table:table-cell table:style-name="ce1" office:value-type="string">
            <text:p>Canabrava do Norte (MT)</text:p>
          </table:table-cell>
          <table:table-cell table:style-name="ce1" office:value-type="float" office:value="1.39"/>
        </table:table-row>
        <table:table-row table:style-name="ro1">
          <table:table-cell table:style-name="ce1" office:value-type="float" office:value="5102702"/>
          <table:table-cell table:style-name="ce1" office:value-type="string">
            <text:p>Canarana (MT)</text:p>
          </table:table-cell>
          <table:table-cell table:style-name="ce1" office:value-type="float" office:value="1.73"/>
        </table:table-row>
        <table:table-row table:style-name="ro1">
          <table:table-cell table:style-name="ce1" office:value-type="float" office:value="5102793"/>
          <table:table-cell table:style-name="ce1" office:value-type="string">
            <text:p>Carlinda (MT)</text:p>
          </table:table-cell>
          <table:table-cell table:style-name="ce1" office:value-type="float" office:value="5.10"/>
        </table:table-row>
        <table:table-row table:style-name="ro1">
          <table:table-cell table:style-name="ce1" office:value-type="float" office:value="5102850"/>
          <table:table-cell table:style-name="ce1" office:value-type="string">
            <text:p>Castanheira (MT)</text:p>
          </table:table-cell>
          <table:table-cell table:style-name="ce1" office:value-type="float" office:value="2.22"/>
        </table:table-row>
        <table:table-row table:style-name="ro1">
          <table:table-cell table:style-name="ce1" office:value-type="float" office:value="5103007"/>
          <table:table-cell table:style-name="ce1" office:value-type="string">
            <text:p>Chapada dos Guimarães (MT)</text:p>
          </table:table-cell>
          <table:table-cell table:style-name="ce1" office:value-type="float" office:value="2.98"/>
        </table:table-row>
        <table:table-row table:style-name="ro1">
          <table:table-cell table:style-name="ce1" office:value-type="float" office:value="5103056"/>
          <table:table-cell table:style-name="ce1" office:value-type="string">
            <text:p>Cláudia (MT)</text:p>
          </table:table-cell>
          <table:table-cell table:style-name="ce1" office:value-type="float" office:value="2.86"/>
        </table:table-row>
        <table:table-row table:style-name="ro1">
          <table:table-cell table:style-name="ce1" office:value-type="float" office:value="5103106"/>
          <table:table-cell table:style-name="ce1" office:value-type="string">
            <text:p>Cocalinho (MT)</text:p>
          </table:table-cell>
          <table:table-cell table:style-name="ce1" office:value-type="float" office:value="0.33"/>
        </table:table-row>
        <table:table-row table:style-name="ro1">
          <table:table-cell table:style-name="ce1" office:value-type="float" office:value="5103205"/>
          <table:table-cell table:style-name="ce1" office:value-type="string">
            <text:p>Colíder (MT)</text:p>
          </table:table-cell>
          <table:table-cell table:style-name="ce1" office:value-type="float" office:value="9.94"/>
        </table:table-row>
        <table:table-row table:style-name="ro1">
          <table:table-cell table:style-name="ce1" office:value-type="float" office:value="5103254"/>
          <table:table-cell table:style-name="ce1" office:value-type="string">
            <text:p>Colniza (MT)</text:p>
          </table:table-cell>
          <table:table-cell table:style-name="ce1" office:value-type="float" office:value="0.94"/>
        </table:table-row>
        <table:table-row table:style-name="ro1">
          <table:table-cell table:style-name="ce1" office:value-type="float" office:value="5103304"/>
          <table:table-cell table:style-name="ce1" office:value-type="string">
            <text:p>Comodoro (MT)</text:p>
          </table:table-cell>
          <table:table-cell table:style-name="ce1" office:value-type="float" office:value="0.83"/>
        </table:table-row>
        <table:table-row table:style-name="ro1">
          <table:table-cell table:style-name="ce1" office:value-type="float" office:value="5103353"/>
          <table:table-cell table:style-name="ce1" office:value-type="string">
            <text:p>Confresa (MT)</text:p>
          </table:table-cell>
          <table:table-cell table:style-name="ce1" office:value-type="float" office:value="4.33"/>
        </table:table-row>
        <table:table-row table:style-name="ro1">
          <table:table-cell table:style-name="ce1" office:value-type="float" office:value="5103361"/>
          <table:table-cell table:style-name="ce1" office:value-type="string">
            <text:p>Conquista D'Oeste (MT)</text:p>
          </table:table-cell>
          <table:table-cell table:style-name="ce1" office:value-type="float" office:value="1.27"/>
        </table:table-row>
        <table:table-row table:style-name="ro1">
          <table:table-cell table:style-name="ce1" office:value-type="float" office:value="5103379"/>
          <table:table-cell table:style-name="ce1" office:value-type="string">
            <text:p>Cotriguaçu (MT)</text:p>
          </table:table-cell>
          <table:table-cell table:style-name="ce1" office:value-type="float" office:value="1.58"/>
        </table:table-row>
        <table:table-row table:style-name="ro1">
          <table:table-cell table:style-name="ce1" office:value-type="float" office:value="5103403"/>
          <table:table-cell table:style-name="ce1" office:value-type="string">
            <text:p>Cuiabá (MT)</text:p>
          </table:table-cell>
          <table:table-cell table:style-name="ce1" office:value-type="float" office:value="163.88"/>
        </table:table-row>
        <table:table-row table:style-name="ro1">
          <table:table-cell table:style-name="ce1" office:value-type="float" office:value="5103437"/>
          <table:table-cell table:style-name="ce1" office:value-type="string">
            <text:p>Curvelândia (MT)</text:p>
          </table:table-cell>
          <table:table-cell table:style-name="ce1" office:value-type="float" office:value="13.53"/>
        </table:table-row>
        <table:table-row table:style-name="ro1">
          <table:table-cell table:style-name="ce1" office:value-type="float" office:value="5103452"/>
          <table:table-cell table:style-name="ce1" office:value-type="string">
            <text:p>Denise (MT)</text:p>
          </table:table-cell>
          <table:table-cell table:style-name="ce1" office:value-type="float" office:value="6.52"/>
        </table:table-row>
        <table:table-row table:style-name="ro1">
          <table:table-cell table:style-name="ce1" office:value-type="float" office:value="5103502"/>
          <table:table-cell table:style-name="ce1" office:value-type="string">
            <text:p>Diamantino (MT)</text:p>
          </table:table-cell>
          <table:table-cell table:style-name="ce1" office:value-type="float" office:value="2.47"/>
        </table:table-row>
        <table:table-row table:style-name="ro1">
          <table:table-cell table:style-name="ce1" office:value-type="float" office:value="5103601"/>
          <table:table-cell table:style-name="ce1" office:value-type="string">
            <text:p>Dom Aquino (MT)</text:p>
          </table:table-cell>
          <table:table-cell table:style-name="ce1" office:value-type="float" office:value="3.71"/>
        </table:table-row>
        <table:table-row table:style-name="ro1">
          <table:table-cell table:style-name="ce1" office:value-type="float" office:value="5103700"/>
          <table:table-cell table:style-name="ce1" office:value-type="string">
            <text:p>Feliz Natal (MT)</text:p>
          </table:table-cell>
          <table:table-cell table:style-name="ce1" office:value-type="float" office:value="0.95"/>
        </table:table-row>
        <table:table-row table:style-name="ro1">
          <table:table-cell table:style-name="ce1" office:value-type="float" office:value="5103809"/>
          <table:table-cell table:style-name="ce1" office:value-type="string">
            <text:p>Figueirópolis D'Oeste (MT)</text:p>
          </table:table-cell>
          <table:table-cell table:style-name="ce1" office:value-type="float" office:value="4.22"/>
        </table:table-row>
        <table:table-row table:style-name="ro1">
          <table:table-cell table:style-name="ce1" office:value-type="float" office:value="5103858"/>
          <table:table-cell table:style-name="ce1" office:value-type="string">
            <text:p>Gaúcha do Norte (MT)</text:p>
          </table:table-cell>
          <table:table-cell table:style-name="ce1" office:value-type="float" office:value="0.37"/>
        </table:table-row>
        <table:table-row table:style-name="ro1">
          <table:table-cell table:style-name="ce1" office:value-type="float" office:value="5103908"/>
          <table:table-cell table:style-name="ce1" office:value-type="string">
            <text:p>General Carneiro (MT)</text:p>
          </table:table-cell>
          <table:table-cell table:style-name="ce1" office:value-type="float" office:value="1.32"/>
        </table:table-row>
        <table:table-row table:style-name="ro1">
          <table:table-cell table:style-name="ce1" office:value-type="float" office:value="5103957"/>
          <table:table-cell table:style-name="ce1" office:value-type="string">
            <text:p>Glória D'Oeste (MT)</text:p>
          </table:table-cell>
          <table:table-cell table:style-name="ce1" office:value-type="float" office:value="3.67"/>
        </table:table-row>
        <table:table-row table:style-name="ro1">
          <table:table-cell table:style-name="ce1" office:value-type="float" office:value="5104104"/>
          <table:table-cell table:style-name="ce1" office:value-type="string">
            <text:p>Guarantã do Norte (MT)</text:p>
          </table:table-cell>
          <table:table-cell table:style-name="ce1" office:value-type="float" office:value="6.80"/>
        </table:table-row>
        <table:table-row table:style-name="ro1">
          <table:table-cell table:style-name="ce1" office:value-type="float" office:value="5104203"/>
          <table:table-cell table:style-name="ce1" office:value-type="string">
            <text:p>Guiratinga (MT)</text:p>
          </table:table-cell>
          <table:table-cell table:style-name="ce1" office:value-type="float" office:value="2.75"/>
        </table:table-row>
        <table:table-row table:style-name="ro1">
          <table:table-cell table:style-name="ce1" office:value-type="float" office:value="5104500"/>
          <table:table-cell table:style-name="ce1" office:value-type="string">
            <text:p>Indiavaí (MT)</text:p>
          </table:table-cell>
          <table:table-cell table:style-name="ce1" office:value-type="float" office:value="3.97"/>
        </table:table-row>
        <table:table-row table:style-name="ro1">
          <table:table-cell table:style-name="ce1" office:value-type="float" office:value="5104526"/>
          <table:table-cell table:style-name="ce1" office:value-type="string">
            <text:p>Ipiranga do Norte (MT)</text:p>
          </table:table-cell>
          <table:table-cell table:style-name="ce1" office:value-type="float" office:value="1.48"/>
        </table:table-row>
        <table:table-row table:style-name="ro1">
          <table:table-cell table:style-name="ce1" office:value-type="float" office:value="5104542"/>
          <table:table-cell table:style-name="ce1" office:value-type="string">
            <text:p>Itanhangá (MT)</text:p>
          </table:table-cell>
          <table:table-cell table:style-name="ce1" office:value-type="float" office:value="1.82"/>
        </table:table-row>
        <table:table-row table:style-name="ro1">
          <table:table-cell table:style-name="ce1" office:value-type="float" office:value="5104559"/>
          <table:table-cell table:style-name="ce1" office:value-type="string">
            <text:p>Itaúba (MT)</text:p>
          </table:table-cell>
          <table:table-cell table:style-name="ce1" office:value-type="float" office:value="1.01"/>
        </table:table-row>
        <table:table-row table:style-name="ro1">
          <table:table-cell table:style-name="ce1" office:value-type="float" office:value="5104609"/>
          <table:table-cell table:style-name="ce1" office:value-type="string">
            <text:p>Itiquira (MT)</text:p>
          </table:table-cell>
          <table:table-cell table:style-name="ce1" office:value-type="float" office:value="1.32"/>
        </table:table-row>
        <table:table-row table:style-name="ro1">
          <table:table-cell table:style-name="ce1" office:value-type="float" office:value="5104807"/>
          <table:table-cell table:style-name="ce1" office:value-type="string">
            <text:p>Jaciara (MT)</text:p>
          </table:table-cell>
          <table:table-cell table:style-name="ce1" office:value-type="float" office:value="15.51"/>
        </table:table-row>
        <table:table-row table:style-name="ro1">
          <table:table-cell table:style-name="ce1" office:value-type="float" office:value="5104906"/>
          <table:table-cell table:style-name="ce1" office:value-type="string">
            <text:p>Jangada (MT)</text:p>
          </table:table-cell>
          <table:table-cell table:style-name="ce1" office:value-type="float" office:value="6.14"/>
        </table:table-row>
        <table:table-row table:style-name="ro1">
          <table:table-cell table:style-name="ce1" office:value-type="float" office:value="5105002"/>
          <table:table-cell table:style-name="ce1" office:value-type="string">
            <text:p>Jauru (MT)</text:p>
          </table:table-cell>
          <table:table-cell table:style-name="ce1" office:value-type="float" office:value="8.03"/>
        </table:table-row>
        <table:table-row table:style-name="ro1">
          <table:table-cell table:style-name="ce1" office:value-type="float" office:value="5105101"/>
          <table:table-cell table:style-name="ce1" office:value-type="string">
            <text:p>Juara (MT)</text:p>
          </table:table-cell>
          <table:table-cell table:style-name="ce1" office:value-type="float" office:value="1.45"/>
        </table:table-row>
        <table:table-row table:style-name="ro1">
          <table:table-cell table:style-name="ce1" office:value-type="float" office:value="5105150"/>
          <table:table-cell table:style-name="ce1" office:value-type="string">
            <text:p>Juína (MT)</text:p>
          </table:table-cell>
          <table:table-cell table:style-name="ce1" office:value-type="float" office:value="1.49"/>
        </table:table-row>
        <table:table-row table:style-name="ro1">
          <table:table-cell table:style-name="ce1" office:value-type="float" office:value="5105176"/>
          <table:table-cell table:style-name="ce1" office:value-type="string">
            <text:p>Juruena (MT)</text:p>
          </table:table-cell>
          <table:table-cell table:style-name="ce1" office:value-type="float" office:value="3.48"/>
        </table:table-row>
        <table:table-row table:style-name="ro1">
          <table:table-cell table:style-name="ce1" office:value-type="float" office:value="5105200"/>
          <table:table-cell table:style-name="ce1" office:value-type="string">
            <text:p>Juscimeira (MT)</text:p>
          </table:table-cell>
          <table:table-cell table:style-name="ce1" office:value-type="float" office:value="5.18"/>
        </table:table-row>
        <table:table-row table:style-name="ro1">
          <table:table-cell table:style-name="ce1" office:value-type="float" office:value="5105234"/>
          <table:table-cell table:style-name="ce1" office:value-type="string">
            <text:p>Lambari D'Oeste (MT)</text:p>
          </table:table-cell>
          <table:table-cell table:style-name="ce1" office:value-type="float" office:value="3.08"/>
        </table:table-row>
        <table:table-row table:style-name="ro1">
          <table:table-cell table:style-name="ce1" office:value-type="float" office:value="5105259"/>
          <table:table-cell table:style-name="ce1" office:value-type="string">
            <text:p>Lucas do Rio Verde (MT)</text:p>
          </table:table-cell>
          <table:table-cell table:style-name="ce1" office:value-type="float" office:value="12.43"/>
        </table:table-row>
        <table:table-row table:style-name="ro1">
          <table:table-cell table:style-name="ce1" office:value-type="float" office:value="5105309"/>
          <table:table-cell table:style-name="ce1" office:value-type="string">
            <text:p>Luciara (MT)</text:p>
          </table:table-cell>
          <table:table-cell table:style-name="ce1" office:value-type="float" office:value="0.52"/>
        </table:table-row>
        <table:table-row table:style-name="ro1">
          <table:table-cell table:style-name="ce1" office:value-type="float" office:value="5105507"/>
          <table:table-cell table:style-name="ce1" office:value-type="string">
            <text:p>Vila Bela da Santíssima Trindade (MT)</text:p>
          </table:table-cell>
          <table:table-cell table:style-name="ce1" office:value-type="float" office:value="1.08"/>
        </table:table-row>
        <table:table-row table:style-name="ro1">
          <table:table-cell table:style-name="ce1" office:value-type="float" office:value="5105580"/>
          <table:table-cell table:style-name="ce1" office:value-type="string">
            <text:p>Marcelândia (MT)</text:p>
          </table:table-cell>
          <table:table-cell table:style-name="ce1" office:value-type="float" office:value="0.98"/>
        </table:table-row>
        <table:table-row table:style-name="ro1">
          <table:table-cell table:style-name="ce1" office:value-type="float" office:value="5105606"/>
          <table:table-cell table:style-name="ce1" office:value-type="string">
            <text:p>Matupá (MT)</text:p>
          </table:table-cell>
          <table:table-cell table:style-name="ce1" office:value-type="float" office:value="2.71"/>
        </table:table-row>
        <table:table-row table:style-name="ro1">
          <table:table-cell table:style-name="ce1" office:value-type="float" office:value="5105622"/>
          <table:table-cell table:style-name="ce1" office:value-type="string">
            <text:p>Mirassol d'Oeste (MT)</text:p>
          </table:table-cell>
          <table:table-cell table:style-name="ce1" office:value-type="float" office:value="23.50"/>
        </table:table-row>
        <table:table-row table:style-name="ro1">
          <table:table-cell table:style-name="ce1" office:value-type="float" office:value="5105903"/>
          <table:table-cell table:style-name="ce1" office:value-type="string">
            <text:p>Nobres (MT)</text:p>
          </table:table-cell>
          <table:table-cell table:style-name="ce1" office:value-type="float" office:value="3.85"/>
        </table:table-row>
        <table:table-row table:style-name="ro1">
          <table:table-cell table:style-name="ce1" office:value-type="float" office:value="5106000"/>
          <table:table-cell table:style-name="ce1" office:value-type="string">
            <text:p>Nortelândia (MT)</text:p>
          </table:table-cell>
          <table:table-cell table:style-name="ce1" office:value-type="float" office:value="4.77"/>
        </table:table-row>
        <table:table-row table:style-name="ro1">
          <table:table-cell table:style-name="ce1" office:value-type="float" office:value="5106109"/>
          <table:table-cell table:style-name="ce1" office:value-type="string">
            <text:p>Nossa Senhora do Livramento (MT)</text:p>
          </table:table-cell>
          <table:table-cell table:style-name="ce1" office:value-type="float" office:value="2.10"/>
        </table:table-row>
        <table:table-row table:style-name="ro1">
          <table:table-cell table:style-name="ce1" office:value-type="float" office:value="5106158"/>
          <table:table-cell table:style-name="ce1" office:value-type="string">
            <text:p>Nova Bandeirantes (MT)</text:p>
          </table:table-cell>
          <table:table-cell table:style-name="ce1" office:value-type="float" office:value="1.21"/>
        </table:table-row>
        <table:table-row table:style-name="ro1">
          <table:table-cell table:style-name="ce1" office:value-type="float" office:value="5106174"/>
          <table:table-cell table:style-name="ce1" office:value-type="string">
            <text:p>Nova Nazaré (MT)</text:p>
          </table:table-cell>
          <table:table-cell table:style-name="ce1" office:value-type="float" office:value="0.75"/>
        </table:table-row>
        <table:table-row table:style-name="ro1">
          <table:table-cell table:style-name="ce1" office:value-type="float" office:value="5106182"/>
          <table:table-cell table:style-name="ce1" office:value-type="string">
            <text:p>Nova Lacerda (MT)</text:p>
          </table:table-cell>
          <table:table-cell table:style-name="ce1" office:value-type="float" office:value="1.15"/>
        </table:table-row>
        <table:table-row table:style-name="ro1">
          <table:table-cell table:style-name="ce1" office:value-type="float" office:value="5106190"/>
          <table:table-cell table:style-name="ce1" office:value-type="string">
            <text:p>Nova Santa Helena (MT)</text:p>
          </table:table-cell>
          <table:table-cell table:style-name="ce1" office:value-type="float" office:value="1.57"/>
        </table:table-row>
        <table:table-row table:style-name="ro1">
          <table:table-cell table:style-name="ce1" office:value-type="float" office:value="5106208"/>
          <table:table-cell table:style-name="ce1" office:value-type="string">
            <text:p>Nova Brasilândia (MT)</text:p>
          </table:table-cell>
          <table:table-cell table:style-name="ce1" office:value-type="float" office:value="1.40"/>
        </table:table-row>
        <table:table-row table:style-name="ro1">
          <table:table-cell table:style-name="ce1" office:value-type="float" office:value="5106216"/>
          <table:table-cell table:style-name="ce1" office:value-type="string">
            <text:p>Nova Canaã do Norte (MT)</text:p>
          </table:table-cell>
          <table:table-cell table:style-name="ce1" office:value-type="float" office:value="2.03"/>
        </table:table-row>
        <table:table-row table:style-name="ro1">
          <table:table-cell table:style-name="ce1" office:value-type="float" office:value="5106224"/>
          <table:table-cell table:style-name="ce1" office:value-type="string">
            <text:p>Nova Mutum (MT)</text:p>
          </table:table-cell>
          <table:table-cell table:style-name="ce1" office:value-type="float" office:value="3.31"/>
        </table:table-row>
        <table:table-row table:style-name="ro1">
          <table:table-cell table:style-name="ce1" office:value-type="float" office:value="5106232"/>
          <table:table-cell table:style-name="ce1" office:value-type="string">
            <text:p>Nova Olímpia (MT)</text:p>
          </table:table-cell>
          <table:table-cell table:style-name="ce1" office:value-type="float" office:value="11.30"/>
        </table:table-row>
        <table:table-row table:style-name="ro1">
          <table:table-cell table:style-name="ce1" office:value-type="float" office:value="5106240"/>
          <table:table-cell table:style-name="ce1" office:value-type="string">
            <text:p>Nova Ubiratã (MT)</text:p>
          </table:table-cell>
          <table:table-cell table:style-name="ce1" office:value-type="float" office:value="0.73"/>
        </table:table-row>
        <table:table-row table:style-name="ro1">
          <table:table-cell table:style-name="ce1" office:value-type="float" office:value="5106257"/>
          <table:table-cell table:style-name="ce1" office:value-type="string">
            <text:p>Nova Xavantina (MT)</text:p>
          </table:table-cell>
          <table:table-cell table:style-name="ce1" office:value-type="float" office:value="3.47"/>
        </table:table-row>
        <table:table-row table:style-name="ro1">
          <table:table-cell table:style-name="ce1" office:value-type="float" office:value="5106265"/>
          <table:table-cell table:style-name="ce1" office:value-type="string">
            <text:p>Novo Mundo (MT)</text:p>
          </table:table-cell>
          <table:table-cell table:style-name="ce1" office:value-type="float" office:value="1.27"/>
        </table:table-row>
        <table:table-row table:style-name="ro1">
          <table:table-cell table:style-name="ce1" office:value-type="float" office:value="5106273"/>
          <table:table-cell table:style-name="ce1" office:value-type="string">
            <text:p>Novo Horizonte do Norte (MT)</text:p>
          </table:table-cell>
          <table:table-cell table:style-name="ce1" office:value-type="float" office:value="4.26"/>
        </table:table-row>
        <table:table-row table:style-name="ro1">
          <table:table-cell table:style-name="ce1" office:value-type="float" office:value="5106281"/>
          <table:table-cell table:style-name="ce1" office:value-type="string">
            <text:p>Novo São Joaquim (MT)</text:p>
          </table:table-cell>
          <table:table-cell table:style-name="ce1" office:value-type="float" office:value="1.20"/>
        </table:table-row>
        <table:table-row table:style-name="ro1">
          <table:table-cell table:style-name="ce1" office:value-type="float" office:value="5106299"/>
          <table:table-cell table:style-name="ce1" office:value-type="string">
            <text:p>Paranaíta (MT)</text:p>
          </table:table-cell>
          <table:table-cell table:style-name="ce1" office:value-type="float" office:value="2.23"/>
        </table:table-row>
        <table:table-row table:style-name="ro1">
          <table:table-cell table:style-name="ce1" office:value-type="float" office:value="5106307"/>
          <table:table-cell table:style-name="ce1" office:value-type="string">
            <text:p>Paranatinga (MT)</text:p>
          </table:table-cell>
          <table:table-cell table:style-name="ce1" office:value-type="float" office:value="0.80"/>
        </table:table-row>
        <table:table-row table:style-name="ro1">
          <table:table-cell table:style-name="ce1" office:value-type="float" office:value="5106315"/>
          <table:table-cell table:style-name="ce1" office:value-type="string">
            <text:p>Novo Santo Antônio (MT)</text:p>
          </table:table-cell>
          <table:table-cell table:style-name="ce1" office:value-type="float" office:value="0.46"/>
        </table:table-row>
        <table:table-row table:style-name="ro1">
          <table:table-cell table:style-name="ce1" office:value-type="float" office:value="5106372"/>
          <table:table-cell table:style-name="ce1" office:value-type="string">
            <text:p>Pedra Preta (MT)</text:p>
          </table:table-cell>
          <table:table-cell table:style-name="ce1" office:value-type="float" office:value="3.83"/>
        </table:table-row>
        <table:table-row table:style-name="ro1">
          <table:table-cell table:style-name="ce1" office:value-type="float" office:value="5106422"/>
          <table:table-cell table:style-name="ce1" office:value-type="string">
            <text:p>Peixoto de Azevedo (MT)</text:p>
          </table:table-cell>
          <table:table-cell table:style-name="ce1" office:value-type="float" office:value="2.16"/>
        </table:table-row>
        <table:table-row table:style-name="ro1">
          <table:table-cell table:style-name="ce1" office:value-type="float" office:value="5106455"/>
          <table:table-cell table:style-name="ce1" office:value-type="string">
            <text:p>Planalto da Serra (MT)</text:p>
          </table:table-cell>
          <table:table-cell table:style-name="ce1" office:value-type="float" office:value="1.11"/>
        </table:table-row>
        <table:table-row table:style-name="ro1">
          <table:table-cell table:style-name="ce1" office:value-type="float" office:value="5106505"/>
          <table:table-cell table:style-name="ce1" office:value-type="string">
            <text:p>Poconé (MT)</text:p>
          </table:table-cell>
          <table:table-cell table:style-name="ce1" office:value-type="float" office:value="1.84"/>
        </table:table-row>
        <table:table-row table:style-name="ro1">
          <table:table-cell table:style-name="ce1" office:value-type="float" office:value="5106653"/>
          <table:table-cell table:style-name="ce1" office:value-type="string">
            <text:p>Pontal do Araguaia (MT)</text:p>
          </table:table-cell>
          <table:table-cell table:style-name="ce1" office:value-type="float" office:value="1.97"/>
        </table:table-row>
        <table:table-row table:style-name="ro1">
          <table:table-cell table:style-name="ce1" office:value-type="float" office:value="5106703"/>
          <table:table-cell table:style-name="ce1" office:value-type="string">
            <text:p>Ponte Branca (MT)</text:p>
          </table:table-cell>
          <table:table-cell table:style-name="ce1" office:value-type="float" office:value="2.58"/>
        </table:table-row>
        <table:table-row table:style-name="ro1">
          <table:table-cell table:style-name="ce1" office:value-type="float" office:value="5106752"/>
          <table:table-cell table:style-name="ce1" office:value-type="string">
            <text:p>Pontes e Lacerda (MT)</text:p>
          </table:table-cell>
          <table:table-cell table:style-name="ce1" office:value-type="float" office:value="4.84"/>
        </table:table-row>
        <table:table-row table:style-name="ro1">
          <table:table-cell table:style-name="ce1" office:value-type="float" office:value="5106778"/>
          <table:table-cell table:style-name="ce1" office:value-type="string">
            <text:p>Porto Alegre do Norte (MT)</text:p>
          </table:table-cell>
          <table:table-cell table:style-name="ce1" office:value-type="float" office:value="2.71"/>
        </table:table-row>
        <table:table-row table:style-name="ro1">
          <table:table-cell table:style-name="ce1" office:value-type="float" office:value="5106802"/>
          <table:table-cell table:style-name="ce1" office:value-type="string">
            <text:p>Porto dos Gaúchos (MT)</text:p>
          </table:table-cell>
          <table:table-cell table:style-name="ce1" office:value-type="float" office:value="0.78"/>
        </table:table-row>
        <table:table-row table:style-name="ro1">
          <table:table-cell table:style-name="ce1" office:value-type="float" office:value="5106828"/>
          <table:table-cell table:style-name="ce1" office:value-type="string">
            <text:p>Porto Esperidião (MT)</text:p>
          </table:table-cell>
          <table:table-cell table:style-name="ce1" office:value-type="float" office:value="1.90"/>
        </table:table-row>
        <table:table-row table:style-name="ro1">
          <table:table-cell table:style-name="ce1" office:value-type="float" office:value="5106851"/>
          <table:table-cell table:style-name="ce1" office:value-type="string">
            <text:p>Porto Estrela (MT)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float" office:value="5107008"/>
          <table:table-cell table:style-name="ce1" office:value-type="string">
            <text:p>Poxoréu (MT)</text:p>
          </table:table-cell>
          <table:table-cell table:style-name="ce1" office:value-type="float" office:value="2.55"/>
        </table:table-row>
        <table:table-row table:style-name="ro1">
          <table:table-cell table:style-name="ce1" office:value-type="float" office:value="5107040"/>
          <table:table-cell table:style-name="ce1" office:value-type="string">
            <text:p>Primavera do Leste (MT)</text:p>
          </table:table-cell>
          <table:table-cell table:style-name="ce1" office:value-type="float" office:value="9.52"/>
        </table:table-row>
        <table:table-row table:style-name="ro1">
          <table:table-cell table:style-name="ce1" office:value-type="float" office:value="5107065"/>
          <table:table-cell table:style-name="ce1" office:value-type="string">
            <text:p>Querência (MT)</text:p>
          </table:table-cell>
          <table:table-cell table:style-name="ce1" office:value-type="float" office:value="0.73"/>
        </table:table-row>
        <table:table-row table:style-name="ro1">
          <table:table-cell table:style-name="ce1" office:value-type="float" office:value="5107107"/>
          <table:table-cell table:style-name="ce1" office:value-type="string">
            <text:p>São José dos Quatro Marcos (MT)</text:p>
          </table:table-cell>
          <table:table-cell table:style-name="ce1" office:value-type="float" office:value="14.74"/>
        </table:table-row>
        <table:table-row table:style-name="ro1">
          <table:table-cell table:style-name="ce1" office:value-type="float" office:value="5107156"/>
          <table:table-cell table:style-name="ce1" office:value-type="string">
            <text:p>Reserva do Cabaçal (MT)</text:p>
          </table:table-cell>
          <table:table-cell table:style-name="ce1" office:value-type="float" office:value="1.92"/>
        </table:table-row>
        <table:table-row table:style-name="ro1">
          <table:table-cell table:style-name="ce1" office:value-type="float" office:value="5107180"/>
          <table:table-cell table:style-name="ce1" office:value-type="string">
            <text:p>Ribeirão Cascalheira (MT)</text:p>
          </table:table-cell>
          <table:table-cell table:style-name="ce1" office:value-type="float" office:value="0.78"/>
        </table:table-row>
        <table:table-row table:style-name="ro1">
          <table:table-cell table:style-name="ce1" office:value-type="float" office:value="5107198"/>
          <table:table-cell table:style-name="ce1" office:value-type="string">
            <text:p>Ribeirãozinho (MT)</text:p>
          </table:table-cell>
          <table:table-cell table:style-name="ce1" office:value-type="float" office:value="3.52"/>
        </table:table-row>
        <table:table-row table:style-name="ro1">
          <table:table-cell table:style-name="ce1" office:value-type="float" office:value="5107206"/>
          <table:table-cell table:style-name="ce1" office:value-type="string">
            <text:p>Rio Branco (MT)</text:p>
          </table:table-cell>
          <table:table-cell table:style-name="ce1" office:value-type="float" office:value="9.01"/>
        </table:table-row>
        <table:table-row table:style-name="ro1">
          <table:table-cell table:style-name="ce1" office:value-type="float" office:value="5107248"/>
          <table:table-cell table:style-name="ce1" office:value-type="string">
            <text:p>Santa Carmem (MT)</text:p>
          </table:table-cell>
          <table:table-cell table:style-name="ce1" office:value-type="float" office:value="1.06"/>
        </table:table-row>
        <table:table-row table:style-name="ro1">
          <table:table-cell table:style-name="ce1" office:value-type="float" office:value="5107263"/>
          <table:table-cell table:style-name="ce1" office:value-type="string">
            <text:p>Santo Afonso (MT)</text:p>
          </table:table-cell>
          <table:table-cell table:style-name="ce1" office:value-type="float" office:value="2.55"/>
        </table:table-row>
        <table:table-row table:style-name="ro1">
          <table:table-cell table:style-name="ce1" office:value-type="float" office:value="5107297"/>
          <table:table-cell table:style-name="ce1" office:value-type="string">
            <text:p>São José do Povo (MT)</text:p>
          </table:table-cell>
          <table:table-cell table:style-name="ce1" office:value-type="float" office:value="8.09"/>
        </table:table-row>
        <table:table-row table:style-name="ro1">
          <table:table-cell table:style-name="ce1" office:value-type="float" office:value="5107305"/>
          <table:table-cell table:style-name="ce1" office:value-type="string">
            <text:p>São José do Rio Claro (MT)</text:p>
          </table:table-cell>
          <table:table-cell table:style-name="ce1" office:value-type="float" office:value="3.77"/>
        </table:table-row>
        <table:table-row table:style-name="ro1">
          <table:table-cell table:style-name="ce1" office:value-type="float" office:value="5107354"/>
          <table:table-cell table:style-name="ce1" office:value-type="string">
            <text:p>São José do Xingu (MT)</text:p>
          </table:table-cell>
          <table:table-cell table:style-name="ce1" office:value-type="float" office:value="0.70"/>
        </table:table-row>
        <table:table-row table:style-name="ro1">
          <table:table-cell table:style-name="ce1" office:value-type="float" office:value="5107404"/>
          <table:table-cell table:style-name="ce1" office:value-type="string">
            <text:p>São Pedro da Cipa (MT)</text:p>
          </table:table-cell>
          <table:table-cell table:style-name="ce1" office:value-type="float" office:value="12.12"/>
        </table:table-row>
        <table:table-row table:style-name="ro1">
          <table:table-cell table:style-name="ce1" office:value-type="float" office:value="5107578"/>
          <table:table-cell table:style-name="ce1" office:value-type="string">
            <text:p>Rondolândia (MT)</text:p>
          </table:table-cell>
          <table:table-cell table:style-name="ce1" office:value-type="float" office:value="0.28"/>
        </table:table-row>
        <table:table-row table:style-name="ro1">
          <table:table-cell table:style-name="ce1" office:value-type="float" office:value="5107602"/>
          <table:table-cell table:style-name="ce1" office:value-type="string">
            <text:p>Rondonópolis (MT)</text:p>
          </table:table-cell>
          <table:table-cell table:style-name="ce1" office:value-type="float" office:value="47.00"/>
        </table:table-row>
        <table:table-row table:style-name="ro1">
          <table:table-cell table:style-name="ce1" office:value-type="float" office:value="5107701"/>
          <table:table-cell table:style-name="ce1" office:value-type="string">
            <text:p>Rosário Oeste (MT)</text:p>
          </table:table-cell>
          <table:table-cell table:style-name="ce1" office:value-type="float" office:value="2.31"/>
        </table:table-row>
        <table:table-row table:style-name="ro1">
          <table:table-cell table:style-name="ce1" office:value-type="float" office:value="5107743"/>
          <table:table-cell table:style-name="ce1" office:value-type="string">
            <text:p>Santa Cruz do Xingu (MT)</text:p>
          </table:table-cell>
          <table:table-cell table:style-name="ce1" office:value-type="float" office:value="0.34"/>
        </table:table-row>
        <table:table-row table:style-name="ro1">
          <table:table-cell table:style-name="ce1" office:value-type="float" office:value="5107750"/>
          <table:table-cell table:style-name="ce1" office:value-type="string">
            <text:p>Salto do Céu (MT)</text:p>
          </table:table-cell>
          <table:table-cell table:style-name="ce1" office:value-type="float" office:value="2.23"/>
        </table:table-row>
        <table:table-row table:style-name="ro1">
          <table:table-cell table:style-name="ce1" office:value-type="float" office:value="5107768"/>
          <table:table-cell table:style-name="ce1" office:value-type="string">
            <text:p>Santa Rita do Trivelato (MT)</text:p>
          </table:table-cell>
          <table:table-cell table:style-name="ce1" office:value-type="float" office:value="0.53"/>
        </table:table-row>
        <table:table-row table:style-name="ro1">
          <table:table-cell table:style-name="ce1" office:value-type="float" office:value="5107776"/>
          <table:table-cell table:style-name="ce1" office:value-type="string">
            <text:p>Santa Terezinha (MT)</text:p>
          </table:table-cell>
          <table:table-cell table:style-name="ce1" office:value-type="float" office:value="1.14"/>
        </table:table-row>
        <table:table-row table:style-name="ro1">
          <table:table-cell table:style-name="ce1" office:value-type="float" office:value="5107792"/>
          <table:table-cell table:style-name="ce1" office:value-type="string">
            <text:p>Santo Antônio do Leste (MT)</text:p>
          </table:table-cell>
          <table:table-cell table:style-name="ce1" office:value-type="float" office:value="1.04"/>
        </table:table-row>
        <table:table-row table:style-name="ro1">
          <table:table-cell table:style-name="ce1" office:value-type="float" office:value="5107800"/>
          <table:table-cell table:style-name="ce1" office:value-type="string">
            <text:p>Santo Antônio do Leverger (MT)</text:p>
          </table:table-cell>
          <table:table-cell table:style-name="ce1" office:value-type="float" office:value="1.57"/>
        </table:table-row>
        <table:table-row table:style-name="ro1">
          <table:table-cell table:style-name="ce1" office:value-type="float" office:value="5107859"/>
          <table:table-cell table:style-name="ce1" office:value-type="string">
            <text:p>São Félix do Araguaia (MT)</text:p>
          </table:table-cell>
          <table:table-cell table:style-name="ce1" office:value-type="float" office:value="0.64"/>
        </table:table-row>
        <table:table-row table:style-name="ro1">
          <table:table-cell table:style-name="ce1" office:value-type="float" office:value="5107875"/>
          <table:table-cell table:style-name="ce1" office:value-type="string">
            <text:p>Sapezal (MT)</text:p>
          </table:table-cell>
          <table:table-cell table:style-name="ce1" office:value-type="float" office:value="1.33"/>
        </table:table-row>
        <table:table-row table:style-name="ro1">
          <table:table-cell table:style-name="ce1" office:value-type="float" office:value="5107883"/>
          <table:table-cell table:style-name="ce1" office:value-type="string">
            <text:p>Serra Nova Dourada (MT)</text:p>
          </table:table-cell>
          <table:table-cell table:style-name="ce1" office:value-type="float" office:value="0.91"/>
        </table:table-row>
        <table:table-row table:style-name="ro1">
          <table:table-cell table:style-name="ce1" office:value-type="float" office:value="5107909"/>
          <table:table-cell table:style-name="ce1" office:value-type="string">
            <text:p>Sinop (MT)</text:p>
          </table:table-cell>
          <table:table-cell table:style-name="ce1" office:value-type="float" office:value="28.69"/>
        </table:table-row>
        <table:table-row table:style-name="ro1">
          <table:table-cell table:style-name="ce1" office:value-type="float" office:value="5107925"/>
          <table:table-cell table:style-name="ce1" office:value-type="string">
            <text:p>Sorriso (MT)</text:p>
          </table:table-cell>
          <table:table-cell table:style-name="ce1" office:value-type="float" office:value="7.13"/>
        </table:table-row>
        <table:table-row table:style-name="ro1">
          <table:table-cell table:style-name="ce1" office:value-type="float" office:value="5107941"/>
          <table:table-cell table:style-name="ce1" office:value-type="string">
            <text:p>Tabaporã (MT)</text:p>
          </table:table-cell>
          <table:table-cell table:style-name="ce1" office:value-type="float" office:value="1.19"/>
        </table:table-row>
        <table:table-row table:style-name="ro1">
          <table:table-cell table:style-name="ce1" office:value-type="float" office:value="5107958"/>
          <table:table-cell table:style-name="ce1" office:value-type="string">
            <text:p>Tangará da Serra (MT)</text:p>
          </table:table-cell>
          <table:table-cell table:style-name="ce1" office:value-type="float" office:value="7.32"/>
        </table:table-row>
        <table:table-row table:style-name="ro1">
          <table:table-cell table:style-name="ce1" office:value-type="float" office:value="5108006"/>
          <table:table-cell table:style-name="ce1" office:value-type="string">
            <text:p>Tapurah (MT)</text:p>
          </table:table-cell>
          <table:table-cell table:style-name="ce1" office:value-type="float" office:value="2.30"/>
        </table:table-row>
        <table:table-row table:style-name="ro1">
          <table:table-cell table:style-name="ce1" office:value-type="float" office:value="5108055"/>
          <table:table-cell table:style-name="ce1" office:value-type="string">
            <text:p>Terra Nova do Norte (MT)</text:p>
          </table:table-cell>
          <table:table-cell table:style-name="ce1" office:value-type="float" office:value="4.16"/>
        </table:table-row>
        <table:table-row table:style-name="ro1">
          <table:table-cell table:style-name="ce1" office:value-type="float" office:value="5108105"/>
          <table:table-cell table:style-name="ce1" office:value-type="string">
            <text:p>Tesouro (MT)</text:p>
          </table:table-cell>
          <table:table-cell table:style-name="ce1" office:value-type="float" office:value="0.82"/>
        </table:table-row>
        <table:table-row table:style-name="ro1">
          <table:table-cell table:style-name="ce1" office:value-type="float" office:value="5108204"/>
          <table:table-cell table:style-name="ce1" office:value-type="string">
            <text:p>Torixoréu (MT)</text:p>
          </table:table-cell>
          <table:table-cell table:style-name="ce1" office:value-type="float" office:value="1.70"/>
        </table:table-row>
        <table:table-row table:style-name="ro1">
          <table:table-cell table:style-name="ce1" office:value-type="float" office:value="5108303"/>
          <table:table-cell table:style-name="ce1" office:value-type="string">
            <text:p>União do Sul (MT)</text:p>
          </table:table-cell>
          <table:table-cell table:style-name="ce1" office:value-type="float" office:value="0.82"/>
        </table:table-row>
        <table:table-row table:style-name="ro1">
          <table:table-cell table:style-name="ce1" office:value-type="float" office:value="5108352"/>
          <table:table-cell table:style-name="ce1" office:value-type="string">
            <text:p>Vale de São Domingos (MT)</text:p>
          </table:table-cell>
          <table:table-cell table:style-name="ce1" office:value-type="float" office:value="1.58"/>
        </table:table-row>
        <table:table-row table:style-name="ro1">
          <table:table-cell table:style-name="ce1" office:value-type="float" office:value="5108402"/>
          <table:table-cell table:style-name="ce1" office:value-type="string">
            <text:p>Várzea Grande (MT)</text:p>
          </table:table-cell>
          <table:table-cell table:style-name="ce1" office:value-type="float" office:value="284.45"/>
        </table:table-row>
        <table:table-row table:style-name="ro1">
          <table:table-cell table:style-name="ce1" office:value-type="float" office:value="5108501"/>
          <table:table-cell table:style-name="ce1" office:value-type="string">
            <text:p>Vera (MT)</text:p>
          </table:table-cell>
          <table:table-cell table:style-name="ce1" office:value-type="float" office:value="3.45"/>
        </table:table-row>
        <table:table-row table:style-name="ro1">
          <table:table-cell table:style-name="ce1" office:value-type="float" office:value="5108600"/>
          <table:table-cell table:style-name="ce1" office:value-type="string">
            <text:p>Vila Rica (MT)</text:p>
          </table:table-cell>
          <table:table-cell table:style-name="ce1" office:value-type="float" office:value="2.88"/>
        </table:table-row>
        <table:table-row table:style-name="ro1">
          <table:table-cell table:style-name="ce1" office:value-type="float" office:value="5108808"/>
          <table:table-cell table:style-name="ce1" office:value-type="string">
            <text:p>Nova Guarita (MT)</text:p>
          </table:table-cell>
          <table:table-cell table:style-name="ce1" office:value-type="float" office:value="4.43"/>
        </table:table-row>
        <table:table-row table:style-name="ro1">
          <table:table-cell table:style-name="ce1" office:value-type="float" office:value="5108857"/>
          <table:table-cell table:style-name="ce1" office:value-type="string">
            <text:p>Nova Marilândia (MT)</text:p>
          </table:table-cell>
          <table:table-cell table:style-name="ce1" office:value-type="float" office:value="1.52"/>
        </table:table-row>
        <table:table-row table:style-name="ro1">
          <table:table-cell table:style-name="ce1" office:value-type="float" office:value="5108907"/>
          <table:table-cell table:style-name="ce1" office:value-type="string">
            <text:p>Nova Maringá (MT)</text:p>
          </table:table-cell>
          <table:table-cell table:style-name="ce1" office:value-type="float" office:value="0.57"/>
        </table:table-row>
        <table:table-row table:style-name="ro1">
          <table:table-cell table:style-name="ce1" office:value-type="float" office:value="5108956"/>
          <table:table-cell table:style-name="ce1" office:value-type="string">
            <text:p>Nova Monte Verde (MT)</text:p>
          </table:table-cell>
          <table:table-cell table:style-name="ce1" office:value-type="float" office:value="1.54"/>
        </table:table-row>
        <table:table-row table:style-name="ro1">
          <table:table-cell table:style-name="ce1" office:value-type="float" office:value="5200050"/>
          <table:table-cell table:style-name="ce1" office:value-type="string">
            <text:p>Abadia de Goiás (GO)</text:p>
          </table:table-cell>
          <table:table-cell table:style-name="ce1" office:value-type="float" office:value="46.85"/>
        </table:table-row>
        <table:table-row table:style-name="ro1">
          <table:table-cell table:style-name="ce1" office:value-type="float" office:value="5200100"/>
          <table:table-cell table:style-name="ce1" office:value-type="string">
            <text:p>Abadiânia (GO)</text:p>
          </table:table-cell>
          <table:table-cell table:style-name="ce1" office:value-type="float" office:value="15.08"/>
        </table:table-row>
        <table:table-row table:style-name="ro1">
          <table:table-cell table:style-name="ce1" office:value-type="float" office:value="5200134"/>
          <table:table-cell table:style-name="ce1" office:value-type="string">
            <text:p>Acreúna (GO)</text:p>
          </table:table-cell>
          <table:table-cell table:style-name="ce1" office:value-type="float" office:value="12.95"/>
        </table:table-row>
        <table:table-row table:style-name="ro1">
          <table:table-cell table:style-name="ce1" office:value-type="float" office:value="5200159"/>
          <table:table-cell table:style-name="ce1" office:value-type="string">
            <text:p>Adelândia (GO)</text:p>
          </table:table-cell>
          <table:table-cell table:style-name="ce1" office:value-type="float" office:value="21.47"/>
        </table:table-row>
        <table:table-row table:style-name="ro1">
          <table:table-cell table:style-name="ce1" office:value-type="float" office:value="5200175"/>
          <table:table-cell table:style-name="ce1" office:value-type="string">
            <text:p>Água Fria de Goiás (GO)</text:p>
          </table:table-cell>
          <table:table-cell table:style-name="ce1" office:value-type="float" office:value="2.51"/>
        </table:table-row>
        <table:table-row table:style-name="ro1">
          <table:table-cell table:style-name="ce1" office:value-type="float" office:value="5200209"/>
          <table:table-cell table:style-name="ce1" office:value-type="string">
            <text:p>Água Limpa (GO)</text:p>
          </table:table-cell>
          <table:table-cell table:style-name="ce1" office:value-type="float" office:value="4.45"/>
        </table:table-row>
        <table:table-row table:style-name="ro1">
          <table:table-cell table:style-name="ce1" office:value-type="float" office:value="5200258"/>
          <table:table-cell table:style-name="ce1" office:value-type="string">
            <text:p>Águas Lindas de Goiás (GO)</text:p>
          </table:table-cell>
          <table:table-cell table:style-name="ce1" office:value-type="float" office:value="846.03"/>
        </table:table-row>
        <table:table-row table:style-name="ro1">
          <table:table-cell table:style-name="ce1" office:value-type="float" office:value="5200308"/>
          <table:table-cell table:style-name="ce1" office:value-type="string">
            <text:p>Alexânia (GO)</text:p>
          </table:table-cell>
          <table:table-cell table:style-name="ce1" office:value-type="float" office:value="28.09"/>
        </table:table-row>
        <table:table-row table:style-name="ro1">
          <table:table-cell table:style-name="ce1" office:value-type="float" office:value="5200506"/>
          <table:table-cell table:style-name="ce1" office:value-type="string">
            <text:p>Aloândia (GO)</text:p>
          </table:table-cell>
          <table:table-cell table:style-name="ce1" office:value-type="float" office:value="20.08"/>
        </table:table-row>
        <table:table-row table:style-name="ro1">
          <table:table-cell table:style-name="ce1" office:value-type="float" office:value="5200555"/>
          <table:table-cell table:style-name="ce1" office:value-type="string">
            <text:p>Alto Horizonte (GO)</text:p>
          </table:table-cell>
          <table:table-cell table:style-name="ce1" office:value-type="float" office:value="8.94"/>
        </table:table-row>
        <table:table-row table:style-name="ro1">
          <table:table-cell table:style-name="ce1" office:value-type="float" office:value="5200605"/>
          <table:table-cell table:style-name="ce1" office:value-type="string">
            <text:p>Alto Paraíso de Goiás (GO)</text:p>
          </table:table-cell>
          <table:table-cell table:style-name="ce1" office:value-type="float" office:value="2.65"/>
        </table:table-row>
        <table:table-row table:style-name="ro1">
          <table:table-cell table:style-name="ce1" office:value-type="float" office:value="5200803"/>
          <table:table-cell table:style-name="ce1" office:value-type="string">
            <text:p>Alvorada do Norte (GO)</text:p>
          </table:table-cell>
          <table:table-cell table:style-name="ce1" office:value-type="float" office:value="6.42"/>
        </table:table-row>
        <table:table-row table:style-name="ro1">
          <table:table-cell table:style-name="ce1" office:value-type="float" office:value="5200829"/>
          <table:table-cell table:style-name="ce1" office:value-type="string">
            <text:p>Amaralina (GO)</text:p>
          </table:table-cell>
          <table:table-cell table:style-name="ce1" office:value-type="float" office:value="2.56"/>
        </table:table-row>
        <table:table-row table:style-name="ro1">
          <table:table-cell table:style-name="ce1" office:value-type="float" office:value="5200852"/>
          <table:table-cell table:style-name="ce1" office:value-type="string">
            <text:p>Americano do Brasil (GO)</text:p>
          </table:table-cell>
          <table:table-cell table:style-name="ce1" office:value-type="float" office:value="41.24"/>
        </table:table-row>
        <table:table-row table:style-name="ro1">
          <table:table-cell table:style-name="ce1" office:value-type="float" office:value="5200902"/>
          <table:table-cell table:style-name="ce1" office:value-type="string">
            <text:p>Amorinópolis (GO)</text:p>
          </table:table-cell>
          <table:table-cell table:style-name="ce1" office:value-type="float" office:value="8.83"/>
        </table:table-row>
        <table:table-row table:style-name="ro1">
          <table:table-cell table:style-name="ce1" office:value-type="float" office:value="5201108"/>
          <table:table-cell table:style-name="ce1" office:value-type="string">
            <text:p>Anápolis (GO)</text:p>
          </table:table-cell>
          <table:table-cell table:style-name="ce1" office:value-type="float" office:value="358.58"/>
        </table:table-row>
        <table:table-row table:style-name="ro1">
          <table:table-cell table:style-name="ce1" office:value-type="float" office:value="5201207"/>
          <table:table-cell table:style-name="ce1" office:value-type="string">
            <text:p>Anhanguera (GO)</text:p>
          </table:table-cell>
          <table:table-cell table:style-name="ce1" office:value-type="float" office:value="17.91"/>
        </table:table-row>
        <table:table-row table:style-name="ro1">
          <table:table-cell table:style-name="ce1" office:value-type="float" office:value="5201306"/>
          <table:table-cell table:style-name="ce1" office:value-type="string">
            <text:p>Anicuns (GO)</text:p>
          </table:table-cell>
          <table:table-cell table:style-name="ce1" office:value-type="float" office:value="20.67"/>
        </table:table-row>
        <table:table-row table:style-name="ro1">
          <table:table-cell table:style-name="ce1" office:value-type="float" office:value="5201405"/>
          <table:table-cell table:style-name="ce1" office:value-type="string">
            <text:p>Aparecida de Goiânia (GO)</text:p>
          </table:table-cell>
          <table:table-cell table:style-name="ce1" office:value-type="float" office:value="1580.27"/>
        </table:table-row>
        <table:table-row table:style-name="ro1">
          <table:table-cell table:style-name="ce1" office:value-type="float" office:value="5201454"/>
          <table:table-cell table:style-name="ce1" office:value-type="string">
            <text:p>Aparecida do Rio Doce (GO)</text:p>
          </table:table-cell>
          <table:table-cell table:style-name="ce1" office:value-type="float" office:value="4.03"/>
        </table:table-row>
        <table:table-row table:style-name="ro1">
          <table:table-cell table:style-name="ce1" office:value-type="float" office:value="5201504"/>
          <table:table-cell table:style-name="ce1" office:value-type="string">
            <text:p>Aporé (GO)</text:p>
          </table:table-cell>
          <table:table-cell table:style-name="ce1" office:value-type="float" office:value="1.31"/>
        </table:table-row>
        <table:table-row table:style-name="ro1">
          <table:table-cell table:style-name="ce1" office:value-type="float" office:value="5201603"/>
          <table:table-cell table:style-name="ce1" office:value-type="string">
            <text:p>Araçu (GO)</text:p>
          </table:table-cell>
          <table:table-cell table:style-name="ce1" office:value-type="float" office:value="25.53"/>
        </table:table-row>
        <table:table-row table:style-name="ro1">
          <table:table-cell table:style-name="ce1" office:value-type="float" office:value="5201702"/>
          <table:table-cell table:style-name="ce1" office:value-type="string">
            <text:p>Aragarças (GO)</text:p>
          </table:table-cell>
          <table:table-cell table:style-name="ce1" office:value-type="float" office:value="27.61"/>
        </table:table-row>
        <table:table-row table:style-name="ro1">
          <table:table-cell table:style-name="ce1" office:value-type="float" office:value="5201801"/>
          <table:table-cell table:style-name="ce1" office:value-type="string">
            <text:p>Aragoiânia (GO)</text:p>
          </table:table-cell>
          <table:table-cell table:style-name="ce1" office:value-type="float" office:value="38.10"/>
        </table:table-row>
        <table:table-row table:style-name="ro1">
          <table:table-cell table:style-name="ce1" office:value-type="float" office:value="5202155"/>
          <table:table-cell table:style-name="ce1" office:value-type="string">
            <text:p>Araguapaz (GO)</text:p>
          </table:table-cell>
          <table:table-cell table:style-name="ce1" office:value-type="float" office:value="3.42"/>
        </table:table-row>
        <table:table-row table:style-name="ro1">
          <table:table-cell table:style-name="ce1" office:value-type="float" office:value="5202353"/>
          <table:table-cell table:style-name="ce1" office:value-type="string">
            <text:p>Arenópolis (GO)</text:p>
          </table:table-cell>
          <table:table-cell table:style-name="ce1" office:value-type="float" office:value="3.05"/>
        </table:table-row>
        <table:table-row table:style-name="ro1">
          <table:table-cell table:style-name="ce1" office:value-type="float" office:value="5202502"/>
          <table:table-cell table:style-name="ce1" office:value-type="string">
            <text:p>Aruanã (GO)</text:p>
          </table:table-cell>
          <table:table-cell table:style-name="ce1" office:value-type="float" office:value="2.46"/>
        </table:table-row>
        <table:table-row table:style-name="ro1">
          <table:table-cell table:style-name="ce1" office:value-type="float" office:value="5202601"/>
          <table:table-cell table:style-name="ce1" office:value-type="string">
            <text:p>Aurilândia (GO)</text:p>
          </table:table-cell>
          <table:table-cell table:style-name="ce1" office:value-type="float" office:value="6.46"/>
        </table:table-row>
        <table:table-row table:style-name="ro1">
          <table:table-cell table:style-name="ce1" office:value-type="float" office:value="5202809"/>
          <table:table-cell table:style-name="ce1" office:value-type="string">
            <text:p>Avelinópolis (GO)</text:p>
          </table:table-cell>
          <table:table-cell table:style-name="ce1" office:value-type="float" office:value="14.11"/>
        </table:table-row>
        <table:table-row table:style-name="ro1">
          <table:table-cell table:style-name="ce1" office:value-type="float" office:value="5203104"/>
          <table:table-cell table:style-name="ce1" office:value-type="string">
            <text:p>Baliza (GO)</text:p>
          </table:table-cell>
          <table:table-cell table:style-name="ce1" office:value-type="float" office:value="2.08"/>
        </table:table-row>
        <table:table-row table:style-name="ro1">
          <table:table-cell table:style-name="ce1" office:value-type="float" office:value="5203203"/>
          <table:table-cell table:style-name="ce1" office:value-type="string">
            <text:p>Barro Alto (GO)</text:p>
          </table:table-cell>
          <table:table-cell table:style-name="ce1" office:value-type="float" office:value="7.97"/>
        </table:table-row>
        <table:table-row table:style-name="ro1">
          <table:table-cell table:style-name="ce1" office:value-type="float" office:value="5203302"/>
          <table:table-cell table:style-name="ce1" office:value-type="string">
            <text:p>Bela Vista de Goiás (GO)</text:p>
          </table:table-cell>
          <table:table-cell table:style-name="ce1" office:value-type="float" office:value="19.56"/>
        </table:table-row>
        <table:table-row table:style-name="ro1">
          <table:table-cell table:style-name="ce1" office:value-type="float" office:value="5203401"/>
          <table:table-cell table:style-name="ce1" office:value-type="string">
            <text:p>Bom Jardim de Goiás (GO)</text:p>
          </table:table-cell>
          <table:table-cell table:style-name="ce1" office:value-type="float" office:value="4.43"/>
        </table:table-row>
        <table:table-row table:style-name="ro1">
          <table:table-cell table:style-name="ce1" office:value-type="float" office:value="5203500"/>
          <table:table-cell table:style-name="ce1" office:value-type="string">
            <text:p>Bom Jesus de Goiás (GO)</text:p>
          </table:table-cell>
          <table:table-cell table:style-name="ce1" office:value-type="float" office:value="14.75"/>
        </table:table-row>
        <table:table-row table:style-name="ro1">
          <table:table-cell table:style-name="ce1" office:value-type="float" office:value="5203559"/>
          <table:table-cell table:style-name="ce1" office:value-type="string">
            <text:p>Bonfinópolis (GO)</text:p>
          </table:table-cell>
          <table:table-cell table:style-name="ce1" office:value-type="float" office:value="61.62"/>
        </table:table-row>
        <table:table-row table:style-name="ro1">
          <table:table-cell table:style-name="ce1" office:value-type="float" office:value="5203575"/>
          <table:table-cell table:style-name="ce1" office:value-type="string">
            <text:p>Bonópolis (GO)</text:p>
          </table:table-cell>
          <table:table-cell table:style-name="ce1" office:value-type="float" office:value="2.15"/>
        </table:table-row>
        <table:table-row table:style-name="ro1">
          <table:table-cell table:style-name="ce1" office:value-type="float" office:value="5203609"/>
          <table:table-cell table:style-name="ce1" office:value-type="string">
            <text:p>Brazabrantes (GO)</text:p>
          </table:table-cell>
          <table:table-cell table:style-name="ce1" office:value-type="float" office:value="26.26"/>
        </table:table-row>
        <table:table-row table:style-name="ro1">
          <table:table-cell table:style-name="ce1" office:value-type="float" office:value="5203807"/>
          <table:table-cell table:style-name="ce1" office:value-type="string">
            <text:p>Britânia (GO)</text:p>
          </table:table-cell>
          <table:table-cell table:style-name="ce1" office:value-type="float" office:value="3.77"/>
        </table:table-row>
        <table:table-row table:style-name="ro1">
          <table:table-cell table:style-name="ce1" office:value-type="float" office:value="5203906"/>
          <table:table-cell table:style-name="ce1" office:value-type="string">
            <text:p>Buriti Alegre (GO)</text:p>
          </table:table-cell>
          <table:table-cell table:style-name="ce1" office:value-type="float" office:value="10.11"/>
        </table:table-row>
        <table:table-row table:style-name="ro1">
          <table:table-cell table:style-name="ce1" office:value-type="float" office:value="5203939"/>
          <table:table-cell table:style-name="ce1" office:value-type="string">
            <text:p>Buriti de Goiás (GO)</text:p>
          </table:table-cell>
          <table:table-cell table:style-name="ce1" office:value-type="float" office:value="12.85"/>
        </table:table-row>
        <table:table-row table:style-name="ro1">
          <table:table-cell table:style-name="ce1" office:value-type="float" office:value="5203962"/>
          <table:table-cell table:style-name="ce1" office:value-type="string">
            <text:p>Buritinópolis (GO)</text:p>
          </table:table-cell>
          <table:table-cell table:style-name="ce1" office:value-type="float" office:value="13.44"/>
        </table:table-row>
        <table:table-row table:style-name="ro1">
          <table:table-cell table:style-name="ce1" office:value-type="float" office:value="5204003"/>
          <table:table-cell table:style-name="ce1" office:value-type="string">
            <text:p>Cabeceiras (GO)</text:p>
          </table:table-cell>
          <table:table-cell table:style-name="ce1" office:value-type="float" office:value="6.52"/>
        </table:table-row>
        <table:table-row table:style-name="ro1">
          <table:table-cell table:style-name="ce1" office:value-type="float" office:value="5204102"/>
          <table:table-cell table:style-name="ce1" office:value-type="string">
            <text:p>Cachoeira Alta (GO)</text:p>
          </table:table-cell>
          <table:table-cell table:style-name="ce1" office:value-type="float" office:value="6.38"/>
        </table:table-row>
        <table:table-row table:style-name="ro1">
          <table:table-cell table:style-name="ce1" office:value-type="float" office:value="5204201"/>
          <table:table-cell table:style-name="ce1" office:value-type="string">
            <text:p>Cachoeira de Goiás (GO)</text:p>
          </table:table-cell>
          <table:table-cell table:style-name="ce1" office:value-type="float" office:value="3.35"/>
        </table:table-row>
        <table:table-row table:style-name="ro1">
          <table:table-cell table:style-name="ce1" office:value-type="float" office:value="5204250"/>
          <table:table-cell table:style-name="ce1" office:value-type="string">
            <text:p>Cachoeira Dourada (GO)</text:p>
          </table:table-cell>
          <table:table-cell table:style-name="ce1" office:value-type="float" office:value="15.84"/>
        </table:table-row>
        <table:table-row table:style-name="ro1">
          <table:table-cell table:style-name="ce1" office:value-type="float" office:value="5204300"/>
          <table:table-cell table:style-name="ce1" office:value-type="string">
            <text:p>Caçu (GO)</text:p>
          </table:table-cell>
          <table:table-cell table:style-name="ce1" office:value-type="float" office:value="5.90"/>
        </table:table-row>
        <table:table-row table:style-name="ro1">
          <table:table-cell table:style-name="ce1" office:value-type="float" office:value="5204409"/>
          <table:table-cell table:style-name="ce1" office:value-type="string">
            <text:p>Caiapônia (GO)</text:p>
          </table:table-cell>
          <table:table-cell table:style-name="ce1" office:value-type="float" office:value="1.94"/>
        </table:table-row>
        <table:table-row table:style-name="ro1">
          <table:table-cell table:style-name="ce1" office:value-type="float" office:value="5204508"/>
          <table:table-cell table:style-name="ce1" office:value-type="string">
            <text:p>Caldas Novas (GO)</text:p>
          </table:table-cell>
          <table:table-cell table:style-name="ce1" office:value-type="float" office:value="44.16"/>
        </table:table-row>
        <table:table-row table:style-name="ro1">
          <table:table-cell table:style-name="ce1" office:value-type="float" office:value="5204557"/>
          <table:table-cell table:style-name="ce1" office:value-type="string">
            <text:p>Caldazinha (GO)</text:p>
          </table:table-cell>
          <table:table-cell table:style-name="ce1" office:value-type="float" office:value="13.25"/>
        </table:table-row>
        <table:table-row table:style-name="ro1">
          <table:table-cell table:style-name="ce1" office:value-type="float" office:value="5204607"/>
          <table:table-cell table:style-name="ce1" office:value-type="string">
            <text:p>Campestre de Goiás (GO)</text:p>
          </table:table-cell>
          <table:table-cell table:style-name="ce1" office:value-type="float" office:value="12.37"/>
        </table:table-row>
        <table:table-row table:style-name="ro1">
          <table:table-cell table:style-name="ce1" office:value-type="float" office:value="5204656"/>
          <table:table-cell table:style-name="ce1" office:value-type="string">
            <text:p>Campinaçu (GO)</text:p>
          </table:table-cell>
          <table:table-cell table:style-name="ce1" office:value-type="float" office:value="1.85"/>
        </table:table-row>
        <table:table-row table:style-name="ro1">
          <table:table-cell table:style-name="ce1" office:value-type="float" office:value="5204706"/>
          <table:table-cell table:style-name="ce1" office:value-type="string">
            <text:p>Campinorte (GO)</text:p>
          </table:table-cell>
          <table:table-cell table:style-name="ce1" office:value-type="float" office:value="10.41"/>
        </table:table-row>
        <table:table-row table:style-name="ro1">
          <table:table-cell table:style-name="ce1" office:value-type="float" office:value="5204805"/>
          <table:table-cell table:style-name="ce1" office:value-type="string">
            <text:p>Campo Alegre de Goiás (GO)</text:p>
          </table:table-cell>
          <table:table-cell table:style-name="ce1" office:value-type="float" office:value="2.46"/>
        </table:table-row>
        <table:table-row table:style-name="ro1">
          <table:table-cell table:style-name="ce1" office:value-type="float" office:value="5204854"/>
          <table:table-cell table:style-name="ce1" office:value-type="string">
            <text:p>Campo Limpo de Goiás (GO)</text:p>
          </table:table-cell>
          <table:table-cell table:style-name="ce1" office:value-type="float" office:value="39.11"/>
        </table:table-row>
        <table:table-row table:style-name="ro1">
          <table:table-cell table:style-name="ce1" office:value-type="float" office:value="5204904"/>
          <table:table-cell table:style-name="ce1" office:value-type="string">
            <text:p>Campos Belos (GO)</text:p>
          </table:table-cell>
          <table:table-cell table:style-name="ce1" office:value-type="float" office:value="25.43"/>
        </table:table-row>
        <table:table-row table:style-name="ro1">
          <table:table-cell table:style-name="ce1" office:value-type="float" office:value="5204953"/>
          <table:table-cell table:style-name="ce1" office:value-type="string">
            <text:p>Campos Verdes (GO)</text:p>
          </table:table-cell>
          <table:table-cell table:style-name="ce1" office:value-type="float" office:value="11.37"/>
        </table:table-row>
        <table:table-row table:style-name="ro1">
          <table:table-cell table:style-name="ce1" office:value-type="float" office:value="5205000"/>
          <table:table-cell table:style-name="ce1" office:value-type="string">
            <text:p>Carmo do Rio Verde (GO)</text:p>
          </table:table-cell>
          <table:table-cell table:style-name="ce1" office:value-type="float" office:value="21.33"/>
        </table:table-row>
        <table:table-row table:style-name="ro1">
          <table:table-cell table:style-name="ce1" office:value-type="float" office:value="5205059"/>
          <table:table-cell table:style-name="ce1" office:value-type="string">
            <text:p>Castelândia (GO)</text:p>
          </table:table-cell>
          <table:table-cell table:style-name="ce1" office:value-type="float" office:value="12.23"/>
        </table:table-row>
        <table:table-row table:style-name="ro1">
          <table:table-cell table:style-name="ce1" office:value-type="float" office:value="5205109"/>
          <table:table-cell table:style-name="ce1" office:value-type="string">
            <text:p>Catalão (GO)</text:p>
          </table:table-cell>
          <table:table-cell table:style-name="ce1" office:value-type="float" office:value="22.67"/>
        </table:table-row>
        <table:table-row table:style-name="ro1">
          <table:table-cell table:style-name="ce1" office:value-type="float" office:value="5205208"/>
          <table:table-cell table:style-name="ce1" office:value-type="string">
            <text:p>Caturaí (GO)</text:p>
          </table:table-cell>
          <table:table-cell table:style-name="ce1" office:value-type="float" office:value="22.61"/>
        </table:table-row>
        <table:table-row table:style-name="ro1">
          <table:table-cell table:style-name="ce1" office:value-type="float" office:value="5205307"/>
          <table:table-cell table:style-name="ce1" office:value-type="string">
            <text:p>Cavalcante (GO)</text:p>
          </table:table-cell>
          <table:table-cell table:style-name="ce1" office:value-type="float" office:value="1.35"/>
        </table:table-row>
        <table:table-row table:style-name="ro1">
          <table:table-cell table:style-name="ce1" office:value-type="float" office:value="5205406"/>
          <table:table-cell table:style-name="ce1" office:value-type="string">
            <text:p>Ceres (GO)</text:p>
          </table:table-cell>
          <table:table-cell table:style-name="ce1" office:value-type="float" office:value="96.69"/>
        </table:table-row>
        <table:table-row table:style-name="ro1">
          <table:table-cell table:style-name="ce1" office:value-type="float" office:value="5205455"/>
          <table:table-cell table:style-name="ce1" office:value-type="string">
            <text:p>Cezarina (GO)</text:p>
          </table:table-cell>
          <table:table-cell table:style-name="ce1" office:value-type="float" office:value="18.15"/>
        </table:table-row>
        <table:table-row table:style-name="ro1">
          <table:table-cell table:style-name="ce1" office:value-type="float" office:value="5205471"/>
          <table:table-cell table:style-name="ce1" office:value-type="string">
            <text:p>Chapadão do Céu (GO)</text:p>
          </table:table-cell>
          <table:table-cell table:style-name="ce1" office:value-type="float" office:value="3.20"/>
        </table:table-row>
        <table:table-row table:style-name="ro1">
          <table:table-cell table:style-name="ce1" office:value-type="float" office:value="5205497"/>
          <table:table-cell table:style-name="ce1" office:value-type="string">
            <text:p>Cidade Ocidental (GO)</text:p>
          </table:table-cell>
          <table:table-cell table:style-name="ce1" office:value-type="float" office:value="143.40"/>
        </table:table-row>
        <table:table-row table:style-name="ro1">
          <table:table-cell table:style-name="ce1" office:value-type="float" office:value="5205513"/>
          <table:table-cell table:style-name="ce1" office:value-type="string">
            <text:p>Cocalzinho de Goiás (GO)</text:p>
          </table:table-cell>
          <table:table-cell table:style-name="ce1" office:value-type="float" office:value="9.73"/>
        </table:table-row>
        <table:table-row table:style-name="ro1">
          <table:table-cell table:style-name="ce1" office:value-type="float" office:value="5205521"/>
          <table:table-cell table:style-name="ce1" office:value-type="string">
            <text:p>Colinas do Sul (GO)</text:p>
          </table:table-cell>
          <table:table-cell table:style-name="ce1" office:value-type="float" office:value="2.06"/>
        </table:table-row>
        <table:table-row table:style-name="ro1">
          <table:table-cell table:style-name="ce1" office:value-type="float" office:value="5205703"/>
          <table:table-cell table:style-name="ce1" office:value-type="string">
            <text:p>Córrego do Ouro (GO)</text:p>
          </table:table-cell>
          <table:table-cell table:style-name="ce1" office:value-type="float" office:value="5.69"/>
        </table:table-row>
        <table:table-row table:style-name="ro1">
          <table:table-cell table:style-name="ce1" office:value-type="float" office:value="5205802"/>
          <table:table-cell table:style-name="ce1" office:value-type="string">
            <text:p>Corumbá de Goiás (GO)</text:p>
          </table:table-cell>
          <table:table-cell table:style-name="ce1" office:value-type="float" office:value="9.76"/>
        </table:table-row>
        <table:table-row table:style-name="ro1">
          <table:table-cell table:style-name="ce1" office:value-type="float" office:value="5205901"/>
          <table:table-cell table:style-name="ce1" office:value-type="string">
            <text:p>Corumbaíba (GO)</text:p>
          </table:table-cell>
          <table:table-cell table:style-name="ce1" office:value-type="float" office:value="4.34"/>
        </table:table-row>
        <table:table-row table:style-name="ro1">
          <table:table-cell table:style-name="ce1" office:value-type="float" office:value="5206206"/>
          <table:table-cell table:style-name="ce1" office:value-type="string">
            <text:p>Cristalina (GO)</text:p>
          </table:table-cell>
          <table:table-cell table:style-name="ce1" office:value-type="float" office:value="7.56"/>
        </table:table-row>
        <table:table-row table:style-name="ro1">
          <table:table-cell table:style-name="ce1" office:value-type="float" office:value="5206305"/>
          <table:table-cell table:style-name="ce1" office:value-type="string">
            <text:p>Cristianópolis (GO)</text:p>
          </table:table-cell>
          <table:table-cell table:style-name="ce1" office:value-type="float" office:value="13.01"/>
        </table:table-row>
        <table:table-row table:style-name="ro1">
          <table:table-cell table:style-name="ce1" office:value-type="float" office:value="5206404"/>
          <table:table-cell table:style-name="ce1" office:value-type="string">
            <text:p>Crixás (GO)</text:p>
          </table:table-cell>
          <table:table-cell table:style-name="ce1" office:value-type="float" office:value="3.38"/>
        </table:table-row>
        <table:table-row table:style-name="ro1">
          <table:table-cell table:style-name="ce1" office:value-type="float" office:value="5206503"/>
          <table:table-cell table:style-name="ce1" office:value-type="string">
            <text:p>Cromínia (GO)</text:p>
          </table:table-cell>
          <table:table-cell table:style-name="ce1" office:value-type="float" office:value="9.76"/>
        </table:table-row>
        <table:table-row table:style-name="ro1">
          <table:table-cell table:style-name="ce1" office:value-type="float" office:value="5206602"/>
          <table:table-cell table:style-name="ce1" office:value-type="string">
            <text:p>Cumari (GO)</text:p>
          </table:table-cell>
          <table:table-cell table:style-name="ce1" office:value-type="float" office:value="5.20"/>
        </table:table-row>
        <table:table-row table:style-name="ro1">
          <table:table-cell table:style-name="ce1" office:value-type="float" office:value="5206701"/>
          <table:table-cell table:style-name="ce1" office:value-type="string">
            <text:p>Damianópolis (GO)</text:p>
          </table:table-cell>
          <table:table-cell table:style-name="ce1" office:value-type="float" office:value="7.93"/>
        </table:table-row>
        <table:table-row table:style-name="ro1">
          <table:table-cell table:style-name="ce1" office:value-type="float" office:value="5206800"/>
          <table:table-cell table:style-name="ce1" office:value-type="string">
            <text:p>Damolândia (GO)</text:p>
          </table:table-cell>
          <table:table-cell table:style-name="ce1" office:value-type="float" office:value="32.51"/>
        </table:table-row>
        <table:table-row table:style-name="ro1">
          <table:table-cell table:style-name="ce1" office:value-type="float" office:value="5206909"/>
          <table:table-cell table:style-name="ce1" office:value-type="string">
            <text:p>Davinópolis (GO)</text:p>
          </table:table-cell>
          <table:table-cell table:style-name="ce1" office:value-type="float" office:value="4.27"/>
        </table:table-row>
        <table:table-row table:style-name="ro1">
          <table:table-cell table:style-name="ce1" office:value-type="float" office:value="5207105"/>
          <table:table-cell table:style-name="ce1" office:value-type="string">
            <text:p>Diorama (GO)</text:p>
          </table:table-cell>
          <table:table-cell table:style-name="ce1" office:value-type="float" office:value="3.61"/>
        </table:table-row>
        <table:table-row table:style-name="ro1">
          <table:table-cell table:style-name="ce1" office:value-type="float" office:value="5207253"/>
          <table:table-cell table:style-name="ce1" office:value-type="string">
            <text:p>Doverlândia (GO)</text:p>
          </table:table-cell>
          <table:table-cell table:style-name="ce1" office:value-type="float" office:value="2.45"/>
        </table:table-row>
        <table:table-row table:style-name="ro1">
          <table:table-cell table:style-name="ce1" office:value-type="float" office:value="5207352"/>
          <table:table-cell table:style-name="ce1" office:value-type="string">
            <text:p>Edealina (GO)</text:p>
          </table:table-cell>
          <table:table-cell table:style-name="ce1" office:value-type="float" office:value="6.18"/>
        </table:table-row>
        <table:table-row table:style-name="ro1">
          <table:table-cell table:style-name="ce1" office:value-type="float" office:value="5207402"/>
          <table:table-cell table:style-name="ce1" office:value-type="string">
            <text:p>Edéia (GO)</text:p>
          </table:table-cell>
          <table:table-cell table:style-name="ce1" office:value-type="float" office:value="7.71"/>
        </table:table-row>
        <table:table-row table:style-name="ro1">
          <table:table-cell table:style-name="ce1" office:value-type="float" office:value="5207501"/>
          <table:table-cell table:style-name="ce1" office:value-type="string">
            <text:p>Estrela do Norte (GO)</text:p>
          </table:table-cell>
          <table:table-cell table:style-name="ce1" office:value-type="float" office:value="11.01"/>
        </table:table-row>
        <table:table-row table:style-name="ro1">
          <table:table-cell table:style-name="ce1" office:value-type="float" office:value="5207535"/>
          <table:table-cell table:style-name="ce1" office:value-type="string">
            <text:p>Faina (GO)</text:p>
          </table:table-cell>
          <table:table-cell table:style-name="ce1" office:value-type="float" office:value="3.59"/>
        </table:table-row>
        <table:table-row table:style-name="ro1">
          <table:table-cell table:style-name="ce1" office:value-type="float" office:value="5207600"/>
          <table:table-cell table:style-name="ce1" office:value-type="string">
            <text:p>Fazenda Nova (GO)</text:p>
          </table:table-cell>
          <table:table-cell table:style-name="ce1" office:value-type="float" office:value="4.93"/>
        </table:table-row>
        <table:table-row table:style-name="ro1">
          <table:table-cell table:style-name="ce1" office:value-type="float" office:value="5207808"/>
          <table:table-cell table:style-name="ce1" office:value-type="string">
            <text:p>Firminópolis (GO)</text:p>
          </table:table-cell>
          <table:table-cell table:style-name="ce1" office:value-type="float" office:value="27.33"/>
        </table:table-row>
        <table:table-row table:style-name="ro1">
          <table:table-cell table:style-name="ce1" office:value-type="float" office:value="5207907"/>
          <table:table-cell table:style-name="ce1" office:value-type="string">
            <text:p>Flores de Goiás (GO)</text:p>
          </table:table-cell>
          <table:table-cell table:style-name="ce1" office:value-type="float" office:value="3.25"/>
        </table:table-row>
        <table:table-row table:style-name="ro1">
          <table:table-cell table:style-name="ce1" office:value-type="float" office:value="5208004"/>
          <table:table-cell table:style-name="ce1" office:value-type="string">
            <text:p>Formosa (GO)</text:p>
          </table:table-cell>
          <table:table-cell table:style-name="ce1" office:value-type="float" office:value="17.22"/>
        </table:table-row>
        <table:table-row table:style-name="ro1">
          <table:table-cell table:style-name="ce1" office:value-type="float" office:value="5208103"/>
          <table:table-cell table:style-name="ce1" office:value-type="string">
            <text:p>Formoso (GO)</text:p>
          </table:table-cell>
          <table:table-cell table:style-name="ce1" office:value-type="float" office:value="5.78"/>
        </table:table-row>
        <table:table-row table:style-name="ro1">
          <table:table-cell table:style-name="ce1" office:value-type="float" office:value="5208152"/>
          <table:table-cell table:style-name="ce1" office:value-type="string">
            <text:p>Gameleira de Goiás (GO)</text:p>
          </table:table-cell>
          <table:table-cell table:style-name="ce1" office:value-type="float" office:value="5.53"/>
        </table:table-row>
        <table:table-row table:style-name="ro1">
          <table:table-cell table:style-name="ce1" office:value-type="float" office:value="5208301"/>
          <table:table-cell table:style-name="ce1" office:value-type="string">
            <text:p>Divinópolis de Goiás (GO)</text:p>
          </table:table-cell>
          <table:table-cell table:style-name="ce1" office:value-type="float" office:value="5.97"/>
        </table:table-row>
        <table:table-row table:style-name="ro1">
          <table:table-cell table:style-name="ce1" office:value-type="float" office:value="5208400"/>
          <table:table-cell table:style-name="ce1" office:value-type="string">
            <text:p>Goianápolis (GO)</text:p>
          </table:table-cell>
          <table:table-cell table:style-name="ce1" office:value-type="float" office:value="65.84"/>
        </table:table-row>
        <table:table-row table:style-name="ro1">
          <table:table-cell table:style-name="ce1" office:value-type="float" office:value="5208509"/>
          <table:table-cell table:style-name="ce1" office:value-type="string">
            <text:p>Goiandira (GO)</text:p>
          </table:table-cell>
          <table:table-cell table:style-name="ce1" office:value-type="float" office:value="9.32"/>
        </table:table-row>
        <table:table-row table:style-name="ro1">
          <table:table-cell table:style-name="ce1" office:value-type="float" office:value="5208608"/>
          <table:table-cell table:style-name="ce1" office:value-type="string">
            <text:p>Goianésia (GO)</text:p>
          </table:table-cell>
          <table:table-cell table:style-name="ce1" office:value-type="float" office:value="38.49"/>
        </table:table-row>
        <table:table-row table:style-name="ro1">
          <table:table-cell table:style-name="ce1" office:value-type="float" office:value="5208707"/>
          <table:table-cell table:style-name="ce1" office:value-type="string">
            <text:p>Goiânia (GO)</text:p>
          </table:table-cell>
          <table:table-cell table:style-name="ce1" office:value-type="float" office:value="1776.75"/>
        </table:table-row>
        <table:table-row table:style-name="ro1">
          <table:table-cell table:style-name="ce1" office:value-type="float" office:value="5208806"/>
          <table:table-cell table:style-name="ce1" office:value-type="string">
            <text:p>Goianira (GO)</text:p>
          </table:table-cell>
          <table:table-cell table:style-name="ce1" office:value-type="float" office:value="162.94"/>
        </table:table-row>
        <table:table-row table:style-name="ro1">
          <table:table-cell table:style-name="ce1" office:value-type="float" office:value="5208905"/>
          <table:table-cell table:style-name="ce1" office:value-type="string">
            <text:p>Goiás (GO)</text:p>
          </table:table-cell>
          <table:table-cell table:style-name="ce1" office:value-type="float" office:value="7.96"/>
        </table:table-row>
        <table:table-row table:style-name="ro1">
          <table:table-cell table:style-name="ce1" office:value-type="float" office:value="5209101"/>
          <table:table-cell table:style-name="ce1" office:value-type="string">
            <text:p>Goiatuba (GO)</text:p>
          </table:table-cell>
          <table:table-cell table:style-name="ce1" office:value-type="float" office:value="13.13"/>
        </table:table-row>
        <table:table-row table:style-name="ro1">
          <table:table-cell table:style-name="ce1" office:value-type="float" office:value="5209150"/>
          <table:table-cell table:style-name="ce1" office:value-type="string">
            <text:p>Gouvelândia (GO)</text:p>
          </table:table-cell>
          <table:table-cell table:style-name="ce1" office:value-type="float" office:value="6.00"/>
        </table:table-row>
        <table:table-row table:style-name="ro1">
          <table:table-cell table:style-name="ce1" office:value-type="float" office:value="5209200"/>
          <table:table-cell table:style-name="ce1" office:value-type="string">
            <text:p>Guapó (GO)</text:p>
          </table:table-cell>
          <table:table-cell table:style-name="ce1" office:value-type="float" office:value="27.04"/>
        </table:table-row>
        <table:table-row table:style-name="ro1">
          <table:table-cell table:style-name="ce1" office:value-type="float" office:value="5209291"/>
          <table:table-cell table:style-name="ce1" office:value-type="string">
            <text:p>Guaraíta (GO)</text:p>
          </table:table-cell>
          <table:table-cell table:style-name="ce1" office:value-type="float" office:value="11.57"/>
        </table:table-row>
        <table:table-row table:style-name="ro1">
          <table:table-cell table:style-name="ce1" office:value-type="float" office:value="5209408"/>
          <table:table-cell table:style-name="ce1" office:value-type="string">
            <text:p>Guarani de Goiás (GO)</text:p>
          </table:table-cell>
          <table:table-cell table:style-name="ce1" office:value-type="float" office:value="3.46"/>
        </table:table-row>
        <table:table-row table:style-name="ro1">
          <table:table-cell table:style-name="ce1" office:value-type="float" office:value="5209457"/>
          <table:table-cell table:style-name="ce1" office:value-type="string">
            <text:p>Guarinos (GO)</text:p>
          </table:table-cell>
          <table:table-cell table:style-name="ce1" office:value-type="float" office:value="3.86"/>
        </table:table-row>
        <table:table-row table:style-name="ro1">
          <table:table-cell table:style-name="ce1" office:value-type="float" office:value="5209606"/>
          <table:table-cell table:style-name="ce1" office:value-type="string">
            <text:p>Heitoraí (GO)</text:p>
          </table:table-cell>
          <table:table-cell table:style-name="ce1" office:value-type="float" office:value="15.55"/>
        </table:table-row>
        <table:table-row table:style-name="ro1">
          <table:table-cell table:style-name="ce1" office:value-type="float" office:value="5209705"/>
          <table:table-cell table:style-name="ce1" office:value-type="string">
            <text:p>Hidrolândia (GO)</text:p>
          </table:table-cell>
          <table:table-cell table:style-name="ce1" office:value-type="float" office:value="18.43"/>
        </table:table-row>
        <table:table-row table:style-name="ro1">
          <table:table-cell table:style-name="ce1" office:value-type="float" office:value="5209804"/>
          <table:table-cell table:style-name="ce1" office:value-type="string">
            <text:p>Hidrolina (GO)</text:p>
          </table:table-cell>
          <table:table-cell table:style-name="ce1" office:value-type="float" office:value="6.94"/>
        </table:table-row>
        <table:table-row table:style-name="ro1">
          <table:table-cell table:style-name="ce1" office:value-type="float" office:value="5209903"/>
          <table:table-cell table:style-name="ce1" office:value-type="string">
            <text:p>Iaciara (GO)</text:p>
          </table:table-cell>
          <table:table-cell table:style-name="ce1" office:value-type="float" office:value="8.02"/>
        </table:table-row>
        <table:table-row table:style-name="ro1">
          <table:table-cell table:style-name="ce1" office:value-type="float" office:value="5209937"/>
          <table:table-cell table:style-name="ce1" office:value-type="string">
            <text:p>Inaciolândia (GO)</text:p>
          </table:table-cell>
          <table:table-cell table:style-name="ce1" office:value-type="float" office:value="8.28"/>
        </table:table-row>
        <table:table-row table:style-name="ro1">
          <table:table-cell table:style-name="ce1" office:value-type="float" office:value="5209952"/>
          <table:table-cell table:style-name="ce1" office:value-type="string">
            <text:p>Indiara (GO)</text:p>
          </table:table-cell>
          <table:table-cell table:style-name="ce1" office:value-type="float" office:value="14.31"/>
        </table:table-row>
        <table:table-row table:style-name="ro1">
          <table:table-cell table:style-name="ce1" office:value-type="float" office:value="5210000"/>
          <table:table-cell table:style-name="ce1" office:value-type="string">
            <text:p>Inhumas (GO)</text:p>
          </table:table-cell>
          <table:table-cell table:style-name="ce1" office:value-type="float" office:value="78.68"/>
        </table:table-row>
        <table:table-row table:style-name="ro1">
          <table:table-cell table:style-name="ce1" office:value-type="float" office:value="5210109"/>
          <table:table-cell table:style-name="ce1" office:value-type="string">
            <text:p>Ipameri (GO)</text:p>
          </table:table-cell>
          <table:table-cell table:style-name="ce1" office:value-type="float" office:value="5.66"/>
        </table:table-row>
        <table:table-row table:style-name="ro1">
          <table:table-cell table:style-name="ce1" office:value-type="float" office:value="5210158"/>
          <table:table-cell table:style-name="ce1" office:value-type="string">
            <text:p>Ipiranga de Goiás (GO)</text:p>
          </table:table-cell>
          <table:table-cell table:style-name="ce1" office:value-type="float" office:value="11.79"/>
        </table:table-row>
        <table:table-row table:style-name="ro1">
          <table:table-cell table:style-name="ce1" office:value-type="float" office:value="5210208"/>
          <table:table-cell table:style-name="ce1" office:value-type="string">
            <text:p>Iporá (GO)</text:p>
          </table:table-cell>
          <table:table-cell table:style-name="ce1" office:value-type="float" office:value="30.47"/>
        </table:table-row>
        <table:table-row table:style-name="ro1">
          <table:table-cell table:style-name="ce1" office:value-type="float" office:value="5210307"/>
          <table:table-cell table:style-name="ce1" office:value-type="string">
            <text:p>Israelândia (GO)</text:p>
          </table:table-cell>
          <table:table-cell table:style-name="ce1" office:value-type="float" office:value="5.00"/>
        </table:table-row>
        <table:table-row table:style-name="ro1">
          <table:table-cell table:style-name="ce1" office:value-type="float" office:value="5210406"/>
          <table:table-cell table:style-name="ce1" office:value-type="string">
            <text:p>Itaberaí (GO)</text:p>
          </table:table-cell>
          <table:table-cell table:style-name="ce1" office:value-type="float" office:value="24.27"/>
        </table:table-row>
        <table:table-row table:style-name="ro1">
          <table:table-cell table:style-name="ce1" office:value-type="float" office:value="5210562"/>
          <table:table-cell table:style-name="ce1" office:value-type="string">
            <text:p>Itaguari (GO)</text:p>
          </table:table-cell>
          <table:table-cell table:style-name="ce1" office:value-type="float" office:value="30.78"/>
        </table:table-row>
        <table:table-row table:style-name="ro1">
          <table:table-cell table:style-name="ce1" office:value-type="float" office:value="5210604"/>
          <table:table-cell table:style-name="ce1" office:value-type="string">
            <text:p>Itaguaru (GO)</text:p>
          </table:table-cell>
          <table:table-cell table:style-name="ce1" office:value-type="float" office:value="22.68"/>
        </table:table-row>
        <table:table-row table:style-name="ro1">
          <table:table-cell table:style-name="ce1" office:value-type="float" office:value="5210802"/>
          <table:table-cell table:style-name="ce1" office:value-type="string">
            <text:p>Itajá (GO)</text:p>
          </table:table-cell>
          <table:table-cell table:style-name="ce1" office:value-type="float" office:value="2.42"/>
        </table:table-row>
        <table:table-row table:style-name="ro1">
          <table:table-cell table:style-name="ce1" office:value-type="float" office:value="5210901"/>
          <table:table-cell table:style-name="ce1" office:value-type="string">
            <text:p>Itapaci (GO)</text:p>
          </table:table-cell>
          <table:table-cell table:style-name="ce1" office:value-type="float" office:value="19.31"/>
        </table:table-row>
        <table:table-row table:style-name="ro1">
          <table:table-cell table:style-name="ce1" office:value-type="float" office:value="5211008"/>
          <table:table-cell table:style-name="ce1" office:value-type="string">
            <text:p>Itapirapuã (GO)</text:p>
          </table:table-cell>
          <table:table-cell table:style-name="ce1" office:value-type="float" office:value="3.83"/>
        </table:table-row>
        <table:table-row table:style-name="ro1">
          <table:table-cell table:style-name="ce1" office:value-type="float" office:value="5211206"/>
          <table:table-cell table:style-name="ce1" office:value-type="string">
            <text:p>Itapuranga (GO)</text:p>
          </table:table-cell>
          <table:table-cell table:style-name="ce1" office:value-type="float" office:value="20.47"/>
        </table:table-row>
        <table:table-row table:style-name="ro1">
          <table:table-cell table:style-name="ce1" office:value-type="float" office:value="5211305"/>
          <table:table-cell table:style-name="ce1" office:value-type="string">
            <text:p>Itarumã (GO)</text:p>
          </table:table-cell>
          <table:table-cell table:style-name="ce1" office:value-type="float" office:value="1.83"/>
        </table:table-row>
        <table:table-row table:style-name="ro1">
          <table:table-cell table:style-name="ce1" office:value-type="float" office:value="5211404"/>
          <table:table-cell table:style-name="ce1" office:value-type="string">
            <text:p>Itauçu (GO)</text:p>
          </table:table-cell>
          <table:table-cell table:style-name="ce1" office:value-type="float" office:value="22.34"/>
        </table:table-row>
        <table:table-row table:style-name="ro1">
          <table:table-cell table:style-name="ce1" office:value-type="float" office:value="5211503"/>
          <table:table-cell table:style-name="ce1" office:value-type="string">
            <text:p>Itumbiara (GO)</text:p>
          </table:table-cell>
          <table:table-cell table:style-name="ce1" office:value-type="float" office:value="37.71"/>
        </table:table-row>
        <table:table-row table:style-name="ro1">
          <table:table-cell table:style-name="ce1" office:value-type="float" office:value="5211602"/>
          <table:table-cell table:style-name="ce1" office:value-type="string">
            <text:p>Ivolândia (GO)</text:p>
          </table:table-cell>
          <table:table-cell table:style-name="ce1" office:value-type="float" office:value="2.12"/>
        </table:table-row>
        <table:table-row table:style-name="ro1">
          <table:table-cell table:style-name="ce1" office:value-type="float" office:value="5211701"/>
          <table:table-cell table:style-name="ce1" office:value-type="string">
            <text:p>Jandaia (GO)</text:p>
          </table:table-cell>
          <table:table-cell table:style-name="ce1" office:value-type="float" office:value="7.13"/>
        </table:table-row>
        <table:table-row table:style-name="ro1">
          <table:table-cell table:style-name="ce1" office:value-type="float" office:value="5211800"/>
          <table:table-cell table:style-name="ce1" office:value-type="string">
            <text:p>Jaraguá (GO)</text:p>
          </table:table-cell>
          <table:table-cell table:style-name="ce1" office:value-type="float" office:value="22.64"/>
        </table:table-row>
        <table:table-row table:style-name="ro1">
          <table:table-cell table:style-name="ce1" office:value-type="float" office:value="5211909"/>
          <table:table-cell table:style-name="ce1" office:value-type="string">
            <text:p>Jataí (GO)</text:p>
          </table:table-cell>
          <table:table-cell table:style-name="ce1" office:value-type="float" office:value="12.27"/>
        </table:table-row>
        <table:table-row table:style-name="ro1">
          <table:table-cell table:style-name="ce1" office:value-type="float" office:value="5212006"/>
          <table:table-cell table:style-name="ce1" office:value-type="string">
            <text:p>Jaupaci (GO)</text:p>
          </table:table-cell>
          <table:table-cell table:style-name="ce1" office:value-type="float" office:value="5.69"/>
        </table:table-row>
        <table:table-row table:style-name="ro1">
          <table:table-cell table:style-name="ce1" office:value-type="float" office:value="5212055"/>
          <table:table-cell table:style-name="ce1" office:value-type="string">
            <text:p>Jesúpolis (GO)</text:p>
          </table:table-cell>
          <table:table-cell table:style-name="ce1" office:value-type="float" office:value="18.78"/>
        </table:table-row>
        <table:table-row table:style-name="ro1">
          <table:table-cell table:style-name="ce1" office:value-type="float" office:value="5212105"/>
          <table:table-cell table:style-name="ce1" office:value-type="string">
            <text:p>Joviânia (GO)</text:p>
          </table:table-cell>
          <table:table-cell table:style-name="ce1" office:value-type="float" office:value="15.98"/>
        </table:table-row>
        <table:table-row table:style-name="ro1">
          <table:table-cell table:style-name="ce1" office:value-type="float" office:value="5212204"/>
          <table:table-cell table:style-name="ce1" office:value-type="string">
            <text:p>Jussara (GO)</text:p>
          </table:table-cell>
          <table:table-cell table:style-name="ce1" office:value-type="float" office:value="4.69"/>
        </table:table-row>
        <table:table-row table:style-name="ro1">
          <table:table-cell table:style-name="ce1" office:value-type="float" office:value="5212253"/>
          <table:table-cell table:style-name="ce1" office:value-type="string">
            <text:p>Lagoa Santa (GO)</text:p>
          </table:table-cell>
          <table:table-cell table:style-name="ce1" office:value-type="float" office:value="2.73"/>
        </table:table-row>
        <table:table-row table:style-name="ro1">
          <table:table-cell table:style-name="ce1" office:value-type="float" office:value="5212303"/>
          <table:table-cell table:style-name="ce1" office:value-type="string">
            <text:p>Leopoldo de Bulhões (GO)</text:p>
          </table:table-cell>
          <table:table-cell table:style-name="ce1" office:value-type="float" office:value="16.39"/>
        </table:table-row>
        <table:table-row table:style-name="ro1">
          <table:table-cell table:style-name="ce1" office:value-type="float" office:value="5212501"/>
          <table:table-cell table:style-name="ce1" office:value-type="string">
            <text:p>Luziânia (GO)</text:p>
          </table:table-cell>
          <table:table-cell table:style-name="ce1" office:value-type="float" office:value="44.06"/>
        </table:table-row>
        <table:table-row table:style-name="ro1">
          <table:table-cell table:style-name="ce1" office:value-type="float" office:value="5212600"/>
          <table:table-cell table:style-name="ce1" office:value-type="string">
            <text:p>Mairipotaba (GO)</text:p>
          </table:table-cell>
          <table:table-cell table:style-name="ce1" office:value-type="float" office:value="5.08"/>
        </table:table-row>
        <table:table-row table:style-name="ro1">
          <table:table-cell table:style-name="ce1" office:value-type="float" office:value="5212709"/>
          <table:table-cell table:style-name="ce1" office:value-type="string">
            <text:p>Mambaí (GO)</text:p>
          </table:table-cell>
          <table:table-cell table:style-name="ce1" office:value-type="float" office:value="7.80"/>
        </table:table-row>
        <table:table-row table:style-name="ro1">
          <table:table-cell table:style-name="ce1" office:value-type="float" office:value="5212808"/>
          <table:table-cell table:style-name="ce1" office:value-type="string">
            <text:p>Mara Rosa (GO)</text:p>
          </table:table-cell>
          <table:table-cell table:style-name="ce1" office:value-type="float" office:value="6.31"/>
        </table:table-row>
        <table:table-row table:style-name="ro1">
          <table:table-cell table:style-name="ce1" office:value-type="float" office:value="5212907"/>
          <table:table-cell table:style-name="ce1" office:value-type="string">
            <text:p>Marzagão (GO)</text:p>
          </table:table-cell>
          <table:table-cell table:style-name="ce1" office:value-type="float" office:value="9.32"/>
        </table:table-row>
        <table:table-row table:style-name="ro1">
          <table:table-cell table:style-name="ce1" office:value-type="float" office:value="5212956"/>
          <table:table-cell table:style-name="ce1" office:value-type="string">
            <text:p>Matrinchã (GO)</text:p>
          </table:table-cell>
          <table:table-cell table:style-name="ce1" office:value-type="float" office:value="3.84"/>
        </table:table-row>
        <table:table-row table:style-name="ro1">
          <table:table-cell table:style-name="ce1" office:value-type="float" office:value="5213004"/>
          <table:table-cell table:style-name="ce1" office:value-type="string">
            <text:p>Maurilândia (GO)</text:p>
          </table:table-cell>
          <table:table-cell table:style-name="ce1" office:value-type="float" office:value="29.56"/>
        </table:table-row>
        <table:table-row table:style-name="ro1">
          <table:table-cell table:style-name="ce1" office:value-type="float" office:value="5213053"/>
          <table:table-cell table:style-name="ce1" office:value-type="string">
            <text:p>Mimoso de Goiás (GO)</text:p>
          </table:table-cell>
          <table:table-cell table:style-name="ce1" office:value-type="float" office:value="1.94"/>
        </table:table-row>
        <table:table-row table:style-name="ro1">
          <table:table-cell table:style-name="ce1" office:value-type="float" office:value="5213087"/>
          <table:table-cell table:style-name="ce1" office:value-type="string">
            <text:p>Minaçu (GO)</text:p>
          </table:table-cell>
          <table:table-cell table:style-name="ce1" office:value-type="float" office:value="10.89"/>
        </table:table-row>
        <table:table-row table:style-name="ro1">
          <table:table-cell table:style-name="ce1" office:value-type="float" office:value="5213103"/>
          <table:table-cell table:style-name="ce1" office:value-type="string">
            <text:p>Mineiros (GO)</text:p>
          </table:table-cell>
          <table:table-cell table:style-name="ce1" office:value-type="float" office:value="5.84"/>
        </table:table-row>
        <table:table-row table:style-name="ro1">
          <table:table-cell table:style-name="ce1" office:value-type="float" office:value="5213400"/>
          <table:table-cell table:style-name="ce1" office:value-type="string">
            <text:p>Moiporá (GO)</text:p>
          </table:table-cell>
          <table:table-cell table:style-name="ce1" office:value-type="float" office:value="3.83"/>
        </table:table-row>
        <table:table-row table:style-name="ro1">
          <table:table-cell table:style-name="ce1" office:value-type="float" office:value="5213509"/>
          <table:table-cell table:style-name="ce1" office:value-type="string">
            <text:p>Monte Alegre de Goiás (GO)</text:p>
          </table:table-cell>
          <table:table-cell table:style-name="ce1" office:value-type="float" office:value="2.48"/>
        </table:table-row>
        <table:table-row table:style-name="ro1">
          <table:table-cell table:style-name="ce1" office:value-type="float" office:value="5213707"/>
          <table:table-cell table:style-name="ce1" office:value-type="string">
            <text:p>Montes Claros de Goiás (GO)</text:p>
          </table:table-cell>
          <table:table-cell table:style-name="ce1" office:value-type="float" office:value="2.75"/>
        </table:table-row>
        <table:table-row table:style-name="ro1">
          <table:table-cell table:style-name="ce1" office:value-type="float" office:value="5213756"/>
          <table:table-cell table:style-name="ce1" office:value-type="string">
            <text:p>Montividiu (GO)</text:p>
          </table:table-cell>
          <table:table-cell table:style-name="ce1" office:value-type="float" office:value="5.64"/>
        </table:table-row>
        <table:table-row table:style-name="ro1">
          <table:table-cell table:style-name="ce1" office:value-type="float" office:value="5213772"/>
          <table:table-cell table:style-name="ce1" office:value-type="string">
            <text:p>Montividiu do Norte (GO)</text:p>
          </table:table-cell>
          <table:table-cell table:style-name="ce1" office:value-type="float" office:value="3.09"/>
        </table:table-row>
        <table:table-row table:style-name="ro1">
          <table:table-cell table:style-name="ce1" office:value-type="float" office:value="5213806"/>
          <table:table-cell table:style-name="ce1" office:value-type="string">
            <text:p>Morrinhos (GO)</text:p>
          </table:table-cell>
          <table:table-cell table:style-name="ce1" office:value-type="float" office:value="14.57"/>
        </table:table-row>
        <table:table-row table:style-name="ro1">
          <table:table-cell table:style-name="ce1" office:value-type="float" office:value="5213855"/>
          <table:table-cell table:style-name="ce1" office:value-type="string">
            <text:p>Morro Agudo de Goiás (GO)</text:p>
          </table:table-cell>
          <table:table-cell table:style-name="ce1" office:value-type="float" office:value="8.34"/>
        </table:table-row>
        <table:table-row table:style-name="ro1">
          <table:table-cell table:style-name="ce1" office:value-type="float" office:value="5213905"/>
          <table:table-cell table:style-name="ce1" office:value-type="string">
            <text:p>Mossâmedes (GO)</text:p>
          </table:table-cell>
          <table:table-cell table:style-name="ce1" office:value-type="float" office:value="7.32"/>
        </table:table-row>
        <table:table-row table:style-name="ro1">
          <table:table-cell table:style-name="ce1" office:value-type="float" office:value="5214002"/>
          <table:table-cell table:style-name="ce1" office:value-type="string">
            <text:p>Mozarlândia (GO)</text:p>
          </table:table-cell>
          <table:table-cell table:style-name="ce1" office:value-type="float" office:value="7.73"/>
        </table:table-row>
        <table:table-row table:style-name="ro1">
          <table:table-cell table:style-name="ce1" office:value-type="float" office:value="5214051"/>
          <table:table-cell table:style-name="ce1" office:value-type="string">
            <text:p>Mundo Novo (GO)</text:p>
          </table:table-cell>
          <table:table-cell table:style-name="ce1" office:value-type="float" office:value="3.00"/>
        </table:table-row>
        <table:table-row table:style-name="ro1">
          <table:table-cell table:style-name="ce1" office:value-type="float" office:value="5214101"/>
          <table:table-cell table:style-name="ce1" office:value-type="string">
            <text:p>Mutunópolis (GO)</text:p>
          </table:table-cell>
          <table:table-cell table:style-name="ce1" office:value-type="float" office:value="4.03"/>
        </table:table-row>
        <table:table-row table:style-name="ro1">
          <table:table-cell table:style-name="ce1" office:value-type="float" office:value="5214408"/>
          <table:table-cell table:style-name="ce1" office:value-type="string">
            <text:p>Nazário (GO)</text:p>
          </table:table-cell>
          <table:table-cell table:style-name="ce1" office:value-type="float" office:value="29.26"/>
        </table:table-row>
        <table:table-row table:style-name="ro1">
          <table:table-cell table:style-name="ce1" office:value-type="float" office:value="5214507"/>
          <table:table-cell table:style-name="ce1" office:value-type="string">
            <text:p>Nerópolis (GO)</text:p>
          </table:table-cell>
          <table:table-cell table:style-name="ce1" office:value-type="float" office:value="118.55"/>
        </table:table-row>
        <table:table-row table:style-name="ro1">
          <table:table-cell table:style-name="ce1" office:value-type="float" office:value="5214606"/>
          <table:table-cell table:style-name="ce1" office:value-type="string">
            <text:p>Niquelândia (GO)</text:p>
          </table:table-cell>
          <table:table-cell table:style-name="ce1" office:value-type="float" office:value="4.30"/>
        </table:table-row>
        <table:table-row table:style-name="ro1">
          <table:table-cell table:style-name="ce1" office:value-type="float" office:value="5214705"/>
          <table:table-cell table:style-name="ce1" office:value-type="string">
            <text:p>Nova América (GO)</text:p>
          </table:table-cell>
          <table:table-cell table:style-name="ce1" office:value-type="float" office:value="10.65"/>
        </table:table-row>
        <table:table-row table:style-name="ro1">
          <table:table-cell table:style-name="ce1" office:value-type="float" office:value="5214804"/>
          <table:table-cell table:style-name="ce1" office:value-type="string">
            <text:p>Nova Aurora (GO)</text:p>
          </table:table-cell>
          <table:table-cell table:style-name="ce1" office:value-type="float" office:value="6.81"/>
        </table:table-row>
        <table:table-row table:style-name="ro1">
          <table:table-cell table:style-name="ce1" office:value-type="float" office:value="5214838"/>
          <table:table-cell table:style-name="ce1" office:value-type="string">
            <text:p>Nova Crixás (GO)</text:p>
          </table:table-cell>
          <table:table-cell table:style-name="ce1" office:value-type="float" office:value="1.63"/>
        </table:table-row>
        <table:table-row table:style-name="ro1">
          <table:table-cell table:style-name="ce1" office:value-type="float" office:value="5214861"/>
          <table:table-cell table:style-name="ce1" office:value-type="string">
            <text:p>Nova Glória (GO)</text:p>
          </table:table-cell>
          <table:table-cell table:style-name="ce1" office:value-type="float" office:value="20.60"/>
        </table:table-row>
        <table:table-row table:style-name="ro1">
          <table:table-cell table:style-name="ce1" office:value-type="float" office:value="5214879"/>
          <table:table-cell table:style-name="ce1" office:value-type="string">
            <text:p>Nova Iguaçu de Goiás (GO)</text:p>
          </table:table-cell>
          <table:table-cell table:style-name="ce1" office:value-type="float" office:value="4.50"/>
        </table:table-row>
        <table:table-row table:style-name="ro1">
          <table:table-cell table:style-name="ce1" office:value-type="float" office:value="5214903"/>
          <table:table-cell table:style-name="ce1" office:value-type="string">
            <text:p>Nova Roma (GO)</text:p>
          </table:table-cell>
          <table:table-cell table:style-name="ce1" office:value-type="float" office:value="1.63"/>
        </table:table-row>
        <table:table-row table:style-name="ro1">
          <table:table-cell table:style-name="ce1" office:value-type="float" office:value="5215009"/>
          <table:table-cell table:style-name="ce1" office:value-type="string">
            <text:p>Nova Veneza (GO)</text:p>
          </table:table-cell>
          <table:table-cell table:style-name="ce1" office:value-type="float" office:value="65.89"/>
        </table:table-row>
        <table:table-row table:style-name="ro1">
          <table:table-cell table:style-name="ce1" office:value-type="float" office:value="5215207"/>
          <table:table-cell table:style-name="ce1" office:value-type="string">
            <text:p>Novo Brasil (GO)</text:p>
          </table:table-cell>
          <table:table-cell table:style-name="ce1" office:value-type="float" office:value="5.41"/>
        </table:table-row>
        <table:table-row table:style-name="ro1">
          <table:table-cell table:style-name="ce1" office:value-type="float" office:value="5215231"/>
          <table:table-cell table:style-name="ce1" office:value-type="string">
            <text:p>Novo Gama (GO)</text:p>
          </table:table-cell>
          <table:table-cell table:style-name="ce1" office:value-type="float" office:value="489.41"/>
        </table:table-row>
        <table:table-row table:style-name="ro1">
          <table:table-cell table:style-name="ce1" office:value-type="float" office:value="5215256"/>
          <table:table-cell table:style-name="ce1" office:value-type="string">
            <text:p>Novo Planalto (GO)</text:p>
          </table:table-cell>
          <table:table-cell table:style-name="ce1" office:value-type="float" office:value="3.18"/>
        </table:table-row>
        <table:table-row table:style-name="ro1">
          <table:table-cell table:style-name="ce1" office:value-type="float" office:value="5215306"/>
          <table:table-cell table:style-name="ce1" office:value-type="string">
            <text:p>Orizona (GO)</text:p>
          </table:table-cell>
          <table:table-cell table:style-name="ce1" office:value-type="float" office:value="7.25"/>
        </table:table-row>
        <table:table-row table:style-name="ro1">
          <table:table-cell table:style-name="ce1" office:value-type="float" office:value="5215405"/>
          <table:table-cell table:style-name="ce1" office:value-type="string">
            <text:p>Ouro Verde de Goiás (GO)</text:p>
          </table:table-cell>
          <table:table-cell table:style-name="ce1" office:value-type="float" office:value="19.32"/>
        </table:table-row>
        <table:table-row table:style-name="ro1">
          <table:table-cell table:style-name="ce1" office:value-type="float" office:value="5215504"/>
          <table:table-cell table:style-name="ce1" office:value-type="string">
            <text:p>Ouvidor (GO)</text:p>
          </table:table-cell>
          <table:table-cell table:style-name="ce1" office:value-type="float" office:value="13.21"/>
        </table:table-row>
        <table:table-row table:style-name="ro1">
          <table:table-cell table:style-name="ce1" office:value-type="float" office:value="5215603"/>
          <table:table-cell table:style-name="ce1" office:value-type="string">
            <text:p>Padre Bernardo (GO)</text:p>
          </table:table-cell>
          <table:table-cell table:style-name="ce1" office:value-type="float" office:value="8.82"/>
        </table:table-row>
        <table:table-row table:style-name="ro1">
          <table:table-cell table:style-name="ce1" office:value-type="float" office:value="5215652"/>
          <table:table-cell table:style-name="ce1" office:value-type="string">
            <text:p>Palestina de Goiás (GO)</text:p>
          </table:table-cell>
          <table:table-cell table:style-name="ce1" office:value-type="float" office:value="2.55"/>
        </table:table-row>
        <table:table-row table:style-name="ro1">
          <table:table-cell table:style-name="ce1" office:value-type="float" office:value="5215702"/>
          <table:table-cell table:style-name="ce1" office:value-type="string">
            <text:p>Palmeiras de Goiás (GO)</text:p>
          </table:table-cell>
          <table:table-cell table:style-name="ce1" office:value-type="float" office:value="15.16"/>
        </table:table-row>
        <table:table-row table:style-name="ro1">
          <table:table-cell table:style-name="ce1" office:value-type="float" office:value="5215801"/>
          <table:table-cell table:style-name="ce1" office:value-type="string">
            <text:p>Palmelo (GO)</text:p>
          </table:table-cell>
          <table:table-cell table:style-name="ce1" office:value-type="float" office:value="39.60"/>
        </table:table-row>
        <table:table-row table:style-name="ro1">
          <table:table-cell table:style-name="ce1" office:value-type="float" office:value="5215900"/>
          <table:table-cell table:style-name="ce1" office:value-type="string">
            <text:p>Palminópolis (GO)</text:p>
          </table:table-cell>
          <table:table-cell table:style-name="ce1" office:value-type="float" office:value="9.17"/>
        </table:table-row>
        <table:table-row table:style-name="ro1">
          <table:table-cell table:style-name="ce1" office:value-type="float" office:value="5216007"/>
          <table:table-cell table:style-name="ce1" office:value-type="string">
            <text:p>Panamá (GO)</text:p>
          </table:table-cell>
          <table:table-cell table:style-name="ce1" office:value-type="float" office:value="6.18"/>
        </table:table-row>
        <table:table-row table:style-name="ro1">
          <table:table-cell table:style-name="ce1" office:value-type="float" office:value="5216304"/>
          <table:table-cell table:style-name="ce1" office:value-type="string">
            <text:p>Paranaiguara (GO)</text:p>
          </table:table-cell>
          <table:table-cell table:style-name="ce1" office:value-type="float" office:value="7.89"/>
        </table:table-row>
        <table:table-row table:style-name="ro1">
          <table:table-cell table:style-name="ce1" office:value-type="float" office:value="5216403"/>
          <table:table-cell table:style-name="ce1" office:value-type="string">
            <text:p>Paraúna (GO)</text:p>
          </table:table-cell>
          <table:table-cell table:style-name="ce1" office:value-type="float" office:value="2.87"/>
        </table:table-row>
        <table:table-row table:style-name="ro1">
          <table:table-cell table:style-name="ce1" office:value-type="float" office:value="5216452"/>
          <table:table-cell table:style-name="ce1" office:value-type="string">
            <text:p>Perolândia (GO)</text:p>
          </table:table-cell>
          <table:table-cell table:style-name="ce1" office:value-type="float" office:value="2.87"/>
        </table:table-row>
        <table:table-row table:style-name="ro1">
          <table:table-cell table:style-name="ce1" office:value-type="float" office:value="5216809"/>
          <table:table-cell table:style-name="ce1" office:value-type="string">
            <text:p>Petrolina de Goiás (GO)</text:p>
          </table:table-cell>
          <table:table-cell table:style-name="ce1" office:value-type="float" office:value="19.35"/>
        </table:table-row>
        <table:table-row table:style-name="ro1">
          <table:table-cell table:style-name="ce1" office:value-type="float" office:value="5216908"/>
          <table:table-cell table:style-name="ce1" office:value-type="string">
            <text:p>Pilar de Goiás (GO)</text:p>
          </table:table-cell>
          <table:table-cell table:style-name="ce1" office:value-type="float" office:value="3.06"/>
        </table:table-row>
        <table:table-row table:style-name="ro1">
          <table:table-cell table:style-name="ce1" office:value-type="float" office:value="5217104"/>
          <table:table-cell table:style-name="ce1" office:value-type="string">
            <text:p>Piracanjuba (GO)</text:p>
          </table:table-cell>
          <table:table-cell table:style-name="ce1" office:value-type="float" office:value="9.99"/>
        </table:table-row>
        <table:table-row table:style-name="ro1">
          <table:table-cell table:style-name="ce1" office:value-type="float" office:value="5217203"/>
          <table:table-cell table:style-name="ce1" office:value-type="string">
            <text:p>Piranhas (GO)</text:p>
          </table:table-cell>
          <table:table-cell table:style-name="ce1" office:value-type="float" office:value="5.50"/>
        </table:table-row>
        <table:table-row table:style-name="ro1">
          <table:table-cell table:style-name="ce1" office:value-type="float" office:value="5217302"/>
          <table:table-cell table:style-name="ce1" office:value-type="string">
            <text:p>Pirenópolis (GO)</text:p>
          </table:table-cell>
          <table:table-cell table:style-name="ce1" office:value-type="float" office:value="10.43"/>
        </table:table-row>
        <table:table-row table:style-name="ro1">
          <table:table-cell table:style-name="ce1" office:value-type="float" office:value="5217401"/>
          <table:table-cell table:style-name="ce1" office:value-type="string">
            <text:p>Pires do Rio (GO)</text:p>
          </table:table-cell>
          <table:table-cell table:style-name="ce1" office:value-type="float" office:value="26.80"/>
        </table:table-row>
        <table:table-row table:style-name="ro1">
          <table:table-cell table:style-name="ce1" office:value-type="float" office:value="5217609"/>
          <table:table-cell table:style-name="ce1" office:value-type="string">
            <text:p>Planaltina (GO)</text:p>
          </table:table-cell>
          <table:table-cell table:style-name="ce1" office:value-type="float" office:value="32.17"/>
        </table:table-row>
        <table:table-row table:style-name="ro1">
          <table:table-cell table:style-name="ce1" office:value-type="float" office:value="5217708"/>
          <table:table-cell table:style-name="ce1" office:value-type="string">
            <text:p>Pontalina (GO)</text:p>
          </table:table-cell>
          <table:table-cell table:style-name="ce1" office:value-type="float" office:value="11.91"/>
        </table:table-row>
        <table:table-row table:style-name="ro1">
          <table:table-cell table:style-name="ce1" office:value-type="float" office:value="5218003"/>
          <table:table-cell table:style-name="ce1" office:value-type="string">
            <text:p>Porangatu (GO)</text:p>
          </table:table-cell>
          <table:table-cell table:style-name="ce1" office:value-type="float" office:value="8.79"/>
        </table:table-row>
        <table:table-row table:style-name="ro1">
          <table:table-cell table:style-name="ce1" office:value-type="float" office:value="5218052"/>
          <table:table-cell table:style-name="ce1" office:value-type="string">
            <text:p>Porteirão (GO)</text:p>
          </table:table-cell>
          <table:table-cell table:style-name="ce1" office:value-type="float" office:value="5.54"/>
        </table:table-row>
        <table:table-row table:style-name="ro1">
          <table:table-cell table:style-name="ce1" office:value-type="float" office:value="5218102"/>
          <table:table-cell table:style-name="ce1" office:value-type="string">
            <text:p>Portelândia (GO)</text:p>
          </table:table-cell>
          <table:table-cell table:style-name="ce1" office:value-type="float" office:value="6.90"/>
        </table:table-row>
        <table:table-row table:style-name="ro1">
          <table:table-cell table:style-name="ce1" office:value-type="float" office:value="5218300"/>
          <table:table-cell table:style-name="ce1" office:value-type="string">
            <text:p>Posse (GO)</text:p>
          </table:table-cell>
          <table:table-cell table:style-name="ce1" office:value-type="float" office:value="15.52"/>
        </table:table-row>
        <table:table-row table:style-name="ro1">
          <table:table-cell table:style-name="ce1" office:value-type="float" office:value="5218391"/>
          <table:table-cell table:style-name="ce1" office:value-type="string">
            <text:p>Professor Jamil (GO)</text:p>
          </table:table-cell>
          <table:table-cell table:style-name="ce1" office:value-type="float" office:value="9.32"/>
        </table:table-row>
        <table:table-row table:style-name="ro1">
          <table:table-cell table:style-name="ce1" office:value-type="float" office:value="5218508"/>
          <table:table-cell table:style-name="ce1" office:value-type="string">
            <text:p>Quirinópolis (GO)</text:p>
          </table:table-cell>
          <table:table-cell table:style-name="ce1" office:value-type="float" office:value="11.41"/>
        </table:table-row>
        <table:table-row table:style-name="ro1">
          <table:table-cell table:style-name="ce1" office:value-type="float" office:value="5218607"/>
          <table:table-cell table:style-name="ce1" office:value-type="string">
            <text:p>Rialma (GO)</text:p>
          </table:table-cell>
          <table:table-cell table:style-name="ce1" office:value-type="float" office:value="39.20"/>
        </table:table-row>
        <table:table-row table:style-name="ro1">
          <table:table-cell table:style-name="ce1" office:value-type="float" office:value="5218706"/>
          <table:table-cell table:style-name="ce1" office:value-type="string">
            <text:p>Rianápolis (GO)</text:p>
          </table:table-cell>
          <table:table-cell table:style-name="ce1" office:value-type="float" office:value="28.67"/>
        </table:table-row>
        <table:table-row table:style-name="ro1">
          <table:table-cell table:style-name="ce1" office:value-type="float" office:value="5218789"/>
          <table:table-cell table:style-name="ce1" office:value-type="string">
            <text:p>Rio Quente (GO)</text:p>
          </table:table-cell>
          <table:table-cell table:style-name="ce1" office:value-type="float" office:value="12.94"/>
        </table:table-row>
        <table:table-row table:style-name="ro1">
          <table:table-cell table:style-name="ce1" office:value-type="float" office:value="5218805"/>
          <table:table-cell table:style-name="ce1" office:value-type="string">
            <text:p>Rio Verde (GO)</text:p>
          </table:table-cell>
          <table:table-cell table:style-name="ce1" office:value-type="float" office:value="21.05"/>
        </table:table-row>
        <table:table-row table:style-name="ro1">
          <table:table-cell table:style-name="ce1" office:value-type="float" office:value="5218904"/>
          <table:table-cell table:style-name="ce1" office:value-type="string">
            <text:p>Rubiataba (GO)</text:p>
          </table:table-cell>
          <table:table-cell table:style-name="ce1" office:value-type="float" office:value="25.28"/>
        </table:table-row>
        <table:table-row table:style-name="ro1">
          <table:table-cell table:style-name="ce1" office:value-type="float" office:value="5219001"/>
          <table:table-cell table:style-name="ce1" office:value-type="string">
            <text:p>Sanclerlândia (GO)</text:p>
          </table:table-cell>
          <table:table-cell table:style-name="ce1" office:value-type="float" office:value="15.20"/>
        </table:table-row>
        <table:table-row table:style-name="ro1">
          <table:table-cell table:style-name="ce1" office:value-type="float" office:value="5219100"/>
          <table:table-cell table:style-name="ce1" office:value-type="string">
            <text:p>Santa Bárbara de Goiás (GO)</text:p>
          </table:table-cell>
          <table:table-cell table:style-name="ce1" office:value-type="float" office:value="41.20"/>
        </table:table-row>
        <table:table-row table:style-name="ro1">
          <table:table-cell table:style-name="ce1" office:value-type="float" office:value="5219209"/>
          <table:table-cell table:style-name="ce1" office:value-type="string">
            <text:p>Santa Cruz de Goiás (GO)</text:p>
          </table:table-cell>
          <table:table-cell table:style-name="ce1" office:value-type="float" office:value="2.83"/>
        </table:table-row>
        <table:table-row table:style-name="ro1">
          <table:table-cell table:style-name="ce1" office:value-type="float" office:value="5219258"/>
          <table:table-cell table:style-name="ce1" office:value-type="string">
            <text:p>Santa Fé de Goiás (GO)</text:p>
          </table:table-cell>
          <table:table-cell table:style-name="ce1" office:value-type="float" office:value="4.07"/>
        </table:table-row>
        <table:table-row table:style-name="ro1">
          <table:table-cell table:style-name="ce1" office:value-type="float" office:value="5219308"/>
          <table:table-cell table:style-name="ce1" office:value-type="string">
            <text:p>Santa Helena de Goiás (GO)</text:p>
          </table:table-cell>
          <table:table-cell table:style-name="ce1" office:value-type="float" office:value="31.95"/>
        </table:table-row>
        <table:table-row table:style-name="ro1">
          <table:table-cell table:style-name="ce1" office:value-type="float" office:value="5219357"/>
          <table:table-cell table:style-name="ce1" office:value-type="string">
            <text:p>Santa Isabel (GO)</text:p>
          </table:table-cell>
          <table:table-cell table:style-name="ce1" office:value-type="float" office:value="4.57"/>
        </table:table-row>
        <table:table-row table:style-name="ro1">
          <table:table-cell table:style-name="ce1" office:value-type="float" office:value="5219407"/>
          <table:table-cell table:style-name="ce1" office:value-type="string">
            <text:p>Santa Rita do Araguaia (GO)</text:p>
          </table:table-cell>
          <table:table-cell table:style-name="ce1" office:value-type="float" office:value="5.08"/>
        </table:table-row>
        <table:table-row table:style-name="ro1">
          <table:table-cell table:style-name="ce1" office:value-type="float" office:value="5219456"/>
          <table:table-cell table:style-name="ce1" office:value-type="string">
            <text:p>Santa Rita do Novo Destino (GO)</text:p>
          </table:table-cell>
          <table:table-cell table:style-name="ce1" office:value-type="float" office:value="3.32"/>
        </table:table-row>
        <table:table-row table:style-name="ro1">
          <table:table-cell table:style-name="ce1" office:value-type="float" office:value="5219506"/>
          <table:table-cell table:style-name="ce1" office:value-type="string">
            <text:p>Santa Rosa de Goiás (GO)</text:p>
          </table:table-cell>
          <table:table-cell table:style-name="ce1" office:value-type="float" office:value="17.73"/>
        </table:table-row>
        <table:table-row table:style-name="ro1">
          <table:table-cell table:style-name="ce1" office:value-type="float" office:value="5219605"/>
          <table:table-cell table:style-name="ce1" office:value-type="string">
            <text:p>Santa Tereza de Goiás (GO)</text:p>
          </table:table-cell>
          <table:table-cell table:style-name="ce1" office:value-type="float" office:value="5.03"/>
        </table:table-row>
        <table:table-row table:style-name="ro1">
          <table:table-cell table:style-name="ce1" office:value-type="float" office:value="5219704"/>
          <table:table-cell table:style-name="ce1" office:value-type="string">
            <text:p>Santa Terezinha de Goiás (GO)</text:p>
          </table:table-cell>
          <table:table-cell table:style-name="ce1" office:value-type="float" office:value="8.57"/>
        </table:table-row>
        <table:table-row table:style-name="ro1">
          <table:table-cell table:style-name="ce1" office:value-type="float" office:value="5219712"/>
          <table:table-cell table:style-name="ce1" office:value-type="string">
            <text:p>Santo Antônio da Barra (GO)</text:p>
          </table:table-cell>
          <table:table-cell table:style-name="ce1" office:value-type="float" office:value="9.79"/>
        </table:table-row>
        <table:table-row table:style-name="ro1">
          <table:table-cell table:style-name="ce1" office:value-type="float" office:value="5219738"/>
          <table:table-cell table:style-name="ce1" office:value-type="string">
            <text:p>Santo Antônio de Goiás (GO)</text:p>
          </table:table-cell>
          <table:table-cell table:style-name="ce1" office:value-type="float" office:value="35.41"/>
        </table:table-row>
        <table:table-row table:style-name="ro1">
          <table:table-cell table:style-name="ce1" office:value-type="float" office:value="5219753"/>
          <table:table-cell table:style-name="ce1" office:value-type="string">
            <text:p>Santo Antônio do Descoberto (GO)</text:p>
          </table:table-cell>
          <table:table-cell table:style-name="ce1" office:value-type="float" office:value="67.00"/>
        </table:table-row>
        <table:table-row table:style-name="ro1">
          <table:table-cell table:style-name="ce1" office:value-type="float" office:value="5219803"/>
          <table:table-cell table:style-name="ce1" office:value-type="string">
            <text:p>São Domingos (GO)</text:p>
          </table:table-cell>
          <table:table-cell table:style-name="ce1" office:value-type="float" office:value="3.42"/>
        </table:table-row>
        <table:table-row table:style-name="ro1">
          <table:table-cell table:style-name="ce1" office:value-type="float" office:value="5219902"/>
          <table:table-cell table:style-name="ce1" office:value-type="string">
            <text:p>São Francisco de Goiás (GO)</text:p>
          </table:table-cell>
          <table:table-cell table:style-name="ce1" office:value-type="float" office:value="14.72"/>
        </table:table-row>
        <table:table-row table:style-name="ro1">
          <table:table-cell table:style-name="ce1" office:value-type="float" office:value="5220009"/>
          <table:table-cell table:style-name="ce1" office:value-type="string">
            <text:p>São João d'Aliança (GO)</text:p>
          </table:table-cell>
          <table:table-cell table:style-name="ce1" office:value-type="float" office:value="3.08"/>
        </table:table-row>
        <table:table-row table:style-name="ro1">
          <table:table-cell table:style-name="ce1" office:value-type="float" office:value="5220058"/>
          <table:table-cell table:style-name="ce1" office:value-type="string">
            <text:p>São João da Paraúna (GO)</text:p>
          </table:table-cell>
          <table:table-cell table:style-name="ce1" office:value-type="float" office:value="5.87"/>
        </table:table-row>
        <table:table-row table:style-name="ro1">
          <table:table-cell table:style-name="ce1" office:value-type="float" office:value="5220108"/>
          <table:table-cell table:style-name="ce1" office:value-type="string">
            <text:p>São Luís de Montes Belos (GO)</text:p>
          </table:table-cell>
          <table:table-cell table:style-name="ce1" office:value-type="float" office:value="36.36"/>
        </table:table-row>
        <table:table-row table:style-name="ro1">
          <table:table-cell table:style-name="ce1" office:value-type="float" office:value="5220157"/>
          <table:table-cell table:style-name="ce1" office:value-type="string">
            <text:p>São Luiz do Norte (GO)</text:p>
          </table:table-cell>
          <table:table-cell table:style-name="ce1" office:value-type="float" office:value="7.88"/>
        </table:table-row>
        <table:table-row table:style-name="ro1">
          <table:table-cell table:style-name="ce1" office:value-type="float" office:value="5220207"/>
          <table:table-cell table:style-name="ce1" office:value-type="string">
            <text:p>São Miguel do Araguaia (GO)</text:p>
          </table:table-cell>
          <table:table-cell table:style-name="ce1" office:value-type="float" office:value="3.63"/>
        </table:table-row>
        <table:table-row table:style-name="ro1">
          <table:table-cell table:style-name="ce1" office:value-type="float" office:value="5220264"/>
          <table:table-cell table:style-name="ce1" office:value-type="string">
            <text:p>São Miguel do Passa Quatro (GO)</text:p>
          </table:table-cell>
          <table:table-cell table:style-name="ce1" office:value-type="float" office:value="6.99"/>
        </table:table-row>
        <table:table-row table:style-name="ro1">
          <table:table-cell table:style-name="ce1" office:value-type="float" office:value="5220280"/>
          <table:table-cell table:style-name="ce1" office:value-type="string">
            <text:p>São Patrício (GO)</text:p>
          </table:table-cell>
          <table:table-cell table:style-name="ce1" office:value-type="float" office:value="11.58"/>
        </table:table-row>
        <table:table-row table:style-name="ro1">
          <table:table-cell table:style-name="ce1" office:value-type="float" office:value="5220405"/>
          <table:table-cell table:style-name="ce1" office:value-type="string">
            <text:p>São Simão (GO)</text:p>
          </table:table-cell>
          <table:table-cell table:style-name="ce1" office:value-type="float" office:value="41.27"/>
        </table:table-row>
        <table:table-row table:style-name="ro1">
          <table:table-cell table:style-name="ce1" office:value-type="float" office:value="5220454"/>
          <table:table-cell table:style-name="ce1" office:value-type="string">
            <text:p>Senador Canedo (GO)</text:p>
          </table:table-cell>
          <table:table-cell table:style-name="ce1" office:value-type="float" office:value="344.27"/>
        </table:table-row>
        <table:table-row table:style-name="ro1">
          <table:table-cell table:style-name="ce1" office:value-type="float" office:value="5220504"/>
          <table:table-cell table:style-name="ce1" office:value-type="string">
            <text:p>Serranópolis (GO)</text:p>
          </table:table-cell>
          <table:table-cell table:style-name="ce1" office:value-type="float" office:value="1.35"/>
        </table:table-row>
        <table:table-row table:style-name="ro1">
          <table:table-cell table:style-name="ce1" office:value-type="float" office:value="5220603"/>
          <table:table-cell table:style-name="ce1" office:value-type="string">
            <text:p>Silvânia (GO)</text:p>
          </table:table-cell>
          <table:table-cell table:style-name="ce1" office:value-type="float" office:value="8.14"/>
        </table:table-row>
        <table:table-row table:style-name="ro1">
          <table:table-cell table:style-name="ce1" office:value-type="float" office:value="5220686"/>
          <table:table-cell table:style-name="ce1" office:value-type="string">
            <text:p>Simolândia (GO)</text:p>
          </table:table-cell>
          <table:table-cell table:style-name="ce1" office:value-type="float" office:value="18.72"/>
        </table:table-row>
        <table:table-row table:style-name="ro1">
          <table:table-cell table:style-name="ce1" office:value-type="float" office:value="5220702"/>
          <table:table-cell table:style-name="ce1" office:value-type="string">
            <text:p>Sítio d'Abadia (GO)</text:p>
          </table:table-cell>
          <table:table-cell table:style-name="ce1" office:value-type="float" office:value="1.77"/>
        </table:table-row>
        <table:table-row table:style-name="ro1">
          <table:table-cell table:style-name="ce1" office:value-type="float" office:value="5221007"/>
          <table:table-cell table:style-name="ce1" office:value-type="string">
            <text:p>Taquaral de Goiás (GO)</text:p>
          </table:table-cell>
          <table:table-cell table:style-name="ce1" office:value-type="float" office:value="17.34"/>
        </table:table-row>
        <table:table-row table:style-name="ro1">
          <table:table-cell table:style-name="ce1" office:value-type="float" office:value="5221080"/>
          <table:table-cell table:style-name="ce1" office:value-type="string">
            <text:p>Teresina de Goiás (GO)</text:p>
          </table:table-cell>
          <table:table-cell table:style-name="ce1" office:value-type="float" office:value="3.89"/>
        </table:table-row>
        <table:table-row table:style-name="ro1">
          <table:table-cell table:style-name="ce1" office:value-type="float" office:value="5221197"/>
          <table:table-cell table:style-name="ce1" office:value-type="string">
            <text:p>Terezópolis de Goiás (GO)</text:p>
          </table:table-cell>
          <table:table-cell table:style-name="ce1" office:value-type="float" office:value="61.37"/>
        </table:table-row>
        <table:table-row table:style-name="ro1">
          <table:table-cell table:style-name="ce1" office:value-type="float" office:value="5221304"/>
          <table:table-cell table:style-name="ce1" office:value-type="string">
            <text:p>Três Ranchos (GO)</text:p>
          </table:table-cell>
          <table:table-cell table:style-name="ce1" office:value-type="float" office:value="9.99"/>
        </table:table-row>
        <table:table-row table:style-name="ro1">
          <table:table-cell table:style-name="ce1" office:value-type="float" office:value="5221403"/>
          <table:table-cell table:style-name="ce1" office:value-type="string">
            <text:p>Trindade (GO)</text:p>
          </table:table-cell>
          <table:table-cell table:style-name="ce1" office:value-type="float" office:value="147.02"/>
        </table:table-row>
        <table:table-row table:style-name="ro1">
          <table:table-cell table:style-name="ce1" office:value-type="float" office:value="5221452"/>
          <table:table-cell table:style-name="ce1" office:value-type="string">
            <text:p>Trombas (GO)</text:p>
          </table:table-cell>
          <table:table-cell table:style-name="ce1" office:value-type="float" office:value="4.32"/>
        </table:table-row>
        <table:table-row table:style-name="ro1">
          <table:table-cell table:style-name="ce1" office:value-type="float" office:value="5221502"/>
          <table:table-cell table:style-name="ce1" office:value-type="string">
            <text:p>Turvânia (GO)</text:p>
          </table:table-cell>
          <table:table-cell table:style-name="ce1" office:value-type="float" office:value="10.06"/>
        </table:table-row>
        <table:table-row table:style-name="ro1">
          <table:table-cell table:style-name="ce1" office:value-type="float" office:value="5221551"/>
          <table:table-cell table:style-name="ce1" office:value-type="string">
            <text:p>Turvelândia (GO)</text:p>
          </table:table-cell>
          <table:table-cell table:style-name="ce1" office:value-type="float" office:value="4.71"/>
        </table:table-row>
        <table:table-row table:style-name="ro1">
          <table:table-cell table:style-name="ce1" office:value-type="float" office:value="5221577"/>
          <table:table-cell table:style-name="ce1" office:value-type="string">
            <text:p>Uirapuru (GO)</text:p>
          </table:table-cell>
          <table:table-cell table:style-name="ce1" office:value-type="float" office:value="2.54"/>
        </table:table-row>
        <table:table-row table:style-name="ro1">
          <table:table-cell table:style-name="ce1" office:value-type="float" office:value="5221601"/>
          <table:table-cell table:style-name="ce1" office:value-type="string">
            <text:p>Uruaçu (GO)</text:p>
          </table:table-cell>
          <table:table-cell table:style-name="ce1" office:value-type="float" office:value="17.24"/>
        </table:table-row>
        <table:table-row table:style-name="ro1">
          <table:table-cell table:style-name="ce1" office:value-type="float" office:value="5221700"/>
          <table:table-cell table:style-name="ce1" office:value-type="string">
            <text:p>Uruana (GO)</text:p>
          </table:table-cell>
          <table:table-cell table:style-name="ce1" office:value-type="float" office:value="26.46"/>
        </table:table-row>
        <table:table-row table:style-name="ro1">
          <table:table-cell table:style-name="ce1" office:value-type="float" office:value="5221809"/>
          <table:table-cell table:style-name="ce1" office:value-type="string">
            <text:p>Urutaí (GO)</text:p>
          </table:table-cell>
          <table:table-cell table:style-name="ce1" office:value-type="float" office:value="4.90"/>
        </table:table-row>
        <table:table-row table:style-name="ro1">
          <table:table-cell table:style-name="ce1" office:value-type="float" office:value="5221858"/>
          <table:table-cell table:style-name="ce1" office:value-type="string">
            <text:p>Valparaíso de Goiás (GO)</text:p>
          </table:table-cell>
          <table:table-cell table:style-name="ce1" office:value-type="float" office:value="2197.14"/>
        </table:table-row>
        <table:table-row table:style-name="ro1">
          <table:table-cell table:style-name="ce1" office:value-type="float" office:value="5221908"/>
          <table:table-cell table:style-name="ce1" office:value-type="string">
            <text:p>Varjão (GO)</text:p>
          </table:table-cell>
          <table:table-cell table:style-name="ce1" office:value-type="float" office:value="7.05"/>
        </table:table-row>
        <table:table-row table:style-name="ro1">
          <table:table-cell table:style-name="ce1" office:value-type="float" office:value="5222005"/>
          <table:table-cell table:style-name="ce1" office:value-type="string">
            <text:p>Vianópolis (GO)</text:p>
          </table:table-cell>
          <table:table-cell table:style-name="ce1" office:value-type="float" office:value="13.15"/>
        </table:table-row>
        <table:table-row table:style-name="ro1">
          <table:table-cell table:style-name="ce1" office:value-type="float" office:value="5222054"/>
          <table:table-cell table:style-name="ce1" office:value-type="string">
            <text:p>Vicentinópolis (GO)</text:p>
          </table:table-cell>
          <table:table-cell table:style-name="ce1" office:value-type="float" office:value="10.00"/>
        </table:table-row>
        <table:table-row table:style-name="ro1">
          <table:table-cell table:style-name="ce1" office:value-type="float" office:value="5222203"/>
          <table:table-cell table:style-name="ce1" office:value-type="string">
            <text:p>Vila Boa (GO)</text:p>
          </table:table-cell>
          <table:table-cell table:style-name="ce1" office:value-type="float" office:value="4.47"/>
        </table:table-row>
        <table:table-row table:style-name="ro1">
          <table:table-cell table:style-name="ce1" office:value-type="float" office:value="5222302"/>
          <table:table-cell table:style-name="ce1" office:value-type="string">
            <text:p>Vila Propício (GO)</text:p>
          </table:table-cell>
          <table:table-cell table:style-name="ce1" office:value-type="float" office:value="2.36"/>
        </table:table-row>
        <table:table-row table:style-name="ro1">
          <table:table-cell table:style-name="ce1" office:value-type="float" office:value="5300108"/>
          <table:table-cell table:style-name="ce1" office:value-type="string">
            <text:p>Brasília (DF)</text:p>
          </table:table-cell>
          <table:table-cell table:style-name="ce1" office:value-type="float" office:value="444.07"/>
        </table:table-row>
        <table:table-row table:style-name="ro1">
          <table:table-cell table:style-name="ce1" office:value-type="string">
            <text:p>Fonte: IBGE - Censo Demográfico</text:p>
          </table:table-cell>
        </table:table-row>
      </table:table>
      <table:table table:name="Notas" table:style-name="ta1">
        <table:table-row table:style-name="ro1">
          <table:table-cell table:style-name="ce1" office:value-type="string">
            <text:p>Notas</text:p>
          </table:table-cell>
        </table:table-row>
        <table:table-row table:style-name="ro1">
          <table:table-cell table:style-name="ce1" office:value-type="string">
            <text:p>1 - A categoria Urbana na sede municipal exclui a população residente nas áres urbanas isoladas.</text:p>
          </table:table-cell>
        </table:table-row>
        <table:table-row table:style-name="ro1">
          <table:table-cell table:style-name="ce1" office:value-type="string">
            <text:p>2 - Inclusive as águas interiores.</text:p>
          </table:table-cell>
        </table:table-row>
        <table:table-row table:style-name="ro1">
          <table:table-cell table:style-name="ce1" office:value-type="string">
            <text:p>3 - Valores sujeitos a alteração em face de atualizações de natureza cartográfica ou político-administrativa.</text:p>
          </table:table-cell>
        </table:table-row>
        <table:table-row table:style-name="ro1">
          <table:table-cell table:style-name="ce1" office:value-type="string">
            <text:p>4 - Inclusive as áres das ilhas de Trindade e Martin Vaz.</text:p>
          </table:table-cell>
        </table:table-row>
        <table:table-row table:style-name="ro1">
          <table:table-cell table:style-name="ce1" office:value-type="string">
            <text:p>5 - Para a região Nordeste: Inclusive 2.977,4 Km² referente à área a ser demarcada, em litígio, entre as unidades da federação Piauí e Ceará.</text:p>
          </table:table-cell>
        </table:table-row>
        <table:table-row table:style-name="ro1">
          <table:table-cell table:style-name="ce1" office:value-type="string">
            <text:p>6 - Para a unidade da federação Rio Grande do Sul: Inclusive 10.091,4 Km² e 2.806,1 Km² referentes às Lagoas do Patos e Mirim, incorporadas à area da unidade da federação, segundo a constituição de 1988, não constituindo área municipal. </text:p>
          </table:table-cell>
        </table:table-row>
        <table:table-row table:style-name="ro1">
          <table:table-cell table:style-name="ce1" office:value-type="string">
            <text:p>7- A RIDE Petrolina/Juazeiro (Região Integrada de Desenvolvimento do Polo Petrolina/PE e Juazeiro/BA) é composta por municípios das unidades da federação Pernambuco e Bahia.</text:p>
          </table:table-cell>
        </table:table-row>
        <table:table-row table:style-name="ro1">
          <table:table-cell table:style-name="ce1" office:value-type="string">
            <text:p>8- A RIDE Grande Teresina (Região Integrada de Desenvolvimento da Grande Teresina) é composta por municípios das unidades da federação Maranhão e Piauí.</text:p>
          </table:table-cell>
        </table:table-row>
        <table:table-row table:style-name="ro1">
          <table:table-cell table:style-name="ce1" office:value-type="string">
            <text:p>9- A RIDE Distrito Federal e Entorno (Região Integrada de Desenvolvimento do Distrito Federal e Entorno) é composta por municípios das unidades da federação Minas Gerais, Goiás e Distrito Federal.</text:p>
          </table:table-cell>
        </table:table-row>
        <table:table-row table:style-name="ro1">
          <table:table-cell table:style-name="ce1" office:value-type="string">
            <text:p>10 - Os dados são da Sinopse.</text:p>
          </table:table-cell>
        </table:table-row>
        <table:table-row table:style-name="ro1">
          <table:table-cell table:style-name="ce1" office:value-type="string">
            <text:p>11 - Para obter dados atualizados sobre a área territorial oficial consulte a página http://www.ibge.gov.br/home/geociencias/cartografia/default_territ_area.shtm?c=5</text:p>
          </table:table-cell>
        </table:table-row>
        <table:table-row table:style-name="ro1"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Legenda</text:p>
          </table:table-cell>
        </table:table-row>
        <table:table-row table:style-name="ro1">
          <table:table-cell table:style-name="ce1" office:value-type="string">
            <text:p>Símbolo</text:p>
          </table:table-cell>
          <table:table-cell table:style-name="ce1" office:value-type="string">
            <text:p>Significado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table:style-name="ce1" office:value-type="string">
            <text:p>Zero absoluto, não resultante de um cálculo ou arredondamento.
Ex: Em determinado município não existem pessoas de 14 anos de idade sem instrução.</text:p>
          </table:table-cell>
        </table:table-row>
        <table:table-row table:style-name="ro1">
          <table:table-cell table:style-name="ce1" office:value-type="float" office:value="0"/>
          <table:table-cell table:style-name="ce1" office:value-type="string">
            <text:p>Zero resultante de um cálculo ou arredondamento.
Ex: A inflação do feijão em determinada Região Metropolitana foi 0.
Determinado município produziu 400 kg de sementes de girassol e os dados da tabela são expressos em toneladas.</text:p>
          </table:table-cell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Valor inibido para não identificar o informante.
Ex: Determinado município só possui uma empresa produtora de cimento, logo o valor de sua produção deve ser inibido.</text:p>
          </table:table-cell>
        </table:table-row>
        <table:table-row table:style-name="ro1">
          <table:table-cell table:style-name="ce1" office:value-type="string">
            <text:p>..</text:p>
          </table:table-cell>
          <table:table-cell table:style-name="ce1" office:value-type="string">
            <text:p>Valor não se aplica.
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Valor não disponível.
Ex: A produção de feijão em determinado município não foi pesquisada ou determinado município não existia no ano da pesquisa.</text:p>
          </table:table-cell>
        </table:table-row>
        <table:table-row table:style-name="ro1">
          <table:table-cell table:style-name="ce1" office:value-type="string">
            <text:p>A a Z
(exceto X)</text:p>
          </table:table-cell>
          <table:table-cell table:style-name="ce1" office:value-type="string">
            <text:p>Significa uma faixa de valores. Varia em função da tabela (se for o caso).
Ex: O nível de precisão da produção estimada de combustíveis está na faixa A (95 a 10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21-04-12T18:32:08.000Z</dc:date>
  </office:meta>
</office:document-meta>
</file>